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w Volatility" table:style-name="ta1">
        <table:shapes>
          <draw:frame draw:z-index="0" draw:style-name="gr1" draw:text-style-name="P1" svg:width="25cm" svg:height="20cm" svg:x="52cm" svg:y="1cm">
            <draw:object draw:notify-on-update-of-ranges="'Low Volatility'.A1:'Low Volatility'.A100 'Low Volatility'.B1:'Low Volatility'.B100 'Low Volatility'.C1:'Low Volatility'.C100 'Low Volatility'.D1:'Low Volatility'.D100 'Low Volatility'.E1:'Low Volatility'.E100 'Low Volatility'.F1:'Low Volatility'.F100 'Low Volatility'.G1:'Low Volatility'.G100 'Low Volatility'.H1:'Low Volatility'.H100 'Low Volatility'.I1:'Low Volatility'.I100 'Low Volatility'.J1:'Low Volatility'.J100 'Low Volatility'.K1:'Low Volatility'.K100 'Low Volatility'.L1:'Low Volatility'.L100 'Low Volatility'.M1:'Low Volatility'.M100 'Low Volatility'.N1:'Low Volatility'.N100 'Low Volatility'.O1:'Low Volatility'.O100 'Low Volatility'.P1:'Low Volatility'.P100 'Low Volatility'.Q1:'Low Volatility'.Q100 'Low Volatility'.R1:'Low Volatility'.R100 'Low Volatility'.S1:'Low Volatility'.S100 'Low Volatility'.T1:'Low Volatility'.T100 'Low Volatility'.U1:'Low Volatility'.U100 'Low Volatility'.V1:'Low Volatility'.V100 'Low Volatility'.W1:'Low Volatility'.W100 'Low Volatility'.X1:'Low Volatility'.X100 'Low Volatility'.Y1:'Low Volatility'.Y100 'Low Volatility'.Z1:'Low Volatility'.Z100 'Low Volatility'.AA1:'Low Volatility'.AA100 'Low Volatility'.AB1:'Low Volatility'.AB100 'Low Volatility'.AC1:'Low Volatility'.AC100 'Low Volatility'.AD1:'Low Volatility'.AD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number-columns-repeated="3" office:value-type="float" office:value="0.95071" calcext:value-type="float">
            <text:p>0.95071</text:p>
          </table:table-cell>
          <table:table-cell table:number-columns-repeated="2" office:value-type="float" office:value="0.92673" calcext:value-type="float">
            <text:p>0.92673</text:p>
          </table:table-cell>
          <table:table-cell table:number-columns-repeated="3" office:value-type="float" office:value="0.9278" calcext:value-type="float">
            <text:p>0.9278</text:p>
          </table:table-cell>
          <table:table-cell table:number-columns-repeated="2" office:value-type="float" office:value="0.89712" calcext:value-type="float">
            <text:p>0.89712</text:p>
          </table:table-cell>
          <table:table-cell table:number-columns-repeated="3" office:value-type="float" office:value="0.895835" calcext:value-type="float">
            <text:p>0.895835</text:p>
          </table:table-cell>
          <table:table-cell table:number-columns-repeated="2" office:value-type="float" office:value="0.934995" calcext:value-type="float">
            <text:p>0.934995</text:p>
          </table:table-cell>
          <table:table-cell table:number-columns-repeated="2" office:value-type="float" office:value="0.921805" calcext:value-type="float">
            <text:p>0.921805</text:p>
          </table:table-cell>
          <table:table-cell table:number-columns-repeated="3" office:value-type="float" office:value="0.90121" calcext:value-type="float">
            <text:p>0.90121</text:p>
          </table:table-cell>
          <table:table-cell table:number-columns-repeated="2" office:value-type="float" office:value="0.96789" calcext:value-type="float">
            <text:p>0.96789</text:p>
          </table:table-cell>
          <table:table-cell table:number-columns-repeated="3" office:value-type="float" office:value="0.89146" calcext:value-type="float">
            <text:p>0.89146</text:p>
          </table:table-cell>
          <table:table-cell table:number-columns-repeated="2" office:value-type="float" office:value="0.933305" calcext:value-type="float">
            <text:p>0.933305</text:p>
          </table:table-cell>
          <table:table-cell table:number-columns-repeated="2" office:value-type="float" office:value="0.936255" calcext:value-type="float">
            <text:p>0.936255</text:p>
          </table:table-cell>
          <table:table-cell office:value-type="float" office:value="0.940715" calcext:value-type="float">
            <text:p>0.940715</text:p>
          </table:table-cell>
        </table:table-row>
        <table:table-row table:style-name="ro1">
          <table:table-cell table:number-columns-repeated="3" office:value-type="float" office:value="0.92136" calcext:value-type="float">
            <text:p>0.92136</text:p>
          </table:table-cell>
          <table:table-cell table:number-columns-repeated="2" office:value-type="float" office:value="0.933575" calcext:value-type="float">
            <text:p>0.933575</text:p>
          </table:table-cell>
          <table:table-cell table:number-columns-repeated="3" office:value-type="float" office:value="0.941277" calcext:value-type="float">
            <text:p>0.941277</text:p>
          </table:table-cell>
          <table:table-cell table:number-columns-repeated="2" office:value-type="float" office:value="0.894145" calcext:value-type="float">
            <text:p>0.894145</text:p>
          </table:table-cell>
          <table:table-cell table:number-columns-repeated="3" office:value-type="float" office:value="0.897255" calcext:value-type="float">
            <text:p>0.897255</text:p>
          </table:table-cell>
          <table:table-cell table:number-columns-repeated="2" office:value-type="float" office:value="0.95169" calcext:value-type="float">
            <text:p>0.95169</text:p>
          </table:table-cell>
          <table:table-cell table:number-columns-repeated="2" office:value-type="float" office:value="0.943855" calcext:value-type="float">
            <text:p>0.943855</text:p>
          </table:table-cell>
          <table:table-cell table:number-columns-repeated="3" office:value-type="float" office:value="0.918562" calcext:value-type="float">
            <text:p>0.918562</text:p>
          </table:table-cell>
          <table:table-cell table:number-columns-repeated="2" office:value-type="float" office:value="0.978622" calcext:value-type="float">
            <text:p>0.978622</text:p>
          </table:table-cell>
          <table:table-cell table:number-columns-repeated="3" office:value-type="float" office:value="0.910367" calcext:value-type="float">
            <text:p>0.910367</text:p>
          </table:table-cell>
          <table:table-cell table:number-columns-repeated="2" office:value-type="float" office:value="0.94551" calcext:value-type="float">
            <text:p>0.94551</text:p>
          </table:table-cell>
          <table:table-cell table:number-columns-repeated="2" office:value-type="float" office:value="0.9305" calcext:value-type="float">
            <text:p>0.9305</text:p>
          </table:table-cell>
          <table:table-cell office:value-type="float" office:value="0.961597" calcext:value-type="float">
            <text:p>0.961597</text:p>
          </table:table-cell>
        </table:table-row>
        <table:table-row table:style-name="ro1">
          <table:table-cell table:number-columns-repeated="3" office:value-type="float" office:value="0.93575" calcext:value-type="float">
            <text:p>0.93575</text:p>
          </table:table-cell>
          <table:table-cell table:number-columns-repeated="2" office:value-type="float" office:value="0.930422" calcext:value-type="float">
            <text:p>0.930422</text:p>
          </table:table-cell>
          <table:table-cell table:number-columns-repeated="3" office:value-type="float" office:value="0.910507" calcext:value-type="float">
            <text:p>0.910507</text:p>
          </table:table-cell>
          <table:table-cell table:number-columns-repeated="2" office:value-type="float" office:value="0.906877" calcext:value-type="float">
            <text:p>0.906877</text:p>
          </table:table-cell>
          <table:table-cell table:number-columns-repeated="3" office:value-type="float" office:value="0.913245" calcext:value-type="float">
            <text:p>0.913245</text:p>
          </table:table-cell>
          <table:table-cell table:number-columns-repeated="2" office:value-type="float" office:value="0.9371" calcext:value-type="float">
            <text:p>0.9371</text:p>
          </table:table-cell>
          <table:table-cell table:number-columns-repeated="2" office:value-type="float" office:value="0.939607" calcext:value-type="float">
            <text:p>0.939607</text:p>
          </table:table-cell>
          <table:table-cell table:number-columns-repeated="3" office:value-type="float" office:value="0.927873" calcext:value-type="float">
            <text:p>0.927873</text:p>
          </table:table-cell>
          <table:table-cell table:number-columns-repeated="2" office:value-type="float" office:value="0.964073" calcext:value-type="float">
            <text:p>0.964073</text:p>
          </table:table-cell>
          <table:table-cell table:number-columns-repeated="3" office:value-type="float" office:value="0.933065" calcext:value-type="float">
            <text:p>0.933065</text:p>
          </table:table-cell>
          <table:table-cell table:number-columns-repeated="2" office:value-type="float" office:value="0.948737" calcext:value-type="float">
            <text:p>0.948737</text:p>
          </table:table-cell>
          <table:table-cell table:number-columns-repeated="2" office:value-type="float" office:value="0.928192" calcext:value-type="float">
            <text:p>0.928192</text:p>
          </table:table-cell>
          <table:table-cell office:value-type="float" office:value="0.964493" calcext:value-type="float">
            <text:p>0.964493</text:p>
          </table:table-cell>
        </table:table-row>
        <table:table-row table:style-name="ro1">
          <table:table-cell table:number-columns-repeated="3" office:value-type="float" office:value="0.931079" calcext:value-type="float">
            <text:p>0.931079</text:p>
          </table:table-cell>
          <table:table-cell table:number-columns-repeated="2" office:value-type="float" office:value="0.923544" calcext:value-type="float">
            <text:p>0.923544</text:p>
          </table:table-cell>
          <table:table-cell table:number-columns-repeated="3" office:value-type="float" office:value="0.913294" calcext:value-type="float">
            <text:p>0.913294</text:p>
          </table:table-cell>
          <table:table-cell table:number-columns-repeated="2" office:value-type="float" office:value="0.907026" calcext:value-type="float">
            <text:p>0.907026</text:p>
          </table:table-cell>
          <table:table-cell table:number-columns-repeated="3" office:value-type="float" office:value="0.925715" calcext:value-type="float">
            <text:p>0.925715</text:p>
          </table:table-cell>
          <table:table-cell table:number-columns-repeated="2" office:value-type="float" office:value="0.937796" calcext:value-type="float">
            <text:p>0.937796</text:p>
          </table:table-cell>
          <table:table-cell table:number-columns-repeated="2" office:value-type="float" office:value="0.934131" calcext:value-type="float">
            <text:p>0.934131</text:p>
          </table:table-cell>
          <table:table-cell table:number-columns-repeated="3" office:value-type="float" office:value="0.917134" calcext:value-type="float">
            <text:p>0.917134</text:p>
          </table:table-cell>
          <table:table-cell table:number-columns-repeated="2" office:value-type="float" office:value="0.955098" calcext:value-type="float">
            <text:p>0.955098</text:p>
          </table:table-cell>
          <table:table-cell table:number-columns-repeated="3" office:value-type="float" office:value="0.944922" calcext:value-type="float">
            <text:p>0.944922</text:p>
          </table:table-cell>
          <table:table-cell table:number-columns-repeated="2" office:value-type="float" office:value="0.940824" calcext:value-type="float">
            <text:p>0.940824</text:p>
          </table:table-cell>
          <table:table-cell table:number-columns-repeated="2" office:value-type="float" office:value="0.931294" calcext:value-type="float">
            <text:p>0.931294</text:p>
          </table:table-cell>
          <table:table-cell office:value-type="float" office:value="0.951218" calcext:value-type="float">
            <text:p>0.951218</text:p>
          </table:table-cell>
        </table:table-row>
        <table:table-row table:style-name="ro1">
          <table:table-cell table:number-columns-repeated="3" office:value-type="float" office:value="0.929285" calcext:value-type="float">
            <text:p>0.929285</text:p>
          </table:table-cell>
          <table:table-cell table:number-columns-repeated="2" office:value-type="float" office:value="0.927361" calcext:value-type="float">
            <text:p>0.927361</text:p>
          </table:table-cell>
          <table:table-cell table:number-columns-repeated="3" office:value-type="float" office:value="0.913068" calcext:value-type="float">
            <text:p>0.913068</text:p>
          </table:table-cell>
          <table:table-cell table:number-columns-repeated="2" office:value-type="float" office:value="0.907743" calcext:value-type="float">
            <text:p>0.907743</text:p>
          </table:table-cell>
          <table:table-cell table:number-columns-repeated="3" office:value-type="float" office:value="0.928734" calcext:value-type="float">
            <text:p>0.928734</text:p>
          </table:table-cell>
          <table:table-cell table:number-columns-repeated="2" office:value-type="float" office:value="0.928547" calcext:value-type="float">
            <text:p>0.928547</text:p>
          </table:table-cell>
          <table:table-cell table:number-columns-repeated="2" office:value-type="float" office:value="0.931502" calcext:value-type="float">
            <text:p>0.931502</text:p>
          </table:table-cell>
          <table:table-cell table:number-columns-repeated="3" office:value-type="float" office:value="0.922241" calcext:value-type="float">
            <text:p>0.922241</text:p>
          </table:table-cell>
          <table:table-cell table:number-columns-repeated="2" office:value-type="float" office:value="0.947042" calcext:value-type="float">
            <text:p>0.947042</text:p>
          </table:table-cell>
          <table:table-cell table:number-columns-repeated="3" office:value-type="float" office:value="0.950177" calcext:value-type="float">
            <text:p>0.950177</text:p>
          </table:table-cell>
          <table:table-cell table:number-columns-repeated="2" office:value-type="float" office:value="0.945916" calcext:value-type="float">
            <text:p>0.945916</text:p>
          </table:table-cell>
          <table:table-cell table:number-columns-repeated="2" office:value-type="float" office:value="0.931768" calcext:value-type="float">
            <text:p>0.931768</text:p>
          </table:table-cell>
          <table:table-cell office:value-type="float" office:value="0.951545" calcext:value-type="float">
            <text:p>0.951545</text:p>
          </table:table-cell>
        </table:table-row>
        <table:table-row table:style-name="ro1">
          <table:table-cell table:number-columns-repeated="3" office:value-type="float" office:value="0.928157" calcext:value-type="float">
            <text:p>0.928157</text:p>
          </table:table-cell>
          <table:table-cell table:number-columns-repeated="2" office:value-type="float" office:value="0.915254" calcext:value-type="float">
            <text:p>0.915254</text:p>
          </table:table-cell>
          <table:table-cell table:number-columns-repeated="3" office:value-type="float" office:value="0.910879" calcext:value-type="float">
            <text:p>0.910879</text:p>
          </table:table-cell>
          <table:table-cell table:number-columns-repeated="2" office:value-type="float" office:value="0.920933" calcext:value-type="float">
            <text:p>0.920933</text:p>
          </table:table-cell>
          <table:table-cell table:number-columns-repeated="3" office:value-type="float" office:value="0.937354" calcext:value-type="float">
            <text:p>0.937354</text:p>
          </table:table-cell>
          <table:table-cell table:number-columns-repeated="2" office:value-type="float" office:value="0.935203" calcext:value-type="float">
            <text:p>0.935203</text:p>
          </table:table-cell>
          <table:table-cell table:number-columns-repeated="2" office:value-type="float" office:value="0.92885" calcext:value-type="float">
            <text:p>0.92885</text:p>
          </table:table-cell>
          <table:table-cell table:number-columns-repeated="3" office:value-type="float" office:value="0.928538" calcext:value-type="float">
            <text:p>0.928538</text:p>
          </table:table-cell>
          <table:table-cell table:number-columns-repeated="2" office:value-type="float" office:value="0.953765" calcext:value-type="float">
            <text:p>0.953765</text:p>
          </table:table-cell>
          <table:table-cell table:number-columns-repeated="3" office:value-type="float" office:value="0.943569" calcext:value-type="float">
            <text:p>0.943569</text:p>
          </table:table-cell>
          <table:table-cell table:number-columns-repeated="2" office:value-type="float" office:value="0.949612" calcext:value-type="float">
            <text:p>0.949612</text:p>
          </table:table-cell>
          <table:table-cell table:number-columns-repeated="2" office:value-type="float" office:value="0.935553" calcext:value-type="float">
            <text:p>0.935553</text:p>
          </table:table-cell>
          <table:table-cell office:value-type="float" office:value="0.956005" calcext:value-type="float">
            <text:p>0.956005</text:p>
          </table:table-cell>
        </table:table-row>
        <table:table-row table:style-name="ro1">
          <table:table-cell table:number-columns-repeated="3" office:value-type="float" office:value="0.939749" calcext:value-type="float">
            <text:p>0.939749</text:p>
          </table:table-cell>
          <table:table-cell table:number-columns-repeated="2" office:value-type="float" office:value="0.90883" calcext:value-type="float">
            <text:p>0.90883</text:p>
          </table:table-cell>
          <table:table-cell table:number-columns-repeated="3" office:value-type="float" office:value="0.922401" calcext:value-type="float">
            <text:p>0.922401</text:p>
          </table:table-cell>
          <table:table-cell table:number-columns-repeated="2" office:value-type="float" office:value="0.922076" calcext:value-type="float">
            <text:p>0.922076</text:p>
          </table:table-cell>
          <table:table-cell table:number-columns-repeated="3" office:value-type="float" office:value="0.937264" calcext:value-type="float">
            <text:p>0.937264</text:p>
          </table:table-cell>
          <table:table-cell table:number-columns-repeated="2" office:value-type="float" office:value="0.935074" calcext:value-type="float">
            <text:p>0.935074</text:p>
          </table:table-cell>
          <table:table-cell table:number-columns-repeated="2" office:value-type="float" office:value="0.932894" calcext:value-type="float">
            <text:p>0.932894</text:p>
          </table:table-cell>
          <table:table-cell table:number-columns-repeated="3" office:value-type="float" office:value="0.930729" calcext:value-type="float">
            <text:p>0.930729</text:p>
          </table:table-cell>
          <table:table-cell table:number-columns-repeated="2" office:value-type="float" office:value="0.958059" calcext:value-type="float">
            <text:p>0.958059</text:p>
          </table:table-cell>
          <table:table-cell table:number-columns-repeated="3" office:value-type="float" office:value="0.941859" calcext:value-type="float">
            <text:p>0.941859</text:p>
          </table:table-cell>
          <table:table-cell table:number-columns-repeated="2" office:value-type="float" office:value="0.950486" calcext:value-type="float">
            <text:p>0.950486</text:p>
          </table:table-cell>
          <table:table-cell table:number-columns-repeated="2" office:value-type="float" office:value="0.939552" calcext:value-type="float">
            <text:p>0.939552</text:p>
          </table:table-cell>
          <table:table-cell office:value-type="float" office:value="0.953181" calcext:value-type="float">
            <text:p>0.953181</text:p>
          </table:table-cell>
        </table:table-row>
        <table:table-row table:style-name="ro1">
          <table:table-cell table:number-columns-repeated="3" office:value-type="float" office:value="0.934869" calcext:value-type="float">
            <text:p>0.934869</text:p>
          </table:table-cell>
          <table:table-cell table:number-columns-repeated="2" office:value-type="float" office:value="0.914024" calcext:value-type="float">
            <text:p>0.914024</text:p>
          </table:table-cell>
          <table:table-cell table:number-columns-repeated="3" office:value-type="float" office:value="0.924004" calcext:value-type="float">
            <text:p>0.924004</text:p>
          </table:table-cell>
          <table:table-cell table:number-columns-repeated="2" office:value-type="float" office:value="0.91654" calcext:value-type="float">
            <text:p>0.91654</text:p>
          </table:table-cell>
          <table:table-cell table:number-columns-repeated="3" office:value-type="float" office:value="0.939957" calcext:value-type="float">
            <text:p>0.939957</text:p>
          </table:table-cell>
          <table:table-cell table:number-columns-repeated="2" office:value-type="float" office:value="0.932923" calcext:value-type="float">
            <text:p>0.932923</text:p>
          </table:table-cell>
          <table:table-cell table:number-columns-repeated="2" office:value-type="float" office:value="0.930225" calcext:value-type="float">
            <text:p>0.930225</text:p>
          </table:table-cell>
          <table:table-cell table:number-columns-repeated="3" office:value-type="float" office:value="0.926861" calcext:value-type="float">
            <text:p>0.926861</text:p>
          </table:table-cell>
          <table:table-cell table:number-columns-repeated="2" office:value-type="float" office:value="0.954687" calcext:value-type="float">
            <text:p>0.954687</text:p>
          </table:table-cell>
          <table:table-cell table:number-columns-repeated="3" office:value-type="float" office:value="0.936203" calcext:value-type="float">
            <text:p>0.936203</text:p>
          </table:table-cell>
          <table:table-cell table:number-columns-repeated="2" office:value-type="float" office:value="0.953594" calcext:value-type="float">
            <text:p>0.953594</text:p>
          </table:table-cell>
          <table:table-cell table:number-columns-repeated="2" office:value-type="float" office:value="0.937105" calcext:value-type="float">
            <text:p>0.937105</text:p>
          </table:table-cell>
          <table:table-cell office:value-type="float" office:value="0.950622" calcext:value-type="float">
            <text:p>0.950622</text:p>
          </table:table-cell>
        </table:table-row>
        <table:table-row table:style-name="ro1">
          <table:table-cell table:number-columns-repeated="3" office:value-type="float" office:value="0.932398" calcext:value-type="float">
            <text:p>0.932398</text:p>
          </table:table-cell>
          <table:table-cell table:number-columns-repeated="2" office:value-type="float" office:value="0.913142" calcext:value-type="float">
            <text:p>0.913142</text:p>
          </table:table-cell>
          <table:table-cell table:number-columns-repeated="3" office:value-type="float" office:value="0.928418" calcext:value-type="float">
            <text:p>0.928418</text:p>
          </table:table-cell>
          <table:table-cell table:number-columns-repeated="2" office:value-type="float" office:value="0.921448" calcext:value-type="float">
            <text:p>0.921448</text:p>
          </table:table-cell>
          <table:table-cell table:number-columns-repeated="3" office:value-type="float" office:value="0.938332" calcext:value-type="float">
            <text:p>0.938332</text:p>
          </table:table-cell>
          <table:table-cell table:number-columns-repeated="2" office:value-type="float" office:value="0.932402" calcext:value-type="float">
            <text:p>0.932402</text:p>
          </table:table-cell>
          <table:table-cell table:number-columns-repeated="2" office:value-type="float" office:value="0.931525" calcext:value-type="float">
            <text:p>0.931525</text:p>
          </table:table-cell>
          <table:table-cell table:number-columns-repeated="3" office:value-type="float" office:value="0.927558" calcext:value-type="float">
            <text:p>0.927558</text:p>
          </table:table-cell>
          <table:table-cell table:number-columns-repeated="2" office:value-type="float" office:value="0.953392" calcext:value-type="float">
            <text:p>0.953392</text:p>
          </table:table-cell>
          <table:table-cell table:number-columns-repeated="3" office:value-type="float" office:value="0.938353" calcext:value-type="float">
            <text:p>0.938353</text:p>
          </table:table-cell>
          <table:table-cell table:number-columns-repeated="2" office:value-type="float" office:value="0.947557" calcext:value-type="float">
            <text:p>0.947557</text:p>
          </table:table-cell>
          <table:table-cell table:number-columns-repeated="2" office:value-type="float" office:value="0.938423" calcext:value-type="float">
            <text:p>0.938423</text:p>
          </table:table-cell>
          <table:table-cell office:value-type="float" office:value="0.944769" calcext:value-type="float">
            <text:p>0.944769</text:p>
          </table:table-cell>
        </table:table-row>
        <table:table-row table:style-name="ro1">
          <table:table-cell table:number-columns-repeated="3" office:value-type="float" office:value="0.927261" calcext:value-type="float">
            <text:p>0.927261</text:p>
          </table:table-cell>
          <table:table-cell table:number-columns-repeated="2" office:value-type="float" office:value="0.915303" calcext:value-type="float">
            <text:p>0.915303</text:p>
          </table:table-cell>
          <table:table-cell table:number-columns-repeated="3" office:value-type="float" office:value="0.933952" calcext:value-type="float">
            <text:p>0.933952</text:p>
          </table:table-cell>
          <table:table-cell table:number-columns-repeated="2" office:value-type="float" office:value="0.916417" calcext:value-type="float">
            <text:p>0.916417</text:p>
          </table:table-cell>
          <table:table-cell table:number-columns-repeated="3" office:value-type="float" office:value="0.933513" calcext:value-type="float">
            <text:p>0.933513</text:p>
          </table:table-cell>
          <table:table-cell table:number-columns-repeated="2" office:value-type="float" office:value="0.930987" calcext:value-type="float">
            <text:p>0.930987</text:p>
          </table:table-cell>
          <table:table-cell table:number-columns-repeated="2" office:value-type="float" office:value="0.927588" calcext:value-type="float">
            <text:p>0.927588</text:p>
          </table:table-cell>
          <table:table-cell table:number-columns-repeated="3" office:value-type="float" office:value="0.920994" calcext:value-type="float">
            <text:p>0.920994</text:p>
          </table:table-cell>
          <table:table-cell table:number-columns-repeated="2" office:value-type="float" office:value="0.950825" calcext:value-type="float">
            <text:p>0.950825</text:p>
          </table:table-cell>
          <table:table-cell table:number-columns-repeated="3" office:value-type="float" office:value="0.937561" calcext:value-type="float">
            <text:p>0.937561</text:p>
          </table:table-cell>
          <table:table-cell table:number-columns-repeated="2" office:value-type="float" office:value="0.946414" calcext:value-type="float">
            <text:p>0.946414</text:p>
          </table:table-cell>
          <table:table-cell table:number-columns-repeated="2" office:value-type="float" office:value="0.938233" calcext:value-type="float">
            <text:p>0.938233</text:p>
          </table:table-cell>
          <table:table-cell office:value-type="float" office:value="0.940033" calcext:value-type="float">
            <text:p>0.940033</text:p>
          </table:table-cell>
        </table:table-row>
        <table:table-row table:style-name="ro1">
          <table:table-cell table:number-columns-repeated="3" office:value-type="float" office:value="0.929741" calcext:value-type="float">
            <text:p>0.929741</text:p>
          </table:table-cell>
          <table:table-cell table:number-columns-repeated="2" office:value-type="float" office:value="0.91401" calcext:value-type="float">
            <text:p>0.91401</text:p>
          </table:table-cell>
          <table:table-cell table:number-columns-repeated="3" office:value-type="float" office:value="0.934058" calcext:value-type="float">
            <text:p>0.934058</text:p>
          </table:table-cell>
          <table:table-cell table:number-columns-repeated="2" office:value-type="float" office:value="0.917096" calcext:value-type="float">
            <text:p>0.917096</text:p>
          </table:table-cell>
          <table:table-cell table:number-columns-repeated="3" office:value-type="float" office:value="0.931978" calcext:value-type="float">
            <text:p>0.931978</text:p>
          </table:table-cell>
          <table:table-cell table:number-columns-repeated="2" office:value-type="float" office:value="0.928081" calcext:value-type="float">
            <text:p>0.928081</text:p>
          </table:table-cell>
          <table:table-cell table:number-columns-repeated="2" office:value-type="float" office:value="0.928572" calcext:value-type="float">
            <text:p>0.928572</text:p>
          </table:table-cell>
          <table:table-cell table:number-columns-repeated="3" office:value-type="float" office:value="0.923033" calcext:value-type="float">
            <text:p>0.923033</text:p>
          </table:table-cell>
          <table:table-cell table:number-columns-repeated="2" office:value-type="float" office:value="0.949062" calcext:value-type="float">
            <text:p>0.949062</text:p>
          </table:table-cell>
          <table:table-cell table:number-columns-repeated="3" office:value-type="float" office:value="0.935723" calcext:value-type="float">
            <text:p>0.935723</text:p>
          </table:table-cell>
          <table:table-cell table:number-columns-repeated="2" office:value-type="float" office:value="0.945073" calcext:value-type="float">
            <text:p>0.945073</text:p>
          </table:table-cell>
          <table:table-cell table:number-columns-repeated="2" office:value-type="float" office:value="0.936417" calcext:value-type="float">
            <text:p>0.936417</text:p>
          </table:table-cell>
          <table:table-cell office:value-type="float" office:value="0.939575" calcext:value-type="float">
            <text:p>0.939575</text:p>
          </table:table-cell>
        </table:table-row>
        <table:table-row table:style-name="ro1">
          <table:table-cell table:number-columns-repeated="3" office:value-type="float" office:value="0.927838" calcext:value-type="float">
            <text:p>0.927838</text:p>
          </table:table-cell>
          <table:table-cell table:number-columns-repeated="2" office:value-type="float" office:value="0.911725" calcext:value-type="float">
            <text:p>0.911725</text:p>
          </table:table-cell>
          <table:table-cell table:number-columns-repeated="3" office:value-type="float" office:value="0.928482" calcext:value-type="float">
            <text:p>0.928482</text:p>
          </table:table-cell>
          <table:table-cell table:number-columns-repeated="2" office:value-type="float" office:value="0.921676" calcext:value-type="float">
            <text:p>0.921676</text:p>
          </table:table-cell>
          <table:table-cell table:number-columns-repeated="3" office:value-type="float" office:value="0.928896" calcext:value-type="float">
            <text:p>0.928896</text:p>
          </table:table-cell>
          <table:table-cell table:number-columns-repeated="2" office:value-type="float" office:value="0.923728" calcext:value-type="float">
            <text:p>0.923728</text:p>
          </table:table-cell>
          <table:table-cell table:number-columns-repeated="2" office:value-type="float" office:value="0.927975" calcext:value-type="float">
            <text:p>0.927975</text:p>
          </table:table-cell>
          <table:table-cell table:number-columns-repeated="3" office:value-type="float" office:value="0.922265" calcext:value-type="float">
            <text:p>0.922265</text:p>
          </table:table-cell>
          <table:table-cell table:number-columns-repeated="2" office:value-type="float" office:value="0.946244" calcext:value-type="float">
            <text:p>0.946244</text:p>
          </table:table-cell>
          <table:table-cell table:number-columns-repeated="3" office:value-type="float" office:value="0.937037" calcext:value-type="float">
            <text:p>0.937037</text:p>
          </table:table-cell>
          <table:table-cell table:number-columns-repeated="2" office:value-type="float" office:value="0.94428" calcext:value-type="float">
            <text:p>0.94428</text:p>
          </table:table-cell>
          <table:table-cell table:number-columns-repeated="2" office:value-type="float" office:value="0.936854" calcext:value-type="float">
            <text:p>0.936854</text:p>
          </table:table-cell>
          <table:table-cell office:value-type="float" office:value="0.93868" calcext:value-type="float">
            <text:p>0.93868</text:p>
          </table:table-cell>
        </table:table-row>
        <table:table-row table:style-name="ro1">
          <table:table-cell table:number-columns-repeated="3" office:value-type="float" office:value="0.924761" calcext:value-type="float">
            <text:p>0.924761</text:p>
          </table:table-cell>
          <table:table-cell table:number-columns-repeated="2" office:value-type="float" office:value="0.916078" calcext:value-type="float">
            <text:p>0.916078</text:p>
          </table:table-cell>
          <table:table-cell table:number-columns-repeated="3" office:value-type="float" office:value="0.929598" calcext:value-type="float">
            <text:p>0.929598</text:p>
          </table:table-cell>
          <table:table-cell table:number-columns-repeated="2" office:value-type="float" office:value="0.925953" calcext:value-type="float">
            <text:p>0.925953</text:p>
          </table:table-cell>
          <table:table-cell table:number-columns-repeated="3" office:value-type="float" office:value="0.929958" calcext:value-type="float">
            <text:p>0.929958</text:p>
          </table:table-cell>
          <table:table-cell table:number-columns-repeated="2" office:value-type="float" office:value="0.91868" calcext:value-type="float">
            <text:p>0.91868</text:p>
          </table:table-cell>
          <table:table-cell table:number-columns-repeated="2" office:value-type="float" office:value="0.932894" calcext:value-type="float">
            <text:p>0.932894</text:p>
          </table:table-cell>
          <table:table-cell table:number-columns-repeated="3" office:value-type="float" office:value="0.919901" calcext:value-type="float">
            <text:p>0.919901</text:p>
          </table:table-cell>
          <table:table-cell table:number-columns-repeated="2" office:value-type="float" office:value="0.944473" calcext:value-type="float">
            <text:p>0.944473</text:p>
          </table:table-cell>
          <table:table-cell table:number-columns-repeated="3" office:value-type="float" office:value="0.931134" calcext:value-type="float">
            <text:p>0.931134</text:p>
          </table:table-cell>
          <table:table-cell table:number-columns-repeated="2" office:value-type="float" office:value="0.946417" calcext:value-type="float">
            <text:p>0.946417</text:p>
          </table:table-cell>
          <table:table-cell table:number-columns-repeated="2" office:value-type="float" office:value="0.93739" calcext:value-type="float">
            <text:p>0.93739</text:p>
          </table:table-cell>
          <table:table-cell office:value-type="float" office:value="0.934855" calcext:value-type="float">
            <text:p>0.934855</text:p>
          </table:table-cell>
        </table:table-row>
        <table:table-row table:style-name="ro1">
          <table:table-cell table:number-columns-repeated="3" office:value-type="float" office:value="0.92575" calcext:value-type="float">
            <text:p>0.92575</text:p>
          </table:table-cell>
          <table:table-cell table:number-columns-repeated="2" office:value-type="float" office:value="0.914477" calcext:value-type="float">
            <text:p>0.914477</text:p>
          </table:table-cell>
          <table:table-cell table:number-columns-repeated="3" office:value-type="float" office:value="0.932117" calcext:value-type="float">
            <text:p>0.932117</text:p>
          </table:table-cell>
          <table:table-cell table:number-columns-repeated="2" office:value-type="float" office:value="0.924566" calcext:value-type="float">
            <text:p>0.924566</text:p>
          </table:table-cell>
          <table:table-cell table:number-columns-repeated="3" office:value-type="float" office:value="0.928842" calcext:value-type="float">
            <text:p>0.928842</text:p>
          </table:table-cell>
          <table:table-cell table:number-columns-repeated="2" office:value-type="float" office:value="0.918878" calcext:value-type="float">
            <text:p>0.918878</text:p>
          </table:table-cell>
          <table:table-cell table:number-columns-repeated="2" office:value-type="float" office:value="0.933142" calcext:value-type="float">
            <text:p>0.933142</text:p>
          </table:table-cell>
          <table:table-cell table:number-columns-repeated="3" office:value-type="float" office:value="0.923145" calcext:value-type="float">
            <text:p>0.923145</text:p>
          </table:table-cell>
          <table:table-cell table:number-columns-repeated="2" office:value-type="float" office:value="0.94606" calcext:value-type="float">
            <text:p>0.94606</text:p>
          </table:table-cell>
          <table:table-cell table:number-columns-repeated="3" office:value-type="float" office:value="0.931202" calcext:value-type="float">
            <text:p>0.931202</text:p>
          </table:table-cell>
          <table:table-cell table:number-columns-repeated="2" office:value-type="float" office:value="0.945204" calcext:value-type="float">
            <text:p>0.945204</text:p>
          </table:table-cell>
          <table:table-cell table:number-columns-repeated="2" office:value-type="float" office:value="0.939649" calcext:value-type="float">
            <text:p>0.939649</text:p>
          </table:table-cell>
          <table:table-cell office:value-type="float" office:value="0.934286" calcext:value-type="float">
            <text:p>0.934286</text:p>
          </table:table-cell>
        </table:table-row>
        <table:table-row table:style-name="ro1">
          <table:table-cell table:number-columns-repeated="3" office:value-type="float" office:value="0.927571" calcext:value-type="float">
            <text:p>0.927571</text:p>
          </table:table-cell>
          <table:table-cell table:number-columns-repeated="2" office:value-type="float" office:value="0.912181" calcext:value-type="float">
            <text:p>0.912181</text:p>
          </table:table-cell>
          <table:table-cell table:number-columns-repeated="3" office:value-type="float" office:value="0.932594" calcext:value-type="float">
            <text:p>0.932594</text:p>
          </table:table-cell>
          <table:table-cell table:number-columns-repeated="2" office:value-type="float" office:value="0.925888" calcext:value-type="float">
            <text:p>0.925888</text:p>
          </table:table-cell>
          <table:table-cell table:number-columns-repeated="3" office:value-type="float" office:value="0.928371" calcext:value-type="float">
            <text:p>0.928371</text:p>
          </table:table-cell>
          <table:table-cell table:number-columns-repeated="2" office:value-type="float" office:value="0.918584" calcext:value-type="float">
            <text:p>0.918584</text:p>
          </table:table-cell>
          <table:table-cell table:number-columns-repeated="2" office:value-type="float" office:value="0.935863" calcext:value-type="float">
            <text:p>0.935863</text:p>
          </table:table-cell>
          <table:table-cell table:number-columns-repeated="3" office:value-type="float" office:value="0.926558" calcext:value-type="float">
            <text:p>0.926558</text:p>
          </table:table-cell>
          <table:table-cell table:number-columns-repeated="2" office:value-type="float" office:value="0.948157" calcext:value-type="float">
            <text:p>0.948157</text:p>
          </table:table-cell>
          <table:table-cell table:number-columns-repeated="3" office:value-type="float" office:value="0.931843" calcext:value-type="float">
            <text:p>0.931843</text:p>
          </table:table-cell>
          <table:table-cell table:number-columns-repeated="2" office:value-type="float" office:value="0.945284" calcext:value-type="float">
            <text:p>0.945284</text:p>
          </table:table-cell>
          <table:table-cell table:number-columns-repeated="2" office:value-type="float" office:value="0.939062" calcext:value-type="float">
            <text:p>0.939062</text:p>
          </table:table-cell>
          <table:table-cell office:value-type="float" office:value="0.940324" calcext:value-type="float">
            <text:p>0.940324</text:p>
          </table:table-cell>
        </table:table-row>
        <table:table-row table:style-name="ro1">
          <table:table-cell table:number-columns-repeated="3" office:value-type="float" office:value="0.930494" calcext:value-type="float">
            <text:p>0.930494</text:p>
          </table:table-cell>
          <table:table-cell table:number-columns-repeated="2" office:value-type="float" office:value="0.912095" calcext:value-type="float">
            <text:p>0.912095</text:p>
          </table:table-cell>
          <table:table-cell table:number-columns-repeated="3" office:value-type="float" office:value="0.93574" calcext:value-type="float">
            <text:p>0.93574</text:p>
          </table:table-cell>
          <table:table-cell table:number-columns-repeated="2" office:value-type="float" office:value="0.923968" calcext:value-type="float">
            <text:p>0.923968</text:p>
          </table:table-cell>
          <table:table-cell table:number-columns-repeated="3" office:value-type="float" office:value="0.930906" calcext:value-type="float">
            <text:p>0.930906</text:p>
          </table:table-cell>
          <table:table-cell table:number-columns-repeated="2" office:value-type="float" office:value="0.922602" calcext:value-type="float">
            <text:p>0.922602</text:p>
          </table:table-cell>
          <table:table-cell table:number-columns-repeated="2" office:value-type="float" office:value="0.933446" calcext:value-type="float">
            <text:p>0.933446</text:p>
          </table:table-cell>
          <table:table-cell table:number-columns-repeated="3" office:value-type="float" office:value="0.924727" calcext:value-type="float">
            <text:p>0.924727</text:p>
          </table:table-cell>
          <table:table-cell table:number-columns-repeated="2" office:value-type="float" office:value="0.949509" calcext:value-type="float">
            <text:p>0.949509</text:p>
          </table:table-cell>
          <table:table-cell table:number-columns-repeated="3" office:value-type="float" office:value="0.931362" calcext:value-type="float">
            <text:p>0.931362</text:p>
          </table:table-cell>
          <table:table-cell table:number-columns-repeated="2" office:value-type="float" office:value="0.942094" calcext:value-type="float">
            <text:p>0.942094</text:p>
          </table:table-cell>
          <table:table-cell table:number-columns-repeated="2" office:value-type="float" office:value="0.939211" calcext:value-type="float">
            <text:p>0.939211</text:p>
          </table:table-cell>
          <table:table-cell office:value-type="float" office:value="0.943992" calcext:value-type="float">
            <text:p>0.943992</text:p>
          </table:table-cell>
        </table:table-row>
        <table:table-row table:style-name="ro1">
          <table:table-cell table:number-columns-repeated="3" office:value-type="float" office:value="0.931364" calcext:value-type="float">
            <text:p>0.931364</text:p>
          </table:table-cell>
          <table:table-cell table:number-columns-repeated="2" office:value-type="float" office:value="0.914519" calcext:value-type="float">
            <text:p>0.914519</text:p>
          </table:table-cell>
          <table:table-cell table:number-columns-repeated="3" office:value-type="float" office:value="0.933381" calcext:value-type="float">
            <text:p>0.933381</text:p>
          </table:table-cell>
          <table:table-cell table:number-columns-repeated="2" office:value-type="float" office:value="0.922082" calcext:value-type="float">
            <text:p>0.922082</text:p>
          </table:table-cell>
          <table:table-cell table:number-columns-repeated="3" office:value-type="float" office:value="0.932319" calcext:value-type="float">
            <text:p>0.932319</text:p>
          </table:table-cell>
          <table:table-cell table:number-columns-repeated="2" office:value-type="float" office:value="0.922279" calcext:value-type="float">
            <text:p>0.922279</text:p>
          </table:table-cell>
          <table:table-cell table:number-columns-repeated="2" office:value-type="float" office:value="0.932983" calcext:value-type="float">
            <text:p>0.932983</text:p>
          </table:table-cell>
          <table:table-cell table:number-columns-repeated="3" office:value-type="float" office:value="0.925937" calcext:value-type="float">
            <text:p>0.925937</text:p>
          </table:table-cell>
          <table:table-cell table:number-columns-repeated="2" office:value-type="float" office:value="0.946152" calcext:value-type="float">
            <text:p>0.946152</text:p>
          </table:table-cell>
          <table:table-cell table:number-columns-repeated="3" office:value-type="float" office:value="0.928579" calcext:value-type="float">
            <text:p>0.928579</text:p>
          </table:table-cell>
          <table:table-cell table:number-columns-repeated="2" office:value-type="float" office:value="0.942397" calcext:value-type="float">
            <text:p>0.942397</text:p>
          </table:table-cell>
          <table:table-cell table:number-columns-repeated="2" office:value-type="float" office:value="0.939444" calcext:value-type="float">
            <text:p>0.939444</text:p>
          </table:table-cell>
          <table:table-cell office:value-type="float" office:value="0.94415" calcext:value-type="float">
            <text:p>0.94415</text:p>
          </table:table-cell>
        </table:table-row>
        <table:table-row table:style-name="ro1">
          <table:table-cell table:number-columns-repeated="3" office:value-type="float" office:value="0.933787" calcext:value-type="float">
            <text:p>0.933787</text:p>
          </table:table-cell>
          <table:table-cell table:number-columns-repeated="2" office:value-type="float" office:value="0.914811" calcext:value-type="float">
            <text:p>0.914811</text:p>
          </table:table-cell>
          <table:table-cell table:number-columns-repeated="3" office:value-type="float" office:value="0.933651" calcext:value-type="float">
            <text:p>0.933651</text:p>
          </table:table-cell>
          <table:table-cell table:number-columns-repeated="2" office:value-type="float" office:value="0.92433" calcext:value-type="float">
            <text:p>0.92433</text:p>
          </table:table-cell>
          <table:table-cell table:number-columns-repeated="3" office:value-type="float" office:value="0.934556" calcext:value-type="float">
            <text:p>0.934556</text:p>
          </table:table-cell>
          <table:table-cell table:number-columns-repeated="2" office:value-type="float" office:value="0.923803" calcext:value-type="float">
            <text:p>0.923803</text:p>
          </table:table-cell>
          <table:table-cell table:number-columns-repeated="2" office:value-type="float" office:value="0.934124" calcext:value-type="float">
            <text:p>0.934124</text:p>
          </table:table-cell>
          <table:table-cell table:number-columns-repeated="3" office:value-type="float" office:value="0.926429" calcext:value-type="float">
            <text:p>0.926429</text:p>
          </table:table-cell>
          <table:table-cell table:number-columns-repeated="2" office:value-type="float" office:value="0.945346" calcext:value-type="float">
            <text:p>0.945346</text:p>
          </table:table-cell>
          <table:table-cell table:number-columns-repeated="3" office:value-type="float" office:value="0.92565" calcext:value-type="float">
            <text:p>0.92565</text:p>
          </table:table-cell>
          <table:table-cell table:number-columns-repeated="2" office:value-type="float" office:value="0.943065" calcext:value-type="float">
            <text:p>0.943065</text:p>
          </table:table-cell>
          <table:table-cell table:number-columns-repeated="2" office:value-type="float" office:value="0.93864" calcext:value-type="float">
            <text:p>0.93864</text:p>
          </table:table-cell>
          <table:table-cell office:value-type="float" office:value="0.943928" calcext:value-type="float">
            <text:p>0.943928</text:p>
          </table:table-cell>
        </table:table-row>
        <table:table-row table:style-name="ro1">
          <table:table-cell table:number-columns-repeated="3" office:value-type="float" office:value="0.932893" calcext:value-type="float">
            <text:p>0.932893</text:p>
          </table:table-cell>
          <table:table-cell table:number-columns-repeated="2" office:value-type="float" office:value="0.912907" calcext:value-type="float">
            <text:p>0.912907</text:p>
          </table:table-cell>
          <table:table-cell table:number-columns-repeated="3" office:value-type="float" office:value="0.932348" calcext:value-type="float">
            <text:p>0.932348</text:p>
          </table:table-cell>
          <table:table-cell table:number-columns-repeated="2" office:value-type="float" office:value="0.925856" calcext:value-type="float">
            <text:p>0.925856</text:p>
          </table:table-cell>
          <table:table-cell table:number-columns-repeated="3" office:value-type="float" office:value="0.934497" calcext:value-type="float">
            <text:p>0.934497</text:p>
          </table:table-cell>
          <table:table-cell table:number-columns-repeated="2" office:value-type="float" office:value="0.924961" calcext:value-type="float">
            <text:p>0.924961</text:p>
          </table:table-cell>
          <table:table-cell table:number-columns-repeated="2" office:value-type="float" office:value="0.930921" calcext:value-type="float">
            <text:p>0.930921</text:p>
          </table:table-cell>
          <table:table-cell table:number-columns-repeated="3" office:value-type="float" office:value="0.927424" calcext:value-type="float">
            <text:p>0.927424</text:p>
          </table:table-cell>
          <table:table-cell table:number-columns-repeated="2" office:value-type="float" office:value="0.943823" calcext:value-type="float">
            <text:p>0.943823</text:p>
          </table:table-cell>
          <table:table-cell table:number-columns-repeated="3" office:value-type="float" office:value="0.927509" calcext:value-type="float">
            <text:p>0.927509</text:p>
          </table:table-cell>
          <table:table-cell table:number-columns-repeated="2" office:value-type="float" office:value="0.94044" calcext:value-type="float">
            <text:p>0.94044</text:p>
          </table:table-cell>
          <table:table-cell table:number-columns-repeated="2" office:value-type="float" office:value="0.935761" calcext:value-type="float">
            <text:p>0.935761</text:p>
          </table:table-cell>
          <table:table-cell office:value-type="float" office:value="0.942371" calcext:value-type="float">
            <text:p>0.942371</text:p>
          </table:table-cell>
        </table:table-row>
        <table:table-row table:style-name="ro1">
          <table:table-cell table:number-columns-repeated="3" office:value-type="float" office:value="0.931226" calcext:value-type="float">
            <text:p>0.931226</text:p>
          </table:table-cell>
          <table:table-cell table:number-columns-repeated="2" office:value-type="float" office:value="0.913128" calcext:value-type="float">
            <text:p>0.913128</text:p>
          </table:table-cell>
          <table:table-cell table:number-columns-repeated="3" office:value-type="float" office:value="0.936592" calcext:value-type="float">
            <text:p>0.936592</text:p>
          </table:table-cell>
          <table:table-cell table:number-columns-repeated="2" office:value-type="float" office:value="0.925573" calcext:value-type="float">
            <text:p>0.925573</text:p>
          </table:table-cell>
          <table:table-cell table:number-columns-repeated="3" office:value-type="float" office:value="0.934442" calcext:value-type="float">
            <text:p>0.934442</text:p>
          </table:table-cell>
          <table:table-cell table:number-columns-repeated="2" office:value-type="float" office:value="0.925682" calcext:value-type="float">
            <text:p>0.925682</text:p>
          </table:table-cell>
          <table:table-cell table:number-columns-repeated="2" office:value-type="float" office:value="0.93159" calcext:value-type="float">
            <text:p>0.93159</text:p>
          </table:table-cell>
          <table:table-cell table:number-columns-repeated="3" office:value-type="float" office:value="0.931046" calcext:value-type="float">
            <text:p>0.931046</text:p>
          </table:table-cell>
          <table:table-cell table:number-columns-repeated="2" office:value-type="float" office:value="0.946234" calcext:value-type="float">
            <text:p>0.946234</text:p>
          </table:table-cell>
          <table:table-cell table:number-columns-repeated="3" office:value-type="float" office:value="0.925901" calcext:value-type="float">
            <text:p>0.925901</text:p>
          </table:table-cell>
          <table:table-cell table:number-columns-repeated="2" office:value-type="float" office:value="0.940069" calcext:value-type="float">
            <text:p>0.940069</text:p>
          </table:table-cell>
          <table:table-cell table:number-columns-repeated="2" office:value-type="float" office:value="0.933572" calcext:value-type="float">
            <text:p>0.933572</text:p>
          </table:table-cell>
          <table:table-cell office:value-type="float" office:value="0.942758" calcext:value-type="float">
            <text:p>0.942758</text:p>
          </table:table-cell>
        </table:table-row>
        <table:table-row table:style-name="ro1">
          <table:table-cell table:number-columns-repeated="3" office:value-type="float" office:value="0.930077" calcext:value-type="float">
            <text:p>0.930077</text:p>
          </table:table-cell>
          <table:table-cell table:number-columns-repeated="2" office:value-type="float" office:value="0.916233" calcext:value-type="float">
            <text:p>0.916233</text:p>
          </table:table-cell>
          <table:table-cell table:number-columns-repeated="3" office:value-type="float" office:value="0.937927" calcext:value-type="float">
            <text:p>0.937927</text:p>
          </table:table-cell>
          <table:table-cell table:number-columns-repeated="2" office:value-type="float" office:value="0.926411" calcext:value-type="float">
            <text:p>0.926411</text:p>
          </table:table-cell>
          <table:table-cell table:number-columns-repeated="3" office:value-type="float" office:value="0.935241" calcext:value-type="float">
            <text:p>0.935241</text:p>
          </table:table-cell>
          <table:table-cell table:number-columns-repeated="2" office:value-type="float" office:value="0.924099" calcext:value-type="float">
            <text:p>0.924099</text:p>
          </table:table-cell>
          <table:table-cell table:number-columns-repeated="2" office:value-type="float" office:value="0.931888" calcext:value-type="float">
            <text:p>0.931888</text:p>
          </table:table-cell>
          <table:table-cell table:number-columns-repeated="3" office:value-type="float" office:value="0.932695" calcext:value-type="float">
            <text:p>0.932695</text:p>
          </table:table-cell>
          <table:table-cell table:number-columns-repeated="2" office:value-type="float" office:value="0.943084" calcext:value-type="float">
            <text:p>0.943084</text:p>
          </table:table-cell>
          <table:table-cell table:number-columns-repeated="3" office:value-type="float" office:value="0.927011" calcext:value-type="float">
            <text:p>0.927011</text:p>
          </table:table-cell>
          <table:table-cell table:number-columns-repeated="2" office:value-type="float" office:value="0.938395" calcext:value-type="float">
            <text:p>0.938395</text:p>
          </table:table-cell>
          <table:table-cell table:number-columns-repeated="2" office:value-type="float" office:value="0.934363" calcext:value-type="float">
            <text:p>0.934363</text:p>
          </table:table-cell>
          <table:table-cell office:value-type="float" office:value="0.943057" calcext:value-type="float">
            <text:p>0.943057</text:p>
          </table:table-cell>
        </table:table-row>
        <table:table-row table:style-name="ro1">
          <table:table-cell table:number-columns-repeated="3" office:value-type="float" office:value="0.932837" calcext:value-type="float">
            <text:p>0.932837</text:p>
          </table:table-cell>
          <table:table-cell table:number-columns-repeated="2" office:value-type="float" office:value="0.915501" calcext:value-type="float">
            <text:p>0.915501</text:p>
          </table:table-cell>
          <table:table-cell table:number-columns-repeated="3" office:value-type="float" office:value="0.937186" calcext:value-type="float">
            <text:p>0.937186</text:p>
          </table:table-cell>
          <table:table-cell table:number-columns-repeated="2" office:value-type="float" office:value="0.928209" calcext:value-type="float">
            <text:p>0.928209</text:p>
          </table:table-cell>
          <table:table-cell table:number-columns-repeated="3" office:value-type="float" office:value="0.934927" calcext:value-type="float">
            <text:p>0.934927</text:p>
          </table:table-cell>
          <table:table-cell table:number-columns-repeated="2" office:value-type="float" office:value="0.924256" calcext:value-type="float">
            <text:p>0.924256</text:p>
          </table:table-cell>
          <table:table-cell table:number-columns-repeated="2" office:value-type="float" office:value="0.933192" calcext:value-type="float">
            <text:p>0.933192</text:p>
          </table:table-cell>
          <table:table-cell table:number-columns-repeated="3" office:value-type="float" office:value="0.933196" calcext:value-type="float">
            <text:p>0.933196</text:p>
          </table:table-cell>
          <table:table-cell table:number-columns-repeated="2" office:value-type="float" office:value="0.941384" calcext:value-type="float">
            <text:p>0.941384</text:p>
          </table:table-cell>
          <table:table-cell table:number-columns-repeated="3" office:value-type="float" office:value="0.930668" calcext:value-type="float">
            <text:p>0.930668</text:p>
          </table:table-cell>
          <table:table-cell table:number-columns-repeated="2" office:value-type="float" office:value="0.939539" calcext:value-type="float">
            <text:p>0.939539</text:p>
          </table:table-cell>
          <table:table-cell table:number-columns-repeated="2" office:value-type="float" office:value="0.933443" calcext:value-type="float">
            <text:p>0.933443</text:p>
          </table:table-cell>
          <table:table-cell office:value-type="float" office:value="0.946037" calcext:value-type="float">
            <text:p>0.946037</text:p>
          </table:table-cell>
        </table:table-row>
        <table:table-row table:style-name="ro1">
          <table:table-cell table:number-columns-repeated="3" office:value-type="float" office:value="0.932073" calcext:value-type="float">
            <text:p>0.932073</text:p>
          </table:table-cell>
          <table:table-cell table:number-columns-repeated="2" office:value-type="float" office:value="0.916765" calcext:value-type="float">
            <text:p>0.916765</text:p>
          </table:table-cell>
          <table:table-cell table:number-columns-repeated="3" office:value-type="float" office:value="0.934606" calcext:value-type="float">
            <text:p>0.934606</text:p>
          </table:table-cell>
          <table:table-cell table:number-columns-repeated="2" office:value-type="float" office:value="0.930348" calcext:value-type="float">
            <text:p>0.930348</text:p>
          </table:table-cell>
          <table:table-cell table:number-columns-repeated="3" office:value-type="float" office:value="0.933713" calcext:value-type="float">
            <text:p>0.933713</text:p>
          </table:table-cell>
          <table:table-cell table:number-columns-repeated="2" office:value-type="float" office:value="0.923517" calcext:value-type="float">
            <text:p>0.923517</text:p>
          </table:table-cell>
          <table:table-cell table:number-columns-repeated="2" office:value-type="float" office:value="0.931337" calcext:value-type="float">
            <text:p>0.931337</text:p>
          </table:table-cell>
          <table:table-cell table:number-columns-repeated="3" office:value-type="float" office:value="0.932345" calcext:value-type="float">
            <text:p>0.932345</text:p>
          </table:table-cell>
          <table:table-cell table:number-columns-repeated="2" office:value-type="float" office:value="0.944017" calcext:value-type="float">
            <text:p>0.944017</text:p>
          </table:table-cell>
          <table:table-cell table:number-columns-repeated="3" office:value-type="float" office:value="0.931431" calcext:value-type="float">
            <text:p>0.931431</text:p>
          </table:table-cell>
          <table:table-cell table:number-columns-repeated="2" office:value-type="float" office:value="0.939329" calcext:value-type="float">
            <text:p>0.939329</text:p>
          </table:table-cell>
          <table:table-cell table:number-columns-repeated="2" office:value-type="float" office:value="0.931998" calcext:value-type="float">
            <text:p>0.931998</text:p>
          </table:table-cell>
          <table:table-cell office:value-type="float" office:value="0.947793" calcext:value-type="float">
            <text:p>0.947793</text:p>
          </table:table-cell>
        </table:table-row>
        <table:table-row table:style-name="ro1">
          <table:table-cell table:number-columns-repeated="3" office:value-type="float" office:value="0.933079" calcext:value-type="float">
            <text:p>0.933079</text:p>
          </table:table-cell>
          <table:table-cell table:number-columns-repeated="2" office:value-type="float" office:value="0.916164" calcext:value-type="float">
            <text:p>0.916164</text:p>
          </table:table-cell>
          <table:table-cell table:number-columns-repeated="3" office:value-type="float" office:value="0.933706" calcext:value-type="float">
            <text:p>0.933706</text:p>
          </table:table-cell>
          <table:table-cell table:number-columns-repeated="2" office:value-type="float" office:value="0.931494" calcext:value-type="float">
            <text:p>0.931494</text:p>
          </table:table-cell>
          <table:table-cell table:number-columns-repeated="3" office:value-type="float" office:value="0.934212" calcext:value-type="float">
            <text:p>0.934212</text:p>
          </table:table-cell>
          <table:table-cell table:number-columns-repeated="2" office:value-type="float" office:value="0.923512" calcext:value-type="float">
            <text:p>0.923512</text:p>
          </table:table-cell>
          <table:table-cell table:number-columns-repeated="2" office:value-type="float" office:value="0.928913" calcext:value-type="float">
            <text:p>0.928913</text:p>
          </table:table-cell>
          <table:table-cell table:number-columns-repeated="3" office:value-type="float" office:value="0.93301" calcext:value-type="float">
            <text:p>0.93301</text:p>
          </table:table-cell>
          <table:table-cell table:number-columns-repeated="2" office:value-type="float" office:value="0.942976" calcext:value-type="float">
            <text:p>0.942976</text:p>
          </table:table-cell>
          <table:table-cell table:number-columns-repeated="3" office:value-type="float" office:value="0.930665" calcext:value-type="float">
            <text:p>0.930665</text:p>
          </table:table-cell>
          <table:table-cell table:number-columns-repeated="2" office:value-type="float" office:value="0.937929" calcext:value-type="float">
            <text:p>0.937929</text:p>
          </table:table-cell>
          <table:table-cell table:number-columns-repeated="2" office:value-type="float" office:value="0.931252" calcext:value-type="float">
            <text:p>0.931252</text:p>
          </table:table-cell>
          <table:table-cell office:value-type="float" office:value="0.943396" calcext:value-type="float">
            <text:p>0.943396</text:p>
          </table:table-cell>
        </table:table-row>
        <table:table-row table:style-name="ro1">
          <table:table-cell table:number-columns-repeated="3" office:value-type="float" office:value="0.933864" calcext:value-type="float">
            <text:p>0.933864</text:p>
          </table:table-cell>
          <table:table-cell table:number-columns-repeated="2" office:value-type="float" office:value="0.918385" calcext:value-type="float">
            <text:p>0.918385</text:p>
          </table:table-cell>
          <table:table-cell table:number-columns-repeated="3" office:value-type="float" office:value="0.935971" calcext:value-type="float">
            <text:p>0.935971</text:p>
          </table:table-cell>
          <table:table-cell table:number-columns-repeated="2" office:value-type="float" office:value="0.933819" calcext:value-type="float">
            <text:p>0.933819</text:p>
          </table:table-cell>
          <table:table-cell table:number-columns-repeated="3" office:value-type="float" office:value="0.931558" calcext:value-type="float">
            <text:p>0.931558</text:p>
          </table:table-cell>
          <table:table-cell table:number-columns-repeated="2" office:value-type="float" office:value="0.92323" calcext:value-type="float">
            <text:p>0.92323</text:p>
          </table:table-cell>
          <table:table-cell table:number-columns-repeated="2" office:value-type="float" office:value="0.929961" calcext:value-type="float">
            <text:p>0.929961</text:p>
          </table:table-cell>
          <table:table-cell table:number-columns-repeated="3" office:value-type="float" office:value="0.931434" calcext:value-type="float">
            <text:p>0.931434</text:p>
          </table:table-cell>
          <table:table-cell table:number-columns-repeated="2" office:value-type="float" office:value="0.940962" calcext:value-type="float">
            <text:p>0.940962</text:p>
          </table:table-cell>
          <table:table-cell table:number-columns-repeated="3" office:value-type="float" office:value="0.929836" calcext:value-type="float">
            <text:p>0.929836</text:p>
          </table:table-cell>
          <table:table-cell table:number-columns-repeated="2" office:value-type="float" office:value="0.938796" calcext:value-type="float">
            <text:p>0.938796</text:p>
          </table:table-cell>
          <table:table-cell table:number-columns-repeated="2" office:value-type="float" office:value="0.931924" calcext:value-type="float">
            <text:p>0.931924</text:p>
          </table:table-cell>
          <table:table-cell office:value-type="float" office:value="0.941413" calcext:value-type="float">
            <text:p>0.941413</text:p>
          </table:table-cell>
        </table:table-row>
        <table:table-row table:style-name="ro1">
          <table:table-cell table:number-columns-repeated="3" office:value-type="float" office:value="0.934258" calcext:value-type="float">
            <text:p>0.934258</text:p>
          </table:table-cell>
          <table:table-cell table:number-columns-repeated="2" office:value-type="float" office:value="0.91859" calcext:value-type="float">
            <text:p>0.91859</text:p>
          </table:table-cell>
          <table:table-cell table:number-columns-repeated="3" office:value-type="float" office:value="0.934879" calcext:value-type="float">
            <text:p>0.934879</text:p>
          </table:table-cell>
          <table:table-cell table:number-columns-repeated="2" office:value-type="float" office:value="0.934803" calcext:value-type="float">
            <text:p>0.934803</text:p>
          </table:table-cell>
          <table:table-cell table:number-columns-repeated="3" office:value-type="float" office:value="0.930535" calcext:value-type="float">
            <text:p>0.930535</text:p>
          </table:table-cell>
          <table:table-cell table:number-columns-repeated="2" office:value-type="float" office:value="0.923315" calcext:value-type="float">
            <text:p>0.923315</text:p>
          </table:table-cell>
          <table:table-cell table:number-columns-repeated="2" office:value-type="float" office:value="0.931395" calcext:value-type="float">
            <text:p>0.931395</text:p>
          </table:table-cell>
          <table:table-cell table:number-columns-repeated="3" office:value-type="float" office:value="0.930961" calcext:value-type="float">
            <text:p>0.930961</text:p>
          </table:table-cell>
          <table:table-cell table:number-columns-repeated="2" office:value-type="float" office:value="0.94205" calcext:value-type="float">
            <text:p>0.94205</text:p>
          </table:table-cell>
          <table:table-cell table:number-columns-repeated="3" office:value-type="float" office:value="0.92976" calcext:value-type="float">
            <text:p>0.92976</text:p>
          </table:table-cell>
          <table:table-cell table:number-columns-repeated="2" office:value-type="float" office:value="0.938837" calcext:value-type="float">
            <text:p>0.938837</text:p>
          </table:table-cell>
          <table:table-cell table:number-columns-repeated="2" office:value-type="float" office:value="0.9316" calcext:value-type="float">
            <text:p>0.9316</text:p>
          </table:table-cell>
          <table:table-cell office:value-type="float" office:value="0.940493" calcext:value-type="float">
            <text:p>0.940493</text:p>
          </table:table-cell>
        </table:table-row>
        <table:table-row table:style-name="ro1">
          <table:table-cell table:number-columns-repeated="3" office:value-type="float" office:value="0.932642" calcext:value-type="float">
            <text:p>0.932642</text:p>
          </table:table-cell>
          <table:table-cell table:number-columns-repeated="2" office:value-type="float" office:value="0.919824" calcext:value-type="float">
            <text:p>0.919824</text:p>
          </table:table-cell>
          <table:table-cell table:number-columns-repeated="3" office:value-type="float" office:value="0.935376" calcext:value-type="float">
            <text:p>0.935376</text:p>
          </table:table-cell>
          <table:table-cell table:number-columns-repeated="2" office:value-type="float" office:value="0.934616" calcext:value-type="float">
            <text:p>0.934616</text:p>
          </table:table-cell>
          <table:table-cell table:number-columns-repeated="3" office:value-type="float" office:value="0.929127" calcext:value-type="float">
            <text:p>0.929127</text:p>
          </table:table-cell>
          <table:table-cell table:number-columns-repeated="2" office:value-type="float" office:value="0.923998" calcext:value-type="float">
            <text:p>0.923998</text:p>
          </table:table-cell>
          <table:table-cell table:number-columns-repeated="2" office:value-type="float" office:value="0.930413" calcext:value-type="float">
            <text:p>0.930413</text:p>
          </table:table-cell>
          <table:table-cell table:number-columns-repeated="3" office:value-type="float" office:value="0.931044" calcext:value-type="float">
            <text:p>0.931044</text:p>
          </table:table-cell>
          <table:table-cell table:number-columns-repeated="2" office:value-type="float" office:value="0.942901" calcext:value-type="float">
            <text:p>0.942901</text:p>
          </table:table-cell>
          <table:table-cell table:number-columns-repeated="3" office:value-type="float" office:value="0.931025" calcext:value-type="float">
            <text:p>0.931025</text:p>
          </table:table-cell>
          <table:table-cell table:number-columns-repeated="2" office:value-type="float" office:value="0.939133" calcext:value-type="float">
            <text:p>0.939133</text:p>
          </table:table-cell>
          <table:table-cell table:number-columns-repeated="2" office:value-type="float" office:value="0.930649" calcext:value-type="float">
            <text:p>0.930649</text:p>
          </table:table-cell>
          <table:table-cell office:value-type="float" office:value="0.940788" calcext:value-type="float">
            <text:p>0.940788</text:p>
          </table:table-cell>
        </table:table-row>
        <table:table-row table:style-name="ro1">
          <table:table-cell table:number-columns-repeated="3" office:value-type="float" office:value="0.932393" calcext:value-type="float">
            <text:p>0.932393</text:p>
          </table:table-cell>
          <table:table-cell table:number-columns-repeated="2" office:value-type="float" office:value="0.918663" calcext:value-type="float">
            <text:p>0.918663</text:p>
          </table:table-cell>
          <table:table-cell table:number-columns-repeated="3" office:value-type="float" office:value="0.93493" calcext:value-type="float">
            <text:p>0.93493</text:p>
          </table:table-cell>
          <table:table-cell table:number-columns-repeated="2" office:value-type="float" office:value="0.933719" calcext:value-type="float">
            <text:p>0.933719</text:p>
          </table:table-cell>
          <table:table-cell table:number-columns-repeated="3" office:value-type="float" office:value="0.929565" calcext:value-type="float">
            <text:p>0.929565</text:p>
          </table:table-cell>
          <table:table-cell table:number-columns-repeated="2" office:value-type="float" office:value="0.92407" calcext:value-type="float">
            <text:p>0.92407</text:p>
          </table:table-cell>
          <table:table-cell table:number-columns-repeated="2" office:value-type="float" office:value="0.931737" calcext:value-type="float">
            <text:p>0.931737</text:p>
          </table:table-cell>
          <table:table-cell table:number-columns-repeated="3" office:value-type="float" office:value="0.929212" calcext:value-type="float">
            <text:p>0.929212</text:p>
          </table:table-cell>
          <table:table-cell table:number-columns-repeated="2" office:value-type="float" office:value="0.942982" calcext:value-type="float">
            <text:p>0.942982</text:p>
          </table:table-cell>
          <table:table-cell table:number-columns-repeated="3" office:value-type="float" office:value="0.93051" calcext:value-type="float">
            <text:p>0.93051</text:p>
          </table:table-cell>
          <table:table-cell table:number-columns-repeated="2" office:value-type="float" office:value="0.939582" calcext:value-type="float">
            <text:p>0.939582</text:p>
          </table:table-cell>
          <table:table-cell table:number-columns-repeated="2" office:value-type="float" office:value="0.929178" calcext:value-type="float">
            <text:p>0.929178</text:p>
          </table:table-cell>
          <table:table-cell office:value-type="float" office:value="0.939863" calcext:value-type="float">
            <text:p>0.939863</text:p>
          </table:table-cell>
        </table:table-row>
        <table:table-row table:style-name="ro1">
          <table:table-cell table:number-columns-repeated="3" office:value-type="float" office:value="0.931989" calcext:value-type="float">
            <text:p>0.931989</text:p>
          </table:table-cell>
          <table:table-cell table:number-columns-repeated="2" office:value-type="float" office:value="0.918677" calcext:value-type="float">
            <text:p>0.918677</text:p>
          </table:table-cell>
          <table:table-cell table:number-columns-repeated="3" office:value-type="float" office:value="0.933471" calcext:value-type="float">
            <text:p>0.933471</text:p>
          </table:table-cell>
          <table:table-cell table:number-columns-repeated="2" office:value-type="float" office:value="0.933956" calcext:value-type="float">
            <text:p>0.933956</text:p>
          </table:table-cell>
          <table:table-cell table:number-columns-repeated="3" office:value-type="float" office:value="0.928533" calcext:value-type="float">
            <text:p>0.928533</text:p>
          </table:table-cell>
          <table:table-cell table:number-columns-repeated="2" office:value-type="float" office:value="0.924714" calcext:value-type="float">
            <text:p>0.924714</text:p>
          </table:table-cell>
          <table:table-cell table:number-columns-repeated="2" office:value-type="float" office:value="0.932377" calcext:value-type="float">
            <text:p>0.932377</text:p>
          </table:table-cell>
          <table:table-cell table:number-columns-repeated="3" office:value-type="float" office:value="0.930202" calcext:value-type="float">
            <text:p>0.930202</text:p>
          </table:table-cell>
          <table:table-cell table:number-columns-repeated="2" office:value-type="float" office:value="0.943828" calcext:value-type="float">
            <text:p>0.943828</text:p>
          </table:table-cell>
          <table:table-cell table:number-columns-repeated="3" office:value-type="float" office:value="0.929774" calcext:value-type="float">
            <text:p>0.929774</text:p>
          </table:table-cell>
          <table:table-cell table:number-columns-repeated="2" office:value-type="float" office:value="0.940316" calcext:value-type="float">
            <text:p>0.940316</text:p>
          </table:table-cell>
          <table:table-cell table:number-columns-repeated="2" office:value-type="float" office:value="0.929716" calcext:value-type="float">
            <text:p>0.929716</text:p>
          </table:table-cell>
          <table:table-cell office:value-type="float" office:value="0.940513" calcext:value-type="float">
            <text:p>0.940513</text:p>
          </table:table-cell>
        </table:table-row>
        <table:table-row table:style-name="ro1">
          <table:table-cell table:number-columns-repeated="3" office:value-type="float" office:value="0.932542" calcext:value-type="float">
            <text:p>0.932542</text:p>
          </table:table-cell>
          <table:table-cell table:number-columns-repeated="2" office:value-type="float" office:value="0.920063" calcext:value-type="float">
            <text:p>0.920063</text:p>
          </table:table-cell>
          <table:table-cell table:number-columns-repeated="3" office:value-type="float" office:value="0.932713" calcext:value-type="float">
            <text:p>0.932713</text:p>
          </table:table-cell>
          <table:table-cell table:number-columns-repeated="2" office:value-type="float" office:value="0.933227" calcext:value-type="float">
            <text:p>0.933227</text:p>
          </table:table-cell>
          <table:table-cell table:number-columns-repeated="3" office:value-type="float" office:value="0.928191" calcext:value-type="float">
            <text:p>0.928191</text:p>
          </table:table-cell>
          <table:table-cell table:number-columns-repeated="2" office:value-type="float" office:value="0.924675" calcext:value-type="float">
            <text:p>0.924675</text:p>
          </table:table-cell>
          <table:table-cell table:number-columns-repeated="2" office:value-type="float" office:value="0.932073" calcext:value-type="float">
            <text:p>0.932073</text:p>
          </table:table-cell>
          <table:table-cell table:number-columns-repeated="3" office:value-type="float" office:value="0.932013" calcext:value-type="float">
            <text:p>0.932013</text:p>
          </table:table-cell>
          <table:table-cell table:number-columns-repeated="2" office:value-type="float" office:value="0.942867" calcext:value-type="float">
            <text:p>0.942867</text:p>
          </table:table-cell>
          <table:table-cell table:number-columns-repeated="3" office:value-type="float" office:value="0.930405" calcext:value-type="float">
            <text:p>0.930405</text:p>
          </table:table-cell>
          <table:table-cell table:number-columns-repeated="2" office:value-type="float" office:value="0.941628" calcext:value-type="float">
            <text:p>0.941628</text:p>
          </table:table-cell>
          <table:table-cell table:number-columns-repeated="2" office:value-type="float" office:value="0.929028" calcext:value-type="float">
            <text:p>0.929028</text:p>
          </table:table-cell>
          <table:table-cell office:value-type="float" office:value="0.941294" calcext:value-type="float">
            <text:p>0.941294</text:p>
          </table:table-cell>
        </table:table-row>
        <table:table-row table:style-name="ro1">
          <table:table-cell table:number-columns-repeated="3" office:value-type="float" office:value="0.931926" calcext:value-type="float">
            <text:p>0.931926</text:p>
          </table:table-cell>
          <table:table-cell table:number-columns-repeated="2" office:value-type="float" office:value="0.919341" calcext:value-type="float">
            <text:p>0.919341</text:p>
          </table:table-cell>
          <table:table-cell table:number-columns-repeated="3" office:value-type="float" office:value="0.932472" calcext:value-type="float">
            <text:p>0.932472</text:p>
          </table:table-cell>
          <table:table-cell table:number-columns-repeated="2" office:value-type="float" office:value="0.933991" calcext:value-type="float">
            <text:p>0.933991</text:p>
          </table:table-cell>
          <table:table-cell table:number-columns-repeated="3" office:value-type="float" office:value="0.931319" calcext:value-type="float">
            <text:p>0.931319</text:p>
          </table:table-cell>
          <table:table-cell table:number-columns-repeated="2" office:value-type="float" office:value="0.92669" calcext:value-type="float">
            <text:p>0.92669</text:p>
          </table:table-cell>
          <table:table-cell table:number-columns-repeated="2" office:value-type="float" office:value="0.932467" calcext:value-type="float">
            <text:p>0.932467</text:p>
          </table:table-cell>
          <table:table-cell table:number-columns-repeated="3" office:value-type="float" office:value="0.932651" calcext:value-type="float">
            <text:p>0.932651</text:p>
          </table:table-cell>
          <table:table-cell table:number-columns-repeated="2" office:value-type="float" office:value="0.941357" calcext:value-type="float">
            <text:p>0.941357</text:p>
          </table:table-cell>
          <table:table-cell table:number-columns-repeated="3" office:value-type="float" office:value="0.930754" calcext:value-type="float">
            <text:p>0.930754</text:p>
          </table:table-cell>
          <table:table-cell table:number-columns-repeated="2" office:value-type="float" office:value="0.941635" calcext:value-type="float">
            <text:p>0.941635</text:p>
          </table:table-cell>
          <table:table-cell table:number-columns-repeated="2" office:value-type="float" office:value="0.926751" calcext:value-type="float">
            <text:p>0.926751</text:p>
          </table:table-cell>
          <table:table-cell office:value-type="float" office:value="0.941722" calcext:value-type="float">
            <text:p>0.941722</text:p>
          </table:table-cell>
        </table:table-row>
        <table:table-row table:style-name="ro1">
          <table:table-cell table:number-columns-repeated="3" office:value-type="float" office:value="0.931" calcext:value-type="float">
            <text:p>0.931</text:p>
          </table:table-cell>
          <table:table-cell table:number-columns-repeated="2" office:value-type="float" office:value="0.919895" calcext:value-type="float">
            <text:p>0.919895</text:p>
          </table:table-cell>
          <table:table-cell table:number-columns-repeated="3" office:value-type="float" office:value="0.932357" calcext:value-type="float">
            <text:p>0.932357</text:p>
          </table:table-cell>
          <table:table-cell table:number-columns-repeated="2" office:value-type="float" office:value="0.935143" calcext:value-type="float">
            <text:p>0.935143</text:p>
          </table:table-cell>
          <table:table-cell table:number-columns-repeated="3" office:value-type="float" office:value="0.931001" calcext:value-type="float">
            <text:p>0.931001</text:p>
          </table:table-cell>
          <table:table-cell table:number-columns-repeated="2" office:value-type="float" office:value="0.92664" calcext:value-type="float">
            <text:p>0.92664</text:p>
          </table:table-cell>
          <table:table-cell table:number-columns-repeated="2" office:value-type="float" office:value="0.931375" calcext:value-type="float">
            <text:p>0.931375</text:p>
          </table:table-cell>
          <table:table-cell table:number-columns-repeated="3" office:value-type="float" office:value="0.933678" calcext:value-type="float">
            <text:p>0.933678</text:p>
          </table:table-cell>
          <table:table-cell table:number-columns-repeated="2" office:value-type="float" office:value="0.941524" calcext:value-type="float">
            <text:p>0.941524</text:p>
          </table:table-cell>
          <table:table-cell table:number-columns-repeated="3" office:value-type="float" office:value="0.931404" calcext:value-type="float">
            <text:p>0.931404</text:p>
          </table:table-cell>
          <table:table-cell table:number-columns-repeated="2" office:value-type="float" office:value="0.942605" calcext:value-type="float">
            <text:p>0.942605</text:p>
          </table:table-cell>
          <table:table-cell table:number-columns-repeated="2" office:value-type="float" office:value="0.926872" calcext:value-type="float">
            <text:p>0.926872</text:p>
          </table:table-cell>
          <table:table-cell office:value-type="float" office:value="0.940855" calcext:value-type="float">
            <text:p>0.940855</text:p>
          </table:table-cell>
        </table:table-row>
        <table:table-row table:style-name="ro1">
          <table:table-cell table:number-columns-repeated="3" office:value-type="float" office:value="0.931405" calcext:value-type="float">
            <text:p>0.931405</text:p>
          </table:table-cell>
          <table:table-cell table:number-columns-repeated="2" office:value-type="float" office:value="0.920908" calcext:value-type="float">
            <text:p>0.920908</text:p>
          </table:table-cell>
          <table:table-cell table:number-columns-repeated="3" office:value-type="float" office:value="0.931253" calcext:value-type="float">
            <text:p>0.931253</text:p>
          </table:table-cell>
          <table:table-cell table:number-columns-repeated="2" office:value-type="float" office:value="0.934659" calcext:value-type="float">
            <text:p>0.934659</text:p>
          </table:table-cell>
          <table:table-cell table:number-columns-repeated="3" office:value-type="float" office:value="0.929699" calcext:value-type="float">
            <text:p>0.929699</text:p>
          </table:table-cell>
          <table:table-cell table:number-columns-repeated="2" office:value-type="float" office:value="0.927136" calcext:value-type="float">
            <text:p>0.927136</text:p>
          </table:table-cell>
          <table:table-cell table:number-columns-repeated="2" office:value-type="float" office:value="0.931188" calcext:value-type="float">
            <text:p>0.931188</text:p>
          </table:table-cell>
          <table:table-cell table:number-columns-repeated="3" office:value-type="float" office:value="0.934519" calcext:value-type="float">
            <text:p>0.934519</text:p>
          </table:table-cell>
          <table:table-cell table:number-columns-repeated="2" office:value-type="float" office:value="0.942494" calcext:value-type="float">
            <text:p>0.942494</text:p>
          </table:table-cell>
          <table:table-cell table:number-columns-repeated="3" office:value-type="float" office:value="0.932358" calcext:value-type="float">
            <text:p>0.932358</text:p>
          </table:table-cell>
          <table:table-cell table:number-columns-repeated="2" office:value-type="float" office:value="0.942396" calcext:value-type="float">
            <text:p>0.942396</text:p>
          </table:table-cell>
          <table:table-cell table:number-columns-repeated="2" office:value-type="float" office:value="0.926559" calcext:value-type="float">
            <text:p>0.926559</text:p>
          </table:table-cell>
          <table:table-cell office:value-type="float" office:value="0.940821" calcext:value-type="float">
            <text:p>0.940821</text:p>
          </table:table-cell>
        </table:table-row>
        <table:table-row table:style-name="ro1">
          <table:table-cell table:number-columns-repeated="3" office:value-type="float" office:value="0.931754" calcext:value-type="float">
            <text:p>0.931754</text:p>
          </table:table-cell>
          <table:table-cell table:number-columns-repeated="2" office:value-type="float" office:value="0.921566" calcext:value-type="float">
            <text:p>0.921566</text:p>
          </table:table-cell>
          <table:table-cell table:number-columns-repeated="3" office:value-type="float" office:value="0.931299" calcext:value-type="float">
            <text:p>0.931299</text:p>
          </table:table-cell>
          <table:table-cell table:number-columns-repeated="2" office:value-type="float" office:value="0.936533" calcext:value-type="float">
            <text:p>0.936533</text:p>
          </table:table-cell>
          <table:table-cell table:number-columns-repeated="3" office:value-type="float" office:value="0.931026" calcext:value-type="float">
            <text:p>0.931026</text:p>
          </table:table-cell>
          <table:table-cell table:number-columns-repeated="2" office:value-type="float" office:value="0.927786" calcext:value-type="float">
            <text:p>0.927786</text:p>
          </table:table-cell>
          <table:table-cell table:number-columns-repeated="2" office:value-type="float" office:value="0.931219" calcext:value-type="float">
            <text:p>0.931219</text:p>
          </table:table-cell>
          <table:table-cell table:number-columns-repeated="3" office:value-type="float" office:value="0.933036" calcext:value-type="float">
            <text:p>0.933036</text:p>
          </table:table-cell>
          <table:table-cell table:number-columns-repeated="2" office:value-type="float" office:value="0.943338" calcext:value-type="float">
            <text:p>0.943338</text:p>
          </table:table-cell>
          <table:table-cell table:number-columns-repeated="3" office:value-type="float" office:value="0.931738" calcext:value-type="float">
            <text:p>0.931738</text:p>
          </table:table-cell>
          <table:table-cell table:number-columns-repeated="2" office:value-type="float" office:value="0.943183" calcext:value-type="float">
            <text:p>0.943183</text:p>
          </table:table-cell>
          <table:table-cell table:number-columns-repeated="2" office:value-type="float" office:value="0.926664" calcext:value-type="float">
            <text:p>0.926664</text:p>
          </table:table-cell>
          <table:table-cell office:value-type="float" office:value="0.941262" calcext:value-type="float">
            <text:p>0.941262</text:p>
          </table:table-cell>
        </table:table-row>
        <table:table-row table:style-name="ro1">
          <table:table-cell table:number-columns-repeated="3" office:value-type="float" office:value="0.930961" calcext:value-type="float">
            <text:p>0.930961</text:p>
          </table:table-cell>
          <table:table-cell table:number-columns-repeated="2" office:value-type="float" office:value="0.923816" calcext:value-type="float">
            <text:p>0.923816</text:p>
          </table:table-cell>
          <table:table-cell table:number-columns-repeated="3" office:value-type="float" office:value="0.931971" calcext:value-type="float">
            <text:p>0.931971</text:p>
          </table:table-cell>
          <table:table-cell table:number-columns-repeated="2" office:value-type="float" office:value="0.935812" calcext:value-type="float">
            <text:p>0.935812</text:p>
          </table:table-cell>
          <table:table-cell table:number-columns-repeated="3" office:value-type="float" office:value="0.930416" calcext:value-type="float">
            <text:p>0.930416</text:p>
          </table:table-cell>
          <table:table-cell table:number-columns-repeated="2" office:value-type="float" office:value="0.928777" calcext:value-type="float">
            <text:p>0.928777</text:p>
          </table:table-cell>
          <table:table-cell table:number-columns-repeated="2" office:value-type="float" office:value="0.933698" calcext:value-type="float">
            <text:p>0.933698</text:p>
          </table:table-cell>
          <table:table-cell table:number-columns-repeated="3" office:value-type="float" office:value="0.932623" calcext:value-type="float">
            <text:p>0.932623</text:p>
          </table:table-cell>
          <table:table-cell table:number-columns-repeated="2" office:value-type="float" office:value="0.944203" calcext:value-type="float">
            <text:p>0.944203</text:p>
          </table:table-cell>
          <table:table-cell table:number-columns-repeated="3" office:value-type="float" office:value="0.928747" calcext:value-type="float">
            <text:p>0.928747</text:p>
          </table:table-cell>
          <table:table-cell table:number-columns-repeated="2" office:value-type="float" office:value="0.944332" calcext:value-type="float">
            <text:p>0.944332</text:p>
          </table:table-cell>
          <table:table-cell table:number-columns-repeated="2" office:value-type="float" office:value="0.926518" calcext:value-type="float">
            <text:p>0.926518</text:p>
          </table:table-cell>
          <table:table-cell office:value-type="float" office:value="0.942651" calcext:value-type="float">
            <text:p>0.942651</text:p>
          </table:table-cell>
        </table:table-row>
        <table:table-row table:style-name="ro1">
          <table:table-cell table:number-columns-repeated="3" office:value-type="float" office:value="0.93139" calcext:value-type="float">
            <text:p>0.93139</text:p>
          </table:table-cell>
          <table:table-cell table:number-columns-repeated="2" office:value-type="float" office:value="0.922577" calcext:value-type="float">
            <text:p>0.922577</text:p>
          </table:table-cell>
          <table:table-cell table:number-columns-repeated="3" office:value-type="float" office:value="0.933432" calcext:value-type="float">
            <text:p>0.933432</text:p>
          </table:table-cell>
          <table:table-cell table:number-columns-repeated="2" office:value-type="float" office:value="0.934208" calcext:value-type="float">
            <text:p>0.934208</text:p>
          </table:table-cell>
          <table:table-cell table:number-columns-repeated="3" office:value-type="float" office:value="0.930347" calcext:value-type="float">
            <text:p>0.930347</text:p>
          </table:table-cell>
          <table:table-cell table:number-columns-repeated="2" office:value-type="float" office:value="0.927814" calcext:value-type="float">
            <text:p>0.927814</text:p>
          </table:table-cell>
          <table:table-cell table:number-columns-repeated="2" office:value-type="float" office:value="0.933423" calcext:value-type="float">
            <text:p>0.933423</text:p>
          </table:table-cell>
          <table:table-cell table:number-columns-repeated="3" office:value-type="float" office:value="0.933933" calcext:value-type="float">
            <text:p>0.933933</text:p>
          </table:table-cell>
          <table:table-cell table:number-columns-repeated="2" office:value-type="float" office:value="0.943038" calcext:value-type="float">
            <text:p>0.943038</text:p>
          </table:table-cell>
          <table:table-cell table:number-columns-repeated="3" office:value-type="float" office:value="0.92832" calcext:value-type="float">
            <text:p>0.92832</text:p>
          </table:table-cell>
          <table:table-cell table:number-columns-repeated="2" office:value-type="float" office:value="0.943689" calcext:value-type="float">
            <text:p>0.943689</text:p>
          </table:table-cell>
          <table:table-cell table:number-columns-repeated="2" office:value-type="float" office:value="0.9264" calcext:value-type="float">
            <text:p>0.9264</text:p>
          </table:table-cell>
          <table:table-cell office:value-type="float" office:value="0.942688" calcext:value-type="float">
            <text:p>0.942688</text:p>
          </table:table-cell>
        </table:table-row>
        <table:table-row table:style-name="ro1">
          <table:table-cell table:number-columns-repeated="3" office:value-type="float" office:value="0.932789" calcext:value-type="float">
            <text:p>0.932789</text:p>
          </table:table-cell>
          <table:table-cell table:number-columns-repeated="2" office:value-type="float" office:value="0.922993" calcext:value-type="float">
            <text:p>0.922993</text:p>
          </table:table-cell>
          <table:table-cell table:number-columns-repeated="3" office:value-type="float" office:value="0.933428" calcext:value-type="float">
            <text:p>0.933428</text:p>
          </table:table-cell>
          <table:table-cell table:number-columns-repeated="2" office:value-type="float" office:value="0.935334" calcext:value-type="float">
            <text:p>0.935334</text:p>
          </table:table-cell>
          <table:table-cell table:number-columns-repeated="3" office:value-type="float" office:value="0.931228" calcext:value-type="float">
            <text:p>0.931228</text:p>
          </table:table-cell>
          <table:table-cell table:number-columns-repeated="2" office:value-type="float" office:value="0.92803" calcext:value-type="float">
            <text:p>0.92803</text:p>
          </table:table-cell>
          <table:table-cell table:number-columns-repeated="2" office:value-type="float" office:value="0.93348" calcext:value-type="float">
            <text:p>0.93348</text:p>
          </table:table-cell>
          <table:table-cell table:number-columns-repeated="3" office:value-type="float" office:value="0.932966" calcext:value-type="float">
            <text:p>0.932966</text:p>
          </table:table-cell>
          <table:table-cell table:number-columns-repeated="2" office:value-type="float" office:value="0.943077" calcext:value-type="float">
            <text:p>0.943077</text:p>
          </table:table-cell>
          <table:table-cell table:number-columns-repeated="3" office:value-type="float" office:value="0.930482" calcext:value-type="float">
            <text:p>0.930482</text:p>
          </table:table-cell>
          <table:table-cell table:number-columns-repeated="2" office:value-type="float" office:value="0.942683" calcext:value-type="float">
            <text:p>0.942683</text:p>
          </table:table-cell>
          <table:table-cell table:number-columns-repeated="2" office:value-type="float" office:value="0.927596" calcext:value-type="float">
            <text:p>0.927596</text:p>
          </table:table-cell>
          <table:table-cell office:value-type="float" office:value="0.941912" calcext:value-type="float">
            <text:p>0.941912</text:p>
          </table:table-cell>
        </table:table-row>
        <table:table-row table:style-name="ro1">
          <table:table-cell table:number-columns-repeated="3" office:value-type="float" office:value="0.932955" calcext:value-type="float">
            <text:p>0.932955</text:p>
          </table:table-cell>
          <table:table-cell table:number-columns-repeated="2" office:value-type="float" office:value="0.922697" calcext:value-type="float">
            <text:p>0.922697</text:p>
          </table:table-cell>
          <table:table-cell table:number-columns-repeated="3" office:value-type="float" office:value="0.933446" calcext:value-type="float">
            <text:p>0.933446</text:p>
          </table:table-cell>
          <table:table-cell table:number-columns-repeated="2" office:value-type="float" office:value="0.934306" calcext:value-type="float">
            <text:p>0.934306</text:p>
          </table:table-cell>
          <table:table-cell table:number-columns-repeated="3" office:value-type="float" office:value="0.933871" calcext:value-type="float">
            <text:p>0.933871</text:p>
          </table:table-cell>
          <table:table-cell table:number-columns-repeated="2" office:value-type="float" office:value="0.927885" calcext:value-type="float">
            <text:p>0.927885</text:p>
          </table:table-cell>
          <table:table-cell table:number-columns-repeated="2" office:value-type="float" office:value="0.934512" calcext:value-type="float">
            <text:p>0.934512</text:p>
          </table:table-cell>
          <table:table-cell table:number-columns-repeated="3" office:value-type="float" office:value="0.933861" calcext:value-type="float">
            <text:p>0.933861</text:p>
          </table:table-cell>
          <table:table-cell table:number-columns-repeated="2" office:value-type="float" office:value="0.941978" calcext:value-type="float">
            <text:p>0.941978</text:p>
          </table:table-cell>
          <table:table-cell table:number-columns-repeated="3" office:value-type="float" office:value="0.929636" calcext:value-type="float">
            <text:p>0.929636</text:p>
          </table:table-cell>
          <table:table-cell table:number-columns-repeated="2" office:value-type="float" office:value="0.943237" calcext:value-type="float">
            <text:p>0.943237</text:p>
          </table:table-cell>
          <table:table-cell table:number-columns-repeated="2" office:value-type="float" office:value="0.927618" calcext:value-type="float">
            <text:p>0.927618</text:p>
          </table:table-cell>
          <table:table-cell office:value-type="float" office:value="0.941859" calcext:value-type="float">
            <text:p>0.941859</text:p>
          </table:table-cell>
        </table:table-row>
        <table:table-row table:style-name="ro1">
          <table:table-cell table:number-columns-repeated="3" office:value-type="float" office:value="0.933983" calcext:value-type="float">
            <text:p>0.933983</text:p>
          </table:table-cell>
          <table:table-cell table:number-columns-repeated="2" office:value-type="float" office:value="0.922629" calcext:value-type="float">
            <text:p>0.922629</text:p>
          </table:table-cell>
          <table:table-cell table:number-columns-repeated="3" office:value-type="float" office:value="0.932991" calcext:value-type="float">
            <text:p>0.932991</text:p>
          </table:table-cell>
          <table:table-cell table:number-columns-repeated="2" office:value-type="float" office:value="0.934111" calcext:value-type="float">
            <text:p>0.934111</text:p>
          </table:table-cell>
          <table:table-cell table:number-columns-repeated="3" office:value-type="float" office:value="0.933197" calcext:value-type="float">
            <text:p>0.933197</text:p>
          </table:table-cell>
          <table:table-cell table:number-columns-repeated="2" office:value-type="float" office:value="0.927667" calcext:value-type="float">
            <text:p>0.927667</text:p>
          </table:table-cell>
          <table:table-cell table:number-columns-repeated="2" office:value-type="float" office:value="0.933459" calcext:value-type="float">
            <text:p>0.933459</text:p>
          </table:table-cell>
          <table:table-cell table:number-columns-repeated="3" office:value-type="float" office:value="0.933406" calcext:value-type="float">
            <text:p>0.933406</text:p>
          </table:table-cell>
          <table:table-cell table:number-columns-repeated="2" office:value-type="float" office:value="0.941613" calcext:value-type="float">
            <text:p>0.941613</text:p>
          </table:table-cell>
          <table:table-cell table:number-columns-repeated="3" office:value-type="float" office:value="0.930158" calcext:value-type="float">
            <text:p>0.930158</text:p>
          </table:table-cell>
          <table:table-cell table:number-columns-repeated="2" office:value-type="float" office:value="0.944158" calcext:value-type="float">
            <text:p>0.944158</text:p>
          </table:table-cell>
          <table:table-cell table:number-columns-repeated="2" office:value-type="float" office:value="0.927127" calcext:value-type="float">
            <text:p>0.927127</text:p>
          </table:table-cell>
          <table:table-cell office:value-type="float" office:value="0.940929" calcext:value-type="float">
            <text:p>0.940929</text:p>
          </table:table-cell>
        </table:table-row>
        <table:table-row table:style-name="ro1">
          <table:table-cell table:number-columns-repeated="3" office:value-type="float" office:value="0.934304" calcext:value-type="float">
            <text:p>0.934304</text:p>
          </table:table-cell>
          <table:table-cell table:number-columns-repeated="2" office:value-type="float" office:value="0.922025" calcext:value-type="float">
            <text:p>0.922025</text:p>
          </table:table-cell>
          <table:table-cell table:number-columns-repeated="3" office:value-type="float" office:value="0.933027" calcext:value-type="float">
            <text:p>0.933027</text:p>
          </table:table-cell>
          <table:table-cell table:number-columns-repeated="2" office:value-type="float" office:value="0.935542" calcext:value-type="float">
            <text:p>0.935542</text:p>
          </table:table-cell>
          <table:table-cell table:number-columns-repeated="3" office:value-type="float" office:value="0.934566" calcext:value-type="float">
            <text:p>0.934566</text:p>
          </table:table-cell>
          <table:table-cell table:number-columns-repeated="2" office:value-type="float" office:value="0.927349" calcext:value-type="float">
            <text:p>0.927349</text:p>
          </table:table-cell>
          <table:table-cell table:number-columns-repeated="2" office:value-type="float" office:value="0.933763" calcext:value-type="float">
            <text:p>0.933763</text:p>
          </table:table-cell>
          <table:table-cell table:number-columns-repeated="3" office:value-type="float" office:value="0.934967" calcext:value-type="float">
            <text:p>0.934967</text:p>
          </table:table-cell>
          <table:table-cell table:number-columns-repeated="2" office:value-type="float" office:value="0.942249" calcext:value-type="float">
            <text:p>0.942249</text:p>
          </table:table-cell>
          <table:table-cell table:number-columns-repeated="3" office:value-type="float" office:value="0.930588" calcext:value-type="float">
            <text:p>0.930588</text:p>
          </table:table-cell>
          <table:table-cell table:number-columns-repeated="2" office:value-type="float" office:value="0.943774" calcext:value-type="float">
            <text:p>0.943774</text:p>
          </table:table-cell>
          <table:table-cell table:number-columns-repeated="2" office:value-type="float" office:value="0.928944" calcext:value-type="float">
            <text:p>0.928944</text:p>
          </table:table-cell>
          <table:table-cell office:value-type="float" office:value="0.941671" calcext:value-type="float">
            <text:p>0.941671</text:p>
          </table:table-cell>
        </table:table-row>
        <table:table-row table:style-name="ro1">
          <table:table-cell table:number-columns-repeated="3" office:value-type="float" office:value="0.933874" calcext:value-type="float">
            <text:p>0.933874</text:p>
          </table:table-cell>
          <table:table-cell table:number-columns-repeated="2" office:value-type="float" office:value="0.922404" calcext:value-type="float">
            <text:p>0.922404</text:p>
          </table:table-cell>
          <table:table-cell table:number-columns-repeated="3" office:value-type="float" office:value="0.933065" calcext:value-type="float">
            <text:p>0.933065</text:p>
          </table:table-cell>
          <table:table-cell table:number-columns-repeated="2" office:value-type="float" office:value="0.935854" calcext:value-type="float">
            <text:p>0.935854</text:p>
          </table:table-cell>
          <table:table-cell table:number-columns-repeated="3" office:value-type="float" office:value="0.934924" calcext:value-type="float">
            <text:p>0.934924</text:p>
          </table:table-cell>
          <table:table-cell table:number-columns-repeated="2" office:value-type="float" office:value="0.927295" calcext:value-type="float">
            <text:p>0.927295</text:p>
          </table:table-cell>
          <table:table-cell table:number-columns-repeated="2" office:value-type="float" office:value="0.933773" calcext:value-type="float">
            <text:p>0.933773</text:p>
          </table:table-cell>
          <table:table-cell table:number-columns-repeated="3" office:value-type="float" office:value="0.935368" calcext:value-type="float">
            <text:p>0.935368</text:p>
          </table:table-cell>
          <table:table-cell table:number-columns-repeated="2" office:value-type="float" office:value="0.941764" calcext:value-type="float">
            <text:p>0.941764</text:p>
          </table:table-cell>
          <table:table-cell table:number-columns-repeated="3" office:value-type="float" office:value="0.931053" calcext:value-type="float">
            <text:p>0.931053</text:p>
          </table:table-cell>
          <table:table-cell table:number-columns-repeated="2" office:value-type="float" office:value="0.943683" calcext:value-type="float">
            <text:p>0.943683</text:p>
          </table:table-cell>
          <table:table-cell table:number-columns-repeated="2" office:value-type="float" office:value="0.929211" calcext:value-type="float">
            <text:p>0.929211</text:p>
          </table:table-cell>
          <table:table-cell office:value-type="float" office:value="0.941214" calcext:value-type="float">
            <text:p>0.941214</text:p>
          </table:table-cell>
        </table:table-row>
        <table:table-row table:style-name="ro1">
          <table:table-cell table:number-columns-repeated="3" office:value-type="float" office:value="0.935065" calcext:value-type="float">
            <text:p>0.935065</text:p>
          </table:table-cell>
          <table:table-cell table:number-columns-repeated="2" office:value-type="float" office:value="0.921845" calcext:value-type="float">
            <text:p>0.921845</text:p>
          </table:table-cell>
          <table:table-cell table:number-columns-repeated="3" office:value-type="float" office:value="0.934021" calcext:value-type="float">
            <text:p>0.934021</text:p>
          </table:table-cell>
          <table:table-cell table:number-columns-repeated="2" office:value-type="float" office:value="0.935593" calcext:value-type="float">
            <text:p>0.935593</text:p>
          </table:table-cell>
          <table:table-cell table:number-columns-repeated="3" office:value-type="float" office:value="0.935326" calcext:value-type="float">
            <text:p>0.935326</text:p>
          </table:table-cell>
          <table:table-cell table:number-columns-repeated="2" office:value-type="float" office:value="0.92774" calcext:value-type="float">
            <text:p>0.92774</text:p>
          </table:table-cell>
          <table:table-cell table:number-columns-repeated="2" office:value-type="float" office:value="0.934622" calcext:value-type="float">
            <text:p>0.934622</text:p>
          </table:table-cell>
          <table:table-cell table:number-columns-repeated="3" office:value-type="float" office:value="0.935307" calcext:value-type="float">
            <text:p>0.935307</text:p>
          </table:table-cell>
          <table:table-cell table:number-columns-repeated="2" office:value-type="float" office:value="0.941773" calcext:value-type="float">
            <text:p>0.941773</text:p>
          </table:table-cell>
          <table:table-cell table:number-columns-repeated="3" office:value-type="float" office:value="0.930764" calcext:value-type="float">
            <text:p>0.930764</text:p>
          </table:table-cell>
          <table:table-cell table:number-columns-repeated="2" office:value-type="float" office:value="0.944575" calcext:value-type="float">
            <text:p>0.944575</text:p>
          </table:table-cell>
          <table:table-cell table:number-columns-repeated="2" office:value-type="float" office:value="0.929149" calcext:value-type="float">
            <text:p>0.929149</text:p>
          </table:table-cell>
          <table:table-cell office:value-type="float" office:value="0.941183" calcext:value-type="float">
            <text:p>0.941183</text:p>
          </table:table-cell>
        </table:table-row>
        <table:table-row table:style-name="ro1">
          <table:table-cell table:number-columns-repeated="3" office:value-type="float" office:value="0.93428" calcext:value-type="float">
            <text:p>0.93428</text:p>
          </table:table-cell>
          <table:table-cell table:number-columns-repeated="2" office:value-type="float" office:value="0.922971" calcext:value-type="float">
            <text:p>0.922971</text:p>
          </table:table-cell>
          <table:table-cell table:number-columns-repeated="3" office:value-type="float" office:value="0.934506" calcext:value-type="float">
            <text:p>0.934506</text:p>
          </table:table-cell>
          <table:table-cell table:number-columns-repeated="2" office:value-type="float" office:value="0.93528" calcext:value-type="float">
            <text:p>0.93528</text:p>
          </table:table-cell>
          <table:table-cell table:number-columns-repeated="3" office:value-type="float" office:value="0.935096" calcext:value-type="float">
            <text:p>0.935096</text:p>
          </table:table-cell>
          <table:table-cell table:number-columns-repeated="2" office:value-type="float" office:value="0.927754" calcext:value-type="float">
            <text:p>0.927754</text:p>
          </table:table-cell>
          <table:table-cell table:number-columns-repeated="2" office:value-type="float" office:value="0.934363" calcext:value-type="float">
            <text:p>0.934363</text:p>
          </table:table-cell>
          <table:table-cell table:number-columns-repeated="3" office:value-type="float" office:value="0.935456" calcext:value-type="float">
            <text:p>0.935456</text:p>
          </table:table-cell>
          <table:table-cell table:number-columns-repeated="2" office:value-type="float" office:value="0.942769" calcext:value-type="float">
            <text:p>0.942769</text:p>
          </table:table-cell>
          <table:table-cell table:number-columns-repeated="3" office:value-type="float" office:value="0.930733" calcext:value-type="float">
            <text:p>0.930733</text:p>
          </table:table-cell>
          <table:table-cell table:number-columns-repeated="2" office:value-type="float" office:value="0.942943" calcext:value-type="float">
            <text:p>0.942943</text:p>
          </table:table-cell>
          <table:table-cell table:number-columns-repeated="2" office:value-type="float" office:value="0.929563" calcext:value-type="float">
            <text:p>0.929563</text:p>
          </table:table-cell>
          <table:table-cell office:value-type="float" office:value="0.940347" calcext:value-type="float">
            <text:p>0.940347</text:p>
          </table:table-cell>
        </table:table-row>
        <table:table-row table:style-name="ro1">
          <table:table-cell table:number-columns-repeated="3" office:value-type="float" office:value="0.933367" calcext:value-type="float">
            <text:p>0.933367</text:p>
          </table:table-cell>
          <table:table-cell table:number-columns-repeated="2" office:value-type="float" office:value="0.922934" calcext:value-type="float">
            <text:p>0.922934</text:p>
          </table:table-cell>
          <table:table-cell table:number-columns-repeated="3" office:value-type="float" office:value="0.934641" calcext:value-type="float">
            <text:p>0.934641</text:p>
          </table:table-cell>
          <table:table-cell table:number-columns-repeated="2" office:value-type="float" office:value="0.935062" calcext:value-type="float">
            <text:p>0.935062</text:p>
          </table:table-cell>
          <table:table-cell table:number-columns-repeated="3" office:value-type="float" office:value="0.93514" calcext:value-type="float">
            <text:p>0.93514</text:p>
          </table:table-cell>
          <table:table-cell table:number-columns-repeated="2" office:value-type="float" office:value="0.927356" calcext:value-type="float">
            <text:p>0.927356</text:p>
          </table:table-cell>
          <table:table-cell table:number-columns-repeated="2" office:value-type="float" office:value="0.935776" calcext:value-type="float">
            <text:p>0.935776</text:p>
          </table:table-cell>
          <table:table-cell table:number-columns-repeated="3" office:value-type="float" office:value="0.936921" calcext:value-type="float">
            <text:p>0.936921</text:p>
          </table:table-cell>
          <table:table-cell table:number-columns-repeated="2" office:value-type="float" office:value="0.944221" calcext:value-type="float">
            <text:p>0.944221</text:p>
          </table:table-cell>
          <table:table-cell table:number-columns-repeated="3" office:value-type="float" office:value="0.929651" calcext:value-type="float">
            <text:p>0.929651</text:p>
          </table:table-cell>
          <table:table-cell table:number-columns-repeated="2" office:value-type="float" office:value="0.943463" calcext:value-type="float">
            <text:p>0.943463</text:p>
          </table:table-cell>
          <table:table-cell table:number-columns-repeated="2" office:value-type="float" office:value="0.931109" calcext:value-type="float">
            <text:p>0.931109</text:p>
          </table:table-cell>
          <table:table-cell office:value-type="float" office:value="0.940065" calcext:value-type="float">
            <text:p>0.940065</text:p>
          </table:table-cell>
        </table:table-row>
        <table:table-row table:style-name="ro1">
          <table:table-cell table:number-columns-repeated="3" office:value-type="float" office:value="0.934716" calcext:value-type="float">
            <text:p>0.934716</text:p>
          </table:table-cell>
          <table:table-cell table:number-columns-repeated="2" office:value-type="float" office:value="0.923208" calcext:value-type="float">
            <text:p>0.923208</text:p>
          </table:table-cell>
          <table:table-cell table:number-columns-repeated="3" office:value-type="float" office:value="0.933646" calcext:value-type="float">
            <text:p>0.933646</text:p>
          </table:table-cell>
          <table:table-cell table:number-columns-repeated="2" office:value-type="float" office:value="0.935539" calcext:value-type="float">
            <text:p>0.935539</text:p>
          </table:table-cell>
          <table:table-cell table:number-columns-repeated="3" office:value-type="float" office:value="0.933659" calcext:value-type="float">
            <text:p>0.933659</text:p>
          </table:table-cell>
          <table:table-cell table:number-columns-repeated="2" office:value-type="float" office:value="0.927564" calcext:value-type="float">
            <text:p>0.927564</text:p>
          </table:table-cell>
          <table:table-cell table:number-columns-repeated="2" office:value-type="float" office:value="0.936314" calcext:value-type="float">
            <text:p>0.936314</text:p>
          </table:table-cell>
          <table:table-cell table:number-columns-repeated="3" office:value-type="float" office:value="0.938646" calcext:value-type="float">
            <text:p>0.938646</text:p>
          </table:table-cell>
          <table:table-cell table:number-columns-repeated="2" office:value-type="float" office:value="0.943872" calcext:value-type="float">
            <text:p>0.943872</text:p>
          </table:table-cell>
          <table:table-cell table:number-columns-repeated="3" office:value-type="float" office:value="0.929667" calcext:value-type="float">
            <text:p>0.929667</text:p>
          </table:table-cell>
          <table:table-cell table:number-columns-repeated="2" office:value-type="float" office:value="0.943563" calcext:value-type="float">
            <text:p>0.943563</text:p>
          </table:table-cell>
          <table:table-cell table:number-columns-repeated="2" office:value-type="float" office:value="0.932324" calcext:value-type="float">
            <text:p>0.932324</text:p>
          </table:table-cell>
          <table:table-cell office:value-type="float" office:value="0.939672" calcext:value-type="float">
            <text:p>0.939672</text:p>
          </table:table-cell>
        </table:table-row>
        <table:table-row table:style-name="ro1">
          <table:table-cell table:number-columns-repeated="3" office:value-type="float" office:value="0.934229" calcext:value-type="float">
            <text:p>0.934229</text:p>
          </table:table-cell>
          <table:table-cell table:number-columns-repeated="2" office:value-type="float" office:value="0.923867" calcext:value-type="float">
            <text:p>0.923867</text:p>
          </table:table-cell>
          <table:table-cell table:number-columns-repeated="3" office:value-type="float" office:value="0.932067" calcext:value-type="float">
            <text:p>0.932067</text:p>
          </table:table-cell>
          <table:table-cell table:number-columns-repeated="2" office:value-type="float" office:value="0.936114" calcext:value-type="float">
            <text:p>0.936114</text:p>
          </table:table-cell>
          <table:table-cell table:number-columns-repeated="3" office:value-type="float" office:value="0.934705" calcext:value-type="float">
            <text:p>0.934705</text:p>
          </table:table-cell>
          <table:table-cell table:number-columns-repeated="2" office:value-type="float" office:value="0.927211" calcext:value-type="float">
            <text:p>0.927211</text:p>
          </table:table-cell>
          <table:table-cell table:number-columns-repeated="2" office:value-type="float" office:value="0.935312" calcext:value-type="float">
            <text:p>0.935312</text:p>
          </table:table-cell>
          <table:table-cell table:number-columns-repeated="3" office:value-type="float" office:value="0.938877" calcext:value-type="float">
            <text:p>0.938877</text:p>
          </table:table-cell>
          <table:table-cell table:number-columns-repeated="2" office:value-type="float" office:value="0.943974" calcext:value-type="float">
            <text:p>0.943974</text:p>
          </table:table-cell>
          <table:table-cell table:number-columns-repeated="3" office:value-type="float" office:value="0.930645" calcext:value-type="float">
            <text:p>0.930645</text:p>
          </table:table-cell>
          <table:table-cell table:number-columns-repeated="2" office:value-type="float" office:value="0.943676" calcext:value-type="float">
            <text:p>0.943676</text:p>
          </table:table-cell>
          <table:table-cell table:number-columns-repeated="2" office:value-type="float" office:value="0.932615" calcext:value-type="float">
            <text:p>0.932615</text:p>
          </table:table-cell>
          <table:table-cell office:value-type="float" office:value="0.939188" calcext:value-type="float">
            <text:p>0.939188</text:p>
          </table:table-cell>
        </table:table-row>
        <table:table-row table:style-name="ro1">
          <table:table-cell table:number-columns-repeated="3" office:value-type="float" office:value="0.935334" calcext:value-type="float">
            <text:p>0.935334</text:p>
          </table:table-cell>
          <table:table-cell table:number-columns-repeated="2" office:value-type="float" office:value="0.924211" calcext:value-type="float">
            <text:p>0.924211</text:p>
          </table:table-cell>
          <table:table-cell table:number-columns-repeated="3" office:value-type="float" office:value="0.931996" calcext:value-type="float">
            <text:p>0.931996</text:p>
          </table:table-cell>
          <table:table-cell table:number-columns-repeated="2" office:value-type="float" office:value="0.936133" calcext:value-type="float">
            <text:p>0.936133</text:p>
          </table:table-cell>
          <table:table-cell table:number-columns-repeated="3" office:value-type="float" office:value="0.935418" calcext:value-type="float">
            <text:p>0.935418</text:p>
          </table:table-cell>
          <table:table-cell table:number-columns-repeated="2" office:value-type="float" office:value="0.928054" calcext:value-type="float">
            <text:p>0.928054</text:p>
          </table:table-cell>
          <table:table-cell table:number-columns-repeated="2" office:value-type="float" office:value="0.936246" calcext:value-type="float">
            <text:p>0.936246</text:p>
          </table:table-cell>
          <table:table-cell table:number-columns-repeated="3" office:value-type="float" office:value="0.938098" calcext:value-type="float">
            <text:p>0.938098</text:p>
          </table:table-cell>
          <table:table-cell table:number-columns-repeated="2" office:value-type="float" office:value="0.943891" calcext:value-type="float">
            <text:p>0.943891</text:p>
          </table:table-cell>
          <table:table-cell table:number-columns-repeated="3" office:value-type="float" office:value="0.931874" calcext:value-type="float">
            <text:p>0.931874</text:p>
          </table:table-cell>
          <table:table-cell table:number-columns-repeated="2" office:value-type="float" office:value="0.942917" calcext:value-type="float">
            <text:p>0.942917</text:p>
          </table:table-cell>
          <table:table-cell table:number-columns-repeated="2" office:value-type="float" office:value="0.934106" calcext:value-type="float">
            <text:p>0.934106</text:p>
          </table:table-cell>
          <table:table-cell office:value-type="float" office:value="0.939684" calcext:value-type="float">
            <text:p>0.939684</text:p>
          </table:table-cell>
        </table:table-row>
        <table:table-row table:style-name="ro1">
          <table:table-cell table:number-columns-repeated="3" office:value-type="float" office:value="0.935082" calcext:value-type="float">
            <text:p>0.935082</text:p>
          </table:table-cell>
          <table:table-cell table:number-columns-repeated="2" office:value-type="float" office:value="0.924411" calcext:value-type="float">
            <text:p>0.924411</text:p>
          </table:table-cell>
          <table:table-cell table:number-columns-repeated="3" office:value-type="float" office:value="0.931947" calcext:value-type="float">
            <text:p>0.931947</text:p>
          </table:table-cell>
          <table:table-cell table:number-columns-repeated="2" office:value-type="float" office:value="0.935814" calcext:value-type="float">
            <text:p>0.935814</text:p>
          </table:table-cell>
          <table:table-cell table:number-columns-repeated="3" office:value-type="float" office:value="0.936741" calcext:value-type="float">
            <text:p>0.936741</text:p>
          </table:table-cell>
          <table:table-cell table:number-columns-repeated="2" office:value-type="float" office:value="0.928634" calcext:value-type="float">
            <text:p>0.928634</text:p>
          </table:table-cell>
          <table:table-cell table:number-columns-repeated="2" office:value-type="float" office:value="0.935435" calcext:value-type="float">
            <text:p>0.935435</text:p>
          </table:table-cell>
          <table:table-cell table:number-columns-repeated="3" office:value-type="float" office:value="0.939849" calcext:value-type="float">
            <text:p>0.939849</text:p>
          </table:table-cell>
          <table:table-cell table:number-columns-repeated="2" office:value-type="float" office:value="0.944075" calcext:value-type="float">
            <text:p>0.944075</text:p>
          </table:table-cell>
          <table:table-cell table:number-columns-repeated="3" office:value-type="float" office:value="0.932161" calcext:value-type="float">
            <text:p>0.932161</text:p>
          </table:table-cell>
          <table:table-cell table:number-columns-repeated="2" office:value-type="float" office:value="0.941869" calcext:value-type="float">
            <text:p>0.941869</text:p>
          </table:table-cell>
          <table:table-cell table:number-columns-repeated="2" office:value-type="float" office:value="0.935577" calcext:value-type="float">
            <text:p>0.935577</text:p>
          </table:table-cell>
          <table:table-cell office:value-type="float" office:value="0.939175" calcext:value-type="float">
            <text:p>0.939175</text:p>
          </table:table-cell>
        </table:table-row>
        <table:table-row table:style-name="ro1">
          <table:table-cell table:number-columns-repeated="3" office:value-type="float" office:value="0.93534" calcext:value-type="float">
            <text:p>0.93534</text:p>
          </table:table-cell>
          <table:table-cell table:number-columns-repeated="2" office:value-type="float" office:value="0.924759" calcext:value-type="float">
            <text:p>0.924759</text:p>
          </table:table-cell>
          <table:table-cell table:number-columns-repeated="3" office:value-type="float" office:value="0.931146" calcext:value-type="float">
            <text:p>0.931146</text:p>
          </table:table-cell>
          <table:table-cell table:number-columns-repeated="2" office:value-type="float" office:value="0.936281" calcext:value-type="float">
            <text:p>0.936281</text:p>
          </table:table-cell>
          <table:table-cell table:number-columns-repeated="3" office:value-type="float" office:value="0.936637" calcext:value-type="float">
            <text:p>0.936637</text:p>
          </table:table-cell>
          <table:table-cell table:number-columns-repeated="2" office:value-type="float" office:value="0.928838" calcext:value-type="float">
            <text:p>0.928838</text:p>
          </table:table-cell>
          <table:table-cell table:number-columns-repeated="2" office:value-type="float" office:value="0.935059" calcext:value-type="float">
            <text:p>0.935059</text:p>
          </table:table-cell>
          <table:table-cell table:number-columns-repeated="3" office:value-type="float" office:value="0.939256" calcext:value-type="float">
            <text:p>0.939256</text:p>
          </table:table-cell>
          <table:table-cell table:number-columns-repeated="2" office:value-type="float" office:value="0.945494" calcext:value-type="float">
            <text:p>0.945494</text:p>
          </table:table-cell>
          <table:table-cell table:number-columns-repeated="3" office:value-type="float" office:value="0.932113" calcext:value-type="float">
            <text:p>0.932113</text:p>
          </table:table-cell>
          <table:table-cell table:number-columns-repeated="2" office:value-type="float" office:value="0.940631" calcext:value-type="float">
            <text:p>0.940631</text:p>
          </table:table-cell>
          <table:table-cell table:number-columns-repeated="2" office:value-type="float" office:value="0.935041" calcext:value-type="float">
            <text:p>0.935041</text:p>
          </table:table-cell>
          <table:table-cell office:value-type="float" office:value="0.937832" calcext:value-type="float">
            <text:p>0.937832</text:p>
          </table:table-cell>
        </table:table-row>
        <table:table-row table:style-name="ro1">
          <table:table-cell table:number-columns-repeated="3" office:value-type="float" office:value="0.935584" calcext:value-type="float">
            <text:p>0.935584</text:p>
          </table:table-cell>
          <table:table-cell table:number-columns-repeated="2" office:value-type="float" office:value="0.924857" calcext:value-type="float">
            <text:p>0.924857</text:p>
          </table:table-cell>
          <table:table-cell table:number-columns-repeated="3" office:value-type="float" office:value="0.931106" calcext:value-type="float">
            <text:p>0.931106</text:p>
          </table:table-cell>
          <table:table-cell table:number-columns-repeated="2" office:value-type="float" office:value="0.936255" calcext:value-type="float">
            <text:p>0.936255</text:p>
          </table:table-cell>
          <table:table-cell table:number-columns-repeated="3" office:value-type="float" office:value="0.936457" calcext:value-type="float">
            <text:p>0.936457</text:p>
          </table:table-cell>
          <table:table-cell table:number-columns-repeated="2" office:value-type="float" office:value="0.928709" calcext:value-type="float">
            <text:p>0.928709</text:p>
          </table:table-cell>
          <table:table-cell table:number-columns-repeated="2" office:value-type="float" office:value="0.933619" calcext:value-type="float">
            <text:p>0.933619</text:p>
          </table:table-cell>
          <table:table-cell table:number-columns-repeated="3" office:value-type="float" office:value="0.939795" calcext:value-type="float">
            <text:p>0.939795</text:p>
          </table:table-cell>
          <table:table-cell table:number-columns-repeated="2" office:value-type="float" office:value="0.944493" calcext:value-type="float">
            <text:p>0.944493</text:p>
          </table:table-cell>
          <table:table-cell table:number-columns-repeated="3" office:value-type="float" office:value="0.931598" calcext:value-type="float">
            <text:p>0.931598</text:p>
          </table:table-cell>
          <table:table-cell table:number-columns-repeated="2" office:value-type="float" office:value="0.94172" calcext:value-type="float">
            <text:p>0.94172</text:p>
          </table:table-cell>
          <table:table-cell table:number-columns-repeated="2" office:value-type="float" office:value="0.934962" calcext:value-type="float">
            <text:p>0.934962</text:p>
          </table:table-cell>
          <table:table-cell office:value-type="float" office:value="0.937188" calcext:value-type="float">
            <text:p>0.937188</text:p>
          </table:table-cell>
        </table:table-row>
        <table:table-row table:style-name="ro1">
          <table:table-cell table:number-columns-repeated="3" office:value-type="float" office:value="0.936774" calcext:value-type="float">
            <text:p>0.936774</text:p>
          </table:table-cell>
          <table:table-cell table:number-columns-repeated="2" office:value-type="float" office:value="0.924841" calcext:value-type="float">
            <text:p>0.924841</text:p>
          </table:table-cell>
          <table:table-cell table:number-columns-repeated="3" office:value-type="float" office:value="0.930864" calcext:value-type="float">
            <text:p>0.930864</text:p>
          </table:table-cell>
          <table:table-cell table:number-columns-repeated="2" office:value-type="float" office:value="0.936317" calcext:value-type="float">
            <text:p>0.936317</text:p>
          </table:table-cell>
          <table:table-cell table:number-columns-repeated="3" office:value-type="float" office:value="0.935914" calcext:value-type="float">
            <text:p>0.935914</text:p>
          </table:table-cell>
          <table:table-cell table:number-columns-repeated="2" office:value-type="float" office:value="0.929669" calcext:value-type="float">
            <text:p>0.929669</text:p>
          </table:table-cell>
          <table:table-cell table:number-columns-repeated="2" office:value-type="float" office:value="0.932537" calcext:value-type="float">
            <text:p>0.932537</text:p>
          </table:table-cell>
          <table:table-cell table:number-columns-repeated="3" office:value-type="float" office:value="0.940539" calcext:value-type="float">
            <text:p>0.940539</text:p>
          </table:table-cell>
          <table:table-cell table:number-columns-repeated="2" office:value-type="float" office:value="0.943726" calcext:value-type="float">
            <text:p>0.943726</text:p>
          </table:table-cell>
          <table:table-cell table:number-columns-repeated="3" office:value-type="float" office:value="0.931968" calcext:value-type="float">
            <text:p>0.931968</text:p>
          </table:table-cell>
          <table:table-cell table:number-columns-repeated="2" office:value-type="float" office:value="0.941417" calcext:value-type="float">
            <text:p>0.941417</text:p>
          </table:table-cell>
          <table:table-cell table:number-columns-repeated="2" office:value-type="float" office:value="0.935351" calcext:value-type="float">
            <text:p>0.935351</text:p>
          </table:table-cell>
          <table:table-cell office:value-type="float" office:value="0.936474" calcext:value-type="float">
            <text:p>0.936474</text:p>
          </table:table-cell>
        </table:table-row>
        <table:table-row table:style-name="ro1">
          <table:table-cell table:number-columns-repeated="3" office:value-type="float" office:value="0.936115" calcext:value-type="float">
            <text:p>0.936115</text:p>
          </table:table-cell>
          <table:table-cell table:number-columns-repeated="2" office:value-type="float" office:value="0.925748" calcext:value-type="float">
            <text:p>0.925748</text:p>
          </table:table-cell>
          <table:table-cell table:number-columns-repeated="3" office:value-type="float" office:value="0.931268" calcext:value-type="float">
            <text:p>0.931268</text:p>
          </table:table-cell>
          <table:table-cell table:number-columns-repeated="2" office:value-type="float" office:value="0.935556" calcext:value-type="float">
            <text:p>0.935556</text:p>
          </table:table-cell>
          <table:table-cell table:number-columns-repeated="3" office:value-type="float" office:value="0.93573" calcext:value-type="float">
            <text:p>0.93573</text:p>
          </table:table-cell>
          <table:table-cell table:number-columns-repeated="2" office:value-type="float" office:value="0.929709" calcext:value-type="float">
            <text:p>0.929709</text:p>
          </table:table-cell>
          <table:table-cell table:number-columns-repeated="2" office:value-type="float" office:value="0.93286" calcext:value-type="float">
            <text:p>0.93286</text:p>
          </table:table-cell>
          <table:table-cell table:number-columns-repeated="3" office:value-type="float" office:value="0.940538" calcext:value-type="float">
            <text:p>0.940538</text:p>
          </table:table-cell>
          <table:table-cell table:number-columns-repeated="2" office:value-type="float" office:value="0.94406" calcext:value-type="float">
            <text:p>0.94406</text:p>
          </table:table-cell>
          <table:table-cell table:number-columns-repeated="3" office:value-type="float" office:value="0.93337" calcext:value-type="float">
            <text:p>0.93337</text:p>
          </table:table-cell>
          <table:table-cell table:number-columns-repeated="2" office:value-type="float" office:value="0.942315" calcext:value-type="float">
            <text:p>0.942315</text:p>
          </table:table-cell>
          <table:table-cell table:number-columns-repeated="2" office:value-type="float" office:value="0.93489" calcext:value-type="float">
            <text:p>0.93489</text:p>
          </table:table-cell>
          <table:table-cell office:value-type="float" office:value="0.936686" calcext:value-type="float">
            <text:p>0.936686</text:p>
          </table:table-cell>
        </table:table-row>
        <table:table-row table:style-name="ro1">
          <table:table-cell table:number-columns-repeated="3" office:value-type="float" office:value="0.936079" calcext:value-type="float">
            <text:p>0.936079</text:p>
          </table:table-cell>
          <table:table-cell table:number-columns-repeated="2" office:value-type="float" office:value="0.926806" calcext:value-type="float">
            <text:p>0.926806</text:p>
          </table:table-cell>
          <table:table-cell table:number-columns-repeated="3" office:value-type="float" office:value="0.931011" calcext:value-type="float">
            <text:p>0.931011</text:p>
          </table:table-cell>
          <table:table-cell table:number-columns-repeated="2" office:value-type="float" office:value="0.935187" calcext:value-type="float">
            <text:p>0.935187</text:p>
          </table:table-cell>
          <table:table-cell table:number-columns-repeated="3" office:value-type="float" office:value="0.934989" calcext:value-type="float">
            <text:p>0.934989</text:p>
          </table:table-cell>
          <table:table-cell table:number-columns-repeated="2" office:value-type="float" office:value="0.929405" calcext:value-type="float">
            <text:p>0.929405</text:p>
          </table:table-cell>
          <table:table-cell table:number-columns-repeated="2" office:value-type="float" office:value="0.933016" calcext:value-type="float">
            <text:p>0.933016</text:p>
          </table:table-cell>
          <table:table-cell table:number-columns-repeated="3" office:value-type="float" office:value="0.9404" calcext:value-type="float">
            <text:p>0.9404</text:p>
          </table:table-cell>
          <table:table-cell table:number-columns-repeated="2" office:value-type="float" office:value="0.944593" calcext:value-type="float">
            <text:p>0.944593</text:p>
          </table:table-cell>
          <table:table-cell table:number-columns-repeated="3" office:value-type="float" office:value="0.933307" calcext:value-type="float">
            <text:p>0.933307</text:p>
          </table:table-cell>
          <table:table-cell table:number-columns-repeated="2" office:value-type="float" office:value="0.94209" calcext:value-type="float">
            <text:p>0.94209</text:p>
          </table:table-cell>
          <table:table-cell table:number-columns-repeated="2" office:value-type="float" office:value="0.935169" calcext:value-type="float">
            <text:p>0.935169</text:p>
          </table:table-cell>
          <table:table-cell office:value-type="float" office:value="0.936013" calcext:value-type="float">
            <text:p>0.936013</text:p>
          </table:table-cell>
        </table:table-row>
        <table:table-row table:style-name="ro1">
          <table:table-cell table:number-columns-repeated="3" office:value-type="float" office:value="0.93559" calcext:value-type="float">
            <text:p>0.93559</text:p>
          </table:table-cell>
          <table:table-cell table:number-columns-repeated="2" office:value-type="float" office:value="0.926815" calcext:value-type="float">
            <text:p>0.926815</text:p>
          </table:table-cell>
          <table:table-cell table:number-columns-repeated="3" office:value-type="float" office:value="0.930635" calcext:value-type="float">
            <text:p>0.930635</text:p>
          </table:table-cell>
          <table:table-cell table:number-columns-repeated="2" office:value-type="float" office:value="0.934877" calcext:value-type="float">
            <text:p>0.934877</text:p>
          </table:table-cell>
          <table:table-cell table:number-columns-repeated="3" office:value-type="float" office:value="0.93477" calcext:value-type="float">
            <text:p>0.93477</text:p>
          </table:table-cell>
          <table:table-cell table:number-columns-repeated="2" office:value-type="float" office:value="0.929246" calcext:value-type="float">
            <text:p>0.929246</text:p>
          </table:table-cell>
          <table:table-cell table:number-columns-repeated="2" office:value-type="float" office:value="0.933816" calcext:value-type="float">
            <text:p>0.933816</text:p>
          </table:table-cell>
          <table:table-cell table:number-columns-repeated="3" office:value-type="float" office:value="0.939811" calcext:value-type="float">
            <text:p>0.939811</text:p>
          </table:table-cell>
          <table:table-cell table:number-columns-repeated="2" office:value-type="float" office:value="0.944867" calcext:value-type="float">
            <text:p>0.944867</text:p>
          </table:table-cell>
          <table:table-cell table:number-columns-repeated="3" office:value-type="float" office:value="0.933232" calcext:value-type="float">
            <text:p>0.933232</text:p>
          </table:table-cell>
          <table:table-cell table:number-columns-repeated="2" office:value-type="float" office:value="0.942021" calcext:value-type="float">
            <text:p>0.942021</text:p>
          </table:table-cell>
          <table:table-cell table:number-columns-repeated="2" office:value-type="float" office:value="0.93554" calcext:value-type="float">
            <text:p>0.93554</text:p>
          </table:table-cell>
          <table:table-cell office:value-type="float" office:value="0.936019" calcext:value-type="float">
            <text:p>0.936019</text:p>
          </table:table-cell>
        </table:table-row>
        <table:table-row table:style-name="ro1">
          <table:table-cell table:number-columns-repeated="3" office:value-type="float" office:value="0.935595" calcext:value-type="float">
            <text:p>0.935595</text:p>
          </table:table-cell>
          <table:table-cell table:number-columns-repeated="2" office:value-type="float" office:value="0.92736" calcext:value-type="float">
            <text:p>0.92736</text:p>
          </table:table-cell>
          <table:table-cell table:number-columns-repeated="3" office:value-type="float" office:value="0.930647" calcext:value-type="float">
            <text:p>0.930647</text:p>
          </table:table-cell>
          <table:table-cell table:number-columns-repeated="2" office:value-type="float" office:value="0.935186" calcext:value-type="float">
            <text:p>0.935186</text:p>
          </table:table-cell>
          <table:table-cell table:number-columns-repeated="3" office:value-type="float" office:value="0.934986" calcext:value-type="float">
            <text:p>0.934986</text:p>
          </table:table-cell>
          <table:table-cell table:number-columns-repeated="2" office:value-type="float" office:value="0.928826" calcext:value-type="float">
            <text:p>0.928826</text:p>
          </table:table-cell>
          <table:table-cell table:number-columns-repeated="2" office:value-type="float" office:value="0.933386" calcext:value-type="float">
            <text:p>0.933386</text:p>
          </table:table-cell>
          <table:table-cell table:number-columns-repeated="3" office:value-type="float" office:value="0.940178" calcext:value-type="float">
            <text:p>0.940178</text:p>
          </table:table-cell>
          <table:table-cell table:number-columns-repeated="2" office:value-type="float" office:value="0.944969" calcext:value-type="float">
            <text:p>0.944969</text:p>
          </table:table-cell>
          <table:table-cell table:number-columns-repeated="3" office:value-type="float" office:value="0.93337" calcext:value-type="float">
            <text:p>0.93337</text:p>
          </table:table-cell>
          <table:table-cell table:number-columns-repeated="2" office:value-type="float" office:value="0.941813" calcext:value-type="float">
            <text:p>0.941813</text:p>
          </table:table-cell>
          <table:table-cell table:number-columns-repeated="2" office:value-type="float" office:value="0.936135" calcext:value-type="float">
            <text:p>0.936135</text:p>
          </table:table-cell>
          <table:table-cell office:value-type="float" office:value="0.935889" calcext:value-type="float">
            <text:p>0.935889</text:p>
          </table:table-cell>
        </table:table-row>
        <table:table-row table:style-name="ro1">
          <table:table-cell table:number-columns-repeated="3" office:value-type="float" office:value="0.936165" calcext:value-type="float">
            <text:p>0.936165</text:p>
          </table:table-cell>
          <table:table-cell table:number-columns-repeated="2" office:value-type="float" office:value="0.927191" calcext:value-type="float">
            <text:p>0.927191</text:p>
          </table:table-cell>
          <table:table-cell table:number-columns-repeated="3" office:value-type="float" office:value="0.931029" calcext:value-type="float">
            <text:p>0.931029</text:p>
          </table:table-cell>
          <table:table-cell table:number-columns-repeated="2" office:value-type="float" office:value="0.93535" calcext:value-type="float">
            <text:p>0.93535</text:p>
          </table:table-cell>
          <table:table-cell table:number-columns-repeated="3" office:value-type="float" office:value="0.934856" calcext:value-type="float">
            <text:p>0.934856</text:p>
          </table:table-cell>
          <table:table-cell table:number-columns-repeated="2" office:value-type="float" office:value="0.928567" calcext:value-type="float">
            <text:p>0.928567</text:p>
          </table:table-cell>
          <table:table-cell table:number-columns-repeated="2" office:value-type="float" office:value="0.933827" calcext:value-type="float">
            <text:p>0.933827</text:p>
          </table:table-cell>
          <table:table-cell table:number-columns-repeated="3" office:value-type="float" office:value="0.940368" calcext:value-type="float">
            <text:p>0.940368</text:p>
          </table:table-cell>
          <table:table-cell table:number-columns-repeated="2" office:value-type="float" office:value="0.945359" calcext:value-type="float">
            <text:p>0.945359</text:p>
          </table:table-cell>
          <table:table-cell table:number-columns-repeated="3" office:value-type="float" office:value="0.932645" calcext:value-type="float">
            <text:p>0.932645</text:p>
          </table:table-cell>
          <table:table-cell table:number-columns-repeated="2" office:value-type="float" office:value="0.94175" calcext:value-type="float">
            <text:p>0.94175</text:p>
          </table:table-cell>
          <table:table-cell table:number-columns-repeated="2" office:value-type="float" office:value="0.936297" calcext:value-type="float">
            <text:p>0.936297</text:p>
          </table:table-cell>
          <table:table-cell office:value-type="float" office:value="0.936794" calcext:value-type="float">
            <text:p>0.936794</text:p>
          </table:table-cell>
        </table:table-row>
        <table:table-row table:style-name="ro1">
          <table:table-cell table:number-columns-repeated="3" office:value-type="float" office:value="0.936291" calcext:value-type="float">
            <text:p>0.936291</text:p>
          </table:table-cell>
          <table:table-cell table:number-columns-repeated="2" office:value-type="float" office:value="0.927091" calcext:value-type="float">
            <text:p>0.927091</text:p>
          </table:table-cell>
          <table:table-cell table:number-columns-repeated="3" office:value-type="float" office:value="0.930441" calcext:value-type="float">
            <text:p>0.930441</text:p>
          </table:table-cell>
          <table:table-cell table:number-columns-repeated="2" office:value-type="float" office:value="0.935227" calcext:value-type="float">
            <text:p>0.935227</text:p>
          </table:table-cell>
          <table:table-cell table:number-columns-repeated="3" office:value-type="float" office:value="0.934787" calcext:value-type="float">
            <text:p>0.934787</text:p>
          </table:table-cell>
          <table:table-cell table:number-columns-repeated="2" office:value-type="float" office:value="0.928578" calcext:value-type="float">
            <text:p>0.928578</text:p>
          </table:table-cell>
          <table:table-cell table:number-columns-repeated="2" office:value-type="float" office:value="0.933787" calcext:value-type="float">
            <text:p>0.933787</text:p>
          </table:table-cell>
          <table:table-cell table:number-columns-repeated="3" office:value-type="float" office:value="0.940226" calcext:value-type="float">
            <text:p>0.940226</text:p>
          </table:table-cell>
          <table:table-cell table:number-columns-repeated="2" office:value-type="float" office:value="0.945403" calcext:value-type="float">
            <text:p>0.945403</text:p>
          </table:table-cell>
          <table:table-cell table:number-columns-repeated="3" office:value-type="float" office:value="0.932358" calcext:value-type="float">
            <text:p>0.932358</text:p>
          </table:table-cell>
          <table:table-cell table:number-columns-repeated="2" office:value-type="float" office:value="0.941383" calcext:value-type="float">
            <text:p>0.941383</text:p>
          </table:table-cell>
          <table:table-cell table:number-columns-repeated="2" office:value-type="float" office:value="0.93711" calcext:value-type="float">
            <text:p>0.93711</text:p>
          </table:table-cell>
          <table:table-cell office:value-type="float" office:value="0.937729" calcext:value-type="float">
            <text:p>0.937729</text:p>
          </table:table-cell>
        </table:table-row>
        <table:table-row table:style-name="ro1">
          <table:table-cell table:number-columns-repeated="3" office:value-type="float" office:value="0.9354" calcext:value-type="float">
            <text:p>0.9354</text:p>
          </table:table-cell>
          <table:table-cell table:number-columns-repeated="2" office:value-type="float" office:value="0.927514" calcext:value-type="float">
            <text:p>0.927514</text:p>
          </table:table-cell>
          <table:table-cell table:number-columns-repeated="3" office:value-type="float" office:value="0.93033" calcext:value-type="float">
            <text:p>0.93033</text:p>
          </table:table-cell>
          <table:table-cell table:number-columns-repeated="2" office:value-type="float" office:value="0.934513" calcext:value-type="float">
            <text:p>0.934513</text:p>
          </table:table-cell>
          <table:table-cell table:number-columns-repeated="3" office:value-type="float" office:value="0.935644" calcext:value-type="float">
            <text:p>0.935644</text:p>
          </table:table-cell>
          <table:table-cell table:number-columns-repeated="2" office:value-type="float" office:value="0.928678" calcext:value-type="float">
            <text:p>0.928678</text:p>
          </table:table-cell>
          <table:table-cell table:number-columns-repeated="2" office:value-type="float" office:value="0.933063" calcext:value-type="float">
            <text:p>0.933063</text:p>
          </table:table-cell>
          <table:table-cell table:number-columns-repeated="3" office:value-type="float" office:value="0.939603" calcext:value-type="float">
            <text:p>0.939603</text:p>
          </table:table-cell>
          <table:table-cell table:number-columns-repeated="2" office:value-type="float" office:value="0.944805" calcext:value-type="float">
            <text:p>0.944805</text:p>
          </table:table-cell>
          <table:table-cell table:number-columns-repeated="3" office:value-type="float" office:value="0.932402" calcext:value-type="float">
            <text:p>0.932402</text:p>
          </table:table-cell>
          <table:table-cell table:number-columns-repeated="2" office:value-type="float" office:value="0.940981" calcext:value-type="float">
            <text:p>0.940981</text:p>
          </table:table-cell>
          <table:table-cell table:number-columns-repeated="2" office:value-type="float" office:value="0.936511" calcext:value-type="float">
            <text:p>0.936511</text:p>
          </table:table-cell>
          <table:table-cell office:value-type="float" office:value="0.937455" calcext:value-type="float">
            <text:p>0.937455</text:p>
          </table:table-cell>
        </table:table-row>
        <table:table-row table:style-name="ro1">
          <table:table-cell table:number-columns-repeated="3" office:value-type="float" office:value="0.935837" calcext:value-type="float">
            <text:p>0.935837</text:p>
          </table:table-cell>
          <table:table-cell table:number-columns-repeated="2" office:value-type="float" office:value="0.927244" calcext:value-type="float">
            <text:p>0.927244</text:p>
          </table:table-cell>
          <table:table-cell table:number-columns-repeated="3" office:value-type="float" office:value="0.929445" calcext:value-type="float">
            <text:p>0.929445</text:p>
          </table:table-cell>
          <table:table-cell table:number-columns-repeated="2" office:value-type="float" office:value="0.934479" calcext:value-type="float">
            <text:p>0.934479</text:p>
          </table:table-cell>
          <table:table-cell table:number-columns-repeated="3" office:value-type="float" office:value="0.93532" calcext:value-type="float">
            <text:p>0.93532</text:p>
          </table:table-cell>
          <table:table-cell table:number-columns-repeated="2" office:value-type="float" office:value="0.929113" calcext:value-type="float">
            <text:p>0.929113</text:p>
          </table:table-cell>
          <table:table-cell table:number-columns-repeated="2" office:value-type="float" office:value="0.932678" calcext:value-type="float">
            <text:p>0.932678</text:p>
          </table:table-cell>
          <table:table-cell table:number-columns-repeated="3" office:value-type="float" office:value="0.939329" calcext:value-type="float">
            <text:p>0.939329</text:p>
          </table:table-cell>
          <table:table-cell table:number-columns-repeated="2" office:value-type="float" office:value="0.94429" calcext:value-type="float">
            <text:p>0.94429</text:p>
          </table:table-cell>
          <table:table-cell table:number-columns-repeated="3" office:value-type="float" office:value="0.932529" calcext:value-type="float">
            <text:p>0.932529</text:p>
          </table:table-cell>
          <table:table-cell table:number-columns-repeated="2" office:value-type="float" office:value="0.940245" calcext:value-type="float">
            <text:p>0.940245</text:p>
          </table:table-cell>
          <table:table-cell table:number-columns-repeated="2" office:value-type="float" office:value="0.9363" calcext:value-type="float">
            <text:p>0.9363</text:p>
          </table:table-cell>
          <table:table-cell office:value-type="float" office:value="0.938244" calcext:value-type="float">
            <text:p>0.938244</text:p>
          </table:table-cell>
        </table:table-row>
        <table:table-row table:style-name="ro1">
          <table:table-cell table:number-columns-repeated="3" office:value-type="float" office:value="0.935087" calcext:value-type="float">
            <text:p>0.935087</text:p>
          </table:table-cell>
          <table:table-cell table:number-columns-repeated="2" office:value-type="float" office:value="0.92759" calcext:value-type="float">
            <text:p>0.92759</text:p>
          </table:table-cell>
          <table:table-cell table:number-columns-repeated="3" office:value-type="float" office:value="0.929947" calcext:value-type="float">
            <text:p>0.929947</text:p>
          </table:table-cell>
          <table:table-cell table:number-columns-repeated="2" office:value-type="float" office:value="0.934798" calcext:value-type="float">
            <text:p>0.934798</text:p>
          </table:table-cell>
          <table:table-cell table:number-columns-repeated="3" office:value-type="float" office:value="0.935665" calcext:value-type="float">
            <text:p>0.935665</text:p>
          </table:table-cell>
          <table:table-cell table:number-columns-repeated="2" office:value-type="float" office:value="0.930099" calcext:value-type="float">
            <text:p>0.930099</text:p>
          </table:table-cell>
          <table:table-cell table:number-columns-repeated="2" office:value-type="float" office:value="0.932247" calcext:value-type="float">
            <text:p>0.932247</text:p>
          </table:table-cell>
          <table:table-cell table:number-columns-repeated="3" office:value-type="float" office:value="0.939517" calcext:value-type="float">
            <text:p>0.939517</text:p>
          </table:table-cell>
          <table:table-cell table:number-columns-repeated="2" office:value-type="float" office:value="0.943311" calcext:value-type="float">
            <text:p>0.943311</text:p>
          </table:table-cell>
          <table:table-cell table:number-columns-repeated="3" office:value-type="float" office:value="0.931713" calcext:value-type="float">
            <text:p>0.931713</text:p>
          </table:table-cell>
          <table:table-cell table:number-columns-repeated="2" office:value-type="float" office:value="0.939614" calcext:value-type="float">
            <text:p>0.939614</text:p>
          </table:table-cell>
          <table:table-cell table:number-columns-repeated="2" office:value-type="float" office:value="0.936721" calcext:value-type="float">
            <text:p>0.936721</text:p>
          </table:table-cell>
          <table:table-cell office:value-type="float" office:value="0.938556" calcext:value-type="float">
            <text:p>0.938556</text:p>
          </table:table-cell>
        </table:table-row>
        <table:table-row table:style-name="ro1">
          <table:table-cell table:number-columns-repeated="3" office:value-type="float" office:value="0.935142" calcext:value-type="float">
            <text:p>0.935142</text:p>
          </table:table-cell>
          <table:table-cell table:number-columns-repeated="2" office:value-type="float" office:value="0.927669" calcext:value-type="float">
            <text:p>0.927669</text:p>
          </table:table-cell>
          <table:table-cell table:number-columns-repeated="3" office:value-type="float" office:value="0.929611" calcext:value-type="float">
            <text:p>0.929611</text:p>
          </table:table-cell>
          <table:table-cell table:number-columns-repeated="2" office:value-type="float" office:value="0.934044" calcext:value-type="float">
            <text:p>0.934044</text:p>
          </table:table-cell>
          <table:table-cell table:number-columns-repeated="3" office:value-type="float" office:value="0.935856" calcext:value-type="float">
            <text:p>0.935856</text:p>
          </table:table-cell>
          <table:table-cell table:number-columns-repeated="2" office:value-type="float" office:value="0.93048" calcext:value-type="float">
            <text:p>0.93048</text:p>
          </table:table-cell>
          <table:table-cell table:number-columns-repeated="2" office:value-type="float" office:value="0.932045" calcext:value-type="float">
            <text:p>0.932045</text:p>
          </table:table-cell>
          <table:table-cell table:number-columns-repeated="3" office:value-type="float" office:value="0.940475" calcext:value-type="float">
            <text:p>0.940475</text:p>
          </table:table-cell>
          <table:table-cell table:number-columns-repeated="2" office:value-type="float" office:value="0.942971" calcext:value-type="float">
            <text:p>0.942971</text:p>
          </table:table-cell>
          <table:table-cell table:number-columns-repeated="3" office:value-type="float" office:value="0.931899" calcext:value-type="float">
            <text:p>0.931899</text:p>
          </table:table-cell>
          <table:table-cell table:number-columns-repeated="2" office:value-type="float" office:value="0.940156" calcext:value-type="float">
            <text:p>0.940156</text:p>
          </table:table-cell>
          <table:table-cell table:number-columns-repeated="2" office:value-type="float" office:value="0.936544" calcext:value-type="float">
            <text:p>0.936544</text:p>
          </table:table-cell>
          <table:table-cell office:value-type="float" office:value="0.938779" calcext:value-type="float">
            <text:p>0.938779</text:p>
          </table:table-cell>
        </table:table-row>
        <table:table-row table:style-name="ro1">
          <table:table-cell table:number-columns-repeated="3" office:value-type="float" office:value="0.934293" calcext:value-type="float">
            <text:p>0.934293</text:p>
          </table:table-cell>
          <table:table-cell table:number-columns-repeated="2" office:value-type="float" office:value="0.927821" calcext:value-type="float">
            <text:p>0.927821</text:p>
          </table:table-cell>
          <table:table-cell table:number-columns-repeated="3" office:value-type="float" office:value="0.929606" calcext:value-type="float">
            <text:p>0.929606</text:p>
          </table:table-cell>
          <table:table-cell table:number-columns-repeated="2" office:value-type="float" office:value="0.934768" calcext:value-type="float">
            <text:p>0.934768</text:p>
          </table:table-cell>
          <table:table-cell table:number-columns-repeated="3" office:value-type="float" office:value="0.936162" calcext:value-type="float">
            <text:p>0.936162</text:p>
          </table:table-cell>
          <table:table-cell table:number-columns-repeated="2" office:value-type="float" office:value="0.930723" calcext:value-type="float">
            <text:p>0.930723</text:p>
          </table:table-cell>
          <table:table-cell table:number-columns-repeated="2" office:value-type="float" office:value="0.931867" calcext:value-type="float">
            <text:p>0.931867</text:p>
          </table:table-cell>
          <table:table-cell table:number-columns-repeated="3" office:value-type="float" office:value="0.940183" calcext:value-type="float">
            <text:p>0.940183</text:p>
          </table:table-cell>
          <table:table-cell table:number-columns-repeated="2" office:value-type="float" office:value="0.942693" calcext:value-type="float">
            <text:p>0.942693</text:p>
          </table:table-cell>
          <table:table-cell table:number-columns-repeated="3" office:value-type="float" office:value="0.93183" calcext:value-type="float">
            <text:p>0.93183</text:p>
          </table:table-cell>
          <table:table-cell table:number-columns-repeated="2" office:value-type="float" office:value="0.940031" calcext:value-type="float">
            <text:p>0.940031</text:p>
          </table:table-cell>
          <table:table-cell table:number-columns-repeated="2" office:value-type="float" office:value="0.936337" calcext:value-type="float">
            <text:p>0.936337</text:p>
          </table:table-cell>
          <table:table-cell office:value-type="float" office:value="0.938225" calcext:value-type="float">
            <text:p>0.938225</text:p>
          </table:table-cell>
        </table:table-row>
        <table:table-row table:style-name="ro1">
          <table:table-cell table:number-columns-repeated="3" office:value-type="float" office:value="0.93475" calcext:value-type="float">
            <text:p>0.93475</text:p>
          </table:table-cell>
          <table:table-cell table:number-columns-repeated="2" office:value-type="float" office:value="0.927753" calcext:value-type="float">
            <text:p>0.927753</text:p>
          </table:table-cell>
          <table:table-cell table:number-columns-repeated="3" office:value-type="float" office:value="0.928979" calcext:value-type="float">
            <text:p>0.928979</text:p>
          </table:table-cell>
          <table:table-cell table:number-columns-repeated="2" office:value-type="float" office:value="0.934091" calcext:value-type="float">
            <text:p>0.934091</text:p>
          </table:table-cell>
          <table:table-cell table:number-columns-repeated="3" office:value-type="float" office:value="0.935694" calcext:value-type="float">
            <text:p>0.935694</text:p>
          </table:table-cell>
          <table:table-cell table:number-columns-repeated="2" office:value-type="float" office:value="0.931417" calcext:value-type="float">
            <text:p>0.931417</text:p>
          </table:table-cell>
          <table:table-cell table:number-columns-repeated="2" office:value-type="float" office:value="0.932134" calcext:value-type="float">
            <text:p>0.932134</text:p>
          </table:table-cell>
          <table:table-cell table:number-columns-repeated="3" office:value-type="float" office:value="0.93988" calcext:value-type="float">
            <text:p>0.93988</text:p>
          </table:table-cell>
          <table:table-cell table:number-columns-repeated="2" office:value-type="float" office:value="0.94259" calcext:value-type="float">
            <text:p>0.94259</text:p>
          </table:table-cell>
          <table:table-cell table:number-columns-repeated="3" office:value-type="float" office:value="0.932464" calcext:value-type="float">
            <text:p>0.932464</text:p>
          </table:table-cell>
          <table:table-cell table:number-columns-repeated="2" office:value-type="float" office:value="0.94007" calcext:value-type="float">
            <text:p>0.94007</text:p>
          </table:table-cell>
          <table:table-cell table:number-columns-repeated="2" office:value-type="float" office:value="0.935869" calcext:value-type="float">
            <text:p>0.935869</text:p>
          </table:table-cell>
          <table:table-cell office:value-type="float" office:value="0.938197" calcext:value-type="float">
            <text:p>0.938197</text:p>
          </table:table-cell>
        </table:table-row>
        <table:table-row table:style-name="ro1">
          <table:table-cell table:number-columns-repeated="3" office:value-type="float" office:value="0.934576" calcext:value-type="float">
            <text:p>0.934576</text:p>
          </table:table-cell>
          <table:table-cell table:number-columns-repeated="2" office:value-type="float" office:value="0.927653" calcext:value-type="float">
            <text:p>0.927653</text:p>
          </table:table-cell>
          <table:table-cell table:number-columns-repeated="3" office:value-type="float" office:value="0.928476" calcext:value-type="float">
            <text:p>0.928476</text:p>
          </table:table-cell>
          <table:table-cell table:number-columns-repeated="2" office:value-type="float" office:value="0.933784" calcext:value-type="float">
            <text:p>0.933784</text:p>
          </table:table-cell>
          <table:table-cell table:number-columns-repeated="3" office:value-type="float" office:value="0.936631" calcext:value-type="float">
            <text:p>0.936631</text:p>
          </table:table-cell>
          <table:table-cell table:number-columns-repeated="2" office:value-type="float" office:value="0.931667" calcext:value-type="float">
            <text:p>0.931667</text:p>
          </table:table-cell>
          <table:table-cell table:number-columns-repeated="2" office:value-type="float" office:value="0.931916" calcext:value-type="float">
            <text:p>0.931916</text:p>
          </table:table-cell>
          <table:table-cell table:number-columns-repeated="3" office:value-type="float" office:value="0.939841" calcext:value-type="float">
            <text:p>0.939841</text:p>
          </table:table-cell>
          <table:table-cell table:number-columns-repeated="2" office:value-type="float" office:value="0.94391" calcext:value-type="float">
            <text:p>0.94391</text:p>
          </table:table-cell>
          <table:table-cell table:number-columns-repeated="3" office:value-type="float" office:value="0.933417" calcext:value-type="float">
            <text:p>0.933417</text:p>
          </table:table-cell>
          <table:table-cell table:number-columns-repeated="2" office:value-type="float" office:value="0.939269" calcext:value-type="float">
            <text:p>0.939269</text:p>
          </table:table-cell>
          <table:table-cell table:number-columns-repeated="2" office:value-type="float" office:value="0.935492" calcext:value-type="float">
            <text:p>0.935492</text:p>
          </table:table-cell>
          <table:table-cell office:value-type="float" office:value="0.93816" calcext:value-type="float">
            <text:p>0.93816</text:p>
          </table:table-cell>
        </table:table-row>
        <table:table-row table:style-name="ro1">
          <table:table-cell table:number-columns-repeated="3" office:value-type="float" office:value="0.935173" calcext:value-type="float">
            <text:p>0.935173</text:p>
          </table:table-cell>
          <table:table-cell table:number-columns-repeated="2" office:value-type="float" office:value="0.927679" calcext:value-type="float">
            <text:p>0.927679</text:p>
          </table:table-cell>
          <table:table-cell table:number-columns-repeated="3" office:value-type="float" office:value="0.928383" calcext:value-type="float">
            <text:p>0.928383</text:p>
          </table:table-cell>
          <table:table-cell table:number-columns-repeated="2" office:value-type="float" office:value="0.933866" calcext:value-type="float">
            <text:p>0.933866</text:p>
          </table:table-cell>
          <table:table-cell table:number-columns-repeated="3" office:value-type="float" office:value="0.936645" calcext:value-type="float">
            <text:p>0.936645</text:p>
          </table:table-cell>
          <table:table-cell table:number-columns-repeated="2" office:value-type="float" office:value="0.931896" calcext:value-type="float">
            <text:p>0.931896</text:p>
          </table:table-cell>
          <table:table-cell table:number-columns-repeated="2" office:value-type="float" office:value="0.931763" calcext:value-type="float">
            <text:p>0.931763</text:p>
          </table:table-cell>
          <table:table-cell table:number-columns-repeated="3" office:value-type="float" office:value="0.939554" calcext:value-type="float">
            <text:p>0.939554</text:p>
          </table:table-cell>
          <table:table-cell table:number-columns-repeated="2" office:value-type="float" office:value="0.943816" calcext:value-type="float">
            <text:p>0.943816</text:p>
          </table:table-cell>
          <table:table-cell table:number-columns-repeated="3" office:value-type="float" office:value="0.933299" calcext:value-type="float">
            <text:p>0.933299</text:p>
          </table:table-cell>
          <table:table-cell table:number-columns-repeated="2" office:value-type="float" office:value="0.938637" calcext:value-type="float">
            <text:p>0.938637</text:p>
          </table:table-cell>
          <table:table-cell table:number-columns-repeated="2" office:value-type="float" office:value="0.93516" calcext:value-type="float">
            <text:p>0.93516</text:p>
          </table:table-cell>
          <table:table-cell office:value-type="float" office:value="0.937858" calcext:value-type="float">
            <text:p>0.937858</text:p>
          </table:table-cell>
        </table:table-row>
        <table:table-row table:style-name="ro1">
          <table:table-cell table:number-columns-repeated="3" office:value-type="float" office:value="0.935134" calcext:value-type="float">
            <text:p>0.935134</text:p>
          </table:table-cell>
          <table:table-cell table:number-columns-repeated="2" office:value-type="float" office:value="0.92825" calcext:value-type="float">
            <text:p>0.92825</text:p>
          </table:table-cell>
          <table:table-cell table:number-columns-repeated="3" office:value-type="float" office:value="0.92815" calcext:value-type="float">
            <text:p>0.92815</text:p>
          </table:table-cell>
          <table:table-cell table:number-columns-repeated="2" office:value-type="float" office:value="0.933373" calcext:value-type="float">
            <text:p>0.933373</text:p>
          </table:table-cell>
          <table:table-cell table:number-columns-repeated="3" office:value-type="float" office:value="0.936016" calcext:value-type="float">
            <text:p>0.936016</text:p>
          </table:table-cell>
          <table:table-cell table:number-columns-repeated="2" office:value-type="float" office:value="0.932887" calcext:value-type="float">
            <text:p>0.932887</text:p>
          </table:table-cell>
          <table:table-cell table:number-columns-repeated="2" office:value-type="float" office:value="0.932626" calcext:value-type="float">
            <text:p>0.932626</text:p>
          </table:table-cell>
          <table:table-cell table:number-columns-repeated="3" office:value-type="float" office:value="0.939137" calcext:value-type="float">
            <text:p>0.939137</text:p>
          </table:table-cell>
          <table:table-cell table:number-columns-repeated="2" office:value-type="float" office:value="0.943645" calcext:value-type="float">
            <text:p>0.943645</text:p>
          </table:table-cell>
          <table:table-cell table:number-columns-repeated="3" office:value-type="float" office:value="0.932672" calcext:value-type="float">
            <text:p>0.932672</text:p>
          </table:table-cell>
          <table:table-cell table:number-columns-repeated="2" office:value-type="float" office:value="0.93811" calcext:value-type="float">
            <text:p>0.93811</text:p>
          </table:table-cell>
          <table:table-cell table:number-columns-repeated="2" office:value-type="float" office:value="0.935209" calcext:value-type="float">
            <text:p>0.935209</text:p>
          </table:table-cell>
          <table:table-cell office:value-type="float" office:value="0.938092" calcext:value-type="float">
            <text:p>0.938092</text:p>
          </table:table-cell>
        </table:table-row>
        <table:table-row table:style-name="ro1">
          <table:table-cell table:number-columns-repeated="3" office:value-type="float" office:value="0.934915" calcext:value-type="float">
            <text:p>0.934915</text:p>
          </table:table-cell>
          <table:table-cell table:number-columns-repeated="2" office:value-type="float" office:value="0.927946" calcext:value-type="float">
            <text:p>0.927946</text:p>
          </table:table-cell>
          <table:table-cell table:number-columns-repeated="3" office:value-type="float" office:value="0.928599" calcext:value-type="float">
            <text:p>0.928599</text:p>
          </table:table-cell>
          <table:table-cell table:number-columns-repeated="2" office:value-type="float" office:value="0.93305" calcext:value-type="float">
            <text:p>0.93305</text:p>
          </table:table-cell>
          <table:table-cell table:number-columns-repeated="3" office:value-type="float" office:value="0.93492" calcext:value-type="float">
            <text:p>0.93492</text:p>
          </table:table-cell>
          <table:table-cell table:number-columns-repeated="2" office:value-type="float" office:value="0.932697" calcext:value-type="float">
            <text:p>0.932697</text:p>
          </table:table-cell>
          <table:table-cell table:number-columns-repeated="2" office:value-type="float" office:value="0.933196" calcext:value-type="float">
            <text:p>0.933196</text:p>
          </table:table-cell>
          <table:table-cell table:number-columns-repeated="3" office:value-type="float" office:value="0.939275" calcext:value-type="float">
            <text:p>0.939275</text:p>
          </table:table-cell>
          <table:table-cell table:number-columns-repeated="2" office:value-type="float" office:value="0.943303" calcext:value-type="float">
            <text:p>0.943303</text:p>
          </table:table-cell>
          <table:table-cell table:number-columns-repeated="3" office:value-type="float" office:value="0.93289" calcext:value-type="float">
            <text:p>0.93289</text:p>
          </table:table-cell>
          <table:table-cell table:number-columns-repeated="2" office:value-type="float" office:value="0.938392" calcext:value-type="float">
            <text:p>0.938392</text:p>
          </table:table-cell>
          <table:table-cell table:number-columns-repeated="2" office:value-type="float" office:value="0.936057" calcext:value-type="float">
            <text:p>0.936057</text:p>
          </table:table-cell>
          <table:table-cell office:value-type="float" office:value="0.938005" calcext:value-type="float">
            <text:p>0.938005</text:p>
          </table:table-cell>
        </table:table-row>
        <table:table-row table:style-name="ro1">
          <table:table-cell table:number-columns-repeated="3" office:value-type="float" office:value="0.934868" calcext:value-type="float">
            <text:p>0.934868</text:p>
          </table:table-cell>
          <table:table-cell table:number-columns-repeated="2" office:value-type="float" office:value="0.927554" calcext:value-type="float">
            <text:p>0.927554</text:p>
          </table:table-cell>
          <table:table-cell table:number-columns-repeated="3" office:value-type="float" office:value="0.928337" calcext:value-type="float">
            <text:p>0.928337</text:p>
          </table:table-cell>
          <table:table-cell table:number-columns-repeated="2" office:value-type="float" office:value="0.933234" calcext:value-type="float">
            <text:p>0.933234</text:p>
          </table:table-cell>
          <table:table-cell table:number-columns-repeated="3" office:value-type="float" office:value="0.935415" calcext:value-type="float">
            <text:p>0.935415</text:p>
          </table:table-cell>
          <table:table-cell table:number-columns-repeated="2" office:value-type="float" office:value="0.933895" calcext:value-type="float">
            <text:p>0.933895</text:p>
          </table:table-cell>
          <table:table-cell table:number-columns-repeated="2" office:value-type="float" office:value="0.933502" calcext:value-type="float">
            <text:p>0.933502</text:p>
          </table:table-cell>
          <table:table-cell table:number-columns-repeated="3" office:value-type="float" office:value="0.938841" calcext:value-type="float">
            <text:p>0.938841</text:p>
          </table:table-cell>
          <table:table-cell table:number-columns-repeated="2" office:value-type="float" office:value="0.942489" calcext:value-type="float">
            <text:p>0.942489</text:p>
          </table:table-cell>
          <table:table-cell table:number-columns-repeated="3" office:value-type="float" office:value="0.932809" calcext:value-type="float">
            <text:p>0.932809</text:p>
          </table:table-cell>
          <table:table-cell table:number-columns-repeated="2" office:value-type="float" office:value="0.938004" calcext:value-type="float">
            <text:p>0.938004</text:p>
          </table:table-cell>
          <table:table-cell table:number-columns-repeated="2" office:value-type="float" office:value="0.936433" calcext:value-type="float">
            <text:p>0.936433</text:p>
          </table:table-cell>
          <table:table-cell office:value-type="float" office:value="0.937617" calcext:value-type="float">
            <text:p>0.937617</text:p>
          </table:table-cell>
        </table:table-row>
        <table:table-row table:style-name="ro1">
          <table:table-cell table:number-columns-repeated="3" office:value-type="float" office:value="0.934428" calcext:value-type="float">
            <text:p>0.934428</text:p>
          </table:table-cell>
          <table:table-cell table:number-columns-repeated="2" office:value-type="float" office:value="0.927173" calcext:value-type="float">
            <text:p>0.927173</text:p>
          </table:table-cell>
          <table:table-cell table:number-columns-repeated="3" office:value-type="float" office:value="0.927804" calcext:value-type="float">
            <text:p>0.927804</text:p>
          </table:table-cell>
          <table:table-cell table:number-columns-repeated="2" office:value-type="float" office:value="0.932674" calcext:value-type="float">
            <text:p>0.932674</text:p>
          </table:table-cell>
          <table:table-cell table:number-columns-repeated="3" office:value-type="float" office:value="0.935488" calcext:value-type="float">
            <text:p>0.935488</text:p>
          </table:table-cell>
          <table:table-cell table:number-columns-repeated="2" office:value-type="float" office:value="0.933805" calcext:value-type="float">
            <text:p>0.933805</text:p>
          </table:table-cell>
          <table:table-cell table:number-columns-repeated="2" office:value-type="float" office:value="0.933868" calcext:value-type="float">
            <text:p>0.933868</text:p>
          </table:table-cell>
          <table:table-cell table:number-columns-repeated="3" office:value-type="float" office:value="0.938838" calcext:value-type="float">
            <text:p>0.938838</text:p>
          </table:table-cell>
          <table:table-cell table:number-columns-repeated="2" office:value-type="float" office:value="0.942411" calcext:value-type="float">
            <text:p>0.942411</text:p>
          </table:table-cell>
          <table:table-cell table:number-columns-repeated="3" office:value-type="float" office:value="0.933151" calcext:value-type="float">
            <text:p>0.933151</text:p>
          </table:table-cell>
          <table:table-cell table:number-columns-repeated="2" office:value-type="float" office:value="0.938508" calcext:value-type="float">
            <text:p>0.938508</text:p>
          </table:table-cell>
          <table:table-cell table:number-columns-repeated="2" office:value-type="float" office:value="0.936195" calcext:value-type="float">
            <text:p>0.936195</text:p>
          </table:table-cell>
          <table:table-cell office:value-type="float" office:value="0.93751" calcext:value-type="float">
            <text:p>0.93751</text:p>
          </table:table-cell>
        </table:table-row>
        <table:table-row table:style-name="ro1">
          <table:table-cell table:number-columns-repeated="3" office:value-type="float" office:value="0.935145" calcext:value-type="float">
            <text:p>0.935145</text:p>
          </table:table-cell>
          <table:table-cell table:number-columns-repeated="2" office:value-type="float" office:value="0.926887" calcext:value-type="float">
            <text:p>0.926887</text:p>
          </table:table-cell>
          <table:table-cell table:number-columns-repeated="3" office:value-type="float" office:value="0.928144" calcext:value-type="float">
            <text:p>0.928144</text:p>
          </table:table-cell>
          <table:table-cell table:number-columns-repeated="2" office:value-type="float" office:value="0.932794" calcext:value-type="float">
            <text:p>0.932794</text:p>
          </table:table-cell>
          <table:table-cell table:number-columns-repeated="3" office:value-type="float" office:value="0.935313" calcext:value-type="float">
            <text:p>0.935313</text:p>
          </table:table-cell>
          <table:table-cell table:number-columns-repeated="2" office:value-type="float" office:value="0.933521" calcext:value-type="float">
            <text:p>0.933521</text:p>
          </table:table-cell>
          <table:table-cell table:number-columns-repeated="2" office:value-type="float" office:value="0.933444" calcext:value-type="float">
            <text:p>0.933444</text:p>
          </table:table-cell>
          <table:table-cell table:number-columns-repeated="3" office:value-type="float" office:value="0.938412" calcext:value-type="float">
            <text:p>0.938412</text:p>
          </table:table-cell>
          <table:table-cell table:number-columns-repeated="2" office:value-type="float" office:value="0.942128" calcext:value-type="float">
            <text:p>0.942128</text:p>
          </table:table-cell>
          <table:table-cell table:number-columns-repeated="3" office:value-type="float" office:value="0.932405" calcext:value-type="float">
            <text:p>0.932405</text:p>
          </table:table-cell>
          <table:table-cell table:number-columns-repeated="2" office:value-type="float" office:value="0.938995" calcext:value-type="float">
            <text:p>0.938995</text:p>
          </table:table-cell>
          <table:table-cell table:number-columns-repeated="2" office:value-type="float" office:value="0.935973" calcext:value-type="float">
            <text:p>0.935973</text:p>
          </table:table-cell>
          <table:table-cell office:value-type="float" office:value="0.937035" calcext:value-type="float">
            <text:p>0.937035</text:p>
          </table:table-cell>
        </table:table-row>
        <table:table-row table:style-name="ro1">
          <table:table-cell table:number-columns-repeated="3" office:value-type="float" office:value="0.935031" calcext:value-type="float">
            <text:p>0.935031</text:p>
          </table:table-cell>
          <table:table-cell table:number-columns-repeated="2" office:value-type="float" office:value="0.927581" calcext:value-type="float">
            <text:p>0.927581</text:p>
          </table:table-cell>
          <table:table-cell table:number-columns-repeated="3" office:value-type="float" office:value="0.928481" calcext:value-type="float">
            <text:p>0.928481</text:p>
          </table:table-cell>
          <table:table-cell table:number-columns-repeated="2" office:value-type="float" office:value="0.933164" calcext:value-type="float">
            <text:p>0.933164</text:p>
          </table:table-cell>
          <table:table-cell table:number-columns-repeated="3" office:value-type="float" office:value="0.934646" calcext:value-type="float">
            <text:p>0.934646</text:p>
          </table:table-cell>
          <table:table-cell table:number-columns-repeated="2" office:value-type="float" office:value="0.933284" calcext:value-type="float">
            <text:p>0.933284</text:p>
          </table:table-cell>
          <table:table-cell table:number-columns-repeated="2" office:value-type="float" office:value="0.933346" calcext:value-type="float">
            <text:p>0.933346</text:p>
          </table:table-cell>
          <table:table-cell table:number-columns-repeated="3" office:value-type="float" office:value="0.938513" calcext:value-type="float">
            <text:p>0.938513</text:p>
          </table:table-cell>
          <table:table-cell table:number-columns-repeated="2" office:value-type="float" office:value="0.941816" calcext:value-type="float">
            <text:p>0.941816</text:p>
          </table:table-cell>
          <table:table-cell table:number-columns-repeated="3" office:value-type="float" office:value="0.93203" calcext:value-type="float">
            <text:p>0.93203</text:p>
          </table:table-cell>
          <table:table-cell table:number-columns-repeated="2" office:value-type="float" office:value="0.938983" calcext:value-type="float">
            <text:p>0.938983</text:p>
          </table:table-cell>
          <table:table-cell table:number-columns-repeated="2" office:value-type="float" office:value="0.936728" calcext:value-type="float">
            <text:p>0.936728</text:p>
          </table:table-cell>
          <table:table-cell office:value-type="float" office:value="0.936669" calcext:value-type="float">
            <text:p>0.936669</text:p>
          </table:table-cell>
        </table:table-row>
        <table:table-row table:style-name="ro1">
          <table:table-cell table:number-columns-repeated="3" office:value-type="float" office:value="0.936068" calcext:value-type="float">
            <text:p>0.936068</text:p>
          </table:table-cell>
          <table:table-cell table:number-columns-repeated="2" office:value-type="float" office:value="0.92779" calcext:value-type="float">
            <text:p>0.92779</text:p>
          </table:table-cell>
          <table:table-cell table:number-columns-repeated="3" office:value-type="float" office:value="0.929122" calcext:value-type="float">
            <text:p>0.929122</text:p>
          </table:table-cell>
          <table:table-cell table:number-columns-repeated="2" office:value-type="float" office:value="0.932632" calcext:value-type="float">
            <text:p>0.932632</text:p>
          </table:table-cell>
          <table:table-cell table:number-columns-repeated="3" office:value-type="float" office:value="0.934465" calcext:value-type="float">
            <text:p>0.934465</text:p>
          </table:table-cell>
          <table:table-cell table:number-columns-repeated="2" office:value-type="float" office:value="0.932848" calcext:value-type="float">
            <text:p>0.932848</text:p>
          </table:table-cell>
          <table:table-cell table:number-columns-repeated="2" office:value-type="float" office:value="0.933792" calcext:value-type="float">
            <text:p>0.933792</text:p>
          </table:table-cell>
          <table:table-cell table:number-columns-repeated="3" office:value-type="float" office:value="0.938053" calcext:value-type="float">
            <text:p>0.938053</text:p>
          </table:table-cell>
          <table:table-cell table:number-columns-repeated="2" office:value-type="float" office:value="0.941448" calcext:value-type="float">
            <text:p>0.941448</text:p>
          </table:table-cell>
          <table:table-cell table:number-columns-repeated="3" office:value-type="float" office:value="0.932275" calcext:value-type="float">
            <text:p>0.932275</text:p>
          </table:table-cell>
          <table:table-cell table:number-columns-repeated="2" office:value-type="float" office:value="0.939014" calcext:value-type="float">
            <text:p>0.939014</text:p>
          </table:table-cell>
          <table:table-cell table:number-columns-repeated="2" office:value-type="float" office:value="0.936787" calcext:value-type="float">
            <text:p>0.936787</text:p>
          </table:table-cell>
          <table:table-cell office:value-type="float" office:value="0.937864" calcext:value-type="float">
            <text:p>0.937864</text:p>
          </table:table-cell>
        </table:table-row>
        <table:table-row table:style-name="ro1">
          <table:table-cell table:number-columns-repeated="3" office:value-type="float" office:value="0.936215" calcext:value-type="float">
            <text:p>0.936215</text:p>
          </table:table-cell>
          <table:table-cell table:number-columns-repeated="2" office:value-type="float" office:value="0.928055" calcext:value-type="float">
            <text:p>0.928055</text:p>
          </table:table-cell>
          <table:table-cell table:number-columns-repeated="3" office:value-type="float" office:value="0.929099" calcext:value-type="float">
            <text:p>0.929099</text:p>
          </table:table-cell>
          <table:table-cell table:number-columns-repeated="2" office:value-type="float" office:value="0.932098" calcext:value-type="float">
            <text:p>0.932098</text:p>
          </table:table-cell>
          <table:table-cell table:number-columns-repeated="3" office:value-type="float" office:value="0.934571" calcext:value-type="float">
            <text:p>0.934571</text:p>
          </table:table-cell>
          <table:table-cell table:number-columns-repeated="2" office:value-type="float" office:value="0.932616" calcext:value-type="float">
            <text:p>0.932616</text:p>
          </table:table-cell>
          <table:table-cell table:number-columns-repeated="2" office:value-type="float" office:value="0.934168" calcext:value-type="float">
            <text:p>0.934168</text:p>
          </table:table-cell>
          <table:table-cell table:number-columns-repeated="3" office:value-type="float" office:value="0.938328" calcext:value-type="float">
            <text:p>0.938328</text:p>
          </table:table-cell>
          <table:table-cell table:number-columns-repeated="2" office:value-type="float" office:value="0.941783" calcext:value-type="float">
            <text:p>0.941783</text:p>
          </table:table-cell>
          <table:table-cell table:number-columns-repeated="3" office:value-type="float" office:value="0.932261" calcext:value-type="float">
            <text:p>0.932261</text:p>
          </table:table-cell>
          <table:table-cell table:number-columns-repeated="2" office:value-type="float" office:value="0.938369" calcext:value-type="float">
            <text:p>0.938369</text:p>
          </table:table-cell>
          <table:table-cell table:number-columns-repeated="2" office:value-type="float" office:value="0.936878" calcext:value-type="float">
            <text:p>0.936878</text:p>
          </table:table-cell>
          <table:table-cell office:value-type="float" office:value="0.938223" calcext:value-type="float">
            <text:p>0.938223</text:p>
          </table:table-cell>
        </table:table-row>
        <table:table-row table:style-name="ro1">
          <table:table-cell table:number-columns-repeated="3" office:value-type="float" office:value="0.935319" calcext:value-type="float">
            <text:p>0.935319</text:p>
          </table:table-cell>
          <table:table-cell table:number-columns-repeated="2" office:value-type="float" office:value="0.927972" calcext:value-type="float">
            <text:p>0.927972</text:p>
          </table:table-cell>
          <table:table-cell table:number-columns-repeated="3" office:value-type="float" office:value="0.928662" calcext:value-type="float">
            <text:p>0.928662</text:p>
          </table:table-cell>
          <table:table-cell table:number-columns-repeated="2" office:value-type="float" office:value="0.932952" calcext:value-type="float">
            <text:p>0.932952</text:p>
          </table:table-cell>
          <table:table-cell table:number-columns-repeated="3" office:value-type="float" office:value="0.934419" calcext:value-type="float">
            <text:p>0.934419</text:p>
          </table:table-cell>
          <table:table-cell table:number-columns-repeated="2" office:value-type="float" office:value="0.932774" calcext:value-type="float">
            <text:p>0.932774</text:p>
          </table:table-cell>
          <table:table-cell table:number-columns-repeated="2" office:value-type="float" office:value="0.934317" calcext:value-type="float">
            <text:p>0.934317</text:p>
          </table:table-cell>
          <table:table-cell table:number-columns-repeated="3" office:value-type="float" office:value="0.939047" calcext:value-type="float">
            <text:p>0.939047</text:p>
          </table:table-cell>
          <table:table-cell table:number-columns-repeated="2" office:value-type="float" office:value="0.941041" calcext:value-type="float">
            <text:p>0.941041</text:p>
          </table:table-cell>
          <table:table-cell table:number-columns-repeated="3" office:value-type="float" office:value="0.932588" calcext:value-type="float">
            <text:p>0.932588</text:p>
          </table:table-cell>
          <table:table-cell table:number-columns-repeated="2" office:value-type="float" office:value="0.937826" calcext:value-type="float">
            <text:p>0.937826</text:p>
          </table:table-cell>
          <table:table-cell table:number-columns-repeated="2" office:value-type="float" office:value="0.937344" calcext:value-type="float">
            <text:p>0.937344</text:p>
          </table:table-cell>
          <table:table-cell office:value-type="float" office:value="0.938048" calcext:value-type="float">
            <text:p>0.938048</text:p>
          </table:table-cell>
        </table:table-row>
        <table:table-row table:style-name="ro1">
          <table:table-cell table:number-columns-repeated="3" office:value-type="float" office:value="0.935411" calcext:value-type="float">
            <text:p>0.935411</text:p>
          </table:table-cell>
          <table:table-cell table:number-columns-repeated="2" office:value-type="float" office:value="0.927721" calcext:value-type="float">
            <text:p>0.927721</text:p>
          </table:table-cell>
          <table:table-cell table:number-columns-repeated="3" office:value-type="float" office:value="0.928731" calcext:value-type="float">
            <text:p>0.928731</text:p>
          </table:table-cell>
          <table:table-cell table:number-columns-repeated="2" office:value-type="float" office:value="0.932706" calcext:value-type="float">
            <text:p>0.932706</text:p>
          </table:table-cell>
          <table:table-cell table:number-columns-repeated="3" office:value-type="float" office:value="0.9342" calcext:value-type="float">
            <text:p>0.9342</text:p>
          </table:table-cell>
          <table:table-cell table:number-columns-repeated="2" office:value-type="float" office:value="0.933191" calcext:value-type="float">
            <text:p>0.933191</text:p>
          </table:table-cell>
          <table:table-cell table:number-columns-repeated="2" office:value-type="float" office:value="0.934648" calcext:value-type="float">
            <text:p>0.934648</text:p>
          </table:table-cell>
          <table:table-cell table:number-columns-repeated="3" office:value-type="float" office:value="0.939005" calcext:value-type="float">
            <text:p>0.939005</text:p>
          </table:table-cell>
          <table:table-cell table:number-columns-repeated="2" office:value-type="float" office:value="0.941264" calcext:value-type="float">
            <text:p>0.941264</text:p>
          </table:table-cell>
          <table:table-cell table:number-columns-repeated="3" office:value-type="float" office:value="0.931753" calcext:value-type="float">
            <text:p>0.931753</text:p>
          </table:table-cell>
          <table:table-cell table:number-columns-repeated="2" office:value-type="float" office:value="0.937907" calcext:value-type="float">
            <text:p>0.937907</text:p>
          </table:table-cell>
          <table:table-cell table:number-columns-repeated="2" office:value-type="float" office:value="0.937134" calcext:value-type="float">
            <text:p>0.937134</text:p>
          </table:table-cell>
          <table:table-cell office:value-type="float" office:value="0.937585" calcext:value-type="float">
            <text:p>0.937585</text:p>
          </table:table-cell>
        </table:table-row>
        <table:table-row table:style-name="ro1">
          <table:table-cell table:number-columns-repeated="3" office:value-type="float" office:value="0.934644" calcext:value-type="float">
            <text:p>0.934644</text:p>
          </table:table-cell>
          <table:table-cell table:number-columns-repeated="2" office:value-type="float" office:value="0.928307" calcext:value-type="float">
            <text:p>0.928307</text:p>
          </table:table-cell>
          <table:table-cell table:number-columns-repeated="3" office:value-type="float" office:value="0.928716" calcext:value-type="float">
            <text:p>0.928716</text:p>
          </table:table-cell>
          <table:table-cell table:number-columns-repeated="2" office:value-type="float" office:value="0.932182" calcext:value-type="float">
            <text:p>0.932182</text:p>
          </table:table-cell>
          <table:table-cell table:number-columns-repeated="3" office:value-type="float" office:value="0.933983" calcext:value-type="float">
            <text:p>0.933983</text:p>
          </table:table-cell>
          <table:table-cell table:number-columns-repeated="2" office:value-type="float" office:value="0.933288" calcext:value-type="float">
            <text:p>0.933288</text:p>
          </table:table-cell>
          <table:table-cell table:number-columns-repeated="2" office:value-type="float" office:value="0.935387" calcext:value-type="float">
            <text:p>0.935387</text:p>
          </table:table-cell>
          <table:table-cell table:number-columns-repeated="3" office:value-type="float" office:value="0.939105" calcext:value-type="float">
            <text:p>0.939105</text:p>
          </table:table-cell>
          <table:table-cell table:number-columns-repeated="2" office:value-type="float" office:value="0.941838" calcext:value-type="float">
            <text:p>0.941838</text:p>
          </table:table-cell>
          <table:table-cell table:number-columns-repeated="3" office:value-type="float" office:value="0.931614" calcext:value-type="float">
            <text:p>0.931614</text:p>
          </table:table-cell>
          <table:table-cell table:number-columns-repeated="2" office:value-type="float" office:value="0.938057" calcext:value-type="float">
            <text:p>0.938057</text:p>
          </table:table-cell>
          <table:table-cell table:number-columns-repeated="2" office:value-type="float" office:value="0.936916" calcext:value-type="float">
            <text:p>0.936916</text:p>
          </table:table-cell>
          <table:table-cell office:value-type="float" office:value="0.937187" calcext:value-type="float">
            <text:p>0.937187</text:p>
          </table:table-cell>
        </table:table-row>
        <table:table-row table:style-name="ro1">
          <table:table-cell table:number-columns-repeated="3" office:value-type="float" office:value="0.93472" calcext:value-type="float">
            <text:p>0.93472</text:p>
          </table:table-cell>
          <table:table-cell table:number-columns-repeated="2" office:value-type="float" office:value="0.92879" calcext:value-type="float">
            <text:p>0.92879</text:p>
          </table:table-cell>
          <table:table-cell table:number-columns-repeated="3" office:value-type="float" office:value="0.928848" calcext:value-type="float">
            <text:p>0.928848</text:p>
          </table:table-cell>
          <table:table-cell table:number-columns-repeated="2" office:value-type="float" office:value="0.931906" calcext:value-type="float">
            <text:p>0.931906</text:p>
          </table:table-cell>
          <table:table-cell table:number-columns-repeated="3" office:value-type="float" office:value="0.934614" calcext:value-type="float">
            <text:p>0.934614</text:p>
          </table:table-cell>
          <table:table-cell table:number-columns-repeated="2" office:value-type="float" office:value="0.933925" calcext:value-type="float">
            <text:p>0.933925</text:p>
          </table:table-cell>
          <table:table-cell table:number-columns-repeated="2" office:value-type="float" office:value="0.93526" calcext:value-type="float">
            <text:p>0.93526</text:p>
          </table:table-cell>
          <table:table-cell table:number-columns-repeated="3" office:value-type="float" office:value="0.939105" calcext:value-type="float">
            <text:p>0.939105</text:p>
          </table:table-cell>
          <table:table-cell table:number-columns-repeated="2" office:value-type="float" office:value="0.941647" calcext:value-type="float">
            <text:p>0.941647</text:p>
          </table:table-cell>
          <table:table-cell table:number-columns-repeated="3" office:value-type="float" office:value="0.931549" calcext:value-type="float">
            <text:p>0.931549</text:p>
          </table:table-cell>
          <table:table-cell table:number-columns-repeated="2" office:value-type="float" office:value="0.937721" calcext:value-type="float">
            <text:p>0.937721</text:p>
          </table:table-cell>
          <table:table-cell table:number-columns-repeated="2" office:value-type="float" office:value="0.937645" calcext:value-type="float">
            <text:p>0.937645</text:p>
          </table:table-cell>
          <table:table-cell office:value-type="float" office:value="0.936541" calcext:value-type="float">
            <text:p>0.936541</text:p>
          </table:table-cell>
        </table:table-row>
        <table:table-row table:style-name="ro1">
          <table:table-cell table:number-columns-repeated="3" office:value-type="float" office:value="0.934652" calcext:value-type="float">
            <text:p>0.934652</text:p>
          </table:table-cell>
          <table:table-cell table:number-columns-repeated="2" office:value-type="float" office:value="0.928492" calcext:value-type="float">
            <text:p>0.928492</text:p>
          </table:table-cell>
          <table:table-cell table:number-columns-repeated="3" office:value-type="float" office:value="0.928991" calcext:value-type="float">
            <text:p>0.928991</text:p>
          </table:table-cell>
          <table:table-cell table:number-columns-repeated="2" office:value-type="float" office:value="0.931567" calcext:value-type="float">
            <text:p>0.931567</text:p>
          </table:table-cell>
          <table:table-cell table:number-columns-repeated="3" office:value-type="float" office:value="0.934637" calcext:value-type="float">
            <text:p>0.934637</text:p>
          </table:table-cell>
          <table:table-cell table:number-columns-repeated="2" office:value-type="float" office:value="0.933983" calcext:value-type="float">
            <text:p>0.933983</text:p>
          </table:table-cell>
          <table:table-cell table:number-columns-repeated="2" office:value-type="float" office:value="0.934797" calcext:value-type="float">
            <text:p>0.934797</text:p>
          </table:table-cell>
          <table:table-cell table:number-columns-repeated="3" office:value-type="float" office:value="0.938077" calcext:value-type="float">
            <text:p>0.938077</text:p>
          </table:table-cell>
          <table:table-cell table:number-columns-repeated="2" office:value-type="float" office:value="0.941281" calcext:value-type="float">
            <text:p>0.941281</text:p>
          </table:table-cell>
          <table:table-cell table:number-columns-repeated="3" office:value-type="float" office:value="0.931808" calcext:value-type="float">
            <text:p>0.931808</text:p>
          </table:table-cell>
          <table:table-cell table:number-columns-repeated="2" office:value-type="float" office:value="0.937661" calcext:value-type="float">
            <text:p>0.937661</text:p>
          </table:table-cell>
          <table:table-cell table:number-columns-repeated="2" office:value-type="float" office:value="0.93721" calcext:value-type="float">
            <text:p>0.93721</text:p>
          </table:table-cell>
          <table:table-cell office:value-type="float" office:value="0.936677" calcext:value-type="float">
            <text:p>0.936677</text:p>
          </table:table-cell>
        </table:table-row>
        <table:table-row table:style-name="ro1">
          <table:table-cell table:number-columns-repeated="3" office:value-type="float" office:value="0.934657" calcext:value-type="float">
            <text:p>0.934657</text:p>
          </table:table-cell>
          <table:table-cell table:number-columns-repeated="2" office:value-type="float" office:value="0.928705" calcext:value-type="float">
            <text:p>0.928705</text:p>
          </table:table-cell>
          <table:table-cell table:number-columns-repeated="3" office:value-type="float" office:value="0.929175" calcext:value-type="float">
            <text:p>0.929175</text:p>
          </table:table-cell>
          <table:table-cell table:number-columns-repeated="2" office:value-type="float" office:value="0.932105" calcext:value-type="float">
            <text:p>0.932105</text:p>
          </table:table-cell>
          <table:table-cell table:number-columns-repeated="3" office:value-type="float" office:value="0.934331" calcext:value-type="float">
            <text:p>0.934331</text:p>
          </table:table-cell>
          <table:table-cell table:number-columns-repeated="2" office:value-type="float" office:value="0.933812" calcext:value-type="float">
            <text:p>0.933812</text:p>
          </table:table-cell>
          <table:table-cell table:number-columns-repeated="2" office:value-type="float" office:value="0.934541" calcext:value-type="float">
            <text:p>0.934541</text:p>
          </table:table-cell>
          <table:table-cell table:number-columns-repeated="3" office:value-type="float" office:value="0.938147" calcext:value-type="float">
            <text:p>0.938147</text:p>
          </table:table-cell>
          <table:table-cell table:number-columns-repeated="2" office:value-type="float" office:value="0.941017" calcext:value-type="float">
            <text:p>0.941017</text:p>
          </table:table-cell>
          <table:table-cell table:number-columns-repeated="3" office:value-type="float" office:value="0.932386" calcext:value-type="float">
            <text:p>0.932386</text:p>
          </table:table-cell>
          <table:table-cell table:number-columns-repeated="2" office:value-type="float" office:value="0.93794" calcext:value-type="float">
            <text:p>0.93794</text:p>
          </table:table-cell>
          <table:table-cell table:number-columns-repeated="2" office:value-type="float" office:value="0.936991" calcext:value-type="float">
            <text:p>0.936991</text:p>
          </table:table-cell>
          <table:table-cell office:value-type="float" office:value="0.936294" calcext:value-type="float">
            <text:p>0.936294</text:p>
          </table:table-cell>
        </table:table-row>
        <table:table-row table:style-name="ro1">
          <table:table-cell table:number-columns-repeated="3" office:value-type="float" office:value="0.934065" calcext:value-type="float">
            <text:p>0.934065</text:p>
          </table:table-cell>
          <table:table-cell table:number-columns-repeated="2" office:value-type="float" office:value="0.928971" calcext:value-type="float">
            <text:p>0.928971</text:p>
          </table:table-cell>
          <table:table-cell table:number-columns-repeated="3" office:value-type="float" office:value="0.930015" calcext:value-type="float">
            <text:p>0.930015</text:p>
          </table:table-cell>
          <table:table-cell table:number-columns-repeated="2" office:value-type="float" office:value="0.932101" calcext:value-type="float">
            <text:p>0.932101</text:p>
          </table:table-cell>
          <table:table-cell table:number-columns-repeated="3" office:value-type="float" office:value="0.934056" calcext:value-type="float">
            <text:p>0.934056</text:p>
          </table:table-cell>
          <table:table-cell table:number-columns-repeated="2" office:value-type="float" office:value="0.934273" calcext:value-type="float">
            <text:p>0.934273</text:p>
          </table:table-cell>
          <table:table-cell table:number-columns-repeated="2" office:value-type="float" office:value="0.934023" calcext:value-type="float">
            <text:p>0.934023</text:p>
          </table:table-cell>
          <table:table-cell table:number-columns-repeated="3" office:value-type="float" office:value="0.9376" calcext:value-type="float">
            <text:p>0.9376</text:p>
          </table:table-cell>
          <table:table-cell table:number-columns-repeated="2" office:value-type="float" office:value="0.941105" calcext:value-type="float">
            <text:p>0.941105</text:p>
          </table:table-cell>
          <table:table-cell table:number-columns-repeated="3" office:value-type="float" office:value="0.932523" calcext:value-type="float">
            <text:p>0.932523</text:p>
          </table:table-cell>
          <table:table-cell table:number-columns-repeated="2" office:value-type="float" office:value="0.93775" calcext:value-type="float">
            <text:p>0.93775</text:p>
          </table:table-cell>
          <table:table-cell table:number-columns-repeated="2" office:value-type="float" office:value="0.93741" calcext:value-type="float">
            <text:p>0.93741</text:p>
          </table:table-cell>
          <table:table-cell office:value-type="float" office:value="0.93661" calcext:value-type="float">
            <text:p>0.93661</text:p>
          </table:table-cell>
        </table:table-row>
        <table:table-row table:style-name="ro1">
          <table:table-cell table:number-columns-repeated="3" office:value-type="float" office:value="0.933991" calcext:value-type="float">
            <text:p>0.933991</text:p>
          </table:table-cell>
          <table:table-cell table:number-columns-repeated="2" office:value-type="float" office:value="0.929119" calcext:value-type="float">
            <text:p>0.929119</text:p>
          </table:table-cell>
          <table:table-cell table:number-columns-repeated="3" office:value-type="float" office:value="0.930457" calcext:value-type="float">
            <text:p>0.930457</text:p>
          </table:table-cell>
          <table:table-cell table:number-columns-repeated="2" office:value-type="float" office:value="0.931796" calcext:value-type="float">
            <text:p>0.931796</text:p>
          </table:table-cell>
          <table:table-cell table:number-columns-repeated="3" office:value-type="float" office:value="0.933988" calcext:value-type="float">
            <text:p>0.933988</text:p>
          </table:table-cell>
          <table:table-cell table:number-columns-repeated="2" office:value-type="float" office:value="0.934448" calcext:value-type="float">
            <text:p>0.934448</text:p>
          </table:table-cell>
          <table:table-cell table:number-columns-repeated="2" office:value-type="float" office:value="0.934506" calcext:value-type="float">
            <text:p>0.934506</text:p>
          </table:table-cell>
          <table:table-cell table:number-columns-repeated="3" office:value-type="float" office:value="0.937708" calcext:value-type="float">
            <text:p>0.937708</text:p>
          </table:table-cell>
          <table:table-cell table:number-columns-repeated="2" office:value-type="float" office:value="0.940546" calcext:value-type="float">
            <text:p>0.940546</text:p>
          </table:table-cell>
          <table:table-cell table:number-columns-repeated="3" office:value-type="float" office:value="0.932824" calcext:value-type="float">
            <text:p>0.932824</text:p>
          </table:table-cell>
          <table:table-cell table:number-columns-repeated="2" office:value-type="float" office:value="0.937425" calcext:value-type="float">
            <text:p>0.937425</text:p>
          </table:table-cell>
          <table:table-cell table:number-columns-repeated="2" office:value-type="float" office:value="0.937625" calcext:value-type="float">
            <text:p>0.937625</text:p>
          </table:table-cell>
          <table:table-cell office:value-type="float" office:value="0.936684" calcext:value-type="float">
            <text:p>0.936684</text:p>
          </table:table-cell>
        </table:table-row>
        <table:table-row table:style-name="ro1">
          <table:table-cell table:number-columns-repeated="3" office:value-type="float" office:value="0.934139" calcext:value-type="float">
            <text:p>0.934139</text:p>
          </table:table-cell>
          <table:table-cell table:number-columns-repeated="2" office:value-type="float" office:value="0.929122" calcext:value-type="float">
            <text:p>0.929122</text:p>
          </table:table-cell>
          <table:table-cell table:number-columns-repeated="3" office:value-type="float" office:value="0.930476" calcext:value-type="float">
            <text:p>0.930476</text:p>
          </table:table-cell>
          <table:table-cell table:number-columns-repeated="2" office:value-type="float" office:value="0.931871" calcext:value-type="float">
            <text:p>0.931871</text:p>
          </table:table-cell>
          <table:table-cell table:number-columns-repeated="3" office:value-type="float" office:value="0.934425" calcext:value-type="float">
            <text:p>0.934425</text:p>
          </table:table-cell>
          <table:table-cell table:number-columns-repeated="2" office:value-type="float" office:value="0.934094" calcext:value-type="float">
            <text:p>0.934094</text:p>
          </table:table-cell>
          <table:table-cell table:number-columns-repeated="2" office:value-type="float" office:value="0.934086" calcext:value-type="float">
            <text:p>0.934086</text:p>
          </table:table-cell>
          <table:table-cell table:number-columns-repeated="3" office:value-type="float" office:value="0.937693" calcext:value-type="float">
            <text:p>0.937693</text:p>
          </table:table-cell>
          <table:table-cell table:number-columns-repeated="2" office:value-type="float" office:value="0.940569" calcext:value-type="float">
            <text:p>0.940569</text:p>
          </table:table-cell>
          <table:table-cell table:number-columns-repeated="3" office:value-type="float" office:value="0.932169" calcext:value-type="float">
            <text:p>0.932169</text:p>
          </table:table-cell>
          <table:table-cell table:number-columns-repeated="2" office:value-type="float" office:value="0.93729" calcext:value-type="float">
            <text:p>0.93729</text:p>
          </table:table-cell>
          <table:table-cell table:number-columns-repeated="2" office:value-type="float" office:value="0.937687" calcext:value-type="float">
            <text:p>0.937687</text:p>
          </table:table-cell>
          <table:table-cell office:value-type="float" office:value="0.936923" calcext:value-type="float">
            <text:p>0.936923</text:p>
          </table:table-cell>
        </table:table-row>
        <table:table-row table:style-name="ro1">
          <table:table-cell table:number-columns-repeated="3" office:value-type="float" office:value="0.934505" calcext:value-type="float">
            <text:p>0.934505</text:p>
          </table:table-cell>
          <table:table-cell table:number-columns-repeated="2" office:value-type="float" office:value="0.929753" calcext:value-type="float">
            <text:p>0.929753</text:p>
          </table:table-cell>
          <table:table-cell table:number-columns-repeated="3" office:value-type="float" office:value="0.930778" calcext:value-type="float">
            <text:p>0.930778</text:p>
          </table:table-cell>
          <table:table-cell table:number-columns-repeated="2" office:value-type="float" office:value="0.931985" calcext:value-type="float">
            <text:p>0.931985</text:p>
          </table:table-cell>
          <table:table-cell table:number-columns-repeated="3" office:value-type="float" office:value="0.93478" calcext:value-type="float">
            <text:p>0.93478</text:p>
          </table:table-cell>
          <table:table-cell table:number-columns-repeated="2" office:value-type="float" office:value="0.934485" calcext:value-type="float">
            <text:p>0.934485</text:p>
          </table:table-cell>
          <table:table-cell table:number-columns-repeated="2" office:value-type="float" office:value="0.93383" calcext:value-type="float">
            <text:p>0.93383</text:p>
          </table:table-cell>
          <table:table-cell table:number-columns-repeated="3" office:value-type="float" office:value="0.937452" calcext:value-type="float">
            <text:p>0.937452</text:p>
          </table:table-cell>
          <table:table-cell table:number-columns-repeated="2" office:value-type="float" office:value="0.940376" calcext:value-type="float">
            <text:p>0.940376</text:p>
          </table:table-cell>
          <table:table-cell table:number-columns-repeated="3" office:value-type="float" office:value="0.932" calcext:value-type="float">
            <text:p>0.932</text:p>
          </table:table-cell>
          <table:table-cell table:number-columns-repeated="2" office:value-type="float" office:value="0.937562" calcext:value-type="float">
            <text:p>0.937562</text:p>
          </table:table-cell>
          <table:table-cell table:number-columns-repeated="2" office:value-type="float" office:value="0.938038" calcext:value-type="float">
            <text:p>0.938038</text:p>
          </table:table-cell>
          <table:table-cell office:value-type="float" office:value="0.937415" calcext:value-type="float">
            <text:p>0.937415</text:p>
          </table:table-cell>
        </table:table-row>
        <table:table-row table:style-name="ro1">
          <table:table-cell table:number-columns-repeated="3" office:value-type="float" office:value="0.934502" calcext:value-type="float">
            <text:p>0.934502</text:p>
          </table:table-cell>
          <table:table-cell table:number-columns-repeated="2" office:value-type="float" office:value="0.930158" calcext:value-type="float">
            <text:p>0.930158</text:p>
          </table:table-cell>
          <table:table-cell table:number-columns-repeated="3" office:value-type="float" office:value="0.930731" calcext:value-type="float">
            <text:p>0.930731</text:p>
          </table:table-cell>
          <table:table-cell table:number-columns-repeated="2" office:value-type="float" office:value="0.932058" calcext:value-type="float">
            <text:p>0.932058</text:p>
          </table:table-cell>
          <table:table-cell table:number-columns-repeated="3" office:value-type="float" office:value="0.93521" calcext:value-type="float">
            <text:p>0.93521</text:p>
          </table:table-cell>
          <table:table-cell table:number-columns-repeated="2" office:value-type="float" office:value="0.934083" calcext:value-type="float">
            <text:p>0.934083</text:p>
          </table:table-cell>
          <table:table-cell table:number-columns-repeated="2" office:value-type="float" office:value="0.933894" calcext:value-type="float">
            <text:p>0.933894</text:p>
          </table:table-cell>
          <table:table-cell table:number-columns-repeated="3" office:value-type="float" office:value="0.937279" calcext:value-type="float">
            <text:p>0.937279</text:p>
          </table:table-cell>
          <table:table-cell table:number-columns-repeated="2" office:value-type="float" office:value="0.940763" calcext:value-type="float">
            <text:p>0.940763</text:p>
          </table:table-cell>
          <table:table-cell table:number-columns-repeated="3" office:value-type="float" office:value="0.932498" calcext:value-type="float">
            <text:p>0.932498</text:p>
          </table:table-cell>
          <table:table-cell table:number-columns-repeated="2" office:value-type="float" office:value="0.93787" calcext:value-type="float">
            <text:p>0.93787</text:p>
          </table:table-cell>
          <table:table-cell table:number-columns-repeated="2" office:value-type="float" office:value="0.938192" calcext:value-type="float">
            <text:p>0.938192</text:p>
          </table:table-cell>
          <table:table-cell office:value-type="float" office:value="0.937778" calcext:value-type="float">
            <text:p>0.937778</text:p>
          </table:table-cell>
        </table:table-row>
        <table:table-row table:style-name="ro1">
          <table:table-cell table:number-columns-repeated="3" office:value-type="float" office:value="0.934736" calcext:value-type="float">
            <text:p>0.934736</text:p>
          </table:table-cell>
          <table:table-cell table:number-columns-repeated="2" office:value-type="float" office:value="0.930261" calcext:value-type="float">
            <text:p>0.930261</text:p>
          </table:table-cell>
          <table:table-cell table:number-columns-repeated="3" office:value-type="float" office:value="0.929961" calcext:value-type="float">
            <text:p>0.929961</text:p>
          </table:table-cell>
          <table:table-cell table:number-columns-repeated="2" office:value-type="float" office:value="0.932136" calcext:value-type="float">
            <text:p>0.932136</text:p>
          </table:table-cell>
          <table:table-cell table:number-columns-repeated="3" office:value-type="float" office:value="0.934688" calcext:value-type="float">
            <text:p>0.934688</text:p>
          </table:table-cell>
          <table:table-cell table:number-columns-repeated="2" office:value-type="float" office:value="0.933553" calcext:value-type="float">
            <text:p>0.933553</text:p>
          </table:table-cell>
          <table:table-cell table:number-columns-repeated="2" office:value-type="float" office:value="0.933856" calcext:value-type="float">
            <text:p>0.933856</text:p>
          </table:table-cell>
          <table:table-cell table:number-columns-repeated="3" office:value-type="float" office:value="0.937365" calcext:value-type="float">
            <text:p>0.937365</text:p>
          </table:table-cell>
          <table:table-cell table:number-columns-repeated="2" office:value-type="float" office:value="0.940484" calcext:value-type="float">
            <text:p>0.940484</text:p>
          </table:table-cell>
          <table:table-cell table:number-columns-repeated="3" office:value-type="float" office:value="0.932958" calcext:value-type="float">
            <text:p>0.932958</text:p>
          </table:table-cell>
          <table:table-cell table:number-columns-repeated="2" office:value-type="float" office:value="0.938322" calcext:value-type="float">
            <text:p>0.938322</text:p>
          </table:table-cell>
          <table:table-cell table:number-columns-repeated="2" office:value-type="float" office:value="0.937513" calcext:value-type="float">
            <text:p>0.937513</text:p>
          </table:table-cell>
          <table:table-cell office:value-type="float" office:value="0.938313" calcext:value-type="float">
            <text:p>0.938313</text:p>
          </table:table-cell>
        </table:table-row>
        <table:table-row table:style-name="ro1">
          <table:table-cell table:number-columns-repeated="3" office:value-type="float" office:value="0.934969" calcext:value-type="float">
            <text:p>0.934969</text:p>
          </table:table-cell>
          <table:table-cell table:number-columns-repeated="2" office:value-type="float" office:value="0.929884" calcext:value-type="float">
            <text:p>0.929884</text:p>
          </table:table-cell>
          <table:table-cell table:number-columns-repeated="3" office:value-type="float" office:value="0.929833" calcext:value-type="float">
            <text:p>0.929833</text:p>
          </table:table-cell>
          <table:table-cell table:number-columns-repeated="2" office:value-type="float" office:value="0.931808" calcext:value-type="float">
            <text:p>0.931808</text:p>
          </table:table-cell>
          <table:table-cell table:number-columns-repeated="3" office:value-type="float" office:value="0.935253" calcext:value-type="float">
            <text:p>0.935253</text:p>
          </table:table-cell>
          <table:table-cell table:number-columns-repeated="2" office:value-type="float" office:value="0.934056" calcext:value-type="float">
            <text:p>0.934056</text:p>
          </table:table-cell>
          <table:table-cell table:number-columns-repeated="2" office:value-type="float" office:value="0.933607" calcext:value-type="float">
            <text:p>0.933607</text:p>
          </table:table-cell>
          <table:table-cell table:number-columns-repeated="3" office:value-type="float" office:value="0.937252" calcext:value-type="float">
            <text:p>0.937252</text:p>
          </table:table-cell>
          <table:table-cell table:number-columns-repeated="2" office:value-type="float" office:value="0.940234" calcext:value-type="float">
            <text:p>0.940234</text:p>
          </table:table-cell>
          <table:table-cell table:number-columns-repeated="3" office:value-type="float" office:value="0.932921" calcext:value-type="float">
            <text:p>0.932921</text:p>
          </table:table-cell>
          <table:table-cell table:number-columns-repeated="2" office:value-type="float" office:value="0.937794" calcext:value-type="float">
            <text:p>0.937794</text:p>
          </table:table-cell>
          <table:table-cell table:number-columns-repeated="2" office:value-type="float" office:value="0.937317" calcext:value-type="float">
            <text:p>0.937317</text:p>
          </table:table-cell>
          <table:table-cell office:value-type="float" office:value="0.938498" calcext:value-type="float">
            <text:p>0.938498</text:p>
          </table:table-cell>
        </table:table-row>
        <table:table-row table:style-name="ro1">
          <table:table-cell table:number-columns-repeated="3" office:value-type="float" office:value="0.93498" calcext:value-type="float">
            <text:p>0.93498</text:p>
          </table:table-cell>
          <table:table-cell table:number-columns-repeated="2" office:value-type="float" office:value="0.930046" calcext:value-type="float">
            <text:p>0.930046</text:p>
          </table:table-cell>
          <table:table-cell table:number-columns-repeated="3" office:value-type="float" office:value="0.930791" calcext:value-type="float">
            <text:p>0.930791</text:p>
          </table:table-cell>
          <table:table-cell table:number-columns-repeated="2" office:value-type="float" office:value="0.932036" calcext:value-type="float">
            <text:p>0.932036</text:p>
          </table:table-cell>
          <table:table-cell table:number-columns-repeated="3" office:value-type="float" office:value="0.934949" calcext:value-type="float">
            <text:p>0.934949</text:p>
          </table:table-cell>
          <table:table-cell table:number-columns-repeated="2" office:value-type="float" office:value="0.93442" calcext:value-type="float">
            <text:p>0.93442</text:p>
          </table:table-cell>
          <table:table-cell table:number-columns-repeated="2" office:value-type="float" office:value="0.93384" calcext:value-type="float">
            <text:p>0.93384</text:p>
          </table:table-cell>
          <table:table-cell table:number-columns-repeated="3" office:value-type="float" office:value="0.936913" calcext:value-type="float">
            <text:p>0.936913</text:p>
          </table:table-cell>
          <table:table-cell table:number-columns-repeated="2" office:value-type="float" office:value="0.940156" calcext:value-type="float">
            <text:p>0.940156</text:p>
          </table:table-cell>
          <table:table-cell table:number-columns-repeated="3" office:value-type="float" office:value="0.933532" calcext:value-type="float">
            <text:p>0.933532</text:p>
          </table:table-cell>
          <table:table-cell table:number-columns-repeated="2" office:value-type="float" office:value="0.93747" calcext:value-type="float">
            <text:p>0.93747</text:p>
          </table:table-cell>
          <table:table-cell table:number-columns-repeated="2" office:value-type="float" office:value="0.937756" calcext:value-type="float">
            <text:p>0.937756</text:p>
          </table:table-cell>
          <table:table-cell office:value-type="float" office:value="0.938505" calcext:value-type="float">
            <text:p>0.938505</text:p>
          </table:table-cell>
        </table:table-row>
        <table:table-row table:style-name="ro1">
          <table:table-cell table:number-columns-repeated="3" office:value-type="float" office:value="0.935461" calcext:value-type="float">
            <text:p>0.935461</text:p>
          </table:table-cell>
          <table:table-cell table:number-columns-repeated="2" office:value-type="float" office:value="0.930506" calcext:value-type="float">
            <text:p>0.930506</text:p>
          </table:table-cell>
          <table:table-cell table:number-columns-repeated="3" office:value-type="float" office:value="0.931326" calcext:value-type="float">
            <text:p>0.931326</text:p>
          </table:table-cell>
          <table:table-cell table:number-columns-repeated="2" office:value-type="float" office:value="0.932022" calcext:value-type="float">
            <text:p>0.932022</text:p>
          </table:table-cell>
          <table:table-cell table:number-columns-repeated="3" office:value-type="float" office:value="0.934695" calcext:value-type="float">
            <text:p>0.934695</text:p>
          </table:table-cell>
          <table:table-cell table:number-columns-repeated="2" office:value-type="float" office:value="0.934406" calcext:value-type="float">
            <text:p>0.934406</text:p>
          </table:table-cell>
          <table:table-cell table:number-columns-repeated="2" office:value-type="float" office:value="0.933973" calcext:value-type="float">
            <text:p>0.933973</text:p>
          </table:table-cell>
          <table:table-cell table:number-columns-repeated="3" office:value-type="float" office:value="0.936953" calcext:value-type="float">
            <text:p>0.936953</text:p>
          </table:table-cell>
          <table:table-cell table:number-columns-repeated="2" office:value-type="float" office:value="0.939888" calcext:value-type="float">
            <text:p>0.939888</text:p>
          </table:table-cell>
          <table:table-cell table:number-columns-repeated="3" office:value-type="float" office:value="0.933265" calcext:value-type="float">
            <text:p>0.933265</text:p>
          </table:table-cell>
          <table:table-cell table:number-columns-repeated="2" office:value-type="float" office:value="0.937722" calcext:value-type="float">
            <text:p>0.937722</text:p>
          </table:table-cell>
          <table:table-cell table:number-columns-repeated="2" office:value-type="float" office:value="0.937626" calcext:value-type="float">
            <text:p>0.937626</text:p>
          </table:table-cell>
          <table:table-cell office:value-type="float" office:value="0.938357" calcext:value-type="float">
            <text:p>0.938357</text:p>
          </table:table-cell>
        </table:table-row>
        <table:table-row table:style-name="ro1">
          <table:table-cell table:number-columns-repeated="3" office:value-type="float" office:value="0.935811" calcext:value-type="float">
            <text:p>0.935811</text:p>
          </table:table-cell>
          <table:table-cell table:number-columns-repeated="2" office:value-type="float" office:value="0.930909" calcext:value-type="float">
            <text:p>0.930909</text:p>
          </table:table-cell>
          <table:table-cell table:number-columns-repeated="3" office:value-type="float" office:value="0.931237" calcext:value-type="float">
            <text:p>0.931237</text:p>
          </table:table-cell>
          <table:table-cell table:number-columns-repeated="2" office:value-type="float" office:value="0.931578" calcext:value-type="float">
            <text:p>0.931578</text:p>
          </table:table-cell>
          <table:table-cell table:number-columns-repeated="3" office:value-type="float" office:value="0.934918" calcext:value-type="float">
            <text:p>0.934918</text:p>
          </table:table-cell>
          <table:table-cell table:number-columns-repeated="2" office:value-type="float" office:value="0.934612" calcext:value-type="float">
            <text:p>0.934612</text:p>
          </table:table-cell>
          <table:table-cell table:number-columns-repeated="2" office:value-type="float" office:value="0.934094" calcext:value-type="float">
            <text:p>0.934094</text:p>
          </table:table-cell>
          <table:table-cell table:number-columns-repeated="3" office:value-type="float" office:value="0.937059" calcext:value-type="float">
            <text:p>0.937059</text:p>
          </table:table-cell>
          <table:table-cell table:number-columns-repeated="2" office:value-type="float" office:value="0.939837" calcext:value-type="float">
            <text:p>0.939837</text:p>
          </table:table-cell>
          <table:table-cell table:number-columns-repeated="3" office:value-type="float" office:value="0.932849" calcext:value-type="float">
            <text:p>0.932849</text:p>
          </table:table-cell>
          <table:table-cell table:number-columns-repeated="2" office:value-type="float" office:value="0.937988" calcext:value-type="float">
            <text:p>0.937988</text:p>
          </table:table-cell>
          <table:table-cell table:number-columns-repeated="2" office:value-type="float" office:value="0.937359" calcext:value-type="float">
            <text:p>0.937359</text:p>
          </table:table-cell>
          <table:table-cell office:value-type="float" office:value="0.938241" calcext:value-type="float">
            <text:p>0.938241</text:p>
          </table:table-cell>
        </table:table-row>
        <table:table-row table:style-name="ro1">
          <table:table-cell table:number-columns-repeated="3" office:value-type="float" office:value="0.936378" calcext:value-type="float">
            <text:p>0.936378</text:p>
          </table:table-cell>
          <table:table-cell table:number-columns-repeated="2" office:value-type="float" office:value="0.930762" calcext:value-type="float">
            <text:p>0.930762</text:p>
          </table:table-cell>
          <table:table-cell table:number-columns-repeated="3" office:value-type="float" office:value="0.93082" calcext:value-type="float">
            <text:p>0.93082</text:p>
          </table:table-cell>
          <table:table-cell table:number-columns-repeated="2" office:value-type="float" office:value="0.931512" calcext:value-type="float">
            <text:p>0.931512</text:p>
          </table:table-cell>
          <table:table-cell table:number-columns-repeated="3" office:value-type="float" office:value="0.935292" calcext:value-type="float">
            <text:p>0.935292</text:p>
          </table:table-cell>
          <table:table-cell table:number-columns-repeated="2" office:value-type="float" office:value="0.934784" calcext:value-type="float">
            <text:p>0.934784</text:p>
          </table:table-cell>
          <table:table-cell table:number-columns-repeated="2" office:value-type="float" office:value="0.93377" calcext:value-type="float">
            <text:p>0.93377</text:p>
          </table:table-cell>
          <table:table-cell table:number-columns-repeated="3" office:value-type="float" office:value="0.937641" calcext:value-type="float">
            <text:p>0.937641</text:p>
          </table:table-cell>
          <table:table-cell table:number-columns-repeated="2" office:value-type="float" office:value="0.939703" calcext:value-type="float">
            <text:p>0.939703</text:p>
          </table:table-cell>
          <table:table-cell table:number-columns-repeated="3" office:value-type="float" office:value="0.932317" calcext:value-type="float">
            <text:p>0.932317</text:p>
          </table:table-cell>
          <table:table-cell table:number-columns-repeated="2" office:value-type="float" office:value="0.937642" calcext:value-type="float">
            <text:p>0.937642</text:p>
          </table:table-cell>
          <table:table-cell table:number-columns-repeated="2" office:value-type="float" office:value="0.937342" calcext:value-type="float">
            <text:p>0.937342</text:p>
          </table:table-cell>
          <table:table-cell office:value-type="float" office:value="0.938573" calcext:value-type="float">
            <text:p>0.938573</text:p>
          </table:table-cell>
        </table:table-row>
        <table:table-row table:style-name="ro1">
          <table:table-cell table:number-columns-repeated="3" office:value-type="float" office:value="0.936218" calcext:value-type="float">
            <text:p>0.936218</text:p>
          </table:table-cell>
          <table:table-cell table:number-columns-repeated="2" office:value-type="float" office:value="0.931265" calcext:value-type="float">
            <text:p>0.931265</text:p>
          </table:table-cell>
          <table:table-cell table:number-columns-repeated="3" office:value-type="float" office:value="0.931089" calcext:value-type="float">
            <text:p>0.931089</text:p>
          </table:table-cell>
          <table:table-cell table:number-columns-repeated="2" office:value-type="float" office:value="0.931882" calcext:value-type="float">
            <text:p>0.931882</text:p>
          </table:table-cell>
          <table:table-cell table:number-columns-repeated="3" office:value-type="float" office:value="0.935104" calcext:value-type="float">
            <text:p>0.935104</text:p>
          </table:table-cell>
          <table:table-cell table:number-columns-repeated="2" office:value-type="float" office:value="0.9343" calcext:value-type="float">
            <text:p>0.9343</text:p>
          </table:table-cell>
          <table:table-cell table:number-columns-repeated="2" office:value-type="float" office:value="0.933" calcext:value-type="float">
            <text:p>0.933</text:p>
          </table:table-cell>
          <table:table-cell table:number-columns-repeated="3" office:value-type="float" office:value="0.938394" calcext:value-type="float">
            <text:p>0.938394</text:p>
          </table:table-cell>
          <table:table-cell table:number-columns-repeated="2" office:value-type="float" office:value="0.939546" calcext:value-type="float">
            <text:p>0.939546</text:p>
          </table:table-cell>
          <table:table-cell table:number-columns-repeated="3" office:value-type="float" office:value="0.931859" calcext:value-type="float">
            <text:p>0.931859</text:p>
          </table:table-cell>
          <table:table-cell table:number-columns-repeated="2" office:value-type="float" office:value="0.937813" calcext:value-type="float">
            <text:p>0.937813</text:p>
          </table:table-cell>
          <table:table-cell table:number-columns-repeated="2" office:value-type="float" office:value="0.937696" calcext:value-type="float">
            <text:p>0.937696</text:p>
          </table:table-cell>
          <table:table-cell office:value-type="float" office:value="0.938171" calcext:value-type="float">
            <text:p>0.938171</text:p>
          </table:table-cell>
        </table:table-row>
        <table:table-row table:style-name="ro1">
          <table:table-cell table:number-columns-repeated="3" office:value-type="float" office:value="0.936395" calcext:value-type="float">
            <text:p>0.936395</text:p>
          </table:table-cell>
          <table:table-cell table:number-columns-repeated="2" office:value-type="float" office:value="0.931124" calcext:value-type="float">
            <text:p>0.931124</text:p>
          </table:table-cell>
          <table:table-cell table:number-columns-repeated="3" office:value-type="float" office:value="0.931083" calcext:value-type="float">
            <text:p>0.931083</text:p>
          </table:table-cell>
          <table:table-cell table:number-columns-repeated="2" office:value-type="float" office:value="0.931499" calcext:value-type="float">
            <text:p>0.931499</text:p>
          </table:table-cell>
          <table:table-cell table:number-columns-repeated="3" office:value-type="float" office:value="0.934747" calcext:value-type="float">
            <text:p>0.934747</text:p>
          </table:table-cell>
          <table:table-cell table:number-columns-repeated="2" office:value-type="float" office:value="0.934181" calcext:value-type="float">
            <text:p>0.934181</text:p>
          </table:table-cell>
          <table:table-cell table:number-columns-repeated="2" office:value-type="float" office:value="0.932693" calcext:value-type="float">
            <text:p>0.932693</text:p>
          </table:table-cell>
          <table:table-cell table:number-columns-repeated="3" office:value-type="float" office:value="0.937952" calcext:value-type="float">
            <text:p>0.937952</text:p>
          </table:table-cell>
          <table:table-cell table:number-columns-repeated="2" office:value-type="float" office:value="0.939854" calcext:value-type="float">
            <text:p>0.939854</text:p>
          </table:table-cell>
          <table:table-cell table:number-columns-repeated="3" office:value-type="float" office:value="0.931815" calcext:value-type="float">
            <text:p>0.931815</text:p>
          </table:table-cell>
          <table:table-cell table:number-columns-repeated="2" office:value-type="float" office:value="0.937676" calcext:value-type="float">
            <text:p>0.937676</text:p>
          </table:table-cell>
          <table:table-cell table:number-columns-repeated="2" office:value-type="float" office:value="0.937205" calcext:value-type="float">
            <text:p>0.937205</text:p>
          </table:table-cell>
          <table:table-cell office:value-type="float" office:value="0.938336" calcext:value-type="float">
            <text:p>0.938336</text:p>
          </table:table-cell>
        </table:table-row>
        <table:table-row table:style-name="ro1">
          <table:table-cell table:number-columns-repeated="3" office:value-type="float" office:value="0.936085" calcext:value-type="float">
            <text:p>0.936085</text:p>
          </table:table-cell>
          <table:table-cell table:number-columns-repeated="2" office:value-type="float" office:value="0.930783" calcext:value-type="float">
            <text:p>0.930783</text:p>
          </table:table-cell>
          <table:table-cell table:number-columns-repeated="3" office:value-type="float" office:value="0.931432" calcext:value-type="float">
            <text:p>0.931432</text:p>
          </table:table-cell>
          <table:table-cell table:number-columns-repeated="2" office:value-type="float" office:value="0.931633" calcext:value-type="float">
            <text:p>0.931633</text:p>
          </table:table-cell>
          <table:table-cell table:number-columns-repeated="3" office:value-type="float" office:value="0.934251" calcext:value-type="float">
            <text:p>0.934251</text:p>
          </table:table-cell>
          <table:table-cell table:number-columns-repeated="2" office:value-type="float" office:value="0.934157" calcext:value-type="float">
            <text:p>0.934157</text:p>
          </table:table-cell>
          <table:table-cell table:number-columns-repeated="2" office:value-type="float" office:value="0.932241" calcext:value-type="float">
            <text:p>0.932241</text:p>
          </table:table-cell>
          <table:table-cell table:number-columns-repeated="3" office:value-type="float" office:value="0.93769" calcext:value-type="float">
            <text:p>0.93769</text:p>
          </table:table-cell>
          <table:table-cell table:number-columns-repeated="2" office:value-type="float" office:value="0.939495" calcext:value-type="float">
            <text:p>0.939495</text:p>
          </table:table-cell>
          <table:table-cell table:number-columns-repeated="3" office:value-type="float" office:value="0.931627" calcext:value-type="float">
            <text:p>0.931627</text:p>
          </table:table-cell>
          <table:table-cell table:number-columns-repeated="2" office:value-type="float" office:value="0.937121" calcext:value-type="float">
            <text:p>0.937121</text:p>
          </table:table-cell>
          <table:table-cell table:number-columns-repeated="2" office:value-type="float" office:value="0.937393" calcext:value-type="float">
            <text:p>0.937393</text:p>
          </table:table-cell>
          <table:table-cell office:value-type="float" office:value="0.93823" calcext:value-type="float">
            <text:p>0.93823</text:p>
          </table:table-cell>
        </table:table-row>
        <table:table-row table:style-name="ro1">
          <table:table-cell table:number-columns-repeated="3" office:value-type="float" office:value="0.936312" calcext:value-type="float">
            <text:p>0.936312</text:p>
          </table:table-cell>
          <table:table-cell table:number-columns-repeated="2" office:value-type="float" office:value="0.930868" calcext:value-type="float">
            <text:p>0.930868</text:p>
          </table:table-cell>
          <table:table-cell table:number-columns-repeated="3" office:value-type="float" office:value="0.931991" calcext:value-type="float">
            <text:p>0.931991</text:p>
          </table:table-cell>
          <table:table-cell table:number-columns-repeated="2" office:value-type="float" office:value="0.931758" calcext:value-type="float">
            <text:p>0.931758</text:p>
          </table:table-cell>
          <table:table-cell table:number-columns-repeated="3" office:value-type="float" office:value="0.934555" calcext:value-type="float">
            <text:p>0.934555</text:p>
          </table:table-cell>
          <table:table-cell table:number-columns-repeated="2" office:value-type="float" office:value="0.934098" calcext:value-type="float">
            <text:p>0.934098</text:p>
          </table:table-cell>
          <table:table-cell table:number-columns-repeated="2" office:value-type="float" office:value="0.931799" calcext:value-type="float">
            <text:p>0.931799</text:p>
          </table:table-cell>
          <table:table-cell table:number-columns-repeated="3" office:value-type="float" office:value="0.937764" calcext:value-type="float">
            <text:p>0.937764</text:p>
          </table:table-cell>
          <table:table-cell table:number-columns-repeated="2" office:value-type="float" office:value="0.939535" calcext:value-type="float">
            <text:p>0.939535</text:p>
          </table:table-cell>
          <table:table-cell table:number-columns-repeated="3" office:value-type="float" office:value="0.931874" calcext:value-type="float">
            <text:p>0.931874</text:p>
          </table:table-cell>
          <table:table-cell table:number-columns-repeated="2" office:value-type="float" office:value="0.937196" calcext:value-type="float">
            <text:p>0.937196</text:p>
          </table:table-cell>
          <table:table-cell table:number-columns-repeated="2" office:value-type="float" office:value="0.936791" calcext:value-type="float">
            <text:p>0.936791</text:p>
          </table:table-cell>
          <table:table-cell office:value-type="float" office:value="0.937674" calcext:value-type="float">
            <text:p>0.937674</text:p>
          </table:table-cell>
        </table:table-row>
        <table:table-row table:style-name="ro1">
          <table:table-cell table:number-columns-repeated="3" office:value-type="float" office:value="0.936363" calcext:value-type="float">
            <text:p>0.936363</text:p>
          </table:table-cell>
          <table:table-cell table:number-columns-repeated="2" office:value-type="float" office:value="0.931182" calcext:value-type="float">
            <text:p>0.931182</text:p>
          </table:table-cell>
          <table:table-cell table:number-columns-repeated="3" office:value-type="float" office:value="0.931988" calcext:value-type="float">
            <text:p>0.931988</text:p>
          </table:table-cell>
          <table:table-cell table:number-columns-repeated="2" office:value-type="float" office:value="0.931981" calcext:value-type="float">
            <text:p>0.931981</text:p>
          </table:table-cell>
          <table:table-cell table:number-columns-repeated="3" office:value-type="float" office:value="0.934387" calcext:value-type="float">
            <text:p>0.934387</text:p>
          </table:table-cell>
          <table:table-cell table:number-columns-repeated="2" office:value-type="float" office:value="0.934162" calcext:value-type="float">
            <text:p>0.934162</text:p>
          </table:table-cell>
          <table:table-cell table:number-columns-repeated="2" office:value-type="float" office:value="0.932269" calcext:value-type="float">
            <text:p>0.932269</text:p>
          </table:table-cell>
          <table:table-cell table:number-columns-repeated="3" office:value-type="float" office:value="0.937759" calcext:value-type="float">
            <text:p>0.937759</text:p>
          </table:table-cell>
          <table:table-cell table:number-columns-repeated="2" office:value-type="float" office:value="0.939219" calcext:value-type="float">
            <text:p>0.939219</text:p>
          </table:table-cell>
          <table:table-cell table:number-columns-repeated="3" office:value-type="float" office:value="0.932562" calcext:value-type="float">
            <text:p>0.932562</text:p>
          </table:table-cell>
          <table:table-cell table:number-columns-repeated="2" office:value-type="float" office:value="0.937244" calcext:value-type="float">
            <text:p>0.937244</text:p>
          </table:table-cell>
          <table:table-cell table:number-columns-repeated="2" office:value-type="float" office:value="0.937179" calcext:value-type="float">
            <text:p>0.937179</text:p>
          </table:table-cell>
          <table:table-cell office:value-type="float" office:value="0.937426" calcext:value-type="float">
            <text:p>0.937426</text:p>
          </table:table-cell>
        </table:table-row>
        <table:table-row table:style-name="ro1">
          <table:table-cell table:number-columns-repeated="3" office:value-type="float" office:value="0.936176" calcext:value-type="float">
            <text:p>0.936176</text:p>
          </table:table-cell>
          <table:table-cell table:number-columns-repeated="2" office:value-type="float" office:value="0.930974" calcext:value-type="float">
            <text:p>0.930974</text:p>
          </table:table-cell>
          <table:table-cell table:number-columns-repeated="3" office:value-type="float" office:value="0.932205" calcext:value-type="float">
            <text:p>0.932205</text:p>
          </table:table-cell>
          <table:table-cell table:number-columns-repeated="2" office:value-type="float" office:value="0.931521" calcext:value-type="float">
            <text:p>0.931521</text:p>
          </table:table-cell>
          <table:table-cell table:number-columns-repeated="3" office:value-type="float" office:value="0.933966" calcext:value-type="float">
            <text:p>0.933966</text:p>
          </table:table-cell>
          <table:table-cell table:number-columns-repeated="2" office:value-type="float" office:value="0.934865" calcext:value-type="float">
            <text:p>0.934865</text:p>
          </table:table-cell>
          <table:table-cell table:number-columns-repeated="2" office:value-type="float" office:value="0.931905" calcext:value-type="float">
            <text:p>0.931905</text:p>
          </table:table-cell>
          <table:table-cell table:number-columns-repeated="3" office:value-type="float" office:value="0.938196" calcext:value-type="float">
            <text:p>0.938196</text:p>
          </table:table-cell>
          <table:table-cell table:number-columns-repeated="2" office:value-type="float" office:value="0.939143" calcext:value-type="float">
            <text:p>0.939143</text:p>
          </table:table-cell>
          <table:table-cell table:number-columns-repeated="3" office:value-type="float" office:value="0.932344" calcext:value-type="float">
            <text:p>0.932344</text:p>
          </table:table-cell>
          <table:table-cell table:number-columns-repeated="2" office:value-type="float" office:value="0.937894" calcext:value-type="float">
            <text:p>0.937894</text:p>
          </table:table-cell>
          <table:table-cell table:number-columns-repeated="2" office:value-type="float" office:value="0.937062" calcext:value-type="float">
            <text:p>0.937062</text:p>
          </table:table-cell>
          <table:table-cell office:value-type="float" office:value="0.937739" calcext:value-type="float">
            <text:p>0.937739</text:p>
          </table:table-cell>
        </table:table-row>
        <table:table-row table:style-name="ro1">
          <table:table-cell table:number-columns-repeated="3" office:value-type="float" office:value="0.936258" calcext:value-type="float">
            <text:p>0.936258</text:p>
          </table:table-cell>
          <table:table-cell table:number-columns-repeated="2" office:value-type="float" office:value="0.930819" calcext:value-type="float">
            <text:p>0.930819</text:p>
          </table:table-cell>
          <table:table-cell table:number-columns-repeated="3" office:value-type="float" office:value="0.93241" calcext:value-type="float">
            <text:p>0.93241</text:p>
          </table:table-cell>
          <table:table-cell table:number-columns-repeated="2" office:value-type="float" office:value="0.932007" calcext:value-type="float">
            <text:p>0.932007</text:p>
          </table:table-cell>
          <table:table-cell table:number-columns-repeated="3" office:value-type="float" office:value="0.933777" calcext:value-type="float">
            <text:p>0.933777</text:p>
          </table:table-cell>
          <table:table-cell table:number-columns-repeated="2" office:value-type="float" office:value="0.935415" calcext:value-type="float">
            <text:p>0.935415</text:p>
          </table:table-cell>
          <table:table-cell table:number-columns-repeated="2" office:value-type="float" office:value="0.93171" calcext:value-type="float">
            <text:p>0.93171</text:p>
          </table:table-cell>
          <table:table-cell table:number-columns-repeated="3" office:value-type="float" office:value="0.938382" calcext:value-type="float">
            <text:p>0.938382</text:p>
          </table:table-cell>
          <table:table-cell table:number-columns-repeated="2" office:value-type="float" office:value="0.939014" calcext:value-type="float">
            <text:p>0.939014</text:p>
          </table:table-cell>
          <table:table-cell table:number-columns-repeated="3" office:value-type="float" office:value="0.932516" calcext:value-type="float">
            <text:p>0.932516</text:p>
          </table:table-cell>
          <table:table-cell table:number-columns-repeated="2" office:value-type="float" office:value="0.938295" calcext:value-type="float">
            <text:p>0.938295</text:p>
          </table:table-cell>
          <table:table-cell table:number-columns-repeated="2" office:value-type="float" office:value="0.936633" calcext:value-type="float">
            <text:p>0.936633</text:p>
          </table:table-cell>
          <table:table-cell office:value-type="float" office:value="0.937842" calcext:value-type="float">
            <text:p>0.937842</text:p>
          </table:table-cell>
        </table:table-row>
        <table:table-row table:style-name="ro1">
          <table:table-cell table:number-columns-repeated="3" office:value-type="float" office:value="0.935857" calcext:value-type="float">
            <text:p>0.935857</text:p>
          </table:table-cell>
          <table:table-cell table:number-columns-repeated="2" office:value-type="float" office:value="0.930914" calcext:value-type="float">
            <text:p>0.930914</text:p>
          </table:table-cell>
          <table:table-cell table:number-columns-repeated="3" office:value-type="float" office:value="0.932602" calcext:value-type="float">
            <text:p>0.932602</text:p>
          </table:table-cell>
          <table:table-cell table:number-columns-repeated="2" office:value-type="float" office:value="0.931816" calcext:value-type="float">
            <text:p>0.931816</text:p>
          </table:table-cell>
          <table:table-cell table:number-columns-repeated="3" office:value-type="float" office:value="0.93386" calcext:value-type="float">
            <text:p>0.93386</text:p>
          </table:table-cell>
          <table:table-cell table:number-columns-repeated="2" office:value-type="float" office:value="0.935573" calcext:value-type="float">
            <text:p>0.935573</text:p>
          </table:table-cell>
          <table:table-cell table:number-columns-repeated="2" office:value-type="float" office:value="0.931462" calcext:value-type="float">
            <text:p>0.931462</text:p>
          </table:table-cell>
          <table:table-cell table:number-columns-repeated="3" office:value-type="float" office:value="0.938227" calcext:value-type="float">
            <text:p>0.938227</text:p>
          </table:table-cell>
          <table:table-cell table:number-columns-repeated="2" office:value-type="float" office:value="0.938853" calcext:value-type="float">
            <text:p>0.938853</text:p>
          </table:table-cell>
          <table:table-cell table:number-columns-repeated="3" office:value-type="float" office:value="0.93251" calcext:value-type="float">
            <text:p>0.93251</text:p>
          </table:table-cell>
          <table:table-cell table:number-columns-repeated="2" office:value-type="float" office:value="0.938411" calcext:value-type="float">
            <text:p>0.938411</text:p>
          </table:table-cell>
          <table:table-cell table:number-columns-repeated="2" office:value-type="float" office:value="0.936305" calcext:value-type="float">
            <text:p>0.936305</text:p>
          </table:table-cell>
          <table:table-cell office:value-type="float" office:value="0.937378" calcext:value-type="float">
            <text:p>0.937378</text:p>
          </table:table-cell>
        </table:table-row>
        <table:table-row table:style-name="ro1">
          <table:table-cell table:number-columns-repeated="3" office:value-type="float" office:value="0.935956" calcext:value-type="float">
            <text:p>0.935956</text:p>
          </table:table-cell>
          <table:table-cell table:number-columns-repeated="2" office:value-type="float" office:value="0.931293" calcext:value-type="float">
            <text:p>0.931293</text:p>
          </table:table-cell>
          <table:table-cell table:number-columns-repeated="3" office:value-type="float" office:value="0.93278" calcext:value-type="float">
            <text:p>0.93278</text:p>
          </table:table-cell>
          <table:table-cell table:number-columns-repeated="2" office:value-type="float" office:value="0.931947" calcext:value-type="float">
            <text:p>0.931947</text:p>
          </table:table-cell>
          <table:table-cell table:number-columns-repeated="3" office:value-type="float" office:value="0.934399" calcext:value-type="float">
            <text:p>0.934399</text:p>
          </table:table-cell>
          <table:table-cell table:number-columns-repeated="2" office:value-type="float" office:value="0.935579" calcext:value-type="float">
            <text:p>0.935579</text:p>
          </table:table-cell>
          <table:table-cell table:number-columns-repeated="2" office:value-type="float" office:value="0.932056" calcext:value-type="float">
            <text:p>0.932056</text:p>
          </table:table-cell>
          <table:table-cell table:number-columns-repeated="3" office:value-type="float" office:value="0.938256" calcext:value-type="float">
            <text:p>0.938256</text:p>
          </table:table-cell>
          <table:table-cell table:number-columns-repeated="2" office:value-type="float" office:value="0.938616" calcext:value-type="float">
            <text:p>0.938616</text:p>
          </table:table-cell>
          <table:table-cell table:number-columns-repeated="3" office:value-type="float" office:value="0.932678" calcext:value-type="float">
            <text:p>0.932678</text:p>
          </table:table-cell>
          <table:table-cell table:number-columns-repeated="2" office:value-type="float" office:value="0.937987" calcext:value-type="float">
            <text:p>0.937987</text:p>
          </table:table-cell>
          <table:table-cell table:number-columns-repeated="2" office:value-type="float" office:value="0.936505" calcext:value-type="float">
            <text:p>0.936505</text:p>
          </table:table-cell>
          <table:table-cell office:value-type="float" office:value="0.937711" calcext:value-type="float">
            <text:p>0.937711</text:p>
          </table:table-cell>
        </table:table-row>
        <table:table-row table:style-name="ro1">
          <table:table-cell table:number-columns-repeated="3" office:value-type="float" office:value="0.935915" calcext:value-type="float">
            <text:p>0.935915</text:p>
          </table:table-cell>
          <table:table-cell table:number-columns-repeated="2" office:value-type="float" office:value="0.931267" calcext:value-type="float">
            <text:p>0.931267</text:p>
          </table:table-cell>
          <table:table-cell table:number-columns-repeated="3" office:value-type="float" office:value="0.932508" calcext:value-type="float">
            <text:p>0.932508</text:p>
          </table:table-cell>
          <table:table-cell table:number-columns-repeated="2" office:value-type="float" office:value="0.932364" calcext:value-type="float">
            <text:p>0.932364</text:p>
          </table:table-cell>
          <table:table-cell table:number-columns-repeated="3" office:value-type="float" office:value="0.934328" calcext:value-type="float">
            <text:p>0.934328</text:p>
          </table:table-cell>
          <table:table-cell table:number-columns-repeated="2" office:value-type="float" office:value="0.935735" calcext:value-type="float">
            <text:p>0.935735</text:p>
          </table:table-cell>
          <table:table-cell table:number-columns-repeated="2" office:value-type="float" office:value="0.931717" calcext:value-type="float">
            <text:p>0.931717</text:p>
          </table:table-cell>
          <table:table-cell table:number-columns-repeated="3" office:value-type="float" office:value="0.938582" calcext:value-type="float">
            <text:p>0.938582</text:p>
          </table:table-cell>
          <table:table-cell table:number-columns-repeated="2" office:value-type="float" office:value="0.938329" calcext:value-type="float">
            <text:p>0.938329</text:p>
          </table:table-cell>
          <table:table-cell table:number-columns-repeated="3" office:value-type="float" office:value="0.932028" calcext:value-type="float">
            <text:p>0.932028</text:p>
          </table:table-cell>
          <table:table-cell table:number-columns-repeated="2" office:value-type="float" office:value="0.937544" calcext:value-type="float">
            <text:p>0.937544</text:p>
          </table:table-cell>
          <table:table-cell table:number-columns-repeated="2" office:value-type="float" office:value="0.936262" calcext:value-type="float">
            <text:p>0.936262</text:p>
          </table:table-cell>
          <table:table-cell office:value-type="float" office:value="0.937609" calcext:value-type="float">
            <text:p>0.937609</text:p>
          </table:table-cell>
        </table:table-row>
      </table:table>
      <table:table table:name="Real Volatility" table:style-name="ta1">
        <table:shapes>
          <draw:frame draw:z-index="0" draw:style-name="gr1" draw:text-style-name="P1" svg:width="25cm" svg:height="20cm" svg:x="52cm" svg:y="1cm">
            <draw:object draw:notify-on-update-of-ranges="'Real Volatility'.A1:'Real Volatility'.A100 'Real Volatility'.B1:'Real Volatility'.B100 'Real Volatility'.C1:'Real Volatility'.C100 'Real Volatility'.D1:'Real Volatility'.D100 'Real Volatility'.E1:'Real Volatility'.E100 'Real Volatility'.F1:'Real Volatility'.F100 'Real Volatility'.G1:'Real Volatility'.G100 'Real Volatility'.H1:'Real Volatility'.H100 'Real Volatility'.I1:'Real Volatility'.I100 'Real Volatility'.J1:'Real Volatility'.J100 'Real Volatility'.K1:'Real Volatility'.K100 'Real Volatility'.L1:'Real Volatility'.L100 'Real Volatility'.M1:'Real Volatility'.M100 'Real Volatility'.N1:'Real Volatility'.N100 'Real Volatility'.O1:'Real Volatility'.O100 'Real Volatility'.P1:'Real Volatility'.P100 'Real Volatility'.Q1:'Real Volatility'.Q100 'Real Volatility'.R1:'Real Volatility'.R100 'Real Volatility'.S1:'Real Volatility'.S100 'Real Volatility'.T1:'Real Volatility'.T100 'Real Volatility'.U1:'Real Volatility'.U100 'Real Volatility'.V1:'Real Volatility'.V100 'Real Volatility'.W1:'Real Volatility'.W100 'Real Volatility'.X1:'Real Volatility'.X100 'Real Volatility'.Y1:'Real Volatility'.Y100 'Real Volatility'.Z1:'Real Volatility'.Z100 'Real Volatility'.AA1:'Real Volatility'.AA100 'Real Volatility'.AB1:'Real Volatility'.AB100 'Real Volatility'.AC1:'Real Volatility'.AC100 'Real Volatility'.AD1:'Real Volatility'.AD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office:value-type="float" office:value="0.98229" calcext:value-type="float">
            <text:p>0.98229</text:p>
          </table:table-cell>
          <table:table-cell office:value-type="float" office:value="0.98845" calcext:value-type="float">
            <text:p>0.98845</text:p>
          </table:table-cell>
          <table:table-cell table:number-columns-repeated="2" office:value-type="float" office:value="0.93027" calcext:value-type="float">
            <text:p>0.93027</text:p>
          </table:table-cell>
          <table:table-cell table:number-columns-repeated="2" office:value-type="float" office:value="0.973435" calcext:value-type="float">
            <text:p>0.973435</text:p>
          </table:table-cell>
          <table:table-cell office:value-type="float" office:value="1.03859" calcext:value-type="float">
            <text:p>1.03859</text:p>
          </table:table-cell>
          <table:table-cell table:number-columns-repeated="2" office:value-type="float" office:value="0.953155" calcext:value-type="float">
            <text:p>0.953155</text:p>
          </table:table-cell>
          <table:table-cell office:value-type="float" office:value="1.04774" calcext:value-type="float">
            <text:p>1.04774</text:p>
          </table:table-cell>
          <table:table-cell table:number-columns-repeated="2" office:value-type="float" office:value="0.948305" calcext:value-type="float">
            <text:p>0.948305</text:p>
          </table:table-cell>
          <table:table-cell table:number-columns-repeated="2" office:value-type="float" office:value="0.98321" calcext:value-type="float">
            <text:p>0.98321</text:p>
          </table:table-cell>
          <table:table-cell office:value-type="float" office:value="1.00026" calcext:value-type="float">
            <text:p>1.00026</text:p>
          </table:table-cell>
          <table:table-cell table:number-columns-repeated="2" office:value-type="float" office:value="0.9373" calcext:value-type="float">
            <text:p>0.9373</text:p>
          </table:table-cell>
          <table:table-cell office:value-type="float" office:value="0.96274" calcext:value-type="float">
            <text:p>0.96274</text:p>
          </table:table-cell>
          <table:table-cell table:number-columns-repeated="2" office:value-type="float" office:value="0.99477" calcext:value-type="float">
            <text:p>0.99477</text:p>
          </table:table-cell>
          <table:table-cell office:value-type="float" office:value="0.916785" calcext:value-type="float">
            <text:p>0.916785</text:p>
          </table:table-cell>
          <table:table-cell office:value-type="float" office:value="1.10334" calcext:value-type="float">
            <text:p>1.10334</text:p>
          </table:table-cell>
          <table:table-cell table:number-columns-repeated="2" office:value-type="float" office:value="0.97385" calcext:value-type="float">
            <text:p>0.97385</text:p>
          </table:table-cell>
          <table:table-cell office:value-type="float" office:value="0.915775" calcext:value-type="float">
            <text:p>0.915775</text:p>
          </table:table-cell>
          <table:table-cell table:number-columns-repeated="2" office:value-type="float" office:value="0.95517" calcext:value-type="float">
            <text:p>0.95517</text:p>
          </table:table-cell>
          <table:table-cell table:number-columns-repeated="2" office:value-type="float" office:value="0.97166" calcext:value-type="float">
            <text:p>0.97166</text:p>
          </table:table-cell>
          <table:table-cell office:value-type="float" office:value="0.935765" calcext:value-type="float">
            <text:p>0.935765</text:p>
          </table:table-cell>
        </table:table-row>
        <table:table-row table:style-name="ro1">
          <table:table-cell office:value-type="float" office:value="0.996833" calcext:value-type="float">
            <text:p>0.996833</text:p>
          </table:table-cell>
          <table:table-cell office:value-type="float" office:value="0.973047" calcext:value-type="float">
            <text:p>0.973047</text:p>
          </table:table-cell>
          <table:table-cell table:number-columns-repeated="2" office:value-type="float" office:value="0.92182" calcext:value-type="float">
            <text:p>0.92182</text:p>
          </table:table-cell>
          <table:table-cell table:number-columns-repeated="2" office:value-type="float" office:value="0.966647" calcext:value-type="float">
            <text:p>0.966647</text:p>
          </table:table-cell>
          <table:table-cell office:value-type="float" office:value="1.00026" calcext:value-type="float">
            <text:p>1.00026</text:p>
          </table:table-cell>
          <table:table-cell table:number-columns-repeated="2" office:value-type="float" office:value="0.937397" calcext:value-type="float">
            <text:p>0.937397</text:p>
          </table:table-cell>
          <table:table-cell office:value-type="float" office:value="1.03413" calcext:value-type="float">
            <text:p>1.03413</text:p>
          </table:table-cell>
          <table:table-cell table:number-columns-repeated="2" office:value-type="float" office:value="0.983123" calcext:value-type="float">
            <text:p>0.983123</text:p>
          </table:table-cell>
          <table:table-cell table:number-columns-repeated="2" office:value-type="float" office:value="0.951503" calcext:value-type="float">
            <text:p>0.951503</text:p>
          </table:table-cell>
          <table:table-cell office:value-type="float" office:value="0.96937" calcext:value-type="float">
            <text:p>0.96937</text:p>
          </table:table-cell>
          <table:table-cell table:number-columns-repeated="2" office:value-type="float" office:value="0.943558" calcext:value-type="float">
            <text:p>0.943558</text:p>
          </table:table-cell>
          <table:table-cell office:value-type="float" office:value="0.962902" calcext:value-type="float">
            <text:p>0.962902</text:p>
          </table:table-cell>
          <table:table-cell table:number-columns-repeated="2" office:value-type="float" office:value="0.988973" calcext:value-type="float">
            <text:p>0.988973</text:p>
          </table:table-cell>
          <table:table-cell office:value-type="float" office:value="0.93762" calcext:value-type="float">
            <text:p>0.93762</text:p>
          </table:table-cell>
          <table:table-cell office:value-type="float" office:value="1.04402" calcext:value-type="float">
            <text:p>1.04402</text:p>
          </table:table-cell>
          <table:table-cell table:number-columns-repeated="2" office:value-type="float" office:value="0.97636" calcext:value-type="float">
            <text:p>0.97636</text:p>
          </table:table-cell>
          <table:table-cell office:value-type="float" office:value="0.956065" calcext:value-type="float">
            <text:p>0.956065</text:p>
          </table:table-cell>
          <table:table-cell table:number-columns-repeated="2" office:value-type="float" office:value="0.945747" calcext:value-type="float">
            <text:p>0.945747</text:p>
          </table:table-cell>
          <table:table-cell table:number-columns-repeated="2" office:value-type="float" office:value="0.95138" calcext:value-type="float">
            <text:p>0.95138</text:p>
          </table:table-cell>
          <table:table-cell office:value-type="float" office:value="0.948812" calcext:value-type="float">
            <text:p>0.948812</text:p>
          </table:table-cell>
        </table:table-row>
        <table:table-row table:style-name="ro1">
          <table:table-cell office:value-type="float" office:value="0.985808" calcext:value-type="float">
            <text:p>0.985808</text:p>
          </table:table-cell>
          <table:table-cell office:value-type="float" office:value="0.970908" calcext:value-type="float">
            <text:p>0.970908</text:p>
          </table:table-cell>
          <table:table-cell table:number-columns-repeated="2" office:value-type="float" office:value="0.933142" calcext:value-type="float">
            <text:p>0.933142</text:p>
          </table:table-cell>
          <table:table-cell table:number-columns-repeated="2" office:value-type="float" office:value="0.946682" calcext:value-type="float">
            <text:p>0.946682</text:p>
          </table:table-cell>
          <table:table-cell office:value-type="float" office:value="0.980487" calcext:value-type="float">
            <text:p>0.980487</text:p>
          </table:table-cell>
          <table:table-cell table:number-columns-repeated="2" office:value-type="float" office:value="0.93957" calcext:value-type="float">
            <text:p>0.93957</text:p>
          </table:table-cell>
          <table:table-cell office:value-type="float" office:value="1.01422" calcext:value-type="float">
            <text:p>1.01422</text:p>
          </table:table-cell>
          <table:table-cell table:number-columns-repeated="2" office:value-type="float" office:value="0.968262" calcext:value-type="float">
            <text:p>0.968262</text:p>
          </table:table-cell>
          <table:table-cell table:number-columns-repeated="2" office:value-type="float" office:value="0.942663" calcext:value-type="float">
            <text:p>0.942663</text:p>
          </table:table-cell>
          <table:table-cell office:value-type="float" office:value="0.998993" calcext:value-type="float">
            <text:p>0.998993</text:p>
          </table:table-cell>
          <table:table-cell table:number-columns-repeated="2" office:value-type="float" office:value="0.954092" calcext:value-type="float">
            <text:p>0.954092</text:p>
          </table:table-cell>
          <table:table-cell office:value-type="float" office:value="0.98103" calcext:value-type="float">
            <text:p>0.98103</text:p>
          </table:table-cell>
          <table:table-cell table:number-columns-repeated="2" office:value-type="float" office:value="0.991832" calcext:value-type="float">
            <text:p>0.991832</text:p>
          </table:table-cell>
          <table:table-cell office:value-type="float" office:value="0.941407" calcext:value-type="float">
            <text:p>0.941407</text:p>
          </table:table-cell>
          <table:table-cell office:value-type="float" office:value="1.03792" calcext:value-type="float">
            <text:p>1.03792</text:p>
          </table:table-cell>
          <table:table-cell table:number-columns-repeated="2" office:value-type="float" office:value="0.966085" calcext:value-type="float">
            <text:p>0.966085</text:p>
          </table:table-cell>
          <table:table-cell office:value-type="float" office:value="0.958992" calcext:value-type="float">
            <text:p>0.958992</text:p>
          </table:table-cell>
          <table:table-cell table:number-columns-repeated="2" office:value-type="float" office:value="0.950533" calcext:value-type="float">
            <text:p>0.950533</text:p>
          </table:table-cell>
          <table:table-cell table:number-columns-repeated="2" office:value-type="float" office:value="0.953235" calcext:value-type="float">
            <text:p>0.953235</text:p>
          </table:table-cell>
          <table:table-cell office:value-type="float" office:value="0.962363" calcext:value-type="float">
            <text:p>0.962363</text:p>
          </table:table-cell>
        </table:table-row>
        <table:table-row table:style-name="ro1">
          <table:table-cell office:value-type="float" office:value="0.986471" calcext:value-type="float">
            <text:p>0.986471</text:p>
          </table:table-cell>
          <table:table-cell office:value-type="float" office:value="0.992995" calcext:value-type="float">
            <text:p>0.992995</text:p>
          </table:table-cell>
          <table:table-cell table:number-columns-repeated="2" office:value-type="float" office:value="0.934404" calcext:value-type="float">
            <text:p>0.934404</text:p>
          </table:table-cell>
          <table:table-cell table:number-columns-repeated="2" office:value-type="float" office:value="0.955743" calcext:value-type="float">
            <text:p>0.955743</text:p>
          </table:table-cell>
          <table:table-cell office:value-type="float" office:value="0.9831" calcext:value-type="float">
            <text:p>0.9831</text:p>
          </table:table-cell>
          <table:table-cell table:number-columns-repeated="2" office:value-type="float" office:value="0.941134" calcext:value-type="float">
            <text:p>0.941134</text:p>
          </table:table-cell>
          <table:table-cell office:value-type="float" office:value="1.01307" calcext:value-type="float">
            <text:p>1.01307</text:p>
          </table:table-cell>
          <table:table-cell table:number-columns-repeated="2" office:value-type="float" office:value="0.970348" calcext:value-type="float">
            <text:p>0.970348</text:p>
          </table:table-cell>
          <table:table-cell table:number-columns-repeated="2" office:value-type="float" office:value="0.947476" calcext:value-type="float">
            <text:p>0.947476</text:p>
          </table:table-cell>
          <table:table-cell office:value-type="float" office:value="0.985515" calcext:value-type="float">
            <text:p>0.985515</text:p>
          </table:table-cell>
          <table:table-cell table:number-columns-repeated="2" office:value-type="float" office:value="0.956329" calcext:value-type="float">
            <text:p>0.956329</text:p>
          </table:table-cell>
          <table:table-cell office:value-type="float" office:value="0.971066" calcext:value-type="float">
            <text:p>0.971066</text:p>
          </table:table-cell>
          <table:table-cell table:number-columns-repeated="2" office:value-type="float" office:value="0.984085" calcext:value-type="float">
            <text:p>0.984085</text:p>
          </table:table-cell>
          <table:table-cell office:value-type="float" office:value="0.950149" calcext:value-type="float">
            <text:p>0.950149</text:p>
          </table:table-cell>
          <table:table-cell office:value-type="float" office:value="1.03186" calcext:value-type="float">
            <text:p>1.03186</text:p>
          </table:table-cell>
          <table:table-cell table:number-columns-repeated="2" office:value-type="float" office:value="0.969046" calcext:value-type="float">
            <text:p>0.969046</text:p>
          </table:table-cell>
          <table:table-cell office:value-type="float" office:value="0.957876" calcext:value-type="float">
            <text:p>0.957876</text:p>
          </table:table-cell>
          <table:table-cell table:number-columns-repeated="2" office:value-type="float" office:value="0.956712" calcext:value-type="float">
            <text:p>0.956712</text:p>
          </table:table-cell>
          <table:table-cell table:number-columns-repeated="2" office:value-type="float" office:value="0.969834" calcext:value-type="float">
            <text:p>0.969834</text:p>
          </table:table-cell>
          <table:table-cell office:value-type="float" office:value="0.951163" calcext:value-type="float">
            <text:p>0.951163</text:p>
          </table:table-cell>
        </table:table-row>
        <table:table-row table:style-name="ro1">
          <table:table-cell office:value-type="float" office:value="0.965444" calcext:value-type="float">
            <text:p>0.965444</text:p>
          </table:table-cell>
          <table:table-cell office:value-type="float" office:value="0.970574" calcext:value-type="float">
            <text:p>0.970574</text:p>
          </table:table-cell>
          <table:table-cell table:number-columns-repeated="2" office:value-type="float" office:value="0.953256" calcext:value-type="float">
            <text:p>0.953256</text:p>
          </table:table-cell>
          <table:table-cell table:number-columns-repeated="2" office:value-type="float" office:value="0.943925" calcext:value-type="float">
            <text:p>0.943925</text:p>
          </table:table-cell>
          <table:table-cell office:value-type="float" office:value="0.976693" calcext:value-type="float">
            <text:p>0.976693</text:p>
          </table:table-cell>
          <table:table-cell table:number-columns-repeated="2" office:value-type="float" office:value="0.940387" calcext:value-type="float">
            <text:p>0.940387</text:p>
          </table:table-cell>
          <table:table-cell office:value-type="float" office:value="0.989583" calcext:value-type="float">
            <text:p>0.989583</text:p>
          </table:table-cell>
          <table:table-cell table:number-columns-repeated="2" office:value-type="float" office:value="0.965436" calcext:value-type="float">
            <text:p>0.965436</text:p>
          </table:table-cell>
          <table:table-cell table:number-columns-repeated="2" office:value-type="float" office:value="0.946249" calcext:value-type="float">
            <text:p>0.946249</text:p>
          </table:table-cell>
          <table:table-cell office:value-type="float" office:value="0.992956" calcext:value-type="float">
            <text:p>0.992956</text:p>
          </table:table-cell>
          <table:table-cell table:number-columns-repeated="2" office:value-type="float" office:value="0.95618" calcext:value-type="float">
            <text:p>0.95618</text:p>
          </table:table-cell>
          <table:table-cell office:value-type="float" office:value="0.997416" calcext:value-type="float">
            <text:p>0.997416</text:p>
          </table:table-cell>
          <table:table-cell table:number-columns-repeated="2" office:value-type="float" office:value="0.989081" calcext:value-type="float">
            <text:p>0.989081</text:p>
          </table:table-cell>
          <table:table-cell office:value-type="float" office:value="0.951605" calcext:value-type="float">
            <text:p>0.951605</text:p>
          </table:table-cell>
          <table:table-cell office:value-type="float" office:value="1.00502" calcext:value-type="float">
            <text:p>1.00502</text:p>
          </table:table-cell>
          <table:table-cell table:number-columns-repeated="2" office:value-type="float" office:value="0.96079" calcext:value-type="float">
            <text:p>0.96079</text:p>
          </table:table-cell>
          <table:table-cell office:value-type="float" office:value="0.969316" calcext:value-type="float">
            <text:p>0.969316</text:p>
          </table:table-cell>
          <table:table-cell table:number-columns-repeated="2" office:value-type="float" office:value="0.962909" calcext:value-type="float">
            <text:p>0.962909</text:p>
          </table:table-cell>
          <table:table-cell table:number-columns-repeated="2" office:value-type="float" office:value="0.975208" calcext:value-type="float">
            <text:p>0.975208</text:p>
          </table:table-cell>
          <table:table-cell office:value-type="float" office:value="0.943534" calcext:value-type="float">
            <text:p>0.943534</text:p>
          </table:table-cell>
        </table:table-row>
        <table:table-row table:style-name="ro1">
          <table:table-cell office:value-type="float" office:value="0.976856" calcext:value-type="float">
            <text:p>0.976856</text:p>
          </table:table-cell>
          <table:table-cell office:value-type="float" office:value="0.978082" calcext:value-type="float">
            <text:p>0.978082</text:p>
          </table:table-cell>
          <table:table-cell table:number-columns-repeated="2" office:value-type="float" office:value="0.948178" calcext:value-type="float">
            <text:p>0.948178</text:p>
          </table:table-cell>
          <table:table-cell table:number-columns-repeated="2" office:value-type="float" office:value="0.941746" calcext:value-type="float">
            <text:p>0.941746</text:p>
          </table:table-cell>
          <table:table-cell office:value-type="float" office:value="0.976763" calcext:value-type="float">
            <text:p>0.976763</text:p>
          </table:table-cell>
          <table:table-cell table:number-columns-repeated="2" office:value-type="float" office:value="0.935502" calcext:value-type="float">
            <text:p>0.935502</text:p>
          </table:table-cell>
          <table:table-cell office:value-type="float" office:value="0.984289" calcext:value-type="float">
            <text:p>0.984289</text:p>
          </table:table-cell>
          <table:table-cell table:number-columns-repeated="2" office:value-type="float" office:value="0.954396" calcext:value-type="float">
            <text:p>0.954396</text:p>
          </table:table-cell>
          <table:table-cell table:number-columns-repeated="2" office:value-type="float" office:value="0.946147" calcext:value-type="float">
            <text:p>0.946147</text:p>
          </table:table-cell>
          <table:table-cell office:value-type="float" office:value="0.985251" calcext:value-type="float">
            <text:p>0.985251</text:p>
          </table:table-cell>
          <table:table-cell table:number-columns-repeated="2" office:value-type="float" office:value="0.960578" calcext:value-type="float">
            <text:p>0.960578</text:p>
          </table:table-cell>
          <table:table-cell office:value-type="float" office:value="1.00455" calcext:value-type="float">
            <text:p>1.00455</text:p>
          </table:table-cell>
          <table:table-cell table:number-columns-repeated="2" office:value-type="float" office:value="0.991754" calcext:value-type="float">
            <text:p>0.991754</text:p>
          </table:table-cell>
          <table:table-cell office:value-type="float" office:value="0.958756" calcext:value-type="float">
            <text:p>0.958756</text:p>
          </table:table-cell>
          <table:table-cell office:value-type="float" office:value="0.991008" calcext:value-type="float">
            <text:p>0.991008</text:p>
          </table:table-cell>
          <table:table-cell table:number-columns-repeated="2" office:value-type="float" office:value="0.96184" calcext:value-type="float">
            <text:p>0.96184</text:p>
          </table:table-cell>
          <table:table-cell office:value-type="float" office:value="0.957483" calcext:value-type="float">
            <text:p>0.957483</text:p>
          </table:table-cell>
          <table:table-cell table:number-columns-repeated="2" office:value-type="float" office:value="0.959232" calcext:value-type="float">
            <text:p>0.959232</text:p>
          </table:table-cell>
          <table:table-cell table:number-columns-repeated="2" office:value-type="float" office:value="0.960417" calcext:value-type="float">
            <text:p>0.960417</text:p>
          </table:table-cell>
          <table:table-cell office:value-type="float" office:value="0.945037" calcext:value-type="float">
            <text:p>0.945037</text:p>
          </table:table-cell>
        </table:table-row>
        <table:table-row table:style-name="ro1">
          <table:table-cell office:value-type="float" office:value="0.971889" calcext:value-type="float">
            <text:p>0.971889</text:p>
          </table:table-cell>
          <table:table-cell office:value-type="float" office:value="0.972976" calcext:value-type="float">
            <text:p>0.972976</text:p>
          </table:table-cell>
          <table:table-cell table:number-columns-repeated="2" office:value-type="float" office:value="0.948941" calcext:value-type="float">
            <text:p>0.948941</text:p>
          </table:table-cell>
          <table:table-cell table:number-columns-repeated="2" office:value-type="float" office:value="0.952556" calcext:value-type="float">
            <text:p>0.952556</text:p>
          </table:table-cell>
          <table:table-cell office:value-type="float" office:value="0.987516" calcext:value-type="float">
            <text:p>0.987516</text:p>
          </table:table-cell>
          <table:table-cell table:number-columns-repeated="2" office:value-type="float" office:value="0.945936" calcext:value-type="float">
            <text:p>0.945936</text:p>
          </table:table-cell>
          <table:table-cell office:value-type="float" office:value="0.981936" calcext:value-type="float">
            <text:p>0.981936</text:p>
          </table:table-cell>
          <table:table-cell table:number-columns-repeated="2" office:value-type="float" office:value="0.953181" calcext:value-type="float">
            <text:p>0.953181</text:p>
          </table:table-cell>
          <table:table-cell table:number-columns-repeated="2" office:value-type="float" office:value="0.937847" calcext:value-type="float">
            <text:p>0.937847</text:p>
          </table:table-cell>
          <table:table-cell office:value-type="float" office:value="0.982201" calcext:value-type="float">
            <text:p>0.982201</text:p>
          </table:table-cell>
          <table:table-cell table:number-columns-repeated="2" office:value-type="float" office:value="0.959204" calcext:value-type="float">
            <text:p>0.959204</text:p>
          </table:table-cell>
          <table:table-cell office:value-type="float" office:value="1.00122" calcext:value-type="float">
            <text:p>1.00122</text:p>
          </table:table-cell>
          <table:table-cell table:number-columns-repeated="2" office:value-type="float" office:value="0.991176" calcext:value-type="float">
            <text:p>0.991176</text:p>
          </table:table-cell>
          <table:table-cell office:value-type="float" office:value="0.961751" calcext:value-type="float">
            <text:p>0.961751</text:p>
          </table:table-cell>
          <table:table-cell office:value-type="float" office:value="0.986079" calcext:value-type="float">
            <text:p>0.986079</text:p>
          </table:table-cell>
          <table:table-cell table:number-columns-repeated="2" office:value-type="float" office:value="0.966088" calcext:value-type="float">
            <text:p>0.966088</text:p>
          </table:table-cell>
          <table:table-cell office:value-type="float" office:value="0.959348" calcext:value-type="float">
            <text:p>0.959348</text:p>
          </table:table-cell>
          <table:table-cell table:number-columns-repeated="2" office:value-type="float" office:value="0.959165" calcext:value-type="float">
            <text:p>0.959165</text:p>
          </table:table-cell>
          <table:table-cell table:number-columns-repeated="2" office:value-type="float" office:value="0.965126" calcext:value-type="float">
            <text:p>0.965126</text:p>
          </table:table-cell>
          <table:table-cell office:value-type="float" office:value="0.940813" calcext:value-type="float">
            <text:p>0.940813</text:p>
          </table:table-cell>
        </table:table-row>
        <table:table-row table:style-name="ro1">
          <table:table-cell office:value-type="float" office:value="0.973527" calcext:value-type="float">
            <text:p>0.973527</text:p>
          </table:table-cell>
          <table:table-cell office:value-type="float" office:value="0.977167" calcext:value-type="float">
            <text:p>0.977167</text:p>
          </table:table-cell>
          <table:table-cell table:number-columns-repeated="2" office:value-type="float" office:value="0.947222" calcext:value-type="float">
            <text:p>0.947222</text:p>
          </table:table-cell>
          <table:table-cell table:number-columns-repeated="2" office:value-type="float" office:value="0.951671" calcext:value-type="float">
            <text:p>0.951671</text:p>
          </table:table-cell>
          <table:table-cell office:value-type="float" office:value="0.989629" calcext:value-type="float">
            <text:p>0.989629</text:p>
          </table:table-cell>
          <table:table-cell table:number-columns-repeated="2" office:value-type="float" office:value="0.943152" calcext:value-type="float">
            <text:p>0.943152</text:p>
          </table:table-cell>
          <table:table-cell office:value-type="float" office:value="0.974875" calcext:value-type="float">
            <text:p>0.974875</text:p>
          </table:table-cell>
          <table:table-cell table:number-columns-repeated="2" office:value-type="float" office:value="0.950917" calcext:value-type="float">
            <text:p>0.950917</text:p>
          </table:table-cell>
          <table:table-cell table:number-columns-repeated="2" office:value-type="float" office:value="0.943381" calcext:value-type="float">
            <text:p>0.943381</text:p>
          </table:table-cell>
          <table:table-cell office:value-type="float" office:value="0.981559" calcext:value-type="float">
            <text:p>0.981559</text:p>
          </table:table-cell>
          <table:table-cell table:number-columns-repeated="2" office:value-type="float" office:value="0.958576" calcext:value-type="float">
            <text:p>0.958576</text:p>
          </table:table-cell>
          <table:table-cell office:value-type="float" office:value="1.00248" calcext:value-type="float">
            <text:p>1.00248</text:p>
          </table:table-cell>
          <table:table-cell table:number-columns-repeated="2" office:value-type="float" office:value="0.991656" calcext:value-type="float">
            <text:p>0.991656</text:p>
          </table:table-cell>
          <table:table-cell office:value-type="float" office:value="0.962339" calcext:value-type="float">
            <text:p>0.962339</text:p>
          </table:table-cell>
          <table:table-cell office:value-type="float" office:value="0.981749" calcext:value-type="float">
            <text:p>0.981749</text:p>
          </table:table-cell>
          <table:table-cell table:number-columns-repeated="2" office:value-type="float" office:value="0.957796" calcext:value-type="float">
            <text:p>0.957796</text:p>
          </table:table-cell>
          <table:table-cell office:value-type="float" office:value="0.948279" calcext:value-type="float">
            <text:p>0.948279</text:p>
          </table:table-cell>
          <table:table-cell table:number-columns-repeated="2" office:value-type="float" office:value="0.955984" calcext:value-type="float">
            <text:p>0.955984</text:p>
          </table:table-cell>
          <table:table-cell table:number-columns-repeated="2" office:value-type="float" office:value="0.966752" calcext:value-type="float">
            <text:p>0.966752</text:p>
          </table:table-cell>
          <table:table-cell office:value-type="float" office:value="0.946133" calcext:value-type="float">
            <text:p>0.946133</text:p>
          </table:table-cell>
        </table:table-row>
        <table:table-row table:style-name="ro1">
          <table:table-cell office:value-type="float" office:value="0.969166" calcext:value-type="float">
            <text:p>0.969166</text:p>
          </table:table-cell>
          <table:table-cell office:value-type="float" office:value="0.970853" calcext:value-type="float">
            <text:p>0.970853</text:p>
          </table:table-cell>
          <table:table-cell table:number-columns-repeated="2" office:value-type="float" office:value="0.946148" calcext:value-type="float">
            <text:p>0.946148</text:p>
          </table:table-cell>
          <table:table-cell table:number-columns-repeated="2" office:value-type="float" office:value="0.952384" calcext:value-type="float">
            <text:p>0.952384</text:p>
          </table:table-cell>
          <table:table-cell office:value-type="float" office:value="0.981361" calcext:value-type="float">
            <text:p>0.981361</text:p>
          </table:table-cell>
          <table:table-cell table:number-columns-repeated="2" office:value-type="float" office:value="0.951101" calcext:value-type="float">
            <text:p>0.951101</text:p>
          </table:table-cell>
          <table:table-cell office:value-type="float" office:value="0.969092" calcext:value-type="float">
            <text:p>0.969092</text:p>
          </table:table-cell>
          <table:table-cell table:number-columns-repeated="2" office:value-type="float" office:value="0.956623" calcext:value-type="float">
            <text:p>0.956623</text:p>
          </table:table-cell>
          <table:table-cell table:number-columns-repeated="2" office:value-type="float" office:value="0.944323" calcext:value-type="float">
            <text:p>0.944323</text:p>
          </table:table-cell>
          <table:table-cell office:value-type="float" office:value="0.981838" calcext:value-type="float">
            <text:p>0.981838</text:p>
          </table:table-cell>
          <table:table-cell table:number-columns-repeated="2" office:value-type="float" office:value="0.955154" calcext:value-type="float">
            <text:p>0.955154</text:p>
          </table:table-cell>
          <table:table-cell office:value-type="float" office:value="0.996108" calcext:value-type="float">
            <text:p>0.996108</text:p>
          </table:table-cell>
          <table:table-cell table:number-columns-repeated="2" office:value-type="float" office:value="0.983864" calcext:value-type="float">
            <text:p>0.983864</text:p>
          </table:table-cell>
          <table:table-cell office:value-type="float" office:value="0.969399" calcext:value-type="float">
            <text:p>0.969399</text:p>
          </table:table-cell>
          <table:table-cell office:value-type="float" office:value="0.98078" calcext:value-type="float">
            <text:p>0.98078</text:p>
          </table:table-cell>
          <table:table-cell table:number-columns-repeated="2" office:value-type="float" office:value="0.954696" calcext:value-type="float">
            <text:p>0.954696</text:p>
          </table:table-cell>
          <table:table-cell office:value-type="float" office:value="0.945906" calcext:value-type="float">
            <text:p>0.945906</text:p>
          </table:table-cell>
          <table:table-cell table:number-columns-repeated="2" office:value-type="float" office:value="0.957527" calcext:value-type="float">
            <text:p>0.957527</text:p>
          </table:table-cell>
          <table:table-cell table:number-columns-repeated="2" office:value-type="float" office:value="0.963513" calcext:value-type="float">
            <text:p>0.963513</text:p>
          </table:table-cell>
          <table:table-cell office:value-type="float" office:value="0.946847" calcext:value-type="float">
            <text:p>0.946847</text:p>
          </table:table-cell>
        </table:table-row>
        <table:table-row table:style-name="ro1">
          <table:table-cell office:value-type="float" office:value="0.968731" calcext:value-type="float">
            <text:p>0.968731</text:p>
          </table:table-cell>
          <table:table-cell office:value-type="float" office:value="0.96811" calcext:value-type="float">
            <text:p>0.96811</text:p>
          </table:table-cell>
          <table:table-cell table:number-columns-repeated="2" office:value-type="float" office:value="0.94903" calcext:value-type="float">
            <text:p>0.94903</text:p>
          </table:table-cell>
          <table:table-cell table:number-columns-repeated="2" office:value-type="float" office:value="0.95016" calcext:value-type="float">
            <text:p>0.95016</text:p>
          </table:table-cell>
          <table:table-cell office:value-type="float" office:value="0.975865" calcext:value-type="float">
            <text:p>0.975865</text:p>
          </table:table-cell>
          <table:table-cell table:number-columns-repeated="2" office:value-type="float" office:value="0.948356" calcext:value-type="float">
            <text:p>0.948356</text:p>
          </table:table-cell>
          <table:table-cell office:value-type="float" office:value="0.966423" calcext:value-type="float">
            <text:p>0.966423</text:p>
          </table:table-cell>
          <table:table-cell table:number-columns-repeated="2" office:value-type="float" office:value="0.952753" calcext:value-type="float">
            <text:p>0.952753</text:p>
          </table:table-cell>
          <table:table-cell table:number-columns-repeated="2" office:value-type="float" office:value="0.948959" calcext:value-type="float">
            <text:p>0.948959</text:p>
          </table:table-cell>
          <table:table-cell office:value-type="float" office:value="0.975705" calcext:value-type="float">
            <text:p>0.975705</text:p>
          </table:table-cell>
          <table:table-cell table:number-columns-repeated="2" office:value-type="float" office:value="0.959461" calcext:value-type="float">
            <text:p>0.959461</text:p>
          </table:table-cell>
          <table:table-cell office:value-type="float" office:value="0.986479" calcext:value-type="float">
            <text:p>0.986479</text:p>
          </table:table-cell>
          <table:table-cell table:number-columns-repeated="2" office:value-type="float" office:value="0.983458" calcext:value-type="float">
            <text:p>0.983458</text:p>
          </table:table-cell>
          <table:table-cell office:value-type="float" office:value="0.973769" calcext:value-type="float">
            <text:p>0.973769</text:p>
          </table:table-cell>
          <table:table-cell office:value-type="float" office:value="0.974652" calcext:value-type="float">
            <text:p>0.974652</text:p>
          </table:table-cell>
          <table:table-cell table:number-columns-repeated="2" office:value-type="float" office:value="0.949012" calcext:value-type="float">
            <text:p>0.949012</text:p>
          </table:table-cell>
          <table:table-cell office:value-type="float" office:value="0.9458" calcext:value-type="float">
            <text:p>0.9458</text:p>
          </table:table-cell>
          <table:table-cell table:number-columns-repeated="2" office:value-type="float" office:value="0.952156" calcext:value-type="float">
            <text:p>0.952156</text:p>
          </table:table-cell>
          <table:table-cell table:number-columns-repeated="2" office:value-type="float" office:value="0.96533" calcext:value-type="float">
            <text:p>0.96533</text:p>
          </table:table-cell>
          <table:table-cell office:value-type="float" office:value="0.950777" calcext:value-type="float">
            <text:p>0.950777</text:p>
          </table:table-cell>
        </table:table-row>
        <table:table-row table:style-name="ro1">
          <table:table-cell office:value-type="float" office:value="0.964284" calcext:value-type="float">
            <text:p>0.964284</text:p>
          </table:table-cell>
          <table:table-cell office:value-type="float" office:value="0.969856" calcext:value-type="float">
            <text:p>0.969856</text:p>
          </table:table-cell>
          <table:table-cell table:number-columns-repeated="2" office:value-type="float" office:value="0.947187" calcext:value-type="float">
            <text:p>0.947187</text:p>
          </table:table-cell>
          <table:table-cell table:number-columns-repeated="2" office:value-type="float" office:value="0.953449" calcext:value-type="float">
            <text:p>0.953449</text:p>
          </table:table-cell>
          <table:table-cell office:value-type="float" office:value="0.969383" calcext:value-type="float">
            <text:p>0.969383</text:p>
          </table:table-cell>
          <table:table-cell table:number-columns-repeated="2" office:value-type="float" office:value="0.949558" calcext:value-type="float">
            <text:p>0.949558</text:p>
          </table:table-cell>
          <table:table-cell office:value-type="float" office:value="0.967637" calcext:value-type="float">
            <text:p>0.967637</text:p>
          </table:table-cell>
          <table:table-cell table:number-columns-repeated="2" office:value-type="float" office:value="0.957718" calcext:value-type="float">
            <text:p>0.957718</text:p>
          </table:table-cell>
          <table:table-cell table:number-columns-repeated="2" office:value-type="float" office:value="0.950035" calcext:value-type="float">
            <text:p>0.950035</text:p>
          </table:table-cell>
          <table:table-cell office:value-type="float" office:value="0.974105" calcext:value-type="float">
            <text:p>0.974105</text:p>
          </table:table-cell>
          <table:table-cell table:number-columns-repeated="2" office:value-type="float" office:value="0.954054" calcext:value-type="float">
            <text:p>0.954054</text:p>
          </table:table-cell>
          <table:table-cell office:value-type="float" office:value="0.98806" calcext:value-type="float">
            <text:p>0.98806</text:p>
          </table:table-cell>
          <table:table-cell table:number-columns-repeated="2" office:value-type="float" office:value="0.980315" calcext:value-type="float">
            <text:p>0.980315</text:p>
          </table:table-cell>
          <table:table-cell office:value-type="float" office:value="0.970159" calcext:value-type="float">
            <text:p>0.970159</text:p>
          </table:table-cell>
          <table:table-cell office:value-type="float" office:value="0.973482" calcext:value-type="float">
            <text:p>0.973482</text:p>
          </table:table-cell>
          <table:table-cell table:number-columns-repeated="2" office:value-type="float" office:value="0.954783" calcext:value-type="float">
            <text:p>0.954783</text:p>
          </table:table-cell>
          <table:table-cell office:value-type="float" office:value="0.941374" calcext:value-type="float">
            <text:p>0.941374</text:p>
          </table:table-cell>
          <table:table-cell table:number-columns-repeated="2" office:value-type="float" office:value="0.95216" calcext:value-type="float">
            <text:p>0.95216</text:p>
          </table:table-cell>
          <table:table-cell table:number-columns-repeated="2" office:value-type="float" office:value="0.963349" calcext:value-type="float">
            <text:p>0.963349</text:p>
          </table:table-cell>
          <table:table-cell office:value-type="float" office:value="0.944361" calcext:value-type="float">
            <text:p>0.944361</text:p>
          </table:table-cell>
        </table:table-row>
        <table:table-row table:style-name="ro1">
          <table:table-cell office:value-type="float" office:value="0.963655" calcext:value-type="float">
            <text:p>0.963655</text:p>
          </table:table-cell>
          <table:table-cell office:value-type="float" office:value="0.964186" calcext:value-type="float">
            <text:p>0.964186</text:p>
          </table:table-cell>
          <table:table-cell table:number-columns-repeated="2" office:value-type="float" office:value="0.953246" calcext:value-type="float">
            <text:p>0.953246</text:p>
          </table:table-cell>
          <table:table-cell table:number-columns-repeated="2" office:value-type="float" office:value="0.953298" calcext:value-type="float">
            <text:p>0.953298</text:p>
          </table:table-cell>
          <table:table-cell office:value-type="float" office:value="0.96465" calcext:value-type="float">
            <text:p>0.96465</text:p>
          </table:table-cell>
          <table:table-cell table:number-columns-repeated="2" office:value-type="float" office:value="0.957752" calcext:value-type="float">
            <text:p>0.957752</text:p>
          </table:table-cell>
          <table:table-cell office:value-type="float" office:value="0.962099" calcext:value-type="float">
            <text:p>0.962099</text:p>
          </table:table-cell>
          <table:table-cell table:number-columns-repeated="2" office:value-type="float" office:value="0.957213" calcext:value-type="float">
            <text:p>0.957213</text:p>
          </table:table-cell>
          <table:table-cell table:number-columns-repeated="2" office:value-type="float" office:value="0.954359" calcext:value-type="float">
            <text:p>0.954359</text:p>
          </table:table-cell>
          <table:table-cell office:value-type="float" office:value="0.97638" calcext:value-type="float">
            <text:p>0.97638</text:p>
          </table:table-cell>
          <table:table-cell table:number-columns-repeated="2" office:value-type="float" office:value="0.954674" calcext:value-type="float">
            <text:p>0.954674</text:p>
          </table:table-cell>
          <table:table-cell office:value-type="float" office:value="0.984595" calcext:value-type="float">
            <text:p>0.984595</text:p>
          </table:table-cell>
          <table:table-cell table:number-columns-repeated="2" office:value-type="float" office:value="0.980863" calcext:value-type="float">
            <text:p>0.980863</text:p>
          </table:table-cell>
          <table:table-cell office:value-type="float" office:value="0.964159" calcext:value-type="float">
            <text:p>0.964159</text:p>
          </table:table-cell>
          <table:table-cell office:value-type="float" office:value="0.969838" calcext:value-type="float">
            <text:p>0.969838</text:p>
          </table:table-cell>
          <table:table-cell table:number-columns-repeated="2" office:value-type="float" office:value="0.957237" calcext:value-type="float">
            <text:p>0.957237</text:p>
          </table:table-cell>
          <table:table-cell office:value-type="float" office:value="0.944964" calcext:value-type="float">
            <text:p>0.944964</text:p>
          </table:table-cell>
          <table:table-cell table:number-columns-repeated="2" office:value-type="float" office:value="0.95329" calcext:value-type="float">
            <text:p>0.95329</text:p>
          </table:table-cell>
          <table:table-cell table:number-columns-repeated="2" office:value-type="float" office:value="0.964556" calcext:value-type="float">
            <text:p>0.964556</text:p>
          </table:table-cell>
          <table:table-cell office:value-type="float" office:value="0.948218" calcext:value-type="float">
            <text:p>0.948218</text:p>
          </table:table-cell>
        </table:table-row>
        <table:table-row table:style-name="ro1">
          <table:table-cell office:value-type="float" office:value="0.959265" calcext:value-type="float">
            <text:p>0.959265</text:p>
          </table:table-cell>
          <table:table-cell office:value-type="float" office:value="0.963979" calcext:value-type="float">
            <text:p>0.963979</text:p>
          </table:table-cell>
          <table:table-cell table:number-columns-repeated="2" office:value-type="float" office:value="0.953119" calcext:value-type="float">
            <text:p>0.953119</text:p>
          </table:table-cell>
          <table:table-cell table:number-columns-repeated="2" office:value-type="float" office:value="0.960793" calcext:value-type="float">
            <text:p>0.960793</text:p>
          </table:table-cell>
          <table:table-cell office:value-type="float" office:value="0.965451" calcext:value-type="float">
            <text:p>0.965451</text:p>
          </table:table-cell>
          <table:table-cell table:number-columns-repeated="2" office:value-type="float" office:value="0.9552" calcext:value-type="float">
            <text:p>0.9552</text:p>
          </table:table-cell>
          <table:table-cell office:value-type="float" office:value="0.9602" calcext:value-type="float">
            <text:p>0.9602</text:p>
          </table:table-cell>
          <table:table-cell table:number-columns-repeated="2" office:value-type="float" office:value="0.959765" calcext:value-type="float">
            <text:p>0.959765</text:p>
          </table:table-cell>
          <table:table-cell table:number-columns-repeated="2" office:value-type="float" office:value="0.954253" calcext:value-type="float">
            <text:p>0.954253</text:p>
          </table:table-cell>
          <table:table-cell office:value-type="float" office:value="0.979379" calcext:value-type="float">
            <text:p>0.979379</text:p>
          </table:table-cell>
          <table:table-cell table:number-columns-repeated="2" office:value-type="float" office:value="0.954301" calcext:value-type="float">
            <text:p>0.954301</text:p>
          </table:table-cell>
          <table:table-cell office:value-type="float" office:value="0.981943" calcext:value-type="float">
            <text:p>0.981943</text:p>
          </table:table-cell>
          <table:table-cell table:number-columns-repeated="2" office:value-type="float" office:value="0.98756" calcext:value-type="float">
            <text:p>0.98756</text:p>
          </table:table-cell>
          <table:table-cell office:value-type="float" office:value="0.962505" calcext:value-type="float">
            <text:p>0.962505</text:p>
          </table:table-cell>
          <table:table-cell office:value-type="float" office:value="0.969533" calcext:value-type="float">
            <text:p>0.969533</text:p>
          </table:table-cell>
          <table:table-cell table:number-columns-repeated="2" office:value-type="float" office:value="0.95765" calcext:value-type="float">
            <text:p>0.95765</text:p>
          </table:table-cell>
          <table:table-cell office:value-type="float" office:value="0.946358" calcext:value-type="float">
            <text:p>0.946358</text:p>
          </table:table-cell>
          <table:table-cell table:number-columns-repeated="2" office:value-type="float" office:value="0.953774" calcext:value-type="float">
            <text:p>0.953774</text:p>
          </table:table-cell>
          <table:table-cell table:number-columns-repeated="2" office:value-type="float" office:value="0.966157" calcext:value-type="float">
            <text:p>0.966157</text:p>
          </table:table-cell>
          <table:table-cell office:value-type="float" office:value="0.949412" calcext:value-type="float">
            <text:p>0.949412</text:p>
          </table:table-cell>
        </table:table-row>
        <table:table-row table:style-name="ro1">
          <table:table-cell office:value-type="float" office:value="0.955418" calcext:value-type="float">
            <text:p>0.955418</text:p>
          </table:table-cell>
          <table:table-cell office:value-type="float" office:value="0.966238" calcext:value-type="float">
            <text:p>0.966238</text:p>
          </table:table-cell>
          <table:table-cell table:number-columns-repeated="2" office:value-type="float" office:value="0.952962" calcext:value-type="float">
            <text:p>0.952962</text:p>
          </table:table-cell>
          <table:table-cell table:number-columns-repeated="2" office:value-type="float" office:value="0.963934" calcext:value-type="float">
            <text:p>0.963934</text:p>
          </table:table-cell>
          <table:table-cell office:value-type="float" office:value="0.965193" calcext:value-type="float">
            <text:p>0.965193</text:p>
          </table:table-cell>
          <table:table-cell table:number-columns-repeated="2" office:value-type="float" office:value="0.952086" calcext:value-type="float">
            <text:p>0.952086</text:p>
          </table:table-cell>
          <table:table-cell office:value-type="float" office:value="0.960388" calcext:value-type="float">
            <text:p>0.960388</text:p>
          </table:table-cell>
          <table:table-cell table:number-columns-repeated="2" office:value-type="float" office:value="0.958846" calcext:value-type="float">
            <text:p>0.958846</text:p>
          </table:table-cell>
          <table:table-cell table:number-columns-repeated="2" office:value-type="float" office:value="0.96342" calcext:value-type="float">
            <text:p>0.96342</text:p>
          </table:table-cell>
          <table:table-cell office:value-type="float" office:value="0.980649" calcext:value-type="float">
            <text:p>0.980649</text:p>
          </table:table-cell>
          <table:table-cell table:number-columns-repeated="2" office:value-type="float" office:value="0.959366" calcext:value-type="float">
            <text:p>0.959366</text:p>
          </table:table-cell>
          <table:table-cell office:value-type="float" office:value="0.978625" calcext:value-type="float">
            <text:p>0.978625</text:p>
          </table:table-cell>
          <table:table-cell table:number-columns-repeated="2" office:value-type="float" office:value="0.985131" calcext:value-type="float">
            <text:p>0.985131</text:p>
          </table:table-cell>
          <table:table-cell office:value-type="float" office:value="0.96312" calcext:value-type="float">
            <text:p>0.96312</text:p>
          </table:table-cell>
          <table:table-cell office:value-type="float" office:value="0.966638" calcext:value-type="float">
            <text:p>0.966638</text:p>
          </table:table-cell>
          <table:table-cell table:number-columns-repeated="2" office:value-type="float" office:value="0.9554" calcext:value-type="float">
            <text:p>0.9554</text:p>
          </table:table-cell>
          <table:table-cell office:value-type="float" office:value="0.945016" calcext:value-type="float">
            <text:p>0.945016</text:p>
          </table:table-cell>
          <table:table-cell table:number-columns-repeated="2" office:value-type="float" office:value="0.957008" calcext:value-type="float">
            <text:p>0.957008</text:p>
          </table:table-cell>
          <table:table-cell table:number-columns-repeated="2" office:value-type="float" office:value="0.965246" calcext:value-type="float">
            <text:p>0.965246</text:p>
          </table:table-cell>
          <table:table-cell office:value-type="float" office:value="0.950673" calcext:value-type="float">
            <text:p>0.950673</text:p>
          </table:table-cell>
        </table:table-row>
        <table:table-row table:style-name="ro1">
          <table:table-cell office:value-type="float" office:value="0.953785" calcext:value-type="float">
            <text:p>0.953785</text:p>
          </table:table-cell>
          <table:table-cell office:value-type="float" office:value="0.96626" calcext:value-type="float">
            <text:p>0.96626</text:p>
          </table:table-cell>
          <table:table-cell table:number-columns-repeated="2" office:value-type="float" office:value="0.95182" calcext:value-type="float">
            <text:p>0.95182</text:p>
          </table:table-cell>
          <table:table-cell table:number-columns-repeated="2" office:value-type="float" office:value="0.962741" calcext:value-type="float">
            <text:p>0.962741</text:p>
          </table:table-cell>
          <table:table-cell office:value-type="float" office:value="0.96332" calcext:value-type="float">
            <text:p>0.96332</text:p>
          </table:table-cell>
          <table:table-cell table:number-columns-repeated="2" office:value-type="float" office:value="0.953589" calcext:value-type="float">
            <text:p>0.953589</text:p>
          </table:table-cell>
          <table:table-cell office:value-type="float" office:value="0.959371" calcext:value-type="float">
            <text:p>0.959371</text:p>
          </table:table-cell>
          <table:table-cell table:number-columns-repeated="2" office:value-type="float" office:value="0.959595" calcext:value-type="float">
            <text:p>0.959595</text:p>
          </table:table-cell>
          <table:table-cell table:number-columns-repeated="2" office:value-type="float" office:value="0.962084" calcext:value-type="float">
            <text:p>0.962084</text:p>
          </table:table-cell>
          <table:table-cell office:value-type="float" office:value="0.98144" calcext:value-type="float">
            <text:p>0.98144</text:p>
          </table:table-cell>
          <table:table-cell table:number-columns-repeated="2" office:value-type="float" office:value="0.953943" calcext:value-type="float">
            <text:p>0.953943</text:p>
          </table:table-cell>
          <table:table-cell office:value-type="float" office:value="0.975785" calcext:value-type="float">
            <text:p>0.975785</text:p>
          </table:table-cell>
          <table:table-cell table:number-columns-repeated="2" office:value-type="float" office:value="0.984384" calcext:value-type="float">
            <text:p>0.984384</text:p>
          </table:table-cell>
          <table:table-cell office:value-type="float" office:value="0.959345" calcext:value-type="float">
            <text:p>0.959345</text:p>
          </table:table-cell>
          <table:table-cell office:value-type="float" office:value="0.96648" calcext:value-type="float">
            <text:p>0.96648</text:p>
          </table:table-cell>
          <table:table-cell table:number-columns-repeated="2" office:value-type="float" office:value="0.960723" calcext:value-type="float">
            <text:p>0.960723</text:p>
          </table:table-cell>
          <table:table-cell office:value-type="float" office:value="0.9435" calcext:value-type="float">
            <text:p>0.9435</text:p>
          </table:table-cell>
          <table:table-cell table:number-columns-repeated="2" office:value-type="float" office:value="0.957891" calcext:value-type="float">
            <text:p>0.957891</text:p>
          </table:table-cell>
          <table:table-cell table:number-columns-repeated="2" office:value-type="float" office:value="0.968217" calcext:value-type="float">
            <text:p>0.968217</text:p>
          </table:table-cell>
          <table:table-cell office:value-type="float" office:value="0.947332" calcext:value-type="float">
            <text:p>0.947332</text:p>
          </table:table-cell>
        </table:table-row>
        <table:table-row table:style-name="ro1">
          <table:table-cell office:value-type="float" office:value="0.954421" calcext:value-type="float">
            <text:p>0.954421</text:p>
          </table:table-cell>
          <table:table-cell office:value-type="float" office:value="0.968365" calcext:value-type="float">
            <text:p>0.968365</text:p>
          </table:table-cell>
          <table:table-cell table:number-columns-repeated="2" office:value-type="float" office:value="0.950138" calcext:value-type="float">
            <text:p>0.950138</text:p>
          </table:table-cell>
          <table:table-cell table:number-columns-repeated="2" office:value-type="float" office:value="0.961394" calcext:value-type="float">
            <text:p>0.961394</text:p>
          </table:table-cell>
          <table:table-cell office:value-type="float" office:value="0.961909" calcext:value-type="float">
            <text:p>0.961909</text:p>
          </table:table-cell>
          <table:table-cell table:number-columns-repeated="2" office:value-type="float" office:value="0.956539" calcext:value-type="float">
            <text:p>0.956539</text:p>
          </table:table-cell>
          <table:table-cell office:value-type="float" office:value="0.95861" calcext:value-type="float">
            <text:p>0.95861</text:p>
          </table:table-cell>
          <table:table-cell table:number-columns-repeated="2" office:value-type="float" office:value="0.957626" calcext:value-type="float">
            <text:p>0.957626</text:p>
          </table:table-cell>
          <table:table-cell table:number-columns-repeated="2" office:value-type="float" office:value="0.959279" calcext:value-type="float">
            <text:p>0.959279</text:p>
          </table:table-cell>
          <table:table-cell office:value-type="float" office:value="0.979588" calcext:value-type="float">
            <text:p>0.979588</text:p>
          </table:table-cell>
          <table:table-cell table:number-columns-repeated="2" office:value-type="float" office:value="0.9538" calcext:value-type="float">
            <text:p>0.9538</text:p>
          </table:table-cell>
          <table:table-cell office:value-type="float" office:value="0.975992" calcext:value-type="float">
            <text:p>0.975992</text:p>
          </table:table-cell>
          <table:table-cell table:number-columns-repeated="2" office:value-type="float" office:value="0.982026" calcext:value-type="float">
            <text:p>0.982026</text:p>
          </table:table-cell>
          <table:table-cell office:value-type="float" office:value="0.960694" calcext:value-type="float">
            <text:p>0.960694</text:p>
          </table:table-cell>
          <table:table-cell office:value-type="float" office:value="0.964633" calcext:value-type="float">
            <text:p>0.964633</text:p>
          </table:table-cell>
          <table:table-cell table:number-columns-repeated="2" office:value-type="float" office:value="0.961068" calcext:value-type="float">
            <text:p>0.961068</text:p>
          </table:table-cell>
          <table:table-cell office:value-type="float" office:value="0.946874" calcext:value-type="float">
            <text:p>0.946874</text:p>
          </table:table-cell>
          <table:table-cell table:number-columns-repeated="2" office:value-type="float" office:value="0.9576" calcext:value-type="float">
            <text:p>0.9576</text:p>
          </table:table-cell>
          <table:table-cell table:number-columns-repeated="2" office:value-type="float" office:value="0.968083" calcext:value-type="float">
            <text:p>0.968083</text:p>
          </table:table-cell>
          <table:table-cell office:value-type="float" office:value="0.949808" calcext:value-type="float">
            <text:p>0.949808</text:p>
          </table:table-cell>
        </table:table-row>
        <table:table-row table:style-name="ro1">
          <table:table-cell office:value-type="float" office:value="0.951783" calcext:value-type="float">
            <text:p>0.951783</text:p>
          </table:table-cell>
          <table:table-cell office:value-type="float" office:value="0.966635" calcext:value-type="float">
            <text:p>0.966635</text:p>
          </table:table-cell>
          <table:table-cell table:number-columns-repeated="2" office:value-type="float" office:value="0.950184" calcext:value-type="float">
            <text:p>0.950184</text:p>
          </table:table-cell>
          <table:table-cell table:number-columns-repeated="2" office:value-type="float" office:value="0.962121" calcext:value-type="float">
            <text:p>0.962121</text:p>
          </table:table-cell>
          <table:table-cell office:value-type="float" office:value="0.962267" calcext:value-type="float">
            <text:p>0.962267</text:p>
          </table:table-cell>
          <table:table-cell table:number-columns-repeated="2" office:value-type="float" office:value="0.958102" calcext:value-type="float">
            <text:p>0.958102</text:p>
          </table:table-cell>
          <table:table-cell office:value-type="float" office:value="0.957579" calcext:value-type="float">
            <text:p>0.957579</text:p>
          </table:table-cell>
          <table:table-cell table:number-columns-repeated="2" office:value-type="float" office:value="0.959535" calcext:value-type="float">
            <text:p>0.959535</text:p>
          </table:table-cell>
          <table:table-cell table:number-columns-repeated="2" office:value-type="float" office:value="0.958518" calcext:value-type="float">
            <text:p>0.958518</text:p>
          </table:table-cell>
          <table:table-cell office:value-type="float" office:value="0.974775" calcext:value-type="float">
            <text:p>0.974775</text:p>
          </table:table-cell>
          <table:table-cell table:number-columns-repeated="2" office:value-type="float" office:value="0.955029" calcext:value-type="float">
            <text:p>0.955029</text:p>
          </table:table-cell>
          <table:table-cell office:value-type="float" office:value="0.975975" calcext:value-type="float">
            <text:p>0.975975</text:p>
          </table:table-cell>
          <table:table-cell table:number-columns-repeated="2" office:value-type="float" office:value="0.980629" calcext:value-type="float">
            <text:p>0.980629</text:p>
          </table:table-cell>
          <table:table-cell office:value-type="float" office:value="0.961235" calcext:value-type="float">
            <text:p>0.961235</text:p>
          </table:table-cell>
          <table:table-cell office:value-type="float" office:value="0.965554" calcext:value-type="float">
            <text:p>0.965554</text:p>
          </table:table-cell>
          <table:table-cell table:number-columns-repeated="2" office:value-type="float" office:value="0.966537" calcext:value-type="float">
            <text:p>0.966537</text:p>
          </table:table-cell>
          <table:table-cell office:value-type="float" office:value="0.948181" calcext:value-type="float">
            <text:p>0.948181</text:p>
          </table:table-cell>
          <table:table-cell table:number-columns-repeated="2" office:value-type="float" office:value="0.956171" calcext:value-type="float">
            <text:p>0.956171</text:p>
          </table:table-cell>
          <table:table-cell table:number-columns-repeated="2" office:value-type="float" office:value="0.970221" calcext:value-type="float">
            <text:p>0.970221</text:p>
          </table:table-cell>
          <table:table-cell office:value-type="float" office:value="0.951089" calcext:value-type="float">
            <text:p>0.951089</text:p>
          </table:table-cell>
        </table:table-row>
        <table:table-row table:style-name="ro1">
          <table:table-cell office:value-type="float" office:value="0.949601" calcext:value-type="float">
            <text:p>0.949601</text:p>
          </table:table-cell>
          <table:table-cell office:value-type="float" office:value="0.966895" calcext:value-type="float">
            <text:p>0.966895</text:p>
          </table:table-cell>
          <table:table-cell table:number-columns-repeated="2" office:value-type="float" office:value="0.947865" calcext:value-type="float">
            <text:p>0.947865</text:p>
          </table:table-cell>
          <table:table-cell table:number-columns-repeated="2" office:value-type="float" office:value="0.962591" calcext:value-type="float">
            <text:p>0.962591</text:p>
          </table:table-cell>
          <table:table-cell office:value-type="float" office:value="0.95821" calcext:value-type="float">
            <text:p>0.95821</text:p>
          </table:table-cell>
          <table:table-cell table:number-columns-repeated="2" office:value-type="float" office:value="0.955594" calcext:value-type="float">
            <text:p>0.955594</text:p>
          </table:table-cell>
          <table:table-cell office:value-type="float" office:value="0.953295" calcext:value-type="float">
            <text:p>0.953295</text:p>
          </table:table-cell>
          <table:table-cell table:number-columns-repeated="2" office:value-type="float" office:value="0.958718" calcext:value-type="float">
            <text:p>0.958718</text:p>
          </table:table-cell>
          <table:table-cell table:number-columns-repeated="2" office:value-type="float" office:value="0.956203" calcext:value-type="float">
            <text:p>0.956203</text:p>
          </table:table-cell>
          <table:table-cell office:value-type="float" office:value="0.972491" calcext:value-type="float">
            <text:p>0.972491</text:p>
          </table:table-cell>
          <table:table-cell table:number-columns-repeated="2" office:value-type="float" office:value="0.960272" calcext:value-type="float">
            <text:p>0.960272</text:p>
          </table:table-cell>
          <table:table-cell office:value-type="float" office:value="0.975586" calcext:value-type="float">
            <text:p>0.975586</text:p>
          </table:table-cell>
          <table:table-cell table:number-columns-repeated="2" office:value-type="float" office:value="0.983239" calcext:value-type="float">
            <text:p>0.983239</text:p>
          </table:table-cell>
          <table:table-cell office:value-type="float" office:value="0.958809" calcext:value-type="float">
            <text:p>0.958809</text:p>
          </table:table-cell>
          <table:table-cell office:value-type="float" office:value="0.966802" calcext:value-type="float">
            <text:p>0.966802</text:p>
          </table:table-cell>
          <table:table-cell table:number-columns-repeated="2" office:value-type="float" office:value="0.969376" calcext:value-type="float">
            <text:p>0.969376</text:p>
          </table:table-cell>
          <table:table-cell office:value-type="float" office:value="0.950834" calcext:value-type="float">
            <text:p>0.950834</text:p>
          </table:table-cell>
          <table:table-cell table:number-columns-repeated="2" office:value-type="float" office:value="0.954503" calcext:value-type="float">
            <text:p>0.954503</text:p>
          </table:table-cell>
          <table:table-cell table:number-columns-repeated="2" office:value-type="float" office:value="0.968867" calcext:value-type="float">
            <text:p>0.968867</text:p>
          </table:table-cell>
          <table:table-cell office:value-type="float" office:value="0.953484" calcext:value-type="float">
            <text:p>0.953484</text:p>
          </table:table-cell>
        </table:table-row>
        <table:table-row table:style-name="ro1">
          <table:table-cell office:value-type="float" office:value="0.949788" calcext:value-type="float">
            <text:p>0.949788</text:p>
          </table:table-cell>
          <table:table-cell office:value-type="float" office:value="0.968211" calcext:value-type="float">
            <text:p>0.968211</text:p>
          </table:table-cell>
          <table:table-cell table:number-columns-repeated="2" office:value-type="float" office:value="0.952413" calcext:value-type="float">
            <text:p>0.952413</text:p>
          </table:table-cell>
          <table:table-cell table:number-columns-repeated="2" office:value-type="float" office:value="0.961326" calcext:value-type="float">
            <text:p>0.961326</text:p>
          </table:table-cell>
          <table:table-cell office:value-type="float" office:value="0.961476" calcext:value-type="float">
            <text:p>0.961476</text:p>
          </table:table-cell>
          <table:table-cell table:number-columns-repeated="2" office:value-type="float" office:value="0.961092" calcext:value-type="float">
            <text:p>0.961092</text:p>
          </table:table-cell>
          <table:table-cell office:value-type="float" office:value="0.954643" calcext:value-type="float">
            <text:p>0.954643</text:p>
          </table:table-cell>
          <table:table-cell table:number-columns-repeated="2" office:value-type="float" office:value="0.958174" calcext:value-type="float">
            <text:p>0.958174</text:p>
          </table:table-cell>
          <table:table-cell table:number-columns-repeated="2" office:value-type="float" office:value="0.953112" calcext:value-type="float">
            <text:p>0.953112</text:p>
          </table:table-cell>
          <table:table-cell office:value-type="float" office:value="0.970969" calcext:value-type="float">
            <text:p>0.970969</text:p>
          </table:table-cell>
          <table:table-cell table:number-columns-repeated="2" office:value-type="float" office:value="0.961884" calcext:value-type="float">
            <text:p>0.961884</text:p>
          </table:table-cell>
          <table:table-cell office:value-type="float" office:value="0.978516" calcext:value-type="float">
            <text:p>0.978516</text:p>
          </table:table-cell>
          <table:table-cell table:number-columns-repeated="2" office:value-type="float" office:value="0.98421" calcext:value-type="float">
            <text:p>0.98421</text:p>
          </table:table-cell>
          <table:table-cell office:value-type="float" office:value="0.959732" calcext:value-type="float">
            <text:p>0.959732</text:p>
          </table:table-cell>
          <table:table-cell office:value-type="float" office:value="0.969102" calcext:value-type="float">
            <text:p>0.969102</text:p>
          </table:table-cell>
          <table:table-cell table:number-columns-repeated="2" office:value-type="float" office:value="0.965961" calcext:value-type="float">
            <text:p>0.965961</text:p>
          </table:table-cell>
          <table:table-cell office:value-type="float" office:value="0.950129" calcext:value-type="float">
            <text:p>0.950129</text:p>
          </table:table-cell>
          <table:table-cell table:number-columns-repeated="2" office:value-type="float" office:value="0.956494" calcext:value-type="float">
            <text:p>0.956494</text:p>
          </table:table-cell>
          <table:table-cell table:number-columns-repeated="2" office:value-type="float" office:value="0.967054" calcext:value-type="float">
            <text:p>0.967054</text:p>
          </table:table-cell>
          <table:table-cell office:value-type="float" office:value="0.954249" calcext:value-type="float">
            <text:p>0.954249</text:p>
          </table:table-cell>
        </table:table-row>
        <table:table-row table:style-name="ro1">
          <table:table-cell office:value-type="float" office:value="0.949169" calcext:value-type="float">
            <text:p>0.949169</text:p>
          </table:table-cell>
          <table:table-cell office:value-type="float" office:value="0.969888" calcext:value-type="float">
            <text:p>0.969888</text:p>
          </table:table-cell>
          <table:table-cell table:number-columns-repeated="2" office:value-type="float" office:value="0.953497" calcext:value-type="float">
            <text:p>0.953497</text:p>
          </table:table-cell>
          <table:table-cell table:number-columns-repeated="2" office:value-type="float" office:value="0.960327" calcext:value-type="float">
            <text:p>0.960327</text:p>
          </table:table-cell>
          <table:table-cell office:value-type="float" office:value="0.961234" calcext:value-type="float">
            <text:p>0.961234</text:p>
          </table:table-cell>
          <table:table-cell table:number-columns-repeated="2" office:value-type="float" office:value="0.959672" calcext:value-type="float">
            <text:p>0.959672</text:p>
          </table:table-cell>
          <table:table-cell office:value-type="float" office:value="0.958297" calcext:value-type="float">
            <text:p>0.958297</text:p>
          </table:table-cell>
          <table:table-cell table:number-columns-repeated="2" office:value-type="float" office:value="0.957425" calcext:value-type="float">
            <text:p>0.957425</text:p>
          </table:table-cell>
          <table:table-cell table:number-columns-repeated="2" office:value-type="float" office:value="0.956124" calcext:value-type="float">
            <text:p>0.956124</text:p>
          </table:table-cell>
          <table:table-cell office:value-type="float" office:value="0.97045" calcext:value-type="float">
            <text:p>0.97045</text:p>
          </table:table-cell>
          <table:table-cell table:number-columns-repeated="2" office:value-type="float" office:value="0.962597" calcext:value-type="float">
            <text:p>0.962597</text:p>
          </table:table-cell>
          <table:table-cell office:value-type="float" office:value="0.975255" calcext:value-type="float">
            <text:p>0.975255</text:p>
          </table:table-cell>
          <table:table-cell table:number-columns-repeated="2" office:value-type="float" office:value="0.98228" calcext:value-type="float">
            <text:p>0.98228</text:p>
          </table:table-cell>
          <table:table-cell office:value-type="float" office:value="0.95946" calcext:value-type="float">
            <text:p>0.95946</text:p>
          </table:table-cell>
          <table:table-cell office:value-type="float" office:value="0.970517" calcext:value-type="float">
            <text:p>0.970517</text:p>
          </table:table-cell>
          <table:table-cell table:number-columns-repeated="2" office:value-type="float" office:value="0.964139" calcext:value-type="float">
            <text:p>0.964139</text:p>
          </table:table-cell>
          <table:table-cell office:value-type="float" office:value="0.948392" calcext:value-type="float">
            <text:p>0.948392</text:p>
          </table:table-cell>
          <table:table-cell table:number-columns-repeated="2" office:value-type="float" office:value="0.960145" calcext:value-type="float">
            <text:p>0.960145</text:p>
          </table:table-cell>
          <table:table-cell table:number-columns-repeated="2" office:value-type="float" office:value="0.964636" calcext:value-type="float">
            <text:p>0.964636</text:p>
          </table:table-cell>
          <table:table-cell office:value-type="float" office:value="0.953357" calcext:value-type="float">
            <text:p>0.953357</text:p>
          </table:table-cell>
        </table:table-row>
        <table:table-row table:style-name="ro1">
          <table:table-cell office:value-type="float" office:value="0.948222" calcext:value-type="float">
            <text:p>0.948222</text:p>
          </table:table-cell>
          <table:table-cell office:value-type="float" office:value="0.96995" calcext:value-type="float">
            <text:p>0.96995</text:p>
          </table:table-cell>
          <table:table-cell table:number-columns-repeated="2" office:value-type="float" office:value="0.955609" calcext:value-type="float">
            <text:p>0.955609</text:p>
          </table:table-cell>
          <table:table-cell table:number-columns-repeated="2" office:value-type="float" office:value="0.963326" calcext:value-type="float">
            <text:p>0.963326</text:p>
          </table:table-cell>
          <table:table-cell office:value-type="float" office:value="0.959882" calcext:value-type="float">
            <text:p>0.959882</text:p>
          </table:table-cell>
          <table:table-cell table:number-columns-repeated="2" office:value-type="float" office:value="0.959576" calcext:value-type="float">
            <text:p>0.959576</text:p>
          </table:table-cell>
          <table:table-cell office:value-type="float" office:value="0.956895" calcext:value-type="float">
            <text:p>0.956895</text:p>
          </table:table-cell>
          <table:table-cell table:number-columns-repeated="2" office:value-type="float" office:value="0.957623" calcext:value-type="float">
            <text:p>0.957623</text:p>
          </table:table-cell>
          <table:table-cell table:number-columns-repeated="2" office:value-type="float" office:value="0.955094" calcext:value-type="float">
            <text:p>0.955094</text:p>
          </table:table-cell>
          <table:table-cell office:value-type="float" office:value="0.970255" calcext:value-type="float">
            <text:p>0.970255</text:p>
          </table:table-cell>
          <table:table-cell table:number-columns-repeated="2" office:value-type="float" office:value="0.963621" calcext:value-type="float">
            <text:p>0.963621</text:p>
          </table:table-cell>
          <table:table-cell office:value-type="float" office:value="0.977968" calcext:value-type="float">
            <text:p>0.977968</text:p>
          </table:table-cell>
          <table:table-cell table:number-columns-repeated="2" office:value-type="float" office:value="0.978918" calcext:value-type="float">
            <text:p>0.978918</text:p>
          </table:table-cell>
          <table:table-cell office:value-type="float" office:value="0.958405" calcext:value-type="float">
            <text:p>0.958405</text:p>
          </table:table-cell>
          <table:table-cell office:value-type="float" office:value="0.967044" calcext:value-type="float">
            <text:p>0.967044</text:p>
          </table:table-cell>
          <table:table-cell table:number-columns-repeated="2" office:value-type="float" office:value="0.967389" calcext:value-type="float">
            <text:p>0.967389</text:p>
          </table:table-cell>
          <table:table-cell office:value-type="float" office:value="0.949933" calcext:value-type="float">
            <text:p>0.949933</text:p>
          </table:table-cell>
          <table:table-cell table:number-columns-repeated="2" office:value-type="float" office:value="0.958719" calcext:value-type="float">
            <text:p>0.958719</text:p>
          </table:table-cell>
          <table:table-cell table:number-columns-repeated="2" office:value-type="float" office:value="0.965483" calcext:value-type="float">
            <text:p>0.965483</text:p>
          </table:table-cell>
          <table:table-cell office:value-type="float" office:value="0.951775" calcext:value-type="float">
            <text:p>0.951775</text:p>
          </table:table-cell>
        </table:table-row>
        <table:table-row table:style-name="ro1">
          <table:table-cell office:value-type="float" office:value="0.950383" calcext:value-type="float">
            <text:p>0.950383</text:p>
          </table:table-cell>
          <table:table-cell office:value-type="float" office:value="0.968819" calcext:value-type="float">
            <text:p>0.968819</text:p>
          </table:table-cell>
          <table:table-cell table:number-columns-repeated="2" office:value-type="float" office:value="0.956273" calcext:value-type="float">
            <text:p>0.956273</text:p>
          </table:table-cell>
          <table:table-cell table:number-columns-repeated="2" office:value-type="float" office:value="0.963957" calcext:value-type="float">
            <text:p>0.963957</text:p>
          </table:table-cell>
          <table:table-cell office:value-type="float" office:value="0.959901" calcext:value-type="float">
            <text:p>0.959901</text:p>
          </table:table-cell>
          <table:table-cell table:number-columns-repeated="2" office:value-type="float" office:value="0.960355" calcext:value-type="float">
            <text:p>0.960355</text:p>
          </table:table-cell>
          <table:table-cell office:value-type="float" office:value="0.958207" calcext:value-type="float">
            <text:p>0.958207</text:p>
          </table:table-cell>
          <table:table-cell table:number-columns-repeated="2" office:value-type="float" office:value="0.960176" calcext:value-type="float">
            <text:p>0.960176</text:p>
          </table:table-cell>
          <table:table-cell table:number-columns-repeated="2" office:value-type="float" office:value="0.955672" calcext:value-type="float">
            <text:p>0.955672</text:p>
          </table:table-cell>
          <table:table-cell office:value-type="float" office:value="0.968936" calcext:value-type="float">
            <text:p>0.968936</text:p>
          </table:table-cell>
          <table:table-cell table:number-columns-repeated="2" office:value-type="float" office:value="0.960723" calcext:value-type="float">
            <text:p>0.960723</text:p>
          </table:table-cell>
          <table:table-cell office:value-type="float" office:value="0.975508" calcext:value-type="float">
            <text:p>0.975508</text:p>
          </table:table-cell>
          <table:table-cell table:number-columns-repeated="2" office:value-type="float" office:value="0.977171" calcext:value-type="float">
            <text:p>0.977171</text:p>
          </table:table-cell>
          <table:table-cell office:value-type="float" office:value="0.959517" calcext:value-type="float">
            <text:p>0.959517</text:p>
          </table:table-cell>
          <table:table-cell office:value-type="float" office:value="0.971568" calcext:value-type="float">
            <text:p>0.971568</text:p>
          </table:table-cell>
          <table:table-cell table:number-columns-repeated="2" office:value-type="float" office:value="0.968049" calcext:value-type="float">
            <text:p>0.968049</text:p>
          </table:table-cell>
          <table:table-cell office:value-type="float" office:value="0.950894" calcext:value-type="float">
            <text:p>0.950894</text:p>
          </table:table-cell>
          <table:table-cell table:number-columns-repeated="2" office:value-type="float" office:value="0.958475" calcext:value-type="float">
            <text:p>0.958475</text:p>
          </table:table-cell>
          <table:table-cell table:number-columns-repeated="2" office:value-type="float" office:value="0.962054" calcext:value-type="float">
            <text:p>0.962054</text:p>
          </table:table-cell>
          <table:table-cell office:value-type="float" office:value="0.955441" calcext:value-type="float">
            <text:p>0.955441</text:p>
          </table:table-cell>
        </table:table-row>
        <table:table-row table:style-name="ro1">
          <table:table-cell office:value-type="float" office:value="0.951431" calcext:value-type="float">
            <text:p>0.951431</text:p>
          </table:table-cell>
          <table:table-cell office:value-type="float" office:value="0.968662" calcext:value-type="float">
            <text:p>0.968662</text:p>
          </table:table-cell>
          <table:table-cell table:number-columns-repeated="2" office:value-type="float" office:value="0.954824" calcext:value-type="float">
            <text:p>0.954824</text:p>
          </table:table-cell>
          <table:table-cell table:number-columns-repeated="2" office:value-type="float" office:value="0.963178" calcext:value-type="float">
            <text:p>0.963178</text:p>
          </table:table-cell>
          <table:table-cell office:value-type="float" office:value="0.956736" calcext:value-type="float">
            <text:p>0.956736</text:p>
          </table:table-cell>
          <table:table-cell table:number-columns-repeated="2" office:value-type="float" office:value="0.961525" calcext:value-type="float">
            <text:p>0.961525</text:p>
          </table:table-cell>
          <table:table-cell office:value-type="float" office:value="0.956416" calcext:value-type="float">
            <text:p>0.956416</text:p>
          </table:table-cell>
          <table:table-cell table:number-columns-repeated="2" office:value-type="float" office:value="0.956603" calcext:value-type="float">
            <text:p>0.956603</text:p>
          </table:table-cell>
          <table:table-cell table:number-columns-repeated="2" office:value-type="float" office:value="0.955618" calcext:value-type="float">
            <text:p>0.955618</text:p>
          </table:table-cell>
          <table:table-cell office:value-type="float" office:value="0.968343" calcext:value-type="float">
            <text:p>0.968343</text:p>
          </table:table-cell>
          <table:table-cell table:number-columns-repeated="2" office:value-type="float" office:value="0.961961" calcext:value-type="float">
            <text:p>0.961961</text:p>
          </table:table-cell>
          <table:table-cell office:value-type="float" office:value="0.974692" calcext:value-type="float">
            <text:p>0.974692</text:p>
          </table:table-cell>
          <table:table-cell table:number-columns-repeated="2" office:value-type="float" office:value="0.975683" calcext:value-type="float">
            <text:p>0.975683</text:p>
          </table:table-cell>
          <table:table-cell office:value-type="float" office:value="0.958332" calcext:value-type="float">
            <text:p>0.958332</text:p>
          </table:table-cell>
          <table:table-cell office:value-type="float" office:value="0.972572" calcext:value-type="float">
            <text:p>0.972572</text:p>
          </table:table-cell>
          <table:table-cell table:number-columns-repeated="2" office:value-type="float" office:value="0.968663" calcext:value-type="float">
            <text:p>0.968663</text:p>
          </table:table-cell>
          <table:table-cell office:value-type="float" office:value="0.951239" calcext:value-type="float">
            <text:p>0.951239</text:p>
          </table:table-cell>
          <table:table-cell table:number-columns-repeated="2" office:value-type="float" office:value="0.955298" calcext:value-type="float">
            <text:p>0.955298</text:p>
          </table:table-cell>
          <table:table-cell table:number-columns-repeated="2" office:value-type="float" office:value="0.961346" calcext:value-type="float">
            <text:p>0.961346</text:p>
          </table:table-cell>
          <table:table-cell office:value-type="float" office:value="0.955846" calcext:value-type="float">
            <text:p>0.955846</text:p>
          </table:table-cell>
        </table:table-row>
        <table:table-row table:style-name="ro1">
          <table:table-cell office:value-type="float" office:value="0.951726" calcext:value-type="float">
            <text:p>0.951726</text:p>
          </table:table-cell>
          <table:table-cell office:value-type="float" office:value="0.966351" calcext:value-type="float">
            <text:p>0.966351</text:p>
          </table:table-cell>
          <table:table-cell table:number-columns-repeated="2" office:value-type="float" office:value="0.956141" calcext:value-type="float">
            <text:p>0.956141</text:p>
          </table:table-cell>
          <table:table-cell table:number-columns-repeated="2" office:value-type="float" office:value="0.967947" calcext:value-type="float">
            <text:p>0.967947</text:p>
          </table:table-cell>
          <table:table-cell office:value-type="float" office:value="0.957421" calcext:value-type="float">
            <text:p>0.957421</text:p>
          </table:table-cell>
          <table:table-cell table:number-columns-repeated="2" office:value-type="float" office:value="0.961632" calcext:value-type="float">
            <text:p>0.961632</text:p>
          </table:table-cell>
          <table:table-cell office:value-type="float" office:value="0.959844" calcext:value-type="float">
            <text:p>0.959844</text:p>
          </table:table-cell>
          <table:table-cell table:number-columns-repeated="2" office:value-type="float" office:value="0.957198" calcext:value-type="float">
            <text:p>0.957198</text:p>
          </table:table-cell>
          <table:table-cell table:number-columns-repeated="2" office:value-type="float" office:value="0.954221" calcext:value-type="float">
            <text:p>0.954221</text:p>
          </table:table-cell>
          <table:table-cell office:value-type="float" office:value="0.9676" calcext:value-type="float">
            <text:p>0.9676</text:p>
          </table:table-cell>
          <table:table-cell table:number-columns-repeated="2" office:value-type="float" office:value="0.962827" calcext:value-type="float">
            <text:p>0.962827</text:p>
          </table:table-cell>
          <table:table-cell office:value-type="float" office:value="0.972122" calcext:value-type="float">
            <text:p>0.972122</text:p>
          </table:table-cell>
          <table:table-cell table:number-columns-repeated="2" office:value-type="float" office:value="0.976186" calcext:value-type="float">
            <text:p>0.976186</text:p>
          </table:table-cell>
          <table:table-cell office:value-type="float" office:value="0.957636" calcext:value-type="float">
            <text:p>0.957636</text:p>
          </table:table-cell>
          <table:table-cell office:value-type="float" office:value="0.969903" calcext:value-type="float">
            <text:p>0.969903</text:p>
          </table:table-cell>
          <table:table-cell table:number-columns-repeated="2" office:value-type="float" office:value="0.967832" calcext:value-type="float">
            <text:p>0.967832</text:p>
          </table:table-cell>
          <table:table-cell office:value-type="float" office:value="0.952114" calcext:value-type="float">
            <text:p>0.952114</text:p>
          </table:table-cell>
          <table:table-cell table:number-columns-repeated="2" office:value-type="float" office:value="0.957222" calcext:value-type="float">
            <text:p>0.957222</text:p>
          </table:table-cell>
          <table:table-cell table:number-columns-repeated="2" office:value-type="float" office:value="0.963647" calcext:value-type="float">
            <text:p>0.963647</text:p>
          </table:table-cell>
          <table:table-cell office:value-type="float" office:value="0.955366" calcext:value-type="float">
            <text:p>0.955366</text:p>
          </table:table-cell>
        </table:table-row>
        <table:table-row table:style-name="ro1">
          <table:table-cell office:value-type="float" office:value="0.951515" calcext:value-type="float">
            <text:p>0.951515</text:p>
          </table:table-cell>
          <table:table-cell office:value-type="float" office:value="0.970988" calcext:value-type="float">
            <text:p>0.970988</text:p>
          </table:table-cell>
          <table:table-cell table:number-columns-repeated="2" office:value-type="float" office:value="0.955979" calcext:value-type="float">
            <text:p>0.955979</text:p>
          </table:table-cell>
          <table:table-cell table:number-columns-repeated="2" office:value-type="float" office:value="0.968946" calcext:value-type="float">
            <text:p>0.968946</text:p>
          </table:table-cell>
          <table:table-cell office:value-type="float" office:value="0.961177" calcext:value-type="float">
            <text:p>0.961177</text:p>
          </table:table-cell>
          <table:table-cell table:number-columns-repeated="2" office:value-type="float" office:value="0.960759" calcext:value-type="float">
            <text:p>0.960759</text:p>
          </table:table-cell>
          <table:table-cell office:value-type="float" office:value="0.959961" calcext:value-type="float">
            <text:p>0.959961</text:p>
          </table:table-cell>
          <table:table-cell table:number-columns-repeated="2" office:value-type="float" office:value="0.962724" calcext:value-type="float">
            <text:p>0.962724</text:p>
          </table:table-cell>
          <table:table-cell table:number-columns-repeated="2" office:value-type="float" office:value="0.956149" calcext:value-type="float">
            <text:p>0.956149</text:p>
          </table:table-cell>
          <table:table-cell office:value-type="float" office:value="0.967246" calcext:value-type="float">
            <text:p>0.967246</text:p>
          </table:table-cell>
          <table:table-cell table:number-columns-repeated="2" office:value-type="float" office:value="0.966591" calcext:value-type="float">
            <text:p>0.966591</text:p>
          </table:table-cell>
          <table:table-cell office:value-type="float" office:value="0.9741" calcext:value-type="float">
            <text:p>0.9741</text:p>
          </table:table-cell>
          <table:table-cell table:number-columns-repeated="2" office:value-type="float" office:value="0.976238" calcext:value-type="float">
            <text:p>0.976238</text:p>
          </table:table-cell>
          <table:table-cell office:value-type="float" office:value="0.958925" calcext:value-type="float">
            <text:p>0.958925</text:p>
          </table:table-cell>
          <table:table-cell office:value-type="float" office:value="0.969885" calcext:value-type="float">
            <text:p>0.969885</text:p>
          </table:table-cell>
          <table:table-cell table:number-columns-repeated="2" office:value-type="float" office:value="0.969087" calcext:value-type="float">
            <text:p>0.969087</text:p>
          </table:table-cell>
          <table:table-cell office:value-type="float" office:value="0.952317" calcext:value-type="float">
            <text:p>0.952317</text:p>
          </table:table-cell>
          <table:table-cell table:number-columns-repeated="2" office:value-type="float" office:value="0.955445" calcext:value-type="float">
            <text:p>0.955445</text:p>
          </table:table-cell>
          <table:table-cell table:number-columns-repeated="2" office:value-type="float" office:value="0.962799" calcext:value-type="float">
            <text:p>0.962799</text:p>
          </table:table-cell>
          <table:table-cell office:value-type="float" office:value="0.958202" calcext:value-type="float">
            <text:p>0.958202</text:p>
          </table:table-cell>
        </table:table-row>
        <table:table-row table:style-name="ro1">
          <table:table-cell office:value-type="float" office:value="0.951478" calcext:value-type="float">
            <text:p>0.951478</text:p>
          </table:table-cell>
          <table:table-cell office:value-type="float" office:value="0.970632" calcext:value-type="float">
            <text:p>0.970632</text:p>
          </table:table-cell>
          <table:table-cell table:number-columns-repeated="2" office:value-type="float" office:value="0.959267" calcext:value-type="float">
            <text:p>0.959267</text:p>
          </table:table-cell>
          <table:table-cell table:number-columns-repeated="2" office:value-type="float" office:value="0.966194" calcext:value-type="float">
            <text:p>0.966194</text:p>
          </table:table-cell>
          <table:table-cell office:value-type="float" office:value="0.962013" calcext:value-type="float">
            <text:p>0.962013</text:p>
          </table:table-cell>
          <table:table-cell table:number-columns-repeated="2" office:value-type="float" office:value="0.960913" calcext:value-type="float">
            <text:p>0.960913</text:p>
          </table:table-cell>
          <table:table-cell office:value-type="float" office:value="0.960969" calcext:value-type="float">
            <text:p>0.960969</text:p>
          </table:table-cell>
          <table:table-cell table:number-columns-repeated="2" office:value-type="float" office:value="0.960869" calcext:value-type="float">
            <text:p>0.960869</text:p>
          </table:table-cell>
          <table:table-cell table:number-columns-repeated="2" office:value-type="float" office:value="0.956908" calcext:value-type="float">
            <text:p>0.956908</text:p>
          </table:table-cell>
          <table:table-cell office:value-type="float" office:value="0.97165" calcext:value-type="float">
            <text:p>0.97165</text:p>
          </table:table-cell>
          <table:table-cell table:number-columns-repeated="2" office:value-type="float" office:value="0.96667" calcext:value-type="float">
            <text:p>0.96667</text:p>
          </table:table-cell>
          <table:table-cell office:value-type="float" office:value="0.972549" calcext:value-type="float">
            <text:p>0.972549</text:p>
          </table:table-cell>
          <table:table-cell table:number-columns-repeated="2" office:value-type="float" office:value="0.975431" calcext:value-type="float">
            <text:p>0.975431</text:p>
          </table:table-cell>
          <table:table-cell office:value-type="float" office:value="0.956041" calcext:value-type="float">
            <text:p>0.956041</text:p>
          </table:table-cell>
          <table:table-cell office:value-type="float" office:value="0.969851" calcext:value-type="float">
            <text:p>0.969851</text:p>
          </table:table-cell>
          <table:table-cell table:number-columns-repeated="2" office:value-type="float" office:value="0.971506" calcext:value-type="float">
            <text:p>0.971506</text:p>
          </table:table-cell>
          <table:table-cell office:value-type="float" office:value="0.950453" calcext:value-type="float">
            <text:p>0.950453</text:p>
          </table:table-cell>
          <table:table-cell table:number-columns-repeated="2" office:value-type="float" office:value="0.953963" calcext:value-type="float">
            <text:p>0.953963</text:p>
          </table:table-cell>
          <table:table-cell table:number-columns-repeated="2" office:value-type="float" office:value="0.963868" calcext:value-type="float">
            <text:p>0.963868</text:p>
          </table:table-cell>
          <table:table-cell office:value-type="float" office:value="0.956347" calcext:value-type="float">
            <text:p>0.956347</text:p>
          </table:table-cell>
        </table:table-row>
        <table:table-row table:style-name="ro1">
          <table:table-cell office:value-type="float" office:value="0.950488" calcext:value-type="float">
            <text:p>0.950488</text:p>
          </table:table-cell>
          <table:table-cell office:value-type="float" office:value="0.970768" calcext:value-type="float">
            <text:p>0.970768</text:p>
          </table:table-cell>
          <table:table-cell table:number-columns-repeated="2" office:value-type="float" office:value="0.957705" calcext:value-type="float">
            <text:p>0.957705</text:p>
          </table:table-cell>
          <table:table-cell table:number-columns-repeated="2" office:value-type="float" office:value="0.967151" calcext:value-type="float">
            <text:p>0.967151</text:p>
          </table:table-cell>
          <table:table-cell office:value-type="float" office:value="0.961192" calcext:value-type="float">
            <text:p>0.961192</text:p>
          </table:table-cell>
          <table:table-cell table:number-columns-repeated="2" office:value-type="float" office:value="0.958958" calcext:value-type="float">
            <text:p>0.958958</text:p>
          </table:table-cell>
          <table:table-cell office:value-type="float" office:value="0.960373" calcext:value-type="float">
            <text:p>0.960373</text:p>
          </table:table-cell>
          <table:table-cell table:number-columns-repeated="2" office:value-type="float" office:value="0.965158" calcext:value-type="float">
            <text:p>0.965158</text:p>
          </table:table-cell>
          <table:table-cell table:number-columns-repeated="2" office:value-type="float" office:value="0.957082" calcext:value-type="float">
            <text:p>0.957082</text:p>
          </table:table-cell>
          <table:table-cell office:value-type="float" office:value="0.970644" calcext:value-type="float">
            <text:p>0.970644</text:p>
          </table:table-cell>
          <table:table-cell table:number-columns-repeated="2" office:value-type="float" office:value="0.965706" calcext:value-type="float">
            <text:p>0.965706</text:p>
          </table:table-cell>
          <table:table-cell office:value-type="float" office:value="0.972596" calcext:value-type="float">
            <text:p>0.972596</text:p>
          </table:table-cell>
          <table:table-cell table:number-columns-repeated="2" office:value-type="float" office:value="0.973495" calcext:value-type="float">
            <text:p>0.973495</text:p>
          </table:table-cell>
          <table:table-cell office:value-type="float" office:value="0.95553" calcext:value-type="float">
            <text:p>0.95553</text:p>
          </table:table-cell>
          <table:table-cell office:value-type="float" office:value="0.969905" calcext:value-type="float">
            <text:p>0.969905</text:p>
          </table:table-cell>
          <table:table-cell table:number-columns-repeated="2" office:value-type="float" office:value="0.971313" calcext:value-type="float">
            <text:p>0.971313</text:p>
          </table:table-cell>
          <table:table-cell office:value-type="float" office:value="0.95298" calcext:value-type="float">
            <text:p>0.95298</text:p>
          </table:table-cell>
          <table:table-cell table:number-columns-repeated="2" office:value-type="float" office:value="0.954528" calcext:value-type="float">
            <text:p>0.954528</text:p>
          </table:table-cell>
          <table:table-cell table:number-columns-repeated="2" office:value-type="float" office:value="0.961708" calcext:value-type="float">
            <text:p>0.961708</text:p>
          </table:table-cell>
          <table:table-cell office:value-type="float" office:value="0.955376" calcext:value-type="float">
            <text:p>0.955376</text:p>
          </table:table-cell>
        </table:table-row>
        <table:table-row table:style-name="ro1">
          <table:table-cell office:value-type="float" office:value="0.949462" calcext:value-type="float">
            <text:p>0.949462</text:p>
          </table:table-cell>
          <table:table-cell office:value-type="float" office:value="0.97032" calcext:value-type="float">
            <text:p>0.97032</text:p>
          </table:table-cell>
          <table:table-cell table:number-columns-repeated="2" office:value-type="float" office:value="0.957446" calcext:value-type="float">
            <text:p>0.957446</text:p>
          </table:table-cell>
          <table:table-cell table:number-columns-repeated="2" office:value-type="float" office:value="0.96672" calcext:value-type="float">
            <text:p>0.96672</text:p>
          </table:table-cell>
          <table:table-cell office:value-type="float" office:value="0.961489" calcext:value-type="float">
            <text:p>0.961489</text:p>
          </table:table-cell>
          <table:table-cell table:number-columns-repeated="2" office:value-type="float" office:value="0.959926" calcext:value-type="float">
            <text:p>0.959926</text:p>
          </table:table-cell>
          <table:table-cell office:value-type="float" office:value="0.958443" calcext:value-type="float">
            <text:p>0.958443</text:p>
          </table:table-cell>
          <table:table-cell table:number-columns-repeated="2" office:value-type="float" office:value="0.963807" calcext:value-type="float">
            <text:p>0.963807</text:p>
          </table:table-cell>
          <table:table-cell table:number-columns-repeated="2" office:value-type="float" office:value="0.957705" calcext:value-type="float">
            <text:p>0.957705</text:p>
          </table:table-cell>
          <table:table-cell office:value-type="float" office:value="0.969939" calcext:value-type="float">
            <text:p>0.969939</text:p>
          </table:table-cell>
          <table:table-cell table:number-columns-repeated="2" office:value-type="float" office:value="0.964919" calcext:value-type="float">
            <text:p>0.964919</text:p>
          </table:table-cell>
          <table:table-cell office:value-type="float" office:value="0.972986" calcext:value-type="float">
            <text:p>0.972986</text:p>
          </table:table-cell>
          <table:table-cell table:number-columns-repeated="2" office:value-type="float" office:value="0.972024" calcext:value-type="float">
            <text:p>0.972024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9694" calcext:value-type="float">
            <text:p>0.9694</text:p>
          </table:table-cell>
          <table:table-cell table:number-columns-repeated="2" office:value-type="float" office:value="0.971398" calcext:value-type="float">
            <text:p>0.971398</text:p>
          </table:table-cell>
          <table:table-cell office:value-type="float" office:value="0.951471" calcext:value-type="float">
            <text:p>0.951471</text:p>
          </table:table-cell>
          <table:table-cell table:number-columns-repeated="2" office:value-type="float" office:value="0.955028" calcext:value-type="float">
            <text:p>0.955028</text:p>
          </table:table-cell>
          <table:table-cell table:number-columns-repeated="2" office:value-type="float" office:value="0.961145" calcext:value-type="float">
            <text:p>0.961145</text:p>
          </table:table-cell>
          <table:table-cell office:value-type="float" office:value="0.954425" calcext:value-type="float">
            <text:p>0.954425</text:p>
          </table:table-cell>
        </table:table-row>
        <table:table-row table:style-name="ro1">
          <table:table-cell office:value-type="float" office:value="0.947704" calcext:value-type="float">
            <text:p>0.947704</text:p>
          </table:table-cell>
          <table:table-cell office:value-type="float" office:value="0.973464" calcext:value-type="float">
            <text:p>0.973464</text:p>
          </table:table-cell>
          <table:table-cell table:number-columns-repeated="2" office:value-type="float" office:value="0.95534" calcext:value-type="float">
            <text:p>0.95534</text:p>
          </table:table-cell>
          <table:table-cell table:number-columns-repeated="2" office:value-type="float" office:value="0.964707" calcext:value-type="float">
            <text:p>0.964707</text:p>
          </table:table-cell>
          <table:table-cell office:value-type="float" office:value="0.960469" calcext:value-type="float">
            <text:p>0.960469</text:p>
          </table:table-cell>
          <table:table-cell table:number-columns-repeated="2" office:value-type="float" office:value="0.959727" calcext:value-type="float">
            <text:p>0.959727</text:p>
          </table:table-cell>
          <table:table-cell office:value-type="float" office:value="0.9577" calcext:value-type="float">
            <text:p>0.9577</text:p>
          </table:table-cell>
          <table:table-cell table:number-columns-repeated="2" office:value-type="float" office:value="0.963156" calcext:value-type="float">
            <text:p>0.963156</text:p>
          </table:table-cell>
          <table:table-cell table:number-columns-repeated="2" office:value-type="float" office:value="0.956372" calcext:value-type="float">
            <text:p>0.956372</text:p>
          </table:table-cell>
          <table:table-cell office:value-type="float" office:value="0.967043" calcext:value-type="float">
            <text:p>0.967043</text:p>
          </table:table-cell>
          <table:table-cell table:number-columns-repeated="2" office:value-type="float" office:value="0.965858" calcext:value-type="float">
            <text:p>0.965858</text:p>
          </table:table-cell>
          <table:table-cell office:value-type="float" office:value="0.971039" calcext:value-type="float">
            <text:p>0.971039</text:p>
          </table:table-cell>
          <table:table-cell table:number-columns-repeated="2" office:value-type="float" office:value="0.972045" calcext:value-type="float">
            <text:p>0.972045</text:p>
          </table:table-cell>
          <table:table-cell office:value-type="float" office:value="0.956723" calcext:value-type="float">
            <text:p>0.956723</text:p>
          </table:table-cell>
          <table:table-cell office:value-type="float" office:value="0.970975" calcext:value-type="float">
            <text:p>0.970975</text:p>
          </table:table-cell>
          <table:table-cell table:number-columns-repeated="2" office:value-type="float" office:value="0.970312" calcext:value-type="float">
            <text:p>0.970312</text:p>
          </table:table-cell>
          <table:table-cell office:value-type="float" office:value="0.952403" calcext:value-type="float">
            <text:p>0.952403</text:p>
          </table:table-cell>
          <table:table-cell table:number-columns-repeated="2" office:value-type="float" office:value="0.957305" calcext:value-type="float">
            <text:p>0.957305</text:p>
          </table:table-cell>
          <table:table-cell table:number-columns-repeated="2" office:value-type="float" office:value="0.960156" calcext:value-type="float">
            <text:p>0.960156</text:p>
          </table:table-cell>
          <table:table-cell office:value-type="float" office:value="0.953296" calcext:value-type="float">
            <text:p>0.953296</text:p>
          </table:table-cell>
        </table:table-row>
        <table:table-row table:style-name="ro1">
          <table:table-cell office:value-type="float" office:value="0.948622" calcext:value-type="float">
            <text:p>0.948622</text:p>
          </table:table-cell>
          <table:table-cell office:value-type="float" office:value="0.971492" calcext:value-type="float">
            <text:p>0.971492</text:p>
          </table:table-cell>
          <table:table-cell table:number-columns-repeated="2" office:value-type="float" office:value="0.956261" calcext:value-type="float">
            <text:p>0.956261</text:p>
          </table:table-cell>
          <table:table-cell table:number-columns-repeated="2" office:value-type="float" office:value="0.964662" calcext:value-type="float">
            <text:p>0.964662</text:p>
          </table:table-cell>
          <table:table-cell office:value-type="float" office:value="0.959505" calcext:value-type="float">
            <text:p>0.959505</text:p>
          </table:table-cell>
          <table:table-cell table:number-columns-repeated="2" office:value-type="float" office:value="0.960511" calcext:value-type="float">
            <text:p>0.960511</text:p>
          </table:table-cell>
          <table:table-cell office:value-type="float" office:value="0.955715" calcext:value-type="float">
            <text:p>0.955715</text:p>
          </table:table-cell>
          <table:table-cell table:number-columns-repeated="2" office:value-type="float" office:value="0.963968" calcext:value-type="float">
            <text:p>0.963968</text:p>
          </table:table-cell>
          <table:table-cell table:number-columns-repeated="2" office:value-type="float" office:value="0.954485" calcext:value-type="float">
            <text:p>0.954485</text:p>
          </table:table-cell>
          <table:table-cell office:value-type="float" office:value="0.971154" calcext:value-type="float">
            <text:p>0.971154</text:p>
          </table:table-cell>
          <table:table-cell table:number-columns-repeated="2" office:value-type="float" office:value="0.965562" calcext:value-type="float">
            <text:p>0.965562</text:p>
          </table:table-cell>
          <table:table-cell office:value-type="float" office:value="0.970281" calcext:value-type="float">
            <text:p>0.970281</text:p>
          </table:table-cell>
          <table:table-cell table:number-columns-repeated="2" office:value-type="float" office:value="0.973872" calcext:value-type="float">
            <text:p>0.973872</text:p>
          </table:table-cell>
          <table:table-cell office:value-type="float" office:value="0.957892" calcext:value-type="float">
            <text:p>0.957892</text:p>
          </table:table-cell>
          <table:table-cell office:value-type="float" office:value="0.969511" calcext:value-type="float">
            <text:p>0.969511</text:p>
          </table:table-cell>
          <table:table-cell table:number-columns-repeated="2" office:value-type="float" office:value="0.968766" calcext:value-type="float">
            <text:p>0.968766</text:p>
          </table:table-cell>
          <table:table-cell office:value-type="float" office:value="0.950203" calcext:value-type="float">
            <text:p>0.950203</text:p>
          </table:table-cell>
          <table:table-cell table:number-columns-repeated="2" office:value-type="float" office:value="0.954774" calcext:value-type="float">
            <text:p>0.954774</text:p>
          </table:table-cell>
          <table:table-cell table:number-columns-repeated="2" office:value-type="float" office:value="0.961453" calcext:value-type="float">
            <text:p>0.961453</text:p>
          </table:table-cell>
          <table:table-cell office:value-type="float" office:value="0.953607" calcext:value-type="float">
            <text:p>0.953607</text:p>
          </table:table-cell>
        </table:table-row>
        <table:table-row table:style-name="ro1">
          <table:table-cell office:value-type="float" office:value="0.952785" calcext:value-type="float">
            <text:p>0.952785</text:p>
          </table:table-cell>
          <table:table-cell office:value-type="float" office:value="0.970668" calcext:value-type="float">
            <text:p>0.970668</text:p>
          </table:table-cell>
          <table:table-cell table:number-columns-repeated="2" office:value-type="float" office:value="0.956977" calcext:value-type="float">
            <text:p>0.956977</text:p>
          </table:table-cell>
          <table:table-cell table:number-columns-repeated="2" office:value-type="float" office:value="0.96406" calcext:value-type="float">
            <text:p>0.96406</text:p>
          </table:table-cell>
          <table:table-cell office:value-type="float" office:value="0.957411" calcext:value-type="float">
            <text:p>0.957411</text:p>
          </table:table-cell>
          <table:table-cell table:number-columns-repeated="2" office:value-type="float" office:value="0.960427" calcext:value-type="float">
            <text:p>0.960427</text:p>
          </table:table-cell>
          <table:table-cell office:value-type="float" office:value="0.958217" calcext:value-type="float">
            <text:p>0.958217</text:p>
          </table:table-cell>
          <table:table-cell table:number-columns-repeated="2" office:value-type="float" office:value="0.963789" calcext:value-type="float">
            <text:p>0.963789</text:p>
          </table:table-cell>
          <table:table-cell table:number-columns-repeated="2" office:value-type="float" office:value="0.954745" calcext:value-type="float">
            <text:p>0.954745</text:p>
          </table:table-cell>
          <table:table-cell office:value-type="float" office:value="0.967805" calcext:value-type="float">
            <text:p>0.967805</text:p>
          </table:table-cell>
          <table:table-cell table:number-columns-repeated="2" office:value-type="float" office:value="0.966407" calcext:value-type="float">
            <text:p>0.966407</text:p>
          </table:table-cell>
          <table:table-cell office:value-type="float" office:value="0.970969" calcext:value-type="float">
            <text:p>0.970969</text:p>
          </table:table-cell>
          <table:table-cell table:number-columns-repeated="2" office:value-type="float" office:value="0.971467" calcext:value-type="float">
            <text:p>0.971467</text:p>
          </table:table-cell>
          <table:table-cell office:value-type="float" office:value="0.95633" calcext:value-type="float">
            <text:p>0.95633</text:p>
          </table:table-cell>
          <table:table-cell office:value-type="float" office:value="0.969198" calcext:value-type="float">
            <text:p>0.969198</text:p>
          </table:table-cell>
          <table:table-cell table:number-columns-repeated="2" office:value-type="float" office:value="0.97012" calcext:value-type="float">
            <text:p>0.97012</text:p>
          </table:table-cell>
          <table:table-cell office:value-type="float" office:value="0.950903" calcext:value-type="float">
            <text:p>0.950903</text:p>
          </table:table-cell>
          <table:table-cell table:number-columns-repeated="2" office:value-type="float" office:value="0.953024" calcext:value-type="float">
            <text:p>0.953024</text:p>
          </table:table-cell>
          <table:table-cell table:number-columns-repeated="2" office:value-type="float" office:value="0.961641" calcext:value-type="float">
            <text:p>0.961641</text:p>
          </table:table-cell>
          <table:table-cell office:value-type="float" office:value="0.952941" calcext:value-type="float">
            <text:p>0.952941</text:p>
          </table:table-cell>
        </table:table-row>
        <table:table-row table:style-name="ro1">
          <table:table-cell office:value-type="float" office:value="0.951168" calcext:value-type="float">
            <text:p>0.951168</text:p>
          </table:table-cell>
          <table:table-cell office:value-type="float" office:value="0.970362" calcext:value-type="float">
            <text:p>0.970362</text:p>
          </table:table-cell>
          <table:table-cell table:number-columns-repeated="2" office:value-type="float" office:value="0.956938" calcext:value-type="float">
            <text:p>0.956938</text:p>
          </table:table-cell>
          <table:table-cell table:number-columns-repeated="2" office:value-type="float" office:value="0.965146" calcext:value-type="float">
            <text:p>0.965146</text:p>
          </table:table-cell>
          <table:table-cell office:value-type="float" office:value="0.957575" calcext:value-type="float">
            <text:p>0.957575</text:p>
          </table:table-cell>
          <table:table-cell table:number-columns-repeated="2" office:value-type="float" office:value="0.96057" calcext:value-type="float">
            <text:p>0.96057</text:p>
          </table:table-cell>
          <table:table-cell office:value-type="float" office:value="0.957737" calcext:value-type="float">
            <text:p>0.957737</text:p>
          </table:table-cell>
          <table:table-cell table:number-columns-repeated="2" office:value-type="float" office:value="0.961734" calcext:value-type="float">
            <text:p>0.961734</text:p>
          </table:table-cell>
          <table:table-cell table:number-columns-repeated="2" office:value-type="float" office:value="0.953517" calcext:value-type="float">
            <text:p>0.953517</text:p>
          </table:table-cell>
          <table:table-cell office:value-type="float" office:value="0.968812" calcext:value-type="float">
            <text:p>0.968812</text:p>
          </table:table-cell>
          <table:table-cell table:number-columns-repeated="2" office:value-type="float" office:value="0.964734" calcext:value-type="float">
            <text:p>0.964734</text:p>
          </table:table-cell>
          <table:table-cell office:value-type="float" office:value="0.970943" calcext:value-type="float">
            <text:p>0.970943</text:p>
          </table:table-cell>
          <table:table-cell table:number-columns-repeated="2" office:value-type="float" office:value="0.972582" calcext:value-type="float">
            <text:p>0.972582</text:p>
          </table:table-cell>
          <table:table-cell office:value-type="float" office:value="0.956913" calcext:value-type="float">
            <text:p>0.956913</text:p>
          </table:table-cell>
          <table:table-cell office:value-type="float" office:value="0.968498" calcext:value-type="float">
            <text:p>0.968498</text:p>
          </table:table-cell>
          <table:table-cell table:number-columns-repeated="2" office:value-type="float" office:value="0.970053" calcext:value-type="float">
            <text:p>0.970053</text:p>
          </table:table-cell>
          <table:table-cell office:value-type="float" office:value="0.951469" calcext:value-type="float">
            <text:p>0.951469</text:p>
          </table:table-cell>
          <table:table-cell table:number-columns-repeated="2" office:value-type="float" office:value="0.95403" calcext:value-type="float">
            <text:p>0.95403</text:p>
          </table:table-cell>
          <table:table-cell table:number-columns-repeated="2" office:value-type="float" office:value="0.961939" calcext:value-type="float">
            <text:p>0.961939</text:p>
          </table:table-cell>
          <table:table-cell office:value-type="float" office:value="0.952852" calcext:value-type="float">
            <text:p>0.952852</text:p>
          </table:table-cell>
        </table:table-row>
        <table:table-row table:style-name="ro1">
          <table:table-cell office:value-type="float" office:value="0.951479" calcext:value-type="float">
            <text:p>0.951479</text:p>
          </table:table-cell>
          <table:table-cell office:value-type="float" office:value="0.968436" calcext:value-type="float">
            <text:p>0.968436</text:p>
          </table:table-cell>
          <table:table-cell table:number-columns-repeated="2" office:value-type="float" office:value="0.957709" calcext:value-type="float">
            <text:p>0.957709</text:p>
          </table:table-cell>
          <table:table-cell table:number-columns-repeated="2" office:value-type="float" office:value="0.962681" calcext:value-type="float">
            <text:p>0.962681</text:p>
          </table:table-cell>
          <table:table-cell office:value-type="float" office:value="0.959397" calcext:value-type="float">
            <text:p>0.959397</text:p>
          </table:table-cell>
          <table:table-cell table:number-columns-repeated="2" office:value-type="float" office:value="0.96151" calcext:value-type="float">
            <text:p>0.96151</text:p>
          </table:table-cell>
          <table:table-cell office:value-type="float" office:value="0.956738" calcext:value-type="float">
            <text:p>0.956738</text:p>
          </table:table-cell>
          <table:table-cell table:number-columns-repeated="2" office:value-type="float" office:value="0.960604" calcext:value-type="float">
            <text:p>0.960604</text:p>
          </table:table-cell>
          <table:table-cell table:number-columns-repeated="2" office:value-type="float" office:value="0.953778" calcext:value-type="float">
            <text:p>0.953778</text:p>
          </table:table-cell>
          <table:table-cell office:value-type="float" office:value="0.96961" calcext:value-type="float">
            <text:p>0.96961</text:p>
          </table:table-cell>
          <table:table-cell table:number-columns-repeated="2" office:value-type="float" office:value="0.962176" calcext:value-type="float">
            <text:p>0.962176</text:p>
          </table:table-cell>
          <table:table-cell office:value-type="float" office:value="0.972754" calcext:value-type="float">
            <text:p>0.972754</text:p>
          </table:table-cell>
          <table:table-cell table:number-columns-repeated="2" office:value-type="float" office:value="0.97229" calcext:value-type="float">
            <text:p>0.97229</text:p>
          </table:table-cell>
          <table:table-cell office:value-type="float" office:value="0.956797" calcext:value-type="float">
            <text:p>0.956797</text:p>
          </table:table-cell>
          <table:table-cell office:value-type="float" office:value="0.970112" calcext:value-type="float">
            <text:p>0.970112</text:p>
          </table:table-cell>
          <table:table-cell table:number-columns-repeated="2" office:value-type="float" office:value="0.970432" calcext:value-type="float">
            <text:p>0.970432</text:p>
          </table:table-cell>
          <table:table-cell office:value-type="float" office:value="0.952675" calcext:value-type="float">
            <text:p>0.952675</text:p>
          </table:table-cell>
          <table:table-cell table:number-columns-repeated="2" office:value-type="float" office:value="0.954922" calcext:value-type="float">
            <text:p>0.954922</text:p>
          </table:table-cell>
          <table:table-cell table:number-columns-repeated="2" office:value-type="float" office:value="0.963731" calcext:value-type="float">
            <text:p>0.963731</text:p>
          </table:table-cell>
          <table:table-cell office:value-type="float" office:value="0.953161" calcext:value-type="float">
            <text:p>0.953161</text:p>
          </table:table-cell>
        </table:table-row>
        <table:table-row table:style-name="ro1">
          <table:table-cell office:value-type="float" office:value="0.951652" calcext:value-type="float">
            <text:p>0.951652</text:p>
          </table:table-cell>
          <table:table-cell office:value-type="float" office:value="0.969531" calcext:value-type="float">
            <text:p>0.969531</text:p>
          </table:table-cell>
          <table:table-cell table:number-columns-repeated="2" office:value-type="float" office:value="0.956744" calcext:value-type="float">
            <text:p>0.956744</text:p>
          </table:table-cell>
          <table:table-cell table:number-columns-repeated="2" office:value-type="float" office:value="0.961326" calcext:value-type="float">
            <text:p>0.961326</text:p>
          </table:table-cell>
          <table:table-cell office:value-type="float" office:value="0.960199" calcext:value-type="float">
            <text:p>0.960199</text:p>
          </table:table-cell>
          <table:table-cell table:number-columns-repeated="2" office:value-type="float" office:value="0.961957" calcext:value-type="float">
            <text:p>0.961957</text:p>
          </table:table-cell>
          <table:table-cell office:value-type="float" office:value="0.956999" calcext:value-type="float">
            <text:p>0.956999</text:p>
          </table:table-cell>
          <table:table-cell table:number-columns-repeated="2" office:value-type="float" office:value="0.96026" calcext:value-type="float">
            <text:p>0.96026</text:p>
          </table:table-cell>
          <table:table-cell table:number-columns-repeated="2" office:value-type="float" office:value="0.95228" calcext:value-type="float">
            <text:p>0.95228</text:p>
          </table:table-cell>
          <table:table-cell office:value-type="float" office:value="0.970183" calcext:value-type="float">
            <text:p>0.970183</text:p>
          </table:table-cell>
          <table:table-cell table:number-columns-repeated="2" office:value-type="float" office:value="0.961113" calcext:value-type="float">
            <text:p>0.961113</text:p>
          </table:table-cell>
          <table:table-cell office:value-type="float" office:value="0.97078" calcext:value-type="float">
            <text:p>0.97078</text:p>
          </table:table-cell>
          <table:table-cell table:number-columns-repeated="2" office:value-type="float" office:value="0.973392" calcext:value-type="float">
            <text:p>0.973392</text:p>
          </table:table-cell>
          <table:table-cell office:value-type="float" office:value="0.958512" calcext:value-type="float">
            <text:p>0.958512</text:p>
          </table:table-cell>
          <table:table-cell office:value-type="float" office:value="0.967731" calcext:value-type="float">
            <text:p>0.967731</text:p>
          </table:table-cell>
          <table:table-cell table:number-columns-repeated="2" office:value-type="float" office:value="0.969694" calcext:value-type="float">
            <text:p>0.969694</text:p>
          </table:table-cell>
          <table:table-cell office:value-type="float" office:value="0.952443" calcext:value-type="float">
            <text:p>0.952443</text:p>
          </table:table-cell>
          <table:table-cell table:number-columns-repeated="2" office:value-type="float" office:value="0.953735" calcext:value-type="float">
            <text:p>0.953735</text:p>
          </table:table-cell>
          <table:table-cell table:number-columns-repeated="2" office:value-type="float" office:value="0.966054" calcext:value-type="float">
            <text:p>0.966054</text:p>
          </table:table-cell>
          <table:table-cell office:value-type="float" office:value="0.952094" calcext:value-type="float">
            <text:p>0.952094</text:p>
          </table:table-cell>
        </table:table-row>
        <table:table-row table:style-name="ro1">
          <table:table-cell office:value-type="float" office:value="0.952558" calcext:value-type="float">
            <text:p>0.952558</text:p>
          </table:table-cell>
          <table:table-cell office:value-type="float" office:value="0.968839" calcext:value-type="float">
            <text:p>0.968839</text:p>
          </table:table-cell>
          <table:table-cell table:number-columns-repeated="2" office:value-type="float" office:value="0.957873" calcext:value-type="float">
            <text:p>0.957873</text:p>
          </table:table-cell>
          <table:table-cell table:number-columns-repeated="2" office:value-type="float" office:value="0.959858" calcext:value-type="float">
            <text:p>0.959858</text:p>
          </table:table-cell>
          <table:table-cell office:value-type="float" office:value="0.96021" calcext:value-type="float">
            <text:p>0.96021</text:p>
          </table:table-cell>
          <table:table-cell table:number-columns-repeated="2" office:value-type="float" office:value="0.963207" calcext:value-type="float">
            <text:p>0.963207</text:p>
          </table:table-cell>
          <table:table-cell office:value-type="float" office:value="0.958666" calcext:value-type="float">
            <text:p>0.958666</text:p>
          </table:table-cell>
          <table:table-cell table:number-columns-repeated="2" office:value-type="float" office:value="0.962558" calcext:value-type="float">
            <text:p>0.962558</text:p>
          </table:table-cell>
          <table:table-cell table:number-columns-repeated="2" office:value-type="float" office:value="0.950901" calcext:value-type="float">
            <text:p>0.950901</text:p>
          </table:table-cell>
          <table:table-cell office:value-type="float" office:value="0.968386" calcext:value-type="float">
            <text:p>0.968386</text:p>
          </table:table-cell>
          <table:table-cell table:number-columns-repeated="2" office:value-type="float" office:value="0.961553" calcext:value-type="float">
            <text:p>0.961553</text:p>
          </table:table-cell>
          <table:table-cell office:value-type="float" office:value="0.972708" calcext:value-type="float">
            <text:p>0.972708</text:p>
          </table:table-cell>
          <table:table-cell table:number-columns-repeated="2" office:value-type="float" office:value="0.971949" calcext:value-type="float">
            <text:p>0.971949</text:p>
          </table:table-cell>
          <table:table-cell office:value-type="float" office:value="0.960795" calcext:value-type="float">
            <text:p>0.960795</text:p>
          </table:table-cell>
          <table:table-cell office:value-type="float" office:value="0.967501" calcext:value-type="float">
            <text:p>0.967501</text:p>
          </table:table-cell>
          <table:table-cell table:number-columns-repeated="2" office:value-type="float" office:value="0.970182" calcext:value-type="float">
            <text:p>0.970182</text:p>
          </table:table-cell>
          <table:table-cell office:value-type="float" office:value="0.952612" calcext:value-type="float">
            <text:p>0.952612</text:p>
          </table:table-cell>
          <table:table-cell table:number-columns-repeated="2" office:value-type="float" office:value="0.954147" calcext:value-type="float">
            <text:p>0.954147</text:p>
          </table:table-cell>
          <table:table-cell table:number-columns-repeated="2" office:value-type="float" office:value="0.965312" calcext:value-type="float">
            <text:p>0.965312</text:p>
          </table:table-cell>
          <table:table-cell office:value-type="float" office:value="0.951517" calcext:value-type="float">
            <text:p>0.951517</text:p>
          </table:table-cell>
        </table:table-row>
        <table:table-row table:style-name="ro1">
          <table:table-cell office:value-type="float" office:value="0.952164" calcext:value-type="float">
            <text:p>0.952164</text:p>
          </table:table-cell>
          <table:table-cell office:value-type="float" office:value="0.96724" calcext:value-type="float">
            <text:p>0.96724</text:p>
          </table:table-cell>
          <table:table-cell table:number-columns-repeated="2" office:value-type="float" office:value="0.957766" calcext:value-type="float">
            <text:p>0.957766</text:p>
          </table:table-cell>
          <table:table-cell table:number-columns-repeated="2" office:value-type="float" office:value="0.959937" calcext:value-type="float">
            <text:p>0.959937</text:p>
          </table:table-cell>
          <table:table-cell office:value-type="float" office:value="0.958874" calcext:value-type="float">
            <text:p>0.958874</text:p>
          </table:table-cell>
          <table:table-cell table:number-columns-repeated="2" office:value-type="float" office:value="0.963497" calcext:value-type="float">
            <text:p>0.963497</text:p>
          </table:table-cell>
          <table:table-cell office:value-type="float" office:value="0.959305" calcext:value-type="float">
            <text:p>0.959305</text:p>
          </table:table-cell>
          <table:table-cell table:number-columns-repeated="2" office:value-type="float" office:value="0.962916" calcext:value-type="float">
            <text:p>0.962916</text:p>
          </table:table-cell>
          <table:table-cell table:number-columns-repeated="2" office:value-type="float" office:value="0.951737" calcext:value-type="float">
            <text:p>0.951737</text:p>
          </table:table-cell>
          <table:table-cell office:value-type="float" office:value="0.967822" calcext:value-type="float">
            <text:p>0.967822</text:p>
          </table:table-cell>
          <table:table-cell table:number-columns-repeated="2" office:value-type="float" office:value="0.96073" calcext:value-type="float">
            <text:p>0.96073</text:p>
          </table:table-cell>
          <table:table-cell office:value-type="float" office:value="0.972103" calcext:value-type="float">
            <text:p>0.972103</text:p>
          </table:table-cell>
          <table:table-cell table:number-columns-repeated="2" office:value-type="float" office:value="0.970588" calcext:value-type="float">
            <text:p>0.970588</text:p>
          </table:table-cell>
          <table:table-cell office:value-type="float" office:value="0.95939" calcext:value-type="float">
            <text:p>0.95939</text:p>
          </table:table-cell>
          <table:table-cell office:value-type="float" office:value="0.968344" calcext:value-type="float">
            <text:p>0.968344</text:p>
          </table:table-cell>
          <table:table-cell table:number-columns-repeated="2" office:value-type="float" office:value="0.967489" calcext:value-type="float">
            <text:p>0.967489</text:p>
          </table:table-cell>
          <table:table-cell office:value-type="float" office:value="0.953214" calcext:value-type="float">
            <text:p>0.953214</text:p>
          </table:table-cell>
          <table:table-cell table:number-columns-repeated="2" office:value-type="float" office:value="0.953492" calcext:value-type="float">
            <text:p>0.953492</text:p>
          </table:table-cell>
          <table:table-cell table:number-columns-repeated="2" office:value-type="float" office:value="0.966404" calcext:value-type="float">
            <text:p>0.966404</text:p>
          </table:table-cell>
          <table:table-cell office:value-type="float" office:value="0.952409" calcext:value-type="float">
            <text:p>0.952409</text:p>
          </table:table-cell>
        </table:table-row>
        <table:table-row table:style-name="ro1">
          <table:table-cell office:value-type="float" office:value="0.952502" calcext:value-type="float">
            <text:p>0.952502</text:p>
          </table:table-cell>
          <table:table-cell office:value-type="float" office:value="0.968375" calcext:value-type="float">
            <text:p>0.968375</text:p>
          </table:table-cell>
          <table:table-cell table:number-columns-repeated="2" office:value-type="float" office:value="0.958499" calcext:value-type="float">
            <text:p>0.958499</text:p>
          </table:table-cell>
          <table:table-cell table:number-columns-repeated="2" office:value-type="float" office:value="0.959205" calcext:value-type="float">
            <text:p>0.959205</text:p>
          </table:table-cell>
          <table:table-cell office:value-type="float" office:value="0.958283" calcext:value-type="float">
            <text:p>0.958283</text:p>
          </table:table-cell>
          <table:table-cell table:number-columns-repeated="2" office:value-type="float" office:value="0.963897" calcext:value-type="float">
            <text:p>0.963897</text:p>
          </table:table-cell>
          <table:table-cell office:value-type="float" office:value="0.95821" calcext:value-type="float">
            <text:p>0.95821</text:p>
          </table:table-cell>
          <table:table-cell table:number-columns-repeated="2" office:value-type="float" office:value="0.961698" calcext:value-type="float">
            <text:p>0.961698</text:p>
          </table:table-cell>
          <table:table-cell table:number-columns-repeated="2" office:value-type="float" office:value="0.952114" calcext:value-type="float">
            <text:p>0.952114</text:p>
          </table:table-cell>
          <table:table-cell office:value-type="float" office:value="0.96714" calcext:value-type="float">
            <text:p>0.96714</text:p>
          </table:table-cell>
          <table:table-cell table:number-columns-repeated="2" office:value-type="float" office:value="0.961089" calcext:value-type="float">
            <text:p>0.961089</text:p>
          </table:table-cell>
          <table:table-cell office:value-type="float" office:value="0.970566" calcext:value-type="float">
            <text:p>0.970566</text:p>
          </table:table-cell>
          <table:table-cell table:number-columns-repeated="2" office:value-type="float" office:value="0.969549" calcext:value-type="float">
            <text:p>0.969549</text:p>
          </table:table-cell>
          <table:table-cell office:value-type="float" office:value="0.956651" calcext:value-type="float">
            <text:p>0.956651</text:p>
          </table:table-cell>
          <table:table-cell office:value-type="float" office:value="0.96862" calcext:value-type="float">
            <text:p>0.96862</text:p>
          </table:table-cell>
          <table:table-cell table:number-columns-repeated="2" office:value-type="float" office:value="0.970379" calcext:value-type="float">
            <text:p>0.970379</text:p>
          </table:table-cell>
          <table:table-cell office:value-type="float" office:value="0.953549" calcext:value-type="float">
            <text:p>0.953549</text:p>
          </table:table-cell>
          <table:table-cell table:number-columns-repeated="2" office:value-type="float" office:value="0.955738" calcext:value-type="float">
            <text:p>0.955738</text:p>
          </table:table-cell>
          <table:table-cell table:number-columns-repeated="2" office:value-type="float" office:value="0.966268" calcext:value-type="float">
            <text:p>0.966268</text:p>
          </table:table-cell>
          <table:table-cell office:value-type="float" office:value="0.951489" calcext:value-type="float">
            <text:p>0.951489</text:p>
          </table:table-cell>
        </table:table-row>
        <table:table-row table:style-name="ro1">
          <table:table-cell office:value-type="float" office:value="0.952412" calcext:value-type="float">
            <text:p>0.952412</text:p>
          </table:table-cell>
          <table:table-cell office:value-type="float" office:value="0.967989" calcext:value-type="float">
            <text:p>0.967989</text:p>
          </table:table-cell>
          <table:table-cell table:number-columns-repeated="2" office:value-type="float" office:value="0.957514" calcext:value-type="float">
            <text:p>0.957514</text:p>
          </table:table-cell>
          <table:table-cell table:number-columns-repeated="2" office:value-type="float" office:value="0.960208" calcext:value-type="float">
            <text:p>0.960208</text:p>
          </table:table-cell>
          <table:table-cell office:value-type="float" office:value="0.956699" calcext:value-type="float">
            <text:p>0.956699</text:p>
          </table:table-cell>
          <table:table-cell table:number-columns-repeated="2" office:value-type="float" office:value="0.963469" calcext:value-type="float">
            <text:p>0.963469</text:p>
          </table:table-cell>
          <table:table-cell office:value-type="float" office:value="0.957456" calcext:value-type="float">
            <text:p>0.957456</text:p>
          </table:table-cell>
          <table:table-cell table:number-columns-repeated="2" office:value-type="float" office:value="0.961166" calcext:value-type="float">
            <text:p>0.961166</text:p>
          </table:table-cell>
          <table:table-cell table:number-columns-repeated="2" office:value-type="float" office:value="0.950623" calcext:value-type="float">
            <text:p>0.950623</text:p>
          </table:table-cell>
          <table:table-cell office:value-type="float" office:value="0.966679" calcext:value-type="float">
            <text:p>0.966679</text:p>
          </table:table-cell>
          <table:table-cell table:number-columns-repeated="2" office:value-type="float" office:value="0.961259" calcext:value-type="float">
            <text:p>0.961259</text:p>
          </table:table-cell>
          <table:table-cell office:value-type="float" office:value="0.969702" calcext:value-type="float">
            <text:p>0.969702</text:p>
          </table:table-cell>
          <table:table-cell table:number-columns-repeated="2" office:value-type="float" office:value="0.972937" calcext:value-type="float">
            <text:p>0.972937</text:p>
          </table:table-cell>
          <table:table-cell office:value-type="float" office:value="0.955391" calcext:value-type="float">
            <text:p>0.955391</text:p>
          </table:table-cell>
          <table:table-cell office:value-type="float" office:value="0.969159" calcext:value-type="float">
            <text:p>0.969159</text:p>
          </table:table-cell>
          <table:table-cell table:number-columns-repeated="2" office:value-type="float" office:value="0.969274" calcext:value-type="float">
            <text:p>0.969274</text:p>
          </table:table-cell>
          <table:table-cell office:value-type="float" office:value="0.954223" calcext:value-type="float">
            <text:p>0.954223</text:p>
          </table:table-cell>
          <table:table-cell table:number-columns-repeated="2" office:value-type="float" office:value="0.955253" calcext:value-type="float">
            <text:p>0.955253</text:p>
          </table:table-cell>
          <table:table-cell table:number-columns-repeated="2" office:value-type="float" office:value="0.964164" calcext:value-type="float">
            <text:p>0.964164</text:p>
          </table:table-cell>
          <table:table-cell office:value-type="float" office:value="0.951114" calcext:value-type="float">
            <text:p>0.951114</text:p>
          </table:table-cell>
        </table:table-row>
        <table:table-row table:style-name="ro1">
          <table:table-cell office:value-type="float" office:value="0.951827" calcext:value-type="float">
            <text:p>0.951827</text:p>
          </table:table-cell>
          <table:table-cell office:value-type="float" office:value="0.968829" calcext:value-type="float">
            <text:p>0.968829</text:p>
          </table:table-cell>
          <table:table-cell table:number-columns-repeated="2" office:value-type="float" office:value="0.956758" calcext:value-type="float">
            <text:p>0.956758</text:p>
          </table:table-cell>
          <table:table-cell table:number-columns-repeated="2" office:value-type="float" office:value="0.961397" calcext:value-type="float">
            <text:p>0.961397</text:p>
          </table:table-cell>
          <table:table-cell office:value-type="float" office:value="0.958223" calcext:value-type="float">
            <text:p>0.958223</text:p>
          </table:table-cell>
          <table:table-cell table:number-columns-repeated="2" office:value-type="float" office:value="0.961898" calcext:value-type="float">
            <text:p>0.961898</text:p>
          </table:table-cell>
          <table:table-cell office:value-type="float" office:value="0.9575" calcext:value-type="float">
            <text:p>0.9575</text:p>
          </table:table-cell>
          <table:table-cell table:number-columns-repeated="2" office:value-type="float" office:value="0.961569" calcext:value-type="float">
            <text:p>0.961569</text:p>
          </table:table-cell>
          <table:table-cell table:number-columns-repeated="2" office:value-type="float" office:value="0.949711" calcext:value-type="float">
            <text:p>0.949711</text:p>
          </table:table-cell>
          <table:table-cell office:value-type="float" office:value="0.965151" calcext:value-type="float">
            <text:p>0.965151</text:p>
          </table:table-cell>
          <table:table-cell table:number-columns-repeated="2" office:value-type="float" office:value="0.960853" calcext:value-type="float">
            <text:p>0.960853</text:p>
          </table:table-cell>
          <table:table-cell office:value-type="float" office:value="0.971774" calcext:value-type="float">
            <text:p>0.971774</text:p>
          </table:table-cell>
          <table:table-cell table:number-columns-repeated="2" office:value-type="float" office:value="0.974092" calcext:value-type="float">
            <text:p>0.974092</text:p>
          </table:table-cell>
          <table:table-cell office:value-type="float" office:value="0.955203" calcext:value-type="float">
            <text:p>0.955203</text:p>
          </table:table-cell>
          <table:table-cell office:value-type="float" office:value="0.967723" calcext:value-type="float">
            <text:p>0.967723</text:p>
          </table:table-cell>
          <table:table-cell table:number-columns-repeated="2" office:value-type="float" office:value="0.969149" calcext:value-type="float">
            <text:p>0.969149</text:p>
          </table:table-cell>
          <table:table-cell office:value-type="float" office:value="0.955433" calcext:value-type="float">
            <text:p>0.955433</text:p>
          </table:table-cell>
          <table:table-cell table:number-columns-repeated="2" office:value-type="float" office:value="0.956434" calcext:value-type="float">
            <text:p>0.956434</text:p>
          </table:table-cell>
          <table:table-cell table:number-columns-repeated="2" office:value-type="float" office:value="0.964316" calcext:value-type="float">
            <text:p>0.964316</text:p>
          </table:table-cell>
          <table:table-cell office:value-type="float" office:value="0.952044" calcext:value-type="float">
            <text:p>0.952044</text:p>
          </table:table-cell>
        </table:table-row>
        <table:table-row table:style-name="ro1">
          <table:table-cell office:value-type="float" office:value="0.951798" calcext:value-type="float">
            <text:p>0.951798</text:p>
          </table:table-cell>
          <table:table-cell office:value-type="float" office:value="0.967608" calcext:value-type="float">
            <text:p>0.967608</text:p>
          </table:table-cell>
          <table:table-cell table:number-columns-repeated="2" office:value-type="float" office:value="0.957309" calcext:value-type="float">
            <text:p>0.957309</text:p>
          </table:table-cell>
          <table:table-cell table:number-columns-repeated="2" office:value-type="float" office:value="0.960928" calcext:value-type="float">
            <text:p>0.960928</text:p>
          </table:table-cell>
          <table:table-cell office:value-type="float" office:value="0.957341" calcext:value-type="float">
            <text:p>0.957341</text:p>
          </table:table-cell>
          <table:table-cell table:number-columns-repeated="2" office:value-type="float" office:value="0.964367" calcext:value-type="float">
            <text:p>0.964367</text:p>
          </table:table-cell>
          <table:table-cell office:value-type="float" office:value="0.956584" calcext:value-type="float">
            <text:p>0.956584</text:p>
          </table:table-cell>
          <table:table-cell table:number-columns-repeated="2" office:value-type="float" office:value="0.963097" calcext:value-type="float">
            <text:p>0.963097</text:p>
          </table:table-cell>
          <table:table-cell table:number-columns-repeated="2" office:value-type="float" office:value="0.951645" calcext:value-type="float">
            <text:p>0.951645</text:p>
          </table:table-cell>
          <table:table-cell office:value-type="float" office:value="0.969635" calcext:value-type="float">
            <text:p>0.969635</text:p>
          </table:table-cell>
          <table:table-cell table:number-columns-repeated="2" office:value-type="float" office:value="0.960337" calcext:value-type="float">
            <text:p>0.960337</text:p>
          </table:table-cell>
          <table:table-cell office:value-type="float" office:value="0.971566" calcext:value-type="float">
            <text:p>0.971566</text:p>
          </table:table-cell>
          <table:table-cell table:number-columns-repeated="2" office:value-type="float" office:value="0.973254" calcext:value-type="float">
            <text:p>0.973254</text:p>
          </table:table-cell>
          <table:table-cell office:value-type="float" office:value="0.956912" calcext:value-type="float">
            <text:p>0.956912</text:p>
          </table:table-cell>
          <table:table-cell office:value-type="float" office:value="0.973757" calcext:value-type="float">
            <text:p>0.973757</text:p>
          </table:table-cell>
          <table:table-cell table:number-columns-repeated="2" office:value-type="float" office:value="0.966141" calcext:value-type="float">
            <text:p>0.966141</text:p>
          </table:table-cell>
          <table:table-cell office:value-type="float" office:value="0.955653" calcext:value-type="float">
            <text:p>0.955653</text:p>
          </table:table-cell>
          <table:table-cell table:number-columns-repeated="2" office:value-type="float" office:value="0.956294" calcext:value-type="float">
            <text:p>0.956294</text:p>
          </table:table-cell>
          <table:table-cell table:number-columns-repeated="2" office:value-type="float" office:value="0.96411" calcext:value-type="float">
            <text:p>0.96411</text:p>
          </table:table-cell>
          <table:table-cell office:value-type="float" office:value="0.951815" calcext:value-type="float">
            <text:p>0.951815</text:p>
          </table:table-cell>
        </table:table-row>
        <table:table-row table:style-name="ro1">
          <table:table-cell office:value-type="float" office:value="0.953462" calcext:value-type="float">
            <text:p>0.953462</text:p>
          </table:table-cell>
          <table:table-cell office:value-type="float" office:value="0.966023" calcext:value-type="float">
            <text:p>0.966023</text:p>
          </table:table-cell>
          <table:table-cell table:number-columns-repeated="2" office:value-type="float" office:value="0.957968" calcext:value-type="float">
            <text:p>0.957968</text:p>
          </table:table-cell>
          <table:table-cell table:number-columns-repeated="2" office:value-type="float" office:value="0.96264" calcext:value-type="float">
            <text:p>0.96264</text:p>
          </table:table-cell>
          <table:table-cell office:value-type="float" office:value="0.957419" calcext:value-type="float">
            <text:p>0.957419</text:p>
          </table:table-cell>
          <table:table-cell table:number-columns-repeated="2" office:value-type="float" office:value="0.964614" calcext:value-type="float">
            <text:p>0.964614</text:p>
          </table:table-cell>
          <table:table-cell office:value-type="float" office:value="0.957395" calcext:value-type="float">
            <text:p>0.957395</text:p>
          </table:table-cell>
          <table:table-cell table:number-columns-repeated="2" office:value-type="float" office:value="0.963206" calcext:value-type="float">
            <text:p>0.963206</text:p>
          </table:table-cell>
          <table:table-cell table:number-columns-repeated="2" office:value-type="float" office:value="0.952715" calcext:value-type="float">
            <text:p>0.952715</text:p>
          </table:table-cell>
          <table:table-cell office:value-type="float" office:value="0.969644" calcext:value-type="float">
            <text:p>0.969644</text:p>
          </table:table-cell>
          <table:table-cell table:number-columns-repeated="2" office:value-type="float" office:value="0.960309" calcext:value-type="float">
            <text:p>0.960309</text:p>
          </table:table-cell>
          <table:table-cell office:value-type="float" office:value="0.970416" calcext:value-type="float">
            <text:p>0.970416</text:p>
          </table:table-cell>
          <table:table-cell table:number-columns-repeated="2" office:value-type="float" office:value="0.972275" calcext:value-type="float">
            <text:p>0.972275</text:p>
          </table:table-cell>
          <table:table-cell office:value-type="float" office:value="0.956618" calcext:value-type="float">
            <text:p>0.956618</text:p>
          </table:table-cell>
          <table:table-cell office:value-type="float" office:value="0.973047" calcext:value-type="float">
            <text:p>0.973047</text:p>
          </table:table-cell>
          <table:table-cell table:number-columns-repeated="2" office:value-type="float" office:value="0.965093" calcext:value-type="float">
            <text:p>0.965093</text:p>
          </table:table-cell>
          <table:table-cell office:value-type="float" office:value="0.956276" calcext:value-type="float">
            <text:p>0.956276</text:p>
          </table:table-cell>
          <table:table-cell table:number-columns-repeated="2" office:value-type="float" office:value="0.956291" calcext:value-type="float">
            <text:p>0.956291</text:p>
          </table:table-cell>
          <table:table-cell table:number-columns-repeated="2" office:value-type="float" office:value="0.963739" calcext:value-type="float">
            <text:p>0.963739</text:p>
          </table:table-cell>
          <table:table-cell office:value-type="float" office:value="0.950995" calcext:value-type="float">
            <text:p>0.950995</text:p>
          </table:table-cell>
        </table:table-row>
        <table:table-row table:style-name="ro1">
          <table:table-cell office:value-type="float" office:value="0.953458" calcext:value-type="float">
            <text:p>0.953458</text:p>
          </table:table-cell>
          <table:table-cell office:value-type="float" office:value="0.965009" calcext:value-type="float">
            <text:p>0.965009</text:p>
          </table:table-cell>
          <table:table-cell table:number-columns-repeated="2" office:value-type="float" office:value="0.956895" calcext:value-type="float">
            <text:p>0.956895</text:p>
          </table:table-cell>
          <table:table-cell table:number-columns-repeated="2" office:value-type="float" office:value="0.960658" calcext:value-type="float">
            <text:p>0.960658</text:p>
          </table:table-cell>
          <table:table-cell office:value-type="float" office:value="0.957761" calcext:value-type="float">
            <text:p>0.957761</text:p>
          </table:table-cell>
          <table:table-cell table:number-columns-repeated="2" office:value-type="float" office:value="0.965185" calcext:value-type="float">
            <text:p>0.965185</text:p>
          </table:table-cell>
          <table:table-cell office:value-type="float" office:value="0.957966" calcext:value-type="float">
            <text:p>0.957966</text:p>
          </table:table-cell>
          <table:table-cell table:number-columns-repeated="2" office:value-type="float" office:value="0.962454" calcext:value-type="float">
            <text:p>0.962454</text:p>
          </table:table-cell>
          <table:table-cell table:number-columns-repeated="2" office:value-type="float" office:value="0.953466" calcext:value-type="float">
            <text:p>0.953466</text:p>
          </table:table-cell>
          <table:table-cell office:value-type="float" office:value="0.96739" calcext:value-type="float">
            <text:p>0.96739</text:p>
          </table:table-cell>
          <table:table-cell table:number-columns-repeated="2" office:value-type="float" office:value="0.959077" calcext:value-type="float">
            <text:p>0.959077</text:p>
          </table:table-cell>
          <table:table-cell office:value-type="float" office:value="0.970141" calcext:value-type="float">
            <text:p>0.970141</text:p>
          </table:table-cell>
          <table:table-cell table:number-columns-repeated="2" office:value-type="float" office:value="0.970825" calcext:value-type="float">
            <text:p>0.970825</text:p>
          </table:table-cell>
          <table:table-cell office:value-type="float" office:value="0.958937" calcext:value-type="float">
            <text:p>0.958937</text:p>
          </table:table-cell>
          <table:table-cell office:value-type="float" office:value="0.972138" calcext:value-type="float">
            <text:p>0.972138</text:p>
          </table:table-cell>
          <table:table-cell table:number-columns-repeated="2" office:value-type="float" office:value="0.964509" calcext:value-type="float">
            <text:p>0.964509</text:p>
          </table:table-cell>
          <table:table-cell office:value-type="float" office:value="0.957069" calcext:value-type="float">
            <text:p>0.957069</text:p>
          </table:table-cell>
          <table:table-cell table:number-columns-repeated="2" office:value-type="float" office:value="0.956321" calcext:value-type="float">
            <text:p>0.956321</text:p>
          </table:table-cell>
          <table:table-cell table:number-columns-repeated="2" office:value-type="float" office:value="0.963431" calcext:value-type="float">
            <text:p>0.963431</text:p>
          </table:table-cell>
          <table:table-cell office:value-type="float" office:value="0.95229" calcext:value-type="float">
            <text:p>0.95229</text:p>
          </table:table-cell>
        </table:table-row>
        <table:table-row table:style-name="ro1">
          <table:table-cell office:value-type="float" office:value="0.953415" calcext:value-type="float">
            <text:p>0.953415</text:p>
          </table:table-cell>
          <table:table-cell office:value-type="float" office:value="0.965898" calcext:value-type="float">
            <text:p>0.965898</text:p>
          </table:table-cell>
          <table:table-cell table:number-columns-repeated="2" office:value-type="float" office:value="0.957883" calcext:value-type="float">
            <text:p>0.957883</text:p>
          </table:table-cell>
          <table:table-cell table:number-columns-repeated="2" office:value-type="float" office:value="0.960225" calcext:value-type="float">
            <text:p>0.960225</text:p>
          </table:table-cell>
          <table:table-cell office:value-type="float" office:value="0.959097" calcext:value-type="float">
            <text:p>0.959097</text:p>
          </table:table-cell>
          <table:table-cell table:number-columns-repeated="2" office:value-type="float" office:value="0.965531" calcext:value-type="float">
            <text:p>0.965531</text:p>
          </table:table-cell>
          <table:table-cell office:value-type="float" office:value="0.955555" calcext:value-type="float">
            <text:p>0.955555</text:p>
          </table:table-cell>
          <table:table-cell table:number-columns-repeated="2" office:value-type="float" office:value="0.962345" calcext:value-type="float">
            <text:p>0.962345</text:p>
          </table:table-cell>
          <table:table-cell table:number-columns-repeated="2" office:value-type="float" office:value="0.954434" calcext:value-type="float">
            <text:p>0.954434</text:p>
          </table:table-cell>
          <table:table-cell office:value-type="float" office:value="0.96716" calcext:value-type="float">
            <text:p>0.96716</text:p>
          </table:table-cell>
          <table:table-cell table:number-columns-repeated="2" office:value-type="float" office:value="0.958407" calcext:value-type="float">
            <text:p>0.958407</text:p>
          </table:table-cell>
          <table:table-cell office:value-type="float" office:value="0.971055" calcext:value-type="float">
            <text:p>0.971055</text:p>
          </table:table-cell>
          <table:table-cell table:number-columns-repeated="2" office:value-type="float" office:value="0.970548" calcext:value-type="float">
            <text:p>0.970548</text:p>
          </table:table-cell>
          <table:table-cell office:value-type="float" office:value="0.958802" calcext:value-type="float">
            <text:p>0.958802</text:p>
          </table:table-cell>
          <table:table-cell office:value-type="float" office:value="0.973922" calcext:value-type="float">
            <text:p>0.973922</text:p>
          </table:table-cell>
          <table:table-cell table:number-columns-repeated="2" office:value-type="float" office:value="0.965717" calcext:value-type="float">
            <text:p>0.965717</text:p>
          </table:table-cell>
          <table:table-cell office:value-type="float" office:value="0.95817" calcext:value-type="float">
            <text:p>0.95817</text:p>
          </table:table-cell>
          <table:table-cell table:number-columns-repeated="2" office:value-type="float" office:value="0.957938" calcext:value-type="float">
            <text:p>0.957938</text:p>
          </table:table-cell>
          <table:table-cell table:number-columns-repeated="2" office:value-type="float" office:value="0.963809" calcext:value-type="float">
            <text:p>0.963809</text:p>
          </table:table-cell>
          <table:table-cell office:value-type="float" office:value="0.95229" calcext:value-type="float">
            <text:p>0.95229</text:p>
          </table:table-cell>
        </table:table-row>
        <table:table-row table:style-name="ro1">
          <table:table-cell office:value-type="float" office:value="0.955077" calcext:value-type="float">
            <text:p>0.955077</text:p>
          </table:table-cell>
          <table:table-cell office:value-type="float" office:value="0.965855" calcext:value-type="float">
            <text:p>0.965855</text:p>
          </table:table-cell>
          <table:table-cell table:number-columns-repeated="2" office:value-type="float" office:value="0.959188" calcext:value-type="float">
            <text:p>0.959188</text:p>
          </table:table-cell>
          <table:table-cell table:number-columns-repeated="2" office:value-type="float" office:value="0.959946" calcext:value-type="float">
            <text:p>0.959946</text:p>
          </table:table-cell>
          <table:table-cell office:value-type="float" office:value="0.958867" calcext:value-type="float">
            <text:p>0.958867</text:p>
          </table:table-cell>
          <table:table-cell table:number-columns-repeated="2" office:value-type="float" office:value="0.966003" calcext:value-type="float">
            <text:p>0.966003</text:p>
          </table:table-cell>
          <table:table-cell office:value-type="float" office:value="0.955446" calcext:value-type="float">
            <text:p>0.955446</text:p>
          </table:table-cell>
          <table:table-cell table:number-columns-repeated="2" office:value-type="float" office:value="0.96393" calcext:value-type="float">
            <text:p>0.96393</text:p>
          </table:table-cell>
          <table:table-cell table:number-columns-repeated="2" office:value-type="float" office:value="0.95369" calcext:value-type="float">
            <text:p>0.95369</text:p>
          </table:table-cell>
          <table:table-cell office:value-type="float" office:value="0.967253" calcext:value-type="float">
            <text:p>0.967253</text:p>
          </table:table-cell>
          <table:table-cell table:number-columns-repeated="2" office:value-type="float" office:value="0.959037" calcext:value-type="float">
            <text:p>0.959037</text:p>
          </table:table-cell>
          <table:table-cell office:value-type="float" office:value="0.970356" calcext:value-type="float">
            <text:p>0.970356</text:p>
          </table:table-cell>
          <table:table-cell table:number-columns-repeated="2" office:value-type="float" office:value="0.970882" calcext:value-type="float">
            <text:p>0.970882</text:p>
          </table:table-cell>
          <table:table-cell office:value-type="float" office:value="0.957558" calcext:value-type="float">
            <text:p>0.957558</text:p>
          </table:table-cell>
          <table:table-cell office:value-type="float" office:value="0.974575" calcext:value-type="float">
            <text:p>0.974575</text:p>
          </table:table-cell>
          <table:table-cell table:number-columns-repeated="2" office:value-type="float" office:value="0.966273" calcext:value-type="float">
            <text:p>0.966273</text:p>
          </table:table-cell>
          <table:table-cell office:value-type="float" office:value="0.957486" calcext:value-type="float">
            <text:p>0.957486</text:p>
          </table:table-cell>
          <table:table-cell table:number-columns-repeated="2" office:value-type="float" office:value="0.958936" calcext:value-type="float">
            <text:p>0.958936</text:p>
          </table:table-cell>
          <table:table-cell table:number-columns-repeated="2" office:value-type="float" office:value="0.963607" calcext:value-type="float">
            <text:p>0.963607</text:p>
          </table:table-cell>
          <table:table-cell office:value-type="float" office:value="0.952433" calcext:value-type="float">
            <text:p>0.952433</text:p>
          </table:table-cell>
        </table:table-row>
        <table:table-row table:style-name="ro1">
          <table:table-cell office:value-type="float" office:value="0.955912" calcext:value-type="float">
            <text:p>0.955912</text:p>
          </table:table-cell>
          <table:table-cell office:value-type="float" office:value="0.965037" calcext:value-type="float">
            <text:p>0.965037</text:p>
          </table:table-cell>
          <table:table-cell table:number-columns-repeated="2" office:value-type="float" office:value="0.958037" calcext:value-type="float">
            <text:p>0.958037</text:p>
          </table:table-cell>
          <table:table-cell table:number-columns-repeated="2" office:value-type="float" office:value="0.960127" calcext:value-type="float">
            <text:p>0.960127</text:p>
          </table:table-cell>
          <table:table-cell office:value-type="float" office:value="0.957609" calcext:value-type="float">
            <text:p>0.957609</text:p>
          </table:table-cell>
          <table:table-cell table:number-columns-repeated="2" office:value-type="float" office:value="0.96634" calcext:value-type="float">
            <text:p>0.96634</text:p>
          </table:table-cell>
          <table:table-cell office:value-type="float" office:value="0.955184" calcext:value-type="float">
            <text:p>0.955184</text:p>
          </table:table-cell>
          <table:table-cell table:number-columns-repeated="2" office:value-type="float" office:value="0.964049" calcext:value-type="float">
            <text:p>0.964049</text:p>
          </table:table-cell>
          <table:table-cell table:number-columns-repeated="2" office:value-type="float" office:value="0.953369" calcext:value-type="float">
            <text:p>0.953369</text:p>
          </table:table-cell>
          <table:table-cell office:value-type="float" office:value="0.966303" calcext:value-type="float">
            <text:p>0.966303</text:p>
          </table:table-cell>
          <table:table-cell table:number-columns-repeated="2" office:value-type="float" office:value="0.959784" calcext:value-type="float">
            <text:p>0.959784</text:p>
          </table:table-cell>
          <table:table-cell office:value-type="float" office:value="0.971172" calcext:value-type="float">
            <text:p>0.971172</text:p>
          </table:table-cell>
          <table:table-cell table:number-columns-repeated="2" office:value-type="float" office:value="0.971331" calcext:value-type="float">
            <text:p>0.971331</text:p>
          </table:table-cell>
          <table:table-cell office:value-type="float" office:value="0.956387" calcext:value-type="float">
            <text:p>0.956387</text:p>
          </table:table-cell>
          <table:table-cell office:value-type="float" office:value="0.973992" calcext:value-type="float">
            <text:p>0.973992</text:p>
          </table:table-cell>
          <table:table-cell table:number-columns-repeated="2" office:value-type="float" office:value="0.965633" calcext:value-type="float">
            <text:p>0.965633</text:p>
          </table:table-cell>
          <table:table-cell office:value-type="float" office:value="0.95766" calcext:value-type="float">
            <text:p>0.95766</text:p>
          </table:table-cell>
          <table:table-cell table:number-columns-repeated="2" office:value-type="float" office:value="0.958535" calcext:value-type="float">
            <text:p>0.958535</text:p>
          </table:table-cell>
          <table:table-cell table:number-columns-repeated="2" office:value-type="float" office:value="0.962117" calcext:value-type="float">
            <text:p>0.962117</text:p>
          </table:table-cell>
          <table:table-cell office:value-type="float" office:value="0.951778" calcext:value-type="float">
            <text:p>0.951778</text:p>
          </table:table-cell>
        </table:table-row>
        <table:table-row table:style-name="ro1">
          <table:table-cell office:value-type="float" office:value="0.955968" calcext:value-type="float">
            <text:p>0.955968</text:p>
          </table:table-cell>
          <table:table-cell office:value-type="float" office:value="0.964376" calcext:value-type="float">
            <text:p>0.964376</text:p>
          </table:table-cell>
          <table:table-cell table:number-columns-repeated="2" office:value-type="float" office:value="0.957741" calcext:value-type="float">
            <text:p>0.957741</text:p>
          </table:table-cell>
          <table:table-cell table:number-columns-repeated="2" office:value-type="float" office:value="0.960782" calcext:value-type="float">
            <text:p>0.960782</text:p>
          </table:table-cell>
          <table:table-cell office:value-type="float" office:value="0.956331" calcext:value-type="float">
            <text:p>0.956331</text:p>
          </table:table-cell>
          <table:table-cell table:number-columns-repeated="2" office:value-type="float" office:value="0.965559" calcext:value-type="float">
            <text:p>0.965559</text:p>
          </table:table-cell>
          <table:table-cell office:value-type="float" office:value="0.955563" calcext:value-type="float">
            <text:p>0.955563</text:p>
          </table:table-cell>
          <table:table-cell table:number-columns-repeated="2" office:value-type="float" office:value="0.963585" calcext:value-type="float">
            <text:p>0.963585</text:p>
          </table:table-cell>
          <table:table-cell table:number-columns-repeated="2" office:value-type="float" office:value="0.953998" calcext:value-type="float">
            <text:p>0.953998</text:p>
          </table:table-cell>
          <table:table-cell office:value-type="float" office:value="0.964434" calcext:value-type="float">
            <text:p>0.964434</text:p>
          </table:table-cell>
          <table:table-cell table:number-columns-repeated="2" office:value-type="float" office:value="0.960957" calcext:value-type="float">
            <text:p>0.960957</text:p>
          </table:table-cell>
          <table:table-cell office:value-type="float" office:value="0.97175" calcext:value-type="float">
            <text:p>0.97175</text:p>
          </table:table-cell>
          <table:table-cell table:number-columns-repeated="2" office:value-type="float" office:value="0.971894" calcext:value-type="float">
            <text:p>0.971894</text:p>
          </table:table-cell>
          <table:table-cell office:value-type="float" office:value="0.957056" calcext:value-type="float">
            <text:p>0.957056</text:p>
          </table:table-cell>
          <table:table-cell office:value-type="float" office:value="0.974411" calcext:value-type="float">
            <text:p>0.974411</text:p>
          </table:table-cell>
          <table:table-cell table:number-columns-repeated="2" office:value-type="float" office:value="0.965661" calcext:value-type="float">
            <text:p>0.965661</text:p>
          </table:table-cell>
          <table:table-cell office:value-type="float" office:value="0.957529" calcext:value-type="float">
            <text:p>0.957529</text:p>
          </table:table-cell>
          <table:table-cell table:number-columns-repeated="2" office:value-type="float" office:value="0.958483" calcext:value-type="float">
            <text:p>0.958483</text:p>
          </table:table-cell>
          <table:table-cell table:number-columns-repeated="2" office:value-type="float" office:value="0.96108" calcext:value-type="float">
            <text:p>0.96108</text:p>
          </table:table-cell>
          <table:table-cell office:value-type="float" office:value="0.951833" calcext:value-type="float">
            <text:p>0.951833</text:p>
          </table:table-cell>
        </table:table-row>
        <table:table-row table:style-name="ro1">
          <table:table-cell office:value-type="float" office:value="0.955604" calcext:value-type="float">
            <text:p>0.955604</text:p>
          </table:table-cell>
          <table:table-cell office:value-type="float" office:value="0.964611" calcext:value-type="float">
            <text:p>0.964611</text:p>
          </table:table-cell>
          <table:table-cell table:number-columns-repeated="2" office:value-type="float" office:value="0.956998" calcext:value-type="float">
            <text:p>0.956998</text:p>
          </table:table-cell>
          <table:table-cell table:number-columns-repeated="2" office:value-type="float" office:value="0.960244" calcext:value-type="float">
            <text:p>0.960244</text:p>
          </table:table-cell>
          <table:table-cell office:value-type="float" office:value="0.957059" calcext:value-type="float">
            <text:p>0.957059</text:p>
          </table:table-cell>
          <table:table-cell table:number-columns-repeated="2" office:value-type="float" office:value="0.96602" calcext:value-type="float">
            <text:p>0.96602</text:p>
          </table:table-cell>
          <table:table-cell office:value-type="float" office:value="0.955582" calcext:value-type="float">
            <text:p>0.955582</text:p>
          </table:table-cell>
          <table:table-cell table:number-columns-repeated="2" office:value-type="float" office:value="0.963141" calcext:value-type="float">
            <text:p>0.963141</text:p>
          </table:table-cell>
          <table:table-cell table:number-columns-repeated="2" office:value-type="float" office:value="0.953269" calcext:value-type="float">
            <text:p>0.953269</text:p>
          </table:table-cell>
          <table:table-cell office:value-type="float" office:value="0.965014" calcext:value-type="float">
            <text:p>0.965014</text:p>
          </table:table-cell>
          <table:table-cell table:number-columns-repeated="2" office:value-type="float" office:value="0.960962" calcext:value-type="float">
            <text:p>0.960962</text:p>
          </table:table-cell>
          <table:table-cell office:value-type="float" office:value="0.970836" calcext:value-type="float">
            <text:p>0.970836</text:p>
          </table:table-cell>
          <table:table-cell table:number-columns-repeated="2" office:value-type="float" office:value="0.971645" calcext:value-type="float">
            <text:p>0.971645</text:p>
          </table:table-cell>
          <table:table-cell office:value-type="float" office:value="0.959017" calcext:value-type="float">
            <text:p>0.959017</text:p>
          </table:table-cell>
          <table:table-cell office:value-type="float" office:value="0.976076" calcext:value-type="float">
            <text:p>0.976076</text:p>
          </table:table-cell>
          <table:table-cell table:number-columns-repeated="2" office:value-type="float" office:value="0.965258" calcext:value-type="float">
            <text:p>0.965258</text:p>
          </table:table-cell>
          <table:table-cell office:value-type="float" office:value="0.957154" calcext:value-type="float">
            <text:p>0.957154</text:p>
          </table:table-cell>
          <table:table-cell table:number-columns-repeated="2" office:value-type="float" office:value="0.958636" calcext:value-type="float">
            <text:p>0.958636</text:p>
          </table:table-cell>
          <table:table-cell table:number-columns-repeated="2" office:value-type="float" office:value="0.960562" calcext:value-type="float">
            <text:p>0.960562</text:p>
          </table:table-cell>
          <table:table-cell office:value-type="float" office:value="0.953293" calcext:value-type="float">
            <text:p>0.953293</text:p>
          </table:table-cell>
        </table:table-row>
        <table:table-row table:style-name="ro1">
          <table:table-cell office:value-type="float" office:value="0.956583" calcext:value-type="float">
            <text:p>0.956583</text:p>
          </table:table-cell>
          <table:table-cell office:value-type="float" office:value="0.964045" calcext:value-type="float">
            <text:p>0.964045</text:p>
          </table:table-cell>
          <table:table-cell table:number-columns-repeated="2" office:value-type="float" office:value="0.956459" calcext:value-type="float">
            <text:p>0.956459</text:p>
          </table:table-cell>
          <table:table-cell table:number-columns-repeated="2" office:value-type="float" office:value="0.959493" calcext:value-type="float">
            <text:p>0.959493</text:p>
          </table:table-cell>
          <table:table-cell office:value-type="float" office:value="0.955274" calcext:value-type="float">
            <text:p>0.955274</text:p>
          </table:table-cell>
          <table:table-cell table:number-columns-repeated="2" office:value-type="float" office:value="0.965182" calcext:value-type="float">
            <text:p>0.965182</text:p>
          </table:table-cell>
          <table:table-cell office:value-type="float" office:value="0.953749" calcext:value-type="float">
            <text:p>0.953749</text:p>
          </table:table-cell>
          <table:table-cell table:number-columns-repeated="2" office:value-type="float" office:value="0.962557" calcext:value-type="float">
            <text:p>0.962557</text:p>
          </table:table-cell>
          <table:table-cell table:number-columns-repeated="2" office:value-type="float" office:value="0.952282" calcext:value-type="float">
            <text:p>0.952282</text:p>
          </table:table-cell>
          <table:table-cell office:value-type="float" office:value="0.963868" calcext:value-type="float">
            <text:p>0.963868</text:p>
          </table:table-cell>
          <table:table-cell table:number-columns-repeated="2" office:value-type="float" office:value="0.963242" calcext:value-type="float">
            <text:p>0.963242</text:p>
          </table:table-cell>
          <table:table-cell office:value-type="float" office:value="0.972526" calcext:value-type="float">
            <text:p>0.972526</text:p>
          </table:table-cell>
          <table:table-cell table:number-columns-repeated="2" office:value-type="float" office:value="0.971918" calcext:value-type="float">
            <text:p>0.971918</text:p>
          </table:table-cell>
          <table:table-cell office:value-type="float" office:value="0.958763" calcext:value-type="float">
            <text:p>0.958763</text:p>
          </table:table-cell>
          <table:table-cell office:value-type="float" office:value="0.975619" calcext:value-type="float">
            <text:p>0.975619</text:p>
          </table:table-cell>
          <table:table-cell table:number-columns-repeated="2" office:value-type="float" office:value="0.964708" calcext:value-type="float">
            <text:p>0.964708</text:p>
          </table:table-cell>
          <table:table-cell office:value-type="float" office:value="0.957754" calcext:value-type="float">
            <text:p>0.957754</text:p>
          </table:table-cell>
          <table:table-cell table:number-columns-repeated="2" office:value-type="float" office:value="0.956057" calcext:value-type="float">
            <text:p>0.956057</text:p>
          </table:table-cell>
          <table:table-cell table:number-columns-repeated="2" office:value-type="float" office:value="0.960169" calcext:value-type="float">
            <text:p>0.960169</text:p>
          </table:table-cell>
          <table:table-cell office:value-type="float" office:value="0.954096" calcext:value-type="float">
            <text:p>0.954096</text:p>
          </table:table-cell>
        </table:table-row>
        <table:table-row table:style-name="ro1">
          <table:table-cell office:value-type="float" office:value="0.957307" calcext:value-type="float">
            <text:p>0.957307</text:p>
          </table:table-cell>
          <table:table-cell office:value-type="float" office:value="0.964897" calcext:value-type="float">
            <text:p>0.964897</text:p>
          </table:table-cell>
          <table:table-cell table:number-columns-repeated="2" office:value-type="float" office:value="0.957891" calcext:value-type="float">
            <text:p>0.957891</text:p>
          </table:table-cell>
          <table:table-cell table:number-columns-repeated="2" office:value-type="float" office:value="0.958296" calcext:value-type="float">
            <text:p>0.958296</text:p>
          </table:table-cell>
          <table:table-cell office:value-type="float" office:value="0.954821" calcext:value-type="float">
            <text:p>0.954821</text:p>
          </table:table-cell>
          <table:table-cell table:number-columns-repeated="2" office:value-type="float" office:value="0.964704" calcext:value-type="float">
            <text:p>0.964704</text:p>
          </table:table-cell>
          <table:table-cell office:value-type="float" office:value="0.954603" calcext:value-type="float">
            <text:p>0.954603</text:p>
          </table:table-cell>
          <table:table-cell table:number-columns-repeated="2" office:value-type="float" office:value="0.961518" calcext:value-type="float">
            <text:p>0.961518</text:p>
          </table:table-cell>
          <table:table-cell table:number-columns-repeated="2" office:value-type="float" office:value="0.953685" calcext:value-type="float">
            <text:p>0.953685</text:p>
          </table:table-cell>
          <table:table-cell office:value-type="float" office:value="0.963427" calcext:value-type="float">
            <text:p>0.963427</text:p>
          </table:table-cell>
          <table:table-cell table:number-columns-repeated="2" office:value-type="float" office:value="0.96519" calcext:value-type="float">
            <text:p>0.96519</text:p>
          </table:table-cell>
          <table:table-cell office:value-type="float" office:value="0.971988" calcext:value-type="float">
            <text:p>0.971988</text:p>
          </table:table-cell>
          <table:table-cell table:number-columns-repeated="2" office:value-type="float" office:value="0.970509" calcext:value-type="float">
            <text:p>0.970509</text:p>
          </table:table-cell>
          <table:table-cell office:value-type="float" office:value="0.958713" calcext:value-type="float">
            <text:p>0.958713</text:p>
          </table:table-cell>
          <table:table-cell office:value-type="float" office:value="0.974715" calcext:value-type="float">
            <text:p>0.974715</text:p>
          </table:table-cell>
          <table:table-cell table:number-columns-repeated="2" office:value-type="float" office:value="0.963293" calcext:value-type="float">
            <text:p>0.963293</text:p>
          </table:table-cell>
          <table:table-cell office:value-type="float" office:value="0.957271" calcext:value-type="float">
            <text:p>0.957271</text:p>
          </table:table-cell>
          <table:table-cell table:number-columns-repeated="2" office:value-type="float" office:value="0.955902" calcext:value-type="float">
            <text:p>0.955902</text:p>
          </table:table-cell>
          <table:table-cell table:number-columns-repeated="2" office:value-type="float" office:value="0.960696" calcext:value-type="float">
            <text:p>0.960696</text:p>
          </table:table-cell>
          <table:table-cell office:value-type="float" office:value="0.952821" calcext:value-type="float">
            <text:p>0.952821</text:p>
          </table:table-cell>
        </table:table-row>
        <table:table-row table:style-name="ro1">
          <table:table-cell office:value-type="float" office:value="0.958213" calcext:value-type="float">
            <text:p>0.958213</text:p>
          </table:table-cell>
          <table:table-cell office:value-type="float" office:value="0.963202" calcext:value-type="float">
            <text:p>0.963202</text:p>
          </table:table-cell>
          <table:table-cell table:number-columns-repeated="2" office:value-type="float" office:value="0.955435" calcext:value-type="float">
            <text:p>0.955435</text:p>
          </table:table-cell>
          <table:table-cell table:number-columns-repeated="2" office:value-type="float" office:value="0.957504" calcext:value-type="float">
            <text:p>0.957504</text:p>
          </table:table-cell>
          <table:table-cell office:value-type="float" office:value="0.95378" calcext:value-type="float">
            <text:p>0.95378</text:p>
          </table:table-cell>
          <table:table-cell table:number-columns-repeated="2" office:value-type="float" office:value="0.963978" calcext:value-type="float">
            <text:p>0.963978</text:p>
          </table:table-cell>
          <table:table-cell office:value-type="float" office:value="0.954544" calcext:value-type="float">
            <text:p>0.954544</text:p>
          </table:table-cell>
          <table:table-cell table:number-columns-repeated="2" office:value-type="float" office:value="0.961205" calcext:value-type="float">
            <text:p>0.961205</text:p>
          </table:table-cell>
          <table:table-cell table:number-columns-repeated="2" office:value-type="float" office:value="0.953543" calcext:value-type="float">
            <text:p>0.953543</text:p>
          </table:table-cell>
          <table:table-cell office:value-type="float" office:value="0.962015" calcext:value-type="float">
            <text:p>0.962015</text:p>
          </table:table-cell>
          <table:table-cell table:number-columns-repeated="2" office:value-type="float" office:value="0.966734" calcext:value-type="float">
            <text:p>0.966734</text:p>
          </table:table-cell>
          <table:table-cell office:value-type="float" office:value="0.970748" calcext:value-type="float">
            <text:p>0.970748</text:p>
          </table:table-cell>
          <table:table-cell table:number-columns-repeated="2" office:value-type="float" office:value="0.971081" calcext:value-type="float">
            <text:p>0.971081</text:p>
          </table:table-cell>
          <table:table-cell office:value-type="float" office:value="0.957777" calcext:value-type="float">
            <text:p>0.957777</text:p>
          </table:table-cell>
          <table:table-cell office:value-type="float" office:value="0.974627" calcext:value-type="float">
            <text:p>0.974627</text:p>
          </table:table-cell>
          <table:table-cell table:number-columns-repeated="2" office:value-type="float" office:value="0.963014" calcext:value-type="float">
            <text:p>0.963014</text:p>
          </table:table-cell>
          <table:table-cell office:value-type="float" office:value="0.956074" calcext:value-type="float">
            <text:p>0.956074</text:p>
          </table:table-cell>
          <table:table-cell table:number-columns-repeated="2" office:value-type="float" office:value="0.955699" calcext:value-type="float">
            <text:p>0.955699</text:p>
          </table:table-cell>
          <table:table-cell table:number-columns-repeated="2" office:value-type="float" office:value="0.961355" calcext:value-type="float">
            <text:p>0.961355</text:p>
          </table:table-cell>
          <table:table-cell office:value-type="float" office:value="0.952927" calcext:value-type="float">
            <text:p>0.952927</text:p>
          </table:table-cell>
        </table:table-row>
        <table:table-row table:style-name="ro1">
          <table:table-cell office:value-type="float" office:value="0.957254" calcext:value-type="float">
            <text:p>0.957254</text:p>
          </table:table-cell>
          <table:table-cell office:value-type="float" office:value="0.961816" calcext:value-type="float">
            <text:p>0.961816</text:p>
          </table:table-cell>
          <table:table-cell table:number-columns-repeated="2" office:value-type="float" office:value="0.955995" calcext:value-type="float">
            <text:p>0.955995</text:p>
          </table:table-cell>
          <table:table-cell table:number-columns-repeated="2" office:value-type="float" office:value="0.957431" calcext:value-type="float">
            <text:p>0.957431</text:p>
          </table:table-cell>
          <table:table-cell office:value-type="float" office:value="0.954273" calcext:value-type="float">
            <text:p>0.954273</text:p>
          </table:table-cell>
          <table:table-cell table:number-columns-repeated="2" office:value-type="float" office:value="0.96369" calcext:value-type="float">
            <text:p>0.96369</text:p>
          </table:table-cell>
          <table:table-cell office:value-type="float" office:value="0.955641" calcext:value-type="float">
            <text:p>0.955641</text:p>
          </table:table-cell>
          <table:table-cell table:number-columns-repeated="2" office:value-type="float" office:value="0.960641" calcext:value-type="float">
            <text:p>0.960641</text:p>
          </table:table-cell>
          <table:table-cell table:number-columns-repeated="2" office:value-type="float" office:value="0.953802" calcext:value-type="float">
            <text:p>0.953802</text:p>
          </table:table-cell>
          <table:table-cell office:value-type="float" office:value="0.962573" calcext:value-type="float">
            <text:p>0.962573</text:p>
          </table:table-cell>
          <table:table-cell table:number-columns-repeated="2" office:value-type="float" office:value="0.964757" calcext:value-type="float">
            <text:p>0.964757</text:p>
          </table:table-cell>
          <table:table-cell office:value-type="float" office:value="0.97126" calcext:value-type="float">
            <text:p>0.97126</text:p>
          </table:table-cell>
          <table:table-cell table:number-columns-repeated="2" office:value-type="float" office:value="0.972063" calcext:value-type="float">
            <text:p>0.972063</text:p>
          </table:table-cell>
          <table:table-cell office:value-type="float" office:value="0.959023" calcext:value-type="float">
            <text:p>0.959023</text:p>
          </table:table-cell>
          <table:table-cell office:value-type="float" office:value="0.974808" calcext:value-type="float">
            <text:p>0.974808</text:p>
          </table:table-cell>
          <table:table-cell table:number-columns-repeated="2" office:value-type="float" office:value="0.962776" calcext:value-type="float">
            <text:p>0.962776</text:p>
          </table:table-cell>
          <table:table-cell office:value-type="float" office:value="0.956826" calcext:value-type="float">
            <text:p>0.956826</text:p>
          </table:table-cell>
          <table:table-cell table:number-columns-repeated="2" office:value-type="float" office:value="0.957828" calcext:value-type="float">
            <text:p>0.957828</text:p>
          </table:table-cell>
          <table:table-cell table:number-columns-repeated="2" office:value-type="float" office:value="0.961681" calcext:value-type="float">
            <text:p>0.961681</text:p>
          </table:table-cell>
          <table:table-cell office:value-type="float" office:value="0.952116" calcext:value-type="float">
            <text:p>0.952116</text:p>
          </table:table-cell>
        </table:table-row>
        <table:table-row table:style-name="ro1">
          <table:table-cell office:value-type="float" office:value="0.957655" calcext:value-type="float">
            <text:p>0.957655</text:p>
          </table:table-cell>
          <table:table-cell office:value-type="float" office:value="0.96309" calcext:value-type="float">
            <text:p>0.96309</text:p>
          </table:table-cell>
          <table:table-cell table:number-columns-repeated="2" office:value-type="float" office:value="0.956092" calcext:value-type="float">
            <text:p>0.956092</text:p>
          </table:table-cell>
          <table:table-cell table:number-columns-repeated="2" office:value-type="float" office:value="0.956072" calcext:value-type="float">
            <text:p>0.956072</text:p>
          </table:table-cell>
          <table:table-cell office:value-type="float" office:value="0.953248" calcext:value-type="float">
            <text:p>0.953248</text:p>
          </table:table-cell>
          <table:table-cell table:number-columns-repeated="2" office:value-type="float" office:value="0.964798" calcext:value-type="float">
            <text:p>0.964798</text:p>
          </table:table-cell>
          <table:table-cell office:value-type="float" office:value="0.956488" calcext:value-type="float">
            <text:p>0.956488</text:p>
          </table:table-cell>
          <table:table-cell table:number-columns-repeated="2" office:value-type="float" office:value="0.96085" calcext:value-type="float">
            <text:p>0.96085</text:p>
          </table:table-cell>
          <table:table-cell table:number-columns-repeated="2" office:value-type="float" office:value="0.953057" calcext:value-type="float">
            <text:p>0.953057</text:p>
          </table:table-cell>
          <table:table-cell office:value-type="float" office:value="0.962575" calcext:value-type="float">
            <text:p>0.962575</text:p>
          </table:table-cell>
          <table:table-cell table:number-columns-repeated="2" office:value-type="float" office:value="0.965879" calcext:value-type="float">
            <text:p>0.965879</text:p>
          </table:table-cell>
          <table:table-cell office:value-type="float" office:value="0.970655" calcext:value-type="float">
            <text:p>0.970655</text:p>
          </table:table-cell>
          <table:table-cell table:number-columns-repeated="2" office:value-type="float" office:value="0.972763" calcext:value-type="float">
            <text:p>0.972763</text:p>
          </table:table-cell>
          <table:table-cell office:value-type="float" office:value="0.959193" calcext:value-type="float">
            <text:p>0.959193</text:p>
          </table:table-cell>
          <table:table-cell office:value-type="float" office:value="0.974721" calcext:value-type="float">
            <text:p>0.974721</text:p>
          </table:table-cell>
          <table:table-cell table:number-columns-repeated="2" office:value-type="float" office:value="0.961387" calcext:value-type="float">
            <text:p>0.961387</text:p>
          </table:table-cell>
          <table:table-cell office:value-type="float" office:value="0.956491" calcext:value-type="float">
            <text:p>0.956491</text:p>
          </table:table-cell>
          <table:table-cell table:number-columns-repeated="2" office:value-type="float" office:value="0.958448" calcext:value-type="float">
            <text:p>0.958448</text:p>
          </table:table-cell>
          <table:table-cell table:number-columns-repeated="2" office:value-type="float" office:value="0.961553" calcext:value-type="float">
            <text:p>0.961553</text:p>
          </table:table-cell>
          <table:table-cell office:value-type="float" office:value="0.951238" calcext:value-type="float">
            <text:p>0.951238</text:p>
          </table:table-cell>
        </table:table-row>
        <table:table-row table:style-name="ro1">
          <table:table-cell office:value-type="float" office:value="0.95776" calcext:value-type="float">
            <text:p>0.95776</text:p>
          </table:table-cell>
          <table:table-cell office:value-type="float" office:value="0.964057" calcext:value-type="float">
            <text:p>0.964057</text:p>
          </table:table-cell>
          <table:table-cell table:number-columns-repeated="2" office:value-type="float" office:value="0.955475" calcext:value-type="float">
            <text:p>0.955475</text:p>
          </table:table-cell>
          <table:table-cell table:number-columns-repeated="2" office:value-type="float" office:value="0.955954" calcext:value-type="float">
            <text:p>0.955954</text:p>
          </table:table-cell>
          <table:table-cell office:value-type="float" office:value="0.952922" calcext:value-type="float">
            <text:p>0.952922</text:p>
          </table:table-cell>
          <table:table-cell table:number-columns-repeated="2" office:value-type="float" office:value="0.964372" calcext:value-type="float">
            <text:p>0.964372</text:p>
          </table:table-cell>
          <table:table-cell office:value-type="float" office:value="0.957496" calcext:value-type="float">
            <text:p>0.957496</text:p>
          </table:table-cell>
          <table:table-cell table:number-columns-repeated="2" office:value-type="float" office:value="0.959926" calcext:value-type="float">
            <text:p>0.959926</text:p>
          </table:table-cell>
          <table:table-cell table:number-columns-repeated="2" office:value-type="float" office:value="0.953516" calcext:value-type="float">
            <text:p>0.953516</text:p>
          </table:table-cell>
          <table:table-cell office:value-type="float" office:value="0.961676" calcext:value-type="float">
            <text:p>0.961676</text:p>
          </table:table-cell>
          <table:table-cell table:number-columns-repeated="2" office:value-type="float" office:value="0.965984" calcext:value-type="float">
            <text:p>0.965984</text:p>
          </table:table-cell>
          <table:table-cell office:value-type="float" office:value="0.969565" calcext:value-type="float">
            <text:p>0.969565</text:p>
          </table:table-cell>
          <table:table-cell table:number-columns-repeated="2" office:value-type="float" office:value="0.972692" calcext:value-type="float">
            <text:p>0.972692</text:p>
          </table:table-cell>
          <table:table-cell office:value-type="float" office:value="0.959372" calcext:value-type="float">
            <text:p>0.959372</text:p>
          </table:table-cell>
          <table:table-cell office:value-type="float" office:value="0.976519" calcext:value-type="float">
            <text:p>0.976519</text:p>
          </table:table-cell>
          <table:table-cell table:number-columns-repeated="2" office:value-type="float" office:value="0.961423" calcext:value-type="float">
            <text:p>0.961423</text:p>
          </table:table-cell>
          <table:table-cell office:value-type="float" office:value="0.957603" calcext:value-type="float">
            <text:p>0.957603</text:p>
          </table:table-cell>
          <table:table-cell table:number-columns-repeated="2" office:value-type="float" office:value="0.959183" calcext:value-type="float">
            <text:p>0.959183</text:p>
          </table:table-cell>
          <table:table-cell table:number-columns-repeated="2" office:value-type="float" office:value="0.961067" calcext:value-type="float">
            <text:p>0.961067</text:p>
          </table:table-cell>
          <table:table-cell office:value-type="float" office:value="0.950481" calcext:value-type="float">
            <text:p>0.950481</text:p>
          </table:table-cell>
        </table:table-row>
        <table:table-row table:style-name="ro1">
          <table:table-cell office:value-type="float" office:value="0.958484" calcext:value-type="float">
            <text:p>0.958484</text:p>
          </table:table-cell>
          <table:table-cell office:value-type="float" office:value="0.963977" calcext:value-type="float">
            <text:p>0.963977</text:p>
          </table:table-cell>
          <table:table-cell table:number-columns-repeated="2" office:value-type="float" office:value="0.956578" calcext:value-type="float">
            <text:p>0.956578</text:p>
          </table:table-cell>
          <table:table-cell table:number-columns-repeated="2" office:value-type="float" office:value="0.95615" calcext:value-type="float">
            <text:p>0.95615</text:p>
          </table:table-cell>
          <table:table-cell office:value-type="float" office:value="0.954136" calcext:value-type="float">
            <text:p>0.954136</text:p>
          </table:table-cell>
          <table:table-cell table:number-columns-repeated="2" office:value-type="float" office:value="0.964159" calcext:value-type="float">
            <text:p>0.964159</text:p>
          </table:table-cell>
          <table:table-cell office:value-type="float" office:value="0.95726" calcext:value-type="float">
            <text:p>0.95726</text:p>
          </table:table-cell>
          <table:table-cell table:number-columns-repeated="2" office:value-type="float" office:value="0.960711" calcext:value-type="float">
            <text:p>0.960711</text:p>
          </table:table-cell>
          <table:table-cell table:number-columns-repeated="2" office:value-type="float" office:value="0.952266" calcext:value-type="float">
            <text:p>0.952266</text:p>
          </table:table-cell>
          <table:table-cell office:value-type="float" office:value="0.96218" calcext:value-type="float">
            <text:p>0.96218</text:p>
          </table:table-cell>
          <table:table-cell table:number-columns-repeated="2" office:value-type="float" office:value="0.967324" calcext:value-type="float">
            <text:p>0.967324</text:p>
          </table:table-cell>
          <table:table-cell office:value-type="float" office:value="0.970617" calcext:value-type="float">
            <text:p>0.970617</text:p>
          </table:table-cell>
          <table:table-cell table:number-columns-repeated="2" office:value-type="float" office:value="0.972362" calcext:value-type="float">
            <text:p>0.972362</text:p>
          </table:table-cell>
          <table:table-cell office:value-type="float" office:value="0.958131" calcext:value-type="float">
            <text:p>0.958131</text:p>
          </table:table-cell>
          <table:table-cell office:value-type="float" office:value="0.975599" calcext:value-type="float">
            <text:p>0.975599</text:p>
          </table:table-cell>
          <table:table-cell table:number-columns-repeated="2" office:value-type="float" office:value="0.96082" calcext:value-type="float">
            <text:p>0.96082</text:p>
          </table:table-cell>
          <table:table-cell office:value-type="float" office:value="0.958001" calcext:value-type="float">
            <text:p>0.958001</text:p>
          </table:table-cell>
          <table:table-cell table:number-columns-repeated="2" office:value-type="float" office:value="0.959573" calcext:value-type="float">
            <text:p>0.959573</text:p>
          </table:table-cell>
          <table:table-cell table:number-columns-repeated="2" office:value-type="float" office:value="0.960697" calcext:value-type="float">
            <text:p>0.960697</text:p>
          </table:table-cell>
          <table:table-cell office:value-type="float" office:value="0.950764" calcext:value-type="float">
            <text:p>0.950764</text:p>
          </table:table-cell>
        </table:table-row>
        <table:table-row table:style-name="ro1">
          <table:table-cell office:value-type="float" office:value="0.958464" calcext:value-type="float">
            <text:p>0.958464</text:p>
          </table:table-cell>
          <table:table-cell office:value-type="float" office:value="0.965221" calcext:value-type="float">
            <text:p>0.965221</text:p>
          </table:table-cell>
          <table:table-cell table:number-columns-repeated="2" office:value-type="float" office:value="0.956313" calcext:value-type="float">
            <text:p>0.956313</text:p>
          </table:table-cell>
          <table:table-cell table:number-columns-repeated="2" office:value-type="float" office:value="0.955538" calcext:value-type="float">
            <text:p>0.955538</text:p>
          </table:table-cell>
          <table:table-cell office:value-type="float" office:value="0.954379" calcext:value-type="float">
            <text:p>0.954379</text:p>
          </table:table-cell>
          <table:table-cell table:number-columns-repeated="2" office:value-type="float" office:value="0.964371" calcext:value-type="float">
            <text:p>0.964371</text:p>
          </table:table-cell>
          <table:table-cell office:value-type="float" office:value="0.957439" calcext:value-type="float">
            <text:p>0.957439</text:p>
          </table:table-cell>
          <table:table-cell table:number-columns-repeated="2" office:value-type="float" office:value="0.960197" calcext:value-type="float">
            <text:p>0.960197</text:p>
          </table:table-cell>
          <table:table-cell table:number-columns-repeated="2" office:value-type="float" office:value="0.951976" calcext:value-type="float">
            <text:p>0.951976</text:p>
          </table:table-cell>
          <table:table-cell office:value-type="float" office:value="0.96249" calcext:value-type="float">
            <text:p>0.96249</text:p>
          </table:table-cell>
          <table:table-cell table:number-columns-repeated="2" office:value-type="float" office:value="0.968093" calcext:value-type="float">
            <text:p>0.968093</text:p>
          </table:table-cell>
          <table:table-cell office:value-type="float" office:value="0.971347" calcext:value-type="float">
            <text:p>0.971347</text:p>
          </table:table-cell>
          <table:table-cell table:number-columns-repeated="2" office:value-type="float" office:value="0.971435" calcext:value-type="float">
            <text:p>0.971435</text:p>
          </table:table-cell>
          <table:table-cell office:value-type="float" office:value="0.958074" calcext:value-type="float">
            <text:p>0.958074</text:p>
          </table:table-cell>
          <table:table-cell office:value-type="float" office:value="0.975111" calcext:value-type="float">
            <text:p>0.975111</text:p>
          </table:table-cell>
          <table:table-cell table:number-columns-repeated="2" office:value-type="float" office:value="0.961381" calcext:value-type="float">
            <text:p>0.961381</text:p>
          </table:table-cell>
          <table:table-cell office:value-type="float" office:value="0.958027" calcext:value-type="float">
            <text:p>0.958027</text:p>
          </table:table-cell>
          <table:table-cell table:number-columns-repeated="2" office:value-type="float" office:value="0.960607" calcext:value-type="float">
            <text:p>0.960607</text:p>
          </table:table-cell>
          <table:table-cell table:number-columns-repeated="2" office:value-type="float" office:value="0.961222" calcext:value-type="float">
            <text:p>0.961222</text:p>
          </table:table-cell>
          <table:table-cell office:value-type="float" office:value="0.951928" calcext:value-type="float">
            <text:p>0.951928</text:p>
          </table:table-cell>
        </table:table-row>
        <table:table-row table:style-name="ro1">
          <table:table-cell office:value-type="float" office:value="0.958575" calcext:value-type="float">
            <text:p>0.958575</text:p>
          </table:table-cell>
          <table:table-cell office:value-type="float" office:value="0.964746" calcext:value-type="float">
            <text:p>0.964746</text:p>
          </table:table-cell>
          <table:table-cell table:number-columns-repeated="2" office:value-type="float" office:value="0.955382" calcext:value-type="float">
            <text:p>0.955382</text:p>
          </table:table-cell>
          <table:table-cell table:number-columns-repeated="2" office:value-type="float" office:value="0.955725" calcext:value-type="float">
            <text:p>0.955725</text:p>
          </table:table-cell>
          <table:table-cell office:value-type="float" office:value="0.955552" calcext:value-type="float">
            <text:p>0.955552</text:p>
          </table:table-cell>
          <table:table-cell table:number-columns-repeated="2" office:value-type="float" office:value="0.963583" calcext:value-type="float">
            <text:p>0.963583</text:p>
          </table:table-cell>
          <table:table-cell office:value-type="float" office:value="0.95686" calcext:value-type="float">
            <text:p>0.95686</text:p>
          </table:table-cell>
          <table:table-cell table:number-columns-repeated="2" office:value-type="float" office:value="0.960573" calcext:value-type="float">
            <text:p>0.960573</text:p>
          </table:table-cell>
          <table:table-cell table:number-columns-repeated="2" office:value-type="float" office:value="0.95145" calcext:value-type="float">
            <text:p>0.95145</text:p>
          </table:table-cell>
          <table:table-cell office:value-type="float" office:value="0.962181" calcext:value-type="float">
            <text:p>0.962181</text:p>
          </table:table-cell>
          <table:table-cell table:number-columns-repeated="2" office:value-type="float" office:value="0.969029" calcext:value-type="float">
            <text:p>0.969029</text:p>
          </table:table-cell>
          <table:table-cell office:value-type="float" office:value="0.970351" calcext:value-type="float">
            <text:p>0.970351</text:p>
          </table:table-cell>
          <table:table-cell table:number-columns-repeated="2" office:value-type="float" office:value="0.970599" calcext:value-type="float">
            <text:p>0.970599</text:p>
          </table:table-cell>
          <table:table-cell office:value-type="float" office:value="0.95744" calcext:value-type="float">
            <text:p>0.95744</text:p>
          </table:table-cell>
          <table:table-cell office:value-type="float" office:value="0.975648" calcext:value-type="float">
            <text:p>0.975648</text:p>
          </table:table-cell>
          <table:table-cell table:number-columns-repeated="2" office:value-type="float" office:value="0.961493" calcext:value-type="float">
            <text:p>0.961493</text:p>
          </table:table-cell>
          <table:table-cell office:value-type="float" office:value="0.956188" calcext:value-type="float">
            <text:p>0.956188</text:p>
          </table:table-cell>
          <table:table-cell table:number-columns-repeated="2" office:value-type="float" office:value="0.961198" calcext:value-type="float">
            <text:p>0.961198</text:p>
          </table:table-cell>
          <table:table-cell table:number-columns-repeated="2" office:value-type="float" office:value="0.960564" calcext:value-type="float">
            <text:p>0.960564</text:p>
          </table:table-cell>
          <table:table-cell office:value-type="float" office:value="0.952514" calcext:value-type="float">
            <text:p>0.952514</text:p>
          </table:table-cell>
        </table:table-row>
        <table:table-row table:style-name="ro1">
          <table:table-cell office:value-type="float" office:value="0.958723" calcext:value-type="float">
            <text:p>0.958723</text:p>
          </table:table-cell>
          <table:table-cell office:value-type="float" office:value="0.964727" calcext:value-type="float">
            <text:p>0.964727</text:p>
          </table:table-cell>
          <table:table-cell table:number-columns-repeated="2" office:value-type="float" office:value="0.955323" calcext:value-type="float">
            <text:p>0.955323</text:p>
          </table:table-cell>
          <table:table-cell table:number-columns-repeated="2" office:value-type="float" office:value="0.955256" calcext:value-type="float">
            <text:p>0.955256</text:p>
          </table:table-cell>
          <table:table-cell office:value-type="float" office:value="0.955422" calcext:value-type="float">
            <text:p>0.955422</text:p>
          </table:table-cell>
          <table:table-cell table:number-columns-repeated="2" office:value-type="float" office:value="0.962538" calcext:value-type="float">
            <text:p>0.962538</text:p>
          </table:table-cell>
          <table:table-cell office:value-type="float" office:value="0.956227" calcext:value-type="float">
            <text:p>0.956227</text:p>
          </table:table-cell>
          <table:table-cell table:number-columns-repeated="2" office:value-type="float" office:value="0.961487" calcext:value-type="float">
            <text:p>0.961487</text:p>
          </table:table-cell>
          <table:table-cell table:number-columns-repeated="2" office:value-type="float" office:value="0.953229" calcext:value-type="float">
            <text:p>0.953229</text:p>
          </table:table-cell>
          <table:table-cell office:value-type="float" office:value="0.962194" calcext:value-type="float">
            <text:p>0.962194</text:p>
          </table:table-cell>
          <table:table-cell table:number-columns-repeated="2" office:value-type="float" office:value="0.968486" calcext:value-type="float">
            <text:p>0.968486</text:p>
          </table:table-cell>
          <table:table-cell office:value-type="float" office:value="0.970765" calcext:value-type="float">
            <text:p>0.970765</text:p>
          </table:table-cell>
          <table:table-cell table:number-columns-repeated="2" office:value-type="float" office:value="0.970793" calcext:value-type="float">
            <text:p>0.970793</text:p>
          </table:table-cell>
          <table:table-cell office:value-type="float" office:value="0.958366" calcext:value-type="float">
            <text:p>0.958366</text:p>
          </table:table-cell>
          <table:table-cell office:value-type="float" office:value="0.97493" calcext:value-type="float">
            <text:p>0.97493</text:p>
          </table:table-cell>
          <table:table-cell table:number-columns-repeated="2" office:value-type="float" office:value="0.960787" calcext:value-type="float">
            <text:p>0.960787</text:p>
          </table:table-cell>
          <table:table-cell office:value-type="float" office:value="0.956107" calcext:value-type="float">
            <text:p>0.956107</text:p>
          </table:table-cell>
          <table:table-cell table:number-columns-repeated="2" office:value-type="float" office:value="0.961133" calcext:value-type="float">
            <text:p>0.961133</text:p>
          </table:table-cell>
          <table:table-cell table:number-columns-repeated="2" office:value-type="float" office:value="0.961192" calcext:value-type="float">
            <text:p>0.961192</text:p>
          </table:table-cell>
          <table:table-cell office:value-type="float" office:value="0.953363" calcext:value-type="float">
            <text:p>0.953363</text:p>
          </table:table-cell>
        </table:table-row>
        <table:table-row table:style-name="ro1">
          <table:table-cell office:value-type="float" office:value="0.960488" calcext:value-type="float">
            <text:p>0.960488</text:p>
          </table:table-cell>
          <table:table-cell office:value-type="float" office:value="0.965181" calcext:value-type="float">
            <text:p>0.965181</text:p>
          </table:table-cell>
          <table:table-cell table:number-columns-repeated="2" office:value-type="float" office:value="0.955035" calcext:value-type="float">
            <text:p>0.955035</text:p>
          </table:table-cell>
          <table:table-cell table:number-columns-repeated="2" office:value-type="float" office:value="0.955837" calcext:value-type="float">
            <text:p>0.955837</text:p>
          </table:table-cell>
          <table:table-cell office:value-type="float" office:value="0.955383" calcext:value-type="float">
            <text:p>0.955383</text:p>
          </table:table-cell>
          <table:table-cell table:number-columns-repeated="2" office:value-type="float" office:value="0.962868" calcext:value-type="float">
            <text:p>0.962868</text:p>
          </table:table-cell>
          <table:table-cell office:value-type="float" office:value="0.955243" calcext:value-type="float">
            <text:p>0.955243</text:p>
          </table:table-cell>
          <table:table-cell table:number-columns-repeated="2" office:value-type="float" office:value="0.960203" calcext:value-type="float">
            <text:p>0.960203</text:p>
          </table:table-cell>
          <table:table-cell table:number-columns-repeated="2" office:value-type="float" office:value="0.954028" calcext:value-type="float">
            <text:p>0.954028</text:p>
          </table:table-cell>
          <table:table-cell office:value-type="float" office:value="0.96221" calcext:value-type="float">
            <text:p>0.96221</text:p>
          </table:table-cell>
          <table:table-cell table:number-columns-repeated="2" office:value-type="float" office:value="0.967983" calcext:value-type="float">
            <text:p>0.967983</text:p>
          </table:table-cell>
          <table:table-cell office:value-type="float" office:value="0.970836" calcext:value-type="float">
            <text:p>0.970836</text:p>
          </table:table-cell>
          <table:table-cell table:number-columns-repeated="2" office:value-type="float" office:value="0.970842" calcext:value-type="float">
            <text:p>0.970842</text:p>
          </table:table-cell>
          <table:table-cell office:value-type="float" office:value="0.958376" calcext:value-type="float">
            <text:p>0.958376</text:p>
          </table:table-cell>
          <table:table-cell office:value-type="float" office:value="0.973865" calcext:value-type="float">
            <text:p>0.973865</text:p>
          </table:table-cell>
          <table:table-cell table:number-columns-repeated="2" office:value-type="float" office:value="0.961302" calcext:value-type="float">
            <text:p>0.961302</text:p>
          </table:table-cell>
          <table:table-cell office:value-type="float" office:value="0.956118" calcext:value-type="float">
            <text:p>0.956118</text:p>
          </table:table-cell>
          <table:table-cell table:number-columns-repeated="2" office:value-type="float" office:value="0.961712" calcext:value-type="float">
            <text:p>0.961712</text:p>
          </table:table-cell>
          <table:table-cell table:number-columns-repeated="2" office:value-type="float" office:value="0.960316" calcext:value-type="float">
            <text:p>0.960316</text:p>
          </table:table-cell>
          <table:table-cell office:value-type="float" office:value="0.953306" calcext:value-type="float">
            <text:p>0.953306</text:p>
          </table:table-cell>
        </table:table-row>
        <table:table-row table:style-name="ro1">
          <table:table-cell office:value-type="float" office:value="0.959322" calcext:value-type="float">
            <text:p>0.959322</text:p>
          </table:table-cell>
          <table:table-cell office:value-type="float" office:value="0.965022" calcext:value-type="float">
            <text:p>0.965022</text:p>
          </table:table-cell>
          <table:table-cell table:number-columns-repeated="2" office:value-type="float" office:value="0.954803" calcext:value-type="float">
            <text:p>0.954803</text:p>
          </table:table-cell>
          <table:table-cell table:number-columns-repeated="2" office:value-type="float" office:value="0.955376" calcext:value-type="float">
            <text:p>0.955376</text:p>
          </table:table-cell>
          <table:table-cell office:value-type="float" office:value="0.955175" calcext:value-type="float">
            <text:p>0.955175</text:p>
          </table:table-cell>
          <table:table-cell table:number-columns-repeated="2" office:value-type="float" office:value="0.963321" calcext:value-type="float">
            <text:p>0.963321</text:p>
          </table:table-cell>
          <table:table-cell office:value-type="float" office:value="0.956166" calcext:value-type="float">
            <text:p>0.956166</text:p>
          </table:table-cell>
          <table:table-cell table:number-columns-repeated="2" office:value-type="float" office:value="0.959208" calcext:value-type="float">
            <text:p>0.959208</text:p>
          </table:table-cell>
          <table:table-cell table:number-columns-repeated="2" office:value-type="float" office:value="0.953403" calcext:value-type="float">
            <text:p>0.953403</text:p>
          </table:table-cell>
          <table:table-cell office:value-type="float" office:value="0.961572" calcext:value-type="float">
            <text:p>0.961572</text:p>
          </table:table-cell>
          <table:table-cell table:number-columns-repeated="2" office:value-type="float" office:value="0.967695" calcext:value-type="float">
            <text:p>0.967695</text:p>
          </table:table-cell>
          <table:table-cell office:value-type="float" office:value="0.96995" calcext:value-type="float">
            <text:p>0.96995</text:p>
          </table:table-cell>
          <table:table-cell table:number-columns-repeated="2" office:value-type="float" office:value="0.970052" calcext:value-type="float">
            <text:p>0.970052</text:p>
          </table:table-cell>
          <table:table-cell office:value-type="float" office:value="0.958867" calcext:value-type="float">
            <text:p>0.958867</text:p>
          </table:table-cell>
          <table:table-cell office:value-type="float" office:value="0.974109" calcext:value-type="float">
            <text:p>0.974109</text:p>
          </table:table-cell>
          <table:table-cell table:number-columns-repeated="2" office:value-type="float" office:value="0.961847" calcext:value-type="float">
            <text:p>0.961847</text:p>
          </table:table-cell>
          <table:table-cell office:value-type="float" office:value="0.956421" calcext:value-type="float">
            <text:p>0.956421</text:p>
          </table:table-cell>
          <table:table-cell table:number-columns-repeated="2" office:value-type="float" office:value="0.961836" calcext:value-type="float">
            <text:p>0.961836</text:p>
          </table:table-cell>
          <table:table-cell table:number-columns-repeated="2" office:value-type="float" office:value="0.959654" calcext:value-type="float">
            <text:p>0.959654</text:p>
          </table:table-cell>
          <table:table-cell office:value-type="float" office:value="0.952835" calcext:value-type="float">
            <text:p>0.952835</text:p>
          </table:table-cell>
        </table:table-row>
        <table:table-row table:style-name="ro1">
          <table:table-cell office:value-type="float" office:value="0.959246" calcext:value-type="float">
            <text:p>0.959246</text:p>
          </table:table-cell>
          <table:table-cell office:value-type="float" office:value="0.964349" calcext:value-type="float">
            <text:p>0.964349</text:p>
          </table:table-cell>
          <table:table-cell table:number-columns-repeated="2" office:value-type="float" office:value="0.954903" calcext:value-type="float">
            <text:p>0.954903</text:p>
          </table:table-cell>
          <table:table-cell table:number-columns-repeated="2" office:value-type="float" office:value="0.954902" calcext:value-type="float">
            <text:p>0.954902</text:p>
          </table:table-cell>
          <table:table-cell office:value-type="float" office:value="0.954595" calcext:value-type="float">
            <text:p>0.954595</text:p>
          </table:table-cell>
          <table:table-cell table:number-columns-repeated="2" office:value-type="float" office:value="0.962862" calcext:value-type="float">
            <text:p>0.962862</text:p>
          </table:table-cell>
          <table:table-cell office:value-type="float" office:value="0.956343" calcext:value-type="float">
            <text:p>0.956343</text:p>
          </table:table-cell>
          <table:table-cell table:number-columns-repeated="2" office:value-type="float" office:value="0.95909" calcext:value-type="float">
            <text:p>0.95909</text:p>
          </table:table-cell>
          <table:table-cell table:number-columns-repeated="2" office:value-type="float" office:value="0.952778" calcext:value-type="float">
            <text:p>0.952778</text:p>
          </table:table-cell>
          <table:table-cell office:value-type="float" office:value="0.961109" calcext:value-type="float">
            <text:p>0.961109</text:p>
          </table:table-cell>
          <table:table-cell table:number-columns-repeated="2" office:value-type="float" office:value="0.967351" calcext:value-type="float">
            <text:p>0.967351</text:p>
          </table:table-cell>
          <table:table-cell office:value-type="float" office:value="0.969301" calcext:value-type="float">
            <text:p>0.969301</text:p>
          </table:table-cell>
          <table:table-cell table:number-columns-repeated="2" office:value-type="float" office:value="0.968384" calcext:value-type="float">
            <text:p>0.968384</text:p>
          </table:table-cell>
          <table:table-cell office:value-type="float" office:value="0.959769" calcext:value-type="float">
            <text:p>0.959769</text:p>
          </table:table-cell>
          <table:table-cell office:value-type="float" office:value="0.975355" calcext:value-type="float">
            <text:p>0.975355</text:p>
          </table:table-cell>
          <table:table-cell table:number-columns-repeated="2" office:value-type="float" office:value="0.961634" calcext:value-type="float">
            <text:p>0.961634</text:p>
          </table:table-cell>
          <table:table-cell office:value-type="float" office:value="0.955872" calcext:value-type="float">
            <text:p>0.955872</text:p>
          </table:table-cell>
          <table:table-cell table:number-columns-repeated="2" office:value-type="float" office:value="0.961922" calcext:value-type="float">
            <text:p>0.961922</text:p>
          </table:table-cell>
          <table:table-cell table:number-columns-repeated="2" office:value-type="float" office:value="0.959629" calcext:value-type="float">
            <text:p>0.959629</text:p>
          </table:table-cell>
          <table:table-cell office:value-type="float" office:value="0.952005" calcext:value-type="float">
            <text:p>0.952005</text:p>
          </table:table-cell>
        </table:table-row>
        <table:table-row table:style-name="ro1">
          <table:table-cell office:value-type="float" office:value="0.958485" calcext:value-type="float">
            <text:p>0.958485</text:p>
          </table:table-cell>
          <table:table-cell office:value-type="float" office:value="0.965525" calcext:value-type="float">
            <text:p>0.965525</text:p>
          </table:table-cell>
          <table:table-cell table:number-columns-repeated="2" office:value-type="float" office:value="0.955024" calcext:value-type="float">
            <text:p>0.955024</text:p>
          </table:table-cell>
          <table:table-cell table:number-columns-repeated="2" office:value-type="float" office:value="0.955595" calcext:value-type="float">
            <text:p>0.955595</text:p>
          </table:table-cell>
          <table:table-cell office:value-type="float" office:value="0.955473" calcext:value-type="float">
            <text:p>0.955473</text:p>
          </table:table-cell>
          <table:table-cell table:number-columns-repeated="2" office:value-type="float" office:value="0.961966" calcext:value-type="float">
            <text:p>0.961966</text:p>
          </table:table-cell>
          <table:table-cell office:value-type="float" office:value="0.958297" calcext:value-type="float">
            <text:p>0.958297</text:p>
          </table:table-cell>
          <table:table-cell table:number-columns-repeated="2" office:value-type="float" office:value="0.958056" calcext:value-type="float">
            <text:p>0.958056</text:p>
          </table:table-cell>
          <table:table-cell table:number-columns-repeated="2" office:value-type="float" office:value="0.953985" calcext:value-type="float">
            <text:p>0.953985</text:p>
          </table:table-cell>
          <table:table-cell office:value-type="float" office:value="0.961942" calcext:value-type="float">
            <text:p>0.961942</text:p>
          </table:table-cell>
          <table:table-cell table:number-columns-repeated="2" office:value-type="float" office:value="0.966525" calcext:value-type="float">
            <text:p>0.966525</text:p>
          </table:table-cell>
          <table:table-cell office:value-type="float" office:value="0.967899" calcext:value-type="float">
            <text:p>0.967899</text:p>
          </table:table-cell>
          <table:table-cell table:number-columns-repeated="2" office:value-type="float" office:value="0.967832" calcext:value-type="float">
            <text:p>0.967832</text:p>
          </table:table-cell>
          <table:table-cell office:value-type="float" office:value="0.959603" calcext:value-type="float">
            <text:p>0.959603</text:p>
          </table:table-cell>
          <table:table-cell office:value-type="float" office:value="0.975642" calcext:value-type="float">
            <text:p>0.975642</text:p>
          </table:table-cell>
          <table:table-cell table:number-columns-repeated="2" office:value-type="float" office:value="0.960926" calcext:value-type="float">
            <text:p>0.960926</text:p>
          </table:table-cell>
          <table:table-cell office:value-type="float" office:value="0.956629" calcext:value-type="float">
            <text:p>0.956629</text:p>
          </table:table-cell>
          <table:table-cell table:number-columns-repeated="2" office:value-type="float" office:value="0.961119" calcext:value-type="float">
            <text:p>0.961119</text:p>
          </table:table-cell>
          <table:table-cell table:number-columns-repeated="2" office:value-type="float" office:value="0.959542" calcext:value-type="float">
            <text:p>0.959542</text:p>
          </table:table-cell>
          <table:table-cell office:value-type="float" office:value="0.951155" calcext:value-type="float">
            <text:p>0.951155</text:p>
          </table:table-cell>
        </table:table-row>
        <table:table-row table:style-name="ro1">
          <table:table-cell office:value-type="float" office:value="0.957985" calcext:value-type="float">
            <text:p>0.957985</text:p>
          </table:table-cell>
          <table:table-cell office:value-type="float" office:value="0.96477" calcext:value-type="float">
            <text:p>0.96477</text:p>
          </table:table-cell>
          <table:table-cell table:number-columns-repeated="2" office:value-type="float" office:value="0.953641" calcext:value-type="float">
            <text:p>0.953641</text:p>
          </table:table-cell>
          <table:table-cell table:number-columns-repeated="2" office:value-type="float" office:value="0.956242" calcext:value-type="float">
            <text:p>0.956242</text:p>
          </table:table-cell>
          <table:table-cell office:value-type="float" office:value="0.955597" calcext:value-type="float">
            <text:p>0.955597</text:p>
          </table:table-cell>
          <table:table-cell table:number-columns-repeated="2" office:value-type="float" office:value="0.962481" calcext:value-type="float">
            <text:p>0.962481</text:p>
          </table:table-cell>
          <table:table-cell office:value-type="float" office:value="0.958432" calcext:value-type="float">
            <text:p>0.958432</text:p>
          </table:table-cell>
          <table:table-cell table:number-columns-repeated="2" office:value-type="float" office:value="0.956946" calcext:value-type="float">
            <text:p>0.956946</text:p>
          </table:table-cell>
          <table:table-cell table:number-columns-repeated="2" office:value-type="float" office:value="0.953289" calcext:value-type="float">
            <text:p>0.953289</text:p>
          </table:table-cell>
          <table:table-cell office:value-type="float" office:value="0.961439" calcext:value-type="float">
            <text:p>0.961439</text:p>
          </table:table-cell>
          <table:table-cell table:number-columns-repeated="2" office:value-type="float" office:value="0.96534" calcext:value-type="float">
            <text:p>0.96534</text:p>
          </table:table-cell>
          <table:table-cell office:value-type="float" office:value="0.968773" calcext:value-type="float">
            <text:p>0.968773</text:p>
          </table:table-cell>
          <table:table-cell table:number-columns-repeated="2" office:value-type="float" office:value="0.968603" calcext:value-type="float">
            <text:p>0.968603</text:p>
          </table:table-cell>
          <table:table-cell office:value-type="float" office:value="0.959464" calcext:value-type="float">
            <text:p>0.959464</text:p>
          </table:table-cell>
          <table:table-cell office:value-type="float" office:value="0.975408" calcext:value-type="float">
            <text:p>0.975408</text:p>
          </table:table-cell>
          <table:table-cell table:number-columns-repeated="2" office:value-type="float" office:value="0.961261" calcext:value-type="float">
            <text:p>0.961261</text:p>
          </table:table-cell>
          <table:table-cell office:value-type="float" office:value="0.957418" calcext:value-type="float">
            <text:p>0.957418</text:p>
          </table:table-cell>
          <table:table-cell table:number-columns-repeated="2" office:value-type="float" office:value="0.961071" calcext:value-type="float">
            <text:p>0.961071</text:p>
          </table:table-cell>
          <table:table-cell table:number-columns-repeated="2" office:value-type="float" office:value="0.958099" calcext:value-type="float">
            <text:p>0.958099</text:p>
          </table:table-cell>
          <table:table-cell office:value-type="float" office:value="0.951248" calcext:value-type="float">
            <text:p>0.951248</text:p>
          </table:table-cell>
        </table:table-row>
        <table:table-row table:style-name="ro1">
          <table:table-cell office:value-type="float" office:value="0.95711" calcext:value-type="float">
            <text:p>0.95711</text:p>
          </table:table-cell>
          <table:table-cell office:value-type="float" office:value="0.965132" calcext:value-type="float">
            <text:p>0.965132</text:p>
          </table:table-cell>
          <table:table-cell table:number-columns-repeated="2" office:value-type="float" office:value="0.953415" calcext:value-type="float">
            <text:p>0.953415</text:p>
          </table:table-cell>
          <table:table-cell table:number-columns-repeated="2" office:value-type="float" office:value="0.95601" calcext:value-type="float">
            <text:p>0.95601</text:p>
          </table:table-cell>
          <table:table-cell office:value-type="float" office:value="0.955692" calcext:value-type="float">
            <text:p>0.955692</text:p>
          </table:table-cell>
          <table:table-cell table:number-columns-repeated="2" office:value-type="float" office:value="0.96193" calcext:value-type="float">
            <text:p>0.96193</text:p>
          </table:table-cell>
          <table:table-cell office:value-type="float" office:value="0.957362" calcext:value-type="float">
            <text:p>0.957362</text:p>
          </table:table-cell>
          <table:table-cell table:number-columns-repeated="2" office:value-type="float" office:value="0.957324" calcext:value-type="float">
            <text:p>0.957324</text:p>
          </table:table-cell>
          <table:table-cell table:number-columns-repeated="2" office:value-type="float" office:value="0.954185" calcext:value-type="float">
            <text:p>0.954185</text:p>
          </table:table-cell>
          <table:table-cell office:value-type="float" office:value="0.961345" calcext:value-type="float">
            <text:p>0.961345</text:p>
          </table:table-cell>
          <table:table-cell table:number-columns-repeated="2" office:value-type="float" office:value="0.966245" calcext:value-type="float">
            <text:p>0.966245</text:p>
          </table:table-cell>
          <table:table-cell office:value-type="float" office:value="0.969426" calcext:value-type="float">
            <text:p>0.969426</text:p>
          </table:table-cell>
          <table:table-cell table:number-columns-repeated="2" office:value-type="float" office:value="0.968123" calcext:value-type="float">
            <text:p>0.968123</text:p>
          </table:table-cell>
          <table:table-cell office:value-type="float" office:value="0.959759" calcext:value-type="float">
            <text:p>0.959759</text:p>
          </table:table-cell>
          <table:table-cell office:value-type="float" office:value="0.974689" calcext:value-type="float">
            <text:p>0.974689</text:p>
          </table:table-cell>
          <table:table-cell table:number-columns-repeated="2" office:value-type="float" office:value="0.960948" calcext:value-type="float">
            <text:p>0.960948</text:p>
          </table:table-cell>
          <table:table-cell office:value-type="float" office:value="0.957344" calcext:value-type="float">
            <text:p>0.957344</text:p>
          </table:table-cell>
          <table:table-cell table:number-columns-repeated="2" office:value-type="float" office:value="0.961833" calcext:value-type="float">
            <text:p>0.961833</text:p>
          </table:table-cell>
          <table:table-cell table:number-columns-repeated="2" office:value-type="float" office:value="0.958353" calcext:value-type="float">
            <text:p>0.958353</text:p>
          </table:table-cell>
          <table:table-cell office:value-type="float" office:value="0.951132" calcext:value-type="float">
            <text:p>0.951132</text:p>
          </table:table-cell>
        </table:table-row>
        <table:table-row table:style-name="ro1">
          <table:table-cell office:value-type="float" office:value="0.957526" calcext:value-type="float">
            <text:p>0.957526</text:p>
          </table:table-cell>
          <table:table-cell office:value-type="float" office:value="0.964873" calcext:value-type="float">
            <text:p>0.964873</text:p>
          </table:table-cell>
          <table:table-cell table:number-columns-repeated="2" office:value-type="float" office:value="0.952497" calcext:value-type="float">
            <text:p>0.952497</text:p>
          </table:table-cell>
          <table:table-cell table:number-columns-repeated="2" office:value-type="float" office:value="0.955358" calcext:value-type="float">
            <text:p>0.955358</text:p>
          </table:table-cell>
          <table:table-cell office:value-type="float" office:value="0.956008" calcext:value-type="float">
            <text:p>0.956008</text:p>
          </table:table-cell>
          <table:table-cell table:number-columns-repeated="2" office:value-type="float" office:value="0.962703" calcext:value-type="float">
            <text:p>0.962703</text:p>
          </table:table-cell>
          <table:table-cell office:value-type="float" office:value="0.95695" calcext:value-type="float">
            <text:p>0.95695</text:p>
          </table:table-cell>
          <table:table-cell table:number-columns-repeated="2" office:value-type="float" office:value="0.958037" calcext:value-type="float">
            <text:p>0.958037</text:p>
          </table:table-cell>
          <table:table-cell table:number-columns-repeated="2" office:value-type="float" office:value="0.953492" calcext:value-type="float">
            <text:p>0.953492</text:p>
          </table:table-cell>
          <table:table-cell office:value-type="float" office:value="0.961052" calcext:value-type="float">
            <text:p>0.961052</text:p>
          </table:table-cell>
          <table:table-cell table:number-columns-repeated="2" office:value-type="float" office:value="0.966284" calcext:value-type="float">
            <text:p>0.966284</text:p>
          </table:table-cell>
          <table:table-cell office:value-type="float" office:value="0.968063" calcext:value-type="float">
            <text:p>0.968063</text:p>
          </table:table-cell>
          <table:table-cell table:number-columns-repeated="2" office:value-type="float" office:value="0.969218" calcext:value-type="float">
            <text:p>0.969218</text:p>
          </table:table-cell>
          <table:table-cell office:value-type="float" office:value="0.95903" calcext:value-type="float">
            <text:p>0.95903</text:p>
          </table:table-cell>
          <table:table-cell office:value-type="float" office:value="0.974638" calcext:value-type="float">
            <text:p>0.974638</text:p>
          </table:table-cell>
          <table:table-cell table:number-columns-repeated="2" office:value-type="float" office:value="0.959663" calcext:value-type="float">
            <text:p>0.959663</text:p>
          </table:table-cell>
          <table:table-cell office:value-type="float" office:value="0.956745" calcext:value-type="float">
            <text:p>0.956745</text:p>
          </table:table-cell>
          <table:table-cell table:number-columns-repeated="2" office:value-type="float" office:value="0.962651" calcext:value-type="float">
            <text:p>0.962651</text:p>
          </table:table-cell>
          <table:table-cell table:number-columns-repeated="2" office:value-type="float" office:value="0.95693" calcext:value-type="float">
            <text:p>0.95693</text:p>
          </table:table-cell>
          <table:table-cell office:value-type="float" office:value="0.95296" calcext:value-type="float">
            <text:p>0.95296</text:p>
          </table:table-cell>
        </table:table-row>
        <table:table-row table:style-name="ro1">
          <table:table-cell office:value-type="float" office:value="0.958459" calcext:value-type="float">
            <text:p>0.958459</text:p>
          </table:table-cell>
          <table:table-cell office:value-type="float" office:value="0.964299" calcext:value-type="float">
            <text:p>0.964299</text:p>
          </table:table-cell>
          <table:table-cell table:number-columns-repeated="2" office:value-type="float" office:value="0.95236" calcext:value-type="float">
            <text:p>0.95236</text:p>
          </table:table-cell>
          <table:table-cell table:number-columns-repeated="2" office:value-type="float" office:value="0.956327" calcext:value-type="float">
            <text:p>0.956327</text:p>
          </table:table-cell>
          <table:table-cell office:value-type="float" office:value="0.955324" calcext:value-type="float">
            <text:p>0.955324</text:p>
          </table:table-cell>
          <table:table-cell table:number-columns-repeated="2" office:value-type="float" office:value="0.962224" calcext:value-type="float">
            <text:p>0.962224</text:p>
          </table:table-cell>
          <table:table-cell office:value-type="float" office:value="0.957065" calcext:value-type="float">
            <text:p>0.957065</text:p>
          </table:table-cell>
          <table:table-cell table:number-columns-repeated="2" office:value-type="float" office:value="0.957911" calcext:value-type="float">
            <text:p>0.957911</text:p>
          </table:table-cell>
          <table:table-cell table:number-columns-repeated="2" office:value-type="float" office:value="0.952884" calcext:value-type="float">
            <text:p>0.952884</text:p>
          </table:table-cell>
          <table:table-cell office:value-type="float" office:value="0.961216" calcext:value-type="float">
            <text:p>0.961216</text:p>
          </table:table-cell>
          <table:table-cell table:number-columns-repeated="2" office:value-type="float" office:value="0.965017" calcext:value-type="float">
            <text:p>0.965017</text:p>
          </table:table-cell>
          <table:table-cell office:value-type="float" office:value="0.967369" calcext:value-type="float">
            <text:p>0.967369</text:p>
          </table:table-cell>
          <table:table-cell table:number-columns-repeated="2" office:value-type="float" office:value="0.969531" calcext:value-type="float">
            <text:p>0.969531</text:p>
          </table:table-cell>
          <table:table-cell office:value-type="float" office:value="0.959124" calcext:value-type="float">
            <text:p>0.959124</text:p>
          </table:table-cell>
          <table:table-cell office:value-type="float" office:value="0.974587" calcext:value-type="float">
            <text:p>0.974587</text:p>
          </table:table-cell>
          <table:table-cell table:number-columns-repeated="2" office:value-type="float" office:value="0.95961" calcext:value-type="float">
            <text:p>0.95961</text:p>
          </table:table-cell>
          <table:table-cell office:value-type="float" office:value="0.956295" calcext:value-type="float">
            <text:p>0.956295</text:p>
          </table:table-cell>
          <table:table-cell table:number-columns-repeated="2" office:value-type="float" office:value="0.964439" calcext:value-type="float">
            <text:p>0.964439</text:p>
          </table:table-cell>
          <table:table-cell table:number-columns-repeated="2" office:value-type="float" office:value="0.956788" calcext:value-type="float">
            <text:p>0.956788</text:p>
          </table:table-cell>
          <table:table-cell office:value-type="float" office:value="0.953237" calcext:value-type="float">
            <text:p>0.953237</text:p>
          </table:table-cell>
        </table:table-row>
        <table:table-row table:style-name="ro1">
          <table:table-cell office:value-type="float" office:value="0.95809" calcext:value-type="float">
            <text:p>0.95809</text:p>
          </table:table-cell>
          <table:table-cell office:value-type="float" office:value="0.964312" calcext:value-type="float">
            <text:p>0.964312</text:p>
          </table:table-cell>
          <table:table-cell table:number-columns-repeated="2" office:value-type="float" office:value="0.952007" calcext:value-type="float">
            <text:p>0.952007</text:p>
          </table:table-cell>
          <table:table-cell table:number-columns-repeated="2" office:value-type="float" office:value="0.956047" calcext:value-type="float">
            <text:p>0.956047</text:p>
          </table:table-cell>
          <table:table-cell office:value-type="float" office:value="0.95483" calcext:value-type="float">
            <text:p>0.95483</text:p>
          </table:table-cell>
          <table:table-cell table:number-columns-repeated="2" office:value-type="float" office:value="0.960763" calcext:value-type="float">
            <text:p>0.960763</text:p>
          </table:table-cell>
          <table:table-cell office:value-type="float" office:value="0.957662" calcext:value-type="float">
            <text:p>0.957662</text:p>
          </table:table-cell>
          <table:table-cell table:number-columns-repeated="2" office:value-type="float" office:value="0.958315" calcext:value-type="float">
            <text:p>0.958315</text:p>
          </table:table-cell>
          <table:table-cell table:number-columns-repeated="2" office:value-type="float" office:value="0.953725" calcext:value-type="float">
            <text:p>0.953725</text:p>
          </table:table-cell>
          <table:table-cell office:value-type="float" office:value="0.961148" calcext:value-type="float">
            <text:p>0.961148</text:p>
          </table:table-cell>
          <table:table-cell table:number-columns-repeated="2" office:value-type="float" office:value="0.964561" calcext:value-type="float">
            <text:p>0.964561</text:p>
          </table:table-cell>
          <table:table-cell office:value-type="float" office:value="0.966837" calcext:value-type="float">
            <text:p>0.966837</text:p>
          </table:table-cell>
          <table:table-cell table:number-columns-repeated="2" office:value-type="float" office:value="0.969042" calcext:value-type="float">
            <text:p>0.969042</text:p>
          </table:table-cell>
          <table:table-cell office:value-type="float" office:value="0.958751" calcext:value-type="float">
            <text:p>0.958751</text:p>
          </table:table-cell>
          <table:table-cell office:value-type="float" office:value="0.973667" calcext:value-type="float">
            <text:p>0.973667</text:p>
          </table:table-cell>
          <table:table-cell table:number-columns-repeated="2" office:value-type="float" office:value="0.959231" calcext:value-type="float">
            <text:p>0.959231</text:p>
          </table:table-cell>
          <table:table-cell office:value-type="float" office:value="0.955429" calcext:value-type="float">
            <text:p>0.955429</text:p>
          </table:table-cell>
          <table:table-cell table:number-columns-repeated="2" office:value-type="float" office:value="0.965474" calcext:value-type="float">
            <text:p>0.965474</text:p>
          </table:table-cell>
          <table:table-cell table:number-columns-repeated="2" office:value-type="float" office:value="0.957357" calcext:value-type="float">
            <text:p>0.957357</text:p>
          </table:table-cell>
          <table:table-cell office:value-type="float" office:value="0.954355" calcext:value-type="float">
            <text:p>0.954355</text:p>
          </table:table-cell>
        </table:table-row>
        <table:table-row table:style-name="ro1">
          <table:table-cell office:value-type="float" office:value="0.958855" calcext:value-type="float">
            <text:p>0.958855</text:p>
          </table:table-cell>
          <table:table-cell office:value-type="float" office:value="0.965002" calcext:value-type="float">
            <text:p>0.965002</text:p>
          </table:table-cell>
          <table:table-cell table:number-columns-repeated="2" office:value-type="float" office:value="0.953228" calcext:value-type="float">
            <text:p>0.953228</text:p>
          </table:table-cell>
          <table:table-cell table:number-columns-repeated="2" office:value-type="float" office:value="0.956026" calcext:value-type="float">
            <text:p>0.956026</text:p>
          </table:table-cell>
          <table:table-cell office:value-type="float" office:value="0.955816" calcext:value-type="float">
            <text:p>0.955816</text:p>
          </table:table-cell>
          <table:table-cell table:number-columns-repeated="2" office:value-type="float" office:value="0.96105" calcext:value-type="float">
            <text:p>0.96105</text:p>
          </table:table-cell>
          <table:table-cell office:value-type="float" office:value="0.957621" calcext:value-type="float">
            <text:p>0.957621</text:p>
          </table:table-cell>
          <table:table-cell table:number-columns-repeated="2" office:value-type="float" office:value="0.957606" calcext:value-type="float">
            <text:p>0.957606</text:p>
          </table:table-cell>
          <table:table-cell table:number-columns-repeated="2" office:value-type="float" office:value="0.953582" calcext:value-type="float">
            <text:p>0.953582</text:p>
          </table:table-cell>
          <table:table-cell office:value-type="float" office:value="0.960952" calcext:value-type="float">
            <text:p>0.960952</text:p>
          </table:table-cell>
          <table:table-cell table:number-columns-repeated="2" office:value-type="float" office:value="0.965631" calcext:value-type="float">
            <text:p>0.965631</text:p>
          </table:table-cell>
          <table:table-cell office:value-type="float" office:value="0.967494" calcext:value-type="float">
            <text:p>0.967494</text:p>
          </table:table-cell>
          <table:table-cell table:number-columns-repeated="2" office:value-type="float" office:value="0.968872" calcext:value-type="float">
            <text:p>0.968872</text:p>
          </table:table-cell>
          <table:table-cell office:value-type="float" office:value="0.958709" calcext:value-type="float">
            <text:p>0.958709</text:p>
          </table:table-cell>
          <table:table-cell office:value-type="float" office:value="0.972594" calcext:value-type="float">
            <text:p>0.972594</text:p>
          </table:table-cell>
          <table:table-cell table:number-columns-repeated="2" office:value-type="float" office:value="0.958803" calcext:value-type="float">
            <text:p>0.958803</text:p>
          </table:table-cell>
          <table:table-cell office:value-type="float" office:value="0.956282" calcext:value-type="float">
            <text:p>0.956282</text:p>
          </table:table-cell>
          <table:table-cell table:number-columns-repeated="2" office:value-type="float" office:value="0.967083" calcext:value-type="float">
            <text:p>0.967083</text:p>
          </table:table-cell>
          <table:table-cell table:number-columns-repeated="2" office:value-type="float" office:value="0.956846" calcext:value-type="float">
            <text:p>0.956846</text:p>
          </table:table-cell>
          <table:table-cell office:value-type="float" office:value="0.953947" calcext:value-type="float">
            <text:p>0.953947</text:p>
          </table:table-cell>
        </table:table-row>
        <table:table-row table:style-name="ro1">
          <table:table-cell office:value-type="float" office:value="0.958678" calcext:value-type="float">
            <text:p>0.958678</text:p>
          </table:table-cell>
          <table:table-cell office:value-type="float" office:value="0.964183" calcext:value-type="float">
            <text:p>0.964183</text:p>
          </table:table-cell>
          <table:table-cell table:number-columns-repeated="2" office:value-type="float" office:value="0.953345" calcext:value-type="float">
            <text:p>0.953345</text:p>
          </table:table-cell>
          <table:table-cell table:number-columns-repeated="2" office:value-type="float" office:value="0.956495" calcext:value-type="float">
            <text:p>0.956495</text:p>
          </table:table-cell>
          <table:table-cell office:value-type="float" office:value="0.95599" calcext:value-type="float">
            <text:p>0.95599</text:p>
          </table:table-cell>
          <table:table-cell table:number-columns-repeated="2" office:value-type="float" office:value="0.96142" calcext:value-type="float">
            <text:p>0.96142</text:p>
          </table:table-cell>
          <table:table-cell office:value-type="float" office:value="0.957015" calcext:value-type="float">
            <text:p>0.957015</text:p>
          </table:table-cell>
          <table:table-cell table:number-columns-repeated="2" office:value-type="float" office:value="0.958348" calcext:value-type="float">
            <text:p>0.958348</text:p>
          </table:table-cell>
          <table:table-cell table:number-columns-repeated="2" office:value-type="float" office:value="0.953903" calcext:value-type="float">
            <text:p>0.953903</text:p>
          </table:table-cell>
          <table:table-cell office:value-type="float" office:value="0.960398" calcext:value-type="float">
            <text:p>0.960398</text:p>
          </table:table-cell>
          <table:table-cell table:number-columns-repeated="2" office:value-type="float" office:value="0.965178" calcext:value-type="float">
            <text:p>0.965178</text:p>
          </table:table-cell>
          <table:table-cell office:value-type="float" office:value="0.967574" calcext:value-type="float">
            <text:p>0.967574</text:p>
          </table:table-cell>
          <table:table-cell table:number-columns-repeated="2" office:value-type="float" office:value="0.968117" calcext:value-type="float">
            <text:p>0.968117</text:p>
          </table:table-cell>
          <table:table-cell office:value-type="float" office:value="0.957791" calcext:value-type="float">
            <text:p>0.957791</text:p>
          </table:table-cell>
          <table:table-cell office:value-type="float" office:value="0.972633" calcext:value-type="float">
            <text:p>0.972633</text:p>
          </table:table-cell>
          <table:table-cell table:number-columns-repeated="2" office:value-type="float" office:value="0.959812" calcext:value-type="float">
            <text:p>0.959812</text:p>
          </table:table-cell>
          <table:table-cell office:value-type="float" office:value="0.956455" calcext:value-type="float">
            <text:p>0.956455</text:p>
          </table:table-cell>
          <table:table-cell table:number-columns-repeated="2" office:value-type="float" office:value="0.966965" calcext:value-type="float">
            <text:p>0.966965</text:p>
          </table:table-cell>
          <table:table-cell table:number-columns-repeated="2" office:value-type="float" office:value="0.956802" calcext:value-type="float">
            <text:p>0.956802</text:p>
          </table:table-cell>
          <table:table-cell office:value-type="float" office:value="0.954299" calcext:value-type="float">
            <text:p>0.954299</text:p>
          </table:table-cell>
        </table:table-row>
        <table:table-row table:style-name="ro1">
          <table:table-cell office:value-type="float" office:value="0.958043" calcext:value-type="float">
            <text:p>0.958043</text:p>
          </table:table-cell>
          <table:table-cell office:value-type="float" office:value="0.963325" calcext:value-type="float">
            <text:p>0.963325</text:p>
          </table:table-cell>
          <table:table-cell table:number-columns-repeated="2" office:value-type="float" office:value="0.953385" calcext:value-type="float">
            <text:p>0.953385</text:p>
          </table:table-cell>
          <table:table-cell table:number-columns-repeated="2" office:value-type="float" office:value="0.956146" calcext:value-type="float">
            <text:p>0.956146</text:p>
          </table:table-cell>
          <table:table-cell office:value-type="float" office:value="0.95699" calcext:value-type="float">
            <text:p>0.95699</text:p>
          </table:table-cell>
          <table:table-cell table:number-columns-repeated="2" office:value-type="float" office:value="0.961886" calcext:value-type="float">
            <text:p>0.961886</text:p>
          </table:table-cell>
          <table:table-cell office:value-type="float" office:value="0.957476" calcext:value-type="float">
            <text:p>0.957476</text:p>
          </table:table-cell>
          <table:table-cell table:number-columns-repeated="2" office:value-type="float" office:value="0.958162" calcext:value-type="float">
            <text:p>0.958162</text:p>
          </table:table-cell>
          <table:table-cell table:number-columns-repeated="2" office:value-type="float" office:value="0.953534" calcext:value-type="float">
            <text:p>0.953534</text:p>
          </table:table-cell>
          <table:table-cell office:value-type="float" office:value="0.960337" calcext:value-type="float">
            <text:p>0.960337</text:p>
          </table:table-cell>
          <table:table-cell table:number-columns-repeated="2" office:value-type="float" office:value="0.966038" calcext:value-type="float">
            <text:p>0.966038</text:p>
          </table:table-cell>
          <table:table-cell office:value-type="float" office:value="0.968191" calcext:value-type="float">
            <text:p>0.968191</text:p>
          </table:table-cell>
          <table:table-cell table:number-columns-repeated="2" office:value-type="float" office:value="0.96797" calcext:value-type="float">
            <text:p>0.96797</text:p>
          </table:table-cell>
          <table:table-cell office:value-type="float" office:value="0.957363" calcext:value-type="float">
            <text:p>0.957363</text:p>
          </table:table-cell>
          <table:table-cell office:value-type="float" office:value="0.97204" calcext:value-type="float">
            <text:p>0.97204</text:p>
          </table:table-cell>
          <table:table-cell table:number-columns-repeated="2" office:value-type="float" office:value="0.960239" calcext:value-type="float">
            <text:p>0.960239</text:p>
          </table:table-cell>
          <table:table-cell office:value-type="float" office:value="0.956701" calcext:value-type="float">
            <text:p>0.956701</text:p>
          </table:table-cell>
          <table:table-cell table:number-columns-repeated="2" office:value-type="float" office:value="0.965832" calcext:value-type="float">
            <text:p>0.965832</text:p>
          </table:table-cell>
          <table:table-cell table:number-columns-repeated="2" office:value-type="float" office:value="0.956669" calcext:value-type="float">
            <text:p>0.956669</text:p>
          </table:table-cell>
          <table:table-cell office:value-type="float" office:value="0.954373" calcext:value-type="float">
            <text:p>0.954373</text:p>
          </table:table-cell>
        </table:table-row>
        <table:table-row table:style-name="ro1">
          <table:table-cell office:value-type="float" office:value="0.95842" calcext:value-type="float">
            <text:p>0.95842</text:p>
          </table:table-cell>
          <table:table-cell office:value-type="float" office:value="0.963352" calcext:value-type="float">
            <text:p>0.963352</text:p>
          </table:table-cell>
          <table:table-cell table:number-columns-repeated="2" office:value-type="float" office:value="0.953436" calcext:value-type="float">
            <text:p>0.953436</text:p>
          </table:table-cell>
          <table:table-cell table:number-columns-repeated="2" office:value-type="float" office:value="0.957071" calcext:value-type="float">
            <text:p>0.957071</text:p>
          </table:table-cell>
          <table:table-cell office:value-type="float" office:value="0.956476" calcext:value-type="float">
            <text:p>0.956476</text:p>
          </table:table-cell>
          <table:table-cell table:number-columns-repeated="2" office:value-type="float" office:value="0.9625" calcext:value-type="float">
            <text:p>0.9625</text:p>
          </table:table-cell>
          <table:table-cell office:value-type="float" office:value="0.957913" calcext:value-type="float">
            <text:p>0.957913</text:p>
          </table:table-cell>
          <table:table-cell table:number-columns-repeated="2" office:value-type="float" office:value="0.959301" calcext:value-type="float">
            <text:p>0.959301</text:p>
          </table:table-cell>
          <table:table-cell table:number-columns-repeated="2" office:value-type="float" office:value="0.953558" calcext:value-type="float">
            <text:p>0.953558</text:p>
          </table:table-cell>
          <table:table-cell office:value-type="float" office:value="0.960707" calcext:value-type="float">
            <text:p>0.960707</text:p>
          </table:table-cell>
          <table:table-cell table:number-columns-repeated="2" office:value-type="float" office:value="0.96575" calcext:value-type="float">
            <text:p>0.96575</text:p>
          </table:table-cell>
          <table:table-cell office:value-type="float" office:value="0.967958" calcext:value-type="float">
            <text:p>0.967958</text:p>
          </table:table-cell>
          <table:table-cell table:number-columns-repeated="2" office:value-type="float" office:value="0.967849" calcext:value-type="float">
            <text:p>0.967849</text:p>
          </table:table-cell>
          <table:table-cell office:value-type="float" office:value="0.958154" calcext:value-type="float">
            <text:p>0.958154</text:p>
          </table:table-cell>
          <table:table-cell office:value-type="float" office:value="0.972613" calcext:value-type="float">
            <text:p>0.972613</text:p>
          </table:table-cell>
          <table:table-cell table:number-columns-repeated="2" office:value-type="float" office:value="0.960601" calcext:value-type="float">
            <text:p>0.960601</text:p>
          </table:table-cell>
          <table:table-cell office:value-type="float" office:value="0.957799" calcext:value-type="float">
            <text:p>0.957799</text:p>
          </table:table-cell>
          <table:table-cell table:number-columns-repeated="2" office:value-type="float" office:value="0.964943" calcext:value-type="float">
            <text:p>0.964943</text:p>
          </table:table-cell>
          <table:table-cell table:number-columns-repeated="2" office:value-type="float" office:value="0.957421" calcext:value-type="float">
            <text:p>0.957421</text:p>
          </table:table-cell>
          <table:table-cell office:value-type="float" office:value="0.953633" calcext:value-type="float">
            <text:p>0.953633</text:p>
          </table:table-cell>
        </table:table-row>
        <table:table-row table:style-name="ro1">
          <table:table-cell office:value-type="float" office:value="0.958494" calcext:value-type="float">
            <text:p>0.958494</text:p>
          </table:table-cell>
          <table:table-cell office:value-type="float" office:value="0.962406" calcext:value-type="float">
            <text:p>0.962406</text:p>
          </table:table-cell>
          <table:table-cell table:number-columns-repeated="2" office:value-type="float" office:value="0.95301" calcext:value-type="float">
            <text:p>0.95301</text:p>
          </table:table-cell>
          <table:table-cell table:number-columns-repeated="2" office:value-type="float" office:value="0.95838" calcext:value-type="float">
            <text:p>0.95838</text:p>
          </table:table-cell>
          <table:table-cell office:value-type="float" office:value="0.956722" calcext:value-type="float">
            <text:p>0.956722</text:p>
          </table:table-cell>
          <table:table-cell table:number-columns-repeated="2" office:value-type="float" office:value="0.962945" calcext:value-type="float">
            <text:p>0.962945</text:p>
          </table:table-cell>
          <table:table-cell office:value-type="float" office:value="0.958173" calcext:value-type="float">
            <text:p>0.958173</text:p>
          </table:table-cell>
          <table:table-cell table:number-columns-repeated="2" office:value-type="float" office:value="0.959043" calcext:value-type="float">
            <text:p>0.959043</text:p>
          </table:table-cell>
          <table:table-cell table:number-columns-repeated="2" office:value-type="float" office:value="0.953307" calcext:value-type="float">
            <text:p>0.953307</text:p>
          </table:table-cell>
          <table:table-cell office:value-type="float" office:value="0.961433" calcext:value-type="float">
            <text:p>0.961433</text:p>
          </table:table-cell>
          <table:table-cell table:number-columns-repeated="2" office:value-type="float" office:value="0.965541" calcext:value-type="float">
            <text:p>0.965541</text:p>
          </table:table-cell>
          <table:table-cell office:value-type="float" office:value="0.967436" calcext:value-type="float">
            <text:p>0.967436</text:p>
          </table:table-cell>
          <table:table-cell table:number-columns-repeated="2" office:value-type="float" office:value="0.968056" calcext:value-type="float">
            <text:p>0.968056</text:p>
          </table:table-cell>
          <table:table-cell office:value-type="float" office:value="0.958392" calcext:value-type="float">
            <text:p>0.958392</text:p>
          </table:table-cell>
          <table:table-cell office:value-type="float" office:value="0.972711" calcext:value-type="float">
            <text:p>0.972711</text:p>
          </table:table-cell>
          <table:table-cell table:number-columns-repeated="2" office:value-type="float" office:value="0.960255" calcext:value-type="float">
            <text:p>0.960255</text:p>
          </table:table-cell>
          <table:table-cell office:value-type="float" office:value="0.958133" calcext:value-type="float">
            <text:p>0.958133</text:p>
          </table:table-cell>
          <table:table-cell table:number-columns-repeated="2" office:value-type="float" office:value="0.965079" calcext:value-type="float">
            <text:p>0.965079</text:p>
          </table:table-cell>
          <table:table-cell table:number-columns-repeated="2" office:value-type="float" office:value="0.95792" calcext:value-type="float">
            <text:p>0.95792</text:p>
          </table:table-cell>
          <table:table-cell office:value-type="float" office:value="0.953843" calcext:value-type="float">
            <text:p>0.953843</text:p>
          </table:table-cell>
        </table:table-row>
        <table:table-row table:style-name="ro1">
          <table:table-cell office:value-type="float" office:value="0.958223" calcext:value-type="float">
            <text:p>0.958223</text:p>
          </table:table-cell>
          <table:table-cell office:value-type="float" office:value="0.96206" calcext:value-type="float">
            <text:p>0.96206</text:p>
          </table:table-cell>
          <table:table-cell table:number-columns-repeated="2" office:value-type="float" office:value="0.952349" calcext:value-type="float">
            <text:p>0.952349</text:p>
          </table:table-cell>
          <table:table-cell table:number-columns-repeated="2" office:value-type="float" office:value="0.958376" calcext:value-type="float">
            <text:p>0.958376</text:p>
          </table:table-cell>
          <table:table-cell office:value-type="float" office:value="0.956125" calcext:value-type="float">
            <text:p>0.956125</text:p>
          </table:table-cell>
          <table:table-cell table:number-columns-repeated="2" office:value-type="float" office:value="0.963037" calcext:value-type="float">
            <text:p>0.963037</text:p>
          </table:table-cell>
          <table:table-cell office:value-type="float" office:value="0.957595" calcext:value-type="float">
            <text:p>0.957595</text:p>
          </table:table-cell>
          <table:table-cell table:number-columns-repeated="2" office:value-type="float" office:value="0.959145" calcext:value-type="float">
            <text:p>0.959145</text:p>
          </table:table-cell>
          <table:table-cell table:number-columns-repeated="2" office:value-type="float" office:value="0.953631" calcext:value-type="float">
            <text:p>0.953631</text:p>
          </table:table-cell>
          <table:table-cell office:value-type="float" office:value="0.962262" calcext:value-type="float">
            <text:p>0.962262</text:p>
          </table:table-cell>
          <table:table-cell table:number-columns-repeated="2" office:value-type="float" office:value="0.965187" calcext:value-type="float">
            <text:p>0.965187</text:p>
          </table:table-cell>
          <table:table-cell office:value-type="float" office:value="0.967839" calcext:value-type="float">
            <text:p>0.967839</text:p>
          </table:table-cell>
          <table:table-cell table:number-columns-repeated="2" office:value-type="float" office:value="0.968306" calcext:value-type="float">
            <text:p>0.968306</text:p>
          </table:table-cell>
          <table:table-cell office:value-type="float" office:value="0.958302" calcext:value-type="float">
            <text:p>0.958302</text:p>
          </table:table-cell>
          <table:table-cell office:value-type="float" office:value="0.973143" calcext:value-type="float">
            <text:p>0.973143</text:p>
          </table:table-cell>
          <table:table-cell table:number-columns-repeated="2" office:value-type="float" office:value="0.959841" calcext:value-type="float">
            <text:p>0.959841</text:p>
          </table:table-cell>
          <table:table-cell office:value-type="float" office:value="0.958865" calcext:value-type="float">
            <text:p>0.958865</text:p>
          </table:table-cell>
          <table:table-cell table:number-columns-repeated="2" office:value-type="float" office:value="0.965374" calcext:value-type="float">
            <text:p>0.965374</text:p>
          </table:table-cell>
          <table:table-cell table:number-columns-repeated="2" office:value-type="float" office:value="0.957856" calcext:value-type="float">
            <text:p>0.957856</text:p>
          </table:table-cell>
          <table:table-cell office:value-type="float" office:value="0.953558" calcext:value-type="float">
            <text:p>0.953558</text:p>
          </table:table-cell>
        </table:table-row>
        <table:table-row table:style-name="ro1">
          <table:table-cell office:value-type="float" office:value="0.958408" calcext:value-type="float">
            <text:p>0.958408</text:p>
          </table:table-cell>
          <table:table-cell office:value-type="float" office:value="0.962082" calcext:value-type="float">
            <text:p>0.962082</text:p>
          </table:table-cell>
          <table:table-cell table:number-columns-repeated="2" office:value-type="float" office:value="0.953041" calcext:value-type="float">
            <text:p>0.953041</text:p>
          </table:table-cell>
          <table:table-cell table:number-columns-repeated="2" office:value-type="float" office:value="0.957488" calcext:value-type="float">
            <text:p>0.957488</text:p>
          </table:table-cell>
          <table:table-cell office:value-type="float" office:value="0.957017" calcext:value-type="float">
            <text:p>0.957017</text:p>
          </table:table-cell>
          <table:table-cell table:number-columns-repeated="2" office:value-type="float" office:value="0.96323" calcext:value-type="float">
            <text:p>0.96323</text:p>
          </table:table-cell>
          <table:table-cell office:value-type="float" office:value="0.956858" calcext:value-type="float">
            <text:p>0.956858</text:p>
          </table:table-cell>
          <table:table-cell table:number-columns-repeated="2" office:value-type="float" office:value="0.958678" calcext:value-type="float">
            <text:p>0.958678</text:p>
          </table:table-cell>
          <table:table-cell table:number-columns-repeated="2" office:value-type="float" office:value="0.953477" calcext:value-type="float">
            <text:p>0.953477</text:p>
          </table:table-cell>
          <table:table-cell office:value-type="float" office:value="0.962741" calcext:value-type="float">
            <text:p>0.962741</text:p>
          </table:table-cell>
          <table:table-cell table:number-columns-repeated="2" office:value-type="float" office:value="0.964932" calcext:value-type="float">
            <text:p>0.964932</text:p>
          </table:table-cell>
          <table:table-cell office:value-type="float" office:value="0.967588" calcext:value-type="float">
            <text:p>0.967588</text:p>
          </table:table-cell>
          <table:table-cell table:number-columns-repeated="2" office:value-type="float" office:value="0.96743" calcext:value-type="float">
            <text:p>0.96743</text:p>
          </table:table-cell>
          <table:table-cell office:value-type="float" office:value="0.957824" calcext:value-type="float">
            <text:p>0.957824</text:p>
          </table:table-cell>
          <table:table-cell office:value-type="float" office:value="0.973066" calcext:value-type="float">
            <text:p>0.973066</text:p>
          </table:table-cell>
          <table:table-cell table:number-columns-repeated="2" office:value-type="float" office:value="0.959767" calcext:value-type="float">
            <text:p>0.959767</text:p>
          </table:table-cell>
          <table:table-cell office:value-type="float" office:value="0.958517" calcext:value-type="float">
            <text:p>0.958517</text:p>
          </table:table-cell>
          <table:table-cell table:number-columns-repeated="2" office:value-type="float" office:value="0.964819" calcext:value-type="float">
            <text:p>0.964819</text:p>
          </table:table-cell>
          <table:table-cell table:number-columns-repeated="2" office:value-type="float" office:value="0.957255" calcext:value-type="float">
            <text:p>0.957255</text:p>
          </table:table-cell>
          <table:table-cell office:value-type="float" office:value="0.954316" calcext:value-type="float">
            <text:p>0.954316</text:p>
          </table:table-cell>
        </table:table-row>
        <table:table-row table:style-name="ro1">
          <table:table-cell office:value-type="float" office:value="0.958394" calcext:value-type="float">
            <text:p>0.958394</text:p>
          </table:table-cell>
          <table:table-cell office:value-type="float" office:value="0.962159" calcext:value-type="float">
            <text:p>0.962159</text:p>
          </table:table-cell>
          <table:table-cell table:number-columns-repeated="2" office:value-type="float" office:value="0.954109" calcext:value-type="float">
            <text:p>0.954109</text:p>
          </table:table-cell>
          <table:table-cell table:number-columns-repeated="2" office:value-type="float" office:value="0.957166" calcext:value-type="float">
            <text:p>0.957166</text:p>
          </table:table-cell>
          <table:table-cell office:value-type="float" office:value="0.958161" calcext:value-type="float">
            <text:p>0.958161</text:p>
          </table:table-cell>
          <table:table-cell table:number-columns-repeated="2" office:value-type="float" office:value="0.963246" calcext:value-type="float">
            <text:p>0.963246</text:p>
          </table:table-cell>
          <table:table-cell office:value-type="float" office:value="0.956326" calcext:value-type="float">
            <text:p>0.956326</text:p>
          </table:table-cell>
          <table:table-cell table:number-columns-repeated="2" office:value-type="float" office:value="0.95853" calcext:value-type="float">
            <text:p>0.95853</text:p>
          </table:table-cell>
          <table:table-cell table:number-columns-repeated="2" office:value-type="float" office:value="0.953983" calcext:value-type="float">
            <text:p>0.953983</text:p>
          </table:table-cell>
          <table:table-cell office:value-type="float" office:value="0.962251" calcext:value-type="float">
            <text:p>0.962251</text:p>
          </table:table-cell>
          <table:table-cell table:number-columns-repeated="2" office:value-type="float" office:value="0.96474" calcext:value-type="float">
            <text:p>0.96474</text:p>
          </table:table-cell>
          <table:table-cell office:value-type="float" office:value="0.966845" calcext:value-type="float">
            <text:p>0.966845</text:p>
          </table:table-cell>
          <table:table-cell table:number-columns-repeated="2" office:value-type="float" office:value="0.966681" calcext:value-type="float">
            <text:p>0.966681</text:p>
          </table:table-cell>
          <table:table-cell office:value-type="float" office:value="0.958601" calcext:value-type="float">
            <text:p>0.958601</text:p>
          </table:table-cell>
          <table:table-cell office:value-type="float" office:value="0.973965" calcext:value-type="float">
            <text:p>0.973965</text:p>
          </table:table-cell>
          <table:table-cell table:number-columns-repeated="2" office:value-type="float" office:value="0.958859" calcext:value-type="float">
            <text:p>0.958859</text:p>
          </table:table-cell>
          <table:table-cell office:value-type="float" office:value="0.958263" calcext:value-type="float">
            <text:p>0.958263</text:p>
          </table:table-cell>
          <table:table-cell table:number-columns-repeated="2" office:value-type="float" office:value="0.964238" calcext:value-type="float">
            <text:p>0.964238</text:p>
          </table:table-cell>
          <table:table-cell table:number-columns-repeated="2" office:value-type="float" office:value="0.957511" calcext:value-type="float">
            <text:p>0.957511</text:p>
          </table:table-cell>
          <table:table-cell office:value-type="float" office:value="0.955401" calcext:value-type="float">
            <text:p>0.955401</text:p>
          </table:table-cell>
        </table:table-row>
        <table:table-row table:style-name="ro1">
          <table:table-cell office:value-type="float" office:value="0.957793" calcext:value-type="float">
            <text:p>0.957793</text:p>
          </table:table-cell>
          <table:table-cell office:value-type="float" office:value="0.961329" calcext:value-type="float">
            <text:p>0.961329</text:p>
          </table:table-cell>
          <table:table-cell table:number-columns-repeated="2" office:value-type="float" office:value="0.952775" calcext:value-type="float">
            <text:p>0.952775</text:p>
          </table:table-cell>
          <table:table-cell table:number-columns-repeated="2" office:value-type="float" office:value="0.957498" calcext:value-type="float">
            <text:p>0.957498</text:p>
          </table:table-cell>
          <table:table-cell office:value-type="float" office:value="0.958335" calcext:value-type="float">
            <text:p>0.958335</text:p>
          </table:table-cell>
          <table:table-cell table:number-columns-repeated="2" office:value-type="float" office:value="0.962633" calcext:value-type="float">
            <text:p>0.962633</text:p>
          </table:table-cell>
          <table:table-cell office:value-type="float" office:value="0.956975" calcext:value-type="float">
            <text:p>0.956975</text:p>
          </table:table-cell>
          <table:table-cell table:number-columns-repeated="2" office:value-type="float" office:value="0.957973" calcext:value-type="float">
            <text:p>0.957973</text:p>
          </table:table-cell>
          <table:table-cell table:number-columns-repeated="2" office:value-type="float" office:value="0.955315" calcext:value-type="float">
            <text:p>0.955315</text:p>
          </table:table-cell>
          <table:table-cell office:value-type="float" office:value="0.962685" calcext:value-type="float">
            <text:p>0.962685</text:p>
          </table:table-cell>
          <table:table-cell table:number-columns-repeated="2" office:value-type="float" office:value="0.964191" calcext:value-type="float">
            <text:p>0.964191</text:p>
          </table:table-cell>
          <table:table-cell office:value-type="float" office:value="0.966862" calcext:value-type="float">
            <text:p>0.966862</text:p>
          </table:table-cell>
          <table:table-cell table:number-columns-repeated="2" office:value-type="float" office:value="0.96545" calcext:value-type="float">
            <text:p>0.96545</text:p>
          </table:table-cell>
          <table:table-cell office:value-type="float" office:value="0.958568" calcext:value-type="float">
            <text:p>0.958568</text:p>
          </table:table-cell>
          <table:table-cell office:value-type="float" office:value="0.972843" calcext:value-type="float">
            <text:p>0.972843</text:p>
          </table:table-cell>
          <table:table-cell table:number-columns-repeated="2" office:value-type="float" office:value="0.958773" calcext:value-type="float">
            <text:p>0.958773</text:p>
          </table:table-cell>
          <table:table-cell office:value-type="float" office:value="0.957731" calcext:value-type="float">
            <text:p>0.957731</text:p>
          </table:table-cell>
          <table:table-cell table:number-columns-repeated="2" office:value-type="float" office:value="0.963665" calcext:value-type="float">
            <text:p>0.963665</text:p>
          </table:table-cell>
          <table:table-cell table:number-columns-repeated="2" office:value-type="float" office:value="0.957462" calcext:value-type="float">
            <text:p>0.957462</text:p>
          </table:table-cell>
          <table:table-cell office:value-type="float" office:value="0.955876" calcext:value-type="float">
            <text:p>0.955876</text:p>
          </table:table-cell>
        </table:table-row>
        <table:table-row table:style-name="ro1">
          <table:table-cell office:value-type="float" office:value="0.958557" calcext:value-type="float">
            <text:p>0.958557</text:p>
          </table:table-cell>
          <table:table-cell office:value-type="float" office:value="0.961127" calcext:value-type="float">
            <text:p>0.961127</text:p>
          </table:table-cell>
          <table:table-cell table:number-columns-repeated="2" office:value-type="float" office:value="0.952971" calcext:value-type="float">
            <text:p>0.952971</text:p>
          </table:table-cell>
          <table:table-cell table:number-columns-repeated="2" office:value-type="float" office:value="0.956947" calcext:value-type="float">
            <text:p>0.956947</text:p>
          </table:table-cell>
          <table:table-cell office:value-type="float" office:value="0.957729" calcext:value-type="float">
            <text:p>0.957729</text:p>
          </table:table-cell>
          <table:table-cell table:number-columns-repeated="2" office:value-type="float" office:value="0.963142" calcext:value-type="float">
            <text:p>0.963142</text:p>
          </table:table-cell>
          <table:table-cell office:value-type="float" office:value="0.957344" calcext:value-type="float">
            <text:p>0.957344</text:p>
          </table:table-cell>
          <table:table-cell table:number-columns-repeated="2" office:value-type="float" office:value="0.958161" calcext:value-type="float">
            <text:p>0.958161</text:p>
          </table:table-cell>
          <table:table-cell table:number-columns-repeated="2" office:value-type="float" office:value="0.955352" calcext:value-type="float">
            <text:p>0.955352</text:p>
          </table:table-cell>
          <table:table-cell office:value-type="float" office:value="0.962531" calcext:value-type="float">
            <text:p>0.962531</text:p>
          </table:table-cell>
          <table:table-cell table:number-columns-repeated="2" office:value-type="float" office:value="0.963773" calcext:value-type="float">
            <text:p>0.963773</text:p>
          </table:table-cell>
          <table:table-cell office:value-type="float" office:value="0.966534" calcext:value-type="float">
            <text:p>0.966534</text:p>
          </table:table-cell>
          <table:table-cell table:number-columns-repeated="2" office:value-type="float" office:value="0.964654" calcext:value-type="float">
            <text:p>0.964654</text:p>
          </table:table-cell>
          <table:table-cell office:value-type="float" office:value="0.958972" calcext:value-type="float">
            <text:p>0.958972</text:p>
          </table:table-cell>
          <table:table-cell office:value-type="float" office:value="0.971972" calcext:value-type="float">
            <text:p>0.971972</text:p>
          </table:table-cell>
          <table:table-cell table:number-columns-repeated="2" office:value-type="float" office:value="0.959008" calcext:value-type="float">
            <text:p>0.959008</text:p>
          </table:table-cell>
          <table:table-cell office:value-type="float" office:value="0.958154" calcext:value-type="float">
            <text:p>0.958154</text:p>
          </table:table-cell>
          <table:table-cell table:number-columns-repeated="2" office:value-type="float" office:value="0.964274" calcext:value-type="float">
            <text:p>0.964274</text:p>
          </table:table-cell>
          <table:table-cell table:number-columns-repeated="2" office:value-type="float" office:value="0.957344" calcext:value-type="float">
            <text:p>0.957344</text:p>
          </table:table-cell>
          <table:table-cell office:value-type="float" office:value="0.955967" calcext:value-type="float">
            <text:p>0.955967</text:p>
          </table:table-cell>
        </table:table-row>
        <table:table-row table:style-name="ro1">
          <table:table-cell office:value-type="float" office:value="0.959001" calcext:value-type="float">
            <text:p>0.959001</text:p>
          </table:table-cell>
          <table:table-cell office:value-type="float" office:value="0.961229" calcext:value-type="float">
            <text:p>0.961229</text:p>
          </table:table-cell>
          <table:table-cell table:number-columns-repeated="2" office:value-type="float" office:value="0.952246" calcext:value-type="float">
            <text:p>0.952246</text:p>
          </table:table-cell>
          <table:table-cell table:number-columns-repeated="2" office:value-type="float" office:value="0.957249" calcext:value-type="float">
            <text:p>0.957249</text:p>
          </table:table-cell>
          <table:table-cell office:value-type="float" office:value="0.957434" calcext:value-type="float">
            <text:p>0.957434</text:p>
          </table:table-cell>
          <table:table-cell table:number-columns-repeated="2" office:value-type="float" office:value="0.96278" calcext:value-type="float">
            <text:p>0.96278</text:p>
          </table:table-cell>
          <table:table-cell office:value-type="float" office:value="0.957431" calcext:value-type="float">
            <text:p>0.957431</text:p>
          </table:table-cell>
          <table:table-cell table:number-columns-repeated="2" office:value-type="float" office:value="0.958382" calcext:value-type="float">
            <text:p>0.958382</text:p>
          </table:table-cell>
          <table:table-cell table:number-columns-repeated="2" office:value-type="float" office:value="0.954582" calcext:value-type="float">
            <text:p>0.954582</text:p>
          </table:table-cell>
          <table:table-cell office:value-type="float" office:value="0.961921" calcext:value-type="float">
            <text:p>0.961921</text:p>
          </table:table-cell>
          <table:table-cell table:number-columns-repeated="2" office:value-type="float" office:value="0.963582" calcext:value-type="float">
            <text:p>0.963582</text:p>
          </table:table-cell>
          <table:table-cell office:value-type="float" office:value="0.967449" calcext:value-type="float">
            <text:p>0.967449</text:p>
          </table:table-cell>
          <table:table-cell table:number-columns-repeated="2" office:value-type="float" office:value="0.965003" calcext:value-type="float">
            <text:p>0.965003</text:p>
          </table:table-cell>
          <table:table-cell office:value-type="float" office:value="0.95889" calcext:value-type="float">
            <text:p>0.95889</text:p>
          </table:table-cell>
          <table:table-cell office:value-type="float" office:value="0.971451" calcext:value-type="float">
            <text:p>0.971451</text:p>
          </table:table-cell>
          <table:table-cell table:number-columns-repeated="2" office:value-type="float" office:value="0.960218" calcext:value-type="float">
            <text:p>0.960218</text:p>
          </table:table-cell>
          <table:table-cell office:value-type="float" office:value="0.959027" calcext:value-type="float">
            <text:p>0.959027</text:p>
          </table:table-cell>
          <table:table-cell table:number-columns-repeated="2" office:value-type="float" office:value="0.96547" calcext:value-type="float">
            <text:p>0.96547</text:p>
          </table:table-cell>
          <table:table-cell table:number-columns-repeated="2" office:value-type="float" office:value="0.95696" calcext:value-type="float">
            <text:p>0.95696</text:p>
          </table:table-cell>
          <table:table-cell office:value-type="float" office:value="0.955483" calcext:value-type="float">
            <text:p>0.955483</text:p>
          </table:table-cell>
        </table:table-row>
        <table:table-row table:style-name="ro1">
          <table:table-cell office:value-type="float" office:value="0.959113" calcext:value-type="float">
            <text:p>0.959113</text:p>
          </table:table-cell>
          <table:table-cell office:value-type="float" office:value="0.962224" calcext:value-type="float">
            <text:p>0.962224</text:p>
          </table:table-cell>
          <table:table-cell table:number-columns-repeated="2" office:value-type="float" office:value="0.952494" calcext:value-type="float">
            <text:p>0.952494</text:p>
          </table:table-cell>
          <table:table-cell table:number-columns-repeated="2" office:value-type="float" office:value="0.957378" calcext:value-type="float">
            <text:p>0.957378</text:p>
          </table:table-cell>
          <table:table-cell office:value-type="float" office:value="0.957534" calcext:value-type="float">
            <text:p>0.957534</text:p>
          </table:table-cell>
          <table:table-cell table:number-columns-repeated="2" office:value-type="float" office:value="0.9635" calcext:value-type="float">
            <text:p>0.9635</text:p>
          </table:table-cell>
          <table:table-cell office:value-type="float" office:value="0.957497" calcext:value-type="float">
            <text:p>0.957497</text:p>
          </table:table-cell>
          <table:table-cell table:number-columns-repeated="2" office:value-type="float" office:value="0.957811" calcext:value-type="float">
            <text:p>0.957811</text:p>
          </table:table-cell>
          <table:table-cell table:number-columns-repeated="2" office:value-type="float" office:value="0.95556" calcext:value-type="float">
            <text:p>0.95556</text:p>
          </table:table-cell>
          <table:table-cell office:value-type="float" office:value="0.962245" calcext:value-type="float">
            <text:p>0.962245</text:p>
          </table:table-cell>
          <table:table-cell table:number-columns-repeated="2" office:value-type="float" office:value="0.964549" calcext:value-type="float">
            <text:p>0.964549</text:p>
          </table:table-cell>
          <table:table-cell office:value-type="float" office:value="0.968815" calcext:value-type="float">
            <text:p>0.968815</text:p>
          </table:table-cell>
          <table:table-cell table:number-columns-repeated="2" office:value-type="float" office:value="0.965473" calcext:value-type="float">
            <text:p>0.965473</text:p>
          </table:table-cell>
          <table:table-cell office:value-type="float" office:value="0.958222" calcext:value-type="float">
            <text:p>0.958222</text:p>
          </table:table-cell>
          <table:table-cell office:value-type="float" office:value="0.971073" calcext:value-type="float">
            <text:p>0.971073</text:p>
          </table:table-cell>
          <table:table-cell table:number-columns-repeated="2" office:value-type="float" office:value="0.959668" calcext:value-type="float">
            <text:p>0.959668</text:p>
          </table:table-cell>
          <table:table-cell office:value-type="float" office:value="0.958955" calcext:value-type="float">
            <text:p>0.958955</text:p>
          </table:table-cell>
          <table:table-cell table:number-columns-repeated="2" office:value-type="float" office:value="0.964964" calcext:value-type="float">
            <text:p>0.964964</text:p>
          </table:table-cell>
          <table:table-cell table:number-columns-repeated="2" office:value-type="float" office:value="0.957235" calcext:value-type="float">
            <text:p>0.957235</text:p>
          </table:table-cell>
          <table:table-cell office:value-type="float" office:value="0.955399" calcext:value-type="float">
            <text:p>0.955399</text:p>
          </table:table-cell>
        </table:table-row>
        <table:table-row table:style-name="ro1">
          <table:table-cell office:value-type="float" office:value="0.958173" calcext:value-type="float">
            <text:p>0.958173</text:p>
          </table:table-cell>
          <table:table-cell office:value-type="float" office:value="0.962335" calcext:value-type="float">
            <text:p>0.962335</text:p>
          </table:table-cell>
          <table:table-cell table:number-columns-repeated="2" office:value-type="float" office:value="0.953872" calcext:value-type="float">
            <text:p>0.953872</text:p>
          </table:table-cell>
          <table:table-cell table:number-columns-repeated="2" office:value-type="float" office:value="0.956948" calcext:value-type="float">
            <text:p>0.956948</text:p>
          </table:table-cell>
          <table:table-cell office:value-type="float" office:value="0.957638" calcext:value-type="float">
            <text:p>0.957638</text:p>
          </table:table-cell>
          <table:table-cell table:number-columns-repeated="2" office:value-type="float" office:value="0.963275" calcext:value-type="float">
            <text:p>0.963275</text:p>
          </table:table-cell>
          <table:table-cell office:value-type="float" office:value="0.956877" calcext:value-type="float">
            <text:p>0.956877</text:p>
          </table:table-cell>
          <table:table-cell table:number-columns-repeated="2" office:value-type="float" office:value="0.957948" calcext:value-type="float">
            <text:p>0.957948</text:p>
          </table:table-cell>
          <table:table-cell table:number-columns-repeated="2" office:value-type="float" office:value="0.955857" calcext:value-type="float">
            <text:p>0.955857</text:p>
          </table:table-cell>
          <table:table-cell office:value-type="float" office:value="0.962087" calcext:value-type="float">
            <text:p>0.962087</text:p>
          </table:table-cell>
          <table:table-cell table:number-columns-repeated="2" office:value-type="float" office:value="0.964261" calcext:value-type="float">
            <text:p>0.964261</text:p>
          </table:table-cell>
          <table:table-cell office:value-type="float" office:value="0.969007" calcext:value-type="float">
            <text:p>0.969007</text:p>
          </table:table-cell>
          <table:table-cell table:number-columns-repeated="2" office:value-type="float" office:value="0.965677" calcext:value-type="float">
            <text:p>0.965677</text:p>
          </table:table-cell>
          <table:table-cell office:value-type="float" office:value="0.958289" calcext:value-type="float">
            <text:p>0.958289</text:p>
          </table:table-cell>
          <table:table-cell office:value-type="float" office:value="0.971098" calcext:value-type="float">
            <text:p>0.971098</text:p>
          </table:table-cell>
          <table:table-cell table:number-columns-repeated="2" office:value-type="float" office:value="0.959583" calcext:value-type="float">
            <text:p>0.959583</text:p>
          </table:table-cell>
          <table:table-cell office:value-type="float" office:value="0.960149" calcext:value-type="float">
            <text:p>0.960149</text:p>
          </table:table-cell>
          <table:table-cell table:number-columns-repeated="2" office:value-type="float" office:value="0.964832" calcext:value-type="float">
            <text:p>0.964832</text:p>
          </table:table-cell>
          <table:table-cell table:number-columns-repeated="2" office:value-type="float" office:value="0.957611" calcext:value-type="float">
            <text:p>0.957611</text:p>
          </table:table-cell>
          <table:table-cell office:value-type="float" office:value="0.956013" calcext:value-type="float">
            <text:p>0.956013</text:p>
          </table:table-cell>
        </table:table-row>
        <table:table-row table:style-name="ro1">
          <table:table-cell office:value-type="float" office:value="0.958495" calcext:value-type="float">
            <text:p>0.958495</text:p>
          </table:table-cell>
          <table:table-cell office:value-type="float" office:value="0.962345" calcext:value-type="float">
            <text:p>0.962345</text:p>
          </table:table-cell>
          <table:table-cell table:number-columns-repeated="2" office:value-type="float" office:value="0.954143" calcext:value-type="float">
            <text:p>0.954143</text:p>
          </table:table-cell>
          <table:table-cell table:number-columns-repeated="2" office:value-type="float" office:value="0.956508" calcext:value-type="float">
            <text:p>0.956508</text:p>
          </table:table-cell>
          <table:table-cell office:value-type="float" office:value="0.957111" calcext:value-type="float">
            <text:p>0.957111</text:p>
          </table:table-cell>
          <table:table-cell table:number-columns-repeated="2" office:value-type="float" office:value="0.962518" calcext:value-type="float">
            <text:p>0.962518</text:p>
          </table:table-cell>
          <table:table-cell office:value-type="float" office:value="0.956873" calcext:value-type="float">
            <text:p>0.956873</text:p>
          </table:table-cell>
          <table:table-cell table:number-columns-repeated="2" office:value-type="float" office:value="0.9579" calcext:value-type="float">
            <text:p>0.9579</text:p>
          </table:table-cell>
          <table:table-cell table:number-columns-repeated="2" office:value-type="float" office:value="0.95601" calcext:value-type="float">
            <text:p>0.95601</text:p>
          </table:table-cell>
          <table:table-cell office:value-type="float" office:value="0.961719" calcext:value-type="float">
            <text:p>0.961719</text:p>
          </table:table-cell>
          <table:table-cell table:number-columns-repeated="2" office:value-type="float" office:value="0.965063" calcext:value-type="float">
            <text:p>0.965063</text:p>
          </table:table-cell>
          <table:table-cell office:value-type="float" office:value="0.96851" calcext:value-type="float">
            <text:p>0.96851</text:p>
          </table:table-cell>
          <table:table-cell table:number-columns-repeated="2" office:value-type="float" office:value="0.965732" calcext:value-type="float">
            <text:p>0.965732</text:p>
          </table:table-cell>
          <table:table-cell office:value-type="float" office:value="0.95788" calcext:value-type="float">
            <text:p>0.95788</text:p>
          </table:table-cell>
          <table:table-cell office:value-type="float" office:value="0.970824" calcext:value-type="float">
            <text:p>0.970824</text:p>
          </table:table-cell>
          <table:table-cell table:number-columns-repeated="2" office:value-type="float" office:value="0.959436" calcext:value-type="float">
            <text:p>0.959436</text:p>
          </table:table-cell>
          <table:table-cell office:value-type="float" office:value="0.960063" calcext:value-type="float">
            <text:p>0.960063</text:p>
          </table:table-cell>
          <table:table-cell table:number-columns-repeated="2" office:value-type="float" office:value="0.964641" calcext:value-type="float">
            <text:p>0.964641</text:p>
          </table:table-cell>
          <table:table-cell table:number-columns-repeated="2" office:value-type="float" office:value="0.958132" calcext:value-type="float">
            <text:p>0.958132</text:p>
          </table:table-cell>
          <table:table-cell office:value-type="float" office:value="0.956419" calcext:value-type="float">
            <text:p>0.956419</text:p>
          </table:table-cell>
        </table:table-row>
        <table:table-row table:style-name="ro1">
          <table:table-cell office:value-type="float" office:value="0.957879" calcext:value-type="float">
            <text:p>0.957879</text:p>
          </table:table-cell>
          <table:table-cell office:value-type="float" office:value="0.962016" calcext:value-type="float">
            <text:p>0.962016</text:p>
          </table:table-cell>
          <table:table-cell table:number-columns-repeated="2" office:value-type="float" office:value="0.954246" calcext:value-type="float">
            <text:p>0.954246</text:p>
          </table:table-cell>
          <table:table-cell table:number-columns-repeated="2" office:value-type="float" office:value="0.956691" calcext:value-type="float">
            <text:p>0.956691</text:p>
          </table:table-cell>
          <table:table-cell office:value-type="float" office:value="0.957372" calcext:value-type="float">
            <text:p>0.957372</text:p>
          </table:table-cell>
          <table:table-cell table:number-columns-repeated="2" office:value-type="float" office:value="0.962713" calcext:value-type="float">
            <text:p>0.962713</text:p>
          </table:table-cell>
          <table:table-cell office:value-type="float" office:value="0.9557" calcext:value-type="float">
            <text:p>0.9557</text:p>
          </table:table-cell>
          <table:table-cell table:number-columns-repeated="2" office:value-type="float" office:value="0.9574" calcext:value-type="float">
            <text:p>0.9574</text:p>
          </table:table-cell>
          <table:table-cell table:number-columns-repeated="2" office:value-type="float" office:value="0.95558" calcext:value-type="float">
            <text:p>0.95558</text:p>
          </table:table-cell>
          <table:table-cell office:value-type="float" office:value="0.962275" calcext:value-type="float">
            <text:p>0.962275</text:p>
          </table:table-cell>
          <table:table-cell table:number-columns-repeated="2" office:value-type="float" office:value="0.965173" calcext:value-type="float">
            <text:p>0.965173</text:p>
          </table:table-cell>
          <table:table-cell office:value-type="float" office:value="0.967053" calcext:value-type="float">
            <text:p>0.967053</text:p>
          </table:table-cell>
          <table:table-cell table:number-columns-repeated="2" office:value-type="float" office:value="0.965245" calcext:value-type="float">
            <text:p>0.965245</text:p>
          </table:table-cell>
          <table:table-cell office:value-type="float" office:value="0.957771" calcext:value-type="float">
            <text:p>0.957771</text:p>
          </table:table-cell>
          <table:table-cell office:value-type="float" office:value="0.970776" calcext:value-type="float">
            <text:p>0.970776</text:p>
          </table:table-cell>
          <table:table-cell table:number-columns-repeated="2" office:value-type="float" office:value="0.959127" calcext:value-type="float">
            <text:p>0.959127</text:p>
          </table:table-cell>
          <table:table-cell office:value-type="float" office:value="0.960101" calcext:value-type="float">
            <text:p>0.960101</text:p>
          </table:table-cell>
          <table:table-cell table:number-columns-repeated="2" office:value-type="float" office:value="0.964004" calcext:value-type="float">
            <text:p>0.964004</text:p>
          </table:table-cell>
          <table:table-cell table:number-columns-repeated="2" office:value-type="float" office:value="0.958209" calcext:value-type="float">
            <text:p>0.958209</text:p>
          </table:table-cell>
          <table:table-cell office:value-type="float" office:value="0.956909" calcext:value-type="float">
            <text:p>0.956909</text:p>
          </table:table-cell>
        </table:table-row>
        <table:table-row table:style-name="ro1">
          <table:table-cell office:value-type="float" office:value="0.957415" calcext:value-type="float">
            <text:p>0.957415</text:p>
          </table:table-cell>
          <table:table-cell office:value-type="float" office:value="0.96247" calcext:value-type="float">
            <text:p>0.96247</text:p>
          </table:table-cell>
          <table:table-cell table:number-columns-repeated="2" office:value-type="float" office:value="0.954471" calcext:value-type="float">
            <text:p>0.954471</text:p>
          </table:table-cell>
          <table:table-cell table:number-columns-repeated="2" office:value-type="float" office:value="0.956974" calcext:value-type="float">
            <text:p>0.956974</text:p>
          </table:table-cell>
          <table:table-cell office:value-type="float" office:value="0.956652" calcext:value-type="float">
            <text:p>0.956652</text:p>
          </table:table-cell>
          <table:table-cell table:number-columns-repeated="2" office:value-type="float" office:value="0.96295" calcext:value-type="float">
            <text:p>0.96295</text:p>
          </table:table-cell>
          <table:table-cell office:value-type="float" office:value="0.956332" calcext:value-type="float">
            <text:p>0.956332</text:p>
          </table:table-cell>
          <table:table-cell table:number-columns-repeated="2" office:value-type="float" office:value="0.957707" calcext:value-type="float">
            <text:p>0.957707</text:p>
          </table:table-cell>
          <table:table-cell table:number-columns-repeated="2" office:value-type="float" office:value="0.956321" calcext:value-type="float">
            <text:p>0.956321</text:p>
          </table:table-cell>
          <table:table-cell office:value-type="float" office:value="0.962074" calcext:value-type="float">
            <text:p>0.962074</text:p>
          </table:table-cell>
          <table:table-cell table:number-columns-repeated="2" office:value-type="float" office:value="0.965053" calcext:value-type="float">
            <text:p>0.965053</text:p>
          </table:table-cell>
          <table:table-cell office:value-type="float" office:value="0.966999" calcext:value-type="float">
            <text:p>0.966999</text:p>
          </table:table-cell>
          <table:table-cell table:number-columns-repeated="2" office:value-type="float" office:value="0.965154" calcext:value-type="float">
            <text:p>0.965154</text:p>
          </table:table-cell>
          <table:table-cell office:value-type="float" office:value="0.958057" calcext:value-type="float">
            <text:p>0.958057</text:p>
          </table:table-cell>
          <table:table-cell office:value-type="float" office:value="0.971655" calcext:value-type="float">
            <text:p>0.971655</text:p>
          </table:table-cell>
          <table:table-cell table:number-columns-repeated="2" office:value-type="float" office:value="0.959672" calcext:value-type="float">
            <text:p>0.959672</text:p>
          </table:table-cell>
          <table:table-cell office:value-type="float" office:value="0.960123" calcext:value-type="float">
            <text:p>0.960123</text:p>
          </table:table-cell>
          <table:table-cell table:number-columns-repeated="2" office:value-type="float" office:value="0.963766" calcext:value-type="float">
            <text:p>0.963766</text:p>
          </table:table-cell>
          <table:table-cell table:number-columns-repeated="2" office:value-type="float" office:value="0.958397" calcext:value-type="float">
            <text:p>0.958397</text:p>
          </table:table-cell>
          <table:table-cell office:value-type="float" office:value="0.957054" calcext:value-type="float">
            <text:p>0.957054</text:p>
          </table:table-cell>
        </table:table-row>
        <table:table-row table:style-name="ro1">
          <table:table-cell office:value-type="float" office:value="0.958452" calcext:value-type="float">
            <text:p>0.958452</text:p>
          </table:table-cell>
          <table:table-cell office:value-type="float" office:value="0.961821" calcext:value-type="float">
            <text:p>0.961821</text:p>
          </table:table-cell>
          <table:table-cell table:number-columns-repeated="2" office:value-type="float" office:value="0.954825" calcext:value-type="float">
            <text:p>0.954825</text:p>
          </table:table-cell>
          <table:table-cell table:number-columns-repeated="2" office:value-type="float" office:value="0.956415" calcext:value-type="float">
            <text:p>0.956415</text:p>
          </table:table-cell>
          <table:table-cell office:value-type="float" office:value="0.956867" calcext:value-type="float">
            <text:p>0.956867</text:p>
          </table:table-cell>
          <table:table-cell table:number-columns-repeated="2" office:value-type="float" office:value="0.962428" calcext:value-type="float">
            <text:p>0.962428</text:p>
          </table:table-cell>
          <table:table-cell office:value-type="float" office:value="0.956894" calcext:value-type="float">
            <text:p>0.956894</text:p>
          </table:table-cell>
          <table:table-cell table:number-columns-repeated="2" office:value-type="float" office:value="0.957624" calcext:value-type="float">
            <text:p>0.957624</text:p>
          </table:table-cell>
          <table:table-cell table:number-columns-repeated="2" office:value-type="float" office:value="0.956674" calcext:value-type="float">
            <text:p>0.956674</text:p>
          </table:table-cell>
          <table:table-cell office:value-type="float" office:value="0.961879" calcext:value-type="float">
            <text:p>0.961879</text:p>
          </table:table-cell>
          <table:table-cell table:number-columns-repeated="2" office:value-type="float" office:value="0.965126" calcext:value-type="float">
            <text:p>0.965126</text:p>
          </table:table-cell>
          <table:table-cell office:value-type="float" office:value="0.967572" calcext:value-type="float">
            <text:p>0.967572</text:p>
          </table:table-cell>
          <table:table-cell table:number-columns-repeated="2" office:value-type="float" office:value="0.964677" calcext:value-type="float">
            <text:p>0.964677</text:p>
          </table:table-cell>
          <table:table-cell office:value-type="float" office:value="0.958035" calcext:value-type="float">
            <text:p>0.958035</text:p>
          </table:table-cell>
          <table:table-cell office:value-type="float" office:value="0.97097" calcext:value-type="float">
            <text:p>0.97097</text:p>
          </table:table-cell>
          <table:table-cell table:number-columns-repeated="2" office:value-type="float" office:value="0.959085" calcext:value-type="float">
            <text:p>0.959085</text:p>
          </table:table-cell>
          <table:table-cell office:value-type="float" office:value="0.959791" calcext:value-type="float">
            <text:p>0.959791</text:p>
          </table:table-cell>
          <table:table-cell table:number-columns-repeated="2" office:value-type="float" office:value="0.96346" calcext:value-type="float">
            <text:p>0.96346</text:p>
          </table:table-cell>
          <table:table-cell table:number-columns-repeated="2" office:value-type="float" office:value="0.958494" calcext:value-type="float">
            <text:p>0.958494</text:p>
          </table:table-cell>
          <table:table-cell office:value-type="float" office:value="0.956621" calcext:value-type="float">
            <text:p>0.956621</text:p>
          </table:table-cell>
        </table:table-row>
        <table:table-row table:style-name="ro1">
          <table:table-cell office:value-type="float" office:value="0.958645" calcext:value-type="float">
            <text:p>0.958645</text:p>
          </table:table-cell>
          <table:table-cell office:value-type="float" office:value="0.961824" calcext:value-type="float">
            <text:p>0.961824</text:p>
          </table:table-cell>
          <table:table-cell table:number-columns-repeated="2" office:value-type="float" office:value="0.954205" calcext:value-type="float">
            <text:p>0.954205</text:p>
          </table:table-cell>
          <table:table-cell table:number-columns-repeated="2" office:value-type="float" office:value="0.957999" calcext:value-type="float">
            <text:p>0.957999</text:p>
          </table:table-cell>
          <table:table-cell office:value-type="float" office:value="0.956529" calcext:value-type="float">
            <text:p>0.956529</text:p>
          </table:table-cell>
          <table:table-cell table:number-columns-repeated="2" office:value-type="float" office:value="0.962081" calcext:value-type="float">
            <text:p>0.962081</text:p>
          </table:table-cell>
          <table:table-cell office:value-type="float" office:value="0.957209" calcext:value-type="float">
            <text:p>0.957209</text:p>
          </table:table-cell>
          <table:table-cell table:number-columns-repeated="2" office:value-type="float" office:value="0.957446" calcext:value-type="float">
            <text:p>0.957446</text:p>
          </table:table-cell>
          <table:table-cell table:number-columns-repeated="2" office:value-type="float" office:value="0.957503" calcext:value-type="float">
            <text:p>0.957503</text:p>
          </table:table-cell>
          <table:table-cell office:value-type="float" office:value="0.962301" calcext:value-type="float">
            <text:p>0.962301</text:p>
          </table:table-cell>
          <table:table-cell table:number-columns-repeated="2" office:value-type="float" office:value="0.965287" calcext:value-type="float">
            <text:p>0.965287</text:p>
          </table:table-cell>
          <table:table-cell office:value-type="float" office:value="0.96852" calcext:value-type="float">
            <text:p>0.96852</text:p>
          </table:table-cell>
          <table:table-cell table:number-columns-repeated="2" office:value-type="float" office:value="0.9644" calcext:value-type="float">
            <text:p>0.9644</text:p>
          </table:table-cell>
          <table:table-cell office:value-type="float" office:value="0.95793" calcext:value-type="float">
            <text:p>0.95793</text:p>
          </table:table-cell>
          <table:table-cell office:value-type="float" office:value="0.97039" calcext:value-type="float">
            <text:p>0.97039</text:p>
          </table:table-cell>
          <table:table-cell table:number-columns-repeated="2" office:value-type="float" office:value="0.959495" calcext:value-type="float">
            <text:p>0.959495</text:p>
          </table:table-cell>
          <table:table-cell office:value-type="float" office:value="0.958936" calcext:value-type="float">
            <text:p>0.958936</text:p>
          </table:table-cell>
          <table:table-cell table:number-columns-repeated="2" office:value-type="float" office:value="0.963109" calcext:value-type="float">
            <text:p>0.963109</text:p>
          </table:table-cell>
          <table:table-cell table:number-columns-repeated="2" office:value-type="float" office:value="0.958636" calcext:value-type="float">
            <text:p>0.958636</text:p>
          </table:table-cell>
          <table:table-cell office:value-type="float" office:value="0.955771" calcext:value-type="float">
            <text:p>0.955771</text:p>
          </table:table-cell>
        </table:table-row>
        <table:table-row table:style-name="ro1">
          <table:table-cell office:value-type="float" office:value="0.959346" calcext:value-type="float">
            <text:p>0.959346</text:p>
          </table:table-cell>
          <table:table-cell office:value-type="float" office:value="0.961398" calcext:value-type="float">
            <text:p>0.961398</text:p>
          </table:table-cell>
          <table:table-cell table:number-columns-repeated="2" office:value-type="float" office:value="0.953978" calcext:value-type="float">
            <text:p>0.953978</text:p>
          </table:table-cell>
          <table:table-cell table:number-columns-repeated="2" office:value-type="float" office:value="0.957959" calcext:value-type="float">
            <text:p>0.957959</text:p>
          </table:table-cell>
          <table:table-cell office:value-type="float" office:value="0.956705" calcext:value-type="float">
            <text:p>0.956705</text:p>
          </table:table-cell>
          <table:table-cell table:number-columns-repeated="2" office:value-type="float" office:value="0.961977" calcext:value-type="float">
            <text:p>0.961977</text:p>
          </table:table-cell>
          <table:table-cell office:value-type="float" office:value="0.9572" calcext:value-type="float">
            <text:p>0.9572</text:p>
          </table:table-cell>
          <table:table-cell table:number-columns-repeated="2" office:value-type="float" office:value="0.957477" calcext:value-type="float">
            <text:p>0.957477</text:p>
          </table:table-cell>
          <table:table-cell table:number-columns-repeated="2" office:value-type="float" office:value="0.958498" calcext:value-type="float">
            <text:p>0.958498</text:p>
          </table:table-cell>
          <table:table-cell office:value-type="float" office:value="0.961319" calcext:value-type="float">
            <text:p>0.961319</text:p>
          </table:table-cell>
          <table:table-cell table:number-columns-repeated="2" office:value-type="float" office:value="0.965743" calcext:value-type="float">
            <text:p>0.965743</text:p>
          </table:table-cell>
          <table:table-cell office:value-type="float" office:value="0.967645" calcext:value-type="float">
            <text:p>0.967645</text:p>
          </table:table-cell>
          <table:table-cell table:number-columns-repeated="2" office:value-type="float" office:value="0.964623" calcext:value-type="float">
            <text:p>0.964623</text:p>
          </table:table-cell>
          <table:table-cell office:value-type="float" office:value="0.9581" calcext:value-type="float">
            <text:p>0.9581</text:p>
          </table:table-cell>
          <table:table-cell office:value-type="float" office:value="0.970755" calcext:value-type="float">
            <text:p>0.970755</text:p>
          </table:table-cell>
          <table:table-cell table:number-columns-repeated="2" office:value-type="float" office:value="0.958808" calcext:value-type="float">
            <text:p>0.958808</text:p>
          </table:table-cell>
          <table:table-cell office:value-type="float" office:value="0.958187" calcext:value-type="float">
            <text:p>0.958187</text:p>
          </table:table-cell>
          <table:table-cell table:number-columns-repeated="2" office:value-type="float" office:value="0.963284" calcext:value-type="float">
            <text:p>0.963284</text:p>
          </table:table-cell>
          <table:table-cell table:number-columns-repeated="2" office:value-type="float" office:value="0.959074" calcext:value-type="float">
            <text:p>0.959074</text:p>
          </table:table-cell>
          <table:table-cell office:value-type="float" office:value="0.954854" calcext:value-type="float">
            <text:p>0.954854</text:p>
          </table:table-cell>
        </table:table-row>
        <table:table-row table:style-name="ro1">
          <table:table-cell office:value-type="float" office:value="0.959774" calcext:value-type="float">
            <text:p>0.959774</text:p>
          </table:table-cell>
          <table:table-cell office:value-type="float" office:value="0.961736" calcext:value-type="float">
            <text:p>0.961736</text:p>
          </table:table-cell>
          <table:table-cell table:number-columns-repeated="2" office:value-type="float" office:value="0.953614" calcext:value-type="float">
            <text:p>0.953614</text:p>
          </table:table-cell>
          <table:table-cell table:number-columns-repeated="2" office:value-type="float" office:value="0.95717" calcext:value-type="float">
            <text:p>0.95717</text:p>
          </table:table-cell>
          <table:table-cell office:value-type="float" office:value="0.956363" calcext:value-type="float">
            <text:p>0.956363</text:p>
          </table:table-cell>
          <table:table-cell table:number-columns-repeated="2" office:value-type="float" office:value="0.961459" calcext:value-type="float">
            <text:p>0.961459</text:p>
          </table:table-cell>
          <table:table-cell office:value-type="float" office:value="0.958148" calcext:value-type="float">
            <text:p>0.958148</text:p>
          </table:table-cell>
          <table:table-cell table:number-columns-repeated="2" office:value-type="float" office:value="0.957473" calcext:value-type="float">
            <text:p>0.957473</text:p>
          </table:table-cell>
          <table:table-cell table:number-columns-repeated="2" office:value-type="float" office:value="0.957839" calcext:value-type="float">
            <text:p>0.957839</text:p>
          </table:table-cell>
          <table:table-cell office:value-type="float" office:value="0.960994" calcext:value-type="float">
            <text:p>0.960994</text:p>
          </table:table-cell>
          <table:table-cell table:number-columns-repeated="2" office:value-type="float" office:value="0.965679" calcext:value-type="float">
            <text:p>0.965679</text:p>
          </table:table-cell>
          <table:table-cell office:value-type="float" office:value="0.967428" calcext:value-type="float">
            <text:p>0.967428</text:p>
          </table:table-cell>
          <table:table-cell table:number-columns-repeated="2" office:value-type="float" office:value="0.964626" calcext:value-type="float">
            <text:p>0.964626</text:p>
          </table:table-cell>
          <table:table-cell office:value-type="float" office:value="0.9577" calcext:value-type="float">
            <text:p>0.9577</text:p>
          </table:table-cell>
          <table:table-cell office:value-type="float" office:value="0.970747" calcext:value-type="float">
            <text:p>0.970747</text:p>
          </table:table-cell>
          <table:table-cell table:number-columns-repeated="2" office:value-type="float" office:value="0.958544" calcext:value-type="float">
            <text:p>0.958544</text:p>
          </table:table-cell>
          <table:table-cell office:value-type="float" office:value="0.958038" calcext:value-type="float">
            <text:p>0.958038</text:p>
          </table:table-cell>
          <table:table-cell table:number-columns-repeated="2" office:value-type="float" office:value="0.963807" calcext:value-type="float">
            <text:p>0.963807</text:p>
          </table:table-cell>
          <table:table-cell table:number-columns-repeated="2" office:value-type="float" office:value="0.958625" calcext:value-type="float">
            <text:p>0.958625</text:p>
          </table:table-cell>
          <table:table-cell office:value-type="float" office:value="0.955137" calcext:value-type="float">
            <text:p>0.955137</text:p>
          </table:table-cell>
        </table:table-row>
        <table:table-row table:style-name="ro1">
          <table:table-cell office:value-type="float" office:value="0.959656" calcext:value-type="float">
            <text:p>0.959656</text:p>
          </table:table-cell>
          <table:table-cell office:value-type="float" office:value="0.961381" calcext:value-type="float">
            <text:p>0.961381</text:p>
          </table:table-cell>
          <table:table-cell table:number-columns-repeated="2" office:value-type="float" office:value="0.953138" calcext:value-type="float">
            <text:p>0.953138</text:p>
          </table:table-cell>
          <table:table-cell table:number-columns-repeated="2" office:value-type="float" office:value="0.957794" calcext:value-type="float">
            <text:p>0.957794</text:p>
          </table:table-cell>
          <table:table-cell office:value-type="float" office:value="0.955998" calcext:value-type="float">
            <text:p>0.955998</text:p>
          </table:table-cell>
          <table:table-cell table:number-columns-repeated="2" office:value-type="float" office:value="0.960827" calcext:value-type="float">
            <text:p>0.960827</text:p>
          </table:table-cell>
          <table:table-cell office:value-type="float" office:value="0.957954" calcext:value-type="float">
            <text:p>0.957954</text:p>
          </table:table-cell>
          <table:table-cell table:number-columns-repeated="2" office:value-type="float" office:value="0.957568" calcext:value-type="float">
            <text:p>0.957568</text:p>
          </table:table-cell>
          <table:table-cell table:number-columns-repeated="2" office:value-type="float" office:value="0.957187" calcext:value-type="float">
            <text:p>0.957187</text:p>
          </table:table-cell>
          <table:table-cell office:value-type="float" office:value="0.961919" calcext:value-type="float">
            <text:p>0.961919</text:p>
          </table:table-cell>
          <table:table-cell table:number-columns-repeated="2" office:value-type="float" office:value="0.965431" calcext:value-type="float">
            <text:p>0.965431</text:p>
          </table:table-cell>
          <table:table-cell office:value-type="float" office:value="0.967757" calcext:value-type="float">
            <text:p>0.967757</text:p>
          </table:table-cell>
          <table:table-cell table:number-columns-repeated="2" office:value-type="float" office:value="0.965079" calcext:value-type="float">
            <text:p>0.965079</text:p>
          </table:table-cell>
          <table:table-cell office:value-type="float" office:value="0.957512" calcext:value-type="float">
            <text:p>0.957512</text:p>
          </table:table-cell>
          <table:table-cell office:value-type="float" office:value="0.970807" calcext:value-type="float">
            <text:p>0.970807</text:p>
          </table:table-cell>
          <table:table-cell table:number-columns-repeated="2" office:value-type="float" office:value="0.958754" calcext:value-type="float">
            <text:p>0.958754</text:p>
          </table:table-cell>
          <table:table-cell office:value-type="float" office:value="0.957257" calcext:value-type="float">
            <text:p>0.957257</text:p>
          </table:table-cell>
          <table:table-cell table:number-columns-repeated="2" office:value-type="float" office:value="0.964318" calcext:value-type="float">
            <text:p>0.964318</text:p>
          </table:table-cell>
          <table:table-cell table:number-columns-repeated="2" office:value-type="float" office:value="0.957264" calcext:value-type="float">
            <text:p>0.957264</text:p>
          </table:table-cell>
          <table:table-cell office:value-type="float" office:value="0.954434" calcext:value-type="float">
            <text:p>0.954434</text:p>
          </table:table-cell>
        </table:table-row>
        <table:table-row table:style-name="ro1">
          <table:table-cell office:value-type="float" office:value="0.959417" calcext:value-type="float">
            <text:p>0.959417</text:p>
          </table:table-cell>
          <table:table-cell office:value-type="float" office:value="0.961589" calcext:value-type="float">
            <text:p>0.961589</text:p>
          </table:table-cell>
          <table:table-cell table:number-columns-repeated="2" office:value-type="float" office:value="0.95343" calcext:value-type="float">
            <text:p>0.95343</text:p>
          </table:table-cell>
          <table:table-cell table:number-columns-repeated="2" office:value-type="float" office:value="0.957268" calcext:value-type="float">
            <text:p>0.957268</text:p>
          </table:table-cell>
          <table:table-cell office:value-type="float" office:value="0.956845" calcext:value-type="float">
            <text:p>0.956845</text:p>
          </table:table-cell>
          <table:table-cell table:number-columns-repeated="2" office:value-type="float" office:value="0.960581" calcext:value-type="float">
            <text:p>0.960581</text:p>
          </table:table-cell>
          <table:table-cell office:value-type="float" office:value="0.958443" calcext:value-type="float">
            <text:p>0.958443</text:p>
          </table:table-cell>
          <table:table-cell table:number-columns-repeated="2" office:value-type="float" office:value="0.957489" calcext:value-type="float">
            <text:p>0.957489</text:p>
          </table:table-cell>
          <table:table-cell table:number-columns-repeated="2" office:value-type="float" office:value="0.956629" calcext:value-type="float">
            <text:p>0.956629</text:p>
          </table:table-cell>
          <table:table-cell office:value-type="float" office:value="0.962498" calcext:value-type="float">
            <text:p>0.962498</text:p>
          </table:table-cell>
          <table:table-cell table:number-columns-repeated="2" office:value-type="float" office:value="0.964659" calcext:value-type="float">
            <text:p>0.964659</text:p>
          </table:table-cell>
          <table:table-cell office:value-type="float" office:value="0.96784" calcext:value-type="float">
            <text:p>0.96784</text:p>
          </table:table-cell>
          <table:table-cell table:number-columns-repeated="2" office:value-type="float" office:value="0.965315" calcext:value-type="float">
            <text:p>0.965315</text:p>
          </table:table-cell>
          <table:table-cell office:value-type="float" office:value="0.957794" calcext:value-type="float">
            <text:p>0.957794</text:p>
          </table:table-cell>
          <table:table-cell office:value-type="float" office:value="0.970348" calcext:value-type="float">
            <text:p>0.970348</text:p>
          </table:table-cell>
          <table:table-cell table:number-columns-repeated="2" office:value-type="float" office:value="0.958394" calcext:value-type="float">
            <text:p>0.958394</text:p>
          </table:table-cell>
          <table:table-cell office:value-type="float" office:value="0.956739" calcext:value-type="float">
            <text:p>0.956739</text:p>
          </table:table-cell>
          <table:table-cell table:number-columns-repeated="2" office:value-type="float" office:value="0.963637" calcext:value-type="float">
            <text:p>0.963637</text:p>
          </table:table-cell>
          <table:table-cell table:number-columns-repeated="2" office:value-type="float" office:value="0.956859" calcext:value-type="float">
            <text:p>0.956859</text:p>
          </table:table-cell>
          <table:table-cell office:value-type="float" office:value="0.954074" calcext:value-type="float">
            <text:p>0.954074</text:p>
          </table:table-cell>
        </table:table-row>
        <table:table-row table:style-name="ro1">
          <table:table-cell office:value-type="float" office:value="0.959635" calcext:value-type="float">
            <text:p>0.959635</text:p>
          </table:table-cell>
          <table:table-cell office:value-type="float" office:value="0.961363" calcext:value-type="float">
            <text:p>0.961363</text:p>
          </table:table-cell>
          <table:table-cell table:number-columns-repeated="2" office:value-type="float" office:value="0.953803" calcext:value-type="float">
            <text:p>0.953803</text:p>
          </table:table-cell>
          <table:table-cell table:number-columns-repeated="2" office:value-type="float" office:value="0.956783" calcext:value-type="float">
            <text:p>0.956783</text:p>
          </table:table-cell>
          <table:table-cell office:value-type="float" office:value="0.957458" calcext:value-type="float">
            <text:p>0.957458</text:p>
          </table:table-cell>
          <table:table-cell table:number-columns-repeated="2" office:value-type="float" office:value="0.96106" calcext:value-type="float">
            <text:p>0.96106</text:p>
          </table:table-cell>
          <table:table-cell office:value-type="float" office:value="0.959368" calcext:value-type="float">
            <text:p>0.959368</text:p>
          </table:table-cell>
          <table:table-cell table:number-columns-repeated="2" office:value-type="float" office:value="0.957203" calcext:value-type="float">
            <text:p>0.957203</text:p>
          </table:table-cell>
          <table:table-cell table:number-columns-repeated="2" office:value-type="float" office:value="0.956885" calcext:value-type="float">
            <text:p>0.956885</text:p>
          </table:table-cell>
          <table:table-cell office:value-type="float" office:value="0.963015" calcext:value-type="float">
            <text:p>0.963015</text:p>
          </table:table-cell>
          <table:table-cell table:number-columns-repeated="2" office:value-type="float" office:value="0.964104" calcext:value-type="float">
            <text:p>0.964104</text:p>
          </table:table-cell>
          <table:table-cell office:value-type="float" office:value="0.96786" calcext:value-type="float">
            <text:p>0.96786</text:p>
          </table:table-cell>
          <table:table-cell table:number-columns-repeated="2" office:value-type="float" office:value="0.965619" calcext:value-type="float">
            <text:p>0.965619</text:p>
          </table:table-cell>
          <table:table-cell office:value-type="float" office:value="0.958019" calcext:value-type="float">
            <text:p>0.958019</text:p>
          </table:table-cell>
          <table:table-cell office:value-type="float" office:value="0.970233" calcext:value-type="float">
            <text:p>0.970233</text:p>
          </table:table-cell>
          <table:table-cell table:number-columns-repeated="2" office:value-type="float" office:value="0.958105" calcext:value-type="float">
            <text:p>0.958105</text:p>
          </table:table-cell>
          <table:table-cell office:value-type="float" office:value="0.957557" calcext:value-type="float">
            <text:p>0.957557</text:p>
          </table:table-cell>
          <table:table-cell table:number-columns-repeated="2" office:value-type="float" office:value="0.96347" calcext:value-type="float">
            <text:p>0.96347</text:p>
          </table:table-cell>
          <table:table-cell table:number-columns-repeated="2" office:value-type="float" office:value="0.956599" calcext:value-type="float">
            <text:p>0.956599</text:p>
          </table:table-cell>
          <table:table-cell office:value-type="float" office:value="0.954312" calcext:value-type="float">
            <text:p>0.954312</text:p>
          </table:table-cell>
        </table:table-row>
        <table:table-row table:style-name="ro1">
          <table:table-cell office:value-type="float" office:value="0.959369" calcext:value-type="float">
            <text:p>0.959369</text:p>
          </table:table-cell>
          <table:table-cell office:value-type="float" office:value="0.960937" calcext:value-type="float">
            <text:p>0.960937</text:p>
          </table:table-cell>
          <table:table-cell table:number-columns-repeated="2" office:value-type="float" office:value="0.953887" calcext:value-type="float">
            <text:p>0.953887</text:p>
          </table:table-cell>
          <table:table-cell table:number-columns-repeated="2" office:value-type="float" office:value="0.956823" calcext:value-type="float">
            <text:p>0.956823</text:p>
          </table:table-cell>
          <table:table-cell office:value-type="float" office:value="0.95729" calcext:value-type="float">
            <text:p>0.95729</text:p>
          </table:table-cell>
          <table:table-cell table:number-columns-repeated="2" office:value-type="float" office:value="0.960515" calcext:value-type="float">
            <text:p>0.960515</text:p>
          </table:table-cell>
          <table:table-cell office:value-type="float" office:value="0.95963" calcext:value-type="float">
            <text:p>0.95963</text:p>
          </table:table-cell>
          <table:table-cell table:number-columns-repeated="2" office:value-type="float" office:value="0.957165" calcext:value-type="float">
            <text:p>0.957165</text:p>
          </table:table-cell>
          <table:table-cell table:number-columns-repeated="2" office:value-type="float" office:value="0.957213" calcext:value-type="float">
            <text:p>0.957213</text:p>
          </table:table-cell>
          <table:table-cell office:value-type="float" office:value="0.962738" calcext:value-type="float">
            <text:p>0.962738</text:p>
          </table:table-cell>
          <table:table-cell table:number-columns-repeated="2" office:value-type="float" office:value="0.963618" calcext:value-type="float">
            <text:p>0.963618</text:p>
          </table:table-cell>
          <table:table-cell office:value-type="float" office:value="0.968607" calcext:value-type="float">
            <text:p>0.968607</text:p>
          </table:table-cell>
          <table:table-cell table:number-columns-repeated="2" office:value-type="float" office:value="0.964724" calcext:value-type="float">
            <text:p>0.964724</text:p>
          </table:table-cell>
          <table:table-cell office:value-type="float" office:value="0.95773" calcext:value-type="float">
            <text:p>0.95773</text:p>
          </table:table-cell>
          <table:table-cell office:value-type="float" office:value="0.970371" calcext:value-type="float">
            <text:p>0.970371</text:p>
          </table:table-cell>
          <table:table-cell table:number-columns-repeated="2" office:value-type="float" office:value="0.95785" calcext:value-type="float">
            <text:p>0.95785</text:p>
          </table:table-cell>
          <table:table-cell office:value-type="float" office:value="0.957337" calcext:value-type="float">
            <text:p>0.957337</text:p>
          </table:table-cell>
          <table:table-cell table:number-columns-repeated="2" office:value-type="float" office:value="0.96323" calcext:value-type="float">
            <text:p>0.96323</text:p>
          </table:table-cell>
          <table:table-cell table:number-columns-repeated="2" office:value-type="float" office:value="0.956707" calcext:value-type="float">
            <text:p>0.956707</text:p>
          </table:table-cell>
          <table:table-cell office:value-type="float" office:value="0.953889" calcext:value-type="float">
            <text:p>0.953889</text:p>
          </table:table-cell>
        </table:table-row>
        <table:table-row table:style-name="ro1">
          <table:table-cell office:value-type="float" office:value="0.959466" calcext:value-type="float">
            <text:p>0.959466</text:p>
          </table:table-cell>
          <table:table-cell office:value-type="float" office:value="0.960338" calcext:value-type="float">
            <text:p>0.960338</text:p>
          </table:table-cell>
          <table:table-cell table:number-columns-repeated="2" office:value-type="float" office:value="0.953317" calcext:value-type="float">
            <text:p>0.953317</text:p>
          </table:table-cell>
          <table:table-cell table:number-columns-repeated="2" office:value-type="float" office:value="0.956595" calcext:value-type="float">
            <text:p>0.956595</text:p>
          </table:table-cell>
          <table:table-cell office:value-type="float" office:value="0.957219" calcext:value-type="float">
            <text:p>0.957219</text:p>
          </table:table-cell>
          <table:table-cell table:number-columns-repeated="2" office:value-type="float" office:value="0.960619" calcext:value-type="float">
            <text:p>0.960619</text:p>
          </table:table-cell>
          <table:table-cell office:value-type="float" office:value="0.959489" calcext:value-type="float">
            <text:p>0.959489</text:p>
          </table:table-cell>
          <table:table-cell table:number-columns-repeated="2" office:value-type="float" office:value="0.956987" calcext:value-type="float">
            <text:p>0.956987</text:p>
          </table:table-cell>
          <table:table-cell table:number-columns-repeated="2" office:value-type="float" office:value="0.957054" calcext:value-type="float">
            <text:p>0.957054</text:p>
          </table:table-cell>
          <table:table-cell office:value-type="float" office:value="0.963566" calcext:value-type="float">
            <text:p>0.963566</text:p>
          </table:table-cell>
          <table:table-cell table:number-columns-repeated="2" office:value-type="float" office:value="0.96366" calcext:value-type="float">
            <text:p>0.96366</text:p>
          </table:table-cell>
          <table:table-cell office:value-type="float" office:value="0.968086" calcext:value-type="float">
            <text:p>0.968086</text:p>
          </table:table-cell>
          <table:table-cell table:number-columns-repeated="2" office:value-type="float" office:value="0.964873" calcext:value-type="float">
            <text:p>0.964873</text:p>
          </table:table-cell>
          <table:table-cell office:value-type="float" office:value="0.957227" calcext:value-type="float">
            <text:p>0.957227</text:p>
          </table:table-cell>
          <table:table-cell office:value-type="float" office:value="0.970145" calcext:value-type="float">
            <text:p>0.970145</text:p>
          </table:table-cell>
          <table:table-cell table:number-columns-repeated="2" office:value-type="float" office:value="0.957573" calcext:value-type="float">
            <text:p>0.957573</text:p>
          </table:table-cell>
          <table:table-cell office:value-type="float" office:value="0.957281" calcext:value-type="float">
            <text:p>0.957281</text:p>
          </table:table-cell>
          <table:table-cell table:number-columns-repeated="2" office:value-type="float" office:value="0.963931" calcext:value-type="float">
            <text:p>0.963931</text:p>
          </table:table-cell>
          <table:table-cell table:number-columns-repeated="2" office:value-type="float" office:value="0.956428" calcext:value-type="float">
            <text:p>0.956428</text:p>
          </table:table-cell>
          <table:table-cell office:value-type="float" office:value="0.954469" calcext:value-type="float">
            <text:p>0.954469</text:p>
          </table:table-cell>
        </table:table-row>
        <table:table-row table:style-name="ro1">
          <table:table-cell office:value-type="float" office:value="0.959688" calcext:value-type="float">
            <text:p>0.959688</text:p>
          </table:table-cell>
          <table:table-cell office:value-type="float" office:value="0.960056" calcext:value-type="float">
            <text:p>0.960056</text:p>
          </table:table-cell>
          <table:table-cell table:number-columns-repeated="2" office:value-type="float" office:value="0.953072" calcext:value-type="float">
            <text:p>0.953072</text:p>
          </table:table-cell>
          <table:table-cell table:number-columns-repeated="2" office:value-type="float" office:value="0.956506" calcext:value-type="float">
            <text:p>0.956506</text:p>
          </table:table-cell>
          <table:table-cell office:value-type="float" office:value="0.956302" calcext:value-type="float">
            <text:p>0.956302</text:p>
          </table:table-cell>
          <table:table-cell table:number-columns-repeated="2" office:value-type="float" office:value="0.960112" calcext:value-type="float">
            <text:p>0.960112</text:p>
          </table:table-cell>
          <table:table-cell office:value-type="float" office:value="0.959576" calcext:value-type="float">
            <text:p>0.959576</text:p>
          </table:table-cell>
          <table:table-cell table:number-columns-repeated="2" office:value-type="float" office:value="0.957968" calcext:value-type="float">
            <text:p>0.957968</text:p>
          </table:table-cell>
          <table:table-cell table:number-columns-repeated="2" office:value-type="float" office:value="0.957459" calcext:value-type="float">
            <text:p>0.957459</text:p>
          </table:table-cell>
          <table:table-cell office:value-type="float" office:value="0.96328" calcext:value-type="float">
            <text:p>0.96328</text:p>
          </table:table-cell>
          <table:table-cell table:number-columns-repeated="2" office:value-type="float" office:value="0.963773" calcext:value-type="float">
            <text:p>0.963773</text:p>
          </table:table-cell>
          <table:table-cell office:value-type="float" office:value="0.968716" calcext:value-type="float">
            <text:p>0.968716</text:p>
          </table:table-cell>
          <table:table-cell table:number-columns-repeated="2" office:value-type="float" office:value="0.963779" calcext:value-type="float">
            <text:p>0.963779</text:p>
          </table:table-cell>
          <table:table-cell office:value-type="float" office:value="0.956594" calcext:value-type="float">
            <text:p>0.956594</text:p>
          </table:table-cell>
          <table:table-cell office:value-type="float" office:value="0.970312" calcext:value-type="float">
            <text:p>0.970312</text:p>
          </table:table-cell>
          <table:table-cell table:number-columns-repeated="2" office:value-type="float" office:value="0.958165" calcext:value-type="float">
            <text:p>0.958165</text:p>
          </table:table-cell>
          <table:table-cell office:value-type="float" office:value="0.957399" calcext:value-type="float">
            <text:p>0.957399</text:p>
          </table:table-cell>
          <table:table-cell table:number-columns-repeated="2" office:value-type="float" office:value="0.964822" calcext:value-type="float">
            <text:p>0.964822</text:p>
          </table:table-cell>
          <table:table-cell table:number-columns-repeated="2" office:value-type="float" office:value="0.956937" calcext:value-type="float">
            <text:p>0.956937</text:p>
          </table:table-cell>
          <table:table-cell office:value-type="float" office:value="0.954697" calcext:value-type="float">
            <text:p>0.954697</text:p>
          </table:table-cell>
        </table:table-row>
        <table:table-row table:style-name="ro1">
          <table:table-cell office:value-type="float" office:value="0.959589" calcext:value-type="float">
            <text:p>0.959589</text:p>
          </table:table-cell>
          <table:table-cell office:value-type="float" office:value="0.95999" calcext:value-type="float">
            <text:p>0.95999</text:p>
          </table:table-cell>
          <table:table-cell table:number-columns-repeated="2" office:value-type="float" office:value="0.95328" calcext:value-type="float">
            <text:p>0.95328</text:p>
          </table:table-cell>
          <table:table-cell table:number-columns-repeated="2" office:value-type="float" office:value="0.956353" calcext:value-type="float">
            <text:p>0.956353</text:p>
          </table:table-cell>
          <table:table-cell office:value-type="float" office:value="0.956029" calcext:value-type="float">
            <text:p>0.956029</text:p>
          </table:table-cell>
          <table:table-cell table:number-columns-repeated="2" office:value-type="float" office:value="0.960927" calcext:value-type="float">
            <text:p>0.960927</text:p>
          </table:table-cell>
          <table:table-cell office:value-type="float" office:value="0.960107" calcext:value-type="float">
            <text:p>0.960107</text:p>
          </table:table-cell>
          <table:table-cell table:number-columns-repeated="2" office:value-type="float" office:value="0.957577" calcext:value-type="float">
            <text:p>0.957577</text:p>
          </table:table-cell>
          <table:table-cell table:number-columns-repeated="2" office:value-type="float" office:value="0.957777" calcext:value-type="float">
            <text:p>0.957777</text:p>
          </table:table-cell>
          <table:table-cell office:value-type="float" office:value="0.963437" calcext:value-type="float">
            <text:p>0.963437</text:p>
          </table:table-cell>
          <table:table-cell table:number-columns-repeated="2" office:value-type="float" office:value="0.963438" calcext:value-type="float">
            <text:p>0.963438</text:p>
          </table:table-cell>
          <table:table-cell office:value-type="float" office:value="0.969331" calcext:value-type="float">
            <text:p>0.969331</text:p>
          </table:table-cell>
          <table:table-cell table:number-columns-repeated="2" office:value-type="float" office:value="0.963645" calcext:value-type="float">
            <text:p>0.963645</text:p>
          </table:table-cell>
          <table:table-cell office:value-type="float" office:value="0.955826" calcext:value-type="float">
            <text:p>0.955826</text:p>
          </table:table-cell>
          <table:table-cell office:value-type="float" office:value="0.970174" calcext:value-type="float">
            <text:p>0.970174</text:p>
          </table:table-cell>
          <table:table-cell table:number-columns-repeated="2" office:value-type="float" office:value="0.958306" calcext:value-type="float">
            <text:p>0.958306</text:p>
          </table:table-cell>
          <table:table-cell office:value-type="float" office:value="0.957721" calcext:value-type="float">
            <text:p>0.957721</text:p>
          </table:table-cell>
          <table:table-cell table:number-columns-repeated="2" office:value-type="float" office:value="0.964764" calcext:value-type="float">
            <text:p>0.964764</text:p>
          </table:table-cell>
          <table:table-cell table:number-columns-repeated="2" office:value-type="float" office:value="0.957592" calcext:value-type="float">
            <text:p>0.957592</text:p>
          </table:table-cell>
          <table:table-cell office:value-type="float" office:value="0.955188" calcext:value-type="float">
            <text:p>0.955188</text:p>
          </table:table-cell>
        </table:table-row>
        <table:table-row table:style-name="ro1">
          <table:table-cell office:value-type="float" office:value="0.958766" calcext:value-type="float">
            <text:p>0.958766</text:p>
          </table:table-cell>
          <table:table-cell office:value-type="float" office:value="0.959487" calcext:value-type="float">
            <text:p>0.959487</text:p>
          </table:table-cell>
          <table:table-cell table:number-columns-repeated="2" office:value-type="float" office:value="0.953831" calcext:value-type="float">
            <text:p>0.953831</text:p>
          </table:table-cell>
          <table:table-cell table:number-columns-repeated="2" office:value-type="float" office:value="0.956265" calcext:value-type="float">
            <text:p>0.956265</text:p>
          </table:table-cell>
          <table:table-cell office:value-type="float" office:value="0.956105" calcext:value-type="float">
            <text:p>0.956105</text:p>
          </table:table-cell>
          <table:table-cell table:number-columns-repeated="2" office:value-type="float" office:value="0.961251" calcext:value-type="float">
            <text:p>0.961251</text:p>
          </table:table-cell>
          <table:table-cell office:value-type="float" office:value="0.959662" calcext:value-type="float">
            <text:p>0.959662</text:p>
          </table:table-cell>
          <table:table-cell table:number-columns-repeated="2" office:value-type="float" office:value="0.957685" calcext:value-type="float">
            <text:p>0.957685</text:p>
          </table:table-cell>
          <table:table-cell table:number-columns-repeated="2" office:value-type="float" office:value="0.957922" calcext:value-type="float">
            <text:p>0.957922</text:p>
          </table:table-cell>
          <table:table-cell office:value-type="float" office:value="0.962589" calcext:value-type="float">
            <text:p>0.962589</text:p>
          </table:table-cell>
          <table:table-cell table:number-columns-repeated="2" office:value-type="float" office:value="0.963123" calcext:value-type="float">
            <text:p>0.963123</text:p>
          </table:table-cell>
          <table:table-cell office:value-type="float" office:value="0.969107" calcext:value-type="float">
            <text:p>0.969107</text:p>
          </table:table-cell>
          <table:table-cell table:number-columns-repeated="2" office:value-type="float" office:value="0.964291" calcext:value-type="float">
            <text:p>0.964291</text:p>
          </table:table-cell>
          <table:table-cell office:value-type="float" office:value="0.956629" calcext:value-type="float">
            <text:p>0.956629</text:p>
          </table:table-cell>
          <table:table-cell office:value-type="float" office:value="0.969889" calcext:value-type="float">
            <text:p>0.969889</text:p>
          </table:table-cell>
          <table:table-cell table:number-columns-repeated="2" office:value-type="float" office:value="0.95898" calcext:value-type="float">
            <text:p>0.95898</text:p>
          </table:table-cell>
          <table:table-cell office:value-type="float" office:value="0.956932" calcext:value-type="float">
            <text:p>0.956932</text:p>
          </table:table-cell>
          <table:table-cell table:number-columns-repeated="2" office:value-type="float" office:value="0.964637" calcext:value-type="float">
            <text:p>0.964637</text:p>
          </table:table-cell>
          <table:table-cell table:number-columns-repeated="2" office:value-type="float" office:value="0.958902" calcext:value-type="float">
            <text:p>0.958902</text:p>
          </table:table-cell>
          <table:table-cell office:value-type="float" office:value="0.955566" calcext:value-type="float">
            <text:p>0.955566</text:p>
          </table:table-cell>
        </table:table-row>
        <table:table-row table:style-name="ro1">
          <table:table-cell office:value-type="float" office:value="0.958163" calcext:value-type="float">
            <text:p>0.958163</text:p>
          </table:table-cell>
          <table:table-cell office:value-type="float" office:value="0.95992" calcext:value-type="float">
            <text:p>0.95992</text:p>
          </table:table-cell>
          <table:table-cell table:number-columns-repeated="2" office:value-type="float" office:value="0.953812" calcext:value-type="float">
            <text:p>0.953812</text:p>
          </table:table-cell>
          <table:table-cell table:number-columns-repeated="2" office:value-type="float" office:value="0.956711" calcext:value-type="float">
            <text:p>0.956711</text:p>
          </table:table-cell>
          <table:table-cell office:value-type="float" office:value="0.955082" calcext:value-type="float">
            <text:p>0.955082</text:p>
          </table:table-cell>
          <table:table-cell table:number-columns-repeated="2" office:value-type="float" office:value="0.96161" calcext:value-type="float">
            <text:p>0.96161</text:p>
          </table:table-cell>
          <table:table-cell office:value-type="float" office:value="0.959394" calcext:value-type="float">
            <text:p>0.959394</text:p>
          </table:table-cell>
          <table:table-cell table:number-columns-repeated="2" office:value-type="float" office:value="0.958007" calcext:value-type="float">
            <text:p>0.958007</text:p>
          </table:table-cell>
          <table:table-cell table:number-columns-repeated="2" office:value-type="float" office:value="0.958653" calcext:value-type="float">
            <text:p>0.958653</text:p>
          </table:table-cell>
          <table:table-cell office:value-type="float" office:value="0.963132" calcext:value-type="float">
            <text:p>0.963132</text:p>
          </table:table-cell>
          <table:table-cell table:number-columns-repeated="2" office:value-type="float" office:value="0.962105" calcext:value-type="float">
            <text:p>0.962105</text:p>
          </table:table-cell>
          <table:table-cell office:value-type="float" office:value="0.970059" calcext:value-type="float">
            <text:p>0.970059</text:p>
          </table:table-cell>
          <table:table-cell table:number-columns-repeated="2" office:value-type="float" office:value="0.964496" calcext:value-type="float">
            <text:p>0.964496</text:p>
          </table:table-cell>
          <table:table-cell office:value-type="float" office:value="0.956631" calcext:value-type="float">
            <text:p>0.956631</text:p>
          </table:table-cell>
          <table:table-cell office:value-type="float" office:value="0.969943" calcext:value-type="float">
            <text:p>0.969943</text:p>
          </table:table-cell>
          <table:table-cell table:number-columns-repeated="2" office:value-type="float" office:value="0.958634" calcext:value-type="float">
            <text:p>0.958634</text:p>
          </table:table-cell>
          <table:table-cell office:value-type="float" office:value="0.956999" calcext:value-type="float">
            <text:p>0.956999</text:p>
          </table:table-cell>
          <table:table-cell table:number-columns-repeated="2" office:value-type="float" office:value="0.964414" calcext:value-type="float">
            <text:p>0.964414</text:p>
          </table:table-cell>
          <table:table-cell table:number-columns-repeated="2" office:value-type="float" office:value="0.958888" calcext:value-type="float">
            <text:p>0.958888</text:p>
          </table:table-cell>
          <table:table-cell office:value-type="float" office:value="0.955322" calcext:value-type="float">
            <text:p>0.955322</text:p>
          </table:table-cell>
        </table:table-row>
        <table:table-row table:style-name="ro1">
          <table:table-cell office:value-type="float" office:value="0.958235" calcext:value-type="float">
            <text:p>0.958235</text:p>
          </table:table-cell>
          <table:table-cell office:value-type="float" office:value="0.959967" calcext:value-type="float">
            <text:p>0.959967</text:p>
          </table:table-cell>
          <table:table-cell table:number-columns-repeated="2" office:value-type="float" office:value="0.954308" calcext:value-type="float">
            <text:p>0.954308</text:p>
          </table:table-cell>
          <table:table-cell table:number-columns-repeated="2" office:value-type="float" office:value="0.956072" calcext:value-type="float">
            <text:p>0.956072</text:p>
          </table:table-cell>
          <table:table-cell office:value-type="float" office:value="0.955657" calcext:value-type="float">
            <text:p>0.955657</text:p>
          </table:table-cell>
          <table:table-cell table:number-columns-repeated="2" office:value-type="float" office:value="0.96091" calcext:value-type="float">
            <text:p>0.96091</text:p>
          </table:table-cell>
          <table:table-cell office:value-type="float" office:value="0.959141" calcext:value-type="float">
            <text:p>0.959141</text:p>
          </table:table-cell>
          <table:table-cell table:number-columns-repeated="2" office:value-type="float" office:value="0.958803" calcext:value-type="float">
            <text:p>0.958803</text:p>
          </table:table-cell>
          <table:table-cell table:number-columns-repeated="2" office:value-type="float" office:value="0.958174" calcext:value-type="float">
            <text:p>0.958174</text:p>
          </table:table-cell>
          <table:table-cell office:value-type="float" office:value="0.962582" calcext:value-type="float">
            <text:p>0.962582</text:p>
          </table:table-cell>
          <table:table-cell table:number-columns-repeated="2" office:value-type="float" office:value="0.96174" calcext:value-type="float">
            <text:p>0.96174</text:p>
          </table:table-cell>
          <table:table-cell office:value-type="float" office:value="0.96938" calcext:value-type="float">
            <text:p>0.96938</text:p>
          </table:table-cell>
          <table:table-cell table:number-columns-repeated="2" office:value-type="float" office:value="0.964857" calcext:value-type="float">
            <text:p>0.964857</text:p>
          </table:table-cell>
          <table:table-cell office:value-type="float" office:value="0.956849" calcext:value-type="float">
            <text:p>0.956849</text:p>
          </table:table-cell>
          <table:table-cell office:value-type="float" office:value="0.96986" calcext:value-type="float">
            <text:p>0.96986</text:p>
          </table:table-cell>
          <table:table-cell table:number-columns-repeated="2" office:value-type="float" office:value="0.958382" calcext:value-type="float">
            <text:p>0.958382</text:p>
          </table:table-cell>
          <table:table-cell office:value-type="float" office:value="0.956259" calcext:value-type="float">
            <text:p>0.956259</text:p>
          </table:table-cell>
          <table:table-cell table:number-columns-repeated="2" office:value-type="float" office:value="0.963824" calcext:value-type="float">
            <text:p>0.963824</text:p>
          </table:table-cell>
          <table:table-cell table:number-columns-repeated="2" office:value-type="float" office:value="0.95868" calcext:value-type="float">
            <text:p>0.95868</text:p>
          </table:table-cell>
          <table:table-cell office:value-type="float" office:value="0.955242" calcext:value-type="float">
            <text:p>0.955242</text:p>
          </table:table-cell>
        </table:table-row>
        <table:table-row table:style-name="ro1">
          <table:table-cell office:value-type="float" office:value="0.959165" calcext:value-type="float">
            <text:p>0.959165</text:p>
          </table:table-cell>
          <table:table-cell office:value-type="float" office:value="0.959867" calcext:value-type="float">
            <text:p>0.959867</text:p>
          </table:table-cell>
          <table:table-cell table:number-columns-repeated="2" office:value-type="float" office:value="0.954544" calcext:value-type="float">
            <text:p>0.954544</text:p>
          </table:table-cell>
          <table:table-cell table:number-columns-repeated="2" office:value-type="float" office:value="0.955898" calcext:value-type="float">
            <text:p>0.955898</text:p>
          </table:table-cell>
          <table:table-cell office:value-type="float" office:value="0.956175" calcext:value-type="float">
            <text:p>0.956175</text:p>
          </table:table-cell>
          <table:table-cell table:number-columns-repeated="2" office:value-type="float" office:value="0.961014" calcext:value-type="float">
            <text:p>0.961014</text:p>
          </table:table-cell>
          <table:table-cell office:value-type="float" office:value="0.958794" calcext:value-type="float">
            <text:p>0.958794</text:p>
          </table:table-cell>
          <table:table-cell table:number-columns-repeated="2" office:value-type="float" office:value="0.958778" calcext:value-type="float">
            <text:p>0.958778</text:p>
          </table:table-cell>
          <table:table-cell table:number-columns-repeated="2" office:value-type="float" office:value="0.957814" calcext:value-type="float">
            <text:p>0.957814</text:p>
          </table:table-cell>
          <table:table-cell office:value-type="float" office:value="0.962346" calcext:value-type="float">
            <text:p>0.962346</text:p>
          </table:table-cell>
          <table:table-cell table:number-columns-repeated="2" office:value-type="float" office:value="0.961582" calcext:value-type="float">
            <text:p>0.961582</text:p>
          </table:table-cell>
          <table:table-cell office:value-type="float" office:value="0.969652" calcext:value-type="float">
            <text:p>0.969652</text:p>
          </table:table-cell>
          <table:table-cell table:number-columns-repeated="2" office:value-type="float" office:value="0.964782" calcext:value-type="float">
            <text:p>0.964782</text:p>
          </table:table-cell>
          <table:table-cell office:value-type="float" office:value="0.957049" calcext:value-type="float">
            <text:p>0.957049</text:p>
          </table:table-cell>
          <table:table-cell office:value-type="float" office:value="0.970189" calcext:value-type="float">
            <text:p>0.970189</text:p>
          </table:table-cell>
          <table:table-cell table:number-columns-repeated="2" office:value-type="float" office:value="0.958657" calcext:value-type="float">
            <text:p>0.958657</text:p>
          </table:table-cell>
          <table:table-cell office:value-type="float" office:value="0.955434" calcext:value-type="float">
            <text:p>0.955434</text:p>
          </table:table-cell>
          <table:table-cell table:number-columns-repeated="2" office:value-type="float" office:value="0.963188" calcext:value-type="float">
            <text:p>0.963188</text:p>
          </table:table-cell>
          <table:table-cell table:number-columns-repeated="2" office:value-type="float" office:value="0.959494" calcext:value-type="float">
            <text:p>0.959494</text:p>
          </table:table-cell>
          <table:table-cell office:value-type="float" office:value="0.955256" calcext:value-type="float">
            <text:p>0.955256</text:p>
          </table:table-cell>
        </table:table-row>
        <table:table-row table:style-name="ro1">
          <table:table-cell office:value-type="float" office:value="0.95952" calcext:value-type="float">
            <text:p>0.95952</text:p>
          </table:table-cell>
          <table:table-cell office:value-type="float" office:value="0.960785" calcext:value-type="float">
            <text:p>0.960785</text:p>
          </table:table-cell>
          <table:table-cell table:number-columns-repeated="2" office:value-type="float" office:value="0.954321" calcext:value-type="float">
            <text:p>0.954321</text:p>
          </table:table-cell>
          <table:table-cell table:number-columns-repeated="2" office:value-type="float" office:value="0.956333" calcext:value-type="float">
            <text:p>0.956333</text:p>
          </table:table-cell>
          <table:table-cell office:value-type="float" office:value="0.956219" calcext:value-type="float">
            <text:p>0.956219</text:p>
          </table:table-cell>
          <table:table-cell table:number-columns-repeated="2" office:value-type="float" office:value="0.960692" calcext:value-type="float">
            <text:p>0.960692</text:p>
          </table:table-cell>
          <table:table-cell office:value-type="float" office:value="0.958554" calcext:value-type="float">
            <text:p>0.958554</text:p>
          </table:table-cell>
          <table:table-cell table:number-columns-repeated="2" office:value-type="float" office:value="0.958778" calcext:value-type="float">
            <text:p>0.958778</text:p>
          </table:table-cell>
          <table:table-cell table:number-columns-repeated="2" office:value-type="float" office:value="0.957572" calcext:value-type="float">
            <text:p>0.957572</text:p>
          </table:table-cell>
          <table:table-cell office:value-type="float" office:value="0.962388" calcext:value-type="float">
            <text:p>0.962388</text:p>
          </table:table-cell>
          <table:table-cell table:number-columns-repeated="2" office:value-type="float" office:value="0.96234" calcext:value-type="float">
            <text:p>0.96234</text:p>
          </table:table-cell>
          <table:table-cell office:value-type="float" office:value="0.969461" calcext:value-type="float">
            <text:p>0.969461</text:p>
          </table:table-cell>
          <table:table-cell table:number-columns-repeated="2" office:value-type="float" office:value="0.964731" calcext:value-type="float">
            <text:p>0.964731</text:p>
          </table:table-cell>
          <table:table-cell office:value-type="float" office:value="0.957364" calcext:value-type="float">
            <text:p>0.957364</text:p>
          </table:table-cell>
          <table:table-cell office:value-type="float" office:value="0.969615" calcext:value-type="float">
            <text:p>0.969615</text:p>
          </table:table-cell>
          <table:table-cell table:number-columns-repeated="2" office:value-type="float" office:value="0.95825" calcext:value-type="float">
            <text:p>0.95825</text:p>
          </table:table-cell>
          <table:table-cell office:value-type="float" office:value="0.955349" calcext:value-type="float">
            <text:p>0.955349</text:p>
          </table:table-cell>
          <table:table-cell table:number-columns-repeated="2" office:value-type="float" office:value="0.963135" calcext:value-type="float">
            <text:p>0.963135</text:p>
          </table:table-cell>
          <table:table-cell table:number-columns-repeated="2" office:value-type="float" office:value="0.959072" calcext:value-type="float">
            <text:p>0.959072</text:p>
          </table:table-cell>
          <table:table-cell office:value-type="float" office:value="0.955286" calcext:value-type="float">
            <text:p>0.955286</text:p>
          </table:table-cell>
        </table:table-row>
        <table:table-row table:style-name="ro1">
          <table:table-cell office:value-type="float" office:value="0.959414" calcext:value-type="float">
            <text:p>0.959414</text:p>
          </table:table-cell>
          <table:table-cell office:value-type="float" office:value="0.960505" calcext:value-type="float">
            <text:p>0.960505</text:p>
          </table:table-cell>
          <table:table-cell table:number-columns-repeated="2" office:value-type="float" office:value="0.953577" calcext:value-type="float">
            <text:p>0.953577</text:p>
          </table:table-cell>
          <table:table-cell table:number-columns-repeated="2" office:value-type="float" office:value="0.956" calcext:value-type="float">
            <text:p>0.956</text:p>
          </table:table-cell>
          <table:table-cell office:value-type="float" office:value="0.956057" calcext:value-type="float">
            <text:p>0.956057</text:p>
          </table:table-cell>
          <table:table-cell table:number-columns-repeated="2" office:value-type="float" office:value="0.960707" calcext:value-type="float">
            <text:p>0.960707</text:p>
          </table:table-cell>
          <table:table-cell office:value-type="float" office:value="0.958755" calcext:value-type="float">
            <text:p>0.958755</text:p>
          </table:table-cell>
          <table:table-cell table:number-columns-repeated="2" office:value-type="float" office:value="0.959225" calcext:value-type="float">
            <text:p>0.959225</text:p>
          </table:table-cell>
          <table:table-cell table:number-columns-repeated="2" office:value-type="float" office:value="0.957419" calcext:value-type="float">
            <text:p>0.957419</text:p>
          </table:table-cell>
          <table:table-cell office:value-type="float" office:value="0.96291" calcext:value-type="float">
            <text:p>0.96291</text:p>
          </table:table-cell>
          <table:table-cell table:number-columns-repeated="2" office:value-type="float" office:value="0.962374" calcext:value-type="float">
            <text:p>0.962374</text:p>
          </table:table-cell>
          <table:table-cell office:value-type="float" office:value="0.969371" calcext:value-type="float">
            <text:p>0.969371</text:p>
          </table:table-cell>
          <table:table-cell table:number-columns-repeated="2" office:value-type="float" office:value="0.964626" calcext:value-type="float">
            <text:p>0.964626</text:p>
          </table:table-cell>
          <table:table-cell office:value-type="float" office:value="0.957626" calcext:value-type="float">
            <text:p>0.957626</text:p>
          </table:table-cell>
          <table:table-cell office:value-type="float" office:value="0.969731" calcext:value-type="float">
            <text:p>0.969731</text:p>
          </table:table-cell>
          <table:table-cell table:number-columns-repeated="2" office:value-type="float" office:value="0.957729" calcext:value-type="float">
            <text:p>0.957729</text:p>
          </table:table-cell>
          <table:table-cell office:value-type="float" office:value="0.954767" calcext:value-type="float">
            <text:p>0.954767</text:p>
          </table:table-cell>
          <table:table-cell table:number-columns-repeated="2" office:value-type="float" office:value="0.963302" calcext:value-type="float">
            <text:p>0.963302</text:p>
          </table:table-cell>
          <table:table-cell table:number-columns-repeated="2" office:value-type="float" office:value="0.959574" calcext:value-type="float">
            <text:p>0.959574</text:p>
          </table:table-cell>
          <table:table-cell office:value-type="float" office:value="0.95526" calcext:value-type="float">
            <text:p>0.95526</text:p>
          </table:table-cell>
        </table:table-row>
        <table:table-row table:style-name="ro1">
          <table:table-cell office:value-type="float" office:value="0.960051" calcext:value-type="float">
            <text:p>0.960051</text:p>
          </table:table-cell>
          <table:table-cell office:value-type="float" office:value="0.960401" calcext:value-type="float">
            <text:p>0.960401</text:p>
          </table:table-cell>
          <table:table-cell table:number-columns-repeated="2" office:value-type="float" office:value="0.954557" calcext:value-type="float">
            <text:p>0.954557</text:p>
          </table:table-cell>
          <table:table-cell table:number-columns-repeated="2" office:value-type="float" office:value="0.956586" calcext:value-type="float">
            <text:p>0.956586</text:p>
          </table:table-cell>
          <table:table-cell office:value-type="float" office:value="0.956222" calcext:value-type="float">
            <text:p>0.956222</text:p>
          </table:table-cell>
          <table:table-cell table:number-columns-repeated="2" office:value-type="float" office:value="0.960701" calcext:value-type="float">
            <text:p>0.960701</text:p>
          </table:table-cell>
          <table:table-cell office:value-type="float" office:value="0.958238" calcext:value-type="float">
            <text:p>0.958238</text:p>
          </table:table-cell>
          <table:table-cell table:number-columns-repeated="2" office:value-type="float" office:value="0.959568" calcext:value-type="float">
            <text:p>0.959568</text:p>
          </table:table-cell>
          <table:table-cell table:number-columns-repeated="2" office:value-type="float" office:value="0.957493" calcext:value-type="float">
            <text:p>0.957493</text:p>
          </table:table-cell>
          <table:table-cell office:value-type="float" office:value="0.963155" calcext:value-type="float">
            <text:p>0.963155</text:p>
          </table:table-cell>
          <table:table-cell table:number-columns-repeated="2" office:value-type="float" office:value="0.962585" calcext:value-type="float">
            <text:p>0.962585</text:p>
          </table:table-cell>
          <table:table-cell office:value-type="float" office:value="0.969633" calcext:value-type="float">
            <text:p>0.969633</text:p>
          </table:table-cell>
          <table:table-cell table:number-columns-repeated="2" office:value-type="float" office:value="0.964308" calcext:value-type="float">
            <text:p>0.964308</text:p>
          </table:table-cell>
          <table:table-cell office:value-type="float" office:value="0.957368" calcext:value-type="float">
            <text:p>0.957368</text:p>
          </table:table-cell>
          <table:table-cell office:value-type="float" office:value="0.969428" calcext:value-type="float">
            <text:p>0.969428</text:p>
          </table:table-cell>
          <table:table-cell table:number-columns-repeated="2" office:value-type="float" office:value="0.958096" calcext:value-type="float">
            <text:p>0.958096</text:p>
          </table:table-cell>
          <table:table-cell office:value-type="float" office:value="0.955021" calcext:value-type="float">
            <text:p>0.955021</text:p>
          </table:table-cell>
          <table:table-cell table:number-columns-repeated="2" office:value-type="float" office:value="0.963996" calcext:value-type="float">
            <text:p>0.963996</text:p>
          </table:table-cell>
          <table:table-cell table:number-columns-repeated="2" office:value-type="float" office:value="0.959467" calcext:value-type="float">
            <text:p>0.959467</text:p>
          </table:table-cell>
          <table:table-cell office:value-type="float" office:value="0.954477" calcext:value-type="float">
            <text:p>0.954477</text:p>
          </table:table-cell>
        </table:table-row>
      </table:table>
      <table:table table:name="High Volatility" table:style-name="ta1">
        <table:shapes>
          <draw:frame draw:z-index="0" draw:style-name="gr1" draw:text-style-name="P1" svg:width="25cm" svg:height="20cm" svg:x="52cm" svg:y="1cm">
            <draw:object draw:notify-on-update-of-ranges="'High Volatility'.A1:'High Volatility'.A100 'High Volatility'.B1:'High Volatility'.B100 'High Volatility'.C1:'High Volatility'.C100 'High Volatility'.D1:'High Volatility'.D100 'High Volatility'.E1:'High Volatility'.E100 'High Volatility'.F1:'High Volatility'.F100 'High Volatility'.G1:'High Volatility'.G100 'High Volatility'.H1:'High Volatility'.H100 'High Volatility'.I1:'High Volatility'.I100 'High Volatility'.J1:'High Volatility'.J100 'High Volatility'.K1:'High Volatility'.K100 'High Volatility'.L1:'High Volatility'.L100 'High Volatility'.M1:'High Volatility'.M100 'High Volatility'.N1:'High Volatility'.N100 'High Volatility'.O1:'High Volatility'.O100 'High Volatility'.P1:'High Volatility'.P100 'High Volatility'.Q1:'High Volatility'.Q100 'High Volatility'.R1:'High Volatility'.R100 'High Volatility'.S1:'High Volatility'.S100 'High Volatility'.T1:'High Volatility'.T100 'High Volatility'.U1:'High Volatility'.U100 'High Volatility'.V1:'High Volatility'.V100 'High Volatility'.W1:'High Volatility'.W100 'High Volatility'.X1:'High Volatility'.X100 'High Volatility'.Y1:'High Volatility'.Y100 'High Volatility'.Z1:'High Volatility'.Z100 'High Volatility'.AA1:'High Volatility'.AA100 'High Volatility'.AB1:'High Volatility'.AB100 'High Volatility'.AC1:'High Volatility'.AC100 'High Volatility'.AD1:'High Volatility'.AD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number-columns-repeated="3" office:value-type="float" office:value="1.14502" calcext:value-type="float">
            <text:p>1.14502</text:p>
          </table:table-cell>
          <table:table-cell table:number-columns-repeated="2" office:value-type="float" office:value="0.89675" calcext:value-type="float">
            <text:p>0.89675</text:p>
          </table:table-cell>
          <table:table-cell table:number-columns-repeated="2" office:value-type="float" office:value="1.43695" calcext:value-type="float">
            <text:p>1.43695</text:p>
          </table:table-cell>
          <table:table-cell table:number-columns-repeated="3" office:value-type="float" office:value="0.852225" calcext:value-type="float">
            <text:p>0.852225</text:p>
          </table:table-cell>
          <table:table-cell table:number-columns-repeated="2" office:value-type="float" office:value="0.969775" calcext:value-type="float">
            <text:p>0.969775</text:p>
          </table:table-cell>
          <table:table-cell table:number-columns-repeated="3" office:value-type="float" office:value="0.712375" calcext:value-type="float">
            <text:p>0.712375</text:p>
          </table:table-cell>
          <table:table-cell table:number-columns-repeated="2" office:value-type="float" office:value="0.5042" calcext:value-type="float">
            <text:p>0.5042</text:p>
          </table:table-cell>
          <table:table-cell table:number-columns-repeated="3" office:value-type="float" office:value="0.75925" calcext:value-type="float">
            <text:p>0.75925</text:p>
          </table:table-cell>
          <table:table-cell table:number-columns-repeated="2" office:value-type="float" office:value="0.618375" calcext:value-type="float">
            <text:p>0.618375</text:p>
          </table:table-cell>
          <table:table-cell table:number-columns-repeated="3" office:value-type="float" office:value="0.746675" calcext:value-type="float">
            <text:p>0.746675</text:p>
          </table:table-cell>
          <table:table-cell table:number-columns-repeated="2" office:value-type="float" office:value="0.954175" calcext:value-type="float">
            <text:p>0.954175</text:p>
          </table:table-cell>
          <table:table-cell table:number-columns-repeated="2" office:value-type="float" office:value="0.91135" calcext:value-type="float">
            <text:p>0.91135</text:p>
          </table:table-cell>
          <table:table-cell office:value-type="float" office:value="1.24935" calcext:value-type="float">
            <text:p>1.24935</text:p>
          </table:table-cell>
        </table:table-row>
        <table:table-row table:style-name="ro1">
          <table:table-cell table:number-columns-repeated="3" office:value-type="float" office:value="1.16294" calcext:value-type="float">
            <text:p>1.16294</text:p>
          </table:table-cell>
          <table:table-cell table:number-columns-repeated="2" office:value-type="float" office:value="1.05275" calcext:value-type="float">
            <text:p>1.05275</text:p>
          </table:table-cell>
          <table:table-cell table:number-columns-repeated="2" office:value-type="float" office:value="1.10888" calcext:value-type="float">
            <text:p>1.10888</text:p>
          </table:table-cell>
          <table:table-cell table:number-columns-repeated="3" office:value-type="float" office:value="0.731725" calcext:value-type="float">
            <text:p>0.731725</text:p>
          </table:table-cell>
          <table:table-cell table:number-columns-repeated="2" office:value-type="float" office:value="0.839263" calcext:value-type="float">
            <text:p>0.839263</text:p>
          </table:table-cell>
          <table:table-cell table:number-columns-repeated="3" office:value-type="float" office:value="0.784875" calcext:value-type="float">
            <text:p>0.784875</text:p>
          </table:table-cell>
          <table:table-cell table:number-columns-repeated="2" office:value-type="float" office:value="0.837963" calcext:value-type="float">
            <text:p>0.837963</text:p>
          </table:table-cell>
          <table:table-cell table:number-columns-repeated="3" office:value-type="float" office:value="0.783375" calcext:value-type="float">
            <text:p>0.783375</text:p>
          </table:table-cell>
          <table:table-cell table:number-columns-repeated="2" office:value-type="float" office:value="0.800388" calcext:value-type="float">
            <text:p>0.800388</text:p>
          </table:table-cell>
          <table:table-cell table:number-columns-repeated="3" office:value-type="float" office:value="0.968725" calcext:value-type="float">
            <text:p>0.968725</text:p>
          </table:table-cell>
          <table:table-cell table:number-columns-repeated="2" office:value-type="float" office:value="0.823237" calcext:value-type="float">
            <text:p>0.823237</text:p>
          </table:table-cell>
          <table:table-cell table:number-columns-repeated="2" office:value-type="float" office:value="0.895275" calcext:value-type="float">
            <text:p>0.895275</text:p>
          </table:table-cell>
          <table:table-cell office:value-type="float" office:value="1.02384" calcext:value-type="float">
            <text:p>1.02384</text:p>
          </table:table-cell>
        </table:table-row>
        <table:table-row table:style-name="ro1">
          <table:table-cell table:number-columns-repeated="3" office:value-type="float" office:value="1.08293" calcext:value-type="float">
            <text:p>1.08293</text:p>
          </table:table-cell>
          <table:table-cell table:number-columns-repeated="2" office:value-type="float" office:value="0.946667" calcext:value-type="float">
            <text:p>0.946667</text:p>
          </table:table-cell>
          <table:table-cell table:number-columns-repeated="2" office:value-type="float" office:value="1.05932" calcext:value-type="float">
            <text:p>1.05932</text:p>
          </table:table-cell>
          <table:table-cell table:number-columns-repeated="3" office:value-type="float" office:value="0.770833" calcext:value-type="float">
            <text:p>0.770833</text:p>
          </table:table-cell>
          <table:table-cell table:number-columns-repeated="2" office:value-type="float" office:value="0.825825" calcext:value-type="float">
            <text:p>0.825825</text:p>
          </table:table-cell>
          <table:table-cell table:number-columns-repeated="3" office:value-type="float" office:value="0.871908" calcext:value-type="float">
            <text:p>0.871908</text:p>
          </table:table-cell>
          <table:table-cell table:number-columns-repeated="2" office:value-type="float" office:value="0.815158" calcext:value-type="float">
            <text:p>0.815158</text:p>
          </table:table-cell>
          <table:table-cell table:number-columns-repeated="3" office:value-type="float" office:value="0.851117" calcext:value-type="float">
            <text:p>0.851117</text:p>
          </table:table-cell>
          <table:table-cell table:number-columns-repeated="2" office:value-type="float" office:value="0.889208" calcext:value-type="float">
            <text:p>0.889208</text:p>
          </table:table-cell>
          <table:table-cell table:number-columns-repeated="3" office:value-type="float" office:value="0.884633" calcext:value-type="float">
            <text:p>0.884633</text:p>
          </table:table-cell>
          <table:table-cell table:number-columns-repeated="2" office:value-type="float" office:value="0.805892" calcext:value-type="float">
            <text:p>0.805892</text:p>
          </table:table-cell>
          <table:table-cell table:number-columns-repeated="2" office:value-type="float" office:value="0.998292" calcext:value-type="float">
            <text:p>0.998292</text:p>
          </table:table-cell>
          <table:table-cell office:value-type="float" office:value="0.976492" calcext:value-type="float">
            <text:p>0.976492</text:p>
          </table:table-cell>
        </table:table-row>
        <table:table-row table:style-name="ro1">
          <table:table-cell table:number-columns-repeated="3" office:value-type="float" office:value="1.02073" calcext:value-type="float">
            <text:p>1.02073</text:p>
          </table:table-cell>
          <table:table-cell table:number-columns-repeated="2" office:value-type="float" office:value="0.907069" calcext:value-type="float">
            <text:p>0.907069</text:p>
          </table:table-cell>
          <table:table-cell table:number-columns-repeated="2" office:value-type="float" office:value="1.18732" calcext:value-type="float">
            <text:p>1.18732</text:p>
          </table:table-cell>
          <table:table-cell table:number-columns-repeated="3" office:value-type="float" office:value="0.908412" calcext:value-type="float">
            <text:p>0.908412</text:p>
          </table:table-cell>
          <table:table-cell table:number-columns-repeated="2" office:value-type="float" office:value="0.816525" calcext:value-type="float">
            <text:p>0.816525</text:p>
          </table:table-cell>
          <table:table-cell table:number-columns-repeated="3" office:value-type="float" office:value="0.930987" calcext:value-type="float">
            <text:p>0.930987</text:p>
          </table:table-cell>
          <table:table-cell table:number-columns-repeated="2" office:value-type="float" office:value="0.8629" calcext:value-type="float">
            <text:p>0.8629</text:p>
          </table:table-cell>
          <table:table-cell table:number-columns-repeated="3" office:value-type="float" office:value="0.809881" calcext:value-type="float">
            <text:p>0.809881</text:p>
          </table:table-cell>
          <table:table-cell table:number-columns-repeated="2" office:value-type="float" office:value="0.820562" calcext:value-type="float">
            <text:p>0.820562</text:p>
          </table:table-cell>
          <table:table-cell table:number-columns-repeated="3" office:value-type="float" office:value="0.975469" calcext:value-type="float">
            <text:p>0.975469</text:p>
          </table:table-cell>
          <table:table-cell table:number-columns-repeated="2" office:value-type="float" office:value="0.926869" calcext:value-type="float">
            <text:p>0.926869</text:p>
          </table:table-cell>
          <table:table-cell table:number-columns-repeated="2" office:value-type="float" office:value="0.97955" calcext:value-type="float">
            <text:p>0.97955</text:p>
          </table:table-cell>
          <table:table-cell office:value-type="float" office:value="1.13745" calcext:value-type="float">
            <text:p>1.13745</text:p>
          </table:table-cell>
        </table:table-row>
        <table:table-row table:style-name="ro1">
          <table:table-cell table:number-columns-repeated="3" office:value-type="float" office:value="1.03403" calcext:value-type="float">
            <text:p>1.03403</text:p>
          </table:table-cell>
          <table:table-cell table:number-columns-repeated="2" office:value-type="float" office:value="0.85551" calcext:value-type="float">
            <text:p>0.85551</text:p>
          </table:table-cell>
          <table:table-cell table:number-columns-repeated="2" office:value-type="float" office:value="1.12294" calcext:value-type="float">
            <text:p>1.12294</text:p>
          </table:table-cell>
          <table:table-cell table:number-columns-repeated="3" office:value-type="float" office:value="0.990645" calcext:value-type="float">
            <text:p>0.990645</text:p>
          </table:table-cell>
          <table:table-cell table:number-columns-repeated="2" office:value-type="float" office:value="0.825035" calcext:value-type="float">
            <text:p>0.825035</text:p>
          </table:table-cell>
          <table:table-cell table:number-columns-repeated="3" office:value-type="float" office:value="0.91301" calcext:value-type="float">
            <text:p>0.91301</text:p>
          </table:table-cell>
          <table:table-cell table:number-columns-repeated="2" office:value-type="float" office:value="0.847945" calcext:value-type="float">
            <text:p>0.847945</text:p>
          </table:table-cell>
          <table:table-cell table:number-columns-repeated="3" office:value-type="float" office:value="0.842095" calcext:value-type="float">
            <text:p>0.842095</text:p>
          </table:table-cell>
          <table:table-cell table:number-columns-repeated="2" office:value-type="float" office:value="0.928435" calcext:value-type="float">
            <text:p>0.928435</text:p>
          </table:table-cell>
          <table:table-cell table:number-columns-repeated="3" office:value-type="float" office:value="0.956095" calcext:value-type="float">
            <text:p>0.956095</text:p>
          </table:table-cell>
          <table:table-cell table:number-columns-repeated="2" office:value-type="float" office:value="1.03181" calcext:value-type="float">
            <text:p>1.03181</text:p>
          </table:table-cell>
          <table:table-cell table:number-columns-repeated="2" office:value-type="float" office:value="1.06205" calcext:value-type="float">
            <text:p>1.06205</text:p>
          </table:table-cell>
          <table:table-cell office:value-type="float" office:value="1.04461" calcext:value-type="float">
            <text:p>1.04461</text:p>
          </table:table-cell>
        </table:table-row>
        <table:table-row table:style-name="ro1">
          <table:table-cell table:number-columns-repeated="3" office:value-type="float" office:value="1.00498" calcext:value-type="float">
            <text:p>1.00498</text:p>
          </table:table-cell>
          <table:table-cell table:number-columns-repeated="2" office:value-type="float" office:value="0.829896" calcext:value-type="float">
            <text:p>0.829896</text:p>
          </table:table-cell>
          <table:table-cell table:number-columns-repeated="2" office:value-type="float" office:value="1.11082" calcext:value-type="float">
            <text:p>1.11082</text:p>
          </table:table-cell>
          <table:table-cell table:number-columns-repeated="3" office:value-type="float" office:value="1.01979" calcext:value-type="float">
            <text:p>1.01979</text:p>
          </table:table-cell>
          <table:table-cell table:number-columns-repeated="2" office:value-type="float" office:value="0.840558" calcext:value-type="float">
            <text:p>0.840558</text:p>
          </table:table-cell>
          <table:table-cell table:number-columns-repeated="3" office:value-type="float" office:value="0.964488" calcext:value-type="float">
            <text:p>0.964488</text:p>
          </table:table-cell>
          <table:table-cell table:number-columns-repeated="2" office:value-type="float" office:value="0.894442" calcext:value-type="float">
            <text:p>0.894442</text:p>
          </table:table-cell>
          <table:table-cell table:number-columns-repeated="3" office:value-type="float" office:value="0.791708" calcext:value-type="float">
            <text:p>0.791708</text:p>
          </table:table-cell>
          <table:table-cell table:number-columns-repeated="2" office:value-type="float" office:value="0.910129" calcext:value-type="float">
            <text:p>0.910129</text:p>
          </table:table-cell>
          <table:table-cell table:number-columns-repeated="3" office:value-type="float" office:value="0.940863" calcext:value-type="float">
            <text:p>0.940863</text:p>
          </table:table-cell>
          <table:table-cell table:number-columns-repeated="2" office:value-type="float" office:value="1.08898" calcext:value-type="float">
            <text:p>1.08898</text:p>
          </table:table-cell>
          <table:table-cell table:number-columns-repeated="2" office:value-type="float" office:value="1.10056" calcext:value-type="float">
            <text:p>1.10056</text:p>
          </table:table-cell>
          <table:table-cell office:value-type="float" office:value="1.08593" calcext:value-type="float">
            <text:p>1.08593</text:p>
          </table:table-cell>
        </table:table-row>
        <table:table-row table:style-name="ro1">
          <table:table-cell table:number-columns-repeated="3" office:value-type="float" office:value="0.986418" calcext:value-type="float">
            <text:p>0.986418</text:p>
          </table:table-cell>
          <table:table-cell table:number-columns-repeated="2" office:value-type="float" office:value="0.845229" calcext:value-type="float">
            <text:p>0.845229</text:p>
          </table:table-cell>
          <table:table-cell table:number-columns-repeated="2" office:value-type="float" office:value="1.1143" calcext:value-type="float">
            <text:p>1.1143</text:p>
          </table:table-cell>
          <table:table-cell table:number-columns-repeated="3" office:value-type="float" office:value="1.03513" calcext:value-type="float">
            <text:p>1.03513</text:p>
          </table:table-cell>
          <table:table-cell table:number-columns-repeated="2" office:value-type="float" office:value="0.837004" calcext:value-type="float">
            <text:p>0.837004</text:p>
          </table:table-cell>
          <table:table-cell table:number-columns-repeated="3" office:value-type="float" office:value="0.942504" calcext:value-type="float">
            <text:p>0.942504</text:p>
          </table:table-cell>
          <table:table-cell table:number-columns-repeated="2" office:value-type="float" office:value="0.853246" calcext:value-type="float">
            <text:p>0.853246</text:p>
          </table:table-cell>
          <table:table-cell table:number-columns-repeated="3" office:value-type="float" office:value="0.812682" calcext:value-type="float">
            <text:p>0.812682</text:p>
          </table:table-cell>
          <table:table-cell table:number-columns-repeated="2" office:value-type="float" office:value="0.86735" calcext:value-type="float">
            <text:p>0.86735</text:p>
          </table:table-cell>
          <table:table-cell table:number-columns-repeated="3" office:value-type="float" office:value="0.940782" calcext:value-type="float">
            <text:p>0.940782</text:p>
          </table:table-cell>
          <table:table-cell table:number-columns-repeated="2" office:value-type="float" office:value="1.05809" calcext:value-type="float">
            <text:p>1.05809</text:p>
          </table:table-cell>
          <table:table-cell table:number-columns-repeated="2" office:value-type="float" office:value="1.07999" calcext:value-type="float">
            <text:p>1.07999</text:p>
          </table:table-cell>
          <table:table-cell office:value-type="float" office:value="1.03045" calcext:value-type="float">
            <text:p>1.03045</text:p>
          </table:table-cell>
        </table:table-row>
        <table:table-row table:style-name="ro1">
          <table:table-cell table:number-columns-repeated="3" office:value-type="float" office:value="1.00754" calcext:value-type="float">
            <text:p>1.00754</text:p>
          </table:table-cell>
          <table:table-cell table:number-columns-repeated="2" office:value-type="float" office:value="0.906528" calcext:value-type="float">
            <text:p>0.906528</text:p>
          </table:table-cell>
          <table:table-cell table:number-columns-repeated="2" office:value-type="float" office:value="1.09027" calcext:value-type="float">
            <text:p>1.09027</text:p>
          </table:table-cell>
          <table:table-cell table:number-columns-repeated="3" office:value-type="float" office:value="0.981591" calcext:value-type="float">
            <text:p>0.981591</text:p>
          </table:table-cell>
          <table:table-cell table:number-columns-repeated="2" office:value-type="float" office:value="0.838337" calcext:value-type="float">
            <text:p>0.838337</text:p>
          </table:table-cell>
          <table:table-cell table:number-columns-repeated="3" office:value-type="float" office:value="0.941525" calcext:value-type="float">
            <text:p>0.941525</text:p>
          </table:table-cell>
          <table:table-cell table:number-columns-repeated="2" office:value-type="float" office:value="0.84365" calcext:value-type="float">
            <text:p>0.84365</text:p>
          </table:table-cell>
          <table:table-cell table:number-columns-repeated="3" office:value-type="float" office:value="0.806309" calcext:value-type="float">
            <text:p>0.806309</text:p>
          </table:table-cell>
          <table:table-cell table:number-columns-repeated="2" office:value-type="float" office:value="0.86615" calcext:value-type="float">
            <text:p>0.86615</text:p>
          </table:table-cell>
          <table:table-cell table:number-columns-repeated="3" office:value-type="float" office:value="0.96195" calcext:value-type="float">
            <text:p>0.96195</text:p>
          </table:table-cell>
          <table:table-cell table:number-columns-repeated="2" office:value-type="float" office:value="1.03452" calcext:value-type="float">
            <text:p>1.03452</text:p>
          </table:table-cell>
          <table:table-cell table:number-columns-repeated="2" office:value-type="float" office:value="1.05673" calcext:value-type="float">
            <text:p>1.05673</text:p>
          </table:table-cell>
          <table:table-cell office:value-type="float" office:value="1.01683" calcext:value-type="float">
            <text:p>1.01683</text:p>
          </table:table-cell>
        </table:table-row>
        <table:table-row table:style-name="ro1">
          <table:table-cell table:number-columns-repeated="3" office:value-type="float" office:value="1.03134" calcext:value-type="float">
            <text:p>1.03134</text:p>
          </table:table-cell>
          <table:table-cell table:number-columns-repeated="2" office:value-type="float" office:value="0.901119" calcext:value-type="float">
            <text:p>0.901119</text:p>
          </table:table-cell>
          <table:table-cell table:number-columns-repeated="2" office:value-type="float" office:value="1.04063" calcext:value-type="float">
            <text:p>1.04063</text:p>
          </table:table-cell>
          <table:table-cell table:number-columns-repeated="3" office:value-type="float" office:value="0.95255" calcext:value-type="float">
            <text:p>0.95255</text:p>
          </table:table-cell>
          <table:table-cell table:number-columns-repeated="2" office:value-type="float" office:value="0.855353" calcext:value-type="float">
            <text:p>0.855353</text:p>
          </table:table-cell>
          <table:table-cell table:number-columns-repeated="3" office:value-type="float" office:value="0.964181" calcext:value-type="float">
            <text:p>0.964181</text:p>
          </table:table-cell>
          <table:table-cell table:number-columns-repeated="2" office:value-type="float" office:value="0.872683" calcext:value-type="float">
            <text:p>0.872683</text:p>
          </table:table-cell>
          <table:table-cell table:number-columns-repeated="3" office:value-type="float" office:value="0.818931" calcext:value-type="float">
            <text:p>0.818931</text:p>
          </table:table-cell>
          <table:table-cell table:number-columns-repeated="2" office:value-type="float" office:value="0.854069" calcext:value-type="float">
            <text:p>0.854069</text:p>
          </table:table-cell>
          <table:table-cell table:number-columns-repeated="3" office:value-type="float" office:value="0.926081" calcext:value-type="float">
            <text:p>0.926081</text:p>
          </table:table-cell>
          <table:table-cell table:number-columns-repeated="2" office:value-type="float" office:value="1.00149" calcext:value-type="float">
            <text:p>1.00149</text:p>
          </table:table-cell>
          <table:table-cell table:number-columns-repeated="2" office:value-type="float" office:value="1.01801" calcext:value-type="float">
            <text:p>1.01801</text:p>
          </table:table-cell>
          <table:table-cell office:value-type="float" office:value="0.997647" calcext:value-type="float">
            <text:p>0.997647</text:p>
          </table:table-cell>
        </table:table-row>
        <table:table-row table:style-name="ro1">
          <table:table-cell table:number-columns-repeated="3" office:value-type="float" office:value="1.02718" calcext:value-type="float">
            <text:p>1.02718</text:p>
          </table:table-cell>
          <table:table-cell table:number-columns-repeated="2" office:value-type="float" office:value="0.888933" calcext:value-type="float">
            <text:p>0.888933</text:p>
          </table:table-cell>
          <table:table-cell table:number-columns-repeated="2" office:value-type="float" office:value="1.05249" calcext:value-type="float">
            <text:p>1.05249</text:p>
          </table:table-cell>
          <table:table-cell table:number-columns-repeated="3" office:value-type="float" office:value="1.00908" calcext:value-type="float">
            <text:p>1.00908</text:p>
          </table:table-cell>
          <table:table-cell table:number-columns-repeated="2" office:value-type="float" office:value="0.832673" calcext:value-type="float">
            <text:p>0.832673</text:p>
          </table:table-cell>
          <table:table-cell table:number-columns-repeated="3" office:value-type="float" office:value="0.947638" calcext:value-type="float">
            <text:p>0.947638</text:p>
          </table:table-cell>
          <table:table-cell table:number-columns-repeated="2" office:value-type="float" office:value="0.875687" calcext:value-type="float">
            <text:p>0.875687</text:p>
          </table:table-cell>
          <table:table-cell table:number-columns-repeated="3" office:value-type="float" office:value="0.821755" calcext:value-type="float">
            <text:p>0.821755</text:p>
          </table:table-cell>
          <table:table-cell table:number-columns-repeated="2" office:value-type="float" office:value="0.83188" calcext:value-type="float">
            <text:p>0.83188</text:p>
          </table:table-cell>
          <table:table-cell table:number-columns-repeated="3" office:value-type="float" office:value="0.960145" calcext:value-type="float">
            <text:p>0.960145</text:p>
          </table:table-cell>
          <table:table-cell table:number-columns-repeated="2" office:value-type="float" office:value="1.01364" calcext:value-type="float">
            <text:p>1.01364</text:p>
          </table:table-cell>
          <table:table-cell table:number-columns-repeated="2" office:value-type="float" office:value="1.02477" calcext:value-type="float">
            <text:p>1.02477</text:p>
          </table:table-cell>
          <table:table-cell office:value-type="float" office:value="0.947775" calcext:value-type="float">
            <text:p>0.947775</text:p>
          </table:table-cell>
        </table:table-row>
        <table:table-row table:style-name="ro1">
          <table:table-cell table:number-columns-repeated="3" office:value-type="float" office:value="1.04235" calcext:value-type="float">
            <text:p>1.04235</text:p>
          </table:table-cell>
          <table:table-cell table:number-columns-repeated="2" office:value-type="float" office:value="0.921134" calcext:value-type="float">
            <text:p>0.921134</text:p>
          </table:table-cell>
          <table:table-cell table:number-columns-repeated="2" office:value-type="float" office:value="1.00789" calcext:value-type="float">
            <text:p>1.00789</text:p>
          </table:table-cell>
          <table:table-cell table:number-columns-repeated="3" office:value-type="float" office:value="0.967832" calcext:value-type="float">
            <text:p>0.967832</text:p>
          </table:table-cell>
          <table:table-cell table:number-columns-repeated="2" office:value-type="float" office:value="0.833848" calcext:value-type="float">
            <text:p>0.833848</text:p>
          </table:table-cell>
          <table:table-cell table:number-columns-repeated="3" office:value-type="float" office:value="0.93723" calcext:value-type="float">
            <text:p>0.93723</text:p>
          </table:table-cell>
          <table:table-cell table:number-columns-repeated="2" office:value-type="float" office:value="0.8845" calcext:value-type="float">
            <text:p>0.8845</text:p>
          </table:table-cell>
          <table:table-cell table:number-columns-repeated="3" office:value-type="float" office:value="0.839848" calcext:value-type="float">
            <text:p>0.839848</text:p>
          </table:table-cell>
          <table:table-cell table:number-columns-repeated="2" office:value-type="float" office:value="0.825886" calcext:value-type="float">
            <text:p>0.825886</text:p>
          </table:table-cell>
          <table:table-cell table:number-columns-repeated="3" office:value-type="float" office:value="0.946591" calcext:value-type="float">
            <text:p>0.946591</text:p>
          </table:table-cell>
          <table:table-cell table:number-columns-repeated="2" office:value-type="float" office:value="1.0175" calcext:value-type="float">
            <text:p>1.0175</text:p>
          </table:table-cell>
          <table:table-cell table:number-columns-repeated="2" office:value-type="float" office:value="1.05681" calcext:value-type="float">
            <text:p>1.05681</text:p>
          </table:table-cell>
          <table:table-cell office:value-type="float" office:value="0.930355" calcext:value-type="float">
            <text:p>0.930355</text:p>
          </table:table-cell>
        </table:table-row>
        <table:table-row table:style-name="ro1">
          <table:table-cell table:number-columns-repeated="3" office:value-type="float" office:value="0.997521" calcext:value-type="float">
            <text:p>0.997521</text:p>
          </table:table-cell>
          <table:table-cell table:number-columns-repeated="2" office:value-type="float" office:value="0.904973" calcext:value-type="float">
            <text:p>0.904973</text:p>
          </table:table-cell>
          <table:table-cell table:number-columns-repeated="2" office:value-type="float" office:value="1.01249" calcext:value-type="float">
            <text:p>1.01249</text:p>
          </table:table-cell>
          <table:table-cell table:number-columns-repeated="3" office:value-type="float" office:value="0.974517" calcext:value-type="float">
            <text:p>0.974517</text:p>
          </table:table-cell>
          <table:table-cell table:number-columns-repeated="2" office:value-type="float" office:value="0.824067" calcext:value-type="float">
            <text:p>0.824067</text:p>
          </table:table-cell>
          <table:table-cell table:number-columns-repeated="3" office:value-type="float" office:value="0.951963" calcext:value-type="float">
            <text:p>0.951963</text:p>
          </table:table-cell>
          <table:table-cell table:number-columns-repeated="2" office:value-type="float" office:value="0.879265" calcext:value-type="float">
            <text:p>0.879265</text:p>
          </table:table-cell>
          <table:table-cell table:number-columns-repeated="3" office:value-type="float" office:value="0.856627" calcext:value-type="float">
            <text:p>0.856627</text:p>
          </table:table-cell>
          <table:table-cell table:number-columns-repeated="2" office:value-type="float" office:value="0.84761" calcext:value-type="float">
            <text:p>0.84761</text:p>
          </table:table-cell>
          <table:table-cell table:number-columns-repeated="3" office:value-type="float" office:value="0.93909" calcext:value-type="float">
            <text:p>0.93909</text:p>
          </table:table-cell>
          <table:table-cell table:number-columns-repeated="2" office:value-type="float" office:value="0.99994" calcext:value-type="float">
            <text:p>0.99994</text:p>
          </table:table-cell>
          <table:table-cell table:number-columns-repeated="2" office:value-type="float" office:value="1.07029" calcext:value-type="float">
            <text:p>1.07029</text:p>
          </table:table-cell>
          <table:table-cell office:value-type="float" office:value="0.937971" calcext:value-type="float">
            <text:p>0.937971</text:p>
          </table:table-cell>
        </table:table-row>
        <table:table-row table:style-name="ro1">
          <table:table-cell table:number-columns-repeated="3" office:value-type="float" office:value="1.02106" calcext:value-type="float">
            <text:p>1.02106</text:p>
          </table:table-cell>
          <table:table-cell table:number-columns-repeated="2" office:value-type="float" office:value="0.891315" calcext:value-type="float">
            <text:p>0.891315</text:p>
          </table:table-cell>
          <table:table-cell table:number-columns-repeated="2" office:value-type="float" office:value="1.05345" calcext:value-type="float">
            <text:p>1.05345</text:p>
          </table:table-cell>
          <table:table-cell table:number-columns-repeated="3" office:value-type="float" office:value="0.998294" calcext:value-type="float">
            <text:p>0.998294</text:p>
          </table:table-cell>
          <table:table-cell table:number-columns-repeated="2" office:value-type="float" office:value="0.819317" calcext:value-type="float">
            <text:p>0.819317</text:p>
          </table:table-cell>
          <table:table-cell table:number-columns-repeated="3" office:value-type="float" office:value="0.967171" calcext:value-type="float">
            <text:p>0.967171</text:p>
          </table:table-cell>
          <table:table-cell table:number-columns-repeated="2" office:value-type="float" office:value="0.873731" calcext:value-type="float">
            <text:p>0.873731</text:p>
          </table:table-cell>
          <table:table-cell table:number-columns-repeated="3" office:value-type="float" office:value="0.898688" calcext:value-type="float">
            <text:p>0.898688</text:p>
          </table:table-cell>
          <table:table-cell table:number-columns-repeated="2" office:value-type="float" office:value="0.850392" calcext:value-type="float">
            <text:p>0.850392</text:p>
          </table:table-cell>
          <table:table-cell table:number-columns-repeated="3" office:value-type="float" office:value="0.916846" calcext:value-type="float">
            <text:p>0.916846</text:p>
          </table:table-cell>
          <table:table-cell table:number-columns-repeated="2" office:value-type="float" office:value="0.990435" calcext:value-type="float">
            <text:p>0.990435</text:p>
          </table:table-cell>
          <table:table-cell table:number-columns-repeated="2" office:value-type="float" office:value="1.06804" calcext:value-type="float">
            <text:p>1.06804</text:p>
          </table:table-cell>
          <table:table-cell office:value-type="float" office:value="0.959783" calcext:value-type="float">
            <text:p>0.959783</text:p>
          </table:table-cell>
        </table:table-row>
        <table:table-row table:style-name="ro1">
          <table:table-cell table:number-columns-repeated="3" office:value-type="float" office:value="1.03029" calcext:value-type="float">
            <text:p>1.03029</text:p>
          </table:table-cell>
          <table:table-cell table:number-columns-repeated="2" office:value-type="float" office:value="0.892455" calcext:value-type="float">
            <text:p>0.892455</text:p>
          </table:table-cell>
          <table:table-cell table:number-columns-repeated="2" office:value-type="float" office:value="1.02756" calcext:value-type="float">
            <text:p>1.02756</text:p>
          </table:table-cell>
          <table:table-cell table:number-columns-repeated="3" office:value-type="float" office:value="0.9874" calcext:value-type="float">
            <text:p>0.9874</text:p>
          </table:table-cell>
          <table:table-cell table:number-columns-repeated="2" office:value-type="float" office:value="0.81697" calcext:value-type="float">
            <text:p>0.81697</text:p>
          </table:table-cell>
          <table:table-cell table:number-columns-repeated="3" office:value-type="float" office:value="0.947352" calcext:value-type="float">
            <text:p>0.947352</text:p>
          </table:table-cell>
          <table:table-cell table:number-columns-repeated="2" office:value-type="float" office:value="0.862489" calcext:value-type="float">
            <text:p>0.862489</text:p>
          </table:table-cell>
          <table:table-cell table:number-columns-repeated="3" office:value-type="float" office:value="0.908839" calcext:value-type="float">
            <text:p>0.908839</text:p>
          </table:table-cell>
          <table:table-cell table:number-columns-repeated="2" office:value-type="float" office:value="0.883796" calcext:value-type="float">
            <text:p>0.883796</text:p>
          </table:table-cell>
          <table:table-cell table:number-columns-repeated="3" office:value-type="float" office:value="0.905657" calcext:value-type="float">
            <text:p>0.905657</text:p>
          </table:table-cell>
          <table:table-cell table:number-columns-repeated="2" office:value-type="float" office:value="0.985409" calcext:value-type="float">
            <text:p>0.985409</text:p>
          </table:table-cell>
          <table:table-cell table:number-columns-repeated="2" office:value-type="float" office:value="1.05079" calcext:value-type="float">
            <text:p>1.05079</text:p>
          </table:table-cell>
          <table:table-cell office:value-type="float" office:value="0.94147" calcext:value-type="float">
            <text:p>0.94147</text:p>
          </table:table-cell>
        </table:table-row>
        <table:table-row table:style-name="ro1">
          <table:table-cell table:number-columns-repeated="3" office:value-type="float" office:value="1.02484" calcext:value-type="float">
            <text:p>1.02484</text:p>
          </table:table-cell>
          <table:table-cell table:number-columns-repeated="2" office:value-type="float" office:value="0.898212" calcext:value-type="float">
            <text:p>0.898212</text:p>
          </table:table-cell>
          <table:table-cell table:number-columns-repeated="2" office:value-type="float" office:value="1.02486" calcext:value-type="float">
            <text:p>1.02486</text:p>
          </table:table-cell>
          <table:table-cell table:number-columns-repeated="3" office:value-type="float" office:value="0.979525" calcext:value-type="float">
            <text:p>0.979525</text:p>
          </table:table-cell>
          <table:table-cell table:number-columns-repeated="2" office:value-type="float" office:value="0.813968" calcext:value-type="float">
            <text:p>0.813968</text:p>
          </table:table-cell>
          <table:table-cell table:number-columns-repeated="3" office:value-type="float" office:value="0.937845" calcext:value-type="float">
            <text:p>0.937845</text:p>
          </table:table-cell>
          <table:table-cell table:number-columns-repeated="2" office:value-type="float" office:value="0.883725" calcext:value-type="float">
            <text:p>0.883725</text:p>
          </table:table-cell>
          <table:table-cell table:number-columns-repeated="3" office:value-type="float" office:value="0.895782" calcext:value-type="float">
            <text:p>0.895782</text:p>
          </table:table-cell>
          <table:table-cell table:number-columns-repeated="2" office:value-type="float" office:value="0.876898" calcext:value-type="float">
            <text:p>0.876898</text:p>
          </table:table-cell>
          <table:table-cell table:number-columns-repeated="3" office:value-type="float" office:value="0.907577" calcext:value-type="float">
            <text:p>0.907577</text:p>
          </table:table-cell>
          <table:table-cell table:number-columns-repeated="2" office:value-type="float" office:value="0.986943" calcext:value-type="float">
            <text:p>0.986943</text:p>
          </table:table-cell>
          <table:table-cell table:number-columns-repeated="2" office:value-type="float" office:value="1.05143" calcext:value-type="float">
            <text:p>1.05143</text:p>
          </table:table-cell>
          <table:table-cell office:value-type="float" office:value="0.959015" calcext:value-type="float">
            <text:p>0.959015</text:p>
          </table:table-cell>
        </table:table-row>
        <table:table-row table:style-name="ro1">
          <table:table-cell table:number-columns-repeated="3" office:value-type="float" office:value="1.00174" calcext:value-type="float">
            <text:p>1.00174</text:p>
          </table:table-cell>
          <table:table-cell table:number-columns-repeated="2" office:value-type="float" office:value="0.900195" calcext:value-type="float">
            <text:p>0.900195</text:p>
          </table:table-cell>
          <table:table-cell table:number-columns-repeated="2" office:value-type="float" office:value="1.00925" calcext:value-type="float">
            <text:p>1.00925</text:p>
          </table:table-cell>
          <table:table-cell table:number-columns-repeated="3" office:value-type="float" office:value="0.988283" calcext:value-type="float">
            <text:p>0.988283</text:p>
          </table:table-cell>
          <table:table-cell table:number-columns-repeated="2" office:value-type="float" office:value="0.818141" calcext:value-type="float">
            <text:p>0.818141</text:p>
          </table:table-cell>
          <table:table-cell table:number-columns-repeated="3" office:value-type="float" office:value="0.91492" calcext:value-type="float">
            <text:p>0.91492</text:p>
          </table:table-cell>
          <table:table-cell table:number-columns-repeated="2" office:value-type="float" office:value="0.88448" calcext:value-type="float">
            <text:p>0.88448</text:p>
          </table:table-cell>
          <table:table-cell table:number-columns-repeated="3" office:value-type="float" office:value="0.896763" calcext:value-type="float">
            <text:p>0.896763</text:p>
          </table:table-cell>
          <table:table-cell table:number-columns-repeated="2" office:value-type="float" office:value="0.9038" calcext:value-type="float">
            <text:p>0.9038</text:p>
          </table:table-cell>
          <table:table-cell table:number-columns-repeated="3" office:value-type="float" office:value="0.91887" calcext:value-type="float">
            <text:p>0.91887</text:p>
          </table:table-cell>
          <table:table-cell table:number-columns-repeated="2" office:value-type="float" office:value="1.00449" calcext:value-type="float">
            <text:p>1.00449</text:p>
          </table:table-cell>
          <table:table-cell table:number-columns-repeated="2" office:value-type="float" office:value="1.06927" calcext:value-type="float">
            <text:p>1.06927</text:p>
          </table:table-cell>
          <table:table-cell office:value-type="float" office:value="0.948859" calcext:value-type="float">
            <text:p>0.948859</text:p>
          </table:table-cell>
        </table:table-row>
        <table:table-row table:style-name="ro1">
          <table:table-cell table:number-columns-repeated="3" office:value-type="float" office:value="1.00047" calcext:value-type="float">
            <text:p>1.00047</text:p>
          </table:table-cell>
          <table:table-cell table:number-columns-repeated="2" office:value-type="float" office:value="0.914425" calcext:value-type="float">
            <text:p>0.914425</text:p>
          </table:table-cell>
          <table:table-cell table:number-columns-repeated="2" office:value-type="float" office:value="0.997188" calcext:value-type="float">
            <text:p>0.997188</text:p>
          </table:table-cell>
          <table:table-cell table:number-columns-repeated="3" office:value-type="float" office:value="0.980651" calcext:value-type="float">
            <text:p>0.980651</text:p>
          </table:table-cell>
          <table:table-cell table:number-columns-repeated="2" office:value-type="float" office:value="0.814157" calcext:value-type="float">
            <text:p>0.814157</text:p>
          </table:table-cell>
          <table:table-cell table:number-columns-repeated="3" office:value-type="float" office:value="0.933691" calcext:value-type="float">
            <text:p>0.933691</text:p>
          </table:table-cell>
          <table:table-cell table:number-columns-repeated="2" office:value-type="float" office:value="0.880204" calcext:value-type="float">
            <text:p>0.880204</text:p>
          </table:table-cell>
          <table:table-cell table:number-columns-repeated="3" office:value-type="float" office:value="0.905225" calcext:value-type="float">
            <text:p>0.905225</text:p>
          </table:table-cell>
          <table:table-cell table:number-columns-repeated="2" office:value-type="float" office:value="0.892741" calcext:value-type="float">
            <text:p>0.892741</text:p>
          </table:table-cell>
          <table:table-cell table:number-columns-repeated="3" office:value-type="float" office:value="0.937391" calcext:value-type="float">
            <text:p>0.937391</text:p>
          </table:table-cell>
          <table:table-cell table:number-columns-repeated="2" office:value-type="float" office:value="1.01444" calcext:value-type="float">
            <text:p>1.01444</text:p>
          </table:table-cell>
          <table:table-cell table:number-columns-repeated="2" office:value-type="float" office:value="1.07558" calcext:value-type="float">
            <text:p>1.07558</text:p>
          </table:table-cell>
          <table:table-cell office:value-type="float" office:value="0.958175" calcext:value-type="float">
            <text:p>0.958175</text:p>
          </table:table-cell>
        </table:table-row>
        <table:table-row table:style-name="ro1">
          <table:table-cell table:number-columns-repeated="3" office:value-type="float" office:value="1.00861" calcext:value-type="float">
            <text:p>1.00861</text:p>
          </table:table-cell>
          <table:table-cell table:number-columns-repeated="2" office:value-type="float" office:value="0.926913" calcext:value-type="float">
            <text:p>0.926913</text:p>
          </table:table-cell>
          <table:table-cell table:number-columns-repeated="2" office:value-type="float" office:value="1.02155" calcext:value-type="float">
            <text:p>1.02155</text:p>
          </table:table-cell>
          <table:table-cell table:number-columns-repeated="3" office:value-type="float" office:value="0.958275" calcext:value-type="float">
            <text:p>0.958275</text:p>
          </table:table-cell>
          <table:table-cell table:number-columns-repeated="2" office:value-type="float" office:value="0.809635" calcext:value-type="float">
            <text:p>0.809635</text:p>
          </table:table-cell>
          <table:table-cell table:number-columns-repeated="3" office:value-type="float" office:value="0.920726" calcext:value-type="float">
            <text:p>0.920726</text:p>
          </table:table-cell>
          <table:table-cell table:number-columns-repeated="2" office:value-type="float" office:value="0.89384" calcext:value-type="float">
            <text:p>0.89384</text:p>
          </table:table-cell>
          <table:table-cell table:number-columns-repeated="3" office:value-type="float" office:value="0.913282" calcext:value-type="float">
            <text:p>0.913282</text:p>
          </table:table-cell>
          <table:table-cell table:number-columns-repeated="2" office:value-type="float" office:value="0.892503" calcext:value-type="float">
            <text:p>0.892503</text:p>
          </table:table-cell>
          <table:table-cell table:number-columns-repeated="3" office:value-type="float" office:value="0.95854" calcext:value-type="float">
            <text:p>0.95854</text:p>
          </table:table-cell>
          <table:table-cell table:number-columns-repeated="2" office:value-type="float" office:value="1.0311" calcext:value-type="float">
            <text:p>1.0311</text:p>
          </table:table-cell>
          <table:table-cell table:number-columns-repeated="2" office:value-type="float" office:value="1.06342" calcext:value-type="float">
            <text:p>1.06342</text:p>
          </table:table-cell>
          <table:table-cell office:value-type="float" office:value="0.955936" calcext:value-type="float">
            <text:p>0.955936</text:p>
          </table:table-cell>
        </table:table-row>
        <table:table-row table:style-name="ro1">
          <table:table-cell table:number-columns-repeated="3" office:value-type="float" office:value="1.00256" calcext:value-type="float">
            <text:p>1.00256</text:p>
          </table:table-cell>
          <table:table-cell table:number-columns-repeated="2" office:value-type="float" office:value="0.925193" calcext:value-type="float">
            <text:p>0.925193</text:p>
          </table:table-cell>
          <table:table-cell table:number-columns-repeated="2" office:value-type="float" office:value="1.00688" calcext:value-type="float">
            <text:p>1.00688</text:p>
          </table:table-cell>
          <table:table-cell table:number-columns-repeated="3" office:value-type="float" office:value="0.94752" calcext:value-type="float">
            <text:p>0.94752</text:p>
          </table:table-cell>
          <table:table-cell table:number-columns-repeated="2" office:value-type="float" office:value="0.8125" calcext:value-type="float">
            <text:p>0.8125</text:p>
          </table:table-cell>
          <table:table-cell table:number-columns-repeated="3" office:value-type="float" office:value="0.915624" calcext:value-type="float">
            <text:p>0.915624</text:p>
          </table:table-cell>
          <table:table-cell table:number-columns-repeated="2" office:value-type="float" office:value="0.89805" calcext:value-type="float">
            <text:p>0.89805</text:p>
          </table:table-cell>
          <table:table-cell table:number-columns-repeated="3" office:value-type="float" office:value="0.906486" calcext:value-type="float">
            <text:p>0.906486</text:p>
          </table:table-cell>
          <table:table-cell table:number-columns-repeated="2" office:value-type="float" office:value="0.918457" calcext:value-type="float">
            <text:p>0.918457</text:p>
          </table:table-cell>
          <table:table-cell table:number-columns-repeated="3" office:value-type="float" office:value="0.963629" calcext:value-type="float">
            <text:p>0.963629</text:p>
          </table:table-cell>
          <table:table-cell table:number-columns-repeated="2" office:value-type="float" office:value="1.03171" calcext:value-type="float">
            <text:p>1.03171</text:p>
          </table:table-cell>
          <table:table-cell table:number-columns-repeated="2" office:value-type="float" office:value="1.04357" calcext:value-type="float">
            <text:p>1.04357</text:p>
          </table:table-cell>
          <table:table-cell office:value-type="float" office:value="0.953458" calcext:value-type="float">
            <text:p>0.953458</text:p>
          </table:table-cell>
        </table:table-row>
        <table:table-row table:style-name="ro1">
          <table:table-cell table:number-columns-repeated="3" office:value-type="float" office:value="1.01562" calcext:value-type="float">
            <text:p>1.01562</text:p>
          </table:table-cell>
          <table:table-cell table:number-columns-repeated="2" office:value-type="float" office:value="0.92212" calcext:value-type="float">
            <text:p>0.92212</text:p>
          </table:table-cell>
          <table:table-cell table:number-columns-repeated="2" office:value-type="float" office:value="1.02243" calcext:value-type="float">
            <text:p>1.02243</text:p>
          </table:table-cell>
          <table:table-cell table:number-columns-repeated="3" office:value-type="float" office:value="0.935284" calcext:value-type="float">
            <text:p>0.935284</text:p>
          </table:table-cell>
          <table:table-cell table:number-columns-repeated="2" office:value-type="float" office:value="0.812125" calcext:value-type="float">
            <text:p>0.812125</text:p>
          </table:table-cell>
          <table:table-cell table:number-columns-repeated="3" office:value-type="float" office:value="0.927085" calcext:value-type="float">
            <text:p>0.927085</text:p>
          </table:table-cell>
          <table:table-cell table:number-columns-repeated="2" office:value-type="float" office:value="0.912104" calcext:value-type="float">
            <text:p>0.912104</text:p>
          </table:table-cell>
          <table:table-cell table:number-columns-repeated="3" office:value-type="float" office:value="0.921027" calcext:value-type="float">
            <text:p>0.921027</text:p>
          </table:table-cell>
          <table:table-cell table:number-columns-repeated="2" office:value-type="float" office:value="0.906936" calcext:value-type="float">
            <text:p>0.906936</text:p>
          </table:table-cell>
          <table:table-cell table:number-columns-repeated="3" office:value-type="float" office:value="0.978703" calcext:value-type="float">
            <text:p>0.978703</text:p>
          </table:table-cell>
          <table:table-cell table:number-columns-repeated="2" office:value-type="float" office:value="1.05002" calcext:value-type="float">
            <text:p>1.05002</text:p>
          </table:table-cell>
          <table:table-cell table:number-columns-repeated="2" office:value-type="float" office:value="1.01792" calcext:value-type="float">
            <text:p>1.01792</text:p>
          </table:table-cell>
          <table:table-cell office:value-type="float" office:value="0.93479" calcext:value-type="float">
            <text:p>0.93479</text:p>
          </table:table-cell>
        </table:table-row>
        <table:table-row table:style-name="ro1">
          <table:table-cell table:number-columns-repeated="3" office:value-type="float" office:value="0.997854" calcext:value-type="float">
            <text:p>0.997854</text:p>
          </table:table-cell>
          <table:table-cell table:number-columns-repeated="2" office:value-type="float" office:value="0.932857" calcext:value-type="float">
            <text:p>0.932857</text:p>
          </table:table-cell>
          <table:table-cell table:number-columns-repeated="2" office:value-type="float" office:value="1.01516" calcext:value-type="float">
            <text:p>1.01516</text:p>
          </table:table-cell>
          <table:table-cell table:number-columns-repeated="3" office:value-type="float" office:value="0.94216" calcext:value-type="float">
            <text:p>0.94216</text:p>
          </table:table-cell>
          <table:table-cell table:number-columns-repeated="2" office:value-type="float" office:value="0.82545" calcext:value-type="float">
            <text:p>0.82545</text:p>
          </table:table-cell>
          <table:table-cell table:number-columns-repeated="3" office:value-type="float" office:value="0.917185" calcext:value-type="float">
            <text:p>0.917185</text:p>
          </table:table-cell>
          <table:table-cell table:number-columns-repeated="2" office:value-type="float" office:value="0.941662" calcext:value-type="float">
            <text:p>0.941662</text:p>
          </table:table-cell>
          <table:table-cell table:number-columns-repeated="3" office:value-type="float" office:value="0.924515" calcext:value-type="float">
            <text:p>0.924515</text:p>
          </table:table-cell>
          <table:table-cell table:number-columns-repeated="2" office:value-type="float" office:value="0.90459" calcext:value-type="float">
            <text:p>0.90459</text:p>
          </table:table-cell>
          <table:table-cell table:number-columns-repeated="3" office:value-type="float" office:value="0.988779" calcext:value-type="float">
            <text:p>0.988779</text:p>
          </table:table-cell>
          <table:table-cell table:number-columns-repeated="2" office:value-type="float" office:value="1.05743" calcext:value-type="float">
            <text:p>1.05743</text:p>
          </table:table-cell>
          <table:table-cell table:number-columns-repeated="2" office:value-type="float" office:value="1.00445" calcext:value-type="float">
            <text:p>1.00445</text:p>
          </table:table-cell>
          <table:table-cell office:value-type="float" office:value="0.925299" calcext:value-type="float">
            <text:p>0.925299</text:p>
          </table:table-cell>
        </table:table-row>
        <table:table-row table:style-name="ro1">
          <table:table-cell table:number-columns-repeated="3" office:value-type="float" office:value="0.983331" calcext:value-type="float">
            <text:p>0.983331</text:p>
          </table:table-cell>
          <table:table-cell table:number-columns-repeated="2" office:value-type="float" office:value="0.926601" calcext:value-type="float">
            <text:p>0.926601</text:p>
          </table:table-cell>
          <table:table-cell table:number-columns-repeated="2" office:value-type="float" office:value="1.01775" calcext:value-type="float">
            <text:p>1.01775</text:p>
          </table:table-cell>
          <table:table-cell table:number-columns-repeated="3" office:value-type="float" office:value="0.947869" calcext:value-type="float">
            <text:p>0.947869</text:p>
          </table:table-cell>
          <table:table-cell table:number-columns-repeated="2" office:value-type="float" office:value="0.847864" calcext:value-type="float">
            <text:p>0.847864</text:p>
          </table:table-cell>
          <table:table-cell table:number-columns-repeated="3" office:value-type="float" office:value="0.913402" calcext:value-type="float">
            <text:p>0.913402</text:p>
          </table:table-cell>
          <table:table-cell table:number-columns-repeated="2" office:value-type="float" office:value="0.945178" calcext:value-type="float">
            <text:p>0.945178</text:p>
          </table:table-cell>
          <table:table-cell table:number-columns-repeated="3" office:value-type="float" office:value="0.91818" calcext:value-type="float">
            <text:p>0.91818</text:p>
          </table:table-cell>
          <table:table-cell table:number-columns-repeated="2" office:value-type="float" office:value="0.926028" calcext:value-type="float">
            <text:p>0.926028</text:p>
          </table:table-cell>
          <table:table-cell table:number-columns-repeated="3" office:value-type="float" office:value="0.977624" calcext:value-type="float">
            <text:p>0.977624</text:p>
          </table:table-cell>
          <table:table-cell table:number-columns-repeated="2" office:value-type="float" office:value="1.05323" calcext:value-type="float">
            <text:p>1.05323</text:p>
          </table:table-cell>
          <table:table-cell table:number-columns-repeated="2" office:value-type="float" office:value="0.998164" calcext:value-type="float">
            <text:p>0.998164</text:p>
          </table:table-cell>
          <table:table-cell office:value-type="float" office:value="0.924906" calcext:value-type="float">
            <text:p>0.924906</text:p>
          </table:table-cell>
        </table:table-row>
        <table:table-row table:style-name="ro1">
          <table:table-cell table:number-columns-repeated="3" office:value-type="float" office:value="0.974421" calcext:value-type="float">
            <text:p>0.974421</text:p>
          </table:table-cell>
          <table:table-cell table:number-columns-repeated="2" office:value-type="float" office:value="0.937714" calcext:value-type="float">
            <text:p>0.937714</text:p>
          </table:table-cell>
          <table:table-cell table:number-columns-repeated="2" office:value-type="float" office:value="1.02034" calcext:value-type="float">
            <text:p>1.02034</text:p>
          </table:table-cell>
          <table:table-cell table:number-columns-repeated="3" office:value-type="float" office:value="0.9474" calcext:value-type="float">
            <text:p>0.9474</text:p>
          </table:table-cell>
          <table:table-cell table:number-columns-repeated="2" office:value-type="float" office:value="0.864811" calcext:value-type="float">
            <text:p>0.864811</text:p>
          </table:table-cell>
          <table:table-cell table:number-columns-repeated="3" office:value-type="float" office:value="0.920543" calcext:value-type="float">
            <text:p>0.920543</text:p>
          </table:table-cell>
          <table:table-cell table:number-columns-repeated="2" office:value-type="float" office:value="0.95695" calcext:value-type="float">
            <text:p>0.95695</text:p>
          </table:table-cell>
          <table:table-cell table:number-columns-repeated="3" office:value-type="float" office:value="0.923957" calcext:value-type="float">
            <text:p>0.923957</text:p>
          </table:table-cell>
          <table:table-cell table:number-columns-repeated="2" office:value-type="float" office:value="0.931298" calcext:value-type="float">
            <text:p>0.931298</text:p>
          </table:table-cell>
          <table:table-cell table:number-columns-repeated="3" office:value-type="float" office:value="0.986942" calcext:value-type="float">
            <text:p>0.986942</text:p>
          </table:table-cell>
          <table:table-cell table:number-columns-repeated="2" office:value-type="float" office:value="1.03865" calcext:value-type="float">
            <text:p>1.03865</text:p>
          </table:table-cell>
          <table:table-cell table:number-columns-repeated="2" office:value-type="float" office:value="0.991363" calcext:value-type="float">
            <text:p>0.991363</text:p>
          </table:table-cell>
          <table:table-cell office:value-type="float" office:value="0.929776" calcext:value-type="float">
            <text:p>0.929776</text:p>
          </table:table-cell>
        </table:table-row>
        <table:table-row table:style-name="ro1">
          <table:table-cell table:number-columns-repeated="3" office:value-type="float" office:value="0.957092" calcext:value-type="float">
            <text:p>0.957092</text:p>
          </table:table-cell>
          <table:table-cell table:number-columns-repeated="2" office:value-type="float" office:value="0.953344" calcext:value-type="float">
            <text:p>0.953344</text:p>
          </table:table-cell>
          <table:table-cell table:number-columns-repeated="2" office:value-type="float" office:value="1.00384" calcext:value-type="float">
            <text:p>1.00384</text:p>
          </table:table-cell>
          <table:table-cell table:number-columns-repeated="3" office:value-type="float" office:value="0.944081" calcext:value-type="float">
            <text:p>0.944081</text:p>
          </table:table-cell>
          <table:table-cell table:number-columns-repeated="2" office:value-type="float" office:value="0.876537" calcext:value-type="float">
            <text:p>0.876537</text:p>
          </table:table-cell>
          <table:table-cell table:number-columns-repeated="3" office:value-type="float" office:value="0.912864" calcext:value-type="float">
            <text:p>0.912864</text:p>
          </table:table-cell>
          <table:table-cell table:number-columns-repeated="2" office:value-type="float" office:value="0.97347" calcext:value-type="float">
            <text:p>0.97347</text:p>
          </table:table-cell>
          <table:table-cell table:number-columns-repeated="3" office:value-type="float" office:value="0.940875" calcext:value-type="float">
            <text:p>0.940875</text:p>
          </table:table-cell>
          <table:table-cell table:number-columns-repeated="2" office:value-type="float" office:value="0.944455" calcext:value-type="float">
            <text:p>0.944455</text:p>
          </table:table-cell>
          <table:table-cell table:number-columns-repeated="3" office:value-type="float" office:value="0.996315" calcext:value-type="float">
            <text:p>0.996315</text:p>
          </table:table-cell>
          <table:table-cell table:number-columns-repeated="2" office:value-type="float" office:value="1.04187" calcext:value-type="float">
            <text:p>1.04187</text:p>
          </table:table-cell>
          <table:table-cell table:number-columns-repeated="2" office:value-type="float" office:value="0.986336" calcext:value-type="float">
            <text:p>0.986336</text:p>
          </table:table-cell>
          <table:table-cell office:value-type="float" office:value="0.926733" calcext:value-type="float">
            <text:p>0.926733</text:p>
          </table:table-cell>
        </table:table-row>
        <table:table-row table:style-name="ro1">
          <table:table-cell table:number-columns-repeated="3" office:value-type="float" office:value="0.958234" calcext:value-type="float">
            <text:p>0.958234</text:p>
          </table:table-cell>
          <table:table-cell table:number-columns-repeated="2" office:value-type="float" office:value="0.954042" calcext:value-type="float">
            <text:p>0.954042</text:p>
          </table:table-cell>
          <table:table-cell table:number-columns-repeated="2" office:value-type="float" office:value="0.995703" calcext:value-type="float">
            <text:p>0.995703</text:p>
          </table:table-cell>
          <table:table-cell table:number-columns-repeated="3" office:value-type="float" office:value="0.932232" calcext:value-type="float">
            <text:p>0.932232</text:p>
          </table:table-cell>
          <table:table-cell table:number-columns-repeated="2" office:value-type="float" office:value="0.887935" calcext:value-type="float">
            <text:p>0.887935</text:p>
          </table:table-cell>
          <table:table-cell table:number-columns-repeated="3" office:value-type="float" office:value="0.93847" calcext:value-type="float">
            <text:p>0.93847</text:p>
          </table:table-cell>
          <table:table-cell table:number-columns-repeated="2" office:value-type="float" office:value="0.957499" calcext:value-type="float">
            <text:p>0.957499</text:p>
          </table:table-cell>
          <table:table-cell table:number-columns-repeated="3" office:value-type="float" office:value="0.937281" calcext:value-type="float">
            <text:p>0.937281</text:p>
          </table:table-cell>
          <table:table-cell table:number-columns-repeated="2" office:value-type="float" office:value="0.943906" calcext:value-type="float">
            <text:p>0.943906</text:p>
          </table:table-cell>
          <table:table-cell table:number-columns-repeated="3" office:value-type="float" office:value="0.985177" calcext:value-type="float">
            <text:p>0.985177</text:p>
          </table:table-cell>
          <table:table-cell table:number-columns-repeated="2" office:value-type="float" office:value="1.02273" calcext:value-type="float">
            <text:p>1.02273</text:p>
          </table:table-cell>
          <table:table-cell table:number-columns-repeated="2" office:value-type="float" office:value="0.986684" calcext:value-type="float">
            <text:p>0.986684</text:p>
          </table:table-cell>
          <table:table-cell office:value-type="float" office:value="0.911581" calcext:value-type="float">
            <text:p>0.911581</text:p>
          </table:table-cell>
        </table:table-row>
        <table:table-row table:style-name="ro1">
          <table:table-cell table:number-columns-repeated="3" office:value-type="float" office:value="0.950417" calcext:value-type="float">
            <text:p>0.950417</text:p>
          </table:table-cell>
          <table:table-cell table:number-columns-repeated="2" office:value-type="float" office:value="0.949951" calcext:value-type="float">
            <text:p>0.949951</text:p>
          </table:table-cell>
          <table:table-cell table:number-columns-repeated="2" office:value-type="float" office:value="0.998165" calcext:value-type="float">
            <text:p>0.998165</text:p>
          </table:table-cell>
          <table:table-cell table:number-columns-repeated="3" office:value-type="float" office:value="0.932983" calcext:value-type="float">
            <text:p>0.932983</text:p>
          </table:table-cell>
          <table:table-cell table:number-columns-repeated="2" office:value-type="float" office:value="0.876905" calcext:value-type="float">
            <text:p>0.876905</text:p>
          </table:table-cell>
          <table:table-cell table:number-columns-repeated="3" office:value-type="float" office:value="0.931588" calcext:value-type="float">
            <text:p>0.931588</text:p>
          </table:table-cell>
          <table:table-cell table:number-columns-repeated="2" office:value-type="float" office:value="0.958823" calcext:value-type="float">
            <text:p>0.958823</text:p>
          </table:table-cell>
          <table:table-cell table:number-columns-repeated="3" office:value-type="float" office:value="0.935219" calcext:value-type="float">
            <text:p>0.935219</text:p>
          </table:table-cell>
          <table:table-cell table:number-columns-repeated="2" office:value-type="float" office:value="0.94146" calcext:value-type="float">
            <text:p>0.94146</text:p>
          </table:table-cell>
          <table:table-cell table:number-columns-repeated="3" office:value-type="float" office:value="0.97653" calcext:value-type="float">
            <text:p>0.97653</text:p>
          </table:table-cell>
          <table:table-cell table:number-columns-repeated="2" office:value-type="float" office:value="1.0094" calcext:value-type="float">
            <text:p>1.0094</text:p>
          </table:table-cell>
          <table:table-cell table:number-columns-repeated="2" office:value-type="float" office:value="0.998143" calcext:value-type="float">
            <text:p>0.998143</text:p>
          </table:table-cell>
          <table:table-cell office:value-type="float" office:value="0.923493" calcext:value-type="float">
            <text:p>0.923493</text:p>
          </table:table-cell>
        </table:table-row>
        <table:table-row table:style-name="ro1">
          <table:table-cell table:number-columns-repeated="3" office:value-type="float" office:value="0.948202" calcext:value-type="float">
            <text:p>0.948202</text:p>
          </table:table-cell>
          <table:table-cell table:number-columns-repeated="2" office:value-type="float" office:value="0.938937" calcext:value-type="float">
            <text:p>0.938937</text:p>
          </table:table-cell>
          <table:table-cell table:number-columns-repeated="2" office:value-type="float" office:value="0.989885" calcext:value-type="float">
            <text:p>0.989885</text:p>
          </table:table-cell>
          <table:table-cell table:number-columns-repeated="3" office:value-type="float" office:value="0.928644" calcext:value-type="float">
            <text:p>0.928644</text:p>
          </table:table-cell>
          <table:table-cell table:number-columns-repeated="2" office:value-type="float" office:value="0.875113" calcext:value-type="float">
            <text:p>0.875113</text:p>
          </table:table-cell>
          <table:table-cell table:number-columns-repeated="3" office:value-type="float" office:value="0.922574" calcext:value-type="float">
            <text:p>0.922574</text:p>
          </table:table-cell>
          <table:table-cell table:number-columns-repeated="2" office:value-type="float" office:value="0.946475" calcext:value-type="float">
            <text:p>0.946475</text:p>
          </table:table-cell>
          <table:table-cell table:number-columns-repeated="3" office:value-type="float" office:value="0.934293" calcext:value-type="float">
            <text:p>0.934293</text:p>
          </table:table-cell>
          <table:table-cell table:number-columns-repeated="2" office:value-type="float" office:value="0.945593" calcext:value-type="float">
            <text:p>0.945593</text:p>
          </table:table-cell>
          <table:table-cell table:number-columns-repeated="3" office:value-type="float" office:value="0.981519" calcext:value-type="float">
            <text:p>0.981519</text:p>
          </table:table-cell>
          <table:table-cell table:number-columns-repeated="2" office:value-type="float" office:value="0.994696" calcext:value-type="float">
            <text:p>0.994696</text:p>
          </table:table-cell>
          <table:table-cell table:number-columns-repeated="2" office:value-type="float" office:value="1.00073" calcext:value-type="float">
            <text:p>1.00073</text:p>
          </table:table-cell>
          <table:table-cell office:value-type="float" office:value="0.917519" calcext:value-type="float">
            <text:p>0.917519</text:p>
          </table:table-cell>
        </table:table-row>
        <table:table-row table:style-name="ro1">
          <table:table-cell table:number-columns-repeated="3" office:value-type="float" office:value="0.957099" calcext:value-type="float">
            <text:p>0.957099</text:p>
          </table:table-cell>
          <table:table-cell table:number-columns-repeated="2" office:value-type="float" office:value="0.936514" calcext:value-type="float">
            <text:p>0.936514</text:p>
          </table:table-cell>
          <table:table-cell table:number-columns-repeated="2" office:value-type="float" office:value="0.989095" calcext:value-type="float">
            <text:p>0.989095</text:p>
          </table:table-cell>
          <table:table-cell table:number-columns-repeated="3" office:value-type="float" office:value="0.929466" calcext:value-type="float">
            <text:p>0.929466</text:p>
          </table:table-cell>
          <table:table-cell table:number-columns-repeated="2" office:value-type="float" office:value="0.882599" calcext:value-type="float">
            <text:p>0.882599</text:p>
          </table:table-cell>
          <table:table-cell table:number-columns-repeated="3" office:value-type="float" office:value="0.919906" calcext:value-type="float">
            <text:p>0.919906</text:p>
          </table:table-cell>
          <table:table-cell table:number-columns-repeated="2" office:value-type="float" office:value="0.968227" calcext:value-type="float">
            <text:p>0.968227</text:p>
          </table:table-cell>
          <table:table-cell table:number-columns-repeated="3" office:value-type="float" office:value="0.944674" calcext:value-type="float">
            <text:p>0.944674</text:p>
          </table:table-cell>
          <table:table-cell table:number-columns-repeated="2" office:value-type="float" office:value="0.935033" calcext:value-type="float">
            <text:p>0.935033</text:p>
          </table:table-cell>
          <table:table-cell table:number-columns-repeated="3" office:value-type="float" office:value="0.967157" calcext:value-type="float">
            <text:p>0.967157</text:p>
          </table:table-cell>
          <table:table-cell table:number-columns-repeated="2" office:value-type="float" office:value="0.994521" calcext:value-type="float">
            <text:p>0.994521</text:p>
          </table:table-cell>
          <table:table-cell table:number-columns-repeated="2" office:value-type="float" office:value="1.00591" calcext:value-type="float">
            <text:p>1.00591</text:p>
          </table:table-cell>
          <table:table-cell office:value-type="float" office:value="0.911791" calcext:value-type="float">
            <text:p>0.911791</text:p>
          </table:table-cell>
        </table:table-row>
        <table:table-row table:style-name="ro1">
          <table:table-cell table:number-columns-repeated="3" office:value-type="float" office:value="0.950798" calcext:value-type="float">
            <text:p>0.950798</text:p>
          </table:table-cell>
          <table:table-cell table:number-columns-repeated="2" office:value-type="float" office:value="0.931795" calcext:value-type="float">
            <text:p>0.931795</text:p>
          </table:table-cell>
          <table:table-cell table:number-columns-repeated="2" office:value-type="float" office:value="1.01432" calcext:value-type="float">
            <text:p>1.01432</text:p>
          </table:table-cell>
          <table:table-cell table:number-columns-repeated="3" office:value-type="float" office:value="0.927336" calcext:value-type="float">
            <text:p>0.927336</text:p>
          </table:table-cell>
          <table:table-cell table:number-columns-repeated="2" office:value-type="float" office:value="0.885881" calcext:value-type="float">
            <text:p>0.885881</text:p>
          </table:table-cell>
          <table:table-cell table:number-columns-repeated="3" office:value-type="float" office:value="0.930102" calcext:value-type="float">
            <text:p>0.930102</text:p>
          </table:table-cell>
          <table:table-cell table:number-columns-repeated="2" office:value-type="float" office:value="0.978045" calcext:value-type="float">
            <text:p>0.978045</text:p>
          </table:table-cell>
          <table:table-cell table:number-columns-repeated="3" office:value-type="float" office:value="0.945118" calcext:value-type="float">
            <text:p>0.945118</text:p>
          </table:table-cell>
          <table:table-cell table:number-columns-repeated="2" office:value-type="float" office:value="0.929632" calcext:value-type="float">
            <text:p>0.929632</text:p>
          </table:table-cell>
          <table:table-cell table:number-columns-repeated="3" office:value-type="float" office:value="0.966856" calcext:value-type="float">
            <text:p>0.966856</text:p>
          </table:table-cell>
          <table:table-cell table:number-columns-repeated="2" office:value-type="float" office:value="1.00347" calcext:value-type="float">
            <text:p>1.00347</text:p>
          </table:table-cell>
          <table:table-cell table:number-columns-repeated="2" office:value-type="float" office:value="1.00257" calcext:value-type="float">
            <text:p>1.00257</text:p>
          </table:table-cell>
          <table:table-cell office:value-type="float" office:value="0.909165" calcext:value-type="float">
            <text:p>0.909165</text:p>
          </table:table-cell>
        </table:table-row>
        <table:table-row table:style-name="ro1">
          <table:table-cell table:number-columns-repeated="3" office:value-type="float" office:value="0.965882" calcext:value-type="float">
            <text:p>0.965882</text:p>
          </table:table-cell>
          <table:table-cell table:number-columns-repeated="2" office:value-type="float" office:value="0.939885" calcext:value-type="float">
            <text:p>0.939885</text:p>
          </table:table-cell>
          <table:table-cell table:number-columns-repeated="2" office:value-type="float" office:value="1.01794" calcext:value-type="float">
            <text:p>1.01794</text:p>
          </table:table-cell>
          <table:table-cell table:number-columns-repeated="3" office:value-type="float" office:value="0.941835" calcext:value-type="float">
            <text:p>0.941835</text:p>
          </table:table-cell>
          <table:table-cell table:number-columns-repeated="2" office:value-type="float" office:value="0.872228" calcext:value-type="float">
            <text:p>0.872228</text:p>
          </table:table-cell>
          <table:table-cell table:number-columns-repeated="3" office:value-type="float" office:value="0.924285" calcext:value-type="float">
            <text:p>0.924285</text:p>
          </table:table-cell>
          <table:table-cell table:number-columns-repeated="2" office:value-type="float" office:value="0.987792" calcext:value-type="float">
            <text:p>0.987792</text:p>
          </table:table-cell>
          <table:table-cell table:number-columns-repeated="3" office:value-type="float" office:value="0.930488" calcext:value-type="float">
            <text:p>0.930488</text:p>
          </table:table-cell>
          <table:table-cell table:number-columns-repeated="2" office:value-type="float" office:value="0.929599" calcext:value-type="float">
            <text:p>0.929599</text:p>
          </table:table-cell>
          <table:table-cell table:number-columns-repeated="3" office:value-type="float" office:value="0.955699" calcext:value-type="float">
            <text:p>0.955699</text:p>
          </table:table-cell>
          <table:table-cell table:number-columns-repeated="2" office:value-type="float" office:value="1.00115" calcext:value-type="float">
            <text:p>1.00115</text:p>
          </table:table-cell>
          <table:table-cell table:number-columns-repeated="2" office:value-type="float" office:value="0.996757" calcext:value-type="float">
            <text:p>0.996757</text:p>
          </table:table-cell>
          <table:table-cell office:value-type="float" office:value="0.919355" calcext:value-type="float">
            <text:p>0.919355</text:p>
          </table:table-cell>
        </table:table-row>
        <table:table-row table:style-name="ro1">
          <table:table-cell table:number-columns-repeated="3" office:value-type="float" office:value="0.964905" calcext:value-type="float">
            <text:p>0.964905</text:p>
          </table:table-cell>
          <table:table-cell table:number-columns-repeated="2" office:value-type="float" office:value="0.940248" calcext:value-type="float">
            <text:p>0.940248</text:p>
          </table:table-cell>
          <table:table-cell table:number-columns-repeated="2" office:value-type="float" office:value="1.00841" calcext:value-type="float">
            <text:p>1.00841</text:p>
          </table:table-cell>
          <table:table-cell table:number-columns-repeated="3" office:value-type="float" office:value="0.961469" calcext:value-type="float">
            <text:p>0.961469</text:p>
          </table:table-cell>
          <table:table-cell table:number-columns-repeated="2" office:value-type="float" office:value="0.879178" calcext:value-type="float">
            <text:p>0.879178</text:p>
          </table:table-cell>
          <table:table-cell table:number-columns-repeated="3" office:value-type="float" office:value="0.929331" calcext:value-type="float">
            <text:p>0.929331</text:p>
          </table:table-cell>
          <table:table-cell table:number-columns-repeated="2" office:value-type="float" office:value="0.991757" calcext:value-type="float">
            <text:p>0.991757</text:p>
          </table:table-cell>
          <table:table-cell table:number-columns-repeated="3" office:value-type="float" office:value="0.92393" calcext:value-type="float">
            <text:p>0.92393</text:p>
          </table:table-cell>
          <table:table-cell table:number-columns-repeated="2" office:value-type="float" office:value="0.9271" calcext:value-type="float">
            <text:p>0.9271</text:p>
          </table:table-cell>
          <table:table-cell table:number-columns-repeated="3" office:value-type="float" office:value="0.94758" calcext:value-type="float">
            <text:p>0.94758</text:p>
          </table:table-cell>
          <table:table-cell table:number-columns-repeated="2" office:value-type="float" office:value="0.997306" calcext:value-type="float">
            <text:p>0.997306</text:p>
          </table:table-cell>
          <table:table-cell table:number-columns-repeated="2" office:value-type="float" office:value="0.995366" calcext:value-type="float">
            <text:p>0.995366</text:p>
          </table:table-cell>
          <table:table-cell office:value-type="float" office:value="0.921087" calcext:value-type="float">
            <text:p>0.921087</text:p>
          </table:table-cell>
        </table:table-row>
        <table:table-row table:style-name="ro1">
          <table:table-cell table:number-columns-repeated="3" office:value-type="float" office:value="0.954659" calcext:value-type="float">
            <text:p>0.954659</text:p>
          </table:table-cell>
          <table:table-cell table:number-columns-repeated="2" office:value-type="float" office:value="0.935228" calcext:value-type="float">
            <text:p>0.935228</text:p>
          </table:table-cell>
          <table:table-cell table:number-columns-repeated="2" office:value-type="float" office:value="1.00754" calcext:value-type="float">
            <text:p>1.00754</text:p>
          </table:table-cell>
          <table:table-cell table:number-columns-repeated="3" office:value-type="float" office:value="0.960632" calcext:value-type="float">
            <text:p>0.960632</text:p>
          </table:table-cell>
          <table:table-cell table:number-columns-repeated="2" office:value-type="float" office:value="0.875784" calcext:value-type="float">
            <text:p>0.875784</text:p>
          </table:table-cell>
          <table:table-cell table:number-columns-repeated="3" office:value-type="float" office:value="0.932763" calcext:value-type="float">
            <text:p>0.932763</text:p>
          </table:table-cell>
          <table:table-cell table:number-columns-repeated="2" office:value-type="float" office:value="0.991368" calcext:value-type="float">
            <text:p>0.991368</text:p>
          </table:table-cell>
          <table:table-cell table:number-columns-repeated="3" office:value-type="float" office:value="0.928228" calcext:value-type="float">
            <text:p>0.928228</text:p>
          </table:table-cell>
          <table:table-cell table:number-columns-repeated="2" office:value-type="float" office:value="0.922005" calcext:value-type="float">
            <text:p>0.922005</text:p>
          </table:table-cell>
          <table:table-cell table:number-columns-repeated="3" office:value-type="float" office:value="0.958566" calcext:value-type="float">
            <text:p>0.958566</text:p>
          </table:table-cell>
          <table:table-cell table:number-columns-repeated="2" office:value-type="float" office:value="0.990579" calcext:value-type="float">
            <text:p>0.990579</text:p>
          </table:table-cell>
          <table:table-cell table:number-columns-repeated="2" office:value-type="float" office:value="0.995764" calcext:value-type="float">
            <text:p>0.995764</text:p>
          </table:table-cell>
          <table:table-cell office:value-type="float" office:value="0.911932" calcext:value-type="float">
            <text:p>0.911932</text:p>
          </table:table-cell>
        </table:table-row>
        <table:table-row table:style-name="ro1">
          <table:table-cell table:number-columns-repeated="3" office:value-type="float" office:value="0.955248" calcext:value-type="float">
            <text:p>0.955248</text:p>
          </table:table-cell>
          <table:table-cell table:number-columns-repeated="2" office:value-type="float" office:value="0.953382" calcext:value-type="float">
            <text:p>0.953382</text:p>
          </table:table-cell>
          <table:table-cell table:number-columns-repeated="2" office:value-type="float" office:value="1.01915" calcext:value-type="float">
            <text:p>1.01915</text:p>
          </table:table-cell>
          <table:table-cell table:number-columns-repeated="3" office:value-type="float" office:value="0.967208" calcext:value-type="float">
            <text:p>0.967208</text:p>
          </table:table-cell>
          <table:table-cell table:number-columns-repeated="2" office:value-type="float" office:value="0.885707" calcext:value-type="float">
            <text:p>0.885707</text:p>
          </table:table-cell>
          <table:table-cell table:number-columns-repeated="3" office:value-type="float" office:value="0.926039" calcext:value-type="float">
            <text:p>0.926039</text:p>
          </table:table-cell>
          <table:table-cell table:number-columns-repeated="2" office:value-type="float" office:value="0.996858" calcext:value-type="float">
            <text:p>0.996858</text:p>
          </table:table-cell>
          <table:table-cell table:number-columns-repeated="3" office:value-type="float" office:value="0.935079" calcext:value-type="float">
            <text:p>0.935079</text:p>
          </table:table-cell>
          <table:table-cell table:number-columns-repeated="2" office:value-type="float" office:value="0.924084" calcext:value-type="float">
            <text:p>0.924084</text:p>
          </table:table-cell>
          <table:table-cell table:number-columns-repeated="3" office:value-type="float" office:value="0.946092" calcext:value-type="float">
            <text:p>0.946092</text:p>
          </table:table-cell>
          <table:table-cell table:number-columns-repeated="2" office:value-type="float" office:value="0.975675" calcext:value-type="float">
            <text:p>0.975675</text:p>
          </table:table-cell>
          <table:table-cell table:number-columns-repeated="2" office:value-type="float" office:value="0.984402" calcext:value-type="float">
            <text:p>0.984402</text:p>
          </table:table-cell>
          <table:table-cell office:value-type="float" office:value="0.905214" calcext:value-type="float">
            <text:p>0.905214</text:p>
          </table:table-cell>
        </table:table-row>
        <table:table-row table:style-name="ro1">
          <table:table-cell table:number-columns-repeated="3" office:value-type="float" office:value="0.948714" calcext:value-type="float">
            <text:p>0.948714</text:p>
          </table:table-cell>
          <table:table-cell table:number-columns-repeated="2" office:value-type="float" office:value="0.946523" calcext:value-type="float">
            <text:p>0.946523</text:p>
          </table:table-cell>
          <table:table-cell table:number-columns-repeated="2" office:value-type="float" office:value="1.01843" calcext:value-type="float">
            <text:p>1.01843</text:p>
          </table:table-cell>
          <table:table-cell table:number-columns-repeated="3" office:value-type="float" office:value="0.963095" calcext:value-type="float">
            <text:p>0.963095</text:p>
          </table:table-cell>
          <table:table-cell table:number-columns-repeated="2" office:value-type="float" office:value="0.883444" calcext:value-type="float">
            <text:p>0.883444</text:p>
          </table:table-cell>
          <table:table-cell table:number-columns-repeated="3" office:value-type="float" office:value="0.925409" calcext:value-type="float">
            <text:p>0.925409</text:p>
          </table:table-cell>
          <table:table-cell table:number-columns-repeated="2" office:value-type="float" office:value="0.99194" calcext:value-type="float">
            <text:p>0.99194</text:p>
          </table:table-cell>
          <table:table-cell table:number-columns-repeated="3" office:value-type="float" office:value="0.943306" calcext:value-type="float">
            <text:p>0.943306</text:p>
          </table:table-cell>
          <table:table-cell table:number-columns-repeated="2" office:value-type="float" office:value="0.917125" calcext:value-type="float">
            <text:p>0.917125</text:p>
          </table:table-cell>
          <table:table-cell table:number-columns-repeated="3" office:value-type="float" office:value="0.94633" calcext:value-type="float">
            <text:p>0.94633</text:p>
          </table:table-cell>
          <table:table-cell table:number-columns-repeated="2" office:value-type="float" office:value="0.963632" calcext:value-type="float">
            <text:p>0.963632</text:p>
          </table:table-cell>
          <table:table-cell table:number-columns-repeated="2" office:value-type="float" office:value="0.980509" calcext:value-type="float">
            <text:p>0.980509</text:p>
          </table:table-cell>
          <table:table-cell office:value-type="float" office:value="0.905687" calcext:value-type="float">
            <text:p>0.905687</text:p>
          </table:table-cell>
        </table:table-row>
        <table:table-row table:style-name="ro1">
          <table:table-cell table:number-columns-repeated="3" office:value-type="float" office:value="0.951471" calcext:value-type="float">
            <text:p>0.951471</text:p>
          </table:table-cell>
          <table:table-cell table:number-columns-repeated="2" office:value-type="float" office:value="0.943354" calcext:value-type="float">
            <text:p>0.943354</text:p>
          </table:table-cell>
          <table:table-cell table:number-columns-repeated="2" office:value-type="float" office:value="1.00659" calcext:value-type="float">
            <text:p>1.00659</text:p>
          </table:table-cell>
          <table:table-cell table:number-columns-repeated="3" office:value-type="float" office:value="0.959295" calcext:value-type="float">
            <text:p>0.959295</text:p>
          </table:table-cell>
          <table:table-cell table:number-columns-repeated="2" office:value-type="float" office:value="0.887582" calcext:value-type="float">
            <text:p>0.887582</text:p>
          </table:table-cell>
          <table:table-cell table:number-columns-repeated="3" office:value-type="float" office:value="0.922289" calcext:value-type="float">
            <text:p>0.922289</text:p>
          </table:table-cell>
          <table:table-cell table:number-columns-repeated="2" office:value-type="float" office:value="0.980561" calcext:value-type="float">
            <text:p>0.980561</text:p>
          </table:table-cell>
          <table:table-cell table:number-columns-repeated="3" office:value-type="float" office:value="0.943183" calcext:value-type="float">
            <text:p>0.943183</text:p>
          </table:table-cell>
          <table:table-cell table:number-columns-repeated="2" office:value-type="float" office:value="0.917074" calcext:value-type="float">
            <text:p>0.917074</text:p>
          </table:table-cell>
          <table:table-cell table:number-columns-repeated="3" office:value-type="float" office:value="0.937405" calcext:value-type="float">
            <text:p>0.937405</text:p>
          </table:table-cell>
          <table:table-cell table:number-columns-repeated="2" office:value-type="float" office:value="0.970024" calcext:value-type="float">
            <text:p>0.970024</text:p>
          </table:table-cell>
          <table:table-cell table:number-columns-repeated="2" office:value-type="float" office:value="0.990656" calcext:value-type="float">
            <text:p>0.990656</text:p>
          </table:table-cell>
          <table:table-cell office:value-type="float" office:value="0.899734" calcext:value-type="float">
            <text:p>0.899734</text:p>
          </table:table-cell>
        </table:table-row>
        <table:table-row table:style-name="ro1">
          <table:table-cell table:number-columns-repeated="3" office:value-type="float" office:value="0.95449" calcext:value-type="float">
            <text:p>0.95449</text:p>
          </table:table-cell>
          <table:table-cell table:number-columns-repeated="2" office:value-type="float" office:value="0.948024" calcext:value-type="float">
            <text:p>0.948024</text:p>
          </table:table-cell>
          <table:table-cell table:number-columns-repeated="2" office:value-type="float" office:value="1.00564" calcext:value-type="float">
            <text:p>1.00564</text:p>
          </table:table-cell>
          <table:table-cell table:number-columns-repeated="3" office:value-type="float" office:value="0.966223" calcext:value-type="float">
            <text:p>0.966223</text:p>
          </table:table-cell>
          <table:table-cell table:number-columns-repeated="2" office:value-type="float" office:value="0.887688" calcext:value-type="float">
            <text:p>0.887688</text:p>
          </table:table-cell>
          <table:table-cell table:number-columns-repeated="3" office:value-type="float" office:value="0.915108" calcext:value-type="float">
            <text:p>0.915108</text:p>
          </table:table-cell>
          <table:table-cell table:number-columns-repeated="2" office:value-type="float" office:value="0.975002" calcext:value-type="float">
            <text:p>0.975002</text:p>
          </table:table-cell>
          <table:table-cell table:number-columns-repeated="3" office:value-type="float" office:value="0.933629" calcext:value-type="float">
            <text:p>0.933629</text:p>
          </table:table-cell>
          <table:table-cell table:number-columns-repeated="2" office:value-type="float" office:value="0.920752" calcext:value-type="float">
            <text:p>0.920752</text:p>
          </table:table-cell>
          <table:table-cell table:number-columns-repeated="3" office:value-type="float" office:value="0.93328" calcext:value-type="float">
            <text:p>0.93328</text:p>
          </table:table-cell>
          <table:table-cell table:number-columns-repeated="2" office:value-type="float" office:value="0.957522" calcext:value-type="float">
            <text:p>0.957522</text:p>
          </table:table-cell>
          <table:table-cell table:number-columns-repeated="2" office:value-type="float" office:value="0.978351" calcext:value-type="float">
            <text:p>0.978351</text:p>
          </table:table-cell>
          <table:table-cell office:value-type="float" office:value="0.895971" calcext:value-type="float">
            <text:p>0.895971</text:p>
          </table:table-cell>
        </table:table-row>
        <table:table-row table:style-name="ro1">
          <table:table-cell table:number-columns-repeated="3" office:value-type="float" office:value="0.948878" calcext:value-type="float">
            <text:p>0.948878</text:p>
          </table:table-cell>
          <table:table-cell table:number-columns-repeated="2" office:value-type="float" office:value="0.939466" calcext:value-type="float">
            <text:p>0.939466</text:p>
          </table:table-cell>
          <table:table-cell table:number-columns-repeated="2" office:value-type="float" office:value="0.99525" calcext:value-type="float">
            <text:p>0.99525</text:p>
          </table:table-cell>
          <table:table-cell table:number-columns-repeated="3" office:value-type="float" office:value="0.980055" calcext:value-type="float">
            <text:p>0.980055</text:p>
          </table:table-cell>
          <table:table-cell table:number-columns-repeated="2" office:value-type="float" office:value="0.887284" calcext:value-type="float">
            <text:p>0.887284</text:p>
          </table:table-cell>
          <table:table-cell table:number-columns-repeated="3" office:value-type="float" office:value="0.922078" calcext:value-type="float">
            <text:p>0.922078</text:p>
          </table:table-cell>
          <table:table-cell table:number-columns-repeated="2" office:value-type="float" office:value="0.971493" calcext:value-type="float">
            <text:p>0.971493</text:p>
          </table:table-cell>
          <table:table-cell table:number-columns-repeated="3" office:value-type="float" office:value="0.938538" calcext:value-type="float">
            <text:p>0.938538</text:p>
          </table:table-cell>
          <table:table-cell table:number-columns-repeated="2" office:value-type="float" office:value="0.918764" calcext:value-type="float">
            <text:p>0.918764</text:p>
          </table:table-cell>
          <table:table-cell table:number-columns-repeated="3" office:value-type="float" office:value="0.92793" calcext:value-type="float">
            <text:p>0.92793</text:p>
          </table:table-cell>
          <table:table-cell table:number-columns-repeated="2" office:value-type="float" office:value="0.954397" calcext:value-type="float">
            <text:p>0.954397</text:p>
          </table:table-cell>
          <table:table-cell table:number-columns-repeated="2" office:value-type="float" office:value="0.979779" calcext:value-type="float">
            <text:p>0.979779</text:p>
          </table:table-cell>
          <table:table-cell office:value-type="float" office:value="0.899218" calcext:value-type="float">
            <text:p>0.899218</text:p>
          </table:table-cell>
        </table:table-row>
        <table:table-row table:style-name="ro1">
          <table:table-cell table:number-columns-repeated="3" office:value-type="float" office:value="0.942942" calcext:value-type="float">
            <text:p>0.942942</text:p>
          </table:table-cell>
          <table:table-cell table:number-columns-repeated="2" office:value-type="float" office:value="0.934993" calcext:value-type="float">
            <text:p>0.934993</text:p>
          </table:table-cell>
          <table:table-cell table:number-columns-repeated="2" office:value-type="float" office:value="0.987059" calcext:value-type="float">
            <text:p>0.987059</text:p>
          </table:table-cell>
          <table:table-cell table:number-columns-repeated="3" office:value-type="float" office:value="0.972234" calcext:value-type="float">
            <text:p>0.972234</text:p>
          </table:table-cell>
          <table:table-cell table:number-columns-repeated="2" office:value-type="float" office:value="0.900367" calcext:value-type="float">
            <text:p>0.900367</text:p>
          </table:table-cell>
          <table:table-cell table:number-columns-repeated="3" office:value-type="float" office:value="0.930968" calcext:value-type="float">
            <text:p>0.930968</text:p>
          </table:table-cell>
          <table:table-cell table:number-columns-repeated="2" office:value-type="float" office:value="0.962871" calcext:value-type="float">
            <text:p>0.962871</text:p>
          </table:table-cell>
          <table:table-cell table:number-columns-repeated="3" office:value-type="float" office:value="0.942101" calcext:value-type="float">
            <text:p>0.942101</text:p>
          </table:table-cell>
          <table:table-cell table:number-columns-repeated="2" office:value-type="float" office:value="0.926192" calcext:value-type="float">
            <text:p>0.926192</text:p>
          </table:table-cell>
          <table:table-cell table:number-columns-repeated="3" office:value-type="float" office:value="0.924141" calcext:value-type="float">
            <text:p>0.924141</text:p>
          </table:table-cell>
          <table:table-cell table:number-columns-repeated="2" office:value-type="float" office:value="0.955061" calcext:value-type="float">
            <text:p>0.955061</text:p>
          </table:table-cell>
          <table:table-cell table:number-columns-repeated="2" office:value-type="float" office:value="0.976434" calcext:value-type="float">
            <text:p>0.976434</text:p>
          </table:table-cell>
          <table:table-cell office:value-type="float" office:value="0.909277" calcext:value-type="float">
            <text:p>0.909277</text:p>
          </table:table-cell>
        </table:table-row>
        <table:table-row table:style-name="ro1">
          <table:table-cell table:number-columns-repeated="3" office:value-type="float" office:value="0.942271" calcext:value-type="float">
            <text:p>0.942271</text:p>
          </table:table-cell>
          <table:table-cell table:number-columns-repeated="2" office:value-type="float" office:value="0.929446" calcext:value-type="float">
            <text:p>0.929446</text:p>
          </table:table-cell>
          <table:table-cell table:number-columns-repeated="2" office:value-type="float" office:value="0.983524" calcext:value-type="float">
            <text:p>0.983524</text:p>
          </table:table-cell>
          <table:table-cell table:number-columns-repeated="3" office:value-type="float" office:value="0.977822" calcext:value-type="float">
            <text:p>0.977822</text:p>
          </table:table-cell>
          <table:table-cell table:number-columns-repeated="2" office:value-type="float" office:value="0.894122" calcext:value-type="float">
            <text:p>0.894122</text:p>
          </table:table-cell>
          <table:table-cell table:number-columns-repeated="3" office:value-type="float" office:value="0.919894" calcext:value-type="float">
            <text:p>0.919894</text:p>
          </table:table-cell>
          <table:table-cell table:number-columns-repeated="2" office:value-type="float" office:value="0.957387" calcext:value-type="float">
            <text:p>0.957387</text:p>
          </table:table-cell>
          <table:table-cell table:number-columns-repeated="3" office:value-type="float" office:value="0.948106" calcext:value-type="float">
            <text:p>0.948106</text:p>
          </table:table-cell>
          <table:table-cell table:number-columns-repeated="2" office:value-type="float" office:value="0.927133" calcext:value-type="float">
            <text:p>0.927133</text:p>
          </table:table-cell>
          <table:table-cell table:number-columns-repeated="3" office:value-type="float" office:value="0.930954" calcext:value-type="float">
            <text:p>0.930954</text:p>
          </table:table-cell>
          <table:table-cell table:number-columns-repeated="2" office:value-type="float" office:value="0.974083" calcext:value-type="float">
            <text:p>0.974083</text:p>
          </table:table-cell>
          <table:table-cell table:number-columns-repeated="2" office:value-type="float" office:value="0.976619" calcext:value-type="float">
            <text:p>0.976619</text:p>
          </table:table-cell>
          <table:table-cell office:value-type="float" office:value="0.901629" calcext:value-type="float">
            <text:p>0.901629</text:p>
          </table:table-cell>
        </table:table-row>
        <table:table-row table:style-name="ro1">
          <table:table-cell table:number-columns-repeated="3" office:value-type="float" office:value="0.939298" calcext:value-type="float">
            <text:p>0.939298</text:p>
          </table:table-cell>
          <table:table-cell table:number-columns-repeated="2" office:value-type="float" office:value="0.925662" calcext:value-type="float">
            <text:p>0.925662</text:p>
          </table:table-cell>
          <table:table-cell table:number-columns-repeated="2" office:value-type="float" office:value="0.974877" calcext:value-type="float">
            <text:p>0.974877</text:p>
          </table:table-cell>
          <table:table-cell table:number-columns-repeated="3" office:value-type="float" office:value="0.970873" calcext:value-type="float">
            <text:p>0.970873</text:p>
          </table:table-cell>
          <table:table-cell table:number-columns-repeated="2" office:value-type="float" office:value="0.885509" calcext:value-type="float">
            <text:p>0.885509</text:p>
          </table:table-cell>
          <table:table-cell table:number-columns-repeated="3" office:value-type="float" office:value="0.92512" calcext:value-type="float">
            <text:p>0.92512</text:p>
          </table:table-cell>
          <table:table-cell table:number-columns-repeated="2" office:value-type="float" office:value="0.960919" calcext:value-type="float">
            <text:p>0.960919</text:p>
          </table:table-cell>
          <table:table-cell table:number-columns-repeated="3" office:value-type="float" office:value="0.943256" calcext:value-type="float">
            <text:p>0.943256</text:p>
          </table:table-cell>
          <table:table-cell table:number-columns-repeated="2" office:value-type="float" office:value="0.931389" calcext:value-type="float">
            <text:p>0.931389</text:p>
          </table:table-cell>
          <table:table-cell table:number-columns-repeated="3" office:value-type="float" office:value="0.929724" calcext:value-type="float">
            <text:p>0.929724</text:p>
          </table:table-cell>
          <table:table-cell table:number-columns-repeated="2" office:value-type="float" office:value="0.971357" calcext:value-type="float">
            <text:p>0.971357</text:p>
          </table:table-cell>
          <table:table-cell table:number-columns-repeated="2" office:value-type="float" office:value="0.969688" calcext:value-type="float">
            <text:p>0.969688</text:p>
          </table:table-cell>
          <table:table-cell office:value-type="float" office:value="0.901179" calcext:value-type="float">
            <text:p>0.901179</text:p>
          </table:table-cell>
        </table:table-row>
        <table:table-row table:style-name="ro1">
          <table:table-cell table:number-columns-repeated="3" office:value-type="float" office:value="0.935231" calcext:value-type="float">
            <text:p>0.935231</text:p>
          </table:table-cell>
          <table:table-cell table:number-columns-repeated="2" office:value-type="float" office:value="0.930004" calcext:value-type="float">
            <text:p>0.930004</text:p>
          </table:table-cell>
          <table:table-cell table:number-columns-repeated="2" office:value-type="float" office:value="0.980206" calcext:value-type="float">
            <text:p>0.980206</text:p>
          </table:table-cell>
          <table:table-cell table:number-columns-repeated="3" office:value-type="float" office:value="0.965021" calcext:value-type="float">
            <text:p>0.965021</text:p>
          </table:table-cell>
          <table:table-cell table:number-columns-repeated="2" office:value-type="float" office:value="0.88392" calcext:value-type="float">
            <text:p>0.88392</text:p>
          </table:table-cell>
          <table:table-cell table:number-columns-repeated="3" office:value-type="float" office:value="0.919632" calcext:value-type="float">
            <text:p>0.919632</text:p>
          </table:table-cell>
          <table:table-cell table:number-columns-repeated="2" office:value-type="float" office:value="0.958374" calcext:value-type="float">
            <text:p>0.958374</text:p>
          </table:table-cell>
          <table:table-cell table:number-columns-repeated="3" office:value-type="float" office:value="0.952377" calcext:value-type="float">
            <text:p>0.952377</text:p>
          </table:table-cell>
          <table:table-cell table:number-columns-repeated="2" office:value-type="float" office:value="0.934913" calcext:value-type="float">
            <text:p>0.934913</text:p>
          </table:table-cell>
          <table:table-cell table:number-columns-repeated="3" office:value-type="float" office:value="0.933177" calcext:value-type="float">
            <text:p>0.933177</text:p>
          </table:table-cell>
          <table:table-cell table:number-columns-repeated="2" office:value-type="float" office:value="0.980434" calcext:value-type="float">
            <text:p>0.980434</text:p>
          </table:table-cell>
          <table:table-cell table:number-columns-repeated="2" office:value-type="float" office:value="0.971509" calcext:value-type="float">
            <text:p>0.971509</text:p>
          </table:table-cell>
          <table:table-cell office:value-type="float" office:value="0.907097" calcext:value-type="float">
            <text:p>0.907097</text:p>
          </table:table-cell>
        </table:table-row>
        <table:table-row table:style-name="ro1">
          <table:table-cell table:number-columns-repeated="3" office:value-type="float" office:value="0.931576" calcext:value-type="float">
            <text:p>0.931576</text:p>
          </table:table-cell>
          <table:table-cell table:number-columns-repeated="2" office:value-type="float" office:value="0.941376" calcext:value-type="float">
            <text:p>0.941376</text:p>
          </table:table-cell>
          <table:table-cell table:number-columns-repeated="2" office:value-type="float" office:value="0.978993" calcext:value-type="float">
            <text:p>0.978993</text:p>
          </table:table-cell>
          <table:table-cell table:number-columns-repeated="3" office:value-type="float" office:value="0.957738" calcext:value-type="float">
            <text:p>0.957738</text:p>
          </table:table-cell>
          <table:table-cell table:number-columns-repeated="2" office:value-type="float" office:value="0.908243" calcext:value-type="float">
            <text:p>0.908243</text:p>
          </table:table-cell>
          <table:table-cell table:number-columns-repeated="3" office:value-type="float" office:value="0.920816" calcext:value-type="float">
            <text:p>0.920816</text:p>
          </table:table-cell>
          <table:table-cell table:number-columns-repeated="2" office:value-type="float" office:value="0.959618" calcext:value-type="float">
            <text:p>0.959618</text:p>
          </table:table-cell>
          <table:table-cell table:number-columns-repeated="3" office:value-type="float" office:value="0.956305" calcext:value-type="float">
            <text:p>0.956305</text:p>
          </table:table-cell>
          <table:table-cell table:number-columns-repeated="2" office:value-type="float" office:value="0.929559" calcext:value-type="float">
            <text:p>0.929559</text:p>
          </table:table-cell>
          <table:table-cell table:number-columns-repeated="3" office:value-type="float" office:value="0.929958" calcext:value-type="float">
            <text:p>0.929958</text:p>
          </table:table-cell>
          <table:table-cell table:number-columns-repeated="2" office:value-type="float" office:value="0.986988" calcext:value-type="float">
            <text:p>0.986988</text:p>
          </table:table-cell>
          <table:table-cell table:number-columns-repeated="2" office:value-type="float" office:value="0.971753" calcext:value-type="float">
            <text:p>0.971753</text:p>
          </table:table-cell>
          <table:table-cell office:value-type="float" office:value="0.917411" calcext:value-type="float">
            <text:p>0.917411</text:p>
          </table:table-cell>
        </table:table-row>
        <table:table-row table:style-name="ro1">
          <table:table-cell table:number-columns-repeated="3" office:value-type="float" office:value="0.927489" calcext:value-type="float">
            <text:p>0.927489</text:p>
          </table:table-cell>
          <table:table-cell table:number-columns-repeated="2" office:value-type="float" office:value="0.953754" calcext:value-type="float">
            <text:p>0.953754</text:p>
          </table:table-cell>
          <table:table-cell table:number-columns-repeated="2" office:value-type="float" office:value="0.987648" calcext:value-type="float">
            <text:p>0.987648</text:p>
          </table:table-cell>
          <table:table-cell table:number-columns-repeated="3" office:value-type="float" office:value="0.95559" calcext:value-type="float">
            <text:p>0.95559</text:p>
          </table:table-cell>
          <table:table-cell table:number-columns-repeated="2" office:value-type="float" office:value="0.908153" calcext:value-type="float">
            <text:p>0.908153</text:p>
          </table:table-cell>
          <table:table-cell table:number-columns-repeated="3" office:value-type="float" office:value="0.918457" calcext:value-type="float">
            <text:p>0.918457</text:p>
          </table:table-cell>
          <table:table-cell table:number-columns-repeated="2" office:value-type="float" office:value="0.952582" calcext:value-type="float">
            <text:p>0.952582</text:p>
          </table:table-cell>
          <table:table-cell table:number-columns-repeated="3" office:value-type="float" office:value="0.949429" calcext:value-type="float">
            <text:p>0.949429</text:p>
          </table:table-cell>
          <table:table-cell table:number-columns-repeated="2" office:value-type="float" office:value="0.925768" calcext:value-type="float">
            <text:p>0.925768</text:p>
          </table:table-cell>
          <table:table-cell table:number-columns-repeated="3" office:value-type="float" office:value="0.925777" calcext:value-type="float">
            <text:p>0.925777</text:p>
          </table:table-cell>
          <table:table-cell table:number-columns-repeated="2" office:value-type="float" office:value="0.97852" calcext:value-type="float">
            <text:p>0.97852</text:p>
          </table:table-cell>
          <table:table-cell table:number-columns-repeated="2" office:value-type="float" office:value="0.973854" calcext:value-type="float">
            <text:p>0.973854</text:p>
          </table:table-cell>
          <table:table-cell office:value-type="float" office:value="0.911035" calcext:value-type="float">
            <text:p>0.911035</text:p>
          </table:table-cell>
        </table:table-row>
        <table:table-row table:style-name="ro1">
          <table:table-cell table:number-columns-repeated="3" office:value-type="float" office:value="0.926358" calcext:value-type="float">
            <text:p>0.926358</text:p>
          </table:table-cell>
          <table:table-cell table:number-columns-repeated="2" office:value-type="float" office:value="0.955498" calcext:value-type="float">
            <text:p>0.955498</text:p>
          </table:table-cell>
          <table:table-cell table:number-columns-repeated="2" office:value-type="float" office:value="0.988423" calcext:value-type="float">
            <text:p>0.988423</text:p>
          </table:table-cell>
          <table:table-cell table:number-columns-repeated="3" office:value-type="float" office:value="0.962682" calcext:value-type="float">
            <text:p>0.962682</text:p>
          </table:table-cell>
          <table:table-cell table:number-columns-repeated="2" office:value-type="float" office:value="0.915541" calcext:value-type="float">
            <text:p>0.915541</text:p>
          </table:table-cell>
          <table:table-cell table:number-columns-repeated="3" office:value-type="float" office:value="0.918822" calcext:value-type="float">
            <text:p>0.918822</text:p>
          </table:table-cell>
          <table:table-cell table:number-columns-repeated="2" office:value-type="float" office:value="0.954445" calcext:value-type="float">
            <text:p>0.954445</text:p>
          </table:table-cell>
          <table:table-cell table:number-columns-repeated="3" office:value-type="float" office:value="0.945901" calcext:value-type="float">
            <text:p>0.945901</text:p>
          </table:table-cell>
          <table:table-cell table:number-columns-repeated="2" office:value-type="float" office:value="0.920789" calcext:value-type="float">
            <text:p>0.920789</text:p>
          </table:table-cell>
          <table:table-cell table:number-columns-repeated="3" office:value-type="float" office:value="0.92786" calcext:value-type="float">
            <text:p>0.92786</text:p>
          </table:table-cell>
          <table:table-cell table:number-columns-repeated="2" office:value-type="float" office:value="0.975488" calcext:value-type="float">
            <text:p>0.975488</text:p>
          </table:table-cell>
          <table:table-cell table:number-columns-repeated="2" office:value-type="float" office:value="0.981416" calcext:value-type="float">
            <text:p>0.981416</text:p>
          </table:table-cell>
          <table:table-cell office:value-type="float" office:value="0.910243" calcext:value-type="float">
            <text:p>0.910243</text:p>
          </table:table-cell>
        </table:table-row>
        <table:table-row table:style-name="ro1">
          <table:table-cell table:number-columns-repeated="3" office:value-type="float" office:value="0.932791" calcext:value-type="float">
            <text:p>0.932791</text:p>
          </table:table-cell>
          <table:table-cell table:number-columns-repeated="2" office:value-type="float" office:value="0.949997" calcext:value-type="float">
            <text:p>0.949997</text:p>
          </table:table-cell>
          <table:table-cell table:number-columns-repeated="2" office:value-type="float" office:value="0.982474" calcext:value-type="float">
            <text:p>0.982474</text:p>
          </table:table-cell>
          <table:table-cell table:number-columns-repeated="3" office:value-type="float" office:value="0.956203" calcext:value-type="float">
            <text:p>0.956203</text:p>
          </table:table-cell>
          <table:table-cell table:number-columns-repeated="2" office:value-type="float" office:value="0.921458" calcext:value-type="float">
            <text:p>0.921458</text:p>
          </table:table-cell>
          <table:table-cell table:number-columns-repeated="3" office:value-type="float" office:value="0.91206" calcext:value-type="float">
            <text:p>0.91206</text:p>
          </table:table-cell>
          <table:table-cell table:number-columns-repeated="2" office:value-type="float" office:value="0.945693" calcext:value-type="float">
            <text:p>0.945693</text:p>
          </table:table-cell>
          <table:table-cell table:number-columns-repeated="3" office:value-type="float" office:value="0.941355" calcext:value-type="float">
            <text:p>0.941355</text:p>
          </table:table-cell>
          <table:table-cell table:number-columns-repeated="2" office:value-type="float" office:value="0.913532" calcext:value-type="float">
            <text:p>0.913532</text:p>
          </table:table-cell>
          <table:table-cell table:number-columns-repeated="3" office:value-type="float" office:value="0.926673" calcext:value-type="float">
            <text:p>0.926673</text:p>
          </table:table-cell>
          <table:table-cell table:number-columns-repeated="2" office:value-type="float" office:value="0.971403" calcext:value-type="float">
            <text:p>0.971403</text:p>
          </table:table-cell>
          <table:table-cell table:number-columns-repeated="2" office:value-type="float" office:value="0.975939" calcext:value-type="float">
            <text:p>0.975939</text:p>
          </table:table-cell>
          <table:table-cell office:value-type="float" office:value="0.923568" calcext:value-type="float">
            <text:p>0.923568</text:p>
          </table:table-cell>
        </table:table-row>
        <table:table-row table:style-name="ro1">
          <table:table-cell table:number-columns-repeated="3" office:value-type="float" office:value="0.928588" calcext:value-type="float">
            <text:p>0.928588</text:p>
          </table:table-cell>
          <table:table-cell table:number-columns-repeated="2" office:value-type="float" office:value="0.949628" calcext:value-type="float">
            <text:p>0.949628</text:p>
          </table:table-cell>
          <table:table-cell table:number-columns-repeated="2" office:value-type="float" office:value="0.976102" calcext:value-type="float">
            <text:p>0.976102</text:p>
          </table:table-cell>
          <table:table-cell table:number-columns-repeated="3" office:value-type="float" office:value="0.955292" calcext:value-type="float">
            <text:p>0.955292</text:p>
          </table:table-cell>
          <table:table-cell table:number-columns-repeated="2" office:value-type="float" office:value="0.92811" calcext:value-type="float">
            <text:p>0.92811</text:p>
          </table:table-cell>
          <table:table-cell table:number-columns-repeated="3" office:value-type="float" office:value="0.911657" calcext:value-type="float">
            <text:p>0.911657</text:p>
          </table:table-cell>
          <table:table-cell table:number-columns-repeated="2" office:value-type="float" office:value="0.943346" calcext:value-type="float">
            <text:p>0.943346</text:p>
          </table:table-cell>
          <table:table-cell table:number-columns-repeated="3" office:value-type="float" office:value="0.946184" calcext:value-type="float">
            <text:p>0.946184</text:p>
          </table:table-cell>
          <table:table-cell table:number-columns-repeated="2" office:value-type="float" office:value="0.93164" calcext:value-type="float">
            <text:p>0.93164</text:p>
          </table:table-cell>
          <table:table-cell table:number-columns-repeated="3" office:value-type="float" office:value="0.92784" calcext:value-type="float">
            <text:p>0.92784</text:p>
          </table:table-cell>
          <table:table-cell table:number-columns-repeated="2" office:value-type="float" office:value="0.970963" calcext:value-type="float">
            <text:p>0.970963</text:p>
          </table:table-cell>
          <table:table-cell table:number-columns-repeated="2" office:value-type="float" office:value="0.985105" calcext:value-type="float">
            <text:p>0.985105</text:p>
          </table:table-cell>
          <table:table-cell office:value-type="float" office:value="0.931115" calcext:value-type="float">
            <text:p>0.931115</text:p>
          </table:table-cell>
        </table:table-row>
        <table:table-row table:style-name="ro1">
          <table:table-cell table:number-columns-repeated="3" office:value-type="float" office:value="0.933614" calcext:value-type="float">
            <text:p>0.933614</text:p>
          </table:table-cell>
          <table:table-cell table:number-columns-repeated="2" office:value-type="float" office:value="0.952318" calcext:value-type="float">
            <text:p>0.952318</text:p>
          </table:table-cell>
          <table:table-cell table:number-columns-repeated="2" office:value-type="float" office:value="0.97979" calcext:value-type="float">
            <text:p>0.97979</text:p>
          </table:table-cell>
          <table:table-cell table:number-columns-repeated="3" office:value-type="float" office:value="0.952582" calcext:value-type="float">
            <text:p>0.952582</text:p>
          </table:table-cell>
          <table:table-cell table:number-columns-repeated="2" office:value-type="float" office:value="0.922344" calcext:value-type="float">
            <text:p>0.922344</text:p>
          </table:table-cell>
          <table:table-cell table:number-columns-repeated="3" office:value-type="float" office:value="0.91344" calcext:value-type="float">
            <text:p>0.91344</text:p>
          </table:table-cell>
          <table:table-cell table:number-columns-repeated="2" office:value-type="float" office:value="0.945176" calcext:value-type="float">
            <text:p>0.945176</text:p>
          </table:table-cell>
          <table:table-cell table:number-columns-repeated="3" office:value-type="float" office:value="0.95203" calcext:value-type="float">
            <text:p>0.95203</text:p>
          </table:table-cell>
          <table:table-cell table:number-columns-repeated="2" office:value-type="float" office:value="0.94038" calcext:value-type="float">
            <text:p>0.94038</text:p>
          </table:table-cell>
          <table:table-cell table:number-columns-repeated="3" office:value-type="float" office:value="0.933588" calcext:value-type="float">
            <text:p>0.933588</text:p>
          </table:table-cell>
          <table:table-cell table:number-columns-repeated="2" office:value-type="float" office:value="0.962399" calcext:value-type="float">
            <text:p>0.962399</text:p>
          </table:table-cell>
          <table:table-cell table:number-columns-repeated="2" office:value-type="float" office:value="0.979785" calcext:value-type="float">
            <text:p>0.979785</text:p>
          </table:table-cell>
          <table:table-cell office:value-type="float" office:value="0.930388" calcext:value-type="float">
            <text:p>0.930388</text:p>
          </table:table-cell>
        </table:table-row>
        <table:table-row table:style-name="ro1">
          <table:table-cell table:number-columns-repeated="3" office:value-type="float" office:value="0.932102" calcext:value-type="float">
            <text:p>0.932102</text:p>
          </table:table-cell>
          <table:table-cell table:number-columns-repeated="2" office:value-type="float" office:value="0.94766" calcext:value-type="float">
            <text:p>0.94766</text:p>
          </table:table-cell>
          <table:table-cell table:number-columns-repeated="2" office:value-type="float" office:value="0.975456" calcext:value-type="float">
            <text:p>0.975456</text:p>
          </table:table-cell>
          <table:table-cell table:number-columns-repeated="3" office:value-type="float" office:value="0.946261" calcext:value-type="float">
            <text:p>0.946261</text:p>
          </table:table-cell>
          <table:table-cell table:number-columns-repeated="2" office:value-type="float" office:value="0.920745" calcext:value-type="float">
            <text:p>0.920745</text:p>
          </table:table-cell>
          <table:table-cell table:number-columns-repeated="3" office:value-type="float" office:value="0.912129" calcext:value-type="float">
            <text:p>0.912129</text:p>
          </table:table-cell>
          <table:table-cell table:number-columns-repeated="2" office:value-type="float" office:value="0.951358" calcext:value-type="float">
            <text:p>0.951358</text:p>
          </table:table-cell>
          <table:table-cell table:number-columns-repeated="3" office:value-type="float" office:value="0.95263" calcext:value-type="float">
            <text:p>0.95263</text:p>
          </table:table-cell>
          <table:table-cell table:number-columns-repeated="2" office:value-type="float" office:value="0.947496" calcext:value-type="float">
            <text:p>0.947496</text:p>
          </table:table-cell>
          <table:table-cell table:number-columns-repeated="3" office:value-type="float" office:value="0.937333" calcext:value-type="float">
            <text:p>0.937333</text:p>
          </table:table-cell>
          <table:table-cell table:number-columns-repeated="2" office:value-type="float" office:value="0.964949" calcext:value-type="float">
            <text:p>0.964949</text:p>
          </table:table-cell>
          <table:table-cell table:number-columns-repeated="2" office:value-type="float" office:value="0.989675" calcext:value-type="float">
            <text:p>0.989675</text:p>
          </table:table-cell>
          <table:table-cell office:value-type="float" office:value="0.93639" calcext:value-type="float">
            <text:p>0.93639</text:p>
          </table:table-cell>
        </table:table-row>
        <table:table-row table:style-name="ro1">
          <table:table-cell table:number-columns-repeated="3" office:value-type="float" office:value="0.93464" calcext:value-type="float">
            <text:p>0.93464</text:p>
          </table:table-cell>
          <table:table-cell table:number-columns-repeated="2" office:value-type="float" office:value="0.945053" calcext:value-type="float">
            <text:p>0.945053</text:p>
          </table:table-cell>
          <table:table-cell table:number-columns-repeated="2" office:value-type="float" office:value="0.976832" calcext:value-type="float">
            <text:p>0.976832</text:p>
          </table:table-cell>
          <table:table-cell table:number-columns-repeated="3" office:value-type="float" office:value="0.943635" calcext:value-type="float">
            <text:p>0.943635</text:p>
          </table:table-cell>
          <table:table-cell table:number-columns-repeated="2" office:value-type="float" office:value="0.920753" calcext:value-type="float">
            <text:p>0.920753</text:p>
          </table:table-cell>
          <table:table-cell table:number-columns-repeated="3" office:value-type="float" office:value="0.912278" calcext:value-type="float">
            <text:p>0.912278</text:p>
          </table:table-cell>
          <table:table-cell table:number-columns-repeated="2" office:value-type="float" office:value="0.94465" calcext:value-type="float">
            <text:p>0.94465</text:p>
          </table:table-cell>
          <table:table-cell table:number-columns-repeated="3" office:value-type="float" office:value="0.951821" calcext:value-type="float">
            <text:p>0.951821</text:p>
          </table:table-cell>
          <table:table-cell table:number-columns-repeated="2" office:value-type="float" office:value="0.947281" calcext:value-type="float">
            <text:p>0.947281</text:p>
          </table:table-cell>
          <table:table-cell table:number-columns-repeated="3" office:value-type="float" office:value="0.93476" calcext:value-type="float">
            <text:p>0.93476</text:p>
          </table:table-cell>
          <table:table-cell table:number-columns-repeated="2" office:value-type="float" office:value="0.970418" calcext:value-type="float">
            <text:p>0.970418</text:p>
          </table:table-cell>
          <table:table-cell table:number-columns-repeated="2" office:value-type="float" office:value="0.989636" calcext:value-type="float">
            <text:p>0.989636</text:p>
          </table:table-cell>
          <table:table-cell office:value-type="float" office:value="0.935476" calcext:value-type="float">
            <text:p>0.935476</text:p>
          </table:table-cell>
        </table:table-row>
        <table:table-row table:style-name="ro1">
          <table:table-cell table:number-columns-repeated="3" office:value-type="float" office:value="0.932087" calcext:value-type="float">
            <text:p>0.932087</text:p>
          </table:table-cell>
          <table:table-cell table:number-columns-repeated="2" office:value-type="float" office:value="0.954557" calcext:value-type="float">
            <text:p>0.954557</text:p>
          </table:table-cell>
          <table:table-cell table:number-columns-repeated="2" office:value-type="float" office:value="0.977324" calcext:value-type="float">
            <text:p>0.977324</text:p>
          </table:table-cell>
          <table:table-cell table:number-columns-repeated="3" office:value-type="float" office:value="0.946182" calcext:value-type="float">
            <text:p>0.946182</text:p>
          </table:table-cell>
          <table:table-cell table:number-columns-repeated="2" office:value-type="float" office:value="0.924785" calcext:value-type="float">
            <text:p>0.924785</text:p>
          </table:table-cell>
          <table:table-cell table:number-columns-repeated="3" office:value-type="float" office:value="0.911602" calcext:value-type="float">
            <text:p>0.911602</text:p>
          </table:table-cell>
          <table:table-cell table:number-columns-repeated="2" office:value-type="float" office:value="0.948036" calcext:value-type="float">
            <text:p>0.948036</text:p>
          </table:table-cell>
          <table:table-cell table:number-columns-repeated="3" office:value-type="float" office:value="0.951552" calcext:value-type="float">
            <text:p>0.951552</text:p>
          </table:table-cell>
          <table:table-cell table:number-columns-repeated="2" office:value-type="float" office:value="0.948245" calcext:value-type="float">
            <text:p>0.948245</text:p>
          </table:table-cell>
          <table:table-cell table:number-columns-repeated="3" office:value-type="float" office:value="0.947824" calcext:value-type="float">
            <text:p>0.947824</text:p>
          </table:table-cell>
          <table:table-cell table:number-columns-repeated="2" office:value-type="float" office:value="0.966052" calcext:value-type="float">
            <text:p>0.966052</text:p>
          </table:table-cell>
          <table:table-cell table:number-columns-repeated="2" office:value-type="float" office:value="0.990251" calcext:value-type="float">
            <text:p>0.990251</text:p>
          </table:table-cell>
          <table:table-cell office:value-type="float" office:value="0.94206" calcext:value-type="float">
            <text:p>0.94206</text:p>
          </table:table-cell>
        </table:table-row>
        <table:table-row table:style-name="ro1">
          <table:table-cell table:number-columns-repeated="3" office:value-type="float" office:value="0.932423" calcext:value-type="float">
            <text:p>0.932423</text:p>
          </table:table-cell>
          <table:table-cell table:number-columns-repeated="2" office:value-type="float" office:value="0.958638" calcext:value-type="float">
            <text:p>0.958638</text:p>
          </table:table-cell>
          <table:table-cell table:number-columns-repeated="2" office:value-type="float" office:value="0.97193" calcext:value-type="float">
            <text:p>0.97193</text:p>
          </table:table-cell>
          <table:table-cell table:number-columns-repeated="3" office:value-type="float" office:value="0.940455" calcext:value-type="float">
            <text:p>0.940455</text:p>
          </table:table-cell>
          <table:table-cell table:number-columns-repeated="2" office:value-type="float" office:value="0.923183" calcext:value-type="float">
            <text:p>0.923183</text:p>
          </table:table-cell>
          <table:table-cell table:number-columns-repeated="3" office:value-type="float" office:value="0.910786" calcext:value-type="float">
            <text:p>0.910786</text:p>
          </table:table-cell>
          <table:table-cell table:number-columns-repeated="2" office:value-type="float" office:value="0.941775" calcext:value-type="float">
            <text:p>0.941775</text:p>
          </table:table-cell>
          <table:table-cell table:number-columns-repeated="3" office:value-type="float" office:value="0.944846" calcext:value-type="float">
            <text:p>0.944846</text:p>
          </table:table-cell>
          <table:table-cell table:number-columns-repeated="2" office:value-type="float" office:value="0.95039" calcext:value-type="float">
            <text:p>0.95039</text:p>
          </table:table-cell>
          <table:table-cell table:number-columns-repeated="3" office:value-type="float" office:value="0.9481" calcext:value-type="float">
            <text:p>0.9481</text:p>
          </table:table-cell>
          <table:table-cell table:number-columns-repeated="2" office:value-type="float" office:value="0.968726" calcext:value-type="float">
            <text:p>0.968726</text:p>
          </table:table-cell>
          <table:table-cell table:number-columns-repeated="2" office:value-type="float" office:value="0.991754" calcext:value-type="float">
            <text:p>0.991754</text:p>
          </table:table-cell>
          <table:table-cell office:value-type="float" office:value="0.936784" calcext:value-type="float">
            <text:p>0.936784</text:p>
          </table:table-cell>
        </table:table-row>
        <table:table-row table:style-name="ro1">
          <table:table-cell table:number-columns-repeated="3" office:value-type="float" office:value="0.934289" calcext:value-type="float">
            <text:p>0.934289</text:p>
          </table:table-cell>
          <table:table-cell table:number-columns-repeated="2" office:value-type="float" office:value="0.967018" calcext:value-type="float">
            <text:p>0.967018</text:p>
          </table:table-cell>
          <table:table-cell table:number-columns-repeated="2" office:value-type="float" office:value="0.967433" calcext:value-type="float">
            <text:p>0.967433</text:p>
          </table:table-cell>
          <table:table-cell table:number-columns-repeated="3" office:value-type="float" office:value="0.936035" calcext:value-type="float">
            <text:p>0.936035</text:p>
          </table:table-cell>
          <table:table-cell table:number-columns-repeated="2" office:value-type="float" office:value="0.925441" calcext:value-type="float">
            <text:p>0.925441</text:p>
          </table:table-cell>
          <table:table-cell table:number-columns-repeated="3" office:value-type="float" office:value="0.909121" calcext:value-type="float">
            <text:p>0.909121</text:p>
          </table:table-cell>
          <table:table-cell table:number-columns-repeated="2" office:value-type="float" office:value="0.940823" calcext:value-type="float">
            <text:p>0.940823</text:p>
          </table:table-cell>
          <table:table-cell table:number-columns-repeated="3" office:value-type="float" office:value="0.940144" calcext:value-type="float">
            <text:p>0.940144</text:p>
          </table:table-cell>
          <table:table-cell table:number-columns-repeated="2" office:value-type="float" office:value="0.945709" calcext:value-type="float">
            <text:p>0.945709</text:p>
          </table:table-cell>
          <table:table-cell table:number-columns-repeated="3" office:value-type="float" office:value="0.95332" calcext:value-type="float">
            <text:p>0.95332</text:p>
          </table:table-cell>
          <table:table-cell table:number-columns-repeated="2" office:value-type="float" office:value="0.963749" calcext:value-type="float">
            <text:p>0.963749</text:p>
          </table:table-cell>
          <table:table-cell table:number-columns-repeated="2" office:value-type="float" office:value="0.996838" calcext:value-type="float">
            <text:p>0.996838</text:p>
          </table:table-cell>
          <table:table-cell office:value-type="float" office:value="0.929356" calcext:value-type="float">
            <text:p>0.929356</text:p>
          </table:table-cell>
        </table:table-row>
        <table:table-row table:style-name="ro1">
          <table:table-cell table:number-columns-repeated="3" office:value-type="float" office:value="0.934896" calcext:value-type="float">
            <text:p>0.934896</text:p>
          </table:table-cell>
          <table:table-cell table:number-columns-repeated="2" office:value-type="float" office:value="0.96334" calcext:value-type="float">
            <text:p>0.96334</text:p>
          </table:table-cell>
          <table:table-cell table:number-columns-repeated="2" office:value-type="float" office:value="0.968542" calcext:value-type="float">
            <text:p>0.968542</text:p>
          </table:table-cell>
          <table:table-cell table:number-columns-repeated="3" office:value-type="float" office:value="0.94247" calcext:value-type="float">
            <text:p>0.94247</text:p>
          </table:table-cell>
          <table:table-cell table:number-columns-repeated="2" office:value-type="float" office:value="0.92378" calcext:value-type="float">
            <text:p>0.92378</text:p>
          </table:table-cell>
          <table:table-cell table:number-columns-repeated="3" office:value-type="float" office:value="0.905753" calcext:value-type="float">
            <text:p>0.905753</text:p>
          </table:table-cell>
          <table:table-cell table:number-columns-repeated="2" office:value-type="float" office:value="0.942544" calcext:value-type="float">
            <text:p>0.942544</text:p>
          </table:table-cell>
          <table:table-cell table:number-columns-repeated="3" office:value-type="float" office:value="0.940034" calcext:value-type="float">
            <text:p>0.940034</text:p>
          </table:table-cell>
          <table:table-cell table:number-columns-repeated="2" office:value-type="float" office:value="0.948704" calcext:value-type="float">
            <text:p>0.948704</text:p>
          </table:table-cell>
          <table:table-cell table:number-columns-repeated="3" office:value-type="float" office:value="0.952309" calcext:value-type="float">
            <text:p>0.952309</text:p>
          </table:table-cell>
          <table:table-cell table:number-columns-repeated="2" office:value-type="float" office:value="0.963659" calcext:value-type="float">
            <text:p>0.963659</text:p>
          </table:table-cell>
          <table:table-cell table:number-columns-repeated="2" office:value-type="float" office:value="0.992237" calcext:value-type="float">
            <text:p>0.992237</text:p>
          </table:table-cell>
          <table:table-cell office:value-type="float" office:value="0.932289" calcext:value-type="float">
            <text:p>0.932289</text:p>
          </table:table-cell>
        </table:table-row>
        <table:table-row table:style-name="ro1">
          <table:table-cell table:number-columns-repeated="3" office:value-type="float" office:value="0.932444" calcext:value-type="float">
            <text:p>0.932444</text:p>
          </table:table-cell>
          <table:table-cell table:number-columns-repeated="2" office:value-type="float" office:value="0.965138" calcext:value-type="float">
            <text:p>0.965138</text:p>
          </table:table-cell>
          <table:table-cell table:number-columns-repeated="2" office:value-type="float" office:value="0.972388" calcext:value-type="float">
            <text:p>0.972388</text:p>
          </table:table-cell>
          <table:table-cell table:number-columns-repeated="3" office:value-type="float" office:value="0.937241" calcext:value-type="float">
            <text:p>0.937241</text:p>
          </table:table-cell>
          <table:table-cell table:number-columns-repeated="2" office:value-type="float" office:value="0.924888" calcext:value-type="float">
            <text:p>0.924888</text:p>
          </table:table-cell>
          <table:table-cell table:number-columns-repeated="3" office:value-type="float" office:value="0.912668" calcext:value-type="float">
            <text:p>0.912668</text:p>
          </table:table-cell>
          <table:table-cell table:number-columns-repeated="2" office:value-type="float" office:value="0.941149" calcext:value-type="float">
            <text:p>0.941149</text:p>
          </table:table-cell>
          <table:table-cell table:number-columns-repeated="3" office:value-type="float" office:value="0.942164" calcext:value-type="float">
            <text:p>0.942164</text:p>
          </table:table-cell>
          <table:table-cell table:number-columns-repeated="2" office:value-type="float" office:value="0.945668" calcext:value-type="float">
            <text:p>0.945668</text:p>
          </table:table-cell>
          <table:table-cell table:number-columns-repeated="3" office:value-type="float" office:value="0.949184" calcext:value-type="float">
            <text:p>0.949184</text:p>
          </table:table-cell>
          <table:table-cell table:number-columns-repeated="2" office:value-type="float" office:value="0.958969" calcext:value-type="float">
            <text:p>0.958969</text:p>
          </table:table-cell>
          <table:table-cell table:number-columns-repeated="2" office:value-type="float" office:value="1.00547" calcext:value-type="float">
            <text:p>1.00547</text:p>
          </table:table-cell>
          <table:table-cell office:value-type="float" office:value="0.927322" calcext:value-type="float">
            <text:p>0.927322</text:p>
          </table:table-cell>
        </table:table-row>
        <table:table-row table:style-name="ro1">
          <table:table-cell table:number-columns-repeated="3" office:value-type="float" office:value="0.929742" calcext:value-type="float">
            <text:p>0.929742</text:p>
          </table:table-cell>
          <table:table-cell table:number-columns-repeated="2" office:value-type="float" office:value="0.975194" calcext:value-type="float">
            <text:p>0.975194</text:p>
          </table:table-cell>
          <table:table-cell table:number-columns-repeated="2" office:value-type="float" office:value="0.970587" calcext:value-type="float">
            <text:p>0.970587</text:p>
          </table:table-cell>
          <table:table-cell table:number-columns-repeated="3" office:value-type="float" office:value="0.931514" calcext:value-type="float">
            <text:p>0.931514</text:p>
          </table:table-cell>
          <table:table-cell table:number-columns-repeated="2" office:value-type="float" office:value="0.92579" calcext:value-type="float">
            <text:p>0.92579</text:p>
          </table:table-cell>
          <table:table-cell table:number-columns-repeated="3" office:value-type="float" office:value="0.917947" calcext:value-type="float">
            <text:p>0.917947</text:p>
          </table:table-cell>
          <table:table-cell table:number-columns-repeated="2" office:value-type="float" office:value="0.939251" calcext:value-type="float">
            <text:p>0.939251</text:p>
          </table:table-cell>
          <table:table-cell table:number-columns-repeated="3" office:value-type="float" office:value="0.947819" calcext:value-type="float">
            <text:p>0.947819</text:p>
          </table:table-cell>
          <table:table-cell table:number-columns-repeated="2" office:value-type="float" office:value="0.944829" calcext:value-type="float">
            <text:p>0.944829</text:p>
          </table:table-cell>
          <table:table-cell table:number-columns-repeated="3" office:value-type="float" office:value="0.9493" calcext:value-type="float">
            <text:p>0.9493</text:p>
          </table:table-cell>
          <table:table-cell table:number-columns-repeated="2" office:value-type="float" office:value="0.966498" calcext:value-type="float">
            <text:p>0.966498</text:p>
          </table:table-cell>
          <table:table-cell table:number-columns-repeated="2" office:value-type="float" office:value="0.997108" calcext:value-type="float">
            <text:p>0.997108</text:p>
          </table:table-cell>
          <table:table-cell office:value-type="float" office:value="0.924696" calcext:value-type="float">
            <text:p>0.924696</text:p>
          </table:table-cell>
        </table:table-row>
        <table:table-row table:style-name="ro1">
          <table:table-cell table:number-columns-repeated="3" office:value-type="float" office:value="0.927892" calcext:value-type="float">
            <text:p>0.927892</text:p>
          </table:table-cell>
          <table:table-cell table:number-columns-repeated="2" office:value-type="float" office:value="0.976489" calcext:value-type="float">
            <text:p>0.976489</text:p>
          </table:table-cell>
          <table:table-cell table:number-columns-repeated="2" office:value-type="float" office:value="0.96741" calcext:value-type="float">
            <text:p>0.96741</text:p>
          </table:table-cell>
          <table:table-cell table:number-columns-repeated="3" office:value-type="float" office:value="0.928858" calcext:value-type="float">
            <text:p>0.928858</text:p>
          </table:table-cell>
          <table:table-cell table:number-columns-repeated="2" office:value-type="float" office:value="0.923333" calcext:value-type="float">
            <text:p>0.923333</text:p>
          </table:table-cell>
          <table:table-cell table:number-columns-repeated="3" office:value-type="float" office:value="0.92041" calcext:value-type="float">
            <text:p>0.92041</text:p>
          </table:table-cell>
          <table:table-cell table:number-columns-repeated="2" office:value-type="float" office:value="0.940731" calcext:value-type="float">
            <text:p>0.940731</text:p>
          </table:table-cell>
          <table:table-cell table:number-columns-repeated="3" office:value-type="float" office:value="0.948391" calcext:value-type="float">
            <text:p>0.948391</text:p>
          </table:table-cell>
          <table:table-cell table:number-columns-repeated="2" office:value-type="float" office:value="0.940383" calcext:value-type="float">
            <text:p>0.940383</text:p>
          </table:table-cell>
          <table:table-cell table:number-columns-repeated="3" office:value-type="float" office:value="0.947808" calcext:value-type="float">
            <text:p>0.947808</text:p>
          </table:table-cell>
          <table:table-cell table:number-columns-repeated="2" office:value-type="float" office:value="0.971859" calcext:value-type="float">
            <text:p>0.971859</text:p>
          </table:table-cell>
          <table:table-cell table:number-columns-repeated="2" office:value-type="float" office:value="0.991843" calcext:value-type="float">
            <text:p>0.991843</text:p>
          </table:table-cell>
          <table:table-cell office:value-type="float" office:value="0.922729" calcext:value-type="float">
            <text:p>0.922729</text:p>
          </table:table-cell>
        </table:table-row>
        <table:table-row table:style-name="ro1">
          <table:table-cell table:number-columns-repeated="3" office:value-type="float" office:value="0.926727" calcext:value-type="float">
            <text:p>0.926727</text:p>
          </table:table-cell>
          <table:table-cell table:number-columns-repeated="2" office:value-type="float" office:value="0.968155" calcext:value-type="float">
            <text:p>0.968155</text:p>
          </table:table-cell>
          <table:table-cell table:number-columns-repeated="2" office:value-type="float" office:value="0.966004" calcext:value-type="float">
            <text:p>0.966004</text:p>
          </table:table-cell>
          <table:table-cell table:number-columns-repeated="3" office:value-type="float" office:value="0.926721" calcext:value-type="float">
            <text:p>0.926721</text:p>
          </table:table-cell>
          <table:table-cell table:number-columns-repeated="2" office:value-type="float" office:value="0.919051" calcext:value-type="float">
            <text:p>0.919051</text:p>
          </table:table-cell>
          <table:table-cell table:number-columns-repeated="3" office:value-type="float" office:value="0.921446" calcext:value-type="float">
            <text:p>0.921446</text:p>
          </table:table-cell>
          <table:table-cell table:number-columns-repeated="2" office:value-type="float" office:value="0.940234" calcext:value-type="float">
            <text:p>0.940234</text:p>
          </table:table-cell>
          <table:table-cell table:number-columns-repeated="3" office:value-type="float" office:value="0.939929" calcext:value-type="float">
            <text:p>0.939929</text:p>
          </table:table-cell>
          <table:table-cell table:number-columns-repeated="2" office:value-type="float" office:value="0.941287" calcext:value-type="float">
            <text:p>0.941287</text:p>
          </table:table-cell>
          <table:table-cell table:number-columns-repeated="3" office:value-type="float" office:value="0.949311" calcext:value-type="float">
            <text:p>0.949311</text:p>
          </table:table-cell>
          <table:table-cell table:number-columns-repeated="2" office:value-type="float" office:value="0.968316" calcext:value-type="float">
            <text:p>0.968316</text:p>
          </table:table-cell>
          <table:table-cell table:number-columns-repeated="2" office:value-type="float" office:value="1.00088" calcext:value-type="float">
            <text:p>1.00088</text:p>
          </table:table-cell>
          <table:table-cell office:value-type="float" office:value="0.919431" calcext:value-type="float">
            <text:p>0.919431</text:p>
          </table:table-cell>
        </table:table-row>
        <table:table-row table:style-name="ro1">
          <table:table-cell table:number-columns-repeated="3" office:value-type="float" office:value="0.928678" calcext:value-type="float">
            <text:p>0.928678</text:p>
          </table:table-cell>
          <table:table-cell table:number-columns-repeated="2" office:value-type="float" office:value="0.968086" calcext:value-type="float">
            <text:p>0.968086</text:p>
          </table:table-cell>
          <table:table-cell table:number-columns-repeated="2" office:value-type="float" office:value="0.967291" calcext:value-type="float">
            <text:p>0.967291</text:p>
          </table:table-cell>
          <table:table-cell table:number-columns-repeated="3" office:value-type="float" office:value="0.923895" calcext:value-type="float">
            <text:p>0.923895</text:p>
          </table:table-cell>
          <table:table-cell table:number-columns-repeated="2" office:value-type="float" office:value="0.922186" calcext:value-type="float">
            <text:p>0.922186</text:p>
          </table:table-cell>
          <table:table-cell table:number-columns-repeated="3" office:value-type="float" office:value="0.926591" calcext:value-type="float">
            <text:p>0.926591</text:p>
          </table:table-cell>
          <table:table-cell table:number-columns-repeated="2" office:value-type="float" office:value="0.936838" calcext:value-type="float">
            <text:p>0.936838</text:p>
          </table:table-cell>
          <table:table-cell table:number-columns-repeated="3" office:value-type="float" office:value="0.936941" calcext:value-type="float">
            <text:p>0.936941</text:p>
          </table:table-cell>
          <table:table-cell table:number-columns-repeated="2" office:value-type="float" office:value="0.944022" calcext:value-type="float">
            <text:p>0.944022</text:p>
          </table:table-cell>
          <table:table-cell table:number-columns-repeated="3" office:value-type="float" office:value="0.945243" calcext:value-type="float">
            <text:p>0.945243</text:p>
          </table:table-cell>
          <table:table-cell table:number-columns-repeated="2" office:value-type="float" office:value="0.9617" calcext:value-type="float">
            <text:p>0.9617</text:p>
          </table:table-cell>
          <table:table-cell table:number-columns-repeated="2" office:value-type="float" office:value="0.999561" calcext:value-type="float">
            <text:p>0.999561</text:p>
          </table:table-cell>
          <table:table-cell office:value-type="float" office:value="0.915881" calcext:value-type="float">
            <text:p>0.915881</text:p>
          </table:table-cell>
        </table:table-row>
        <table:table-row table:style-name="ro1">
          <table:table-cell table:number-columns-repeated="3" office:value-type="float" office:value="0.922458" calcext:value-type="float">
            <text:p>0.922458</text:p>
          </table:table-cell>
          <table:table-cell table:number-columns-repeated="2" office:value-type="float" office:value="0.965912" calcext:value-type="float">
            <text:p>0.965912</text:p>
          </table:table-cell>
          <table:table-cell table:number-columns-repeated="2" office:value-type="float" office:value="0.969596" calcext:value-type="float">
            <text:p>0.969596</text:p>
          </table:table-cell>
          <table:table-cell table:number-columns-repeated="3" office:value-type="float" office:value="0.923193" calcext:value-type="float">
            <text:p>0.923193</text:p>
          </table:table-cell>
          <table:table-cell table:number-columns-repeated="2" office:value-type="float" office:value="0.923762" calcext:value-type="float">
            <text:p>0.923762</text:p>
          </table:table-cell>
          <table:table-cell table:number-columns-repeated="3" office:value-type="float" office:value="0.927275" calcext:value-type="float">
            <text:p>0.927275</text:p>
          </table:table-cell>
          <table:table-cell table:number-columns-repeated="2" office:value-type="float" office:value="0.942047" calcext:value-type="float">
            <text:p>0.942047</text:p>
          </table:table-cell>
          <table:table-cell table:number-columns-repeated="3" office:value-type="float" office:value="0.935142" calcext:value-type="float">
            <text:p>0.935142</text:p>
          </table:table-cell>
          <table:table-cell table:number-columns-repeated="2" office:value-type="float" office:value="0.937647" calcext:value-type="float">
            <text:p>0.937647</text:p>
          </table:table-cell>
          <table:table-cell table:number-columns-repeated="3" office:value-type="float" office:value="0.945836" calcext:value-type="float">
            <text:p>0.945836</text:p>
          </table:table-cell>
          <table:table-cell table:number-columns-repeated="2" office:value-type="float" office:value="0.969146" calcext:value-type="float">
            <text:p>0.969146</text:p>
          </table:table-cell>
          <table:table-cell table:number-columns-repeated="2" office:value-type="float" office:value="1.00083" calcext:value-type="float">
            <text:p>1.00083</text:p>
          </table:table-cell>
          <table:table-cell office:value-type="float" office:value="0.919092" calcext:value-type="float">
            <text:p>0.919092</text:p>
          </table:table-cell>
        </table:table-row>
        <table:table-row table:style-name="ro1">
          <table:table-cell table:number-columns-repeated="3" office:value-type="float" office:value="0.92374" calcext:value-type="float">
            <text:p>0.92374</text:p>
          </table:table-cell>
          <table:table-cell table:number-columns-repeated="2" office:value-type="float" office:value="0.964416" calcext:value-type="float">
            <text:p>0.964416</text:p>
          </table:table-cell>
          <table:table-cell table:number-columns-repeated="2" office:value-type="float" office:value="0.970946" calcext:value-type="float">
            <text:p>0.970946</text:p>
          </table:table-cell>
          <table:table-cell table:number-columns-repeated="3" office:value-type="float" office:value="0.923179" calcext:value-type="float">
            <text:p>0.923179</text:p>
          </table:table-cell>
          <table:table-cell table:number-columns-repeated="2" office:value-type="float" office:value="0.928894" calcext:value-type="float">
            <text:p>0.928894</text:p>
          </table:table-cell>
          <table:table-cell table:number-columns-repeated="3" office:value-type="float" office:value="0.928645" calcext:value-type="float">
            <text:p>0.928645</text:p>
          </table:table-cell>
          <table:table-cell table:number-columns-repeated="2" office:value-type="float" office:value="0.941423" calcext:value-type="float">
            <text:p>0.941423</text:p>
          </table:table-cell>
          <table:table-cell table:number-columns-repeated="3" office:value-type="float" office:value="0.943858" calcext:value-type="float">
            <text:p>0.943858</text:p>
          </table:table-cell>
          <table:table-cell table:number-columns-repeated="2" office:value-type="float" office:value="0.940682" calcext:value-type="float">
            <text:p>0.940682</text:p>
          </table:table-cell>
          <table:table-cell table:number-columns-repeated="3" office:value-type="float" office:value="0.942017" calcext:value-type="float">
            <text:p>0.942017</text:p>
          </table:table-cell>
          <table:table-cell table:number-columns-repeated="2" office:value-type="float" office:value="0.973013" calcext:value-type="float">
            <text:p>0.973013</text:p>
          </table:table-cell>
          <table:table-cell table:number-columns-repeated="2" office:value-type="float" office:value="1.00572" calcext:value-type="float">
            <text:p>1.00572</text:p>
          </table:table-cell>
          <table:table-cell office:value-type="float" office:value="0.914308" calcext:value-type="float">
            <text:p>0.914308</text:p>
          </table:table-cell>
        </table:table-row>
        <table:table-row table:style-name="ro1">
          <table:table-cell table:number-columns-repeated="3" office:value-type="float" office:value="0.922251" calcext:value-type="float">
            <text:p>0.922251</text:p>
          </table:table-cell>
          <table:table-cell table:number-columns-repeated="2" office:value-type="float" office:value="0.963749" calcext:value-type="float">
            <text:p>0.963749</text:p>
          </table:table-cell>
          <table:table-cell table:number-columns-repeated="2" office:value-type="float" office:value="0.967361" calcext:value-type="float">
            <text:p>0.967361</text:p>
          </table:table-cell>
          <table:table-cell table:number-columns-repeated="3" office:value-type="float" office:value="0.919739" calcext:value-type="float">
            <text:p>0.919739</text:p>
          </table:table-cell>
          <table:table-cell table:number-columns-repeated="2" office:value-type="float" office:value="0.927004" calcext:value-type="float">
            <text:p>0.927004</text:p>
          </table:table-cell>
          <table:table-cell table:number-columns-repeated="3" office:value-type="float" office:value="0.928165" calcext:value-type="float">
            <text:p>0.928165</text:p>
          </table:table-cell>
          <table:table-cell table:number-columns-repeated="2" office:value-type="float" office:value="0.938702" calcext:value-type="float">
            <text:p>0.938702</text:p>
          </table:table-cell>
          <table:table-cell table:number-columns-repeated="3" office:value-type="float" office:value="0.951239" calcext:value-type="float">
            <text:p>0.951239</text:p>
          </table:table-cell>
          <table:table-cell table:number-columns-repeated="2" office:value-type="float" office:value="0.946346" calcext:value-type="float">
            <text:p>0.946346</text:p>
          </table:table-cell>
          <table:table-cell table:number-columns-repeated="3" office:value-type="float" office:value="0.941416" calcext:value-type="float">
            <text:p>0.941416</text:p>
          </table:table-cell>
          <table:table-cell table:number-columns-repeated="2" office:value-type="float" office:value="0.96808" calcext:value-type="float">
            <text:p>0.96808</text:p>
          </table:table-cell>
          <table:table-cell table:number-columns-repeated="2" office:value-type="float" office:value="1.00003" calcext:value-type="float">
            <text:p>1.00003</text:p>
          </table:table-cell>
          <table:table-cell office:value-type="float" office:value="0.911173" calcext:value-type="float">
            <text:p>0.911173</text:p>
          </table:table-cell>
        </table:table-row>
        <table:table-row table:style-name="ro1">
          <table:table-cell table:number-columns-repeated="3" office:value-type="float" office:value="0.916177" calcext:value-type="float">
            <text:p>0.916177</text:p>
          </table:table-cell>
          <table:table-cell table:number-columns-repeated="2" office:value-type="float" office:value="0.965228" calcext:value-type="float">
            <text:p>0.965228</text:p>
          </table:table-cell>
          <table:table-cell table:number-columns-repeated="2" office:value-type="float" office:value="0.967923" calcext:value-type="float">
            <text:p>0.967923</text:p>
          </table:table-cell>
          <table:table-cell table:number-columns-repeated="3" office:value-type="float" office:value="0.913734" calcext:value-type="float">
            <text:p>0.913734</text:p>
          </table:table-cell>
          <table:table-cell table:number-columns-repeated="2" office:value-type="float" office:value="0.929958" calcext:value-type="float">
            <text:p>0.929958</text:p>
          </table:table-cell>
          <table:table-cell table:number-columns-repeated="3" office:value-type="float" office:value="0.931527" calcext:value-type="float">
            <text:p>0.931527</text:p>
          </table:table-cell>
          <table:table-cell table:number-columns-repeated="2" office:value-type="float" office:value="0.938704" calcext:value-type="float">
            <text:p>0.938704</text:p>
          </table:table-cell>
          <table:table-cell table:number-columns-repeated="3" office:value-type="float" office:value="0.959059" calcext:value-type="float">
            <text:p>0.959059</text:p>
          </table:table-cell>
          <table:table-cell table:number-columns-repeated="2" office:value-type="float" office:value="0.939524" calcext:value-type="float">
            <text:p>0.939524</text:p>
          </table:table-cell>
          <table:table-cell table:number-columns-repeated="3" office:value-type="float" office:value="0.944366" calcext:value-type="float">
            <text:p>0.944366</text:p>
          </table:table-cell>
          <table:table-cell table:number-columns-repeated="2" office:value-type="float" office:value="0.96795" calcext:value-type="float">
            <text:p>0.96795</text:p>
          </table:table-cell>
          <table:table-cell table:number-columns-repeated="2" office:value-type="float" office:value="0.997586" calcext:value-type="float">
            <text:p>0.997586</text:p>
          </table:table-cell>
          <table:table-cell office:value-type="float" office:value="0.910085" calcext:value-type="float">
            <text:p>0.910085</text:p>
          </table:table-cell>
        </table:table-row>
        <table:table-row table:style-name="ro1">
          <table:table-cell table:number-columns-repeated="3" office:value-type="float" office:value="0.910478" calcext:value-type="float">
            <text:p>0.910478</text:p>
          </table:table-cell>
          <table:table-cell table:number-columns-repeated="2" office:value-type="float" office:value="0.964876" calcext:value-type="float">
            <text:p>0.964876</text:p>
          </table:table-cell>
          <table:table-cell table:number-columns-repeated="2" office:value-type="float" office:value="0.964977" calcext:value-type="float">
            <text:p>0.964977</text:p>
          </table:table-cell>
          <table:table-cell table:number-columns-repeated="3" office:value-type="float" office:value="0.91676" calcext:value-type="float">
            <text:p>0.91676</text:p>
          </table:table-cell>
          <table:table-cell table:number-columns-repeated="2" office:value-type="float" office:value="0.929452" calcext:value-type="float">
            <text:p>0.929452</text:p>
          </table:table-cell>
          <table:table-cell table:number-columns-repeated="3" office:value-type="float" office:value="0.9355" calcext:value-type="float">
            <text:p>0.9355</text:p>
          </table:table-cell>
          <table:table-cell table:number-columns-repeated="2" office:value-type="float" office:value="0.940603" calcext:value-type="float">
            <text:p>0.940603</text:p>
          </table:table-cell>
          <table:table-cell table:number-columns-repeated="3" office:value-type="float" office:value="0.956887" calcext:value-type="float">
            <text:p>0.956887</text:p>
          </table:table-cell>
          <table:table-cell table:number-columns-repeated="2" office:value-type="float" office:value="0.944639" calcext:value-type="float">
            <text:p>0.944639</text:p>
          </table:table-cell>
          <table:table-cell table:number-columns-repeated="3" office:value-type="float" office:value="0.940877" calcext:value-type="float">
            <text:p>0.940877</text:p>
          </table:table-cell>
          <table:table-cell table:number-columns-repeated="2" office:value-type="float" office:value="0.968006" calcext:value-type="float">
            <text:p>0.968006</text:p>
          </table:table-cell>
          <table:table-cell table:number-columns-repeated="2" office:value-type="float" office:value="0.995874" calcext:value-type="float">
            <text:p>0.995874</text:p>
          </table:table-cell>
          <table:table-cell office:value-type="float" office:value="0.910479" calcext:value-type="float">
            <text:p>0.910479</text:p>
          </table:table-cell>
        </table:table-row>
        <table:table-row table:style-name="ro1">
          <table:table-cell table:number-columns-repeated="3" office:value-type="float" office:value="0.917565" calcext:value-type="float">
            <text:p>0.917565</text:p>
          </table:table-cell>
          <table:table-cell table:number-columns-repeated="2" office:value-type="float" office:value="0.964122" calcext:value-type="float">
            <text:p>0.964122</text:p>
          </table:table-cell>
          <table:table-cell table:number-columns-repeated="2" office:value-type="float" office:value="0.971936" calcext:value-type="float">
            <text:p>0.971936</text:p>
          </table:table-cell>
          <table:table-cell table:number-columns-repeated="3" office:value-type="float" office:value="0.912473" calcext:value-type="float">
            <text:p>0.912473</text:p>
          </table:table-cell>
          <table:table-cell table:number-columns-repeated="2" office:value-type="float" office:value="0.925605" calcext:value-type="float">
            <text:p>0.925605</text:p>
          </table:table-cell>
          <table:table-cell table:number-columns-repeated="3" office:value-type="float" office:value="0.935084" calcext:value-type="float">
            <text:p>0.935084</text:p>
          </table:table-cell>
          <table:table-cell table:number-columns-repeated="2" office:value-type="float" office:value="0.941339" calcext:value-type="float">
            <text:p>0.941339</text:p>
          </table:table-cell>
          <table:table-cell table:number-columns-repeated="3" office:value-type="float" office:value="0.959545" calcext:value-type="float">
            <text:p>0.959545</text:p>
          </table:table-cell>
          <table:table-cell table:number-columns-repeated="2" office:value-type="float" office:value="0.942521" calcext:value-type="float">
            <text:p>0.942521</text:p>
          </table:table-cell>
          <table:table-cell table:number-columns-repeated="3" office:value-type="float" office:value="0.937447" calcext:value-type="float">
            <text:p>0.937447</text:p>
          </table:table-cell>
          <table:table-cell table:number-columns-repeated="2" office:value-type="float" office:value="0.963192" calcext:value-type="float">
            <text:p>0.963192</text:p>
          </table:table-cell>
          <table:table-cell table:number-columns-repeated="2" office:value-type="float" office:value="0.995977" calcext:value-type="float">
            <text:p>0.995977</text:p>
          </table:table-cell>
          <table:table-cell office:value-type="float" office:value="0.919405" calcext:value-type="float">
            <text:p>0.919405</text:p>
          </table:table-cell>
        </table:table-row>
        <table:table-row table:style-name="ro1">
          <table:table-cell table:number-columns-repeated="3" office:value-type="float" office:value="0.915036" calcext:value-type="float">
            <text:p>0.915036</text:p>
          </table:table-cell>
          <table:table-cell table:number-columns-repeated="2" office:value-type="float" office:value="0.960782" calcext:value-type="float">
            <text:p>0.960782</text:p>
          </table:table-cell>
          <table:table-cell table:number-columns-repeated="2" office:value-type="float" office:value="0.97438" calcext:value-type="float">
            <text:p>0.97438</text:p>
          </table:table-cell>
          <table:table-cell table:number-columns-repeated="3" office:value-type="float" office:value="0.909979" calcext:value-type="float">
            <text:p>0.909979</text:p>
          </table:table-cell>
          <table:table-cell table:number-columns-repeated="2" office:value-type="float" office:value="0.927472" calcext:value-type="float">
            <text:p>0.927472</text:p>
          </table:table-cell>
          <table:table-cell table:number-columns-repeated="3" office:value-type="float" office:value="0.932207" calcext:value-type="float">
            <text:p>0.932207</text:p>
          </table:table-cell>
          <table:table-cell table:number-columns-repeated="2" office:value-type="float" office:value="0.939307" calcext:value-type="float">
            <text:p>0.939307</text:p>
          </table:table-cell>
          <table:table-cell table:number-columns-repeated="3" office:value-type="float" office:value="0.954336" calcext:value-type="float">
            <text:p>0.954336</text:p>
          </table:table-cell>
          <table:table-cell table:number-columns-repeated="2" office:value-type="float" office:value="0.939337" calcext:value-type="float">
            <text:p>0.939337</text:p>
          </table:table-cell>
          <table:table-cell table:number-columns-repeated="3" office:value-type="float" office:value="0.93961" calcext:value-type="float">
            <text:p>0.93961</text:p>
          </table:table-cell>
          <table:table-cell table:number-columns-repeated="2" office:value-type="float" office:value="0.964097" calcext:value-type="float">
            <text:p>0.964097</text:p>
          </table:table-cell>
          <table:table-cell table:number-columns-repeated="2" office:value-type="float" office:value="0.993333" calcext:value-type="float">
            <text:p>0.993333</text:p>
          </table:table-cell>
          <table:table-cell office:value-type="float" office:value="0.919927" calcext:value-type="float">
            <text:p>0.919927</text:p>
          </table:table-cell>
        </table:table-row>
        <table:table-row table:style-name="ro1">
          <table:table-cell table:number-columns-repeated="3" office:value-type="float" office:value="0.9151" calcext:value-type="float">
            <text:p>0.9151</text:p>
          </table:table-cell>
          <table:table-cell table:number-columns-repeated="2" office:value-type="float" office:value="0.95809" calcext:value-type="float">
            <text:p>0.95809</text:p>
          </table:table-cell>
          <table:table-cell table:number-columns-repeated="2" office:value-type="float" office:value="0.975285" calcext:value-type="float">
            <text:p>0.975285</text:p>
          </table:table-cell>
          <table:table-cell table:number-columns-repeated="3" office:value-type="float" office:value="0.918637" calcext:value-type="float">
            <text:p>0.918637</text:p>
          </table:table-cell>
          <table:table-cell table:number-columns-repeated="2" office:value-type="float" office:value="0.932456" calcext:value-type="float">
            <text:p>0.932456</text:p>
          </table:table-cell>
          <table:table-cell table:number-columns-repeated="3" office:value-type="float" office:value="0.932638" calcext:value-type="float">
            <text:p>0.932638</text:p>
          </table:table-cell>
          <table:table-cell table:number-columns-repeated="2" office:value-type="float" office:value="0.938392" calcext:value-type="float">
            <text:p>0.938392</text:p>
          </table:table-cell>
          <table:table-cell table:number-columns-repeated="3" office:value-type="float" office:value="0.949602" calcext:value-type="float">
            <text:p>0.949602</text:p>
          </table:table-cell>
          <table:table-cell table:number-columns-repeated="2" office:value-type="float" office:value="0.942817" calcext:value-type="float">
            <text:p>0.942817</text:p>
          </table:table-cell>
          <table:table-cell table:number-columns-repeated="3" office:value-type="float" office:value="0.9429" calcext:value-type="float">
            <text:p>0.9429</text:p>
          </table:table-cell>
          <table:table-cell table:number-columns-repeated="2" office:value-type="float" office:value="0.962965" calcext:value-type="float">
            <text:p>0.962965</text:p>
          </table:table-cell>
          <table:table-cell table:number-columns-repeated="2" office:value-type="float" office:value="0.99021" calcext:value-type="float">
            <text:p>0.99021</text:p>
          </table:table-cell>
          <table:table-cell office:value-type="float" office:value="0.919984" calcext:value-type="float">
            <text:p>0.919984</text:p>
          </table:table-cell>
        </table:table-row>
        <table:table-row table:style-name="ro1">
          <table:table-cell table:number-columns-repeated="3" office:value-type="float" office:value="0.912145" calcext:value-type="float">
            <text:p>0.912145</text:p>
          </table:table-cell>
          <table:table-cell table:number-columns-repeated="2" office:value-type="float" office:value="0.957269" calcext:value-type="float">
            <text:p>0.957269</text:p>
          </table:table-cell>
          <table:table-cell table:number-columns-repeated="2" office:value-type="float" office:value="0.975836" calcext:value-type="float">
            <text:p>0.975836</text:p>
          </table:table-cell>
          <table:table-cell table:number-columns-repeated="3" office:value-type="float" office:value="0.922216" calcext:value-type="float">
            <text:p>0.922216</text:p>
          </table:table-cell>
          <table:table-cell table:number-columns-repeated="2" office:value-type="float" office:value="0.931526" calcext:value-type="float">
            <text:p>0.931526</text:p>
          </table:table-cell>
          <table:table-cell table:number-columns-repeated="3" office:value-type="float" office:value="0.932321" calcext:value-type="float">
            <text:p>0.932321</text:p>
          </table:table-cell>
          <table:table-cell table:number-columns-repeated="2" office:value-type="float" office:value="0.934889" calcext:value-type="float">
            <text:p>0.934889</text:p>
          </table:table-cell>
          <table:table-cell table:number-columns-repeated="3" office:value-type="float" office:value="0.948526" calcext:value-type="float">
            <text:p>0.948526</text:p>
          </table:table-cell>
          <table:table-cell table:number-columns-repeated="2" office:value-type="float" office:value="0.939932" calcext:value-type="float">
            <text:p>0.939932</text:p>
          </table:table-cell>
          <table:table-cell table:number-columns-repeated="3" office:value-type="float" office:value="0.941725" calcext:value-type="float">
            <text:p>0.941725</text:p>
          </table:table-cell>
          <table:table-cell table:number-columns-repeated="2" office:value-type="float" office:value="0.964331" calcext:value-type="float">
            <text:p>0.964331</text:p>
          </table:table-cell>
          <table:table-cell table:number-columns-repeated="2" office:value-type="float" office:value="0.986906" calcext:value-type="float">
            <text:p>0.986906</text:p>
          </table:table-cell>
          <table:table-cell office:value-type="float" office:value="0.918687" calcext:value-type="float">
            <text:p>0.918687</text:p>
          </table:table-cell>
        </table:table-row>
        <table:table-row table:style-name="ro1">
          <table:table-cell table:number-columns-repeated="3" office:value-type="float" office:value="0.92171" calcext:value-type="float">
            <text:p>0.92171</text:p>
          </table:table-cell>
          <table:table-cell table:number-columns-repeated="2" office:value-type="float" office:value="0.960473" calcext:value-type="float">
            <text:p>0.960473</text:p>
          </table:table-cell>
          <table:table-cell table:number-columns-repeated="2" office:value-type="float" office:value="0.978357" calcext:value-type="float">
            <text:p>0.978357</text:p>
          </table:table-cell>
          <table:table-cell table:number-columns-repeated="3" office:value-type="float" office:value="0.928098" calcext:value-type="float">
            <text:p>0.928098</text:p>
          </table:table-cell>
          <table:table-cell table:number-columns-repeated="2" office:value-type="float" office:value="0.934007" calcext:value-type="float">
            <text:p>0.934007</text:p>
          </table:table-cell>
          <table:table-cell table:number-columns-repeated="3" office:value-type="float" office:value="0.933502" calcext:value-type="float">
            <text:p>0.933502</text:p>
          </table:table-cell>
          <table:table-cell table:number-columns-repeated="2" office:value-type="float" office:value="0.934119" calcext:value-type="float">
            <text:p>0.934119</text:p>
          </table:table-cell>
          <table:table-cell table:number-columns-repeated="3" office:value-type="float" office:value="0.949029" calcext:value-type="float">
            <text:p>0.949029</text:p>
          </table:table-cell>
          <table:table-cell table:number-columns-repeated="2" office:value-type="float" office:value="0.937333" calcext:value-type="float">
            <text:p>0.937333</text:p>
          </table:table-cell>
          <table:table-cell table:number-columns-repeated="3" office:value-type="float" office:value="0.940507" calcext:value-type="float">
            <text:p>0.940507</text:p>
          </table:table-cell>
          <table:table-cell table:number-columns-repeated="2" office:value-type="float" office:value="0.960622" calcext:value-type="float">
            <text:p>0.960622</text:p>
          </table:table-cell>
          <table:table-cell table:number-columns-repeated="2" office:value-type="float" office:value="0.988103" calcext:value-type="float">
            <text:p>0.988103</text:p>
          </table:table-cell>
          <table:table-cell office:value-type="float" office:value="0.916798" calcext:value-type="float">
            <text:p>0.916798</text:p>
          </table:table-cell>
        </table:table-row>
        <table:table-row table:style-name="ro1">
          <table:table-cell table:number-columns-repeated="3" office:value-type="float" office:value="0.922953" calcext:value-type="float">
            <text:p>0.922953</text:p>
          </table:table-cell>
          <table:table-cell table:number-columns-repeated="2" office:value-type="float" office:value="0.959337" calcext:value-type="float">
            <text:p>0.959337</text:p>
          </table:table-cell>
          <table:table-cell table:number-columns-repeated="2" office:value-type="float" office:value="0.977521" calcext:value-type="float">
            <text:p>0.977521</text:p>
          </table:table-cell>
          <table:table-cell table:number-columns-repeated="3" office:value-type="float" office:value="0.933135" calcext:value-type="float">
            <text:p>0.933135</text:p>
          </table:table-cell>
          <table:table-cell table:number-columns-repeated="2" office:value-type="float" office:value="0.932572" calcext:value-type="float">
            <text:p>0.932572</text:p>
          </table:table-cell>
          <table:table-cell table:number-columns-repeated="3" office:value-type="float" office:value="0.929415" calcext:value-type="float">
            <text:p>0.929415</text:p>
          </table:table-cell>
          <table:table-cell table:number-columns-repeated="2" office:value-type="float" office:value="0.932662" calcext:value-type="float">
            <text:p>0.932662</text:p>
          </table:table-cell>
          <table:table-cell table:number-columns-repeated="3" office:value-type="float" office:value="0.959852" calcext:value-type="float">
            <text:p>0.959852</text:p>
          </table:table-cell>
          <table:table-cell table:number-columns-repeated="2" office:value-type="float" office:value="0.936598" calcext:value-type="float">
            <text:p>0.936598</text:p>
          </table:table-cell>
          <table:table-cell table:number-columns-repeated="3" office:value-type="float" office:value="0.939386" calcext:value-type="float">
            <text:p>0.939386</text:p>
          </table:table-cell>
          <table:table-cell table:number-columns-repeated="2" office:value-type="float" office:value="0.960942" calcext:value-type="float">
            <text:p>0.960942</text:p>
          </table:table-cell>
          <table:table-cell table:number-columns-repeated="2" office:value-type="float" office:value="0.987621" calcext:value-type="float">
            <text:p>0.987621</text:p>
          </table:table-cell>
          <table:table-cell office:value-type="float" office:value="0.915987" calcext:value-type="float">
            <text:p>0.915987</text:p>
          </table:table-cell>
        </table:table-row>
        <table:table-row table:style-name="ro1">
          <table:table-cell table:number-columns-repeated="3" office:value-type="float" office:value="0.921695" calcext:value-type="float">
            <text:p>0.921695</text:p>
          </table:table-cell>
          <table:table-cell table:number-columns-repeated="2" office:value-type="float" office:value="0.962221" calcext:value-type="float">
            <text:p>0.962221</text:p>
          </table:table-cell>
          <table:table-cell table:number-columns-repeated="2" office:value-type="float" office:value="0.979691" calcext:value-type="float">
            <text:p>0.979691</text:p>
          </table:table-cell>
          <table:table-cell table:number-columns-repeated="3" office:value-type="float" office:value="0.938337" calcext:value-type="float">
            <text:p>0.938337</text:p>
          </table:table-cell>
          <table:table-cell table:number-columns-repeated="2" office:value-type="float" office:value="0.928956" calcext:value-type="float">
            <text:p>0.928956</text:p>
          </table:table-cell>
          <table:table-cell table:number-columns-repeated="3" office:value-type="float" office:value="0.928234" calcext:value-type="float">
            <text:p>0.928234</text:p>
          </table:table-cell>
          <table:table-cell table:number-columns-repeated="2" office:value-type="float" office:value="0.931305" calcext:value-type="float">
            <text:p>0.931305</text:p>
          </table:table-cell>
          <table:table-cell table:number-columns-repeated="3" office:value-type="float" office:value="0.955936" calcext:value-type="float">
            <text:p>0.955936</text:p>
          </table:table-cell>
          <table:table-cell table:number-columns-repeated="2" office:value-type="float" office:value="0.937705" calcext:value-type="float">
            <text:p>0.937705</text:p>
          </table:table-cell>
          <table:table-cell table:number-columns-repeated="3" office:value-type="float" office:value="0.933633" calcext:value-type="float">
            <text:p>0.933633</text:p>
          </table:table-cell>
          <table:table-cell table:number-columns-repeated="2" office:value-type="float" office:value="0.959108" calcext:value-type="float">
            <text:p>0.959108</text:p>
          </table:table-cell>
          <table:table-cell table:number-columns-repeated="2" office:value-type="float" office:value="0.986538" calcext:value-type="float">
            <text:p>0.986538</text:p>
          </table:table-cell>
          <table:table-cell office:value-type="float" office:value="0.911551" calcext:value-type="float">
            <text:p>0.911551</text:p>
          </table:table-cell>
        </table:table-row>
        <table:table-row table:style-name="ro1">
          <table:table-cell table:number-columns-repeated="3" office:value-type="float" office:value="0.918676" calcext:value-type="float">
            <text:p>0.918676</text:p>
          </table:table-cell>
          <table:table-cell table:number-columns-repeated="2" office:value-type="float" office:value="0.962095" calcext:value-type="float">
            <text:p>0.962095</text:p>
          </table:table-cell>
          <table:table-cell table:number-columns-repeated="2" office:value-type="float" office:value="0.982054" calcext:value-type="float">
            <text:p>0.982054</text:p>
          </table:table-cell>
          <table:table-cell table:number-columns-repeated="3" office:value-type="float" office:value="0.941102" calcext:value-type="float">
            <text:p>0.941102</text:p>
          </table:table-cell>
          <table:table-cell table:number-columns-repeated="2" office:value-type="float" office:value="0.928066" calcext:value-type="float">
            <text:p>0.928066</text:p>
          </table:table-cell>
          <table:table-cell table:number-columns-repeated="3" office:value-type="float" office:value="0.936743" calcext:value-type="float">
            <text:p>0.936743</text:p>
          </table:table-cell>
          <table:table-cell table:number-columns-repeated="2" office:value-type="float" office:value="0.931761" calcext:value-type="float">
            <text:p>0.931761</text:p>
          </table:table-cell>
          <table:table-cell table:number-columns-repeated="3" office:value-type="float" office:value="0.952861" calcext:value-type="float">
            <text:p>0.952861</text:p>
          </table:table-cell>
          <table:table-cell table:number-columns-repeated="2" office:value-type="float" office:value="0.945127" calcext:value-type="float">
            <text:p>0.945127</text:p>
          </table:table-cell>
          <table:table-cell table:number-columns-repeated="3" office:value-type="float" office:value="0.932937" calcext:value-type="float">
            <text:p>0.932937</text:p>
          </table:table-cell>
          <table:table-cell table:number-columns-repeated="2" office:value-type="float" office:value="0.955421" calcext:value-type="float">
            <text:p>0.955421</text:p>
          </table:table-cell>
          <table:table-cell table:number-columns-repeated="2" office:value-type="float" office:value="0.984009" calcext:value-type="float">
            <text:p>0.984009</text:p>
          </table:table-cell>
          <table:table-cell office:value-type="float" office:value="0.912887" calcext:value-type="float">
            <text:p>0.912887</text:p>
          </table:table-cell>
        </table:table-row>
        <table:table-row table:style-name="ro1">
          <table:table-cell table:number-columns-repeated="3" office:value-type="float" office:value="0.923851" calcext:value-type="float">
            <text:p>0.923851</text:p>
          </table:table-cell>
          <table:table-cell table:number-columns-repeated="2" office:value-type="float" office:value="0.95855" calcext:value-type="float">
            <text:p>0.95855</text:p>
          </table:table-cell>
          <table:table-cell table:number-columns-repeated="2" office:value-type="float" office:value="0.979933" calcext:value-type="float">
            <text:p>0.979933</text:p>
          </table:table-cell>
          <table:table-cell table:number-columns-repeated="3" office:value-type="float" office:value="0.950345" calcext:value-type="float">
            <text:p>0.950345</text:p>
          </table:table-cell>
          <table:table-cell table:number-columns-repeated="2" office:value-type="float" office:value="0.926524" calcext:value-type="float">
            <text:p>0.926524</text:p>
          </table:table-cell>
          <table:table-cell table:number-columns-repeated="3" office:value-type="float" office:value="0.943216" calcext:value-type="float">
            <text:p>0.943216</text:p>
          </table:table-cell>
          <table:table-cell table:number-columns-repeated="2" office:value-type="float" office:value="0.933905" calcext:value-type="float">
            <text:p>0.933905</text:p>
          </table:table-cell>
          <table:table-cell table:number-columns-repeated="3" office:value-type="float" office:value="0.955175" calcext:value-type="float">
            <text:p>0.955175</text:p>
          </table:table-cell>
          <table:table-cell table:number-columns-repeated="2" office:value-type="float" office:value="0.941758" calcext:value-type="float">
            <text:p>0.941758</text:p>
          </table:table-cell>
          <table:table-cell table:number-columns-repeated="3" office:value-type="float" office:value="0.933823" calcext:value-type="float">
            <text:p>0.933823</text:p>
          </table:table-cell>
          <table:table-cell table:number-columns-repeated="2" office:value-type="float" office:value="0.963033" calcext:value-type="float">
            <text:p>0.963033</text:p>
          </table:table-cell>
          <table:table-cell table:number-columns-repeated="2" office:value-type="float" office:value="0.981776" calcext:value-type="float">
            <text:p>0.981776</text:p>
          </table:table-cell>
          <table:table-cell office:value-type="float" office:value="0.912102" calcext:value-type="float">
            <text:p>0.912102</text:p>
          </table:table-cell>
        </table:table-row>
        <table:table-row table:style-name="ro1">
          <table:table-cell table:number-columns-repeated="3" office:value-type="float" office:value="0.923587" calcext:value-type="float">
            <text:p>0.923587</text:p>
          </table:table-cell>
          <table:table-cell table:number-columns-repeated="2" office:value-type="float" office:value="0.965277" calcext:value-type="float">
            <text:p>0.965277</text:p>
          </table:table-cell>
          <table:table-cell table:number-columns-repeated="2" office:value-type="float" office:value="0.979159" calcext:value-type="float">
            <text:p>0.979159</text:p>
          </table:table-cell>
          <table:table-cell table:number-columns-repeated="3" office:value-type="float" office:value="0.950115" calcext:value-type="float">
            <text:p>0.950115</text:p>
          </table:table-cell>
          <table:table-cell table:number-columns-repeated="2" office:value-type="float" office:value="0.923968" calcext:value-type="float">
            <text:p>0.923968</text:p>
          </table:table-cell>
          <table:table-cell table:number-columns-repeated="3" office:value-type="float" office:value="0.940106" calcext:value-type="float">
            <text:p>0.940106</text:p>
          </table:table-cell>
          <table:table-cell table:number-columns-repeated="2" office:value-type="float" office:value="0.930957" calcext:value-type="float">
            <text:p>0.930957</text:p>
          </table:table-cell>
          <table:table-cell table:number-columns-repeated="3" office:value-type="float" office:value="0.959255" calcext:value-type="float">
            <text:p>0.959255</text:p>
          </table:table-cell>
          <table:table-cell table:number-columns-repeated="2" office:value-type="float" office:value="0.942174" calcext:value-type="float">
            <text:p>0.942174</text:p>
          </table:table-cell>
          <table:table-cell table:number-columns-repeated="3" office:value-type="float" office:value="0.93319" calcext:value-type="float">
            <text:p>0.93319</text:p>
          </table:table-cell>
          <table:table-cell table:number-columns-repeated="2" office:value-type="float" office:value="0.960597" calcext:value-type="float">
            <text:p>0.960597</text:p>
          </table:table-cell>
          <table:table-cell table:number-columns-repeated="2" office:value-type="float" office:value="0.98558" calcext:value-type="float">
            <text:p>0.98558</text:p>
          </table:table-cell>
          <table:table-cell office:value-type="float" office:value="0.918262" calcext:value-type="float">
            <text:p>0.918262</text:p>
          </table:table-cell>
        </table:table-row>
        <table:table-row table:style-name="ro1">
          <table:table-cell table:number-columns-repeated="3" office:value-type="float" office:value="0.923487" calcext:value-type="float">
            <text:p>0.923487</text:p>
          </table:table-cell>
          <table:table-cell table:number-columns-repeated="2" office:value-type="float" office:value="0.962688" calcext:value-type="float">
            <text:p>0.962688</text:p>
          </table:table-cell>
          <table:table-cell table:number-columns-repeated="2" office:value-type="float" office:value="0.976416" calcext:value-type="float">
            <text:p>0.976416</text:p>
          </table:table-cell>
          <table:table-cell table:number-columns-repeated="3" office:value-type="float" office:value="0.949052" calcext:value-type="float">
            <text:p>0.949052</text:p>
          </table:table-cell>
          <table:table-cell table:number-columns-repeated="2" office:value-type="float" office:value="0.925058" calcext:value-type="float">
            <text:p>0.925058</text:p>
          </table:table-cell>
          <table:table-cell table:number-columns-repeated="3" office:value-type="float" office:value="0.940097" calcext:value-type="float">
            <text:p>0.940097</text:p>
          </table:table-cell>
          <table:table-cell table:number-columns-repeated="2" office:value-type="float" office:value="0.929805" calcext:value-type="float">
            <text:p>0.929805</text:p>
          </table:table-cell>
          <table:table-cell table:number-columns-repeated="3" office:value-type="float" office:value="0.961845" calcext:value-type="float">
            <text:p>0.961845</text:p>
          </table:table-cell>
          <table:table-cell table:number-columns-repeated="2" office:value-type="float" office:value="0.943114" calcext:value-type="float">
            <text:p>0.943114</text:p>
          </table:table-cell>
          <table:table-cell table:number-columns-repeated="3" office:value-type="float" office:value="0.933149" calcext:value-type="float">
            <text:p>0.933149</text:p>
          </table:table-cell>
          <table:table-cell table:number-columns-repeated="2" office:value-type="float" office:value="0.958619" calcext:value-type="float">
            <text:p>0.958619</text:p>
          </table:table-cell>
          <table:table-cell table:number-columns-repeated="2" office:value-type="float" office:value="0.986628" calcext:value-type="float">
            <text:p>0.986628</text:p>
          </table:table-cell>
          <table:table-cell office:value-type="float" office:value="0.922232" calcext:value-type="float">
            <text:p>0.922232</text:p>
          </table:table-cell>
        </table:table-row>
        <table:table-row table:style-name="ro1">
          <table:table-cell table:number-columns-repeated="3" office:value-type="float" office:value="0.924472" calcext:value-type="float">
            <text:p>0.924472</text:p>
          </table:table-cell>
          <table:table-cell table:number-columns-repeated="2" office:value-type="float" office:value="0.963065" calcext:value-type="float">
            <text:p>0.963065</text:p>
          </table:table-cell>
          <table:table-cell table:number-columns-repeated="2" office:value-type="float" office:value="0.977829" calcext:value-type="float">
            <text:p>0.977829</text:p>
          </table:table-cell>
          <table:table-cell table:number-columns-repeated="3" office:value-type="float" office:value="0.952223" calcext:value-type="float">
            <text:p>0.952223</text:p>
          </table:table-cell>
          <table:table-cell table:number-columns-repeated="2" office:value-type="float" office:value="0.924665" calcext:value-type="float">
            <text:p>0.924665</text:p>
          </table:table-cell>
          <table:table-cell table:number-columns-repeated="3" office:value-type="float" office:value="0.944899" calcext:value-type="float">
            <text:p>0.944899</text:p>
          </table:table-cell>
          <table:table-cell table:number-columns-repeated="2" office:value-type="float" office:value="0.930284" calcext:value-type="float">
            <text:p>0.930284</text:p>
          </table:table-cell>
          <table:table-cell table:number-columns-repeated="3" office:value-type="float" office:value="0.967767" calcext:value-type="float">
            <text:p>0.967767</text:p>
          </table:table-cell>
          <table:table-cell table:number-columns-repeated="2" office:value-type="float" office:value="0.944362" calcext:value-type="float">
            <text:p>0.944362</text:p>
          </table:table-cell>
          <table:table-cell table:number-columns-repeated="3" office:value-type="float" office:value="0.935223" calcext:value-type="float">
            <text:p>0.935223</text:p>
          </table:table-cell>
          <table:table-cell table:number-columns-repeated="2" office:value-type="float" office:value="0.965388" calcext:value-type="float">
            <text:p>0.965388</text:p>
          </table:table-cell>
          <table:table-cell table:number-columns-repeated="2" office:value-type="float" office:value="0.986166" calcext:value-type="float">
            <text:p>0.986166</text:p>
          </table:table-cell>
          <table:table-cell office:value-type="float" office:value="0.92137" calcext:value-type="float">
            <text:p>0.92137</text:p>
          </table:table-cell>
        </table:table-row>
        <table:table-row table:style-name="ro1">
          <table:table-cell table:number-columns-repeated="3" office:value-type="float" office:value="0.921494" calcext:value-type="float">
            <text:p>0.921494</text:p>
          </table:table-cell>
          <table:table-cell table:number-columns-repeated="2" office:value-type="float" office:value="0.962774" calcext:value-type="float">
            <text:p>0.962774</text:p>
          </table:table-cell>
          <table:table-cell table:number-columns-repeated="2" office:value-type="float" office:value="0.975649" calcext:value-type="float">
            <text:p>0.975649</text:p>
          </table:table-cell>
          <table:table-cell table:number-columns-repeated="3" office:value-type="float" office:value="0.953218" calcext:value-type="float">
            <text:p>0.953218</text:p>
          </table:table-cell>
          <table:table-cell table:number-columns-repeated="2" office:value-type="float" office:value="0.92465" calcext:value-type="float">
            <text:p>0.92465</text:p>
          </table:table-cell>
          <table:table-cell table:number-columns-repeated="3" office:value-type="float" office:value="0.941408" calcext:value-type="float">
            <text:p>0.941408</text:p>
          </table:table-cell>
          <table:table-cell table:number-columns-repeated="2" office:value-type="float" office:value="0.926902" calcext:value-type="float">
            <text:p>0.926902</text:p>
          </table:table-cell>
          <table:table-cell table:number-columns-repeated="3" office:value-type="float" office:value="0.96698" calcext:value-type="float">
            <text:p>0.96698</text:p>
          </table:table-cell>
          <table:table-cell table:number-columns-repeated="2" office:value-type="float" office:value="0.944322" calcext:value-type="float">
            <text:p>0.944322</text:p>
          </table:table-cell>
          <table:table-cell table:number-columns-repeated="3" office:value-type="float" office:value="0.94173" calcext:value-type="float">
            <text:p>0.94173</text:p>
          </table:table-cell>
          <table:table-cell table:number-columns-repeated="2" office:value-type="float" office:value="0.960694" calcext:value-type="float">
            <text:p>0.960694</text:p>
          </table:table-cell>
          <table:table-cell table:number-columns-repeated="2" office:value-type="float" office:value="0.986193" calcext:value-type="float">
            <text:p>0.986193</text:p>
          </table:table-cell>
          <table:table-cell office:value-type="float" office:value="0.924038" calcext:value-type="float">
            <text:p>0.924038</text:p>
          </table:table-cell>
        </table:table-row>
        <table:table-row table:style-name="ro1">
          <table:table-cell table:number-columns-repeated="3" office:value-type="float" office:value="0.923046" calcext:value-type="float">
            <text:p>0.923046</text:p>
          </table:table-cell>
          <table:table-cell table:number-columns-repeated="2" office:value-type="float" office:value="0.964597" calcext:value-type="float">
            <text:p>0.964597</text:p>
          </table:table-cell>
          <table:table-cell table:number-columns-repeated="2" office:value-type="float" office:value="0.969862" calcext:value-type="float">
            <text:p>0.969862</text:p>
          </table:table-cell>
          <table:table-cell table:number-columns-repeated="3" office:value-type="float" office:value="0.956664" calcext:value-type="float">
            <text:p>0.956664</text:p>
          </table:table-cell>
          <table:table-cell table:number-columns-repeated="2" office:value-type="float" office:value="0.925251" calcext:value-type="float">
            <text:p>0.925251</text:p>
          </table:table-cell>
          <table:table-cell table:number-columns-repeated="3" office:value-type="float" office:value="0.939115" calcext:value-type="float">
            <text:p>0.939115</text:p>
          </table:table-cell>
          <table:table-cell table:number-columns-repeated="2" office:value-type="float" office:value="0.92812" calcext:value-type="float">
            <text:p>0.92812</text:p>
          </table:table-cell>
          <table:table-cell table:number-columns-repeated="3" office:value-type="float" office:value="0.964815" calcext:value-type="float">
            <text:p>0.964815</text:p>
          </table:table-cell>
          <table:table-cell table:number-columns-repeated="2" office:value-type="float" office:value="0.943672" calcext:value-type="float">
            <text:p>0.943672</text:p>
          </table:table-cell>
          <table:table-cell table:number-columns-repeated="3" office:value-type="float" office:value="0.941958" calcext:value-type="float">
            <text:p>0.941958</text:p>
          </table:table-cell>
          <table:table-cell table:number-columns-repeated="2" office:value-type="float" office:value="0.961748" calcext:value-type="float">
            <text:p>0.961748</text:p>
          </table:table-cell>
          <table:table-cell table:number-columns-repeated="2" office:value-type="float" office:value="0.986818" calcext:value-type="float">
            <text:p>0.986818</text:p>
          </table:table-cell>
          <table:table-cell office:value-type="float" office:value="0.924572" calcext:value-type="float">
            <text:p>0.924572</text:p>
          </table:table-cell>
        </table:table-row>
        <table:table-row table:style-name="ro1">
          <table:table-cell table:number-columns-repeated="3" office:value-type="float" office:value="0.926034" calcext:value-type="float">
            <text:p>0.926034</text:p>
          </table:table-cell>
          <table:table-cell table:number-columns-repeated="2" office:value-type="float" office:value="0.968272" calcext:value-type="float">
            <text:p>0.968272</text:p>
          </table:table-cell>
          <table:table-cell table:number-columns-repeated="2" office:value-type="float" office:value="0.969658" calcext:value-type="float">
            <text:p>0.969658</text:p>
          </table:table-cell>
          <table:table-cell table:number-columns-repeated="3" office:value-type="float" office:value="0.951189" calcext:value-type="float">
            <text:p>0.951189</text:p>
          </table:table-cell>
          <table:table-cell table:number-columns-repeated="2" office:value-type="float" office:value="0.924407" calcext:value-type="float">
            <text:p>0.924407</text:p>
          </table:table-cell>
          <table:table-cell table:number-columns-repeated="3" office:value-type="float" office:value="0.934546" calcext:value-type="float">
            <text:p>0.934546</text:p>
          </table:table-cell>
          <table:table-cell table:number-columns-repeated="2" office:value-type="float" office:value="0.926146" calcext:value-type="float">
            <text:p>0.926146</text:p>
          </table:table-cell>
          <table:table-cell table:number-columns-repeated="3" office:value-type="float" office:value="0.964002" calcext:value-type="float">
            <text:p>0.964002</text:p>
          </table:table-cell>
          <table:table-cell table:number-columns-repeated="2" office:value-type="float" office:value="0.939037" calcext:value-type="float">
            <text:p>0.939037</text:p>
          </table:table-cell>
          <table:table-cell table:number-columns-repeated="3" office:value-type="float" office:value="0.947375" calcext:value-type="float">
            <text:p>0.947375</text:p>
          </table:table-cell>
          <table:table-cell table:number-columns-repeated="2" office:value-type="float" office:value="0.964667" calcext:value-type="float">
            <text:p>0.964667</text:p>
          </table:table-cell>
          <table:table-cell table:number-columns-repeated="2" office:value-type="float" office:value="0.984434" calcext:value-type="float">
            <text:p>0.984434</text:p>
          </table:table-cell>
          <table:table-cell office:value-type="float" office:value="0.92627" calcext:value-type="float">
            <text:p>0.92627</text:p>
          </table:table-cell>
        </table:table-row>
        <table:table-row table:style-name="ro1">
          <table:table-cell table:number-columns-repeated="3" office:value-type="float" office:value="0.931075" calcext:value-type="float">
            <text:p>0.931075</text:p>
          </table:table-cell>
          <table:table-cell table:number-columns-repeated="2" office:value-type="float" office:value="0.965426" calcext:value-type="float">
            <text:p>0.965426</text:p>
          </table:table-cell>
          <table:table-cell table:number-columns-repeated="2" office:value-type="float" office:value="0.972515" calcext:value-type="float">
            <text:p>0.972515</text:p>
          </table:table-cell>
          <table:table-cell table:number-columns-repeated="3" office:value-type="float" office:value="0.953505" calcext:value-type="float">
            <text:p>0.953505</text:p>
          </table:table-cell>
          <table:table-cell table:number-columns-repeated="2" office:value-type="float" office:value="0.923796" calcext:value-type="float">
            <text:p>0.923796</text:p>
          </table:table-cell>
          <table:table-cell table:number-columns-repeated="3" office:value-type="float" office:value="0.93177" calcext:value-type="float">
            <text:p>0.93177</text:p>
          </table:table-cell>
          <table:table-cell table:number-columns-repeated="2" office:value-type="float" office:value="0.927372" calcext:value-type="float">
            <text:p>0.927372</text:p>
          </table:table-cell>
          <table:table-cell table:number-columns-repeated="3" office:value-type="float" office:value="0.965509" calcext:value-type="float">
            <text:p>0.965509</text:p>
          </table:table-cell>
          <table:table-cell table:number-columns-repeated="2" office:value-type="float" office:value="0.937197" calcext:value-type="float">
            <text:p>0.937197</text:p>
          </table:table-cell>
          <table:table-cell table:number-columns-repeated="3" office:value-type="float" office:value="0.946774" calcext:value-type="float">
            <text:p>0.946774</text:p>
          </table:table-cell>
          <table:table-cell table:number-columns-repeated="2" office:value-type="float" office:value="0.96948" calcext:value-type="float">
            <text:p>0.96948</text:p>
          </table:table-cell>
          <table:table-cell table:number-columns-repeated="2" office:value-type="float" office:value="0.984246" calcext:value-type="float">
            <text:p>0.984246</text:p>
          </table:table-cell>
          <table:table-cell office:value-type="float" office:value="0.922274" calcext:value-type="float">
            <text:p>0.922274</text:p>
          </table:table-cell>
        </table:table-row>
        <table:table-row table:style-name="ro1">
          <table:table-cell table:number-columns-repeated="3" office:value-type="float" office:value="0.932242" calcext:value-type="float">
            <text:p>0.932242</text:p>
          </table:table-cell>
          <table:table-cell table:number-columns-repeated="2" office:value-type="float" office:value="0.964985" calcext:value-type="float">
            <text:p>0.964985</text:p>
          </table:table-cell>
          <table:table-cell table:number-columns-repeated="2" office:value-type="float" office:value="0.970169" calcext:value-type="float">
            <text:p>0.970169</text:p>
          </table:table-cell>
          <table:table-cell table:number-columns-repeated="3" office:value-type="float" office:value="0.96155" calcext:value-type="float">
            <text:p>0.96155</text:p>
          </table:table-cell>
          <table:table-cell table:number-columns-repeated="2" office:value-type="float" office:value="0.924747" calcext:value-type="float">
            <text:p>0.924747</text:p>
          </table:table-cell>
          <table:table-cell table:number-columns-repeated="3" office:value-type="float" office:value="0.93346" calcext:value-type="float">
            <text:p>0.93346</text:p>
          </table:table-cell>
          <table:table-cell table:number-columns-repeated="2" office:value-type="float" office:value="0.924743" calcext:value-type="float">
            <text:p>0.924743</text:p>
          </table:table-cell>
          <table:table-cell table:number-columns-repeated="3" office:value-type="float" office:value="0.970436" calcext:value-type="float">
            <text:p>0.970436</text:p>
          </table:table-cell>
          <table:table-cell table:number-columns-repeated="2" office:value-type="float" office:value="0.940175" calcext:value-type="float">
            <text:p>0.940175</text:p>
          </table:table-cell>
          <table:table-cell table:number-columns-repeated="3" office:value-type="float" office:value="0.943203" calcext:value-type="float">
            <text:p>0.943203</text:p>
          </table:table-cell>
          <table:table-cell table:number-columns-repeated="2" office:value-type="float" office:value="0.971506" calcext:value-type="float">
            <text:p>0.971506</text:p>
          </table:table-cell>
          <table:table-cell table:number-columns-repeated="2" office:value-type="float" office:value="0.98314" calcext:value-type="float">
            <text:p>0.98314</text:p>
          </table:table-cell>
          <table:table-cell office:value-type="float" office:value="0.919285" calcext:value-type="float">
            <text:p>0.919285</text:p>
          </table:table-cell>
        </table:table-row>
        <table:table-row table:style-name="ro1">
          <table:table-cell table:number-columns-repeated="3" office:value-type="float" office:value="0.933054" calcext:value-type="float">
            <text:p>0.933054</text:p>
          </table:table-cell>
          <table:table-cell table:number-columns-repeated="2" office:value-type="float" office:value="0.962481" calcext:value-type="float">
            <text:p>0.962481</text:p>
          </table:table-cell>
          <table:table-cell table:number-columns-repeated="2" office:value-type="float" office:value="0.966142" calcext:value-type="float">
            <text:p>0.966142</text:p>
          </table:table-cell>
          <table:table-cell table:number-columns-repeated="3" office:value-type="float" office:value="0.960634" calcext:value-type="float">
            <text:p>0.960634</text:p>
          </table:table-cell>
          <table:table-cell table:number-columns-repeated="2" office:value-type="float" office:value="0.927987" calcext:value-type="float">
            <text:p>0.927987</text:p>
          </table:table-cell>
          <table:table-cell table:number-columns-repeated="3" office:value-type="float" office:value="0.932357" calcext:value-type="float">
            <text:p>0.932357</text:p>
          </table:table-cell>
          <table:table-cell table:number-columns-repeated="2" office:value-type="float" office:value="0.931986" calcext:value-type="float">
            <text:p>0.931986</text:p>
          </table:table-cell>
          <table:table-cell table:number-columns-repeated="3" office:value-type="float" office:value="0.96735" calcext:value-type="float">
            <text:p>0.96735</text:p>
          </table:table-cell>
          <table:table-cell table:number-columns-repeated="2" office:value-type="float" office:value="0.941486" calcext:value-type="float">
            <text:p>0.941486</text:p>
          </table:table-cell>
          <table:table-cell table:number-columns-repeated="3" office:value-type="float" office:value="0.946558" calcext:value-type="float">
            <text:p>0.946558</text:p>
          </table:table-cell>
          <table:table-cell table:number-columns-repeated="2" office:value-type="float" office:value="0.969539" calcext:value-type="float">
            <text:p>0.969539</text:p>
          </table:table-cell>
          <table:table-cell table:number-columns-repeated="2" office:value-type="float" office:value="0.983364" calcext:value-type="float">
            <text:p>0.983364</text:p>
          </table:table-cell>
          <table:table-cell office:value-type="float" office:value="0.918701" calcext:value-type="float">
            <text:p>0.918701</text:p>
          </table:table-cell>
        </table:table-row>
        <table:table-row table:style-name="ro1">
          <table:table-cell table:number-columns-repeated="3" office:value-type="float" office:value="0.935005" calcext:value-type="float">
            <text:p>0.935005</text:p>
          </table:table-cell>
          <table:table-cell table:number-columns-repeated="2" office:value-type="float" office:value="0.958681" calcext:value-type="float">
            <text:p>0.958681</text:p>
          </table:table-cell>
          <table:table-cell table:number-columns-repeated="2" office:value-type="float" office:value="0.963073" calcext:value-type="float">
            <text:p>0.963073</text:p>
          </table:table-cell>
          <table:table-cell table:number-columns-repeated="3" office:value-type="float" office:value="0.9678" calcext:value-type="float">
            <text:p>0.9678</text:p>
          </table:table-cell>
          <table:table-cell table:number-columns-repeated="2" office:value-type="float" office:value="0.928678" calcext:value-type="float">
            <text:p>0.928678</text:p>
          </table:table-cell>
          <table:table-cell table:number-columns-repeated="3" office:value-type="float" office:value="0.930457" calcext:value-type="float">
            <text:p>0.930457</text:p>
          </table:table-cell>
          <table:table-cell table:number-columns-repeated="2" office:value-type="float" office:value="0.927414" calcext:value-type="float">
            <text:p>0.927414</text:p>
          </table:table-cell>
          <table:table-cell table:number-columns-repeated="3" office:value-type="float" office:value="0.970305" calcext:value-type="float">
            <text:p>0.970305</text:p>
          </table:table-cell>
          <table:table-cell table:number-columns-repeated="2" office:value-type="float" office:value="0.937745" calcext:value-type="float">
            <text:p>0.937745</text:p>
          </table:table-cell>
          <table:table-cell table:number-columns-repeated="3" office:value-type="float" office:value="0.945645" calcext:value-type="float">
            <text:p>0.945645</text:p>
          </table:table-cell>
          <table:table-cell table:number-columns-repeated="2" office:value-type="float" office:value="0.973208" calcext:value-type="float">
            <text:p>0.973208</text:p>
          </table:table-cell>
          <table:table-cell table:number-columns-repeated="2" office:value-type="float" office:value="0.980589" calcext:value-type="float">
            <text:p>0.980589</text:p>
          </table:table-cell>
          <table:table-cell office:value-type="float" office:value="0.915873" calcext:value-type="float">
            <text:p>0.915873</text:p>
          </table:table-cell>
        </table:table-row>
        <table:table-row table:style-name="ro1">
          <table:table-cell table:number-columns-repeated="3" office:value-type="float" office:value="0.938004" calcext:value-type="float">
            <text:p>0.938004</text:p>
          </table:table-cell>
          <table:table-cell table:number-columns-repeated="2" office:value-type="float" office:value="0.960832" calcext:value-type="float">
            <text:p>0.960832</text:p>
          </table:table-cell>
          <table:table-cell table:number-columns-repeated="2" office:value-type="float" office:value="0.964147" calcext:value-type="float">
            <text:p>0.964147</text:p>
          </table:table-cell>
          <table:table-cell table:number-columns-repeated="3" office:value-type="float" office:value="0.974201" calcext:value-type="float">
            <text:p>0.974201</text:p>
          </table:table-cell>
          <table:table-cell table:number-columns-repeated="2" office:value-type="float" office:value="0.926798" calcext:value-type="float">
            <text:p>0.926798</text:p>
          </table:table-cell>
          <table:table-cell table:number-columns-repeated="3" office:value-type="float" office:value="0.930995" calcext:value-type="float">
            <text:p>0.930995</text:p>
          </table:table-cell>
          <table:table-cell table:number-columns-repeated="2" office:value-type="float" office:value="0.926875" calcext:value-type="float">
            <text:p>0.926875</text:p>
          </table:table-cell>
          <table:table-cell table:number-columns-repeated="3" office:value-type="float" office:value="0.969894" calcext:value-type="float">
            <text:p>0.969894</text:p>
          </table:table-cell>
          <table:table-cell table:number-columns-repeated="2" office:value-type="float" office:value="0.937565" calcext:value-type="float">
            <text:p>0.937565</text:p>
          </table:table-cell>
          <table:table-cell table:number-columns-repeated="3" office:value-type="float" office:value="0.941081" calcext:value-type="float">
            <text:p>0.941081</text:p>
          </table:table-cell>
          <table:table-cell table:number-columns-repeated="2" office:value-type="float" office:value="0.970369" calcext:value-type="float">
            <text:p>0.970369</text:p>
          </table:table-cell>
          <table:table-cell table:number-columns-repeated="2" office:value-type="float" office:value="0.983702" calcext:value-type="float">
            <text:p>0.983702</text:p>
          </table:table-cell>
          <table:table-cell office:value-type="float" office:value="0.91811" calcext:value-type="float">
            <text:p>0.91811</text:p>
          </table:table-cell>
        </table:table-row>
        <table:table-row table:style-name="ro1">
          <table:table-cell table:number-columns-repeated="3" office:value-type="float" office:value="0.934085" calcext:value-type="float">
            <text:p>0.934085</text:p>
          </table:table-cell>
          <table:table-cell table:number-columns-repeated="2" office:value-type="float" office:value="0.95677" calcext:value-type="float">
            <text:p>0.95677</text:p>
          </table:table-cell>
          <table:table-cell table:number-columns-repeated="2" office:value-type="float" office:value="0.962542" calcext:value-type="float">
            <text:p>0.962542</text:p>
          </table:table-cell>
          <table:table-cell table:number-columns-repeated="3" office:value-type="float" office:value="0.972036" calcext:value-type="float">
            <text:p>0.972036</text:p>
          </table:table-cell>
          <table:table-cell table:number-columns-repeated="2" office:value-type="float" office:value="0.923021" calcext:value-type="float">
            <text:p>0.923021</text:p>
          </table:table-cell>
          <table:table-cell table:number-columns-repeated="3" office:value-type="float" office:value="0.930226" calcext:value-type="float">
            <text:p>0.930226</text:p>
          </table:table-cell>
          <table:table-cell table:number-columns-repeated="2" office:value-type="float" office:value="0.929438" calcext:value-type="float">
            <text:p>0.929438</text:p>
          </table:table-cell>
          <table:table-cell table:number-columns-repeated="3" office:value-type="float" office:value="0.968754" calcext:value-type="float">
            <text:p>0.968754</text:p>
          </table:table-cell>
          <table:table-cell table:number-columns-repeated="2" office:value-type="float" office:value="0.939007" calcext:value-type="float">
            <text:p>0.939007</text:p>
          </table:table-cell>
          <table:table-cell table:number-columns-repeated="3" office:value-type="float" office:value="0.940736" calcext:value-type="float">
            <text:p>0.940736</text:p>
          </table:table-cell>
          <table:table-cell table:number-columns-repeated="2" office:value-type="float" office:value="0.96578" calcext:value-type="float">
            <text:p>0.96578</text:p>
          </table:table-cell>
          <table:table-cell table:number-columns-repeated="2" office:value-type="float" office:value="0.98513" calcext:value-type="float">
            <text:p>0.98513</text:p>
          </table:table-cell>
          <table:table-cell office:value-type="float" office:value="0.923337" calcext:value-type="float">
            <text:p>0.923337</text:p>
          </table:table-cell>
        </table:table-row>
        <table:table-row table:style-name="ro1">
          <table:table-cell table:number-columns-repeated="3" office:value-type="float" office:value="0.935333" calcext:value-type="float">
            <text:p>0.935333</text:p>
          </table:table-cell>
          <table:table-cell table:number-columns-repeated="2" office:value-type="float" office:value="0.954349" calcext:value-type="float">
            <text:p>0.954349</text:p>
          </table:table-cell>
          <table:table-cell table:number-columns-repeated="2" office:value-type="float" office:value="0.963558" calcext:value-type="float">
            <text:p>0.963558</text:p>
          </table:table-cell>
          <table:table-cell table:number-columns-repeated="3" office:value-type="float" office:value="0.972729" calcext:value-type="float">
            <text:p>0.972729</text:p>
          </table:table-cell>
          <table:table-cell table:number-columns-repeated="2" office:value-type="float" office:value="0.929544" calcext:value-type="float">
            <text:p>0.929544</text:p>
          </table:table-cell>
          <table:table-cell table:number-columns-repeated="3" office:value-type="float" office:value="0.92727" calcext:value-type="float">
            <text:p>0.92727</text:p>
          </table:table-cell>
          <table:table-cell table:number-columns-repeated="2" office:value-type="float" office:value="0.934945" calcext:value-type="float">
            <text:p>0.934945</text:p>
          </table:table-cell>
          <table:table-cell table:number-columns-repeated="3" office:value-type="float" office:value="0.96913" calcext:value-type="float">
            <text:p>0.96913</text:p>
          </table:table-cell>
          <table:table-cell table:number-columns-repeated="2" office:value-type="float" office:value="0.938103" calcext:value-type="float">
            <text:p>0.938103</text:p>
          </table:table-cell>
          <table:table-cell table:number-columns-repeated="3" office:value-type="float" office:value="0.941322" calcext:value-type="float">
            <text:p>0.941322</text:p>
          </table:table-cell>
          <table:table-cell table:number-columns-repeated="2" office:value-type="float" office:value="0.966952" calcext:value-type="float">
            <text:p>0.966952</text:p>
          </table:table-cell>
          <table:table-cell table:number-columns-repeated="2" office:value-type="float" office:value="0.983057" calcext:value-type="float">
            <text:p>0.983057</text:p>
          </table:table-cell>
          <table:table-cell office:value-type="float" office:value="0.925578" calcext:value-type="float">
            <text:p>0.925578</text:p>
          </table:table-cell>
        </table:table-row>
        <table:table-row table:style-name="ro1">
          <table:table-cell table:number-columns-repeated="3" office:value-type="float" office:value="0.940377" calcext:value-type="float">
            <text:p>0.940377</text:p>
          </table:table-cell>
          <table:table-cell table:number-columns-repeated="2" office:value-type="float" office:value="0.95205" calcext:value-type="float">
            <text:p>0.95205</text:p>
          </table:table-cell>
          <table:table-cell table:number-columns-repeated="2" office:value-type="float" office:value="0.965559" calcext:value-type="float">
            <text:p>0.965559</text:p>
          </table:table-cell>
          <table:table-cell table:number-columns-repeated="3" office:value-type="float" office:value="0.976442" calcext:value-type="float">
            <text:p>0.976442</text:p>
          </table:table-cell>
          <table:table-cell table:number-columns-repeated="2" office:value-type="float" office:value="0.928416" calcext:value-type="float">
            <text:p>0.928416</text:p>
          </table:table-cell>
          <table:table-cell table:number-columns-repeated="3" office:value-type="float" office:value="0.929226" calcext:value-type="float">
            <text:p>0.929226</text:p>
          </table:table-cell>
          <table:table-cell table:number-columns-repeated="2" office:value-type="float" office:value="0.93337" calcext:value-type="float">
            <text:p>0.93337</text:p>
          </table:table-cell>
          <table:table-cell table:number-columns-repeated="3" office:value-type="float" office:value="0.969399" calcext:value-type="float">
            <text:p>0.969399</text:p>
          </table:table-cell>
          <table:table-cell table:number-columns-repeated="2" office:value-type="float" office:value="0.935523" calcext:value-type="float">
            <text:p>0.935523</text:p>
          </table:table-cell>
          <table:table-cell table:number-columns-repeated="3" office:value-type="float" office:value="0.942823" calcext:value-type="float">
            <text:p>0.942823</text:p>
          </table:table-cell>
          <table:table-cell table:number-columns-repeated="2" office:value-type="float" office:value="0.966086" calcext:value-type="float">
            <text:p>0.966086</text:p>
          </table:table-cell>
          <table:table-cell table:number-columns-repeated="2" office:value-type="float" office:value="0.98088" calcext:value-type="float">
            <text:p>0.98088</text:p>
          </table:table-cell>
          <table:table-cell office:value-type="float" office:value="0.926144" calcext:value-type="float">
            <text:p>0.926144</text:p>
          </table:table-cell>
        </table:table-row>
        <table:table-row table:style-name="ro1">
          <table:table-cell table:number-columns-repeated="3" office:value-type="float" office:value="0.937097" calcext:value-type="float">
            <text:p>0.937097</text:p>
          </table:table-cell>
          <table:table-cell table:number-columns-repeated="2" office:value-type="float" office:value="0.95644" calcext:value-type="float">
            <text:p>0.95644</text:p>
          </table:table-cell>
          <table:table-cell table:number-columns-repeated="2" office:value-type="float" office:value="0.964219" calcext:value-type="float">
            <text:p>0.964219</text:p>
          </table:table-cell>
          <table:table-cell table:number-columns-repeated="3" office:value-type="float" office:value="0.975641" calcext:value-type="float">
            <text:p>0.975641</text:p>
          </table:table-cell>
          <table:table-cell table:number-columns-repeated="2" office:value-type="float" office:value="0.93463" calcext:value-type="float">
            <text:p>0.93463</text:p>
          </table:table-cell>
          <table:table-cell table:number-columns-repeated="3" office:value-type="float" office:value="0.92654" calcext:value-type="float">
            <text:p>0.92654</text:p>
          </table:table-cell>
          <table:table-cell table:number-columns-repeated="2" office:value-type="float" office:value="0.93561" calcext:value-type="float">
            <text:p>0.93561</text:p>
          </table:table-cell>
          <table:table-cell table:number-columns-repeated="3" office:value-type="float" office:value="0.969713" calcext:value-type="float">
            <text:p>0.969713</text:p>
          </table:table-cell>
          <table:table-cell table:number-columns-repeated="2" office:value-type="float" office:value="0.935991" calcext:value-type="float">
            <text:p>0.935991</text:p>
          </table:table-cell>
          <table:table-cell table:number-columns-repeated="3" office:value-type="float" office:value="0.940845" calcext:value-type="float">
            <text:p>0.940845</text:p>
          </table:table-cell>
          <table:table-cell table:number-columns-repeated="2" office:value-type="float" office:value="0.961132" calcext:value-type="float">
            <text:p>0.961132</text:p>
          </table:table-cell>
          <table:table-cell table:number-columns-repeated="2" office:value-type="float" office:value="0.978048" calcext:value-type="float">
            <text:p>0.978048</text:p>
          </table:table-cell>
          <table:table-cell office:value-type="float" office:value="0.924841" calcext:value-type="float">
            <text:p>0.924841</text:p>
          </table:table-cell>
        </table:table-row>
        <table:table-row table:style-name="ro1">
          <table:table-cell table:number-columns-repeated="3" office:value-type="float" office:value="0.935148" calcext:value-type="float">
            <text:p>0.935148</text:p>
          </table:table-cell>
          <table:table-cell table:number-columns-repeated="2" office:value-type="float" office:value="0.959741" calcext:value-type="float">
            <text:p>0.959741</text:p>
          </table:table-cell>
          <table:table-cell table:number-columns-repeated="2" office:value-type="float" office:value="0.971055" calcext:value-type="float">
            <text:p>0.971055</text:p>
          </table:table-cell>
          <table:table-cell table:number-columns-repeated="3" office:value-type="float" office:value="0.976586" calcext:value-type="float">
            <text:p>0.976586</text:p>
          </table:table-cell>
          <table:table-cell table:number-columns-repeated="2" office:value-type="float" office:value="0.931638" calcext:value-type="float">
            <text:p>0.931638</text:p>
          </table:table-cell>
          <table:table-cell table:number-columns-repeated="3" office:value-type="float" office:value="0.928885" calcext:value-type="float">
            <text:p>0.928885</text:p>
          </table:table-cell>
          <table:table-cell table:number-columns-repeated="2" office:value-type="float" office:value="0.939402" calcext:value-type="float">
            <text:p>0.939402</text:p>
          </table:table-cell>
          <table:table-cell table:number-columns-repeated="3" office:value-type="float" office:value="0.970674" calcext:value-type="float">
            <text:p>0.970674</text:p>
          </table:table-cell>
          <table:table-cell table:number-columns-repeated="2" office:value-type="float" office:value="0.93565" calcext:value-type="float">
            <text:p>0.93565</text:p>
          </table:table-cell>
          <table:table-cell table:number-columns-repeated="3" office:value-type="float" office:value="0.939016" calcext:value-type="float">
            <text:p>0.939016</text:p>
          </table:table-cell>
          <table:table-cell table:number-columns-repeated="2" office:value-type="float" office:value="0.959226" calcext:value-type="float">
            <text:p>0.959226</text:p>
          </table:table-cell>
          <table:table-cell table:number-columns-repeated="2" office:value-type="float" office:value="0.975065" calcext:value-type="float">
            <text:p>0.975065</text:p>
          </table:table-cell>
          <table:table-cell office:value-type="float" office:value="0.924108" calcext:value-type="float">
            <text:p>0.924108</text:p>
          </table:table-cell>
        </table:table-row>
        <table:table-row table:style-name="ro1">
          <table:table-cell table:number-columns-repeated="3" office:value-type="float" office:value="0.935871" calcext:value-type="float">
            <text:p>0.935871</text:p>
          </table:table-cell>
          <table:table-cell table:number-columns-repeated="2" office:value-type="float" office:value="0.957783" calcext:value-type="float">
            <text:p>0.957783</text:p>
          </table:table-cell>
          <table:table-cell table:number-columns-repeated="2" office:value-type="float" office:value="0.967446" calcext:value-type="float">
            <text:p>0.967446</text:p>
          </table:table-cell>
          <table:table-cell table:number-columns-repeated="3" office:value-type="float" office:value="0.976312" calcext:value-type="float">
            <text:p>0.976312</text:p>
          </table:table-cell>
          <table:table-cell table:number-columns-repeated="2" office:value-type="float" office:value="0.933538" calcext:value-type="float">
            <text:p>0.933538</text:p>
          </table:table-cell>
          <table:table-cell table:number-columns-repeated="3" office:value-type="float" office:value="0.933595" calcext:value-type="float">
            <text:p>0.933595</text:p>
          </table:table-cell>
          <table:table-cell table:number-columns-repeated="2" office:value-type="float" office:value="0.936185" calcext:value-type="float">
            <text:p>0.936185</text:p>
          </table:table-cell>
          <table:table-cell table:number-columns-repeated="3" office:value-type="float" office:value="0.968811" calcext:value-type="float">
            <text:p>0.968811</text:p>
          </table:table-cell>
          <table:table-cell table:number-columns-repeated="2" office:value-type="float" office:value="0.933535" calcext:value-type="float">
            <text:p>0.933535</text:p>
          </table:table-cell>
          <table:table-cell table:number-columns-repeated="3" office:value-type="float" office:value="0.939954" calcext:value-type="float">
            <text:p>0.939954</text:p>
          </table:table-cell>
          <table:table-cell table:number-columns-repeated="2" office:value-type="float" office:value="0.958568" calcext:value-type="float">
            <text:p>0.958568</text:p>
          </table:table-cell>
          <table:table-cell table:number-columns-repeated="2" office:value-type="float" office:value="0.971658" calcext:value-type="float">
            <text:p>0.971658</text:p>
          </table:table-cell>
          <table:table-cell office:value-type="float" office:value="0.921461" calcext:value-type="float">
            <text:p>0.921461</text:p>
          </table:table-cell>
        </table:table-row>
        <table:table-row table:style-name="ro1">
          <table:table-cell table:number-columns-repeated="3" office:value-type="float" office:value="0.936312" calcext:value-type="float">
            <text:p>0.936312</text:p>
          </table:table-cell>
          <table:table-cell table:number-columns-repeated="2" office:value-type="float" office:value="0.958141" calcext:value-type="float">
            <text:p>0.958141</text:p>
          </table:table-cell>
          <table:table-cell table:number-columns-repeated="2" office:value-type="float" office:value="0.965679" calcext:value-type="float">
            <text:p>0.965679</text:p>
          </table:table-cell>
          <table:table-cell table:number-columns-repeated="3" office:value-type="float" office:value="0.97378" calcext:value-type="float">
            <text:p>0.97378</text:p>
          </table:table-cell>
          <table:table-cell table:number-columns-repeated="2" office:value-type="float" office:value="0.933498" calcext:value-type="float">
            <text:p>0.933498</text:p>
          </table:table-cell>
          <table:table-cell table:number-columns-repeated="3" office:value-type="float" office:value="0.931725" calcext:value-type="float">
            <text:p>0.931725</text:p>
          </table:table-cell>
          <table:table-cell table:number-columns-repeated="2" office:value-type="float" office:value="0.93481" calcext:value-type="float">
            <text:p>0.93481</text:p>
          </table:table-cell>
          <table:table-cell table:number-columns-repeated="3" office:value-type="float" office:value="0.972673" calcext:value-type="float">
            <text:p>0.972673</text:p>
          </table:table-cell>
          <table:table-cell table:number-columns-repeated="2" office:value-type="float" office:value="0.933696" calcext:value-type="float">
            <text:p>0.933696</text:p>
          </table:table-cell>
          <table:table-cell table:number-columns-repeated="3" office:value-type="float" office:value="0.939928" calcext:value-type="float">
            <text:p>0.939928</text:p>
          </table:table-cell>
          <table:table-cell table:number-columns-repeated="2" office:value-type="float" office:value="0.960708" calcext:value-type="float">
            <text:p>0.960708</text:p>
          </table:table-cell>
          <table:table-cell table:number-columns-repeated="2" office:value-type="float" office:value="0.968189" calcext:value-type="float">
            <text:p>0.968189</text:p>
          </table:table-cell>
          <table:table-cell office:value-type="float" office:value="0.923344" calcext:value-type="float">
            <text:p>0.923344</text:p>
          </table:table-cell>
        </table:table-row>
        <table:table-row table:style-name="ro1">
          <table:table-cell table:number-columns-repeated="3" office:value-type="float" office:value="0.9357" calcext:value-type="float">
            <text:p>0.9357</text:p>
          </table:table-cell>
          <table:table-cell table:number-columns-repeated="2" office:value-type="float" office:value="0.959314" calcext:value-type="float">
            <text:p>0.959314</text:p>
          </table:table-cell>
          <table:table-cell table:number-columns-repeated="2" office:value-type="float" office:value="0.967243" calcext:value-type="float">
            <text:p>0.967243</text:p>
          </table:table-cell>
          <table:table-cell table:number-columns-repeated="3" office:value-type="float" office:value="0.97348" calcext:value-type="float">
            <text:p>0.97348</text:p>
          </table:table-cell>
          <table:table-cell table:number-columns-repeated="2" office:value-type="float" office:value="0.93713" calcext:value-type="float">
            <text:p>0.93713</text:p>
          </table:table-cell>
          <table:table-cell table:number-columns-repeated="3" office:value-type="float" office:value="0.931459" calcext:value-type="float">
            <text:p>0.931459</text:p>
          </table:table-cell>
          <table:table-cell table:number-columns-repeated="2" office:value-type="float" office:value="0.93508" calcext:value-type="float">
            <text:p>0.93508</text:p>
          </table:table-cell>
          <table:table-cell table:number-columns-repeated="3" office:value-type="float" office:value="0.972593" calcext:value-type="float">
            <text:p>0.972593</text:p>
          </table:table-cell>
          <table:table-cell table:number-columns-repeated="2" office:value-type="float" office:value="0.934195" calcext:value-type="float">
            <text:p>0.934195</text:p>
          </table:table-cell>
          <table:table-cell table:number-columns-repeated="3" office:value-type="float" office:value="0.937511" calcext:value-type="float">
            <text:p>0.937511</text:p>
          </table:table-cell>
          <table:table-cell table:number-columns-repeated="2" office:value-type="float" office:value="0.957601" calcext:value-type="float">
            <text:p>0.957601</text:p>
          </table:table-cell>
          <table:table-cell table:number-columns-repeated="2" office:value-type="float" office:value="0.968986" calcext:value-type="float">
            <text:p>0.968986</text:p>
          </table:table-cell>
          <table:table-cell office:value-type="float" office:value="0.92168" calcext:value-type="float">
            <text:p>0.92168</text:p>
          </table:table-cell>
        </table:table-row>
        <table:table-row table:style-name="ro1">
          <table:table-cell table:number-columns-repeated="3" office:value-type="float" office:value="0.935864" calcext:value-type="float">
            <text:p>0.935864</text:p>
          </table:table-cell>
          <table:table-cell table:number-columns-repeated="2" office:value-type="float" office:value="0.958755" calcext:value-type="float">
            <text:p>0.958755</text:p>
          </table:table-cell>
          <table:table-cell table:number-columns-repeated="2" office:value-type="float" office:value="0.967668" calcext:value-type="float">
            <text:p>0.967668</text:p>
          </table:table-cell>
          <table:table-cell table:number-columns-repeated="3" office:value-type="float" office:value="0.974295" calcext:value-type="float">
            <text:p>0.974295</text:p>
          </table:table-cell>
          <table:table-cell table:number-columns-repeated="2" office:value-type="float" office:value="0.938783" calcext:value-type="float">
            <text:p>0.938783</text:p>
          </table:table-cell>
          <table:table-cell table:number-columns-repeated="3" office:value-type="float" office:value="0.930103" calcext:value-type="float">
            <text:p>0.930103</text:p>
          </table:table-cell>
          <table:table-cell table:number-columns-repeated="2" office:value-type="float" office:value="0.932784" calcext:value-type="float">
            <text:p>0.932784</text:p>
          </table:table-cell>
          <table:table-cell table:number-columns-repeated="3" office:value-type="float" office:value="0.972739" calcext:value-type="float">
            <text:p>0.972739</text:p>
          </table:table-cell>
          <table:table-cell table:number-columns-repeated="2" office:value-type="float" office:value="0.932039" calcext:value-type="float">
            <text:p>0.932039</text:p>
          </table:table-cell>
          <table:table-cell table:number-columns-repeated="3" office:value-type="float" office:value="0.936512" calcext:value-type="float">
            <text:p>0.936512</text:p>
          </table:table-cell>
          <table:table-cell table:number-columns-repeated="2" office:value-type="float" office:value="0.957528" calcext:value-type="float">
            <text:p>0.957528</text:p>
          </table:table-cell>
          <table:table-cell table:number-columns-repeated="2" office:value-type="float" office:value="0.969168" calcext:value-type="float">
            <text:p>0.969168</text:p>
          </table:table-cell>
          <table:table-cell office:value-type="float" office:value="0.928643" calcext:value-type="float">
            <text:p>0.928643</text:p>
          </table:table-cell>
        </table:table-row>
        <table:table-row table:style-name="ro1">
          <table:table-cell table:number-columns-repeated="3" office:value-type="float" office:value="0.936052" calcext:value-type="float">
            <text:p>0.936052</text:p>
          </table:table-cell>
          <table:table-cell table:number-columns-repeated="2" office:value-type="float" office:value="0.96031" calcext:value-type="float">
            <text:p>0.96031</text:p>
          </table:table-cell>
          <table:table-cell table:number-columns-repeated="2" office:value-type="float" office:value="0.96607" calcext:value-type="float">
            <text:p>0.96607</text:p>
          </table:table-cell>
          <table:table-cell table:number-columns-repeated="3" office:value-type="float" office:value="0.975327" calcext:value-type="float">
            <text:p>0.975327</text:p>
          </table:table-cell>
          <table:table-cell table:number-columns-repeated="2" office:value-type="float" office:value="0.940551" calcext:value-type="float">
            <text:p>0.940551</text:p>
          </table:table-cell>
          <table:table-cell table:number-columns-repeated="3" office:value-type="float" office:value="0.939976" calcext:value-type="float">
            <text:p>0.939976</text:p>
          </table:table-cell>
          <table:table-cell table:number-columns-repeated="2" office:value-type="float" office:value="0.930181" calcext:value-type="float">
            <text:p>0.930181</text:p>
          </table:table-cell>
          <table:table-cell table:number-columns-repeated="3" office:value-type="float" office:value="0.97093" calcext:value-type="float">
            <text:p>0.97093</text:p>
          </table:table-cell>
          <table:table-cell table:number-columns-repeated="2" office:value-type="float" office:value="0.932597" calcext:value-type="float">
            <text:p>0.932597</text:p>
          </table:table-cell>
          <table:table-cell table:number-columns-repeated="3" office:value-type="float" office:value="0.937198" calcext:value-type="float">
            <text:p>0.937198</text:p>
          </table:table-cell>
          <table:table-cell table:number-columns-repeated="2" office:value-type="float" office:value="0.957808" calcext:value-type="float">
            <text:p>0.957808</text:p>
          </table:table-cell>
          <table:table-cell table:number-columns-repeated="2" office:value-type="float" office:value="0.965526" calcext:value-type="float">
            <text:p>0.965526</text:p>
          </table:table-cell>
          <table:table-cell office:value-type="float" office:value="0.929123" calcext:value-type="float">
            <text:p>0.929123</text:p>
          </table:table-cell>
        </table:table-row>
        <table:table-row table:style-name="ro1">
          <table:table-cell table:number-columns-repeated="3" office:value-type="float" office:value="0.936182" calcext:value-type="float">
            <text:p>0.936182</text:p>
          </table:table-cell>
          <table:table-cell table:number-columns-repeated="2" office:value-type="float" office:value="0.957049" calcext:value-type="float">
            <text:p>0.957049</text:p>
          </table:table-cell>
          <table:table-cell table:number-columns-repeated="2" office:value-type="float" office:value="0.967518" calcext:value-type="float">
            <text:p>0.967518</text:p>
          </table:table-cell>
          <table:table-cell table:number-columns-repeated="3" office:value-type="float" office:value="0.977116" calcext:value-type="float">
            <text:p>0.977116</text:p>
          </table:table-cell>
          <table:table-cell table:number-columns-repeated="2" office:value-type="float" office:value="0.94115" calcext:value-type="float">
            <text:p>0.94115</text:p>
          </table:table-cell>
          <table:table-cell table:number-columns-repeated="3" office:value-type="float" office:value="0.942344" calcext:value-type="float">
            <text:p>0.942344</text:p>
          </table:table-cell>
          <table:table-cell table:number-columns-repeated="2" office:value-type="float" office:value="0.931248" calcext:value-type="float">
            <text:p>0.931248</text:p>
          </table:table-cell>
          <table:table-cell table:number-columns-repeated="3" office:value-type="float" office:value="0.97018" calcext:value-type="float">
            <text:p>0.97018</text:p>
          </table:table-cell>
          <table:table-cell table:number-columns-repeated="2" office:value-type="float" office:value="0.936221" calcext:value-type="float">
            <text:p>0.936221</text:p>
          </table:table-cell>
          <table:table-cell table:number-columns-repeated="3" office:value-type="float" office:value="0.939964" calcext:value-type="float">
            <text:p>0.939964</text:p>
          </table:table-cell>
          <table:table-cell table:number-columns-repeated="2" office:value-type="float" office:value="0.95564" calcext:value-type="float">
            <text:p>0.95564</text:p>
          </table:table-cell>
          <table:table-cell table:number-columns-repeated="2" office:value-type="float" office:value="0.969449" calcext:value-type="float">
            <text:p>0.969449</text:p>
          </table:table-cell>
          <table:table-cell office:value-type="float" office:value="0.928338" calcext:value-type="float">
            <text:p>0.928338</text:p>
          </table:table-cell>
        </table:table-row>
        <table:table-row table:style-name="ro1">
          <table:table-cell table:number-columns-repeated="3" office:value-type="float" office:value="0.941865" calcext:value-type="float">
            <text:p>0.941865</text:p>
          </table:table-cell>
          <table:table-cell table:number-columns-repeated="2" office:value-type="float" office:value="0.954414" calcext:value-type="float">
            <text:p>0.954414</text:p>
          </table:table-cell>
          <table:table-cell table:number-columns-repeated="2" office:value-type="float" office:value="0.967952" calcext:value-type="float">
            <text:p>0.967952</text:p>
          </table:table-cell>
          <table:table-cell table:number-columns-repeated="3" office:value-type="float" office:value="0.975156" calcext:value-type="float">
            <text:p>0.975156</text:p>
          </table:table-cell>
          <table:table-cell table:number-columns-repeated="2" office:value-type="float" office:value="0.941855" calcext:value-type="float">
            <text:p>0.941855</text:p>
          </table:table-cell>
          <table:table-cell table:number-columns-repeated="3" office:value-type="float" office:value="0.938606" calcext:value-type="float">
            <text:p>0.938606</text:p>
          </table:table-cell>
          <table:table-cell table:number-columns-repeated="2" office:value-type="float" office:value="0.932032" calcext:value-type="float">
            <text:p>0.932032</text:p>
          </table:table-cell>
          <table:table-cell table:number-columns-repeated="3" office:value-type="float" office:value="0.96741" calcext:value-type="float">
            <text:p>0.96741</text:p>
          </table:table-cell>
          <table:table-cell table:number-columns-repeated="2" office:value-type="float" office:value="0.937156" calcext:value-type="float">
            <text:p>0.937156</text:p>
          </table:table-cell>
          <table:table-cell table:number-columns-repeated="3" office:value-type="float" office:value="0.939121" calcext:value-type="float">
            <text:p>0.939121</text:p>
          </table:table-cell>
          <table:table-cell table:number-columns-repeated="2" office:value-type="float" office:value="0.953603" calcext:value-type="float">
            <text:p>0.953603</text:p>
          </table:table-cell>
          <table:table-cell table:number-columns-repeated="2" office:value-type="float" office:value="0.966291" calcext:value-type="float">
            <text:p>0.966291</text:p>
          </table:table-cell>
          <table:table-cell office:value-type="float" office:value="0.926939" calcext:value-type="float">
            <text:p>0.926939</text:p>
          </table:table-cell>
        </table:table-row>
        <table:table-row table:style-name="ro1">
          <table:table-cell table:number-columns-repeated="3" office:value-type="float" office:value="0.94437" calcext:value-type="float">
            <text:p>0.94437</text:p>
          </table:table-cell>
          <table:table-cell table:number-columns-repeated="2" office:value-type="float" office:value="0.95533" calcext:value-type="float">
            <text:p>0.95533</text:p>
          </table:table-cell>
          <table:table-cell table:number-columns-repeated="2" office:value-type="float" office:value="0.968464" calcext:value-type="float">
            <text:p>0.968464</text:p>
          </table:table-cell>
          <table:table-cell table:number-columns-repeated="3" office:value-type="float" office:value="0.974761" calcext:value-type="float">
            <text:p>0.974761</text:p>
          </table:table-cell>
          <table:table-cell table:number-columns-repeated="2" office:value-type="float" office:value="0.941437" calcext:value-type="float">
            <text:p>0.941437</text:p>
          </table:table-cell>
          <table:table-cell table:number-columns-repeated="3" office:value-type="float" office:value="0.937215" calcext:value-type="float">
            <text:p>0.937215</text:p>
          </table:table-cell>
          <table:table-cell table:number-columns-repeated="2" office:value-type="float" office:value="0.931338" calcext:value-type="float">
            <text:p>0.931338</text:p>
          </table:table-cell>
          <table:table-cell table:number-columns-repeated="3" office:value-type="float" office:value="0.965611" calcext:value-type="float">
            <text:p>0.965611</text:p>
          </table:table-cell>
          <table:table-cell table:number-columns-repeated="2" office:value-type="float" office:value="0.943195" calcext:value-type="float">
            <text:p>0.943195</text:p>
          </table:table-cell>
          <table:table-cell table:number-columns-repeated="3" office:value-type="float" office:value="0.938216" calcext:value-type="float">
            <text:p>0.938216</text:p>
          </table:table-cell>
          <table:table-cell table:number-columns-repeated="2" office:value-type="float" office:value="0.951781" calcext:value-type="float">
            <text:p>0.951781</text:p>
          </table:table-cell>
          <table:table-cell table:number-columns-repeated="2" office:value-type="float" office:value="0.970596" calcext:value-type="float">
            <text:p>0.970596</text:p>
          </table:table-cell>
          <table:table-cell office:value-type="float" office:value="0.928307" calcext:value-type="float">
            <text:p>0.928307</text:p>
          </table:table-cell>
        </table:table-row>
        <table:table-row table:style-name="ro1">
          <table:table-cell table:number-columns-repeated="3" office:value-type="float" office:value="0.946775" calcext:value-type="float">
            <text:p>0.946775</text:p>
          </table:table-cell>
          <table:table-cell table:number-columns-repeated="2" office:value-type="float" office:value="0.954973" calcext:value-type="float">
            <text:p>0.954973</text:p>
          </table:table-cell>
          <table:table-cell table:number-columns-repeated="2" office:value-type="float" office:value="0.969688" calcext:value-type="float">
            <text:p>0.969688</text:p>
          </table:table-cell>
          <table:table-cell table:number-columns-repeated="3" office:value-type="float" office:value="0.977378" calcext:value-type="float">
            <text:p>0.977378</text:p>
          </table:table-cell>
          <table:table-cell table:number-columns-repeated="2" office:value-type="float" office:value="0.938167" calcext:value-type="float">
            <text:p>0.938167</text:p>
          </table:table-cell>
          <table:table-cell table:number-columns-repeated="3" office:value-type="float" office:value="0.9422" calcext:value-type="float">
            <text:p>0.9422</text:p>
          </table:table-cell>
          <table:table-cell table:number-columns-repeated="2" office:value-type="float" office:value="0.932264" calcext:value-type="float">
            <text:p>0.932264</text:p>
          </table:table-cell>
          <table:table-cell table:number-columns-repeated="3" office:value-type="float" office:value="0.968606" calcext:value-type="float">
            <text:p>0.968606</text:p>
          </table:table-cell>
          <table:table-cell table:number-columns-repeated="2" office:value-type="float" office:value="0.940321" calcext:value-type="float">
            <text:p>0.940321</text:p>
          </table:table-cell>
          <table:table-cell table:number-columns-repeated="3" office:value-type="float" office:value="0.938009" calcext:value-type="float">
            <text:p>0.938009</text:p>
          </table:table-cell>
          <table:table-cell table:number-columns-repeated="2" office:value-type="float" office:value="0.950879" calcext:value-type="float">
            <text:p>0.950879</text:p>
          </table:table-cell>
          <table:table-cell table:number-columns-repeated="2" office:value-type="float" office:value="0.971015" calcext:value-type="float">
            <text:p>0.971015</text:p>
          </table:table-cell>
          <table:table-cell office:value-type="float" office:value="0.926213" calcext:value-type="float">
            <text:p>0.926213</text:p>
          </table:table-cell>
        </table:table-row>
        <table:table-row table:style-name="ro1">
          <table:table-cell table:number-columns-repeated="3" office:value-type="float" office:value="0.946278" calcext:value-type="float">
            <text:p>0.946278</text:p>
          </table:table-cell>
          <table:table-cell table:number-columns-repeated="2" office:value-type="float" office:value="0.952149" calcext:value-type="float">
            <text:p>0.952149</text:p>
          </table:table-cell>
          <table:table-cell table:number-columns-repeated="2" office:value-type="float" office:value="0.96802" calcext:value-type="float">
            <text:p>0.96802</text:p>
          </table:table-cell>
          <table:table-cell table:number-columns-repeated="3" office:value-type="float" office:value="0.976629" calcext:value-type="float">
            <text:p>0.976629</text:p>
          </table:table-cell>
          <table:table-cell table:number-columns-repeated="2" office:value-type="float" office:value="0.937446" calcext:value-type="float">
            <text:p>0.937446</text:p>
          </table:table-cell>
          <table:table-cell table:number-columns-repeated="3" office:value-type="float" office:value="0.940865" calcext:value-type="float">
            <text:p>0.940865</text:p>
          </table:table-cell>
          <table:table-cell table:number-columns-repeated="2" office:value-type="float" office:value="0.934031" calcext:value-type="float">
            <text:p>0.934031</text:p>
          </table:table-cell>
          <table:table-cell table:number-columns-repeated="3" office:value-type="float" office:value="0.975296" calcext:value-type="float">
            <text:p>0.975296</text:p>
          </table:table-cell>
          <table:table-cell table:number-columns-repeated="2" office:value-type="float" office:value="0.940802" calcext:value-type="float">
            <text:p>0.940802</text:p>
          </table:table-cell>
          <table:table-cell table:number-columns-repeated="3" office:value-type="float" office:value="0.938567" calcext:value-type="float">
            <text:p>0.938567</text:p>
          </table:table-cell>
          <table:table-cell table:number-columns-repeated="2" office:value-type="float" office:value="0.951985" calcext:value-type="float">
            <text:p>0.951985</text:p>
          </table:table-cell>
          <table:table-cell table:number-columns-repeated="2" office:value-type="float" office:value="0.966857" calcext:value-type="float">
            <text:p>0.966857</text:p>
          </table:table-cell>
          <table:table-cell office:value-type="float" office:value="0.923275" calcext:value-type="float">
            <text:p>0.923275</text:p>
          </table:table-cell>
        </table:table-row>
        <table:table-row table:style-name="ro1">
          <table:table-cell table:number-columns-repeated="3" office:value-type="float" office:value="0.949154" calcext:value-type="float">
            <text:p>0.949154</text:p>
          </table:table-cell>
          <table:table-cell table:number-columns-repeated="2" office:value-type="float" office:value="0.95306" calcext:value-type="float">
            <text:p>0.95306</text:p>
          </table:table-cell>
          <table:table-cell table:number-columns-repeated="2" office:value-type="float" office:value="0.96749" calcext:value-type="float">
            <text:p>0.96749</text:p>
          </table:table-cell>
          <table:table-cell table:number-columns-repeated="3" office:value-type="float" office:value="0.972455" calcext:value-type="float">
            <text:p>0.972455</text:p>
          </table:table-cell>
          <table:table-cell table:number-columns-repeated="2" office:value-type="float" office:value="0.938734" calcext:value-type="float">
            <text:p>0.938734</text:p>
          </table:table-cell>
          <table:table-cell table:number-columns-repeated="3" office:value-type="float" office:value="0.941982" calcext:value-type="float">
            <text:p>0.941982</text:p>
          </table:table-cell>
          <table:table-cell table:number-columns-repeated="2" office:value-type="float" office:value="0.933701" calcext:value-type="float">
            <text:p>0.933701</text:p>
          </table:table-cell>
          <table:table-cell table:number-columns-repeated="3" office:value-type="float" office:value="0.973411" calcext:value-type="float">
            <text:p>0.973411</text:p>
          </table:table-cell>
          <table:table-cell table:number-columns-repeated="2" office:value-type="float" office:value="0.940373" calcext:value-type="float">
            <text:p>0.940373</text:p>
          </table:table-cell>
          <table:table-cell table:number-columns-repeated="3" office:value-type="float" office:value="0.937279" calcext:value-type="float">
            <text:p>0.937279</text:p>
          </table:table-cell>
          <table:table-cell table:number-columns-repeated="2" office:value-type="float" office:value="0.95487" calcext:value-type="float">
            <text:p>0.95487</text:p>
          </table:table-cell>
          <table:table-cell table:number-columns-repeated="2" office:value-type="float" office:value="0.965748" calcext:value-type="float">
            <text:p>0.965748</text:p>
          </table:table-cell>
          <table:table-cell office:value-type="float" office:value="0.923354" calcext:value-type="float">
            <text:p>0.923354</text:p>
          </table:table-cell>
        </table:table-row>
        <table:table-row table:style-name="ro1">
          <table:table-cell table:number-columns-repeated="3" office:value-type="float" office:value="0.947001" calcext:value-type="float">
            <text:p>0.947001</text:p>
          </table:table-cell>
          <table:table-cell table:number-columns-repeated="2" office:value-type="float" office:value="0.950348" calcext:value-type="float">
            <text:p>0.950348</text:p>
          </table:table-cell>
          <table:table-cell table:number-columns-repeated="2" office:value-type="float" office:value="0.966539" calcext:value-type="float">
            <text:p>0.966539</text:p>
          </table:table-cell>
          <table:table-cell table:number-columns-repeated="3" office:value-type="float" office:value="0.96927" calcext:value-type="float">
            <text:p>0.96927</text:p>
          </table:table-cell>
          <table:table-cell table:number-columns-repeated="2" office:value-type="float" office:value="0.935978" calcext:value-type="float">
            <text:p>0.935978</text:p>
          </table:table-cell>
          <table:table-cell table:number-columns-repeated="3" office:value-type="float" office:value="0.940622" calcext:value-type="float">
            <text:p>0.940622</text:p>
          </table:table-cell>
          <table:table-cell table:number-columns-repeated="2" office:value-type="float" office:value="0.937834" calcext:value-type="float">
            <text:p>0.937834</text:p>
          </table:table-cell>
          <table:table-cell table:number-columns-repeated="3" office:value-type="float" office:value="0.973236" calcext:value-type="float">
            <text:p>0.973236</text:p>
          </table:table-cell>
          <table:table-cell table:number-columns-repeated="2" office:value-type="float" office:value="0.939579" calcext:value-type="float">
            <text:p>0.939579</text:p>
          </table:table-cell>
          <table:table-cell table:number-columns-repeated="3" office:value-type="float" office:value="0.936811" calcext:value-type="float">
            <text:p>0.936811</text:p>
          </table:table-cell>
          <table:table-cell table:number-columns-repeated="2" office:value-type="float" office:value="0.956341" calcext:value-type="float">
            <text:p>0.956341</text:p>
          </table:table-cell>
          <table:table-cell table:number-columns-repeated="2" office:value-type="float" office:value="0.966849" calcext:value-type="float">
            <text:p>0.966849</text:p>
          </table:table-cell>
          <table:table-cell office:value-type="float" office:value="0.922527" calcext:value-type="float">
            <text:p>0.922527</text:p>
          </table:table-cell>
        </table:table-row>
      </table:table>
      <table:table table:name="Positions" table:style-name="ta1">
        <table:shapes>
          <draw:frame draw:z-index="0" draw:style-name="gr1" draw:text-style-name="P1" svg:width="25cm" svg:height="20cm" svg:x="52cm" svg:y="1cm">
            <draw:object draw:notify-on-update-of-ranges="Positions.A1:Positions.A100 Positions.B1:Positions.B100 Positions.C1:Positions.C100 Positions.D1:Positions.D100 Positions.E1:Positions.E100 Positions.F1:Positions.F100 Positions.G1:Positions.G100 Positions.H1:Positions.H100 Positions.I1:Positions.I100 Positions.J1:Positions.J100 Positions.K1:Positions.K100 Positions.L1:Positions.L100 Positions.M1:Positions.M100 Positions.N1:Positions.N100 Positions.O1:Positions.O100 Positions.P1:Positions.P100 Positions.Q1:Positions.Q100 Positions.R1:Positions.R100 Positions.S1:Positions.S100 Positions.T1:Positions.T100 Positions.U1:Positions.U100 Positions.V1:Positions.V100 Positions.W1:Positions.W100 Positions.X1:Positions.X100 Positions.Y1:Positions.Y100 Positions.Z1:Positions.Z100 Positions.AA1:Positions.AA100 Positions.AB1:Positions.AB100 Positions.AC1:Positions.AC100 Positions.AD1:Positions.AD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formula="of:=MIN([$'Low Volatility'.A1:.AD1])" office:value-type="float" office:value="0.89146" calcext:value-type="float">
            <text:p>0.89146</text:p>
          </table:table-cell>
          <table:table-cell table:formula="of:=MAX([$'Low Volatility'.A1:.AD1])" office:value-type="float" office:value="0.96789" calcext:value-type="float">
            <text:p>0.96789</text:p>
          </table:table-cell>
          <table:table-cell table:formula="of:=MIN([$'Real Volatility'.A1:.AD1])" office:value-type="float" office:value="0.915775" calcext:value-type="float">
            <text:p>0.915775</text:p>
          </table:table-cell>
          <table:table-cell table:formula="of:=MAX([$'Real Volatility'.A1:.AD1])" office:value-type="float" office:value="1.10334" calcext:value-type="float">
            <text:p>1.10334</text:p>
          </table:table-cell>
          <table:table-cell table:formula="of:=MIN([$'High Volatility'.A1:.AD1])" office:value-type="float" office:value="0.5042" calcext:value-type="float">
            <text:p>0.5042</text:p>
          </table:table-cell>
          <table:table-cell table:formula="of:=MAX([$'High Volatility'.A1:.AD1])" office:value-type="float" office:value="1.43695" calcext:value-type="float">
            <text:p>1.43695</text:p>
          </table:table-cell>
          <table:table-cell table:number-columns-repeated="24"/>
        </table:table-row>
        <table:table-row table:style-name="ro1">
          <table:table-cell table:formula="of:=MIN([$'Low Volatility'.A2:.AD2])" office:value-type="float" office:value="0.894145" calcext:value-type="float">
            <text:p>0.894145</text:p>
          </table:table-cell>
          <table:table-cell table:formula="of:=MAX([$'Low Volatility'.A2:.AD2])" office:value-type="float" office:value="0.978622" calcext:value-type="float">
            <text:p>0.978622</text:p>
          </table:table-cell>
          <table:table-cell table:formula="of:=MIN([$'Real Volatility'.A2:.AD2])" office:value-type="float" office:value="0.92182" calcext:value-type="float">
            <text:p>0.92182</text:p>
          </table:table-cell>
          <table:table-cell table:formula="of:=MAX([$'Real Volatility'.A2:.AD2])" office:value-type="float" office:value="1.04402" calcext:value-type="float">
            <text:p>1.04402</text:p>
          </table:table-cell>
          <table:table-cell table:formula="of:=MIN([$'High Volatility'.A2:.AD2])" office:value-type="float" office:value="0.731725" calcext:value-type="float">
            <text:p>0.731725</text:p>
          </table:table-cell>
          <table:table-cell table:formula="of:=MAX([$'High Volatility'.A2:.AD2])" office:value-type="float" office:value="1.16294" calcext:value-type="float">
            <text:p>1.16294</text:p>
          </table:table-cell>
          <table:table-cell table:number-columns-repeated="24"/>
        </table:table-row>
        <table:table-row table:style-name="ro1">
          <table:table-cell table:formula="of:=MIN([$'Low Volatility'.A3:.AD3])" office:value-type="float" office:value="0.906877" calcext:value-type="float">
            <text:p>0.906877</text:p>
          </table:table-cell>
          <table:table-cell table:formula="of:=MAX([$'Low Volatility'.A3:.AD3])" office:value-type="float" office:value="0.964493" calcext:value-type="float">
            <text:p>0.964493</text:p>
          </table:table-cell>
          <table:table-cell table:formula="of:=MIN([$'Real Volatility'.A3:.AD3])" office:value-type="float" office:value="0.933142" calcext:value-type="float">
            <text:p>0.933142</text:p>
          </table:table-cell>
          <table:table-cell table:formula="of:=MAX([$'Real Volatility'.A3:.AD3])" office:value-type="float" office:value="1.03792" calcext:value-type="float">
            <text:p>1.03792</text:p>
          </table:table-cell>
          <table:table-cell table:formula="of:=MIN([$'High Volatility'.A3:.AD3])" office:value-type="float" office:value="0.770833" calcext:value-type="float">
            <text:p>0.770833</text:p>
          </table:table-cell>
          <table:table-cell table:formula="of:=MAX([$'High Volatility'.A3:.AD3])" office:value-type="float" office:value="1.08293" calcext:value-type="float">
            <text:p>1.08293</text:p>
          </table:table-cell>
          <table:table-cell table:number-columns-repeated="24"/>
        </table:table-row>
        <table:table-row table:style-name="ro1">
          <table:table-cell table:formula="of:=MIN([$'Low Volatility'.A4:.AD4])" office:value-type="float" office:value="0.907026" calcext:value-type="float">
            <text:p>0.907026</text:p>
          </table:table-cell>
          <table:table-cell table:formula="of:=MAX([$'Low Volatility'.A4:.AD4])" office:value-type="float" office:value="0.955098" calcext:value-type="float">
            <text:p>0.955098</text:p>
          </table:table-cell>
          <table:table-cell table:formula="of:=MIN([$'Real Volatility'.A4:.AD4])" office:value-type="float" office:value="0.934404" calcext:value-type="float">
            <text:p>0.934404</text:p>
          </table:table-cell>
          <table:table-cell table:formula="of:=MAX([$'Real Volatility'.A4:.AD4])" office:value-type="float" office:value="1.03186" calcext:value-type="float">
            <text:p>1.03186</text:p>
          </table:table-cell>
          <table:table-cell table:formula="of:=MIN([$'High Volatility'.A4:.AD4])" office:value-type="float" office:value="0.809881" calcext:value-type="float">
            <text:p>0.809881</text:p>
          </table:table-cell>
          <table:table-cell table:formula="of:=MAX([$'High Volatility'.A4:.AD4])" office:value-type="float" office:value="1.18732" calcext:value-type="float">
            <text:p>1.18732</text:p>
          </table:table-cell>
          <table:table-cell table:number-columns-repeated="24"/>
        </table:table-row>
        <table:table-row table:style-name="ro1">
          <table:table-cell table:formula="of:=MIN([$'Low Volatility'.A5:.AD5])" office:value-type="float" office:value="0.907743" calcext:value-type="float">
            <text:p>0.907743</text:p>
          </table:table-cell>
          <table:table-cell table:formula="of:=MAX([$'Low Volatility'.A5:.AD5])" office:value-type="float" office:value="0.951545" calcext:value-type="float">
            <text:p>0.951545</text:p>
          </table:table-cell>
          <table:table-cell table:formula="of:=MIN([$'Real Volatility'.A5:.AD5])" office:value-type="float" office:value="0.940387" calcext:value-type="float">
            <text:p>0.940387</text:p>
          </table:table-cell>
          <table:table-cell table:formula="of:=MAX([$'Real Volatility'.A5:.AD5])" office:value-type="float" office:value="1.00502" calcext:value-type="float">
            <text:p>1.00502</text:p>
          </table:table-cell>
          <table:table-cell table:formula="of:=MIN([$'High Volatility'.A5:.AD5])" office:value-type="float" office:value="0.825035" calcext:value-type="float">
            <text:p>0.825035</text:p>
          </table:table-cell>
          <table:table-cell table:formula="of:=MAX([$'High Volatility'.A5:.AD5])" office:value-type="float" office:value="1.12294" calcext:value-type="float">
            <text:p>1.12294</text:p>
          </table:table-cell>
          <table:table-cell table:number-columns-repeated="24"/>
        </table:table-row>
        <table:table-row table:style-name="ro1">
          <table:table-cell table:formula="of:=MIN([$'Low Volatility'.A6:.AD6])" office:value-type="float" office:value="0.910879" calcext:value-type="float">
            <text:p>0.910879</text:p>
          </table:table-cell>
          <table:table-cell table:formula="of:=MAX([$'Low Volatility'.A6:.AD6])" office:value-type="float" office:value="0.956005" calcext:value-type="float">
            <text:p>0.956005</text:p>
          </table:table-cell>
          <table:table-cell table:formula="of:=MIN([$'Real Volatility'.A6:.AD6])" office:value-type="float" office:value="0.935502" calcext:value-type="float">
            <text:p>0.935502</text:p>
          </table:table-cell>
          <table:table-cell table:formula="of:=MAX([$'Real Volatility'.A6:.AD6])" office:value-type="float" office:value="1.00455" calcext:value-type="float">
            <text:p>1.00455</text:p>
          </table:table-cell>
          <table:table-cell table:formula="of:=MIN([$'High Volatility'.A6:.AD6])" office:value-type="float" office:value="0.791708" calcext:value-type="float">
            <text:p>0.791708</text:p>
          </table:table-cell>
          <table:table-cell table:formula="of:=MAX([$'High Volatility'.A6:.AD6])" office:value-type="float" office:value="1.11082" calcext:value-type="float">
            <text:p>1.11082</text:p>
          </table:table-cell>
          <table:table-cell table:number-columns-repeated="24"/>
        </table:table-row>
        <table:table-row table:style-name="ro1">
          <table:table-cell table:formula="of:=MIN([$'Low Volatility'.A7:.AD7])" office:value-type="float" office:value="0.90883" calcext:value-type="float">
            <text:p>0.90883</text:p>
          </table:table-cell>
          <table:table-cell table:formula="of:=MAX([$'Low Volatility'.A7:.AD7])" office:value-type="float" office:value="0.958059" calcext:value-type="float">
            <text:p>0.958059</text:p>
          </table:table-cell>
          <table:table-cell table:formula="of:=MIN([$'Real Volatility'.A7:.AD7])" office:value-type="float" office:value="0.937847" calcext:value-type="float">
            <text:p>0.937847</text:p>
          </table:table-cell>
          <table:table-cell table:formula="of:=MAX([$'Real Volatility'.A7:.AD7])" office:value-type="float" office:value="1.00122" calcext:value-type="float">
            <text:p>1.00122</text:p>
          </table:table-cell>
          <table:table-cell table:formula="of:=MIN([$'High Volatility'.A7:.AD7])" office:value-type="float" office:value="0.812682" calcext:value-type="float">
            <text:p>0.812682</text:p>
          </table:table-cell>
          <table:table-cell table:formula="of:=MAX([$'High Volatility'.A7:.AD7])" office:value-type="float" office:value="1.1143" calcext:value-type="float">
            <text:p>1.1143</text:p>
          </table:table-cell>
          <table:table-cell table:number-columns-repeated="24"/>
        </table:table-row>
        <table:table-row table:style-name="ro1">
          <table:table-cell table:formula="of:=MIN([$'Low Volatility'.A8:.AD8])" office:value-type="float" office:value="0.914024" calcext:value-type="float">
            <text:p>0.914024</text:p>
          </table:table-cell>
          <table:table-cell table:formula="of:=MAX([$'Low Volatility'.A8:.AD8])" office:value-type="float" office:value="0.954687" calcext:value-type="float">
            <text:p>0.954687</text:p>
          </table:table-cell>
          <table:table-cell table:formula="of:=MIN([$'Real Volatility'.A8:.AD8])" office:value-type="float" office:value="0.943152" calcext:value-type="float">
            <text:p>0.943152</text:p>
          </table:table-cell>
          <table:table-cell table:formula="of:=MAX([$'Real Volatility'.A8:.AD8])" office:value-type="float" office:value="1.00248" calcext:value-type="float">
            <text:p>1.00248</text:p>
          </table:table-cell>
          <table:table-cell table:formula="of:=MIN([$'High Volatility'.A8:.AD8])" office:value-type="float" office:value="0.806309" calcext:value-type="float">
            <text:p>0.806309</text:p>
          </table:table-cell>
          <table:table-cell table:formula="of:=MAX([$'High Volatility'.A8:.AD8])" office:value-type="float" office:value="1.09027" calcext:value-type="float">
            <text:p>1.09027</text:p>
          </table:table-cell>
          <table:table-cell table:number-columns-repeated="24"/>
        </table:table-row>
        <table:table-row table:style-name="ro1">
          <table:table-cell table:formula="of:=MIN([$'Low Volatility'.A9:.AD9])" office:value-type="float" office:value="0.913142" calcext:value-type="float">
            <text:p>0.913142</text:p>
          </table:table-cell>
          <table:table-cell table:formula="of:=MAX([$'Low Volatility'.A9:.AD9])" office:value-type="float" office:value="0.953392" calcext:value-type="float">
            <text:p>0.953392</text:p>
          </table:table-cell>
          <table:table-cell table:formula="of:=MIN([$'Real Volatility'.A9:.AD9])" office:value-type="float" office:value="0.944323" calcext:value-type="float">
            <text:p>0.944323</text:p>
          </table:table-cell>
          <table:table-cell table:formula="of:=MAX([$'Real Volatility'.A9:.AD9])" office:value-type="float" office:value="0.996108" calcext:value-type="float">
            <text:p>0.996108</text:p>
          </table:table-cell>
          <table:table-cell table:formula="of:=MIN([$'High Volatility'.A9:.AD9])" office:value-type="float" office:value="0.818931" calcext:value-type="float">
            <text:p>0.818931</text:p>
          </table:table-cell>
          <table:table-cell table:formula="of:=MAX([$'High Volatility'.A9:.AD9])" office:value-type="float" office:value="1.04063" calcext:value-type="float">
            <text:p>1.04063</text:p>
          </table:table-cell>
          <table:table-cell table:number-columns-repeated="24"/>
        </table:table-row>
        <table:table-row table:style-name="ro1">
          <table:table-cell table:formula="of:=MIN([$'Low Volatility'.A10:.AD10])" office:value-type="float" office:value="0.915303" calcext:value-type="float">
            <text:p>0.915303</text:p>
          </table:table-cell>
          <table:table-cell table:formula="of:=MAX([$'Low Volatility'.A10:.AD10])" office:value-type="float" office:value="0.950825" calcext:value-type="float">
            <text:p>0.950825</text:p>
          </table:table-cell>
          <table:table-cell table:formula="of:=MIN([$'Real Volatility'.A10:.AD10])" office:value-type="float" office:value="0.9458" calcext:value-type="float">
            <text:p>0.9458</text:p>
          </table:table-cell>
          <table:table-cell table:formula="of:=MAX([$'Real Volatility'.A10:.AD10])" office:value-type="float" office:value="0.986479" calcext:value-type="float">
            <text:p>0.986479</text:p>
          </table:table-cell>
          <table:table-cell table:formula="of:=MIN([$'High Volatility'.A10:.AD10])" office:value-type="float" office:value="0.821755" calcext:value-type="float">
            <text:p>0.821755</text:p>
          </table:table-cell>
          <table:table-cell table:formula="of:=MAX([$'High Volatility'.A10:.AD10])" office:value-type="float" office:value="1.05249" calcext:value-type="float">
            <text:p>1.05249</text:p>
          </table:table-cell>
          <table:table-cell table:number-columns-repeated="24"/>
        </table:table-row>
        <table:table-row table:style-name="ro1">
          <table:table-cell table:formula="of:=MIN([$'Low Volatility'.A11:.AD11])" office:value-type="float" office:value="0.91401" calcext:value-type="float">
            <text:p>0.91401</text:p>
          </table:table-cell>
          <table:table-cell table:formula="of:=MAX([$'Low Volatility'.A11:.AD11])" office:value-type="float" office:value="0.949062" calcext:value-type="float">
            <text:p>0.949062</text:p>
          </table:table-cell>
          <table:table-cell table:formula="of:=MIN([$'Real Volatility'.A11:.AD11])" office:value-type="float" office:value="0.941374" calcext:value-type="float">
            <text:p>0.941374</text:p>
          </table:table-cell>
          <table:table-cell table:formula="of:=MAX([$'Real Volatility'.A11:.AD11])" office:value-type="float" office:value="0.98806" calcext:value-type="float">
            <text:p>0.98806</text:p>
          </table:table-cell>
          <table:table-cell table:formula="of:=MIN([$'High Volatility'.A11:.AD11])" office:value-type="float" office:value="0.825886" calcext:value-type="float">
            <text:p>0.825886</text:p>
          </table:table-cell>
          <table:table-cell table:formula="of:=MAX([$'High Volatility'.A11:.AD11])" office:value-type="float" office:value="1.05681" calcext:value-type="float">
            <text:p>1.05681</text:p>
          </table:table-cell>
          <table:table-cell table:number-columns-repeated="24"/>
        </table:table-row>
        <table:table-row table:style-name="ro1">
          <table:table-cell table:formula="of:=MIN([$'Low Volatility'.A12:.AD12])" office:value-type="float" office:value="0.911725" calcext:value-type="float">
            <text:p>0.911725</text:p>
          </table:table-cell>
          <table:table-cell table:formula="of:=MAX([$'Low Volatility'.A12:.AD12])" office:value-type="float" office:value="0.946244" calcext:value-type="float">
            <text:p>0.946244</text:p>
          </table:table-cell>
          <table:table-cell table:formula="of:=MIN([$'Real Volatility'.A12:.AD12])" office:value-type="float" office:value="0.944964" calcext:value-type="float">
            <text:p>0.944964</text:p>
          </table:table-cell>
          <table:table-cell table:formula="of:=MAX([$'Real Volatility'.A12:.AD12])" office:value-type="float" office:value="0.984595" calcext:value-type="float">
            <text:p>0.984595</text:p>
          </table:table-cell>
          <table:table-cell table:formula="of:=MIN([$'High Volatility'.A12:.AD12])" office:value-type="float" office:value="0.824067" calcext:value-type="float">
            <text:p>0.824067</text:p>
          </table:table-cell>
          <table:table-cell table:formula="of:=MAX([$'High Volatility'.A12:.AD12])" office:value-type="float" office:value="1.07029" calcext:value-type="float">
            <text:p>1.07029</text:p>
          </table:table-cell>
          <table:table-cell table:number-columns-repeated="24"/>
        </table:table-row>
        <table:table-row table:style-name="ro1">
          <table:table-cell table:formula="of:=MIN([$'Low Volatility'.A13:.AD13])" office:value-type="float" office:value="0.916078" calcext:value-type="float">
            <text:p>0.916078</text:p>
          </table:table-cell>
          <table:table-cell table:formula="of:=MAX([$'Low Volatility'.A13:.AD13])" office:value-type="float" office:value="0.946417" calcext:value-type="float">
            <text:p>0.946417</text:p>
          </table:table-cell>
          <table:table-cell table:formula="of:=MIN([$'Real Volatility'.A13:.AD13])" office:value-type="float" office:value="0.946358" calcext:value-type="float">
            <text:p>0.946358</text:p>
          </table:table-cell>
          <table:table-cell table:formula="of:=MAX([$'Real Volatility'.A13:.AD13])" office:value-type="float" office:value="0.98756" calcext:value-type="float">
            <text:p>0.98756</text:p>
          </table:table-cell>
          <table:table-cell table:formula="of:=MIN([$'High Volatility'.A13:.AD13])" office:value-type="float" office:value="0.819317" calcext:value-type="float">
            <text:p>0.819317</text:p>
          </table:table-cell>
          <table:table-cell table:formula="of:=MAX([$'High Volatility'.A13:.AD13])" office:value-type="float" office:value="1.06804" calcext:value-type="float">
            <text:p>1.06804</text:p>
          </table:table-cell>
          <table:table-cell table:number-columns-repeated="24"/>
        </table:table-row>
        <table:table-row table:style-name="ro1">
          <table:table-cell table:formula="of:=MIN([$'Low Volatility'.A14:.AD14])" office:value-type="float" office:value="0.914477" calcext:value-type="float">
            <text:p>0.914477</text:p>
          </table:table-cell>
          <table:table-cell table:formula="of:=MAX([$'Low Volatility'.A14:.AD14])" office:value-type="float" office:value="0.94606" calcext:value-type="float">
            <text:p>0.94606</text:p>
          </table:table-cell>
          <table:table-cell table:formula="of:=MIN([$'Real Volatility'.A14:.AD14])" office:value-type="float" office:value="0.945016" calcext:value-type="float">
            <text:p>0.945016</text:p>
          </table:table-cell>
          <table:table-cell table:formula="of:=MAX([$'Real Volatility'.A14:.AD14])" office:value-type="float" office:value="0.985131" calcext:value-type="float">
            <text:p>0.985131</text:p>
          </table:table-cell>
          <table:table-cell table:formula="of:=MIN([$'High Volatility'.A14:.AD14])" office:value-type="float" office:value="0.81697" calcext:value-type="float">
            <text:p>0.81697</text:p>
          </table:table-cell>
          <table:table-cell table:formula="of:=MAX([$'High Volatility'.A14:.AD14])" office:value-type="float" office:value="1.05079" calcext:value-type="float">
            <text:p>1.05079</text:p>
          </table:table-cell>
          <table:table-cell table:number-columns-repeated="24"/>
        </table:table-row>
        <table:table-row table:style-name="ro1">
          <table:table-cell table:formula="of:=MIN([$'Low Volatility'.A15:.AD15])" office:value-type="float" office:value="0.912181" calcext:value-type="float">
            <text:p>0.912181</text:p>
          </table:table-cell>
          <table:table-cell table:formula="of:=MAX([$'Low Volatility'.A15:.AD15])" office:value-type="float" office:value="0.948157" calcext:value-type="float">
            <text:p>0.948157</text:p>
          </table:table-cell>
          <table:table-cell table:formula="of:=MIN([$'Real Volatility'.A15:.AD15])" office:value-type="float" office:value="0.9435" calcext:value-type="float">
            <text:p>0.9435</text:p>
          </table:table-cell>
          <table:table-cell table:formula="of:=MAX([$'Real Volatility'.A15:.AD15])" office:value-type="float" office:value="0.984384" calcext:value-type="float">
            <text:p>0.984384</text:p>
          </table:table-cell>
          <table:table-cell table:formula="of:=MIN([$'High Volatility'.A15:.AD15])" office:value-type="float" office:value="0.813968" calcext:value-type="float">
            <text:p>0.813968</text:p>
          </table:table-cell>
          <table:table-cell table:formula="of:=MAX([$'High Volatility'.A15:.AD15])" office:value-type="float" office:value="1.05143" calcext:value-type="float">
            <text:p>1.05143</text:p>
          </table:table-cell>
          <table:table-cell table:number-columns-repeated="24"/>
        </table:table-row>
        <table:table-row table:style-name="ro1">
          <table:table-cell table:formula="of:=MIN([$'Low Volatility'.A16:.AD16])" office:value-type="float" office:value="0.912095" calcext:value-type="float">
            <text:p>0.912095</text:p>
          </table:table-cell>
          <table:table-cell table:formula="of:=MAX([$'Low Volatility'.A16:.AD16])" office:value-type="float" office:value="0.949509" calcext:value-type="float">
            <text:p>0.949509</text:p>
          </table:table-cell>
          <table:table-cell table:formula="of:=MIN([$'Real Volatility'.A16:.AD16])" office:value-type="float" office:value="0.946874" calcext:value-type="float">
            <text:p>0.946874</text:p>
          </table:table-cell>
          <table:table-cell table:formula="of:=MAX([$'Real Volatility'.A16:.AD16])" office:value-type="float" office:value="0.982026" calcext:value-type="float">
            <text:p>0.982026</text:p>
          </table:table-cell>
          <table:table-cell table:formula="of:=MIN([$'High Volatility'.A16:.AD16])" office:value-type="float" office:value="0.818141" calcext:value-type="float">
            <text:p>0.818141</text:p>
          </table:table-cell>
          <table:table-cell table:formula="of:=MAX([$'High Volatility'.A16:.AD16])" office:value-type="float" office:value="1.06927" calcext:value-type="float">
            <text:p>1.06927</text:p>
          </table:table-cell>
          <table:table-cell table:number-columns-repeated="24"/>
        </table:table-row>
        <table:table-row table:style-name="ro1">
          <table:table-cell table:formula="of:=MIN([$'Low Volatility'.A17:.AD17])" office:value-type="float" office:value="0.914519" calcext:value-type="float">
            <text:p>0.914519</text:p>
          </table:table-cell>
          <table:table-cell table:formula="of:=MAX([$'Low Volatility'.A17:.AD17])" office:value-type="float" office:value="0.946152" calcext:value-type="float">
            <text:p>0.946152</text:p>
          </table:table-cell>
          <table:table-cell table:formula="of:=MIN([$'Real Volatility'.A17:.AD17])" office:value-type="float" office:value="0.948181" calcext:value-type="float">
            <text:p>0.948181</text:p>
          </table:table-cell>
          <table:table-cell table:formula="of:=MAX([$'Real Volatility'.A17:.AD17])" office:value-type="float" office:value="0.980629" calcext:value-type="float">
            <text:p>0.980629</text:p>
          </table:table-cell>
          <table:table-cell table:formula="of:=MIN([$'High Volatility'.A17:.AD17])" office:value-type="float" office:value="0.814157" calcext:value-type="float">
            <text:p>0.814157</text:p>
          </table:table-cell>
          <table:table-cell table:formula="of:=MAX([$'High Volatility'.A17:.AD17])" office:value-type="float" office:value="1.07558" calcext:value-type="float">
            <text:p>1.07558</text:p>
          </table:table-cell>
          <table:table-cell table:number-columns-repeated="24"/>
        </table:table-row>
        <table:table-row table:style-name="ro1">
          <table:table-cell table:formula="of:=MIN([$'Low Volatility'.A18:.AD18])" office:value-type="float" office:value="0.914811" calcext:value-type="float">
            <text:p>0.914811</text:p>
          </table:table-cell>
          <table:table-cell table:formula="of:=MAX([$'Low Volatility'.A18:.AD18])" office:value-type="float" office:value="0.945346" calcext:value-type="float">
            <text:p>0.945346</text:p>
          </table:table-cell>
          <table:table-cell table:formula="of:=MIN([$'Real Volatility'.A18:.AD18])" office:value-type="float" office:value="0.947865" calcext:value-type="float">
            <text:p>0.947865</text:p>
          </table:table-cell>
          <table:table-cell table:formula="of:=MAX([$'Real Volatility'.A18:.AD18])" office:value-type="float" office:value="0.983239" calcext:value-type="float">
            <text:p>0.983239</text:p>
          </table:table-cell>
          <table:table-cell table:formula="of:=MIN([$'High Volatility'.A18:.AD18])" office:value-type="float" office:value="0.809635" calcext:value-type="float">
            <text:p>0.809635</text:p>
          </table:table-cell>
          <table:table-cell table:formula="of:=MAX([$'High Volatility'.A18:.AD18])" office:value-type="float" office:value="1.06342" calcext:value-type="float">
            <text:p>1.06342</text:p>
          </table:table-cell>
          <table:table-cell table:number-columns-repeated="24"/>
        </table:table-row>
        <table:table-row table:style-name="ro1">
          <table:table-cell table:formula="of:=MIN([$'Low Volatility'.A19:.AD19])" office:value-type="float" office:value="0.912907" calcext:value-type="float">
            <text:p>0.912907</text:p>
          </table:table-cell>
          <table:table-cell table:formula="of:=MAX([$'Low Volatility'.A19:.AD19])" office:value-type="float" office:value="0.943823" calcext:value-type="float">
            <text:p>0.943823</text:p>
          </table:table-cell>
          <table:table-cell table:formula="of:=MIN([$'Real Volatility'.A19:.AD19])" office:value-type="float" office:value="0.949788" calcext:value-type="float">
            <text:p>0.949788</text:p>
          </table:table-cell>
          <table:table-cell table:formula="of:=MAX([$'Real Volatility'.A19:.AD19])" office:value-type="float" office:value="0.98421" calcext:value-type="float">
            <text:p>0.98421</text:p>
          </table:table-cell>
          <table:table-cell table:formula="of:=MIN([$'High Volatility'.A19:.AD19])" office:value-type="float" office:value="0.8125" calcext:value-type="float">
            <text:p>0.8125</text:p>
          </table:table-cell>
          <table:table-cell table:formula="of:=MAX([$'High Volatility'.A19:.AD19])" office:value-type="float" office:value="1.04357" calcext:value-type="float">
            <text:p>1.04357</text:p>
          </table:table-cell>
          <table:table-cell table:number-columns-repeated="24"/>
        </table:table-row>
        <table:table-row table:style-name="ro1">
          <table:table-cell table:formula="of:=MIN([$'Low Volatility'.A20:.AD20])" office:value-type="float" office:value="0.913128" calcext:value-type="float">
            <text:p>0.913128</text:p>
          </table:table-cell>
          <table:table-cell table:formula="of:=MAX([$'Low Volatility'.A20:.AD20])" office:value-type="float" office:value="0.946234" calcext:value-type="float">
            <text:p>0.946234</text:p>
          </table:table-cell>
          <table:table-cell table:formula="of:=MIN([$'Real Volatility'.A20:.AD20])" office:value-type="float" office:value="0.948392" calcext:value-type="float">
            <text:p>0.948392</text:p>
          </table:table-cell>
          <table:table-cell table:formula="of:=MAX([$'Real Volatility'.A20:.AD20])" office:value-type="float" office:value="0.98228" calcext:value-type="float">
            <text:p>0.98228</text:p>
          </table:table-cell>
          <table:table-cell table:formula="of:=MIN([$'High Volatility'.A20:.AD20])" office:value-type="float" office:value="0.812125" calcext:value-type="float">
            <text:p>0.812125</text:p>
          </table:table-cell>
          <table:table-cell table:formula="of:=MAX([$'High Volatility'.A20:.AD20])" office:value-type="float" office:value="1.05002" calcext:value-type="float">
            <text:p>1.05002</text:p>
          </table:table-cell>
          <table:table-cell table:number-columns-repeated="24"/>
        </table:table-row>
        <table:table-row table:style-name="ro1">
          <table:table-cell table:formula="of:=MIN([$'Low Volatility'.A21:.AD21])" office:value-type="float" office:value="0.916233" calcext:value-type="float">
            <text:p>0.916233</text:p>
          </table:table-cell>
          <table:table-cell table:formula="of:=MAX([$'Low Volatility'.A21:.AD21])" office:value-type="float" office:value="0.943084" calcext:value-type="float">
            <text:p>0.943084</text:p>
          </table:table-cell>
          <table:table-cell table:formula="of:=MIN([$'Real Volatility'.A21:.AD21])" office:value-type="float" office:value="0.948222" calcext:value-type="float">
            <text:p>0.948222</text:p>
          </table:table-cell>
          <table:table-cell table:formula="of:=MAX([$'Real Volatility'.A21:.AD21])" office:value-type="float" office:value="0.978918" calcext:value-type="float">
            <text:p>0.978918</text:p>
          </table:table-cell>
          <table:table-cell table:formula="of:=MIN([$'High Volatility'.A21:.AD21])" office:value-type="float" office:value="0.82545" calcext:value-type="float">
            <text:p>0.82545</text:p>
          </table:table-cell>
          <table:table-cell table:formula="of:=MAX([$'High Volatility'.A21:.AD21])" office:value-type="float" office:value="1.05743" calcext:value-type="float">
            <text:p>1.05743</text:p>
          </table:table-cell>
          <table:table-cell table:number-columns-repeated="24"/>
        </table:table-row>
        <table:table-row table:style-name="ro1">
          <table:table-cell table:formula="of:=MIN([$'Low Volatility'.A22:.AD22])" office:value-type="float" office:value="0.915501" calcext:value-type="float">
            <text:p>0.915501</text:p>
          </table:table-cell>
          <table:table-cell table:formula="of:=MAX([$'Low Volatility'.A22:.AD22])" office:value-type="float" office:value="0.946037" calcext:value-type="float">
            <text:p>0.946037</text:p>
          </table:table-cell>
          <table:table-cell table:formula="of:=MIN([$'Real Volatility'.A22:.AD22])" office:value-type="float" office:value="0.950383" calcext:value-type="float">
            <text:p>0.950383</text:p>
          </table:table-cell>
          <table:table-cell table:formula="of:=MAX([$'Real Volatility'.A22:.AD22])" office:value-type="float" office:value="0.977171" calcext:value-type="float">
            <text:p>0.977171</text:p>
          </table:table-cell>
          <table:table-cell table:formula="of:=MIN([$'High Volatility'.A22:.AD22])" office:value-type="float" office:value="0.847864" calcext:value-type="float">
            <text:p>0.847864</text:p>
          </table:table-cell>
          <table:table-cell table:formula="of:=MAX([$'High Volatility'.A22:.AD22])" office:value-type="float" office:value="1.05323" calcext:value-type="float">
            <text:p>1.05323</text:p>
          </table:table-cell>
          <table:table-cell table:number-columns-repeated="24"/>
        </table:table-row>
        <table:table-row table:style-name="ro1">
          <table:table-cell table:formula="of:=MIN([$'Low Volatility'.A23:.AD23])" office:value-type="float" office:value="0.916765" calcext:value-type="float">
            <text:p>0.916765</text:p>
          </table:table-cell>
          <table:table-cell table:formula="of:=MAX([$'Low Volatility'.A23:.AD23])" office:value-type="float" office:value="0.947793" calcext:value-type="float">
            <text:p>0.947793</text:p>
          </table:table-cell>
          <table:table-cell table:formula="of:=MIN([$'Real Volatility'.A23:.AD23])" office:value-type="float" office:value="0.951239" calcext:value-type="float">
            <text:p>0.951239</text:p>
          </table:table-cell>
          <table:table-cell table:formula="of:=MAX([$'Real Volatility'.A23:.AD23])" office:value-type="float" office:value="0.975683" calcext:value-type="float">
            <text:p>0.975683</text:p>
          </table:table-cell>
          <table:table-cell table:formula="of:=MIN([$'High Volatility'.A23:.AD23])" office:value-type="float" office:value="0.864811" calcext:value-type="float">
            <text:p>0.864811</text:p>
          </table:table-cell>
          <table:table-cell table:formula="of:=MAX([$'High Volatility'.A23:.AD23])" office:value-type="float" office:value="1.03865" calcext:value-type="float">
            <text:p>1.03865</text:p>
          </table:table-cell>
          <table:table-cell table:number-columns-repeated="24"/>
        </table:table-row>
        <table:table-row table:style-name="ro1">
          <table:table-cell table:formula="of:=MIN([$'Low Volatility'.A24:.AD24])" office:value-type="float" office:value="0.916164" calcext:value-type="float">
            <text:p>0.916164</text:p>
          </table:table-cell>
          <table:table-cell table:formula="of:=MAX([$'Low Volatility'.A24:.AD24])" office:value-type="float" office:value="0.943396" calcext:value-type="float">
            <text:p>0.943396</text:p>
          </table:table-cell>
          <table:table-cell table:formula="of:=MIN([$'Real Volatility'.A24:.AD24])" office:value-type="float" office:value="0.951726" calcext:value-type="float">
            <text:p>0.951726</text:p>
          </table:table-cell>
          <table:table-cell table:formula="of:=MAX([$'Real Volatility'.A24:.AD24])" office:value-type="float" office:value="0.976186" calcext:value-type="float">
            <text:p>0.976186</text:p>
          </table:table-cell>
          <table:table-cell table:formula="of:=MIN([$'High Volatility'.A24:.AD24])" office:value-type="float" office:value="0.876537" calcext:value-type="float">
            <text:p>0.876537</text:p>
          </table:table-cell>
          <table:table-cell table:formula="of:=MAX([$'High Volatility'.A24:.AD24])" office:value-type="float" office:value="1.04187" calcext:value-type="float">
            <text:p>1.04187</text:p>
          </table:table-cell>
          <table:table-cell table:number-columns-repeated="24"/>
        </table:table-row>
        <table:table-row table:style-name="ro1">
          <table:table-cell table:formula="of:=MIN([$'Low Volatility'.A25:.AD25])" office:value-type="float" office:value="0.918385" calcext:value-type="float">
            <text:p>0.918385</text:p>
          </table:table-cell>
          <table:table-cell table:formula="of:=MAX([$'Low Volatility'.A25:.AD25])" office:value-type="float" office:value="0.941413" calcext:value-type="float">
            <text:p>0.941413</text:p>
          </table:table-cell>
          <table:table-cell table:formula="of:=MIN([$'Real Volatility'.A25:.AD25])" office:value-type="float" office:value="0.951515" calcext:value-type="float">
            <text:p>0.951515</text:p>
          </table:table-cell>
          <table:table-cell table:formula="of:=MAX([$'Real Volatility'.A25:.AD25])" office:value-type="float" office:value="0.976238" calcext:value-type="float">
            <text:p>0.976238</text:p>
          </table:table-cell>
          <table:table-cell table:formula="of:=MIN([$'High Volatility'.A25:.AD25])" office:value-type="float" office:value="0.887935" calcext:value-type="float">
            <text:p>0.887935</text:p>
          </table:table-cell>
          <table:table-cell table:formula="of:=MAX([$'High Volatility'.A25:.AD25])" office:value-type="float" office:value="1.02273" calcext:value-type="float">
            <text:p>1.02273</text:p>
          </table:table-cell>
          <table:table-cell table:number-columns-repeated="24"/>
        </table:table-row>
        <table:table-row table:style-name="ro1">
          <table:table-cell table:formula="of:=MIN([$'Low Volatility'.A26:.AD26])" office:value-type="float" office:value="0.91859" calcext:value-type="float">
            <text:p>0.91859</text:p>
          </table:table-cell>
          <table:table-cell table:formula="of:=MAX([$'Low Volatility'.A26:.AD26])" office:value-type="float" office:value="0.94205" calcext:value-type="float">
            <text:p>0.94205</text:p>
          </table:table-cell>
          <table:table-cell table:formula="of:=MIN([$'Real Volatility'.A26:.AD26])" office:value-type="float" office:value="0.950453" calcext:value-type="float">
            <text:p>0.950453</text:p>
          </table:table-cell>
          <table:table-cell table:formula="of:=MAX([$'Real Volatility'.A26:.AD26])" office:value-type="float" office:value="0.975431" calcext:value-type="float">
            <text:p>0.975431</text:p>
          </table:table-cell>
          <table:table-cell table:formula="of:=MIN([$'High Volatility'.A26:.AD26])" office:value-type="float" office:value="0.876905" calcext:value-type="float">
            <text:p>0.876905</text:p>
          </table:table-cell>
          <table:table-cell table:formula="of:=MAX([$'High Volatility'.A26:.AD26])" office:value-type="float" office:value="1.0094" calcext:value-type="float">
            <text:p>1.0094</text:p>
          </table:table-cell>
          <table:table-cell table:number-columns-repeated="24"/>
        </table:table-row>
        <table:table-row table:style-name="ro1">
          <table:table-cell table:formula="of:=MIN([$'Low Volatility'.A27:.AD27])" office:value-type="float" office:value="0.919824" calcext:value-type="float">
            <text:p>0.919824</text:p>
          </table:table-cell>
          <table:table-cell table:formula="of:=MAX([$'Low Volatility'.A27:.AD27])" office:value-type="float" office:value="0.942901" calcext:value-type="float">
            <text:p>0.942901</text:p>
          </table:table-cell>
          <table:table-cell table:formula="of:=MIN([$'Real Volatility'.A27:.AD27])" office:value-type="float" office:value="0.950488" calcext:value-type="float">
            <text:p>0.950488</text:p>
          </table:table-cell>
          <table:table-cell table:formula="of:=MAX([$'Real Volatility'.A27:.AD27])" office:value-type="float" office:value="0.973495" calcext:value-type="float">
            <text:p>0.973495</text:p>
          </table:table-cell>
          <table:table-cell table:formula="of:=MIN([$'High Volatility'.A27:.AD27])" office:value-type="float" office:value="0.875113" calcext:value-type="float">
            <text:p>0.875113</text:p>
          </table:table-cell>
          <table:table-cell table:formula="of:=MAX([$'High Volatility'.A27:.AD27])" office:value-type="float" office:value="1.00073" calcext:value-type="float">
            <text:p>1.00073</text:p>
          </table:table-cell>
          <table:table-cell table:number-columns-repeated="24"/>
        </table:table-row>
        <table:table-row table:style-name="ro1">
          <table:table-cell table:formula="of:=MIN([$'Low Volatility'.A28:.AD28])" office:value-type="float" office:value="0.918663" calcext:value-type="float">
            <text:p>0.918663</text:p>
          </table:table-cell>
          <table:table-cell table:formula="of:=MAX([$'Low Volatility'.A28:.AD28])" office:value-type="float" office:value="0.942982" calcext:value-type="float">
            <text:p>0.942982</text:p>
          </table:table-cell>
          <table:table-cell table:formula="of:=MIN([$'Real Volatility'.A28:.AD28])" office:value-type="float" office:value="0.949462" calcext:value-type="float">
            <text:p>0.949462</text:p>
          </table:table-cell>
          <table:table-cell table:formula="of:=MAX([$'Real Volatility'.A28:.AD28])" office:value-type="float" office:value="0.972986" calcext:value-type="float">
            <text:p>0.972986</text:p>
          </table:table-cell>
          <table:table-cell table:formula="of:=MIN([$'High Volatility'.A28:.AD28])" office:value-type="float" office:value="0.882599" calcext:value-type="float">
            <text:p>0.882599</text:p>
          </table:table-cell>
          <table:table-cell table:formula="of:=MAX([$'High Volatility'.A28:.AD28])" office:value-type="float" office:value="1.00591" calcext:value-type="float">
            <text:p>1.00591</text:p>
          </table:table-cell>
          <table:table-cell table:number-columns-repeated="24"/>
        </table:table-row>
        <table:table-row table:style-name="ro1">
          <table:table-cell table:formula="of:=MIN([$'Low Volatility'.A29:.AD29])" office:value-type="float" office:value="0.918677" calcext:value-type="float">
            <text:p>0.918677</text:p>
          </table:table-cell>
          <table:table-cell table:formula="of:=MAX([$'Low Volatility'.A29:.AD29])" office:value-type="float" office:value="0.943828" calcext:value-type="float">
            <text:p>0.943828</text:p>
          </table:table-cell>
          <table:table-cell table:formula="of:=MIN([$'Real Volatility'.A29:.AD29])" office:value-type="float" office:value="0.947704" calcext:value-type="float">
            <text:p>0.947704</text:p>
          </table:table-cell>
          <table:table-cell table:formula="of:=MAX([$'Real Volatility'.A29:.AD29])" office:value-type="float" office:value="0.973464" calcext:value-type="float">
            <text:p>0.973464</text:p>
          </table:table-cell>
          <table:table-cell table:formula="of:=MIN([$'High Volatility'.A29:.AD29])" office:value-type="float" office:value="0.885881" calcext:value-type="float">
            <text:p>0.885881</text:p>
          </table:table-cell>
          <table:table-cell table:formula="of:=MAX([$'High Volatility'.A29:.AD29])" office:value-type="float" office:value="1.01432" calcext:value-type="float">
            <text:p>1.01432</text:p>
          </table:table-cell>
          <table:table-cell table:number-columns-repeated="24"/>
        </table:table-row>
        <table:table-row table:style-name="ro1">
          <table:table-cell table:formula="of:=MIN([$'Low Volatility'.A30:.AD30])" office:value-type="float" office:value="0.920063" calcext:value-type="float">
            <text:p>0.920063</text:p>
          </table:table-cell>
          <table:table-cell table:formula="of:=MAX([$'Low Volatility'.A30:.AD30])" office:value-type="float" office:value="0.942867" calcext:value-type="float">
            <text:p>0.942867</text:p>
          </table:table-cell>
          <table:table-cell table:formula="of:=MIN([$'Real Volatility'.A30:.AD30])" office:value-type="float" office:value="0.948622" calcext:value-type="float">
            <text:p>0.948622</text:p>
          </table:table-cell>
          <table:table-cell table:formula="of:=MAX([$'Real Volatility'.A30:.AD30])" office:value-type="float" office:value="0.973872" calcext:value-type="float">
            <text:p>0.973872</text:p>
          </table:table-cell>
          <table:table-cell table:formula="of:=MIN([$'High Volatility'.A30:.AD30])" office:value-type="float" office:value="0.872228" calcext:value-type="float">
            <text:p>0.872228</text:p>
          </table:table-cell>
          <table:table-cell table:formula="of:=MAX([$'High Volatility'.A30:.AD30])" office:value-type="float" office:value="1.01794" calcext:value-type="float">
            <text:p>1.01794</text:p>
          </table:table-cell>
          <table:table-cell table:number-columns-repeated="24"/>
        </table:table-row>
        <table:table-row table:style-name="ro1">
          <table:table-cell table:formula="of:=MIN([$'Low Volatility'.A31:.AD31])" office:value-type="float" office:value="0.919341" calcext:value-type="float">
            <text:p>0.919341</text:p>
          </table:table-cell>
          <table:table-cell table:formula="of:=MAX([$'Low Volatility'.A31:.AD31])" office:value-type="float" office:value="0.941722" calcext:value-type="float">
            <text:p>0.941722</text:p>
          </table:table-cell>
          <table:table-cell table:formula="of:=MIN([$'Real Volatility'.A31:.AD31])" office:value-type="float" office:value="0.950903" calcext:value-type="float">
            <text:p>0.950903</text:p>
          </table:table-cell>
          <table:table-cell table:formula="of:=MAX([$'Real Volatility'.A31:.AD31])" office:value-type="float" office:value="0.971467" calcext:value-type="float">
            <text:p>0.971467</text:p>
          </table:table-cell>
          <table:table-cell table:formula="of:=MIN([$'High Volatility'.A31:.AD31])" office:value-type="float" office:value="0.879178" calcext:value-type="float">
            <text:p>0.879178</text:p>
          </table:table-cell>
          <table:table-cell table:formula="of:=MAX([$'High Volatility'.A31:.AD31])" office:value-type="float" office:value="1.00841" calcext:value-type="float">
            <text:p>1.00841</text:p>
          </table:table-cell>
          <table:table-cell table:number-columns-repeated="24"/>
        </table:table-row>
        <table:table-row table:style-name="ro1">
          <table:table-cell table:formula="of:=MIN([$'Low Volatility'.A32:.AD32])" office:value-type="float" office:value="0.919895" calcext:value-type="float">
            <text:p>0.919895</text:p>
          </table:table-cell>
          <table:table-cell table:formula="of:=MAX([$'Low Volatility'.A32:.AD32])" office:value-type="float" office:value="0.942605" calcext:value-type="float">
            <text:p>0.942605</text:p>
          </table:table-cell>
          <table:table-cell table:formula="of:=MIN([$'Real Volatility'.A32:.AD32])" office:value-type="float" office:value="0.951168" calcext:value-type="float">
            <text:p>0.951168</text:p>
          </table:table-cell>
          <table:table-cell table:formula="of:=MAX([$'Real Volatility'.A32:.AD32])" office:value-type="float" office:value="0.972582" calcext:value-type="float">
            <text:p>0.972582</text:p>
          </table:table-cell>
          <table:table-cell table:formula="of:=MIN([$'High Volatility'.A32:.AD32])" office:value-type="float" office:value="0.875784" calcext:value-type="float">
            <text:p>0.875784</text:p>
          </table:table-cell>
          <table:table-cell table:formula="of:=MAX([$'High Volatility'.A32:.AD32])" office:value-type="float" office:value="1.00754" calcext:value-type="float">
            <text:p>1.00754</text:p>
          </table:table-cell>
          <table:table-cell table:number-columns-repeated="24"/>
        </table:table-row>
        <table:table-row table:style-name="ro1">
          <table:table-cell table:formula="of:=MIN([$'Low Volatility'.A33:.AD33])" office:value-type="float" office:value="0.920908" calcext:value-type="float">
            <text:p>0.920908</text:p>
          </table:table-cell>
          <table:table-cell table:formula="of:=MAX([$'Low Volatility'.A33:.AD33])" office:value-type="float" office:value="0.942494" calcext:value-type="float">
            <text:p>0.942494</text:p>
          </table:table-cell>
          <table:table-cell table:formula="of:=MIN([$'Real Volatility'.A33:.AD33])" office:value-type="float" office:value="0.951479" calcext:value-type="float">
            <text:p>0.951479</text:p>
          </table:table-cell>
          <table:table-cell table:formula="of:=MAX([$'Real Volatility'.A33:.AD33])" office:value-type="float" office:value="0.972754" calcext:value-type="float">
            <text:p>0.972754</text:p>
          </table:table-cell>
          <table:table-cell table:formula="of:=MIN([$'High Volatility'.A33:.AD33])" office:value-type="float" office:value="0.885707" calcext:value-type="float">
            <text:p>0.885707</text:p>
          </table:table-cell>
          <table:table-cell table:formula="of:=MAX([$'High Volatility'.A33:.AD33])" office:value-type="float" office:value="1.01915" calcext:value-type="float">
            <text:p>1.01915</text:p>
          </table:table-cell>
          <table:table-cell table:number-columns-repeated="24"/>
        </table:table-row>
        <table:table-row table:style-name="ro1">
          <table:table-cell table:formula="of:=MIN([$'Low Volatility'.A34:.AD34])" office:value-type="float" office:value="0.921566" calcext:value-type="float">
            <text:p>0.921566</text:p>
          </table:table-cell>
          <table:table-cell table:formula="of:=MAX([$'Low Volatility'.A34:.AD34])" office:value-type="float" office:value="0.943338" calcext:value-type="float">
            <text:p>0.943338</text:p>
          </table:table-cell>
          <table:table-cell table:formula="of:=MIN([$'Real Volatility'.A34:.AD34])" office:value-type="float" office:value="0.951652" calcext:value-type="float">
            <text:p>0.951652</text:p>
          </table:table-cell>
          <table:table-cell table:formula="of:=MAX([$'Real Volatility'.A34:.AD34])" office:value-type="float" office:value="0.973392" calcext:value-type="float">
            <text:p>0.973392</text:p>
          </table:table-cell>
          <table:table-cell table:formula="of:=MIN([$'High Volatility'.A34:.AD34])" office:value-type="float" office:value="0.883444" calcext:value-type="float">
            <text:p>0.883444</text:p>
          </table:table-cell>
          <table:table-cell table:formula="of:=MAX([$'High Volatility'.A34:.AD34])" office:value-type="float" office:value="1.01843" calcext:value-type="float">
            <text:p>1.01843</text:p>
          </table:table-cell>
          <table:table-cell table:number-columns-repeated="24"/>
        </table:table-row>
        <table:table-row table:style-name="ro1">
          <table:table-cell table:formula="of:=MIN([$'Low Volatility'.A35:.AD35])" office:value-type="float" office:value="0.923816" calcext:value-type="float">
            <text:p>0.923816</text:p>
          </table:table-cell>
          <table:table-cell table:formula="of:=MAX([$'Low Volatility'.A35:.AD35])" office:value-type="float" office:value="0.944332" calcext:value-type="float">
            <text:p>0.944332</text:p>
          </table:table-cell>
          <table:table-cell table:formula="of:=MIN([$'Real Volatility'.A35:.AD35])" office:value-type="float" office:value="0.950901" calcext:value-type="float">
            <text:p>0.950901</text:p>
          </table:table-cell>
          <table:table-cell table:formula="of:=MAX([$'Real Volatility'.A35:.AD35])" office:value-type="float" office:value="0.972708" calcext:value-type="float">
            <text:p>0.972708</text:p>
          </table:table-cell>
          <table:table-cell table:formula="of:=MIN([$'High Volatility'.A35:.AD35])" office:value-type="float" office:value="0.887582" calcext:value-type="float">
            <text:p>0.887582</text:p>
          </table:table-cell>
          <table:table-cell table:formula="of:=MAX([$'High Volatility'.A35:.AD35])" office:value-type="float" office:value="1.00659" calcext:value-type="float">
            <text:p>1.00659</text:p>
          </table:table-cell>
          <table:table-cell table:number-columns-repeated="24"/>
        </table:table-row>
        <table:table-row table:style-name="ro1">
          <table:table-cell table:formula="of:=MIN([$'Low Volatility'.A36:.AD36])" office:value-type="float" office:value="0.922577" calcext:value-type="float">
            <text:p>0.922577</text:p>
          </table:table-cell>
          <table:table-cell table:formula="of:=MAX([$'Low Volatility'.A36:.AD36])" office:value-type="float" office:value="0.943689" calcext:value-type="float">
            <text:p>0.943689</text:p>
          </table:table-cell>
          <table:table-cell table:formula="of:=MIN([$'Real Volatility'.A36:.AD36])" office:value-type="float" office:value="0.951737" calcext:value-type="float">
            <text:p>0.951737</text:p>
          </table:table-cell>
          <table:table-cell table:formula="of:=MAX([$'Real Volatility'.A36:.AD36])" office:value-type="float" office:value="0.972103" calcext:value-type="float">
            <text:p>0.972103</text:p>
          </table:table-cell>
          <table:table-cell table:formula="of:=MIN([$'High Volatility'.A36:.AD36])" office:value-type="float" office:value="0.887688" calcext:value-type="float">
            <text:p>0.887688</text:p>
          </table:table-cell>
          <table:table-cell table:formula="of:=MAX([$'High Volatility'.A36:.AD36])" office:value-type="float" office:value="1.00564" calcext:value-type="float">
            <text:p>1.00564</text:p>
          </table:table-cell>
          <table:table-cell table:number-columns-repeated="24"/>
        </table:table-row>
        <table:table-row table:style-name="ro1">
          <table:table-cell table:formula="of:=MIN([$'Low Volatility'.A37:.AD37])" office:value-type="float" office:value="0.922993" calcext:value-type="float">
            <text:p>0.922993</text:p>
          </table:table-cell>
          <table:table-cell table:formula="of:=MAX([$'Low Volatility'.A37:.AD37])" office:value-type="float" office:value="0.943077" calcext:value-type="float">
            <text:p>0.943077</text:p>
          </table:table-cell>
          <table:table-cell table:formula="of:=MIN([$'Real Volatility'.A37:.AD37])" office:value-type="float" office:value="0.951489" calcext:value-type="float">
            <text:p>0.951489</text:p>
          </table:table-cell>
          <table:table-cell table:formula="of:=MAX([$'Real Volatility'.A37:.AD37])" office:value-type="float" office:value="0.970566" calcext:value-type="float">
            <text:p>0.970566</text:p>
          </table:table-cell>
          <table:table-cell table:formula="of:=MIN([$'High Volatility'.A37:.AD37])" office:value-type="float" office:value="0.887284" calcext:value-type="float">
            <text:p>0.887284</text:p>
          </table:table-cell>
          <table:table-cell table:formula="of:=MAX([$'High Volatility'.A37:.AD37])" office:value-type="float" office:value="0.99525" calcext:value-type="float">
            <text:p>0.99525</text:p>
          </table:table-cell>
          <table:table-cell table:number-columns-repeated="24"/>
        </table:table-row>
        <table:table-row table:style-name="ro1">
          <table:table-cell table:formula="of:=MIN([$'Low Volatility'.A38:.AD38])" office:value-type="float" office:value="0.922697" calcext:value-type="float">
            <text:p>0.922697</text:p>
          </table:table-cell>
          <table:table-cell table:formula="of:=MAX([$'Low Volatility'.A38:.AD38])" office:value-type="float" office:value="0.943237" calcext:value-type="float">
            <text:p>0.943237</text:p>
          </table:table-cell>
          <table:table-cell table:formula="of:=MIN([$'Real Volatility'.A38:.AD38])" office:value-type="float" office:value="0.950623" calcext:value-type="float">
            <text:p>0.950623</text:p>
          </table:table-cell>
          <table:table-cell table:formula="of:=MAX([$'Real Volatility'.A38:.AD38])" office:value-type="float" office:value="0.972937" calcext:value-type="float">
            <text:p>0.972937</text:p>
          </table:table-cell>
          <table:table-cell table:formula="of:=MIN([$'High Volatility'.A38:.AD38])" office:value-type="float" office:value="0.900367" calcext:value-type="float">
            <text:p>0.900367</text:p>
          </table:table-cell>
          <table:table-cell table:formula="of:=MAX([$'High Volatility'.A38:.AD38])" office:value-type="float" office:value="0.987059" calcext:value-type="float">
            <text:p>0.987059</text:p>
          </table:table-cell>
          <table:table-cell table:number-columns-repeated="24"/>
        </table:table-row>
        <table:table-row table:style-name="ro1">
          <table:table-cell table:formula="of:=MIN([$'Low Volatility'.A39:.AD39])" office:value-type="float" office:value="0.922629" calcext:value-type="float">
            <text:p>0.922629</text:p>
          </table:table-cell>
          <table:table-cell table:formula="of:=MAX([$'Low Volatility'.A39:.AD39])" office:value-type="float" office:value="0.944158" calcext:value-type="float">
            <text:p>0.944158</text:p>
          </table:table-cell>
          <table:table-cell table:formula="of:=MIN([$'Real Volatility'.A39:.AD39])" office:value-type="float" office:value="0.949711" calcext:value-type="float">
            <text:p>0.949711</text:p>
          </table:table-cell>
          <table:table-cell table:formula="of:=MAX([$'Real Volatility'.A39:.AD39])" office:value-type="float" office:value="0.974092" calcext:value-type="float">
            <text:p>0.974092</text:p>
          </table:table-cell>
          <table:table-cell table:formula="of:=MIN([$'High Volatility'.A39:.AD39])" office:value-type="float" office:value="0.894122" calcext:value-type="float">
            <text:p>0.894122</text:p>
          </table:table-cell>
          <table:table-cell table:formula="of:=MAX([$'High Volatility'.A39:.AD39])" office:value-type="float" office:value="0.983524" calcext:value-type="float">
            <text:p>0.983524</text:p>
          </table:table-cell>
          <table:table-cell table:number-columns-repeated="24"/>
        </table:table-row>
        <table:table-row table:style-name="ro1">
          <table:table-cell table:formula="of:=MIN([$'Low Volatility'.A40:.AD40])" office:value-type="float" office:value="0.922025" calcext:value-type="float">
            <text:p>0.922025</text:p>
          </table:table-cell>
          <table:table-cell table:formula="of:=MAX([$'Low Volatility'.A40:.AD40])" office:value-type="float" office:value="0.943774" calcext:value-type="float">
            <text:p>0.943774</text:p>
          </table:table-cell>
          <table:table-cell table:formula="of:=MIN([$'Real Volatility'.A40:.AD40])" office:value-type="float" office:value="0.951645" calcext:value-type="float">
            <text:p>0.951645</text:p>
          </table:table-cell>
          <table:table-cell table:formula="of:=MAX([$'Real Volatility'.A40:.AD40])" office:value-type="float" office:value="0.973757" calcext:value-type="float">
            <text:p>0.973757</text:p>
          </table:table-cell>
          <table:table-cell table:formula="of:=MIN([$'High Volatility'.A40:.AD40])" office:value-type="float" office:value="0.885509" calcext:value-type="float">
            <text:p>0.885509</text:p>
          </table:table-cell>
          <table:table-cell table:formula="of:=MAX([$'High Volatility'.A40:.AD40])" office:value-type="float" office:value="0.974877" calcext:value-type="float">
            <text:p>0.974877</text:p>
          </table:table-cell>
          <table:table-cell table:number-columns-repeated="24"/>
        </table:table-row>
        <table:table-row table:style-name="ro1">
          <table:table-cell table:formula="of:=MIN([$'Low Volatility'.A41:.AD41])" office:value-type="float" office:value="0.922404" calcext:value-type="float">
            <text:p>0.922404</text:p>
          </table:table-cell>
          <table:table-cell table:formula="of:=MAX([$'Low Volatility'.A41:.AD41])" office:value-type="float" office:value="0.943683" calcext:value-type="float">
            <text:p>0.943683</text:p>
          </table:table-cell>
          <table:table-cell table:formula="of:=MIN([$'Real Volatility'.A41:.AD41])" office:value-type="float" office:value="0.950995" calcext:value-type="float">
            <text:p>0.950995</text:p>
          </table:table-cell>
          <table:table-cell table:formula="of:=MAX([$'Real Volatility'.A41:.AD41])" office:value-type="float" office:value="0.973047" calcext:value-type="float">
            <text:p>0.973047</text:p>
          </table:table-cell>
          <table:table-cell table:formula="of:=MIN([$'High Volatility'.A41:.AD41])" office:value-type="float" office:value="0.88392" calcext:value-type="float">
            <text:p>0.88392</text:p>
          </table:table-cell>
          <table:table-cell table:formula="of:=MAX([$'High Volatility'.A41:.AD41])" office:value-type="float" office:value="0.980434" calcext:value-type="float">
            <text:p>0.980434</text:p>
          </table:table-cell>
          <table:table-cell table:number-columns-repeated="24"/>
        </table:table-row>
        <table:table-row table:style-name="ro1">
          <table:table-cell table:formula="of:=MIN([$'Low Volatility'.A42:.AD42])" office:value-type="float" office:value="0.921845" calcext:value-type="float">
            <text:p>0.921845</text:p>
          </table:table-cell>
          <table:table-cell table:formula="of:=MAX([$'Low Volatility'.A42:.AD42])" office:value-type="float" office:value="0.944575" calcext:value-type="float">
            <text:p>0.944575</text:p>
          </table:table-cell>
          <table:table-cell table:formula="of:=MIN([$'Real Volatility'.A42:.AD42])" office:value-type="float" office:value="0.95229" calcext:value-type="float">
            <text:p>0.95229</text:p>
          </table:table-cell>
          <table:table-cell table:formula="of:=MAX([$'Real Volatility'.A42:.AD42])" office:value-type="float" office:value="0.972138" calcext:value-type="float">
            <text:p>0.972138</text:p>
          </table:table-cell>
          <table:table-cell table:formula="of:=MIN([$'High Volatility'.A42:.AD42])" office:value-type="float" office:value="0.908243" calcext:value-type="float">
            <text:p>0.908243</text:p>
          </table:table-cell>
          <table:table-cell table:formula="of:=MAX([$'High Volatility'.A42:.AD42])" office:value-type="float" office:value="0.986988" calcext:value-type="float">
            <text:p>0.986988</text:p>
          </table:table-cell>
          <table:table-cell table:number-columns-repeated="24"/>
        </table:table-row>
        <table:table-row table:style-name="ro1">
          <table:table-cell table:formula="of:=MIN([$'Low Volatility'.A43:.AD43])" office:value-type="float" office:value="0.922971" calcext:value-type="float">
            <text:p>0.922971</text:p>
          </table:table-cell>
          <table:table-cell table:formula="of:=MAX([$'Low Volatility'.A43:.AD43])" office:value-type="float" office:value="0.942943" calcext:value-type="float">
            <text:p>0.942943</text:p>
          </table:table-cell>
          <table:table-cell table:formula="of:=MIN([$'Real Volatility'.A43:.AD43])" office:value-type="float" office:value="0.95229" calcext:value-type="float">
            <text:p>0.95229</text:p>
          </table:table-cell>
          <table:table-cell table:formula="of:=MAX([$'Real Volatility'.A43:.AD43])" office:value-type="float" office:value="0.973922" calcext:value-type="float">
            <text:p>0.973922</text:p>
          </table:table-cell>
          <table:table-cell table:formula="of:=MIN([$'High Volatility'.A43:.AD43])" office:value-type="float" office:value="0.908153" calcext:value-type="float">
            <text:p>0.908153</text:p>
          </table:table-cell>
          <table:table-cell table:formula="of:=MAX([$'High Volatility'.A43:.AD43])" office:value-type="float" office:value="0.987648" calcext:value-type="float">
            <text:p>0.987648</text:p>
          </table:table-cell>
          <table:table-cell table:number-columns-repeated="24"/>
        </table:table-row>
        <table:table-row table:style-name="ro1">
          <table:table-cell table:formula="of:=MIN([$'Low Volatility'.A44:.AD44])" office:value-type="float" office:value="0.922934" calcext:value-type="float">
            <text:p>0.922934</text:p>
          </table:table-cell>
          <table:table-cell table:formula="of:=MAX([$'Low Volatility'.A44:.AD44])" office:value-type="float" office:value="0.944221" calcext:value-type="float">
            <text:p>0.944221</text:p>
          </table:table-cell>
          <table:table-cell table:formula="of:=MIN([$'Real Volatility'.A44:.AD44])" office:value-type="float" office:value="0.952433" calcext:value-type="float">
            <text:p>0.952433</text:p>
          </table:table-cell>
          <table:table-cell table:formula="of:=MAX([$'Real Volatility'.A44:.AD44])" office:value-type="float" office:value="0.974575" calcext:value-type="float">
            <text:p>0.974575</text:p>
          </table:table-cell>
          <table:table-cell table:formula="of:=MIN([$'High Volatility'.A44:.AD44])" office:value-type="float" office:value="0.910243" calcext:value-type="float">
            <text:p>0.910243</text:p>
          </table:table-cell>
          <table:table-cell table:formula="of:=MAX([$'High Volatility'.A44:.AD44])" office:value-type="float" office:value="0.988423" calcext:value-type="float">
            <text:p>0.988423</text:p>
          </table:table-cell>
          <table:table-cell table:number-columns-repeated="24"/>
        </table:table-row>
        <table:table-row table:style-name="ro1">
          <table:table-cell table:formula="of:=MIN([$'Low Volatility'.A45:.AD45])" office:value-type="float" office:value="0.923208" calcext:value-type="float">
            <text:p>0.923208</text:p>
          </table:table-cell>
          <table:table-cell table:formula="of:=MAX([$'Low Volatility'.A45:.AD45])" office:value-type="float" office:value="0.943872" calcext:value-type="float">
            <text:p>0.943872</text:p>
          </table:table-cell>
          <table:table-cell table:formula="of:=MIN([$'Real Volatility'.A45:.AD45])" office:value-type="float" office:value="0.951778" calcext:value-type="float">
            <text:p>0.951778</text:p>
          </table:table-cell>
          <table:table-cell table:formula="of:=MAX([$'Real Volatility'.A45:.AD45])" office:value-type="float" office:value="0.973992" calcext:value-type="float">
            <text:p>0.973992</text:p>
          </table:table-cell>
          <table:table-cell table:formula="of:=MIN([$'High Volatility'.A45:.AD45])" office:value-type="float" office:value="0.91206" calcext:value-type="float">
            <text:p>0.91206</text:p>
          </table:table-cell>
          <table:table-cell table:formula="of:=MAX([$'High Volatility'.A45:.AD45])" office:value-type="float" office:value="0.982474" calcext:value-type="float">
            <text:p>0.982474</text:p>
          </table:table-cell>
          <table:table-cell table:number-columns-repeated="24"/>
        </table:table-row>
        <table:table-row table:style-name="ro1">
          <table:table-cell table:formula="of:=MIN([$'Low Volatility'.A46:.AD46])" office:value-type="float" office:value="0.923867" calcext:value-type="float">
            <text:p>0.923867</text:p>
          </table:table-cell>
          <table:table-cell table:formula="of:=MAX([$'Low Volatility'.A46:.AD46])" office:value-type="float" office:value="0.943974" calcext:value-type="float">
            <text:p>0.943974</text:p>
          </table:table-cell>
          <table:table-cell table:formula="of:=MIN([$'Real Volatility'.A46:.AD46])" office:value-type="float" office:value="0.951833" calcext:value-type="float">
            <text:p>0.951833</text:p>
          </table:table-cell>
          <table:table-cell table:formula="of:=MAX([$'Real Volatility'.A46:.AD46])" office:value-type="float" office:value="0.974411" calcext:value-type="float">
            <text:p>0.974411</text:p>
          </table:table-cell>
          <table:table-cell table:formula="of:=MIN([$'High Volatility'.A46:.AD46])" office:value-type="float" office:value="0.911657" calcext:value-type="float">
            <text:p>0.911657</text:p>
          </table:table-cell>
          <table:table-cell table:formula="of:=MAX([$'High Volatility'.A46:.AD46])" office:value-type="float" office:value="0.985105" calcext:value-type="float">
            <text:p>0.985105</text:p>
          </table:table-cell>
          <table:table-cell table:number-columns-repeated="24"/>
        </table:table-row>
        <table:table-row table:style-name="ro1">
          <table:table-cell table:formula="of:=MIN([$'Low Volatility'.A47:.AD47])" office:value-type="float" office:value="0.924211" calcext:value-type="float">
            <text:p>0.924211</text:p>
          </table:table-cell>
          <table:table-cell table:formula="of:=MAX([$'Low Volatility'.A47:.AD47])" office:value-type="float" office:value="0.943891" calcext:value-type="float">
            <text:p>0.943891</text:p>
          </table:table-cell>
          <table:table-cell table:formula="of:=MIN([$'Real Volatility'.A47:.AD47])" office:value-type="float" office:value="0.953269" calcext:value-type="float">
            <text:p>0.953269</text:p>
          </table:table-cell>
          <table:table-cell table:formula="of:=MAX([$'Real Volatility'.A47:.AD47])" office:value-type="float" office:value="0.976076" calcext:value-type="float">
            <text:p>0.976076</text:p>
          </table:table-cell>
          <table:table-cell table:formula="of:=MIN([$'High Volatility'.A47:.AD47])" office:value-type="float" office:value="0.91344" calcext:value-type="float">
            <text:p>0.91344</text:p>
          </table:table-cell>
          <table:table-cell table:formula="of:=MAX([$'High Volatility'.A47:.AD47])" office:value-type="float" office:value="0.97979" calcext:value-type="float">
            <text:p>0.97979</text:p>
          </table:table-cell>
          <table:table-cell table:number-columns-repeated="24"/>
        </table:table-row>
        <table:table-row table:style-name="ro1">
          <table:table-cell table:formula="of:=MIN([$'Low Volatility'.A48:.AD48])" office:value-type="float" office:value="0.924411" calcext:value-type="float">
            <text:p>0.924411</text:p>
          </table:table-cell>
          <table:table-cell table:formula="of:=MAX([$'Low Volatility'.A48:.AD48])" office:value-type="float" office:value="0.944075" calcext:value-type="float">
            <text:p>0.944075</text:p>
          </table:table-cell>
          <table:table-cell table:formula="of:=MIN([$'Real Volatility'.A48:.AD48])" office:value-type="float" office:value="0.952282" calcext:value-type="float">
            <text:p>0.952282</text:p>
          </table:table-cell>
          <table:table-cell table:formula="of:=MAX([$'Real Volatility'.A48:.AD48])" office:value-type="float" office:value="0.975619" calcext:value-type="float">
            <text:p>0.975619</text:p>
          </table:table-cell>
          <table:table-cell table:formula="of:=MIN([$'High Volatility'.A48:.AD48])" office:value-type="float" office:value="0.912129" calcext:value-type="float">
            <text:p>0.912129</text:p>
          </table:table-cell>
          <table:table-cell table:formula="of:=MAX([$'High Volatility'.A48:.AD48])" office:value-type="float" office:value="0.989675" calcext:value-type="float">
            <text:p>0.989675</text:p>
          </table:table-cell>
          <table:table-cell table:number-columns-repeated="24"/>
        </table:table-row>
        <table:table-row table:style-name="ro1">
          <table:table-cell table:formula="of:=MIN([$'Low Volatility'.A49:.AD49])" office:value-type="float" office:value="0.924759" calcext:value-type="float">
            <text:p>0.924759</text:p>
          </table:table-cell>
          <table:table-cell table:formula="of:=MAX([$'Low Volatility'.A49:.AD49])" office:value-type="float" office:value="0.945494" calcext:value-type="float">
            <text:p>0.945494</text:p>
          </table:table-cell>
          <table:table-cell table:formula="of:=MIN([$'Real Volatility'.A49:.AD49])" office:value-type="float" office:value="0.952821" calcext:value-type="float">
            <text:p>0.952821</text:p>
          </table:table-cell>
          <table:table-cell table:formula="of:=MAX([$'Real Volatility'.A49:.AD49])" office:value-type="float" office:value="0.974715" calcext:value-type="float">
            <text:p>0.974715</text:p>
          </table:table-cell>
          <table:table-cell table:formula="of:=MIN([$'High Volatility'.A49:.AD49])" office:value-type="float" office:value="0.912278" calcext:value-type="float">
            <text:p>0.912278</text:p>
          </table:table-cell>
          <table:table-cell table:formula="of:=MAX([$'High Volatility'.A49:.AD49])" office:value-type="float" office:value="0.989636" calcext:value-type="float">
            <text:p>0.989636</text:p>
          </table:table-cell>
          <table:table-cell table:number-columns-repeated="24"/>
        </table:table-row>
        <table:table-row table:style-name="ro1">
          <table:table-cell table:formula="of:=MIN([$'Low Volatility'.A50:.AD50])" office:value-type="float" office:value="0.924857" calcext:value-type="float">
            <text:p>0.924857</text:p>
          </table:table-cell>
          <table:table-cell table:formula="of:=MAX([$'Low Volatility'.A50:.AD50])" office:value-type="float" office:value="0.944493" calcext:value-type="float">
            <text:p>0.944493</text:p>
          </table:table-cell>
          <table:table-cell table:formula="of:=MIN([$'Real Volatility'.A50:.AD50])" office:value-type="float" office:value="0.952927" calcext:value-type="float">
            <text:p>0.952927</text:p>
          </table:table-cell>
          <table:table-cell table:formula="of:=MAX([$'Real Volatility'.A50:.AD50])" office:value-type="float" office:value="0.974627" calcext:value-type="float">
            <text:p>0.974627</text:p>
          </table:table-cell>
          <table:table-cell table:formula="of:=MIN([$'High Volatility'.A50:.AD50])" office:value-type="float" office:value="0.911602" calcext:value-type="float">
            <text:p>0.911602</text:p>
          </table:table-cell>
          <table:table-cell table:formula="of:=MAX([$'High Volatility'.A50:.AD50])" office:value-type="float" office:value="0.990251" calcext:value-type="float">
            <text:p>0.990251</text:p>
          </table:table-cell>
          <table:table-cell table:number-columns-repeated="24"/>
        </table:table-row>
        <table:table-row table:style-name="ro1">
          <table:table-cell table:formula="of:=MIN([$'Low Volatility'.A51:.AD51])" office:value-type="float" office:value="0.924841" calcext:value-type="float">
            <text:p>0.924841</text:p>
          </table:table-cell>
          <table:table-cell table:formula="of:=MAX([$'Low Volatility'.A51:.AD51])" office:value-type="float" office:value="0.943726" calcext:value-type="float">
            <text:p>0.943726</text:p>
          </table:table-cell>
          <table:table-cell table:formula="of:=MIN([$'Real Volatility'.A51:.AD51])" office:value-type="float" office:value="0.952116" calcext:value-type="float">
            <text:p>0.952116</text:p>
          </table:table-cell>
          <table:table-cell table:formula="of:=MAX([$'Real Volatility'.A51:.AD51])" office:value-type="float" office:value="0.974808" calcext:value-type="float">
            <text:p>0.974808</text:p>
          </table:table-cell>
          <table:table-cell table:formula="of:=MIN([$'High Volatility'.A51:.AD51])" office:value-type="float" office:value="0.910786" calcext:value-type="float">
            <text:p>0.910786</text:p>
          </table:table-cell>
          <table:table-cell table:formula="of:=MAX([$'High Volatility'.A51:.AD51])" office:value-type="float" office:value="0.991754" calcext:value-type="float">
            <text:p>0.991754</text:p>
          </table:table-cell>
          <table:table-cell table:number-columns-repeated="24"/>
        </table:table-row>
        <table:table-row table:style-name="ro1">
          <table:table-cell table:formula="of:=MIN([$'Low Volatility'.A52:.AD52])" office:value-type="float" office:value="0.925748" calcext:value-type="float">
            <text:p>0.925748</text:p>
          </table:table-cell>
          <table:table-cell table:formula="of:=MAX([$'Low Volatility'.A52:.AD52])" office:value-type="float" office:value="0.94406" calcext:value-type="float">
            <text:p>0.94406</text:p>
          </table:table-cell>
          <table:table-cell table:formula="of:=MIN([$'Real Volatility'.A52:.AD52])" office:value-type="float" office:value="0.951238" calcext:value-type="float">
            <text:p>0.951238</text:p>
          </table:table-cell>
          <table:table-cell table:formula="of:=MAX([$'Real Volatility'.A52:.AD52])" office:value-type="float" office:value="0.974721" calcext:value-type="float">
            <text:p>0.974721</text:p>
          </table:table-cell>
          <table:table-cell table:formula="of:=MIN([$'High Volatility'.A52:.AD52])" office:value-type="float" office:value="0.909121" calcext:value-type="float">
            <text:p>0.909121</text:p>
          </table:table-cell>
          <table:table-cell table:formula="of:=MAX([$'High Volatility'.A52:.AD52])" office:value-type="float" office:value="0.996838" calcext:value-type="float">
            <text:p>0.996838</text:p>
          </table:table-cell>
          <table:table-cell table:number-columns-repeated="24"/>
        </table:table-row>
        <table:table-row table:style-name="ro1">
          <table:table-cell table:formula="of:=MIN([$'Low Volatility'.A53:.AD53])" office:value-type="float" office:value="0.926806" calcext:value-type="float">
            <text:p>0.926806</text:p>
          </table:table-cell>
          <table:table-cell table:formula="of:=MAX([$'Low Volatility'.A53:.AD53])" office:value-type="float" office:value="0.944593" calcext:value-type="float">
            <text:p>0.944593</text:p>
          </table:table-cell>
          <table:table-cell table:formula="of:=MIN([$'Real Volatility'.A53:.AD53])" office:value-type="float" office:value="0.950481" calcext:value-type="float">
            <text:p>0.950481</text:p>
          </table:table-cell>
          <table:table-cell table:formula="of:=MAX([$'Real Volatility'.A53:.AD53])" office:value-type="float" office:value="0.976519" calcext:value-type="float">
            <text:p>0.976519</text:p>
          </table:table-cell>
          <table:table-cell table:formula="of:=MIN([$'High Volatility'.A53:.AD53])" office:value-type="float" office:value="0.905753" calcext:value-type="float">
            <text:p>0.905753</text:p>
          </table:table-cell>
          <table:table-cell table:formula="of:=MAX([$'High Volatility'.A53:.AD53])" office:value-type="float" office:value="0.992237" calcext:value-type="float">
            <text:p>0.992237</text:p>
          </table:table-cell>
          <table:table-cell table:number-columns-repeated="24"/>
        </table:table-row>
        <table:table-row table:style-name="ro1">
          <table:table-cell table:formula="of:=MIN([$'Low Volatility'.A54:.AD54])" office:value-type="float" office:value="0.926815" calcext:value-type="float">
            <text:p>0.926815</text:p>
          </table:table-cell>
          <table:table-cell table:formula="of:=MAX([$'Low Volatility'.A54:.AD54])" office:value-type="float" office:value="0.944867" calcext:value-type="float">
            <text:p>0.944867</text:p>
          </table:table-cell>
          <table:table-cell table:formula="of:=MIN([$'Real Volatility'.A54:.AD54])" office:value-type="float" office:value="0.950764" calcext:value-type="float">
            <text:p>0.950764</text:p>
          </table:table-cell>
          <table:table-cell table:formula="of:=MAX([$'Real Volatility'.A54:.AD54])" office:value-type="float" office:value="0.975599" calcext:value-type="float">
            <text:p>0.975599</text:p>
          </table:table-cell>
          <table:table-cell table:formula="of:=MIN([$'High Volatility'.A54:.AD54])" office:value-type="float" office:value="0.912668" calcext:value-type="float">
            <text:p>0.912668</text:p>
          </table:table-cell>
          <table:table-cell table:formula="of:=MAX([$'High Volatility'.A54:.AD54])" office:value-type="float" office:value="1.00547" calcext:value-type="float">
            <text:p>1.00547</text:p>
          </table:table-cell>
          <table:table-cell table:number-columns-repeated="24"/>
        </table:table-row>
        <table:table-row table:style-name="ro1">
          <table:table-cell table:formula="of:=MIN([$'Low Volatility'.A55:.AD55])" office:value-type="float" office:value="0.92736" calcext:value-type="float">
            <text:p>0.92736</text:p>
          </table:table-cell>
          <table:table-cell table:formula="of:=MAX([$'Low Volatility'.A55:.AD55])" office:value-type="float" office:value="0.944969" calcext:value-type="float">
            <text:p>0.944969</text:p>
          </table:table-cell>
          <table:table-cell table:formula="of:=MIN([$'Real Volatility'.A55:.AD55])" office:value-type="float" office:value="0.951928" calcext:value-type="float">
            <text:p>0.951928</text:p>
          </table:table-cell>
          <table:table-cell table:formula="of:=MAX([$'Real Volatility'.A55:.AD55])" office:value-type="float" office:value="0.975111" calcext:value-type="float">
            <text:p>0.975111</text:p>
          </table:table-cell>
          <table:table-cell table:formula="of:=MIN([$'High Volatility'.A55:.AD55])" office:value-type="float" office:value="0.917947" calcext:value-type="float">
            <text:p>0.917947</text:p>
          </table:table-cell>
          <table:table-cell table:formula="of:=MAX([$'High Volatility'.A55:.AD55])" office:value-type="float" office:value="0.997108" calcext:value-type="float">
            <text:p>0.997108</text:p>
          </table:table-cell>
          <table:table-cell table:number-columns-repeated="24"/>
        </table:table-row>
        <table:table-row table:style-name="ro1">
          <table:table-cell table:formula="of:=MIN([$'Low Volatility'.A56:.AD56])" office:value-type="float" office:value="0.927191" calcext:value-type="float">
            <text:p>0.927191</text:p>
          </table:table-cell>
          <table:table-cell table:formula="of:=MAX([$'Low Volatility'.A56:.AD56])" office:value-type="float" office:value="0.945359" calcext:value-type="float">
            <text:p>0.945359</text:p>
          </table:table-cell>
          <table:table-cell table:formula="of:=MIN([$'Real Volatility'.A56:.AD56])" office:value-type="float" office:value="0.95145" calcext:value-type="float">
            <text:p>0.95145</text:p>
          </table:table-cell>
          <table:table-cell table:formula="of:=MAX([$'Real Volatility'.A56:.AD56])" office:value-type="float" office:value="0.975648" calcext:value-type="float">
            <text:p>0.975648</text:p>
          </table:table-cell>
          <table:table-cell table:formula="of:=MIN([$'High Volatility'.A56:.AD56])" office:value-type="float" office:value="0.92041" calcext:value-type="float">
            <text:p>0.92041</text:p>
          </table:table-cell>
          <table:table-cell table:formula="of:=MAX([$'High Volatility'.A56:.AD56])" office:value-type="float" office:value="0.991843" calcext:value-type="float">
            <text:p>0.991843</text:p>
          </table:table-cell>
          <table:table-cell table:number-columns-repeated="24"/>
        </table:table-row>
        <table:table-row table:style-name="ro1">
          <table:table-cell table:formula="of:=MIN([$'Low Volatility'.A57:.AD57])" office:value-type="float" office:value="0.927091" calcext:value-type="float">
            <text:p>0.927091</text:p>
          </table:table-cell>
          <table:table-cell table:formula="of:=MAX([$'Low Volatility'.A57:.AD57])" office:value-type="float" office:value="0.945403" calcext:value-type="float">
            <text:p>0.945403</text:p>
          </table:table-cell>
          <table:table-cell table:formula="of:=MIN([$'Real Volatility'.A57:.AD57])" office:value-type="float" office:value="0.953229" calcext:value-type="float">
            <text:p>0.953229</text:p>
          </table:table-cell>
          <table:table-cell table:formula="of:=MAX([$'Real Volatility'.A57:.AD57])" office:value-type="float" office:value="0.97493" calcext:value-type="float">
            <text:p>0.97493</text:p>
          </table:table-cell>
          <table:table-cell table:formula="of:=MIN([$'High Volatility'.A57:.AD57])" office:value-type="float" office:value="0.919051" calcext:value-type="float">
            <text:p>0.919051</text:p>
          </table:table-cell>
          <table:table-cell table:formula="of:=MAX([$'High Volatility'.A57:.AD57])" office:value-type="float" office:value="1.00088" calcext:value-type="float">
            <text:p>1.00088</text:p>
          </table:table-cell>
          <table:table-cell table:number-columns-repeated="24"/>
        </table:table-row>
        <table:table-row table:style-name="ro1">
          <table:table-cell table:formula="of:=MIN([$'Low Volatility'.A58:.AD58])" office:value-type="float" office:value="0.927514" calcext:value-type="float">
            <text:p>0.927514</text:p>
          </table:table-cell>
          <table:table-cell table:formula="of:=MAX([$'Low Volatility'.A58:.AD58])" office:value-type="float" office:value="0.944805" calcext:value-type="float">
            <text:p>0.944805</text:p>
          </table:table-cell>
          <table:table-cell table:formula="of:=MIN([$'Real Volatility'.A58:.AD58])" office:value-type="float" office:value="0.953306" calcext:value-type="float">
            <text:p>0.953306</text:p>
          </table:table-cell>
          <table:table-cell table:formula="of:=MAX([$'Real Volatility'.A58:.AD58])" office:value-type="float" office:value="0.973865" calcext:value-type="float">
            <text:p>0.973865</text:p>
          </table:table-cell>
          <table:table-cell table:formula="of:=MIN([$'High Volatility'.A58:.AD58])" office:value-type="float" office:value="0.915881" calcext:value-type="float">
            <text:p>0.915881</text:p>
          </table:table-cell>
          <table:table-cell table:formula="of:=MAX([$'High Volatility'.A58:.AD58])" office:value-type="float" office:value="0.999561" calcext:value-type="float">
            <text:p>0.999561</text:p>
          </table:table-cell>
          <table:table-cell table:number-columns-repeated="24"/>
        </table:table-row>
        <table:table-row table:style-name="ro1">
          <table:table-cell table:formula="of:=MIN([$'Low Volatility'.A59:.AD59])" office:value-type="float" office:value="0.927244" calcext:value-type="float">
            <text:p>0.927244</text:p>
          </table:table-cell>
          <table:table-cell table:formula="of:=MAX([$'Low Volatility'.A59:.AD59])" office:value-type="float" office:value="0.94429" calcext:value-type="float">
            <text:p>0.94429</text:p>
          </table:table-cell>
          <table:table-cell table:formula="of:=MIN([$'Real Volatility'.A59:.AD59])" office:value-type="float" office:value="0.952835" calcext:value-type="float">
            <text:p>0.952835</text:p>
          </table:table-cell>
          <table:table-cell table:formula="of:=MAX([$'Real Volatility'.A59:.AD59])" office:value-type="float" office:value="0.974109" calcext:value-type="float">
            <text:p>0.974109</text:p>
          </table:table-cell>
          <table:table-cell table:formula="of:=MIN([$'High Volatility'.A59:.AD59])" office:value-type="float" office:value="0.919092" calcext:value-type="float">
            <text:p>0.919092</text:p>
          </table:table-cell>
          <table:table-cell table:formula="of:=MAX([$'High Volatility'.A59:.AD59])" office:value-type="float" office:value="1.00083" calcext:value-type="float">
            <text:p>1.00083</text:p>
          </table:table-cell>
          <table:table-cell table:number-columns-repeated="24"/>
        </table:table-row>
        <table:table-row table:style-name="ro1">
          <table:table-cell table:formula="of:=MIN([$'Low Volatility'.A60:.AD60])" office:value-type="float" office:value="0.92759" calcext:value-type="float">
            <text:p>0.92759</text:p>
          </table:table-cell>
          <table:table-cell table:formula="of:=MAX([$'Low Volatility'.A60:.AD60])" office:value-type="float" office:value="0.943311" calcext:value-type="float">
            <text:p>0.943311</text:p>
          </table:table-cell>
          <table:table-cell table:formula="of:=MIN([$'Real Volatility'.A60:.AD60])" office:value-type="float" office:value="0.952005" calcext:value-type="float">
            <text:p>0.952005</text:p>
          </table:table-cell>
          <table:table-cell table:formula="of:=MAX([$'Real Volatility'.A60:.AD60])" office:value-type="float" office:value="0.975355" calcext:value-type="float">
            <text:p>0.975355</text:p>
          </table:table-cell>
          <table:table-cell table:formula="of:=MIN([$'High Volatility'.A60:.AD60])" office:value-type="float" office:value="0.914308" calcext:value-type="float">
            <text:p>0.914308</text:p>
          </table:table-cell>
          <table:table-cell table:formula="of:=MAX([$'High Volatility'.A60:.AD60])" office:value-type="float" office:value="1.00572" calcext:value-type="float">
            <text:p>1.00572</text:p>
          </table:table-cell>
          <table:table-cell table:number-columns-repeated="24"/>
        </table:table-row>
        <table:table-row table:style-name="ro1">
          <table:table-cell table:formula="of:=MIN([$'Low Volatility'.A61:.AD61])" office:value-type="float" office:value="0.927669" calcext:value-type="float">
            <text:p>0.927669</text:p>
          </table:table-cell>
          <table:table-cell table:formula="of:=MAX([$'Low Volatility'.A61:.AD61])" office:value-type="float" office:value="0.942971" calcext:value-type="float">
            <text:p>0.942971</text:p>
          </table:table-cell>
          <table:table-cell table:formula="of:=MIN([$'Real Volatility'.A61:.AD61])" office:value-type="float" office:value="0.951155" calcext:value-type="float">
            <text:p>0.951155</text:p>
          </table:table-cell>
          <table:table-cell table:formula="of:=MAX([$'Real Volatility'.A61:.AD61])" office:value-type="float" office:value="0.975642" calcext:value-type="float">
            <text:p>0.975642</text:p>
          </table:table-cell>
          <table:table-cell table:formula="of:=MIN([$'High Volatility'.A61:.AD61])" office:value-type="float" office:value="0.911173" calcext:value-type="float">
            <text:p>0.911173</text:p>
          </table:table-cell>
          <table:table-cell table:formula="of:=MAX([$'High Volatility'.A61:.AD61])" office:value-type="float" office:value="1.00003" calcext:value-type="float">
            <text:p>1.00003</text:p>
          </table:table-cell>
          <table:table-cell table:number-columns-repeated="24"/>
        </table:table-row>
        <table:table-row table:style-name="ro1">
          <table:table-cell table:formula="of:=MIN([$'Low Volatility'.A62:.AD62])" office:value-type="float" office:value="0.927821" calcext:value-type="float">
            <text:p>0.927821</text:p>
          </table:table-cell>
          <table:table-cell table:formula="of:=MAX([$'Low Volatility'.A62:.AD62])" office:value-type="float" office:value="0.942693" calcext:value-type="float">
            <text:p>0.942693</text:p>
          </table:table-cell>
          <table:table-cell table:formula="of:=MIN([$'Real Volatility'.A62:.AD62])" office:value-type="float" office:value="0.951248" calcext:value-type="float">
            <text:p>0.951248</text:p>
          </table:table-cell>
          <table:table-cell table:formula="of:=MAX([$'Real Volatility'.A62:.AD62])" office:value-type="float" office:value="0.975408" calcext:value-type="float">
            <text:p>0.975408</text:p>
          </table:table-cell>
          <table:table-cell table:formula="of:=MIN([$'High Volatility'.A62:.AD62])" office:value-type="float" office:value="0.910085" calcext:value-type="float">
            <text:p>0.910085</text:p>
          </table:table-cell>
          <table:table-cell table:formula="of:=MAX([$'High Volatility'.A62:.AD62])" office:value-type="float" office:value="0.997586" calcext:value-type="float">
            <text:p>0.997586</text:p>
          </table:table-cell>
          <table:table-cell table:number-columns-repeated="24"/>
        </table:table-row>
        <table:table-row table:style-name="ro1">
          <table:table-cell table:formula="of:=MIN([$'Low Volatility'.A63:.AD63])" office:value-type="float" office:value="0.927753" calcext:value-type="float">
            <text:p>0.927753</text:p>
          </table:table-cell>
          <table:table-cell table:formula="of:=MAX([$'Low Volatility'.A63:.AD63])" office:value-type="float" office:value="0.94259" calcext:value-type="float">
            <text:p>0.94259</text:p>
          </table:table-cell>
          <table:table-cell table:formula="of:=MIN([$'Real Volatility'.A63:.AD63])" office:value-type="float" office:value="0.951132" calcext:value-type="float">
            <text:p>0.951132</text:p>
          </table:table-cell>
          <table:table-cell table:formula="of:=MAX([$'Real Volatility'.A63:.AD63])" office:value-type="float" office:value="0.974689" calcext:value-type="float">
            <text:p>0.974689</text:p>
          </table:table-cell>
          <table:table-cell table:formula="of:=MIN([$'High Volatility'.A63:.AD63])" office:value-type="float" office:value="0.910478" calcext:value-type="float">
            <text:p>0.910478</text:p>
          </table:table-cell>
          <table:table-cell table:formula="of:=MAX([$'High Volatility'.A63:.AD63])" office:value-type="float" office:value="0.995874" calcext:value-type="float">
            <text:p>0.995874</text:p>
          </table:table-cell>
          <table:table-cell table:number-columns-repeated="24"/>
        </table:table-row>
        <table:table-row table:style-name="ro1">
          <table:table-cell table:formula="of:=MIN([$'Low Volatility'.A64:.AD64])" office:value-type="float" office:value="0.927653" calcext:value-type="float">
            <text:p>0.927653</text:p>
          </table:table-cell>
          <table:table-cell table:formula="of:=MAX([$'Low Volatility'.A64:.AD64])" office:value-type="float" office:value="0.94391" calcext:value-type="float">
            <text:p>0.94391</text:p>
          </table:table-cell>
          <table:table-cell table:formula="of:=MIN([$'Real Volatility'.A64:.AD64])" office:value-type="float" office:value="0.952497" calcext:value-type="float">
            <text:p>0.952497</text:p>
          </table:table-cell>
          <table:table-cell table:formula="of:=MAX([$'Real Volatility'.A64:.AD64])" office:value-type="float" office:value="0.974638" calcext:value-type="float">
            <text:p>0.974638</text:p>
          </table:table-cell>
          <table:table-cell table:formula="of:=MIN([$'High Volatility'.A64:.AD64])" office:value-type="float" office:value="0.912473" calcext:value-type="float">
            <text:p>0.912473</text:p>
          </table:table-cell>
          <table:table-cell table:formula="of:=MAX([$'High Volatility'.A64:.AD64])" office:value-type="float" office:value="0.995977" calcext:value-type="float">
            <text:p>0.995977</text:p>
          </table:table-cell>
          <table:table-cell table:number-columns-repeated="24"/>
        </table:table-row>
        <table:table-row table:style-name="ro1">
          <table:table-cell table:formula="of:=MIN([$'Low Volatility'.A65:.AD65])" office:value-type="float" office:value="0.927679" calcext:value-type="float">
            <text:p>0.927679</text:p>
          </table:table-cell>
          <table:table-cell table:formula="of:=MAX([$'Low Volatility'.A65:.AD65])" office:value-type="float" office:value="0.943816" calcext:value-type="float">
            <text:p>0.943816</text:p>
          </table:table-cell>
          <table:table-cell table:formula="of:=MIN([$'Real Volatility'.A65:.AD65])" office:value-type="float" office:value="0.95236" calcext:value-type="float">
            <text:p>0.95236</text:p>
          </table:table-cell>
          <table:table-cell table:formula="of:=MAX([$'Real Volatility'.A65:.AD65])" office:value-type="float" office:value="0.974587" calcext:value-type="float">
            <text:p>0.974587</text:p>
          </table:table-cell>
          <table:table-cell table:formula="of:=MIN([$'High Volatility'.A65:.AD65])" office:value-type="float" office:value="0.909979" calcext:value-type="float">
            <text:p>0.909979</text:p>
          </table:table-cell>
          <table:table-cell table:formula="of:=MAX([$'High Volatility'.A65:.AD65])" office:value-type="float" office:value="0.993333" calcext:value-type="float">
            <text:p>0.993333</text:p>
          </table:table-cell>
          <table:table-cell table:number-columns-repeated="24"/>
        </table:table-row>
        <table:table-row table:style-name="ro1">
          <table:table-cell table:formula="of:=MIN([$'Low Volatility'.A66:.AD66])" office:value-type="float" office:value="0.92815" calcext:value-type="float">
            <text:p>0.92815</text:p>
          </table:table-cell>
          <table:table-cell table:formula="of:=MAX([$'Low Volatility'.A66:.AD66])" office:value-type="float" office:value="0.943645" calcext:value-type="float">
            <text:p>0.943645</text:p>
          </table:table-cell>
          <table:table-cell table:formula="of:=MIN([$'Real Volatility'.A66:.AD66])" office:value-type="float" office:value="0.952007" calcext:value-type="float">
            <text:p>0.952007</text:p>
          </table:table-cell>
          <table:table-cell table:formula="of:=MAX([$'Real Volatility'.A66:.AD66])" office:value-type="float" office:value="0.973667" calcext:value-type="float">
            <text:p>0.973667</text:p>
          </table:table-cell>
          <table:table-cell table:formula="of:=MIN([$'High Volatility'.A66:.AD66])" office:value-type="float" office:value="0.9151" calcext:value-type="float">
            <text:p>0.9151</text:p>
          </table:table-cell>
          <table:table-cell table:formula="of:=MAX([$'High Volatility'.A66:.AD66])" office:value-type="float" office:value="0.99021" calcext:value-type="float">
            <text:p>0.99021</text:p>
          </table:table-cell>
          <table:table-cell table:number-columns-repeated="24"/>
        </table:table-row>
        <table:table-row table:style-name="ro1">
          <table:table-cell table:formula="of:=MIN([$'Low Volatility'.A67:.AD67])" office:value-type="float" office:value="0.927946" calcext:value-type="float">
            <text:p>0.927946</text:p>
          </table:table-cell>
          <table:table-cell table:formula="of:=MAX([$'Low Volatility'.A67:.AD67])" office:value-type="float" office:value="0.943303" calcext:value-type="float">
            <text:p>0.943303</text:p>
          </table:table-cell>
          <table:table-cell table:formula="of:=MIN([$'Real Volatility'.A67:.AD67])" office:value-type="float" office:value="0.953228" calcext:value-type="float">
            <text:p>0.953228</text:p>
          </table:table-cell>
          <table:table-cell table:formula="of:=MAX([$'Real Volatility'.A67:.AD67])" office:value-type="float" office:value="0.972594" calcext:value-type="float">
            <text:p>0.972594</text:p>
          </table:table-cell>
          <table:table-cell table:formula="of:=MIN([$'High Volatility'.A67:.AD67])" office:value-type="float" office:value="0.912145" calcext:value-type="float">
            <text:p>0.912145</text:p>
          </table:table-cell>
          <table:table-cell table:formula="of:=MAX([$'High Volatility'.A67:.AD67])" office:value-type="float" office:value="0.986906" calcext:value-type="float">
            <text:p>0.986906</text:p>
          </table:table-cell>
          <table:table-cell table:number-columns-repeated="24"/>
        </table:table-row>
        <table:table-row table:style-name="ro1">
          <table:table-cell table:formula="of:=MIN([$'Low Volatility'.A68:.AD68])" office:value-type="float" office:value="0.927554" calcext:value-type="float">
            <text:p>0.927554</text:p>
          </table:table-cell>
          <table:table-cell table:formula="of:=MAX([$'Low Volatility'.A68:.AD68])" office:value-type="float" office:value="0.942489" calcext:value-type="float">
            <text:p>0.942489</text:p>
          </table:table-cell>
          <table:table-cell table:formula="of:=MIN([$'Real Volatility'.A68:.AD68])" office:value-type="float" office:value="0.953345" calcext:value-type="float">
            <text:p>0.953345</text:p>
          </table:table-cell>
          <table:table-cell table:formula="of:=MAX([$'Real Volatility'.A68:.AD68])" office:value-type="float" office:value="0.972633" calcext:value-type="float">
            <text:p>0.972633</text:p>
          </table:table-cell>
          <table:table-cell table:formula="of:=MIN([$'High Volatility'.A68:.AD68])" office:value-type="float" office:value="0.916798" calcext:value-type="float">
            <text:p>0.916798</text:p>
          </table:table-cell>
          <table:table-cell table:formula="of:=MAX([$'High Volatility'.A68:.AD68])" office:value-type="float" office:value="0.988103" calcext:value-type="float">
            <text:p>0.988103</text:p>
          </table:table-cell>
          <table:table-cell table:number-columns-repeated="24"/>
        </table:table-row>
        <table:table-row table:style-name="ro1">
          <table:table-cell table:formula="of:=MIN([$'Low Volatility'.A69:.AD69])" office:value-type="float" office:value="0.927173" calcext:value-type="float">
            <text:p>0.927173</text:p>
          </table:table-cell>
          <table:table-cell table:formula="of:=MAX([$'Low Volatility'.A69:.AD69])" office:value-type="float" office:value="0.942411" calcext:value-type="float">
            <text:p>0.942411</text:p>
          </table:table-cell>
          <table:table-cell table:formula="of:=MIN([$'Real Volatility'.A69:.AD69])" office:value-type="float" office:value="0.953385" calcext:value-type="float">
            <text:p>0.953385</text:p>
          </table:table-cell>
          <table:table-cell table:formula="of:=MAX([$'Real Volatility'.A69:.AD69])" office:value-type="float" office:value="0.97204" calcext:value-type="float">
            <text:p>0.97204</text:p>
          </table:table-cell>
          <table:table-cell table:formula="of:=MIN([$'High Volatility'.A69:.AD69])" office:value-type="float" office:value="0.915987" calcext:value-type="float">
            <text:p>0.915987</text:p>
          </table:table-cell>
          <table:table-cell table:formula="of:=MAX([$'High Volatility'.A69:.AD69])" office:value-type="float" office:value="0.987621" calcext:value-type="float">
            <text:p>0.987621</text:p>
          </table:table-cell>
          <table:table-cell table:number-columns-repeated="24"/>
        </table:table-row>
        <table:table-row table:style-name="ro1">
          <table:table-cell table:formula="of:=MIN([$'Low Volatility'.A70:.AD70])" office:value-type="float" office:value="0.926887" calcext:value-type="float">
            <text:p>0.926887</text:p>
          </table:table-cell>
          <table:table-cell table:formula="of:=MAX([$'Low Volatility'.A70:.AD70])" office:value-type="float" office:value="0.942128" calcext:value-type="float">
            <text:p>0.942128</text:p>
          </table:table-cell>
          <table:table-cell table:formula="of:=MIN([$'Real Volatility'.A70:.AD70])" office:value-type="float" office:value="0.953436" calcext:value-type="float">
            <text:p>0.953436</text:p>
          </table:table-cell>
          <table:table-cell table:formula="of:=MAX([$'Real Volatility'.A70:.AD70])" office:value-type="float" office:value="0.972613" calcext:value-type="float">
            <text:p>0.972613</text:p>
          </table:table-cell>
          <table:table-cell table:formula="of:=MIN([$'High Volatility'.A70:.AD70])" office:value-type="float" office:value="0.911551" calcext:value-type="float">
            <text:p>0.911551</text:p>
          </table:table-cell>
          <table:table-cell table:formula="of:=MAX([$'High Volatility'.A70:.AD70])" office:value-type="float" office:value="0.986538" calcext:value-type="float">
            <text:p>0.986538</text:p>
          </table:table-cell>
          <table:table-cell table:number-columns-repeated="24"/>
        </table:table-row>
        <table:table-row table:style-name="ro1">
          <table:table-cell table:formula="of:=MIN([$'Low Volatility'.A71:.AD71])" office:value-type="float" office:value="0.927581" calcext:value-type="float">
            <text:p>0.927581</text:p>
          </table:table-cell>
          <table:table-cell table:formula="of:=MAX([$'Low Volatility'.A71:.AD71])" office:value-type="float" office:value="0.941816" calcext:value-type="float">
            <text:p>0.941816</text:p>
          </table:table-cell>
          <table:table-cell table:formula="of:=MIN([$'Real Volatility'.A71:.AD71])" office:value-type="float" office:value="0.95301" calcext:value-type="float">
            <text:p>0.95301</text:p>
          </table:table-cell>
          <table:table-cell table:formula="of:=MAX([$'Real Volatility'.A71:.AD71])" office:value-type="float" office:value="0.972711" calcext:value-type="float">
            <text:p>0.972711</text:p>
          </table:table-cell>
          <table:table-cell table:formula="of:=MIN([$'High Volatility'.A71:.AD71])" office:value-type="float" office:value="0.912887" calcext:value-type="float">
            <text:p>0.912887</text:p>
          </table:table-cell>
          <table:table-cell table:formula="of:=MAX([$'High Volatility'.A71:.AD71])" office:value-type="float" office:value="0.984009" calcext:value-type="float">
            <text:p>0.984009</text:p>
          </table:table-cell>
          <table:table-cell table:number-columns-repeated="24"/>
        </table:table-row>
        <table:table-row table:style-name="ro1">
          <table:table-cell table:formula="of:=MIN([$'Low Volatility'.A72:.AD72])" office:value-type="float" office:value="0.92779" calcext:value-type="float">
            <text:p>0.92779</text:p>
          </table:table-cell>
          <table:table-cell table:formula="of:=MAX([$'Low Volatility'.A72:.AD72])" office:value-type="float" office:value="0.941448" calcext:value-type="float">
            <text:p>0.941448</text:p>
          </table:table-cell>
          <table:table-cell table:formula="of:=MIN([$'Real Volatility'.A72:.AD72])" office:value-type="float" office:value="0.952349" calcext:value-type="float">
            <text:p>0.952349</text:p>
          </table:table-cell>
          <table:table-cell table:formula="of:=MAX([$'Real Volatility'.A72:.AD72])" office:value-type="float" office:value="0.973143" calcext:value-type="float">
            <text:p>0.973143</text:p>
          </table:table-cell>
          <table:table-cell table:formula="of:=MIN([$'High Volatility'.A72:.AD72])" office:value-type="float" office:value="0.912102" calcext:value-type="float">
            <text:p>0.912102</text:p>
          </table:table-cell>
          <table:table-cell table:formula="of:=MAX([$'High Volatility'.A72:.AD72])" office:value-type="float" office:value="0.981776" calcext:value-type="float">
            <text:p>0.981776</text:p>
          </table:table-cell>
          <table:table-cell table:number-columns-repeated="24"/>
        </table:table-row>
        <table:table-row table:style-name="ro1">
          <table:table-cell table:formula="of:=MIN([$'Low Volatility'.A73:.AD73])" office:value-type="float" office:value="0.928055" calcext:value-type="float">
            <text:p>0.928055</text:p>
          </table:table-cell>
          <table:table-cell table:formula="of:=MAX([$'Low Volatility'.A73:.AD73])" office:value-type="float" office:value="0.941783" calcext:value-type="float">
            <text:p>0.941783</text:p>
          </table:table-cell>
          <table:table-cell table:formula="of:=MIN([$'Real Volatility'.A73:.AD73])" office:value-type="float" office:value="0.953041" calcext:value-type="float">
            <text:p>0.953041</text:p>
          </table:table-cell>
          <table:table-cell table:formula="of:=MAX([$'Real Volatility'.A73:.AD73])" office:value-type="float" office:value="0.973066" calcext:value-type="float">
            <text:p>0.973066</text:p>
          </table:table-cell>
          <table:table-cell table:formula="of:=MIN([$'High Volatility'.A73:.AD73])" office:value-type="float" office:value="0.918262" calcext:value-type="float">
            <text:p>0.918262</text:p>
          </table:table-cell>
          <table:table-cell table:formula="of:=MAX([$'High Volatility'.A73:.AD73])" office:value-type="float" office:value="0.98558" calcext:value-type="float">
            <text:p>0.98558</text:p>
          </table:table-cell>
          <table:table-cell table:number-columns-repeated="24"/>
        </table:table-row>
        <table:table-row table:style-name="ro1">
          <table:table-cell table:formula="of:=MIN([$'Low Volatility'.A74:.AD74])" office:value-type="float" office:value="0.927972" calcext:value-type="float">
            <text:p>0.927972</text:p>
          </table:table-cell>
          <table:table-cell table:formula="of:=MAX([$'Low Volatility'.A74:.AD74])" office:value-type="float" office:value="0.941041" calcext:value-type="float">
            <text:p>0.941041</text:p>
          </table:table-cell>
          <table:table-cell table:formula="of:=MIN([$'Real Volatility'.A74:.AD74])" office:value-type="float" office:value="0.953983" calcext:value-type="float">
            <text:p>0.953983</text:p>
          </table:table-cell>
          <table:table-cell table:formula="of:=MAX([$'Real Volatility'.A74:.AD74])" office:value-type="float" office:value="0.973965" calcext:value-type="float">
            <text:p>0.973965</text:p>
          </table:table-cell>
          <table:table-cell table:formula="of:=MIN([$'High Volatility'.A74:.AD74])" office:value-type="float" office:value="0.922232" calcext:value-type="float">
            <text:p>0.922232</text:p>
          </table:table-cell>
          <table:table-cell table:formula="of:=MAX([$'High Volatility'.A74:.AD74])" office:value-type="float" office:value="0.986628" calcext:value-type="float">
            <text:p>0.986628</text:p>
          </table:table-cell>
          <table:table-cell table:number-columns-repeated="24"/>
        </table:table-row>
        <table:table-row table:style-name="ro1">
          <table:table-cell table:formula="of:=MIN([$'Low Volatility'.A75:.AD75])" office:value-type="float" office:value="0.927721" calcext:value-type="float">
            <text:p>0.927721</text:p>
          </table:table-cell>
          <table:table-cell table:formula="of:=MAX([$'Low Volatility'.A75:.AD75])" office:value-type="float" office:value="0.941264" calcext:value-type="float">
            <text:p>0.941264</text:p>
          </table:table-cell>
          <table:table-cell table:formula="of:=MIN([$'Real Volatility'.A75:.AD75])" office:value-type="float" office:value="0.952775" calcext:value-type="float">
            <text:p>0.952775</text:p>
          </table:table-cell>
          <table:table-cell table:formula="of:=MAX([$'Real Volatility'.A75:.AD75])" office:value-type="float" office:value="0.972843" calcext:value-type="float">
            <text:p>0.972843</text:p>
          </table:table-cell>
          <table:table-cell table:formula="of:=MIN([$'High Volatility'.A75:.AD75])" office:value-type="float" office:value="0.92137" calcext:value-type="float">
            <text:p>0.92137</text:p>
          </table:table-cell>
          <table:table-cell table:formula="of:=MAX([$'High Volatility'.A75:.AD75])" office:value-type="float" office:value="0.986166" calcext:value-type="float">
            <text:p>0.986166</text:p>
          </table:table-cell>
          <table:table-cell table:number-columns-repeated="24"/>
        </table:table-row>
        <table:table-row table:style-name="ro1">
          <table:table-cell table:formula="of:=MIN([$'Low Volatility'.A76:.AD76])" office:value-type="float" office:value="0.928307" calcext:value-type="float">
            <text:p>0.928307</text:p>
          </table:table-cell>
          <table:table-cell table:formula="of:=MAX([$'Low Volatility'.A76:.AD76])" office:value-type="float" office:value="0.941838" calcext:value-type="float">
            <text:p>0.941838</text:p>
          </table:table-cell>
          <table:table-cell table:formula="of:=MIN([$'Real Volatility'.A76:.AD76])" office:value-type="float" office:value="0.952971" calcext:value-type="float">
            <text:p>0.952971</text:p>
          </table:table-cell>
          <table:table-cell table:formula="of:=MAX([$'Real Volatility'.A76:.AD76])" office:value-type="float" office:value="0.971972" calcext:value-type="float">
            <text:p>0.971972</text:p>
          </table:table-cell>
          <table:table-cell table:formula="of:=MIN([$'High Volatility'.A76:.AD76])" office:value-type="float" office:value="0.921494" calcext:value-type="float">
            <text:p>0.921494</text:p>
          </table:table-cell>
          <table:table-cell table:formula="of:=MAX([$'High Volatility'.A76:.AD76])" office:value-type="float" office:value="0.986193" calcext:value-type="float">
            <text:p>0.986193</text:p>
          </table:table-cell>
          <table:table-cell table:number-columns-repeated="24"/>
        </table:table-row>
        <table:table-row table:style-name="ro1">
          <table:table-cell table:formula="of:=MIN([$'Low Volatility'.A77:.AD77])" office:value-type="float" office:value="0.92879" calcext:value-type="float">
            <text:p>0.92879</text:p>
          </table:table-cell>
          <table:table-cell table:formula="of:=MAX([$'Low Volatility'.A77:.AD77])" office:value-type="float" office:value="0.941647" calcext:value-type="float">
            <text:p>0.941647</text:p>
          </table:table-cell>
          <table:table-cell table:formula="of:=MIN([$'Real Volatility'.A77:.AD77])" office:value-type="float" office:value="0.952246" calcext:value-type="float">
            <text:p>0.952246</text:p>
          </table:table-cell>
          <table:table-cell table:formula="of:=MAX([$'Real Volatility'.A77:.AD77])" office:value-type="float" office:value="0.971451" calcext:value-type="float">
            <text:p>0.971451</text:p>
          </table:table-cell>
          <table:table-cell table:formula="of:=MIN([$'High Volatility'.A77:.AD77])" office:value-type="float" office:value="0.923046" calcext:value-type="float">
            <text:p>0.923046</text:p>
          </table:table-cell>
          <table:table-cell table:formula="of:=MAX([$'High Volatility'.A77:.AD77])" office:value-type="float" office:value="0.986818" calcext:value-type="float">
            <text:p>0.986818</text:p>
          </table:table-cell>
          <table:table-cell table:number-columns-repeated="24"/>
        </table:table-row>
        <table:table-row table:style-name="ro1">
          <table:table-cell table:formula="of:=MIN([$'Low Volatility'.A78:.AD78])" office:value-type="float" office:value="0.928492" calcext:value-type="float">
            <text:p>0.928492</text:p>
          </table:table-cell>
          <table:table-cell table:formula="of:=MAX([$'Low Volatility'.A78:.AD78])" office:value-type="float" office:value="0.941281" calcext:value-type="float">
            <text:p>0.941281</text:p>
          </table:table-cell>
          <table:table-cell table:formula="of:=MIN([$'Real Volatility'.A78:.AD78])" office:value-type="float" office:value="0.952494" calcext:value-type="float">
            <text:p>0.952494</text:p>
          </table:table-cell>
          <table:table-cell table:formula="of:=MAX([$'Real Volatility'.A78:.AD78])" office:value-type="float" office:value="0.971073" calcext:value-type="float">
            <text:p>0.971073</text:p>
          </table:table-cell>
          <table:table-cell table:formula="of:=MIN([$'High Volatility'.A78:.AD78])" office:value-type="float" office:value="0.924407" calcext:value-type="float">
            <text:p>0.924407</text:p>
          </table:table-cell>
          <table:table-cell table:formula="of:=MAX([$'High Volatility'.A78:.AD78])" office:value-type="float" office:value="0.984434" calcext:value-type="float">
            <text:p>0.984434</text:p>
          </table:table-cell>
          <table:table-cell table:number-columns-repeated="24"/>
        </table:table-row>
        <table:table-row table:style-name="ro1">
          <table:table-cell table:formula="of:=MIN([$'Low Volatility'.A79:.AD79])" office:value-type="float" office:value="0.928705" calcext:value-type="float">
            <text:p>0.928705</text:p>
          </table:table-cell>
          <table:table-cell table:formula="of:=MAX([$'Low Volatility'.A79:.AD79])" office:value-type="float" office:value="0.941017" calcext:value-type="float">
            <text:p>0.941017</text:p>
          </table:table-cell>
          <table:table-cell table:formula="of:=MIN([$'Real Volatility'.A79:.AD79])" office:value-type="float" office:value="0.953872" calcext:value-type="float">
            <text:p>0.953872</text:p>
          </table:table-cell>
          <table:table-cell table:formula="of:=MAX([$'Real Volatility'.A79:.AD79])" office:value-type="float" office:value="0.971098" calcext:value-type="float">
            <text:p>0.971098</text:p>
          </table:table-cell>
          <table:table-cell table:formula="of:=MIN([$'High Volatility'.A79:.AD79])" office:value-type="float" office:value="0.922274" calcext:value-type="float">
            <text:p>0.922274</text:p>
          </table:table-cell>
          <table:table-cell table:formula="of:=MAX([$'High Volatility'.A79:.AD79])" office:value-type="float" office:value="0.984246" calcext:value-type="float">
            <text:p>0.984246</text:p>
          </table:table-cell>
          <table:table-cell table:number-columns-repeated="24"/>
        </table:table-row>
        <table:table-row table:style-name="ro1">
          <table:table-cell table:formula="of:=MIN([$'Low Volatility'.A80:.AD80])" office:value-type="float" office:value="0.928971" calcext:value-type="float">
            <text:p>0.928971</text:p>
          </table:table-cell>
          <table:table-cell table:formula="of:=MAX([$'Low Volatility'.A80:.AD80])" office:value-type="float" office:value="0.941105" calcext:value-type="float">
            <text:p>0.941105</text:p>
          </table:table-cell>
          <table:table-cell table:formula="of:=MIN([$'Real Volatility'.A80:.AD80])" office:value-type="float" office:value="0.954143" calcext:value-type="float">
            <text:p>0.954143</text:p>
          </table:table-cell>
          <table:table-cell table:formula="of:=MAX([$'Real Volatility'.A80:.AD80])" office:value-type="float" office:value="0.970824" calcext:value-type="float">
            <text:p>0.970824</text:p>
          </table:table-cell>
          <table:table-cell table:formula="of:=MIN([$'High Volatility'.A80:.AD80])" office:value-type="float" office:value="0.919285" calcext:value-type="float">
            <text:p>0.919285</text:p>
          </table:table-cell>
          <table:table-cell table:formula="of:=MAX([$'High Volatility'.A80:.AD80])" office:value-type="float" office:value="0.98314" calcext:value-type="float">
            <text:p>0.98314</text:p>
          </table:table-cell>
          <table:table-cell table:number-columns-repeated="24"/>
        </table:table-row>
        <table:table-row table:style-name="ro1">
          <table:table-cell table:formula="of:=MIN([$'Low Volatility'.A81:.AD81])" office:value-type="float" office:value="0.929119" calcext:value-type="float">
            <text:p>0.929119</text:p>
          </table:table-cell>
          <table:table-cell table:formula="of:=MAX([$'Low Volatility'.A81:.AD81])" office:value-type="float" office:value="0.940546" calcext:value-type="float">
            <text:p>0.940546</text:p>
          </table:table-cell>
          <table:table-cell table:formula="of:=MIN([$'Real Volatility'.A81:.AD81])" office:value-type="float" office:value="0.954246" calcext:value-type="float">
            <text:p>0.954246</text:p>
          </table:table-cell>
          <table:table-cell table:formula="of:=MAX([$'Real Volatility'.A81:.AD81])" office:value-type="float" office:value="0.970776" calcext:value-type="float">
            <text:p>0.970776</text:p>
          </table:table-cell>
          <table:table-cell table:formula="of:=MIN([$'High Volatility'.A81:.AD81])" office:value-type="float" office:value="0.918701" calcext:value-type="float">
            <text:p>0.918701</text:p>
          </table:table-cell>
          <table:table-cell table:formula="of:=MAX([$'High Volatility'.A81:.AD81])" office:value-type="float" office:value="0.983364" calcext:value-type="float">
            <text:p>0.983364</text:p>
          </table:table-cell>
          <table:table-cell table:number-columns-repeated="24"/>
        </table:table-row>
        <table:table-row table:style-name="ro1">
          <table:table-cell table:formula="of:=MIN([$'Low Volatility'.A82:.AD82])" office:value-type="float" office:value="0.929122" calcext:value-type="float">
            <text:p>0.929122</text:p>
          </table:table-cell>
          <table:table-cell table:formula="of:=MAX([$'Low Volatility'.A82:.AD82])" office:value-type="float" office:value="0.940569" calcext:value-type="float">
            <text:p>0.940569</text:p>
          </table:table-cell>
          <table:table-cell table:formula="of:=MIN([$'Real Volatility'.A82:.AD82])" office:value-type="float" office:value="0.954471" calcext:value-type="float">
            <text:p>0.954471</text:p>
          </table:table-cell>
          <table:table-cell table:formula="of:=MAX([$'Real Volatility'.A82:.AD82])" office:value-type="float" office:value="0.971655" calcext:value-type="float">
            <text:p>0.971655</text:p>
          </table:table-cell>
          <table:table-cell table:formula="of:=MIN([$'High Volatility'.A82:.AD82])" office:value-type="float" office:value="0.915873" calcext:value-type="float">
            <text:p>0.915873</text:p>
          </table:table-cell>
          <table:table-cell table:formula="of:=MAX([$'High Volatility'.A82:.AD82])" office:value-type="float" office:value="0.980589" calcext:value-type="float">
            <text:p>0.980589</text:p>
          </table:table-cell>
          <table:table-cell table:number-columns-repeated="24"/>
        </table:table-row>
        <table:table-row table:style-name="ro1">
          <table:table-cell table:formula="of:=MIN([$'Low Volatility'.A83:.AD83])" office:value-type="float" office:value="0.929753" calcext:value-type="float">
            <text:p>0.929753</text:p>
          </table:table-cell>
          <table:table-cell table:formula="of:=MAX([$'Low Volatility'.A83:.AD83])" office:value-type="float" office:value="0.940376" calcext:value-type="float">
            <text:p>0.940376</text:p>
          </table:table-cell>
          <table:table-cell table:formula="of:=MIN([$'Real Volatility'.A83:.AD83])" office:value-type="float" office:value="0.954825" calcext:value-type="float">
            <text:p>0.954825</text:p>
          </table:table-cell>
          <table:table-cell table:formula="of:=MAX([$'Real Volatility'.A83:.AD83])" office:value-type="float" office:value="0.97097" calcext:value-type="float">
            <text:p>0.97097</text:p>
          </table:table-cell>
          <table:table-cell table:formula="of:=MIN([$'High Volatility'.A83:.AD83])" office:value-type="float" office:value="0.91811" calcext:value-type="float">
            <text:p>0.91811</text:p>
          </table:table-cell>
          <table:table-cell table:formula="of:=MAX([$'High Volatility'.A83:.AD83])" office:value-type="float" office:value="0.983702" calcext:value-type="float">
            <text:p>0.983702</text:p>
          </table:table-cell>
          <table:table-cell table:number-columns-repeated="24"/>
        </table:table-row>
        <table:table-row table:style-name="ro1">
          <table:table-cell table:formula="of:=MIN([$'Low Volatility'.A84:.AD84])" office:value-type="float" office:value="0.930158" calcext:value-type="float">
            <text:p>0.930158</text:p>
          </table:table-cell>
          <table:table-cell table:formula="of:=MAX([$'Low Volatility'.A84:.AD84])" office:value-type="float" office:value="0.940763" calcext:value-type="float">
            <text:p>0.940763</text:p>
          </table:table-cell>
          <table:table-cell table:formula="of:=MIN([$'Real Volatility'.A84:.AD84])" office:value-type="float" office:value="0.954205" calcext:value-type="float">
            <text:p>0.954205</text:p>
          </table:table-cell>
          <table:table-cell table:formula="of:=MAX([$'Real Volatility'.A84:.AD84])" office:value-type="float" office:value="0.97039" calcext:value-type="float">
            <text:p>0.97039</text:p>
          </table:table-cell>
          <table:table-cell table:formula="of:=MIN([$'High Volatility'.A84:.AD84])" office:value-type="float" office:value="0.923021" calcext:value-type="float">
            <text:p>0.923021</text:p>
          </table:table-cell>
          <table:table-cell table:formula="of:=MAX([$'High Volatility'.A84:.AD84])" office:value-type="float" office:value="0.98513" calcext:value-type="float">
            <text:p>0.98513</text:p>
          </table:table-cell>
          <table:table-cell table:number-columns-repeated="24"/>
        </table:table-row>
        <table:table-row table:style-name="ro1">
          <table:table-cell table:formula="of:=MIN([$'Low Volatility'.A85:.AD85])" office:value-type="float" office:value="0.929961" calcext:value-type="float">
            <text:p>0.929961</text:p>
          </table:table-cell>
          <table:table-cell table:formula="of:=MAX([$'Low Volatility'.A85:.AD85])" office:value-type="float" office:value="0.940484" calcext:value-type="float">
            <text:p>0.940484</text:p>
          </table:table-cell>
          <table:table-cell table:formula="of:=MIN([$'Real Volatility'.A85:.AD85])" office:value-type="float" office:value="0.953978" calcext:value-type="float">
            <text:p>0.953978</text:p>
          </table:table-cell>
          <table:table-cell table:formula="of:=MAX([$'Real Volatility'.A85:.AD85])" office:value-type="float" office:value="0.970755" calcext:value-type="float">
            <text:p>0.970755</text:p>
          </table:table-cell>
          <table:table-cell table:formula="of:=MIN([$'High Volatility'.A85:.AD85])" office:value-type="float" office:value="0.925578" calcext:value-type="float">
            <text:p>0.925578</text:p>
          </table:table-cell>
          <table:table-cell table:formula="of:=MAX([$'High Volatility'.A85:.AD85])" office:value-type="float" office:value="0.983057" calcext:value-type="float">
            <text:p>0.983057</text:p>
          </table:table-cell>
          <table:table-cell table:number-columns-repeated="24"/>
        </table:table-row>
        <table:table-row table:style-name="ro1">
          <table:table-cell table:formula="of:=MIN([$'Low Volatility'.A86:.AD86])" office:value-type="float" office:value="0.929833" calcext:value-type="float">
            <text:p>0.929833</text:p>
          </table:table-cell>
          <table:table-cell table:formula="of:=MAX([$'Low Volatility'.A86:.AD86])" office:value-type="float" office:value="0.940234" calcext:value-type="float">
            <text:p>0.940234</text:p>
          </table:table-cell>
          <table:table-cell table:formula="of:=MIN([$'Real Volatility'.A86:.AD86])" office:value-type="float" office:value="0.953614" calcext:value-type="float">
            <text:p>0.953614</text:p>
          </table:table-cell>
          <table:table-cell table:formula="of:=MAX([$'Real Volatility'.A86:.AD86])" office:value-type="float" office:value="0.970747" calcext:value-type="float">
            <text:p>0.970747</text:p>
          </table:table-cell>
          <table:table-cell table:formula="of:=MIN([$'High Volatility'.A86:.AD86])" office:value-type="float" office:value="0.926144" calcext:value-type="float">
            <text:p>0.926144</text:p>
          </table:table-cell>
          <table:table-cell table:formula="of:=MAX([$'High Volatility'.A86:.AD86])" office:value-type="float" office:value="0.98088" calcext:value-type="float">
            <text:p>0.98088</text:p>
          </table:table-cell>
          <table:table-cell table:number-columns-repeated="24"/>
        </table:table-row>
        <table:table-row table:style-name="ro1">
          <table:table-cell table:formula="of:=MIN([$'Low Volatility'.A87:.AD87])" office:value-type="float" office:value="0.930046" calcext:value-type="float">
            <text:p>0.930046</text:p>
          </table:table-cell>
          <table:table-cell table:formula="of:=MAX([$'Low Volatility'.A87:.AD87])" office:value-type="float" office:value="0.940156" calcext:value-type="float">
            <text:p>0.940156</text:p>
          </table:table-cell>
          <table:table-cell table:formula="of:=MIN([$'Real Volatility'.A87:.AD87])" office:value-type="float" office:value="0.953138" calcext:value-type="float">
            <text:p>0.953138</text:p>
          </table:table-cell>
          <table:table-cell table:formula="of:=MAX([$'Real Volatility'.A87:.AD87])" office:value-type="float" office:value="0.970807" calcext:value-type="float">
            <text:p>0.970807</text:p>
          </table:table-cell>
          <table:table-cell table:formula="of:=MIN([$'High Volatility'.A87:.AD87])" office:value-type="float" office:value="0.924841" calcext:value-type="float">
            <text:p>0.924841</text:p>
          </table:table-cell>
          <table:table-cell table:formula="of:=MAX([$'High Volatility'.A87:.AD87])" office:value-type="float" office:value="0.978048" calcext:value-type="float">
            <text:p>0.978048</text:p>
          </table:table-cell>
          <table:table-cell table:number-columns-repeated="24"/>
        </table:table-row>
        <table:table-row table:style-name="ro1">
          <table:table-cell table:formula="of:=MIN([$'Low Volatility'.A88:.AD88])" office:value-type="float" office:value="0.930506" calcext:value-type="float">
            <text:p>0.930506</text:p>
          </table:table-cell>
          <table:table-cell table:formula="of:=MAX([$'Low Volatility'.A88:.AD88])" office:value-type="float" office:value="0.939888" calcext:value-type="float">
            <text:p>0.939888</text:p>
          </table:table-cell>
          <table:table-cell table:formula="of:=MIN([$'Real Volatility'.A88:.AD88])" office:value-type="float" office:value="0.95343" calcext:value-type="float">
            <text:p>0.95343</text:p>
          </table:table-cell>
          <table:table-cell table:formula="of:=MAX([$'Real Volatility'.A88:.AD88])" office:value-type="float" office:value="0.970348" calcext:value-type="float">
            <text:p>0.970348</text:p>
          </table:table-cell>
          <table:table-cell table:formula="of:=MIN([$'High Volatility'.A88:.AD88])" office:value-type="float" office:value="0.924108" calcext:value-type="float">
            <text:p>0.924108</text:p>
          </table:table-cell>
          <table:table-cell table:formula="of:=MAX([$'High Volatility'.A88:.AD88])" office:value-type="float" office:value="0.976586" calcext:value-type="float">
            <text:p>0.976586</text:p>
          </table:table-cell>
          <table:table-cell table:number-columns-repeated="24"/>
        </table:table-row>
        <table:table-row table:style-name="ro1">
          <table:table-cell table:formula="of:=MIN([$'Low Volatility'.A89:.AD89])" office:value-type="float" office:value="0.930909" calcext:value-type="float">
            <text:p>0.930909</text:p>
          </table:table-cell>
          <table:table-cell table:formula="of:=MAX([$'Low Volatility'.A89:.AD89])" office:value-type="float" office:value="0.939837" calcext:value-type="float">
            <text:p>0.939837</text:p>
          </table:table-cell>
          <table:table-cell table:formula="of:=MIN([$'Real Volatility'.A89:.AD89])" office:value-type="float" office:value="0.953803" calcext:value-type="float">
            <text:p>0.953803</text:p>
          </table:table-cell>
          <table:table-cell table:formula="of:=MAX([$'Real Volatility'.A89:.AD89])" office:value-type="float" office:value="0.970233" calcext:value-type="float">
            <text:p>0.970233</text:p>
          </table:table-cell>
          <table:table-cell table:formula="of:=MIN([$'High Volatility'.A89:.AD89])" office:value-type="float" office:value="0.921461" calcext:value-type="float">
            <text:p>0.921461</text:p>
          </table:table-cell>
          <table:table-cell table:formula="of:=MAX([$'High Volatility'.A89:.AD89])" office:value-type="float" office:value="0.976312" calcext:value-type="float">
            <text:p>0.976312</text:p>
          </table:table-cell>
          <table:table-cell table:number-columns-repeated="24"/>
        </table:table-row>
        <table:table-row table:style-name="ro1">
          <table:table-cell table:formula="of:=MIN([$'Low Volatility'.A90:.AD90])" office:value-type="float" office:value="0.930762" calcext:value-type="float">
            <text:p>0.930762</text:p>
          </table:table-cell>
          <table:table-cell table:formula="of:=MAX([$'Low Volatility'.A90:.AD90])" office:value-type="float" office:value="0.939703" calcext:value-type="float">
            <text:p>0.939703</text:p>
          </table:table-cell>
          <table:table-cell table:formula="of:=MIN([$'Real Volatility'.A90:.AD90])" office:value-type="float" office:value="0.953887" calcext:value-type="float">
            <text:p>0.953887</text:p>
          </table:table-cell>
          <table:table-cell table:formula="of:=MAX([$'Real Volatility'.A90:.AD90])" office:value-type="float" office:value="0.970371" calcext:value-type="float">
            <text:p>0.970371</text:p>
          </table:table-cell>
          <table:table-cell table:formula="of:=MIN([$'High Volatility'.A90:.AD90])" office:value-type="float" office:value="0.923344" calcext:value-type="float">
            <text:p>0.923344</text:p>
          </table:table-cell>
          <table:table-cell table:formula="of:=MAX([$'High Volatility'.A90:.AD90])" office:value-type="float" office:value="0.97378" calcext:value-type="float">
            <text:p>0.97378</text:p>
          </table:table-cell>
          <table:table-cell table:number-columns-repeated="24"/>
        </table:table-row>
        <table:table-row table:style-name="ro1">
          <table:table-cell table:formula="of:=MIN([$'Low Volatility'.A91:.AD91])" office:value-type="float" office:value="0.931089" calcext:value-type="float">
            <text:p>0.931089</text:p>
          </table:table-cell>
          <table:table-cell table:formula="of:=MAX([$'Low Volatility'.A91:.AD91])" office:value-type="float" office:value="0.939546" calcext:value-type="float">
            <text:p>0.939546</text:p>
          </table:table-cell>
          <table:table-cell table:formula="of:=MIN([$'Real Volatility'.A91:.AD91])" office:value-type="float" office:value="0.953317" calcext:value-type="float">
            <text:p>0.953317</text:p>
          </table:table-cell>
          <table:table-cell table:formula="of:=MAX([$'Real Volatility'.A91:.AD91])" office:value-type="float" office:value="0.970145" calcext:value-type="float">
            <text:p>0.970145</text:p>
          </table:table-cell>
          <table:table-cell table:formula="of:=MIN([$'High Volatility'.A91:.AD91])" office:value-type="float" office:value="0.92168" calcext:value-type="float">
            <text:p>0.92168</text:p>
          </table:table-cell>
          <table:table-cell table:formula="of:=MAX([$'High Volatility'.A91:.AD91])" office:value-type="float" office:value="0.97348" calcext:value-type="float">
            <text:p>0.97348</text:p>
          </table:table-cell>
          <table:table-cell table:number-columns-repeated="24"/>
        </table:table-row>
        <table:table-row table:style-name="ro1">
          <table:table-cell table:formula="of:=MIN([$'Low Volatility'.A92:.AD92])" office:value-type="float" office:value="0.931083" calcext:value-type="float">
            <text:p>0.931083</text:p>
          </table:table-cell>
          <table:table-cell table:formula="of:=MAX([$'Low Volatility'.A92:.AD92])" office:value-type="float" office:value="0.939854" calcext:value-type="float">
            <text:p>0.939854</text:p>
          </table:table-cell>
          <table:table-cell table:formula="of:=MIN([$'Real Volatility'.A92:.AD92])" office:value-type="float" office:value="0.953072" calcext:value-type="float">
            <text:p>0.953072</text:p>
          </table:table-cell>
          <table:table-cell table:formula="of:=MAX([$'Real Volatility'.A92:.AD92])" office:value-type="float" office:value="0.970312" calcext:value-type="float">
            <text:p>0.970312</text:p>
          </table:table-cell>
          <table:table-cell table:formula="of:=MIN([$'High Volatility'.A92:.AD92])" office:value-type="float" office:value="0.928643" calcext:value-type="float">
            <text:p>0.928643</text:p>
          </table:table-cell>
          <table:table-cell table:formula="of:=MAX([$'High Volatility'.A92:.AD92])" office:value-type="float" office:value="0.974295" calcext:value-type="float">
            <text:p>0.974295</text:p>
          </table:table-cell>
          <table:table-cell table:number-columns-repeated="24"/>
        </table:table-row>
        <table:table-row table:style-name="ro1">
          <table:table-cell table:formula="of:=MIN([$'Low Volatility'.A93:.AD93])" office:value-type="float" office:value="0.930783" calcext:value-type="float">
            <text:p>0.930783</text:p>
          </table:table-cell>
          <table:table-cell table:formula="of:=MAX([$'Low Volatility'.A93:.AD93])" office:value-type="float" office:value="0.939495" calcext:value-type="float">
            <text:p>0.939495</text:p>
          </table:table-cell>
          <table:table-cell table:formula="of:=MIN([$'Real Volatility'.A93:.AD93])" office:value-type="float" office:value="0.95328" calcext:value-type="float">
            <text:p>0.95328</text:p>
          </table:table-cell>
          <table:table-cell table:formula="of:=MAX([$'Real Volatility'.A93:.AD93])" office:value-type="float" office:value="0.970174" calcext:value-type="float">
            <text:p>0.970174</text:p>
          </table:table-cell>
          <table:table-cell table:formula="of:=MIN([$'High Volatility'.A93:.AD93])" office:value-type="float" office:value="0.929123" calcext:value-type="float">
            <text:p>0.929123</text:p>
          </table:table-cell>
          <table:table-cell table:formula="of:=MAX([$'High Volatility'.A93:.AD93])" office:value-type="float" office:value="0.975327" calcext:value-type="float">
            <text:p>0.975327</text:p>
          </table:table-cell>
          <table:table-cell table:number-columns-repeated="24"/>
        </table:table-row>
        <table:table-row table:style-name="ro1">
          <table:table-cell table:formula="of:=MIN([$'Low Volatility'.A94:.AD94])" office:value-type="float" office:value="0.930868" calcext:value-type="float">
            <text:p>0.930868</text:p>
          </table:table-cell>
          <table:table-cell table:formula="of:=MAX([$'Low Volatility'.A94:.AD94])" office:value-type="float" office:value="0.939535" calcext:value-type="float">
            <text:p>0.939535</text:p>
          </table:table-cell>
          <table:table-cell table:formula="of:=MIN([$'Real Volatility'.A94:.AD94])" office:value-type="float" office:value="0.953831" calcext:value-type="float">
            <text:p>0.953831</text:p>
          </table:table-cell>
          <table:table-cell table:formula="of:=MAX([$'Real Volatility'.A94:.AD94])" office:value-type="float" office:value="0.969889" calcext:value-type="float">
            <text:p>0.969889</text:p>
          </table:table-cell>
          <table:table-cell table:formula="of:=MIN([$'High Volatility'.A94:.AD94])" office:value-type="float" office:value="0.928338" calcext:value-type="float">
            <text:p>0.928338</text:p>
          </table:table-cell>
          <table:table-cell table:formula="of:=MAX([$'High Volatility'.A94:.AD94])" office:value-type="float" office:value="0.977116" calcext:value-type="float">
            <text:p>0.977116</text:p>
          </table:table-cell>
          <table:table-cell table:number-columns-repeated="24"/>
        </table:table-row>
        <table:table-row table:style-name="ro1">
          <table:table-cell table:formula="of:=MIN([$'Low Volatility'.A95:.AD95])" office:value-type="float" office:value="0.931182" calcext:value-type="float">
            <text:p>0.931182</text:p>
          </table:table-cell>
          <table:table-cell table:formula="of:=MAX([$'Low Volatility'.A95:.AD95])" office:value-type="float" office:value="0.939219" calcext:value-type="float">
            <text:p>0.939219</text:p>
          </table:table-cell>
          <table:table-cell table:formula="of:=MIN([$'Real Volatility'.A95:.AD95])" office:value-type="float" office:value="0.953812" calcext:value-type="float">
            <text:p>0.953812</text:p>
          </table:table-cell>
          <table:table-cell table:formula="of:=MAX([$'Real Volatility'.A95:.AD95])" office:value-type="float" office:value="0.970059" calcext:value-type="float">
            <text:p>0.970059</text:p>
          </table:table-cell>
          <table:table-cell table:formula="of:=MIN([$'High Volatility'.A95:.AD95])" office:value-type="float" office:value="0.926939" calcext:value-type="float">
            <text:p>0.926939</text:p>
          </table:table-cell>
          <table:table-cell table:formula="of:=MAX([$'High Volatility'.A95:.AD95])" office:value-type="float" office:value="0.975156" calcext:value-type="float">
            <text:p>0.975156</text:p>
          </table:table-cell>
          <table:table-cell table:number-columns-repeated="24"/>
        </table:table-row>
        <table:table-row table:style-name="ro1">
          <table:table-cell table:formula="of:=MIN([$'Low Volatility'.A96:.AD96])" office:value-type="float" office:value="0.930974" calcext:value-type="float">
            <text:p>0.930974</text:p>
          </table:table-cell>
          <table:table-cell table:formula="of:=MAX([$'Low Volatility'.A96:.AD96])" office:value-type="float" office:value="0.939143" calcext:value-type="float">
            <text:p>0.939143</text:p>
          </table:table-cell>
          <table:table-cell table:formula="of:=MIN([$'Real Volatility'.A96:.AD96])" office:value-type="float" office:value="0.954308" calcext:value-type="float">
            <text:p>0.954308</text:p>
          </table:table-cell>
          <table:table-cell table:formula="of:=MAX([$'Real Volatility'.A96:.AD96])" office:value-type="float" office:value="0.96986" calcext:value-type="float">
            <text:p>0.96986</text:p>
          </table:table-cell>
          <table:table-cell table:formula="of:=MIN([$'High Volatility'.A96:.AD96])" office:value-type="float" office:value="0.928307" calcext:value-type="float">
            <text:p>0.928307</text:p>
          </table:table-cell>
          <table:table-cell table:formula="of:=MAX([$'High Volatility'.A96:.AD96])" office:value-type="float" office:value="0.974761" calcext:value-type="float">
            <text:p>0.974761</text:p>
          </table:table-cell>
          <table:table-cell table:number-columns-repeated="24"/>
        </table:table-row>
        <table:table-row table:style-name="ro1">
          <table:table-cell table:formula="of:=MIN([$'Low Volatility'.A97:.AD97])" office:value-type="float" office:value="0.930819" calcext:value-type="float">
            <text:p>0.930819</text:p>
          </table:table-cell>
          <table:table-cell table:formula="of:=MAX([$'Low Volatility'.A97:.AD97])" office:value-type="float" office:value="0.939014" calcext:value-type="float">
            <text:p>0.939014</text:p>
          </table:table-cell>
          <table:table-cell table:formula="of:=MIN([$'Real Volatility'.A97:.AD97])" office:value-type="float" office:value="0.954544" calcext:value-type="float">
            <text:p>0.954544</text:p>
          </table:table-cell>
          <table:table-cell table:formula="of:=MAX([$'Real Volatility'.A97:.AD97])" office:value-type="float" office:value="0.970189" calcext:value-type="float">
            <text:p>0.970189</text:p>
          </table:table-cell>
          <table:table-cell table:formula="of:=MIN([$'High Volatility'.A97:.AD97])" office:value-type="float" office:value="0.926213" calcext:value-type="float">
            <text:p>0.926213</text:p>
          </table:table-cell>
          <table:table-cell table:formula="of:=MAX([$'High Volatility'.A97:.AD97])" office:value-type="float" office:value="0.977378" calcext:value-type="float">
            <text:p>0.977378</text:p>
          </table:table-cell>
          <table:table-cell table:number-columns-repeated="24"/>
        </table:table-row>
        <table:table-row table:style-name="ro1">
          <table:table-cell table:formula="of:=MIN([$'Low Volatility'.A98:.AD98])" office:value-type="float" office:value="0.930914" calcext:value-type="float">
            <text:p>0.930914</text:p>
          </table:table-cell>
          <table:table-cell table:formula="of:=MAX([$'Low Volatility'.A98:.AD98])" office:value-type="float" office:value="0.938853" calcext:value-type="float">
            <text:p>0.938853</text:p>
          </table:table-cell>
          <table:table-cell table:formula="of:=MIN([$'Real Volatility'.A98:.AD98])" office:value-type="float" office:value="0.954321" calcext:value-type="float">
            <text:p>0.954321</text:p>
          </table:table-cell>
          <table:table-cell table:formula="of:=MAX([$'Real Volatility'.A98:.AD98])" office:value-type="float" office:value="0.969615" calcext:value-type="float">
            <text:p>0.969615</text:p>
          </table:table-cell>
          <table:table-cell table:formula="of:=MIN([$'High Volatility'.A98:.AD98])" office:value-type="float" office:value="0.923275" calcext:value-type="float">
            <text:p>0.923275</text:p>
          </table:table-cell>
          <table:table-cell table:formula="of:=MAX([$'High Volatility'.A98:.AD98])" office:value-type="float" office:value="0.976629" calcext:value-type="float">
            <text:p>0.976629</text:p>
          </table:table-cell>
          <table:table-cell table:number-columns-repeated="24"/>
        </table:table-row>
        <table:table-row table:style-name="ro1">
          <table:table-cell table:formula="of:=MIN([$'Low Volatility'.A99:.AD99])" office:value-type="float" office:value="0.931293" calcext:value-type="float">
            <text:p>0.931293</text:p>
          </table:table-cell>
          <table:table-cell table:formula="of:=MAX([$'Low Volatility'.A99:.AD99])" office:value-type="float" office:value="0.938616" calcext:value-type="float">
            <text:p>0.938616</text:p>
          </table:table-cell>
          <table:table-cell table:formula="of:=MIN([$'Real Volatility'.A99:.AD99])" office:value-type="float" office:value="0.953577" calcext:value-type="float">
            <text:p>0.953577</text:p>
          </table:table-cell>
          <table:table-cell table:formula="of:=MAX([$'Real Volatility'.A99:.AD99])" office:value-type="float" office:value="0.969731" calcext:value-type="float">
            <text:p>0.969731</text:p>
          </table:table-cell>
          <table:table-cell table:formula="of:=MIN([$'High Volatility'.A99:.AD99])" office:value-type="float" office:value="0.923354" calcext:value-type="float">
            <text:p>0.923354</text:p>
          </table:table-cell>
          <table:table-cell table:formula="of:=MAX([$'High Volatility'.A99:.AD99])" office:value-type="float" office:value="0.973411" calcext:value-type="float">
            <text:p>0.973411</text:p>
          </table:table-cell>
          <table:table-cell table:number-columns-repeated="24"/>
        </table:table-row>
        <table:table-row table:style-name="ro1">
          <table:table-cell table:formula="of:=MIN([$'Low Volatility'.A100:.AD100])" office:value-type="float" office:value="0.931267" calcext:value-type="float">
            <text:p>0.931267</text:p>
          </table:table-cell>
          <table:table-cell table:formula="of:=MAX([$'Low Volatility'.A100:.AD100])" office:value-type="float" office:value="0.938582" calcext:value-type="float">
            <text:p>0.938582</text:p>
          </table:table-cell>
          <table:table-cell table:formula="of:=MIN([$'Real Volatility'.A100:.AD100])" office:value-type="float" office:value="0.954477" calcext:value-type="float">
            <text:p>0.954477</text:p>
          </table:table-cell>
          <table:table-cell table:formula="of:=MAX([$'Real Volatility'.A100:.AD100])" office:value-type="float" office:value="0.969633" calcext:value-type="float">
            <text:p>0.969633</text:p>
          </table:table-cell>
          <table:table-cell table:formula="of:=MIN([$'High Volatility'.A100:.AD100])" office:value-type="float" office:value="0.922527" calcext:value-type="float">
            <text:p>0.922527</text:p>
          </table:table-cell>
          <table:table-cell table:formula="of:=MAX([$'High Volatility'.A100:.AD100])" office:value-type="float" office:value="0.973236" calcext:value-type="float">
            <text:p>0.973236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bg" fo:country="BG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2-10-01T13:45:37.341170343</meta:creation-date>
    <meta:generator>LibreOffice/7.3.6.2$MacOSX_X86_64 LibreOffice_project/c28ca90fd6e1a19e189fc16c05f8f8924961e12e</meta:generator>
    <dc:date>2022-10-01T14:56:16.268046384</dc:date>
    <dc:creator>Todor Balabanov</dc:creator>
    <meta:editing-duration>PT53M11S</meta:editing-duration>
    <meta:editing-cycles>61</meta:editing-cycles>
    <meta:document-statistic meta:table-count="4" meta:cell-count="9600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88" chart:maximum="0.9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001cm" svg:height="20.001cm" xlink:href=".." xlink:type="simple" chart:class="chart:line" chart:style-name="ch1">
        <chart:plot-area chart:style-name="ch2" table:cell-range-address="'Low Volatility'.A1:'Low Volatility'.AD100" svg:x="0.5cm" svg:y="0.4cm" svg:width="24.001cm" svg:height="19.201cm">
          <chart:coordinate-region svg:x="1.492cm" svg:y="0.4cm" svg:width="22.872cm" svg:height="18.2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Low Volatility'.A1:'Low Volatility'.A100" chart:class="chart:line">
            <chart:data-point chart:repeated="100"/>
          </chart:series>
          <chart:series chart:style-name="ch7" chart:values-cell-range-address="'Low Volatility'.B1:'Low Volatility'.B100" chart:class="chart:line">
            <chart:data-point chart:repeated="100"/>
          </chart:series>
          <chart:series chart:style-name="ch8" chart:values-cell-range-address="'Low Volatility'.C1:'Low Volatility'.C100" chart:class="chart:line">
            <chart:data-point chart:repeated="100"/>
          </chart:series>
          <chart:series chart:style-name="ch9" chart:values-cell-range-address="'Low Volatility'.D1:'Low Volatility'.D100" chart:class="chart:line">
            <chart:data-point chart:repeated="100"/>
          </chart:series>
          <chart:series chart:style-name="ch10" chart:values-cell-range-address="'Low Volatility'.E1:'Low Volatility'.E100" chart:class="chart:line">
            <chart:data-point chart:repeated="100"/>
          </chart:series>
          <chart:series chart:style-name="ch11" chart:values-cell-range-address="'Low Volatility'.F1:'Low Volatility'.F100" chart:class="chart:line">
            <chart:data-point chart:repeated="100"/>
          </chart:series>
          <chart:series chart:style-name="ch12" chart:values-cell-range-address="'Low Volatility'.G1:'Low Volatility'.G100" chart:class="chart:line">
            <chart:data-point chart:repeated="100"/>
          </chart:series>
          <chart:series chart:style-name="ch13" chart:values-cell-range-address="'Low Volatility'.H1:'Low Volatility'.H100" chart:class="chart:line">
            <chart:data-point chart:repeated="100"/>
          </chart:series>
          <chart:series chart:style-name="ch14" chart:values-cell-range-address="'Low Volatility'.I1:'Low Volatility'.I100" chart:class="chart:line">
            <chart:data-point chart:repeated="100"/>
          </chart:series>
          <chart:series chart:style-name="ch15" chart:values-cell-range-address="'Low Volatility'.J1:'Low Volatility'.J100" chart:class="chart:line">
            <chart:data-point chart:repeated="100"/>
          </chart:series>
          <chart:series chart:style-name="ch16" chart:values-cell-range-address="'Low Volatility'.K1:'Low Volatility'.K100" chart:class="chart:line">
            <chart:data-point chart:repeated="100"/>
          </chart:series>
          <chart:series chart:style-name="ch17" chart:values-cell-range-address="'Low Volatility'.L1:'Low Volatility'.L100" chart:class="chart:line">
            <chart:data-point chart:repeated="100"/>
          </chart:series>
          <chart:series chart:style-name="ch18" chart:values-cell-range-address="'Low Volatility'.M1:'Low Volatility'.M100" chart:class="chart:line">
            <chart:data-point chart:repeated="100"/>
          </chart:series>
          <chart:series chart:style-name="ch19" chart:values-cell-range-address="'Low Volatility'.N1:'Low Volatility'.N100" chart:class="chart:line">
            <chart:data-point chart:repeated="100"/>
          </chart:series>
          <chart:series chart:style-name="ch20" chart:values-cell-range-address="'Low Volatility'.O1:'Low Volatility'.O100" chart:class="chart:line">
            <chart:data-point chart:repeated="100"/>
          </chart:series>
          <chart:series chart:style-name="ch9" chart:values-cell-range-address="'Low Volatility'.P1:'Low Volatility'.P100" chart:class="chart:line">
            <chart:data-point chart:repeated="100"/>
          </chart:series>
          <chart:series chart:style-name="ch10" chart:values-cell-range-address="'Low Volatility'.Q1:'Low Volatility'.Q100" chart:class="chart:line">
            <chart:data-point chart:repeated="100"/>
          </chart:series>
          <chart:series chart:style-name="ch11" chart:values-cell-range-address="'Low Volatility'.R1:'Low Volatility'.R100" chart:class="chart:line">
            <chart:data-point chart:repeated="100"/>
          </chart:series>
          <chart:series chart:style-name="ch12" chart:values-cell-range-address="'Low Volatility'.S1:'Low Volatility'.S100" chart:class="chart:line">
            <chart:data-point chart:repeated="100"/>
          </chart:series>
          <chart:series chart:style-name="ch13" chart:values-cell-range-address="'Low Volatility'.T1:'Low Volatility'.T100" chart:class="chart:line">
            <chart:data-point chart:repeated="100"/>
          </chart:series>
          <chart:series chart:style-name="ch14" chart:values-cell-range-address="'Low Volatility'.U1:'Low Volatility'.U100" chart:class="chart:line">
            <chart:data-point chart:repeated="100"/>
          </chart:series>
          <chart:series chart:style-name="ch15" chart:values-cell-range-address="'Low Volatility'.V1:'Low Volatility'.V100" chart:class="chart:line">
            <chart:data-point chart:repeated="100"/>
          </chart:series>
          <chart:series chart:style-name="ch16" chart:values-cell-range-address="'Low Volatility'.W1:'Low Volatility'.W100" chart:class="chart:line">
            <chart:data-point chart:repeated="100"/>
          </chart:series>
          <chart:series chart:style-name="ch17" chart:values-cell-range-address="'Low Volatility'.X1:'Low Volatility'.X100" chart:class="chart:line">
            <chart:data-point chart:repeated="100"/>
          </chart:series>
          <chart:series chart:style-name="ch18" chart:values-cell-range-address="'Low Volatility'.Y1:'Low Volatility'.Y100" chart:class="chart:line">
            <chart:data-point chart:repeated="100"/>
          </chart:series>
          <chart:series chart:style-name="ch19" chart:values-cell-range-address="'Low Volatility'.Z1:'Low Volatility'.Z100" chart:class="chart:line">
            <chart:data-point chart:repeated="100"/>
          </chart:series>
          <chart:series chart:style-name="ch20" chart:values-cell-range-address="'Low Volatility'.AA1:'Low Volatility'.AA100" chart:class="chart:line">
            <chart:data-point chart:repeated="100"/>
          </chart:series>
          <chart:series chart:style-name="ch9" chart:values-cell-range-address="'Low Volatility'.AB1:'Low Volatility'.AB100" chart:class="chart:line">
            <chart:data-point chart:repeated="100"/>
          </chart:series>
          <chart:series chart:style-name="ch10" chart:values-cell-range-address="'Low Volatility'.AC1:'Low Volatility'.AC100" chart:class="chart:line">
            <chart:data-point chart:repeated="100"/>
          </chart:series>
          <chart:series chart:style-name="ch11" chart:values-cell-range-address="'Low Volatility'.AD1:'Low Volatility'.AD100" chart:class="chart:line">
            <chart:data-point chart:repeated="10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071">
                <text:p>0.95071</text:p>
                <draw:g>
                  <svg:desc>'Low Volatility'.A1:'Low Volatility'.A100</svg:desc>
                </draw:g>
              </table:table-cell>
              <table:table-cell office:value-type="float" office:value="0.95071">
                <text:p>0.95071</text:p>
                <draw:g>
                  <svg:desc>'Low Volatility'.B1:'Low Volatility'.B100</svg:desc>
                </draw:g>
              </table:table-cell>
              <table:table-cell office:value-type="float" office:value="0.95071">
                <text:p>0.95071</text:p>
                <draw:g>
                  <svg:desc>'Low Volatility'.C1:'Low Volatility'.C100</svg:desc>
                </draw:g>
              </table:table-cell>
              <table:table-cell office:value-type="float" office:value="0.92673">
                <text:p>0.92673</text:p>
                <draw:g>
                  <svg:desc>'Low Volatility'.D1:'Low Volatility'.D100</svg:desc>
                </draw:g>
              </table:table-cell>
              <table:table-cell office:value-type="float" office:value="0.92673">
                <text:p>0.92673</text:p>
                <draw:g>
                  <svg:desc>'Low Volatility'.E1:'Low Volatility'.E100</svg:desc>
                </draw:g>
              </table:table-cell>
              <table:table-cell office:value-type="float" office:value="0.9278">
                <text:p>0.9278</text:p>
                <draw:g>
                  <svg:desc>'Low Volatility'.F1:'Low Volatility'.F100</svg:desc>
                </draw:g>
              </table:table-cell>
              <table:table-cell office:value-type="float" office:value="0.9278">
                <text:p>0.9278</text:p>
                <draw:g>
                  <svg:desc>'Low Volatility'.G1:'Low Volatility'.G100</svg:desc>
                </draw:g>
              </table:table-cell>
              <table:table-cell office:value-type="float" office:value="0.9278">
                <text:p>0.9278</text:p>
                <draw:g>
                  <svg:desc>'Low Volatility'.H1:'Low Volatility'.H100</svg:desc>
                </draw:g>
              </table:table-cell>
              <table:table-cell office:value-type="float" office:value="0.89712">
                <text:p>0.89712</text:p>
                <draw:g>
                  <svg:desc>'Low Volatility'.I1:'Low Volatility'.I100</svg:desc>
                </draw:g>
              </table:table-cell>
              <table:table-cell office:value-type="float" office:value="0.89712">
                <text:p>0.89712</text:p>
                <draw:g>
                  <svg:desc>'Low Volatility'.J1:'Low Volatility'.J100</svg:desc>
                </draw:g>
              </table:table-cell>
              <table:table-cell office:value-type="float" office:value="0.895835">
                <text:p>0.895835</text:p>
                <draw:g>
                  <svg:desc>'Low Volatility'.K1:'Low Volatility'.K100</svg:desc>
                </draw:g>
              </table:table-cell>
              <table:table-cell office:value-type="float" office:value="0.895835">
                <text:p>0.895835</text:p>
                <draw:g>
                  <svg:desc>'Low Volatility'.L1:'Low Volatility'.L100</svg:desc>
                </draw:g>
              </table:table-cell>
              <table:table-cell office:value-type="float" office:value="0.895835">
                <text:p>0.895835</text:p>
                <draw:g>
                  <svg:desc>'Low Volatility'.M1:'Low Volatility'.M100</svg:desc>
                </draw:g>
              </table:table-cell>
              <table:table-cell office:value-type="float" office:value="0.934995">
                <text:p>0.934995</text:p>
                <draw:g>
                  <svg:desc>'Low Volatility'.N1:'Low Volatility'.N100</svg:desc>
                </draw:g>
              </table:table-cell>
              <table:table-cell office:value-type="float" office:value="0.934995">
                <text:p>0.934995</text:p>
                <draw:g>
                  <svg:desc>'Low Volatility'.O1:'Low Volatility'.O100</svg:desc>
                </draw:g>
              </table:table-cell>
              <table:table-cell office:value-type="float" office:value="0.921805">
                <text:p>0.921805</text:p>
                <draw:g>
                  <svg:desc>'Low Volatility'.P1:'Low Volatility'.P100</svg:desc>
                </draw:g>
              </table:table-cell>
              <table:table-cell office:value-type="float" office:value="0.921805">
                <text:p>0.921805</text:p>
                <draw:g>
                  <svg:desc>'Low Volatility'.Q1:'Low Volatility'.Q100</svg:desc>
                </draw:g>
              </table:table-cell>
              <table:table-cell office:value-type="float" office:value="0.90121">
                <text:p>0.90121</text:p>
                <draw:g>
                  <svg:desc>'Low Volatility'.R1:'Low Volatility'.R100</svg:desc>
                </draw:g>
              </table:table-cell>
              <table:table-cell office:value-type="float" office:value="0.90121">
                <text:p>0.90121</text:p>
                <draw:g>
                  <svg:desc>'Low Volatility'.S1:'Low Volatility'.S100</svg:desc>
                </draw:g>
              </table:table-cell>
              <table:table-cell office:value-type="float" office:value="0.90121">
                <text:p>0.90121</text:p>
                <draw:g>
                  <svg:desc>'Low Volatility'.T1:'Low Volatility'.T100</svg:desc>
                </draw:g>
              </table:table-cell>
              <table:table-cell office:value-type="float" office:value="0.96789">
                <text:p>0.96789</text:p>
                <draw:g>
                  <svg:desc>'Low Volatility'.U1:'Low Volatility'.U100</svg:desc>
                </draw:g>
              </table:table-cell>
              <table:table-cell office:value-type="float" office:value="0.96789">
                <text:p>0.96789</text:p>
                <draw:g>
                  <svg:desc>'Low Volatility'.V1:'Low Volatility'.V100</svg:desc>
                </draw:g>
              </table:table-cell>
              <table:table-cell office:value-type="float" office:value="0.89146">
                <text:p>0.89146</text:p>
                <draw:g>
                  <svg:desc>'Low Volatility'.W1:'Low Volatility'.W100</svg:desc>
                </draw:g>
              </table:table-cell>
              <table:table-cell office:value-type="float" office:value="0.89146">
                <text:p>0.89146</text:p>
                <draw:g>
                  <svg:desc>'Low Volatility'.X1:'Low Volatility'.X100</svg:desc>
                </draw:g>
              </table:table-cell>
              <table:table-cell office:value-type="float" office:value="0.89146">
                <text:p>0.89146</text:p>
                <draw:g>
                  <svg:desc>'Low Volatility'.Y1:'Low Volatility'.Y100</svg:desc>
                </draw:g>
              </table:table-cell>
              <table:table-cell office:value-type="float" office:value="0.933305">
                <text:p>0.933305</text:p>
                <draw:g>
                  <svg:desc>'Low Volatility'.Z1:'Low Volatility'.Z100</svg:desc>
                </draw:g>
              </table:table-cell>
              <table:table-cell office:value-type="float" office:value="0.933305">
                <text:p>0.933305</text:p>
                <draw:g>
                  <svg:desc>'Low Volatility'.AA1:'Low Volatility'.AA100</svg:desc>
                </draw:g>
              </table:table-cell>
              <table:table-cell office:value-type="float" office:value="0.936255">
                <text:p>0.936255</text:p>
                <draw:g>
                  <svg:desc>'Low Volatility'.AB1:'Low Volatility'.AB100</svg:desc>
                </draw:g>
              </table:table-cell>
              <table:table-cell office:value-type="float" office:value="0.936255">
                <text:p>0.936255</text:p>
                <draw:g>
                  <svg:desc>'Low Volatility'.AC1:'Low Volatility'.AC100</svg:desc>
                </draw:g>
              </table:table-cell>
              <table:table-cell office:value-type="float" office:value="0.940715">
                <text:p>0.940715</text:p>
                <draw:g>
                  <svg:desc>'Low Volatility'.AD1:'Low Volatility'.A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136">
                <text:p>0.92136</text:p>
              </table:table-cell>
              <table:table-cell office:value-type="float" office:value="0.92136">
                <text:p>0.92136</text:p>
              </table:table-cell>
              <table:table-cell office:value-type="float" office:value="0.92136">
                <text:p>0.92136</text:p>
              </table:table-cell>
              <table:table-cell office:value-type="float" office:value="0.933575">
                <text:p>0.933575</text:p>
              </table:table-cell>
              <table:table-cell office:value-type="float" office:value="0.933575">
                <text:p>0.933575</text:p>
              </table:table-cell>
              <table:table-cell office:value-type="float" office:value="0.941277">
                <text:p>0.941277</text:p>
              </table:table-cell>
              <table:table-cell office:value-type="float" office:value="0.941277">
                <text:p>0.941277</text:p>
              </table:table-cell>
              <table:table-cell office:value-type="float" office:value="0.941277">
                <text:p>0.941277</text:p>
              </table:table-cell>
              <table:table-cell office:value-type="float" office:value="0.894145">
                <text:p>0.894145</text:p>
              </table:table-cell>
              <table:table-cell office:value-type="float" office:value="0.894145">
                <text:p>0.894145</text:p>
              </table:table-cell>
              <table:table-cell office:value-type="float" office:value="0.897255">
                <text:p>0.897255</text:p>
              </table:table-cell>
              <table:table-cell office:value-type="float" office:value="0.897255">
                <text:p>0.897255</text:p>
              </table:table-cell>
              <table:table-cell office:value-type="float" office:value="0.897255">
                <text:p>0.897255</text:p>
              </table:table-cell>
              <table:table-cell office:value-type="float" office:value="0.95169">
                <text:p>0.95169</text:p>
              </table:table-cell>
              <table:table-cell office:value-type="float" office:value="0.95169">
                <text:p>0.95169</text:p>
              </table:table-cell>
              <table:table-cell office:value-type="float" office:value="0.943855">
                <text:p>0.943855</text:p>
              </table:table-cell>
              <table:table-cell office:value-type="float" office:value="0.943855">
                <text:p>0.943855</text:p>
              </table:table-cell>
              <table:table-cell office:value-type="float" office:value="0.918562">
                <text:p>0.918562</text:p>
              </table:table-cell>
              <table:table-cell office:value-type="float" office:value="0.918562">
                <text:p>0.918562</text:p>
              </table:table-cell>
              <table:table-cell office:value-type="float" office:value="0.918562">
                <text:p>0.918562</text:p>
              </table:table-cell>
              <table:table-cell office:value-type="float" office:value="0.978622">
                <text:p>0.978622</text:p>
              </table:table-cell>
              <table:table-cell office:value-type="float" office:value="0.978622">
                <text:p>0.978622</text:p>
              </table:table-cell>
              <table:table-cell office:value-type="float" office:value="0.910367">
                <text:p>0.910367</text:p>
              </table:table-cell>
              <table:table-cell office:value-type="float" office:value="0.910367">
                <text:p>0.910367</text:p>
              </table:table-cell>
              <table:table-cell office:value-type="float" office:value="0.910367">
                <text:p>0.910367</text:p>
              </table:table-cell>
              <table:table-cell office:value-type="float" office:value="0.94551">
                <text:p>0.94551</text:p>
              </table:table-cell>
              <table:table-cell office:value-type="float" office:value="0.94551">
                <text:p>0.94551</text:p>
              </table:table-cell>
              <table:table-cell office:value-type="float" office:value="0.9305">
                <text:p>0.9305</text:p>
              </table:table-cell>
              <table:table-cell office:value-type="float" office:value="0.9305">
                <text:p>0.9305</text:p>
              </table:table-cell>
              <table:table-cell office:value-type="float" office:value="0.961597">
                <text:p>0.961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575">
                <text:p>0.93575</text:p>
              </table:table-cell>
              <table:table-cell office:value-type="float" office:value="0.93575">
                <text:p>0.93575</text:p>
              </table:table-cell>
              <table:table-cell office:value-type="float" office:value="0.93575">
                <text:p>0.93575</text:p>
              </table:table-cell>
              <table:table-cell office:value-type="float" office:value="0.930422">
                <text:p>0.930422</text:p>
              </table:table-cell>
              <table:table-cell office:value-type="float" office:value="0.930422">
                <text:p>0.930422</text:p>
              </table:table-cell>
              <table:table-cell office:value-type="float" office:value="0.910507">
                <text:p>0.910507</text:p>
              </table:table-cell>
              <table:table-cell office:value-type="float" office:value="0.910507">
                <text:p>0.910507</text:p>
              </table:table-cell>
              <table:table-cell office:value-type="float" office:value="0.910507">
                <text:p>0.910507</text:p>
              </table:table-cell>
              <table:table-cell office:value-type="float" office:value="0.906877">
                <text:p>0.906877</text:p>
              </table:table-cell>
              <table:table-cell office:value-type="float" office:value="0.906877">
                <text:p>0.906877</text:p>
              </table:table-cell>
              <table:table-cell office:value-type="float" office:value="0.913245">
                <text:p>0.913245</text:p>
              </table:table-cell>
              <table:table-cell office:value-type="float" office:value="0.913245">
                <text:p>0.913245</text:p>
              </table:table-cell>
              <table:table-cell office:value-type="float" office:value="0.913245">
                <text:p>0.913245</text:p>
              </table:table-cell>
              <table:table-cell office:value-type="float" office:value="0.9371">
                <text:p>0.9371</text:p>
              </table:table-cell>
              <table:table-cell office:value-type="float" office:value="0.9371">
                <text:p>0.9371</text:p>
              </table:table-cell>
              <table:table-cell office:value-type="float" office:value="0.939607">
                <text:p>0.939607</text:p>
              </table:table-cell>
              <table:table-cell office:value-type="float" office:value="0.939607">
                <text:p>0.939607</text:p>
              </table:table-cell>
              <table:table-cell office:value-type="float" office:value="0.927873">
                <text:p>0.927873</text:p>
              </table:table-cell>
              <table:table-cell office:value-type="float" office:value="0.927873">
                <text:p>0.927873</text:p>
              </table:table-cell>
              <table:table-cell office:value-type="float" office:value="0.927873">
                <text:p>0.927873</text:p>
              </table:table-cell>
              <table:table-cell office:value-type="float" office:value="0.964073">
                <text:p>0.964073</text:p>
              </table:table-cell>
              <table:table-cell office:value-type="float" office:value="0.964073">
                <text:p>0.964073</text:p>
              </table:table-cell>
              <table:table-cell office:value-type="float" office:value="0.933065">
                <text:p>0.933065</text:p>
              </table:table-cell>
              <table:table-cell office:value-type="float" office:value="0.933065">
                <text:p>0.933065</text:p>
              </table:table-cell>
              <table:table-cell office:value-type="float" office:value="0.933065">
                <text:p>0.933065</text:p>
              </table:table-cell>
              <table:table-cell office:value-type="float" office:value="0.948737">
                <text:p>0.948737</text:p>
              </table:table-cell>
              <table:table-cell office:value-type="float" office:value="0.948737">
                <text:p>0.948737</text:p>
              </table:table-cell>
              <table:table-cell office:value-type="float" office:value="0.928192">
                <text:p>0.928192</text:p>
              </table:table-cell>
              <table:table-cell office:value-type="float" office:value="0.928192">
                <text:p>0.928192</text:p>
              </table:table-cell>
              <table:table-cell office:value-type="float" office:value="0.964493">
                <text:p>0.964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1079">
                <text:p>0.931079</text:p>
              </table:table-cell>
              <table:table-cell office:value-type="float" office:value="0.931079">
                <text:p>0.931079</text:p>
              </table:table-cell>
              <table:table-cell office:value-type="float" office:value="0.931079">
                <text:p>0.931079</text:p>
              </table:table-cell>
              <table:table-cell office:value-type="float" office:value="0.923544">
                <text:p>0.923544</text:p>
              </table:table-cell>
              <table:table-cell office:value-type="float" office:value="0.923544">
                <text:p>0.923544</text:p>
              </table:table-cell>
              <table:table-cell office:value-type="float" office:value="0.913294">
                <text:p>0.913294</text:p>
              </table:table-cell>
              <table:table-cell office:value-type="float" office:value="0.913294">
                <text:p>0.913294</text:p>
              </table:table-cell>
              <table:table-cell office:value-type="float" office:value="0.913294">
                <text:p>0.913294</text:p>
              </table:table-cell>
              <table:table-cell office:value-type="float" office:value="0.907026">
                <text:p>0.907026</text:p>
              </table:table-cell>
              <table:table-cell office:value-type="float" office:value="0.907026">
                <text:p>0.907026</text:p>
              </table:table-cell>
              <table:table-cell office:value-type="float" office:value="0.925715">
                <text:p>0.925715</text:p>
              </table:table-cell>
              <table:table-cell office:value-type="float" office:value="0.925715">
                <text:p>0.925715</text:p>
              </table:table-cell>
              <table:table-cell office:value-type="float" office:value="0.925715">
                <text:p>0.925715</text:p>
              </table:table-cell>
              <table:table-cell office:value-type="float" office:value="0.937796">
                <text:p>0.937796</text:p>
              </table:table-cell>
              <table:table-cell office:value-type="float" office:value="0.937796">
                <text:p>0.937796</text:p>
              </table:table-cell>
              <table:table-cell office:value-type="float" office:value="0.934131">
                <text:p>0.934131</text:p>
              </table:table-cell>
              <table:table-cell office:value-type="float" office:value="0.934131">
                <text:p>0.934131</text:p>
              </table:table-cell>
              <table:table-cell office:value-type="float" office:value="0.917134">
                <text:p>0.917134</text:p>
              </table:table-cell>
              <table:table-cell office:value-type="float" office:value="0.917134">
                <text:p>0.917134</text:p>
              </table:table-cell>
              <table:table-cell office:value-type="float" office:value="0.917134">
                <text:p>0.917134</text:p>
              </table:table-cell>
              <table:table-cell office:value-type="float" office:value="0.955098">
                <text:p>0.955098</text:p>
              </table:table-cell>
              <table:table-cell office:value-type="float" office:value="0.955098">
                <text:p>0.955098</text:p>
              </table:table-cell>
              <table:table-cell office:value-type="float" office:value="0.944922">
                <text:p>0.944922</text:p>
              </table:table-cell>
              <table:table-cell office:value-type="float" office:value="0.944922">
                <text:p>0.944922</text:p>
              </table:table-cell>
              <table:table-cell office:value-type="float" office:value="0.944922">
                <text:p>0.944922</text:p>
              </table:table-cell>
              <table:table-cell office:value-type="float" office:value="0.940824">
                <text:p>0.940824</text:p>
              </table:table-cell>
              <table:table-cell office:value-type="float" office:value="0.940824">
                <text:p>0.940824</text:p>
              </table:table-cell>
              <table:table-cell office:value-type="float" office:value="0.931294">
                <text:p>0.931294</text:p>
              </table:table-cell>
              <table:table-cell office:value-type="float" office:value="0.931294">
                <text:p>0.931294</text:p>
              </table:table-cell>
              <table:table-cell office:value-type="float" office:value="0.951218">
                <text:p>0.951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9285">
                <text:p>0.929285</text:p>
              </table:table-cell>
              <table:table-cell office:value-type="float" office:value="0.929285">
                <text:p>0.929285</text:p>
              </table:table-cell>
              <table:table-cell office:value-type="float" office:value="0.929285">
                <text:p>0.929285</text:p>
              </table:table-cell>
              <table:table-cell office:value-type="float" office:value="0.927361">
                <text:p>0.927361</text:p>
              </table:table-cell>
              <table:table-cell office:value-type="float" office:value="0.927361">
                <text:p>0.927361</text:p>
              </table:table-cell>
              <table:table-cell office:value-type="float" office:value="0.913068">
                <text:p>0.913068</text:p>
              </table:table-cell>
              <table:table-cell office:value-type="float" office:value="0.913068">
                <text:p>0.913068</text:p>
              </table:table-cell>
              <table:table-cell office:value-type="float" office:value="0.913068">
                <text:p>0.913068</text:p>
              </table:table-cell>
              <table:table-cell office:value-type="float" office:value="0.907743">
                <text:p>0.907743</text:p>
              </table:table-cell>
              <table:table-cell office:value-type="float" office:value="0.907743">
                <text:p>0.907743</text:p>
              </table:table-cell>
              <table:table-cell office:value-type="float" office:value="0.928734">
                <text:p>0.928734</text:p>
              </table:table-cell>
              <table:table-cell office:value-type="float" office:value="0.928734">
                <text:p>0.928734</text:p>
              </table:table-cell>
              <table:table-cell office:value-type="float" office:value="0.928734">
                <text:p>0.928734</text:p>
              </table:table-cell>
              <table:table-cell office:value-type="float" office:value="0.928547">
                <text:p>0.928547</text:p>
              </table:table-cell>
              <table:table-cell office:value-type="float" office:value="0.928547">
                <text:p>0.928547</text:p>
              </table:table-cell>
              <table:table-cell office:value-type="float" office:value="0.931502">
                <text:p>0.931502</text:p>
              </table:table-cell>
              <table:table-cell office:value-type="float" office:value="0.931502">
                <text:p>0.931502</text:p>
              </table:table-cell>
              <table:table-cell office:value-type="float" office:value="0.922241">
                <text:p>0.922241</text:p>
              </table:table-cell>
              <table:table-cell office:value-type="float" office:value="0.922241">
                <text:p>0.922241</text:p>
              </table:table-cell>
              <table:table-cell office:value-type="float" office:value="0.922241">
                <text:p>0.922241</text:p>
              </table:table-cell>
              <table:table-cell office:value-type="float" office:value="0.947042">
                <text:p>0.947042</text:p>
              </table:table-cell>
              <table:table-cell office:value-type="float" office:value="0.947042">
                <text:p>0.947042</text:p>
              </table:table-cell>
              <table:table-cell office:value-type="float" office:value="0.950177">
                <text:p>0.950177</text:p>
              </table:table-cell>
              <table:table-cell office:value-type="float" office:value="0.950177">
                <text:p>0.950177</text:p>
              </table:table-cell>
              <table:table-cell office:value-type="float" office:value="0.950177">
                <text:p>0.950177</text:p>
              </table:table-cell>
              <table:table-cell office:value-type="float" office:value="0.945916">
                <text:p>0.945916</text:p>
              </table:table-cell>
              <table:table-cell office:value-type="float" office:value="0.945916">
                <text:p>0.945916</text:p>
              </table:table-cell>
              <table:table-cell office:value-type="float" office:value="0.931768">
                <text:p>0.931768</text:p>
              </table:table-cell>
              <table:table-cell office:value-type="float" office:value="0.931768">
                <text:p>0.931768</text:p>
              </table:table-cell>
              <table:table-cell office:value-type="float" office:value="0.951545">
                <text:p>0.951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8157">
                <text:p>0.928157</text:p>
              </table:table-cell>
              <table:table-cell office:value-type="float" office:value="0.928157">
                <text:p>0.928157</text:p>
              </table:table-cell>
              <table:table-cell office:value-type="float" office:value="0.928157">
                <text:p>0.928157</text:p>
              </table:table-cell>
              <table:table-cell office:value-type="float" office:value="0.915254">
                <text:p>0.915254</text:p>
              </table:table-cell>
              <table:table-cell office:value-type="float" office:value="0.915254">
                <text:p>0.915254</text:p>
              </table:table-cell>
              <table:table-cell office:value-type="float" office:value="0.910879">
                <text:p>0.910879</text:p>
              </table:table-cell>
              <table:table-cell office:value-type="float" office:value="0.910879">
                <text:p>0.910879</text:p>
              </table:table-cell>
              <table:table-cell office:value-type="float" office:value="0.910879">
                <text:p>0.910879</text:p>
              </table:table-cell>
              <table:table-cell office:value-type="float" office:value="0.920933">
                <text:p>0.920933</text:p>
              </table:table-cell>
              <table:table-cell office:value-type="float" office:value="0.920933">
                <text:p>0.920933</text:p>
              </table:table-cell>
              <table:table-cell office:value-type="float" office:value="0.937354">
                <text:p>0.937354</text:p>
              </table:table-cell>
              <table:table-cell office:value-type="float" office:value="0.937354">
                <text:p>0.937354</text:p>
              </table:table-cell>
              <table:table-cell office:value-type="float" office:value="0.937354">
                <text:p>0.937354</text:p>
              </table:table-cell>
              <table:table-cell office:value-type="float" office:value="0.935203">
                <text:p>0.935203</text:p>
              </table:table-cell>
              <table:table-cell office:value-type="float" office:value="0.935203">
                <text:p>0.935203</text:p>
              </table:table-cell>
              <table:table-cell office:value-type="float" office:value="0.92885">
                <text:p>0.92885</text:p>
              </table:table-cell>
              <table:table-cell office:value-type="float" office:value="0.92885">
                <text:p>0.92885</text:p>
              </table:table-cell>
              <table:table-cell office:value-type="float" office:value="0.928538">
                <text:p>0.928538</text:p>
              </table:table-cell>
              <table:table-cell office:value-type="float" office:value="0.928538">
                <text:p>0.928538</text:p>
              </table:table-cell>
              <table:table-cell office:value-type="float" office:value="0.928538">
                <text:p>0.928538</text:p>
              </table:table-cell>
              <table:table-cell office:value-type="float" office:value="0.953765">
                <text:p>0.953765</text:p>
              </table:table-cell>
              <table:table-cell office:value-type="float" office:value="0.953765">
                <text:p>0.953765</text:p>
              </table:table-cell>
              <table:table-cell office:value-type="float" office:value="0.943569">
                <text:p>0.943569</text:p>
              </table:table-cell>
              <table:table-cell office:value-type="float" office:value="0.943569">
                <text:p>0.943569</text:p>
              </table:table-cell>
              <table:table-cell office:value-type="float" office:value="0.943569">
                <text:p>0.943569</text:p>
              </table:table-cell>
              <table:table-cell office:value-type="float" office:value="0.949612">
                <text:p>0.949612</text:p>
              </table:table-cell>
              <table:table-cell office:value-type="float" office:value="0.949612">
                <text:p>0.949612</text:p>
              </table:table-cell>
              <table:table-cell office:value-type="float" office:value="0.935553">
                <text:p>0.935553</text:p>
              </table:table-cell>
              <table:table-cell office:value-type="float" office:value="0.935553">
                <text:p>0.935553</text:p>
              </table:table-cell>
              <table:table-cell office:value-type="float" office:value="0.956005">
                <text:p>0.956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9749">
                <text:p>0.939749</text:p>
              </table:table-cell>
              <table:table-cell office:value-type="float" office:value="0.939749">
                <text:p>0.939749</text:p>
              </table:table-cell>
              <table:table-cell office:value-type="float" office:value="0.939749">
                <text:p>0.939749</text:p>
              </table:table-cell>
              <table:table-cell office:value-type="float" office:value="0.90883">
                <text:p>0.90883</text:p>
              </table:table-cell>
              <table:table-cell office:value-type="float" office:value="0.90883">
                <text:p>0.90883</text:p>
              </table:table-cell>
              <table:table-cell office:value-type="float" office:value="0.922401">
                <text:p>0.922401</text:p>
              </table:table-cell>
              <table:table-cell office:value-type="float" office:value="0.922401">
                <text:p>0.922401</text:p>
              </table:table-cell>
              <table:table-cell office:value-type="float" office:value="0.922401">
                <text:p>0.922401</text:p>
              </table:table-cell>
              <table:table-cell office:value-type="float" office:value="0.922076">
                <text:p>0.922076</text:p>
              </table:table-cell>
              <table:table-cell office:value-type="float" office:value="0.922076">
                <text:p>0.922076</text:p>
              </table:table-cell>
              <table:table-cell office:value-type="float" office:value="0.937264">
                <text:p>0.937264</text:p>
              </table:table-cell>
              <table:table-cell office:value-type="float" office:value="0.937264">
                <text:p>0.937264</text:p>
              </table:table-cell>
              <table:table-cell office:value-type="float" office:value="0.937264">
                <text:p>0.937264</text:p>
              </table:table-cell>
              <table:table-cell office:value-type="float" office:value="0.935074">
                <text:p>0.935074</text:p>
              </table:table-cell>
              <table:table-cell office:value-type="float" office:value="0.935074">
                <text:p>0.935074</text:p>
              </table:table-cell>
              <table:table-cell office:value-type="float" office:value="0.932894">
                <text:p>0.932894</text:p>
              </table:table-cell>
              <table:table-cell office:value-type="float" office:value="0.932894">
                <text:p>0.932894</text:p>
              </table:table-cell>
              <table:table-cell office:value-type="float" office:value="0.930729">
                <text:p>0.930729</text:p>
              </table:table-cell>
              <table:table-cell office:value-type="float" office:value="0.930729">
                <text:p>0.930729</text:p>
              </table:table-cell>
              <table:table-cell office:value-type="float" office:value="0.930729">
                <text:p>0.930729</text:p>
              </table:table-cell>
              <table:table-cell office:value-type="float" office:value="0.958059">
                <text:p>0.958059</text:p>
              </table:table-cell>
              <table:table-cell office:value-type="float" office:value="0.958059">
                <text:p>0.958059</text:p>
              </table:table-cell>
              <table:table-cell office:value-type="float" office:value="0.941859">
                <text:p>0.941859</text:p>
              </table:table-cell>
              <table:table-cell office:value-type="float" office:value="0.941859">
                <text:p>0.941859</text:p>
              </table:table-cell>
              <table:table-cell office:value-type="float" office:value="0.941859">
                <text:p>0.941859</text:p>
              </table:table-cell>
              <table:table-cell office:value-type="float" office:value="0.950486">
                <text:p>0.950486</text:p>
              </table:table-cell>
              <table:table-cell office:value-type="float" office:value="0.950486">
                <text:p>0.950486</text:p>
              </table:table-cell>
              <table:table-cell office:value-type="float" office:value="0.939552">
                <text:p>0.939552</text:p>
              </table:table-cell>
              <table:table-cell office:value-type="float" office:value="0.939552">
                <text:p>0.939552</text:p>
              </table:table-cell>
              <table:table-cell office:value-type="float" office:value="0.953181">
                <text:p>0.953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4869">
                <text:p>0.934869</text:p>
              </table:table-cell>
              <table:table-cell office:value-type="float" office:value="0.934869">
                <text:p>0.934869</text:p>
              </table:table-cell>
              <table:table-cell office:value-type="float" office:value="0.934869">
                <text:p>0.934869</text:p>
              </table:table-cell>
              <table:table-cell office:value-type="float" office:value="0.914024">
                <text:p>0.914024</text:p>
              </table:table-cell>
              <table:table-cell office:value-type="float" office:value="0.914024">
                <text:p>0.914024</text:p>
              </table:table-cell>
              <table:table-cell office:value-type="float" office:value="0.924004">
                <text:p>0.924004</text:p>
              </table:table-cell>
              <table:table-cell office:value-type="float" office:value="0.924004">
                <text:p>0.924004</text:p>
              </table:table-cell>
              <table:table-cell office:value-type="float" office:value="0.924004">
                <text:p>0.924004</text:p>
              </table:table-cell>
              <table:table-cell office:value-type="float" office:value="0.91654">
                <text:p>0.91654</text:p>
              </table:table-cell>
              <table:table-cell office:value-type="float" office:value="0.91654">
                <text:p>0.91654</text:p>
              </table:table-cell>
              <table:table-cell office:value-type="float" office:value="0.939957">
                <text:p>0.939957</text:p>
              </table:table-cell>
              <table:table-cell office:value-type="float" office:value="0.939957">
                <text:p>0.939957</text:p>
              </table:table-cell>
              <table:table-cell office:value-type="float" office:value="0.939957">
                <text:p>0.939957</text:p>
              </table:table-cell>
              <table:table-cell office:value-type="float" office:value="0.932923">
                <text:p>0.932923</text:p>
              </table:table-cell>
              <table:table-cell office:value-type="float" office:value="0.932923">
                <text:p>0.932923</text:p>
              </table:table-cell>
              <table:table-cell office:value-type="float" office:value="0.930225">
                <text:p>0.930225</text:p>
              </table:table-cell>
              <table:table-cell office:value-type="float" office:value="0.930225">
                <text:p>0.930225</text:p>
              </table:table-cell>
              <table:table-cell office:value-type="float" office:value="0.926861">
                <text:p>0.926861</text:p>
              </table:table-cell>
              <table:table-cell office:value-type="float" office:value="0.926861">
                <text:p>0.926861</text:p>
              </table:table-cell>
              <table:table-cell office:value-type="float" office:value="0.926861">
                <text:p>0.926861</text:p>
              </table:table-cell>
              <table:table-cell office:value-type="float" office:value="0.954687">
                <text:p>0.954687</text:p>
              </table:table-cell>
              <table:table-cell office:value-type="float" office:value="0.954687">
                <text:p>0.954687</text:p>
              </table:table-cell>
              <table:table-cell office:value-type="float" office:value="0.936203">
                <text:p>0.936203</text:p>
              </table:table-cell>
              <table:table-cell office:value-type="float" office:value="0.936203">
                <text:p>0.936203</text:p>
              </table:table-cell>
              <table:table-cell office:value-type="float" office:value="0.936203">
                <text:p>0.936203</text:p>
              </table:table-cell>
              <table:table-cell office:value-type="float" office:value="0.953594">
                <text:p>0.953594</text:p>
              </table:table-cell>
              <table:table-cell office:value-type="float" office:value="0.953594">
                <text:p>0.953594</text:p>
              </table:table-cell>
              <table:table-cell office:value-type="float" office:value="0.937105">
                <text:p>0.937105</text:p>
              </table:table-cell>
              <table:table-cell office:value-type="float" office:value="0.937105">
                <text:p>0.937105</text:p>
              </table:table-cell>
              <table:table-cell office:value-type="float" office:value="0.950622">
                <text:p>0.950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2398">
                <text:p>0.932398</text:p>
              </table:table-cell>
              <table:table-cell office:value-type="float" office:value="0.932398">
                <text:p>0.932398</text:p>
              </table:table-cell>
              <table:table-cell office:value-type="float" office:value="0.932398">
                <text:p>0.932398</text:p>
              </table:table-cell>
              <table:table-cell office:value-type="float" office:value="0.913142">
                <text:p>0.913142</text:p>
              </table:table-cell>
              <table:table-cell office:value-type="float" office:value="0.913142">
                <text:p>0.913142</text:p>
              </table:table-cell>
              <table:table-cell office:value-type="float" office:value="0.928418">
                <text:p>0.928418</text:p>
              </table:table-cell>
              <table:table-cell office:value-type="float" office:value="0.928418">
                <text:p>0.928418</text:p>
              </table:table-cell>
              <table:table-cell office:value-type="float" office:value="0.928418">
                <text:p>0.928418</text:p>
              </table:table-cell>
              <table:table-cell office:value-type="float" office:value="0.921448">
                <text:p>0.921448</text:p>
              </table:table-cell>
              <table:table-cell office:value-type="float" office:value="0.921448">
                <text:p>0.921448</text:p>
              </table:table-cell>
              <table:table-cell office:value-type="float" office:value="0.938332">
                <text:p>0.938332</text:p>
              </table:table-cell>
              <table:table-cell office:value-type="float" office:value="0.938332">
                <text:p>0.938332</text:p>
              </table:table-cell>
              <table:table-cell office:value-type="float" office:value="0.938332">
                <text:p>0.938332</text:p>
              </table:table-cell>
              <table:table-cell office:value-type="float" office:value="0.932402">
                <text:p>0.932402</text:p>
              </table:table-cell>
              <table:table-cell office:value-type="float" office:value="0.932402">
                <text:p>0.932402</text:p>
              </table:table-cell>
              <table:table-cell office:value-type="float" office:value="0.931525">
                <text:p>0.931525</text:p>
              </table:table-cell>
              <table:table-cell office:value-type="float" office:value="0.931525">
                <text:p>0.931525</text:p>
              </table:table-cell>
              <table:table-cell office:value-type="float" office:value="0.927558">
                <text:p>0.927558</text:p>
              </table:table-cell>
              <table:table-cell office:value-type="float" office:value="0.927558">
                <text:p>0.927558</text:p>
              </table:table-cell>
              <table:table-cell office:value-type="float" office:value="0.927558">
                <text:p>0.927558</text:p>
              </table:table-cell>
              <table:table-cell office:value-type="float" office:value="0.953392">
                <text:p>0.953392</text:p>
              </table:table-cell>
              <table:table-cell office:value-type="float" office:value="0.953392">
                <text:p>0.953392</text:p>
              </table:table-cell>
              <table:table-cell office:value-type="float" office:value="0.938353">
                <text:p>0.938353</text:p>
              </table:table-cell>
              <table:table-cell office:value-type="float" office:value="0.938353">
                <text:p>0.938353</text:p>
              </table:table-cell>
              <table:table-cell office:value-type="float" office:value="0.938353">
                <text:p>0.938353</text:p>
              </table:table-cell>
              <table:table-cell office:value-type="float" office:value="0.947557">
                <text:p>0.947557</text:p>
              </table:table-cell>
              <table:table-cell office:value-type="float" office:value="0.947557">
                <text:p>0.947557</text:p>
              </table:table-cell>
              <table:table-cell office:value-type="float" office:value="0.938423">
                <text:p>0.938423</text:p>
              </table:table-cell>
              <table:table-cell office:value-type="float" office:value="0.938423">
                <text:p>0.938423</text:p>
              </table:table-cell>
              <table:table-cell office:value-type="float" office:value="0.944769">
                <text:p>0.944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7261">
                <text:p>0.927261</text:p>
              </table:table-cell>
              <table:table-cell office:value-type="float" office:value="0.927261">
                <text:p>0.927261</text:p>
              </table:table-cell>
              <table:table-cell office:value-type="float" office:value="0.927261">
                <text:p>0.927261</text:p>
              </table:table-cell>
              <table:table-cell office:value-type="float" office:value="0.915303">
                <text:p>0.915303</text:p>
              </table:table-cell>
              <table:table-cell office:value-type="float" office:value="0.915303">
                <text:p>0.915303</text:p>
              </table:table-cell>
              <table:table-cell office:value-type="float" office:value="0.933952">
                <text:p>0.933952</text:p>
              </table:table-cell>
              <table:table-cell office:value-type="float" office:value="0.933952">
                <text:p>0.933952</text:p>
              </table:table-cell>
              <table:table-cell office:value-type="float" office:value="0.933952">
                <text:p>0.933952</text:p>
              </table:table-cell>
              <table:table-cell office:value-type="float" office:value="0.916417">
                <text:p>0.916417</text:p>
              </table:table-cell>
              <table:table-cell office:value-type="float" office:value="0.916417">
                <text:p>0.916417</text:p>
              </table:table-cell>
              <table:table-cell office:value-type="float" office:value="0.933513">
                <text:p>0.933513</text:p>
              </table:table-cell>
              <table:table-cell office:value-type="float" office:value="0.933513">
                <text:p>0.933513</text:p>
              </table:table-cell>
              <table:table-cell office:value-type="float" office:value="0.933513">
                <text:p>0.933513</text:p>
              </table:table-cell>
              <table:table-cell office:value-type="float" office:value="0.930987">
                <text:p>0.930987</text:p>
              </table:table-cell>
              <table:table-cell office:value-type="float" office:value="0.930987">
                <text:p>0.930987</text:p>
              </table:table-cell>
              <table:table-cell office:value-type="float" office:value="0.927588">
                <text:p>0.927588</text:p>
              </table:table-cell>
              <table:table-cell office:value-type="float" office:value="0.927588">
                <text:p>0.927588</text:p>
              </table:table-cell>
              <table:table-cell office:value-type="float" office:value="0.920994">
                <text:p>0.920994</text:p>
              </table:table-cell>
              <table:table-cell office:value-type="float" office:value="0.920994">
                <text:p>0.920994</text:p>
              </table:table-cell>
              <table:table-cell office:value-type="float" office:value="0.920994">
                <text:p>0.920994</text:p>
              </table:table-cell>
              <table:table-cell office:value-type="float" office:value="0.950825">
                <text:p>0.950825</text:p>
              </table:table-cell>
              <table:table-cell office:value-type="float" office:value="0.950825">
                <text:p>0.950825</text:p>
              </table:table-cell>
              <table:table-cell office:value-type="float" office:value="0.937561">
                <text:p>0.937561</text:p>
              </table:table-cell>
              <table:table-cell office:value-type="float" office:value="0.937561">
                <text:p>0.937561</text:p>
              </table:table-cell>
              <table:table-cell office:value-type="float" office:value="0.937561">
                <text:p>0.937561</text:p>
              </table:table-cell>
              <table:table-cell office:value-type="float" office:value="0.946414">
                <text:p>0.946414</text:p>
              </table:table-cell>
              <table:table-cell office:value-type="float" office:value="0.946414">
                <text:p>0.946414</text:p>
              </table:table-cell>
              <table:table-cell office:value-type="float" office:value="0.938233">
                <text:p>0.938233</text:p>
              </table:table-cell>
              <table:table-cell office:value-type="float" office:value="0.938233">
                <text:p>0.938233</text:p>
              </table:table-cell>
              <table:table-cell office:value-type="float" office:value="0.940033">
                <text:p>0.940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9741">
                <text:p>0.929741</text:p>
              </table:table-cell>
              <table:table-cell office:value-type="float" office:value="0.929741">
                <text:p>0.929741</text:p>
              </table:table-cell>
              <table:table-cell office:value-type="float" office:value="0.929741">
                <text:p>0.929741</text:p>
              </table:table-cell>
              <table:table-cell office:value-type="float" office:value="0.91401">
                <text:p>0.91401</text:p>
              </table:table-cell>
              <table:table-cell office:value-type="float" office:value="0.91401">
                <text:p>0.91401</text:p>
              </table:table-cell>
              <table:table-cell office:value-type="float" office:value="0.934058">
                <text:p>0.934058</text:p>
              </table:table-cell>
              <table:table-cell office:value-type="float" office:value="0.934058">
                <text:p>0.934058</text:p>
              </table:table-cell>
              <table:table-cell office:value-type="float" office:value="0.934058">
                <text:p>0.934058</text:p>
              </table:table-cell>
              <table:table-cell office:value-type="float" office:value="0.917096">
                <text:p>0.917096</text:p>
              </table:table-cell>
              <table:table-cell office:value-type="float" office:value="0.917096">
                <text:p>0.917096</text:p>
              </table:table-cell>
              <table:table-cell office:value-type="float" office:value="0.931978">
                <text:p>0.931978</text:p>
              </table:table-cell>
              <table:table-cell office:value-type="float" office:value="0.931978">
                <text:p>0.931978</text:p>
              </table:table-cell>
              <table:table-cell office:value-type="float" office:value="0.931978">
                <text:p>0.931978</text:p>
              </table:table-cell>
              <table:table-cell office:value-type="float" office:value="0.928081">
                <text:p>0.928081</text:p>
              </table:table-cell>
              <table:table-cell office:value-type="float" office:value="0.928081">
                <text:p>0.928081</text:p>
              </table:table-cell>
              <table:table-cell office:value-type="float" office:value="0.928572">
                <text:p>0.928572</text:p>
              </table:table-cell>
              <table:table-cell office:value-type="float" office:value="0.928572">
                <text:p>0.928572</text:p>
              </table:table-cell>
              <table:table-cell office:value-type="float" office:value="0.923033">
                <text:p>0.923033</text:p>
              </table:table-cell>
              <table:table-cell office:value-type="float" office:value="0.923033">
                <text:p>0.923033</text:p>
              </table:table-cell>
              <table:table-cell office:value-type="float" office:value="0.923033">
                <text:p>0.923033</text:p>
              </table:table-cell>
              <table:table-cell office:value-type="float" office:value="0.949062">
                <text:p>0.949062</text:p>
              </table:table-cell>
              <table:table-cell office:value-type="float" office:value="0.949062">
                <text:p>0.949062</text:p>
              </table:table-cell>
              <table:table-cell office:value-type="float" office:value="0.935723">
                <text:p>0.935723</text:p>
              </table:table-cell>
              <table:table-cell office:value-type="float" office:value="0.935723">
                <text:p>0.935723</text:p>
              </table:table-cell>
              <table:table-cell office:value-type="float" office:value="0.935723">
                <text:p>0.935723</text:p>
              </table:table-cell>
              <table:table-cell office:value-type="float" office:value="0.945073">
                <text:p>0.945073</text:p>
              </table:table-cell>
              <table:table-cell office:value-type="float" office:value="0.945073">
                <text:p>0.945073</text:p>
              </table:table-cell>
              <table:table-cell office:value-type="float" office:value="0.936417">
                <text:p>0.936417</text:p>
              </table:table-cell>
              <table:table-cell office:value-type="float" office:value="0.936417">
                <text:p>0.936417</text:p>
              </table:table-cell>
              <table:table-cell office:value-type="float" office:value="0.939575">
                <text:p>0.939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7838">
                <text:p>0.927838</text:p>
              </table:table-cell>
              <table:table-cell office:value-type="float" office:value="0.927838">
                <text:p>0.927838</text:p>
              </table:table-cell>
              <table:table-cell office:value-type="float" office:value="0.927838">
                <text:p>0.927838</text:p>
              </table:table-cell>
              <table:table-cell office:value-type="float" office:value="0.911725">
                <text:p>0.911725</text:p>
              </table:table-cell>
              <table:table-cell office:value-type="float" office:value="0.911725">
                <text:p>0.911725</text:p>
              </table:table-cell>
              <table:table-cell office:value-type="float" office:value="0.928482">
                <text:p>0.928482</text:p>
              </table:table-cell>
              <table:table-cell office:value-type="float" office:value="0.928482">
                <text:p>0.928482</text:p>
              </table:table-cell>
              <table:table-cell office:value-type="float" office:value="0.928482">
                <text:p>0.928482</text:p>
              </table:table-cell>
              <table:table-cell office:value-type="float" office:value="0.921676">
                <text:p>0.921676</text:p>
              </table:table-cell>
              <table:table-cell office:value-type="float" office:value="0.921676">
                <text:p>0.921676</text:p>
              </table:table-cell>
              <table:table-cell office:value-type="float" office:value="0.928896">
                <text:p>0.928896</text:p>
              </table:table-cell>
              <table:table-cell office:value-type="float" office:value="0.928896">
                <text:p>0.928896</text:p>
              </table:table-cell>
              <table:table-cell office:value-type="float" office:value="0.928896">
                <text:p>0.928896</text:p>
              </table:table-cell>
              <table:table-cell office:value-type="float" office:value="0.923728">
                <text:p>0.923728</text:p>
              </table:table-cell>
              <table:table-cell office:value-type="float" office:value="0.923728">
                <text:p>0.923728</text:p>
              </table:table-cell>
              <table:table-cell office:value-type="float" office:value="0.927975">
                <text:p>0.927975</text:p>
              </table:table-cell>
              <table:table-cell office:value-type="float" office:value="0.927975">
                <text:p>0.927975</text:p>
              </table:table-cell>
              <table:table-cell office:value-type="float" office:value="0.922265">
                <text:p>0.922265</text:p>
              </table:table-cell>
              <table:table-cell office:value-type="float" office:value="0.922265">
                <text:p>0.922265</text:p>
              </table:table-cell>
              <table:table-cell office:value-type="float" office:value="0.922265">
                <text:p>0.922265</text:p>
              </table:table-cell>
              <table:table-cell office:value-type="float" office:value="0.946244">
                <text:p>0.946244</text:p>
              </table:table-cell>
              <table:table-cell office:value-type="float" office:value="0.946244">
                <text:p>0.946244</text:p>
              </table:table-cell>
              <table:table-cell office:value-type="float" office:value="0.937037">
                <text:p>0.937037</text:p>
              </table:table-cell>
              <table:table-cell office:value-type="float" office:value="0.937037">
                <text:p>0.937037</text:p>
              </table:table-cell>
              <table:table-cell office:value-type="float" office:value="0.937037">
                <text:p>0.937037</text:p>
              </table:table-cell>
              <table:table-cell office:value-type="float" office:value="0.94428">
                <text:p>0.94428</text:p>
              </table:table-cell>
              <table:table-cell office:value-type="float" office:value="0.94428">
                <text:p>0.94428</text:p>
              </table:table-cell>
              <table:table-cell office:value-type="float" office:value="0.936854">
                <text:p>0.936854</text:p>
              </table:table-cell>
              <table:table-cell office:value-type="float" office:value="0.936854">
                <text:p>0.936854</text:p>
              </table:table-cell>
              <table:table-cell office:value-type="float" office:value="0.93868">
                <text:p>0.938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4761">
                <text:p>0.924761</text:p>
              </table:table-cell>
              <table:table-cell office:value-type="float" office:value="0.924761">
                <text:p>0.924761</text:p>
              </table:table-cell>
              <table:table-cell office:value-type="float" office:value="0.924761">
                <text:p>0.924761</text:p>
              </table:table-cell>
              <table:table-cell office:value-type="float" office:value="0.916078">
                <text:p>0.916078</text:p>
              </table:table-cell>
              <table:table-cell office:value-type="float" office:value="0.916078">
                <text:p>0.916078</text:p>
              </table:table-cell>
              <table:table-cell office:value-type="float" office:value="0.929598">
                <text:p>0.929598</text:p>
              </table:table-cell>
              <table:table-cell office:value-type="float" office:value="0.929598">
                <text:p>0.929598</text:p>
              </table:table-cell>
              <table:table-cell office:value-type="float" office:value="0.929598">
                <text:p>0.929598</text:p>
              </table:table-cell>
              <table:table-cell office:value-type="float" office:value="0.925953">
                <text:p>0.925953</text:p>
              </table:table-cell>
              <table:table-cell office:value-type="float" office:value="0.925953">
                <text:p>0.925953</text:p>
              </table:table-cell>
              <table:table-cell office:value-type="float" office:value="0.929958">
                <text:p>0.929958</text:p>
              </table:table-cell>
              <table:table-cell office:value-type="float" office:value="0.929958">
                <text:p>0.929958</text:p>
              </table:table-cell>
              <table:table-cell office:value-type="float" office:value="0.929958">
                <text:p>0.929958</text:p>
              </table:table-cell>
              <table:table-cell office:value-type="float" office:value="0.91868">
                <text:p>0.91868</text:p>
              </table:table-cell>
              <table:table-cell office:value-type="float" office:value="0.91868">
                <text:p>0.91868</text:p>
              </table:table-cell>
              <table:table-cell office:value-type="float" office:value="0.932894">
                <text:p>0.932894</text:p>
              </table:table-cell>
              <table:table-cell office:value-type="float" office:value="0.932894">
                <text:p>0.932894</text:p>
              </table:table-cell>
              <table:table-cell office:value-type="float" office:value="0.919901">
                <text:p>0.919901</text:p>
              </table:table-cell>
              <table:table-cell office:value-type="float" office:value="0.919901">
                <text:p>0.919901</text:p>
              </table:table-cell>
              <table:table-cell office:value-type="float" office:value="0.919901">
                <text:p>0.919901</text:p>
              </table:table-cell>
              <table:table-cell office:value-type="float" office:value="0.944473">
                <text:p>0.944473</text:p>
              </table:table-cell>
              <table:table-cell office:value-type="float" office:value="0.944473">
                <text:p>0.944473</text:p>
              </table:table-cell>
              <table:table-cell office:value-type="float" office:value="0.931134">
                <text:p>0.931134</text:p>
              </table:table-cell>
              <table:table-cell office:value-type="float" office:value="0.931134">
                <text:p>0.931134</text:p>
              </table:table-cell>
              <table:table-cell office:value-type="float" office:value="0.931134">
                <text:p>0.931134</text:p>
              </table:table-cell>
              <table:table-cell office:value-type="float" office:value="0.946417">
                <text:p>0.946417</text:p>
              </table:table-cell>
              <table:table-cell office:value-type="float" office:value="0.946417">
                <text:p>0.946417</text:p>
              </table:table-cell>
              <table:table-cell office:value-type="float" office:value="0.93739">
                <text:p>0.93739</text:p>
              </table:table-cell>
              <table:table-cell office:value-type="float" office:value="0.93739">
                <text:p>0.93739</text:p>
              </table:table-cell>
              <table:table-cell office:value-type="float" office:value="0.934855">
                <text:p>0.934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2575">
                <text:p>0.92575</text:p>
              </table:table-cell>
              <table:table-cell office:value-type="float" office:value="0.92575">
                <text:p>0.92575</text:p>
              </table:table-cell>
              <table:table-cell office:value-type="float" office:value="0.92575">
                <text:p>0.92575</text:p>
              </table:table-cell>
              <table:table-cell office:value-type="float" office:value="0.914477">
                <text:p>0.914477</text:p>
              </table:table-cell>
              <table:table-cell office:value-type="float" office:value="0.914477">
                <text:p>0.914477</text:p>
              </table:table-cell>
              <table:table-cell office:value-type="float" office:value="0.932117">
                <text:p>0.932117</text:p>
              </table:table-cell>
              <table:table-cell office:value-type="float" office:value="0.932117">
                <text:p>0.932117</text:p>
              </table:table-cell>
              <table:table-cell office:value-type="float" office:value="0.932117">
                <text:p>0.932117</text:p>
              </table:table-cell>
              <table:table-cell office:value-type="float" office:value="0.924566">
                <text:p>0.924566</text:p>
              </table:table-cell>
              <table:table-cell office:value-type="float" office:value="0.924566">
                <text:p>0.924566</text:p>
              </table:table-cell>
              <table:table-cell office:value-type="float" office:value="0.928842">
                <text:p>0.928842</text:p>
              </table:table-cell>
              <table:table-cell office:value-type="float" office:value="0.928842">
                <text:p>0.928842</text:p>
              </table:table-cell>
              <table:table-cell office:value-type="float" office:value="0.928842">
                <text:p>0.928842</text:p>
              </table:table-cell>
              <table:table-cell office:value-type="float" office:value="0.918878">
                <text:p>0.918878</text:p>
              </table:table-cell>
              <table:table-cell office:value-type="float" office:value="0.918878">
                <text:p>0.918878</text:p>
              </table:table-cell>
              <table:table-cell office:value-type="float" office:value="0.933142">
                <text:p>0.933142</text:p>
              </table:table-cell>
              <table:table-cell office:value-type="float" office:value="0.933142">
                <text:p>0.933142</text:p>
              </table:table-cell>
              <table:table-cell office:value-type="float" office:value="0.923145">
                <text:p>0.923145</text:p>
              </table:table-cell>
              <table:table-cell office:value-type="float" office:value="0.923145">
                <text:p>0.923145</text:p>
              </table:table-cell>
              <table:table-cell office:value-type="float" office:value="0.923145">
                <text:p>0.923145</text:p>
              </table:table-cell>
              <table:table-cell office:value-type="float" office:value="0.94606">
                <text:p>0.94606</text:p>
              </table:table-cell>
              <table:table-cell office:value-type="float" office:value="0.94606">
                <text:p>0.94606</text:p>
              </table:table-cell>
              <table:table-cell office:value-type="float" office:value="0.931202">
                <text:p>0.931202</text:p>
              </table:table-cell>
              <table:table-cell office:value-type="float" office:value="0.931202">
                <text:p>0.931202</text:p>
              </table:table-cell>
              <table:table-cell office:value-type="float" office:value="0.931202">
                <text:p>0.931202</text:p>
              </table:table-cell>
              <table:table-cell office:value-type="float" office:value="0.945204">
                <text:p>0.945204</text:p>
              </table:table-cell>
              <table:table-cell office:value-type="float" office:value="0.945204">
                <text:p>0.945204</text:p>
              </table:table-cell>
              <table:table-cell office:value-type="float" office:value="0.939649">
                <text:p>0.939649</text:p>
              </table:table-cell>
              <table:table-cell office:value-type="float" office:value="0.939649">
                <text:p>0.939649</text:p>
              </table:table-cell>
              <table:table-cell office:value-type="float" office:value="0.934286">
                <text:p>0.93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7571">
                <text:p>0.927571</text:p>
              </table:table-cell>
              <table:table-cell office:value-type="float" office:value="0.927571">
                <text:p>0.927571</text:p>
              </table:table-cell>
              <table:table-cell office:value-type="float" office:value="0.927571">
                <text:p>0.927571</text:p>
              </table:table-cell>
              <table:table-cell office:value-type="float" office:value="0.912181">
                <text:p>0.912181</text:p>
              </table:table-cell>
              <table:table-cell office:value-type="float" office:value="0.912181">
                <text:p>0.912181</text:p>
              </table:table-cell>
              <table:table-cell office:value-type="float" office:value="0.932594">
                <text:p>0.932594</text:p>
              </table:table-cell>
              <table:table-cell office:value-type="float" office:value="0.932594">
                <text:p>0.932594</text:p>
              </table:table-cell>
              <table:table-cell office:value-type="float" office:value="0.932594">
                <text:p>0.932594</text:p>
              </table:table-cell>
              <table:table-cell office:value-type="float" office:value="0.925888">
                <text:p>0.925888</text:p>
              </table:table-cell>
              <table:table-cell office:value-type="float" office:value="0.925888">
                <text:p>0.925888</text:p>
              </table:table-cell>
              <table:table-cell office:value-type="float" office:value="0.928371">
                <text:p>0.928371</text:p>
              </table:table-cell>
              <table:table-cell office:value-type="float" office:value="0.928371">
                <text:p>0.928371</text:p>
              </table:table-cell>
              <table:table-cell office:value-type="float" office:value="0.928371">
                <text:p>0.928371</text:p>
              </table:table-cell>
              <table:table-cell office:value-type="float" office:value="0.918584">
                <text:p>0.918584</text:p>
              </table:table-cell>
              <table:table-cell office:value-type="float" office:value="0.918584">
                <text:p>0.918584</text:p>
              </table:table-cell>
              <table:table-cell office:value-type="float" office:value="0.935863">
                <text:p>0.935863</text:p>
              </table:table-cell>
              <table:table-cell office:value-type="float" office:value="0.935863">
                <text:p>0.935863</text:p>
              </table:table-cell>
              <table:table-cell office:value-type="float" office:value="0.926558">
                <text:p>0.926558</text:p>
              </table:table-cell>
              <table:table-cell office:value-type="float" office:value="0.926558">
                <text:p>0.926558</text:p>
              </table:table-cell>
              <table:table-cell office:value-type="float" office:value="0.926558">
                <text:p>0.926558</text:p>
              </table:table-cell>
              <table:table-cell office:value-type="float" office:value="0.948157">
                <text:p>0.948157</text:p>
              </table:table-cell>
              <table:table-cell office:value-type="float" office:value="0.948157">
                <text:p>0.948157</text:p>
              </table:table-cell>
              <table:table-cell office:value-type="float" office:value="0.931843">
                <text:p>0.931843</text:p>
              </table:table-cell>
              <table:table-cell office:value-type="float" office:value="0.931843">
                <text:p>0.931843</text:p>
              </table:table-cell>
              <table:table-cell office:value-type="float" office:value="0.931843">
                <text:p>0.931843</text:p>
              </table:table-cell>
              <table:table-cell office:value-type="float" office:value="0.945284">
                <text:p>0.945284</text:p>
              </table:table-cell>
              <table:table-cell office:value-type="float" office:value="0.945284">
                <text:p>0.945284</text:p>
              </table:table-cell>
              <table:table-cell office:value-type="float" office:value="0.939062">
                <text:p>0.939062</text:p>
              </table:table-cell>
              <table:table-cell office:value-type="float" office:value="0.939062">
                <text:p>0.939062</text:p>
              </table:table-cell>
              <table:table-cell office:value-type="float" office:value="0.940324">
                <text:p>0.940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0494">
                <text:p>0.930494</text:p>
              </table:table-cell>
              <table:table-cell office:value-type="float" office:value="0.930494">
                <text:p>0.930494</text:p>
              </table:table-cell>
              <table:table-cell office:value-type="float" office:value="0.930494">
                <text:p>0.930494</text:p>
              </table:table-cell>
              <table:table-cell office:value-type="float" office:value="0.912095">
                <text:p>0.912095</text:p>
              </table:table-cell>
              <table:table-cell office:value-type="float" office:value="0.912095">
                <text:p>0.912095</text:p>
              </table:table-cell>
              <table:table-cell office:value-type="float" office:value="0.93574">
                <text:p>0.93574</text:p>
              </table:table-cell>
              <table:table-cell office:value-type="float" office:value="0.93574">
                <text:p>0.93574</text:p>
              </table:table-cell>
              <table:table-cell office:value-type="float" office:value="0.93574">
                <text:p>0.93574</text:p>
              </table:table-cell>
              <table:table-cell office:value-type="float" office:value="0.923968">
                <text:p>0.923968</text:p>
              </table:table-cell>
              <table:table-cell office:value-type="float" office:value="0.923968">
                <text:p>0.923968</text:p>
              </table:table-cell>
              <table:table-cell office:value-type="float" office:value="0.930906">
                <text:p>0.930906</text:p>
              </table:table-cell>
              <table:table-cell office:value-type="float" office:value="0.930906">
                <text:p>0.930906</text:p>
              </table:table-cell>
              <table:table-cell office:value-type="float" office:value="0.930906">
                <text:p>0.930906</text:p>
              </table:table-cell>
              <table:table-cell office:value-type="float" office:value="0.922602">
                <text:p>0.922602</text:p>
              </table:table-cell>
              <table:table-cell office:value-type="float" office:value="0.922602">
                <text:p>0.922602</text:p>
              </table:table-cell>
              <table:table-cell office:value-type="float" office:value="0.933446">
                <text:p>0.933446</text:p>
              </table:table-cell>
              <table:table-cell office:value-type="float" office:value="0.933446">
                <text:p>0.933446</text:p>
              </table:table-cell>
              <table:table-cell office:value-type="float" office:value="0.924727">
                <text:p>0.924727</text:p>
              </table:table-cell>
              <table:table-cell office:value-type="float" office:value="0.924727">
                <text:p>0.924727</text:p>
              </table:table-cell>
              <table:table-cell office:value-type="float" office:value="0.924727">
                <text:p>0.924727</text:p>
              </table:table-cell>
              <table:table-cell office:value-type="float" office:value="0.949509">
                <text:p>0.949509</text:p>
              </table:table-cell>
              <table:table-cell office:value-type="float" office:value="0.949509">
                <text:p>0.949509</text:p>
              </table:table-cell>
              <table:table-cell office:value-type="float" office:value="0.931362">
                <text:p>0.931362</text:p>
              </table:table-cell>
              <table:table-cell office:value-type="float" office:value="0.931362">
                <text:p>0.931362</text:p>
              </table:table-cell>
              <table:table-cell office:value-type="float" office:value="0.931362">
                <text:p>0.931362</text:p>
              </table:table-cell>
              <table:table-cell office:value-type="float" office:value="0.942094">
                <text:p>0.942094</text:p>
              </table:table-cell>
              <table:table-cell office:value-type="float" office:value="0.942094">
                <text:p>0.942094</text:p>
              </table:table-cell>
              <table:table-cell office:value-type="float" office:value="0.939211">
                <text:p>0.939211</text:p>
              </table:table-cell>
              <table:table-cell office:value-type="float" office:value="0.939211">
                <text:p>0.939211</text:p>
              </table:table-cell>
              <table:table-cell office:value-type="float" office:value="0.943992">
                <text:p>0.943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31364">
                <text:p>0.931364</text:p>
              </table:table-cell>
              <table:table-cell office:value-type="float" office:value="0.931364">
                <text:p>0.931364</text:p>
              </table:table-cell>
              <table:table-cell office:value-type="float" office:value="0.931364">
                <text:p>0.931364</text:p>
              </table:table-cell>
              <table:table-cell office:value-type="float" office:value="0.914519">
                <text:p>0.914519</text:p>
              </table:table-cell>
              <table:table-cell office:value-type="float" office:value="0.914519">
                <text:p>0.914519</text:p>
              </table:table-cell>
              <table:table-cell office:value-type="float" office:value="0.933381">
                <text:p>0.933381</text:p>
              </table:table-cell>
              <table:table-cell office:value-type="float" office:value="0.933381">
                <text:p>0.933381</text:p>
              </table:table-cell>
              <table:table-cell office:value-type="float" office:value="0.933381">
                <text:p>0.933381</text:p>
              </table:table-cell>
              <table:table-cell office:value-type="float" office:value="0.922082">
                <text:p>0.922082</text:p>
              </table:table-cell>
              <table:table-cell office:value-type="float" office:value="0.922082">
                <text:p>0.922082</text:p>
              </table:table-cell>
              <table:table-cell office:value-type="float" office:value="0.932319">
                <text:p>0.932319</text:p>
              </table:table-cell>
              <table:table-cell office:value-type="float" office:value="0.932319">
                <text:p>0.932319</text:p>
              </table:table-cell>
              <table:table-cell office:value-type="float" office:value="0.932319">
                <text:p>0.932319</text:p>
              </table:table-cell>
              <table:table-cell office:value-type="float" office:value="0.922279">
                <text:p>0.922279</text:p>
              </table:table-cell>
              <table:table-cell office:value-type="float" office:value="0.922279">
                <text:p>0.922279</text:p>
              </table:table-cell>
              <table:table-cell office:value-type="float" office:value="0.932983">
                <text:p>0.932983</text:p>
              </table:table-cell>
              <table:table-cell office:value-type="float" office:value="0.932983">
                <text:p>0.932983</text:p>
              </table:table-cell>
              <table:table-cell office:value-type="float" office:value="0.925937">
                <text:p>0.925937</text:p>
              </table:table-cell>
              <table:table-cell office:value-type="float" office:value="0.925937">
                <text:p>0.925937</text:p>
              </table:table-cell>
              <table:table-cell office:value-type="float" office:value="0.925937">
                <text:p>0.925937</text:p>
              </table:table-cell>
              <table:table-cell office:value-type="float" office:value="0.946152">
                <text:p>0.946152</text:p>
              </table:table-cell>
              <table:table-cell office:value-type="float" office:value="0.946152">
                <text:p>0.946152</text:p>
              </table:table-cell>
              <table:table-cell office:value-type="float" office:value="0.928579">
                <text:p>0.928579</text:p>
              </table:table-cell>
              <table:table-cell office:value-type="float" office:value="0.928579">
                <text:p>0.928579</text:p>
              </table:table-cell>
              <table:table-cell office:value-type="float" office:value="0.928579">
                <text:p>0.928579</text:p>
              </table:table-cell>
              <table:table-cell office:value-type="float" office:value="0.942397">
                <text:p>0.942397</text:p>
              </table:table-cell>
              <table:table-cell office:value-type="float" office:value="0.942397">
                <text:p>0.942397</text:p>
              </table:table-cell>
              <table:table-cell office:value-type="float" office:value="0.939444">
                <text:p>0.939444</text:p>
              </table:table-cell>
              <table:table-cell office:value-type="float" office:value="0.939444">
                <text:p>0.939444</text:p>
              </table:table-cell>
              <table:table-cell office:value-type="float" office:value="0.94415">
                <text:p>0.94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33787">
                <text:p>0.933787</text:p>
              </table:table-cell>
              <table:table-cell office:value-type="float" office:value="0.933787">
                <text:p>0.933787</text:p>
              </table:table-cell>
              <table:table-cell office:value-type="float" office:value="0.933787">
                <text:p>0.933787</text:p>
              </table:table-cell>
              <table:table-cell office:value-type="float" office:value="0.914811">
                <text:p>0.914811</text:p>
              </table:table-cell>
              <table:table-cell office:value-type="float" office:value="0.914811">
                <text:p>0.914811</text:p>
              </table:table-cell>
              <table:table-cell office:value-type="float" office:value="0.933651">
                <text:p>0.933651</text:p>
              </table:table-cell>
              <table:table-cell office:value-type="float" office:value="0.933651">
                <text:p>0.933651</text:p>
              </table:table-cell>
              <table:table-cell office:value-type="float" office:value="0.933651">
                <text:p>0.933651</text:p>
              </table:table-cell>
              <table:table-cell office:value-type="float" office:value="0.92433">
                <text:p>0.92433</text:p>
              </table:table-cell>
              <table:table-cell office:value-type="float" office:value="0.92433">
                <text:p>0.92433</text:p>
              </table:table-cell>
              <table:table-cell office:value-type="float" office:value="0.934556">
                <text:p>0.934556</text:p>
              </table:table-cell>
              <table:table-cell office:value-type="float" office:value="0.934556">
                <text:p>0.934556</text:p>
              </table:table-cell>
              <table:table-cell office:value-type="float" office:value="0.934556">
                <text:p>0.934556</text:p>
              </table:table-cell>
              <table:table-cell office:value-type="float" office:value="0.923803">
                <text:p>0.923803</text:p>
              </table:table-cell>
              <table:table-cell office:value-type="float" office:value="0.923803">
                <text:p>0.923803</text:p>
              </table:table-cell>
              <table:table-cell office:value-type="float" office:value="0.934124">
                <text:p>0.934124</text:p>
              </table:table-cell>
              <table:table-cell office:value-type="float" office:value="0.934124">
                <text:p>0.934124</text:p>
              </table:table-cell>
              <table:table-cell office:value-type="float" office:value="0.926429">
                <text:p>0.926429</text:p>
              </table:table-cell>
              <table:table-cell office:value-type="float" office:value="0.926429">
                <text:p>0.926429</text:p>
              </table:table-cell>
              <table:table-cell office:value-type="float" office:value="0.926429">
                <text:p>0.926429</text:p>
              </table:table-cell>
              <table:table-cell office:value-type="float" office:value="0.945346">
                <text:p>0.945346</text:p>
              </table:table-cell>
              <table:table-cell office:value-type="float" office:value="0.945346">
                <text:p>0.945346</text:p>
              </table:table-cell>
              <table:table-cell office:value-type="float" office:value="0.92565">
                <text:p>0.92565</text:p>
              </table:table-cell>
              <table:table-cell office:value-type="float" office:value="0.92565">
                <text:p>0.92565</text:p>
              </table:table-cell>
              <table:table-cell office:value-type="float" office:value="0.92565">
                <text:p>0.92565</text:p>
              </table:table-cell>
              <table:table-cell office:value-type="float" office:value="0.943065">
                <text:p>0.943065</text:p>
              </table:table-cell>
              <table:table-cell office:value-type="float" office:value="0.943065">
                <text:p>0.943065</text:p>
              </table:table-cell>
              <table:table-cell office:value-type="float" office:value="0.93864">
                <text:p>0.93864</text:p>
              </table:table-cell>
              <table:table-cell office:value-type="float" office:value="0.93864">
                <text:p>0.93864</text:p>
              </table:table-cell>
              <table:table-cell office:value-type="float" office:value="0.943928">
                <text:p>0.943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32893">
                <text:p>0.932893</text:p>
              </table:table-cell>
              <table:table-cell office:value-type="float" office:value="0.932893">
                <text:p>0.932893</text:p>
              </table:table-cell>
              <table:table-cell office:value-type="float" office:value="0.932893">
                <text:p>0.932893</text:p>
              </table:table-cell>
              <table:table-cell office:value-type="float" office:value="0.912907">
                <text:p>0.912907</text:p>
              </table:table-cell>
              <table:table-cell office:value-type="float" office:value="0.912907">
                <text:p>0.912907</text:p>
              </table:table-cell>
              <table:table-cell office:value-type="float" office:value="0.932348">
                <text:p>0.932348</text:p>
              </table:table-cell>
              <table:table-cell office:value-type="float" office:value="0.932348">
                <text:p>0.932348</text:p>
              </table:table-cell>
              <table:table-cell office:value-type="float" office:value="0.932348">
                <text:p>0.932348</text:p>
              </table:table-cell>
              <table:table-cell office:value-type="float" office:value="0.925856">
                <text:p>0.925856</text:p>
              </table:table-cell>
              <table:table-cell office:value-type="float" office:value="0.925856">
                <text:p>0.925856</text:p>
              </table:table-cell>
              <table:table-cell office:value-type="float" office:value="0.934497">
                <text:p>0.934497</text:p>
              </table:table-cell>
              <table:table-cell office:value-type="float" office:value="0.934497">
                <text:p>0.934497</text:p>
              </table:table-cell>
              <table:table-cell office:value-type="float" office:value="0.934497">
                <text:p>0.934497</text:p>
              </table:table-cell>
              <table:table-cell office:value-type="float" office:value="0.924961">
                <text:p>0.924961</text:p>
              </table:table-cell>
              <table:table-cell office:value-type="float" office:value="0.924961">
                <text:p>0.924961</text:p>
              </table:table-cell>
              <table:table-cell office:value-type="float" office:value="0.930921">
                <text:p>0.930921</text:p>
              </table:table-cell>
              <table:table-cell office:value-type="float" office:value="0.930921">
                <text:p>0.930921</text:p>
              </table:table-cell>
              <table:table-cell office:value-type="float" office:value="0.927424">
                <text:p>0.927424</text:p>
              </table:table-cell>
              <table:table-cell office:value-type="float" office:value="0.927424">
                <text:p>0.927424</text:p>
              </table:table-cell>
              <table:table-cell office:value-type="float" office:value="0.927424">
                <text:p>0.927424</text:p>
              </table:table-cell>
              <table:table-cell office:value-type="float" office:value="0.943823">
                <text:p>0.943823</text:p>
              </table:table-cell>
              <table:table-cell office:value-type="float" office:value="0.943823">
                <text:p>0.943823</text:p>
              </table:table-cell>
              <table:table-cell office:value-type="float" office:value="0.927509">
                <text:p>0.927509</text:p>
              </table:table-cell>
              <table:table-cell office:value-type="float" office:value="0.927509">
                <text:p>0.927509</text:p>
              </table:table-cell>
              <table:table-cell office:value-type="float" office:value="0.927509">
                <text:p>0.927509</text:p>
              </table:table-cell>
              <table:table-cell office:value-type="float" office:value="0.94044">
                <text:p>0.94044</text:p>
              </table:table-cell>
              <table:table-cell office:value-type="float" office:value="0.94044">
                <text:p>0.94044</text:p>
              </table:table-cell>
              <table:table-cell office:value-type="float" office:value="0.935761">
                <text:p>0.935761</text:p>
              </table:table-cell>
              <table:table-cell office:value-type="float" office:value="0.935761">
                <text:p>0.935761</text:p>
              </table:table-cell>
              <table:table-cell office:value-type="float" office:value="0.942371">
                <text:p>0.9423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31226">
                <text:p>0.931226</text:p>
              </table:table-cell>
              <table:table-cell office:value-type="float" office:value="0.931226">
                <text:p>0.931226</text:p>
              </table:table-cell>
              <table:table-cell office:value-type="float" office:value="0.931226">
                <text:p>0.931226</text:p>
              </table:table-cell>
              <table:table-cell office:value-type="float" office:value="0.913128">
                <text:p>0.913128</text:p>
              </table:table-cell>
              <table:table-cell office:value-type="float" office:value="0.913128">
                <text:p>0.913128</text:p>
              </table:table-cell>
              <table:table-cell office:value-type="float" office:value="0.936592">
                <text:p>0.936592</text:p>
              </table:table-cell>
              <table:table-cell office:value-type="float" office:value="0.936592">
                <text:p>0.936592</text:p>
              </table:table-cell>
              <table:table-cell office:value-type="float" office:value="0.936592">
                <text:p>0.936592</text:p>
              </table:table-cell>
              <table:table-cell office:value-type="float" office:value="0.925573">
                <text:p>0.925573</text:p>
              </table:table-cell>
              <table:table-cell office:value-type="float" office:value="0.925573">
                <text:p>0.925573</text:p>
              </table:table-cell>
              <table:table-cell office:value-type="float" office:value="0.934442">
                <text:p>0.934442</text:p>
              </table:table-cell>
              <table:table-cell office:value-type="float" office:value="0.934442">
                <text:p>0.934442</text:p>
              </table:table-cell>
              <table:table-cell office:value-type="float" office:value="0.934442">
                <text:p>0.934442</text:p>
              </table:table-cell>
              <table:table-cell office:value-type="float" office:value="0.925682">
                <text:p>0.925682</text:p>
              </table:table-cell>
              <table:table-cell office:value-type="float" office:value="0.925682">
                <text:p>0.925682</text:p>
              </table:table-cell>
              <table:table-cell office:value-type="float" office:value="0.93159">
                <text:p>0.93159</text:p>
              </table:table-cell>
              <table:table-cell office:value-type="float" office:value="0.93159">
                <text:p>0.93159</text:p>
              </table:table-cell>
              <table:table-cell office:value-type="float" office:value="0.931046">
                <text:p>0.931046</text:p>
              </table:table-cell>
              <table:table-cell office:value-type="float" office:value="0.931046">
                <text:p>0.931046</text:p>
              </table:table-cell>
              <table:table-cell office:value-type="float" office:value="0.931046">
                <text:p>0.931046</text:p>
              </table:table-cell>
              <table:table-cell office:value-type="float" office:value="0.946234">
                <text:p>0.946234</text:p>
              </table:table-cell>
              <table:table-cell office:value-type="float" office:value="0.946234">
                <text:p>0.946234</text:p>
              </table:table-cell>
              <table:table-cell office:value-type="float" office:value="0.925901">
                <text:p>0.925901</text:p>
              </table:table-cell>
              <table:table-cell office:value-type="float" office:value="0.925901">
                <text:p>0.925901</text:p>
              </table:table-cell>
              <table:table-cell office:value-type="float" office:value="0.925901">
                <text:p>0.925901</text:p>
              </table:table-cell>
              <table:table-cell office:value-type="float" office:value="0.940069">
                <text:p>0.940069</text:p>
              </table:table-cell>
              <table:table-cell office:value-type="float" office:value="0.940069">
                <text:p>0.940069</text:p>
              </table:table-cell>
              <table:table-cell office:value-type="float" office:value="0.933572">
                <text:p>0.933572</text:p>
              </table:table-cell>
              <table:table-cell office:value-type="float" office:value="0.933572">
                <text:p>0.933572</text:p>
              </table:table-cell>
              <table:table-cell office:value-type="float" office:value="0.942758">
                <text:p>0.9427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30077">
                <text:p>0.930077</text:p>
              </table:table-cell>
              <table:table-cell office:value-type="float" office:value="0.930077">
                <text:p>0.930077</text:p>
              </table:table-cell>
              <table:table-cell office:value-type="float" office:value="0.930077">
                <text:p>0.930077</text:p>
              </table:table-cell>
              <table:table-cell office:value-type="float" office:value="0.916233">
                <text:p>0.916233</text:p>
              </table:table-cell>
              <table:table-cell office:value-type="float" office:value="0.916233">
                <text:p>0.916233</text:p>
              </table:table-cell>
              <table:table-cell office:value-type="float" office:value="0.937927">
                <text:p>0.937927</text:p>
              </table:table-cell>
              <table:table-cell office:value-type="float" office:value="0.937927">
                <text:p>0.937927</text:p>
              </table:table-cell>
              <table:table-cell office:value-type="float" office:value="0.937927">
                <text:p>0.937927</text:p>
              </table:table-cell>
              <table:table-cell office:value-type="float" office:value="0.926411">
                <text:p>0.926411</text:p>
              </table:table-cell>
              <table:table-cell office:value-type="float" office:value="0.926411">
                <text:p>0.926411</text:p>
              </table:table-cell>
              <table:table-cell office:value-type="float" office:value="0.935241">
                <text:p>0.935241</text:p>
              </table:table-cell>
              <table:table-cell office:value-type="float" office:value="0.935241">
                <text:p>0.935241</text:p>
              </table:table-cell>
              <table:table-cell office:value-type="float" office:value="0.935241">
                <text:p>0.935241</text:p>
              </table:table-cell>
              <table:table-cell office:value-type="float" office:value="0.924099">
                <text:p>0.924099</text:p>
              </table:table-cell>
              <table:table-cell office:value-type="float" office:value="0.924099">
                <text:p>0.924099</text:p>
              </table:table-cell>
              <table:table-cell office:value-type="float" office:value="0.931888">
                <text:p>0.931888</text:p>
              </table:table-cell>
              <table:table-cell office:value-type="float" office:value="0.931888">
                <text:p>0.931888</text:p>
              </table:table-cell>
              <table:table-cell office:value-type="float" office:value="0.932695">
                <text:p>0.932695</text:p>
              </table:table-cell>
              <table:table-cell office:value-type="float" office:value="0.932695">
                <text:p>0.932695</text:p>
              </table:table-cell>
              <table:table-cell office:value-type="float" office:value="0.932695">
                <text:p>0.932695</text:p>
              </table:table-cell>
              <table:table-cell office:value-type="float" office:value="0.943084">
                <text:p>0.943084</text:p>
              </table:table-cell>
              <table:table-cell office:value-type="float" office:value="0.943084">
                <text:p>0.943084</text:p>
              </table:table-cell>
              <table:table-cell office:value-type="float" office:value="0.927011">
                <text:p>0.927011</text:p>
              </table:table-cell>
              <table:table-cell office:value-type="float" office:value="0.927011">
                <text:p>0.927011</text:p>
              </table:table-cell>
              <table:table-cell office:value-type="float" office:value="0.927011">
                <text:p>0.927011</text:p>
              </table:table-cell>
              <table:table-cell office:value-type="float" office:value="0.938395">
                <text:p>0.938395</text:p>
              </table:table-cell>
              <table:table-cell office:value-type="float" office:value="0.938395">
                <text:p>0.938395</text:p>
              </table:table-cell>
              <table:table-cell office:value-type="float" office:value="0.934363">
                <text:p>0.934363</text:p>
              </table:table-cell>
              <table:table-cell office:value-type="float" office:value="0.934363">
                <text:p>0.934363</text:p>
              </table:table-cell>
              <table:table-cell office:value-type="float" office:value="0.943057">
                <text:p>0.943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32837">
                <text:p>0.932837</text:p>
              </table:table-cell>
              <table:table-cell office:value-type="float" office:value="0.932837">
                <text:p>0.932837</text:p>
              </table:table-cell>
              <table:table-cell office:value-type="float" office:value="0.932837">
                <text:p>0.932837</text:p>
              </table:table-cell>
              <table:table-cell office:value-type="float" office:value="0.915501">
                <text:p>0.915501</text:p>
              </table:table-cell>
              <table:table-cell office:value-type="float" office:value="0.915501">
                <text:p>0.915501</text:p>
              </table:table-cell>
              <table:table-cell office:value-type="float" office:value="0.937186">
                <text:p>0.937186</text:p>
              </table:table-cell>
              <table:table-cell office:value-type="float" office:value="0.937186">
                <text:p>0.937186</text:p>
              </table:table-cell>
              <table:table-cell office:value-type="float" office:value="0.937186">
                <text:p>0.937186</text:p>
              </table:table-cell>
              <table:table-cell office:value-type="float" office:value="0.928209">
                <text:p>0.928209</text:p>
              </table:table-cell>
              <table:table-cell office:value-type="float" office:value="0.928209">
                <text:p>0.928209</text:p>
              </table:table-cell>
              <table:table-cell office:value-type="float" office:value="0.934927">
                <text:p>0.934927</text:p>
              </table:table-cell>
              <table:table-cell office:value-type="float" office:value="0.934927">
                <text:p>0.934927</text:p>
              </table:table-cell>
              <table:table-cell office:value-type="float" office:value="0.934927">
                <text:p>0.934927</text:p>
              </table:table-cell>
              <table:table-cell office:value-type="float" office:value="0.924256">
                <text:p>0.924256</text:p>
              </table:table-cell>
              <table:table-cell office:value-type="float" office:value="0.924256">
                <text:p>0.924256</text:p>
              </table:table-cell>
              <table:table-cell office:value-type="float" office:value="0.933192">
                <text:p>0.933192</text:p>
              </table:table-cell>
              <table:table-cell office:value-type="float" office:value="0.933192">
                <text:p>0.933192</text:p>
              </table:table-cell>
              <table:table-cell office:value-type="float" office:value="0.933196">
                <text:p>0.933196</text:p>
              </table:table-cell>
              <table:table-cell office:value-type="float" office:value="0.933196">
                <text:p>0.933196</text:p>
              </table:table-cell>
              <table:table-cell office:value-type="float" office:value="0.933196">
                <text:p>0.933196</text:p>
              </table:table-cell>
              <table:table-cell office:value-type="float" office:value="0.941384">
                <text:p>0.941384</text:p>
              </table:table-cell>
              <table:table-cell office:value-type="float" office:value="0.941384">
                <text:p>0.941384</text:p>
              </table:table-cell>
              <table:table-cell office:value-type="float" office:value="0.930668">
                <text:p>0.930668</text:p>
              </table:table-cell>
              <table:table-cell office:value-type="float" office:value="0.930668">
                <text:p>0.930668</text:p>
              </table:table-cell>
              <table:table-cell office:value-type="float" office:value="0.930668">
                <text:p>0.930668</text:p>
              </table:table-cell>
              <table:table-cell office:value-type="float" office:value="0.939539">
                <text:p>0.939539</text:p>
              </table:table-cell>
              <table:table-cell office:value-type="float" office:value="0.939539">
                <text:p>0.939539</text:p>
              </table:table-cell>
              <table:table-cell office:value-type="float" office:value="0.933443">
                <text:p>0.933443</text:p>
              </table:table-cell>
              <table:table-cell office:value-type="float" office:value="0.933443">
                <text:p>0.933443</text:p>
              </table:table-cell>
              <table:table-cell office:value-type="float" office:value="0.946037">
                <text:p>0.946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2073">
                <text:p>0.932073</text:p>
              </table:table-cell>
              <table:table-cell office:value-type="float" office:value="0.932073">
                <text:p>0.932073</text:p>
              </table:table-cell>
              <table:table-cell office:value-type="float" office:value="0.932073">
                <text:p>0.932073</text:p>
              </table:table-cell>
              <table:table-cell office:value-type="float" office:value="0.916765">
                <text:p>0.916765</text:p>
              </table:table-cell>
              <table:table-cell office:value-type="float" office:value="0.916765">
                <text:p>0.916765</text:p>
              </table:table-cell>
              <table:table-cell office:value-type="float" office:value="0.934606">
                <text:p>0.934606</text:p>
              </table:table-cell>
              <table:table-cell office:value-type="float" office:value="0.934606">
                <text:p>0.934606</text:p>
              </table:table-cell>
              <table:table-cell office:value-type="float" office:value="0.934606">
                <text:p>0.934606</text:p>
              </table:table-cell>
              <table:table-cell office:value-type="float" office:value="0.930348">
                <text:p>0.930348</text:p>
              </table:table-cell>
              <table:table-cell office:value-type="float" office:value="0.930348">
                <text:p>0.930348</text:p>
              </table:table-cell>
              <table:table-cell office:value-type="float" office:value="0.933713">
                <text:p>0.933713</text:p>
              </table:table-cell>
              <table:table-cell office:value-type="float" office:value="0.933713">
                <text:p>0.933713</text:p>
              </table:table-cell>
              <table:table-cell office:value-type="float" office:value="0.933713">
                <text:p>0.933713</text:p>
              </table:table-cell>
              <table:table-cell office:value-type="float" office:value="0.923517">
                <text:p>0.923517</text:p>
              </table:table-cell>
              <table:table-cell office:value-type="float" office:value="0.923517">
                <text:p>0.923517</text:p>
              </table:table-cell>
              <table:table-cell office:value-type="float" office:value="0.931337">
                <text:p>0.931337</text:p>
              </table:table-cell>
              <table:table-cell office:value-type="float" office:value="0.931337">
                <text:p>0.931337</text:p>
              </table:table-cell>
              <table:table-cell office:value-type="float" office:value="0.932345">
                <text:p>0.932345</text:p>
              </table:table-cell>
              <table:table-cell office:value-type="float" office:value="0.932345">
                <text:p>0.932345</text:p>
              </table:table-cell>
              <table:table-cell office:value-type="float" office:value="0.932345">
                <text:p>0.932345</text:p>
              </table:table-cell>
              <table:table-cell office:value-type="float" office:value="0.944017">
                <text:p>0.944017</text:p>
              </table:table-cell>
              <table:table-cell office:value-type="float" office:value="0.944017">
                <text:p>0.944017</text:p>
              </table:table-cell>
              <table:table-cell office:value-type="float" office:value="0.931431">
                <text:p>0.931431</text:p>
              </table:table-cell>
              <table:table-cell office:value-type="float" office:value="0.931431">
                <text:p>0.931431</text:p>
              </table:table-cell>
              <table:table-cell office:value-type="float" office:value="0.931431">
                <text:p>0.931431</text:p>
              </table:table-cell>
              <table:table-cell office:value-type="float" office:value="0.939329">
                <text:p>0.939329</text:p>
              </table:table-cell>
              <table:table-cell office:value-type="float" office:value="0.939329">
                <text:p>0.939329</text:p>
              </table:table-cell>
              <table:table-cell office:value-type="float" office:value="0.931998">
                <text:p>0.931998</text:p>
              </table:table-cell>
              <table:table-cell office:value-type="float" office:value="0.931998">
                <text:p>0.931998</text:p>
              </table:table-cell>
              <table:table-cell office:value-type="float" office:value="0.947793">
                <text:p>0.9477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3079">
                <text:p>0.933079</text:p>
              </table:table-cell>
              <table:table-cell office:value-type="float" office:value="0.933079">
                <text:p>0.933079</text:p>
              </table:table-cell>
              <table:table-cell office:value-type="float" office:value="0.933079">
                <text:p>0.933079</text:p>
              </table:table-cell>
              <table:table-cell office:value-type="float" office:value="0.916164">
                <text:p>0.916164</text:p>
              </table:table-cell>
              <table:table-cell office:value-type="float" office:value="0.916164">
                <text:p>0.916164</text:p>
              </table:table-cell>
              <table:table-cell office:value-type="float" office:value="0.933706">
                <text:p>0.933706</text:p>
              </table:table-cell>
              <table:table-cell office:value-type="float" office:value="0.933706">
                <text:p>0.933706</text:p>
              </table:table-cell>
              <table:table-cell office:value-type="float" office:value="0.933706">
                <text:p>0.933706</text:p>
              </table:table-cell>
              <table:table-cell office:value-type="float" office:value="0.931494">
                <text:p>0.931494</text:p>
              </table:table-cell>
              <table:table-cell office:value-type="float" office:value="0.931494">
                <text:p>0.931494</text:p>
              </table:table-cell>
              <table:table-cell office:value-type="float" office:value="0.934212">
                <text:p>0.934212</text:p>
              </table:table-cell>
              <table:table-cell office:value-type="float" office:value="0.934212">
                <text:p>0.934212</text:p>
              </table:table-cell>
              <table:table-cell office:value-type="float" office:value="0.934212">
                <text:p>0.934212</text:p>
              </table:table-cell>
              <table:table-cell office:value-type="float" office:value="0.923512">
                <text:p>0.923512</text:p>
              </table:table-cell>
              <table:table-cell office:value-type="float" office:value="0.923512">
                <text:p>0.923512</text:p>
              </table:table-cell>
              <table:table-cell office:value-type="float" office:value="0.928913">
                <text:p>0.928913</text:p>
              </table:table-cell>
              <table:table-cell office:value-type="float" office:value="0.928913">
                <text:p>0.928913</text:p>
              </table:table-cell>
              <table:table-cell office:value-type="float" office:value="0.93301">
                <text:p>0.93301</text:p>
              </table:table-cell>
              <table:table-cell office:value-type="float" office:value="0.93301">
                <text:p>0.93301</text:p>
              </table:table-cell>
              <table:table-cell office:value-type="float" office:value="0.93301">
                <text:p>0.93301</text:p>
              </table:table-cell>
              <table:table-cell office:value-type="float" office:value="0.942976">
                <text:p>0.942976</text:p>
              </table:table-cell>
              <table:table-cell office:value-type="float" office:value="0.942976">
                <text:p>0.942976</text:p>
              </table:table-cell>
              <table:table-cell office:value-type="float" office:value="0.930665">
                <text:p>0.930665</text:p>
              </table:table-cell>
              <table:table-cell office:value-type="float" office:value="0.930665">
                <text:p>0.930665</text:p>
              </table:table-cell>
              <table:table-cell office:value-type="float" office:value="0.930665">
                <text:p>0.930665</text:p>
              </table:table-cell>
              <table:table-cell office:value-type="float" office:value="0.937929">
                <text:p>0.937929</text:p>
              </table:table-cell>
              <table:table-cell office:value-type="float" office:value="0.937929">
                <text:p>0.937929</text:p>
              </table:table-cell>
              <table:table-cell office:value-type="float" office:value="0.931252">
                <text:p>0.931252</text:p>
              </table:table-cell>
              <table:table-cell office:value-type="float" office:value="0.931252">
                <text:p>0.931252</text:p>
              </table:table-cell>
              <table:table-cell office:value-type="float" office:value="0.943396">
                <text:p>0.9433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3864">
                <text:p>0.933864</text:p>
              </table:table-cell>
              <table:table-cell office:value-type="float" office:value="0.933864">
                <text:p>0.933864</text:p>
              </table:table-cell>
              <table:table-cell office:value-type="float" office:value="0.933864">
                <text:p>0.933864</text:p>
              </table:table-cell>
              <table:table-cell office:value-type="float" office:value="0.918385">
                <text:p>0.918385</text:p>
              </table:table-cell>
              <table:table-cell office:value-type="float" office:value="0.918385">
                <text:p>0.918385</text:p>
              </table:table-cell>
              <table:table-cell office:value-type="float" office:value="0.935971">
                <text:p>0.935971</text:p>
              </table:table-cell>
              <table:table-cell office:value-type="float" office:value="0.935971">
                <text:p>0.935971</text:p>
              </table:table-cell>
              <table:table-cell office:value-type="float" office:value="0.935971">
                <text:p>0.935971</text:p>
              </table:table-cell>
              <table:table-cell office:value-type="float" office:value="0.933819">
                <text:p>0.933819</text:p>
              </table:table-cell>
              <table:table-cell office:value-type="float" office:value="0.933819">
                <text:p>0.933819</text:p>
              </table:table-cell>
              <table:table-cell office:value-type="float" office:value="0.931558">
                <text:p>0.931558</text:p>
              </table:table-cell>
              <table:table-cell office:value-type="float" office:value="0.931558">
                <text:p>0.931558</text:p>
              </table:table-cell>
              <table:table-cell office:value-type="float" office:value="0.931558">
                <text:p>0.931558</text:p>
              </table:table-cell>
              <table:table-cell office:value-type="float" office:value="0.92323">
                <text:p>0.92323</text:p>
              </table:table-cell>
              <table:table-cell office:value-type="float" office:value="0.92323">
                <text:p>0.92323</text:p>
              </table:table-cell>
              <table:table-cell office:value-type="float" office:value="0.929961">
                <text:p>0.929961</text:p>
              </table:table-cell>
              <table:table-cell office:value-type="float" office:value="0.929961">
                <text:p>0.929961</text:p>
              </table:table-cell>
              <table:table-cell office:value-type="float" office:value="0.931434">
                <text:p>0.931434</text:p>
              </table:table-cell>
              <table:table-cell office:value-type="float" office:value="0.931434">
                <text:p>0.931434</text:p>
              </table:table-cell>
              <table:table-cell office:value-type="float" office:value="0.931434">
                <text:p>0.931434</text:p>
              </table:table-cell>
              <table:table-cell office:value-type="float" office:value="0.940962">
                <text:p>0.940962</text:p>
              </table:table-cell>
              <table:table-cell office:value-type="float" office:value="0.940962">
                <text:p>0.940962</text:p>
              </table:table-cell>
              <table:table-cell office:value-type="float" office:value="0.929836">
                <text:p>0.929836</text:p>
              </table:table-cell>
              <table:table-cell office:value-type="float" office:value="0.929836">
                <text:p>0.929836</text:p>
              </table:table-cell>
              <table:table-cell office:value-type="float" office:value="0.929836">
                <text:p>0.929836</text:p>
              </table:table-cell>
              <table:table-cell office:value-type="float" office:value="0.938796">
                <text:p>0.938796</text:p>
              </table:table-cell>
              <table:table-cell office:value-type="float" office:value="0.938796">
                <text:p>0.938796</text:p>
              </table:table-cell>
              <table:table-cell office:value-type="float" office:value="0.931924">
                <text:p>0.931924</text:p>
              </table:table-cell>
              <table:table-cell office:value-type="float" office:value="0.931924">
                <text:p>0.931924</text:p>
              </table:table-cell>
              <table:table-cell office:value-type="float" office:value="0.941413">
                <text:p>0.941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34258">
                <text:p>0.934258</text:p>
              </table:table-cell>
              <table:table-cell office:value-type="float" office:value="0.934258">
                <text:p>0.934258</text:p>
              </table:table-cell>
              <table:table-cell office:value-type="float" office:value="0.934258">
                <text:p>0.934258</text:p>
              </table:table-cell>
              <table:table-cell office:value-type="float" office:value="0.91859">
                <text:p>0.91859</text:p>
              </table:table-cell>
              <table:table-cell office:value-type="float" office:value="0.91859">
                <text:p>0.91859</text:p>
              </table:table-cell>
              <table:table-cell office:value-type="float" office:value="0.934879">
                <text:p>0.934879</text:p>
              </table:table-cell>
              <table:table-cell office:value-type="float" office:value="0.934879">
                <text:p>0.934879</text:p>
              </table:table-cell>
              <table:table-cell office:value-type="float" office:value="0.934879">
                <text:p>0.934879</text:p>
              </table:table-cell>
              <table:table-cell office:value-type="float" office:value="0.934803">
                <text:p>0.934803</text:p>
              </table:table-cell>
              <table:table-cell office:value-type="float" office:value="0.934803">
                <text:p>0.934803</text:p>
              </table:table-cell>
              <table:table-cell office:value-type="float" office:value="0.930535">
                <text:p>0.930535</text:p>
              </table:table-cell>
              <table:table-cell office:value-type="float" office:value="0.930535">
                <text:p>0.930535</text:p>
              </table:table-cell>
              <table:table-cell office:value-type="float" office:value="0.930535">
                <text:p>0.930535</text:p>
              </table:table-cell>
              <table:table-cell office:value-type="float" office:value="0.923315">
                <text:p>0.923315</text:p>
              </table:table-cell>
              <table:table-cell office:value-type="float" office:value="0.923315">
                <text:p>0.923315</text:p>
              </table:table-cell>
              <table:table-cell office:value-type="float" office:value="0.931395">
                <text:p>0.931395</text:p>
              </table:table-cell>
              <table:table-cell office:value-type="float" office:value="0.931395">
                <text:p>0.931395</text:p>
              </table:table-cell>
              <table:table-cell office:value-type="float" office:value="0.930961">
                <text:p>0.930961</text:p>
              </table:table-cell>
              <table:table-cell office:value-type="float" office:value="0.930961">
                <text:p>0.930961</text:p>
              </table:table-cell>
              <table:table-cell office:value-type="float" office:value="0.930961">
                <text:p>0.930961</text:p>
              </table:table-cell>
              <table:table-cell office:value-type="float" office:value="0.94205">
                <text:p>0.94205</text:p>
              </table:table-cell>
              <table:table-cell office:value-type="float" office:value="0.94205">
                <text:p>0.94205</text:p>
              </table:table-cell>
              <table:table-cell office:value-type="float" office:value="0.92976">
                <text:p>0.92976</text:p>
              </table:table-cell>
              <table:table-cell office:value-type="float" office:value="0.92976">
                <text:p>0.92976</text:p>
              </table:table-cell>
              <table:table-cell office:value-type="float" office:value="0.92976">
                <text:p>0.92976</text:p>
              </table:table-cell>
              <table:table-cell office:value-type="float" office:value="0.938837">
                <text:p>0.938837</text:p>
              </table:table-cell>
              <table:table-cell office:value-type="float" office:value="0.938837">
                <text:p>0.938837</text:p>
              </table:table-cell>
              <table:table-cell office:value-type="float" office:value="0.9316">
                <text:p>0.9316</text:p>
              </table:table-cell>
              <table:table-cell office:value-type="float" office:value="0.9316">
                <text:p>0.9316</text:p>
              </table:table-cell>
              <table:table-cell office:value-type="float" office:value="0.940493">
                <text:p>0.9404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32642">
                <text:p>0.932642</text:p>
              </table:table-cell>
              <table:table-cell office:value-type="float" office:value="0.932642">
                <text:p>0.932642</text:p>
              </table:table-cell>
              <table:table-cell office:value-type="float" office:value="0.932642">
                <text:p>0.932642</text:p>
              </table:table-cell>
              <table:table-cell office:value-type="float" office:value="0.919824">
                <text:p>0.919824</text:p>
              </table:table-cell>
              <table:table-cell office:value-type="float" office:value="0.919824">
                <text:p>0.919824</text:p>
              </table:table-cell>
              <table:table-cell office:value-type="float" office:value="0.935376">
                <text:p>0.935376</text:p>
              </table:table-cell>
              <table:table-cell office:value-type="float" office:value="0.935376">
                <text:p>0.935376</text:p>
              </table:table-cell>
              <table:table-cell office:value-type="float" office:value="0.935376">
                <text:p>0.935376</text:p>
              </table:table-cell>
              <table:table-cell office:value-type="float" office:value="0.934616">
                <text:p>0.934616</text:p>
              </table:table-cell>
              <table:table-cell office:value-type="float" office:value="0.934616">
                <text:p>0.934616</text:p>
              </table:table-cell>
              <table:table-cell office:value-type="float" office:value="0.929127">
                <text:p>0.929127</text:p>
              </table:table-cell>
              <table:table-cell office:value-type="float" office:value="0.929127">
                <text:p>0.929127</text:p>
              </table:table-cell>
              <table:table-cell office:value-type="float" office:value="0.929127">
                <text:p>0.929127</text:p>
              </table:table-cell>
              <table:table-cell office:value-type="float" office:value="0.923998">
                <text:p>0.923998</text:p>
              </table:table-cell>
              <table:table-cell office:value-type="float" office:value="0.923998">
                <text:p>0.923998</text:p>
              </table:table-cell>
              <table:table-cell office:value-type="float" office:value="0.930413">
                <text:p>0.930413</text:p>
              </table:table-cell>
              <table:table-cell office:value-type="float" office:value="0.930413">
                <text:p>0.930413</text:p>
              </table:table-cell>
              <table:table-cell office:value-type="float" office:value="0.931044">
                <text:p>0.931044</text:p>
              </table:table-cell>
              <table:table-cell office:value-type="float" office:value="0.931044">
                <text:p>0.931044</text:p>
              </table:table-cell>
              <table:table-cell office:value-type="float" office:value="0.931044">
                <text:p>0.931044</text:p>
              </table:table-cell>
              <table:table-cell office:value-type="float" office:value="0.942901">
                <text:p>0.942901</text:p>
              </table:table-cell>
              <table:table-cell office:value-type="float" office:value="0.942901">
                <text:p>0.942901</text:p>
              </table:table-cell>
              <table:table-cell office:value-type="float" office:value="0.931025">
                <text:p>0.931025</text:p>
              </table:table-cell>
              <table:table-cell office:value-type="float" office:value="0.931025">
                <text:p>0.931025</text:p>
              </table:table-cell>
              <table:table-cell office:value-type="float" office:value="0.931025">
                <text:p>0.931025</text:p>
              </table:table-cell>
              <table:table-cell office:value-type="float" office:value="0.939133">
                <text:p>0.939133</text:p>
              </table:table-cell>
              <table:table-cell office:value-type="float" office:value="0.939133">
                <text:p>0.939133</text:p>
              </table:table-cell>
              <table:table-cell office:value-type="float" office:value="0.930649">
                <text:p>0.930649</text:p>
              </table:table-cell>
              <table:table-cell office:value-type="float" office:value="0.930649">
                <text:p>0.930649</text:p>
              </table:table-cell>
              <table:table-cell office:value-type="float" office:value="0.940788">
                <text:p>0.940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2393">
                <text:p>0.932393</text:p>
              </table:table-cell>
              <table:table-cell office:value-type="float" office:value="0.932393">
                <text:p>0.932393</text:p>
              </table:table-cell>
              <table:table-cell office:value-type="float" office:value="0.932393">
                <text:p>0.932393</text:p>
              </table:table-cell>
              <table:table-cell office:value-type="float" office:value="0.918663">
                <text:p>0.918663</text:p>
              </table:table-cell>
              <table:table-cell office:value-type="float" office:value="0.918663">
                <text:p>0.918663</text:p>
              </table:table-cell>
              <table:table-cell office:value-type="float" office:value="0.93493">
                <text:p>0.93493</text:p>
              </table:table-cell>
              <table:table-cell office:value-type="float" office:value="0.93493">
                <text:p>0.93493</text:p>
              </table:table-cell>
              <table:table-cell office:value-type="float" office:value="0.93493">
                <text:p>0.93493</text:p>
              </table:table-cell>
              <table:table-cell office:value-type="float" office:value="0.933719">
                <text:p>0.933719</text:p>
              </table:table-cell>
              <table:table-cell office:value-type="float" office:value="0.933719">
                <text:p>0.933719</text:p>
              </table:table-cell>
              <table:table-cell office:value-type="float" office:value="0.929565">
                <text:p>0.929565</text:p>
              </table:table-cell>
              <table:table-cell office:value-type="float" office:value="0.929565">
                <text:p>0.929565</text:p>
              </table:table-cell>
              <table:table-cell office:value-type="float" office:value="0.929565">
                <text:p>0.929565</text:p>
              </table:table-cell>
              <table:table-cell office:value-type="float" office:value="0.92407">
                <text:p>0.92407</text:p>
              </table:table-cell>
              <table:table-cell office:value-type="float" office:value="0.92407">
                <text:p>0.92407</text:p>
              </table:table-cell>
              <table:table-cell office:value-type="float" office:value="0.931737">
                <text:p>0.931737</text:p>
              </table:table-cell>
              <table:table-cell office:value-type="float" office:value="0.931737">
                <text:p>0.931737</text:p>
              </table:table-cell>
              <table:table-cell office:value-type="float" office:value="0.929212">
                <text:p>0.929212</text:p>
              </table:table-cell>
              <table:table-cell office:value-type="float" office:value="0.929212">
                <text:p>0.929212</text:p>
              </table:table-cell>
              <table:table-cell office:value-type="float" office:value="0.929212">
                <text:p>0.929212</text:p>
              </table:table-cell>
              <table:table-cell office:value-type="float" office:value="0.942982">
                <text:p>0.942982</text:p>
              </table:table-cell>
              <table:table-cell office:value-type="float" office:value="0.942982">
                <text:p>0.942982</text:p>
              </table:table-cell>
              <table:table-cell office:value-type="float" office:value="0.93051">
                <text:p>0.93051</text:p>
              </table:table-cell>
              <table:table-cell office:value-type="float" office:value="0.93051">
                <text:p>0.93051</text:p>
              </table:table-cell>
              <table:table-cell office:value-type="float" office:value="0.93051">
                <text:p>0.93051</text:p>
              </table:table-cell>
              <table:table-cell office:value-type="float" office:value="0.939582">
                <text:p>0.939582</text:p>
              </table:table-cell>
              <table:table-cell office:value-type="float" office:value="0.939582">
                <text:p>0.939582</text:p>
              </table:table-cell>
              <table:table-cell office:value-type="float" office:value="0.929178">
                <text:p>0.929178</text:p>
              </table:table-cell>
              <table:table-cell office:value-type="float" office:value="0.929178">
                <text:p>0.929178</text:p>
              </table:table-cell>
              <table:table-cell office:value-type="float" office:value="0.939863">
                <text:p>0.939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1989">
                <text:p>0.931989</text:p>
              </table:table-cell>
              <table:table-cell office:value-type="float" office:value="0.931989">
                <text:p>0.931989</text:p>
              </table:table-cell>
              <table:table-cell office:value-type="float" office:value="0.931989">
                <text:p>0.931989</text:p>
              </table:table-cell>
              <table:table-cell office:value-type="float" office:value="0.918677">
                <text:p>0.918677</text:p>
              </table:table-cell>
              <table:table-cell office:value-type="float" office:value="0.918677">
                <text:p>0.918677</text:p>
              </table:table-cell>
              <table:table-cell office:value-type="float" office:value="0.933471">
                <text:p>0.933471</text:p>
              </table:table-cell>
              <table:table-cell office:value-type="float" office:value="0.933471">
                <text:p>0.933471</text:p>
              </table:table-cell>
              <table:table-cell office:value-type="float" office:value="0.933471">
                <text:p>0.933471</text:p>
              </table:table-cell>
              <table:table-cell office:value-type="float" office:value="0.933956">
                <text:p>0.933956</text:p>
              </table:table-cell>
              <table:table-cell office:value-type="float" office:value="0.933956">
                <text:p>0.933956</text:p>
              </table:table-cell>
              <table:table-cell office:value-type="float" office:value="0.928533">
                <text:p>0.928533</text:p>
              </table:table-cell>
              <table:table-cell office:value-type="float" office:value="0.928533">
                <text:p>0.928533</text:p>
              </table:table-cell>
              <table:table-cell office:value-type="float" office:value="0.928533">
                <text:p>0.928533</text:p>
              </table:table-cell>
              <table:table-cell office:value-type="float" office:value="0.924714">
                <text:p>0.924714</text:p>
              </table:table-cell>
              <table:table-cell office:value-type="float" office:value="0.924714">
                <text:p>0.924714</text:p>
              </table:table-cell>
              <table:table-cell office:value-type="float" office:value="0.932377">
                <text:p>0.932377</text:p>
              </table:table-cell>
              <table:table-cell office:value-type="float" office:value="0.932377">
                <text:p>0.932377</text:p>
              </table:table-cell>
              <table:table-cell office:value-type="float" office:value="0.930202">
                <text:p>0.930202</text:p>
              </table:table-cell>
              <table:table-cell office:value-type="float" office:value="0.930202">
                <text:p>0.930202</text:p>
              </table:table-cell>
              <table:table-cell office:value-type="float" office:value="0.930202">
                <text:p>0.930202</text:p>
              </table:table-cell>
              <table:table-cell office:value-type="float" office:value="0.943828">
                <text:p>0.943828</text:p>
              </table:table-cell>
              <table:table-cell office:value-type="float" office:value="0.943828">
                <text:p>0.943828</text:p>
              </table:table-cell>
              <table:table-cell office:value-type="float" office:value="0.929774">
                <text:p>0.929774</text:p>
              </table:table-cell>
              <table:table-cell office:value-type="float" office:value="0.929774">
                <text:p>0.929774</text:p>
              </table:table-cell>
              <table:table-cell office:value-type="float" office:value="0.929774">
                <text:p>0.929774</text:p>
              </table:table-cell>
              <table:table-cell office:value-type="float" office:value="0.940316">
                <text:p>0.940316</text:p>
              </table:table-cell>
              <table:table-cell office:value-type="float" office:value="0.940316">
                <text:p>0.940316</text:p>
              </table:table-cell>
              <table:table-cell office:value-type="float" office:value="0.929716">
                <text:p>0.929716</text:p>
              </table:table-cell>
              <table:table-cell office:value-type="float" office:value="0.929716">
                <text:p>0.929716</text:p>
              </table:table-cell>
              <table:table-cell office:value-type="float" office:value="0.940513">
                <text:p>0.9405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2542">
                <text:p>0.932542</text:p>
              </table:table-cell>
              <table:table-cell office:value-type="float" office:value="0.932542">
                <text:p>0.932542</text:p>
              </table:table-cell>
              <table:table-cell office:value-type="float" office:value="0.932542">
                <text:p>0.932542</text:p>
              </table:table-cell>
              <table:table-cell office:value-type="float" office:value="0.920063">
                <text:p>0.920063</text:p>
              </table:table-cell>
              <table:table-cell office:value-type="float" office:value="0.920063">
                <text:p>0.920063</text:p>
              </table:table-cell>
              <table:table-cell office:value-type="float" office:value="0.932713">
                <text:p>0.932713</text:p>
              </table:table-cell>
              <table:table-cell office:value-type="float" office:value="0.932713">
                <text:p>0.932713</text:p>
              </table:table-cell>
              <table:table-cell office:value-type="float" office:value="0.932713">
                <text:p>0.932713</text:p>
              </table:table-cell>
              <table:table-cell office:value-type="float" office:value="0.933227">
                <text:p>0.933227</text:p>
              </table:table-cell>
              <table:table-cell office:value-type="float" office:value="0.933227">
                <text:p>0.933227</text:p>
              </table:table-cell>
              <table:table-cell office:value-type="float" office:value="0.928191">
                <text:p>0.928191</text:p>
              </table:table-cell>
              <table:table-cell office:value-type="float" office:value="0.928191">
                <text:p>0.928191</text:p>
              </table:table-cell>
              <table:table-cell office:value-type="float" office:value="0.928191">
                <text:p>0.928191</text:p>
              </table:table-cell>
              <table:table-cell office:value-type="float" office:value="0.924675">
                <text:p>0.924675</text:p>
              </table:table-cell>
              <table:table-cell office:value-type="float" office:value="0.924675">
                <text:p>0.924675</text:p>
              </table:table-cell>
              <table:table-cell office:value-type="float" office:value="0.932073">
                <text:p>0.932073</text:p>
              </table:table-cell>
              <table:table-cell office:value-type="float" office:value="0.932073">
                <text:p>0.932073</text:p>
              </table:table-cell>
              <table:table-cell office:value-type="float" office:value="0.932013">
                <text:p>0.932013</text:p>
              </table:table-cell>
              <table:table-cell office:value-type="float" office:value="0.932013">
                <text:p>0.932013</text:p>
              </table:table-cell>
              <table:table-cell office:value-type="float" office:value="0.932013">
                <text:p>0.932013</text:p>
              </table:table-cell>
              <table:table-cell office:value-type="float" office:value="0.942867">
                <text:p>0.942867</text:p>
              </table:table-cell>
              <table:table-cell office:value-type="float" office:value="0.942867">
                <text:p>0.942867</text:p>
              </table:table-cell>
              <table:table-cell office:value-type="float" office:value="0.930405">
                <text:p>0.930405</text:p>
              </table:table-cell>
              <table:table-cell office:value-type="float" office:value="0.930405">
                <text:p>0.930405</text:p>
              </table:table-cell>
              <table:table-cell office:value-type="float" office:value="0.930405">
                <text:p>0.930405</text:p>
              </table:table-cell>
              <table:table-cell office:value-type="float" office:value="0.941628">
                <text:p>0.941628</text:p>
              </table:table-cell>
              <table:table-cell office:value-type="float" office:value="0.941628">
                <text:p>0.941628</text:p>
              </table:table-cell>
              <table:table-cell office:value-type="float" office:value="0.929028">
                <text:p>0.929028</text:p>
              </table:table-cell>
              <table:table-cell office:value-type="float" office:value="0.929028">
                <text:p>0.929028</text:p>
              </table:table-cell>
              <table:table-cell office:value-type="float" office:value="0.941294">
                <text:p>0.941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1926">
                <text:p>0.931926</text:p>
              </table:table-cell>
              <table:table-cell office:value-type="float" office:value="0.931926">
                <text:p>0.931926</text:p>
              </table:table-cell>
              <table:table-cell office:value-type="float" office:value="0.931926">
                <text:p>0.931926</text:p>
              </table:table-cell>
              <table:table-cell office:value-type="float" office:value="0.919341">
                <text:p>0.919341</text:p>
              </table:table-cell>
              <table:table-cell office:value-type="float" office:value="0.919341">
                <text:p>0.919341</text:p>
              </table:table-cell>
              <table:table-cell office:value-type="float" office:value="0.932472">
                <text:p>0.932472</text:p>
              </table:table-cell>
              <table:table-cell office:value-type="float" office:value="0.932472">
                <text:p>0.932472</text:p>
              </table:table-cell>
              <table:table-cell office:value-type="float" office:value="0.932472">
                <text:p>0.932472</text:p>
              </table:table-cell>
              <table:table-cell office:value-type="float" office:value="0.933991">
                <text:p>0.933991</text:p>
              </table:table-cell>
              <table:table-cell office:value-type="float" office:value="0.933991">
                <text:p>0.933991</text:p>
              </table:table-cell>
              <table:table-cell office:value-type="float" office:value="0.931319">
                <text:p>0.931319</text:p>
              </table:table-cell>
              <table:table-cell office:value-type="float" office:value="0.931319">
                <text:p>0.931319</text:p>
              </table:table-cell>
              <table:table-cell office:value-type="float" office:value="0.931319">
                <text:p>0.931319</text:p>
              </table:table-cell>
              <table:table-cell office:value-type="float" office:value="0.92669">
                <text:p>0.92669</text:p>
              </table:table-cell>
              <table:table-cell office:value-type="float" office:value="0.92669">
                <text:p>0.92669</text:p>
              </table:table-cell>
              <table:table-cell office:value-type="float" office:value="0.932467">
                <text:p>0.932467</text:p>
              </table:table-cell>
              <table:table-cell office:value-type="float" office:value="0.932467">
                <text:p>0.932467</text:p>
              </table:table-cell>
              <table:table-cell office:value-type="float" office:value="0.932651">
                <text:p>0.932651</text:p>
              </table:table-cell>
              <table:table-cell office:value-type="float" office:value="0.932651">
                <text:p>0.932651</text:p>
              </table:table-cell>
              <table:table-cell office:value-type="float" office:value="0.932651">
                <text:p>0.932651</text:p>
              </table:table-cell>
              <table:table-cell office:value-type="float" office:value="0.941357">
                <text:p>0.941357</text:p>
              </table:table-cell>
              <table:table-cell office:value-type="float" office:value="0.941357">
                <text:p>0.941357</text:p>
              </table:table-cell>
              <table:table-cell office:value-type="float" office:value="0.930754">
                <text:p>0.930754</text:p>
              </table:table-cell>
              <table:table-cell office:value-type="float" office:value="0.930754">
                <text:p>0.930754</text:p>
              </table:table-cell>
              <table:table-cell office:value-type="float" office:value="0.930754">
                <text:p>0.930754</text:p>
              </table:table-cell>
              <table:table-cell office:value-type="float" office:value="0.941635">
                <text:p>0.941635</text:p>
              </table:table-cell>
              <table:table-cell office:value-type="float" office:value="0.941635">
                <text:p>0.941635</text:p>
              </table:table-cell>
              <table:table-cell office:value-type="float" office:value="0.926751">
                <text:p>0.926751</text:p>
              </table:table-cell>
              <table:table-cell office:value-type="float" office:value="0.926751">
                <text:p>0.926751</text:p>
              </table:table-cell>
              <table:table-cell office:value-type="float" office:value="0.941722">
                <text:p>0.9417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1">
                <text:p>0.931</text:p>
              </table:table-cell>
              <table:table-cell office:value-type="float" office:value="0.931">
                <text:p>0.931</text:p>
              </table:table-cell>
              <table:table-cell office:value-type="float" office:value="0.931">
                <text:p>0.931</text:p>
              </table:table-cell>
              <table:table-cell office:value-type="float" office:value="0.919895">
                <text:p>0.919895</text:p>
              </table:table-cell>
              <table:table-cell office:value-type="float" office:value="0.919895">
                <text:p>0.919895</text:p>
              </table:table-cell>
              <table:table-cell office:value-type="float" office:value="0.932357">
                <text:p>0.932357</text:p>
              </table:table-cell>
              <table:table-cell office:value-type="float" office:value="0.932357">
                <text:p>0.932357</text:p>
              </table:table-cell>
              <table:table-cell office:value-type="float" office:value="0.932357">
                <text:p>0.932357</text:p>
              </table:table-cell>
              <table:table-cell office:value-type="float" office:value="0.935143">
                <text:p>0.935143</text:p>
              </table:table-cell>
              <table:table-cell office:value-type="float" office:value="0.935143">
                <text:p>0.935143</text:p>
              </table:table-cell>
              <table:table-cell office:value-type="float" office:value="0.931001">
                <text:p>0.931001</text:p>
              </table:table-cell>
              <table:table-cell office:value-type="float" office:value="0.931001">
                <text:p>0.931001</text:p>
              </table:table-cell>
              <table:table-cell office:value-type="float" office:value="0.931001">
                <text:p>0.931001</text:p>
              </table:table-cell>
              <table:table-cell office:value-type="float" office:value="0.92664">
                <text:p>0.92664</text:p>
              </table:table-cell>
              <table:table-cell office:value-type="float" office:value="0.92664">
                <text:p>0.92664</text:p>
              </table:table-cell>
              <table:table-cell office:value-type="float" office:value="0.931375">
                <text:p>0.931375</text:p>
              </table:table-cell>
              <table:table-cell office:value-type="float" office:value="0.931375">
                <text:p>0.931375</text:p>
              </table:table-cell>
              <table:table-cell office:value-type="float" office:value="0.933678">
                <text:p>0.933678</text:p>
              </table:table-cell>
              <table:table-cell office:value-type="float" office:value="0.933678">
                <text:p>0.933678</text:p>
              </table:table-cell>
              <table:table-cell office:value-type="float" office:value="0.933678">
                <text:p>0.933678</text:p>
              </table:table-cell>
              <table:table-cell office:value-type="float" office:value="0.941524">
                <text:p>0.941524</text:p>
              </table:table-cell>
              <table:table-cell office:value-type="float" office:value="0.941524">
                <text:p>0.941524</text:p>
              </table:table-cell>
              <table:table-cell office:value-type="float" office:value="0.931404">
                <text:p>0.931404</text:p>
              </table:table-cell>
              <table:table-cell office:value-type="float" office:value="0.931404">
                <text:p>0.931404</text:p>
              </table:table-cell>
              <table:table-cell office:value-type="float" office:value="0.931404">
                <text:p>0.931404</text:p>
              </table:table-cell>
              <table:table-cell office:value-type="float" office:value="0.942605">
                <text:p>0.942605</text:p>
              </table:table-cell>
              <table:table-cell office:value-type="float" office:value="0.942605">
                <text:p>0.942605</text:p>
              </table:table-cell>
              <table:table-cell office:value-type="float" office:value="0.926872">
                <text:p>0.926872</text:p>
              </table:table-cell>
              <table:table-cell office:value-type="float" office:value="0.926872">
                <text:p>0.926872</text:p>
              </table:table-cell>
              <table:table-cell office:value-type="float" office:value="0.940855">
                <text:p>0.940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1405">
                <text:p>0.931405</text:p>
              </table:table-cell>
              <table:table-cell office:value-type="float" office:value="0.931405">
                <text:p>0.931405</text:p>
              </table:table-cell>
              <table:table-cell office:value-type="float" office:value="0.931405">
                <text:p>0.931405</text:p>
              </table:table-cell>
              <table:table-cell office:value-type="float" office:value="0.920908">
                <text:p>0.920908</text:p>
              </table:table-cell>
              <table:table-cell office:value-type="float" office:value="0.920908">
                <text:p>0.920908</text:p>
              </table:table-cell>
              <table:table-cell office:value-type="float" office:value="0.931253">
                <text:p>0.931253</text:p>
              </table:table-cell>
              <table:table-cell office:value-type="float" office:value="0.931253">
                <text:p>0.931253</text:p>
              </table:table-cell>
              <table:table-cell office:value-type="float" office:value="0.931253">
                <text:p>0.931253</text:p>
              </table:table-cell>
              <table:table-cell office:value-type="float" office:value="0.934659">
                <text:p>0.934659</text:p>
              </table:table-cell>
              <table:table-cell office:value-type="float" office:value="0.934659">
                <text:p>0.934659</text:p>
              </table:table-cell>
              <table:table-cell office:value-type="float" office:value="0.929699">
                <text:p>0.929699</text:p>
              </table:table-cell>
              <table:table-cell office:value-type="float" office:value="0.929699">
                <text:p>0.929699</text:p>
              </table:table-cell>
              <table:table-cell office:value-type="float" office:value="0.929699">
                <text:p>0.929699</text:p>
              </table:table-cell>
              <table:table-cell office:value-type="float" office:value="0.927136">
                <text:p>0.927136</text:p>
              </table:table-cell>
              <table:table-cell office:value-type="float" office:value="0.927136">
                <text:p>0.927136</text:p>
              </table:table-cell>
              <table:table-cell office:value-type="float" office:value="0.931188">
                <text:p>0.931188</text:p>
              </table:table-cell>
              <table:table-cell office:value-type="float" office:value="0.931188">
                <text:p>0.931188</text:p>
              </table:table-cell>
              <table:table-cell office:value-type="float" office:value="0.934519">
                <text:p>0.934519</text:p>
              </table:table-cell>
              <table:table-cell office:value-type="float" office:value="0.934519">
                <text:p>0.934519</text:p>
              </table:table-cell>
              <table:table-cell office:value-type="float" office:value="0.934519">
                <text:p>0.934519</text:p>
              </table:table-cell>
              <table:table-cell office:value-type="float" office:value="0.942494">
                <text:p>0.942494</text:p>
              </table:table-cell>
              <table:table-cell office:value-type="float" office:value="0.942494">
                <text:p>0.942494</text:p>
              </table:table-cell>
              <table:table-cell office:value-type="float" office:value="0.932358">
                <text:p>0.932358</text:p>
              </table:table-cell>
              <table:table-cell office:value-type="float" office:value="0.932358">
                <text:p>0.932358</text:p>
              </table:table-cell>
              <table:table-cell office:value-type="float" office:value="0.932358">
                <text:p>0.932358</text:p>
              </table:table-cell>
              <table:table-cell office:value-type="float" office:value="0.942396">
                <text:p>0.942396</text:p>
              </table:table-cell>
              <table:table-cell office:value-type="float" office:value="0.942396">
                <text:p>0.942396</text:p>
              </table:table-cell>
              <table:table-cell office:value-type="float" office:value="0.926559">
                <text:p>0.926559</text:p>
              </table:table-cell>
              <table:table-cell office:value-type="float" office:value="0.926559">
                <text:p>0.926559</text:p>
              </table:table-cell>
              <table:table-cell office:value-type="float" office:value="0.940821">
                <text:p>0.940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31754">
                <text:p>0.931754</text:p>
              </table:table-cell>
              <table:table-cell office:value-type="float" office:value="0.931754">
                <text:p>0.931754</text:p>
              </table:table-cell>
              <table:table-cell office:value-type="float" office:value="0.931754">
                <text:p>0.931754</text:p>
              </table:table-cell>
              <table:table-cell office:value-type="float" office:value="0.921566">
                <text:p>0.921566</text:p>
              </table:table-cell>
              <table:table-cell office:value-type="float" office:value="0.921566">
                <text:p>0.921566</text:p>
              </table:table-cell>
              <table:table-cell office:value-type="float" office:value="0.931299">
                <text:p>0.931299</text:p>
              </table:table-cell>
              <table:table-cell office:value-type="float" office:value="0.931299">
                <text:p>0.931299</text:p>
              </table:table-cell>
              <table:table-cell office:value-type="float" office:value="0.931299">
                <text:p>0.931299</text:p>
              </table:table-cell>
              <table:table-cell office:value-type="float" office:value="0.936533">
                <text:p>0.936533</text:p>
              </table:table-cell>
              <table:table-cell office:value-type="float" office:value="0.936533">
                <text:p>0.936533</text:p>
              </table:table-cell>
              <table:table-cell office:value-type="float" office:value="0.931026">
                <text:p>0.931026</text:p>
              </table:table-cell>
              <table:table-cell office:value-type="float" office:value="0.931026">
                <text:p>0.931026</text:p>
              </table:table-cell>
              <table:table-cell office:value-type="float" office:value="0.931026">
                <text:p>0.931026</text:p>
              </table:table-cell>
              <table:table-cell office:value-type="float" office:value="0.927786">
                <text:p>0.927786</text:p>
              </table:table-cell>
              <table:table-cell office:value-type="float" office:value="0.927786">
                <text:p>0.927786</text:p>
              </table:table-cell>
              <table:table-cell office:value-type="float" office:value="0.931219">
                <text:p>0.931219</text:p>
              </table:table-cell>
              <table:table-cell office:value-type="float" office:value="0.931219">
                <text:p>0.931219</text:p>
              </table:table-cell>
              <table:table-cell office:value-type="float" office:value="0.933036">
                <text:p>0.933036</text:p>
              </table:table-cell>
              <table:table-cell office:value-type="float" office:value="0.933036">
                <text:p>0.933036</text:p>
              </table:table-cell>
              <table:table-cell office:value-type="float" office:value="0.933036">
                <text:p>0.933036</text:p>
              </table:table-cell>
              <table:table-cell office:value-type="float" office:value="0.943338">
                <text:p>0.943338</text:p>
              </table:table-cell>
              <table:table-cell office:value-type="float" office:value="0.943338">
                <text:p>0.943338</text:p>
              </table:table-cell>
              <table:table-cell office:value-type="float" office:value="0.931738">
                <text:p>0.931738</text:p>
              </table:table-cell>
              <table:table-cell office:value-type="float" office:value="0.931738">
                <text:p>0.931738</text:p>
              </table:table-cell>
              <table:table-cell office:value-type="float" office:value="0.931738">
                <text:p>0.931738</text:p>
              </table:table-cell>
              <table:table-cell office:value-type="float" office:value="0.943183">
                <text:p>0.943183</text:p>
              </table:table-cell>
              <table:table-cell office:value-type="float" office:value="0.943183">
                <text:p>0.943183</text:p>
              </table:table-cell>
              <table:table-cell office:value-type="float" office:value="0.926664">
                <text:p>0.926664</text:p>
              </table:table-cell>
              <table:table-cell office:value-type="float" office:value="0.926664">
                <text:p>0.926664</text:p>
              </table:table-cell>
              <table:table-cell office:value-type="float" office:value="0.941262">
                <text:p>0.9412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30961">
                <text:p>0.930961</text:p>
              </table:table-cell>
              <table:table-cell office:value-type="float" office:value="0.930961">
                <text:p>0.930961</text:p>
              </table:table-cell>
              <table:table-cell office:value-type="float" office:value="0.930961">
                <text:p>0.930961</text:p>
              </table:table-cell>
              <table:table-cell office:value-type="float" office:value="0.923816">
                <text:p>0.923816</text:p>
              </table:table-cell>
              <table:table-cell office:value-type="float" office:value="0.923816">
                <text:p>0.923816</text:p>
              </table:table-cell>
              <table:table-cell office:value-type="float" office:value="0.931971">
                <text:p>0.931971</text:p>
              </table:table-cell>
              <table:table-cell office:value-type="float" office:value="0.931971">
                <text:p>0.931971</text:p>
              </table:table-cell>
              <table:table-cell office:value-type="float" office:value="0.931971">
                <text:p>0.931971</text:p>
              </table:table-cell>
              <table:table-cell office:value-type="float" office:value="0.935812">
                <text:p>0.935812</text:p>
              </table:table-cell>
              <table:table-cell office:value-type="float" office:value="0.935812">
                <text:p>0.935812</text:p>
              </table:table-cell>
              <table:table-cell office:value-type="float" office:value="0.930416">
                <text:p>0.930416</text:p>
              </table:table-cell>
              <table:table-cell office:value-type="float" office:value="0.930416">
                <text:p>0.930416</text:p>
              </table:table-cell>
              <table:table-cell office:value-type="float" office:value="0.930416">
                <text:p>0.930416</text:p>
              </table:table-cell>
              <table:table-cell office:value-type="float" office:value="0.928777">
                <text:p>0.928777</text:p>
              </table:table-cell>
              <table:table-cell office:value-type="float" office:value="0.928777">
                <text:p>0.928777</text:p>
              </table:table-cell>
              <table:table-cell office:value-type="float" office:value="0.933698">
                <text:p>0.933698</text:p>
              </table:table-cell>
              <table:table-cell office:value-type="float" office:value="0.933698">
                <text:p>0.933698</text:p>
              </table:table-cell>
              <table:table-cell office:value-type="float" office:value="0.932623">
                <text:p>0.932623</text:p>
              </table:table-cell>
              <table:table-cell office:value-type="float" office:value="0.932623">
                <text:p>0.932623</text:p>
              </table:table-cell>
              <table:table-cell office:value-type="float" office:value="0.932623">
                <text:p>0.932623</text:p>
              </table:table-cell>
              <table:table-cell office:value-type="float" office:value="0.944203">
                <text:p>0.944203</text:p>
              </table:table-cell>
              <table:table-cell office:value-type="float" office:value="0.944203">
                <text:p>0.944203</text:p>
              </table:table-cell>
              <table:table-cell office:value-type="float" office:value="0.928747">
                <text:p>0.928747</text:p>
              </table:table-cell>
              <table:table-cell office:value-type="float" office:value="0.928747">
                <text:p>0.928747</text:p>
              </table:table-cell>
              <table:table-cell office:value-type="float" office:value="0.928747">
                <text:p>0.928747</text:p>
              </table:table-cell>
              <table:table-cell office:value-type="float" office:value="0.944332">
                <text:p>0.944332</text:p>
              </table:table-cell>
              <table:table-cell office:value-type="float" office:value="0.944332">
                <text:p>0.944332</text:p>
              </table:table-cell>
              <table:table-cell office:value-type="float" office:value="0.926518">
                <text:p>0.926518</text:p>
              </table:table-cell>
              <table:table-cell office:value-type="float" office:value="0.926518">
                <text:p>0.926518</text:p>
              </table:table-cell>
              <table:table-cell office:value-type="float" office:value="0.942651">
                <text:p>0.942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3139">
                <text:p>0.93139</text:p>
              </table:table-cell>
              <table:table-cell office:value-type="float" office:value="0.93139">
                <text:p>0.93139</text:p>
              </table:table-cell>
              <table:table-cell office:value-type="float" office:value="0.93139">
                <text:p>0.93139</text:p>
              </table:table-cell>
              <table:table-cell office:value-type="float" office:value="0.922577">
                <text:p>0.922577</text:p>
              </table:table-cell>
              <table:table-cell office:value-type="float" office:value="0.922577">
                <text:p>0.922577</text:p>
              </table:table-cell>
              <table:table-cell office:value-type="float" office:value="0.933432">
                <text:p>0.933432</text:p>
              </table:table-cell>
              <table:table-cell office:value-type="float" office:value="0.933432">
                <text:p>0.933432</text:p>
              </table:table-cell>
              <table:table-cell office:value-type="float" office:value="0.933432">
                <text:p>0.933432</text:p>
              </table:table-cell>
              <table:table-cell office:value-type="float" office:value="0.934208">
                <text:p>0.934208</text:p>
              </table:table-cell>
              <table:table-cell office:value-type="float" office:value="0.934208">
                <text:p>0.934208</text:p>
              </table:table-cell>
              <table:table-cell office:value-type="float" office:value="0.930347">
                <text:p>0.930347</text:p>
              </table:table-cell>
              <table:table-cell office:value-type="float" office:value="0.930347">
                <text:p>0.930347</text:p>
              </table:table-cell>
              <table:table-cell office:value-type="float" office:value="0.930347">
                <text:p>0.930347</text:p>
              </table:table-cell>
              <table:table-cell office:value-type="float" office:value="0.927814">
                <text:p>0.927814</text:p>
              </table:table-cell>
              <table:table-cell office:value-type="float" office:value="0.927814">
                <text:p>0.927814</text:p>
              </table:table-cell>
              <table:table-cell office:value-type="float" office:value="0.933423">
                <text:p>0.933423</text:p>
              </table:table-cell>
              <table:table-cell office:value-type="float" office:value="0.933423">
                <text:p>0.933423</text:p>
              </table:table-cell>
              <table:table-cell office:value-type="float" office:value="0.933933">
                <text:p>0.933933</text:p>
              </table:table-cell>
              <table:table-cell office:value-type="float" office:value="0.933933">
                <text:p>0.933933</text:p>
              </table:table-cell>
              <table:table-cell office:value-type="float" office:value="0.933933">
                <text:p>0.933933</text:p>
              </table:table-cell>
              <table:table-cell office:value-type="float" office:value="0.943038">
                <text:p>0.943038</text:p>
              </table:table-cell>
              <table:table-cell office:value-type="float" office:value="0.943038">
                <text:p>0.943038</text:p>
              </table:table-cell>
              <table:table-cell office:value-type="float" office:value="0.92832">
                <text:p>0.92832</text:p>
              </table:table-cell>
              <table:table-cell office:value-type="float" office:value="0.92832">
                <text:p>0.92832</text:p>
              </table:table-cell>
              <table:table-cell office:value-type="float" office:value="0.92832">
                <text:p>0.92832</text:p>
              </table:table-cell>
              <table:table-cell office:value-type="float" office:value="0.943689">
                <text:p>0.943689</text:p>
              </table:table-cell>
              <table:table-cell office:value-type="float" office:value="0.943689">
                <text:p>0.943689</text:p>
              </table:table-cell>
              <table:table-cell office:value-type="float" office:value="0.9264">
                <text:p>0.9264</text:p>
              </table:table-cell>
              <table:table-cell office:value-type="float" office:value="0.9264">
                <text:p>0.9264</text:p>
              </table:table-cell>
              <table:table-cell office:value-type="float" office:value="0.942688">
                <text:p>0.9426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32789">
                <text:p>0.932789</text:p>
              </table:table-cell>
              <table:table-cell office:value-type="float" office:value="0.932789">
                <text:p>0.932789</text:p>
              </table:table-cell>
              <table:table-cell office:value-type="float" office:value="0.932789">
                <text:p>0.932789</text:p>
              </table:table-cell>
              <table:table-cell office:value-type="float" office:value="0.922993">
                <text:p>0.922993</text:p>
              </table:table-cell>
              <table:table-cell office:value-type="float" office:value="0.922993">
                <text:p>0.922993</text:p>
              </table:table-cell>
              <table:table-cell office:value-type="float" office:value="0.933428">
                <text:p>0.933428</text:p>
              </table:table-cell>
              <table:table-cell office:value-type="float" office:value="0.933428">
                <text:p>0.933428</text:p>
              </table:table-cell>
              <table:table-cell office:value-type="float" office:value="0.933428">
                <text:p>0.933428</text:p>
              </table:table-cell>
              <table:table-cell office:value-type="float" office:value="0.935334">
                <text:p>0.935334</text:p>
              </table:table-cell>
              <table:table-cell office:value-type="float" office:value="0.935334">
                <text:p>0.935334</text:p>
              </table:table-cell>
              <table:table-cell office:value-type="float" office:value="0.931228">
                <text:p>0.931228</text:p>
              </table:table-cell>
              <table:table-cell office:value-type="float" office:value="0.931228">
                <text:p>0.931228</text:p>
              </table:table-cell>
              <table:table-cell office:value-type="float" office:value="0.931228">
                <text:p>0.931228</text:p>
              </table:table-cell>
              <table:table-cell office:value-type="float" office:value="0.92803">
                <text:p>0.92803</text:p>
              </table:table-cell>
              <table:table-cell office:value-type="float" office:value="0.92803">
                <text:p>0.92803</text:p>
              </table:table-cell>
              <table:table-cell office:value-type="float" office:value="0.93348">
                <text:p>0.93348</text:p>
              </table:table-cell>
              <table:table-cell office:value-type="float" office:value="0.93348">
                <text:p>0.93348</text:p>
              </table:table-cell>
              <table:table-cell office:value-type="float" office:value="0.932966">
                <text:p>0.932966</text:p>
              </table:table-cell>
              <table:table-cell office:value-type="float" office:value="0.932966">
                <text:p>0.932966</text:p>
              </table:table-cell>
              <table:table-cell office:value-type="float" office:value="0.932966">
                <text:p>0.932966</text:p>
              </table:table-cell>
              <table:table-cell office:value-type="float" office:value="0.943077">
                <text:p>0.943077</text:p>
              </table:table-cell>
              <table:table-cell office:value-type="float" office:value="0.943077">
                <text:p>0.943077</text:p>
              </table:table-cell>
              <table:table-cell office:value-type="float" office:value="0.930482">
                <text:p>0.930482</text:p>
              </table:table-cell>
              <table:table-cell office:value-type="float" office:value="0.930482">
                <text:p>0.930482</text:p>
              </table:table-cell>
              <table:table-cell office:value-type="float" office:value="0.930482">
                <text:p>0.930482</text:p>
              </table:table-cell>
              <table:table-cell office:value-type="float" office:value="0.942683">
                <text:p>0.942683</text:p>
              </table:table-cell>
              <table:table-cell office:value-type="float" office:value="0.942683">
                <text:p>0.942683</text:p>
              </table:table-cell>
              <table:table-cell office:value-type="float" office:value="0.927596">
                <text:p>0.927596</text:p>
              </table:table-cell>
              <table:table-cell office:value-type="float" office:value="0.927596">
                <text:p>0.927596</text:p>
              </table:table-cell>
              <table:table-cell office:value-type="float" office:value="0.941912">
                <text:p>0.9419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32955">
                <text:p>0.932955</text:p>
              </table:table-cell>
              <table:table-cell office:value-type="float" office:value="0.932955">
                <text:p>0.932955</text:p>
              </table:table-cell>
              <table:table-cell office:value-type="float" office:value="0.932955">
                <text:p>0.932955</text:p>
              </table:table-cell>
              <table:table-cell office:value-type="float" office:value="0.922697">
                <text:p>0.922697</text:p>
              </table:table-cell>
              <table:table-cell office:value-type="float" office:value="0.922697">
                <text:p>0.922697</text:p>
              </table:table-cell>
              <table:table-cell office:value-type="float" office:value="0.933446">
                <text:p>0.933446</text:p>
              </table:table-cell>
              <table:table-cell office:value-type="float" office:value="0.933446">
                <text:p>0.933446</text:p>
              </table:table-cell>
              <table:table-cell office:value-type="float" office:value="0.933446">
                <text:p>0.933446</text:p>
              </table:table-cell>
              <table:table-cell office:value-type="float" office:value="0.934306">
                <text:p>0.934306</text:p>
              </table:table-cell>
              <table:table-cell office:value-type="float" office:value="0.934306">
                <text:p>0.934306</text:p>
              </table:table-cell>
              <table:table-cell office:value-type="float" office:value="0.933871">
                <text:p>0.933871</text:p>
              </table:table-cell>
              <table:table-cell office:value-type="float" office:value="0.933871">
                <text:p>0.933871</text:p>
              </table:table-cell>
              <table:table-cell office:value-type="float" office:value="0.933871">
                <text:p>0.933871</text:p>
              </table:table-cell>
              <table:table-cell office:value-type="float" office:value="0.927885">
                <text:p>0.927885</text:p>
              </table:table-cell>
              <table:table-cell office:value-type="float" office:value="0.927885">
                <text:p>0.927885</text:p>
              </table:table-cell>
              <table:table-cell office:value-type="float" office:value="0.934512">
                <text:p>0.934512</text:p>
              </table:table-cell>
              <table:table-cell office:value-type="float" office:value="0.934512">
                <text:p>0.934512</text:p>
              </table:table-cell>
              <table:table-cell office:value-type="float" office:value="0.933861">
                <text:p>0.933861</text:p>
              </table:table-cell>
              <table:table-cell office:value-type="float" office:value="0.933861">
                <text:p>0.933861</text:p>
              </table:table-cell>
              <table:table-cell office:value-type="float" office:value="0.933861">
                <text:p>0.933861</text:p>
              </table:table-cell>
              <table:table-cell office:value-type="float" office:value="0.941978">
                <text:p>0.941978</text:p>
              </table:table-cell>
              <table:table-cell office:value-type="float" office:value="0.941978">
                <text:p>0.941978</text:p>
              </table:table-cell>
              <table:table-cell office:value-type="float" office:value="0.929636">
                <text:p>0.929636</text:p>
              </table:table-cell>
              <table:table-cell office:value-type="float" office:value="0.929636">
                <text:p>0.929636</text:p>
              </table:table-cell>
              <table:table-cell office:value-type="float" office:value="0.929636">
                <text:p>0.929636</text:p>
              </table:table-cell>
              <table:table-cell office:value-type="float" office:value="0.943237">
                <text:p>0.943237</text:p>
              </table:table-cell>
              <table:table-cell office:value-type="float" office:value="0.943237">
                <text:p>0.943237</text:p>
              </table:table-cell>
              <table:table-cell office:value-type="float" office:value="0.927618">
                <text:p>0.927618</text:p>
              </table:table-cell>
              <table:table-cell office:value-type="float" office:value="0.927618">
                <text:p>0.927618</text:p>
              </table:table-cell>
              <table:table-cell office:value-type="float" office:value="0.941859">
                <text:p>0.9418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3983">
                <text:p>0.933983</text:p>
              </table:table-cell>
              <table:table-cell office:value-type="float" office:value="0.933983">
                <text:p>0.933983</text:p>
              </table:table-cell>
              <table:table-cell office:value-type="float" office:value="0.933983">
                <text:p>0.933983</text:p>
              </table:table-cell>
              <table:table-cell office:value-type="float" office:value="0.922629">
                <text:p>0.922629</text:p>
              </table:table-cell>
              <table:table-cell office:value-type="float" office:value="0.922629">
                <text:p>0.922629</text:p>
              </table:table-cell>
              <table:table-cell office:value-type="float" office:value="0.932991">
                <text:p>0.932991</text:p>
              </table:table-cell>
              <table:table-cell office:value-type="float" office:value="0.932991">
                <text:p>0.932991</text:p>
              </table:table-cell>
              <table:table-cell office:value-type="float" office:value="0.932991">
                <text:p>0.932991</text:p>
              </table:table-cell>
              <table:table-cell office:value-type="float" office:value="0.934111">
                <text:p>0.934111</text:p>
              </table:table-cell>
              <table:table-cell office:value-type="float" office:value="0.934111">
                <text:p>0.934111</text:p>
              </table:table-cell>
              <table:table-cell office:value-type="float" office:value="0.933197">
                <text:p>0.933197</text:p>
              </table:table-cell>
              <table:table-cell office:value-type="float" office:value="0.933197">
                <text:p>0.933197</text:p>
              </table:table-cell>
              <table:table-cell office:value-type="float" office:value="0.933197">
                <text:p>0.933197</text:p>
              </table:table-cell>
              <table:table-cell office:value-type="float" office:value="0.927667">
                <text:p>0.927667</text:p>
              </table:table-cell>
              <table:table-cell office:value-type="float" office:value="0.927667">
                <text:p>0.927667</text:p>
              </table:table-cell>
              <table:table-cell office:value-type="float" office:value="0.933459">
                <text:p>0.933459</text:p>
              </table:table-cell>
              <table:table-cell office:value-type="float" office:value="0.933459">
                <text:p>0.933459</text:p>
              </table:table-cell>
              <table:table-cell office:value-type="float" office:value="0.933406">
                <text:p>0.933406</text:p>
              </table:table-cell>
              <table:table-cell office:value-type="float" office:value="0.933406">
                <text:p>0.933406</text:p>
              </table:table-cell>
              <table:table-cell office:value-type="float" office:value="0.933406">
                <text:p>0.933406</text:p>
              </table:table-cell>
              <table:table-cell office:value-type="float" office:value="0.941613">
                <text:p>0.941613</text:p>
              </table:table-cell>
              <table:table-cell office:value-type="float" office:value="0.941613">
                <text:p>0.941613</text:p>
              </table:table-cell>
              <table:table-cell office:value-type="float" office:value="0.930158">
                <text:p>0.930158</text:p>
              </table:table-cell>
              <table:table-cell office:value-type="float" office:value="0.930158">
                <text:p>0.930158</text:p>
              </table:table-cell>
              <table:table-cell office:value-type="float" office:value="0.930158">
                <text:p>0.930158</text:p>
              </table:table-cell>
              <table:table-cell office:value-type="float" office:value="0.944158">
                <text:p>0.944158</text:p>
              </table:table-cell>
              <table:table-cell office:value-type="float" office:value="0.944158">
                <text:p>0.944158</text:p>
              </table:table-cell>
              <table:table-cell office:value-type="float" office:value="0.927127">
                <text:p>0.927127</text:p>
              </table:table-cell>
              <table:table-cell office:value-type="float" office:value="0.927127">
                <text:p>0.927127</text:p>
              </table:table-cell>
              <table:table-cell office:value-type="float" office:value="0.940929">
                <text:p>0.9409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34304">
                <text:p>0.934304</text:p>
              </table:table-cell>
              <table:table-cell office:value-type="float" office:value="0.934304">
                <text:p>0.934304</text:p>
              </table:table-cell>
              <table:table-cell office:value-type="float" office:value="0.934304">
                <text:p>0.934304</text:p>
              </table:table-cell>
              <table:table-cell office:value-type="float" office:value="0.922025">
                <text:p>0.922025</text:p>
              </table:table-cell>
              <table:table-cell office:value-type="float" office:value="0.922025">
                <text:p>0.922025</text:p>
              </table:table-cell>
              <table:table-cell office:value-type="float" office:value="0.933027">
                <text:p>0.933027</text:p>
              </table:table-cell>
              <table:table-cell office:value-type="float" office:value="0.933027">
                <text:p>0.933027</text:p>
              </table:table-cell>
              <table:table-cell office:value-type="float" office:value="0.933027">
                <text:p>0.933027</text:p>
              </table:table-cell>
              <table:table-cell office:value-type="float" office:value="0.935542">
                <text:p>0.935542</text:p>
              </table:table-cell>
              <table:table-cell office:value-type="float" office:value="0.935542">
                <text:p>0.935542</text:p>
              </table:table-cell>
              <table:table-cell office:value-type="float" office:value="0.934566">
                <text:p>0.934566</text:p>
              </table:table-cell>
              <table:table-cell office:value-type="float" office:value="0.934566">
                <text:p>0.934566</text:p>
              </table:table-cell>
              <table:table-cell office:value-type="float" office:value="0.934566">
                <text:p>0.934566</text:p>
              </table:table-cell>
              <table:table-cell office:value-type="float" office:value="0.927349">
                <text:p>0.927349</text:p>
              </table:table-cell>
              <table:table-cell office:value-type="float" office:value="0.927349">
                <text:p>0.927349</text:p>
              </table:table-cell>
              <table:table-cell office:value-type="float" office:value="0.933763">
                <text:p>0.933763</text:p>
              </table:table-cell>
              <table:table-cell office:value-type="float" office:value="0.933763">
                <text:p>0.933763</text:p>
              </table:table-cell>
              <table:table-cell office:value-type="float" office:value="0.934967">
                <text:p>0.934967</text:p>
              </table:table-cell>
              <table:table-cell office:value-type="float" office:value="0.934967">
                <text:p>0.934967</text:p>
              </table:table-cell>
              <table:table-cell office:value-type="float" office:value="0.934967">
                <text:p>0.934967</text:p>
              </table:table-cell>
              <table:table-cell office:value-type="float" office:value="0.942249">
                <text:p>0.942249</text:p>
              </table:table-cell>
              <table:table-cell office:value-type="float" office:value="0.942249">
                <text:p>0.942249</text:p>
              </table:table-cell>
              <table:table-cell office:value-type="float" office:value="0.930588">
                <text:p>0.930588</text:p>
              </table:table-cell>
              <table:table-cell office:value-type="float" office:value="0.930588">
                <text:p>0.930588</text:p>
              </table:table-cell>
              <table:table-cell office:value-type="float" office:value="0.930588">
                <text:p>0.930588</text:p>
              </table:table-cell>
              <table:table-cell office:value-type="float" office:value="0.943774">
                <text:p>0.943774</text:p>
              </table:table-cell>
              <table:table-cell office:value-type="float" office:value="0.943774">
                <text:p>0.943774</text:p>
              </table:table-cell>
              <table:table-cell office:value-type="float" office:value="0.928944">
                <text:p>0.928944</text:p>
              </table:table-cell>
              <table:table-cell office:value-type="float" office:value="0.928944">
                <text:p>0.928944</text:p>
              </table:table-cell>
              <table:table-cell office:value-type="float" office:value="0.941671">
                <text:p>0.9416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33874">
                <text:p>0.933874</text:p>
              </table:table-cell>
              <table:table-cell office:value-type="float" office:value="0.933874">
                <text:p>0.933874</text:p>
              </table:table-cell>
              <table:table-cell office:value-type="float" office:value="0.933874">
                <text:p>0.933874</text:p>
              </table:table-cell>
              <table:table-cell office:value-type="float" office:value="0.922404">
                <text:p>0.922404</text:p>
              </table:table-cell>
              <table:table-cell office:value-type="float" office:value="0.922404">
                <text:p>0.922404</text:p>
              </table:table-cell>
              <table:table-cell office:value-type="float" office:value="0.933065">
                <text:p>0.933065</text:p>
              </table:table-cell>
              <table:table-cell office:value-type="float" office:value="0.933065">
                <text:p>0.933065</text:p>
              </table:table-cell>
              <table:table-cell office:value-type="float" office:value="0.933065">
                <text:p>0.933065</text:p>
              </table:table-cell>
              <table:table-cell office:value-type="float" office:value="0.935854">
                <text:p>0.935854</text:p>
              </table:table-cell>
              <table:table-cell office:value-type="float" office:value="0.935854">
                <text:p>0.935854</text:p>
              </table:table-cell>
              <table:table-cell office:value-type="float" office:value="0.934924">
                <text:p>0.934924</text:p>
              </table:table-cell>
              <table:table-cell office:value-type="float" office:value="0.934924">
                <text:p>0.934924</text:p>
              </table:table-cell>
              <table:table-cell office:value-type="float" office:value="0.934924">
                <text:p>0.934924</text:p>
              </table:table-cell>
              <table:table-cell office:value-type="float" office:value="0.927295">
                <text:p>0.927295</text:p>
              </table:table-cell>
              <table:table-cell office:value-type="float" office:value="0.927295">
                <text:p>0.927295</text:p>
              </table:table-cell>
              <table:table-cell office:value-type="float" office:value="0.933773">
                <text:p>0.933773</text:p>
              </table:table-cell>
              <table:table-cell office:value-type="float" office:value="0.933773">
                <text:p>0.933773</text:p>
              </table:table-cell>
              <table:table-cell office:value-type="float" office:value="0.935368">
                <text:p>0.935368</text:p>
              </table:table-cell>
              <table:table-cell office:value-type="float" office:value="0.935368">
                <text:p>0.935368</text:p>
              </table:table-cell>
              <table:table-cell office:value-type="float" office:value="0.935368">
                <text:p>0.935368</text:p>
              </table:table-cell>
              <table:table-cell office:value-type="float" office:value="0.941764">
                <text:p>0.941764</text:p>
              </table:table-cell>
              <table:table-cell office:value-type="float" office:value="0.941764">
                <text:p>0.941764</text:p>
              </table:table-cell>
              <table:table-cell office:value-type="float" office:value="0.931053">
                <text:p>0.931053</text:p>
              </table:table-cell>
              <table:table-cell office:value-type="float" office:value="0.931053">
                <text:p>0.931053</text:p>
              </table:table-cell>
              <table:table-cell office:value-type="float" office:value="0.931053">
                <text:p>0.931053</text:p>
              </table:table-cell>
              <table:table-cell office:value-type="float" office:value="0.943683">
                <text:p>0.943683</text:p>
              </table:table-cell>
              <table:table-cell office:value-type="float" office:value="0.943683">
                <text:p>0.943683</text:p>
              </table:table-cell>
              <table:table-cell office:value-type="float" office:value="0.929211">
                <text:p>0.929211</text:p>
              </table:table-cell>
              <table:table-cell office:value-type="float" office:value="0.929211">
                <text:p>0.929211</text:p>
              </table:table-cell>
              <table:table-cell office:value-type="float" office:value="0.941214">
                <text:p>0.9412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35065">
                <text:p>0.935065</text:p>
              </table:table-cell>
              <table:table-cell office:value-type="float" office:value="0.935065">
                <text:p>0.935065</text:p>
              </table:table-cell>
              <table:table-cell office:value-type="float" office:value="0.935065">
                <text:p>0.935065</text:p>
              </table:table-cell>
              <table:table-cell office:value-type="float" office:value="0.921845">
                <text:p>0.921845</text:p>
              </table:table-cell>
              <table:table-cell office:value-type="float" office:value="0.921845">
                <text:p>0.921845</text:p>
              </table:table-cell>
              <table:table-cell office:value-type="float" office:value="0.934021">
                <text:p>0.934021</text:p>
              </table:table-cell>
              <table:table-cell office:value-type="float" office:value="0.934021">
                <text:p>0.934021</text:p>
              </table:table-cell>
              <table:table-cell office:value-type="float" office:value="0.934021">
                <text:p>0.934021</text:p>
              </table:table-cell>
              <table:table-cell office:value-type="float" office:value="0.935593">
                <text:p>0.935593</text:p>
              </table:table-cell>
              <table:table-cell office:value-type="float" office:value="0.935593">
                <text:p>0.935593</text:p>
              </table:table-cell>
              <table:table-cell office:value-type="float" office:value="0.935326">
                <text:p>0.935326</text:p>
              </table:table-cell>
              <table:table-cell office:value-type="float" office:value="0.935326">
                <text:p>0.935326</text:p>
              </table:table-cell>
              <table:table-cell office:value-type="float" office:value="0.935326">
                <text:p>0.935326</text:p>
              </table:table-cell>
              <table:table-cell office:value-type="float" office:value="0.92774">
                <text:p>0.92774</text:p>
              </table:table-cell>
              <table:table-cell office:value-type="float" office:value="0.92774">
                <text:p>0.92774</text:p>
              </table:table-cell>
              <table:table-cell office:value-type="float" office:value="0.934622">
                <text:p>0.934622</text:p>
              </table:table-cell>
              <table:table-cell office:value-type="float" office:value="0.934622">
                <text:p>0.934622</text:p>
              </table:table-cell>
              <table:table-cell office:value-type="float" office:value="0.935307">
                <text:p>0.935307</text:p>
              </table:table-cell>
              <table:table-cell office:value-type="float" office:value="0.935307">
                <text:p>0.935307</text:p>
              </table:table-cell>
              <table:table-cell office:value-type="float" office:value="0.935307">
                <text:p>0.935307</text:p>
              </table:table-cell>
              <table:table-cell office:value-type="float" office:value="0.941773">
                <text:p>0.941773</text:p>
              </table:table-cell>
              <table:table-cell office:value-type="float" office:value="0.941773">
                <text:p>0.941773</text:p>
              </table:table-cell>
              <table:table-cell office:value-type="float" office:value="0.930764">
                <text:p>0.930764</text:p>
              </table:table-cell>
              <table:table-cell office:value-type="float" office:value="0.930764">
                <text:p>0.930764</text:p>
              </table:table-cell>
              <table:table-cell office:value-type="float" office:value="0.930764">
                <text:p>0.930764</text:p>
              </table:table-cell>
              <table:table-cell office:value-type="float" office:value="0.944575">
                <text:p>0.944575</text:p>
              </table:table-cell>
              <table:table-cell office:value-type="float" office:value="0.944575">
                <text:p>0.944575</text:p>
              </table:table-cell>
              <table:table-cell office:value-type="float" office:value="0.929149">
                <text:p>0.929149</text:p>
              </table:table-cell>
              <table:table-cell office:value-type="float" office:value="0.929149">
                <text:p>0.929149</text:p>
              </table:table-cell>
              <table:table-cell office:value-type="float" office:value="0.941183">
                <text:p>0.9411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3428">
                <text:p>0.93428</text:p>
              </table:table-cell>
              <table:table-cell office:value-type="float" office:value="0.93428">
                <text:p>0.93428</text:p>
              </table:table-cell>
              <table:table-cell office:value-type="float" office:value="0.93428">
                <text:p>0.93428</text:p>
              </table:table-cell>
              <table:table-cell office:value-type="float" office:value="0.922971">
                <text:p>0.922971</text:p>
              </table:table-cell>
              <table:table-cell office:value-type="float" office:value="0.922971">
                <text:p>0.922971</text:p>
              </table:table-cell>
              <table:table-cell office:value-type="float" office:value="0.934506">
                <text:p>0.934506</text:p>
              </table:table-cell>
              <table:table-cell office:value-type="float" office:value="0.934506">
                <text:p>0.934506</text:p>
              </table:table-cell>
              <table:table-cell office:value-type="float" office:value="0.934506">
                <text:p>0.934506</text:p>
              </table:table-cell>
              <table:table-cell office:value-type="float" office:value="0.93528">
                <text:p>0.93528</text:p>
              </table:table-cell>
              <table:table-cell office:value-type="float" office:value="0.93528">
                <text:p>0.93528</text:p>
              </table:table-cell>
              <table:table-cell office:value-type="float" office:value="0.935096">
                <text:p>0.935096</text:p>
              </table:table-cell>
              <table:table-cell office:value-type="float" office:value="0.935096">
                <text:p>0.935096</text:p>
              </table:table-cell>
              <table:table-cell office:value-type="float" office:value="0.935096">
                <text:p>0.935096</text:p>
              </table:table-cell>
              <table:table-cell office:value-type="float" office:value="0.927754">
                <text:p>0.927754</text:p>
              </table:table-cell>
              <table:table-cell office:value-type="float" office:value="0.927754">
                <text:p>0.927754</text:p>
              </table:table-cell>
              <table:table-cell office:value-type="float" office:value="0.934363">
                <text:p>0.934363</text:p>
              </table:table-cell>
              <table:table-cell office:value-type="float" office:value="0.934363">
                <text:p>0.934363</text:p>
              </table:table-cell>
              <table:table-cell office:value-type="float" office:value="0.935456">
                <text:p>0.935456</text:p>
              </table:table-cell>
              <table:table-cell office:value-type="float" office:value="0.935456">
                <text:p>0.935456</text:p>
              </table:table-cell>
              <table:table-cell office:value-type="float" office:value="0.935456">
                <text:p>0.935456</text:p>
              </table:table-cell>
              <table:table-cell office:value-type="float" office:value="0.942769">
                <text:p>0.942769</text:p>
              </table:table-cell>
              <table:table-cell office:value-type="float" office:value="0.942769">
                <text:p>0.942769</text:p>
              </table:table-cell>
              <table:table-cell office:value-type="float" office:value="0.930733">
                <text:p>0.930733</text:p>
              </table:table-cell>
              <table:table-cell office:value-type="float" office:value="0.930733">
                <text:p>0.930733</text:p>
              </table:table-cell>
              <table:table-cell office:value-type="float" office:value="0.930733">
                <text:p>0.930733</text:p>
              </table:table-cell>
              <table:table-cell office:value-type="float" office:value="0.942943">
                <text:p>0.942943</text:p>
              </table:table-cell>
              <table:table-cell office:value-type="float" office:value="0.942943">
                <text:p>0.942943</text:p>
              </table:table-cell>
              <table:table-cell office:value-type="float" office:value="0.929563">
                <text:p>0.929563</text:p>
              </table:table-cell>
              <table:table-cell office:value-type="float" office:value="0.929563">
                <text:p>0.929563</text:p>
              </table:table-cell>
              <table:table-cell office:value-type="float" office:value="0.940347">
                <text:p>0.9403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3367">
                <text:p>0.933367</text:p>
              </table:table-cell>
              <table:table-cell office:value-type="float" office:value="0.933367">
                <text:p>0.933367</text:p>
              </table:table-cell>
              <table:table-cell office:value-type="float" office:value="0.933367">
                <text:p>0.933367</text:p>
              </table:table-cell>
              <table:table-cell office:value-type="float" office:value="0.922934">
                <text:p>0.922934</text:p>
              </table:table-cell>
              <table:table-cell office:value-type="float" office:value="0.922934">
                <text:p>0.922934</text:p>
              </table:table-cell>
              <table:table-cell office:value-type="float" office:value="0.934641">
                <text:p>0.934641</text:p>
              </table:table-cell>
              <table:table-cell office:value-type="float" office:value="0.934641">
                <text:p>0.934641</text:p>
              </table:table-cell>
              <table:table-cell office:value-type="float" office:value="0.934641">
                <text:p>0.934641</text:p>
              </table:table-cell>
              <table:table-cell office:value-type="float" office:value="0.935062">
                <text:p>0.935062</text:p>
              </table:table-cell>
              <table:table-cell office:value-type="float" office:value="0.935062">
                <text:p>0.935062</text:p>
              </table:table-cell>
              <table:table-cell office:value-type="float" office:value="0.93514">
                <text:p>0.93514</text:p>
              </table:table-cell>
              <table:table-cell office:value-type="float" office:value="0.93514">
                <text:p>0.93514</text:p>
              </table:table-cell>
              <table:table-cell office:value-type="float" office:value="0.93514">
                <text:p>0.93514</text:p>
              </table:table-cell>
              <table:table-cell office:value-type="float" office:value="0.927356">
                <text:p>0.927356</text:p>
              </table:table-cell>
              <table:table-cell office:value-type="float" office:value="0.927356">
                <text:p>0.927356</text:p>
              </table:table-cell>
              <table:table-cell office:value-type="float" office:value="0.935776">
                <text:p>0.935776</text:p>
              </table:table-cell>
              <table:table-cell office:value-type="float" office:value="0.935776">
                <text:p>0.935776</text:p>
              </table:table-cell>
              <table:table-cell office:value-type="float" office:value="0.936921">
                <text:p>0.936921</text:p>
              </table:table-cell>
              <table:table-cell office:value-type="float" office:value="0.936921">
                <text:p>0.936921</text:p>
              </table:table-cell>
              <table:table-cell office:value-type="float" office:value="0.936921">
                <text:p>0.936921</text:p>
              </table:table-cell>
              <table:table-cell office:value-type="float" office:value="0.944221">
                <text:p>0.944221</text:p>
              </table:table-cell>
              <table:table-cell office:value-type="float" office:value="0.944221">
                <text:p>0.944221</text:p>
              </table:table-cell>
              <table:table-cell office:value-type="float" office:value="0.929651">
                <text:p>0.929651</text:p>
              </table:table-cell>
              <table:table-cell office:value-type="float" office:value="0.929651">
                <text:p>0.929651</text:p>
              </table:table-cell>
              <table:table-cell office:value-type="float" office:value="0.929651">
                <text:p>0.929651</text:p>
              </table:table-cell>
              <table:table-cell office:value-type="float" office:value="0.943463">
                <text:p>0.943463</text:p>
              </table:table-cell>
              <table:table-cell office:value-type="float" office:value="0.943463">
                <text:p>0.943463</text:p>
              </table:table-cell>
              <table:table-cell office:value-type="float" office:value="0.931109">
                <text:p>0.931109</text:p>
              </table:table-cell>
              <table:table-cell office:value-type="float" office:value="0.931109">
                <text:p>0.931109</text:p>
              </table:table-cell>
              <table:table-cell office:value-type="float" office:value="0.940065">
                <text:p>0.9400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4716">
                <text:p>0.934716</text:p>
              </table:table-cell>
              <table:table-cell office:value-type="float" office:value="0.934716">
                <text:p>0.934716</text:p>
              </table:table-cell>
              <table:table-cell office:value-type="float" office:value="0.934716">
                <text:p>0.934716</text:p>
              </table:table-cell>
              <table:table-cell office:value-type="float" office:value="0.923208">
                <text:p>0.923208</text:p>
              </table:table-cell>
              <table:table-cell office:value-type="float" office:value="0.923208">
                <text:p>0.923208</text:p>
              </table:table-cell>
              <table:table-cell office:value-type="float" office:value="0.933646">
                <text:p>0.933646</text:p>
              </table:table-cell>
              <table:table-cell office:value-type="float" office:value="0.933646">
                <text:p>0.933646</text:p>
              </table:table-cell>
              <table:table-cell office:value-type="float" office:value="0.933646">
                <text:p>0.933646</text:p>
              </table:table-cell>
              <table:table-cell office:value-type="float" office:value="0.935539">
                <text:p>0.935539</text:p>
              </table:table-cell>
              <table:table-cell office:value-type="float" office:value="0.935539">
                <text:p>0.935539</text:p>
              </table:table-cell>
              <table:table-cell office:value-type="float" office:value="0.933659">
                <text:p>0.933659</text:p>
              </table:table-cell>
              <table:table-cell office:value-type="float" office:value="0.933659">
                <text:p>0.933659</text:p>
              </table:table-cell>
              <table:table-cell office:value-type="float" office:value="0.933659">
                <text:p>0.933659</text:p>
              </table:table-cell>
              <table:table-cell office:value-type="float" office:value="0.927564">
                <text:p>0.927564</text:p>
              </table:table-cell>
              <table:table-cell office:value-type="float" office:value="0.927564">
                <text:p>0.927564</text:p>
              </table:table-cell>
              <table:table-cell office:value-type="float" office:value="0.936314">
                <text:p>0.936314</text:p>
              </table:table-cell>
              <table:table-cell office:value-type="float" office:value="0.936314">
                <text:p>0.936314</text:p>
              </table:table-cell>
              <table:table-cell office:value-type="float" office:value="0.938646">
                <text:p>0.938646</text:p>
              </table:table-cell>
              <table:table-cell office:value-type="float" office:value="0.938646">
                <text:p>0.938646</text:p>
              </table:table-cell>
              <table:table-cell office:value-type="float" office:value="0.938646">
                <text:p>0.938646</text:p>
              </table:table-cell>
              <table:table-cell office:value-type="float" office:value="0.943872">
                <text:p>0.943872</text:p>
              </table:table-cell>
              <table:table-cell office:value-type="float" office:value="0.943872">
                <text:p>0.943872</text:p>
              </table:table-cell>
              <table:table-cell office:value-type="float" office:value="0.929667">
                <text:p>0.929667</text:p>
              </table:table-cell>
              <table:table-cell office:value-type="float" office:value="0.929667">
                <text:p>0.929667</text:p>
              </table:table-cell>
              <table:table-cell office:value-type="float" office:value="0.929667">
                <text:p>0.929667</text:p>
              </table:table-cell>
              <table:table-cell office:value-type="float" office:value="0.943563">
                <text:p>0.943563</text:p>
              </table:table-cell>
              <table:table-cell office:value-type="float" office:value="0.943563">
                <text:p>0.943563</text:p>
              </table:table-cell>
              <table:table-cell office:value-type="float" office:value="0.932324">
                <text:p>0.932324</text:p>
              </table:table-cell>
              <table:table-cell office:value-type="float" office:value="0.932324">
                <text:p>0.932324</text:p>
              </table:table-cell>
              <table:table-cell office:value-type="float" office:value="0.939672">
                <text:p>0.9396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4229">
                <text:p>0.934229</text:p>
              </table:table-cell>
              <table:table-cell office:value-type="float" office:value="0.934229">
                <text:p>0.934229</text:p>
              </table:table-cell>
              <table:table-cell office:value-type="float" office:value="0.934229">
                <text:p>0.934229</text:p>
              </table:table-cell>
              <table:table-cell office:value-type="float" office:value="0.923867">
                <text:p>0.923867</text:p>
              </table:table-cell>
              <table:table-cell office:value-type="float" office:value="0.923867">
                <text:p>0.923867</text:p>
              </table:table-cell>
              <table:table-cell office:value-type="float" office:value="0.932067">
                <text:p>0.932067</text:p>
              </table:table-cell>
              <table:table-cell office:value-type="float" office:value="0.932067">
                <text:p>0.932067</text:p>
              </table:table-cell>
              <table:table-cell office:value-type="float" office:value="0.932067">
                <text:p>0.932067</text:p>
              </table:table-cell>
              <table:table-cell office:value-type="float" office:value="0.936114">
                <text:p>0.936114</text:p>
              </table:table-cell>
              <table:table-cell office:value-type="float" office:value="0.936114">
                <text:p>0.936114</text:p>
              </table:table-cell>
              <table:table-cell office:value-type="float" office:value="0.934705">
                <text:p>0.934705</text:p>
              </table:table-cell>
              <table:table-cell office:value-type="float" office:value="0.934705">
                <text:p>0.934705</text:p>
              </table:table-cell>
              <table:table-cell office:value-type="float" office:value="0.934705">
                <text:p>0.934705</text:p>
              </table:table-cell>
              <table:table-cell office:value-type="float" office:value="0.927211">
                <text:p>0.927211</text:p>
              </table:table-cell>
              <table:table-cell office:value-type="float" office:value="0.927211">
                <text:p>0.927211</text:p>
              </table:table-cell>
              <table:table-cell office:value-type="float" office:value="0.935312">
                <text:p>0.935312</text:p>
              </table:table-cell>
              <table:table-cell office:value-type="float" office:value="0.935312">
                <text:p>0.935312</text:p>
              </table:table-cell>
              <table:table-cell office:value-type="float" office:value="0.938877">
                <text:p>0.938877</text:p>
              </table:table-cell>
              <table:table-cell office:value-type="float" office:value="0.938877">
                <text:p>0.938877</text:p>
              </table:table-cell>
              <table:table-cell office:value-type="float" office:value="0.938877">
                <text:p>0.938877</text:p>
              </table:table-cell>
              <table:table-cell office:value-type="float" office:value="0.943974">
                <text:p>0.943974</text:p>
              </table:table-cell>
              <table:table-cell office:value-type="float" office:value="0.943974">
                <text:p>0.943974</text:p>
              </table:table-cell>
              <table:table-cell office:value-type="float" office:value="0.930645">
                <text:p>0.930645</text:p>
              </table:table-cell>
              <table:table-cell office:value-type="float" office:value="0.930645">
                <text:p>0.930645</text:p>
              </table:table-cell>
              <table:table-cell office:value-type="float" office:value="0.930645">
                <text:p>0.930645</text:p>
              </table:table-cell>
              <table:table-cell office:value-type="float" office:value="0.943676">
                <text:p>0.943676</text:p>
              </table:table-cell>
              <table:table-cell office:value-type="float" office:value="0.943676">
                <text:p>0.943676</text:p>
              </table:table-cell>
              <table:table-cell office:value-type="float" office:value="0.932615">
                <text:p>0.932615</text:p>
              </table:table-cell>
              <table:table-cell office:value-type="float" office:value="0.932615">
                <text:p>0.932615</text:p>
              </table:table-cell>
              <table:table-cell office:value-type="float" office:value="0.939188">
                <text:p>0.939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5334">
                <text:p>0.935334</text:p>
              </table:table-cell>
              <table:table-cell office:value-type="float" office:value="0.935334">
                <text:p>0.935334</text:p>
              </table:table-cell>
              <table:table-cell office:value-type="float" office:value="0.935334">
                <text:p>0.935334</text:p>
              </table:table-cell>
              <table:table-cell office:value-type="float" office:value="0.924211">
                <text:p>0.924211</text:p>
              </table:table-cell>
              <table:table-cell office:value-type="float" office:value="0.924211">
                <text:p>0.924211</text:p>
              </table:table-cell>
              <table:table-cell office:value-type="float" office:value="0.931996">
                <text:p>0.931996</text:p>
              </table:table-cell>
              <table:table-cell office:value-type="float" office:value="0.931996">
                <text:p>0.931996</text:p>
              </table:table-cell>
              <table:table-cell office:value-type="float" office:value="0.931996">
                <text:p>0.931996</text:p>
              </table:table-cell>
              <table:table-cell office:value-type="float" office:value="0.936133">
                <text:p>0.936133</text:p>
              </table:table-cell>
              <table:table-cell office:value-type="float" office:value="0.936133">
                <text:p>0.936133</text:p>
              </table:table-cell>
              <table:table-cell office:value-type="float" office:value="0.935418">
                <text:p>0.935418</text:p>
              </table:table-cell>
              <table:table-cell office:value-type="float" office:value="0.935418">
                <text:p>0.935418</text:p>
              </table:table-cell>
              <table:table-cell office:value-type="float" office:value="0.935418">
                <text:p>0.935418</text:p>
              </table:table-cell>
              <table:table-cell office:value-type="float" office:value="0.928054">
                <text:p>0.928054</text:p>
              </table:table-cell>
              <table:table-cell office:value-type="float" office:value="0.928054">
                <text:p>0.928054</text:p>
              </table:table-cell>
              <table:table-cell office:value-type="float" office:value="0.936246">
                <text:p>0.936246</text:p>
              </table:table-cell>
              <table:table-cell office:value-type="float" office:value="0.936246">
                <text:p>0.936246</text:p>
              </table:table-cell>
              <table:table-cell office:value-type="float" office:value="0.938098">
                <text:p>0.938098</text:p>
              </table:table-cell>
              <table:table-cell office:value-type="float" office:value="0.938098">
                <text:p>0.938098</text:p>
              </table:table-cell>
              <table:table-cell office:value-type="float" office:value="0.938098">
                <text:p>0.938098</text:p>
              </table:table-cell>
              <table:table-cell office:value-type="float" office:value="0.943891">
                <text:p>0.943891</text:p>
              </table:table-cell>
              <table:table-cell office:value-type="float" office:value="0.943891">
                <text:p>0.943891</text:p>
              </table:table-cell>
              <table:table-cell office:value-type="float" office:value="0.931874">
                <text:p>0.931874</text:p>
              </table:table-cell>
              <table:table-cell office:value-type="float" office:value="0.931874">
                <text:p>0.931874</text:p>
              </table:table-cell>
              <table:table-cell office:value-type="float" office:value="0.931874">
                <text:p>0.931874</text:p>
              </table:table-cell>
              <table:table-cell office:value-type="float" office:value="0.942917">
                <text:p>0.942917</text:p>
              </table:table-cell>
              <table:table-cell office:value-type="float" office:value="0.942917">
                <text:p>0.942917</text:p>
              </table:table-cell>
              <table:table-cell office:value-type="float" office:value="0.934106">
                <text:p>0.934106</text:p>
              </table:table-cell>
              <table:table-cell office:value-type="float" office:value="0.934106">
                <text:p>0.934106</text:p>
              </table:table-cell>
              <table:table-cell office:value-type="float" office:value="0.939684">
                <text:p>0.9396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5082">
                <text:p>0.935082</text:p>
              </table:table-cell>
              <table:table-cell office:value-type="float" office:value="0.935082">
                <text:p>0.935082</text:p>
              </table:table-cell>
              <table:table-cell office:value-type="float" office:value="0.935082">
                <text:p>0.935082</text:p>
              </table:table-cell>
              <table:table-cell office:value-type="float" office:value="0.924411">
                <text:p>0.924411</text:p>
              </table:table-cell>
              <table:table-cell office:value-type="float" office:value="0.924411">
                <text:p>0.924411</text:p>
              </table:table-cell>
              <table:table-cell office:value-type="float" office:value="0.931947">
                <text:p>0.931947</text:p>
              </table:table-cell>
              <table:table-cell office:value-type="float" office:value="0.931947">
                <text:p>0.931947</text:p>
              </table:table-cell>
              <table:table-cell office:value-type="float" office:value="0.931947">
                <text:p>0.931947</text:p>
              </table:table-cell>
              <table:table-cell office:value-type="float" office:value="0.935814">
                <text:p>0.935814</text:p>
              </table:table-cell>
              <table:table-cell office:value-type="float" office:value="0.935814">
                <text:p>0.935814</text:p>
              </table:table-cell>
              <table:table-cell office:value-type="float" office:value="0.936741">
                <text:p>0.936741</text:p>
              </table:table-cell>
              <table:table-cell office:value-type="float" office:value="0.936741">
                <text:p>0.936741</text:p>
              </table:table-cell>
              <table:table-cell office:value-type="float" office:value="0.936741">
                <text:p>0.936741</text:p>
              </table:table-cell>
              <table:table-cell office:value-type="float" office:value="0.928634">
                <text:p>0.928634</text:p>
              </table:table-cell>
              <table:table-cell office:value-type="float" office:value="0.928634">
                <text:p>0.928634</text:p>
              </table:table-cell>
              <table:table-cell office:value-type="float" office:value="0.935435">
                <text:p>0.935435</text:p>
              </table:table-cell>
              <table:table-cell office:value-type="float" office:value="0.935435">
                <text:p>0.935435</text:p>
              </table:table-cell>
              <table:table-cell office:value-type="float" office:value="0.939849">
                <text:p>0.939849</text:p>
              </table:table-cell>
              <table:table-cell office:value-type="float" office:value="0.939849">
                <text:p>0.939849</text:p>
              </table:table-cell>
              <table:table-cell office:value-type="float" office:value="0.939849">
                <text:p>0.939849</text:p>
              </table:table-cell>
              <table:table-cell office:value-type="float" office:value="0.944075">
                <text:p>0.944075</text:p>
              </table:table-cell>
              <table:table-cell office:value-type="float" office:value="0.944075">
                <text:p>0.944075</text:p>
              </table:table-cell>
              <table:table-cell office:value-type="float" office:value="0.932161">
                <text:p>0.932161</text:p>
              </table:table-cell>
              <table:table-cell office:value-type="float" office:value="0.932161">
                <text:p>0.932161</text:p>
              </table:table-cell>
              <table:table-cell office:value-type="float" office:value="0.932161">
                <text:p>0.932161</text:p>
              </table:table-cell>
              <table:table-cell office:value-type="float" office:value="0.941869">
                <text:p>0.941869</text:p>
              </table:table-cell>
              <table:table-cell office:value-type="float" office:value="0.941869">
                <text:p>0.941869</text:p>
              </table:table-cell>
              <table:table-cell office:value-type="float" office:value="0.935577">
                <text:p>0.935577</text:p>
              </table:table-cell>
              <table:table-cell office:value-type="float" office:value="0.935577">
                <text:p>0.935577</text:p>
              </table:table-cell>
              <table:table-cell office:value-type="float" office:value="0.939175">
                <text:p>0.939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534">
                <text:p>0.93534</text:p>
              </table:table-cell>
              <table:table-cell office:value-type="float" office:value="0.93534">
                <text:p>0.93534</text:p>
              </table:table-cell>
              <table:table-cell office:value-type="float" office:value="0.93534">
                <text:p>0.93534</text:p>
              </table:table-cell>
              <table:table-cell office:value-type="float" office:value="0.924759">
                <text:p>0.924759</text:p>
              </table:table-cell>
              <table:table-cell office:value-type="float" office:value="0.924759">
                <text:p>0.924759</text:p>
              </table:table-cell>
              <table:table-cell office:value-type="float" office:value="0.931146">
                <text:p>0.931146</text:p>
              </table:table-cell>
              <table:table-cell office:value-type="float" office:value="0.931146">
                <text:p>0.931146</text:p>
              </table:table-cell>
              <table:table-cell office:value-type="float" office:value="0.931146">
                <text:p>0.931146</text:p>
              </table:table-cell>
              <table:table-cell office:value-type="float" office:value="0.936281">
                <text:p>0.936281</text:p>
              </table:table-cell>
              <table:table-cell office:value-type="float" office:value="0.936281">
                <text:p>0.936281</text:p>
              </table:table-cell>
              <table:table-cell office:value-type="float" office:value="0.936637">
                <text:p>0.936637</text:p>
              </table:table-cell>
              <table:table-cell office:value-type="float" office:value="0.936637">
                <text:p>0.936637</text:p>
              </table:table-cell>
              <table:table-cell office:value-type="float" office:value="0.936637">
                <text:p>0.936637</text:p>
              </table:table-cell>
              <table:table-cell office:value-type="float" office:value="0.928838">
                <text:p>0.928838</text:p>
              </table:table-cell>
              <table:table-cell office:value-type="float" office:value="0.928838">
                <text:p>0.928838</text:p>
              </table:table-cell>
              <table:table-cell office:value-type="float" office:value="0.935059">
                <text:p>0.935059</text:p>
              </table:table-cell>
              <table:table-cell office:value-type="float" office:value="0.935059">
                <text:p>0.935059</text:p>
              </table:table-cell>
              <table:table-cell office:value-type="float" office:value="0.939256">
                <text:p>0.939256</text:p>
              </table:table-cell>
              <table:table-cell office:value-type="float" office:value="0.939256">
                <text:p>0.939256</text:p>
              </table:table-cell>
              <table:table-cell office:value-type="float" office:value="0.939256">
                <text:p>0.939256</text:p>
              </table:table-cell>
              <table:table-cell office:value-type="float" office:value="0.945494">
                <text:p>0.945494</text:p>
              </table:table-cell>
              <table:table-cell office:value-type="float" office:value="0.945494">
                <text:p>0.945494</text:p>
              </table:table-cell>
              <table:table-cell office:value-type="float" office:value="0.932113">
                <text:p>0.932113</text:p>
              </table:table-cell>
              <table:table-cell office:value-type="float" office:value="0.932113">
                <text:p>0.932113</text:p>
              </table:table-cell>
              <table:table-cell office:value-type="float" office:value="0.932113">
                <text:p>0.932113</text:p>
              </table:table-cell>
              <table:table-cell office:value-type="float" office:value="0.940631">
                <text:p>0.940631</text:p>
              </table:table-cell>
              <table:table-cell office:value-type="float" office:value="0.940631">
                <text:p>0.940631</text:p>
              </table:table-cell>
              <table:table-cell office:value-type="float" office:value="0.935041">
                <text:p>0.935041</text:p>
              </table:table-cell>
              <table:table-cell office:value-type="float" office:value="0.935041">
                <text:p>0.935041</text:p>
              </table:table-cell>
              <table:table-cell office:value-type="float" office:value="0.937832">
                <text:p>0.9378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5584">
                <text:p>0.935584</text:p>
              </table:table-cell>
              <table:table-cell office:value-type="float" office:value="0.935584">
                <text:p>0.935584</text:p>
              </table:table-cell>
              <table:table-cell office:value-type="float" office:value="0.935584">
                <text:p>0.935584</text:p>
              </table:table-cell>
              <table:table-cell office:value-type="float" office:value="0.924857">
                <text:p>0.924857</text:p>
              </table:table-cell>
              <table:table-cell office:value-type="float" office:value="0.924857">
                <text:p>0.924857</text:p>
              </table:table-cell>
              <table:table-cell office:value-type="float" office:value="0.931106">
                <text:p>0.931106</text:p>
              </table:table-cell>
              <table:table-cell office:value-type="float" office:value="0.931106">
                <text:p>0.931106</text:p>
              </table:table-cell>
              <table:table-cell office:value-type="float" office:value="0.931106">
                <text:p>0.931106</text:p>
              </table:table-cell>
              <table:table-cell office:value-type="float" office:value="0.936255">
                <text:p>0.936255</text:p>
              </table:table-cell>
              <table:table-cell office:value-type="float" office:value="0.936255">
                <text:p>0.936255</text:p>
              </table:table-cell>
              <table:table-cell office:value-type="float" office:value="0.936457">
                <text:p>0.936457</text:p>
              </table:table-cell>
              <table:table-cell office:value-type="float" office:value="0.936457">
                <text:p>0.936457</text:p>
              </table:table-cell>
              <table:table-cell office:value-type="float" office:value="0.936457">
                <text:p>0.936457</text:p>
              </table:table-cell>
              <table:table-cell office:value-type="float" office:value="0.928709">
                <text:p>0.928709</text:p>
              </table:table-cell>
              <table:table-cell office:value-type="float" office:value="0.928709">
                <text:p>0.928709</text:p>
              </table:table-cell>
              <table:table-cell office:value-type="float" office:value="0.933619">
                <text:p>0.933619</text:p>
              </table:table-cell>
              <table:table-cell office:value-type="float" office:value="0.933619">
                <text:p>0.933619</text:p>
              </table:table-cell>
              <table:table-cell office:value-type="float" office:value="0.939795">
                <text:p>0.939795</text:p>
              </table:table-cell>
              <table:table-cell office:value-type="float" office:value="0.939795">
                <text:p>0.939795</text:p>
              </table:table-cell>
              <table:table-cell office:value-type="float" office:value="0.939795">
                <text:p>0.939795</text:p>
              </table:table-cell>
              <table:table-cell office:value-type="float" office:value="0.944493">
                <text:p>0.944493</text:p>
              </table:table-cell>
              <table:table-cell office:value-type="float" office:value="0.944493">
                <text:p>0.944493</text:p>
              </table:table-cell>
              <table:table-cell office:value-type="float" office:value="0.931598">
                <text:p>0.931598</text:p>
              </table:table-cell>
              <table:table-cell office:value-type="float" office:value="0.931598">
                <text:p>0.931598</text:p>
              </table:table-cell>
              <table:table-cell office:value-type="float" office:value="0.931598">
                <text:p>0.931598</text:p>
              </table:table-cell>
              <table:table-cell office:value-type="float" office:value="0.94172">
                <text:p>0.94172</text:p>
              </table:table-cell>
              <table:table-cell office:value-type="float" office:value="0.94172">
                <text:p>0.94172</text:p>
              </table:table-cell>
              <table:table-cell office:value-type="float" office:value="0.934962">
                <text:p>0.934962</text:p>
              </table:table-cell>
              <table:table-cell office:value-type="float" office:value="0.934962">
                <text:p>0.934962</text:p>
              </table:table-cell>
              <table:table-cell office:value-type="float" office:value="0.937188">
                <text:p>0.937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6774">
                <text:p>0.936774</text:p>
              </table:table-cell>
              <table:table-cell office:value-type="float" office:value="0.936774">
                <text:p>0.936774</text:p>
              </table:table-cell>
              <table:table-cell office:value-type="float" office:value="0.936774">
                <text:p>0.936774</text:p>
              </table:table-cell>
              <table:table-cell office:value-type="float" office:value="0.924841">
                <text:p>0.924841</text:p>
              </table:table-cell>
              <table:table-cell office:value-type="float" office:value="0.924841">
                <text:p>0.924841</text:p>
              </table:table-cell>
              <table:table-cell office:value-type="float" office:value="0.930864">
                <text:p>0.930864</text:p>
              </table:table-cell>
              <table:table-cell office:value-type="float" office:value="0.930864">
                <text:p>0.930864</text:p>
              </table:table-cell>
              <table:table-cell office:value-type="float" office:value="0.930864">
                <text:p>0.930864</text:p>
              </table:table-cell>
              <table:table-cell office:value-type="float" office:value="0.936317">
                <text:p>0.936317</text:p>
              </table:table-cell>
              <table:table-cell office:value-type="float" office:value="0.936317">
                <text:p>0.936317</text:p>
              </table:table-cell>
              <table:table-cell office:value-type="float" office:value="0.935914">
                <text:p>0.935914</text:p>
              </table:table-cell>
              <table:table-cell office:value-type="float" office:value="0.935914">
                <text:p>0.935914</text:p>
              </table:table-cell>
              <table:table-cell office:value-type="float" office:value="0.935914">
                <text:p>0.935914</text:p>
              </table:table-cell>
              <table:table-cell office:value-type="float" office:value="0.929669">
                <text:p>0.929669</text:p>
              </table:table-cell>
              <table:table-cell office:value-type="float" office:value="0.929669">
                <text:p>0.929669</text:p>
              </table:table-cell>
              <table:table-cell office:value-type="float" office:value="0.932537">
                <text:p>0.932537</text:p>
              </table:table-cell>
              <table:table-cell office:value-type="float" office:value="0.932537">
                <text:p>0.932537</text:p>
              </table:table-cell>
              <table:table-cell office:value-type="float" office:value="0.940539">
                <text:p>0.940539</text:p>
              </table:table-cell>
              <table:table-cell office:value-type="float" office:value="0.940539">
                <text:p>0.940539</text:p>
              </table:table-cell>
              <table:table-cell office:value-type="float" office:value="0.940539">
                <text:p>0.940539</text:p>
              </table:table-cell>
              <table:table-cell office:value-type="float" office:value="0.943726">
                <text:p>0.943726</text:p>
              </table:table-cell>
              <table:table-cell office:value-type="float" office:value="0.943726">
                <text:p>0.943726</text:p>
              </table:table-cell>
              <table:table-cell office:value-type="float" office:value="0.931968">
                <text:p>0.931968</text:p>
              </table:table-cell>
              <table:table-cell office:value-type="float" office:value="0.931968">
                <text:p>0.931968</text:p>
              </table:table-cell>
              <table:table-cell office:value-type="float" office:value="0.931968">
                <text:p>0.931968</text:p>
              </table:table-cell>
              <table:table-cell office:value-type="float" office:value="0.941417">
                <text:p>0.941417</text:p>
              </table:table-cell>
              <table:table-cell office:value-type="float" office:value="0.941417">
                <text:p>0.941417</text:p>
              </table:table-cell>
              <table:table-cell office:value-type="float" office:value="0.935351">
                <text:p>0.935351</text:p>
              </table:table-cell>
              <table:table-cell office:value-type="float" office:value="0.935351">
                <text:p>0.935351</text:p>
              </table:table-cell>
              <table:table-cell office:value-type="float" office:value="0.936474">
                <text:p>0.9364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6115">
                <text:p>0.936115</text:p>
              </table:table-cell>
              <table:table-cell office:value-type="float" office:value="0.936115">
                <text:p>0.936115</text:p>
              </table:table-cell>
              <table:table-cell office:value-type="float" office:value="0.936115">
                <text:p>0.936115</text:p>
              </table:table-cell>
              <table:table-cell office:value-type="float" office:value="0.925748">
                <text:p>0.925748</text:p>
              </table:table-cell>
              <table:table-cell office:value-type="float" office:value="0.925748">
                <text:p>0.925748</text:p>
              </table:table-cell>
              <table:table-cell office:value-type="float" office:value="0.931268">
                <text:p>0.931268</text:p>
              </table:table-cell>
              <table:table-cell office:value-type="float" office:value="0.931268">
                <text:p>0.931268</text:p>
              </table:table-cell>
              <table:table-cell office:value-type="float" office:value="0.931268">
                <text:p>0.931268</text:p>
              </table:table-cell>
              <table:table-cell office:value-type="float" office:value="0.935556">
                <text:p>0.935556</text:p>
              </table:table-cell>
              <table:table-cell office:value-type="float" office:value="0.935556">
                <text:p>0.935556</text:p>
              </table:table-cell>
              <table:table-cell office:value-type="float" office:value="0.93573">
                <text:p>0.93573</text:p>
              </table:table-cell>
              <table:table-cell office:value-type="float" office:value="0.93573">
                <text:p>0.93573</text:p>
              </table:table-cell>
              <table:table-cell office:value-type="float" office:value="0.93573">
                <text:p>0.93573</text:p>
              </table:table-cell>
              <table:table-cell office:value-type="float" office:value="0.929709">
                <text:p>0.929709</text:p>
              </table:table-cell>
              <table:table-cell office:value-type="float" office:value="0.929709">
                <text:p>0.929709</text:p>
              </table:table-cell>
              <table:table-cell office:value-type="float" office:value="0.93286">
                <text:p>0.93286</text:p>
              </table:table-cell>
              <table:table-cell office:value-type="float" office:value="0.93286">
                <text:p>0.93286</text:p>
              </table:table-cell>
              <table:table-cell office:value-type="float" office:value="0.940538">
                <text:p>0.940538</text:p>
              </table:table-cell>
              <table:table-cell office:value-type="float" office:value="0.940538">
                <text:p>0.940538</text:p>
              </table:table-cell>
              <table:table-cell office:value-type="float" office:value="0.940538">
                <text:p>0.940538</text:p>
              </table:table-cell>
              <table:table-cell office:value-type="float" office:value="0.94406">
                <text:p>0.94406</text:p>
              </table:table-cell>
              <table:table-cell office:value-type="float" office:value="0.94406">
                <text:p>0.94406</text:p>
              </table:table-cell>
              <table:table-cell office:value-type="float" office:value="0.93337">
                <text:p>0.93337</text:p>
              </table:table-cell>
              <table:table-cell office:value-type="float" office:value="0.93337">
                <text:p>0.93337</text:p>
              </table:table-cell>
              <table:table-cell office:value-type="float" office:value="0.93337">
                <text:p>0.93337</text:p>
              </table:table-cell>
              <table:table-cell office:value-type="float" office:value="0.942315">
                <text:p>0.942315</text:p>
              </table:table-cell>
              <table:table-cell office:value-type="float" office:value="0.942315">
                <text:p>0.942315</text:p>
              </table:table-cell>
              <table:table-cell office:value-type="float" office:value="0.93489">
                <text:p>0.93489</text:p>
              </table:table-cell>
              <table:table-cell office:value-type="float" office:value="0.93489">
                <text:p>0.93489</text:p>
              </table:table-cell>
              <table:table-cell office:value-type="float" office:value="0.936686">
                <text:p>0.9366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6079">
                <text:p>0.936079</text:p>
              </table:table-cell>
              <table:table-cell office:value-type="float" office:value="0.936079">
                <text:p>0.936079</text:p>
              </table:table-cell>
              <table:table-cell office:value-type="float" office:value="0.936079">
                <text:p>0.936079</text:p>
              </table:table-cell>
              <table:table-cell office:value-type="float" office:value="0.926806">
                <text:p>0.926806</text:p>
              </table:table-cell>
              <table:table-cell office:value-type="float" office:value="0.926806">
                <text:p>0.926806</text:p>
              </table:table-cell>
              <table:table-cell office:value-type="float" office:value="0.931011">
                <text:p>0.931011</text:p>
              </table:table-cell>
              <table:table-cell office:value-type="float" office:value="0.931011">
                <text:p>0.931011</text:p>
              </table:table-cell>
              <table:table-cell office:value-type="float" office:value="0.931011">
                <text:p>0.931011</text:p>
              </table:table-cell>
              <table:table-cell office:value-type="float" office:value="0.935187">
                <text:p>0.935187</text:p>
              </table:table-cell>
              <table:table-cell office:value-type="float" office:value="0.935187">
                <text:p>0.935187</text:p>
              </table:table-cell>
              <table:table-cell office:value-type="float" office:value="0.934989">
                <text:p>0.934989</text:p>
              </table:table-cell>
              <table:table-cell office:value-type="float" office:value="0.934989">
                <text:p>0.934989</text:p>
              </table:table-cell>
              <table:table-cell office:value-type="float" office:value="0.934989">
                <text:p>0.934989</text:p>
              </table:table-cell>
              <table:table-cell office:value-type="float" office:value="0.929405">
                <text:p>0.929405</text:p>
              </table:table-cell>
              <table:table-cell office:value-type="float" office:value="0.929405">
                <text:p>0.929405</text:p>
              </table:table-cell>
              <table:table-cell office:value-type="float" office:value="0.933016">
                <text:p>0.933016</text:p>
              </table:table-cell>
              <table:table-cell office:value-type="float" office:value="0.933016">
                <text:p>0.933016</text:p>
              </table:table-cell>
              <table:table-cell office:value-type="float" office:value="0.9404">
                <text:p>0.9404</text:p>
              </table:table-cell>
              <table:table-cell office:value-type="float" office:value="0.9404">
                <text:p>0.9404</text:p>
              </table:table-cell>
              <table:table-cell office:value-type="float" office:value="0.9404">
                <text:p>0.9404</text:p>
              </table:table-cell>
              <table:table-cell office:value-type="float" office:value="0.944593">
                <text:p>0.944593</text:p>
              </table:table-cell>
              <table:table-cell office:value-type="float" office:value="0.944593">
                <text:p>0.944593</text:p>
              </table:table-cell>
              <table:table-cell office:value-type="float" office:value="0.933307">
                <text:p>0.933307</text:p>
              </table:table-cell>
              <table:table-cell office:value-type="float" office:value="0.933307">
                <text:p>0.933307</text:p>
              </table:table-cell>
              <table:table-cell office:value-type="float" office:value="0.933307">
                <text:p>0.933307</text:p>
              </table:table-cell>
              <table:table-cell office:value-type="float" office:value="0.94209">
                <text:p>0.94209</text:p>
              </table:table-cell>
              <table:table-cell office:value-type="float" office:value="0.94209">
                <text:p>0.94209</text:p>
              </table:table-cell>
              <table:table-cell office:value-type="float" office:value="0.935169">
                <text:p>0.935169</text:p>
              </table:table-cell>
              <table:table-cell office:value-type="float" office:value="0.935169">
                <text:p>0.935169</text:p>
              </table:table-cell>
              <table:table-cell office:value-type="float" office:value="0.936013">
                <text:p>0.936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559">
                <text:p>0.93559</text:p>
              </table:table-cell>
              <table:table-cell office:value-type="float" office:value="0.93559">
                <text:p>0.93559</text:p>
              </table:table-cell>
              <table:table-cell office:value-type="float" office:value="0.93559">
                <text:p>0.93559</text:p>
              </table:table-cell>
              <table:table-cell office:value-type="float" office:value="0.926815">
                <text:p>0.926815</text:p>
              </table:table-cell>
              <table:table-cell office:value-type="float" office:value="0.926815">
                <text:p>0.926815</text:p>
              </table:table-cell>
              <table:table-cell office:value-type="float" office:value="0.930635">
                <text:p>0.930635</text:p>
              </table:table-cell>
              <table:table-cell office:value-type="float" office:value="0.930635">
                <text:p>0.930635</text:p>
              </table:table-cell>
              <table:table-cell office:value-type="float" office:value="0.930635">
                <text:p>0.930635</text:p>
              </table:table-cell>
              <table:table-cell office:value-type="float" office:value="0.934877">
                <text:p>0.934877</text:p>
              </table:table-cell>
              <table:table-cell office:value-type="float" office:value="0.934877">
                <text:p>0.934877</text:p>
              </table:table-cell>
              <table:table-cell office:value-type="float" office:value="0.93477">
                <text:p>0.93477</text:p>
              </table:table-cell>
              <table:table-cell office:value-type="float" office:value="0.93477">
                <text:p>0.93477</text:p>
              </table:table-cell>
              <table:table-cell office:value-type="float" office:value="0.93477">
                <text:p>0.93477</text:p>
              </table:table-cell>
              <table:table-cell office:value-type="float" office:value="0.929246">
                <text:p>0.929246</text:p>
              </table:table-cell>
              <table:table-cell office:value-type="float" office:value="0.929246">
                <text:p>0.929246</text:p>
              </table:table-cell>
              <table:table-cell office:value-type="float" office:value="0.933816">
                <text:p>0.933816</text:p>
              </table:table-cell>
              <table:table-cell office:value-type="float" office:value="0.933816">
                <text:p>0.933816</text:p>
              </table:table-cell>
              <table:table-cell office:value-type="float" office:value="0.939811">
                <text:p>0.939811</text:p>
              </table:table-cell>
              <table:table-cell office:value-type="float" office:value="0.939811">
                <text:p>0.939811</text:p>
              </table:table-cell>
              <table:table-cell office:value-type="float" office:value="0.939811">
                <text:p>0.939811</text:p>
              </table:table-cell>
              <table:table-cell office:value-type="float" office:value="0.944867">
                <text:p>0.944867</text:p>
              </table:table-cell>
              <table:table-cell office:value-type="float" office:value="0.944867">
                <text:p>0.944867</text:p>
              </table:table-cell>
              <table:table-cell office:value-type="float" office:value="0.933232">
                <text:p>0.933232</text:p>
              </table:table-cell>
              <table:table-cell office:value-type="float" office:value="0.933232">
                <text:p>0.933232</text:p>
              </table:table-cell>
              <table:table-cell office:value-type="float" office:value="0.933232">
                <text:p>0.933232</text:p>
              </table:table-cell>
              <table:table-cell office:value-type="float" office:value="0.942021">
                <text:p>0.942021</text:p>
              </table:table-cell>
              <table:table-cell office:value-type="float" office:value="0.942021">
                <text:p>0.942021</text:p>
              </table:table-cell>
              <table:table-cell office:value-type="float" office:value="0.93554">
                <text:p>0.93554</text:p>
              </table:table-cell>
              <table:table-cell office:value-type="float" office:value="0.93554">
                <text:p>0.93554</text:p>
              </table:table-cell>
              <table:table-cell office:value-type="float" office:value="0.936019">
                <text:p>0.9360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5595">
                <text:p>0.935595</text:p>
              </table:table-cell>
              <table:table-cell office:value-type="float" office:value="0.935595">
                <text:p>0.935595</text:p>
              </table:table-cell>
              <table:table-cell office:value-type="float" office:value="0.935595">
                <text:p>0.935595</text:p>
              </table:table-cell>
              <table:table-cell office:value-type="float" office:value="0.92736">
                <text:p>0.92736</text:p>
              </table:table-cell>
              <table:table-cell office:value-type="float" office:value="0.92736">
                <text:p>0.92736</text:p>
              </table:table-cell>
              <table:table-cell office:value-type="float" office:value="0.930647">
                <text:p>0.930647</text:p>
              </table:table-cell>
              <table:table-cell office:value-type="float" office:value="0.930647">
                <text:p>0.930647</text:p>
              </table:table-cell>
              <table:table-cell office:value-type="float" office:value="0.930647">
                <text:p>0.930647</text:p>
              </table:table-cell>
              <table:table-cell office:value-type="float" office:value="0.935186">
                <text:p>0.935186</text:p>
              </table:table-cell>
              <table:table-cell office:value-type="float" office:value="0.935186">
                <text:p>0.935186</text:p>
              </table:table-cell>
              <table:table-cell office:value-type="float" office:value="0.934986">
                <text:p>0.934986</text:p>
              </table:table-cell>
              <table:table-cell office:value-type="float" office:value="0.934986">
                <text:p>0.934986</text:p>
              </table:table-cell>
              <table:table-cell office:value-type="float" office:value="0.934986">
                <text:p>0.934986</text:p>
              </table:table-cell>
              <table:table-cell office:value-type="float" office:value="0.928826">
                <text:p>0.928826</text:p>
              </table:table-cell>
              <table:table-cell office:value-type="float" office:value="0.928826">
                <text:p>0.928826</text:p>
              </table:table-cell>
              <table:table-cell office:value-type="float" office:value="0.933386">
                <text:p>0.933386</text:p>
              </table:table-cell>
              <table:table-cell office:value-type="float" office:value="0.933386">
                <text:p>0.933386</text:p>
              </table:table-cell>
              <table:table-cell office:value-type="float" office:value="0.940178">
                <text:p>0.940178</text:p>
              </table:table-cell>
              <table:table-cell office:value-type="float" office:value="0.940178">
                <text:p>0.940178</text:p>
              </table:table-cell>
              <table:table-cell office:value-type="float" office:value="0.940178">
                <text:p>0.940178</text:p>
              </table:table-cell>
              <table:table-cell office:value-type="float" office:value="0.944969">
                <text:p>0.944969</text:p>
              </table:table-cell>
              <table:table-cell office:value-type="float" office:value="0.944969">
                <text:p>0.944969</text:p>
              </table:table-cell>
              <table:table-cell office:value-type="float" office:value="0.93337">
                <text:p>0.93337</text:p>
              </table:table-cell>
              <table:table-cell office:value-type="float" office:value="0.93337">
                <text:p>0.93337</text:p>
              </table:table-cell>
              <table:table-cell office:value-type="float" office:value="0.93337">
                <text:p>0.93337</text:p>
              </table:table-cell>
              <table:table-cell office:value-type="float" office:value="0.941813">
                <text:p>0.941813</text:p>
              </table:table-cell>
              <table:table-cell office:value-type="float" office:value="0.941813">
                <text:p>0.941813</text:p>
              </table:table-cell>
              <table:table-cell office:value-type="float" office:value="0.936135">
                <text:p>0.936135</text:p>
              </table:table-cell>
              <table:table-cell office:value-type="float" office:value="0.936135">
                <text:p>0.936135</text:p>
              </table:table-cell>
              <table:table-cell office:value-type="float" office:value="0.935889">
                <text:p>0.9358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36165">
                <text:p>0.936165</text:p>
              </table:table-cell>
              <table:table-cell office:value-type="float" office:value="0.936165">
                <text:p>0.936165</text:p>
              </table:table-cell>
              <table:table-cell office:value-type="float" office:value="0.936165">
                <text:p>0.936165</text:p>
              </table:table-cell>
              <table:table-cell office:value-type="float" office:value="0.927191">
                <text:p>0.927191</text:p>
              </table:table-cell>
              <table:table-cell office:value-type="float" office:value="0.927191">
                <text:p>0.927191</text:p>
              </table:table-cell>
              <table:table-cell office:value-type="float" office:value="0.931029">
                <text:p>0.931029</text:p>
              </table:table-cell>
              <table:table-cell office:value-type="float" office:value="0.931029">
                <text:p>0.931029</text:p>
              </table:table-cell>
              <table:table-cell office:value-type="float" office:value="0.931029">
                <text:p>0.931029</text:p>
              </table:table-cell>
              <table:table-cell office:value-type="float" office:value="0.93535">
                <text:p>0.93535</text:p>
              </table:table-cell>
              <table:table-cell office:value-type="float" office:value="0.93535">
                <text:p>0.93535</text:p>
              </table:table-cell>
              <table:table-cell office:value-type="float" office:value="0.934856">
                <text:p>0.934856</text:p>
              </table:table-cell>
              <table:table-cell office:value-type="float" office:value="0.934856">
                <text:p>0.934856</text:p>
              </table:table-cell>
              <table:table-cell office:value-type="float" office:value="0.934856">
                <text:p>0.934856</text:p>
              </table:table-cell>
              <table:table-cell office:value-type="float" office:value="0.928567">
                <text:p>0.928567</text:p>
              </table:table-cell>
              <table:table-cell office:value-type="float" office:value="0.928567">
                <text:p>0.928567</text:p>
              </table:table-cell>
              <table:table-cell office:value-type="float" office:value="0.933827">
                <text:p>0.933827</text:p>
              </table:table-cell>
              <table:table-cell office:value-type="float" office:value="0.933827">
                <text:p>0.933827</text:p>
              </table:table-cell>
              <table:table-cell office:value-type="float" office:value="0.940368">
                <text:p>0.940368</text:p>
              </table:table-cell>
              <table:table-cell office:value-type="float" office:value="0.940368">
                <text:p>0.940368</text:p>
              </table:table-cell>
              <table:table-cell office:value-type="float" office:value="0.940368">
                <text:p>0.940368</text:p>
              </table:table-cell>
              <table:table-cell office:value-type="float" office:value="0.945359">
                <text:p>0.945359</text:p>
              </table:table-cell>
              <table:table-cell office:value-type="float" office:value="0.945359">
                <text:p>0.945359</text:p>
              </table:table-cell>
              <table:table-cell office:value-type="float" office:value="0.932645">
                <text:p>0.932645</text:p>
              </table:table-cell>
              <table:table-cell office:value-type="float" office:value="0.932645">
                <text:p>0.932645</text:p>
              </table:table-cell>
              <table:table-cell office:value-type="float" office:value="0.932645">
                <text:p>0.932645</text:p>
              </table:table-cell>
              <table:table-cell office:value-type="float" office:value="0.94175">
                <text:p>0.94175</text:p>
              </table:table-cell>
              <table:table-cell office:value-type="float" office:value="0.94175">
                <text:p>0.94175</text:p>
              </table:table-cell>
              <table:table-cell office:value-type="float" office:value="0.936297">
                <text:p>0.936297</text:p>
              </table:table-cell>
              <table:table-cell office:value-type="float" office:value="0.936297">
                <text:p>0.936297</text:p>
              </table:table-cell>
              <table:table-cell office:value-type="float" office:value="0.936794">
                <text:p>0.9367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6291">
                <text:p>0.936291</text:p>
              </table:table-cell>
              <table:table-cell office:value-type="float" office:value="0.936291">
                <text:p>0.936291</text:p>
              </table:table-cell>
              <table:table-cell office:value-type="float" office:value="0.936291">
                <text:p>0.936291</text:p>
              </table:table-cell>
              <table:table-cell office:value-type="float" office:value="0.927091">
                <text:p>0.927091</text:p>
              </table:table-cell>
              <table:table-cell office:value-type="float" office:value="0.927091">
                <text:p>0.927091</text:p>
              </table:table-cell>
              <table:table-cell office:value-type="float" office:value="0.930441">
                <text:p>0.930441</text:p>
              </table:table-cell>
              <table:table-cell office:value-type="float" office:value="0.930441">
                <text:p>0.930441</text:p>
              </table:table-cell>
              <table:table-cell office:value-type="float" office:value="0.930441">
                <text:p>0.930441</text:p>
              </table:table-cell>
              <table:table-cell office:value-type="float" office:value="0.935227">
                <text:p>0.935227</text:p>
              </table:table-cell>
              <table:table-cell office:value-type="float" office:value="0.935227">
                <text:p>0.935227</text:p>
              </table:table-cell>
              <table:table-cell office:value-type="float" office:value="0.934787">
                <text:p>0.934787</text:p>
              </table:table-cell>
              <table:table-cell office:value-type="float" office:value="0.934787">
                <text:p>0.934787</text:p>
              </table:table-cell>
              <table:table-cell office:value-type="float" office:value="0.934787">
                <text:p>0.934787</text:p>
              </table:table-cell>
              <table:table-cell office:value-type="float" office:value="0.928578">
                <text:p>0.928578</text:p>
              </table:table-cell>
              <table:table-cell office:value-type="float" office:value="0.928578">
                <text:p>0.928578</text:p>
              </table:table-cell>
              <table:table-cell office:value-type="float" office:value="0.933787">
                <text:p>0.933787</text:p>
              </table:table-cell>
              <table:table-cell office:value-type="float" office:value="0.933787">
                <text:p>0.933787</text:p>
              </table:table-cell>
              <table:table-cell office:value-type="float" office:value="0.940226">
                <text:p>0.940226</text:p>
              </table:table-cell>
              <table:table-cell office:value-type="float" office:value="0.940226">
                <text:p>0.940226</text:p>
              </table:table-cell>
              <table:table-cell office:value-type="float" office:value="0.940226">
                <text:p>0.940226</text:p>
              </table:table-cell>
              <table:table-cell office:value-type="float" office:value="0.945403">
                <text:p>0.945403</text:p>
              </table:table-cell>
              <table:table-cell office:value-type="float" office:value="0.945403">
                <text:p>0.945403</text:p>
              </table:table-cell>
              <table:table-cell office:value-type="float" office:value="0.932358">
                <text:p>0.932358</text:p>
              </table:table-cell>
              <table:table-cell office:value-type="float" office:value="0.932358">
                <text:p>0.932358</text:p>
              </table:table-cell>
              <table:table-cell office:value-type="float" office:value="0.932358">
                <text:p>0.932358</text:p>
              </table:table-cell>
              <table:table-cell office:value-type="float" office:value="0.941383">
                <text:p>0.941383</text:p>
              </table:table-cell>
              <table:table-cell office:value-type="float" office:value="0.941383">
                <text:p>0.941383</text:p>
              </table:table-cell>
              <table:table-cell office:value-type="float" office:value="0.93711">
                <text:p>0.93711</text:p>
              </table:table-cell>
              <table:table-cell office:value-type="float" office:value="0.93711">
                <text:p>0.93711</text:p>
              </table:table-cell>
              <table:table-cell office:value-type="float" office:value="0.937729">
                <text:p>0.9377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354">
                <text:p>0.9354</text:p>
              </table:table-cell>
              <table:table-cell office:value-type="float" office:value="0.9354">
                <text:p>0.9354</text:p>
              </table:table-cell>
              <table:table-cell office:value-type="float" office:value="0.9354">
                <text:p>0.9354</text:p>
              </table:table-cell>
              <table:table-cell office:value-type="float" office:value="0.927514">
                <text:p>0.927514</text:p>
              </table:table-cell>
              <table:table-cell office:value-type="float" office:value="0.927514">
                <text:p>0.927514</text:p>
              </table:table-cell>
              <table:table-cell office:value-type="float" office:value="0.93033">
                <text:p>0.93033</text:p>
              </table:table-cell>
              <table:table-cell office:value-type="float" office:value="0.93033">
                <text:p>0.93033</text:p>
              </table:table-cell>
              <table:table-cell office:value-type="float" office:value="0.93033">
                <text:p>0.93033</text:p>
              </table:table-cell>
              <table:table-cell office:value-type="float" office:value="0.934513">
                <text:p>0.934513</text:p>
              </table:table-cell>
              <table:table-cell office:value-type="float" office:value="0.934513">
                <text:p>0.934513</text:p>
              </table:table-cell>
              <table:table-cell office:value-type="float" office:value="0.935644">
                <text:p>0.935644</text:p>
              </table:table-cell>
              <table:table-cell office:value-type="float" office:value="0.935644">
                <text:p>0.935644</text:p>
              </table:table-cell>
              <table:table-cell office:value-type="float" office:value="0.935644">
                <text:p>0.935644</text:p>
              </table:table-cell>
              <table:table-cell office:value-type="float" office:value="0.928678">
                <text:p>0.928678</text:p>
              </table:table-cell>
              <table:table-cell office:value-type="float" office:value="0.928678">
                <text:p>0.928678</text:p>
              </table:table-cell>
              <table:table-cell office:value-type="float" office:value="0.933063">
                <text:p>0.933063</text:p>
              </table:table-cell>
              <table:table-cell office:value-type="float" office:value="0.933063">
                <text:p>0.933063</text:p>
              </table:table-cell>
              <table:table-cell office:value-type="float" office:value="0.939603">
                <text:p>0.939603</text:p>
              </table:table-cell>
              <table:table-cell office:value-type="float" office:value="0.939603">
                <text:p>0.939603</text:p>
              </table:table-cell>
              <table:table-cell office:value-type="float" office:value="0.939603">
                <text:p>0.939603</text:p>
              </table:table-cell>
              <table:table-cell office:value-type="float" office:value="0.944805">
                <text:p>0.944805</text:p>
              </table:table-cell>
              <table:table-cell office:value-type="float" office:value="0.944805">
                <text:p>0.944805</text:p>
              </table:table-cell>
              <table:table-cell office:value-type="float" office:value="0.932402">
                <text:p>0.932402</text:p>
              </table:table-cell>
              <table:table-cell office:value-type="float" office:value="0.932402">
                <text:p>0.932402</text:p>
              </table:table-cell>
              <table:table-cell office:value-type="float" office:value="0.932402">
                <text:p>0.932402</text:p>
              </table:table-cell>
              <table:table-cell office:value-type="float" office:value="0.940981">
                <text:p>0.940981</text:p>
              </table:table-cell>
              <table:table-cell office:value-type="float" office:value="0.940981">
                <text:p>0.940981</text:p>
              </table:table-cell>
              <table:table-cell office:value-type="float" office:value="0.936511">
                <text:p>0.936511</text:p>
              </table:table-cell>
              <table:table-cell office:value-type="float" office:value="0.936511">
                <text:p>0.936511</text:p>
              </table:table-cell>
              <table:table-cell office:value-type="float" office:value="0.937455">
                <text:p>0.937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5837">
                <text:p>0.935837</text:p>
              </table:table-cell>
              <table:table-cell office:value-type="float" office:value="0.935837">
                <text:p>0.935837</text:p>
              </table:table-cell>
              <table:table-cell office:value-type="float" office:value="0.935837">
                <text:p>0.935837</text:p>
              </table:table-cell>
              <table:table-cell office:value-type="float" office:value="0.927244">
                <text:p>0.927244</text:p>
              </table:table-cell>
              <table:table-cell office:value-type="float" office:value="0.927244">
                <text:p>0.927244</text:p>
              </table:table-cell>
              <table:table-cell office:value-type="float" office:value="0.929445">
                <text:p>0.929445</text:p>
              </table:table-cell>
              <table:table-cell office:value-type="float" office:value="0.929445">
                <text:p>0.929445</text:p>
              </table:table-cell>
              <table:table-cell office:value-type="float" office:value="0.929445">
                <text:p>0.929445</text:p>
              </table:table-cell>
              <table:table-cell office:value-type="float" office:value="0.934479">
                <text:p>0.934479</text:p>
              </table:table-cell>
              <table:table-cell office:value-type="float" office:value="0.934479">
                <text:p>0.934479</text:p>
              </table:table-cell>
              <table:table-cell office:value-type="float" office:value="0.93532">
                <text:p>0.93532</text:p>
              </table:table-cell>
              <table:table-cell office:value-type="float" office:value="0.93532">
                <text:p>0.93532</text:p>
              </table:table-cell>
              <table:table-cell office:value-type="float" office:value="0.93532">
                <text:p>0.93532</text:p>
              </table:table-cell>
              <table:table-cell office:value-type="float" office:value="0.929113">
                <text:p>0.929113</text:p>
              </table:table-cell>
              <table:table-cell office:value-type="float" office:value="0.929113">
                <text:p>0.929113</text:p>
              </table:table-cell>
              <table:table-cell office:value-type="float" office:value="0.932678">
                <text:p>0.932678</text:p>
              </table:table-cell>
              <table:table-cell office:value-type="float" office:value="0.932678">
                <text:p>0.932678</text:p>
              </table:table-cell>
              <table:table-cell office:value-type="float" office:value="0.939329">
                <text:p>0.939329</text:p>
              </table:table-cell>
              <table:table-cell office:value-type="float" office:value="0.939329">
                <text:p>0.939329</text:p>
              </table:table-cell>
              <table:table-cell office:value-type="float" office:value="0.939329">
                <text:p>0.939329</text:p>
              </table:table-cell>
              <table:table-cell office:value-type="float" office:value="0.94429">
                <text:p>0.94429</text:p>
              </table:table-cell>
              <table:table-cell office:value-type="float" office:value="0.94429">
                <text:p>0.94429</text:p>
              </table:table-cell>
              <table:table-cell office:value-type="float" office:value="0.932529">
                <text:p>0.932529</text:p>
              </table:table-cell>
              <table:table-cell office:value-type="float" office:value="0.932529">
                <text:p>0.932529</text:p>
              </table:table-cell>
              <table:table-cell office:value-type="float" office:value="0.932529">
                <text:p>0.932529</text:p>
              </table:table-cell>
              <table:table-cell office:value-type="float" office:value="0.940245">
                <text:p>0.940245</text:p>
              </table:table-cell>
              <table:table-cell office:value-type="float" office:value="0.940245">
                <text:p>0.940245</text:p>
              </table:table-cell>
              <table:table-cell office:value-type="float" office:value="0.9363">
                <text:p>0.9363</text:p>
              </table:table-cell>
              <table:table-cell office:value-type="float" office:value="0.9363">
                <text:p>0.9363</text:p>
              </table:table-cell>
              <table:table-cell office:value-type="float" office:value="0.938244">
                <text:p>0.9382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5087">
                <text:p>0.935087</text:p>
              </table:table-cell>
              <table:table-cell office:value-type="float" office:value="0.935087">
                <text:p>0.935087</text:p>
              </table:table-cell>
              <table:table-cell office:value-type="float" office:value="0.935087">
                <text:p>0.935087</text:p>
              </table:table-cell>
              <table:table-cell office:value-type="float" office:value="0.92759">
                <text:p>0.92759</text:p>
              </table:table-cell>
              <table:table-cell office:value-type="float" office:value="0.92759">
                <text:p>0.92759</text:p>
              </table:table-cell>
              <table:table-cell office:value-type="float" office:value="0.929947">
                <text:p>0.929947</text:p>
              </table:table-cell>
              <table:table-cell office:value-type="float" office:value="0.929947">
                <text:p>0.929947</text:p>
              </table:table-cell>
              <table:table-cell office:value-type="float" office:value="0.929947">
                <text:p>0.929947</text:p>
              </table:table-cell>
              <table:table-cell office:value-type="float" office:value="0.934798">
                <text:p>0.934798</text:p>
              </table:table-cell>
              <table:table-cell office:value-type="float" office:value="0.934798">
                <text:p>0.934798</text:p>
              </table:table-cell>
              <table:table-cell office:value-type="float" office:value="0.935665">
                <text:p>0.935665</text:p>
              </table:table-cell>
              <table:table-cell office:value-type="float" office:value="0.935665">
                <text:p>0.935665</text:p>
              </table:table-cell>
              <table:table-cell office:value-type="float" office:value="0.935665">
                <text:p>0.935665</text:p>
              </table:table-cell>
              <table:table-cell office:value-type="float" office:value="0.930099">
                <text:p>0.930099</text:p>
              </table:table-cell>
              <table:table-cell office:value-type="float" office:value="0.930099">
                <text:p>0.930099</text:p>
              </table:table-cell>
              <table:table-cell office:value-type="float" office:value="0.932247">
                <text:p>0.932247</text:p>
              </table:table-cell>
              <table:table-cell office:value-type="float" office:value="0.932247">
                <text:p>0.932247</text:p>
              </table:table-cell>
              <table:table-cell office:value-type="float" office:value="0.939517">
                <text:p>0.939517</text:p>
              </table:table-cell>
              <table:table-cell office:value-type="float" office:value="0.939517">
                <text:p>0.939517</text:p>
              </table:table-cell>
              <table:table-cell office:value-type="float" office:value="0.939517">
                <text:p>0.939517</text:p>
              </table:table-cell>
              <table:table-cell office:value-type="float" office:value="0.943311">
                <text:p>0.943311</text:p>
              </table:table-cell>
              <table:table-cell office:value-type="float" office:value="0.943311">
                <text:p>0.943311</text:p>
              </table:table-cell>
              <table:table-cell office:value-type="float" office:value="0.931713">
                <text:p>0.931713</text:p>
              </table:table-cell>
              <table:table-cell office:value-type="float" office:value="0.931713">
                <text:p>0.931713</text:p>
              </table:table-cell>
              <table:table-cell office:value-type="float" office:value="0.931713">
                <text:p>0.931713</text:p>
              </table:table-cell>
              <table:table-cell office:value-type="float" office:value="0.939614">
                <text:p>0.939614</text:p>
              </table:table-cell>
              <table:table-cell office:value-type="float" office:value="0.939614">
                <text:p>0.939614</text:p>
              </table:table-cell>
              <table:table-cell office:value-type="float" office:value="0.936721">
                <text:p>0.936721</text:p>
              </table:table-cell>
              <table:table-cell office:value-type="float" office:value="0.936721">
                <text:p>0.936721</text:p>
              </table:table-cell>
              <table:table-cell office:value-type="float" office:value="0.938556">
                <text:p>0.938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35142">
                <text:p>0.935142</text:p>
              </table:table-cell>
              <table:table-cell office:value-type="float" office:value="0.935142">
                <text:p>0.935142</text:p>
              </table:table-cell>
              <table:table-cell office:value-type="float" office:value="0.935142">
                <text:p>0.935142</text:p>
              </table:table-cell>
              <table:table-cell office:value-type="float" office:value="0.927669">
                <text:p>0.927669</text:p>
              </table:table-cell>
              <table:table-cell office:value-type="float" office:value="0.927669">
                <text:p>0.927669</text:p>
              </table:table-cell>
              <table:table-cell office:value-type="float" office:value="0.929611">
                <text:p>0.929611</text:p>
              </table:table-cell>
              <table:table-cell office:value-type="float" office:value="0.929611">
                <text:p>0.929611</text:p>
              </table:table-cell>
              <table:table-cell office:value-type="float" office:value="0.929611">
                <text:p>0.929611</text:p>
              </table:table-cell>
              <table:table-cell office:value-type="float" office:value="0.934044">
                <text:p>0.934044</text:p>
              </table:table-cell>
              <table:table-cell office:value-type="float" office:value="0.934044">
                <text:p>0.934044</text:p>
              </table:table-cell>
              <table:table-cell office:value-type="float" office:value="0.935856">
                <text:p>0.935856</text:p>
              </table:table-cell>
              <table:table-cell office:value-type="float" office:value="0.935856">
                <text:p>0.935856</text:p>
              </table:table-cell>
              <table:table-cell office:value-type="float" office:value="0.935856">
                <text:p>0.935856</text:p>
              </table:table-cell>
              <table:table-cell office:value-type="float" office:value="0.93048">
                <text:p>0.93048</text:p>
              </table:table-cell>
              <table:table-cell office:value-type="float" office:value="0.93048">
                <text:p>0.93048</text:p>
              </table:table-cell>
              <table:table-cell office:value-type="float" office:value="0.932045">
                <text:p>0.932045</text:p>
              </table:table-cell>
              <table:table-cell office:value-type="float" office:value="0.932045">
                <text:p>0.932045</text:p>
              </table:table-cell>
              <table:table-cell office:value-type="float" office:value="0.940475">
                <text:p>0.940475</text:p>
              </table:table-cell>
              <table:table-cell office:value-type="float" office:value="0.940475">
                <text:p>0.940475</text:p>
              </table:table-cell>
              <table:table-cell office:value-type="float" office:value="0.940475">
                <text:p>0.940475</text:p>
              </table:table-cell>
              <table:table-cell office:value-type="float" office:value="0.942971">
                <text:p>0.942971</text:p>
              </table:table-cell>
              <table:table-cell office:value-type="float" office:value="0.942971">
                <text:p>0.942971</text:p>
              </table:table-cell>
              <table:table-cell office:value-type="float" office:value="0.931899">
                <text:p>0.931899</text:p>
              </table:table-cell>
              <table:table-cell office:value-type="float" office:value="0.931899">
                <text:p>0.931899</text:p>
              </table:table-cell>
              <table:table-cell office:value-type="float" office:value="0.931899">
                <text:p>0.931899</text:p>
              </table:table-cell>
              <table:table-cell office:value-type="float" office:value="0.940156">
                <text:p>0.940156</text:p>
              </table:table-cell>
              <table:table-cell office:value-type="float" office:value="0.940156">
                <text:p>0.940156</text:p>
              </table:table-cell>
              <table:table-cell office:value-type="float" office:value="0.936544">
                <text:p>0.936544</text:p>
              </table:table-cell>
              <table:table-cell office:value-type="float" office:value="0.936544">
                <text:p>0.936544</text:p>
              </table:table-cell>
              <table:table-cell office:value-type="float" office:value="0.938779">
                <text:p>0.9387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4293">
                <text:p>0.934293</text:p>
              </table:table-cell>
              <table:table-cell office:value-type="float" office:value="0.934293">
                <text:p>0.934293</text:p>
              </table:table-cell>
              <table:table-cell office:value-type="float" office:value="0.934293">
                <text:p>0.934293</text:p>
              </table:table-cell>
              <table:table-cell office:value-type="float" office:value="0.927821">
                <text:p>0.927821</text:p>
              </table:table-cell>
              <table:table-cell office:value-type="float" office:value="0.927821">
                <text:p>0.927821</text:p>
              </table:table-cell>
              <table:table-cell office:value-type="float" office:value="0.929606">
                <text:p>0.929606</text:p>
              </table:table-cell>
              <table:table-cell office:value-type="float" office:value="0.929606">
                <text:p>0.929606</text:p>
              </table:table-cell>
              <table:table-cell office:value-type="float" office:value="0.929606">
                <text:p>0.929606</text:p>
              </table:table-cell>
              <table:table-cell office:value-type="float" office:value="0.934768">
                <text:p>0.934768</text:p>
              </table:table-cell>
              <table:table-cell office:value-type="float" office:value="0.934768">
                <text:p>0.934768</text:p>
              </table:table-cell>
              <table:table-cell office:value-type="float" office:value="0.936162">
                <text:p>0.936162</text:p>
              </table:table-cell>
              <table:table-cell office:value-type="float" office:value="0.936162">
                <text:p>0.936162</text:p>
              </table:table-cell>
              <table:table-cell office:value-type="float" office:value="0.936162">
                <text:p>0.936162</text:p>
              </table:table-cell>
              <table:table-cell office:value-type="float" office:value="0.930723">
                <text:p>0.930723</text:p>
              </table:table-cell>
              <table:table-cell office:value-type="float" office:value="0.930723">
                <text:p>0.930723</text:p>
              </table:table-cell>
              <table:table-cell office:value-type="float" office:value="0.931867">
                <text:p>0.931867</text:p>
              </table:table-cell>
              <table:table-cell office:value-type="float" office:value="0.931867">
                <text:p>0.931867</text:p>
              </table:table-cell>
              <table:table-cell office:value-type="float" office:value="0.940183">
                <text:p>0.940183</text:p>
              </table:table-cell>
              <table:table-cell office:value-type="float" office:value="0.940183">
                <text:p>0.940183</text:p>
              </table:table-cell>
              <table:table-cell office:value-type="float" office:value="0.940183">
                <text:p>0.940183</text:p>
              </table:table-cell>
              <table:table-cell office:value-type="float" office:value="0.942693">
                <text:p>0.942693</text:p>
              </table:table-cell>
              <table:table-cell office:value-type="float" office:value="0.942693">
                <text:p>0.942693</text:p>
              </table:table-cell>
              <table:table-cell office:value-type="float" office:value="0.93183">
                <text:p>0.93183</text:p>
              </table:table-cell>
              <table:table-cell office:value-type="float" office:value="0.93183">
                <text:p>0.93183</text:p>
              </table:table-cell>
              <table:table-cell office:value-type="float" office:value="0.93183">
                <text:p>0.93183</text:p>
              </table:table-cell>
              <table:table-cell office:value-type="float" office:value="0.940031">
                <text:p>0.940031</text:p>
              </table:table-cell>
              <table:table-cell office:value-type="float" office:value="0.940031">
                <text:p>0.940031</text:p>
              </table:table-cell>
              <table:table-cell office:value-type="float" office:value="0.936337">
                <text:p>0.936337</text:p>
              </table:table-cell>
              <table:table-cell office:value-type="float" office:value="0.936337">
                <text:p>0.936337</text:p>
              </table:table-cell>
              <table:table-cell office:value-type="float" office:value="0.938225">
                <text:p>0.9382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475">
                <text:p>0.93475</text:p>
              </table:table-cell>
              <table:table-cell office:value-type="float" office:value="0.93475">
                <text:p>0.93475</text:p>
              </table:table-cell>
              <table:table-cell office:value-type="float" office:value="0.93475">
                <text:p>0.93475</text:p>
              </table:table-cell>
              <table:table-cell office:value-type="float" office:value="0.927753">
                <text:p>0.927753</text:p>
              </table:table-cell>
              <table:table-cell office:value-type="float" office:value="0.927753">
                <text:p>0.927753</text:p>
              </table:table-cell>
              <table:table-cell office:value-type="float" office:value="0.928979">
                <text:p>0.928979</text:p>
              </table:table-cell>
              <table:table-cell office:value-type="float" office:value="0.928979">
                <text:p>0.928979</text:p>
              </table:table-cell>
              <table:table-cell office:value-type="float" office:value="0.928979">
                <text:p>0.928979</text:p>
              </table:table-cell>
              <table:table-cell office:value-type="float" office:value="0.934091">
                <text:p>0.934091</text:p>
              </table:table-cell>
              <table:table-cell office:value-type="float" office:value="0.934091">
                <text:p>0.934091</text:p>
              </table:table-cell>
              <table:table-cell office:value-type="float" office:value="0.935694">
                <text:p>0.935694</text:p>
              </table:table-cell>
              <table:table-cell office:value-type="float" office:value="0.935694">
                <text:p>0.935694</text:p>
              </table:table-cell>
              <table:table-cell office:value-type="float" office:value="0.935694">
                <text:p>0.935694</text:p>
              </table:table-cell>
              <table:table-cell office:value-type="float" office:value="0.931417">
                <text:p>0.931417</text:p>
              </table:table-cell>
              <table:table-cell office:value-type="float" office:value="0.931417">
                <text:p>0.931417</text:p>
              </table:table-cell>
              <table:table-cell office:value-type="float" office:value="0.932134">
                <text:p>0.932134</text:p>
              </table:table-cell>
              <table:table-cell office:value-type="float" office:value="0.932134">
                <text:p>0.932134</text:p>
              </table:table-cell>
              <table:table-cell office:value-type="float" office:value="0.93988">
                <text:p>0.93988</text:p>
              </table:table-cell>
              <table:table-cell office:value-type="float" office:value="0.93988">
                <text:p>0.93988</text:p>
              </table:table-cell>
              <table:table-cell office:value-type="float" office:value="0.93988">
                <text:p>0.93988</text:p>
              </table:table-cell>
              <table:table-cell office:value-type="float" office:value="0.94259">
                <text:p>0.94259</text:p>
              </table:table-cell>
              <table:table-cell office:value-type="float" office:value="0.94259">
                <text:p>0.94259</text:p>
              </table:table-cell>
              <table:table-cell office:value-type="float" office:value="0.932464">
                <text:p>0.932464</text:p>
              </table:table-cell>
              <table:table-cell office:value-type="float" office:value="0.932464">
                <text:p>0.932464</text:p>
              </table:table-cell>
              <table:table-cell office:value-type="float" office:value="0.932464">
                <text:p>0.932464</text:p>
              </table:table-cell>
              <table:table-cell office:value-type="float" office:value="0.94007">
                <text:p>0.94007</text:p>
              </table:table-cell>
              <table:table-cell office:value-type="float" office:value="0.94007">
                <text:p>0.94007</text:p>
              </table:table-cell>
              <table:table-cell office:value-type="float" office:value="0.935869">
                <text:p>0.935869</text:p>
              </table:table-cell>
              <table:table-cell office:value-type="float" office:value="0.935869">
                <text:p>0.935869</text:p>
              </table:table-cell>
              <table:table-cell office:value-type="float" office:value="0.938197">
                <text:p>0.9381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34576">
                <text:p>0.934576</text:p>
              </table:table-cell>
              <table:table-cell office:value-type="float" office:value="0.934576">
                <text:p>0.934576</text:p>
              </table:table-cell>
              <table:table-cell office:value-type="float" office:value="0.934576">
                <text:p>0.934576</text:p>
              </table:table-cell>
              <table:table-cell office:value-type="float" office:value="0.927653">
                <text:p>0.927653</text:p>
              </table:table-cell>
              <table:table-cell office:value-type="float" office:value="0.927653">
                <text:p>0.927653</text:p>
              </table:table-cell>
              <table:table-cell office:value-type="float" office:value="0.928476">
                <text:p>0.928476</text:p>
              </table:table-cell>
              <table:table-cell office:value-type="float" office:value="0.928476">
                <text:p>0.928476</text:p>
              </table:table-cell>
              <table:table-cell office:value-type="float" office:value="0.928476">
                <text:p>0.928476</text:p>
              </table:table-cell>
              <table:table-cell office:value-type="float" office:value="0.933784">
                <text:p>0.933784</text:p>
              </table:table-cell>
              <table:table-cell office:value-type="float" office:value="0.933784">
                <text:p>0.933784</text:p>
              </table:table-cell>
              <table:table-cell office:value-type="float" office:value="0.936631">
                <text:p>0.936631</text:p>
              </table:table-cell>
              <table:table-cell office:value-type="float" office:value="0.936631">
                <text:p>0.936631</text:p>
              </table:table-cell>
              <table:table-cell office:value-type="float" office:value="0.936631">
                <text:p>0.936631</text:p>
              </table:table-cell>
              <table:table-cell office:value-type="float" office:value="0.931667">
                <text:p>0.931667</text:p>
              </table:table-cell>
              <table:table-cell office:value-type="float" office:value="0.931667">
                <text:p>0.931667</text:p>
              </table:table-cell>
              <table:table-cell office:value-type="float" office:value="0.931916">
                <text:p>0.931916</text:p>
              </table:table-cell>
              <table:table-cell office:value-type="float" office:value="0.931916">
                <text:p>0.931916</text:p>
              </table:table-cell>
              <table:table-cell office:value-type="float" office:value="0.939841">
                <text:p>0.939841</text:p>
              </table:table-cell>
              <table:table-cell office:value-type="float" office:value="0.939841">
                <text:p>0.939841</text:p>
              </table:table-cell>
              <table:table-cell office:value-type="float" office:value="0.939841">
                <text:p>0.939841</text:p>
              </table:table-cell>
              <table:table-cell office:value-type="float" office:value="0.94391">
                <text:p>0.94391</text:p>
              </table:table-cell>
              <table:table-cell office:value-type="float" office:value="0.94391">
                <text:p>0.94391</text:p>
              </table:table-cell>
              <table:table-cell office:value-type="float" office:value="0.933417">
                <text:p>0.933417</text:p>
              </table:table-cell>
              <table:table-cell office:value-type="float" office:value="0.933417">
                <text:p>0.933417</text:p>
              </table:table-cell>
              <table:table-cell office:value-type="float" office:value="0.933417">
                <text:p>0.933417</text:p>
              </table:table-cell>
              <table:table-cell office:value-type="float" office:value="0.939269">
                <text:p>0.939269</text:p>
              </table:table-cell>
              <table:table-cell office:value-type="float" office:value="0.939269">
                <text:p>0.939269</text:p>
              </table:table-cell>
              <table:table-cell office:value-type="float" office:value="0.935492">
                <text:p>0.935492</text:p>
              </table:table-cell>
              <table:table-cell office:value-type="float" office:value="0.935492">
                <text:p>0.935492</text:p>
              </table:table-cell>
              <table:table-cell office:value-type="float" office:value="0.93816">
                <text:p>0.938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5173">
                <text:p>0.935173</text:p>
              </table:table-cell>
              <table:table-cell office:value-type="float" office:value="0.935173">
                <text:p>0.935173</text:p>
              </table:table-cell>
              <table:table-cell office:value-type="float" office:value="0.935173">
                <text:p>0.935173</text:p>
              </table:table-cell>
              <table:table-cell office:value-type="float" office:value="0.927679">
                <text:p>0.927679</text:p>
              </table:table-cell>
              <table:table-cell office:value-type="float" office:value="0.927679">
                <text:p>0.927679</text:p>
              </table:table-cell>
              <table:table-cell office:value-type="float" office:value="0.928383">
                <text:p>0.928383</text:p>
              </table:table-cell>
              <table:table-cell office:value-type="float" office:value="0.928383">
                <text:p>0.928383</text:p>
              </table:table-cell>
              <table:table-cell office:value-type="float" office:value="0.928383">
                <text:p>0.928383</text:p>
              </table:table-cell>
              <table:table-cell office:value-type="float" office:value="0.933866">
                <text:p>0.933866</text:p>
              </table:table-cell>
              <table:table-cell office:value-type="float" office:value="0.933866">
                <text:p>0.933866</text:p>
              </table:table-cell>
              <table:table-cell office:value-type="float" office:value="0.936645">
                <text:p>0.936645</text:p>
              </table:table-cell>
              <table:table-cell office:value-type="float" office:value="0.936645">
                <text:p>0.936645</text:p>
              </table:table-cell>
              <table:table-cell office:value-type="float" office:value="0.936645">
                <text:p>0.936645</text:p>
              </table:table-cell>
              <table:table-cell office:value-type="float" office:value="0.931896">
                <text:p>0.931896</text:p>
              </table:table-cell>
              <table:table-cell office:value-type="float" office:value="0.931896">
                <text:p>0.931896</text:p>
              </table:table-cell>
              <table:table-cell office:value-type="float" office:value="0.931763">
                <text:p>0.931763</text:p>
              </table:table-cell>
              <table:table-cell office:value-type="float" office:value="0.931763">
                <text:p>0.931763</text:p>
              </table:table-cell>
              <table:table-cell office:value-type="float" office:value="0.939554">
                <text:p>0.939554</text:p>
              </table:table-cell>
              <table:table-cell office:value-type="float" office:value="0.939554">
                <text:p>0.939554</text:p>
              </table:table-cell>
              <table:table-cell office:value-type="float" office:value="0.939554">
                <text:p>0.939554</text:p>
              </table:table-cell>
              <table:table-cell office:value-type="float" office:value="0.943816">
                <text:p>0.943816</text:p>
              </table:table-cell>
              <table:table-cell office:value-type="float" office:value="0.943816">
                <text:p>0.943816</text:p>
              </table:table-cell>
              <table:table-cell office:value-type="float" office:value="0.933299">
                <text:p>0.933299</text:p>
              </table:table-cell>
              <table:table-cell office:value-type="float" office:value="0.933299">
                <text:p>0.933299</text:p>
              </table:table-cell>
              <table:table-cell office:value-type="float" office:value="0.933299">
                <text:p>0.933299</text:p>
              </table:table-cell>
              <table:table-cell office:value-type="float" office:value="0.938637">
                <text:p>0.938637</text:p>
              </table:table-cell>
              <table:table-cell office:value-type="float" office:value="0.938637">
                <text:p>0.938637</text:p>
              </table:table-cell>
              <table:table-cell office:value-type="float" office:value="0.93516">
                <text:p>0.93516</text:p>
              </table:table-cell>
              <table:table-cell office:value-type="float" office:value="0.93516">
                <text:p>0.93516</text:p>
              </table:table-cell>
              <table:table-cell office:value-type="float" office:value="0.937858">
                <text:p>0.9378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5134">
                <text:p>0.935134</text:p>
              </table:table-cell>
              <table:table-cell office:value-type="float" office:value="0.935134">
                <text:p>0.935134</text:p>
              </table:table-cell>
              <table:table-cell office:value-type="float" office:value="0.935134">
                <text:p>0.935134</text:p>
              </table:table-cell>
              <table:table-cell office:value-type="float" office:value="0.92825">
                <text:p>0.92825</text:p>
              </table:table-cell>
              <table:table-cell office:value-type="float" office:value="0.92825">
                <text:p>0.92825</text:p>
              </table:table-cell>
              <table:table-cell office:value-type="float" office:value="0.92815">
                <text:p>0.92815</text:p>
              </table:table-cell>
              <table:table-cell office:value-type="float" office:value="0.92815">
                <text:p>0.92815</text:p>
              </table:table-cell>
              <table:table-cell office:value-type="float" office:value="0.92815">
                <text:p>0.92815</text:p>
              </table:table-cell>
              <table:table-cell office:value-type="float" office:value="0.933373">
                <text:p>0.933373</text:p>
              </table:table-cell>
              <table:table-cell office:value-type="float" office:value="0.933373">
                <text:p>0.933373</text:p>
              </table:table-cell>
              <table:table-cell office:value-type="float" office:value="0.936016">
                <text:p>0.936016</text:p>
              </table:table-cell>
              <table:table-cell office:value-type="float" office:value="0.936016">
                <text:p>0.936016</text:p>
              </table:table-cell>
              <table:table-cell office:value-type="float" office:value="0.936016">
                <text:p>0.936016</text:p>
              </table:table-cell>
              <table:table-cell office:value-type="float" office:value="0.932887">
                <text:p>0.932887</text:p>
              </table:table-cell>
              <table:table-cell office:value-type="float" office:value="0.932887">
                <text:p>0.932887</text:p>
              </table:table-cell>
              <table:table-cell office:value-type="float" office:value="0.932626">
                <text:p>0.932626</text:p>
              </table:table-cell>
              <table:table-cell office:value-type="float" office:value="0.932626">
                <text:p>0.932626</text:p>
              </table:table-cell>
              <table:table-cell office:value-type="float" office:value="0.939137">
                <text:p>0.939137</text:p>
              </table:table-cell>
              <table:table-cell office:value-type="float" office:value="0.939137">
                <text:p>0.939137</text:p>
              </table:table-cell>
              <table:table-cell office:value-type="float" office:value="0.939137">
                <text:p>0.939137</text:p>
              </table:table-cell>
              <table:table-cell office:value-type="float" office:value="0.943645">
                <text:p>0.943645</text:p>
              </table:table-cell>
              <table:table-cell office:value-type="float" office:value="0.943645">
                <text:p>0.943645</text:p>
              </table:table-cell>
              <table:table-cell office:value-type="float" office:value="0.932672">
                <text:p>0.932672</text:p>
              </table:table-cell>
              <table:table-cell office:value-type="float" office:value="0.932672">
                <text:p>0.932672</text:p>
              </table:table-cell>
              <table:table-cell office:value-type="float" office:value="0.932672">
                <text:p>0.932672</text:p>
              </table:table-cell>
              <table:table-cell office:value-type="float" office:value="0.93811">
                <text:p>0.93811</text:p>
              </table:table-cell>
              <table:table-cell office:value-type="float" office:value="0.93811">
                <text:p>0.93811</text:p>
              </table:table-cell>
              <table:table-cell office:value-type="float" office:value="0.935209">
                <text:p>0.935209</text:p>
              </table:table-cell>
              <table:table-cell office:value-type="float" office:value="0.935209">
                <text:p>0.935209</text:p>
              </table:table-cell>
              <table:table-cell office:value-type="float" office:value="0.938092">
                <text:p>0.9380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4915">
                <text:p>0.934915</text:p>
              </table:table-cell>
              <table:table-cell office:value-type="float" office:value="0.934915">
                <text:p>0.934915</text:p>
              </table:table-cell>
              <table:table-cell office:value-type="float" office:value="0.934915">
                <text:p>0.934915</text:p>
              </table:table-cell>
              <table:table-cell office:value-type="float" office:value="0.927946">
                <text:p>0.927946</text:p>
              </table:table-cell>
              <table:table-cell office:value-type="float" office:value="0.927946">
                <text:p>0.927946</text:p>
              </table:table-cell>
              <table:table-cell office:value-type="float" office:value="0.928599">
                <text:p>0.928599</text:p>
              </table:table-cell>
              <table:table-cell office:value-type="float" office:value="0.928599">
                <text:p>0.928599</text:p>
              </table:table-cell>
              <table:table-cell office:value-type="float" office:value="0.928599">
                <text:p>0.928599</text:p>
              </table:table-cell>
              <table:table-cell office:value-type="float" office:value="0.93305">
                <text:p>0.93305</text:p>
              </table:table-cell>
              <table:table-cell office:value-type="float" office:value="0.93305">
                <text:p>0.93305</text:p>
              </table:table-cell>
              <table:table-cell office:value-type="float" office:value="0.93492">
                <text:p>0.93492</text:p>
              </table:table-cell>
              <table:table-cell office:value-type="float" office:value="0.93492">
                <text:p>0.93492</text:p>
              </table:table-cell>
              <table:table-cell office:value-type="float" office:value="0.93492">
                <text:p>0.93492</text:p>
              </table:table-cell>
              <table:table-cell office:value-type="float" office:value="0.932697">
                <text:p>0.932697</text:p>
              </table:table-cell>
              <table:table-cell office:value-type="float" office:value="0.932697">
                <text:p>0.932697</text:p>
              </table:table-cell>
              <table:table-cell office:value-type="float" office:value="0.933196">
                <text:p>0.933196</text:p>
              </table:table-cell>
              <table:table-cell office:value-type="float" office:value="0.933196">
                <text:p>0.933196</text:p>
              </table:table-cell>
              <table:table-cell office:value-type="float" office:value="0.939275">
                <text:p>0.939275</text:p>
              </table:table-cell>
              <table:table-cell office:value-type="float" office:value="0.939275">
                <text:p>0.939275</text:p>
              </table:table-cell>
              <table:table-cell office:value-type="float" office:value="0.939275">
                <text:p>0.939275</text:p>
              </table:table-cell>
              <table:table-cell office:value-type="float" office:value="0.943303">
                <text:p>0.943303</text:p>
              </table:table-cell>
              <table:table-cell office:value-type="float" office:value="0.943303">
                <text:p>0.943303</text:p>
              </table:table-cell>
              <table:table-cell office:value-type="float" office:value="0.93289">
                <text:p>0.93289</text:p>
              </table:table-cell>
              <table:table-cell office:value-type="float" office:value="0.93289">
                <text:p>0.93289</text:p>
              </table:table-cell>
              <table:table-cell office:value-type="float" office:value="0.93289">
                <text:p>0.93289</text:p>
              </table:table-cell>
              <table:table-cell office:value-type="float" office:value="0.938392">
                <text:p>0.938392</text:p>
              </table:table-cell>
              <table:table-cell office:value-type="float" office:value="0.938392">
                <text:p>0.938392</text:p>
              </table:table-cell>
              <table:table-cell office:value-type="float" office:value="0.936057">
                <text:p>0.936057</text:p>
              </table:table-cell>
              <table:table-cell office:value-type="float" office:value="0.936057">
                <text:p>0.936057</text:p>
              </table:table-cell>
              <table:table-cell office:value-type="float" office:value="0.938005">
                <text:p>0.938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34868">
                <text:p>0.934868</text:p>
              </table:table-cell>
              <table:table-cell office:value-type="float" office:value="0.934868">
                <text:p>0.934868</text:p>
              </table:table-cell>
              <table:table-cell office:value-type="float" office:value="0.934868">
                <text:p>0.934868</text:p>
              </table:table-cell>
              <table:table-cell office:value-type="float" office:value="0.927554">
                <text:p>0.927554</text:p>
              </table:table-cell>
              <table:table-cell office:value-type="float" office:value="0.927554">
                <text:p>0.927554</text:p>
              </table:table-cell>
              <table:table-cell office:value-type="float" office:value="0.928337">
                <text:p>0.928337</text:p>
              </table:table-cell>
              <table:table-cell office:value-type="float" office:value="0.928337">
                <text:p>0.928337</text:p>
              </table:table-cell>
              <table:table-cell office:value-type="float" office:value="0.928337">
                <text:p>0.928337</text:p>
              </table:table-cell>
              <table:table-cell office:value-type="float" office:value="0.933234">
                <text:p>0.933234</text:p>
              </table:table-cell>
              <table:table-cell office:value-type="float" office:value="0.933234">
                <text:p>0.933234</text:p>
              </table:table-cell>
              <table:table-cell office:value-type="float" office:value="0.935415">
                <text:p>0.935415</text:p>
              </table:table-cell>
              <table:table-cell office:value-type="float" office:value="0.935415">
                <text:p>0.935415</text:p>
              </table:table-cell>
              <table:table-cell office:value-type="float" office:value="0.935415">
                <text:p>0.935415</text:p>
              </table:table-cell>
              <table:table-cell office:value-type="float" office:value="0.933895">
                <text:p>0.933895</text:p>
              </table:table-cell>
              <table:table-cell office:value-type="float" office:value="0.933895">
                <text:p>0.933895</text:p>
              </table:table-cell>
              <table:table-cell office:value-type="float" office:value="0.933502">
                <text:p>0.933502</text:p>
              </table:table-cell>
              <table:table-cell office:value-type="float" office:value="0.933502">
                <text:p>0.933502</text:p>
              </table:table-cell>
              <table:table-cell office:value-type="float" office:value="0.938841">
                <text:p>0.938841</text:p>
              </table:table-cell>
              <table:table-cell office:value-type="float" office:value="0.938841">
                <text:p>0.938841</text:p>
              </table:table-cell>
              <table:table-cell office:value-type="float" office:value="0.938841">
                <text:p>0.938841</text:p>
              </table:table-cell>
              <table:table-cell office:value-type="float" office:value="0.942489">
                <text:p>0.942489</text:p>
              </table:table-cell>
              <table:table-cell office:value-type="float" office:value="0.942489">
                <text:p>0.942489</text:p>
              </table:table-cell>
              <table:table-cell office:value-type="float" office:value="0.932809">
                <text:p>0.932809</text:p>
              </table:table-cell>
              <table:table-cell office:value-type="float" office:value="0.932809">
                <text:p>0.932809</text:p>
              </table:table-cell>
              <table:table-cell office:value-type="float" office:value="0.932809">
                <text:p>0.932809</text:p>
              </table:table-cell>
              <table:table-cell office:value-type="float" office:value="0.938004">
                <text:p>0.938004</text:p>
              </table:table-cell>
              <table:table-cell office:value-type="float" office:value="0.938004">
                <text:p>0.938004</text:p>
              </table:table-cell>
              <table:table-cell office:value-type="float" office:value="0.936433">
                <text:p>0.936433</text:p>
              </table:table-cell>
              <table:table-cell office:value-type="float" office:value="0.936433">
                <text:p>0.936433</text:p>
              </table:table-cell>
              <table:table-cell office:value-type="float" office:value="0.937617">
                <text:p>0.9376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34428">
                <text:p>0.934428</text:p>
              </table:table-cell>
              <table:table-cell office:value-type="float" office:value="0.934428">
                <text:p>0.934428</text:p>
              </table:table-cell>
              <table:table-cell office:value-type="float" office:value="0.934428">
                <text:p>0.934428</text:p>
              </table:table-cell>
              <table:table-cell office:value-type="float" office:value="0.927173">
                <text:p>0.927173</text:p>
              </table:table-cell>
              <table:table-cell office:value-type="float" office:value="0.927173">
                <text:p>0.927173</text:p>
              </table:table-cell>
              <table:table-cell office:value-type="float" office:value="0.927804">
                <text:p>0.927804</text:p>
              </table:table-cell>
              <table:table-cell office:value-type="float" office:value="0.927804">
                <text:p>0.927804</text:p>
              </table:table-cell>
              <table:table-cell office:value-type="float" office:value="0.927804">
                <text:p>0.927804</text:p>
              </table:table-cell>
              <table:table-cell office:value-type="float" office:value="0.932674">
                <text:p>0.932674</text:p>
              </table:table-cell>
              <table:table-cell office:value-type="float" office:value="0.932674">
                <text:p>0.932674</text:p>
              </table:table-cell>
              <table:table-cell office:value-type="float" office:value="0.935488">
                <text:p>0.935488</text:p>
              </table:table-cell>
              <table:table-cell office:value-type="float" office:value="0.935488">
                <text:p>0.935488</text:p>
              </table:table-cell>
              <table:table-cell office:value-type="float" office:value="0.935488">
                <text:p>0.935488</text:p>
              </table:table-cell>
              <table:table-cell office:value-type="float" office:value="0.933805">
                <text:p>0.933805</text:p>
              </table:table-cell>
              <table:table-cell office:value-type="float" office:value="0.933805">
                <text:p>0.933805</text:p>
              </table:table-cell>
              <table:table-cell office:value-type="float" office:value="0.933868">
                <text:p>0.933868</text:p>
              </table:table-cell>
              <table:table-cell office:value-type="float" office:value="0.933868">
                <text:p>0.933868</text:p>
              </table:table-cell>
              <table:table-cell office:value-type="float" office:value="0.938838">
                <text:p>0.938838</text:p>
              </table:table-cell>
              <table:table-cell office:value-type="float" office:value="0.938838">
                <text:p>0.938838</text:p>
              </table:table-cell>
              <table:table-cell office:value-type="float" office:value="0.938838">
                <text:p>0.938838</text:p>
              </table:table-cell>
              <table:table-cell office:value-type="float" office:value="0.942411">
                <text:p>0.942411</text:p>
              </table:table-cell>
              <table:table-cell office:value-type="float" office:value="0.942411">
                <text:p>0.942411</text:p>
              </table:table-cell>
              <table:table-cell office:value-type="float" office:value="0.933151">
                <text:p>0.933151</text:p>
              </table:table-cell>
              <table:table-cell office:value-type="float" office:value="0.933151">
                <text:p>0.933151</text:p>
              </table:table-cell>
              <table:table-cell office:value-type="float" office:value="0.933151">
                <text:p>0.933151</text:p>
              </table:table-cell>
              <table:table-cell office:value-type="float" office:value="0.938508">
                <text:p>0.938508</text:p>
              </table:table-cell>
              <table:table-cell office:value-type="float" office:value="0.938508">
                <text:p>0.938508</text:p>
              </table:table-cell>
              <table:table-cell office:value-type="float" office:value="0.936195">
                <text:p>0.936195</text:p>
              </table:table-cell>
              <table:table-cell office:value-type="float" office:value="0.936195">
                <text:p>0.936195</text:p>
              </table:table-cell>
              <table:table-cell office:value-type="float" office:value="0.93751">
                <text:p>0.937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35145">
                <text:p>0.935145</text:p>
              </table:table-cell>
              <table:table-cell office:value-type="float" office:value="0.935145">
                <text:p>0.935145</text:p>
              </table:table-cell>
              <table:table-cell office:value-type="float" office:value="0.935145">
                <text:p>0.935145</text:p>
              </table:table-cell>
              <table:table-cell office:value-type="float" office:value="0.926887">
                <text:p>0.926887</text:p>
              </table:table-cell>
              <table:table-cell office:value-type="float" office:value="0.926887">
                <text:p>0.926887</text:p>
              </table:table-cell>
              <table:table-cell office:value-type="float" office:value="0.928144">
                <text:p>0.928144</text:p>
              </table:table-cell>
              <table:table-cell office:value-type="float" office:value="0.928144">
                <text:p>0.928144</text:p>
              </table:table-cell>
              <table:table-cell office:value-type="float" office:value="0.928144">
                <text:p>0.928144</text:p>
              </table:table-cell>
              <table:table-cell office:value-type="float" office:value="0.932794">
                <text:p>0.932794</text:p>
              </table:table-cell>
              <table:table-cell office:value-type="float" office:value="0.932794">
                <text:p>0.932794</text:p>
              </table:table-cell>
              <table:table-cell office:value-type="float" office:value="0.935313">
                <text:p>0.935313</text:p>
              </table:table-cell>
              <table:table-cell office:value-type="float" office:value="0.935313">
                <text:p>0.935313</text:p>
              </table:table-cell>
              <table:table-cell office:value-type="float" office:value="0.935313">
                <text:p>0.935313</text:p>
              </table:table-cell>
              <table:table-cell office:value-type="float" office:value="0.933521">
                <text:p>0.933521</text:p>
              </table:table-cell>
              <table:table-cell office:value-type="float" office:value="0.933521">
                <text:p>0.933521</text:p>
              </table:table-cell>
              <table:table-cell office:value-type="float" office:value="0.933444">
                <text:p>0.933444</text:p>
              </table:table-cell>
              <table:table-cell office:value-type="float" office:value="0.933444">
                <text:p>0.933444</text:p>
              </table:table-cell>
              <table:table-cell office:value-type="float" office:value="0.938412">
                <text:p>0.938412</text:p>
              </table:table-cell>
              <table:table-cell office:value-type="float" office:value="0.938412">
                <text:p>0.938412</text:p>
              </table:table-cell>
              <table:table-cell office:value-type="float" office:value="0.938412">
                <text:p>0.938412</text:p>
              </table:table-cell>
              <table:table-cell office:value-type="float" office:value="0.942128">
                <text:p>0.942128</text:p>
              </table:table-cell>
              <table:table-cell office:value-type="float" office:value="0.942128">
                <text:p>0.942128</text:p>
              </table:table-cell>
              <table:table-cell office:value-type="float" office:value="0.932405">
                <text:p>0.932405</text:p>
              </table:table-cell>
              <table:table-cell office:value-type="float" office:value="0.932405">
                <text:p>0.932405</text:p>
              </table:table-cell>
              <table:table-cell office:value-type="float" office:value="0.932405">
                <text:p>0.932405</text:p>
              </table:table-cell>
              <table:table-cell office:value-type="float" office:value="0.938995">
                <text:p>0.938995</text:p>
              </table:table-cell>
              <table:table-cell office:value-type="float" office:value="0.938995">
                <text:p>0.938995</text:p>
              </table:table-cell>
              <table:table-cell office:value-type="float" office:value="0.935973">
                <text:p>0.935973</text:p>
              </table:table-cell>
              <table:table-cell office:value-type="float" office:value="0.935973">
                <text:p>0.935973</text:p>
              </table:table-cell>
              <table:table-cell office:value-type="float" office:value="0.937035">
                <text:p>0.9370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35031">
                <text:p>0.935031</text:p>
              </table:table-cell>
              <table:table-cell office:value-type="float" office:value="0.935031">
                <text:p>0.935031</text:p>
              </table:table-cell>
              <table:table-cell office:value-type="float" office:value="0.935031">
                <text:p>0.935031</text:p>
              </table:table-cell>
              <table:table-cell office:value-type="float" office:value="0.927581">
                <text:p>0.927581</text:p>
              </table:table-cell>
              <table:table-cell office:value-type="float" office:value="0.927581">
                <text:p>0.927581</text:p>
              </table:table-cell>
              <table:table-cell office:value-type="float" office:value="0.928481">
                <text:p>0.928481</text:p>
              </table:table-cell>
              <table:table-cell office:value-type="float" office:value="0.928481">
                <text:p>0.928481</text:p>
              </table:table-cell>
              <table:table-cell office:value-type="float" office:value="0.928481">
                <text:p>0.928481</text:p>
              </table:table-cell>
              <table:table-cell office:value-type="float" office:value="0.933164">
                <text:p>0.933164</text:p>
              </table:table-cell>
              <table:table-cell office:value-type="float" office:value="0.933164">
                <text:p>0.933164</text:p>
              </table:table-cell>
              <table:table-cell office:value-type="float" office:value="0.934646">
                <text:p>0.934646</text:p>
              </table:table-cell>
              <table:table-cell office:value-type="float" office:value="0.934646">
                <text:p>0.934646</text:p>
              </table:table-cell>
              <table:table-cell office:value-type="float" office:value="0.934646">
                <text:p>0.934646</text:p>
              </table:table-cell>
              <table:table-cell office:value-type="float" office:value="0.933284">
                <text:p>0.933284</text:p>
              </table:table-cell>
              <table:table-cell office:value-type="float" office:value="0.933284">
                <text:p>0.933284</text:p>
              </table:table-cell>
              <table:table-cell office:value-type="float" office:value="0.933346">
                <text:p>0.933346</text:p>
              </table:table-cell>
              <table:table-cell office:value-type="float" office:value="0.933346">
                <text:p>0.933346</text:p>
              </table:table-cell>
              <table:table-cell office:value-type="float" office:value="0.938513">
                <text:p>0.938513</text:p>
              </table:table-cell>
              <table:table-cell office:value-type="float" office:value="0.938513">
                <text:p>0.938513</text:p>
              </table:table-cell>
              <table:table-cell office:value-type="float" office:value="0.938513">
                <text:p>0.938513</text:p>
              </table:table-cell>
              <table:table-cell office:value-type="float" office:value="0.941816">
                <text:p>0.941816</text:p>
              </table:table-cell>
              <table:table-cell office:value-type="float" office:value="0.941816">
                <text:p>0.941816</text:p>
              </table:table-cell>
              <table:table-cell office:value-type="float" office:value="0.93203">
                <text:p>0.93203</text:p>
              </table:table-cell>
              <table:table-cell office:value-type="float" office:value="0.93203">
                <text:p>0.93203</text:p>
              </table:table-cell>
              <table:table-cell office:value-type="float" office:value="0.93203">
                <text:p>0.93203</text:p>
              </table:table-cell>
              <table:table-cell office:value-type="float" office:value="0.938983">
                <text:p>0.938983</text:p>
              </table:table-cell>
              <table:table-cell office:value-type="float" office:value="0.938983">
                <text:p>0.938983</text:p>
              </table:table-cell>
              <table:table-cell office:value-type="float" office:value="0.936728">
                <text:p>0.936728</text:p>
              </table:table-cell>
              <table:table-cell office:value-type="float" office:value="0.936728">
                <text:p>0.936728</text:p>
              </table:table-cell>
              <table:table-cell office:value-type="float" office:value="0.936669">
                <text:p>0.9366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36068">
                <text:p>0.936068</text:p>
              </table:table-cell>
              <table:table-cell office:value-type="float" office:value="0.936068">
                <text:p>0.936068</text:p>
              </table:table-cell>
              <table:table-cell office:value-type="float" office:value="0.936068">
                <text:p>0.936068</text:p>
              </table:table-cell>
              <table:table-cell office:value-type="float" office:value="0.92779">
                <text:p>0.92779</text:p>
              </table:table-cell>
              <table:table-cell office:value-type="float" office:value="0.92779">
                <text:p>0.92779</text:p>
              </table:table-cell>
              <table:table-cell office:value-type="float" office:value="0.929122">
                <text:p>0.929122</text:p>
              </table:table-cell>
              <table:table-cell office:value-type="float" office:value="0.929122">
                <text:p>0.929122</text:p>
              </table:table-cell>
              <table:table-cell office:value-type="float" office:value="0.929122">
                <text:p>0.929122</text:p>
              </table:table-cell>
              <table:table-cell office:value-type="float" office:value="0.932632">
                <text:p>0.932632</text:p>
              </table:table-cell>
              <table:table-cell office:value-type="float" office:value="0.932632">
                <text:p>0.932632</text:p>
              </table:table-cell>
              <table:table-cell office:value-type="float" office:value="0.934465">
                <text:p>0.934465</text:p>
              </table:table-cell>
              <table:table-cell office:value-type="float" office:value="0.934465">
                <text:p>0.934465</text:p>
              </table:table-cell>
              <table:table-cell office:value-type="float" office:value="0.934465">
                <text:p>0.934465</text:p>
              </table:table-cell>
              <table:table-cell office:value-type="float" office:value="0.932848">
                <text:p>0.932848</text:p>
              </table:table-cell>
              <table:table-cell office:value-type="float" office:value="0.932848">
                <text:p>0.932848</text:p>
              </table:table-cell>
              <table:table-cell office:value-type="float" office:value="0.933792">
                <text:p>0.933792</text:p>
              </table:table-cell>
              <table:table-cell office:value-type="float" office:value="0.933792">
                <text:p>0.933792</text:p>
              </table:table-cell>
              <table:table-cell office:value-type="float" office:value="0.938053">
                <text:p>0.938053</text:p>
              </table:table-cell>
              <table:table-cell office:value-type="float" office:value="0.938053">
                <text:p>0.938053</text:p>
              </table:table-cell>
              <table:table-cell office:value-type="float" office:value="0.938053">
                <text:p>0.938053</text:p>
              </table:table-cell>
              <table:table-cell office:value-type="float" office:value="0.941448">
                <text:p>0.941448</text:p>
              </table:table-cell>
              <table:table-cell office:value-type="float" office:value="0.941448">
                <text:p>0.941448</text:p>
              </table:table-cell>
              <table:table-cell office:value-type="float" office:value="0.932275">
                <text:p>0.932275</text:p>
              </table:table-cell>
              <table:table-cell office:value-type="float" office:value="0.932275">
                <text:p>0.932275</text:p>
              </table:table-cell>
              <table:table-cell office:value-type="float" office:value="0.932275">
                <text:p>0.932275</text:p>
              </table:table-cell>
              <table:table-cell office:value-type="float" office:value="0.939014">
                <text:p>0.939014</text:p>
              </table:table-cell>
              <table:table-cell office:value-type="float" office:value="0.939014">
                <text:p>0.939014</text:p>
              </table:table-cell>
              <table:table-cell office:value-type="float" office:value="0.936787">
                <text:p>0.936787</text:p>
              </table:table-cell>
              <table:table-cell office:value-type="float" office:value="0.936787">
                <text:p>0.936787</text:p>
              </table:table-cell>
              <table:table-cell office:value-type="float" office:value="0.937864">
                <text:p>0.9378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6215">
                <text:p>0.936215</text:p>
              </table:table-cell>
              <table:table-cell office:value-type="float" office:value="0.936215">
                <text:p>0.936215</text:p>
              </table:table-cell>
              <table:table-cell office:value-type="float" office:value="0.936215">
                <text:p>0.936215</text:p>
              </table:table-cell>
              <table:table-cell office:value-type="float" office:value="0.928055">
                <text:p>0.928055</text:p>
              </table:table-cell>
              <table:table-cell office:value-type="float" office:value="0.928055">
                <text:p>0.928055</text:p>
              </table:table-cell>
              <table:table-cell office:value-type="float" office:value="0.929099">
                <text:p>0.929099</text:p>
              </table:table-cell>
              <table:table-cell office:value-type="float" office:value="0.929099">
                <text:p>0.929099</text:p>
              </table:table-cell>
              <table:table-cell office:value-type="float" office:value="0.929099">
                <text:p>0.929099</text:p>
              </table:table-cell>
              <table:table-cell office:value-type="float" office:value="0.932098">
                <text:p>0.932098</text:p>
              </table:table-cell>
              <table:table-cell office:value-type="float" office:value="0.932098">
                <text:p>0.932098</text:p>
              </table:table-cell>
              <table:table-cell office:value-type="float" office:value="0.934571">
                <text:p>0.934571</text:p>
              </table:table-cell>
              <table:table-cell office:value-type="float" office:value="0.934571">
                <text:p>0.934571</text:p>
              </table:table-cell>
              <table:table-cell office:value-type="float" office:value="0.934571">
                <text:p>0.934571</text:p>
              </table:table-cell>
              <table:table-cell office:value-type="float" office:value="0.932616">
                <text:p>0.932616</text:p>
              </table:table-cell>
              <table:table-cell office:value-type="float" office:value="0.932616">
                <text:p>0.932616</text:p>
              </table:table-cell>
              <table:table-cell office:value-type="float" office:value="0.934168">
                <text:p>0.934168</text:p>
              </table:table-cell>
              <table:table-cell office:value-type="float" office:value="0.934168">
                <text:p>0.934168</text:p>
              </table:table-cell>
              <table:table-cell office:value-type="float" office:value="0.938328">
                <text:p>0.938328</text:p>
              </table:table-cell>
              <table:table-cell office:value-type="float" office:value="0.938328">
                <text:p>0.938328</text:p>
              </table:table-cell>
              <table:table-cell office:value-type="float" office:value="0.938328">
                <text:p>0.938328</text:p>
              </table:table-cell>
              <table:table-cell office:value-type="float" office:value="0.941783">
                <text:p>0.941783</text:p>
              </table:table-cell>
              <table:table-cell office:value-type="float" office:value="0.941783">
                <text:p>0.941783</text:p>
              </table:table-cell>
              <table:table-cell office:value-type="float" office:value="0.932261">
                <text:p>0.932261</text:p>
              </table:table-cell>
              <table:table-cell office:value-type="float" office:value="0.932261">
                <text:p>0.932261</text:p>
              </table:table-cell>
              <table:table-cell office:value-type="float" office:value="0.932261">
                <text:p>0.932261</text:p>
              </table:table-cell>
              <table:table-cell office:value-type="float" office:value="0.938369">
                <text:p>0.938369</text:p>
              </table:table-cell>
              <table:table-cell office:value-type="float" office:value="0.938369">
                <text:p>0.938369</text:p>
              </table:table-cell>
              <table:table-cell office:value-type="float" office:value="0.936878">
                <text:p>0.936878</text:p>
              </table:table-cell>
              <table:table-cell office:value-type="float" office:value="0.936878">
                <text:p>0.936878</text:p>
              </table:table-cell>
              <table:table-cell office:value-type="float" office:value="0.938223">
                <text:p>0.9382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35319">
                <text:p>0.935319</text:p>
              </table:table-cell>
              <table:table-cell office:value-type="float" office:value="0.935319">
                <text:p>0.935319</text:p>
              </table:table-cell>
              <table:table-cell office:value-type="float" office:value="0.935319">
                <text:p>0.935319</text:p>
              </table:table-cell>
              <table:table-cell office:value-type="float" office:value="0.927972">
                <text:p>0.927972</text:p>
              </table:table-cell>
              <table:table-cell office:value-type="float" office:value="0.927972">
                <text:p>0.927972</text:p>
              </table:table-cell>
              <table:table-cell office:value-type="float" office:value="0.928662">
                <text:p>0.928662</text:p>
              </table:table-cell>
              <table:table-cell office:value-type="float" office:value="0.928662">
                <text:p>0.928662</text:p>
              </table:table-cell>
              <table:table-cell office:value-type="float" office:value="0.928662">
                <text:p>0.928662</text:p>
              </table:table-cell>
              <table:table-cell office:value-type="float" office:value="0.932952">
                <text:p>0.932952</text:p>
              </table:table-cell>
              <table:table-cell office:value-type="float" office:value="0.932952">
                <text:p>0.932952</text:p>
              </table:table-cell>
              <table:table-cell office:value-type="float" office:value="0.934419">
                <text:p>0.934419</text:p>
              </table:table-cell>
              <table:table-cell office:value-type="float" office:value="0.934419">
                <text:p>0.934419</text:p>
              </table:table-cell>
              <table:table-cell office:value-type="float" office:value="0.934419">
                <text:p>0.934419</text:p>
              </table:table-cell>
              <table:table-cell office:value-type="float" office:value="0.932774">
                <text:p>0.932774</text:p>
              </table:table-cell>
              <table:table-cell office:value-type="float" office:value="0.932774">
                <text:p>0.932774</text:p>
              </table:table-cell>
              <table:table-cell office:value-type="float" office:value="0.934317">
                <text:p>0.934317</text:p>
              </table:table-cell>
              <table:table-cell office:value-type="float" office:value="0.934317">
                <text:p>0.934317</text:p>
              </table:table-cell>
              <table:table-cell office:value-type="float" office:value="0.939047">
                <text:p>0.939047</text:p>
              </table:table-cell>
              <table:table-cell office:value-type="float" office:value="0.939047">
                <text:p>0.939047</text:p>
              </table:table-cell>
              <table:table-cell office:value-type="float" office:value="0.939047">
                <text:p>0.939047</text:p>
              </table:table-cell>
              <table:table-cell office:value-type="float" office:value="0.941041">
                <text:p>0.941041</text:p>
              </table:table-cell>
              <table:table-cell office:value-type="float" office:value="0.941041">
                <text:p>0.941041</text:p>
              </table:table-cell>
              <table:table-cell office:value-type="float" office:value="0.932588">
                <text:p>0.932588</text:p>
              </table:table-cell>
              <table:table-cell office:value-type="float" office:value="0.932588">
                <text:p>0.932588</text:p>
              </table:table-cell>
              <table:table-cell office:value-type="float" office:value="0.932588">
                <text:p>0.932588</text:p>
              </table:table-cell>
              <table:table-cell office:value-type="float" office:value="0.937826">
                <text:p>0.937826</text:p>
              </table:table-cell>
              <table:table-cell office:value-type="float" office:value="0.937826">
                <text:p>0.937826</text:p>
              </table:table-cell>
              <table:table-cell office:value-type="float" office:value="0.937344">
                <text:p>0.937344</text:p>
              </table:table-cell>
              <table:table-cell office:value-type="float" office:value="0.937344">
                <text:p>0.937344</text:p>
              </table:table-cell>
              <table:table-cell office:value-type="float" office:value="0.938048">
                <text:p>0.9380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5411">
                <text:p>0.935411</text:p>
              </table:table-cell>
              <table:table-cell office:value-type="float" office:value="0.935411">
                <text:p>0.935411</text:p>
              </table:table-cell>
              <table:table-cell office:value-type="float" office:value="0.935411">
                <text:p>0.935411</text:p>
              </table:table-cell>
              <table:table-cell office:value-type="float" office:value="0.927721">
                <text:p>0.927721</text:p>
              </table:table-cell>
              <table:table-cell office:value-type="float" office:value="0.927721">
                <text:p>0.927721</text:p>
              </table:table-cell>
              <table:table-cell office:value-type="float" office:value="0.928731">
                <text:p>0.928731</text:p>
              </table:table-cell>
              <table:table-cell office:value-type="float" office:value="0.928731">
                <text:p>0.928731</text:p>
              </table:table-cell>
              <table:table-cell office:value-type="float" office:value="0.928731">
                <text:p>0.928731</text:p>
              </table:table-cell>
              <table:table-cell office:value-type="float" office:value="0.932706">
                <text:p>0.932706</text:p>
              </table:table-cell>
              <table:table-cell office:value-type="float" office:value="0.932706">
                <text:p>0.932706</text:p>
              </table:table-cell>
              <table:table-cell office:value-type="float" office:value="0.9342">
                <text:p>0.9342</text:p>
              </table:table-cell>
              <table:table-cell office:value-type="float" office:value="0.9342">
                <text:p>0.9342</text:p>
              </table:table-cell>
              <table:table-cell office:value-type="float" office:value="0.9342">
                <text:p>0.9342</text:p>
              </table:table-cell>
              <table:table-cell office:value-type="float" office:value="0.933191">
                <text:p>0.933191</text:p>
              </table:table-cell>
              <table:table-cell office:value-type="float" office:value="0.933191">
                <text:p>0.933191</text:p>
              </table:table-cell>
              <table:table-cell office:value-type="float" office:value="0.934648">
                <text:p>0.934648</text:p>
              </table:table-cell>
              <table:table-cell office:value-type="float" office:value="0.934648">
                <text:p>0.934648</text:p>
              </table:table-cell>
              <table:table-cell office:value-type="float" office:value="0.939005">
                <text:p>0.939005</text:p>
              </table:table-cell>
              <table:table-cell office:value-type="float" office:value="0.939005">
                <text:p>0.939005</text:p>
              </table:table-cell>
              <table:table-cell office:value-type="float" office:value="0.939005">
                <text:p>0.939005</text:p>
              </table:table-cell>
              <table:table-cell office:value-type="float" office:value="0.941264">
                <text:p>0.941264</text:p>
              </table:table-cell>
              <table:table-cell office:value-type="float" office:value="0.941264">
                <text:p>0.941264</text:p>
              </table:table-cell>
              <table:table-cell office:value-type="float" office:value="0.931753">
                <text:p>0.931753</text:p>
              </table:table-cell>
              <table:table-cell office:value-type="float" office:value="0.931753">
                <text:p>0.931753</text:p>
              </table:table-cell>
              <table:table-cell office:value-type="float" office:value="0.931753">
                <text:p>0.931753</text:p>
              </table:table-cell>
              <table:table-cell office:value-type="float" office:value="0.937907">
                <text:p>0.937907</text:p>
              </table:table-cell>
              <table:table-cell office:value-type="float" office:value="0.937907">
                <text:p>0.937907</text:p>
              </table:table-cell>
              <table:table-cell office:value-type="float" office:value="0.937134">
                <text:p>0.937134</text:p>
              </table:table-cell>
              <table:table-cell office:value-type="float" office:value="0.937134">
                <text:p>0.937134</text:p>
              </table:table-cell>
              <table:table-cell office:value-type="float" office:value="0.937585">
                <text:p>0.9375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4644">
                <text:p>0.934644</text:p>
              </table:table-cell>
              <table:table-cell office:value-type="float" office:value="0.934644">
                <text:p>0.934644</text:p>
              </table:table-cell>
              <table:table-cell office:value-type="float" office:value="0.934644">
                <text:p>0.934644</text:p>
              </table:table-cell>
              <table:table-cell office:value-type="float" office:value="0.928307">
                <text:p>0.928307</text:p>
              </table:table-cell>
              <table:table-cell office:value-type="float" office:value="0.928307">
                <text:p>0.928307</text:p>
              </table:table-cell>
              <table:table-cell office:value-type="float" office:value="0.928716">
                <text:p>0.928716</text:p>
              </table:table-cell>
              <table:table-cell office:value-type="float" office:value="0.928716">
                <text:p>0.928716</text:p>
              </table:table-cell>
              <table:table-cell office:value-type="float" office:value="0.928716">
                <text:p>0.928716</text:p>
              </table:table-cell>
              <table:table-cell office:value-type="float" office:value="0.932182">
                <text:p>0.932182</text:p>
              </table:table-cell>
              <table:table-cell office:value-type="float" office:value="0.932182">
                <text:p>0.932182</text:p>
              </table:table-cell>
              <table:table-cell office:value-type="float" office:value="0.933983">
                <text:p>0.933983</text:p>
              </table:table-cell>
              <table:table-cell office:value-type="float" office:value="0.933983">
                <text:p>0.933983</text:p>
              </table:table-cell>
              <table:table-cell office:value-type="float" office:value="0.933983">
                <text:p>0.933983</text:p>
              </table:table-cell>
              <table:table-cell office:value-type="float" office:value="0.933288">
                <text:p>0.933288</text:p>
              </table:table-cell>
              <table:table-cell office:value-type="float" office:value="0.933288">
                <text:p>0.933288</text:p>
              </table:table-cell>
              <table:table-cell office:value-type="float" office:value="0.935387">
                <text:p>0.935387</text:p>
              </table:table-cell>
              <table:table-cell office:value-type="float" office:value="0.935387">
                <text:p>0.935387</text:p>
              </table:table-cell>
              <table:table-cell office:value-type="float" office:value="0.939105">
                <text:p>0.939105</text:p>
              </table:table-cell>
              <table:table-cell office:value-type="float" office:value="0.939105">
                <text:p>0.939105</text:p>
              </table:table-cell>
              <table:table-cell office:value-type="float" office:value="0.939105">
                <text:p>0.939105</text:p>
              </table:table-cell>
              <table:table-cell office:value-type="float" office:value="0.941838">
                <text:p>0.941838</text:p>
              </table:table-cell>
              <table:table-cell office:value-type="float" office:value="0.941838">
                <text:p>0.941838</text:p>
              </table:table-cell>
              <table:table-cell office:value-type="float" office:value="0.931614">
                <text:p>0.931614</text:p>
              </table:table-cell>
              <table:table-cell office:value-type="float" office:value="0.931614">
                <text:p>0.931614</text:p>
              </table:table-cell>
              <table:table-cell office:value-type="float" office:value="0.931614">
                <text:p>0.931614</text:p>
              </table:table-cell>
              <table:table-cell office:value-type="float" office:value="0.938057">
                <text:p>0.938057</text:p>
              </table:table-cell>
              <table:table-cell office:value-type="float" office:value="0.938057">
                <text:p>0.938057</text:p>
              </table:table-cell>
              <table:table-cell office:value-type="float" office:value="0.936916">
                <text:p>0.936916</text:p>
              </table:table-cell>
              <table:table-cell office:value-type="float" office:value="0.936916">
                <text:p>0.936916</text:p>
              </table:table-cell>
              <table:table-cell office:value-type="float" office:value="0.937187">
                <text:p>0.9371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3472">
                <text:p>0.93472</text:p>
              </table:table-cell>
              <table:table-cell office:value-type="float" office:value="0.93472">
                <text:p>0.93472</text:p>
              </table:table-cell>
              <table:table-cell office:value-type="float" office:value="0.93472">
                <text:p>0.93472</text:p>
              </table:table-cell>
              <table:table-cell office:value-type="float" office:value="0.92879">
                <text:p>0.92879</text:p>
              </table:table-cell>
              <table:table-cell office:value-type="float" office:value="0.92879">
                <text:p>0.92879</text:p>
              </table:table-cell>
              <table:table-cell office:value-type="float" office:value="0.928848">
                <text:p>0.928848</text:p>
              </table:table-cell>
              <table:table-cell office:value-type="float" office:value="0.928848">
                <text:p>0.928848</text:p>
              </table:table-cell>
              <table:table-cell office:value-type="float" office:value="0.928848">
                <text:p>0.928848</text:p>
              </table:table-cell>
              <table:table-cell office:value-type="float" office:value="0.931906">
                <text:p>0.931906</text:p>
              </table:table-cell>
              <table:table-cell office:value-type="float" office:value="0.931906">
                <text:p>0.931906</text:p>
              </table:table-cell>
              <table:table-cell office:value-type="float" office:value="0.934614">
                <text:p>0.934614</text:p>
              </table:table-cell>
              <table:table-cell office:value-type="float" office:value="0.934614">
                <text:p>0.934614</text:p>
              </table:table-cell>
              <table:table-cell office:value-type="float" office:value="0.934614">
                <text:p>0.934614</text:p>
              </table:table-cell>
              <table:table-cell office:value-type="float" office:value="0.933925">
                <text:p>0.933925</text:p>
              </table:table-cell>
              <table:table-cell office:value-type="float" office:value="0.933925">
                <text:p>0.933925</text:p>
              </table:table-cell>
              <table:table-cell office:value-type="float" office:value="0.93526">
                <text:p>0.93526</text:p>
              </table:table-cell>
              <table:table-cell office:value-type="float" office:value="0.93526">
                <text:p>0.93526</text:p>
              </table:table-cell>
              <table:table-cell office:value-type="float" office:value="0.939105">
                <text:p>0.939105</text:p>
              </table:table-cell>
              <table:table-cell office:value-type="float" office:value="0.939105">
                <text:p>0.939105</text:p>
              </table:table-cell>
              <table:table-cell office:value-type="float" office:value="0.939105">
                <text:p>0.939105</text:p>
              </table:table-cell>
              <table:table-cell office:value-type="float" office:value="0.941647">
                <text:p>0.941647</text:p>
              </table:table-cell>
              <table:table-cell office:value-type="float" office:value="0.941647">
                <text:p>0.941647</text:p>
              </table:table-cell>
              <table:table-cell office:value-type="float" office:value="0.931549">
                <text:p>0.931549</text:p>
              </table:table-cell>
              <table:table-cell office:value-type="float" office:value="0.931549">
                <text:p>0.931549</text:p>
              </table:table-cell>
              <table:table-cell office:value-type="float" office:value="0.931549">
                <text:p>0.931549</text:p>
              </table:table-cell>
              <table:table-cell office:value-type="float" office:value="0.937721">
                <text:p>0.937721</text:p>
              </table:table-cell>
              <table:table-cell office:value-type="float" office:value="0.937721">
                <text:p>0.937721</text:p>
              </table:table-cell>
              <table:table-cell office:value-type="float" office:value="0.937645">
                <text:p>0.937645</text:p>
              </table:table-cell>
              <table:table-cell office:value-type="float" office:value="0.937645">
                <text:p>0.937645</text:p>
              </table:table-cell>
              <table:table-cell office:value-type="float" office:value="0.936541">
                <text:p>0.9365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4652">
                <text:p>0.934652</text:p>
              </table:table-cell>
              <table:table-cell office:value-type="float" office:value="0.934652">
                <text:p>0.934652</text:p>
              </table:table-cell>
              <table:table-cell office:value-type="float" office:value="0.934652">
                <text:p>0.934652</text:p>
              </table:table-cell>
              <table:table-cell office:value-type="float" office:value="0.928492">
                <text:p>0.928492</text:p>
              </table:table-cell>
              <table:table-cell office:value-type="float" office:value="0.928492">
                <text:p>0.928492</text:p>
              </table:table-cell>
              <table:table-cell office:value-type="float" office:value="0.928991">
                <text:p>0.928991</text:p>
              </table:table-cell>
              <table:table-cell office:value-type="float" office:value="0.928991">
                <text:p>0.928991</text:p>
              </table:table-cell>
              <table:table-cell office:value-type="float" office:value="0.928991">
                <text:p>0.928991</text:p>
              </table:table-cell>
              <table:table-cell office:value-type="float" office:value="0.931567">
                <text:p>0.931567</text:p>
              </table:table-cell>
              <table:table-cell office:value-type="float" office:value="0.931567">
                <text:p>0.931567</text:p>
              </table:table-cell>
              <table:table-cell office:value-type="float" office:value="0.934637">
                <text:p>0.934637</text:p>
              </table:table-cell>
              <table:table-cell office:value-type="float" office:value="0.934637">
                <text:p>0.934637</text:p>
              </table:table-cell>
              <table:table-cell office:value-type="float" office:value="0.934637">
                <text:p>0.934637</text:p>
              </table:table-cell>
              <table:table-cell office:value-type="float" office:value="0.933983">
                <text:p>0.933983</text:p>
              </table:table-cell>
              <table:table-cell office:value-type="float" office:value="0.933983">
                <text:p>0.933983</text:p>
              </table:table-cell>
              <table:table-cell office:value-type="float" office:value="0.934797">
                <text:p>0.934797</text:p>
              </table:table-cell>
              <table:table-cell office:value-type="float" office:value="0.934797">
                <text:p>0.934797</text:p>
              </table:table-cell>
              <table:table-cell office:value-type="float" office:value="0.938077">
                <text:p>0.938077</text:p>
              </table:table-cell>
              <table:table-cell office:value-type="float" office:value="0.938077">
                <text:p>0.938077</text:p>
              </table:table-cell>
              <table:table-cell office:value-type="float" office:value="0.938077">
                <text:p>0.938077</text:p>
              </table:table-cell>
              <table:table-cell office:value-type="float" office:value="0.941281">
                <text:p>0.941281</text:p>
              </table:table-cell>
              <table:table-cell office:value-type="float" office:value="0.941281">
                <text:p>0.941281</text:p>
              </table:table-cell>
              <table:table-cell office:value-type="float" office:value="0.931808">
                <text:p>0.931808</text:p>
              </table:table-cell>
              <table:table-cell office:value-type="float" office:value="0.931808">
                <text:p>0.931808</text:p>
              </table:table-cell>
              <table:table-cell office:value-type="float" office:value="0.931808">
                <text:p>0.931808</text:p>
              </table:table-cell>
              <table:table-cell office:value-type="float" office:value="0.937661">
                <text:p>0.937661</text:p>
              </table:table-cell>
              <table:table-cell office:value-type="float" office:value="0.937661">
                <text:p>0.937661</text:p>
              </table:table-cell>
              <table:table-cell office:value-type="float" office:value="0.93721">
                <text:p>0.93721</text:p>
              </table:table-cell>
              <table:table-cell office:value-type="float" office:value="0.93721">
                <text:p>0.93721</text:p>
              </table:table-cell>
              <table:table-cell office:value-type="float" office:value="0.936677">
                <text:p>0.9366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4657">
                <text:p>0.934657</text:p>
              </table:table-cell>
              <table:table-cell office:value-type="float" office:value="0.934657">
                <text:p>0.934657</text:p>
              </table:table-cell>
              <table:table-cell office:value-type="float" office:value="0.934657">
                <text:p>0.934657</text:p>
              </table:table-cell>
              <table:table-cell office:value-type="float" office:value="0.928705">
                <text:p>0.928705</text:p>
              </table:table-cell>
              <table:table-cell office:value-type="float" office:value="0.928705">
                <text:p>0.928705</text:p>
              </table:table-cell>
              <table:table-cell office:value-type="float" office:value="0.929175">
                <text:p>0.929175</text:p>
              </table:table-cell>
              <table:table-cell office:value-type="float" office:value="0.929175">
                <text:p>0.929175</text:p>
              </table:table-cell>
              <table:table-cell office:value-type="float" office:value="0.929175">
                <text:p>0.929175</text:p>
              </table:table-cell>
              <table:table-cell office:value-type="float" office:value="0.932105">
                <text:p>0.932105</text:p>
              </table:table-cell>
              <table:table-cell office:value-type="float" office:value="0.932105">
                <text:p>0.932105</text:p>
              </table:table-cell>
              <table:table-cell office:value-type="float" office:value="0.934331">
                <text:p>0.934331</text:p>
              </table:table-cell>
              <table:table-cell office:value-type="float" office:value="0.934331">
                <text:p>0.934331</text:p>
              </table:table-cell>
              <table:table-cell office:value-type="float" office:value="0.934331">
                <text:p>0.934331</text:p>
              </table:table-cell>
              <table:table-cell office:value-type="float" office:value="0.933812">
                <text:p>0.933812</text:p>
              </table:table-cell>
              <table:table-cell office:value-type="float" office:value="0.933812">
                <text:p>0.933812</text:p>
              </table:table-cell>
              <table:table-cell office:value-type="float" office:value="0.934541">
                <text:p>0.934541</text:p>
              </table:table-cell>
              <table:table-cell office:value-type="float" office:value="0.934541">
                <text:p>0.934541</text:p>
              </table:table-cell>
              <table:table-cell office:value-type="float" office:value="0.938147">
                <text:p>0.938147</text:p>
              </table:table-cell>
              <table:table-cell office:value-type="float" office:value="0.938147">
                <text:p>0.938147</text:p>
              </table:table-cell>
              <table:table-cell office:value-type="float" office:value="0.938147">
                <text:p>0.938147</text:p>
              </table:table-cell>
              <table:table-cell office:value-type="float" office:value="0.941017">
                <text:p>0.941017</text:p>
              </table:table-cell>
              <table:table-cell office:value-type="float" office:value="0.941017">
                <text:p>0.941017</text:p>
              </table:table-cell>
              <table:table-cell office:value-type="float" office:value="0.932386">
                <text:p>0.932386</text:p>
              </table:table-cell>
              <table:table-cell office:value-type="float" office:value="0.932386">
                <text:p>0.932386</text:p>
              </table:table-cell>
              <table:table-cell office:value-type="float" office:value="0.932386">
                <text:p>0.932386</text:p>
              </table:table-cell>
              <table:table-cell office:value-type="float" office:value="0.93794">
                <text:p>0.93794</text:p>
              </table:table-cell>
              <table:table-cell office:value-type="float" office:value="0.93794">
                <text:p>0.93794</text:p>
              </table:table-cell>
              <table:table-cell office:value-type="float" office:value="0.936991">
                <text:p>0.936991</text:p>
              </table:table-cell>
              <table:table-cell office:value-type="float" office:value="0.936991">
                <text:p>0.936991</text:p>
              </table:table-cell>
              <table:table-cell office:value-type="float" office:value="0.936294">
                <text:p>0.9362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4065">
                <text:p>0.934065</text:p>
              </table:table-cell>
              <table:table-cell office:value-type="float" office:value="0.934065">
                <text:p>0.934065</text:p>
              </table:table-cell>
              <table:table-cell office:value-type="float" office:value="0.934065">
                <text:p>0.934065</text:p>
              </table:table-cell>
              <table:table-cell office:value-type="float" office:value="0.928971">
                <text:p>0.928971</text:p>
              </table:table-cell>
              <table:table-cell office:value-type="float" office:value="0.928971">
                <text:p>0.928971</text:p>
              </table:table-cell>
              <table:table-cell office:value-type="float" office:value="0.930015">
                <text:p>0.930015</text:p>
              </table:table-cell>
              <table:table-cell office:value-type="float" office:value="0.930015">
                <text:p>0.930015</text:p>
              </table:table-cell>
              <table:table-cell office:value-type="float" office:value="0.930015">
                <text:p>0.930015</text:p>
              </table:table-cell>
              <table:table-cell office:value-type="float" office:value="0.932101">
                <text:p>0.932101</text:p>
              </table:table-cell>
              <table:table-cell office:value-type="float" office:value="0.932101">
                <text:p>0.932101</text:p>
              </table:table-cell>
              <table:table-cell office:value-type="float" office:value="0.934056">
                <text:p>0.934056</text:p>
              </table:table-cell>
              <table:table-cell office:value-type="float" office:value="0.934056">
                <text:p>0.934056</text:p>
              </table:table-cell>
              <table:table-cell office:value-type="float" office:value="0.934056">
                <text:p>0.934056</text:p>
              </table:table-cell>
              <table:table-cell office:value-type="float" office:value="0.934273">
                <text:p>0.934273</text:p>
              </table:table-cell>
              <table:table-cell office:value-type="float" office:value="0.934273">
                <text:p>0.934273</text:p>
              </table:table-cell>
              <table:table-cell office:value-type="float" office:value="0.934023">
                <text:p>0.934023</text:p>
              </table:table-cell>
              <table:table-cell office:value-type="float" office:value="0.934023">
                <text:p>0.934023</text:p>
              </table:table-cell>
              <table:table-cell office:value-type="float" office:value="0.9376">
                <text:p>0.9376</text:p>
              </table:table-cell>
              <table:table-cell office:value-type="float" office:value="0.9376">
                <text:p>0.9376</text:p>
              </table:table-cell>
              <table:table-cell office:value-type="float" office:value="0.9376">
                <text:p>0.9376</text:p>
              </table:table-cell>
              <table:table-cell office:value-type="float" office:value="0.941105">
                <text:p>0.941105</text:p>
              </table:table-cell>
              <table:table-cell office:value-type="float" office:value="0.941105">
                <text:p>0.941105</text:p>
              </table:table-cell>
              <table:table-cell office:value-type="float" office:value="0.932523">
                <text:p>0.932523</text:p>
              </table:table-cell>
              <table:table-cell office:value-type="float" office:value="0.932523">
                <text:p>0.932523</text:p>
              </table:table-cell>
              <table:table-cell office:value-type="float" office:value="0.932523">
                <text:p>0.932523</text:p>
              </table:table-cell>
              <table:table-cell office:value-type="float" office:value="0.93775">
                <text:p>0.93775</text:p>
              </table:table-cell>
              <table:table-cell office:value-type="float" office:value="0.93775">
                <text:p>0.93775</text:p>
              </table:table-cell>
              <table:table-cell office:value-type="float" office:value="0.93741">
                <text:p>0.93741</text:p>
              </table:table-cell>
              <table:table-cell office:value-type="float" office:value="0.93741">
                <text:p>0.93741</text:p>
              </table:table-cell>
              <table:table-cell office:value-type="float" office:value="0.93661">
                <text:p>0.936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3991">
                <text:p>0.933991</text:p>
              </table:table-cell>
              <table:table-cell office:value-type="float" office:value="0.933991">
                <text:p>0.933991</text:p>
              </table:table-cell>
              <table:table-cell office:value-type="float" office:value="0.933991">
                <text:p>0.933991</text:p>
              </table:table-cell>
              <table:table-cell office:value-type="float" office:value="0.929119">
                <text:p>0.929119</text:p>
              </table:table-cell>
              <table:table-cell office:value-type="float" office:value="0.929119">
                <text:p>0.929119</text:p>
              </table:table-cell>
              <table:table-cell office:value-type="float" office:value="0.930457">
                <text:p>0.930457</text:p>
              </table:table-cell>
              <table:table-cell office:value-type="float" office:value="0.930457">
                <text:p>0.930457</text:p>
              </table:table-cell>
              <table:table-cell office:value-type="float" office:value="0.930457">
                <text:p>0.930457</text:p>
              </table:table-cell>
              <table:table-cell office:value-type="float" office:value="0.931796">
                <text:p>0.931796</text:p>
              </table:table-cell>
              <table:table-cell office:value-type="float" office:value="0.931796">
                <text:p>0.931796</text:p>
              </table:table-cell>
              <table:table-cell office:value-type="float" office:value="0.933988">
                <text:p>0.933988</text:p>
              </table:table-cell>
              <table:table-cell office:value-type="float" office:value="0.933988">
                <text:p>0.933988</text:p>
              </table:table-cell>
              <table:table-cell office:value-type="float" office:value="0.933988">
                <text:p>0.933988</text:p>
              </table:table-cell>
              <table:table-cell office:value-type="float" office:value="0.934448">
                <text:p>0.934448</text:p>
              </table:table-cell>
              <table:table-cell office:value-type="float" office:value="0.934448">
                <text:p>0.934448</text:p>
              </table:table-cell>
              <table:table-cell office:value-type="float" office:value="0.934506">
                <text:p>0.934506</text:p>
              </table:table-cell>
              <table:table-cell office:value-type="float" office:value="0.934506">
                <text:p>0.934506</text:p>
              </table:table-cell>
              <table:table-cell office:value-type="float" office:value="0.937708">
                <text:p>0.937708</text:p>
              </table:table-cell>
              <table:table-cell office:value-type="float" office:value="0.937708">
                <text:p>0.937708</text:p>
              </table:table-cell>
              <table:table-cell office:value-type="float" office:value="0.937708">
                <text:p>0.937708</text:p>
              </table:table-cell>
              <table:table-cell office:value-type="float" office:value="0.940546">
                <text:p>0.940546</text:p>
              </table:table-cell>
              <table:table-cell office:value-type="float" office:value="0.940546">
                <text:p>0.940546</text:p>
              </table:table-cell>
              <table:table-cell office:value-type="float" office:value="0.932824">
                <text:p>0.932824</text:p>
              </table:table-cell>
              <table:table-cell office:value-type="float" office:value="0.932824">
                <text:p>0.932824</text:p>
              </table:table-cell>
              <table:table-cell office:value-type="float" office:value="0.932824">
                <text:p>0.932824</text:p>
              </table:table-cell>
              <table:table-cell office:value-type="float" office:value="0.937425">
                <text:p>0.937425</text:p>
              </table:table-cell>
              <table:table-cell office:value-type="float" office:value="0.937425">
                <text:p>0.937425</text:p>
              </table:table-cell>
              <table:table-cell office:value-type="float" office:value="0.937625">
                <text:p>0.937625</text:p>
              </table:table-cell>
              <table:table-cell office:value-type="float" office:value="0.937625">
                <text:p>0.937625</text:p>
              </table:table-cell>
              <table:table-cell office:value-type="float" office:value="0.936684">
                <text:p>0.9366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4139">
                <text:p>0.934139</text:p>
              </table:table-cell>
              <table:table-cell office:value-type="float" office:value="0.934139">
                <text:p>0.934139</text:p>
              </table:table-cell>
              <table:table-cell office:value-type="float" office:value="0.934139">
                <text:p>0.934139</text:p>
              </table:table-cell>
              <table:table-cell office:value-type="float" office:value="0.929122">
                <text:p>0.929122</text:p>
              </table:table-cell>
              <table:table-cell office:value-type="float" office:value="0.929122">
                <text:p>0.929122</text:p>
              </table:table-cell>
              <table:table-cell office:value-type="float" office:value="0.930476">
                <text:p>0.930476</text:p>
              </table:table-cell>
              <table:table-cell office:value-type="float" office:value="0.930476">
                <text:p>0.930476</text:p>
              </table:table-cell>
              <table:table-cell office:value-type="float" office:value="0.930476">
                <text:p>0.930476</text:p>
              </table:table-cell>
              <table:table-cell office:value-type="float" office:value="0.931871">
                <text:p>0.931871</text:p>
              </table:table-cell>
              <table:table-cell office:value-type="float" office:value="0.931871">
                <text:p>0.931871</text:p>
              </table:table-cell>
              <table:table-cell office:value-type="float" office:value="0.934425">
                <text:p>0.934425</text:p>
              </table:table-cell>
              <table:table-cell office:value-type="float" office:value="0.934425">
                <text:p>0.934425</text:p>
              </table:table-cell>
              <table:table-cell office:value-type="float" office:value="0.934425">
                <text:p>0.934425</text:p>
              </table:table-cell>
              <table:table-cell office:value-type="float" office:value="0.934094">
                <text:p>0.934094</text:p>
              </table:table-cell>
              <table:table-cell office:value-type="float" office:value="0.934094">
                <text:p>0.934094</text:p>
              </table:table-cell>
              <table:table-cell office:value-type="float" office:value="0.934086">
                <text:p>0.934086</text:p>
              </table:table-cell>
              <table:table-cell office:value-type="float" office:value="0.934086">
                <text:p>0.934086</text:p>
              </table:table-cell>
              <table:table-cell office:value-type="float" office:value="0.937693">
                <text:p>0.937693</text:p>
              </table:table-cell>
              <table:table-cell office:value-type="float" office:value="0.937693">
                <text:p>0.937693</text:p>
              </table:table-cell>
              <table:table-cell office:value-type="float" office:value="0.937693">
                <text:p>0.937693</text:p>
              </table:table-cell>
              <table:table-cell office:value-type="float" office:value="0.940569">
                <text:p>0.940569</text:p>
              </table:table-cell>
              <table:table-cell office:value-type="float" office:value="0.940569">
                <text:p>0.940569</text:p>
              </table:table-cell>
              <table:table-cell office:value-type="float" office:value="0.932169">
                <text:p>0.932169</text:p>
              </table:table-cell>
              <table:table-cell office:value-type="float" office:value="0.932169">
                <text:p>0.932169</text:p>
              </table:table-cell>
              <table:table-cell office:value-type="float" office:value="0.932169">
                <text:p>0.932169</text:p>
              </table:table-cell>
              <table:table-cell office:value-type="float" office:value="0.93729">
                <text:p>0.93729</text:p>
              </table:table-cell>
              <table:table-cell office:value-type="float" office:value="0.93729">
                <text:p>0.93729</text:p>
              </table:table-cell>
              <table:table-cell office:value-type="float" office:value="0.937687">
                <text:p>0.937687</text:p>
              </table:table-cell>
              <table:table-cell office:value-type="float" office:value="0.937687">
                <text:p>0.937687</text:p>
              </table:table-cell>
              <table:table-cell office:value-type="float" office:value="0.936923">
                <text:p>0.9369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4505">
                <text:p>0.934505</text:p>
              </table:table-cell>
              <table:table-cell office:value-type="float" office:value="0.934505">
                <text:p>0.934505</text:p>
              </table:table-cell>
              <table:table-cell office:value-type="float" office:value="0.934505">
                <text:p>0.934505</text:p>
              </table:table-cell>
              <table:table-cell office:value-type="float" office:value="0.929753">
                <text:p>0.929753</text:p>
              </table:table-cell>
              <table:table-cell office:value-type="float" office:value="0.929753">
                <text:p>0.929753</text:p>
              </table:table-cell>
              <table:table-cell office:value-type="float" office:value="0.930778">
                <text:p>0.930778</text:p>
              </table:table-cell>
              <table:table-cell office:value-type="float" office:value="0.930778">
                <text:p>0.930778</text:p>
              </table:table-cell>
              <table:table-cell office:value-type="float" office:value="0.930778">
                <text:p>0.930778</text:p>
              </table:table-cell>
              <table:table-cell office:value-type="float" office:value="0.931985">
                <text:p>0.931985</text:p>
              </table:table-cell>
              <table:table-cell office:value-type="float" office:value="0.931985">
                <text:p>0.931985</text:p>
              </table:table-cell>
              <table:table-cell office:value-type="float" office:value="0.93478">
                <text:p>0.93478</text:p>
              </table:table-cell>
              <table:table-cell office:value-type="float" office:value="0.93478">
                <text:p>0.93478</text:p>
              </table:table-cell>
              <table:table-cell office:value-type="float" office:value="0.93478">
                <text:p>0.93478</text:p>
              </table:table-cell>
              <table:table-cell office:value-type="float" office:value="0.934485">
                <text:p>0.934485</text:p>
              </table:table-cell>
              <table:table-cell office:value-type="float" office:value="0.934485">
                <text:p>0.934485</text:p>
              </table:table-cell>
              <table:table-cell office:value-type="float" office:value="0.93383">
                <text:p>0.93383</text:p>
              </table:table-cell>
              <table:table-cell office:value-type="float" office:value="0.93383">
                <text:p>0.93383</text:p>
              </table:table-cell>
              <table:table-cell office:value-type="float" office:value="0.937452">
                <text:p>0.937452</text:p>
              </table:table-cell>
              <table:table-cell office:value-type="float" office:value="0.937452">
                <text:p>0.937452</text:p>
              </table:table-cell>
              <table:table-cell office:value-type="float" office:value="0.937452">
                <text:p>0.937452</text:p>
              </table:table-cell>
              <table:table-cell office:value-type="float" office:value="0.940376">
                <text:p>0.940376</text:p>
              </table:table-cell>
              <table:table-cell office:value-type="float" office:value="0.940376">
                <text:p>0.940376</text:p>
              </table:table-cell>
              <table:table-cell office:value-type="float" office:value="0.932">
                <text:p>0.932</text:p>
              </table:table-cell>
              <table:table-cell office:value-type="float" office:value="0.932">
                <text:p>0.932</text:p>
              </table:table-cell>
              <table:table-cell office:value-type="float" office:value="0.932">
                <text:p>0.932</text:p>
              </table:table-cell>
              <table:table-cell office:value-type="float" office:value="0.937562">
                <text:p>0.937562</text:p>
              </table:table-cell>
              <table:table-cell office:value-type="float" office:value="0.937562">
                <text:p>0.937562</text:p>
              </table:table-cell>
              <table:table-cell office:value-type="float" office:value="0.938038">
                <text:p>0.938038</text:p>
              </table:table-cell>
              <table:table-cell office:value-type="float" office:value="0.938038">
                <text:p>0.938038</text:p>
              </table:table-cell>
              <table:table-cell office:value-type="float" office:value="0.937415">
                <text:p>0.937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4502">
                <text:p>0.934502</text:p>
              </table:table-cell>
              <table:table-cell office:value-type="float" office:value="0.934502">
                <text:p>0.934502</text:p>
              </table:table-cell>
              <table:table-cell office:value-type="float" office:value="0.934502">
                <text:p>0.934502</text:p>
              </table:table-cell>
              <table:table-cell office:value-type="float" office:value="0.930158">
                <text:p>0.930158</text:p>
              </table:table-cell>
              <table:table-cell office:value-type="float" office:value="0.930158">
                <text:p>0.930158</text:p>
              </table:table-cell>
              <table:table-cell office:value-type="float" office:value="0.930731">
                <text:p>0.930731</text:p>
              </table:table-cell>
              <table:table-cell office:value-type="float" office:value="0.930731">
                <text:p>0.930731</text:p>
              </table:table-cell>
              <table:table-cell office:value-type="float" office:value="0.930731">
                <text:p>0.930731</text:p>
              </table:table-cell>
              <table:table-cell office:value-type="float" office:value="0.932058">
                <text:p>0.932058</text:p>
              </table:table-cell>
              <table:table-cell office:value-type="float" office:value="0.932058">
                <text:p>0.932058</text:p>
              </table:table-cell>
              <table:table-cell office:value-type="float" office:value="0.93521">
                <text:p>0.93521</text:p>
              </table:table-cell>
              <table:table-cell office:value-type="float" office:value="0.93521">
                <text:p>0.93521</text:p>
              </table:table-cell>
              <table:table-cell office:value-type="float" office:value="0.93521">
                <text:p>0.93521</text:p>
              </table:table-cell>
              <table:table-cell office:value-type="float" office:value="0.934083">
                <text:p>0.934083</text:p>
              </table:table-cell>
              <table:table-cell office:value-type="float" office:value="0.934083">
                <text:p>0.934083</text:p>
              </table:table-cell>
              <table:table-cell office:value-type="float" office:value="0.933894">
                <text:p>0.933894</text:p>
              </table:table-cell>
              <table:table-cell office:value-type="float" office:value="0.933894">
                <text:p>0.933894</text:p>
              </table:table-cell>
              <table:table-cell office:value-type="float" office:value="0.937279">
                <text:p>0.937279</text:p>
              </table:table-cell>
              <table:table-cell office:value-type="float" office:value="0.937279">
                <text:p>0.937279</text:p>
              </table:table-cell>
              <table:table-cell office:value-type="float" office:value="0.937279">
                <text:p>0.937279</text:p>
              </table:table-cell>
              <table:table-cell office:value-type="float" office:value="0.940763">
                <text:p>0.940763</text:p>
              </table:table-cell>
              <table:table-cell office:value-type="float" office:value="0.940763">
                <text:p>0.940763</text:p>
              </table:table-cell>
              <table:table-cell office:value-type="float" office:value="0.932498">
                <text:p>0.932498</text:p>
              </table:table-cell>
              <table:table-cell office:value-type="float" office:value="0.932498">
                <text:p>0.932498</text:p>
              </table:table-cell>
              <table:table-cell office:value-type="float" office:value="0.932498">
                <text:p>0.932498</text:p>
              </table:table-cell>
              <table:table-cell office:value-type="float" office:value="0.93787">
                <text:p>0.93787</text:p>
              </table:table-cell>
              <table:table-cell office:value-type="float" office:value="0.93787">
                <text:p>0.93787</text:p>
              </table:table-cell>
              <table:table-cell office:value-type="float" office:value="0.938192">
                <text:p>0.938192</text:p>
              </table:table-cell>
              <table:table-cell office:value-type="float" office:value="0.938192">
                <text:p>0.938192</text:p>
              </table:table-cell>
              <table:table-cell office:value-type="float" office:value="0.937778">
                <text:p>0.9377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4736">
                <text:p>0.934736</text:p>
              </table:table-cell>
              <table:table-cell office:value-type="float" office:value="0.934736">
                <text:p>0.934736</text:p>
              </table:table-cell>
              <table:table-cell office:value-type="float" office:value="0.934736">
                <text:p>0.934736</text:p>
              </table:table-cell>
              <table:table-cell office:value-type="float" office:value="0.930261">
                <text:p>0.930261</text:p>
              </table:table-cell>
              <table:table-cell office:value-type="float" office:value="0.930261">
                <text:p>0.930261</text:p>
              </table:table-cell>
              <table:table-cell office:value-type="float" office:value="0.929961">
                <text:p>0.929961</text:p>
              </table:table-cell>
              <table:table-cell office:value-type="float" office:value="0.929961">
                <text:p>0.929961</text:p>
              </table:table-cell>
              <table:table-cell office:value-type="float" office:value="0.929961">
                <text:p>0.929961</text:p>
              </table:table-cell>
              <table:table-cell office:value-type="float" office:value="0.932136">
                <text:p>0.932136</text:p>
              </table:table-cell>
              <table:table-cell office:value-type="float" office:value="0.932136">
                <text:p>0.932136</text:p>
              </table:table-cell>
              <table:table-cell office:value-type="float" office:value="0.934688">
                <text:p>0.934688</text:p>
              </table:table-cell>
              <table:table-cell office:value-type="float" office:value="0.934688">
                <text:p>0.934688</text:p>
              </table:table-cell>
              <table:table-cell office:value-type="float" office:value="0.934688">
                <text:p>0.934688</text:p>
              </table:table-cell>
              <table:table-cell office:value-type="float" office:value="0.933553">
                <text:p>0.933553</text:p>
              </table:table-cell>
              <table:table-cell office:value-type="float" office:value="0.933553">
                <text:p>0.933553</text:p>
              </table:table-cell>
              <table:table-cell office:value-type="float" office:value="0.933856">
                <text:p>0.933856</text:p>
              </table:table-cell>
              <table:table-cell office:value-type="float" office:value="0.933856">
                <text:p>0.933856</text:p>
              </table:table-cell>
              <table:table-cell office:value-type="float" office:value="0.937365">
                <text:p>0.937365</text:p>
              </table:table-cell>
              <table:table-cell office:value-type="float" office:value="0.937365">
                <text:p>0.937365</text:p>
              </table:table-cell>
              <table:table-cell office:value-type="float" office:value="0.937365">
                <text:p>0.937365</text:p>
              </table:table-cell>
              <table:table-cell office:value-type="float" office:value="0.940484">
                <text:p>0.940484</text:p>
              </table:table-cell>
              <table:table-cell office:value-type="float" office:value="0.940484">
                <text:p>0.940484</text:p>
              </table:table-cell>
              <table:table-cell office:value-type="float" office:value="0.932958">
                <text:p>0.932958</text:p>
              </table:table-cell>
              <table:table-cell office:value-type="float" office:value="0.932958">
                <text:p>0.932958</text:p>
              </table:table-cell>
              <table:table-cell office:value-type="float" office:value="0.932958">
                <text:p>0.932958</text:p>
              </table:table-cell>
              <table:table-cell office:value-type="float" office:value="0.938322">
                <text:p>0.938322</text:p>
              </table:table-cell>
              <table:table-cell office:value-type="float" office:value="0.938322">
                <text:p>0.938322</text:p>
              </table:table-cell>
              <table:table-cell office:value-type="float" office:value="0.937513">
                <text:p>0.937513</text:p>
              </table:table-cell>
              <table:table-cell office:value-type="float" office:value="0.937513">
                <text:p>0.937513</text:p>
              </table:table-cell>
              <table:table-cell office:value-type="float" office:value="0.938313">
                <text:p>0.938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4969">
                <text:p>0.934969</text:p>
              </table:table-cell>
              <table:table-cell office:value-type="float" office:value="0.934969">
                <text:p>0.934969</text:p>
              </table:table-cell>
              <table:table-cell office:value-type="float" office:value="0.934969">
                <text:p>0.934969</text:p>
              </table:table-cell>
              <table:table-cell office:value-type="float" office:value="0.929884">
                <text:p>0.929884</text:p>
              </table:table-cell>
              <table:table-cell office:value-type="float" office:value="0.929884">
                <text:p>0.929884</text:p>
              </table:table-cell>
              <table:table-cell office:value-type="float" office:value="0.929833">
                <text:p>0.929833</text:p>
              </table:table-cell>
              <table:table-cell office:value-type="float" office:value="0.929833">
                <text:p>0.929833</text:p>
              </table:table-cell>
              <table:table-cell office:value-type="float" office:value="0.929833">
                <text:p>0.929833</text:p>
              </table:table-cell>
              <table:table-cell office:value-type="float" office:value="0.931808">
                <text:p>0.931808</text:p>
              </table:table-cell>
              <table:table-cell office:value-type="float" office:value="0.931808">
                <text:p>0.931808</text:p>
              </table:table-cell>
              <table:table-cell office:value-type="float" office:value="0.935253">
                <text:p>0.935253</text:p>
              </table:table-cell>
              <table:table-cell office:value-type="float" office:value="0.935253">
                <text:p>0.935253</text:p>
              </table:table-cell>
              <table:table-cell office:value-type="float" office:value="0.935253">
                <text:p>0.935253</text:p>
              </table:table-cell>
              <table:table-cell office:value-type="float" office:value="0.934056">
                <text:p>0.934056</text:p>
              </table:table-cell>
              <table:table-cell office:value-type="float" office:value="0.934056">
                <text:p>0.934056</text:p>
              </table:table-cell>
              <table:table-cell office:value-type="float" office:value="0.933607">
                <text:p>0.933607</text:p>
              </table:table-cell>
              <table:table-cell office:value-type="float" office:value="0.933607">
                <text:p>0.933607</text:p>
              </table:table-cell>
              <table:table-cell office:value-type="float" office:value="0.937252">
                <text:p>0.937252</text:p>
              </table:table-cell>
              <table:table-cell office:value-type="float" office:value="0.937252">
                <text:p>0.937252</text:p>
              </table:table-cell>
              <table:table-cell office:value-type="float" office:value="0.937252">
                <text:p>0.937252</text:p>
              </table:table-cell>
              <table:table-cell office:value-type="float" office:value="0.940234">
                <text:p>0.940234</text:p>
              </table:table-cell>
              <table:table-cell office:value-type="float" office:value="0.940234">
                <text:p>0.940234</text:p>
              </table:table-cell>
              <table:table-cell office:value-type="float" office:value="0.932921">
                <text:p>0.932921</text:p>
              </table:table-cell>
              <table:table-cell office:value-type="float" office:value="0.932921">
                <text:p>0.932921</text:p>
              </table:table-cell>
              <table:table-cell office:value-type="float" office:value="0.932921">
                <text:p>0.932921</text:p>
              </table:table-cell>
              <table:table-cell office:value-type="float" office:value="0.937794">
                <text:p>0.937794</text:p>
              </table:table-cell>
              <table:table-cell office:value-type="float" office:value="0.937794">
                <text:p>0.937794</text:p>
              </table:table-cell>
              <table:table-cell office:value-type="float" office:value="0.937317">
                <text:p>0.937317</text:p>
              </table:table-cell>
              <table:table-cell office:value-type="float" office:value="0.937317">
                <text:p>0.937317</text:p>
              </table:table-cell>
              <table:table-cell office:value-type="float" office:value="0.938498">
                <text:p>0.9384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498">
                <text:p>0.93498</text:p>
              </table:table-cell>
              <table:table-cell office:value-type="float" office:value="0.93498">
                <text:p>0.93498</text:p>
              </table:table-cell>
              <table:table-cell office:value-type="float" office:value="0.93498">
                <text:p>0.93498</text:p>
              </table:table-cell>
              <table:table-cell office:value-type="float" office:value="0.930046">
                <text:p>0.930046</text:p>
              </table:table-cell>
              <table:table-cell office:value-type="float" office:value="0.930046">
                <text:p>0.930046</text:p>
              </table:table-cell>
              <table:table-cell office:value-type="float" office:value="0.930791">
                <text:p>0.930791</text:p>
              </table:table-cell>
              <table:table-cell office:value-type="float" office:value="0.930791">
                <text:p>0.930791</text:p>
              </table:table-cell>
              <table:table-cell office:value-type="float" office:value="0.930791">
                <text:p>0.930791</text:p>
              </table:table-cell>
              <table:table-cell office:value-type="float" office:value="0.932036">
                <text:p>0.932036</text:p>
              </table:table-cell>
              <table:table-cell office:value-type="float" office:value="0.932036">
                <text:p>0.932036</text:p>
              </table:table-cell>
              <table:table-cell office:value-type="float" office:value="0.934949">
                <text:p>0.934949</text:p>
              </table:table-cell>
              <table:table-cell office:value-type="float" office:value="0.934949">
                <text:p>0.934949</text:p>
              </table:table-cell>
              <table:table-cell office:value-type="float" office:value="0.934949">
                <text:p>0.934949</text:p>
              </table:table-cell>
              <table:table-cell office:value-type="float" office:value="0.93442">
                <text:p>0.93442</text:p>
              </table:table-cell>
              <table:table-cell office:value-type="float" office:value="0.93442">
                <text:p>0.93442</text:p>
              </table:table-cell>
              <table:table-cell office:value-type="float" office:value="0.93384">
                <text:p>0.93384</text:p>
              </table:table-cell>
              <table:table-cell office:value-type="float" office:value="0.93384">
                <text:p>0.93384</text:p>
              </table:table-cell>
              <table:table-cell office:value-type="float" office:value="0.936913">
                <text:p>0.936913</text:p>
              </table:table-cell>
              <table:table-cell office:value-type="float" office:value="0.936913">
                <text:p>0.936913</text:p>
              </table:table-cell>
              <table:table-cell office:value-type="float" office:value="0.936913">
                <text:p>0.936913</text:p>
              </table:table-cell>
              <table:table-cell office:value-type="float" office:value="0.940156">
                <text:p>0.940156</text:p>
              </table:table-cell>
              <table:table-cell office:value-type="float" office:value="0.940156">
                <text:p>0.940156</text:p>
              </table:table-cell>
              <table:table-cell office:value-type="float" office:value="0.933532">
                <text:p>0.933532</text:p>
              </table:table-cell>
              <table:table-cell office:value-type="float" office:value="0.933532">
                <text:p>0.933532</text:p>
              </table:table-cell>
              <table:table-cell office:value-type="float" office:value="0.933532">
                <text:p>0.933532</text:p>
              </table:table-cell>
              <table:table-cell office:value-type="float" office:value="0.93747">
                <text:p>0.93747</text:p>
              </table:table-cell>
              <table:table-cell office:value-type="float" office:value="0.93747">
                <text:p>0.93747</text:p>
              </table:table-cell>
              <table:table-cell office:value-type="float" office:value="0.937756">
                <text:p>0.937756</text:p>
              </table:table-cell>
              <table:table-cell office:value-type="float" office:value="0.937756">
                <text:p>0.937756</text:p>
              </table:table-cell>
              <table:table-cell office:value-type="float" office:value="0.938505">
                <text:p>0.938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5461">
                <text:p>0.935461</text:p>
              </table:table-cell>
              <table:table-cell office:value-type="float" office:value="0.935461">
                <text:p>0.935461</text:p>
              </table:table-cell>
              <table:table-cell office:value-type="float" office:value="0.935461">
                <text:p>0.935461</text:p>
              </table:table-cell>
              <table:table-cell office:value-type="float" office:value="0.930506">
                <text:p>0.930506</text:p>
              </table:table-cell>
              <table:table-cell office:value-type="float" office:value="0.930506">
                <text:p>0.930506</text:p>
              </table:table-cell>
              <table:table-cell office:value-type="float" office:value="0.931326">
                <text:p>0.931326</text:p>
              </table:table-cell>
              <table:table-cell office:value-type="float" office:value="0.931326">
                <text:p>0.931326</text:p>
              </table:table-cell>
              <table:table-cell office:value-type="float" office:value="0.931326">
                <text:p>0.931326</text:p>
              </table:table-cell>
              <table:table-cell office:value-type="float" office:value="0.932022">
                <text:p>0.932022</text:p>
              </table:table-cell>
              <table:table-cell office:value-type="float" office:value="0.932022">
                <text:p>0.932022</text:p>
              </table:table-cell>
              <table:table-cell office:value-type="float" office:value="0.934695">
                <text:p>0.934695</text:p>
              </table:table-cell>
              <table:table-cell office:value-type="float" office:value="0.934695">
                <text:p>0.934695</text:p>
              </table:table-cell>
              <table:table-cell office:value-type="float" office:value="0.934695">
                <text:p>0.934695</text:p>
              </table:table-cell>
              <table:table-cell office:value-type="float" office:value="0.934406">
                <text:p>0.934406</text:p>
              </table:table-cell>
              <table:table-cell office:value-type="float" office:value="0.934406">
                <text:p>0.934406</text:p>
              </table:table-cell>
              <table:table-cell office:value-type="float" office:value="0.933973">
                <text:p>0.933973</text:p>
              </table:table-cell>
              <table:table-cell office:value-type="float" office:value="0.933973">
                <text:p>0.933973</text:p>
              </table:table-cell>
              <table:table-cell office:value-type="float" office:value="0.936953">
                <text:p>0.936953</text:p>
              </table:table-cell>
              <table:table-cell office:value-type="float" office:value="0.936953">
                <text:p>0.936953</text:p>
              </table:table-cell>
              <table:table-cell office:value-type="float" office:value="0.936953">
                <text:p>0.936953</text:p>
              </table:table-cell>
              <table:table-cell office:value-type="float" office:value="0.939888">
                <text:p>0.939888</text:p>
              </table:table-cell>
              <table:table-cell office:value-type="float" office:value="0.939888">
                <text:p>0.939888</text:p>
              </table:table-cell>
              <table:table-cell office:value-type="float" office:value="0.933265">
                <text:p>0.933265</text:p>
              </table:table-cell>
              <table:table-cell office:value-type="float" office:value="0.933265">
                <text:p>0.933265</text:p>
              </table:table-cell>
              <table:table-cell office:value-type="float" office:value="0.933265">
                <text:p>0.933265</text:p>
              </table:table-cell>
              <table:table-cell office:value-type="float" office:value="0.937722">
                <text:p>0.937722</text:p>
              </table:table-cell>
              <table:table-cell office:value-type="float" office:value="0.937722">
                <text:p>0.937722</text:p>
              </table:table-cell>
              <table:table-cell office:value-type="float" office:value="0.937626">
                <text:p>0.937626</text:p>
              </table:table-cell>
              <table:table-cell office:value-type="float" office:value="0.937626">
                <text:p>0.937626</text:p>
              </table:table-cell>
              <table:table-cell office:value-type="float" office:value="0.938357">
                <text:p>0.9383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5811">
                <text:p>0.935811</text:p>
              </table:table-cell>
              <table:table-cell office:value-type="float" office:value="0.935811">
                <text:p>0.935811</text:p>
              </table:table-cell>
              <table:table-cell office:value-type="float" office:value="0.935811">
                <text:p>0.935811</text:p>
              </table:table-cell>
              <table:table-cell office:value-type="float" office:value="0.930909">
                <text:p>0.930909</text:p>
              </table:table-cell>
              <table:table-cell office:value-type="float" office:value="0.930909">
                <text:p>0.930909</text:p>
              </table:table-cell>
              <table:table-cell office:value-type="float" office:value="0.931237">
                <text:p>0.931237</text:p>
              </table:table-cell>
              <table:table-cell office:value-type="float" office:value="0.931237">
                <text:p>0.931237</text:p>
              </table:table-cell>
              <table:table-cell office:value-type="float" office:value="0.931237">
                <text:p>0.931237</text:p>
              </table:table-cell>
              <table:table-cell office:value-type="float" office:value="0.931578">
                <text:p>0.931578</text:p>
              </table:table-cell>
              <table:table-cell office:value-type="float" office:value="0.931578">
                <text:p>0.931578</text:p>
              </table:table-cell>
              <table:table-cell office:value-type="float" office:value="0.934918">
                <text:p>0.934918</text:p>
              </table:table-cell>
              <table:table-cell office:value-type="float" office:value="0.934918">
                <text:p>0.934918</text:p>
              </table:table-cell>
              <table:table-cell office:value-type="float" office:value="0.934918">
                <text:p>0.934918</text:p>
              </table:table-cell>
              <table:table-cell office:value-type="float" office:value="0.934612">
                <text:p>0.934612</text:p>
              </table:table-cell>
              <table:table-cell office:value-type="float" office:value="0.934612">
                <text:p>0.934612</text:p>
              </table:table-cell>
              <table:table-cell office:value-type="float" office:value="0.934094">
                <text:p>0.934094</text:p>
              </table:table-cell>
              <table:table-cell office:value-type="float" office:value="0.934094">
                <text:p>0.934094</text:p>
              </table:table-cell>
              <table:table-cell office:value-type="float" office:value="0.937059">
                <text:p>0.937059</text:p>
              </table:table-cell>
              <table:table-cell office:value-type="float" office:value="0.937059">
                <text:p>0.937059</text:p>
              </table:table-cell>
              <table:table-cell office:value-type="float" office:value="0.937059">
                <text:p>0.937059</text:p>
              </table:table-cell>
              <table:table-cell office:value-type="float" office:value="0.939837">
                <text:p>0.939837</text:p>
              </table:table-cell>
              <table:table-cell office:value-type="float" office:value="0.939837">
                <text:p>0.939837</text:p>
              </table:table-cell>
              <table:table-cell office:value-type="float" office:value="0.932849">
                <text:p>0.932849</text:p>
              </table:table-cell>
              <table:table-cell office:value-type="float" office:value="0.932849">
                <text:p>0.932849</text:p>
              </table:table-cell>
              <table:table-cell office:value-type="float" office:value="0.932849">
                <text:p>0.932849</text:p>
              </table:table-cell>
              <table:table-cell office:value-type="float" office:value="0.937988">
                <text:p>0.937988</text:p>
              </table:table-cell>
              <table:table-cell office:value-type="float" office:value="0.937988">
                <text:p>0.937988</text:p>
              </table:table-cell>
              <table:table-cell office:value-type="float" office:value="0.937359">
                <text:p>0.937359</text:p>
              </table:table-cell>
              <table:table-cell office:value-type="float" office:value="0.937359">
                <text:p>0.937359</text:p>
              </table:table-cell>
              <table:table-cell office:value-type="float" office:value="0.938241">
                <text:p>0.9382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6378">
                <text:p>0.936378</text:p>
              </table:table-cell>
              <table:table-cell office:value-type="float" office:value="0.936378">
                <text:p>0.936378</text:p>
              </table:table-cell>
              <table:table-cell office:value-type="float" office:value="0.936378">
                <text:p>0.936378</text:p>
              </table:table-cell>
              <table:table-cell office:value-type="float" office:value="0.930762">
                <text:p>0.930762</text:p>
              </table:table-cell>
              <table:table-cell office:value-type="float" office:value="0.930762">
                <text:p>0.930762</text:p>
              </table:table-cell>
              <table:table-cell office:value-type="float" office:value="0.93082">
                <text:p>0.93082</text:p>
              </table:table-cell>
              <table:table-cell office:value-type="float" office:value="0.93082">
                <text:p>0.93082</text:p>
              </table:table-cell>
              <table:table-cell office:value-type="float" office:value="0.93082">
                <text:p>0.93082</text:p>
              </table:table-cell>
              <table:table-cell office:value-type="float" office:value="0.931512">
                <text:p>0.931512</text:p>
              </table:table-cell>
              <table:table-cell office:value-type="float" office:value="0.931512">
                <text:p>0.931512</text:p>
              </table:table-cell>
              <table:table-cell office:value-type="float" office:value="0.935292">
                <text:p>0.935292</text:p>
              </table:table-cell>
              <table:table-cell office:value-type="float" office:value="0.935292">
                <text:p>0.935292</text:p>
              </table:table-cell>
              <table:table-cell office:value-type="float" office:value="0.935292">
                <text:p>0.935292</text:p>
              </table:table-cell>
              <table:table-cell office:value-type="float" office:value="0.934784">
                <text:p>0.934784</text:p>
              </table:table-cell>
              <table:table-cell office:value-type="float" office:value="0.934784">
                <text:p>0.934784</text:p>
              </table:table-cell>
              <table:table-cell office:value-type="float" office:value="0.93377">
                <text:p>0.93377</text:p>
              </table:table-cell>
              <table:table-cell office:value-type="float" office:value="0.93377">
                <text:p>0.93377</text:p>
              </table:table-cell>
              <table:table-cell office:value-type="float" office:value="0.937641">
                <text:p>0.937641</text:p>
              </table:table-cell>
              <table:table-cell office:value-type="float" office:value="0.937641">
                <text:p>0.937641</text:p>
              </table:table-cell>
              <table:table-cell office:value-type="float" office:value="0.937641">
                <text:p>0.937641</text:p>
              </table:table-cell>
              <table:table-cell office:value-type="float" office:value="0.939703">
                <text:p>0.939703</text:p>
              </table:table-cell>
              <table:table-cell office:value-type="float" office:value="0.939703">
                <text:p>0.939703</text:p>
              </table:table-cell>
              <table:table-cell office:value-type="float" office:value="0.932317">
                <text:p>0.932317</text:p>
              </table:table-cell>
              <table:table-cell office:value-type="float" office:value="0.932317">
                <text:p>0.932317</text:p>
              </table:table-cell>
              <table:table-cell office:value-type="float" office:value="0.932317">
                <text:p>0.932317</text:p>
              </table:table-cell>
              <table:table-cell office:value-type="float" office:value="0.937642">
                <text:p>0.937642</text:p>
              </table:table-cell>
              <table:table-cell office:value-type="float" office:value="0.937642">
                <text:p>0.937642</text:p>
              </table:table-cell>
              <table:table-cell office:value-type="float" office:value="0.937342">
                <text:p>0.937342</text:p>
              </table:table-cell>
              <table:table-cell office:value-type="float" office:value="0.937342">
                <text:p>0.937342</text:p>
              </table:table-cell>
              <table:table-cell office:value-type="float" office:value="0.938573">
                <text:p>0.9385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6218">
                <text:p>0.936218</text:p>
              </table:table-cell>
              <table:table-cell office:value-type="float" office:value="0.936218">
                <text:p>0.936218</text:p>
              </table:table-cell>
              <table:table-cell office:value-type="float" office:value="0.936218">
                <text:p>0.936218</text:p>
              </table:table-cell>
              <table:table-cell office:value-type="float" office:value="0.931265">
                <text:p>0.931265</text:p>
              </table:table-cell>
              <table:table-cell office:value-type="float" office:value="0.931265">
                <text:p>0.931265</text:p>
              </table:table-cell>
              <table:table-cell office:value-type="float" office:value="0.931089">
                <text:p>0.931089</text:p>
              </table:table-cell>
              <table:table-cell office:value-type="float" office:value="0.931089">
                <text:p>0.931089</text:p>
              </table:table-cell>
              <table:table-cell office:value-type="float" office:value="0.931089">
                <text:p>0.931089</text:p>
              </table:table-cell>
              <table:table-cell office:value-type="float" office:value="0.931882">
                <text:p>0.931882</text:p>
              </table:table-cell>
              <table:table-cell office:value-type="float" office:value="0.931882">
                <text:p>0.931882</text:p>
              </table:table-cell>
              <table:table-cell office:value-type="float" office:value="0.935104">
                <text:p>0.935104</text:p>
              </table:table-cell>
              <table:table-cell office:value-type="float" office:value="0.935104">
                <text:p>0.935104</text:p>
              </table:table-cell>
              <table:table-cell office:value-type="float" office:value="0.935104">
                <text:p>0.935104</text:p>
              </table:table-cell>
              <table:table-cell office:value-type="float" office:value="0.9343">
                <text:p>0.9343</text:p>
              </table:table-cell>
              <table:table-cell office:value-type="float" office:value="0.9343">
                <text:p>0.9343</text:p>
              </table:table-cell>
              <table:table-cell office:value-type="float" office:value="0.933">
                <text:p>0.933</text:p>
              </table:table-cell>
              <table:table-cell office:value-type="float" office:value="0.933">
                <text:p>0.933</text:p>
              </table:table-cell>
              <table:table-cell office:value-type="float" office:value="0.938394">
                <text:p>0.938394</text:p>
              </table:table-cell>
              <table:table-cell office:value-type="float" office:value="0.938394">
                <text:p>0.938394</text:p>
              </table:table-cell>
              <table:table-cell office:value-type="float" office:value="0.938394">
                <text:p>0.938394</text:p>
              </table:table-cell>
              <table:table-cell office:value-type="float" office:value="0.939546">
                <text:p>0.939546</text:p>
              </table:table-cell>
              <table:table-cell office:value-type="float" office:value="0.939546">
                <text:p>0.939546</text:p>
              </table:table-cell>
              <table:table-cell office:value-type="float" office:value="0.931859">
                <text:p>0.931859</text:p>
              </table:table-cell>
              <table:table-cell office:value-type="float" office:value="0.931859">
                <text:p>0.931859</text:p>
              </table:table-cell>
              <table:table-cell office:value-type="float" office:value="0.931859">
                <text:p>0.931859</text:p>
              </table:table-cell>
              <table:table-cell office:value-type="float" office:value="0.937813">
                <text:p>0.937813</text:p>
              </table:table-cell>
              <table:table-cell office:value-type="float" office:value="0.937813">
                <text:p>0.937813</text:p>
              </table:table-cell>
              <table:table-cell office:value-type="float" office:value="0.937696">
                <text:p>0.937696</text:p>
              </table:table-cell>
              <table:table-cell office:value-type="float" office:value="0.937696">
                <text:p>0.937696</text:p>
              </table:table-cell>
              <table:table-cell office:value-type="float" office:value="0.938171">
                <text:p>0.9381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6395">
                <text:p>0.936395</text:p>
              </table:table-cell>
              <table:table-cell office:value-type="float" office:value="0.936395">
                <text:p>0.936395</text:p>
              </table:table-cell>
              <table:table-cell office:value-type="float" office:value="0.936395">
                <text:p>0.936395</text:p>
              </table:table-cell>
              <table:table-cell office:value-type="float" office:value="0.931124">
                <text:p>0.931124</text:p>
              </table:table-cell>
              <table:table-cell office:value-type="float" office:value="0.931124">
                <text:p>0.931124</text:p>
              </table:table-cell>
              <table:table-cell office:value-type="float" office:value="0.931083">
                <text:p>0.931083</text:p>
              </table:table-cell>
              <table:table-cell office:value-type="float" office:value="0.931083">
                <text:p>0.931083</text:p>
              </table:table-cell>
              <table:table-cell office:value-type="float" office:value="0.931083">
                <text:p>0.931083</text:p>
              </table:table-cell>
              <table:table-cell office:value-type="float" office:value="0.931499">
                <text:p>0.931499</text:p>
              </table:table-cell>
              <table:table-cell office:value-type="float" office:value="0.931499">
                <text:p>0.931499</text:p>
              </table:table-cell>
              <table:table-cell office:value-type="float" office:value="0.934747">
                <text:p>0.934747</text:p>
              </table:table-cell>
              <table:table-cell office:value-type="float" office:value="0.934747">
                <text:p>0.934747</text:p>
              </table:table-cell>
              <table:table-cell office:value-type="float" office:value="0.934747">
                <text:p>0.934747</text:p>
              </table:table-cell>
              <table:table-cell office:value-type="float" office:value="0.934181">
                <text:p>0.934181</text:p>
              </table:table-cell>
              <table:table-cell office:value-type="float" office:value="0.934181">
                <text:p>0.934181</text:p>
              </table:table-cell>
              <table:table-cell office:value-type="float" office:value="0.932693">
                <text:p>0.932693</text:p>
              </table:table-cell>
              <table:table-cell office:value-type="float" office:value="0.932693">
                <text:p>0.932693</text:p>
              </table:table-cell>
              <table:table-cell office:value-type="float" office:value="0.937952">
                <text:p>0.937952</text:p>
              </table:table-cell>
              <table:table-cell office:value-type="float" office:value="0.937952">
                <text:p>0.937952</text:p>
              </table:table-cell>
              <table:table-cell office:value-type="float" office:value="0.937952">
                <text:p>0.937952</text:p>
              </table:table-cell>
              <table:table-cell office:value-type="float" office:value="0.939854">
                <text:p>0.939854</text:p>
              </table:table-cell>
              <table:table-cell office:value-type="float" office:value="0.939854">
                <text:p>0.939854</text:p>
              </table:table-cell>
              <table:table-cell office:value-type="float" office:value="0.931815">
                <text:p>0.931815</text:p>
              </table:table-cell>
              <table:table-cell office:value-type="float" office:value="0.931815">
                <text:p>0.931815</text:p>
              </table:table-cell>
              <table:table-cell office:value-type="float" office:value="0.931815">
                <text:p>0.931815</text:p>
              </table:table-cell>
              <table:table-cell office:value-type="float" office:value="0.937676">
                <text:p>0.937676</text:p>
              </table:table-cell>
              <table:table-cell office:value-type="float" office:value="0.937676">
                <text:p>0.937676</text:p>
              </table:table-cell>
              <table:table-cell office:value-type="float" office:value="0.937205">
                <text:p>0.937205</text:p>
              </table:table-cell>
              <table:table-cell office:value-type="float" office:value="0.937205">
                <text:p>0.937205</text:p>
              </table:table-cell>
              <table:table-cell office:value-type="float" office:value="0.938336">
                <text:p>0.9383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6085">
                <text:p>0.936085</text:p>
              </table:table-cell>
              <table:table-cell office:value-type="float" office:value="0.936085">
                <text:p>0.936085</text:p>
              </table:table-cell>
              <table:table-cell office:value-type="float" office:value="0.936085">
                <text:p>0.936085</text:p>
              </table:table-cell>
              <table:table-cell office:value-type="float" office:value="0.930783">
                <text:p>0.930783</text:p>
              </table:table-cell>
              <table:table-cell office:value-type="float" office:value="0.930783">
                <text:p>0.930783</text:p>
              </table:table-cell>
              <table:table-cell office:value-type="float" office:value="0.931432">
                <text:p>0.931432</text:p>
              </table:table-cell>
              <table:table-cell office:value-type="float" office:value="0.931432">
                <text:p>0.931432</text:p>
              </table:table-cell>
              <table:table-cell office:value-type="float" office:value="0.931432">
                <text:p>0.931432</text:p>
              </table:table-cell>
              <table:table-cell office:value-type="float" office:value="0.931633">
                <text:p>0.931633</text:p>
              </table:table-cell>
              <table:table-cell office:value-type="float" office:value="0.931633">
                <text:p>0.931633</text:p>
              </table:table-cell>
              <table:table-cell office:value-type="float" office:value="0.934251">
                <text:p>0.934251</text:p>
              </table:table-cell>
              <table:table-cell office:value-type="float" office:value="0.934251">
                <text:p>0.934251</text:p>
              </table:table-cell>
              <table:table-cell office:value-type="float" office:value="0.934251">
                <text:p>0.934251</text:p>
              </table:table-cell>
              <table:table-cell office:value-type="float" office:value="0.934157">
                <text:p>0.934157</text:p>
              </table:table-cell>
              <table:table-cell office:value-type="float" office:value="0.934157">
                <text:p>0.934157</text:p>
              </table:table-cell>
              <table:table-cell office:value-type="float" office:value="0.932241">
                <text:p>0.932241</text:p>
              </table:table-cell>
              <table:table-cell office:value-type="float" office:value="0.932241">
                <text:p>0.932241</text:p>
              </table:table-cell>
              <table:table-cell office:value-type="float" office:value="0.93769">
                <text:p>0.93769</text:p>
              </table:table-cell>
              <table:table-cell office:value-type="float" office:value="0.93769">
                <text:p>0.93769</text:p>
              </table:table-cell>
              <table:table-cell office:value-type="float" office:value="0.93769">
                <text:p>0.93769</text:p>
              </table:table-cell>
              <table:table-cell office:value-type="float" office:value="0.939495">
                <text:p>0.939495</text:p>
              </table:table-cell>
              <table:table-cell office:value-type="float" office:value="0.939495">
                <text:p>0.939495</text:p>
              </table:table-cell>
              <table:table-cell office:value-type="float" office:value="0.931627">
                <text:p>0.931627</text:p>
              </table:table-cell>
              <table:table-cell office:value-type="float" office:value="0.931627">
                <text:p>0.931627</text:p>
              </table:table-cell>
              <table:table-cell office:value-type="float" office:value="0.931627">
                <text:p>0.931627</text:p>
              </table:table-cell>
              <table:table-cell office:value-type="float" office:value="0.937121">
                <text:p>0.937121</text:p>
              </table:table-cell>
              <table:table-cell office:value-type="float" office:value="0.937121">
                <text:p>0.937121</text:p>
              </table:table-cell>
              <table:table-cell office:value-type="float" office:value="0.937393">
                <text:p>0.937393</text:p>
              </table:table-cell>
              <table:table-cell office:value-type="float" office:value="0.937393">
                <text:p>0.937393</text:p>
              </table:table-cell>
              <table:table-cell office:value-type="float" office:value="0.93823">
                <text:p>0.938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6312">
                <text:p>0.936312</text:p>
              </table:table-cell>
              <table:table-cell office:value-type="float" office:value="0.936312">
                <text:p>0.936312</text:p>
              </table:table-cell>
              <table:table-cell office:value-type="float" office:value="0.936312">
                <text:p>0.936312</text:p>
              </table:table-cell>
              <table:table-cell office:value-type="float" office:value="0.930868">
                <text:p>0.930868</text:p>
              </table:table-cell>
              <table:table-cell office:value-type="float" office:value="0.930868">
                <text:p>0.930868</text:p>
              </table:table-cell>
              <table:table-cell office:value-type="float" office:value="0.931991">
                <text:p>0.931991</text:p>
              </table:table-cell>
              <table:table-cell office:value-type="float" office:value="0.931991">
                <text:p>0.931991</text:p>
              </table:table-cell>
              <table:table-cell office:value-type="float" office:value="0.931991">
                <text:p>0.931991</text:p>
              </table:table-cell>
              <table:table-cell office:value-type="float" office:value="0.931758">
                <text:p>0.931758</text:p>
              </table:table-cell>
              <table:table-cell office:value-type="float" office:value="0.931758">
                <text:p>0.931758</text:p>
              </table:table-cell>
              <table:table-cell office:value-type="float" office:value="0.934555">
                <text:p>0.934555</text:p>
              </table:table-cell>
              <table:table-cell office:value-type="float" office:value="0.934555">
                <text:p>0.934555</text:p>
              </table:table-cell>
              <table:table-cell office:value-type="float" office:value="0.934555">
                <text:p>0.934555</text:p>
              </table:table-cell>
              <table:table-cell office:value-type="float" office:value="0.934098">
                <text:p>0.934098</text:p>
              </table:table-cell>
              <table:table-cell office:value-type="float" office:value="0.934098">
                <text:p>0.934098</text:p>
              </table:table-cell>
              <table:table-cell office:value-type="float" office:value="0.931799">
                <text:p>0.931799</text:p>
              </table:table-cell>
              <table:table-cell office:value-type="float" office:value="0.931799">
                <text:p>0.931799</text:p>
              </table:table-cell>
              <table:table-cell office:value-type="float" office:value="0.937764">
                <text:p>0.937764</text:p>
              </table:table-cell>
              <table:table-cell office:value-type="float" office:value="0.937764">
                <text:p>0.937764</text:p>
              </table:table-cell>
              <table:table-cell office:value-type="float" office:value="0.937764">
                <text:p>0.937764</text:p>
              </table:table-cell>
              <table:table-cell office:value-type="float" office:value="0.939535">
                <text:p>0.939535</text:p>
              </table:table-cell>
              <table:table-cell office:value-type="float" office:value="0.939535">
                <text:p>0.939535</text:p>
              </table:table-cell>
              <table:table-cell office:value-type="float" office:value="0.931874">
                <text:p>0.931874</text:p>
              </table:table-cell>
              <table:table-cell office:value-type="float" office:value="0.931874">
                <text:p>0.931874</text:p>
              </table:table-cell>
              <table:table-cell office:value-type="float" office:value="0.931874">
                <text:p>0.931874</text:p>
              </table:table-cell>
              <table:table-cell office:value-type="float" office:value="0.937196">
                <text:p>0.937196</text:p>
              </table:table-cell>
              <table:table-cell office:value-type="float" office:value="0.937196">
                <text:p>0.937196</text:p>
              </table:table-cell>
              <table:table-cell office:value-type="float" office:value="0.936791">
                <text:p>0.936791</text:p>
              </table:table-cell>
              <table:table-cell office:value-type="float" office:value="0.936791">
                <text:p>0.936791</text:p>
              </table:table-cell>
              <table:table-cell office:value-type="float" office:value="0.937674">
                <text:p>0.9376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6363">
                <text:p>0.936363</text:p>
              </table:table-cell>
              <table:table-cell office:value-type="float" office:value="0.936363">
                <text:p>0.936363</text:p>
              </table:table-cell>
              <table:table-cell office:value-type="float" office:value="0.936363">
                <text:p>0.936363</text:p>
              </table:table-cell>
              <table:table-cell office:value-type="float" office:value="0.931182">
                <text:p>0.931182</text:p>
              </table:table-cell>
              <table:table-cell office:value-type="float" office:value="0.931182">
                <text:p>0.931182</text:p>
              </table:table-cell>
              <table:table-cell office:value-type="float" office:value="0.931988">
                <text:p>0.931988</text:p>
              </table:table-cell>
              <table:table-cell office:value-type="float" office:value="0.931988">
                <text:p>0.931988</text:p>
              </table:table-cell>
              <table:table-cell office:value-type="float" office:value="0.931988">
                <text:p>0.931988</text:p>
              </table:table-cell>
              <table:table-cell office:value-type="float" office:value="0.931981">
                <text:p>0.931981</text:p>
              </table:table-cell>
              <table:table-cell office:value-type="float" office:value="0.931981">
                <text:p>0.931981</text:p>
              </table:table-cell>
              <table:table-cell office:value-type="float" office:value="0.934387">
                <text:p>0.934387</text:p>
              </table:table-cell>
              <table:table-cell office:value-type="float" office:value="0.934387">
                <text:p>0.934387</text:p>
              </table:table-cell>
              <table:table-cell office:value-type="float" office:value="0.934387">
                <text:p>0.934387</text:p>
              </table:table-cell>
              <table:table-cell office:value-type="float" office:value="0.934162">
                <text:p>0.934162</text:p>
              </table:table-cell>
              <table:table-cell office:value-type="float" office:value="0.934162">
                <text:p>0.934162</text:p>
              </table:table-cell>
              <table:table-cell office:value-type="float" office:value="0.932269">
                <text:p>0.932269</text:p>
              </table:table-cell>
              <table:table-cell office:value-type="float" office:value="0.932269">
                <text:p>0.932269</text:p>
              </table:table-cell>
              <table:table-cell office:value-type="float" office:value="0.937759">
                <text:p>0.937759</text:p>
              </table:table-cell>
              <table:table-cell office:value-type="float" office:value="0.937759">
                <text:p>0.937759</text:p>
              </table:table-cell>
              <table:table-cell office:value-type="float" office:value="0.937759">
                <text:p>0.937759</text:p>
              </table:table-cell>
              <table:table-cell office:value-type="float" office:value="0.939219">
                <text:p>0.939219</text:p>
              </table:table-cell>
              <table:table-cell office:value-type="float" office:value="0.939219">
                <text:p>0.939219</text:p>
              </table:table-cell>
              <table:table-cell office:value-type="float" office:value="0.932562">
                <text:p>0.932562</text:p>
              </table:table-cell>
              <table:table-cell office:value-type="float" office:value="0.932562">
                <text:p>0.932562</text:p>
              </table:table-cell>
              <table:table-cell office:value-type="float" office:value="0.932562">
                <text:p>0.932562</text:p>
              </table:table-cell>
              <table:table-cell office:value-type="float" office:value="0.937244">
                <text:p>0.937244</text:p>
              </table:table-cell>
              <table:table-cell office:value-type="float" office:value="0.937244">
                <text:p>0.937244</text:p>
              </table:table-cell>
              <table:table-cell office:value-type="float" office:value="0.937179">
                <text:p>0.937179</text:p>
              </table:table-cell>
              <table:table-cell office:value-type="float" office:value="0.937179">
                <text:p>0.937179</text:p>
              </table:table-cell>
              <table:table-cell office:value-type="float" office:value="0.937426">
                <text:p>0.9374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36176">
                <text:p>0.936176</text:p>
              </table:table-cell>
              <table:table-cell office:value-type="float" office:value="0.936176">
                <text:p>0.936176</text:p>
              </table:table-cell>
              <table:table-cell office:value-type="float" office:value="0.936176">
                <text:p>0.936176</text:p>
              </table:table-cell>
              <table:table-cell office:value-type="float" office:value="0.930974">
                <text:p>0.930974</text:p>
              </table:table-cell>
              <table:table-cell office:value-type="float" office:value="0.930974">
                <text:p>0.930974</text:p>
              </table:table-cell>
              <table:table-cell office:value-type="float" office:value="0.932205">
                <text:p>0.932205</text:p>
              </table:table-cell>
              <table:table-cell office:value-type="float" office:value="0.932205">
                <text:p>0.932205</text:p>
              </table:table-cell>
              <table:table-cell office:value-type="float" office:value="0.932205">
                <text:p>0.932205</text:p>
              </table:table-cell>
              <table:table-cell office:value-type="float" office:value="0.931521">
                <text:p>0.931521</text:p>
              </table:table-cell>
              <table:table-cell office:value-type="float" office:value="0.931521">
                <text:p>0.931521</text:p>
              </table:table-cell>
              <table:table-cell office:value-type="float" office:value="0.933966">
                <text:p>0.933966</text:p>
              </table:table-cell>
              <table:table-cell office:value-type="float" office:value="0.933966">
                <text:p>0.933966</text:p>
              </table:table-cell>
              <table:table-cell office:value-type="float" office:value="0.933966">
                <text:p>0.933966</text:p>
              </table:table-cell>
              <table:table-cell office:value-type="float" office:value="0.934865">
                <text:p>0.934865</text:p>
              </table:table-cell>
              <table:table-cell office:value-type="float" office:value="0.934865">
                <text:p>0.934865</text:p>
              </table:table-cell>
              <table:table-cell office:value-type="float" office:value="0.931905">
                <text:p>0.931905</text:p>
              </table:table-cell>
              <table:table-cell office:value-type="float" office:value="0.931905">
                <text:p>0.931905</text:p>
              </table:table-cell>
              <table:table-cell office:value-type="float" office:value="0.938196">
                <text:p>0.938196</text:p>
              </table:table-cell>
              <table:table-cell office:value-type="float" office:value="0.938196">
                <text:p>0.938196</text:p>
              </table:table-cell>
              <table:table-cell office:value-type="float" office:value="0.938196">
                <text:p>0.938196</text:p>
              </table:table-cell>
              <table:table-cell office:value-type="float" office:value="0.939143">
                <text:p>0.939143</text:p>
              </table:table-cell>
              <table:table-cell office:value-type="float" office:value="0.939143">
                <text:p>0.939143</text:p>
              </table:table-cell>
              <table:table-cell office:value-type="float" office:value="0.932344">
                <text:p>0.932344</text:p>
              </table:table-cell>
              <table:table-cell office:value-type="float" office:value="0.932344">
                <text:p>0.932344</text:p>
              </table:table-cell>
              <table:table-cell office:value-type="float" office:value="0.932344">
                <text:p>0.932344</text:p>
              </table:table-cell>
              <table:table-cell office:value-type="float" office:value="0.937894">
                <text:p>0.937894</text:p>
              </table:table-cell>
              <table:table-cell office:value-type="float" office:value="0.937894">
                <text:p>0.937894</text:p>
              </table:table-cell>
              <table:table-cell office:value-type="float" office:value="0.937062">
                <text:p>0.937062</text:p>
              </table:table-cell>
              <table:table-cell office:value-type="float" office:value="0.937062">
                <text:p>0.937062</text:p>
              </table:table-cell>
              <table:table-cell office:value-type="float" office:value="0.937739">
                <text:p>0.9377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6258">
                <text:p>0.936258</text:p>
              </table:table-cell>
              <table:table-cell office:value-type="float" office:value="0.936258">
                <text:p>0.936258</text:p>
              </table:table-cell>
              <table:table-cell office:value-type="float" office:value="0.936258">
                <text:p>0.936258</text:p>
              </table:table-cell>
              <table:table-cell office:value-type="float" office:value="0.930819">
                <text:p>0.930819</text:p>
              </table:table-cell>
              <table:table-cell office:value-type="float" office:value="0.930819">
                <text:p>0.930819</text:p>
              </table:table-cell>
              <table:table-cell office:value-type="float" office:value="0.93241">
                <text:p>0.93241</text:p>
              </table:table-cell>
              <table:table-cell office:value-type="float" office:value="0.93241">
                <text:p>0.93241</text:p>
              </table:table-cell>
              <table:table-cell office:value-type="float" office:value="0.93241">
                <text:p>0.93241</text:p>
              </table:table-cell>
              <table:table-cell office:value-type="float" office:value="0.932007">
                <text:p>0.932007</text:p>
              </table:table-cell>
              <table:table-cell office:value-type="float" office:value="0.932007">
                <text:p>0.932007</text:p>
              </table:table-cell>
              <table:table-cell office:value-type="float" office:value="0.933777">
                <text:p>0.933777</text:p>
              </table:table-cell>
              <table:table-cell office:value-type="float" office:value="0.933777">
                <text:p>0.933777</text:p>
              </table:table-cell>
              <table:table-cell office:value-type="float" office:value="0.933777">
                <text:p>0.933777</text:p>
              </table:table-cell>
              <table:table-cell office:value-type="float" office:value="0.935415">
                <text:p>0.935415</text:p>
              </table:table-cell>
              <table:table-cell office:value-type="float" office:value="0.935415">
                <text:p>0.935415</text:p>
              </table:table-cell>
              <table:table-cell office:value-type="float" office:value="0.93171">
                <text:p>0.93171</text:p>
              </table:table-cell>
              <table:table-cell office:value-type="float" office:value="0.93171">
                <text:p>0.93171</text:p>
              </table:table-cell>
              <table:table-cell office:value-type="float" office:value="0.938382">
                <text:p>0.938382</text:p>
              </table:table-cell>
              <table:table-cell office:value-type="float" office:value="0.938382">
                <text:p>0.938382</text:p>
              </table:table-cell>
              <table:table-cell office:value-type="float" office:value="0.938382">
                <text:p>0.938382</text:p>
              </table:table-cell>
              <table:table-cell office:value-type="float" office:value="0.939014">
                <text:p>0.939014</text:p>
              </table:table-cell>
              <table:table-cell office:value-type="float" office:value="0.939014">
                <text:p>0.939014</text:p>
              </table:table-cell>
              <table:table-cell office:value-type="float" office:value="0.932516">
                <text:p>0.932516</text:p>
              </table:table-cell>
              <table:table-cell office:value-type="float" office:value="0.932516">
                <text:p>0.932516</text:p>
              </table:table-cell>
              <table:table-cell office:value-type="float" office:value="0.932516">
                <text:p>0.932516</text:p>
              </table:table-cell>
              <table:table-cell office:value-type="float" office:value="0.938295">
                <text:p>0.938295</text:p>
              </table:table-cell>
              <table:table-cell office:value-type="float" office:value="0.938295">
                <text:p>0.938295</text:p>
              </table:table-cell>
              <table:table-cell office:value-type="float" office:value="0.936633">
                <text:p>0.936633</text:p>
              </table:table-cell>
              <table:table-cell office:value-type="float" office:value="0.936633">
                <text:p>0.936633</text:p>
              </table:table-cell>
              <table:table-cell office:value-type="float" office:value="0.937842">
                <text:p>0.9378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5857">
                <text:p>0.935857</text:p>
              </table:table-cell>
              <table:table-cell office:value-type="float" office:value="0.935857">
                <text:p>0.935857</text:p>
              </table:table-cell>
              <table:table-cell office:value-type="float" office:value="0.935857">
                <text:p>0.935857</text:p>
              </table:table-cell>
              <table:table-cell office:value-type="float" office:value="0.930914">
                <text:p>0.930914</text:p>
              </table:table-cell>
              <table:table-cell office:value-type="float" office:value="0.930914">
                <text:p>0.930914</text:p>
              </table:table-cell>
              <table:table-cell office:value-type="float" office:value="0.932602">
                <text:p>0.932602</text:p>
              </table:table-cell>
              <table:table-cell office:value-type="float" office:value="0.932602">
                <text:p>0.932602</text:p>
              </table:table-cell>
              <table:table-cell office:value-type="float" office:value="0.932602">
                <text:p>0.932602</text:p>
              </table:table-cell>
              <table:table-cell office:value-type="float" office:value="0.931816">
                <text:p>0.931816</text:p>
              </table:table-cell>
              <table:table-cell office:value-type="float" office:value="0.931816">
                <text:p>0.931816</text:p>
              </table:table-cell>
              <table:table-cell office:value-type="float" office:value="0.93386">
                <text:p>0.93386</text:p>
              </table:table-cell>
              <table:table-cell office:value-type="float" office:value="0.93386">
                <text:p>0.93386</text:p>
              </table:table-cell>
              <table:table-cell office:value-type="float" office:value="0.93386">
                <text:p>0.93386</text:p>
              </table:table-cell>
              <table:table-cell office:value-type="float" office:value="0.935573">
                <text:p>0.935573</text:p>
              </table:table-cell>
              <table:table-cell office:value-type="float" office:value="0.935573">
                <text:p>0.935573</text:p>
              </table:table-cell>
              <table:table-cell office:value-type="float" office:value="0.931462">
                <text:p>0.931462</text:p>
              </table:table-cell>
              <table:table-cell office:value-type="float" office:value="0.931462">
                <text:p>0.931462</text:p>
              </table:table-cell>
              <table:table-cell office:value-type="float" office:value="0.938227">
                <text:p>0.938227</text:p>
              </table:table-cell>
              <table:table-cell office:value-type="float" office:value="0.938227">
                <text:p>0.938227</text:p>
              </table:table-cell>
              <table:table-cell office:value-type="float" office:value="0.938227">
                <text:p>0.938227</text:p>
              </table:table-cell>
              <table:table-cell office:value-type="float" office:value="0.938853">
                <text:p>0.938853</text:p>
              </table:table-cell>
              <table:table-cell office:value-type="float" office:value="0.938853">
                <text:p>0.938853</text:p>
              </table:table-cell>
              <table:table-cell office:value-type="float" office:value="0.93251">
                <text:p>0.93251</text:p>
              </table:table-cell>
              <table:table-cell office:value-type="float" office:value="0.93251">
                <text:p>0.93251</text:p>
              </table:table-cell>
              <table:table-cell office:value-type="float" office:value="0.93251">
                <text:p>0.93251</text:p>
              </table:table-cell>
              <table:table-cell office:value-type="float" office:value="0.938411">
                <text:p>0.938411</text:p>
              </table:table-cell>
              <table:table-cell office:value-type="float" office:value="0.938411">
                <text:p>0.938411</text:p>
              </table:table-cell>
              <table:table-cell office:value-type="float" office:value="0.936305">
                <text:p>0.936305</text:p>
              </table:table-cell>
              <table:table-cell office:value-type="float" office:value="0.936305">
                <text:p>0.936305</text:p>
              </table:table-cell>
              <table:table-cell office:value-type="float" office:value="0.937378">
                <text:p>0.9373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5956">
                <text:p>0.935956</text:p>
              </table:table-cell>
              <table:table-cell office:value-type="float" office:value="0.935956">
                <text:p>0.935956</text:p>
              </table:table-cell>
              <table:table-cell office:value-type="float" office:value="0.935956">
                <text:p>0.935956</text:p>
              </table:table-cell>
              <table:table-cell office:value-type="float" office:value="0.931293">
                <text:p>0.931293</text:p>
              </table:table-cell>
              <table:table-cell office:value-type="float" office:value="0.931293">
                <text:p>0.931293</text:p>
              </table:table-cell>
              <table:table-cell office:value-type="float" office:value="0.93278">
                <text:p>0.93278</text:p>
              </table:table-cell>
              <table:table-cell office:value-type="float" office:value="0.93278">
                <text:p>0.93278</text:p>
              </table:table-cell>
              <table:table-cell office:value-type="float" office:value="0.93278">
                <text:p>0.93278</text:p>
              </table:table-cell>
              <table:table-cell office:value-type="float" office:value="0.931947">
                <text:p>0.931947</text:p>
              </table:table-cell>
              <table:table-cell office:value-type="float" office:value="0.931947">
                <text:p>0.931947</text:p>
              </table:table-cell>
              <table:table-cell office:value-type="float" office:value="0.934399">
                <text:p>0.934399</text:p>
              </table:table-cell>
              <table:table-cell office:value-type="float" office:value="0.934399">
                <text:p>0.934399</text:p>
              </table:table-cell>
              <table:table-cell office:value-type="float" office:value="0.934399">
                <text:p>0.934399</text:p>
              </table:table-cell>
              <table:table-cell office:value-type="float" office:value="0.935579">
                <text:p>0.935579</text:p>
              </table:table-cell>
              <table:table-cell office:value-type="float" office:value="0.935579">
                <text:p>0.935579</text:p>
              </table:table-cell>
              <table:table-cell office:value-type="float" office:value="0.932056">
                <text:p>0.932056</text:p>
              </table:table-cell>
              <table:table-cell office:value-type="float" office:value="0.932056">
                <text:p>0.932056</text:p>
              </table:table-cell>
              <table:table-cell office:value-type="float" office:value="0.938256">
                <text:p>0.938256</text:p>
              </table:table-cell>
              <table:table-cell office:value-type="float" office:value="0.938256">
                <text:p>0.938256</text:p>
              </table:table-cell>
              <table:table-cell office:value-type="float" office:value="0.938256">
                <text:p>0.938256</text:p>
              </table:table-cell>
              <table:table-cell office:value-type="float" office:value="0.938616">
                <text:p>0.938616</text:p>
              </table:table-cell>
              <table:table-cell office:value-type="float" office:value="0.938616">
                <text:p>0.938616</text:p>
              </table:table-cell>
              <table:table-cell office:value-type="float" office:value="0.932678">
                <text:p>0.932678</text:p>
              </table:table-cell>
              <table:table-cell office:value-type="float" office:value="0.932678">
                <text:p>0.932678</text:p>
              </table:table-cell>
              <table:table-cell office:value-type="float" office:value="0.932678">
                <text:p>0.932678</text:p>
              </table:table-cell>
              <table:table-cell office:value-type="float" office:value="0.937987">
                <text:p>0.937987</text:p>
              </table:table-cell>
              <table:table-cell office:value-type="float" office:value="0.937987">
                <text:p>0.937987</text:p>
              </table:table-cell>
              <table:table-cell office:value-type="float" office:value="0.936505">
                <text:p>0.936505</text:p>
              </table:table-cell>
              <table:table-cell office:value-type="float" office:value="0.936505">
                <text:p>0.936505</text:p>
              </table:table-cell>
              <table:table-cell office:value-type="float" office:value="0.937711">
                <text:p>0.9377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35915">
                <text:p>0.935915</text:p>
              </table:table-cell>
              <table:table-cell office:value-type="float" office:value="0.935915">
                <text:p>0.935915</text:p>
              </table:table-cell>
              <table:table-cell office:value-type="float" office:value="0.935915">
                <text:p>0.935915</text:p>
              </table:table-cell>
              <table:table-cell office:value-type="float" office:value="0.931267">
                <text:p>0.931267</text:p>
              </table:table-cell>
              <table:table-cell office:value-type="float" office:value="0.931267">
                <text:p>0.931267</text:p>
              </table:table-cell>
              <table:table-cell office:value-type="float" office:value="0.932508">
                <text:p>0.932508</text:p>
              </table:table-cell>
              <table:table-cell office:value-type="float" office:value="0.932508">
                <text:p>0.932508</text:p>
              </table:table-cell>
              <table:table-cell office:value-type="float" office:value="0.932508">
                <text:p>0.932508</text:p>
              </table:table-cell>
              <table:table-cell office:value-type="float" office:value="0.932364">
                <text:p>0.932364</text:p>
              </table:table-cell>
              <table:table-cell office:value-type="float" office:value="0.932364">
                <text:p>0.932364</text:p>
              </table:table-cell>
              <table:table-cell office:value-type="float" office:value="0.934328">
                <text:p>0.934328</text:p>
              </table:table-cell>
              <table:table-cell office:value-type="float" office:value="0.934328">
                <text:p>0.934328</text:p>
              </table:table-cell>
              <table:table-cell office:value-type="float" office:value="0.934328">
                <text:p>0.934328</text:p>
              </table:table-cell>
              <table:table-cell office:value-type="float" office:value="0.935735">
                <text:p>0.935735</text:p>
              </table:table-cell>
              <table:table-cell office:value-type="float" office:value="0.935735">
                <text:p>0.935735</text:p>
              </table:table-cell>
              <table:table-cell office:value-type="float" office:value="0.931717">
                <text:p>0.931717</text:p>
              </table:table-cell>
              <table:table-cell office:value-type="float" office:value="0.931717">
                <text:p>0.931717</text:p>
              </table:table-cell>
              <table:table-cell office:value-type="float" office:value="0.938582">
                <text:p>0.938582</text:p>
              </table:table-cell>
              <table:table-cell office:value-type="float" office:value="0.938582">
                <text:p>0.938582</text:p>
              </table:table-cell>
              <table:table-cell office:value-type="float" office:value="0.938582">
                <text:p>0.938582</text:p>
              </table:table-cell>
              <table:table-cell office:value-type="float" office:value="0.938329">
                <text:p>0.938329</text:p>
              </table:table-cell>
              <table:table-cell office:value-type="float" office:value="0.938329">
                <text:p>0.938329</text:p>
              </table:table-cell>
              <table:table-cell office:value-type="float" office:value="0.932028">
                <text:p>0.932028</text:p>
              </table:table-cell>
              <table:table-cell office:value-type="float" office:value="0.932028">
                <text:p>0.932028</text:p>
              </table:table-cell>
              <table:table-cell office:value-type="float" office:value="0.932028">
                <text:p>0.932028</text:p>
              </table:table-cell>
              <table:table-cell office:value-type="float" office:value="0.937544">
                <text:p>0.937544</text:p>
              </table:table-cell>
              <table:table-cell office:value-type="float" office:value="0.937544">
                <text:p>0.937544</text:p>
              </table:table-cell>
              <table:table-cell office:value-type="float" office:value="0.936262">
                <text:p>0.936262</text:p>
              </table:table-cell>
              <table:table-cell office:value-type="float" office:value="0.936262">
                <text:p>0.936262</text:p>
              </table:table-cell>
              <table:table-cell office:value-type="float" office:value="0.937609">
                <text:p>0.937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6.2$MacOSX_X86_64 LibreOffice_project/c28ca90fd6e1a19e189fc16c05f8f8924961e12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9" chart:maximum="1.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001cm" svg:height="20.001cm" xlink:href=".." xlink:type="simple" chart:class="chart:line" chart:style-name="ch1">
        <chart:plot-area chart:style-name="ch2" table:cell-range-address="'Real Volatility'.A1:'Real Volatility'.AD100" svg:x="0.5cm" svg:y="0.4cm" svg:width="24.001cm" svg:height="19.201cm">
          <chart:coordinate-region svg:x="1.492cm" svg:y="0.4cm" svg:width="22.872cm" svg:height="18.2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Real Volatility'.A1:'Real Volatility'.A100" chart:class="chart:line">
            <chart:data-point chart:repeated="100"/>
          </chart:series>
          <chart:series chart:style-name="ch7" chart:values-cell-range-address="'Real Volatility'.B1:'Real Volatility'.B100" chart:class="chart:line">
            <chart:data-point chart:repeated="100"/>
          </chart:series>
          <chart:series chart:style-name="ch8" chart:values-cell-range-address="'Real Volatility'.C1:'Real Volatility'.C100" chart:class="chart:line">
            <chart:data-point chart:repeated="100"/>
          </chart:series>
          <chart:series chart:style-name="ch9" chart:values-cell-range-address="'Real Volatility'.D1:'Real Volatility'.D100" chart:class="chart:line">
            <chart:data-point chart:repeated="100"/>
          </chart:series>
          <chart:series chart:style-name="ch10" chart:values-cell-range-address="'Real Volatility'.E1:'Real Volatility'.E100" chart:class="chart:line">
            <chart:data-point chart:repeated="100"/>
          </chart:series>
          <chart:series chart:style-name="ch11" chart:values-cell-range-address="'Real Volatility'.F1:'Real Volatility'.F100" chart:class="chart:line">
            <chart:data-point chart:repeated="100"/>
          </chart:series>
          <chart:series chart:style-name="ch12" chart:values-cell-range-address="'Real Volatility'.G1:'Real Volatility'.G100" chart:class="chart:line">
            <chart:data-point chart:repeated="100"/>
          </chart:series>
          <chart:series chart:style-name="ch13" chart:values-cell-range-address="'Real Volatility'.H1:'Real Volatility'.H100" chart:class="chart:line">
            <chart:data-point chart:repeated="100"/>
          </chart:series>
          <chart:series chart:style-name="ch14" chart:values-cell-range-address="'Real Volatility'.I1:'Real Volatility'.I100" chart:class="chart:line">
            <chart:data-point chart:repeated="100"/>
          </chart:series>
          <chart:series chart:style-name="ch15" chart:values-cell-range-address="'Real Volatility'.J1:'Real Volatility'.J100" chart:class="chart:line">
            <chart:data-point chart:repeated="100"/>
          </chart:series>
          <chart:series chart:style-name="ch16" chart:values-cell-range-address="'Real Volatility'.K1:'Real Volatility'.K100" chart:class="chart:line">
            <chart:data-point chart:repeated="100"/>
          </chart:series>
          <chart:series chart:style-name="ch17" chart:values-cell-range-address="'Real Volatility'.L1:'Real Volatility'.L100" chart:class="chart:line">
            <chart:data-point chart:repeated="100"/>
          </chart:series>
          <chart:series chart:style-name="ch18" chart:values-cell-range-address="'Real Volatility'.M1:'Real Volatility'.M100" chart:class="chart:line">
            <chart:data-point chart:repeated="100"/>
          </chart:series>
          <chart:series chart:style-name="ch19" chart:values-cell-range-address="'Real Volatility'.N1:'Real Volatility'.N100" chart:class="chart:line">
            <chart:data-point chart:repeated="100"/>
          </chart:series>
          <chart:series chart:style-name="ch20" chart:values-cell-range-address="'Real Volatility'.O1:'Real Volatility'.O100" chart:class="chart:line">
            <chart:data-point chart:repeated="100"/>
          </chart:series>
          <chart:series chart:style-name="ch9" chart:values-cell-range-address="'Real Volatility'.P1:'Real Volatility'.P100" chart:class="chart:line">
            <chart:data-point chart:repeated="100"/>
          </chart:series>
          <chart:series chart:style-name="ch10" chart:values-cell-range-address="'Real Volatility'.Q1:'Real Volatility'.Q100" chart:class="chart:line">
            <chart:data-point chart:repeated="100"/>
          </chart:series>
          <chart:series chart:style-name="ch11" chart:values-cell-range-address="'Real Volatility'.R1:'Real Volatility'.R100" chart:class="chart:line">
            <chart:data-point chart:repeated="100"/>
          </chart:series>
          <chart:series chart:style-name="ch12" chart:values-cell-range-address="'Real Volatility'.S1:'Real Volatility'.S100" chart:class="chart:line">
            <chart:data-point chart:repeated="100"/>
          </chart:series>
          <chart:series chart:style-name="ch13" chart:values-cell-range-address="'Real Volatility'.T1:'Real Volatility'.T100" chart:class="chart:line">
            <chart:data-point chart:repeated="100"/>
          </chart:series>
          <chart:series chart:style-name="ch14" chart:values-cell-range-address="'Real Volatility'.U1:'Real Volatility'.U100" chart:class="chart:line">
            <chart:data-point chart:repeated="100"/>
          </chart:series>
          <chart:series chart:style-name="ch15" chart:values-cell-range-address="'Real Volatility'.V1:'Real Volatility'.V100" chart:class="chart:line">
            <chart:data-point chart:repeated="100"/>
          </chart:series>
          <chart:series chart:style-name="ch16" chart:values-cell-range-address="'Real Volatility'.W1:'Real Volatility'.W100" chart:class="chart:line">
            <chart:data-point chart:repeated="100"/>
          </chart:series>
          <chart:series chart:style-name="ch17" chart:values-cell-range-address="'Real Volatility'.X1:'Real Volatility'.X100" chart:class="chart:line">
            <chart:data-point chart:repeated="100"/>
          </chart:series>
          <chart:series chart:style-name="ch18" chart:values-cell-range-address="'Real Volatility'.Y1:'Real Volatility'.Y100" chart:class="chart:line">
            <chart:data-point chart:repeated="100"/>
          </chart:series>
          <chart:series chart:style-name="ch19" chart:values-cell-range-address="'Real Volatility'.Z1:'Real Volatility'.Z100" chart:class="chart:line">
            <chart:data-point chart:repeated="100"/>
          </chart:series>
          <chart:series chart:style-name="ch20" chart:values-cell-range-address="'Real Volatility'.AA1:'Real Volatility'.AA100" chart:class="chart:line">
            <chart:data-point chart:repeated="100"/>
          </chart:series>
          <chart:series chart:style-name="ch9" chart:values-cell-range-address="'Real Volatility'.AB1:'Real Volatility'.AB100" chart:class="chart:line">
            <chart:data-point chart:repeated="100"/>
          </chart:series>
          <chart:series chart:style-name="ch10" chart:values-cell-range-address="'Real Volatility'.AC1:'Real Volatility'.AC100" chart:class="chart:line">
            <chart:data-point chart:repeated="100"/>
          </chart:series>
          <chart:series chart:style-name="ch11" chart:values-cell-range-address="'Real Volatility'.AD1:'Real Volatility'.AD100" chart:class="chart:line">
            <chart:data-point chart:repeated="10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229">
                <text:p>0.98229</text:p>
                <draw:g>
                  <svg:desc>'Real Volatility'.A1:'Real Volatility'.A100</svg:desc>
                </draw:g>
              </table:table-cell>
              <table:table-cell office:value-type="float" office:value="0.98845">
                <text:p>0.98845</text:p>
                <draw:g>
                  <svg:desc>'Real Volatility'.B1:'Real Volatility'.B100</svg:desc>
                </draw:g>
              </table:table-cell>
              <table:table-cell office:value-type="float" office:value="0.93027">
                <text:p>0.93027</text:p>
                <draw:g>
                  <svg:desc>'Real Volatility'.C1:'Real Volatility'.C100</svg:desc>
                </draw:g>
              </table:table-cell>
              <table:table-cell office:value-type="float" office:value="0.93027">
                <text:p>0.93027</text:p>
                <draw:g>
                  <svg:desc>'Real Volatility'.D1:'Real Volatility'.D100</svg:desc>
                </draw:g>
              </table:table-cell>
              <table:table-cell office:value-type="float" office:value="0.973435">
                <text:p>0.973435</text:p>
                <draw:g>
                  <svg:desc>'Real Volatility'.E1:'Real Volatility'.E100</svg:desc>
                </draw:g>
              </table:table-cell>
              <table:table-cell office:value-type="float" office:value="0.973435">
                <text:p>0.973435</text:p>
                <draw:g>
                  <svg:desc>'Real Volatility'.F1:'Real Volatility'.F100</svg:desc>
                </draw:g>
              </table:table-cell>
              <table:table-cell office:value-type="float" office:value="1.03859">
                <text:p>1.03859</text:p>
                <draw:g>
                  <svg:desc>'Real Volatility'.G1:'Real Volatility'.G100</svg:desc>
                </draw:g>
              </table:table-cell>
              <table:table-cell office:value-type="float" office:value="0.953155">
                <text:p>0.953155</text:p>
                <draw:g>
                  <svg:desc>'Real Volatility'.H1:'Real Volatility'.H100</svg:desc>
                </draw:g>
              </table:table-cell>
              <table:table-cell office:value-type="float" office:value="0.953155">
                <text:p>0.953155</text:p>
                <draw:g>
                  <svg:desc>'Real Volatility'.I1:'Real Volatility'.I100</svg:desc>
                </draw:g>
              </table:table-cell>
              <table:table-cell office:value-type="float" office:value="1.04774">
                <text:p>1.04774</text:p>
                <draw:g>
                  <svg:desc>'Real Volatility'.J1:'Real Volatility'.J100</svg:desc>
                </draw:g>
              </table:table-cell>
              <table:table-cell office:value-type="float" office:value="0.948305">
                <text:p>0.948305</text:p>
                <draw:g>
                  <svg:desc>'Real Volatility'.K1:'Real Volatility'.K100</svg:desc>
                </draw:g>
              </table:table-cell>
              <table:table-cell office:value-type="float" office:value="0.948305">
                <text:p>0.948305</text:p>
                <draw:g>
                  <svg:desc>'Real Volatility'.L1:'Real Volatility'.L100</svg:desc>
                </draw:g>
              </table:table-cell>
              <table:table-cell office:value-type="float" office:value="0.98321">
                <text:p>0.98321</text:p>
                <draw:g>
                  <svg:desc>'Real Volatility'.M1:'Real Volatility'.M100</svg:desc>
                </draw:g>
              </table:table-cell>
              <table:table-cell office:value-type="float" office:value="0.98321">
                <text:p>0.98321</text:p>
                <draw:g>
                  <svg:desc>'Real Volatility'.N1:'Real Volatility'.N100</svg:desc>
                </draw:g>
              </table:table-cell>
              <table:table-cell office:value-type="float" office:value="1.00026">
                <text:p>1.00026</text:p>
                <draw:g>
                  <svg:desc>'Real Volatility'.O1:'Real Volatility'.O100</svg:desc>
                </draw:g>
              </table:table-cell>
              <table:table-cell office:value-type="float" office:value="0.9373">
                <text:p>0.9373</text:p>
                <draw:g>
                  <svg:desc>'Real Volatility'.P1:'Real Volatility'.P100</svg:desc>
                </draw:g>
              </table:table-cell>
              <table:table-cell office:value-type="float" office:value="0.9373">
                <text:p>0.9373</text:p>
                <draw:g>
                  <svg:desc>'Real Volatility'.Q1:'Real Volatility'.Q100</svg:desc>
                </draw:g>
              </table:table-cell>
              <table:table-cell office:value-type="float" office:value="0.96274">
                <text:p>0.96274</text:p>
                <draw:g>
                  <svg:desc>'Real Volatility'.R1:'Real Volatility'.R100</svg:desc>
                </draw:g>
              </table:table-cell>
              <table:table-cell office:value-type="float" office:value="0.99477">
                <text:p>0.99477</text:p>
                <draw:g>
                  <svg:desc>'Real Volatility'.S1:'Real Volatility'.S100</svg:desc>
                </draw:g>
              </table:table-cell>
              <table:table-cell office:value-type="float" office:value="0.99477">
                <text:p>0.99477</text:p>
                <draw:g>
                  <svg:desc>'Real Volatility'.T1:'Real Volatility'.T100</svg:desc>
                </draw:g>
              </table:table-cell>
              <table:table-cell office:value-type="float" office:value="0.916785">
                <text:p>0.916785</text:p>
                <draw:g>
                  <svg:desc>'Real Volatility'.U1:'Real Volatility'.U100</svg:desc>
                </draw:g>
              </table:table-cell>
              <table:table-cell office:value-type="float" office:value="1.10334">
                <text:p>1.10334</text:p>
                <draw:g>
                  <svg:desc>'Real Volatility'.V1:'Real Volatility'.V100</svg:desc>
                </draw:g>
              </table:table-cell>
              <table:table-cell office:value-type="float" office:value="0.97385">
                <text:p>0.97385</text:p>
                <draw:g>
                  <svg:desc>'Real Volatility'.W1:'Real Volatility'.W100</svg:desc>
                </draw:g>
              </table:table-cell>
              <table:table-cell office:value-type="float" office:value="0.97385">
                <text:p>0.97385</text:p>
                <draw:g>
                  <svg:desc>'Real Volatility'.X1:'Real Volatility'.X100</svg:desc>
                </draw:g>
              </table:table-cell>
              <table:table-cell office:value-type="float" office:value="0.915775">
                <text:p>0.915775</text:p>
                <draw:g>
                  <svg:desc>'Real Volatility'.Y1:'Real Volatility'.Y100</svg:desc>
                </draw:g>
              </table:table-cell>
              <table:table-cell office:value-type="float" office:value="0.95517">
                <text:p>0.95517</text:p>
                <draw:g>
                  <svg:desc>'Real Volatility'.Z1:'Real Volatility'.Z100</svg:desc>
                </draw:g>
              </table:table-cell>
              <table:table-cell office:value-type="float" office:value="0.95517">
                <text:p>0.95517</text:p>
                <draw:g>
                  <svg:desc>'Real Volatility'.AA1:'Real Volatility'.AA100</svg:desc>
                </draw:g>
              </table:table-cell>
              <table:table-cell office:value-type="float" office:value="0.97166">
                <text:p>0.97166</text:p>
                <draw:g>
                  <svg:desc>'Real Volatility'.AB1:'Real Volatility'.AB100</svg:desc>
                </draw:g>
              </table:table-cell>
              <table:table-cell office:value-type="float" office:value="0.97166">
                <text:p>0.97166</text:p>
                <draw:g>
                  <svg:desc>'Real Volatility'.AC1:'Real Volatility'.AC100</svg:desc>
                </draw:g>
              </table:table-cell>
              <table:table-cell office:value-type="float" office:value="0.935765">
                <text:p>0.935765</text:p>
                <draw:g>
                  <svg:desc>'Real Volatility'.AD1:'Real Volatility'.A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833">
                <text:p>0.996833</text:p>
              </table:table-cell>
              <table:table-cell office:value-type="float" office:value="0.973047">
                <text:p>0.973047</text:p>
              </table:table-cell>
              <table:table-cell office:value-type="float" office:value="0.92182">
                <text:p>0.92182</text:p>
              </table:table-cell>
              <table:table-cell office:value-type="float" office:value="0.92182">
                <text:p>0.92182</text:p>
              </table:table-cell>
              <table:table-cell office:value-type="float" office:value="0.966647">
                <text:p>0.966647</text:p>
              </table:table-cell>
              <table:table-cell office:value-type="float" office:value="0.966647">
                <text:p>0.966647</text:p>
              </table:table-cell>
              <table:table-cell office:value-type="float" office:value="1.00026">
                <text:p>1.00026</text:p>
              </table:table-cell>
              <table:table-cell office:value-type="float" office:value="0.937397">
                <text:p>0.937397</text:p>
              </table:table-cell>
              <table:table-cell office:value-type="float" office:value="0.937397">
                <text:p>0.937397</text:p>
              </table:table-cell>
              <table:table-cell office:value-type="float" office:value="1.03413">
                <text:p>1.03413</text:p>
              </table:table-cell>
              <table:table-cell office:value-type="float" office:value="0.983123">
                <text:p>0.983123</text:p>
              </table:table-cell>
              <table:table-cell office:value-type="float" office:value="0.983123">
                <text:p>0.983123</text:p>
              </table:table-cell>
              <table:table-cell office:value-type="float" office:value="0.951503">
                <text:p>0.951503</text:p>
              </table:table-cell>
              <table:table-cell office:value-type="float" office:value="0.951503">
                <text:p>0.951503</text:p>
              </table:table-cell>
              <table:table-cell office:value-type="float" office:value="0.96937">
                <text:p>0.96937</text:p>
              </table:table-cell>
              <table:table-cell office:value-type="float" office:value="0.943558">
                <text:p>0.943558</text:p>
              </table:table-cell>
              <table:table-cell office:value-type="float" office:value="0.943558">
                <text:p>0.943558</text:p>
              </table:table-cell>
              <table:table-cell office:value-type="float" office:value="0.962902">
                <text:p>0.962902</text:p>
              </table:table-cell>
              <table:table-cell office:value-type="float" office:value="0.988973">
                <text:p>0.988973</text:p>
              </table:table-cell>
              <table:table-cell office:value-type="float" office:value="0.988973">
                <text:p>0.988973</text:p>
              </table:table-cell>
              <table:table-cell office:value-type="float" office:value="0.93762">
                <text:p>0.93762</text:p>
              </table:table-cell>
              <table:table-cell office:value-type="float" office:value="1.04402">
                <text:p>1.04402</text:p>
              </table:table-cell>
              <table:table-cell office:value-type="float" office:value="0.97636">
                <text:p>0.97636</text:p>
              </table:table-cell>
              <table:table-cell office:value-type="float" office:value="0.97636">
                <text:p>0.97636</text:p>
              </table:table-cell>
              <table:table-cell office:value-type="float" office:value="0.956065">
                <text:p>0.956065</text:p>
              </table:table-cell>
              <table:table-cell office:value-type="float" office:value="0.945747">
                <text:p>0.945747</text:p>
              </table:table-cell>
              <table:table-cell office:value-type="float" office:value="0.945747">
                <text:p>0.945747</text:p>
              </table:table-cell>
              <table:table-cell office:value-type="float" office:value="0.95138">
                <text:p>0.95138</text:p>
              </table:table-cell>
              <table:table-cell office:value-type="float" office:value="0.95138">
                <text:p>0.95138</text:p>
              </table:table-cell>
              <table:table-cell office:value-type="float" office:value="0.948812">
                <text:p>0.948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5808">
                <text:p>0.985808</text:p>
              </table:table-cell>
              <table:table-cell office:value-type="float" office:value="0.970908">
                <text:p>0.970908</text:p>
              </table:table-cell>
              <table:table-cell office:value-type="float" office:value="0.933142">
                <text:p>0.933142</text:p>
              </table:table-cell>
              <table:table-cell office:value-type="float" office:value="0.933142">
                <text:p>0.933142</text:p>
              </table:table-cell>
              <table:table-cell office:value-type="float" office:value="0.946682">
                <text:p>0.946682</text:p>
              </table:table-cell>
              <table:table-cell office:value-type="float" office:value="0.946682">
                <text:p>0.946682</text:p>
              </table:table-cell>
              <table:table-cell office:value-type="float" office:value="0.980487">
                <text:p>0.980487</text:p>
              </table:table-cell>
              <table:table-cell office:value-type="float" office:value="0.93957">
                <text:p>0.93957</text:p>
              </table:table-cell>
              <table:table-cell office:value-type="float" office:value="0.93957">
                <text:p>0.93957</text:p>
              </table:table-cell>
              <table:table-cell office:value-type="float" office:value="1.01422">
                <text:p>1.01422</text:p>
              </table:table-cell>
              <table:table-cell office:value-type="float" office:value="0.968262">
                <text:p>0.968262</text:p>
              </table:table-cell>
              <table:table-cell office:value-type="float" office:value="0.968262">
                <text:p>0.968262</text:p>
              </table:table-cell>
              <table:table-cell office:value-type="float" office:value="0.942663">
                <text:p>0.942663</text:p>
              </table:table-cell>
              <table:table-cell office:value-type="float" office:value="0.942663">
                <text:p>0.942663</text:p>
              </table:table-cell>
              <table:table-cell office:value-type="float" office:value="0.998993">
                <text:p>0.998993</text:p>
              </table:table-cell>
              <table:table-cell office:value-type="float" office:value="0.954092">
                <text:p>0.954092</text:p>
              </table:table-cell>
              <table:table-cell office:value-type="float" office:value="0.954092">
                <text:p>0.954092</text:p>
              </table:table-cell>
              <table:table-cell office:value-type="float" office:value="0.98103">
                <text:p>0.98103</text:p>
              </table:table-cell>
              <table:table-cell office:value-type="float" office:value="0.991832">
                <text:p>0.991832</text:p>
              </table:table-cell>
              <table:table-cell office:value-type="float" office:value="0.991832">
                <text:p>0.991832</text:p>
              </table:table-cell>
              <table:table-cell office:value-type="float" office:value="0.941407">
                <text:p>0.941407</text:p>
              </table:table-cell>
              <table:table-cell office:value-type="float" office:value="1.03792">
                <text:p>1.03792</text:p>
              </table:table-cell>
              <table:table-cell office:value-type="float" office:value="0.966085">
                <text:p>0.966085</text:p>
              </table:table-cell>
              <table:table-cell office:value-type="float" office:value="0.966085">
                <text:p>0.966085</text:p>
              </table:table-cell>
              <table:table-cell office:value-type="float" office:value="0.958992">
                <text:p>0.958992</text:p>
              </table:table-cell>
              <table:table-cell office:value-type="float" office:value="0.950533">
                <text:p>0.950533</text:p>
              </table:table-cell>
              <table:table-cell office:value-type="float" office:value="0.950533">
                <text:p>0.950533</text:p>
              </table:table-cell>
              <table:table-cell office:value-type="float" office:value="0.953235">
                <text:p>0.953235</text:p>
              </table:table-cell>
              <table:table-cell office:value-type="float" office:value="0.953235">
                <text:p>0.953235</text:p>
              </table:table-cell>
              <table:table-cell office:value-type="float" office:value="0.962363">
                <text:p>0.962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6471">
                <text:p>0.986471</text:p>
              </table:table-cell>
              <table:table-cell office:value-type="float" office:value="0.992995">
                <text:p>0.992995</text:p>
              </table:table-cell>
              <table:table-cell office:value-type="float" office:value="0.934404">
                <text:p>0.934404</text:p>
              </table:table-cell>
              <table:table-cell office:value-type="float" office:value="0.934404">
                <text:p>0.934404</text:p>
              </table:table-cell>
              <table:table-cell office:value-type="float" office:value="0.955743">
                <text:p>0.955743</text:p>
              </table:table-cell>
              <table:table-cell office:value-type="float" office:value="0.955743">
                <text:p>0.955743</text:p>
              </table:table-cell>
              <table:table-cell office:value-type="float" office:value="0.9831">
                <text:p>0.9831</text:p>
              </table:table-cell>
              <table:table-cell office:value-type="float" office:value="0.941134">
                <text:p>0.941134</text:p>
              </table:table-cell>
              <table:table-cell office:value-type="float" office:value="0.941134">
                <text:p>0.941134</text:p>
              </table:table-cell>
              <table:table-cell office:value-type="float" office:value="1.01307">
                <text:p>1.01307</text:p>
              </table:table-cell>
              <table:table-cell office:value-type="float" office:value="0.970348">
                <text:p>0.970348</text:p>
              </table:table-cell>
              <table:table-cell office:value-type="float" office:value="0.970348">
                <text:p>0.970348</text:p>
              </table:table-cell>
              <table:table-cell office:value-type="float" office:value="0.947476">
                <text:p>0.947476</text:p>
              </table:table-cell>
              <table:table-cell office:value-type="float" office:value="0.947476">
                <text:p>0.947476</text:p>
              </table:table-cell>
              <table:table-cell office:value-type="float" office:value="0.985515">
                <text:p>0.985515</text:p>
              </table:table-cell>
              <table:table-cell office:value-type="float" office:value="0.956329">
                <text:p>0.956329</text:p>
              </table:table-cell>
              <table:table-cell office:value-type="float" office:value="0.956329">
                <text:p>0.956329</text:p>
              </table:table-cell>
              <table:table-cell office:value-type="float" office:value="0.971066">
                <text:p>0.971066</text:p>
              </table:table-cell>
              <table:table-cell office:value-type="float" office:value="0.984085">
                <text:p>0.984085</text:p>
              </table:table-cell>
              <table:table-cell office:value-type="float" office:value="0.984085">
                <text:p>0.984085</text:p>
              </table:table-cell>
              <table:table-cell office:value-type="float" office:value="0.950149">
                <text:p>0.950149</text:p>
              </table:table-cell>
              <table:table-cell office:value-type="float" office:value="1.03186">
                <text:p>1.03186</text:p>
              </table:table-cell>
              <table:table-cell office:value-type="float" office:value="0.969046">
                <text:p>0.969046</text:p>
              </table:table-cell>
              <table:table-cell office:value-type="float" office:value="0.969046">
                <text:p>0.969046</text:p>
              </table:table-cell>
              <table:table-cell office:value-type="float" office:value="0.957876">
                <text:p>0.957876</text:p>
              </table:table-cell>
              <table:table-cell office:value-type="float" office:value="0.956712">
                <text:p>0.956712</text:p>
              </table:table-cell>
              <table:table-cell office:value-type="float" office:value="0.956712">
                <text:p>0.956712</text:p>
              </table:table-cell>
              <table:table-cell office:value-type="float" office:value="0.969834">
                <text:p>0.969834</text:p>
              </table:table-cell>
              <table:table-cell office:value-type="float" office:value="0.969834">
                <text:p>0.969834</text:p>
              </table:table-cell>
              <table:table-cell office:value-type="float" office:value="0.951163">
                <text:p>0.951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5444">
                <text:p>0.965444</text:p>
              </table:table-cell>
              <table:table-cell office:value-type="float" office:value="0.970574">
                <text:p>0.970574</text:p>
              </table:table-cell>
              <table:table-cell office:value-type="float" office:value="0.953256">
                <text:p>0.953256</text:p>
              </table:table-cell>
              <table:table-cell office:value-type="float" office:value="0.953256">
                <text:p>0.953256</text:p>
              </table:table-cell>
              <table:table-cell office:value-type="float" office:value="0.943925">
                <text:p>0.943925</text:p>
              </table:table-cell>
              <table:table-cell office:value-type="float" office:value="0.943925">
                <text:p>0.943925</text:p>
              </table:table-cell>
              <table:table-cell office:value-type="float" office:value="0.976693">
                <text:p>0.976693</text:p>
              </table:table-cell>
              <table:table-cell office:value-type="float" office:value="0.940387">
                <text:p>0.940387</text:p>
              </table:table-cell>
              <table:table-cell office:value-type="float" office:value="0.940387">
                <text:p>0.940387</text:p>
              </table:table-cell>
              <table:table-cell office:value-type="float" office:value="0.989583">
                <text:p>0.989583</text:p>
              </table:table-cell>
              <table:table-cell office:value-type="float" office:value="0.965436">
                <text:p>0.965436</text:p>
              </table:table-cell>
              <table:table-cell office:value-type="float" office:value="0.965436">
                <text:p>0.965436</text:p>
              </table:table-cell>
              <table:table-cell office:value-type="float" office:value="0.946249">
                <text:p>0.946249</text:p>
              </table:table-cell>
              <table:table-cell office:value-type="float" office:value="0.946249">
                <text:p>0.946249</text:p>
              </table:table-cell>
              <table:table-cell office:value-type="float" office:value="0.992956">
                <text:p>0.992956</text:p>
              </table:table-cell>
              <table:table-cell office:value-type="float" office:value="0.95618">
                <text:p>0.95618</text:p>
              </table:table-cell>
              <table:table-cell office:value-type="float" office:value="0.95618">
                <text:p>0.95618</text:p>
              </table:table-cell>
              <table:table-cell office:value-type="float" office:value="0.997416">
                <text:p>0.997416</text:p>
              </table:table-cell>
              <table:table-cell office:value-type="float" office:value="0.989081">
                <text:p>0.989081</text:p>
              </table:table-cell>
              <table:table-cell office:value-type="float" office:value="0.989081">
                <text:p>0.989081</text:p>
              </table:table-cell>
              <table:table-cell office:value-type="float" office:value="0.951605">
                <text:p>0.951605</text:p>
              </table:table-cell>
              <table:table-cell office:value-type="float" office:value="1.00502">
                <text:p>1.00502</text:p>
              </table:table-cell>
              <table:table-cell office:value-type="float" office:value="0.96079">
                <text:p>0.96079</text:p>
              </table:table-cell>
              <table:table-cell office:value-type="float" office:value="0.96079">
                <text:p>0.96079</text:p>
              </table:table-cell>
              <table:table-cell office:value-type="float" office:value="0.969316">
                <text:p>0.969316</text:p>
              </table:table-cell>
              <table:table-cell office:value-type="float" office:value="0.962909">
                <text:p>0.962909</text:p>
              </table:table-cell>
              <table:table-cell office:value-type="float" office:value="0.962909">
                <text:p>0.962909</text:p>
              </table:table-cell>
              <table:table-cell office:value-type="float" office:value="0.975208">
                <text:p>0.975208</text:p>
              </table:table-cell>
              <table:table-cell office:value-type="float" office:value="0.975208">
                <text:p>0.975208</text:p>
              </table:table-cell>
              <table:table-cell office:value-type="float" office:value="0.943534">
                <text:p>0.943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6856">
                <text:p>0.976856</text:p>
              </table:table-cell>
              <table:table-cell office:value-type="float" office:value="0.978082">
                <text:p>0.978082</text:p>
              </table:table-cell>
              <table:table-cell office:value-type="float" office:value="0.948178">
                <text:p>0.948178</text:p>
              </table:table-cell>
              <table:table-cell office:value-type="float" office:value="0.948178">
                <text:p>0.948178</text:p>
              </table:table-cell>
              <table:table-cell office:value-type="float" office:value="0.941746">
                <text:p>0.941746</text:p>
              </table:table-cell>
              <table:table-cell office:value-type="float" office:value="0.941746">
                <text:p>0.941746</text:p>
              </table:table-cell>
              <table:table-cell office:value-type="float" office:value="0.976763">
                <text:p>0.976763</text:p>
              </table:table-cell>
              <table:table-cell office:value-type="float" office:value="0.935502">
                <text:p>0.935502</text:p>
              </table:table-cell>
              <table:table-cell office:value-type="float" office:value="0.935502">
                <text:p>0.935502</text:p>
              </table:table-cell>
              <table:table-cell office:value-type="float" office:value="0.984289">
                <text:p>0.984289</text:p>
              </table:table-cell>
              <table:table-cell office:value-type="float" office:value="0.954396">
                <text:p>0.954396</text:p>
              </table:table-cell>
              <table:table-cell office:value-type="float" office:value="0.954396">
                <text:p>0.954396</text:p>
              </table:table-cell>
              <table:table-cell office:value-type="float" office:value="0.946147">
                <text:p>0.946147</text:p>
              </table:table-cell>
              <table:table-cell office:value-type="float" office:value="0.946147">
                <text:p>0.946147</text:p>
              </table:table-cell>
              <table:table-cell office:value-type="float" office:value="0.985251">
                <text:p>0.985251</text:p>
              </table:table-cell>
              <table:table-cell office:value-type="float" office:value="0.960578">
                <text:p>0.960578</text:p>
              </table:table-cell>
              <table:table-cell office:value-type="float" office:value="0.960578">
                <text:p>0.960578</text:p>
              </table:table-cell>
              <table:table-cell office:value-type="float" office:value="1.00455">
                <text:p>1.00455</text:p>
              </table:table-cell>
              <table:table-cell office:value-type="float" office:value="0.991754">
                <text:p>0.991754</text:p>
              </table:table-cell>
              <table:table-cell office:value-type="float" office:value="0.991754">
                <text:p>0.991754</text:p>
              </table:table-cell>
              <table:table-cell office:value-type="float" office:value="0.958756">
                <text:p>0.958756</text:p>
              </table:table-cell>
              <table:table-cell office:value-type="float" office:value="0.991008">
                <text:p>0.991008</text:p>
              </table:table-cell>
              <table:table-cell office:value-type="float" office:value="0.96184">
                <text:p>0.96184</text:p>
              </table:table-cell>
              <table:table-cell office:value-type="float" office:value="0.96184">
                <text:p>0.96184</text:p>
              </table:table-cell>
              <table:table-cell office:value-type="float" office:value="0.957483">
                <text:p>0.957483</text:p>
              </table:table-cell>
              <table:table-cell office:value-type="float" office:value="0.959232">
                <text:p>0.959232</text:p>
              </table:table-cell>
              <table:table-cell office:value-type="float" office:value="0.959232">
                <text:p>0.959232</text:p>
              </table:table-cell>
              <table:table-cell office:value-type="float" office:value="0.960417">
                <text:p>0.960417</text:p>
              </table:table-cell>
              <table:table-cell office:value-type="float" office:value="0.960417">
                <text:p>0.960417</text:p>
              </table:table-cell>
              <table:table-cell office:value-type="float" office:value="0.945037">
                <text:p>0.945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1889">
                <text:p>0.971889</text:p>
              </table:table-cell>
              <table:table-cell office:value-type="float" office:value="0.972976">
                <text:p>0.972976</text:p>
              </table:table-cell>
              <table:table-cell office:value-type="float" office:value="0.948941">
                <text:p>0.948941</text:p>
              </table:table-cell>
              <table:table-cell office:value-type="float" office:value="0.948941">
                <text:p>0.948941</text:p>
              </table:table-cell>
              <table:table-cell office:value-type="float" office:value="0.952556">
                <text:p>0.952556</text:p>
              </table:table-cell>
              <table:table-cell office:value-type="float" office:value="0.952556">
                <text:p>0.952556</text:p>
              </table:table-cell>
              <table:table-cell office:value-type="float" office:value="0.987516">
                <text:p>0.987516</text:p>
              </table:table-cell>
              <table:table-cell office:value-type="float" office:value="0.945936">
                <text:p>0.945936</text:p>
              </table:table-cell>
              <table:table-cell office:value-type="float" office:value="0.945936">
                <text:p>0.945936</text:p>
              </table:table-cell>
              <table:table-cell office:value-type="float" office:value="0.981936">
                <text:p>0.981936</text:p>
              </table:table-cell>
              <table:table-cell office:value-type="float" office:value="0.953181">
                <text:p>0.953181</text:p>
              </table:table-cell>
              <table:table-cell office:value-type="float" office:value="0.953181">
                <text:p>0.953181</text:p>
              </table:table-cell>
              <table:table-cell office:value-type="float" office:value="0.937847">
                <text:p>0.937847</text:p>
              </table:table-cell>
              <table:table-cell office:value-type="float" office:value="0.937847">
                <text:p>0.937847</text:p>
              </table:table-cell>
              <table:table-cell office:value-type="float" office:value="0.982201">
                <text:p>0.982201</text:p>
              </table:table-cell>
              <table:table-cell office:value-type="float" office:value="0.959204">
                <text:p>0.959204</text:p>
              </table:table-cell>
              <table:table-cell office:value-type="float" office:value="0.959204">
                <text:p>0.959204</text:p>
              </table:table-cell>
              <table:table-cell office:value-type="float" office:value="1.00122">
                <text:p>1.00122</text:p>
              </table:table-cell>
              <table:table-cell office:value-type="float" office:value="0.991176">
                <text:p>0.991176</text:p>
              </table:table-cell>
              <table:table-cell office:value-type="float" office:value="0.991176">
                <text:p>0.991176</text:p>
              </table:table-cell>
              <table:table-cell office:value-type="float" office:value="0.961751">
                <text:p>0.961751</text:p>
              </table:table-cell>
              <table:table-cell office:value-type="float" office:value="0.986079">
                <text:p>0.986079</text:p>
              </table:table-cell>
              <table:table-cell office:value-type="float" office:value="0.966088">
                <text:p>0.966088</text:p>
              </table:table-cell>
              <table:table-cell office:value-type="float" office:value="0.966088">
                <text:p>0.966088</text:p>
              </table:table-cell>
              <table:table-cell office:value-type="float" office:value="0.959348">
                <text:p>0.959348</text:p>
              </table:table-cell>
              <table:table-cell office:value-type="float" office:value="0.959165">
                <text:p>0.959165</text:p>
              </table:table-cell>
              <table:table-cell office:value-type="float" office:value="0.959165">
                <text:p>0.959165</text:p>
              </table:table-cell>
              <table:table-cell office:value-type="float" office:value="0.965126">
                <text:p>0.965126</text:p>
              </table:table-cell>
              <table:table-cell office:value-type="float" office:value="0.965126">
                <text:p>0.965126</text:p>
              </table:table-cell>
              <table:table-cell office:value-type="float" office:value="0.940813">
                <text:p>0.940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3527">
                <text:p>0.973527</text:p>
              </table:table-cell>
              <table:table-cell office:value-type="float" office:value="0.977167">
                <text:p>0.977167</text:p>
              </table:table-cell>
              <table:table-cell office:value-type="float" office:value="0.947222">
                <text:p>0.947222</text:p>
              </table:table-cell>
              <table:table-cell office:value-type="float" office:value="0.947222">
                <text:p>0.947222</text:p>
              </table:table-cell>
              <table:table-cell office:value-type="float" office:value="0.951671">
                <text:p>0.951671</text:p>
              </table:table-cell>
              <table:table-cell office:value-type="float" office:value="0.951671">
                <text:p>0.951671</text:p>
              </table:table-cell>
              <table:table-cell office:value-type="float" office:value="0.989629">
                <text:p>0.989629</text:p>
              </table:table-cell>
              <table:table-cell office:value-type="float" office:value="0.943152">
                <text:p>0.943152</text:p>
              </table:table-cell>
              <table:table-cell office:value-type="float" office:value="0.943152">
                <text:p>0.943152</text:p>
              </table:table-cell>
              <table:table-cell office:value-type="float" office:value="0.974875">
                <text:p>0.974875</text:p>
              </table:table-cell>
              <table:table-cell office:value-type="float" office:value="0.950917">
                <text:p>0.950917</text:p>
              </table:table-cell>
              <table:table-cell office:value-type="float" office:value="0.950917">
                <text:p>0.950917</text:p>
              </table:table-cell>
              <table:table-cell office:value-type="float" office:value="0.943381">
                <text:p>0.943381</text:p>
              </table:table-cell>
              <table:table-cell office:value-type="float" office:value="0.943381">
                <text:p>0.943381</text:p>
              </table:table-cell>
              <table:table-cell office:value-type="float" office:value="0.981559">
                <text:p>0.981559</text:p>
              </table:table-cell>
              <table:table-cell office:value-type="float" office:value="0.958576">
                <text:p>0.958576</text:p>
              </table:table-cell>
              <table:table-cell office:value-type="float" office:value="0.958576">
                <text:p>0.958576</text:p>
              </table:table-cell>
              <table:table-cell office:value-type="float" office:value="1.00248">
                <text:p>1.00248</text:p>
              </table:table-cell>
              <table:table-cell office:value-type="float" office:value="0.991656">
                <text:p>0.991656</text:p>
              </table:table-cell>
              <table:table-cell office:value-type="float" office:value="0.991656">
                <text:p>0.991656</text:p>
              </table:table-cell>
              <table:table-cell office:value-type="float" office:value="0.962339">
                <text:p>0.962339</text:p>
              </table:table-cell>
              <table:table-cell office:value-type="float" office:value="0.981749">
                <text:p>0.981749</text:p>
              </table:table-cell>
              <table:table-cell office:value-type="float" office:value="0.957796">
                <text:p>0.957796</text:p>
              </table:table-cell>
              <table:table-cell office:value-type="float" office:value="0.957796">
                <text:p>0.957796</text:p>
              </table:table-cell>
              <table:table-cell office:value-type="float" office:value="0.948279">
                <text:p>0.948279</text:p>
              </table:table-cell>
              <table:table-cell office:value-type="float" office:value="0.955984">
                <text:p>0.955984</text:p>
              </table:table-cell>
              <table:table-cell office:value-type="float" office:value="0.955984">
                <text:p>0.955984</text:p>
              </table:table-cell>
              <table:table-cell office:value-type="float" office:value="0.966752">
                <text:p>0.966752</text:p>
              </table:table-cell>
              <table:table-cell office:value-type="float" office:value="0.966752">
                <text:p>0.966752</text:p>
              </table:table-cell>
              <table:table-cell office:value-type="float" office:value="0.946133">
                <text:p>0.946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9166">
                <text:p>0.969166</text:p>
              </table:table-cell>
              <table:table-cell office:value-type="float" office:value="0.970853">
                <text:p>0.970853</text:p>
              </table:table-cell>
              <table:table-cell office:value-type="float" office:value="0.946148">
                <text:p>0.946148</text:p>
              </table:table-cell>
              <table:table-cell office:value-type="float" office:value="0.946148">
                <text:p>0.946148</text:p>
              </table:table-cell>
              <table:table-cell office:value-type="float" office:value="0.952384">
                <text:p>0.952384</text:p>
              </table:table-cell>
              <table:table-cell office:value-type="float" office:value="0.952384">
                <text:p>0.952384</text:p>
              </table:table-cell>
              <table:table-cell office:value-type="float" office:value="0.981361">
                <text:p>0.981361</text:p>
              </table:table-cell>
              <table:table-cell office:value-type="float" office:value="0.951101">
                <text:p>0.951101</text:p>
              </table:table-cell>
              <table:table-cell office:value-type="float" office:value="0.951101">
                <text:p>0.951101</text:p>
              </table:table-cell>
              <table:table-cell office:value-type="float" office:value="0.969092">
                <text:p>0.969092</text:p>
              </table:table-cell>
              <table:table-cell office:value-type="float" office:value="0.956623">
                <text:p>0.956623</text:p>
              </table:table-cell>
              <table:table-cell office:value-type="float" office:value="0.956623">
                <text:p>0.956623</text:p>
              </table:table-cell>
              <table:table-cell office:value-type="float" office:value="0.944323">
                <text:p>0.944323</text:p>
              </table:table-cell>
              <table:table-cell office:value-type="float" office:value="0.944323">
                <text:p>0.944323</text:p>
              </table:table-cell>
              <table:table-cell office:value-type="float" office:value="0.981838">
                <text:p>0.981838</text:p>
              </table:table-cell>
              <table:table-cell office:value-type="float" office:value="0.955154">
                <text:p>0.955154</text:p>
              </table:table-cell>
              <table:table-cell office:value-type="float" office:value="0.955154">
                <text:p>0.955154</text:p>
              </table:table-cell>
              <table:table-cell office:value-type="float" office:value="0.996108">
                <text:p>0.996108</text:p>
              </table:table-cell>
              <table:table-cell office:value-type="float" office:value="0.983864">
                <text:p>0.983864</text:p>
              </table:table-cell>
              <table:table-cell office:value-type="float" office:value="0.983864">
                <text:p>0.983864</text:p>
              </table:table-cell>
              <table:table-cell office:value-type="float" office:value="0.969399">
                <text:p>0.969399</text:p>
              </table:table-cell>
              <table:table-cell office:value-type="float" office:value="0.98078">
                <text:p>0.98078</text:p>
              </table:table-cell>
              <table:table-cell office:value-type="float" office:value="0.954696">
                <text:p>0.954696</text:p>
              </table:table-cell>
              <table:table-cell office:value-type="float" office:value="0.954696">
                <text:p>0.954696</text:p>
              </table:table-cell>
              <table:table-cell office:value-type="float" office:value="0.945906">
                <text:p>0.945906</text:p>
              </table:table-cell>
              <table:table-cell office:value-type="float" office:value="0.957527">
                <text:p>0.957527</text:p>
              </table:table-cell>
              <table:table-cell office:value-type="float" office:value="0.957527">
                <text:p>0.957527</text:p>
              </table:table-cell>
              <table:table-cell office:value-type="float" office:value="0.963513">
                <text:p>0.963513</text:p>
              </table:table-cell>
              <table:table-cell office:value-type="float" office:value="0.963513">
                <text:p>0.963513</text:p>
              </table:table-cell>
              <table:table-cell office:value-type="float" office:value="0.946847">
                <text:p>0.946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8731">
                <text:p>0.968731</text:p>
              </table:table-cell>
              <table:table-cell office:value-type="float" office:value="0.96811">
                <text:p>0.96811</text:p>
              </table:table-cell>
              <table:table-cell office:value-type="float" office:value="0.94903">
                <text:p>0.94903</text:p>
              </table:table-cell>
              <table:table-cell office:value-type="float" office:value="0.94903">
                <text:p>0.94903</text:p>
              </table:table-cell>
              <table:table-cell office:value-type="float" office:value="0.95016">
                <text:p>0.95016</text:p>
              </table:table-cell>
              <table:table-cell office:value-type="float" office:value="0.95016">
                <text:p>0.95016</text:p>
              </table:table-cell>
              <table:table-cell office:value-type="float" office:value="0.975865">
                <text:p>0.975865</text:p>
              </table:table-cell>
              <table:table-cell office:value-type="float" office:value="0.948356">
                <text:p>0.948356</text:p>
              </table:table-cell>
              <table:table-cell office:value-type="float" office:value="0.948356">
                <text:p>0.948356</text:p>
              </table:table-cell>
              <table:table-cell office:value-type="float" office:value="0.966423">
                <text:p>0.966423</text:p>
              </table:table-cell>
              <table:table-cell office:value-type="float" office:value="0.952753">
                <text:p>0.952753</text:p>
              </table:table-cell>
              <table:table-cell office:value-type="float" office:value="0.952753">
                <text:p>0.952753</text:p>
              </table:table-cell>
              <table:table-cell office:value-type="float" office:value="0.948959">
                <text:p>0.948959</text:p>
              </table:table-cell>
              <table:table-cell office:value-type="float" office:value="0.948959">
                <text:p>0.948959</text:p>
              </table:table-cell>
              <table:table-cell office:value-type="float" office:value="0.975705">
                <text:p>0.975705</text:p>
              </table:table-cell>
              <table:table-cell office:value-type="float" office:value="0.959461">
                <text:p>0.959461</text:p>
              </table:table-cell>
              <table:table-cell office:value-type="float" office:value="0.959461">
                <text:p>0.959461</text:p>
              </table:table-cell>
              <table:table-cell office:value-type="float" office:value="0.986479">
                <text:p>0.986479</text:p>
              </table:table-cell>
              <table:table-cell office:value-type="float" office:value="0.983458">
                <text:p>0.983458</text:p>
              </table:table-cell>
              <table:table-cell office:value-type="float" office:value="0.983458">
                <text:p>0.983458</text:p>
              </table:table-cell>
              <table:table-cell office:value-type="float" office:value="0.973769">
                <text:p>0.973769</text:p>
              </table:table-cell>
              <table:table-cell office:value-type="float" office:value="0.974652">
                <text:p>0.974652</text:p>
              </table:table-cell>
              <table:table-cell office:value-type="float" office:value="0.949012">
                <text:p>0.949012</text:p>
              </table:table-cell>
              <table:table-cell office:value-type="float" office:value="0.949012">
                <text:p>0.949012</text:p>
              </table:table-cell>
              <table:table-cell office:value-type="float" office:value="0.9458">
                <text:p>0.9458</text:p>
              </table:table-cell>
              <table:table-cell office:value-type="float" office:value="0.952156">
                <text:p>0.952156</text:p>
              </table:table-cell>
              <table:table-cell office:value-type="float" office:value="0.952156">
                <text:p>0.952156</text:p>
              </table:table-cell>
              <table:table-cell office:value-type="float" office:value="0.96533">
                <text:p>0.96533</text:p>
              </table:table-cell>
              <table:table-cell office:value-type="float" office:value="0.96533">
                <text:p>0.96533</text:p>
              </table:table-cell>
              <table:table-cell office:value-type="float" office:value="0.950777">
                <text:p>0.9507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64284">
                <text:p>0.964284</text:p>
              </table:table-cell>
              <table:table-cell office:value-type="float" office:value="0.969856">
                <text:p>0.969856</text:p>
              </table:table-cell>
              <table:table-cell office:value-type="float" office:value="0.947187">
                <text:p>0.947187</text:p>
              </table:table-cell>
              <table:table-cell office:value-type="float" office:value="0.947187">
                <text:p>0.947187</text:p>
              </table:table-cell>
              <table:table-cell office:value-type="float" office:value="0.953449">
                <text:p>0.953449</text:p>
              </table:table-cell>
              <table:table-cell office:value-type="float" office:value="0.953449">
                <text:p>0.953449</text:p>
              </table:table-cell>
              <table:table-cell office:value-type="float" office:value="0.969383">
                <text:p>0.969383</text:p>
              </table:table-cell>
              <table:table-cell office:value-type="float" office:value="0.949558">
                <text:p>0.949558</text:p>
              </table:table-cell>
              <table:table-cell office:value-type="float" office:value="0.949558">
                <text:p>0.949558</text:p>
              </table:table-cell>
              <table:table-cell office:value-type="float" office:value="0.967637">
                <text:p>0.967637</text:p>
              </table:table-cell>
              <table:table-cell office:value-type="float" office:value="0.957718">
                <text:p>0.957718</text:p>
              </table:table-cell>
              <table:table-cell office:value-type="float" office:value="0.957718">
                <text:p>0.957718</text:p>
              </table:table-cell>
              <table:table-cell office:value-type="float" office:value="0.950035">
                <text:p>0.950035</text:p>
              </table:table-cell>
              <table:table-cell office:value-type="float" office:value="0.950035">
                <text:p>0.950035</text:p>
              </table:table-cell>
              <table:table-cell office:value-type="float" office:value="0.974105">
                <text:p>0.974105</text:p>
              </table:table-cell>
              <table:table-cell office:value-type="float" office:value="0.954054">
                <text:p>0.954054</text:p>
              </table:table-cell>
              <table:table-cell office:value-type="float" office:value="0.954054">
                <text:p>0.954054</text:p>
              </table:table-cell>
              <table:table-cell office:value-type="float" office:value="0.98806">
                <text:p>0.98806</text:p>
              </table:table-cell>
              <table:table-cell office:value-type="float" office:value="0.980315">
                <text:p>0.980315</text:p>
              </table:table-cell>
              <table:table-cell office:value-type="float" office:value="0.980315">
                <text:p>0.980315</text:p>
              </table:table-cell>
              <table:table-cell office:value-type="float" office:value="0.970159">
                <text:p>0.970159</text:p>
              </table:table-cell>
              <table:table-cell office:value-type="float" office:value="0.973482">
                <text:p>0.973482</text:p>
              </table:table-cell>
              <table:table-cell office:value-type="float" office:value="0.954783">
                <text:p>0.954783</text:p>
              </table:table-cell>
              <table:table-cell office:value-type="float" office:value="0.954783">
                <text:p>0.954783</text:p>
              </table:table-cell>
              <table:table-cell office:value-type="float" office:value="0.941374">
                <text:p>0.941374</text:p>
              </table:table-cell>
              <table:table-cell office:value-type="float" office:value="0.95216">
                <text:p>0.95216</text:p>
              </table:table-cell>
              <table:table-cell office:value-type="float" office:value="0.95216">
                <text:p>0.95216</text:p>
              </table:table-cell>
              <table:table-cell office:value-type="float" office:value="0.963349">
                <text:p>0.963349</text:p>
              </table:table-cell>
              <table:table-cell office:value-type="float" office:value="0.963349">
                <text:p>0.963349</text:p>
              </table:table-cell>
              <table:table-cell office:value-type="float" office:value="0.944361">
                <text:p>0.944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3655">
                <text:p>0.963655</text:p>
              </table:table-cell>
              <table:table-cell office:value-type="float" office:value="0.964186">
                <text:p>0.964186</text:p>
              </table:table-cell>
              <table:table-cell office:value-type="float" office:value="0.953246">
                <text:p>0.953246</text:p>
              </table:table-cell>
              <table:table-cell office:value-type="float" office:value="0.953246">
                <text:p>0.953246</text:p>
              </table:table-cell>
              <table:table-cell office:value-type="float" office:value="0.953298">
                <text:p>0.953298</text:p>
              </table:table-cell>
              <table:table-cell office:value-type="float" office:value="0.953298">
                <text:p>0.953298</text:p>
              </table:table-cell>
              <table:table-cell office:value-type="float" office:value="0.96465">
                <text:p>0.96465</text:p>
              </table:table-cell>
              <table:table-cell office:value-type="float" office:value="0.957752">
                <text:p>0.957752</text:p>
              </table:table-cell>
              <table:table-cell office:value-type="float" office:value="0.957752">
                <text:p>0.957752</text:p>
              </table:table-cell>
              <table:table-cell office:value-type="float" office:value="0.962099">
                <text:p>0.962099</text:p>
              </table:table-cell>
              <table:table-cell office:value-type="float" office:value="0.957213">
                <text:p>0.957213</text:p>
              </table:table-cell>
              <table:table-cell office:value-type="float" office:value="0.957213">
                <text:p>0.957213</text:p>
              </table:table-cell>
              <table:table-cell office:value-type="float" office:value="0.954359">
                <text:p>0.954359</text:p>
              </table:table-cell>
              <table:table-cell office:value-type="float" office:value="0.954359">
                <text:p>0.954359</text:p>
              </table:table-cell>
              <table:table-cell office:value-type="float" office:value="0.97638">
                <text:p>0.97638</text:p>
              </table:table-cell>
              <table:table-cell office:value-type="float" office:value="0.954674">
                <text:p>0.954674</text:p>
              </table:table-cell>
              <table:table-cell office:value-type="float" office:value="0.954674">
                <text:p>0.954674</text:p>
              </table:table-cell>
              <table:table-cell office:value-type="float" office:value="0.984595">
                <text:p>0.984595</text:p>
              </table:table-cell>
              <table:table-cell office:value-type="float" office:value="0.980863">
                <text:p>0.980863</text:p>
              </table:table-cell>
              <table:table-cell office:value-type="float" office:value="0.980863">
                <text:p>0.980863</text:p>
              </table:table-cell>
              <table:table-cell office:value-type="float" office:value="0.964159">
                <text:p>0.964159</text:p>
              </table:table-cell>
              <table:table-cell office:value-type="float" office:value="0.969838">
                <text:p>0.969838</text:p>
              </table:table-cell>
              <table:table-cell office:value-type="float" office:value="0.957237">
                <text:p>0.957237</text:p>
              </table:table-cell>
              <table:table-cell office:value-type="float" office:value="0.957237">
                <text:p>0.957237</text:p>
              </table:table-cell>
              <table:table-cell office:value-type="float" office:value="0.944964">
                <text:p>0.944964</text:p>
              </table:table-cell>
              <table:table-cell office:value-type="float" office:value="0.95329">
                <text:p>0.95329</text:p>
              </table:table-cell>
              <table:table-cell office:value-type="float" office:value="0.95329">
                <text:p>0.95329</text:p>
              </table:table-cell>
              <table:table-cell office:value-type="float" office:value="0.964556">
                <text:p>0.964556</text:p>
              </table:table-cell>
              <table:table-cell office:value-type="float" office:value="0.964556">
                <text:p>0.964556</text:p>
              </table:table-cell>
              <table:table-cell office:value-type="float" office:value="0.948218">
                <text:p>0.948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9265">
                <text:p>0.959265</text:p>
              </table:table-cell>
              <table:table-cell office:value-type="float" office:value="0.963979">
                <text:p>0.963979</text:p>
              </table:table-cell>
              <table:table-cell office:value-type="float" office:value="0.953119">
                <text:p>0.953119</text:p>
              </table:table-cell>
              <table:table-cell office:value-type="float" office:value="0.953119">
                <text:p>0.953119</text:p>
              </table:table-cell>
              <table:table-cell office:value-type="float" office:value="0.960793">
                <text:p>0.960793</text:p>
              </table:table-cell>
              <table:table-cell office:value-type="float" office:value="0.960793">
                <text:p>0.960793</text:p>
              </table:table-cell>
              <table:table-cell office:value-type="float" office:value="0.965451">
                <text:p>0.965451</text:p>
              </table:table-cell>
              <table:table-cell office:value-type="float" office:value="0.9552">
                <text:p>0.9552</text:p>
              </table:table-cell>
              <table:table-cell office:value-type="float" office:value="0.9552">
                <text:p>0.9552</text:p>
              </table:table-cell>
              <table:table-cell office:value-type="float" office:value="0.9602">
                <text:p>0.9602</text:p>
              </table:table-cell>
              <table:table-cell office:value-type="float" office:value="0.959765">
                <text:p>0.959765</text:p>
              </table:table-cell>
              <table:table-cell office:value-type="float" office:value="0.959765">
                <text:p>0.959765</text:p>
              </table:table-cell>
              <table:table-cell office:value-type="float" office:value="0.954253">
                <text:p>0.954253</text:p>
              </table:table-cell>
              <table:table-cell office:value-type="float" office:value="0.954253">
                <text:p>0.954253</text:p>
              </table:table-cell>
              <table:table-cell office:value-type="float" office:value="0.979379">
                <text:p>0.979379</text:p>
              </table:table-cell>
              <table:table-cell office:value-type="float" office:value="0.954301">
                <text:p>0.954301</text:p>
              </table:table-cell>
              <table:table-cell office:value-type="float" office:value="0.954301">
                <text:p>0.954301</text:p>
              </table:table-cell>
              <table:table-cell office:value-type="float" office:value="0.981943">
                <text:p>0.981943</text:p>
              </table:table-cell>
              <table:table-cell office:value-type="float" office:value="0.98756">
                <text:p>0.98756</text:p>
              </table:table-cell>
              <table:table-cell office:value-type="float" office:value="0.98756">
                <text:p>0.98756</text:p>
              </table:table-cell>
              <table:table-cell office:value-type="float" office:value="0.962505">
                <text:p>0.962505</text:p>
              </table:table-cell>
              <table:table-cell office:value-type="float" office:value="0.969533">
                <text:p>0.969533</text:p>
              </table:table-cell>
              <table:table-cell office:value-type="float" office:value="0.95765">
                <text:p>0.95765</text:p>
              </table:table-cell>
              <table:table-cell office:value-type="float" office:value="0.95765">
                <text:p>0.95765</text:p>
              </table:table-cell>
              <table:table-cell office:value-type="float" office:value="0.946358">
                <text:p>0.946358</text:p>
              </table:table-cell>
              <table:table-cell office:value-type="float" office:value="0.953774">
                <text:p>0.953774</text:p>
              </table:table-cell>
              <table:table-cell office:value-type="float" office:value="0.953774">
                <text:p>0.953774</text:p>
              </table:table-cell>
              <table:table-cell office:value-type="float" office:value="0.966157">
                <text:p>0.966157</text:p>
              </table:table-cell>
              <table:table-cell office:value-type="float" office:value="0.966157">
                <text:p>0.966157</text:p>
              </table:table-cell>
              <table:table-cell office:value-type="float" office:value="0.949412">
                <text:p>0.949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5418">
                <text:p>0.955418</text:p>
              </table:table-cell>
              <table:table-cell office:value-type="float" office:value="0.966238">
                <text:p>0.966238</text:p>
              </table:table-cell>
              <table:table-cell office:value-type="float" office:value="0.952962">
                <text:p>0.952962</text:p>
              </table:table-cell>
              <table:table-cell office:value-type="float" office:value="0.952962">
                <text:p>0.952962</text:p>
              </table:table-cell>
              <table:table-cell office:value-type="float" office:value="0.963934">
                <text:p>0.963934</text:p>
              </table:table-cell>
              <table:table-cell office:value-type="float" office:value="0.963934">
                <text:p>0.963934</text:p>
              </table:table-cell>
              <table:table-cell office:value-type="float" office:value="0.965193">
                <text:p>0.965193</text:p>
              </table:table-cell>
              <table:table-cell office:value-type="float" office:value="0.952086">
                <text:p>0.952086</text:p>
              </table:table-cell>
              <table:table-cell office:value-type="float" office:value="0.952086">
                <text:p>0.952086</text:p>
              </table:table-cell>
              <table:table-cell office:value-type="float" office:value="0.960388">
                <text:p>0.960388</text:p>
              </table:table-cell>
              <table:table-cell office:value-type="float" office:value="0.958846">
                <text:p>0.958846</text:p>
              </table:table-cell>
              <table:table-cell office:value-type="float" office:value="0.958846">
                <text:p>0.958846</text:p>
              </table:table-cell>
              <table:table-cell office:value-type="float" office:value="0.96342">
                <text:p>0.96342</text:p>
              </table:table-cell>
              <table:table-cell office:value-type="float" office:value="0.96342">
                <text:p>0.96342</text:p>
              </table:table-cell>
              <table:table-cell office:value-type="float" office:value="0.980649">
                <text:p>0.980649</text:p>
              </table:table-cell>
              <table:table-cell office:value-type="float" office:value="0.959366">
                <text:p>0.959366</text:p>
              </table:table-cell>
              <table:table-cell office:value-type="float" office:value="0.959366">
                <text:p>0.959366</text:p>
              </table:table-cell>
              <table:table-cell office:value-type="float" office:value="0.978625">
                <text:p>0.978625</text:p>
              </table:table-cell>
              <table:table-cell office:value-type="float" office:value="0.985131">
                <text:p>0.985131</text:p>
              </table:table-cell>
              <table:table-cell office:value-type="float" office:value="0.985131">
                <text:p>0.985131</text:p>
              </table:table-cell>
              <table:table-cell office:value-type="float" office:value="0.96312">
                <text:p>0.96312</text:p>
              </table:table-cell>
              <table:table-cell office:value-type="float" office:value="0.966638">
                <text:p>0.966638</text:p>
              </table:table-cell>
              <table:table-cell office:value-type="float" office:value="0.9554">
                <text:p>0.9554</text:p>
              </table:table-cell>
              <table:table-cell office:value-type="float" office:value="0.9554">
                <text:p>0.9554</text:p>
              </table:table-cell>
              <table:table-cell office:value-type="float" office:value="0.945016">
                <text:p>0.945016</text:p>
              </table:table-cell>
              <table:table-cell office:value-type="float" office:value="0.957008">
                <text:p>0.957008</text:p>
              </table:table-cell>
              <table:table-cell office:value-type="float" office:value="0.957008">
                <text:p>0.957008</text:p>
              </table:table-cell>
              <table:table-cell office:value-type="float" office:value="0.965246">
                <text:p>0.965246</text:p>
              </table:table-cell>
              <table:table-cell office:value-type="float" office:value="0.965246">
                <text:p>0.965246</text:p>
              </table:table-cell>
              <table:table-cell office:value-type="float" office:value="0.950673">
                <text:p>0.950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3785">
                <text:p>0.953785</text:p>
              </table:table-cell>
              <table:table-cell office:value-type="float" office:value="0.96626">
                <text:p>0.96626</text:p>
              </table:table-cell>
              <table:table-cell office:value-type="float" office:value="0.95182">
                <text:p>0.95182</text:p>
              </table:table-cell>
              <table:table-cell office:value-type="float" office:value="0.95182">
                <text:p>0.95182</text:p>
              </table:table-cell>
              <table:table-cell office:value-type="float" office:value="0.962741">
                <text:p>0.962741</text:p>
              </table:table-cell>
              <table:table-cell office:value-type="float" office:value="0.962741">
                <text:p>0.962741</text:p>
              </table:table-cell>
              <table:table-cell office:value-type="float" office:value="0.96332">
                <text:p>0.96332</text:p>
              </table:table-cell>
              <table:table-cell office:value-type="float" office:value="0.953589">
                <text:p>0.953589</text:p>
              </table:table-cell>
              <table:table-cell office:value-type="float" office:value="0.953589">
                <text:p>0.953589</text:p>
              </table:table-cell>
              <table:table-cell office:value-type="float" office:value="0.959371">
                <text:p>0.959371</text:p>
              </table:table-cell>
              <table:table-cell office:value-type="float" office:value="0.959595">
                <text:p>0.959595</text:p>
              </table:table-cell>
              <table:table-cell office:value-type="float" office:value="0.959595">
                <text:p>0.959595</text:p>
              </table:table-cell>
              <table:table-cell office:value-type="float" office:value="0.962084">
                <text:p>0.962084</text:p>
              </table:table-cell>
              <table:table-cell office:value-type="float" office:value="0.962084">
                <text:p>0.962084</text:p>
              </table:table-cell>
              <table:table-cell office:value-type="float" office:value="0.98144">
                <text:p>0.98144</text:p>
              </table:table-cell>
              <table:table-cell office:value-type="float" office:value="0.953943">
                <text:p>0.953943</text:p>
              </table:table-cell>
              <table:table-cell office:value-type="float" office:value="0.953943">
                <text:p>0.953943</text:p>
              </table:table-cell>
              <table:table-cell office:value-type="float" office:value="0.975785">
                <text:p>0.975785</text:p>
              </table:table-cell>
              <table:table-cell office:value-type="float" office:value="0.984384">
                <text:p>0.984384</text:p>
              </table:table-cell>
              <table:table-cell office:value-type="float" office:value="0.984384">
                <text:p>0.984384</text:p>
              </table:table-cell>
              <table:table-cell office:value-type="float" office:value="0.959345">
                <text:p>0.959345</text:p>
              </table:table-cell>
              <table:table-cell office:value-type="float" office:value="0.96648">
                <text:p>0.96648</text:p>
              </table:table-cell>
              <table:table-cell office:value-type="float" office:value="0.960723">
                <text:p>0.960723</text:p>
              </table:table-cell>
              <table:table-cell office:value-type="float" office:value="0.960723">
                <text:p>0.960723</text:p>
              </table:table-cell>
              <table:table-cell office:value-type="float" office:value="0.9435">
                <text:p>0.9435</text:p>
              </table:table-cell>
              <table:table-cell office:value-type="float" office:value="0.957891">
                <text:p>0.957891</text:p>
              </table:table-cell>
              <table:table-cell office:value-type="float" office:value="0.957891">
                <text:p>0.957891</text:p>
              </table:table-cell>
              <table:table-cell office:value-type="float" office:value="0.968217">
                <text:p>0.968217</text:p>
              </table:table-cell>
              <table:table-cell office:value-type="float" office:value="0.968217">
                <text:p>0.968217</text:p>
              </table:table-cell>
              <table:table-cell office:value-type="float" office:value="0.947332">
                <text:p>0.947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4421">
                <text:p>0.954421</text:p>
              </table:table-cell>
              <table:table-cell office:value-type="float" office:value="0.968365">
                <text:p>0.968365</text:p>
              </table:table-cell>
              <table:table-cell office:value-type="float" office:value="0.950138">
                <text:p>0.950138</text:p>
              </table:table-cell>
              <table:table-cell office:value-type="float" office:value="0.950138">
                <text:p>0.950138</text:p>
              </table:table-cell>
              <table:table-cell office:value-type="float" office:value="0.961394">
                <text:p>0.961394</text:p>
              </table:table-cell>
              <table:table-cell office:value-type="float" office:value="0.961394">
                <text:p>0.961394</text:p>
              </table:table-cell>
              <table:table-cell office:value-type="float" office:value="0.961909">
                <text:p>0.961909</text:p>
              </table:table-cell>
              <table:table-cell office:value-type="float" office:value="0.956539">
                <text:p>0.956539</text:p>
              </table:table-cell>
              <table:table-cell office:value-type="float" office:value="0.956539">
                <text:p>0.956539</text:p>
              </table:table-cell>
              <table:table-cell office:value-type="float" office:value="0.95861">
                <text:p>0.95861</text:p>
              </table:table-cell>
              <table:table-cell office:value-type="float" office:value="0.957626">
                <text:p>0.957626</text:p>
              </table:table-cell>
              <table:table-cell office:value-type="float" office:value="0.957626">
                <text:p>0.957626</text:p>
              </table:table-cell>
              <table:table-cell office:value-type="float" office:value="0.959279">
                <text:p>0.959279</text:p>
              </table:table-cell>
              <table:table-cell office:value-type="float" office:value="0.959279">
                <text:p>0.959279</text:p>
              </table:table-cell>
              <table:table-cell office:value-type="float" office:value="0.979588">
                <text:p>0.979588</text:p>
              </table:table-cell>
              <table:table-cell office:value-type="float" office:value="0.9538">
                <text:p>0.9538</text:p>
              </table:table-cell>
              <table:table-cell office:value-type="float" office:value="0.9538">
                <text:p>0.9538</text:p>
              </table:table-cell>
              <table:table-cell office:value-type="float" office:value="0.975992">
                <text:p>0.975992</text:p>
              </table:table-cell>
              <table:table-cell office:value-type="float" office:value="0.982026">
                <text:p>0.982026</text:p>
              </table:table-cell>
              <table:table-cell office:value-type="float" office:value="0.982026">
                <text:p>0.982026</text:p>
              </table:table-cell>
              <table:table-cell office:value-type="float" office:value="0.960694">
                <text:p>0.960694</text:p>
              </table:table-cell>
              <table:table-cell office:value-type="float" office:value="0.964633">
                <text:p>0.964633</text:p>
              </table:table-cell>
              <table:table-cell office:value-type="float" office:value="0.961068">
                <text:p>0.961068</text:p>
              </table:table-cell>
              <table:table-cell office:value-type="float" office:value="0.961068">
                <text:p>0.961068</text:p>
              </table:table-cell>
              <table:table-cell office:value-type="float" office:value="0.946874">
                <text:p>0.946874</text:p>
              </table:table-cell>
              <table:table-cell office:value-type="float" office:value="0.9576">
                <text:p>0.9576</text:p>
              </table:table-cell>
              <table:table-cell office:value-type="float" office:value="0.9576">
                <text:p>0.9576</text:p>
              </table:table-cell>
              <table:table-cell office:value-type="float" office:value="0.968083">
                <text:p>0.968083</text:p>
              </table:table-cell>
              <table:table-cell office:value-type="float" office:value="0.968083">
                <text:p>0.968083</text:p>
              </table:table-cell>
              <table:table-cell office:value-type="float" office:value="0.949808">
                <text:p>0.949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1783">
                <text:p>0.951783</text:p>
              </table:table-cell>
              <table:table-cell office:value-type="float" office:value="0.966635">
                <text:p>0.966635</text:p>
              </table:table-cell>
              <table:table-cell office:value-type="float" office:value="0.950184">
                <text:p>0.950184</text:p>
              </table:table-cell>
              <table:table-cell office:value-type="float" office:value="0.950184">
                <text:p>0.950184</text:p>
              </table:table-cell>
              <table:table-cell office:value-type="float" office:value="0.962121">
                <text:p>0.962121</text:p>
              </table:table-cell>
              <table:table-cell office:value-type="float" office:value="0.962121">
                <text:p>0.962121</text:p>
              </table:table-cell>
              <table:table-cell office:value-type="float" office:value="0.962267">
                <text:p>0.962267</text:p>
              </table:table-cell>
              <table:table-cell office:value-type="float" office:value="0.958102">
                <text:p>0.958102</text:p>
              </table:table-cell>
              <table:table-cell office:value-type="float" office:value="0.958102">
                <text:p>0.958102</text:p>
              </table:table-cell>
              <table:table-cell office:value-type="float" office:value="0.957579">
                <text:p>0.957579</text:p>
              </table:table-cell>
              <table:table-cell office:value-type="float" office:value="0.959535">
                <text:p>0.959535</text:p>
              </table:table-cell>
              <table:table-cell office:value-type="float" office:value="0.959535">
                <text:p>0.959535</text:p>
              </table:table-cell>
              <table:table-cell office:value-type="float" office:value="0.958518">
                <text:p>0.958518</text:p>
              </table:table-cell>
              <table:table-cell office:value-type="float" office:value="0.958518">
                <text:p>0.958518</text:p>
              </table:table-cell>
              <table:table-cell office:value-type="float" office:value="0.974775">
                <text:p>0.974775</text:p>
              </table:table-cell>
              <table:table-cell office:value-type="float" office:value="0.955029">
                <text:p>0.955029</text:p>
              </table:table-cell>
              <table:table-cell office:value-type="float" office:value="0.955029">
                <text:p>0.955029</text:p>
              </table:table-cell>
              <table:table-cell office:value-type="float" office:value="0.975975">
                <text:p>0.975975</text:p>
              </table:table-cell>
              <table:table-cell office:value-type="float" office:value="0.980629">
                <text:p>0.980629</text:p>
              </table:table-cell>
              <table:table-cell office:value-type="float" office:value="0.980629">
                <text:p>0.980629</text:p>
              </table:table-cell>
              <table:table-cell office:value-type="float" office:value="0.961235">
                <text:p>0.961235</text:p>
              </table:table-cell>
              <table:table-cell office:value-type="float" office:value="0.965554">
                <text:p>0.965554</text:p>
              </table:table-cell>
              <table:table-cell office:value-type="float" office:value="0.966537">
                <text:p>0.966537</text:p>
              </table:table-cell>
              <table:table-cell office:value-type="float" office:value="0.966537">
                <text:p>0.966537</text:p>
              </table:table-cell>
              <table:table-cell office:value-type="float" office:value="0.948181">
                <text:p>0.948181</text:p>
              </table:table-cell>
              <table:table-cell office:value-type="float" office:value="0.956171">
                <text:p>0.956171</text:p>
              </table:table-cell>
              <table:table-cell office:value-type="float" office:value="0.956171">
                <text:p>0.956171</text:p>
              </table:table-cell>
              <table:table-cell office:value-type="float" office:value="0.970221">
                <text:p>0.970221</text:p>
              </table:table-cell>
              <table:table-cell office:value-type="float" office:value="0.970221">
                <text:p>0.970221</text:p>
              </table:table-cell>
              <table:table-cell office:value-type="float" office:value="0.951089">
                <text:p>0.951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49601">
                <text:p>0.949601</text:p>
              </table:table-cell>
              <table:table-cell office:value-type="float" office:value="0.966895">
                <text:p>0.966895</text:p>
              </table:table-cell>
              <table:table-cell office:value-type="float" office:value="0.947865">
                <text:p>0.947865</text:p>
              </table:table-cell>
              <table:table-cell office:value-type="float" office:value="0.947865">
                <text:p>0.947865</text:p>
              </table:table-cell>
              <table:table-cell office:value-type="float" office:value="0.962591">
                <text:p>0.962591</text:p>
              </table:table-cell>
              <table:table-cell office:value-type="float" office:value="0.962591">
                <text:p>0.962591</text:p>
              </table:table-cell>
              <table:table-cell office:value-type="float" office:value="0.95821">
                <text:p>0.95821</text:p>
              </table:table-cell>
              <table:table-cell office:value-type="float" office:value="0.955594">
                <text:p>0.955594</text:p>
              </table:table-cell>
              <table:table-cell office:value-type="float" office:value="0.955594">
                <text:p>0.955594</text:p>
              </table:table-cell>
              <table:table-cell office:value-type="float" office:value="0.953295">
                <text:p>0.953295</text:p>
              </table:table-cell>
              <table:table-cell office:value-type="float" office:value="0.958718">
                <text:p>0.958718</text:p>
              </table:table-cell>
              <table:table-cell office:value-type="float" office:value="0.958718">
                <text:p>0.958718</text:p>
              </table:table-cell>
              <table:table-cell office:value-type="float" office:value="0.956203">
                <text:p>0.956203</text:p>
              </table:table-cell>
              <table:table-cell office:value-type="float" office:value="0.956203">
                <text:p>0.956203</text:p>
              </table:table-cell>
              <table:table-cell office:value-type="float" office:value="0.972491">
                <text:p>0.972491</text:p>
              </table:table-cell>
              <table:table-cell office:value-type="float" office:value="0.960272">
                <text:p>0.960272</text:p>
              </table:table-cell>
              <table:table-cell office:value-type="float" office:value="0.960272">
                <text:p>0.960272</text:p>
              </table:table-cell>
              <table:table-cell office:value-type="float" office:value="0.975586">
                <text:p>0.975586</text:p>
              </table:table-cell>
              <table:table-cell office:value-type="float" office:value="0.983239">
                <text:p>0.983239</text:p>
              </table:table-cell>
              <table:table-cell office:value-type="float" office:value="0.983239">
                <text:p>0.983239</text:p>
              </table:table-cell>
              <table:table-cell office:value-type="float" office:value="0.958809">
                <text:p>0.958809</text:p>
              </table:table-cell>
              <table:table-cell office:value-type="float" office:value="0.966802">
                <text:p>0.966802</text:p>
              </table:table-cell>
              <table:table-cell office:value-type="float" office:value="0.969376">
                <text:p>0.969376</text:p>
              </table:table-cell>
              <table:table-cell office:value-type="float" office:value="0.969376">
                <text:p>0.969376</text:p>
              </table:table-cell>
              <table:table-cell office:value-type="float" office:value="0.950834">
                <text:p>0.950834</text:p>
              </table:table-cell>
              <table:table-cell office:value-type="float" office:value="0.954503">
                <text:p>0.954503</text:p>
              </table:table-cell>
              <table:table-cell office:value-type="float" office:value="0.954503">
                <text:p>0.954503</text:p>
              </table:table-cell>
              <table:table-cell office:value-type="float" office:value="0.968867">
                <text:p>0.968867</text:p>
              </table:table-cell>
              <table:table-cell office:value-type="float" office:value="0.968867">
                <text:p>0.968867</text:p>
              </table:table-cell>
              <table:table-cell office:value-type="float" office:value="0.953484">
                <text:p>0.9534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9788">
                <text:p>0.949788</text:p>
              </table:table-cell>
              <table:table-cell office:value-type="float" office:value="0.968211">
                <text:p>0.968211</text:p>
              </table:table-cell>
              <table:table-cell office:value-type="float" office:value="0.952413">
                <text:p>0.952413</text:p>
              </table:table-cell>
              <table:table-cell office:value-type="float" office:value="0.952413">
                <text:p>0.952413</text:p>
              </table:table-cell>
              <table:table-cell office:value-type="float" office:value="0.961326">
                <text:p>0.961326</text:p>
              </table:table-cell>
              <table:table-cell office:value-type="float" office:value="0.961326">
                <text:p>0.961326</text:p>
              </table:table-cell>
              <table:table-cell office:value-type="float" office:value="0.961476">
                <text:p>0.961476</text:p>
              </table:table-cell>
              <table:table-cell office:value-type="float" office:value="0.961092">
                <text:p>0.961092</text:p>
              </table:table-cell>
              <table:table-cell office:value-type="float" office:value="0.961092">
                <text:p>0.961092</text:p>
              </table:table-cell>
              <table:table-cell office:value-type="float" office:value="0.954643">
                <text:p>0.954643</text:p>
              </table:table-cell>
              <table:table-cell office:value-type="float" office:value="0.958174">
                <text:p>0.958174</text:p>
              </table:table-cell>
              <table:table-cell office:value-type="float" office:value="0.958174">
                <text:p>0.958174</text:p>
              </table:table-cell>
              <table:table-cell office:value-type="float" office:value="0.953112">
                <text:p>0.953112</text:p>
              </table:table-cell>
              <table:table-cell office:value-type="float" office:value="0.953112">
                <text:p>0.953112</text:p>
              </table:table-cell>
              <table:table-cell office:value-type="float" office:value="0.970969">
                <text:p>0.970969</text:p>
              </table:table-cell>
              <table:table-cell office:value-type="float" office:value="0.961884">
                <text:p>0.961884</text:p>
              </table:table-cell>
              <table:table-cell office:value-type="float" office:value="0.961884">
                <text:p>0.961884</text:p>
              </table:table-cell>
              <table:table-cell office:value-type="float" office:value="0.978516">
                <text:p>0.978516</text:p>
              </table:table-cell>
              <table:table-cell office:value-type="float" office:value="0.98421">
                <text:p>0.98421</text:p>
              </table:table-cell>
              <table:table-cell office:value-type="float" office:value="0.98421">
                <text:p>0.98421</text:p>
              </table:table-cell>
              <table:table-cell office:value-type="float" office:value="0.959732">
                <text:p>0.959732</text:p>
              </table:table-cell>
              <table:table-cell office:value-type="float" office:value="0.969102">
                <text:p>0.969102</text:p>
              </table:table-cell>
              <table:table-cell office:value-type="float" office:value="0.965961">
                <text:p>0.965961</text:p>
              </table:table-cell>
              <table:table-cell office:value-type="float" office:value="0.965961">
                <text:p>0.965961</text:p>
              </table:table-cell>
              <table:table-cell office:value-type="float" office:value="0.950129">
                <text:p>0.950129</text:p>
              </table:table-cell>
              <table:table-cell office:value-type="float" office:value="0.956494">
                <text:p>0.956494</text:p>
              </table:table-cell>
              <table:table-cell office:value-type="float" office:value="0.956494">
                <text:p>0.956494</text:p>
              </table:table-cell>
              <table:table-cell office:value-type="float" office:value="0.967054">
                <text:p>0.967054</text:p>
              </table:table-cell>
              <table:table-cell office:value-type="float" office:value="0.967054">
                <text:p>0.967054</text:p>
              </table:table-cell>
              <table:table-cell office:value-type="float" office:value="0.954249">
                <text:p>0.954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9169">
                <text:p>0.949169</text:p>
              </table:table-cell>
              <table:table-cell office:value-type="float" office:value="0.969888">
                <text:p>0.969888</text:p>
              </table:table-cell>
              <table:table-cell office:value-type="float" office:value="0.953497">
                <text:p>0.953497</text:p>
              </table:table-cell>
              <table:table-cell office:value-type="float" office:value="0.953497">
                <text:p>0.953497</text:p>
              </table:table-cell>
              <table:table-cell office:value-type="float" office:value="0.960327">
                <text:p>0.960327</text:p>
              </table:table-cell>
              <table:table-cell office:value-type="float" office:value="0.960327">
                <text:p>0.960327</text:p>
              </table:table-cell>
              <table:table-cell office:value-type="float" office:value="0.961234">
                <text:p>0.961234</text:p>
              </table:table-cell>
              <table:table-cell office:value-type="float" office:value="0.959672">
                <text:p>0.959672</text:p>
              </table:table-cell>
              <table:table-cell office:value-type="float" office:value="0.959672">
                <text:p>0.959672</text:p>
              </table:table-cell>
              <table:table-cell office:value-type="float" office:value="0.958297">
                <text:p>0.958297</text:p>
              </table:table-cell>
              <table:table-cell office:value-type="float" office:value="0.957425">
                <text:p>0.957425</text:p>
              </table:table-cell>
              <table:table-cell office:value-type="float" office:value="0.957425">
                <text:p>0.957425</text:p>
              </table:table-cell>
              <table:table-cell office:value-type="float" office:value="0.956124">
                <text:p>0.956124</text:p>
              </table:table-cell>
              <table:table-cell office:value-type="float" office:value="0.956124">
                <text:p>0.956124</text:p>
              </table:table-cell>
              <table:table-cell office:value-type="float" office:value="0.97045">
                <text:p>0.97045</text:p>
              </table:table-cell>
              <table:table-cell office:value-type="float" office:value="0.962597">
                <text:p>0.962597</text:p>
              </table:table-cell>
              <table:table-cell office:value-type="float" office:value="0.962597">
                <text:p>0.962597</text:p>
              </table:table-cell>
              <table:table-cell office:value-type="float" office:value="0.975255">
                <text:p>0.975255</text:p>
              </table:table-cell>
              <table:table-cell office:value-type="float" office:value="0.98228">
                <text:p>0.98228</text:p>
              </table:table-cell>
              <table:table-cell office:value-type="float" office:value="0.98228">
                <text:p>0.98228</text:p>
              </table:table-cell>
              <table:table-cell office:value-type="float" office:value="0.95946">
                <text:p>0.95946</text:p>
              </table:table-cell>
              <table:table-cell office:value-type="float" office:value="0.970517">
                <text:p>0.970517</text:p>
              </table:table-cell>
              <table:table-cell office:value-type="float" office:value="0.964139">
                <text:p>0.964139</text:p>
              </table:table-cell>
              <table:table-cell office:value-type="float" office:value="0.964139">
                <text:p>0.964139</text:p>
              </table:table-cell>
              <table:table-cell office:value-type="float" office:value="0.948392">
                <text:p>0.948392</text:p>
              </table:table-cell>
              <table:table-cell office:value-type="float" office:value="0.960145">
                <text:p>0.960145</text:p>
              </table:table-cell>
              <table:table-cell office:value-type="float" office:value="0.960145">
                <text:p>0.960145</text:p>
              </table:table-cell>
              <table:table-cell office:value-type="float" office:value="0.964636">
                <text:p>0.964636</text:p>
              </table:table-cell>
              <table:table-cell office:value-type="float" office:value="0.964636">
                <text:p>0.964636</text:p>
              </table:table-cell>
              <table:table-cell office:value-type="float" office:value="0.953357">
                <text:p>0.9533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8222">
                <text:p>0.948222</text:p>
              </table:table-cell>
              <table:table-cell office:value-type="float" office:value="0.96995">
                <text:p>0.96995</text:p>
              </table:table-cell>
              <table:table-cell office:value-type="float" office:value="0.955609">
                <text:p>0.955609</text:p>
              </table:table-cell>
              <table:table-cell office:value-type="float" office:value="0.955609">
                <text:p>0.955609</text:p>
              </table:table-cell>
              <table:table-cell office:value-type="float" office:value="0.963326">
                <text:p>0.963326</text:p>
              </table:table-cell>
              <table:table-cell office:value-type="float" office:value="0.963326">
                <text:p>0.963326</text:p>
              </table:table-cell>
              <table:table-cell office:value-type="float" office:value="0.959882">
                <text:p>0.959882</text:p>
              </table:table-cell>
              <table:table-cell office:value-type="float" office:value="0.959576">
                <text:p>0.959576</text:p>
              </table:table-cell>
              <table:table-cell office:value-type="float" office:value="0.959576">
                <text:p>0.959576</text:p>
              </table:table-cell>
              <table:table-cell office:value-type="float" office:value="0.956895">
                <text:p>0.956895</text:p>
              </table:table-cell>
              <table:table-cell office:value-type="float" office:value="0.957623">
                <text:p>0.957623</text:p>
              </table:table-cell>
              <table:table-cell office:value-type="float" office:value="0.957623">
                <text:p>0.957623</text:p>
              </table:table-cell>
              <table:table-cell office:value-type="float" office:value="0.955094">
                <text:p>0.955094</text:p>
              </table:table-cell>
              <table:table-cell office:value-type="float" office:value="0.955094">
                <text:p>0.955094</text:p>
              </table:table-cell>
              <table:table-cell office:value-type="float" office:value="0.970255">
                <text:p>0.970255</text:p>
              </table:table-cell>
              <table:table-cell office:value-type="float" office:value="0.963621">
                <text:p>0.963621</text:p>
              </table:table-cell>
              <table:table-cell office:value-type="float" office:value="0.963621">
                <text:p>0.963621</text:p>
              </table:table-cell>
              <table:table-cell office:value-type="float" office:value="0.977968">
                <text:p>0.977968</text:p>
              </table:table-cell>
              <table:table-cell office:value-type="float" office:value="0.978918">
                <text:p>0.978918</text:p>
              </table:table-cell>
              <table:table-cell office:value-type="float" office:value="0.978918">
                <text:p>0.978918</text:p>
              </table:table-cell>
              <table:table-cell office:value-type="float" office:value="0.958405">
                <text:p>0.958405</text:p>
              </table:table-cell>
              <table:table-cell office:value-type="float" office:value="0.967044">
                <text:p>0.967044</text:p>
              </table:table-cell>
              <table:table-cell office:value-type="float" office:value="0.967389">
                <text:p>0.967389</text:p>
              </table:table-cell>
              <table:table-cell office:value-type="float" office:value="0.967389">
                <text:p>0.967389</text:p>
              </table:table-cell>
              <table:table-cell office:value-type="float" office:value="0.949933">
                <text:p>0.949933</text:p>
              </table:table-cell>
              <table:table-cell office:value-type="float" office:value="0.958719">
                <text:p>0.958719</text:p>
              </table:table-cell>
              <table:table-cell office:value-type="float" office:value="0.958719">
                <text:p>0.958719</text:p>
              </table:table-cell>
              <table:table-cell office:value-type="float" office:value="0.965483">
                <text:p>0.965483</text:p>
              </table:table-cell>
              <table:table-cell office:value-type="float" office:value="0.965483">
                <text:p>0.965483</text:p>
              </table:table-cell>
              <table:table-cell office:value-type="float" office:value="0.951775">
                <text:p>0.951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50383">
                <text:p>0.950383</text:p>
              </table:table-cell>
              <table:table-cell office:value-type="float" office:value="0.968819">
                <text:p>0.968819</text:p>
              </table:table-cell>
              <table:table-cell office:value-type="float" office:value="0.956273">
                <text:p>0.956273</text:p>
              </table:table-cell>
              <table:table-cell office:value-type="float" office:value="0.956273">
                <text:p>0.956273</text:p>
              </table:table-cell>
              <table:table-cell office:value-type="float" office:value="0.963957">
                <text:p>0.963957</text:p>
              </table:table-cell>
              <table:table-cell office:value-type="float" office:value="0.963957">
                <text:p>0.963957</text:p>
              </table:table-cell>
              <table:table-cell office:value-type="float" office:value="0.959901">
                <text:p>0.959901</text:p>
              </table:table-cell>
              <table:table-cell office:value-type="float" office:value="0.960355">
                <text:p>0.960355</text:p>
              </table:table-cell>
              <table:table-cell office:value-type="float" office:value="0.960355">
                <text:p>0.960355</text:p>
              </table:table-cell>
              <table:table-cell office:value-type="float" office:value="0.958207">
                <text:p>0.958207</text:p>
              </table:table-cell>
              <table:table-cell office:value-type="float" office:value="0.960176">
                <text:p>0.960176</text:p>
              </table:table-cell>
              <table:table-cell office:value-type="float" office:value="0.960176">
                <text:p>0.960176</text:p>
              </table:table-cell>
              <table:table-cell office:value-type="float" office:value="0.955672">
                <text:p>0.955672</text:p>
              </table:table-cell>
              <table:table-cell office:value-type="float" office:value="0.955672">
                <text:p>0.955672</text:p>
              </table:table-cell>
              <table:table-cell office:value-type="float" office:value="0.968936">
                <text:p>0.968936</text:p>
              </table:table-cell>
              <table:table-cell office:value-type="float" office:value="0.960723">
                <text:p>0.960723</text:p>
              </table:table-cell>
              <table:table-cell office:value-type="float" office:value="0.960723">
                <text:p>0.960723</text:p>
              </table:table-cell>
              <table:table-cell office:value-type="float" office:value="0.975508">
                <text:p>0.975508</text:p>
              </table:table-cell>
              <table:table-cell office:value-type="float" office:value="0.977171">
                <text:p>0.977171</text:p>
              </table:table-cell>
              <table:table-cell office:value-type="float" office:value="0.977171">
                <text:p>0.977171</text:p>
              </table:table-cell>
              <table:table-cell office:value-type="float" office:value="0.959517">
                <text:p>0.959517</text:p>
              </table:table-cell>
              <table:table-cell office:value-type="float" office:value="0.971568">
                <text:p>0.971568</text:p>
              </table:table-cell>
              <table:table-cell office:value-type="float" office:value="0.968049">
                <text:p>0.968049</text:p>
              </table:table-cell>
              <table:table-cell office:value-type="float" office:value="0.968049">
                <text:p>0.968049</text:p>
              </table:table-cell>
              <table:table-cell office:value-type="float" office:value="0.950894">
                <text:p>0.950894</text:p>
              </table:table-cell>
              <table:table-cell office:value-type="float" office:value="0.958475">
                <text:p>0.958475</text:p>
              </table:table-cell>
              <table:table-cell office:value-type="float" office:value="0.958475">
                <text:p>0.958475</text:p>
              </table:table-cell>
              <table:table-cell office:value-type="float" office:value="0.962054">
                <text:p>0.962054</text:p>
              </table:table-cell>
              <table:table-cell office:value-type="float" office:value="0.962054">
                <text:p>0.962054</text:p>
              </table:table-cell>
              <table:table-cell office:value-type="float" office:value="0.955441">
                <text:p>0.9554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1431">
                <text:p>0.951431</text:p>
              </table:table-cell>
              <table:table-cell office:value-type="float" office:value="0.968662">
                <text:p>0.968662</text:p>
              </table:table-cell>
              <table:table-cell office:value-type="float" office:value="0.954824">
                <text:p>0.954824</text:p>
              </table:table-cell>
              <table:table-cell office:value-type="float" office:value="0.954824">
                <text:p>0.954824</text:p>
              </table:table-cell>
              <table:table-cell office:value-type="float" office:value="0.963178">
                <text:p>0.963178</text:p>
              </table:table-cell>
              <table:table-cell office:value-type="float" office:value="0.963178">
                <text:p>0.963178</text:p>
              </table:table-cell>
              <table:table-cell office:value-type="float" office:value="0.956736">
                <text:p>0.956736</text:p>
              </table:table-cell>
              <table:table-cell office:value-type="float" office:value="0.961525">
                <text:p>0.961525</text:p>
              </table:table-cell>
              <table:table-cell office:value-type="float" office:value="0.961525">
                <text:p>0.961525</text:p>
              </table:table-cell>
              <table:table-cell office:value-type="float" office:value="0.956416">
                <text:p>0.956416</text:p>
              </table:table-cell>
              <table:table-cell office:value-type="float" office:value="0.956603">
                <text:p>0.956603</text:p>
              </table:table-cell>
              <table:table-cell office:value-type="float" office:value="0.956603">
                <text:p>0.956603</text:p>
              </table:table-cell>
              <table:table-cell office:value-type="float" office:value="0.955618">
                <text:p>0.955618</text:p>
              </table:table-cell>
              <table:table-cell office:value-type="float" office:value="0.955618">
                <text:p>0.955618</text:p>
              </table:table-cell>
              <table:table-cell office:value-type="float" office:value="0.968343">
                <text:p>0.968343</text:p>
              </table:table-cell>
              <table:table-cell office:value-type="float" office:value="0.961961">
                <text:p>0.961961</text:p>
              </table:table-cell>
              <table:table-cell office:value-type="float" office:value="0.961961">
                <text:p>0.961961</text:p>
              </table:table-cell>
              <table:table-cell office:value-type="float" office:value="0.974692">
                <text:p>0.974692</text:p>
              </table:table-cell>
              <table:table-cell office:value-type="float" office:value="0.975683">
                <text:p>0.975683</text:p>
              </table:table-cell>
              <table:table-cell office:value-type="float" office:value="0.975683">
                <text:p>0.975683</text:p>
              </table:table-cell>
              <table:table-cell office:value-type="float" office:value="0.958332">
                <text:p>0.958332</text:p>
              </table:table-cell>
              <table:table-cell office:value-type="float" office:value="0.972572">
                <text:p>0.972572</text:p>
              </table:table-cell>
              <table:table-cell office:value-type="float" office:value="0.968663">
                <text:p>0.968663</text:p>
              </table:table-cell>
              <table:table-cell office:value-type="float" office:value="0.968663">
                <text:p>0.968663</text:p>
              </table:table-cell>
              <table:table-cell office:value-type="float" office:value="0.951239">
                <text:p>0.951239</text:p>
              </table:table-cell>
              <table:table-cell office:value-type="float" office:value="0.955298">
                <text:p>0.955298</text:p>
              </table:table-cell>
              <table:table-cell office:value-type="float" office:value="0.955298">
                <text:p>0.955298</text:p>
              </table:table-cell>
              <table:table-cell office:value-type="float" office:value="0.961346">
                <text:p>0.961346</text:p>
              </table:table-cell>
              <table:table-cell office:value-type="float" office:value="0.961346">
                <text:p>0.961346</text:p>
              </table:table-cell>
              <table:table-cell office:value-type="float" office:value="0.955846">
                <text:p>0.955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1726">
                <text:p>0.951726</text:p>
              </table:table-cell>
              <table:table-cell office:value-type="float" office:value="0.966351">
                <text:p>0.966351</text:p>
              </table:table-cell>
              <table:table-cell office:value-type="float" office:value="0.956141">
                <text:p>0.956141</text:p>
              </table:table-cell>
              <table:table-cell office:value-type="float" office:value="0.956141">
                <text:p>0.956141</text:p>
              </table:table-cell>
              <table:table-cell office:value-type="float" office:value="0.967947">
                <text:p>0.967947</text:p>
              </table:table-cell>
              <table:table-cell office:value-type="float" office:value="0.967947">
                <text:p>0.967947</text:p>
              </table:table-cell>
              <table:table-cell office:value-type="float" office:value="0.957421">
                <text:p>0.957421</text:p>
              </table:table-cell>
              <table:table-cell office:value-type="float" office:value="0.961632">
                <text:p>0.961632</text:p>
              </table:table-cell>
              <table:table-cell office:value-type="float" office:value="0.961632">
                <text:p>0.961632</text:p>
              </table:table-cell>
              <table:table-cell office:value-type="float" office:value="0.959844">
                <text:p>0.959844</text:p>
              </table:table-cell>
              <table:table-cell office:value-type="float" office:value="0.957198">
                <text:p>0.957198</text:p>
              </table:table-cell>
              <table:table-cell office:value-type="float" office:value="0.957198">
                <text:p>0.957198</text:p>
              </table:table-cell>
              <table:table-cell office:value-type="float" office:value="0.954221">
                <text:p>0.954221</text:p>
              </table:table-cell>
              <table:table-cell office:value-type="float" office:value="0.954221">
                <text:p>0.954221</text:p>
              </table:table-cell>
              <table:table-cell office:value-type="float" office:value="0.9676">
                <text:p>0.9676</text:p>
              </table:table-cell>
              <table:table-cell office:value-type="float" office:value="0.962827">
                <text:p>0.962827</text:p>
              </table:table-cell>
              <table:table-cell office:value-type="float" office:value="0.962827">
                <text:p>0.962827</text:p>
              </table:table-cell>
              <table:table-cell office:value-type="float" office:value="0.972122">
                <text:p>0.972122</text:p>
              </table:table-cell>
              <table:table-cell office:value-type="float" office:value="0.976186">
                <text:p>0.976186</text:p>
              </table:table-cell>
              <table:table-cell office:value-type="float" office:value="0.976186">
                <text:p>0.976186</text:p>
              </table:table-cell>
              <table:table-cell office:value-type="float" office:value="0.957636">
                <text:p>0.957636</text:p>
              </table:table-cell>
              <table:table-cell office:value-type="float" office:value="0.969903">
                <text:p>0.969903</text:p>
              </table:table-cell>
              <table:table-cell office:value-type="float" office:value="0.967832">
                <text:p>0.967832</text:p>
              </table:table-cell>
              <table:table-cell office:value-type="float" office:value="0.967832">
                <text:p>0.967832</text:p>
              </table:table-cell>
              <table:table-cell office:value-type="float" office:value="0.952114">
                <text:p>0.952114</text:p>
              </table:table-cell>
              <table:table-cell office:value-type="float" office:value="0.957222">
                <text:p>0.957222</text:p>
              </table:table-cell>
              <table:table-cell office:value-type="float" office:value="0.957222">
                <text:p>0.957222</text:p>
              </table:table-cell>
              <table:table-cell office:value-type="float" office:value="0.963647">
                <text:p>0.963647</text:p>
              </table:table-cell>
              <table:table-cell office:value-type="float" office:value="0.963647">
                <text:p>0.963647</text:p>
              </table:table-cell>
              <table:table-cell office:value-type="float" office:value="0.955366">
                <text:p>0.9553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1515">
                <text:p>0.951515</text:p>
              </table:table-cell>
              <table:table-cell office:value-type="float" office:value="0.970988">
                <text:p>0.970988</text:p>
              </table:table-cell>
              <table:table-cell office:value-type="float" office:value="0.955979">
                <text:p>0.955979</text:p>
              </table:table-cell>
              <table:table-cell office:value-type="float" office:value="0.955979">
                <text:p>0.955979</text:p>
              </table:table-cell>
              <table:table-cell office:value-type="float" office:value="0.968946">
                <text:p>0.968946</text:p>
              </table:table-cell>
              <table:table-cell office:value-type="float" office:value="0.968946">
                <text:p>0.968946</text:p>
              </table:table-cell>
              <table:table-cell office:value-type="float" office:value="0.961177">
                <text:p>0.961177</text:p>
              </table:table-cell>
              <table:table-cell office:value-type="float" office:value="0.960759">
                <text:p>0.960759</text:p>
              </table:table-cell>
              <table:table-cell office:value-type="float" office:value="0.960759">
                <text:p>0.960759</text:p>
              </table:table-cell>
              <table:table-cell office:value-type="float" office:value="0.959961">
                <text:p>0.959961</text:p>
              </table:table-cell>
              <table:table-cell office:value-type="float" office:value="0.962724">
                <text:p>0.962724</text:p>
              </table:table-cell>
              <table:table-cell office:value-type="float" office:value="0.962724">
                <text:p>0.962724</text:p>
              </table:table-cell>
              <table:table-cell office:value-type="float" office:value="0.956149">
                <text:p>0.956149</text:p>
              </table:table-cell>
              <table:table-cell office:value-type="float" office:value="0.956149">
                <text:p>0.956149</text:p>
              </table:table-cell>
              <table:table-cell office:value-type="float" office:value="0.967246">
                <text:p>0.967246</text:p>
              </table:table-cell>
              <table:table-cell office:value-type="float" office:value="0.966591">
                <text:p>0.966591</text:p>
              </table:table-cell>
              <table:table-cell office:value-type="float" office:value="0.966591">
                <text:p>0.966591</text:p>
              </table:table-cell>
              <table:table-cell office:value-type="float" office:value="0.9741">
                <text:p>0.9741</text:p>
              </table:table-cell>
              <table:table-cell office:value-type="float" office:value="0.976238">
                <text:p>0.976238</text:p>
              </table:table-cell>
              <table:table-cell office:value-type="float" office:value="0.976238">
                <text:p>0.976238</text:p>
              </table:table-cell>
              <table:table-cell office:value-type="float" office:value="0.958925">
                <text:p>0.958925</text:p>
              </table:table-cell>
              <table:table-cell office:value-type="float" office:value="0.969885">
                <text:p>0.969885</text:p>
              </table:table-cell>
              <table:table-cell office:value-type="float" office:value="0.969087">
                <text:p>0.969087</text:p>
              </table:table-cell>
              <table:table-cell office:value-type="float" office:value="0.969087">
                <text:p>0.969087</text:p>
              </table:table-cell>
              <table:table-cell office:value-type="float" office:value="0.952317">
                <text:p>0.952317</text:p>
              </table:table-cell>
              <table:table-cell office:value-type="float" office:value="0.955445">
                <text:p>0.955445</text:p>
              </table:table-cell>
              <table:table-cell office:value-type="float" office:value="0.955445">
                <text:p>0.955445</text:p>
              </table:table-cell>
              <table:table-cell office:value-type="float" office:value="0.962799">
                <text:p>0.962799</text:p>
              </table:table-cell>
              <table:table-cell office:value-type="float" office:value="0.962799">
                <text:p>0.962799</text:p>
              </table:table-cell>
              <table:table-cell office:value-type="float" office:value="0.958202">
                <text:p>0.9582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1478">
                <text:p>0.951478</text:p>
              </table:table-cell>
              <table:table-cell office:value-type="float" office:value="0.970632">
                <text:p>0.970632</text:p>
              </table:table-cell>
              <table:table-cell office:value-type="float" office:value="0.959267">
                <text:p>0.959267</text:p>
              </table:table-cell>
              <table:table-cell office:value-type="float" office:value="0.959267">
                <text:p>0.959267</text:p>
              </table:table-cell>
              <table:table-cell office:value-type="float" office:value="0.966194">
                <text:p>0.966194</text:p>
              </table:table-cell>
              <table:table-cell office:value-type="float" office:value="0.966194">
                <text:p>0.966194</text:p>
              </table:table-cell>
              <table:table-cell office:value-type="float" office:value="0.962013">
                <text:p>0.962013</text:p>
              </table:table-cell>
              <table:table-cell office:value-type="float" office:value="0.960913">
                <text:p>0.960913</text:p>
              </table:table-cell>
              <table:table-cell office:value-type="float" office:value="0.960913">
                <text:p>0.960913</text:p>
              </table:table-cell>
              <table:table-cell office:value-type="float" office:value="0.960969">
                <text:p>0.960969</text:p>
              </table:table-cell>
              <table:table-cell office:value-type="float" office:value="0.960869">
                <text:p>0.960869</text:p>
              </table:table-cell>
              <table:table-cell office:value-type="float" office:value="0.960869">
                <text:p>0.960869</text:p>
              </table:table-cell>
              <table:table-cell office:value-type="float" office:value="0.956908">
                <text:p>0.956908</text:p>
              </table:table-cell>
              <table:table-cell office:value-type="float" office:value="0.956908">
                <text:p>0.956908</text:p>
              </table:table-cell>
              <table:table-cell office:value-type="float" office:value="0.97165">
                <text:p>0.97165</text:p>
              </table:table-cell>
              <table:table-cell office:value-type="float" office:value="0.96667">
                <text:p>0.96667</text:p>
              </table:table-cell>
              <table:table-cell office:value-type="float" office:value="0.96667">
                <text:p>0.96667</text:p>
              </table:table-cell>
              <table:table-cell office:value-type="float" office:value="0.972549">
                <text:p>0.972549</text:p>
              </table:table-cell>
              <table:table-cell office:value-type="float" office:value="0.975431">
                <text:p>0.975431</text:p>
              </table:table-cell>
              <table:table-cell office:value-type="float" office:value="0.975431">
                <text:p>0.975431</text:p>
              </table:table-cell>
              <table:table-cell office:value-type="float" office:value="0.956041">
                <text:p>0.956041</text:p>
              </table:table-cell>
              <table:table-cell office:value-type="float" office:value="0.969851">
                <text:p>0.969851</text:p>
              </table:table-cell>
              <table:table-cell office:value-type="float" office:value="0.971506">
                <text:p>0.971506</text:p>
              </table:table-cell>
              <table:table-cell office:value-type="float" office:value="0.971506">
                <text:p>0.971506</text:p>
              </table:table-cell>
              <table:table-cell office:value-type="float" office:value="0.950453">
                <text:p>0.950453</text:p>
              </table:table-cell>
              <table:table-cell office:value-type="float" office:value="0.953963">
                <text:p>0.953963</text:p>
              </table:table-cell>
              <table:table-cell office:value-type="float" office:value="0.953963">
                <text:p>0.953963</text:p>
              </table:table-cell>
              <table:table-cell office:value-type="float" office:value="0.963868">
                <text:p>0.963868</text:p>
              </table:table-cell>
              <table:table-cell office:value-type="float" office:value="0.963868">
                <text:p>0.963868</text:p>
              </table:table-cell>
              <table:table-cell office:value-type="float" office:value="0.956347">
                <text:p>0.9563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0488">
                <text:p>0.950488</text:p>
              </table:table-cell>
              <table:table-cell office:value-type="float" office:value="0.970768">
                <text:p>0.970768</text:p>
              </table:table-cell>
              <table:table-cell office:value-type="float" office:value="0.957705">
                <text:p>0.957705</text:p>
              </table:table-cell>
              <table:table-cell office:value-type="float" office:value="0.957705">
                <text:p>0.957705</text:p>
              </table:table-cell>
              <table:table-cell office:value-type="float" office:value="0.967151">
                <text:p>0.967151</text:p>
              </table:table-cell>
              <table:table-cell office:value-type="float" office:value="0.967151">
                <text:p>0.967151</text:p>
              </table:table-cell>
              <table:table-cell office:value-type="float" office:value="0.961192">
                <text:p>0.961192</text:p>
              </table:table-cell>
              <table:table-cell office:value-type="float" office:value="0.958958">
                <text:p>0.958958</text:p>
              </table:table-cell>
              <table:table-cell office:value-type="float" office:value="0.958958">
                <text:p>0.958958</text:p>
              </table:table-cell>
              <table:table-cell office:value-type="float" office:value="0.960373">
                <text:p>0.960373</text:p>
              </table:table-cell>
              <table:table-cell office:value-type="float" office:value="0.965158">
                <text:p>0.965158</text:p>
              </table:table-cell>
              <table:table-cell office:value-type="float" office:value="0.965158">
                <text:p>0.965158</text:p>
              </table:table-cell>
              <table:table-cell office:value-type="float" office:value="0.957082">
                <text:p>0.957082</text:p>
              </table:table-cell>
              <table:table-cell office:value-type="float" office:value="0.957082">
                <text:p>0.957082</text:p>
              </table:table-cell>
              <table:table-cell office:value-type="float" office:value="0.970644">
                <text:p>0.970644</text:p>
              </table:table-cell>
              <table:table-cell office:value-type="float" office:value="0.965706">
                <text:p>0.965706</text:p>
              </table:table-cell>
              <table:table-cell office:value-type="float" office:value="0.965706">
                <text:p>0.965706</text:p>
              </table:table-cell>
              <table:table-cell office:value-type="float" office:value="0.972596">
                <text:p>0.972596</text:p>
              </table:table-cell>
              <table:table-cell office:value-type="float" office:value="0.973495">
                <text:p>0.973495</text:p>
              </table:table-cell>
              <table:table-cell office:value-type="float" office:value="0.973495">
                <text:p>0.973495</text:p>
              </table:table-cell>
              <table:table-cell office:value-type="float" office:value="0.95553">
                <text:p>0.95553</text:p>
              </table:table-cell>
              <table:table-cell office:value-type="float" office:value="0.969905">
                <text:p>0.969905</text:p>
              </table:table-cell>
              <table:table-cell office:value-type="float" office:value="0.971313">
                <text:p>0.971313</text:p>
              </table:table-cell>
              <table:table-cell office:value-type="float" office:value="0.971313">
                <text:p>0.971313</text:p>
              </table:table-cell>
              <table:table-cell office:value-type="float" office:value="0.95298">
                <text:p>0.95298</text:p>
              </table:table-cell>
              <table:table-cell office:value-type="float" office:value="0.954528">
                <text:p>0.954528</text:p>
              </table:table-cell>
              <table:table-cell office:value-type="float" office:value="0.954528">
                <text:p>0.954528</text:p>
              </table:table-cell>
              <table:table-cell office:value-type="float" office:value="0.961708">
                <text:p>0.961708</text:p>
              </table:table-cell>
              <table:table-cell office:value-type="float" office:value="0.961708">
                <text:p>0.961708</text:p>
              </table:table-cell>
              <table:table-cell office:value-type="float" office:value="0.955376">
                <text:p>0.955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49462">
                <text:p>0.949462</text:p>
              </table:table-cell>
              <table:table-cell office:value-type="float" office:value="0.97032">
                <text:p>0.97032</text:p>
              </table:table-cell>
              <table:table-cell office:value-type="float" office:value="0.957446">
                <text:p>0.957446</text:p>
              </table:table-cell>
              <table:table-cell office:value-type="float" office:value="0.957446">
                <text:p>0.957446</text:p>
              </table:table-cell>
              <table:table-cell office:value-type="float" office:value="0.96672">
                <text:p>0.96672</text:p>
              </table:table-cell>
              <table:table-cell office:value-type="float" office:value="0.96672">
                <text:p>0.96672</text:p>
              </table:table-cell>
              <table:table-cell office:value-type="float" office:value="0.961489">
                <text:p>0.961489</text:p>
              </table:table-cell>
              <table:table-cell office:value-type="float" office:value="0.959926">
                <text:p>0.959926</text:p>
              </table:table-cell>
              <table:table-cell office:value-type="float" office:value="0.959926">
                <text:p>0.959926</text:p>
              </table:table-cell>
              <table:table-cell office:value-type="float" office:value="0.958443">
                <text:p>0.958443</text:p>
              </table:table-cell>
              <table:table-cell office:value-type="float" office:value="0.963807">
                <text:p>0.963807</text:p>
              </table:table-cell>
              <table:table-cell office:value-type="float" office:value="0.963807">
                <text:p>0.963807</text:p>
              </table:table-cell>
              <table:table-cell office:value-type="float" office:value="0.957705">
                <text:p>0.957705</text:p>
              </table:table-cell>
              <table:table-cell office:value-type="float" office:value="0.957705">
                <text:p>0.957705</text:p>
              </table:table-cell>
              <table:table-cell office:value-type="float" office:value="0.969939">
                <text:p>0.969939</text:p>
              </table:table-cell>
              <table:table-cell office:value-type="float" office:value="0.964919">
                <text:p>0.964919</text:p>
              </table:table-cell>
              <table:table-cell office:value-type="float" office:value="0.964919">
                <text:p>0.964919</text:p>
              </table:table-cell>
              <table:table-cell office:value-type="float" office:value="0.972986">
                <text:p>0.972986</text:p>
              </table:table-cell>
              <table:table-cell office:value-type="float" office:value="0.972024">
                <text:p>0.972024</text:p>
              </table:table-cell>
              <table:table-cell office:value-type="float" office:value="0.972024">
                <text:p>0.972024</text:p>
              </table:table-cell>
              <table:table-cell office:value-type="float" office:value="0.9572">
                <text:p>0.9572</text:p>
              </table:table-cell>
              <table:table-cell office:value-type="float" office:value="0.9694">
                <text:p>0.9694</text:p>
              </table:table-cell>
              <table:table-cell office:value-type="float" office:value="0.971398">
                <text:p>0.971398</text:p>
              </table:table-cell>
              <table:table-cell office:value-type="float" office:value="0.971398">
                <text:p>0.971398</text:p>
              </table:table-cell>
              <table:table-cell office:value-type="float" office:value="0.951471">
                <text:p>0.951471</text:p>
              </table:table-cell>
              <table:table-cell office:value-type="float" office:value="0.955028">
                <text:p>0.955028</text:p>
              </table:table-cell>
              <table:table-cell office:value-type="float" office:value="0.955028">
                <text:p>0.955028</text:p>
              </table:table-cell>
              <table:table-cell office:value-type="float" office:value="0.961145">
                <text:p>0.961145</text:p>
              </table:table-cell>
              <table:table-cell office:value-type="float" office:value="0.961145">
                <text:p>0.961145</text:p>
              </table:table-cell>
              <table:table-cell office:value-type="float" office:value="0.954425">
                <text:p>0.954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7704">
                <text:p>0.947704</text:p>
              </table:table-cell>
              <table:table-cell office:value-type="float" office:value="0.973464">
                <text:p>0.973464</text:p>
              </table:table-cell>
              <table:table-cell office:value-type="float" office:value="0.95534">
                <text:p>0.95534</text:p>
              </table:table-cell>
              <table:table-cell office:value-type="float" office:value="0.95534">
                <text:p>0.95534</text:p>
              </table:table-cell>
              <table:table-cell office:value-type="float" office:value="0.964707">
                <text:p>0.964707</text:p>
              </table:table-cell>
              <table:table-cell office:value-type="float" office:value="0.964707">
                <text:p>0.964707</text:p>
              </table:table-cell>
              <table:table-cell office:value-type="float" office:value="0.960469">
                <text:p>0.960469</text:p>
              </table:table-cell>
              <table:table-cell office:value-type="float" office:value="0.959727">
                <text:p>0.959727</text:p>
              </table:table-cell>
              <table:table-cell office:value-type="float" office:value="0.959727">
                <text:p>0.959727</text:p>
              </table:table-cell>
              <table:table-cell office:value-type="float" office:value="0.9577">
                <text:p>0.9577</text:p>
              </table:table-cell>
              <table:table-cell office:value-type="float" office:value="0.963156">
                <text:p>0.963156</text:p>
              </table:table-cell>
              <table:table-cell office:value-type="float" office:value="0.963156">
                <text:p>0.963156</text:p>
              </table:table-cell>
              <table:table-cell office:value-type="float" office:value="0.956372">
                <text:p>0.956372</text:p>
              </table:table-cell>
              <table:table-cell office:value-type="float" office:value="0.956372">
                <text:p>0.956372</text:p>
              </table:table-cell>
              <table:table-cell office:value-type="float" office:value="0.967043">
                <text:p>0.967043</text:p>
              </table:table-cell>
              <table:table-cell office:value-type="float" office:value="0.965858">
                <text:p>0.965858</text:p>
              </table:table-cell>
              <table:table-cell office:value-type="float" office:value="0.965858">
                <text:p>0.965858</text:p>
              </table:table-cell>
              <table:table-cell office:value-type="float" office:value="0.971039">
                <text:p>0.971039</text:p>
              </table:table-cell>
              <table:table-cell office:value-type="float" office:value="0.972045">
                <text:p>0.972045</text:p>
              </table:table-cell>
              <table:table-cell office:value-type="float" office:value="0.972045">
                <text:p>0.972045</text:p>
              </table:table-cell>
              <table:table-cell office:value-type="float" office:value="0.956723">
                <text:p>0.956723</text:p>
              </table:table-cell>
              <table:table-cell office:value-type="float" office:value="0.970975">
                <text:p>0.970975</text:p>
              </table:table-cell>
              <table:table-cell office:value-type="float" office:value="0.970312">
                <text:p>0.970312</text:p>
              </table:table-cell>
              <table:table-cell office:value-type="float" office:value="0.970312">
                <text:p>0.970312</text:p>
              </table:table-cell>
              <table:table-cell office:value-type="float" office:value="0.952403">
                <text:p>0.952403</text:p>
              </table:table-cell>
              <table:table-cell office:value-type="float" office:value="0.957305">
                <text:p>0.957305</text:p>
              </table:table-cell>
              <table:table-cell office:value-type="float" office:value="0.957305">
                <text:p>0.957305</text:p>
              </table:table-cell>
              <table:table-cell office:value-type="float" office:value="0.960156">
                <text:p>0.960156</text:p>
              </table:table-cell>
              <table:table-cell office:value-type="float" office:value="0.960156">
                <text:p>0.960156</text:p>
              </table:table-cell>
              <table:table-cell office:value-type="float" office:value="0.953296">
                <text:p>0.953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48622">
                <text:p>0.948622</text:p>
              </table:table-cell>
              <table:table-cell office:value-type="float" office:value="0.971492">
                <text:p>0.971492</text:p>
              </table:table-cell>
              <table:table-cell office:value-type="float" office:value="0.956261">
                <text:p>0.956261</text:p>
              </table:table-cell>
              <table:table-cell office:value-type="float" office:value="0.956261">
                <text:p>0.956261</text:p>
              </table:table-cell>
              <table:table-cell office:value-type="float" office:value="0.964662">
                <text:p>0.964662</text:p>
              </table:table-cell>
              <table:table-cell office:value-type="float" office:value="0.964662">
                <text:p>0.964662</text:p>
              </table:table-cell>
              <table:table-cell office:value-type="float" office:value="0.959505">
                <text:p>0.959505</text:p>
              </table:table-cell>
              <table:table-cell office:value-type="float" office:value="0.960511">
                <text:p>0.960511</text:p>
              </table:table-cell>
              <table:table-cell office:value-type="float" office:value="0.960511">
                <text:p>0.960511</text:p>
              </table:table-cell>
              <table:table-cell office:value-type="float" office:value="0.955715">
                <text:p>0.955715</text:p>
              </table:table-cell>
              <table:table-cell office:value-type="float" office:value="0.963968">
                <text:p>0.963968</text:p>
              </table:table-cell>
              <table:table-cell office:value-type="float" office:value="0.963968">
                <text:p>0.963968</text:p>
              </table:table-cell>
              <table:table-cell office:value-type="float" office:value="0.954485">
                <text:p>0.954485</text:p>
              </table:table-cell>
              <table:table-cell office:value-type="float" office:value="0.954485">
                <text:p>0.954485</text:p>
              </table:table-cell>
              <table:table-cell office:value-type="float" office:value="0.971154">
                <text:p>0.971154</text:p>
              </table:table-cell>
              <table:table-cell office:value-type="float" office:value="0.965562">
                <text:p>0.965562</text:p>
              </table:table-cell>
              <table:table-cell office:value-type="float" office:value="0.965562">
                <text:p>0.965562</text:p>
              </table:table-cell>
              <table:table-cell office:value-type="float" office:value="0.970281">
                <text:p>0.970281</text:p>
              </table:table-cell>
              <table:table-cell office:value-type="float" office:value="0.973872">
                <text:p>0.973872</text:p>
              </table:table-cell>
              <table:table-cell office:value-type="float" office:value="0.973872">
                <text:p>0.973872</text:p>
              </table:table-cell>
              <table:table-cell office:value-type="float" office:value="0.957892">
                <text:p>0.957892</text:p>
              </table:table-cell>
              <table:table-cell office:value-type="float" office:value="0.969511">
                <text:p>0.969511</text:p>
              </table:table-cell>
              <table:table-cell office:value-type="float" office:value="0.968766">
                <text:p>0.968766</text:p>
              </table:table-cell>
              <table:table-cell office:value-type="float" office:value="0.968766">
                <text:p>0.968766</text:p>
              </table:table-cell>
              <table:table-cell office:value-type="float" office:value="0.950203">
                <text:p>0.950203</text:p>
              </table:table-cell>
              <table:table-cell office:value-type="float" office:value="0.954774">
                <text:p>0.954774</text:p>
              </table:table-cell>
              <table:table-cell office:value-type="float" office:value="0.954774">
                <text:p>0.954774</text:p>
              </table:table-cell>
              <table:table-cell office:value-type="float" office:value="0.961453">
                <text:p>0.961453</text:p>
              </table:table-cell>
              <table:table-cell office:value-type="float" office:value="0.961453">
                <text:p>0.961453</text:p>
              </table:table-cell>
              <table:table-cell office:value-type="float" office:value="0.953607">
                <text:p>0.953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2785">
                <text:p>0.952785</text:p>
              </table:table-cell>
              <table:table-cell office:value-type="float" office:value="0.970668">
                <text:p>0.970668</text:p>
              </table:table-cell>
              <table:table-cell office:value-type="float" office:value="0.956977">
                <text:p>0.956977</text:p>
              </table:table-cell>
              <table:table-cell office:value-type="float" office:value="0.956977">
                <text:p>0.956977</text:p>
              </table:table-cell>
              <table:table-cell office:value-type="float" office:value="0.96406">
                <text:p>0.96406</text:p>
              </table:table-cell>
              <table:table-cell office:value-type="float" office:value="0.96406">
                <text:p>0.96406</text:p>
              </table:table-cell>
              <table:table-cell office:value-type="float" office:value="0.957411">
                <text:p>0.957411</text:p>
              </table:table-cell>
              <table:table-cell office:value-type="float" office:value="0.960427">
                <text:p>0.960427</text:p>
              </table:table-cell>
              <table:table-cell office:value-type="float" office:value="0.960427">
                <text:p>0.960427</text:p>
              </table:table-cell>
              <table:table-cell office:value-type="float" office:value="0.958217">
                <text:p>0.958217</text:p>
              </table:table-cell>
              <table:table-cell office:value-type="float" office:value="0.963789">
                <text:p>0.963789</text:p>
              </table:table-cell>
              <table:table-cell office:value-type="float" office:value="0.963789">
                <text:p>0.963789</text:p>
              </table:table-cell>
              <table:table-cell office:value-type="float" office:value="0.954745">
                <text:p>0.954745</text:p>
              </table:table-cell>
              <table:table-cell office:value-type="float" office:value="0.954745">
                <text:p>0.954745</text:p>
              </table:table-cell>
              <table:table-cell office:value-type="float" office:value="0.967805">
                <text:p>0.967805</text:p>
              </table:table-cell>
              <table:table-cell office:value-type="float" office:value="0.966407">
                <text:p>0.966407</text:p>
              </table:table-cell>
              <table:table-cell office:value-type="float" office:value="0.966407">
                <text:p>0.966407</text:p>
              </table:table-cell>
              <table:table-cell office:value-type="float" office:value="0.970969">
                <text:p>0.970969</text:p>
              </table:table-cell>
              <table:table-cell office:value-type="float" office:value="0.971467">
                <text:p>0.971467</text:p>
              </table:table-cell>
              <table:table-cell office:value-type="float" office:value="0.971467">
                <text:p>0.971467</text:p>
              </table:table-cell>
              <table:table-cell office:value-type="float" office:value="0.95633">
                <text:p>0.95633</text:p>
              </table:table-cell>
              <table:table-cell office:value-type="float" office:value="0.969198">
                <text:p>0.969198</text:p>
              </table:table-cell>
              <table:table-cell office:value-type="float" office:value="0.97012">
                <text:p>0.97012</text:p>
              </table:table-cell>
              <table:table-cell office:value-type="float" office:value="0.97012">
                <text:p>0.97012</text:p>
              </table:table-cell>
              <table:table-cell office:value-type="float" office:value="0.950903">
                <text:p>0.950903</text:p>
              </table:table-cell>
              <table:table-cell office:value-type="float" office:value="0.953024">
                <text:p>0.953024</text:p>
              </table:table-cell>
              <table:table-cell office:value-type="float" office:value="0.953024">
                <text:p>0.953024</text:p>
              </table:table-cell>
              <table:table-cell office:value-type="float" office:value="0.961641">
                <text:p>0.961641</text:p>
              </table:table-cell>
              <table:table-cell office:value-type="float" office:value="0.961641">
                <text:p>0.961641</text:p>
              </table:table-cell>
              <table:table-cell office:value-type="float" office:value="0.952941">
                <text:p>0.9529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1168">
                <text:p>0.951168</text:p>
              </table:table-cell>
              <table:table-cell office:value-type="float" office:value="0.970362">
                <text:p>0.970362</text:p>
              </table:table-cell>
              <table:table-cell office:value-type="float" office:value="0.956938">
                <text:p>0.956938</text:p>
              </table:table-cell>
              <table:table-cell office:value-type="float" office:value="0.956938">
                <text:p>0.956938</text:p>
              </table:table-cell>
              <table:table-cell office:value-type="float" office:value="0.965146">
                <text:p>0.965146</text:p>
              </table:table-cell>
              <table:table-cell office:value-type="float" office:value="0.965146">
                <text:p>0.965146</text:p>
              </table:table-cell>
              <table:table-cell office:value-type="float" office:value="0.957575">
                <text:p>0.957575</text:p>
              </table:table-cell>
              <table:table-cell office:value-type="float" office:value="0.96057">
                <text:p>0.96057</text:p>
              </table:table-cell>
              <table:table-cell office:value-type="float" office:value="0.96057">
                <text:p>0.96057</text:p>
              </table:table-cell>
              <table:table-cell office:value-type="float" office:value="0.957737">
                <text:p>0.957737</text:p>
              </table:table-cell>
              <table:table-cell office:value-type="float" office:value="0.961734">
                <text:p>0.961734</text:p>
              </table:table-cell>
              <table:table-cell office:value-type="float" office:value="0.961734">
                <text:p>0.961734</text:p>
              </table:table-cell>
              <table:table-cell office:value-type="float" office:value="0.953517">
                <text:p>0.953517</text:p>
              </table:table-cell>
              <table:table-cell office:value-type="float" office:value="0.953517">
                <text:p>0.953517</text:p>
              </table:table-cell>
              <table:table-cell office:value-type="float" office:value="0.968812">
                <text:p>0.968812</text:p>
              </table:table-cell>
              <table:table-cell office:value-type="float" office:value="0.964734">
                <text:p>0.964734</text:p>
              </table:table-cell>
              <table:table-cell office:value-type="float" office:value="0.964734">
                <text:p>0.964734</text:p>
              </table:table-cell>
              <table:table-cell office:value-type="float" office:value="0.970943">
                <text:p>0.970943</text:p>
              </table:table-cell>
              <table:table-cell office:value-type="float" office:value="0.972582">
                <text:p>0.972582</text:p>
              </table:table-cell>
              <table:table-cell office:value-type="float" office:value="0.972582">
                <text:p>0.972582</text:p>
              </table:table-cell>
              <table:table-cell office:value-type="float" office:value="0.956913">
                <text:p>0.956913</text:p>
              </table:table-cell>
              <table:table-cell office:value-type="float" office:value="0.968498">
                <text:p>0.968498</text:p>
              </table:table-cell>
              <table:table-cell office:value-type="float" office:value="0.970053">
                <text:p>0.970053</text:p>
              </table:table-cell>
              <table:table-cell office:value-type="float" office:value="0.970053">
                <text:p>0.970053</text:p>
              </table:table-cell>
              <table:table-cell office:value-type="float" office:value="0.951469">
                <text:p>0.951469</text:p>
              </table:table-cell>
              <table:table-cell office:value-type="float" office:value="0.95403">
                <text:p>0.95403</text:p>
              </table:table-cell>
              <table:table-cell office:value-type="float" office:value="0.95403">
                <text:p>0.95403</text:p>
              </table:table-cell>
              <table:table-cell office:value-type="float" office:value="0.961939">
                <text:p>0.961939</text:p>
              </table:table-cell>
              <table:table-cell office:value-type="float" office:value="0.961939">
                <text:p>0.961939</text:p>
              </table:table-cell>
              <table:table-cell office:value-type="float" office:value="0.952852">
                <text:p>0.952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1479">
                <text:p>0.951479</text:p>
              </table:table-cell>
              <table:table-cell office:value-type="float" office:value="0.968436">
                <text:p>0.968436</text:p>
              </table:table-cell>
              <table:table-cell office:value-type="float" office:value="0.957709">
                <text:p>0.957709</text:p>
              </table:table-cell>
              <table:table-cell office:value-type="float" office:value="0.957709">
                <text:p>0.957709</text:p>
              </table:table-cell>
              <table:table-cell office:value-type="float" office:value="0.962681">
                <text:p>0.962681</text:p>
              </table:table-cell>
              <table:table-cell office:value-type="float" office:value="0.962681">
                <text:p>0.962681</text:p>
              </table:table-cell>
              <table:table-cell office:value-type="float" office:value="0.959397">
                <text:p>0.959397</text:p>
              </table:table-cell>
              <table:table-cell office:value-type="float" office:value="0.96151">
                <text:p>0.96151</text:p>
              </table:table-cell>
              <table:table-cell office:value-type="float" office:value="0.96151">
                <text:p>0.96151</text:p>
              </table:table-cell>
              <table:table-cell office:value-type="float" office:value="0.956738">
                <text:p>0.956738</text:p>
              </table:table-cell>
              <table:table-cell office:value-type="float" office:value="0.960604">
                <text:p>0.960604</text:p>
              </table:table-cell>
              <table:table-cell office:value-type="float" office:value="0.960604">
                <text:p>0.960604</text:p>
              </table:table-cell>
              <table:table-cell office:value-type="float" office:value="0.953778">
                <text:p>0.953778</text:p>
              </table:table-cell>
              <table:table-cell office:value-type="float" office:value="0.953778">
                <text:p>0.953778</text:p>
              </table:table-cell>
              <table:table-cell office:value-type="float" office:value="0.96961">
                <text:p>0.96961</text:p>
              </table:table-cell>
              <table:table-cell office:value-type="float" office:value="0.962176">
                <text:p>0.962176</text:p>
              </table:table-cell>
              <table:table-cell office:value-type="float" office:value="0.962176">
                <text:p>0.962176</text:p>
              </table:table-cell>
              <table:table-cell office:value-type="float" office:value="0.972754">
                <text:p>0.972754</text:p>
              </table:table-cell>
              <table:table-cell office:value-type="float" office:value="0.97229">
                <text:p>0.97229</text:p>
              </table:table-cell>
              <table:table-cell office:value-type="float" office:value="0.97229">
                <text:p>0.97229</text:p>
              </table:table-cell>
              <table:table-cell office:value-type="float" office:value="0.956797">
                <text:p>0.956797</text:p>
              </table:table-cell>
              <table:table-cell office:value-type="float" office:value="0.970112">
                <text:p>0.970112</text:p>
              </table:table-cell>
              <table:table-cell office:value-type="float" office:value="0.970432">
                <text:p>0.970432</text:p>
              </table:table-cell>
              <table:table-cell office:value-type="float" office:value="0.970432">
                <text:p>0.970432</text:p>
              </table:table-cell>
              <table:table-cell office:value-type="float" office:value="0.952675">
                <text:p>0.952675</text:p>
              </table:table-cell>
              <table:table-cell office:value-type="float" office:value="0.954922">
                <text:p>0.954922</text:p>
              </table:table-cell>
              <table:table-cell office:value-type="float" office:value="0.954922">
                <text:p>0.954922</text:p>
              </table:table-cell>
              <table:table-cell office:value-type="float" office:value="0.963731">
                <text:p>0.963731</text:p>
              </table:table-cell>
              <table:table-cell office:value-type="float" office:value="0.963731">
                <text:p>0.963731</text:p>
              </table:table-cell>
              <table:table-cell office:value-type="float" office:value="0.953161">
                <text:p>0.953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1652">
                <text:p>0.951652</text:p>
              </table:table-cell>
              <table:table-cell office:value-type="float" office:value="0.969531">
                <text:p>0.969531</text:p>
              </table:table-cell>
              <table:table-cell office:value-type="float" office:value="0.956744">
                <text:p>0.956744</text:p>
              </table:table-cell>
              <table:table-cell office:value-type="float" office:value="0.956744">
                <text:p>0.956744</text:p>
              </table:table-cell>
              <table:table-cell office:value-type="float" office:value="0.961326">
                <text:p>0.961326</text:p>
              </table:table-cell>
              <table:table-cell office:value-type="float" office:value="0.961326">
                <text:p>0.961326</text:p>
              </table:table-cell>
              <table:table-cell office:value-type="float" office:value="0.960199">
                <text:p>0.960199</text:p>
              </table:table-cell>
              <table:table-cell office:value-type="float" office:value="0.961957">
                <text:p>0.961957</text:p>
              </table:table-cell>
              <table:table-cell office:value-type="float" office:value="0.961957">
                <text:p>0.961957</text:p>
              </table:table-cell>
              <table:table-cell office:value-type="float" office:value="0.956999">
                <text:p>0.956999</text:p>
              </table:table-cell>
              <table:table-cell office:value-type="float" office:value="0.96026">
                <text:p>0.96026</text:p>
              </table:table-cell>
              <table:table-cell office:value-type="float" office:value="0.96026">
                <text:p>0.96026</text:p>
              </table:table-cell>
              <table:table-cell office:value-type="float" office:value="0.95228">
                <text:p>0.95228</text:p>
              </table:table-cell>
              <table:table-cell office:value-type="float" office:value="0.95228">
                <text:p>0.95228</text:p>
              </table:table-cell>
              <table:table-cell office:value-type="float" office:value="0.970183">
                <text:p>0.970183</text:p>
              </table:table-cell>
              <table:table-cell office:value-type="float" office:value="0.961113">
                <text:p>0.961113</text:p>
              </table:table-cell>
              <table:table-cell office:value-type="float" office:value="0.961113">
                <text:p>0.961113</text:p>
              </table:table-cell>
              <table:table-cell office:value-type="float" office:value="0.97078">
                <text:p>0.97078</text:p>
              </table:table-cell>
              <table:table-cell office:value-type="float" office:value="0.973392">
                <text:p>0.973392</text:p>
              </table:table-cell>
              <table:table-cell office:value-type="float" office:value="0.973392">
                <text:p>0.973392</text:p>
              </table:table-cell>
              <table:table-cell office:value-type="float" office:value="0.958512">
                <text:p>0.958512</text:p>
              </table:table-cell>
              <table:table-cell office:value-type="float" office:value="0.967731">
                <text:p>0.967731</text:p>
              </table:table-cell>
              <table:table-cell office:value-type="float" office:value="0.969694">
                <text:p>0.969694</text:p>
              </table:table-cell>
              <table:table-cell office:value-type="float" office:value="0.969694">
                <text:p>0.969694</text:p>
              </table:table-cell>
              <table:table-cell office:value-type="float" office:value="0.952443">
                <text:p>0.952443</text:p>
              </table:table-cell>
              <table:table-cell office:value-type="float" office:value="0.953735">
                <text:p>0.953735</text:p>
              </table:table-cell>
              <table:table-cell office:value-type="float" office:value="0.953735">
                <text:p>0.953735</text:p>
              </table:table-cell>
              <table:table-cell office:value-type="float" office:value="0.966054">
                <text:p>0.966054</text:p>
              </table:table-cell>
              <table:table-cell office:value-type="float" office:value="0.966054">
                <text:p>0.966054</text:p>
              </table:table-cell>
              <table:table-cell office:value-type="float" office:value="0.952094">
                <text:p>0.952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2558">
                <text:p>0.952558</text:p>
              </table:table-cell>
              <table:table-cell office:value-type="float" office:value="0.968839">
                <text:p>0.968839</text:p>
              </table:table-cell>
              <table:table-cell office:value-type="float" office:value="0.957873">
                <text:p>0.957873</text:p>
              </table:table-cell>
              <table:table-cell office:value-type="float" office:value="0.957873">
                <text:p>0.957873</text:p>
              </table:table-cell>
              <table:table-cell office:value-type="float" office:value="0.959858">
                <text:p>0.959858</text:p>
              </table:table-cell>
              <table:table-cell office:value-type="float" office:value="0.959858">
                <text:p>0.959858</text:p>
              </table:table-cell>
              <table:table-cell office:value-type="float" office:value="0.96021">
                <text:p>0.96021</text:p>
              </table:table-cell>
              <table:table-cell office:value-type="float" office:value="0.963207">
                <text:p>0.963207</text:p>
              </table:table-cell>
              <table:table-cell office:value-type="float" office:value="0.963207">
                <text:p>0.963207</text:p>
              </table:table-cell>
              <table:table-cell office:value-type="float" office:value="0.958666">
                <text:p>0.958666</text:p>
              </table:table-cell>
              <table:table-cell office:value-type="float" office:value="0.962558">
                <text:p>0.962558</text:p>
              </table:table-cell>
              <table:table-cell office:value-type="float" office:value="0.962558">
                <text:p>0.962558</text:p>
              </table:table-cell>
              <table:table-cell office:value-type="float" office:value="0.950901">
                <text:p>0.950901</text:p>
              </table:table-cell>
              <table:table-cell office:value-type="float" office:value="0.950901">
                <text:p>0.950901</text:p>
              </table:table-cell>
              <table:table-cell office:value-type="float" office:value="0.968386">
                <text:p>0.968386</text:p>
              </table:table-cell>
              <table:table-cell office:value-type="float" office:value="0.961553">
                <text:p>0.961553</text:p>
              </table:table-cell>
              <table:table-cell office:value-type="float" office:value="0.961553">
                <text:p>0.961553</text:p>
              </table:table-cell>
              <table:table-cell office:value-type="float" office:value="0.972708">
                <text:p>0.972708</text:p>
              </table:table-cell>
              <table:table-cell office:value-type="float" office:value="0.971949">
                <text:p>0.971949</text:p>
              </table:table-cell>
              <table:table-cell office:value-type="float" office:value="0.971949">
                <text:p>0.971949</text:p>
              </table:table-cell>
              <table:table-cell office:value-type="float" office:value="0.960795">
                <text:p>0.960795</text:p>
              </table:table-cell>
              <table:table-cell office:value-type="float" office:value="0.967501">
                <text:p>0.967501</text:p>
              </table:table-cell>
              <table:table-cell office:value-type="float" office:value="0.970182">
                <text:p>0.970182</text:p>
              </table:table-cell>
              <table:table-cell office:value-type="float" office:value="0.970182">
                <text:p>0.970182</text:p>
              </table:table-cell>
              <table:table-cell office:value-type="float" office:value="0.952612">
                <text:p>0.952612</text:p>
              </table:table-cell>
              <table:table-cell office:value-type="float" office:value="0.954147">
                <text:p>0.954147</text:p>
              </table:table-cell>
              <table:table-cell office:value-type="float" office:value="0.954147">
                <text:p>0.954147</text:p>
              </table:table-cell>
              <table:table-cell office:value-type="float" office:value="0.965312">
                <text:p>0.965312</text:p>
              </table:table-cell>
              <table:table-cell office:value-type="float" office:value="0.965312">
                <text:p>0.965312</text:p>
              </table:table-cell>
              <table:table-cell office:value-type="float" office:value="0.951517">
                <text:p>0.9515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2164">
                <text:p>0.952164</text:p>
              </table:table-cell>
              <table:table-cell office:value-type="float" office:value="0.96724">
                <text:p>0.96724</text:p>
              </table:table-cell>
              <table:table-cell office:value-type="float" office:value="0.957766">
                <text:p>0.957766</text:p>
              </table:table-cell>
              <table:table-cell office:value-type="float" office:value="0.957766">
                <text:p>0.957766</text:p>
              </table:table-cell>
              <table:table-cell office:value-type="float" office:value="0.959937">
                <text:p>0.959937</text:p>
              </table:table-cell>
              <table:table-cell office:value-type="float" office:value="0.959937">
                <text:p>0.959937</text:p>
              </table:table-cell>
              <table:table-cell office:value-type="float" office:value="0.958874">
                <text:p>0.958874</text:p>
              </table:table-cell>
              <table:table-cell office:value-type="float" office:value="0.963497">
                <text:p>0.963497</text:p>
              </table:table-cell>
              <table:table-cell office:value-type="float" office:value="0.963497">
                <text:p>0.963497</text:p>
              </table:table-cell>
              <table:table-cell office:value-type="float" office:value="0.959305">
                <text:p>0.959305</text:p>
              </table:table-cell>
              <table:table-cell office:value-type="float" office:value="0.962916">
                <text:p>0.962916</text:p>
              </table:table-cell>
              <table:table-cell office:value-type="float" office:value="0.962916">
                <text:p>0.962916</text:p>
              </table:table-cell>
              <table:table-cell office:value-type="float" office:value="0.951737">
                <text:p>0.951737</text:p>
              </table:table-cell>
              <table:table-cell office:value-type="float" office:value="0.951737">
                <text:p>0.951737</text:p>
              </table:table-cell>
              <table:table-cell office:value-type="float" office:value="0.967822">
                <text:p>0.967822</text:p>
              </table:table-cell>
              <table:table-cell office:value-type="float" office:value="0.96073">
                <text:p>0.96073</text:p>
              </table:table-cell>
              <table:table-cell office:value-type="float" office:value="0.96073">
                <text:p>0.96073</text:p>
              </table:table-cell>
              <table:table-cell office:value-type="float" office:value="0.972103">
                <text:p>0.972103</text:p>
              </table:table-cell>
              <table:table-cell office:value-type="float" office:value="0.970588">
                <text:p>0.970588</text:p>
              </table:table-cell>
              <table:table-cell office:value-type="float" office:value="0.970588">
                <text:p>0.970588</text:p>
              </table:table-cell>
              <table:table-cell office:value-type="float" office:value="0.95939">
                <text:p>0.95939</text:p>
              </table:table-cell>
              <table:table-cell office:value-type="float" office:value="0.968344">
                <text:p>0.968344</text:p>
              </table:table-cell>
              <table:table-cell office:value-type="float" office:value="0.967489">
                <text:p>0.967489</text:p>
              </table:table-cell>
              <table:table-cell office:value-type="float" office:value="0.967489">
                <text:p>0.967489</text:p>
              </table:table-cell>
              <table:table-cell office:value-type="float" office:value="0.953214">
                <text:p>0.953214</text:p>
              </table:table-cell>
              <table:table-cell office:value-type="float" office:value="0.953492">
                <text:p>0.953492</text:p>
              </table:table-cell>
              <table:table-cell office:value-type="float" office:value="0.953492">
                <text:p>0.953492</text:p>
              </table:table-cell>
              <table:table-cell office:value-type="float" office:value="0.966404">
                <text:p>0.966404</text:p>
              </table:table-cell>
              <table:table-cell office:value-type="float" office:value="0.966404">
                <text:p>0.966404</text:p>
              </table:table-cell>
              <table:table-cell office:value-type="float" office:value="0.952409">
                <text:p>0.9524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2502">
                <text:p>0.952502</text:p>
              </table:table-cell>
              <table:table-cell office:value-type="float" office:value="0.968375">
                <text:p>0.968375</text:p>
              </table:table-cell>
              <table:table-cell office:value-type="float" office:value="0.958499">
                <text:p>0.958499</text:p>
              </table:table-cell>
              <table:table-cell office:value-type="float" office:value="0.958499">
                <text:p>0.958499</text:p>
              </table:table-cell>
              <table:table-cell office:value-type="float" office:value="0.959205">
                <text:p>0.959205</text:p>
              </table:table-cell>
              <table:table-cell office:value-type="float" office:value="0.959205">
                <text:p>0.959205</text:p>
              </table:table-cell>
              <table:table-cell office:value-type="float" office:value="0.958283">
                <text:p>0.958283</text:p>
              </table:table-cell>
              <table:table-cell office:value-type="float" office:value="0.963897">
                <text:p>0.963897</text:p>
              </table:table-cell>
              <table:table-cell office:value-type="float" office:value="0.963897">
                <text:p>0.963897</text:p>
              </table:table-cell>
              <table:table-cell office:value-type="float" office:value="0.95821">
                <text:p>0.95821</text:p>
              </table:table-cell>
              <table:table-cell office:value-type="float" office:value="0.961698">
                <text:p>0.961698</text:p>
              </table:table-cell>
              <table:table-cell office:value-type="float" office:value="0.961698">
                <text:p>0.961698</text:p>
              </table:table-cell>
              <table:table-cell office:value-type="float" office:value="0.952114">
                <text:p>0.952114</text:p>
              </table:table-cell>
              <table:table-cell office:value-type="float" office:value="0.952114">
                <text:p>0.952114</text:p>
              </table:table-cell>
              <table:table-cell office:value-type="float" office:value="0.96714">
                <text:p>0.96714</text:p>
              </table:table-cell>
              <table:table-cell office:value-type="float" office:value="0.961089">
                <text:p>0.961089</text:p>
              </table:table-cell>
              <table:table-cell office:value-type="float" office:value="0.961089">
                <text:p>0.961089</text:p>
              </table:table-cell>
              <table:table-cell office:value-type="float" office:value="0.970566">
                <text:p>0.970566</text:p>
              </table:table-cell>
              <table:table-cell office:value-type="float" office:value="0.969549">
                <text:p>0.969549</text:p>
              </table:table-cell>
              <table:table-cell office:value-type="float" office:value="0.969549">
                <text:p>0.969549</text:p>
              </table:table-cell>
              <table:table-cell office:value-type="float" office:value="0.956651">
                <text:p>0.956651</text:p>
              </table:table-cell>
              <table:table-cell office:value-type="float" office:value="0.96862">
                <text:p>0.96862</text:p>
              </table:table-cell>
              <table:table-cell office:value-type="float" office:value="0.970379">
                <text:p>0.970379</text:p>
              </table:table-cell>
              <table:table-cell office:value-type="float" office:value="0.970379">
                <text:p>0.970379</text:p>
              </table:table-cell>
              <table:table-cell office:value-type="float" office:value="0.953549">
                <text:p>0.953549</text:p>
              </table:table-cell>
              <table:table-cell office:value-type="float" office:value="0.955738">
                <text:p>0.955738</text:p>
              </table:table-cell>
              <table:table-cell office:value-type="float" office:value="0.955738">
                <text:p>0.955738</text:p>
              </table:table-cell>
              <table:table-cell office:value-type="float" office:value="0.966268">
                <text:p>0.966268</text:p>
              </table:table-cell>
              <table:table-cell office:value-type="float" office:value="0.966268">
                <text:p>0.966268</text:p>
              </table:table-cell>
              <table:table-cell office:value-type="float" office:value="0.951489">
                <text:p>0.951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52412">
                <text:p>0.952412</text:p>
              </table:table-cell>
              <table:table-cell office:value-type="float" office:value="0.967989">
                <text:p>0.967989</text:p>
              </table:table-cell>
              <table:table-cell office:value-type="float" office:value="0.957514">
                <text:p>0.957514</text:p>
              </table:table-cell>
              <table:table-cell office:value-type="float" office:value="0.957514">
                <text:p>0.957514</text:p>
              </table:table-cell>
              <table:table-cell office:value-type="float" office:value="0.960208">
                <text:p>0.960208</text:p>
              </table:table-cell>
              <table:table-cell office:value-type="float" office:value="0.960208">
                <text:p>0.960208</text:p>
              </table:table-cell>
              <table:table-cell office:value-type="float" office:value="0.956699">
                <text:p>0.956699</text:p>
              </table:table-cell>
              <table:table-cell office:value-type="float" office:value="0.963469">
                <text:p>0.963469</text:p>
              </table:table-cell>
              <table:table-cell office:value-type="float" office:value="0.963469">
                <text:p>0.963469</text:p>
              </table:table-cell>
              <table:table-cell office:value-type="float" office:value="0.957456">
                <text:p>0.957456</text:p>
              </table:table-cell>
              <table:table-cell office:value-type="float" office:value="0.961166">
                <text:p>0.961166</text:p>
              </table:table-cell>
              <table:table-cell office:value-type="float" office:value="0.961166">
                <text:p>0.961166</text:p>
              </table:table-cell>
              <table:table-cell office:value-type="float" office:value="0.950623">
                <text:p>0.950623</text:p>
              </table:table-cell>
              <table:table-cell office:value-type="float" office:value="0.950623">
                <text:p>0.950623</text:p>
              </table:table-cell>
              <table:table-cell office:value-type="float" office:value="0.966679">
                <text:p>0.966679</text:p>
              </table:table-cell>
              <table:table-cell office:value-type="float" office:value="0.961259">
                <text:p>0.961259</text:p>
              </table:table-cell>
              <table:table-cell office:value-type="float" office:value="0.961259">
                <text:p>0.961259</text:p>
              </table:table-cell>
              <table:table-cell office:value-type="float" office:value="0.969702">
                <text:p>0.969702</text:p>
              </table:table-cell>
              <table:table-cell office:value-type="float" office:value="0.972937">
                <text:p>0.972937</text:p>
              </table:table-cell>
              <table:table-cell office:value-type="float" office:value="0.972937">
                <text:p>0.972937</text:p>
              </table:table-cell>
              <table:table-cell office:value-type="float" office:value="0.955391">
                <text:p>0.955391</text:p>
              </table:table-cell>
              <table:table-cell office:value-type="float" office:value="0.969159">
                <text:p>0.969159</text:p>
              </table:table-cell>
              <table:table-cell office:value-type="float" office:value="0.969274">
                <text:p>0.969274</text:p>
              </table:table-cell>
              <table:table-cell office:value-type="float" office:value="0.969274">
                <text:p>0.969274</text:p>
              </table:table-cell>
              <table:table-cell office:value-type="float" office:value="0.954223">
                <text:p>0.954223</text:p>
              </table:table-cell>
              <table:table-cell office:value-type="float" office:value="0.955253">
                <text:p>0.955253</text:p>
              </table:table-cell>
              <table:table-cell office:value-type="float" office:value="0.955253">
                <text:p>0.955253</text:p>
              </table:table-cell>
              <table:table-cell office:value-type="float" office:value="0.964164">
                <text:p>0.964164</text:p>
              </table:table-cell>
              <table:table-cell office:value-type="float" office:value="0.964164">
                <text:p>0.964164</text:p>
              </table:table-cell>
              <table:table-cell office:value-type="float" office:value="0.951114">
                <text:p>0.951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1827">
                <text:p>0.951827</text:p>
              </table:table-cell>
              <table:table-cell office:value-type="float" office:value="0.968829">
                <text:p>0.968829</text:p>
              </table:table-cell>
              <table:table-cell office:value-type="float" office:value="0.956758">
                <text:p>0.956758</text:p>
              </table:table-cell>
              <table:table-cell office:value-type="float" office:value="0.956758">
                <text:p>0.956758</text:p>
              </table:table-cell>
              <table:table-cell office:value-type="float" office:value="0.961397">
                <text:p>0.961397</text:p>
              </table:table-cell>
              <table:table-cell office:value-type="float" office:value="0.961397">
                <text:p>0.961397</text:p>
              </table:table-cell>
              <table:table-cell office:value-type="float" office:value="0.958223">
                <text:p>0.958223</text:p>
              </table:table-cell>
              <table:table-cell office:value-type="float" office:value="0.961898">
                <text:p>0.961898</text:p>
              </table:table-cell>
              <table:table-cell office:value-type="float" office:value="0.961898">
                <text:p>0.961898</text:p>
              </table:table-cell>
              <table:table-cell office:value-type="float" office:value="0.9575">
                <text:p>0.9575</text:p>
              </table:table-cell>
              <table:table-cell office:value-type="float" office:value="0.961569">
                <text:p>0.961569</text:p>
              </table:table-cell>
              <table:table-cell office:value-type="float" office:value="0.961569">
                <text:p>0.961569</text:p>
              </table:table-cell>
              <table:table-cell office:value-type="float" office:value="0.949711">
                <text:p>0.949711</text:p>
              </table:table-cell>
              <table:table-cell office:value-type="float" office:value="0.949711">
                <text:p>0.949711</text:p>
              </table:table-cell>
              <table:table-cell office:value-type="float" office:value="0.965151">
                <text:p>0.965151</text:p>
              </table:table-cell>
              <table:table-cell office:value-type="float" office:value="0.960853">
                <text:p>0.960853</text:p>
              </table:table-cell>
              <table:table-cell office:value-type="float" office:value="0.960853">
                <text:p>0.960853</text:p>
              </table:table-cell>
              <table:table-cell office:value-type="float" office:value="0.971774">
                <text:p>0.971774</text:p>
              </table:table-cell>
              <table:table-cell office:value-type="float" office:value="0.974092">
                <text:p>0.974092</text:p>
              </table:table-cell>
              <table:table-cell office:value-type="float" office:value="0.974092">
                <text:p>0.974092</text:p>
              </table:table-cell>
              <table:table-cell office:value-type="float" office:value="0.955203">
                <text:p>0.955203</text:p>
              </table:table-cell>
              <table:table-cell office:value-type="float" office:value="0.967723">
                <text:p>0.967723</text:p>
              </table:table-cell>
              <table:table-cell office:value-type="float" office:value="0.969149">
                <text:p>0.969149</text:p>
              </table:table-cell>
              <table:table-cell office:value-type="float" office:value="0.969149">
                <text:p>0.969149</text:p>
              </table:table-cell>
              <table:table-cell office:value-type="float" office:value="0.955433">
                <text:p>0.955433</text:p>
              </table:table-cell>
              <table:table-cell office:value-type="float" office:value="0.956434">
                <text:p>0.956434</text:p>
              </table:table-cell>
              <table:table-cell office:value-type="float" office:value="0.956434">
                <text:p>0.956434</text:p>
              </table:table-cell>
              <table:table-cell office:value-type="float" office:value="0.964316">
                <text:p>0.964316</text:p>
              </table:table-cell>
              <table:table-cell office:value-type="float" office:value="0.964316">
                <text:p>0.964316</text:p>
              </table:table-cell>
              <table:table-cell office:value-type="float" office:value="0.952044">
                <text:p>0.9520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1798">
                <text:p>0.951798</text:p>
              </table:table-cell>
              <table:table-cell office:value-type="float" office:value="0.967608">
                <text:p>0.967608</text:p>
              </table:table-cell>
              <table:table-cell office:value-type="float" office:value="0.957309">
                <text:p>0.957309</text:p>
              </table:table-cell>
              <table:table-cell office:value-type="float" office:value="0.957309">
                <text:p>0.957309</text:p>
              </table:table-cell>
              <table:table-cell office:value-type="float" office:value="0.960928">
                <text:p>0.960928</text:p>
              </table:table-cell>
              <table:table-cell office:value-type="float" office:value="0.960928">
                <text:p>0.960928</text:p>
              </table:table-cell>
              <table:table-cell office:value-type="float" office:value="0.957341">
                <text:p>0.957341</text:p>
              </table:table-cell>
              <table:table-cell office:value-type="float" office:value="0.964367">
                <text:p>0.964367</text:p>
              </table:table-cell>
              <table:table-cell office:value-type="float" office:value="0.964367">
                <text:p>0.964367</text:p>
              </table:table-cell>
              <table:table-cell office:value-type="float" office:value="0.956584">
                <text:p>0.956584</text:p>
              </table:table-cell>
              <table:table-cell office:value-type="float" office:value="0.963097">
                <text:p>0.963097</text:p>
              </table:table-cell>
              <table:table-cell office:value-type="float" office:value="0.963097">
                <text:p>0.963097</text:p>
              </table:table-cell>
              <table:table-cell office:value-type="float" office:value="0.951645">
                <text:p>0.951645</text:p>
              </table:table-cell>
              <table:table-cell office:value-type="float" office:value="0.951645">
                <text:p>0.951645</text:p>
              </table:table-cell>
              <table:table-cell office:value-type="float" office:value="0.969635">
                <text:p>0.969635</text:p>
              </table:table-cell>
              <table:table-cell office:value-type="float" office:value="0.960337">
                <text:p>0.960337</text:p>
              </table:table-cell>
              <table:table-cell office:value-type="float" office:value="0.960337">
                <text:p>0.960337</text:p>
              </table:table-cell>
              <table:table-cell office:value-type="float" office:value="0.971566">
                <text:p>0.971566</text:p>
              </table:table-cell>
              <table:table-cell office:value-type="float" office:value="0.973254">
                <text:p>0.973254</text:p>
              </table:table-cell>
              <table:table-cell office:value-type="float" office:value="0.973254">
                <text:p>0.973254</text:p>
              </table:table-cell>
              <table:table-cell office:value-type="float" office:value="0.956912">
                <text:p>0.956912</text:p>
              </table:table-cell>
              <table:table-cell office:value-type="float" office:value="0.973757">
                <text:p>0.973757</text:p>
              </table:table-cell>
              <table:table-cell office:value-type="float" office:value="0.966141">
                <text:p>0.966141</text:p>
              </table:table-cell>
              <table:table-cell office:value-type="float" office:value="0.966141">
                <text:p>0.966141</text:p>
              </table:table-cell>
              <table:table-cell office:value-type="float" office:value="0.955653">
                <text:p>0.955653</text:p>
              </table:table-cell>
              <table:table-cell office:value-type="float" office:value="0.956294">
                <text:p>0.956294</text:p>
              </table:table-cell>
              <table:table-cell office:value-type="float" office:value="0.956294">
                <text:p>0.956294</text:p>
              </table:table-cell>
              <table:table-cell office:value-type="float" office:value="0.96411">
                <text:p>0.96411</text:p>
              </table:table-cell>
              <table:table-cell office:value-type="float" office:value="0.96411">
                <text:p>0.96411</text:p>
              </table:table-cell>
              <table:table-cell office:value-type="float" office:value="0.951815">
                <text:p>0.9518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53462">
                <text:p>0.953462</text:p>
              </table:table-cell>
              <table:table-cell office:value-type="float" office:value="0.966023">
                <text:p>0.966023</text:p>
              </table:table-cell>
              <table:table-cell office:value-type="float" office:value="0.957968">
                <text:p>0.957968</text:p>
              </table:table-cell>
              <table:table-cell office:value-type="float" office:value="0.957968">
                <text:p>0.957968</text:p>
              </table:table-cell>
              <table:table-cell office:value-type="float" office:value="0.96264">
                <text:p>0.96264</text:p>
              </table:table-cell>
              <table:table-cell office:value-type="float" office:value="0.96264">
                <text:p>0.96264</text:p>
              </table:table-cell>
              <table:table-cell office:value-type="float" office:value="0.957419">
                <text:p>0.957419</text:p>
              </table:table-cell>
              <table:table-cell office:value-type="float" office:value="0.964614">
                <text:p>0.964614</text:p>
              </table:table-cell>
              <table:table-cell office:value-type="float" office:value="0.964614">
                <text:p>0.964614</text:p>
              </table:table-cell>
              <table:table-cell office:value-type="float" office:value="0.957395">
                <text:p>0.957395</text:p>
              </table:table-cell>
              <table:table-cell office:value-type="float" office:value="0.963206">
                <text:p>0.963206</text:p>
              </table:table-cell>
              <table:table-cell office:value-type="float" office:value="0.963206">
                <text:p>0.963206</text:p>
              </table:table-cell>
              <table:table-cell office:value-type="float" office:value="0.952715">
                <text:p>0.952715</text:p>
              </table:table-cell>
              <table:table-cell office:value-type="float" office:value="0.952715">
                <text:p>0.952715</text:p>
              </table:table-cell>
              <table:table-cell office:value-type="float" office:value="0.969644">
                <text:p>0.969644</text:p>
              </table:table-cell>
              <table:table-cell office:value-type="float" office:value="0.960309">
                <text:p>0.960309</text:p>
              </table:table-cell>
              <table:table-cell office:value-type="float" office:value="0.960309">
                <text:p>0.960309</text:p>
              </table:table-cell>
              <table:table-cell office:value-type="float" office:value="0.970416">
                <text:p>0.970416</text:p>
              </table:table-cell>
              <table:table-cell office:value-type="float" office:value="0.972275">
                <text:p>0.972275</text:p>
              </table:table-cell>
              <table:table-cell office:value-type="float" office:value="0.972275">
                <text:p>0.972275</text:p>
              </table:table-cell>
              <table:table-cell office:value-type="float" office:value="0.956618">
                <text:p>0.956618</text:p>
              </table:table-cell>
              <table:table-cell office:value-type="float" office:value="0.973047">
                <text:p>0.973047</text:p>
              </table:table-cell>
              <table:table-cell office:value-type="float" office:value="0.965093">
                <text:p>0.965093</text:p>
              </table:table-cell>
              <table:table-cell office:value-type="float" office:value="0.965093">
                <text:p>0.965093</text:p>
              </table:table-cell>
              <table:table-cell office:value-type="float" office:value="0.956276">
                <text:p>0.956276</text:p>
              </table:table-cell>
              <table:table-cell office:value-type="float" office:value="0.956291">
                <text:p>0.956291</text:p>
              </table:table-cell>
              <table:table-cell office:value-type="float" office:value="0.956291">
                <text:p>0.956291</text:p>
              </table:table-cell>
              <table:table-cell office:value-type="float" office:value="0.963739">
                <text:p>0.963739</text:p>
              </table:table-cell>
              <table:table-cell office:value-type="float" office:value="0.963739">
                <text:p>0.963739</text:p>
              </table:table-cell>
              <table:table-cell office:value-type="float" office:value="0.950995">
                <text:p>0.950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3458">
                <text:p>0.953458</text:p>
              </table:table-cell>
              <table:table-cell office:value-type="float" office:value="0.965009">
                <text:p>0.965009</text:p>
              </table:table-cell>
              <table:table-cell office:value-type="float" office:value="0.956895">
                <text:p>0.956895</text:p>
              </table:table-cell>
              <table:table-cell office:value-type="float" office:value="0.956895">
                <text:p>0.956895</text:p>
              </table:table-cell>
              <table:table-cell office:value-type="float" office:value="0.960658">
                <text:p>0.960658</text:p>
              </table:table-cell>
              <table:table-cell office:value-type="float" office:value="0.960658">
                <text:p>0.960658</text:p>
              </table:table-cell>
              <table:table-cell office:value-type="float" office:value="0.957761">
                <text:p>0.957761</text:p>
              </table:table-cell>
              <table:table-cell office:value-type="float" office:value="0.965185">
                <text:p>0.965185</text:p>
              </table:table-cell>
              <table:table-cell office:value-type="float" office:value="0.965185">
                <text:p>0.965185</text:p>
              </table:table-cell>
              <table:table-cell office:value-type="float" office:value="0.957966">
                <text:p>0.957966</text:p>
              </table:table-cell>
              <table:table-cell office:value-type="float" office:value="0.962454">
                <text:p>0.962454</text:p>
              </table:table-cell>
              <table:table-cell office:value-type="float" office:value="0.962454">
                <text:p>0.962454</text:p>
              </table:table-cell>
              <table:table-cell office:value-type="float" office:value="0.953466">
                <text:p>0.953466</text:p>
              </table:table-cell>
              <table:table-cell office:value-type="float" office:value="0.953466">
                <text:p>0.953466</text:p>
              </table:table-cell>
              <table:table-cell office:value-type="float" office:value="0.96739">
                <text:p>0.96739</text:p>
              </table:table-cell>
              <table:table-cell office:value-type="float" office:value="0.959077">
                <text:p>0.959077</text:p>
              </table:table-cell>
              <table:table-cell office:value-type="float" office:value="0.959077">
                <text:p>0.959077</text:p>
              </table:table-cell>
              <table:table-cell office:value-type="float" office:value="0.970141">
                <text:p>0.970141</text:p>
              </table:table-cell>
              <table:table-cell office:value-type="float" office:value="0.970825">
                <text:p>0.970825</text:p>
              </table:table-cell>
              <table:table-cell office:value-type="float" office:value="0.970825">
                <text:p>0.970825</text:p>
              </table:table-cell>
              <table:table-cell office:value-type="float" office:value="0.958937">
                <text:p>0.958937</text:p>
              </table:table-cell>
              <table:table-cell office:value-type="float" office:value="0.972138">
                <text:p>0.972138</text:p>
              </table:table-cell>
              <table:table-cell office:value-type="float" office:value="0.964509">
                <text:p>0.964509</text:p>
              </table:table-cell>
              <table:table-cell office:value-type="float" office:value="0.964509">
                <text:p>0.964509</text:p>
              </table:table-cell>
              <table:table-cell office:value-type="float" office:value="0.957069">
                <text:p>0.957069</text:p>
              </table:table-cell>
              <table:table-cell office:value-type="float" office:value="0.956321">
                <text:p>0.956321</text:p>
              </table:table-cell>
              <table:table-cell office:value-type="float" office:value="0.956321">
                <text:p>0.956321</text:p>
              </table:table-cell>
              <table:table-cell office:value-type="float" office:value="0.963431">
                <text:p>0.963431</text:p>
              </table:table-cell>
              <table:table-cell office:value-type="float" office:value="0.963431">
                <text:p>0.963431</text:p>
              </table:table-cell>
              <table:table-cell office:value-type="float" office:value="0.95229">
                <text:p>0.952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53415">
                <text:p>0.953415</text:p>
              </table:table-cell>
              <table:table-cell office:value-type="float" office:value="0.965898">
                <text:p>0.965898</text:p>
              </table:table-cell>
              <table:table-cell office:value-type="float" office:value="0.957883">
                <text:p>0.957883</text:p>
              </table:table-cell>
              <table:table-cell office:value-type="float" office:value="0.957883">
                <text:p>0.957883</text:p>
              </table:table-cell>
              <table:table-cell office:value-type="float" office:value="0.960225">
                <text:p>0.960225</text:p>
              </table:table-cell>
              <table:table-cell office:value-type="float" office:value="0.960225">
                <text:p>0.960225</text:p>
              </table:table-cell>
              <table:table-cell office:value-type="float" office:value="0.959097">
                <text:p>0.959097</text:p>
              </table:table-cell>
              <table:table-cell office:value-type="float" office:value="0.965531">
                <text:p>0.965531</text:p>
              </table:table-cell>
              <table:table-cell office:value-type="float" office:value="0.965531">
                <text:p>0.965531</text:p>
              </table:table-cell>
              <table:table-cell office:value-type="float" office:value="0.955555">
                <text:p>0.955555</text:p>
              </table:table-cell>
              <table:table-cell office:value-type="float" office:value="0.962345">
                <text:p>0.962345</text:p>
              </table:table-cell>
              <table:table-cell office:value-type="float" office:value="0.962345">
                <text:p>0.962345</text:p>
              </table:table-cell>
              <table:table-cell office:value-type="float" office:value="0.954434">
                <text:p>0.954434</text:p>
              </table:table-cell>
              <table:table-cell office:value-type="float" office:value="0.954434">
                <text:p>0.954434</text:p>
              </table:table-cell>
              <table:table-cell office:value-type="float" office:value="0.96716">
                <text:p>0.96716</text:p>
              </table:table-cell>
              <table:table-cell office:value-type="float" office:value="0.958407">
                <text:p>0.958407</text:p>
              </table:table-cell>
              <table:table-cell office:value-type="float" office:value="0.958407">
                <text:p>0.958407</text:p>
              </table:table-cell>
              <table:table-cell office:value-type="float" office:value="0.971055">
                <text:p>0.971055</text:p>
              </table:table-cell>
              <table:table-cell office:value-type="float" office:value="0.970548">
                <text:p>0.970548</text:p>
              </table:table-cell>
              <table:table-cell office:value-type="float" office:value="0.970548">
                <text:p>0.970548</text:p>
              </table:table-cell>
              <table:table-cell office:value-type="float" office:value="0.958802">
                <text:p>0.958802</text:p>
              </table:table-cell>
              <table:table-cell office:value-type="float" office:value="0.973922">
                <text:p>0.973922</text:p>
              </table:table-cell>
              <table:table-cell office:value-type="float" office:value="0.965717">
                <text:p>0.965717</text:p>
              </table:table-cell>
              <table:table-cell office:value-type="float" office:value="0.965717">
                <text:p>0.965717</text:p>
              </table:table-cell>
              <table:table-cell office:value-type="float" office:value="0.95817">
                <text:p>0.95817</text:p>
              </table:table-cell>
              <table:table-cell office:value-type="float" office:value="0.957938">
                <text:p>0.957938</text:p>
              </table:table-cell>
              <table:table-cell office:value-type="float" office:value="0.957938">
                <text:p>0.957938</text:p>
              </table:table-cell>
              <table:table-cell office:value-type="float" office:value="0.963809">
                <text:p>0.963809</text:p>
              </table:table-cell>
              <table:table-cell office:value-type="float" office:value="0.963809">
                <text:p>0.963809</text:p>
              </table:table-cell>
              <table:table-cell office:value-type="float" office:value="0.95229">
                <text:p>0.952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55077">
                <text:p>0.955077</text:p>
              </table:table-cell>
              <table:table-cell office:value-type="float" office:value="0.965855">
                <text:p>0.965855</text:p>
              </table:table-cell>
              <table:table-cell office:value-type="float" office:value="0.959188">
                <text:p>0.959188</text:p>
              </table:table-cell>
              <table:table-cell office:value-type="float" office:value="0.959188">
                <text:p>0.959188</text:p>
              </table:table-cell>
              <table:table-cell office:value-type="float" office:value="0.959946">
                <text:p>0.959946</text:p>
              </table:table-cell>
              <table:table-cell office:value-type="float" office:value="0.959946">
                <text:p>0.959946</text:p>
              </table:table-cell>
              <table:table-cell office:value-type="float" office:value="0.958867">
                <text:p>0.958867</text:p>
              </table:table-cell>
              <table:table-cell office:value-type="float" office:value="0.966003">
                <text:p>0.966003</text:p>
              </table:table-cell>
              <table:table-cell office:value-type="float" office:value="0.966003">
                <text:p>0.966003</text:p>
              </table:table-cell>
              <table:table-cell office:value-type="float" office:value="0.955446">
                <text:p>0.955446</text:p>
              </table:table-cell>
              <table:table-cell office:value-type="float" office:value="0.96393">
                <text:p>0.96393</text:p>
              </table:table-cell>
              <table:table-cell office:value-type="float" office:value="0.96393">
                <text:p>0.96393</text:p>
              </table:table-cell>
              <table:table-cell office:value-type="float" office:value="0.95369">
                <text:p>0.95369</text:p>
              </table:table-cell>
              <table:table-cell office:value-type="float" office:value="0.95369">
                <text:p>0.95369</text:p>
              </table:table-cell>
              <table:table-cell office:value-type="float" office:value="0.967253">
                <text:p>0.967253</text:p>
              </table:table-cell>
              <table:table-cell office:value-type="float" office:value="0.959037">
                <text:p>0.959037</text:p>
              </table:table-cell>
              <table:table-cell office:value-type="float" office:value="0.959037">
                <text:p>0.959037</text:p>
              </table:table-cell>
              <table:table-cell office:value-type="float" office:value="0.970356">
                <text:p>0.970356</text:p>
              </table:table-cell>
              <table:table-cell office:value-type="float" office:value="0.970882">
                <text:p>0.970882</text:p>
              </table:table-cell>
              <table:table-cell office:value-type="float" office:value="0.970882">
                <text:p>0.970882</text:p>
              </table:table-cell>
              <table:table-cell office:value-type="float" office:value="0.957558">
                <text:p>0.957558</text:p>
              </table:table-cell>
              <table:table-cell office:value-type="float" office:value="0.974575">
                <text:p>0.974575</text:p>
              </table:table-cell>
              <table:table-cell office:value-type="float" office:value="0.966273">
                <text:p>0.966273</text:p>
              </table:table-cell>
              <table:table-cell office:value-type="float" office:value="0.966273">
                <text:p>0.966273</text:p>
              </table:table-cell>
              <table:table-cell office:value-type="float" office:value="0.957486">
                <text:p>0.957486</text:p>
              </table:table-cell>
              <table:table-cell office:value-type="float" office:value="0.958936">
                <text:p>0.958936</text:p>
              </table:table-cell>
              <table:table-cell office:value-type="float" office:value="0.958936">
                <text:p>0.958936</text:p>
              </table:table-cell>
              <table:table-cell office:value-type="float" office:value="0.963607">
                <text:p>0.963607</text:p>
              </table:table-cell>
              <table:table-cell office:value-type="float" office:value="0.963607">
                <text:p>0.963607</text:p>
              </table:table-cell>
              <table:table-cell office:value-type="float" office:value="0.952433">
                <text:p>0.9524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55912">
                <text:p>0.955912</text:p>
              </table:table-cell>
              <table:table-cell office:value-type="float" office:value="0.965037">
                <text:p>0.965037</text:p>
              </table:table-cell>
              <table:table-cell office:value-type="float" office:value="0.958037">
                <text:p>0.958037</text:p>
              </table:table-cell>
              <table:table-cell office:value-type="float" office:value="0.958037">
                <text:p>0.958037</text:p>
              </table:table-cell>
              <table:table-cell office:value-type="float" office:value="0.960127">
                <text:p>0.960127</text:p>
              </table:table-cell>
              <table:table-cell office:value-type="float" office:value="0.960127">
                <text:p>0.960127</text:p>
              </table:table-cell>
              <table:table-cell office:value-type="float" office:value="0.957609">
                <text:p>0.957609</text:p>
              </table:table-cell>
              <table:table-cell office:value-type="float" office:value="0.96634">
                <text:p>0.96634</text:p>
              </table:table-cell>
              <table:table-cell office:value-type="float" office:value="0.96634">
                <text:p>0.96634</text:p>
              </table:table-cell>
              <table:table-cell office:value-type="float" office:value="0.955184">
                <text:p>0.955184</text:p>
              </table:table-cell>
              <table:table-cell office:value-type="float" office:value="0.964049">
                <text:p>0.964049</text:p>
              </table:table-cell>
              <table:table-cell office:value-type="float" office:value="0.964049">
                <text:p>0.964049</text:p>
              </table:table-cell>
              <table:table-cell office:value-type="float" office:value="0.953369">
                <text:p>0.953369</text:p>
              </table:table-cell>
              <table:table-cell office:value-type="float" office:value="0.953369">
                <text:p>0.953369</text:p>
              </table:table-cell>
              <table:table-cell office:value-type="float" office:value="0.966303">
                <text:p>0.966303</text:p>
              </table:table-cell>
              <table:table-cell office:value-type="float" office:value="0.959784">
                <text:p>0.959784</text:p>
              </table:table-cell>
              <table:table-cell office:value-type="float" office:value="0.959784">
                <text:p>0.959784</text:p>
              </table:table-cell>
              <table:table-cell office:value-type="float" office:value="0.971172">
                <text:p>0.971172</text:p>
              </table:table-cell>
              <table:table-cell office:value-type="float" office:value="0.971331">
                <text:p>0.971331</text:p>
              </table:table-cell>
              <table:table-cell office:value-type="float" office:value="0.971331">
                <text:p>0.971331</text:p>
              </table:table-cell>
              <table:table-cell office:value-type="float" office:value="0.956387">
                <text:p>0.956387</text:p>
              </table:table-cell>
              <table:table-cell office:value-type="float" office:value="0.973992">
                <text:p>0.973992</text:p>
              </table:table-cell>
              <table:table-cell office:value-type="float" office:value="0.965633">
                <text:p>0.965633</text:p>
              </table:table-cell>
              <table:table-cell office:value-type="float" office:value="0.965633">
                <text:p>0.965633</text:p>
              </table:table-cell>
              <table:table-cell office:value-type="float" office:value="0.95766">
                <text:p>0.95766</text:p>
              </table:table-cell>
              <table:table-cell office:value-type="float" office:value="0.958535">
                <text:p>0.958535</text:p>
              </table:table-cell>
              <table:table-cell office:value-type="float" office:value="0.958535">
                <text:p>0.958535</text:p>
              </table:table-cell>
              <table:table-cell office:value-type="float" office:value="0.962117">
                <text:p>0.962117</text:p>
              </table:table-cell>
              <table:table-cell office:value-type="float" office:value="0.962117">
                <text:p>0.962117</text:p>
              </table:table-cell>
              <table:table-cell office:value-type="float" office:value="0.951778">
                <text:p>0.951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55968">
                <text:p>0.955968</text:p>
              </table:table-cell>
              <table:table-cell office:value-type="float" office:value="0.964376">
                <text:p>0.964376</text:p>
              </table:table-cell>
              <table:table-cell office:value-type="float" office:value="0.957741">
                <text:p>0.957741</text:p>
              </table:table-cell>
              <table:table-cell office:value-type="float" office:value="0.957741">
                <text:p>0.957741</text:p>
              </table:table-cell>
              <table:table-cell office:value-type="float" office:value="0.960782">
                <text:p>0.960782</text:p>
              </table:table-cell>
              <table:table-cell office:value-type="float" office:value="0.960782">
                <text:p>0.960782</text:p>
              </table:table-cell>
              <table:table-cell office:value-type="float" office:value="0.956331">
                <text:p>0.956331</text:p>
              </table:table-cell>
              <table:table-cell office:value-type="float" office:value="0.965559">
                <text:p>0.965559</text:p>
              </table:table-cell>
              <table:table-cell office:value-type="float" office:value="0.965559">
                <text:p>0.965559</text:p>
              </table:table-cell>
              <table:table-cell office:value-type="float" office:value="0.955563">
                <text:p>0.955563</text:p>
              </table:table-cell>
              <table:table-cell office:value-type="float" office:value="0.963585">
                <text:p>0.963585</text:p>
              </table:table-cell>
              <table:table-cell office:value-type="float" office:value="0.963585">
                <text:p>0.963585</text:p>
              </table:table-cell>
              <table:table-cell office:value-type="float" office:value="0.953998">
                <text:p>0.953998</text:p>
              </table:table-cell>
              <table:table-cell office:value-type="float" office:value="0.953998">
                <text:p>0.953998</text:p>
              </table:table-cell>
              <table:table-cell office:value-type="float" office:value="0.964434">
                <text:p>0.964434</text:p>
              </table:table-cell>
              <table:table-cell office:value-type="float" office:value="0.960957">
                <text:p>0.960957</text:p>
              </table:table-cell>
              <table:table-cell office:value-type="float" office:value="0.960957">
                <text:p>0.960957</text:p>
              </table:table-cell>
              <table:table-cell office:value-type="float" office:value="0.97175">
                <text:p>0.97175</text:p>
              </table:table-cell>
              <table:table-cell office:value-type="float" office:value="0.971894">
                <text:p>0.971894</text:p>
              </table:table-cell>
              <table:table-cell office:value-type="float" office:value="0.971894">
                <text:p>0.971894</text:p>
              </table:table-cell>
              <table:table-cell office:value-type="float" office:value="0.957056">
                <text:p>0.957056</text:p>
              </table:table-cell>
              <table:table-cell office:value-type="float" office:value="0.974411">
                <text:p>0.974411</text:p>
              </table:table-cell>
              <table:table-cell office:value-type="float" office:value="0.965661">
                <text:p>0.965661</text:p>
              </table:table-cell>
              <table:table-cell office:value-type="float" office:value="0.965661">
                <text:p>0.965661</text:p>
              </table:table-cell>
              <table:table-cell office:value-type="float" office:value="0.957529">
                <text:p>0.957529</text:p>
              </table:table-cell>
              <table:table-cell office:value-type="float" office:value="0.958483">
                <text:p>0.958483</text:p>
              </table:table-cell>
              <table:table-cell office:value-type="float" office:value="0.958483">
                <text:p>0.958483</text:p>
              </table:table-cell>
              <table:table-cell office:value-type="float" office:value="0.96108">
                <text:p>0.96108</text:p>
              </table:table-cell>
              <table:table-cell office:value-type="float" office:value="0.96108">
                <text:p>0.96108</text:p>
              </table:table-cell>
              <table:table-cell office:value-type="float" office:value="0.951833">
                <text:p>0.9518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55604">
                <text:p>0.955604</text:p>
              </table:table-cell>
              <table:table-cell office:value-type="float" office:value="0.964611">
                <text:p>0.964611</text:p>
              </table:table-cell>
              <table:table-cell office:value-type="float" office:value="0.956998">
                <text:p>0.956998</text:p>
              </table:table-cell>
              <table:table-cell office:value-type="float" office:value="0.956998">
                <text:p>0.956998</text:p>
              </table:table-cell>
              <table:table-cell office:value-type="float" office:value="0.960244">
                <text:p>0.960244</text:p>
              </table:table-cell>
              <table:table-cell office:value-type="float" office:value="0.960244">
                <text:p>0.960244</text:p>
              </table:table-cell>
              <table:table-cell office:value-type="float" office:value="0.957059">
                <text:p>0.957059</text:p>
              </table:table-cell>
              <table:table-cell office:value-type="float" office:value="0.96602">
                <text:p>0.96602</text:p>
              </table:table-cell>
              <table:table-cell office:value-type="float" office:value="0.96602">
                <text:p>0.96602</text:p>
              </table:table-cell>
              <table:table-cell office:value-type="float" office:value="0.955582">
                <text:p>0.955582</text:p>
              </table:table-cell>
              <table:table-cell office:value-type="float" office:value="0.963141">
                <text:p>0.963141</text:p>
              </table:table-cell>
              <table:table-cell office:value-type="float" office:value="0.963141">
                <text:p>0.963141</text:p>
              </table:table-cell>
              <table:table-cell office:value-type="float" office:value="0.953269">
                <text:p>0.953269</text:p>
              </table:table-cell>
              <table:table-cell office:value-type="float" office:value="0.953269">
                <text:p>0.953269</text:p>
              </table:table-cell>
              <table:table-cell office:value-type="float" office:value="0.965014">
                <text:p>0.965014</text:p>
              </table:table-cell>
              <table:table-cell office:value-type="float" office:value="0.960962">
                <text:p>0.960962</text:p>
              </table:table-cell>
              <table:table-cell office:value-type="float" office:value="0.960962">
                <text:p>0.960962</text:p>
              </table:table-cell>
              <table:table-cell office:value-type="float" office:value="0.970836">
                <text:p>0.970836</text:p>
              </table:table-cell>
              <table:table-cell office:value-type="float" office:value="0.971645">
                <text:p>0.971645</text:p>
              </table:table-cell>
              <table:table-cell office:value-type="float" office:value="0.971645">
                <text:p>0.971645</text:p>
              </table:table-cell>
              <table:table-cell office:value-type="float" office:value="0.959017">
                <text:p>0.959017</text:p>
              </table:table-cell>
              <table:table-cell office:value-type="float" office:value="0.976076">
                <text:p>0.976076</text:p>
              </table:table-cell>
              <table:table-cell office:value-type="float" office:value="0.965258">
                <text:p>0.965258</text:p>
              </table:table-cell>
              <table:table-cell office:value-type="float" office:value="0.965258">
                <text:p>0.965258</text:p>
              </table:table-cell>
              <table:table-cell office:value-type="float" office:value="0.957154">
                <text:p>0.957154</text:p>
              </table:table-cell>
              <table:table-cell office:value-type="float" office:value="0.958636">
                <text:p>0.958636</text:p>
              </table:table-cell>
              <table:table-cell office:value-type="float" office:value="0.958636">
                <text:p>0.958636</text:p>
              </table:table-cell>
              <table:table-cell office:value-type="float" office:value="0.960562">
                <text:p>0.960562</text:p>
              </table:table-cell>
              <table:table-cell office:value-type="float" office:value="0.960562">
                <text:p>0.960562</text:p>
              </table:table-cell>
              <table:table-cell office:value-type="float" office:value="0.953293">
                <text:p>0.9532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56583">
                <text:p>0.956583</text:p>
              </table:table-cell>
              <table:table-cell office:value-type="float" office:value="0.964045">
                <text:p>0.964045</text:p>
              </table:table-cell>
              <table:table-cell office:value-type="float" office:value="0.956459">
                <text:p>0.956459</text:p>
              </table:table-cell>
              <table:table-cell office:value-type="float" office:value="0.956459">
                <text:p>0.956459</text:p>
              </table:table-cell>
              <table:table-cell office:value-type="float" office:value="0.959493">
                <text:p>0.959493</text:p>
              </table:table-cell>
              <table:table-cell office:value-type="float" office:value="0.959493">
                <text:p>0.959493</text:p>
              </table:table-cell>
              <table:table-cell office:value-type="float" office:value="0.955274">
                <text:p>0.955274</text:p>
              </table:table-cell>
              <table:table-cell office:value-type="float" office:value="0.965182">
                <text:p>0.965182</text:p>
              </table:table-cell>
              <table:table-cell office:value-type="float" office:value="0.965182">
                <text:p>0.965182</text:p>
              </table:table-cell>
              <table:table-cell office:value-type="float" office:value="0.953749">
                <text:p>0.953749</text:p>
              </table:table-cell>
              <table:table-cell office:value-type="float" office:value="0.962557">
                <text:p>0.962557</text:p>
              </table:table-cell>
              <table:table-cell office:value-type="float" office:value="0.962557">
                <text:p>0.962557</text:p>
              </table:table-cell>
              <table:table-cell office:value-type="float" office:value="0.952282">
                <text:p>0.952282</text:p>
              </table:table-cell>
              <table:table-cell office:value-type="float" office:value="0.952282">
                <text:p>0.952282</text:p>
              </table:table-cell>
              <table:table-cell office:value-type="float" office:value="0.963868">
                <text:p>0.963868</text:p>
              </table:table-cell>
              <table:table-cell office:value-type="float" office:value="0.963242">
                <text:p>0.963242</text:p>
              </table:table-cell>
              <table:table-cell office:value-type="float" office:value="0.963242">
                <text:p>0.963242</text:p>
              </table:table-cell>
              <table:table-cell office:value-type="float" office:value="0.972526">
                <text:p>0.972526</text:p>
              </table:table-cell>
              <table:table-cell office:value-type="float" office:value="0.971918">
                <text:p>0.971918</text:p>
              </table:table-cell>
              <table:table-cell office:value-type="float" office:value="0.971918">
                <text:p>0.971918</text:p>
              </table:table-cell>
              <table:table-cell office:value-type="float" office:value="0.958763">
                <text:p>0.958763</text:p>
              </table:table-cell>
              <table:table-cell office:value-type="float" office:value="0.975619">
                <text:p>0.975619</text:p>
              </table:table-cell>
              <table:table-cell office:value-type="float" office:value="0.964708">
                <text:p>0.964708</text:p>
              </table:table-cell>
              <table:table-cell office:value-type="float" office:value="0.964708">
                <text:p>0.964708</text:p>
              </table:table-cell>
              <table:table-cell office:value-type="float" office:value="0.957754">
                <text:p>0.957754</text:p>
              </table:table-cell>
              <table:table-cell office:value-type="float" office:value="0.956057">
                <text:p>0.956057</text:p>
              </table:table-cell>
              <table:table-cell office:value-type="float" office:value="0.956057">
                <text:p>0.956057</text:p>
              </table:table-cell>
              <table:table-cell office:value-type="float" office:value="0.960169">
                <text:p>0.960169</text:p>
              </table:table-cell>
              <table:table-cell office:value-type="float" office:value="0.960169">
                <text:p>0.960169</text:p>
              </table:table-cell>
              <table:table-cell office:value-type="float" office:value="0.954096">
                <text:p>0.9540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57307">
                <text:p>0.957307</text:p>
              </table:table-cell>
              <table:table-cell office:value-type="float" office:value="0.964897">
                <text:p>0.964897</text:p>
              </table:table-cell>
              <table:table-cell office:value-type="float" office:value="0.957891">
                <text:p>0.957891</text:p>
              </table:table-cell>
              <table:table-cell office:value-type="float" office:value="0.957891">
                <text:p>0.957891</text:p>
              </table:table-cell>
              <table:table-cell office:value-type="float" office:value="0.958296">
                <text:p>0.958296</text:p>
              </table:table-cell>
              <table:table-cell office:value-type="float" office:value="0.958296">
                <text:p>0.958296</text:p>
              </table:table-cell>
              <table:table-cell office:value-type="float" office:value="0.954821">
                <text:p>0.954821</text:p>
              </table:table-cell>
              <table:table-cell office:value-type="float" office:value="0.964704">
                <text:p>0.964704</text:p>
              </table:table-cell>
              <table:table-cell office:value-type="float" office:value="0.964704">
                <text:p>0.964704</text:p>
              </table:table-cell>
              <table:table-cell office:value-type="float" office:value="0.954603">
                <text:p>0.954603</text:p>
              </table:table-cell>
              <table:table-cell office:value-type="float" office:value="0.961518">
                <text:p>0.961518</text:p>
              </table:table-cell>
              <table:table-cell office:value-type="float" office:value="0.961518">
                <text:p>0.961518</text:p>
              </table:table-cell>
              <table:table-cell office:value-type="float" office:value="0.953685">
                <text:p>0.953685</text:p>
              </table:table-cell>
              <table:table-cell office:value-type="float" office:value="0.953685">
                <text:p>0.953685</text:p>
              </table:table-cell>
              <table:table-cell office:value-type="float" office:value="0.963427">
                <text:p>0.963427</text:p>
              </table:table-cell>
              <table:table-cell office:value-type="float" office:value="0.96519">
                <text:p>0.96519</text:p>
              </table:table-cell>
              <table:table-cell office:value-type="float" office:value="0.96519">
                <text:p>0.96519</text:p>
              </table:table-cell>
              <table:table-cell office:value-type="float" office:value="0.971988">
                <text:p>0.971988</text:p>
              </table:table-cell>
              <table:table-cell office:value-type="float" office:value="0.970509">
                <text:p>0.970509</text:p>
              </table:table-cell>
              <table:table-cell office:value-type="float" office:value="0.970509">
                <text:p>0.970509</text:p>
              </table:table-cell>
              <table:table-cell office:value-type="float" office:value="0.958713">
                <text:p>0.958713</text:p>
              </table:table-cell>
              <table:table-cell office:value-type="float" office:value="0.974715">
                <text:p>0.974715</text:p>
              </table:table-cell>
              <table:table-cell office:value-type="float" office:value="0.963293">
                <text:p>0.963293</text:p>
              </table:table-cell>
              <table:table-cell office:value-type="float" office:value="0.963293">
                <text:p>0.963293</text:p>
              </table:table-cell>
              <table:table-cell office:value-type="float" office:value="0.957271">
                <text:p>0.957271</text:p>
              </table:table-cell>
              <table:table-cell office:value-type="float" office:value="0.955902">
                <text:p>0.955902</text:p>
              </table:table-cell>
              <table:table-cell office:value-type="float" office:value="0.955902">
                <text:p>0.955902</text:p>
              </table:table-cell>
              <table:table-cell office:value-type="float" office:value="0.960696">
                <text:p>0.960696</text:p>
              </table:table-cell>
              <table:table-cell office:value-type="float" office:value="0.960696">
                <text:p>0.960696</text:p>
              </table:table-cell>
              <table:table-cell office:value-type="float" office:value="0.952821">
                <text:p>0.952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58213">
                <text:p>0.958213</text:p>
              </table:table-cell>
              <table:table-cell office:value-type="float" office:value="0.963202">
                <text:p>0.963202</text:p>
              </table:table-cell>
              <table:table-cell office:value-type="float" office:value="0.955435">
                <text:p>0.955435</text:p>
              </table:table-cell>
              <table:table-cell office:value-type="float" office:value="0.955435">
                <text:p>0.955435</text:p>
              </table:table-cell>
              <table:table-cell office:value-type="float" office:value="0.957504">
                <text:p>0.957504</text:p>
              </table:table-cell>
              <table:table-cell office:value-type="float" office:value="0.957504">
                <text:p>0.957504</text:p>
              </table:table-cell>
              <table:table-cell office:value-type="float" office:value="0.95378">
                <text:p>0.95378</text:p>
              </table:table-cell>
              <table:table-cell office:value-type="float" office:value="0.963978">
                <text:p>0.963978</text:p>
              </table:table-cell>
              <table:table-cell office:value-type="float" office:value="0.963978">
                <text:p>0.963978</text:p>
              </table:table-cell>
              <table:table-cell office:value-type="float" office:value="0.954544">
                <text:p>0.954544</text:p>
              </table:table-cell>
              <table:table-cell office:value-type="float" office:value="0.961205">
                <text:p>0.961205</text:p>
              </table:table-cell>
              <table:table-cell office:value-type="float" office:value="0.961205">
                <text:p>0.961205</text:p>
              </table:table-cell>
              <table:table-cell office:value-type="float" office:value="0.953543">
                <text:p>0.953543</text:p>
              </table:table-cell>
              <table:table-cell office:value-type="float" office:value="0.953543">
                <text:p>0.953543</text:p>
              </table:table-cell>
              <table:table-cell office:value-type="float" office:value="0.962015">
                <text:p>0.962015</text:p>
              </table:table-cell>
              <table:table-cell office:value-type="float" office:value="0.966734">
                <text:p>0.966734</text:p>
              </table:table-cell>
              <table:table-cell office:value-type="float" office:value="0.966734">
                <text:p>0.966734</text:p>
              </table:table-cell>
              <table:table-cell office:value-type="float" office:value="0.970748">
                <text:p>0.970748</text:p>
              </table:table-cell>
              <table:table-cell office:value-type="float" office:value="0.971081">
                <text:p>0.971081</text:p>
              </table:table-cell>
              <table:table-cell office:value-type="float" office:value="0.971081">
                <text:p>0.971081</text:p>
              </table:table-cell>
              <table:table-cell office:value-type="float" office:value="0.957777">
                <text:p>0.957777</text:p>
              </table:table-cell>
              <table:table-cell office:value-type="float" office:value="0.974627">
                <text:p>0.974627</text:p>
              </table:table-cell>
              <table:table-cell office:value-type="float" office:value="0.963014">
                <text:p>0.963014</text:p>
              </table:table-cell>
              <table:table-cell office:value-type="float" office:value="0.963014">
                <text:p>0.963014</text:p>
              </table:table-cell>
              <table:table-cell office:value-type="float" office:value="0.956074">
                <text:p>0.956074</text:p>
              </table:table-cell>
              <table:table-cell office:value-type="float" office:value="0.955699">
                <text:p>0.955699</text:p>
              </table:table-cell>
              <table:table-cell office:value-type="float" office:value="0.955699">
                <text:p>0.955699</text:p>
              </table:table-cell>
              <table:table-cell office:value-type="float" office:value="0.961355">
                <text:p>0.961355</text:p>
              </table:table-cell>
              <table:table-cell office:value-type="float" office:value="0.961355">
                <text:p>0.961355</text:p>
              </table:table-cell>
              <table:table-cell office:value-type="float" office:value="0.952927">
                <text:p>0.9529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57254">
                <text:p>0.957254</text:p>
              </table:table-cell>
              <table:table-cell office:value-type="float" office:value="0.961816">
                <text:p>0.961816</text:p>
              </table:table-cell>
              <table:table-cell office:value-type="float" office:value="0.955995">
                <text:p>0.955995</text:p>
              </table:table-cell>
              <table:table-cell office:value-type="float" office:value="0.955995">
                <text:p>0.955995</text:p>
              </table:table-cell>
              <table:table-cell office:value-type="float" office:value="0.957431">
                <text:p>0.957431</text:p>
              </table:table-cell>
              <table:table-cell office:value-type="float" office:value="0.957431">
                <text:p>0.957431</text:p>
              </table:table-cell>
              <table:table-cell office:value-type="float" office:value="0.954273">
                <text:p>0.954273</text:p>
              </table:table-cell>
              <table:table-cell office:value-type="float" office:value="0.96369">
                <text:p>0.96369</text:p>
              </table:table-cell>
              <table:table-cell office:value-type="float" office:value="0.96369">
                <text:p>0.96369</text:p>
              </table:table-cell>
              <table:table-cell office:value-type="float" office:value="0.955641">
                <text:p>0.955641</text:p>
              </table:table-cell>
              <table:table-cell office:value-type="float" office:value="0.960641">
                <text:p>0.960641</text:p>
              </table:table-cell>
              <table:table-cell office:value-type="float" office:value="0.960641">
                <text:p>0.960641</text:p>
              </table:table-cell>
              <table:table-cell office:value-type="float" office:value="0.953802">
                <text:p>0.953802</text:p>
              </table:table-cell>
              <table:table-cell office:value-type="float" office:value="0.953802">
                <text:p>0.953802</text:p>
              </table:table-cell>
              <table:table-cell office:value-type="float" office:value="0.962573">
                <text:p>0.962573</text:p>
              </table:table-cell>
              <table:table-cell office:value-type="float" office:value="0.964757">
                <text:p>0.964757</text:p>
              </table:table-cell>
              <table:table-cell office:value-type="float" office:value="0.964757">
                <text:p>0.964757</text:p>
              </table:table-cell>
              <table:table-cell office:value-type="float" office:value="0.97126">
                <text:p>0.97126</text:p>
              </table:table-cell>
              <table:table-cell office:value-type="float" office:value="0.972063">
                <text:p>0.972063</text:p>
              </table:table-cell>
              <table:table-cell office:value-type="float" office:value="0.972063">
                <text:p>0.972063</text:p>
              </table:table-cell>
              <table:table-cell office:value-type="float" office:value="0.959023">
                <text:p>0.959023</text:p>
              </table:table-cell>
              <table:table-cell office:value-type="float" office:value="0.974808">
                <text:p>0.974808</text:p>
              </table:table-cell>
              <table:table-cell office:value-type="float" office:value="0.962776">
                <text:p>0.962776</text:p>
              </table:table-cell>
              <table:table-cell office:value-type="float" office:value="0.962776">
                <text:p>0.962776</text:p>
              </table:table-cell>
              <table:table-cell office:value-type="float" office:value="0.956826">
                <text:p>0.956826</text:p>
              </table:table-cell>
              <table:table-cell office:value-type="float" office:value="0.957828">
                <text:p>0.957828</text:p>
              </table:table-cell>
              <table:table-cell office:value-type="float" office:value="0.957828">
                <text:p>0.957828</text:p>
              </table:table-cell>
              <table:table-cell office:value-type="float" office:value="0.961681">
                <text:p>0.961681</text:p>
              </table:table-cell>
              <table:table-cell office:value-type="float" office:value="0.961681">
                <text:p>0.961681</text:p>
              </table:table-cell>
              <table:table-cell office:value-type="float" office:value="0.952116">
                <text:p>0.952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57655">
                <text:p>0.957655</text:p>
              </table:table-cell>
              <table:table-cell office:value-type="float" office:value="0.96309">
                <text:p>0.96309</text:p>
              </table:table-cell>
              <table:table-cell office:value-type="float" office:value="0.956092">
                <text:p>0.956092</text:p>
              </table:table-cell>
              <table:table-cell office:value-type="float" office:value="0.956092">
                <text:p>0.956092</text:p>
              </table:table-cell>
              <table:table-cell office:value-type="float" office:value="0.956072">
                <text:p>0.956072</text:p>
              </table:table-cell>
              <table:table-cell office:value-type="float" office:value="0.956072">
                <text:p>0.956072</text:p>
              </table:table-cell>
              <table:table-cell office:value-type="float" office:value="0.953248">
                <text:p>0.953248</text:p>
              </table:table-cell>
              <table:table-cell office:value-type="float" office:value="0.964798">
                <text:p>0.964798</text:p>
              </table:table-cell>
              <table:table-cell office:value-type="float" office:value="0.964798">
                <text:p>0.964798</text:p>
              </table:table-cell>
              <table:table-cell office:value-type="float" office:value="0.956488">
                <text:p>0.956488</text:p>
              </table:table-cell>
              <table:table-cell office:value-type="float" office:value="0.96085">
                <text:p>0.96085</text:p>
              </table:table-cell>
              <table:table-cell office:value-type="float" office:value="0.96085">
                <text:p>0.96085</text:p>
              </table:table-cell>
              <table:table-cell office:value-type="float" office:value="0.953057">
                <text:p>0.953057</text:p>
              </table:table-cell>
              <table:table-cell office:value-type="float" office:value="0.953057">
                <text:p>0.953057</text:p>
              </table:table-cell>
              <table:table-cell office:value-type="float" office:value="0.962575">
                <text:p>0.962575</text:p>
              </table:table-cell>
              <table:table-cell office:value-type="float" office:value="0.965879">
                <text:p>0.965879</text:p>
              </table:table-cell>
              <table:table-cell office:value-type="float" office:value="0.965879">
                <text:p>0.965879</text:p>
              </table:table-cell>
              <table:table-cell office:value-type="float" office:value="0.970655">
                <text:p>0.970655</text:p>
              </table:table-cell>
              <table:table-cell office:value-type="float" office:value="0.972763">
                <text:p>0.972763</text:p>
              </table:table-cell>
              <table:table-cell office:value-type="float" office:value="0.972763">
                <text:p>0.972763</text:p>
              </table:table-cell>
              <table:table-cell office:value-type="float" office:value="0.959193">
                <text:p>0.959193</text:p>
              </table:table-cell>
              <table:table-cell office:value-type="float" office:value="0.974721">
                <text:p>0.974721</text:p>
              </table:table-cell>
              <table:table-cell office:value-type="float" office:value="0.961387">
                <text:p>0.961387</text:p>
              </table:table-cell>
              <table:table-cell office:value-type="float" office:value="0.961387">
                <text:p>0.961387</text:p>
              </table:table-cell>
              <table:table-cell office:value-type="float" office:value="0.956491">
                <text:p>0.956491</text:p>
              </table:table-cell>
              <table:table-cell office:value-type="float" office:value="0.958448">
                <text:p>0.958448</text:p>
              </table:table-cell>
              <table:table-cell office:value-type="float" office:value="0.958448">
                <text:p>0.958448</text:p>
              </table:table-cell>
              <table:table-cell office:value-type="float" office:value="0.961553">
                <text:p>0.961553</text:p>
              </table:table-cell>
              <table:table-cell office:value-type="float" office:value="0.961553">
                <text:p>0.961553</text:p>
              </table:table-cell>
              <table:table-cell office:value-type="float" office:value="0.951238">
                <text:p>0.951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5776">
                <text:p>0.95776</text:p>
              </table:table-cell>
              <table:table-cell office:value-type="float" office:value="0.964057">
                <text:p>0.964057</text:p>
              </table:table-cell>
              <table:table-cell office:value-type="float" office:value="0.955475">
                <text:p>0.955475</text:p>
              </table:table-cell>
              <table:table-cell office:value-type="float" office:value="0.955475">
                <text:p>0.955475</text:p>
              </table:table-cell>
              <table:table-cell office:value-type="float" office:value="0.955954">
                <text:p>0.955954</text:p>
              </table:table-cell>
              <table:table-cell office:value-type="float" office:value="0.955954">
                <text:p>0.955954</text:p>
              </table:table-cell>
              <table:table-cell office:value-type="float" office:value="0.952922">
                <text:p>0.952922</text:p>
              </table:table-cell>
              <table:table-cell office:value-type="float" office:value="0.964372">
                <text:p>0.964372</text:p>
              </table:table-cell>
              <table:table-cell office:value-type="float" office:value="0.964372">
                <text:p>0.964372</text:p>
              </table:table-cell>
              <table:table-cell office:value-type="float" office:value="0.957496">
                <text:p>0.957496</text:p>
              </table:table-cell>
              <table:table-cell office:value-type="float" office:value="0.959926">
                <text:p>0.959926</text:p>
              </table:table-cell>
              <table:table-cell office:value-type="float" office:value="0.959926">
                <text:p>0.959926</text:p>
              </table:table-cell>
              <table:table-cell office:value-type="float" office:value="0.953516">
                <text:p>0.953516</text:p>
              </table:table-cell>
              <table:table-cell office:value-type="float" office:value="0.953516">
                <text:p>0.953516</text:p>
              </table:table-cell>
              <table:table-cell office:value-type="float" office:value="0.961676">
                <text:p>0.961676</text:p>
              </table:table-cell>
              <table:table-cell office:value-type="float" office:value="0.965984">
                <text:p>0.965984</text:p>
              </table:table-cell>
              <table:table-cell office:value-type="float" office:value="0.965984">
                <text:p>0.965984</text:p>
              </table:table-cell>
              <table:table-cell office:value-type="float" office:value="0.969565">
                <text:p>0.969565</text:p>
              </table:table-cell>
              <table:table-cell office:value-type="float" office:value="0.972692">
                <text:p>0.972692</text:p>
              </table:table-cell>
              <table:table-cell office:value-type="float" office:value="0.972692">
                <text:p>0.972692</text:p>
              </table:table-cell>
              <table:table-cell office:value-type="float" office:value="0.959372">
                <text:p>0.959372</text:p>
              </table:table-cell>
              <table:table-cell office:value-type="float" office:value="0.976519">
                <text:p>0.976519</text:p>
              </table:table-cell>
              <table:table-cell office:value-type="float" office:value="0.961423">
                <text:p>0.961423</text:p>
              </table:table-cell>
              <table:table-cell office:value-type="float" office:value="0.961423">
                <text:p>0.961423</text:p>
              </table:table-cell>
              <table:table-cell office:value-type="float" office:value="0.957603">
                <text:p>0.957603</text:p>
              </table:table-cell>
              <table:table-cell office:value-type="float" office:value="0.959183">
                <text:p>0.959183</text:p>
              </table:table-cell>
              <table:table-cell office:value-type="float" office:value="0.959183">
                <text:p>0.959183</text:p>
              </table:table-cell>
              <table:table-cell office:value-type="float" office:value="0.961067">
                <text:p>0.961067</text:p>
              </table:table-cell>
              <table:table-cell office:value-type="float" office:value="0.961067">
                <text:p>0.961067</text:p>
              </table:table-cell>
              <table:table-cell office:value-type="float" office:value="0.950481">
                <text:p>0.950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58484">
                <text:p>0.958484</text:p>
              </table:table-cell>
              <table:table-cell office:value-type="float" office:value="0.963977">
                <text:p>0.963977</text:p>
              </table:table-cell>
              <table:table-cell office:value-type="float" office:value="0.956578">
                <text:p>0.956578</text:p>
              </table:table-cell>
              <table:table-cell office:value-type="float" office:value="0.956578">
                <text:p>0.956578</text:p>
              </table:table-cell>
              <table:table-cell office:value-type="float" office:value="0.95615">
                <text:p>0.95615</text:p>
              </table:table-cell>
              <table:table-cell office:value-type="float" office:value="0.95615">
                <text:p>0.95615</text:p>
              </table:table-cell>
              <table:table-cell office:value-type="float" office:value="0.954136">
                <text:p>0.954136</text:p>
              </table:table-cell>
              <table:table-cell office:value-type="float" office:value="0.964159">
                <text:p>0.964159</text:p>
              </table:table-cell>
              <table:table-cell office:value-type="float" office:value="0.964159">
                <text:p>0.964159</text:p>
              </table:table-cell>
              <table:table-cell office:value-type="float" office:value="0.95726">
                <text:p>0.95726</text:p>
              </table:table-cell>
              <table:table-cell office:value-type="float" office:value="0.960711">
                <text:p>0.960711</text:p>
              </table:table-cell>
              <table:table-cell office:value-type="float" office:value="0.960711">
                <text:p>0.960711</text:p>
              </table:table-cell>
              <table:table-cell office:value-type="float" office:value="0.952266">
                <text:p>0.952266</text:p>
              </table:table-cell>
              <table:table-cell office:value-type="float" office:value="0.952266">
                <text:p>0.952266</text:p>
              </table:table-cell>
              <table:table-cell office:value-type="float" office:value="0.96218">
                <text:p>0.96218</text:p>
              </table:table-cell>
              <table:table-cell office:value-type="float" office:value="0.967324">
                <text:p>0.967324</text:p>
              </table:table-cell>
              <table:table-cell office:value-type="float" office:value="0.967324">
                <text:p>0.967324</text:p>
              </table:table-cell>
              <table:table-cell office:value-type="float" office:value="0.970617">
                <text:p>0.970617</text:p>
              </table:table-cell>
              <table:table-cell office:value-type="float" office:value="0.972362">
                <text:p>0.972362</text:p>
              </table:table-cell>
              <table:table-cell office:value-type="float" office:value="0.972362">
                <text:p>0.972362</text:p>
              </table:table-cell>
              <table:table-cell office:value-type="float" office:value="0.958131">
                <text:p>0.958131</text:p>
              </table:table-cell>
              <table:table-cell office:value-type="float" office:value="0.975599">
                <text:p>0.975599</text:p>
              </table:table-cell>
              <table:table-cell office:value-type="float" office:value="0.96082">
                <text:p>0.96082</text:p>
              </table:table-cell>
              <table:table-cell office:value-type="float" office:value="0.96082">
                <text:p>0.96082</text:p>
              </table:table-cell>
              <table:table-cell office:value-type="float" office:value="0.958001">
                <text:p>0.958001</text:p>
              </table:table-cell>
              <table:table-cell office:value-type="float" office:value="0.959573">
                <text:p>0.959573</text:p>
              </table:table-cell>
              <table:table-cell office:value-type="float" office:value="0.959573">
                <text:p>0.959573</text:p>
              </table:table-cell>
              <table:table-cell office:value-type="float" office:value="0.960697">
                <text:p>0.960697</text:p>
              </table:table-cell>
              <table:table-cell office:value-type="float" office:value="0.960697">
                <text:p>0.960697</text:p>
              </table:table-cell>
              <table:table-cell office:value-type="float" office:value="0.950764">
                <text:p>0.9507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58464">
                <text:p>0.958464</text:p>
              </table:table-cell>
              <table:table-cell office:value-type="float" office:value="0.965221">
                <text:p>0.965221</text:p>
              </table:table-cell>
              <table:table-cell office:value-type="float" office:value="0.956313">
                <text:p>0.956313</text:p>
              </table:table-cell>
              <table:table-cell office:value-type="float" office:value="0.956313">
                <text:p>0.956313</text:p>
              </table:table-cell>
              <table:table-cell office:value-type="float" office:value="0.955538">
                <text:p>0.955538</text:p>
              </table:table-cell>
              <table:table-cell office:value-type="float" office:value="0.955538">
                <text:p>0.955538</text:p>
              </table:table-cell>
              <table:table-cell office:value-type="float" office:value="0.954379">
                <text:p>0.954379</text:p>
              </table:table-cell>
              <table:table-cell office:value-type="float" office:value="0.964371">
                <text:p>0.964371</text:p>
              </table:table-cell>
              <table:table-cell office:value-type="float" office:value="0.964371">
                <text:p>0.964371</text:p>
              </table:table-cell>
              <table:table-cell office:value-type="float" office:value="0.957439">
                <text:p>0.957439</text:p>
              </table:table-cell>
              <table:table-cell office:value-type="float" office:value="0.960197">
                <text:p>0.960197</text:p>
              </table:table-cell>
              <table:table-cell office:value-type="float" office:value="0.960197">
                <text:p>0.960197</text:p>
              </table:table-cell>
              <table:table-cell office:value-type="float" office:value="0.951976">
                <text:p>0.951976</text:p>
              </table:table-cell>
              <table:table-cell office:value-type="float" office:value="0.951976">
                <text:p>0.951976</text:p>
              </table:table-cell>
              <table:table-cell office:value-type="float" office:value="0.96249">
                <text:p>0.96249</text:p>
              </table:table-cell>
              <table:table-cell office:value-type="float" office:value="0.968093">
                <text:p>0.968093</text:p>
              </table:table-cell>
              <table:table-cell office:value-type="float" office:value="0.968093">
                <text:p>0.968093</text:p>
              </table:table-cell>
              <table:table-cell office:value-type="float" office:value="0.971347">
                <text:p>0.971347</text:p>
              </table:table-cell>
              <table:table-cell office:value-type="float" office:value="0.971435">
                <text:p>0.971435</text:p>
              </table:table-cell>
              <table:table-cell office:value-type="float" office:value="0.971435">
                <text:p>0.971435</text:p>
              </table:table-cell>
              <table:table-cell office:value-type="float" office:value="0.958074">
                <text:p>0.958074</text:p>
              </table:table-cell>
              <table:table-cell office:value-type="float" office:value="0.975111">
                <text:p>0.975111</text:p>
              </table:table-cell>
              <table:table-cell office:value-type="float" office:value="0.961381">
                <text:p>0.961381</text:p>
              </table:table-cell>
              <table:table-cell office:value-type="float" office:value="0.961381">
                <text:p>0.961381</text:p>
              </table:table-cell>
              <table:table-cell office:value-type="float" office:value="0.958027">
                <text:p>0.958027</text:p>
              </table:table-cell>
              <table:table-cell office:value-type="float" office:value="0.960607">
                <text:p>0.960607</text:p>
              </table:table-cell>
              <table:table-cell office:value-type="float" office:value="0.960607">
                <text:p>0.960607</text:p>
              </table:table-cell>
              <table:table-cell office:value-type="float" office:value="0.961222">
                <text:p>0.961222</text:p>
              </table:table-cell>
              <table:table-cell office:value-type="float" office:value="0.961222">
                <text:p>0.961222</text:p>
              </table:table-cell>
              <table:table-cell office:value-type="float" office:value="0.951928">
                <text:p>0.9519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8575">
                <text:p>0.958575</text:p>
              </table:table-cell>
              <table:table-cell office:value-type="float" office:value="0.964746">
                <text:p>0.964746</text:p>
              </table:table-cell>
              <table:table-cell office:value-type="float" office:value="0.955382">
                <text:p>0.955382</text:p>
              </table:table-cell>
              <table:table-cell office:value-type="float" office:value="0.955382">
                <text:p>0.955382</text:p>
              </table:table-cell>
              <table:table-cell office:value-type="float" office:value="0.955725">
                <text:p>0.955725</text:p>
              </table:table-cell>
              <table:table-cell office:value-type="float" office:value="0.955725">
                <text:p>0.955725</text:p>
              </table:table-cell>
              <table:table-cell office:value-type="float" office:value="0.955552">
                <text:p>0.955552</text:p>
              </table:table-cell>
              <table:table-cell office:value-type="float" office:value="0.963583">
                <text:p>0.963583</text:p>
              </table:table-cell>
              <table:table-cell office:value-type="float" office:value="0.963583">
                <text:p>0.963583</text:p>
              </table:table-cell>
              <table:table-cell office:value-type="float" office:value="0.95686">
                <text:p>0.95686</text:p>
              </table:table-cell>
              <table:table-cell office:value-type="float" office:value="0.960573">
                <text:p>0.960573</text:p>
              </table:table-cell>
              <table:table-cell office:value-type="float" office:value="0.960573">
                <text:p>0.960573</text:p>
              </table:table-cell>
              <table:table-cell office:value-type="float" office:value="0.95145">
                <text:p>0.95145</text:p>
              </table:table-cell>
              <table:table-cell office:value-type="float" office:value="0.95145">
                <text:p>0.95145</text:p>
              </table:table-cell>
              <table:table-cell office:value-type="float" office:value="0.962181">
                <text:p>0.962181</text:p>
              </table:table-cell>
              <table:table-cell office:value-type="float" office:value="0.969029">
                <text:p>0.969029</text:p>
              </table:table-cell>
              <table:table-cell office:value-type="float" office:value="0.969029">
                <text:p>0.969029</text:p>
              </table:table-cell>
              <table:table-cell office:value-type="float" office:value="0.970351">
                <text:p>0.970351</text:p>
              </table:table-cell>
              <table:table-cell office:value-type="float" office:value="0.970599">
                <text:p>0.970599</text:p>
              </table:table-cell>
              <table:table-cell office:value-type="float" office:value="0.970599">
                <text:p>0.970599</text:p>
              </table:table-cell>
              <table:table-cell office:value-type="float" office:value="0.95744">
                <text:p>0.95744</text:p>
              </table:table-cell>
              <table:table-cell office:value-type="float" office:value="0.975648">
                <text:p>0.975648</text:p>
              </table:table-cell>
              <table:table-cell office:value-type="float" office:value="0.961493">
                <text:p>0.961493</text:p>
              </table:table-cell>
              <table:table-cell office:value-type="float" office:value="0.961493">
                <text:p>0.961493</text:p>
              </table:table-cell>
              <table:table-cell office:value-type="float" office:value="0.956188">
                <text:p>0.956188</text:p>
              </table:table-cell>
              <table:table-cell office:value-type="float" office:value="0.961198">
                <text:p>0.961198</text:p>
              </table:table-cell>
              <table:table-cell office:value-type="float" office:value="0.961198">
                <text:p>0.961198</text:p>
              </table:table-cell>
              <table:table-cell office:value-type="float" office:value="0.960564">
                <text:p>0.960564</text:p>
              </table:table-cell>
              <table:table-cell office:value-type="float" office:value="0.960564">
                <text:p>0.960564</text:p>
              </table:table-cell>
              <table:table-cell office:value-type="float" office:value="0.952514">
                <text:p>0.9525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58723">
                <text:p>0.958723</text:p>
              </table:table-cell>
              <table:table-cell office:value-type="float" office:value="0.964727">
                <text:p>0.964727</text:p>
              </table:table-cell>
              <table:table-cell office:value-type="float" office:value="0.955323">
                <text:p>0.955323</text:p>
              </table:table-cell>
              <table:table-cell office:value-type="float" office:value="0.955323">
                <text:p>0.955323</text:p>
              </table:table-cell>
              <table:table-cell office:value-type="float" office:value="0.955256">
                <text:p>0.955256</text:p>
              </table:table-cell>
              <table:table-cell office:value-type="float" office:value="0.955256">
                <text:p>0.955256</text:p>
              </table:table-cell>
              <table:table-cell office:value-type="float" office:value="0.955422">
                <text:p>0.955422</text:p>
              </table:table-cell>
              <table:table-cell office:value-type="float" office:value="0.962538">
                <text:p>0.962538</text:p>
              </table:table-cell>
              <table:table-cell office:value-type="float" office:value="0.962538">
                <text:p>0.962538</text:p>
              </table:table-cell>
              <table:table-cell office:value-type="float" office:value="0.956227">
                <text:p>0.956227</text:p>
              </table:table-cell>
              <table:table-cell office:value-type="float" office:value="0.961487">
                <text:p>0.961487</text:p>
              </table:table-cell>
              <table:table-cell office:value-type="float" office:value="0.961487">
                <text:p>0.961487</text:p>
              </table:table-cell>
              <table:table-cell office:value-type="float" office:value="0.953229">
                <text:p>0.953229</text:p>
              </table:table-cell>
              <table:table-cell office:value-type="float" office:value="0.953229">
                <text:p>0.953229</text:p>
              </table:table-cell>
              <table:table-cell office:value-type="float" office:value="0.962194">
                <text:p>0.962194</text:p>
              </table:table-cell>
              <table:table-cell office:value-type="float" office:value="0.968486">
                <text:p>0.968486</text:p>
              </table:table-cell>
              <table:table-cell office:value-type="float" office:value="0.968486">
                <text:p>0.968486</text:p>
              </table:table-cell>
              <table:table-cell office:value-type="float" office:value="0.970765">
                <text:p>0.970765</text:p>
              </table:table-cell>
              <table:table-cell office:value-type="float" office:value="0.970793">
                <text:p>0.970793</text:p>
              </table:table-cell>
              <table:table-cell office:value-type="float" office:value="0.970793">
                <text:p>0.970793</text:p>
              </table:table-cell>
              <table:table-cell office:value-type="float" office:value="0.958366">
                <text:p>0.958366</text:p>
              </table:table-cell>
              <table:table-cell office:value-type="float" office:value="0.97493">
                <text:p>0.97493</text:p>
              </table:table-cell>
              <table:table-cell office:value-type="float" office:value="0.960787">
                <text:p>0.960787</text:p>
              </table:table-cell>
              <table:table-cell office:value-type="float" office:value="0.960787">
                <text:p>0.960787</text:p>
              </table:table-cell>
              <table:table-cell office:value-type="float" office:value="0.956107">
                <text:p>0.956107</text:p>
              </table:table-cell>
              <table:table-cell office:value-type="float" office:value="0.961133">
                <text:p>0.961133</text:p>
              </table:table-cell>
              <table:table-cell office:value-type="float" office:value="0.961133">
                <text:p>0.961133</text:p>
              </table:table-cell>
              <table:table-cell office:value-type="float" office:value="0.961192">
                <text:p>0.961192</text:p>
              </table:table-cell>
              <table:table-cell office:value-type="float" office:value="0.961192">
                <text:p>0.961192</text:p>
              </table:table-cell>
              <table:table-cell office:value-type="float" office:value="0.953363">
                <text:p>0.953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0488">
                <text:p>0.960488</text:p>
              </table:table-cell>
              <table:table-cell office:value-type="float" office:value="0.965181">
                <text:p>0.965181</text:p>
              </table:table-cell>
              <table:table-cell office:value-type="float" office:value="0.955035">
                <text:p>0.955035</text:p>
              </table:table-cell>
              <table:table-cell office:value-type="float" office:value="0.955035">
                <text:p>0.955035</text:p>
              </table:table-cell>
              <table:table-cell office:value-type="float" office:value="0.955837">
                <text:p>0.955837</text:p>
              </table:table-cell>
              <table:table-cell office:value-type="float" office:value="0.955837">
                <text:p>0.955837</text:p>
              </table:table-cell>
              <table:table-cell office:value-type="float" office:value="0.955383">
                <text:p>0.955383</text:p>
              </table:table-cell>
              <table:table-cell office:value-type="float" office:value="0.962868">
                <text:p>0.962868</text:p>
              </table:table-cell>
              <table:table-cell office:value-type="float" office:value="0.962868">
                <text:p>0.962868</text:p>
              </table:table-cell>
              <table:table-cell office:value-type="float" office:value="0.955243">
                <text:p>0.955243</text:p>
              </table:table-cell>
              <table:table-cell office:value-type="float" office:value="0.960203">
                <text:p>0.960203</text:p>
              </table:table-cell>
              <table:table-cell office:value-type="float" office:value="0.960203">
                <text:p>0.960203</text:p>
              </table:table-cell>
              <table:table-cell office:value-type="float" office:value="0.954028">
                <text:p>0.954028</text:p>
              </table:table-cell>
              <table:table-cell office:value-type="float" office:value="0.954028">
                <text:p>0.954028</text:p>
              </table:table-cell>
              <table:table-cell office:value-type="float" office:value="0.96221">
                <text:p>0.96221</text:p>
              </table:table-cell>
              <table:table-cell office:value-type="float" office:value="0.967983">
                <text:p>0.967983</text:p>
              </table:table-cell>
              <table:table-cell office:value-type="float" office:value="0.967983">
                <text:p>0.967983</text:p>
              </table:table-cell>
              <table:table-cell office:value-type="float" office:value="0.970836">
                <text:p>0.970836</text:p>
              </table:table-cell>
              <table:table-cell office:value-type="float" office:value="0.970842">
                <text:p>0.970842</text:p>
              </table:table-cell>
              <table:table-cell office:value-type="float" office:value="0.970842">
                <text:p>0.970842</text:p>
              </table:table-cell>
              <table:table-cell office:value-type="float" office:value="0.958376">
                <text:p>0.958376</text:p>
              </table:table-cell>
              <table:table-cell office:value-type="float" office:value="0.973865">
                <text:p>0.973865</text:p>
              </table:table-cell>
              <table:table-cell office:value-type="float" office:value="0.961302">
                <text:p>0.961302</text:p>
              </table:table-cell>
              <table:table-cell office:value-type="float" office:value="0.961302">
                <text:p>0.961302</text:p>
              </table:table-cell>
              <table:table-cell office:value-type="float" office:value="0.956118">
                <text:p>0.956118</text:p>
              </table:table-cell>
              <table:table-cell office:value-type="float" office:value="0.961712">
                <text:p>0.961712</text:p>
              </table:table-cell>
              <table:table-cell office:value-type="float" office:value="0.961712">
                <text:p>0.961712</text:p>
              </table:table-cell>
              <table:table-cell office:value-type="float" office:value="0.960316">
                <text:p>0.960316</text:p>
              </table:table-cell>
              <table:table-cell office:value-type="float" office:value="0.960316">
                <text:p>0.960316</text:p>
              </table:table-cell>
              <table:table-cell office:value-type="float" office:value="0.953306">
                <text:p>0.953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59322">
                <text:p>0.959322</text:p>
              </table:table-cell>
              <table:table-cell office:value-type="float" office:value="0.965022">
                <text:p>0.965022</text:p>
              </table:table-cell>
              <table:table-cell office:value-type="float" office:value="0.954803">
                <text:p>0.954803</text:p>
              </table:table-cell>
              <table:table-cell office:value-type="float" office:value="0.954803">
                <text:p>0.954803</text:p>
              </table:table-cell>
              <table:table-cell office:value-type="float" office:value="0.955376">
                <text:p>0.955376</text:p>
              </table:table-cell>
              <table:table-cell office:value-type="float" office:value="0.955376">
                <text:p>0.955376</text:p>
              </table:table-cell>
              <table:table-cell office:value-type="float" office:value="0.955175">
                <text:p>0.955175</text:p>
              </table:table-cell>
              <table:table-cell office:value-type="float" office:value="0.963321">
                <text:p>0.963321</text:p>
              </table:table-cell>
              <table:table-cell office:value-type="float" office:value="0.963321">
                <text:p>0.963321</text:p>
              </table:table-cell>
              <table:table-cell office:value-type="float" office:value="0.956166">
                <text:p>0.956166</text:p>
              </table:table-cell>
              <table:table-cell office:value-type="float" office:value="0.959208">
                <text:p>0.959208</text:p>
              </table:table-cell>
              <table:table-cell office:value-type="float" office:value="0.959208">
                <text:p>0.959208</text:p>
              </table:table-cell>
              <table:table-cell office:value-type="float" office:value="0.953403">
                <text:p>0.953403</text:p>
              </table:table-cell>
              <table:table-cell office:value-type="float" office:value="0.953403">
                <text:p>0.953403</text:p>
              </table:table-cell>
              <table:table-cell office:value-type="float" office:value="0.961572">
                <text:p>0.961572</text:p>
              </table:table-cell>
              <table:table-cell office:value-type="float" office:value="0.967695">
                <text:p>0.967695</text:p>
              </table:table-cell>
              <table:table-cell office:value-type="float" office:value="0.967695">
                <text:p>0.967695</text:p>
              </table:table-cell>
              <table:table-cell office:value-type="float" office:value="0.96995">
                <text:p>0.96995</text:p>
              </table:table-cell>
              <table:table-cell office:value-type="float" office:value="0.970052">
                <text:p>0.970052</text:p>
              </table:table-cell>
              <table:table-cell office:value-type="float" office:value="0.970052">
                <text:p>0.970052</text:p>
              </table:table-cell>
              <table:table-cell office:value-type="float" office:value="0.958867">
                <text:p>0.958867</text:p>
              </table:table-cell>
              <table:table-cell office:value-type="float" office:value="0.974109">
                <text:p>0.974109</text:p>
              </table:table-cell>
              <table:table-cell office:value-type="float" office:value="0.961847">
                <text:p>0.961847</text:p>
              </table:table-cell>
              <table:table-cell office:value-type="float" office:value="0.961847">
                <text:p>0.961847</text:p>
              </table:table-cell>
              <table:table-cell office:value-type="float" office:value="0.956421">
                <text:p>0.956421</text:p>
              </table:table-cell>
              <table:table-cell office:value-type="float" office:value="0.961836">
                <text:p>0.961836</text:p>
              </table:table-cell>
              <table:table-cell office:value-type="float" office:value="0.961836">
                <text:p>0.961836</text:p>
              </table:table-cell>
              <table:table-cell office:value-type="float" office:value="0.959654">
                <text:p>0.959654</text:p>
              </table:table-cell>
              <table:table-cell office:value-type="float" office:value="0.959654">
                <text:p>0.959654</text:p>
              </table:table-cell>
              <table:table-cell office:value-type="float" office:value="0.952835">
                <text:p>0.9528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59246">
                <text:p>0.959246</text:p>
              </table:table-cell>
              <table:table-cell office:value-type="float" office:value="0.964349">
                <text:p>0.964349</text:p>
              </table:table-cell>
              <table:table-cell office:value-type="float" office:value="0.954903">
                <text:p>0.954903</text:p>
              </table:table-cell>
              <table:table-cell office:value-type="float" office:value="0.954903">
                <text:p>0.954903</text:p>
              </table:table-cell>
              <table:table-cell office:value-type="float" office:value="0.954902">
                <text:p>0.954902</text:p>
              </table:table-cell>
              <table:table-cell office:value-type="float" office:value="0.954902">
                <text:p>0.954902</text:p>
              </table:table-cell>
              <table:table-cell office:value-type="float" office:value="0.954595">
                <text:p>0.954595</text:p>
              </table:table-cell>
              <table:table-cell office:value-type="float" office:value="0.962862">
                <text:p>0.962862</text:p>
              </table:table-cell>
              <table:table-cell office:value-type="float" office:value="0.962862">
                <text:p>0.962862</text:p>
              </table:table-cell>
              <table:table-cell office:value-type="float" office:value="0.956343">
                <text:p>0.956343</text:p>
              </table:table-cell>
              <table:table-cell office:value-type="float" office:value="0.95909">
                <text:p>0.95909</text:p>
              </table:table-cell>
              <table:table-cell office:value-type="float" office:value="0.95909">
                <text:p>0.95909</text:p>
              </table:table-cell>
              <table:table-cell office:value-type="float" office:value="0.952778">
                <text:p>0.952778</text:p>
              </table:table-cell>
              <table:table-cell office:value-type="float" office:value="0.952778">
                <text:p>0.952778</text:p>
              </table:table-cell>
              <table:table-cell office:value-type="float" office:value="0.961109">
                <text:p>0.961109</text:p>
              </table:table-cell>
              <table:table-cell office:value-type="float" office:value="0.967351">
                <text:p>0.967351</text:p>
              </table:table-cell>
              <table:table-cell office:value-type="float" office:value="0.967351">
                <text:p>0.967351</text:p>
              </table:table-cell>
              <table:table-cell office:value-type="float" office:value="0.969301">
                <text:p>0.969301</text:p>
              </table:table-cell>
              <table:table-cell office:value-type="float" office:value="0.968384">
                <text:p>0.968384</text:p>
              </table:table-cell>
              <table:table-cell office:value-type="float" office:value="0.968384">
                <text:p>0.968384</text:p>
              </table:table-cell>
              <table:table-cell office:value-type="float" office:value="0.959769">
                <text:p>0.959769</text:p>
              </table:table-cell>
              <table:table-cell office:value-type="float" office:value="0.975355">
                <text:p>0.975355</text:p>
              </table:table-cell>
              <table:table-cell office:value-type="float" office:value="0.961634">
                <text:p>0.961634</text:p>
              </table:table-cell>
              <table:table-cell office:value-type="float" office:value="0.961634">
                <text:p>0.961634</text:p>
              </table:table-cell>
              <table:table-cell office:value-type="float" office:value="0.955872">
                <text:p>0.955872</text:p>
              </table:table-cell>
              <table:table-cell office:value-type="float" office:value="0.961922">
                <text:p>0.961922</text:p>
              </table:table-cell>
              <table:table-cell office:value-type="float" office:value="0.961922">
                <text:p>0.961922</text:p>
              </table:table-cell>
              <table:table-cell office:value-type="float" office:value="0.959629">
                <text:p>0.959629</text:p>
              </table:table-cell>
              <table:table-cell office:value-type="float" office:value="0.959629">
                <text:p>0.959629</text:p>
              </table:table-cell>
              <table:table-cell office:value-type="float" office:value="0.952005">
                <text:p>0.952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58485">
                <text:p>0.958485</text:p>
              </table:table-cell>
              <table:table-cell office:value-type="float" office:value="0.965525">
                <text:p>0.965525</text:p>
              </table:table-cell>
              <table:table-cell office:value-type="float" office:value="0.955024">
                <text:p>0.955024</text:p>
              </table:table-cell>
              <table:table-cell office:value-type="float" office:value="0.955024">
                <text:p>0.955024</text:p>
              </table:table-cell>
              <table:table-cell office:value-type="float" office:value="0.955595">
                <text:p>0.955595</text:p>
              </table:table-cell>
              <table:table-cell office:value-type="float" office:value="0.955595">
                <text:p>0.955595</text:p>
              </table:table-cell>
              <table:table-cell office:value-type="float" office:value="0.955473">
                <text:p>0.955473</text:p>
              </table:table-cell>
              <table:table-cell office:value-type="float" office:value="0.961966">
                <text:p>0.961966</text:p>
              </table:table-cell>
              <table:table-cell office:value-type="float" office:value="0.961966">
                <text:p>0.961966</text:p>
              </table:table-cell>
              <table:table-cell office:value-type="float" office:value="0.958297">
                <text:p>0.958297</text:p>
              </table:table-cell>
              <table:table-cell office:value-type="float" office:value="0.958056">
                <text:p>0.958056</text:p>
              </table:table-cell>
              <table:table-cell office:value-type="float" office:value="0.958056">
                <text:p>0.958056</text:p>
              </table:table-cell>
              <table:table-cell office:value-type="float" office:value="0.953985">
                <text:p>0.953985</text:p>
              </table:table-cell>
              <table:table-cell office:value-type="float" office:value="0.953985">
                <text:p>0.953985</text:p>
              </table:table-cell>
              <table:table-cell office:value-type="float" office:value="0.961942">
                <text:p>0.961942</text:p>
              </table:table-cell>
              <table:table-cell office:value-type="float" office:value="0.966525">
                <text:p>0.966525</text:p>
              </table:table-cell>
              <table:table-cell office:value-type="float" office:value="0.966525">
                <text:p>0.966525</text:p>
              </table:table-cell>
              <table:table-cell office:value-type="float" office:value="0.967899">
                <text:p>0.967899</text:p>
              </table:table-cell>
              <table:table-cell office:value-type="float" office:value="0.967832">
                <text:p>0.967832</text:p>
              </table:table-cell>
              <table:table-cell office:value-type="float" office:value="0.967832">
                <text:p>0.967832</text:p>
              </table:table-cell>
              <table:table-cell office:value-type="float" office:value="0.959603">
                <text:p>0.959603</text:p>
              </table:table-cell>
              <table:table-cell office:value-type="float" office:value="0.975642">
                <text:p>0.975642</text:p>
              </table:table-cell>
              <table:table-cell office:value-type="float" office:value="0.960926">
                <text:p>0.960926</text:p>
              </table:table-cell>
              <table:table-cell office:value-type="float" office:value="0.960926">
                <text:p>0.960926</text:p>
              </table:table-cell>
              <table:table-cell office:value-type="float" office:value="0.956629">
                <text:p>0.956629</text:p>
              </table:table-cell>
              <table:table-cell office:value-type="float" office:value="0.961119">
                <text:p>0.961119</text:p>
              </table:table-cell>
              <table:table-cell office:value-type="float" office:value="0.961119">
                <text:p>0.961119</text:p>
              </table:table-cell>
              <table:table-cell office:value-type="float" office:value="0.959542">
                <text:p>0.959542</text:p>
              </table:table-cell>
              <table:table-cell office:value-type="float" office:value="0.959542">
                <text:p>0.959542</text:p>
              </table:table-cell>
              <table:table-cell office:value-type="float" office:value="0.951155">
                <text:p>0.9511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7985">
                <text:p>0.957985</text:p>
              </table:table-cell>
              <table:table-cell office:value-type="float" office:value="0.96477">
                <text:p>0.96477</text:p>
              </table:table-cell>
              <table:table-cell office:value-type="float" office:value="0.953641">
                <text:p>0.953641</text:p>
              </table:table-cell>
              <table:table-cell office:value-type="float" office:value="0.953641">
                <text:p>0.953641</text:p>
              </table:table-cell>
              <table:table-cell office:value-type="float" office:value="0.956242">
                <text:p>0.956242</text:p>
              </table:table-cell>
              <table:table-cell office:value-type="float" office:value="0.956242">
                <text:p>0.956242</text:p>
              </table:table-cell>
              <table:table-cell office:value-type="float" office:value="0.955597">
                <text:p>0.955597</text:p>
              </table:table-cell>
              <table:table-cell office:value-type="float" office:value="0.962481">
                <text:p>0.962481</text:p>
              </table:table-cell>
              <table:table-cell office:value-type="float" office:value="0.962481">
                <text:p>0.962481</text:p>
              </table:table-cell>
              <table:table-cell office:value-type="float" office:value="0.958432">
                <text:p>0.958432</text:p>
              </table:table-cell>
              <table:table-cell office:value-type="float" office:value="0.956946">
                <text:p>0.956946</text:p>
              </table:table-cell>
              <table:table-cell office:value-type="float" office:value="0.956946">
                <text:p>0.956946</text:p>
              </table:table-cell>
              <table:table-cell office:value-type="float" office:value="0.953289">
                <text:p>0.953289</text:p>
              </table:table-cell>
              <table:table-cell office:value-type="float" office:value="0.953289">
                <text:p>0.953289</text:p>
              </table:table-cell>
              <table:table-cell office:value-type="float" office:value="0.961439">
                <text:p>0.961439</text:p>
              </table:table-cell>
              <table:table-cell office:value-type="float" office:value="0.96534">
                <text:p>0.96534</text:p>
              </table:table-cell>
              <table:table-cell office:value-type="float" office:value="0.96534">
                <text:p>0.96534</text:p>
              </table:table-cell>
              <table:table-cell office:value-type="float" office:value="0.968773">
                <text:p>0.968773</text:p>
              </table:table-cell>
              <table:table-cell office:value-type="float" office:value="0.968603">
                <text:p>0.968603</text:p>
              </table:table-cell>
              <table:table-cell office:value-type="float" office:value="0.968603">
                <text:p>0.968603</text:p>
              </table:table-cell>
              <table:table-cell office:value-type="float" office:value="0.959464">
                <text:p>0.959464</text:p>
              </table:table-cell>
              <table:table-cell office:value-type="float" office:value="0.975408">
                <text:p>0.975408</text:p>
              </table:table-cell>
              <table:table-cell office:value-type="float" office:value="0.961261">
                <text:p>0.961261</text:p>
              </table:table-cell>
              <table:table-cell office:value-type="float" office:value="0.961261">
                <text:p>0.961261</text:p>
              </table:table-cell>
              <table:table-cell office:value-type="float" office:value="0.957418">
                <text:p>0.957418</text:p>
              </table:table-cell>
              <table:table-cell office:value-type="float" office:value="0.961071">
                <text:p>0.961071</text:p>
              </table:table-cell>
              <table:table-cell office:value-type="float" office:value="0.961071">
                <text:p>0.961071</text:p>
              </table:table-cell>
              <table:table-cell office:value-type="float" office:value="0.958099">
                <text:p>0.958099</text:p>
              </table:table-cell>
              <table:table-cell office:value-type="float" office:value="0.958099">
                <text:p>0.958099</text:p>
              </table:table-cell>
              <table:table-cell office:value-type="float" office:value="0.951248">
                <text:p>0.951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711">
                <text:p>0.95711</text:p>
              </table:table-cell>
              <table:table-cell office:value-type="float" office:value="0.965132">
                <text:p>0.965132</text:p>
              </table:table-cell>
              <table:table-cell office:value-type="float" office:value="0.953415">
                <text:p>0.953415</text:p>
              </table:table-cell>
              <table:table-cell office:value-type="float" office:value="0.953415">
                <text:p>0.953415</text:p>
              </table:table-cell>
              <table:table-cell office:value-type="float" office:value="0.95601">
                <text:p>0.95601</text:p>
              </table:table-cell>
              <table:table-cell office:value-type="float" office:value="0.95601">
                <text:p>0.95601</text:p>
              </table:table-cell>
              <table:table-cell office:value-type="float" office:value="0.955692">
                <text:p>0.955692</text:p>
              </table:table-cell>
              <table:table-cell office:value-type="float" office:value="0.96193">
                <text:p>0.96193</text:p>
              </table:table-cell>
              <table:table-cell office:value-type="float" office:value="0.96193">
                <text:p>0.96193</text:p>
              </table:table-cell>
              <table:table-cell office:value-type="float" office:value="0.957362">
                <text:p>0.957362</text:p>
              </table:table-cell>
              <table:table-cell office:value-type="float" office:value="0.957324">
                <text:p>0.957324</text:p>
              </table:table-cell>
              <table:table-cell office:value-type="float" office:value="0.957324">
                <text:p>0.957324</text:p>
              </table:table-cell>
              <table:table-cell office:value-type="float" office:value="0.954185">
                <text:p>0.954185</text:p>
              </table:table-cell>
              <table:table-cell office:value-type="float" office:value="0.954185">
                <text:p>0.954185</text:p>
              </table:table-cell>
              <table:table-cell office:value-type="float" office:value="0.961345">
                <text:p>0.961345</text:p>
              </table:table-cell>
              <table:table-cell office:value-type="float" office:value="0.966245">
                <text:p>0.966245</text:p>
              </table:table-cell>
              <table:table-cell office:value-type="float" office:value="0.966245">
                <text:p>0.966245</text:p>
              </table:table-cell>
              <table:table-cell office:value-type="float" office:value="0.969426">
                <text:p>0.969426</text:p>
              </table:table-cell>
              <table:table-cell office:value-type="float" office:value="0.968123">
                <text:p>0.968123</text:p>
              </table:table-cell>
              <table:table-cell office:value-type="float" office:value="0.968123">
                <text:p>0.968123</text:p>
              </table:table-cell>
              <table:table-cell office:value-type="float" office:value="0.959759">
                <text:p>0.959759</text:p>
              </table:table-cell>
              <table:table-cell office:value-type="float" office:value="0.974689">
                <text:p>0.974689</text:p>
              </table:table-cell>
              <table:table-cell office:value-type="float" office:value="0.960948">
                <text:p>0.960948</text:p>
              </table:table-cell>
              <table:table-cell office:value-type="float" office:value="0.960948">
                <text:p>0.960948</text:p>
              </table:table-cell>
              <table:table-cell office:value-type="float" office:value="0.957344">
                <text:p>0.957344</text:p>
              </table:table-cell>
              <table:table-cell office:value-type="float" office:value="0.961833">
                <text:p>0.961833</text:p>
              </table:table-cell>
              <table:table-cell office:value-type="float" office:value="0.961833">
                <text:p>0.961833</text:p>
              </table:table-cell>
              <table:table-cell office:value-type="float" office:value="0.958353">
                <text:p>0.958353</text:p>
              </table:table-cell>
              <table:table-cell office:value-type="float" office:value="0.958353">
                <text:p>0.958353</text:p>
              </table:table-cell>
              <table:table-cell office:value-type="float" office:value="0.951132">
                <text:p>0.9511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57526">
                <text:p>0.957526</text:p>
              </table:table-cell>
              <table:table-cell office:value-type="float" office:value="0.964873">
                <text:p>0.964873</text:p>
              </table:table-cell>
              <table:table-cell office:value-type="float" office:value="0.952497">
                <text:p>0.952497</text:p>
              </table:table-cell>
              <table:table-cell office:value-type="float" office:value="0.952497">
                <text:p>0.952497</text:p>
              </table:table-cell>
              <table:table-cell office:value-type="float" office:value="0.955358">
                <text:p>0.955358</text:p>
              </table:table-cell>
              <table:table-cell office:value-type="float" office:value="0.955358">
                <text:p>0.955358</text:p>
              </table:table-cell>
              <table:table-cell office:value-type="float" office:value="0.956008">
                <text:p>0.956008</text:p>
              </table:table-cell>
              <table:table-cell office:value-type="float" office:value="0.962703">
                <text:p>0.962703</text:p>
              </table:table-cell>
              <table:table-cell office:value-type="float" office:value="0.962703">
                <text:p>0.962703</text:p>
              </table:table-cell>
              <table:table-cell office:value-type="float" office:value="0.95695">
                <text:p>0.95695</text:p>
              </table:table-cell>
              <table:table-cell office:value-type="float" office:value="0.958037">
                <text:p>0.958037</text:p>
              </table:table-cell>
              <table:table-cell office:value-type="float" office:value="0.958037">
                <text:p>0.958037</text:p>
              </table:table-cell>
              <table:table-cell office:value-type="float" office:value="0.953492">
                <text:p>0.953492</text:p>
              </table:table-cell>
              <table:table-cell office:value-type="float" office:value="0.953492">
                <text:p>0.953492</text:p>
              </table:table-cell>
              <table:table-cell office:value-type="float" office:value="0.961052">
                <text:p>0.961052</text:p>
              </table:table-cell>
              <table:table-cell office:value-type="float" office:value="0.966284">
                <text:p>0.966284</text:p>
              </table:table-cell>
              <table:table-cell office:value-type="float" office:value="0.966284">
                <text:p>0.966284</text:p>
              </table:table-cell>
              <table:table-cell office:value-type="float" office:value="0.968063">
                <text:p>0.968063</text:p>
              </table:table-cell>
              <table:table-cell office:value-type="float" office:value="0.969218">
                <text:p>0.969218</text:p>
              </table:table-cell>
              <table:table-cell office:value-type="float" office:value="0.969218">
                <text:p>0.969218</text:p>
              </table:table-cell>
              <table:table-cell office:value-type="float" office:value="0.95903">
                <text:p>0.95903</text:p>
              </table:table-cell>
              <table:table-cell office:value-type="float" office:value="0.974638">
                <text:p>0.974638</text:p>
              </table:table-cell>
              <table:table-cell office:value-type="float" office:value="0.959663">
                <text:p>0.959663</text:p>
              </table:table-cell>
              <table:table-cell office:value-type="float" office:value="0.959663">
                <text:p>0.959663</text:p>
              </table:table-cell>
              <table:table-cell office:value-type="float" office:value="0.956745">
                <text:p>0.956745</text:p>
              </table:table-cell>
              <table:table-cell office:value-type="float" office:value="0.962651">
                <text:p>0.962651</text:p>
              </table:table-cell>
              <table:table-cell office:value-type="float" office:value="0.962651">
                <text:p>0.962651</text:p>
              </table:table-cell>
              <table:table-cell office:value-type="float" office:value="0.95693">
                <text:p>0.95693</text:p>
              </table:table-cell>
              <table:table-cell office:value-type="float" office:value="0.95693">
                <text:p>0.95693</text:p>
              </table:table-cell>
              <table:table-cell office:value-type="float" office:value="0.95296">
                <text:p>0.952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58459">
                <text:p>0.958459</text:p>
              </table:table-cell>
              <table:table-cell office:value-type="float" office:value="0.964299">
                <text:p>0.964299</text:p>
              </table:table-cell>
              <table:table-cell office:value-type="float" office:value="0.95236">
                <text:p>0.95236</text:p>
              </table:table-cell>
              <table:table-cell office:value-type="float" office:value="0.95236">
                <text:p>0.95236</text:p>
              </table:table-cell>
              <table:table-cell office:value-type="float" office:value="0.956327">
                <text:p>0.956327</text:p>
              </table:table-cell>
              <table:table-cell office:value-type="float" office:value="0.956327">
                <text:p>0.956327</text:p>
              </table:table-cell>
              <table:table-cell office:value-type="float" office:value="0.955324">
                <text:p>0.955324</text:p>
              </table:table-cell>
              <table:table-cell office:value-type="float" office:value="0.962224">
                <text:p>0.962224</text:p>
              </table:table-cell>
              <table:table-cell office:value-type="float" office:value="0.962224">
                <text:p>0.962224</text:p>
              </table:table-cell>
              <table:table-cell office:value-type="float" office:value="0.957065">
                <text:p>0.957065</text:p>
              </table:table-cell>
              <table:table-cell office:value-type="float" office:value="0.957911">
                <text:p>0.957911</text:p>
              </table:table-cell>
              <table:table-cell office:value-type="float" office:value="0.957911">
                <text:p>0.957911</text:p>
              </table:table-cell>
              <table:table-cell office:value-type="float" office:value="0.952884">
                <text:p>0.952884</text:p>
              </table:table-cell>
              <table:table-cell office:value-type="float" office:value="0.952884">
                <text:p>0.952884</text:p>
              </table:table-cell>
              <table:table-cell office:value-type="float" office:value="0.961216">
                <text:p>0.961216</text:p>
              </table:table-cell>
              <table:table-cell office:value-type="float" office:value="0.965017">
                <text:p>0.965017</text:p>
              </table:table-cell>
              <table:table-cell office:value-type="float" office:value="0.965017">
                <text:p>0.965017</text:p>
              </table:table-cell>
              <table:table-cell office:value-type="float" office:value="0.967369">
                <text:p>0.967369</text:p>
              </table:table-cell>
              <table:table-cell office:value-type="float" office:value="0.969531">
                <text:p>0.969531</text:p>
              </table:table-cell>
              <table:table-cell office:value-type="float" office:value="0.969531">
                <text:p>0.969531</text:p>
              </table:table-cell>
              <table:table-cell office:value-type="float" office:value="0.959124">
                <text:p>0.959124</text:p>
              </table:table-cell>
              <table:table-cell office:value-type="float" office:value="0.974587">
                <text:p>0.974587</text:p>
              </table:table-cell>
              <table:table-cell office:value-type="float" office:value="0.95961">
                <text:p>0.95961</text:p>
              </table:table-cell>
              <table:table-cell office:value-type="float" office:value="0.95961">
                <text:p>0.95961</text:p>
              </table:table-cell>
              <table:table-cell office:value-type="float" office:value="0.956295">
                <text:p>0.956295</text:p>
              </table:table-cell>
              <table:table-cell office:value-type="float" office:value="0.964439">
                <text:p>0.964439</text:p>
              </table:table-cell>
              <table:table-cell office:value-type="float" office:value="0.964439">
                <text:p>0.964439</text:p>
              </table:table-cell>
              <table:table-cell office:value-type="float" office:value="0.956788">
                <text:p>0.956788</text:p>
              </table:table-cell>
              <table:table-cell office:value-type="float" office:value="0.956788">
                <text:p>0.956788</text:p>
              </table:table-cell>
              <table:table-cell office:value-type="float" office:value="0.953237">
                <text:p>0.9532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5809">
                <text:p>0.95809</text:p>
              </table:table-cell>
              <table:table-cell office:value-type="float" office:value="0.964312">
                <text:p>0.964312</text:p>
              </table:table-cell>
              <table:table-cell office:value-type="float" office:value="0.952007">
                <text:p>0.952007</text:p>
              </table:table-cell>
              <table:table-cell office:value-type="float" office:value="0.952007">
                <text:p>0.952007</text:p>
              </table:table-cell>
              <table:table-cell office:value-type="float" office:value="0.956047">
                <text:p>0.956047</text:p>
              </table:table-cell>
              <table:table-cell office:value-type="float" office:value="0.956047">
                <text:p>0.956047</text:p>
              </table:table-cell>
              <table:table-cell office:value-type="float" office:value="0.95483">
                <text:p>0.95483</text:p>
              </table:table-cell>
              <table:table-cell office:value-type="float" office:value="0.960763">
                <text:p>0.960763</text:p>
              </table:table-cell>
              <table:table-cell office:value-type="float" office:value="0.960763">
                <text:p>0.960763</text:p>
              </table:table-cell>
              <table:table-cell office:value-type="float" office:value="0.957662">
                <text:p>0.957662</text:p>
              </table:table-cell>
              <table:table-cell office:value-type="float" office:value="0.958315">
                <text:p>0.958315</text:p>
              </table:table-cell>
              <table:table-cell office:value-type="float" office:value="0.958315">
                <text:p>0.958315</text:p>
              </table:table-cell>
              <table:table-cell office:value-type="float" office:value="0.953725">
                <text:p>0.953725</text:p>
              </table:table-cell>
              <table:table-cell office:value-type="float" office:value="0.953725">
                <text:p>0.953725</text:p>
              </table:table-cell>
              <table:table-cell office:value-type="float" office:value="0.961148">
                <text:p>0.961148</text:p>
              </table:table-cell>
              <table:table-cell office:value-type="float" office:value="0.964561">
                <text:p>0.964561</text:p>
              </table:table-cell>
              <table:table-cell office:value-type="float" office:value="0.964561">
                <text:p>0.964561</text:p>
              </table:table-cell>
              <table:table-cell office:value-type="float" office:value="0.966837">
                <text:p>0.966837</text:p>
              </table:table-cell>
              <table:table-cell office:value-type="float" office:value="0.969042">
                <text:p>0.969042</text:p>
              </table:table-cell>
              <table:table-cell office:value-type="float" office:value="0.969042">
                <text:p>0.969042</text:p>
              </table:table-cell>
              <table:table-cell office:value-type="float" office:value="0.958751">
                <text:p>0.958751</text:p>
              </table:table-cell>
              <table:table-cell office:value-type="float" office:value="0.973667">
                <text:p>0.973667</text:p>
              </table:table-cell>
              <table:table-cell office:value-type="float" office:value="0.959231">
                <text:p>0.959231</text:p>
              </table:table-cell>
              <table:table-cell office:value-type="float" office:value="0.959231">
                <text:p>0.959231</text:p>
              </table:table-cell>
              <table:table-cell office:value-type="float" office:value="0.955429">
                <text:p>0.955429</text:p>
              </table:table-cell>
              <table:table-cell office:value-type="float" office:value="0.965474">
                <text:p>0.965474</text:p>
              </table:table-cell>
              <table:table-cell office:value-type="float" office:value="0.965474">
                <text:p>0.965474</text:p>
              </table:table-cell>
              <table:table-cell office:value-type="float" office:value="0.957357">
                <text:p>0.957357</text:p>
              </table:table-cell>
              <table:table-cell office:value-type="float" office:value="0.957357">
                <text:p>0.957357</text:p>
              </table:table-cell>
              <table:table-cell office:value-type="float" office:value="0.954355">
                <text:p>0.9543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8855">
                <text:p>0.958855</text:p>
              </table:table-cell>
              <table:table-cell office:value-type="float" office:value="0.965002">
                <text:p>0.965002</text:p>
              </table:table-cell>
              <table:table-cell office:value-type="float" office:value="0.953228">
                <text:p>0.953228</text:p>
              </table:table-cell>
              <table:table-cell office:value-type="float" office:value="0.953228">
                <text:p>0.953228</text:p>
              </table:table-cell>
              <table:table-cell office:value-type="float" office:value="0.956026">
                <text:p>0.956026</text:p>
              </table:table-cell>
              <table:table-cell office:value-type="float" office:value="0.956026">
                <text:p>0.956026</text:p>
              </table:table-cell>
              <table:table-cell office:value-type="float" office:value="0.955816">
                <text:p>0.955816</text:p>
              </table:table-cell>
              <table:table-cell office:value-type="float" office:value="0.96105">
                <text:p>0.96105</text:p>
              </table:table-cell>
              <table:table-cell office:value-type="float" office:value="0.96105">
                <text:p>0.96105</text:p>
              </table:table-cell>
              <table:table-cell office:value-type="float" office:value="0.957621">
                <text:p>0.957621</text:p>
              </table:table-cell>
              <table:table-cell office:value-type="float" office:value="0.957606">
                <text:p>0.957606</text:p>
              </table:table-cell>
              <table:table-cell office:value-type="float" office:value="0.957606">
                <text:p>0.957606</text:p>
              </table:table-cell>
              <table:table-cell office:value-type="float" office:value="0.953582">
                <text:p>0.953582</text:p>
              </table:table-cell>
              <table:table-cell office:value-type="float" office:value="0.953582">
                <text:p>0.953582</text:p>
              </table:table-cell>
              <table:table-cell office:value-type="float" office:value="0.960952">
                <text:p>0.960952</text:p>
              </table:table-cell>
              <table:table-cell office:value-type="float" office:value="0.965631">
                <text:p>0.965631</text:p>
              </table:table-cell>
              <table:table-cell office:value-type="float" office:value="0.965631">
                <text:p>0.965631</text:p>
              </table:table-cell>
              <table:table-cell office:value-type="float" office:value="0.967494">
                <text:p>0.967494</text:p>
              </table:table-cell>
              <table:table-cell office:value-type="float" office:value="0.968872">
                <text:p>0.968872</text:p>
              </table:table-cell>
              <table:table-cell office:value-type="float" office:value="0.968872">
                <text:p>0.968872</text:p>
              </table:table-cell>
              <table:table-cell office:value-type="float" office:value="0.958709">
                <text:p>0.958709</text:p>
              </table:table-cell>
              <table:table-cell office:value-type="float" office:value="0.972594">
                <text:p>0.972594</text:p>
              </table:table-cell>
              <table:table-cell office:value-type="float" office:value="0.958803">
                <text:p>0.958803</text:p>
              </table:table-cell>
              <table:table-cell office:value-type="float" office:value="0.958803">
                <text:p>0.958803</text:p>
              </table:table-cell>
              <table:table-cell office:value-type="float" office:value="0.956282">
                <text:p>0.956282</text:p>
              </table:table-cell>
              <table:table-cell office:value-type="float" office:value="0.967083">
                <text:p>0.967083</text:p>
              </table:table-cell>
              <table:table-cell office:value-type="float" office:value="0.967083">
                <text:p>0.967083</text:p>
              </table:table-cell>
              <table:table-cell office:value-type="float" office:value="0.956846">
                <text:p>0.956846</text:p>
              </table:table-cell>
              <table:table-cell office:value-type="float" office:value="0.956846">
                <text:p>0.956846</text:p>
              </table:table-cell>
              <table:table-cell office:value-type="float" office:value="0.953947">
                <text:p>0.9539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8678">
                <text:p>0.958678</text:p>
              </table:table-cell>
              <table:table-cell office:value-type="float" office:value="0.964183">
                <text:p>0.964183</text:p>
              </table:table-cell>
              <table:table-cell office:value-type="float" office:value="0.953345">
                <text:p>0.953345</text:p>
              </table:table-cell>
              <table:table-cell office:value-type="float" office:value="0.953345">
                <text:p>0.953345</text:p>
              </table:table-cell>
              <table:table-cell office:value-type="float" office:value="0.956495">
                <text:p>0.956495</text:p>
              </table:table-cell>
              <table:table-cell office:value-type="float" office:value="0.956495">
                <text:p>0.956495</text:p>
              </table:table-cell>
              <table:table-cell office:value-type="float" office:value="0.95599">
                <text:p>0.95599</text:p>
              </table:table-cell>
              <table:table-cell office:value-type="float" office:value="0.96142">
                <text:p>0.96142</text:p>
              </table:table-cell>
              <table:table-cell office:value-type="float" office:value="0.96142">
                <text:p>0.96142</text:p>
              </table:table-cell>
              <table:table-cell office:value-type="float" office:value="0.957015">
                <text:p>0.957015</text:p>
              </table:table-cell>
              <table:table-cell office:value-type="float" office:value="0.958348">
                <text:p>0.958348</text:p>
              </table:table-cell>
              <table:table-cell office:value-type="float" office:value="0.958348">
                <text:p>0.958348</text:p>
              </table:table-cell>
              <table:table-cell office:value-type="float" office:value="0.953903">
                <text:p>0.953903</text:p>
              </table:table-cell>
              <table:table-cell office:value-type="float" office:value="0.953903">
                <text:p>0.953903</text:p>
              </table:table-cell>
              <table:table-cell office:value-type="float" office:value="0.960398">
                <text:p>0.960398</text:p>
              </table:table-cell>
              <table:table-cell office:value-type="float" office:value="0.965178">
                <text:p>0.965178</text:p>
              </table:table-cell>
              <table:table-cell office:value-type="float" office:value="0.965178">
                <text:p>0.965178</text:p>
              </table:table-cell>
              <table:table-cell office:value-type="float" office:value="0.967574">
                <text:p>0.967574</text:p>
              </table:table-cell>
              <table:table-cell office:value-type="float" office:value="0.968117">
                <text:p>0.968117</text:p>
              </table:table-cell>
              <table:table-cell office:value-type="float" office:value="0.968117">
                <text:p>0.968117</text:p>
              </table:table-cell>
              <table:table-cell office:value-type="float" office:value="0.957791">
                <text:p>0.957791</text:p>
              </table:table-cell>
              <table:table-cell office:value-type="float" office:value="0.972633">
                <text:p>0.972633</text:p>
              </table:table-cell>
              <table:table-cell office:value-type="float" office:value="0.959812">
                <text:p>0.959812</text:p>
              </table:table-cell>
              <table:table-cell office:value-type="float" office:value="0.959812">
                <text:p>0.959812</text:p>
              </table:table-cell>
              <table:table-cell office:value-type="float" office:value="0.956455">
                <text:p>0.956455</text:p>
              </table:table-cell>
              <table:table-cell office:value-type="float" office:value="0.966965">
                <text:p>0.966965</text:p>
              </table:table-cell>
              <table:table-cell office:value-type="float" office:value="0.966965">
                <text:p>0.966965</text:p>
              </table:table-cell>
              <table:table-cell office:value-type="float" office:value="0.956802">
                <text:p>0.956802</text:p>
              </table:table-cell>
              <table:table-cell office:value-type="float" office:value="0.956802">
                <text:p>0.956802</text:p>
              </table:table-cell>
              <table:table-cell office:value-type="float" office:value="0.954299">
                <text:p>0.954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8043">
                <text:p>0.958043</text:p>
              </table:table-cell>
              <table:table-cell office:value-type="float" office:value="0.963325">
                <text:p>0.963325</text:p>
              </table:table-cell>
              <table:table-cell office:value-type="float" office:value="0.953385">
                <text:p>0.953385</text:p>
              </table:table-cell>
              <table:table-cell office:value-type="float" office:value="0.953385">
                <text:p>0.953385</text:p>
              </table:table-cell>
              <table:table-cell office:value-type="float" office:value="0.956146">
                <text:p>0.956146</text:p>
              </table:table-cell>
              <table:table-cell office:value-type="float" office:value="0.956146">
                <text:p>0.956146</text:p>
              </table:table-cell>
              <table:table-cell office:value-type="float" office:value="0.95699">
                <text:p>0.95699</text:p>
              </table:table-cell>
              <table:table-cell office:value-type="float" office:value="0.961886">
                <text:p>0.961886</text:p>
              </table:table-cell>
              <table:table-cell office:value-type="float" office:value="0.961886">
                <text:p>0.961886</text:p>
              </table:table-cell>
              <table:table-cell office:value-type="float" office:value="0.957476">
                <text:p>0.957476</text:p>
              </table:table-cell>
              <table:table-cell office:value-type="float" office:value="0.958162">
                <text:p>0.958162</text:p>
              </table:table-cell>
              <table:table-cell office:value-type="float" office:value="0.958162">
                <text:p>0.958162</text:p>
              </table:table-cell>
              <table:table-cell office:value-type="float" office:value="0.953534">
                <text:p>0.953534</text:p>
              </table:table-cell>
              <table:table-cell office:value-type="float" office:value="0.953534">
                <text:p>0.953534</text:p>
              </table:table-cell>
              <table:table-cell office:value-type="float" office:value="0.960337">
                <text:p>0.960337</text:p>
              </table:table-cell>
              <table:table-cell office:value-type="float" office:value="0.966038">
                <text:p>0.966038</text:p>
              </table:table-cell>
              <table:table-cell office:value-type="float" office:value="0.966038">
                <text:p>0.966038</text:p>
              </table:table-cell>
              <table:table-cell office:value-type="float" office:value="0.968191">
                <text:p>0.968191</text:p>
              </table:table-cell>
              <table:table-cell office:value-type="float" office:value="0.96797">
                <text:p>0.96797</text:p>
              </table:table-cell>
              <table:table-cell office:value-type="float" office:value="0.96797">
                <text:p>0.96797</text:p>
              </table:table-cell>
              <table:table-cell office:value-type="float" office:value="0.957363">
                <text:p>0.957363</text:p>
              </table:table-cell>
              <table:table-cell office:value-type="float" office:value="0.97204">
                <text:p>0.97204</text:p>
              </table:table-cell>
              <table:table-cell office:value-type="float" office:value="0.960239">
                <text:p>0.960239</text:p>
              </table:table-cell>
              <table:table-cell office:value-type="float" office:value="0.960239">
                <text:p>0.960239</text:p>
              </table:table-cell>
              <table:table-cell office:value-type="float" office:value="0.956701">
                <text:p>0.956701</text:p>
              </table:table-cell>
              <table:table-cell office:value-type="float" office:value="0.965832">
                <text:p>0.965832</text:p>
              </table:table-cell>
              <table:table-cell office:value-type="float" office:value="0.965832">
                <text:p>0.965832</text:p>
              </table:table-cell>
              <table:table-cell office:value-type="float" office:value="0.956669">
                <text:p>0.956669</text:p>
              </table:table-cell>
              <table:table-cell office:value-type="float" office:value="0.956669">
                <text:p>0.956669</text:p>
              </table:table-cell>
              <table:table-cell office:value-type="float" office:value="0.954373">
                <text:p>0.9543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5842">
                <text:p>0.95842</text:p>
              </table:table-cell>
              <table:table-cell office:value-type="float" office:value="0.963352">
                <text:p>0.963352</text:p>
              </table:table-cell>
              <table:table-cell office:value-type="float" office:value="0.953436">
                <text:p>0.953436</text:p>
              </table:table-cell>
              <table:table-cell office:value-type="float" office:value="0.953436">
                <text:p>0.953436</text:p>
              </table:table-cell>
              <table:table-cell office:value-type="float" office:value="0.957071">
                <text:p>0.957071</text:p>
              </table:table-cell>
              <table:table-cell office:value-type="float" office:value="0.957071">
                <text:p>0.957071</text:p>
              </table:table-cell>
              <table:table-cell office:value-type="float" office:value="0.956476">
                <text:p>0.956476</text:p>
              </table:table-cell>
              <table:table-cell office:value-type="float" office:value="0.9625">
                <text:p>0.9625</text:p>
              </table:table-cell>
              <table:table-cell office:value-type="float" office:value="0.9625">
                <text:p>0.9625</text:p>
              </table:table-cell>
              <table:table-cell office:value-type="float" office:value="0.957913">
                <text:p>0.957913</text:p>
              </table:table-cell>
              <table:table-cell office:value-type="float" office:value="0.959301">
                <text:p>0.959301</text:p>
              </table:table-cell>
              <table:table-cell office:value-type="float" office:value="0.959301">
                <text:p>0.959301</text:p>
              </table:table-cell>
              <table:table-cell office:value-type="float" office:value="0.953558">
                <text:p>0.953558</text:p>
              </table:table-cell>
              <table:table-cell office:value-type="float" office:value="0.953558">
                <text:p>0.953558</text:p>
              </table:table-cell>
              <table:table-cell office:value-type="float" office:value="0.960707">
                <text:p>0.960707</text:p>
              </table:table-cell>
              <table:table-cell office:value-type="float" office:value="0.96575">
                <text:p>0.96575</text:p>
              </table:table-cell>
              <table:table-cell office:value-type="float" office:value="0.96575">
                <text:p>0.96575</text:p>
              </table:table-cell>
              <table:table-cell office:value-type="float" office:value="0.967958">
                <text:p>0.967958</text:p>
              </table:table-cell>
              <table:table-cell office:value-type="float" office:value="0.967849">
                <text:p>0.967849</text:p>
              </table:table-cell>
              <table:table-cell office:value-type="float" office:value="0.967849">
                <text:p>0.967849</text:p>
              </table:table-cell>
              <table:table-cell office:value-type="float" office:value="0.958154">
                <text:p>0.958154</text:p>
              </table:table-cell>
              <table:table-cell office:value-type="float" office:value="0.972613">
                <text:p>0.972613</text:p>
              </table:table-cell>
              <table:table-cell office:value-type="float" office:value="0.960601">
                <text:p>0.960601</text:p>
              </table:table-cell>
              <table:table-cell office:value-type="float" office:value="0.960601">
                <text:p>0.960601</text:p>
              </table:table-cell>
              <table:table-cell office:value-type="float" office:value="0.957799">
                <text:p>0.957799</text:p>
              </table:table-cell>
              <table:table-cell office:value-type="float" office:value="0.964943">
                <text:p>0.964943</text:p>
              </table:table-cell>
              <table:table-cell office:value-type="float" office:value="0.964943">
                <text:p>0.964943</text:p>
              </table:table-cell>
              <table:table-cell office:value-type="float" office:value="0.957421">
                <text:p>0.957421</text:p>
              </table:table-cell>
              <table:table-cell office:value-type="float" office:value="0.957421">
                <text:p>0.957421</text:p>
              </table:table-cell>
              <table:table-cell office:value-type="float" office:value="0.953633">
                <text:p>0.9536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58494">
                <text:p>0.958494</text:p>
              </table:table-cell>
              <table:table-cell office:value-type="float" office:value="0.962406">
                <text:p>0.962406</text:p>
              </table:table-cell>
              <table:table-cell office:value-type="float" office:value="0.95301">
                <text:p>0.95301</text:p>
              </table:table-cell>
              <table:table-cell office:value-type="float" office:value="0.95301">
                <text:p>0.95301</text:p>
              </table:table-cell>
              <table:table-cell office:value-type="float" office:value="0.95838">
                <text:p>0.95838</text:p>
              </table:table-cell>
              <table:table-cell office:value-type="float" office:value="0.95838">
                <text:p>0.95838</text:p>
              </table:table-cell>
              <table:table-cell office:value-type="float" office:value="0.956722">
                <text:p>0.956722</text:p>
              </table:table-cell>
              <table:table-cell office:value-type="float" office:value="0.962945">
                <text:p>0.962945</text:p>
              </table:table-cell>
              <table:table-cell office:value-type="float" office:value="0.962945">
                <text:p>0.962945</text:p>
              </table:table-cell>
              <table:table-cell office:value-type="float" office:value="0.958173">
                <text:p>0.958173</text:p>
              </table:table-cell>
              <table:table-cell office:value-type="float" office:value="0.959043">
                <text:p>0.959043</text:p>
              </table:table-cell>
              <table:table-cell office:value-type="float" office:value="0.959043">
                <text:p>0.959043</text:p>
              </table:table-cell>
              <table:table-cell office:value-type="float" office:value="0.953307">
                <text:p>0.953307</text:p>
              </table:table-cell>
              <table:table-cell office:value-type="float" office:value="0.953307">
                <text:p>0.953307</text:p>
              </table:table-cell>
              <table:table-cell office:value-type="float" office:value="0.961433">
                <text:p>0.961433</text:p>
              </table:table-cell>
              <table:table-cell office:value-type="float" office:value="0.965541">
                <text:p>0.965541</text:p>
              </table:table-cell>
              <table:table-cell office:value-type="float" office:value="0.965541">
                <text:p>0.965541</text:p>
              </table:table-cell>
              <table:table-cell office:value-type="float" office:value="0.967436">
                <text:p>0.967436</text:p>
              </table:table-cell>
              <table:table-cell office:value-type="float" office:value="0.968056">
                <text:p>0.968056</text:p>
              </table:table-cell>
              <table:table-cell office:value-type="float" office:value="0.968056">
                <text:p>0.968056</text:p>
              </table:table-cell>
              <table:table-cell office:value-type="float" office:value="0.958392">
                <text:p>0.958392</text:p>
              </table:table-cell>
              <table:table-cell office:value-type="float" office:value="0.972711">
                <text:p>0.972711</text:p>
              </table:table-cell>
              <table:table-cell office:value-type="float" office:value="0.960255">
                <text:p>0.960255</text:p>
              </table:table-cell>
              <table:table-cell office:value-type="float" office:value="0.960255">
                <text:p>0.960255</text:p>
              </table:table-cell>
              <table:table-cell office:value-type="float" office:value="0.958133">
                <text:p>0.958133</text:p>
              </table:table-cell>
              <table:table-cell office:value-type="float" office:value="0.965079">
                <text:p>0.965079</text:p>
              </table:table-cell>
              <table:table-cell office:value-type="float" office:value="0.965079">
                <text:p>0.965079</text:p>
              </table:table-cell>
              <table:table-cell office:value-type="float" office:value="0.95792">
                <text:p>0.95792</text:p>
              </table:table-cell>
              <table:table-cell office:value-type="float" office:value="0.95792">
                <text:p>0.95792</text:p>
              </table:table-cell>
              <table:table-cell office:value-type="float" office:value="0.953843">
                <text:p>0.9538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8223">
                <text:p>0.958223</text:p>
              </table:table-cell>
              <table:table-cell office:value-type="float" office:value="0.96206">
                <text:p>0.96206</text:p>
              </table:table-cell>
              <table:table-cell office:value-type="float" office:value="0.952349">
                <text:p>0.952349</text:p>
              </table:table-cell>
              <table:table-cell office:value-type="float" office:value="0.952349">
                <text:p>0.952349</text:p>
              </table:table-cell>
              <table:table-cell office:value-type="float" office:value="0.958376">
                <text:p>0.958376</text:p>
              </table:table-cell>
              <table:table-cell office:value-type="float" office:value="0.958376">
                <text:p>0.958376</text:p>
              </table:table-cell>
              <table:table-cell office:value-type="float" office:value="0.956125">
                <text:p>0.956125</text:p>
              </table:table-cell>
              <table:table-cell office:value-type="float" office:value="0.963037">
                <text:p>0.963037</text:p>
              </table:table-cell>
              <table:table-cell office:value-type="float" office:value="0.963037">
                <text:p>0.963037</text:p>
              </table:table-cell>
              <table:table-cell office:value-type="float" office:value="0.957595">
                <text:p>0.957595</text:p>
              </table:table-cell>
              <table:table-cell office:value-type="float" office:value="0.959145">
                <text:p>0.959145</text:p>
              </table:table-cell>
              <table:table-cell office:value-type="float" office:value="0.959145">
                <text:p>0.959145</text:p>
              </table:table-cell>
              <table:table-cell office:value-type="float" office:value="0.953631">
                <text:p>0.953631</text:p>
              </table:table-cell>
              <table:table-cell office:value-type="float" office:value="0.953631">
                <text:p>0.953631</text:p>
              </table:table-cell>
              <table:table-cell office:value-type="float" office:value="0.962262">
                <text:p>0.962262</text:p>
              </table:table-cell>
              <table:table-cell office:value-type="float" office:value="0.965187">
                <text:p>0.965187</text:p>
              </table:table-cell>
              <table:table-cell office:value-type="float" office:value="0.965187">
                <text:p>0.965187</text:p>
              </table:table-cell>
              <table:table-cell office:value-type="float" office:value="0.967839">
                <text:p>0.967839</text:p>
              </table:table-cell>
              <table:table-cell office:value-type="float" office:value="0.968306">
                <text:p>0.968306</text:p>
              </table:table-cell>
              <table:table-cell office:value-type="float" office:value="0.968306">
                <text:p>0.968306</text:p>
              </table:table-cell>
              <table:table-cell office:value-type="float" office:value="0.958302">
                <text:p>0.958302</text:p>
              </table:table-cell>
              <table:table-cell office:value-type="float" office:value="0.973143">
                <text:p>0.973143</text:p>
              </table:table-cell>
              <table:table-cell office:value-type="float" office:value="0.959841">
                <text:p>0.959841</text:p>
              </table:table-cell>
              <table:table-cell office:value-type="float" office:value="0.959841">
                <text:p>0.959841</text:p>
              </table:table-cell>
              <table:table-cell office:value-type="float" office:value="0.958865">
                <text:p>0.958865</text:p>
              </table:table-cell>
              <table:table-cell office:value-type="float" office:value="0.965374">
                <text:p>0.965374</text:p>
              </table:table-cell>
              <table:table-cell office:value-type="float" office:value="0.965374">
                <text:p>0.965374</text:p>
              </table:table-cell>
              <table:table-cell office:value-type="float" office:value="0.957856">
                <text:p>0.957856</text:p>
              </table:table-cell>
              <table:table-cell office:value-type="float" office:value="0.957856">
                <text:p>0.957856</text:p>
              </table:table-cell>
              <table:table-cell office:value-type="float" office:value="0.953558">
                <text:p>0.9535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8408">
                <text:p>0.958408</text:p>
              </table:table-cell>
              <table:table-cell office:value-type="float" office:value="0.962082">
                <text:p>0.962082</text:p>
              </table:table-cell>
              <table:table-cell office:value-type="float" office:value="0.953041">
                <text:p>0.953041</text:p>
              </table:table-cell>
              <table:table-cell office:value-type="float" office:value="0.953041">
                <text:p>0.953041</text:p>
              </table:table-cell>
              <table:table-cell office:value-type="float" office:value="0.957488">
                <text:p>0.957488</text:p>
              </table:table-cell>
              <table:table-cell office:value-type="float" office:value="0.957488">
                <text:p>0.957488</text:p>
              </table:table-cell>
              <table:table-cell office:value-type="float" office:value="0.957017">
                <text:p>0.957017</text:p>
              </table:table-cell>
              <table:table-cell office:value-type="float" office:value="0.96323">
                <text:p>0.96323</text:p>
              </table:table-cell>
              <table:table-cell office:value-type="float" office:value="0.96323">
                <text:p>0.96323</text:p>
              </table:table-cell>
              <table:table-cell office:value-type="float" office:value="0.956858">
                <text:p>0.956858</text:p>
              </table:table-cell>
              <table:table-cell office:value-type="float" office:value="0.958678">
                <text:p>0.958678</text:p>
              </table:table-cell>
              <table:table-cell office:value-type="float" office:value="0.958678">
                <text:p>0.958678</text:p>
              </table:table-cell>
              <table:table-cell office:value-type="float" office:value="0.953477">
                <text:p>0.953477</text:p>
              </table:table-cell>
              <table:table-cell office:value-type="float" office:value="0.953477">
                <text:p>0.953477</text:p>
              </table:table-cell>
              <table:table-cell office:value-type="float" office:value="0.962741">
                <text:p>0.962741</text:p>
              </table:table-cell>
              <table:table-cell office:value-type="float" office:value="0.964932">
                <text:p>0.964932</text:p>
              </table:table-cell>
              <table:table-cell office:value-type="float" office:value="0.964932">
                <text:p>0.964932</text:p>
              </table:table-cell>
              <table:table-cell office:value-type="float" office:value="0.967588">
                <text:p>0.967588</text:p>
              </table:table-cell>
              <table:table-cell office:value-type="float" office:value="0.96743">
                <text:p>0.96743</text:p>
              </table:table-cell>
              <table:table-cell office:value-type="float" office:value="0.96743">
                <text:p>0.96743</text:p>
              </table:table-cell>
              <table:table-cell office:value-type="float" office:value="0.957824">
                <text:p>0.957824</text:p>
              </table:table-cell>
              <table:table-cell office:value-type="float" office:value="0.973066">
                <text:p>0.973066</text:p>
              </table:table-cell>
              <table:table-cell office:value-type="float" office:value="0.959767">
                <text:p>0.959767</text:p>
              </table:table-cell>
              <table:table-cell office:value-type="float" office:value="0.959767">
                <text:p>0.959767</text:p>
              </table:table-cell>
              <table:table-cell office:value-type="float" office:value="0.958517">
                <text:p>0.958517</text:p>
              </table:table-cell>
              <table:table-cell office:value-type="float" office:value="0.964819">
                <text:p>0.964819</text:p>
              </table:table-cell>
              <table:table-cell office:value-type="float" office:value="0.964819">
                <text:p>0.964819</text:p>
              </table:table-cell>
              <table:table-cell office:value-type="float" office:value="0.957255">
                <text:p>0.957255</text:p>
              </table:table-cell>
              <table:table-cell office:value-type="float" office:value="0.957255">
                <text:p>0.957255</text:p>
              </table:table-cell>
              <table:table-cell office:value-type="float" office:value="0.954316">
                <text:p>0.9543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58394">
                <text:p>0.958394</text:p>
              </table:table-cell>
              <table:table-cell office:value-type="float" office:value="0.962159">
                <text:p>0.962159</text:p>
              </table:table-cell>
              <table:table-cell office:value-type="float" office:value="0.954109">
                <text:p>0.954109</text:p>
              </table:table-cell>
              <table:table-cell office:value-type="float" office:value="0.954109">
                <text:p>0.954109</text:p>
              </table:table-cell>
              <table:table-cell office:value-type="float" office:value="0.957166">
                <text:p>0.957166</text:p>
              </table:table-cell>
              <table:table-cell office:value-type="float" office:value="0.957166">
                <text:p>0.957166</text:p>
              </table:table-cell>
              <table:table-cell office:value-type="float" office:value="0.958161">
                <text:p>0.958161</text:p>
              </table:table-cell>
              <table:table-cell office:value-type="float" office:value="0.963246">
                <text:p>0.963246</text:p>
              </table:table-cell>
              <table:table-cell office:value-type="float" office:value="0.963246">
                <text:p>0.963246</text:p>
              </table:table-cell>
              <table:table-cell office:value-type="float" office:value="0.956326">
                <text:p>0.956326</text:p>
              </table:table-cell>
              <table:table-cell office:value-type="float" office:value="0.95853">
                <text:p>0.95853</text:p>
              </table:table-cell>
              <table:table-cell office:value-type="float" office:value="0.95853">
                <text:p>0.95853</text:p>
              </table:table-cell>
              <table:table-cell office:value-type="float" office:value="0.953983">
                <text:p>0.953983</text:p>
              </table:table-cell>
              <table:table-cell office:value-type="float" office:value="0.953983">
                <text:p>0.953983</text:p>
              </table:table-cell>
              <table:table-cell office:value-type="float" office:value="0.962251">
                <text:p>0.962251</text:p>
              </table:table-cell>
              <table:table-cell office:value-type="float" office:value="0.96474">
                <text:p>0.96474</text:p>
              </table:table-cell>
              <table:table-cell office:value-type="float" office:value="0.96474">
                <text:p>0.96474</text:p>
              </table:table-cell>
              <table:table-cell office:value-type="float" office:value="0.966845">
                <text:p>0.966845</text:p>
              </table:table-cell>
              <table:table-cell office:value-type="float" office:value="0.966681">
                <text:p>0.966681</text:p>
              </table:table-cell>
              <table:table-cell office:value-type="float" office:value="0.966681">
                <text:p>0.966681</text:p>
              </table:table-cell>
              <table:table-cell office:value-type="float" office:value="0.958601">
                <text:p>0.958601</text:p>
              </table:table-cell>
              <table:table-cell office:value-type="float" office:value="0.973965">
                <text:p>0.973965</text:p>
              </table:table-cell>
              <table:table-cell office:value-type="float" office:value="0.958859">
                <text:p>0.958859</text:p>
              </table:table-cell>
              <table:table-cell office:value-type="float" office:value="0.958859">
                <text:p>0.958859</text:p>
              </table:table-cell>
              <table:table-cell office:value-type="float" office:value="0.958263">
                <text:p>0.958263</text:p>
              </table:table-cell>
              <table:table-cell office:value-type="float" office:value="0.964238">
                <text:p>0.964238</text:p>
              </table:table-cell>
              <table:table-cell office:value-type="float" office:value="0.964238">
                <text:p>0.964238</text:p>
              </table:table-cell>
              <table:table-cell office:value-type="float" office:value="0.957511">
                <text:p>0.957511</text:p>
              </table:table-cell>
              <table:table-cell office:value-type="float" office:value="0.957511">
                <text:p>0.957511</text:p>
              </table:table-cell>
              <table:table-cell office:value-type="float" office:value="0.955401">
                <text:p>0.955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7793">
                <text:p>0.957793</text:p>
              </table:table-cell>
              <table:table-cell office:value-type="float" office:value="0.961329">
                <text:p>0.961329</text:p>
              </table:table-cell>
              <table:table-cell office:value-type="float" office:value="0.952775">
                <text:p>0.952775</text:p>
              </table:table-cell>
              <table:table-cell office:value-type="float" office:value="0.952775">
                <text:p>0.952775</text:p>
              </table:table-cell>
              <table:table-cell office:value-type="float" office:value="0.957498">
                <text:p>0.957498</text:p>
              </table:table-cell>
              <table:table-cell office:value-type="float" office:value="0.957498">
                <text:p>0.957498</text:p>
              </table:table-cell>
              <table:table-cell office:value-type="float" office:value="0.958335">
                <text:p>0.958335</text:p>
              </table:table-cell>
              <table:table-cell office:value-type="float" office:value="0.962633">
                <text:p>0.962633</text:p>
              </table:table-cell>
              <table:table-cell office:value-type="float" office:value="0.962633">
                <text:p>0.962633</text:p>
              </table:table-cell>
              <table:table-cell office:value-type="float" office:value="0.956975">
                <text:p>0.956975</text:p>
              </table:table-cell>
              <table:table-cell office:value-type="float" office:value="0.957973">
                <text:p>0.957973</text:p>
              </table:table-cell>
              <table:table-cell office:value-type="float" office:value="0.957973">
                <text:p>0.957973</text:p>
              </table:table-cell>
              <table:table-cell office:value-type="float" office:value="0.955315">
                <text:p>0.955315</text:p>
              </table:table-cell>
              <table:table-cell office:value-type="float" office:value="0.955315">
                <text:p>0.955315</text:p>
              </table:table-cell>
              <table:table-cell office:value-type="float" office:value="0.962685">
                <text:p>0.962685</text:p>
              </table:table-cell>
              <table:table-cell office:value-type="float" office:value="0.964191">
                <text:p>0.964191</text:p>
              </table:table-cell>
              <table:table-cell office:value-type="float" office:value="0.964191">
                <text:p>0.964191</text:p>
              </table:table-cell>
              <table:table-cell office:value-type="float" office:value="0.966862">
                <text:p>0.966862</text:p>
              </table:table-cell>
              <table:table-cell office:value-type="float" office:value="0.96545">
                <text:p>0.96545</text:p>
              </table:table-cell>
              <table:table-cell office:value-type="float" office:value="0.96545">
                <text:p>0.96545</text:p>
              </table:table-cell>
              <table:table-cell office:value-type="float" office:value="0.958568">
                <text:p>0.958568</text:p>
              </table:table-cell>
              <table:table-cell office:value-type="float" office:value="0.972843">
                <text:p>0.972843</text:p>
              </table:table-cell>
              <table:table-cell office:value-type="float" office:value="0.958773">
                <text:p>0.958773</text:p>
              </table:table-cell>
              <table:table-cell office:value-type="float" office:value="0.958773">
                <text:p>0.958773</text:p>
              </table:table-cell>
              <table:table-cell office:value-type="float" office:value="0.957731">
                <text:p>0.957731</text:p>
              </table:table-cell>
              <table:table-cell office:value-type="float" office:value="0.963665">
                <text:p>0.963665</text:p>
              </table:table-cell>
              <table:table-cell office:value-type="float" office:value="0.963665">
                <text:p>0.963665</text:p>
              </table:table-cell>
              <table:table-cell office:value-type="float" office:value="0.957462">
                <text:p>0.957462</text:p>
              </table:table-cell>
              <table:table-cell office:value-type="float" office:value="0.957462">
                <text:p>0.957462</text:p>
              </table:table-cell>
              <table:table-cell office:value-type="float" office:value="0.955876">
                <text:p>0.955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8557">
                <text:p>0.958557</text:p>
              </table:table-cell>
              <table:table-cell office:value-type="float" office:value="0.961127">
                <text:p>0.961127</text:p>
              </table:table-cell>
              <table:table-cell office:value-type="float" office:value="0.952971">
                <text:p>0.952971</text:p>
              </table:table-cell>
              <table:table-cell office:value-type="float" office:value="0.952971">
                <text:p>0.952971</text:p>
              </table:table-cell>
              <table:table-cell office:value-type="float" office:value="0.956947">
                <text:p>0.956947</text:p>
              </table:table-cell>
              <table:table-cell office:value-type="float" office:value="0.956947">
                <text:p>0.956947</text:p>
              </table:table-cell>
              <table:table-cell office:value-type="float" office:value="0.957729">
                <text:p>0.957729</text:p>
              </table:table-cell>
              <table:table-cell office:value-type="float" office:value="0.963142">
                <text:p>0.963142</text:p>
              </table:table-cell>
              <table:table-cell office:value-type="float" office:value="0.963142">
                <text:p>0.963142</text:p>
              </table:table-cell>
              <table:table-cell office:value-type="float" office:value="0.957344">
                <text:p>0.957344</text:p>
              </table:table-cell>
              <table:table-cell office:value-type="float" office:value="0.958161">
                <text:p>0.958161</text:p>
              </table:table-cell>
              <table:table-cell office:value-type="float" office:value="0.958161">
                <text:p>0.958161</text:p>
              </table:table-cell>
              <table:table-cell office:value-type="float" office:value="0.955352">
                <text:p>0.955352</text:p>
              </table:table-cell>
              <table:table-cell office:value-type="float" office:value="0.955352">
                <text:p>0.955352</text:p>
              </table:table-cell>
              <table:table-cell office:value-type="float" office:value="0.962531">
                <text:p>0.962531</text:p>
              </table:table-cell>
              <table:table-cell office:value-type="float" office:value="0.963773">
                <text:p>0.963773</text:p>
              </table:table-cell>
              <table:table-cell office:value-type="float" office:value="0.963773">
                <text:p>0.963773</text:p>
              </table:table-cell>
              <table:table-cell office:value-type="float" office:value="0.966534">
                <text:p>0.966534</text:p>
              </table:table-cell>
              <table:table-cell office:value-type="float" office:value="0.964654">
                <text:p>0.964654</text:p>
              </table:table-cell>
              <table:table-cell office:value-type="float" office:value="0.964654">
                <text:p>0.964654</text:p>
              </table:table-cell>
              <table:table-cell office:value-type="float" office:value="0.958972">
                <text:p>0.958972</text:p>
              </table:table-cell>
              <table:table-cell office:value-type="float" office:value="0.971972">
                <text:p>0.971972</text:p>
              </table:table-cell>
              <table:table-cell office:value-type="float" office:value="0.959008">
                <text:p>0.959008</text:p>
              </table:table-cell>
              <table:table-cell office:value-type="float" office:value="0.959008">
                <text:p>0.959008</text:p>
              </table:table-cell>
              <table:table-cell office:value-type="float" office:value="0.958154">
                <text:p>0.958154</text:p>
              </table:table-cell>
              <table:table-cell office:value-type="float" office:value="0.964274">
                <text:p>0.964274</text:p>
              </table:table-cell>
              <table:table-cell office:value-type="float" office:value="0.964274">
                <text:p>0.964274</text:p>
              </table:table-cell>
              <table:table-cell office:value-type="float" office:value="0.957344">
                <text:p>0.957344</text:p>
              </table:table-cell>
              <table:table-cell office:value-type="float" office:value="0.957344">
                <text:p>0.957344</text:p>
              </table:table-cell>
              <table:table-cell office:value-type="float" office:value="0.955967">
                <text:p>0.9559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9001">
                <text:p>0.959001</text:p>
              </table:table-cell>
              <table:table-cell office:value-type="float" office:value="0.961229">
                <text:p>0.961229</text:p>
              </table:table-cell>
              <table:table-cell office:value-type="float" office:value="0.952246">
                <text:p>0.952246</text:p>
              </table:table-cell>
              <table:table-cell office:value-type="float" office:value="0.952246">
                <text:p>0.952246</text:p>
              </table:table-cell>
              <table:table-cell office:value-type="float" office:value="0.957249">
                <text:p>0.957249</text:p>
              </table:table-cell>
              <table:table-cell office:value-type="float" office:value="0.957249">
                <text:p>0.957249</text:p>
              </table:table-cell>
              <table:table-cell office:value-type="float" office:value="0.957434">
                <text:p>0.957434</text:p>
              </table:table-cell>
              <table:table-cell office:value-type="float" office:value="0.96278">
                <text:p>0.96278</text:p>
              </table:table-cell>
              <table:table-cell office:value-type="float" office:value="0.96278">
                <text:p>0.96278</text:p>
              </table:table-cell>
              <table:table-cell office:value-type="float" office:value="0.957431">
                <text:p>0.957431</text:p>
              </table:table-cell>
              <table:table-cell office:value-type="float" office:value="0.958382">
                <text:p>0.958382</text:p>
              </table:table-cell>
              <table:table-cell office:value-type="float" office:value="0.958382">
                <text:p>0.958382</text:p>
              </table:table-cell>
              <table:table-cell office:value-type="float" office:value="0.954582">
                <text:p>0.954582</text:p>
              </table:table-cell>
              <table:table-cell office:value-type="float" office:value="0.954582">
                <text:p>0.954582</text:p>
              </table:table-cell>
              <table:table-cell office:value-type="float" office:value="0.961921">
                <text:p>0.961921</text:p>
              </table:table-cell>
              <table:table-cell office:value-type="float" office:value="0.963582">
                <text:p>0.963582</text:p>
              </table:table-cell>
              <table:table-cell office:value-type="float" office:value="0.963582">
                <text:p>0.963582</text:p>
              </table:table-cell>
              <table:table-cell office:value-type="float" office:value="0.967449">
                <text:p>0.967449</text:p>
              </table:table-cell>
              <table:table-cell office:value-type="float" office:value="0.965003">
                <text:p>0.965003</text:p>
              </table:table-cell>
              <table:table-cell office:value-type="float" office:value="0.965003">
                <text:p>0.965003</text:p>
              </table:table-cell>
              <table:table-cell office:value-type="float" office:value="0.95889">
                <text:p>0.95889</text:p>
              </table:table-cell>
              <table:table-cell office:value-type="float" office:value="0.971451">
                <text:p>0.971451</text:p>
              </table:table-cell>
              <table:table-cell office:value-type="float" office:value="0.960218">
                <text:p>0.960218</text:p>
              </table:table-cell>
              <table:table-cell office:value-type="float" office:value="0.960218">
                <text:p>0.960218</text:p>
              </table:table-cell>
              <table:table-cell office:value-type="float" office:value="0.959027">
                <text:p>0.959027</text:p>
              </table:table-cell>
              <table:table-cell office:value-type="float" office:value="0.96547">
                <text:p>0.96547</text:p>
              </table:table-cell>
              <table:table-cell office:value-type="float" office:value="0.96547">
                <text:p>0.96547</text:p>
              </table:table-cell>
              <table:table-cell office:value-type="float" office:value="0.95696">
                <text:p>0.95696</text:p>
              </table:table-cell>
              <table:table-cell office:value-type="float" office:value="0.95696">
                <text:p>0.95696</text:p>
              </table:table-cell>
              <table:table-cell office:value-type="float" office:value="0.955483">
                <text:p>0.9554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9113">
                <text:p>0.959113</text:p>
              </table:table-cell>
              <table:table-cell office:value-type="float" office:value="0.962224">
                <text:p>0.962224</text:p>
              </table:table-cell>
              <table:table-cell office:value-type="float" office:value="0.952494">
                <text:p>0.952494</text:p>
              </table:table-cell>
              <table:table-cell office:value-type="float" office:value="0.952494">
                <text:p>0.952494</text:p>
              </table:table-cell>
              <table:table-cell office:value-type="float" office:value="0.957378">
                <text:p>0.957378</text:p>
              </table:table-cell>
              <table:table-cell office:value-type="float" office:value="0.957378">
                <text:p>0.957378</text:p>
              </table:table-cell>
              <table:table-cell office:value-type="float" office:value="0.957534">
                <text:p>0.957534</text:p>
              </table:table-cell>
              <table:table-cell office:value-type="float" office:value="0.9635">
                <text:p>0.9635</text:p>
              </table:table-cell>
              <table:table-cell office:value-type="float" office:value="0.9635">
                <text:p>0.9635</text:p>
              </table:table-cell>
              <table:table-cell office:value-type="float" office:value="0.957497">
                <text:p>0.957497</text:p>
              </table:table-cell>
              <table:table-cell office:value-type="float" office:value="0.957811">
                <text:p>0.957811</text:p>
              </table:table-cell>
              <table:table-cell office:value-type="float" office:value="0.957811">
                <text:p>0.957811</text:p>
              </table:table-cell>
              <table:table-cell office:value-type="float" office:value="0.95556">
                <text:p>0.95556</text:p>
              </table:table-cell>
              <table:table-cell office:value-type="float" office:value="0.95556">
                <text:p>0.95556</text:p>
              </table:table-cell>
              <table:table-cell office:value-type="float" office:value="0.962245">
                <text:p>0.962245</text:p>
              </table:table-cell>
              <table:table-cell office:value-type="float" office:value="0.964549">
                <text:p>0.964549</text:p>
              </table:table-cell>
              <table:table-cell office:value-type="float" office:value="0.964549">
                <text:p>0.964549</text:p>
              </table:table-cell>
              <table:table-cell office:value-type="float" office:value="0.968815">
                <text:p>0.968815</text:p>
              </table:table-cell>
              <table:table-cell office:value-type="float" office:value="0.965473">
                <text:p>0.965473</text:p>
              </table:table-cell>
              <table:table-cell office:value-type="float" office:value="0.965473">
                <text:p>0.965473</text:p>
              </table:table-cell>
              <table:table-cell office:value-type="float" office:value="0.958222">
                <text:p>0.958222</text:p>
              </table:table-cell>
              <table:table-cell office:value-type="float" office:value="0.971073">
                <text:p>0.971073</text:p>
              </table:table-cell>
              <table:table-cell office:value-type="float" office:value="0.959668">
                <text:p>0.959668</text:p>
              </table:table-cell>
              <table:table-cell office:value-type="float" office:value="0.959668">
                <text:p>0.959668</text:p>
              </table:table-cell>
              <table:table-cell office:value-type="float" office:value="0.958955">
                <text:p>0.958955</text:p>
              </table:table-cell>
              <table:table-cell office:value-type="float" office:value="0.964964">
                <text:p>0.964964</text:p>
              </table:table-cell>
              <table:table-cell office:value-type="float" office:value="0.964964">
                <text:p>0.964964</text:p>
              </table:table-cell>
              <table:table-cell office:value-type="float" office:value="0.957235">
                <text:p>0.957235</text:p>
              </table:table-cell>
              <table:table-cell office:value-type="float" office:value="0.957235">
                <text:p>0.957235</text:p>
              </table:table-cell>
              <table:table-cell office:value-type="float" office:value="0.955399">
                <text:p>0.955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8173">
                <text:p>0.958173</text:p>
              </table:table-cell>
              <table:table-cell office:value-type="float" office:value="0.962335">
                <text:p>0.962335</text:p>
              </table:table-cell>
              <table:table-cell office:value-type="float" office:value="0.953872">
                <text:p>0.953872</text:p>
              </table:table-cell>
              <table:table-cell office:value-type="float" office:value="0.953872">
                <text:p>0.953872</text:p>
              </table:table-cell>
              <table:table-cell office:value-type="float" office:value="0.956948">
                <text:p>0.956948</text:p>
              </table:table-cell>
              <table:table-cell office:value-type="float" office:value="0.956948">
                <text:p>0.956948</text:p>
              </table:table-cell>
              <table:table-cell office:value-type="float" office:value="0.957638">
                <text:p>0.957638</text:p>
              </table:table-cell>
              <table:table-cell office:value-type="float" office:value="0.963275">
                <text:p>0.963275</text:p>
              </table:table-cell>
              <table:table-cell office:value-type="float" office:value="0.963275">
                <text:p>0.963275</text:p>
              </table:table-cell>
              <table:table-cell office:value-type="float" office:value="0.956877">
                <text:p>0.956877</text:p>
              </table:table-cell>
              <table:table-cell office:value-type="float" office:value="0.957948">
                <text:p>0.957948</text:p>
              </table:table-cell>
              <table:table-cell office:value-type="float" office:value="0.957948">
                <text:p>0.957948</text:p>
              </table:table-cell>
              <table:table-cell office:value-type="float" office:value="0.955857">
                <text:p>0.955857</text:p>
              </table:table-cell>
              <table:table-cell office:value-type="float" office:value="0.955857">
                <text:p>0.955857</text:p>
              </table:table-cell>
              <table:table-cell office:value-type="float" office:value="0.962087">
                <text:p>0.962087</text:p>
              </table:table-cell>
              <table:table-cell office:value-type="float" office:value="0.964261">
                <text:p>0.964261</text:p>
              </table:table-cell>
              <table:table-cell office:value-type="float" office:value="0.964261">
                <text:p>0.964261</text:p>
              </table:table-cell>
              <table:table-cell office:value-type="float" office:value="0.969007">
                <text:p>0.969007</text:p>
              </table:table-cell>
              <table:table-cell office:value-type="float" office:value="0.965677">
                <text:p>0.965677</text:p>
              </table:table-cell>
              <table:table-cell office:value-type="float" office:value="0.965677">
                <text:p>0.965677</text:p>
              </table:table-cell>
              <table:table-cell office:value-type="float" office:value="0.958289">
                <text:p>0.958289</text:p>
              </table:table-cell>
              <table:table-cell office:value-type="float" office:value="0.971098">
                <text:p>0.971098</text:p>
              </table:table-cell>
              <table:table-cell office:value-type="float" office:value="0.959583">
                <text:p>0.959583</text:p>
              </table:table-cell>
              <table:table-cell office:value-type="float" office:value="0.959583">
                <text:p>0.959583</text:p>
              </table:table-cell>
              <table:table-cell office:value-type="float" office:value="0.960149">
                <text:p>0.960149</text:p>
              </table:table-cell>
              <table:table-cell office:value-type="float" office:value="0.964832">
                <text:p>0.964832</text:p>
              </table:table-cell>
              <table:table-cell office:value-type="float" office:value="0.964832">
                <text:p>0.964832</text:p>
              </table:table-cell>
              <table:table-cell office:value-type="float" office:value="0.957611">
                <text:p>0.957611</text:p>
              </table:table-cell>
              <table:table-cell office:value-type="float" office:value="0.957611">
                <text:p>0.957611</text:p>
              </table:table-cell>
              <table:table-cell office:value-type="float" office:value="0.956013">
                <text:p>0.9560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58495">
                <text:p>0.958495</text:p>
              </table:table-cell>
              <table:table-cell office:value-type="float" office:value="0.962345">
                <text:p>0.962345</text:p>
              </table:table-cell>
              <table:table-cell office:value-type="float" office:value="0.954143">
                <text:p>0.954143</text:p>
              </table:table-cell>
              <table:table-cell office:value-type="float" office:value="0.954143">
                <text:p>0.954143</text:p>
              </table:table-cell>
              <table:table-cell office:value-type="float" office:value="0.956508">
                <text:p>0.956508</text:p>
              </table:table-cell>
              <table:table-cell office:value-type="float" office:value="0.956508">
                <text:p>0.956508</text:p>
              </table:table-cell>
              <table:table-cell office:value-type="float" office:value="0.957111">
                <text:p>0.957111</text:p>
              </table:table-cell>
              <table:table-cell office:value-type="float" office:value="0.962518">
                <text:p>0.962518</text:p>
              </table:table-cell>
              <table:table-cell office:value-type="float" office:value="0.962518">
                <text:p>0.962518</text:p>
              </table:table-cell>
              <table:table-cell office:value-type="float" office:value="0.956873">
                <text:p>0.956873</text:p>
              </table:table-cell>
              <table:table-cell office:value-type="float" office:value="0.9579">
                <text:p>0.9579</text:p>
              </table:table-cell>
              <table:table-cell office:value-type="float" office:value="0.9579">
                <text:p>0.9579</text:p>
              </table:table-cell>
              <table:table-cell office:value-type="float" office:value="0.95601">
                <text:p>0.95601</text:p>
              </table:table-cell>
              <table:table-cell office:value-type="float" office:value="0.95601">
                <text:p>0.95601</text:p>
              </table:table-cell>
              <table:table-cell office:value-type="float" office:value="0.961719">
                <text:p>0.961719</text:p>
              </table:table-cell>
              <table:table-cell office:value-type="float" office:value="0.965063">
                <text:p>0.965063</text:p>
              </table:table-cell>
              <table:table-cell office:value-type="float" office:value="0.965063">
                <text:p>0.965063</text:p>
              </table:table-cell>
              <table:table-cell office:value-type="float" office:value="0.96851">
                <text:p>0.96851</text:p>
              </table:table-cell>
              <table:table-cell office:value-type="float" office:value="0.965732">
                <text:p>0.965732</text:p>
              </table:table-cell>
              <table:table-cell office:value-type="float" office:value="0.965732">
                <text:p>0.965732</text:p>
              </table:table-cell>
              <table:table-cell office:value-type="float" office:value="0.95788">
                <text:p>0.95788</text:p>
              </table:table-cell>
              <table:table-cell office:value-type="float" office:value="0.970824">
                <text:p>0.970824</text:p>
              </table:table-cell>
              <table:table-cell office:value-type="float" office:value="0.959436">
                <text:p>0.959436</text:p>
              </table:table-cell>
              <table:table-cell office:value-type="float" office:value="0.959436">
                <text:p>0.959436</text:p>
              </table:table-cell>
              <table:table-cell office:value-type="float" office:value="0.960063">
                <text:p>0.960063</text:p>
              </table:table-cell>
              <table:table-cell office:value-type="float" office:value="0.964641">
                <text:p>0.964641</text:p>
              </table:table-cell>
              <table:table-cell office:value-type="float" office:value="0.964641">
                <text:p>0.964641</text:p>
              </table:table-cell>
              <table:table-cell office:value-type="float" office:value="0.958132">
                <text:p>0.958132</text:p>
              </table:table-cell>
              <table:table-cell office:value-type="float" office:value="0.958132">
                <text:p>0.958132</text:p>
              </table:table-cell>
              <table:table-cell office:value-type="float" office:value="0.956419">
                <text:p>0.9564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7879">
                <text:p>0.957879</text:p>
              </table:table-cell>
              <table:table-cell office:value-type="float" office:value="0.962016">
                <text:p>0.962016</text:p>
              </table:table-cell>
              <table:table-cell office:value-type="float" office:value="0.954246">
                <text:p>0.954246</text:p>
              </table:table-cell>
              <table:table-cell office:value-type="float" office:value="0.954246">
                <text:p>0.954246</text:p>
              </table:table-cell>
              <table:table-cell office:value-type="float" office:value="0.956691">
                <text:p>0.956691</text:p>
              </table:table-cell>
              <table:table-cell office:value-type="float" office:value="0.956691">
                <text:p>0.956691</text:p>
              </table:table-cell>
              <table:table-cell office:value-type="float" office:value="0.957372">
                <text:p>0.957372</text:p>
              </table:table-cell>
              <table:table-cell office:value-type="float" office:value="0.962713">
                <text:p>0.962713</text:p>
              </table:table-cell>
              <table:table-cell office:value-type="float" office:value="0.962713">
                <text:p>0.962713</text:p>
              </table:table-cell>
              <table:table-cell office:value-type="float" office:value="0.9557">
                <text:p>0.9557</text:p>
              </table:table-cell>
              <table:table-cell office:value-type="float" office:value="0.9574">
                <text:p>0.9574</text:p>
              </table:table-cell>
              <table:table-cell office:value-type="float" office:value="0.9574">
                <text:p>0.9574</text:p>
              </table:table-cell>
              <table:table-cell office:value-type="float" office:value="0.95558">
                <text:p>0.95558</text:p>
              </table:table-cell>
              <table:table-cell office:value-type="float" office:value="0.95558">
                <text:p>0.95558</text:p>
              </table:table-cell>
              <table:table-cell office:value-type="float" office:value="0.962275">
                <text:p>0.962275</text:p>
              </table:table-cell>
              <table:table-cell office:value-type="float" office:value="0.965173">
                <text:p>0.965173</text:p>
              </table:table-cell>
              <table:table-cell office:value-type="float" office:value="0.965173">
                <text:p>0.965173</text:p>
              </table:table-cell>
              <table:table-cell office:value-type="float" office:value="0.967053">
                <text:p>0.967053</text:p>
              </table:table-cell>
              <table:table-cell office:value-type="float" office:value="0.965245">
                <text:p>0.965245</text:p>
              </table:table-cell>
              <table:table-cell office:value-type="float" office:value="0.965245">
                <text:p>0.965245</text:p>
              </table:table-cell>
              <table:table-cell office:value-type="float" office:value="0.957771">
                <text:p>0.957771</text:p>
              </table:table-cell>
              <table:table-cell office:value-type="float" office:value="0.970776">
                <text:p>0.970776</text:p>
              </table:table-cell>
              <table:table-cell office:value-type="float" office:value="0.959127">
                <text:p>0.959127</text:p>
              </table:table-cell>
              <table:table-cell office:value-type="float" office:value="0.959127">
                <text:p>0.959127</text:p>
              </table:table-cell>
              <table:table-cell office:value-type="float" office:value="0.960101">
                <text:p>0.960101</text:p>
              </table:table-cell>
              <table:table-cell office:value-type="float" office:value="0.964004">
                <text:p>0.964004</text:p>
              </table:table-cell>
              <table:table-cell office:value-type="float" office:value="0.964004">
                <text:p>0.964004</text:p>
              </table:table-cell>
              <table:table-cell office:value-type="float" office:value="0.958209">
                <text:p>0.958209</text:p>
              </table:table-cell>
              <table:table-cell office:value-type="float" office:value="0.958209">
                <text:p>0.958209</text:p>
              </table:table-cell>
              <table:table-cell office:value-type="float" office:value="0.956909">
                <text:p>0.9569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57415">
                <text:p>0.957415</text:p>
              </table:table-cell>
              <table:table-cell office:value-type="float" office:value="0.96247">
                <text:p>0.96247</text:p>
              </table:table-cell>
              <table:table-cell office:value-type="float" office:value="0.954471">
                <text:p>0.954471</text:p>
              </table:table-cell>
              <table:table-cell office:value-type="float" office:value="0.954471">
                <text:p>0.954471</text:p>
              </table:table-cell>
              <table:table-cell office:value-type="float" office:value="0.956974">
                <text:p>0.956974</text:p>
              </table:table-cell>
              <table:table-cell office:value-type="float" office:value="0.956974">
                <text:p>0.956974</text:p>
              </table:table-cell>
              <table:table-cell office:value-type="float" office:value="0.956652">
                <text:p>0.956652</text:p>
              </table:table-cell>
              <table:table-cell office:value-type="float" office:value="0.96295">
                <text:p>0.96295</text:p>
              </table:table-cell>
              <table:table-cell office:value-type="float" office:value="0.96295">
                <text:p>0.96295</text:p>
              </table:table-cell>
              <table:table-cell office:value-type="float" office:value="0.956332">
                <text:p>0.956332</text:p>
              </table:table-cell>
              <table:table-cell office:value-type="float" office:value="0.957707">
                <text:p>0.957707</text:p>
              </table:table-cell>
              <table:table-cell office:value-type="float" office:value="0.957707">
                <text:p>0.957707</text:p>
              </table:table-cell>
              <table:table-cell office:value-type="float" office:value="0.956321">
                <text:p>0.956321</text:p>
              </table:table-cell>
              <table:table-cell office:value-type="float" office:value="0.956321">
                <text:p>0.956321</text:p>
              </table:table-cell>
              <table:table-cell office:value-type="float" office:value="0.962074">
                <text:p>0.962074</text:p>
              </table:table-cell>
              <table:table-cell office:value-type="float" office:value="0.965053">
                <text:p>0.965053</text:p>
              </table:table-cell>
              <table:table-cell office:value-type="float" office:value="0.965053">
                <text:p>0.965053</text:p>
              </table:table-cell>
              <table:table-cell office:value-type="float" office:value="0.966999">
                <text:p>0.966999</text:p>
              </table:table-cell>
              <table:table-cell office:value-type="float" office:value="0.965154">
                <text:p>0.965154</text:p>
              </table:table-cell>
              <table:table-cell office:value-type="float" office:value="0.965154">
                <text:p>0.965154</text:p>
              </table:table-cell>
              <table:table-cell office:value-type="float" office:value="0.958057">
                <text:p>0.958057</text:p>
              </table:table-cell>
              <table:table-cell office:value-type="float" office:value="0.971655">
                <text:p>0.971655</text:p>
              </table:table-cell>
              <table:table-cell office:value-type="float" office:value="0.959672">
                <text:p>0.959672</text:p>
              </table:table-cell>
              <table:table-cell office:value-type="float" office:value="0.959672">
                <text:p>0.959672</text:p>
              </table:table-cell>
              <table:table-cell office:value-type="float" office:value="0.960123">
                <text:p>0.960123</text:p>
              </table:table-cell>
              <table:table-cell office:value-type="float" office:value="0.963766">
                <text:p>0.963766</text:p>
              </table:table-cell>
              <table:table-cell office:value-type="float" office:value="0.963766">
                <text:p>0.963766</text:p>
              </table:table-cell>
              <table:table-cell office:value-type="float" office:value="0.958397">
                <text:p>0.958397</text:p>
              </table:table-cell>
              <table:table-cell office:value-type="float" office:value="0.958397">
                <text:p>0.958397</text:p>
              </table:table-cell>
              <table:table-cell office:value-type="float" office:value="0.957054">
                <text:p>0.9570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8452">
                <text:p>0.958452</text:p>
              </table:table-cell>
              <table:table-cell office:value-type="float" office:value="0.961821">
                <text:p>0.961821</text:p>
              </table:table-cell>
              <table:table-cell office:value-type="float" office:value="0.954825">
                <text:p>0.954825</text:p>
              </table:table-cell>
              <table:table-cell office:value-type="float" office:value="0.954825">
                <text:p>0.954825</text:p>
              </table:table-cell>
              <table:table-cell office:value-type="float" office:value="0.956415">
                <text:p>0.956415</text:p>
              </table:table-cell>
              <table:table-cell office:value-type="float" office:value="0.956415">
                <text:p>0.956415</text:p>
              </table:table-cell>
              <table:table-cell office:value-type="float" office:value="0.956867">
                <text:p>0.956867</text:p>
              </table:table-cell>
              <table:table-cell office:value-type="float" office:value="0.962428">
                <text:p>0.962428</text:p>
              </table:table-cell>
              <table:table-cell office:value-type="float" office:value="0.962428">
                <text:p>0.962428</text:p>
              </table:table-cell>
              <table:table-cell office:value-type="float" office:value="0.956894">
                <text:p>0.956894</text:p>
              </table:table-cell>
              <table:table-cell office:value-type="float" office:value="0.957624">
                <text:p>0.957624</text:p>
              </table:table-cell>
              <table:table-cell office:value-type="float" office:value="0.957624">
                <text:p>0.957624</text:p>
              </table:table-cell>
              <table:table-cell office:value-type="float" office:value="0.956674">
                <text:p>0.956674</text:p>
              </table:table-cell>
              <table:table-cell office:value-type="float" office:value="0.956674">
                <text:p>0.956674</text:p>
              </table:table-cell>
              <table:table-cell office:value-type="float" office:value="0.961879">
                <text:p>0.961879</text:p>
              </table:table-cell>
              <table:table-cell office:value-type="float" office:value="0.965126">
                <text:p>0.965126</text:p>
              </table:table-cell>
              <table:table-cell office:value-type="float" office:value="0.965126">
                <text:p>0.965126</text:p>
              </table:table-cell>
              <table:table-cell office:value-type="float" office:value="0.967572">
                <text:p>0.967572</text:p>
              </table:table-cell>
              <table:table-cell office:value-type="float" office:value="0.964677">
                <text:p>0.964677</text:p>
              </table:table-cell>
              <table:table-cell office:value-type="float" office:value="0.964677">
                <text:p>0.964677</text:p>
              </table:table-cell>
              <table:table-cell office:value-type="float" office:value="0.958035">
                <text:p>0.958035</text:p>
              </table:table-cell>
              <table:table-cell office:value-type="float" office:value="0.97097">
                <text:p>0.97097</text:p>
              </table:table-cell>
              <table:table-cell office:value-type="float" office:value="0.959085">
                <text:p>0.959085</text:p>
              </table:table-cell>
              <table:table-cell office:value-type="float" office:value="0.959085">
                <text:p>0.959085</text:p>
              </table:table-cell>
              <table:table-cell office:value-type="float" office:value="0.959791">
                <text:p>0.959791</text:p>
              </table:table-cell>
              <table:table-cell office:value-type="float" office:value="0.96346">
                <text:p>0.96346</text:p>
              </table:table-cell>
              <table:table-cell office:value-type="float" office:value="0.96346">
                <text:p>0.96346</text:p>
              </table:table-cell>
              <table:table-cell office:value-type="float" office:value="0.958494">
                <text:p>0.958494</text:p>
              </table:table-cell>
              <table:table-cell office:value-type="float" office:value="0.958494">
                <text:p>0.958494</text:p>
              </table:table-cell>
              <table:table-cell office:value-type="float" office:value="0.956621">
                <text:p>0.9566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8645">
                <text:p>0.958645</text:p>
              </table:table-cell>
              <table:table-cell office:value-type="float" office:value="0.961824">
                <text:p>0.961824</text:p>
              </table:table-cell>
              <table:table-cell office:value-type="float" office:value="0.954205">
                <text:p>0.954205</text:p>
              </table:table-cell>
              <table:table-cell office:value-type="float" office:value="0.954205">
                <text:p>0.954205</text:p>
              </table:table-cell>
              <table:table-cell office:value-type="float" office:value="0.957999">
                <text:p>0.957999</text:p>
              </table:table-cell>
              <table:table-cell office:value-type="float" office:value="0.957999">
                <text:p>0.957999</text:p>
              </table:table-cell>
              <table:table-cell office:value-type="float" office:value="0.956529">
                <text:p>0.956529</text:p>
              </table:table-cell>
              <table:table-cell office:value-type="float" office:value="0.962081">
                <text:p>0.962081</text:p>
              </table:table-cell>
              <table:table-cell office:value-type="float" office:value="0.962081">
                <text:p>0.962081</text:p>
              </table:table-cell>
              <table:table-cell office:value-type="float" office:value="0.957209">
                <text:p>0.957209</text:p>
              </table:table-cell>
              <table:table-cell office:value-type="float" office:value="0.957446">
                <text:p>0.957446</text:p>
              </table:table-cell>
              <table:table-cell office:value-type="float" office:value="0.957446">
                <text:p>0.957446</text:p>
              </table:table-cell>
              <table:table-cell office:value-type="float" office:value="0.957503">
                <text:p>0.957503</text:p>
              </table:table-cell>
              <table:table-cell office:value-type="float" office:value="0.957503">
                <text:p>0.957503</text:p>
              </table:table-cell>
              <table:table-cell office:value-type="float" office:value="0.962301">
                <text:p>0.962301</text:p>
              </table:table-cell>
              <table:table-cell office:value-type="float" office:value="0.965287">
                <text:p>0.965287</text:p>
              </table:table-cell>
              <table:table-cell office:value-type="float" office:value="0.965287">
                <text:p>0.965287</text:p>
              </table:table-cell>
              <table:table-cell office:value-type="float" office:value="0.96852">
                <text:p>0.96852</text:p>
              </table:table-cell>
              <table:table-cell office:value-type="float" office:value="0.9644">
                <text:p>0.9644</text:p>
              </table:table-cell>
              <table:table-cell office:value-type="float" office:value="0.9644">
                <text:p>0.9644</text:p>
              </table:table-cell>
              <table:table-cell office:value-type="float" office:value="0.95793">
                <text:p>0.95793</text:p>
              </table:table-cell>
              <table:table-cell office:value-type="float" office:value="0.97039">
                <text:p>0.97039</text:p>
              </table:table-cell>
              <table:table-cell office:value-type="float" office:value="0.959495">
                <text:p>0.959495</text:p>
              </table:table-cell>
              <table:table-cell office:value-type="float" office:value="0.959495">
                <text:p>0.959495</text:p>
              </table:table-cell>
              <table:table-cell office:value-type="float" office:value="0.958936">
                <text:p>0.958936</text:p>
              </table:table-cell>
              <table:table-cell office:value-type="float" office:value="0.963109">
                <text:p>0.963109</text:p>
              </table:table-cell>
              <table:table-cell office:value-type="float" office:value="0.963109">
                <text:p>0.963109</text:p>
              </table:table-cell>
              <table:table-cell office:value-type="float" office:value="0.958636">
                <text:p>0.958636</text:p>
              </table:table-cell>
              <table:table-cell office:value-type="float" office:value="0.958636">
                <text:p>0.958636</text:p>
              </table:table-cell>
              <table:table-cell office:value-type="float" office:value="0.955771">
                <text:p>0.9557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9346">
                <text:p>0.959346</text:p>
              </table:table-cell>
              <table:table-cell office:value-type="float" office:value="0.961398">
                <text:p>0.961398</text:p>
              </table:table-cell>
              <table:table-cell office:value-type="float" office:value="0.953978">
                <text:p>0.953978</text:p>
              </table:table-cell>
              <table:table-cell office:value-type="float" office:value="0.953978">
                <text:p>0.953978</text:p>
              </table:table-cell>
              <table:table-cell office:value-type="float" office:value="0.957959">
                <text:p>0.957959</text:p>
              </table:table-cell>
              <table:table-cell office:value-type="float" office:value="0.957959">
                <text:p>0.957959</text:p>
              </table:table-cell>
              <table:table-cell office:value-type="float" office:value="0.956705">
                <text:p>0.956705</text:p>
              </table:table-cell>
              <table:table-cell office:value-type="float" office:value="0.961977">
                <text:p>0.961977</text:p>
              </table:table-cell>
              <table:table-cell office:value-type="float" office:value="0.961977">
                <text:p>0.961977</text:p>
              </table:table-cell>
              <table:table-cell office:value-type="float" office:value="0.9572">
                <text:p>0.9572</text:p>
              </table:table-cell>
              <table:table-cell office:value-type="float" office:value="0.957477">
                <text:p>0.957477</text:p>
              </table:table-cell>
              <table:table-cell office:value-type="float" office:value="0.957477">
                <text:p>0.957477</text:p>
              </table:table-cell>
              <table:table-cell office:value-type="float" office:value="0.958498">
                <text:p>0.958498</text:p>
              </table:table-cell>
              <table:table-cell office:value-type="float" office:value="0.958498">
                <text:p>0.958498</text:p>
              </table:table-cell>
              <table:table-cell office:value-type="float" office:value="0.961319">
                <text:p>0.961319</text:p>
              </table:table-cell>
              <table:table-cell office:value-type="float" office:value="0.965743">
                <text:p>0.965743</text:p>
              </table:table-cell>
              <table:table-cell office:value-type="float" office:value="0.965743">
                <text:p>0.965743</text:p>
              </table:table-cell>
              <table:table-cell office:value-type="float" office:value="0.967645">
                <text:p>0.967645</text:p>
              </table:table-cell>
              <table:table-cell office:value-type="float" office:value="0.964623">
                <text:p>0.964623</text:p>
              </table:table-cell>
              <table:table-cell office:value-type="float" office:value="0.964623">
                <text:p>0.964623</text:p>
              </table:table-cell>
              <table:table-cell office:value-type="float" office:value="0.9581">
                <text:p>0.9581</text:p>
              </table:table-cell>
              <table:table-cell office:value-type="float" office:value="0.970755">
                <text:p>0.970755</text:p>
              </table:table-cell>
              <table:table-cell office:value-type="float" office:value="0.958808">
                <text:p>0.958808</text:p>
              </table:table-cell>
              <table:table-cell office:value-type="float" office:value="0.958808">
                <text:p>0.958808</text:p>
              </table:table-cell>
              <table:table-cell office:value-type="float" office:value="0.958187">
                <text:p>0.958187</text:p>
              </table:table-cell>
              <table:table-cell office:value-type="float" office:value="0.963284">
                <text:p>0.963284</text:p>
              </table:table-cell>
              <table:table-cell office:value-type="float" office:value="0.963284">
                <text:p>0.963284</text:p>
              </table:table-cell>
              <table:table-cell office:value-type="float" office:value="0.959074">
                <text:p>0.959074</text:p>
              </table:table-cell>
              <table:table-cell office:value-type="float" office:value="0.959074">
                <text:p>0.959074</text:p>
              </table:table-cell>
              <table:table-cell office:value-type="float" office:value="0.954854">
                <text:p>0.9548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9774">
                <text:p>0.959774</text:p>
              </table:table-cell>
              <table:table-cell office:value-type="float" office:value="0.961736">
                <text:p>0.961736</text:p>
              </table:table-cell>
              <table:table-cell office:value-type="float" office:value="0.953614">
                <text:p>0.953614</text:p>
              </table:table-cell>
              <table:table-cell office:value-type="float" office:value="0.953614">
                <text:p>0.953614</text:p>
              </table:table-cell>
              <table:table-cell office:value-type="float" office:value="0.95717">
                <text:p>0.95717</text:p>
              </table:table-cell>
              <table:table-cell office:value-type="float" office:value="0.95717">
                <text:p>0.95717</text:p>
              </table:table-cell>
              <table:table-cell office:value-type="float" office:value="0.956363">
                <text:p>0.956363</text:p>
              </table:table-cell>
              <table:table-cell office:value-type="float" office:value="0.961459">
                <text:p>0.961459</text:p>
              </table:table-cell>
              <table:table-cell office:value-type="float" office:value="0.961459">
                <text:p>0.961459</text:p>
              </table:table-cell>
              <table:table-cell office:value-type="float" office:value="0.958148">
                <text:p>0.958148</text:p>
              </table:table-cell>
              <table:table-cell office:value-type="float" office:value="0.957473">
                <text:p>0.957473</text:p>
              </table:table-cell>
              <table:table-cell office:value-type="float" office:value="0.957473">
                <text:p>0.957473</text:p>
              </table:table-cell>
              <table:table-cell office:value-type="float" office:value="0.957839">
                <text:p>0.957839</text:p>
              </table:table-cell>
              <table:table-cell office:value-type="float" office:value="0.957839">
                <text:p>0.957839</text:p>
              </table:table-cell>
              <table:table-cell office:value-type="float" office:value="0.960994">
                <text:p>0.960994</text:p>
              </table:table-cell>
              <table:table-cell office:value-type="float" office:value="0.965679">
                <text:p>0.965679</text:p>
              </table:table-cell>
              <table:table-cell office:value-type="float" office:value="0.965679">
                <text:p>0.965679</text:p>
              </table:table-cell>
              <table:table-cell office:value-type="float" office:value="0.967428">
                <text:p>0.967428</text:p>
              </table:table-cell>
              <table:table-cell office:value-type="float" office:value="0.964626">
                <text:p>0.964626</text:p>
              </table:table-cell>
              <table:table-cell office:value-type="float" office:value="0.964626">
                <text:p>0.964626</text:p>
              </table:table-cell>
              <table:table-cell office:value-type="float" office:value="0.9577">
                <text:p>0.9577</text:p>
              </table:table-cell>
              <table:table-cell office:value-type="float" office:value="0.970747">
                <text:p>0.970747</text:p>
              </table:table-cell>
              <table:table-cell office:value-type="float" office:value="0.958544">
                <text:p>0.958544</text:p>
              </table:table-cell>
              <table:table-cell office:value-type="float" office:value="0.958544">
                <text:p>0.958544</text:p>
              </table:table-cell>
              <table:table-cell office:value-type="float" office:value="0.958038">
                <text:p>0.958038</text:p>
              </table:table-cell>
              <table:table-cell office:value-type="float" office:value="0.963807">
                <text:p>0.963807</text:p>
              </table:table-cell>
              <table:table-cell office:value-type="float" office:value="0.963807">
                <text:p>0.963807</text:p>
              </table:table-cell>
              <table:table-cell office:value-type="float" office:value="0.958625">
                <text:p>0.958625</text:p>
              </table:table-cell>
              <table:table-cell office:value-type="float" office:value="0.958625">
                <text:p>0.958625</text:p>
              </table:table-cell>
              <table:table-cell office:value-type="float" office:value="0.955137">
                <text:p>0.955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9656">
                <text:p>0.959656</text:p>
              </table:table-cell>
              <table:table-cell office:value-type="float" office:value="0.961381">
                <text:p>0.961381</text:p>
              </table:table-cell>
              <table:table-cell office:value-type="float" office:value="0.953138">
                <text:p>0.953138</text:p>
              </table:table-cell>
              <table:table-cell office:value-type="float" office:value="0.953138">
                <text:p>0.953138</text:p>
              </table:table-cell>
              <table:table-cell office:value-type="float" office:value="0.957794">
                <text:p>0.957794</text:p>
              </table:table-cell>
              <table:table-cell office:value-type="float" office:value="0.957794">
                <text:p>0.957794</text:p>
              </table:table-cell>
              <table:table-cell office:value-type="float" office:value="0.955998">
                <text:p>0.955998</text:p>
              </table:table-cell>
              <table:table-cell office:value-type="float" office:value="0.960827">
                <text:p>0.960827</text:p>
              </table:table-cell>
              <table:table-cell office:value-type="float" office:value="0.960827">
                <text:p>0.960827</text:p>
              </table:table-cell>
              <table:table-cell office:value-type="float" office:value="0.957954">
                <text:p>0.957954</text:p>
              </table:table-cell>
              <table:table-cell office:value-type="float" office:value="0.957568">
                <text:p>0.957568</text:p>
              </table:table-cell>
              <table:table-cell office:value-type="float" office:value="0.957568">
                <text:p>0.957568</text:p>
              </table:table-cell>
              <table:table-cell office:value-type="float" office:value="0.957187">
                <text:p>0.957187</text:p>
              </table:table-cell>
              <table:table-cell office:value-type="float" office:value="0.957187">
                <text:p>0.957187</text:p>
              </table:table-cell>
              <table:table-cell office:value-type="float" office:value="0.961919">
                <text:p>0.961919</text:p>
              </table:table-cell>
              <table:table-cell office:value-type="float" office:value="0.965431">
                <text:p>0.965431</text:p>
              </table:table-cell>
              <table:table-cell office:value-type="float" office:value="0.965431">
                <text:p>0.965431</text:p>
              </table:table-cell>
              <table:table-cell office:value-type="float" office:value="0.967757">
                <text:p>0.967757</text:p>
              </table:table-cell>
              <table:table-cell office:value-type="float" office:value="0.965079">
                <text:p>0.965079</text:p>
              </table:table-cell>
              <table:table-cell office:value-type="float" office:value="0.965079">
                <text:p>0.965079</text:p>
              </table:table-cell>
              <table:table-cell office:value-type="float" office:value="0.957512">
                <text:p>0.957512</text:p>
              </table:table-cell>
              <table:table-cell office:value-type="float" office:value="0.970807">
                <text:p>0.970807</text:p>
              </table:table-cell>
              <table:table-cell office:value-type="float" office:value="0.958754">
                <text:p>0.958754</text:p>
              </table:table-cell>
              <table:table-cell office:value-type="float" office:value="0.958754">
                <text:p>0.958754</text:p>
              </table:table-cell>
              <table:table-cell office:value-type="float" office:value="0.957257">
                <text:p>0.957257</text:p>
              </table:table-cell>
              <table:table-cell office:value-type="float" office:value="0.964318">
                <text:p>0.964318</text:p>
              </table:table-cell>
              <table:table-cell office:value-type="float" office:value="0.964318">
                <text:p>0.964318</text:p>
              </table:table-cell>
              <table:table-cell office:value-type="float" office:value="0.957264">
                <text:p>0.957264</text:p>
              </table:table-cell>
              <table:table-cell office:value-type="float" office:value="0.957264">
                <text:p>0.957264</text:p>
              </table:table-cell>
              <table:table-cell office:value-type="float" office:value="0.954434">
                <text:p>0.9544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9417">
                <text:p>0.959417</text:p>
              </table:table-cell>
              <table:table-cell office:value-type="float" office:value="0.961589">
                <text:p>0.961589</text:p>
              </table:table-cell>
              <table:table-cell office:value-type="float" office:value="0.95343">
                <text:p>0.95343</text:p>
              </table:table-cell>
              <table:table-cell office:value-type="float" office:value="0.95343">
                <text:p>0.95343</text:p>
              </table:table-cell>
              <table:table-cell office:value-type="float" office:value="0.957268">
                <text:p>0.957268</text:p>
              </table:table-cell>
              <table:table-cell office:value-type="float" office:value="0.957268">
                <text:p>0.957268</text:p>
              </table:table-cell>
              <table:table-cell office:value-type="float" office:value="0.956845">
                <text:p>0.956845</text:p>
              </table:table-cell>
              <table:table-cell office:value-type="float" office:value="0.960581">
                <text:p>0.960581</text:p>
              </table:table-cell>
              <table:table-cell office:value-type="float" office:value="0.960581">
                <text:p>0.960581</text:p>
              </table:table-cell>
              <table:table-cell office:value-type="float" office:value="0.958443">
                <text:p>0.958443</text:p>
              </table:table-cell>
              <table:table-cell office:value-type="float" office:value="0.957489">
                <text:p>0.957489</text:p>
              </table:table-cell>
              <table:table-cell office:value-type="float" office:value="0.957489">
                <text:p>0.957489</text:p>
              </table:table-cell>
              <table:table-cell office:value-type="float" office:value="0.956629">
                <text:p>0.956629</text:p>
              </table:table-cell>
              <table:table-cell office:value-type="float" office:value="0.956629">
                <text:p>0.956629</text:p>
              </table:table-cell>
              <table:table-cell office:value-type="float" office:value="0.962498">
                <text:p>0.962498</text:p>
              </table:table-cell>
              <table:table-cell office:value-type="float" office:value="0.964659">
                <text:p>0.964659</text:p>
              </table:table-cell>
              <table:table-cell office:value-type="float" office:value="0.964659">
                <text:p>0.964659</text:p>
              </table:table-cell>
              <table:table-cell office:value-type="float" office:value="0.96784">
                <text:p>0.96784</text:p>
              </table:table-cell>
              <table:table-cell office:value-type="float" office:value="0.965315">
                <text:p>0.965315</text:p>
              </table:table-cell>
              <table:table-cell office:value-type="float" office:value="0.965315">
                <text:p>0.965315</text:p>
              </table:table-cell>
              <table:table-cell office:value-type="float" office:value="0.957794">
                <text:p>0.957794</text:p>
              </table:table-cell>
              <table:table-cell office:value-type="float" office:value="0.970348">
                <text:p>0.970348</text:p>
              </table:table-cell>
              <table:table-cell office:value-type="float" office:value="0.958394">
                <text:p>0.958394</text:p>
              </table:table-cell>
              <table:table-cell office:value-type="float" office:value="0.958394">
                <text:p>0.958394</text:p>
              </table:table-cell>
              <table:table-cell office:value-type="float" office:value="0.956739">
                <text:p>0.956739</text:p>
              </table:table-cell>
              <table:table-cell office:value-type="float" office:value="0.963637">
                <text:p>0.963637</text:p>
              </table:table-cell>
              <table:table-cell office:value-type="float" office:value="0.963637">
                <text:p>0.963637</text:p>
              </table:table-cell>
              <table:table-cell office:value-type="float" office:value="0.956859">
                <text:p>0.956859</text:p>
              </table:table-cell>
              <table:table-cell office:value-type="float" office:value="0.956859">
                <text:p>0.956859</text:p>
              </table:table-cell>
              <table:table-cell office:value-type="float" office:value="0.954074">
                <text:p>0.9540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9635">
                <text:p>0.959635</text:p>
              </table:table-cell>
              <table:table-cell office:value-type="float" office:value="0.961363">
                <text:p>0.961363</text:p>
              </table:table-cell>
              <table:table-cell office:value-type="float" office:value="0.953803">
                <text:p>0.953803</text:p>
              </table:table-cell>
              <table:table-cell office:value-type="float" office:value="0.953803">
                <text:p>0.953803</text:p>
              </table:table-cell>
              <table:table-cell office:value-type="float" office:value="0.956783">
                <text:p>0.956783</text:p>
              </table:table-cell>
              <table:table-cell office:value-type="float" office:value="0.956783">
                <text:p>0.956783</text:p>
              </table:table-cell>
              <table:table-cell office:value-type="float" office:value="0.957458">
                <text:p>0.957458</text:p>
              </table:table-cell>
              <table:table-cell office:value-type="float" office:value="0.96106">
                <text:p>0.96106</text:p>
              </table:table-cell>
              <table:table-cell office:value-type="float" office:value="0.96106">
                <text:p>0.96106</text:p>
              </table:table-cell>
              <table:table-cell office:value-type="float" office:value="0.959368">
                <text:p>0.959368</text:p>
              </table:table-cell>
              <table:table-cell office:value-type="float" office:value="0.957203">
                <text:p>0.957203</text:p>
              </table:table-cell>
              <table:table-cell office:value-type="float" office:value="0.957203">
                <text:p>0.957203</text:p>
              </table:table-cell>
              <table:table-cell office:value-type="float" office:value="0.956885">
                <text:p>0.956885</text:p>
              </table:table-cell>
              <table:table-cell office:value-type="float" office:value="0.956885">
                <text:p>0.956885</text:p>
              </table:table-cell>
              <table:table-cell office:value-type="float" office:value="0.963015">
                <text:p>0.963015</text:p>
              </table:table-cell>
              <table:table-cell office:value-type="float" office:value="0.964104">
                <text:p>0.964104</text:p>
              </table:table-cell>
              <table:table-cell office:value-type="float" office:value="0.964104">
                <text:p>0.964104</text:p>
              </table:table-cell>
              <table:table-cell office:value-type="float" office:value="0.96786">
                <text:p>0.96786</text:p>
              </table:table-cell>
              <table:table-cell office:value-type="float" office:value="0.965619">
                <text:p>0.965619</text:p>
              </table:table-cell>
              <table:table-cell office:value-type="float" office:value="0.965619">
                <text:p>0.965619</text:p>
              </table:table-cell>
              <table:table-cell office:value-type="float" office:value="0.958019">
                <text:p>0.958019</text:p>
              </table:table-cell>
              <table:table-cell office:value-type="float" office:value="0.970233">
                <text:p>0.970233</text:p>
              </table:table-cell>
              <table:table-cell office:value-type="float" office:value="0.958105">
                <text:p>0.958105</text:p>
              </table:table-cell>
              <table:table-cell office:value-type="float" office:value="0.958105">
                <text:p>0.958105</text:p>
              </table:table-cell>
              <table:table-cell office:value-type="float" office:value="0.957557">
                <text:p>0.957557</text:p>
              </table:table-cell>
              <table:table-cell office:value-type="float" office:value="0.96347">
                <text:p>0.96347</text:p>
              </table:table-cell>
              <table:table-cell office:value-type="float" office:value="0.96347">
                <text:p>0.96347</text:p>
              </table:table-cell>
              <table:table-cell office:value-type="float" office:value="0.956599">
                <text:p>0.956599</text:p>
              </table:table-cell>
              <table:table-cell office:value-type="float" office:value="0.956599">
                <text:p>0.956599</text:p>
              </table:table-cell>
              <table:table-cell office:value-type="float" office:value="0.954312">
                <text:p>0.9543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59369">
                <text:p>0.959369</text:p>
              </table:table-cell>
              <table:table-cell office:value-type="float" office:value="0.960937">
                <text:p>0.960937</text:p>
              </table:table-cell>
              <table:table-cell office:value-type="float" office:value="0.953887">
                <text:p>0.953887</text:p>
              </table:table-cell>
              <table:table-cell office:value-type="float" office:value="0.953887">
                <text:p>0.953887</text:p>
              </table:table-cell>
              <table:table-cell office:value-type="float" office:value="0.956823">
                <text:p>0.956823</text:p>
              </table:table-cell>
              <table:table-cell office:value-type="float" office:value="0.956823">
                <text:p>0.956823</text:p>
              </table:table-cell>
              <table:table-cell office:value-type="float" office:value="0.95729">
                <text:p>0.95729</text:p>
              </table:table-cell>
              <table:table-cell office:value-type="float" office:value="0.960515">
                <text:p>0.960515</text:p>
              </table:table-cell>
              <table:table-cell office:value-type="float" office:value="0.960515">
                <text:p>0.960515</text:p>
              </table:table-cell>
              <table:table-cell office:value-type="float" office:value="0.95963">
                <text:p>0.95963</text:p>
              </table:table-cell>
              <table:table-cell office:value-type="float" office:value="0.957165">
                <text:p>0.957165</text:p>
              </table:table-cell>
              <table:table-cell office:value-type="float" office:value="0.957165">
                <text:p>0.957165</text:p>
              </table:table-cell>
              <table:table-cell office:value-type="float" office:value="0.957213">
                <text:p>0.957213</text:p>
              </table:table-cell>
              <table:table-cell office:value-type="float" office:value="0.957213">
                <text:p>0.957213</text:p>
              </table:table-cell>
              <table:table-cell office:value-type="float" office:value="0.962738">
                <text:p>0.962738</text:p>
              </table:table-cell>
              <table:table-cell office:value-type="float" office:value="0.963618">
                <text:p>0.963618</text:p>
              </table:table-cell>
              <table:table-cell office:value-type="float" office:value="0.963618">
                <text:p>0.963618</text:p>
              </table:table-cell>
              <table:table-cell office:value-type="float" office:value="0.968607">
                <text:p>0.968607</text:p>
              </table:table-cell>
              <table:table-cell office:value-type="float" office:value="0.964724">
                <text:p>0.964724</text:p>
              </table:table-cell>
              <table:table-cell office:value-type="float" office:value="0.964724">
                <text:p>0.964724</text:p>
              </table:table-cell>
              <table:table-cell office:value-type="float" office:value="0.95773">
                <text:p>0.95773</text:p>
              </table:table-cell>
              <table:table-cell office:value-type="float" office:value="0.970371">
                <text:p>0.970371</text:p>
              </table:table-cell>
              <table:table-cell office:value-type="float" office:value="0.95785">
                <text:p>0.95785</text:p>
              </table:table-cell>
              <table:table-cell office:value-type="float" office:value="0.95785">
                <text:p>0.95785</text:p>
              </table:table-cell>
              <table:table-cell office:value-type="float" office:value="0.957337">
                <text:p>0.957337</text:p>
              </table:table-cell>
              <table:table-cell office:value-type="float" office:value="0.96323">
                <text:p>0.96323</text:p>
              </table:table-cell>
              <table:table-cell office:value-type="float" office:value="0.96323">
                <text:p>0.96323</text:p>
              </table:table-cell>
              <table:table-cell office:value-type="float" office:value="0.956707">
                <text:p>0.956707</text:p>
              </table:table-cell>
              <table:table-cell office:value-type="float" office:value="0.956707">
                <text:p>0.956707</text:p>
              </table:table-cell>
              <table:table-cell office:value-type="float" office:value="0.953889">
                <text:p>0.953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59466">
                <text:p>0.959466</text:p>
              </table:table-cell>
              <table:table-cell office:value-type="float" office:value="0.960338">
                <text:p>0.960338</text:p>
              </table:table-cell>
              <table:table-cell office:value-type="float" office:value="0.953317">
                <text:p>0.953317</text:p>
              </table:table-cell>
              <table:table-cell office:value-type="float" office:value="0.953317">
                <text:p>0.953317</text:p>
              </table:table-cell>
              <table:table-cell office:value-type="float" office:value="0.956595">
                <text:p>0.956595</text:p>
              </table:table-cell>
              <table:table-cell office:value-type="float" office:value="0.956595">
                <text:p>0.956595</text:p>
              </table:table-cell>
              <table:table-cell office:value-type="float" office:value="0.957219">
                <text:p>0.957219</text:p>
              </table:table-cell>
              <table:table-cell office:value-type="float" office:value="0.960619">
                <text:p>0.960619</text:p>
              </table:table-cell>
              <table:table-cell office:value-type="float" office:value="0.960619">
                <text:p>0.960619</text:p>
              </table:table-cell>
              <table:table-cell office:value-type="float" office:value="0.959489">
                <text:p>0.959489</text:p>
              </table:table-cell>
              <table:table-cell office:value-type="float" office:value="0.956987">
                <text:p>0.956987</text:p>
              </table:table-cell>
              <table:table-cell office:value-type="float" office:value="0.956987">
                <text:p>0.956987</text:p>
              </table:table-cell>
              <table:table-cell office:value-type="float" office:value="0.957054">
                <text:p>0.957054</text:p>
              </table:table-cell>
              <table:table-cell office:value-type="float" office:value="0.957054">
                <text:p>0.957054</text:p>
              </table:table-cell>
              <table:table-cell office:value-type="float" office:value="0.963566">
                <text:p>0.963566</text:p>
              </table:table-cell>
              <table:table-cell office:value-type="float" office:value="0.96366">
                <text:p>0.96366</text:p>
              </table:table-cell>
              <table:table-cell office:value-type="float" office:value="0.96366">
                <text:p>0.96366</text:p>
              </table:table-cell>
              <table:table-cell office:value-type="float" office:value="0.968086">
                <text:p>0.968086</text:p>
              </table:table-cell>
              <table:table-cell office:value-type="float" office:value="0.964873">
                <text:p>0.964873</text:p>
              </table:table-cell>
              <table:table-cell office:value-type="float" office:value="0.964873">
                <text:p>0.964873</text:p>
              </table:table-cell>
              <table:table-cell office:value-type="float" office:value="0.957227">
                <text:p>0.957227</text:p>
              </table:table-cell>
              <table:table-cell office:value-type="float" office:value="0.970145">
                <text:p>0.970145</text:p>
              </table:table-cell>
              <table:table-cell office:value-type="float" office:value="0.957573">
                <text:p>0.957573</text:p>
              </table:table-cell>
              <table:table-cell office:value-type="float" office:value="0.957573">
                <text:p>0.957573</text:p>
              </table:table-cell>
              <table:table-cell office:value-type="float" office:value="0.957281">
                <text:p>0.957281</text:p>
              </table:table-cell>
              <table:table-cell office:value-type="float" office:value="0.963931">
                <text:p>0.963931</text:p>
              </table:table-cell>
              <table:table-cell office:value-type="float" office:value="0.963931">
                <text:p>0.963931</text:p>
              </table:table-cell>
              <table:table-cell office:value-type="float" office:value="0.956428">
                <text:p>0.956428</text:p>
              </table:table-cell>
              <table:table-cell office:value-type="float" office:value="0.956428">
                <text:p>0.956428</text:p>
              </table:table-cell>
              <table:table-cell office:value-type="float" office:value="0.954469">
                <text:p>0.9544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9688">
                <text:p>0.959688</text:p>
              </table:table-cell>
              <table:table-cell office:value-type="float" office:value="0.960056">
                <text:p>0.960056</text:p>
              </table:table-cell>
              <table:table-cell office:value-type="float" office:value="0.953072">
                <text:p>0.953072</text:p>
              </table:table-cell>
              <table:table-cell office:value-type="float" office:value="0.953072">
                <text:p>0.953072</text:p>
              </table:table-cell>
              <table:table-cell office:value-type="float" office:value="0.956506">
                <text:p>0.956506</text:p>
              </table:table-cell>
              <table:table-cell office:value-type="float" office:value="0.956506">
                <text:p>0.956506</text:p>
              </table:table-cell>
              <table:table-cell office:value-type="float" office:value="0.956302">
                <text:p>0.956302</text:p>
              </table:table-cell>
              <table:table-cell office:value-type="float" office:value="0.960112">
                <text:p>0.960112</text:p>
              </table:table-cell>
              <table:table-cell office:value-type="float" office:value="0.960112">
                <text:p>0.960112</text:p>
              </table:table-cell>
              <table:table-cell office:value-type="float" office:value="0.959576">
                <text:p>0.959576</text:p>
              </table:table-cell>
              <table:table-cell office:value-type="float" office:value="0.957968">
                <text:p>0.957968</text:p>
              </table:table-cell>
              <table:table-cell office:value-type="float" office:value="0.957968">
                <text:p>0.957968</text:p>
              </table:table-cell>
              <table:table-cell office:value-type="float" office:value="0.957459">
                <text:p>0.957459</text:p>
              </table:table-cell>
              <table:table-cell office:value-type="float" office:value="0.957459">
                <text:p>0.957459</text:p>
              </table:table-cell>
              <table:table-cell office:value-type="float" office:value="0.96328">
                <text:p>0.96328</text:p>
              </table:table-cell>
              <table:table-cell office:value-type="float" office:value="0.963773">
                <text:p>0.963773</text:p>
              </table:table-cell>
              <table:table-cell office:value-type="float" office:value="0.963773">
                <text:p>0.963773</text:p>
              </table:table-cell>
              <table:table-cell office:value-type="float" office:value="0.968716">
                <text:p>0.968716</text:p>
              </table:table-cell>
              <table:table-cell office:value-type="float" office:value="0.963779">
                <text:p>0.963779</text:p>
              </table:table-cell>
              <table:table-cell office:value-type="float" office:value="0.963779">
                <text:p>0.963779</text:p>
              </table:table-cell>
              <table:table-cell office:value-type="float" office:value="0.956594">
                <text:p>0.956594</text:p>
              </table:table-cell>
              <table:table-cell office:value-type="float" office:value="0.970312">
                <text:p>0.970312</text:p>
              </table:table-cell>
              <table:table-cell office:value-type="float" office:value="0.958165">
                <text:p>0.958165</text:p>
              </table:table-cell>
              <table:table-cell office:value-type="float" office:value="0.958165">
                <text:p>0.958165</text:p>
              </table:table-cell>
              <table:table-cell office:value-type="float" office:value="0.957399">
                <text:p>0.957399</text:p>
              </table:table-cell>
              <table:table-cell office:value-type="float" office:value="0.964822">
                <text:p>0.964822</text:p>
              </table:table-cell>
              <table:table-cell office:value-type="float" office:value="0.964822">
                <text:p>0.964822</text:p>
              </table:table-cell>
              <table:table-cell office:value-type="float" office:value="0.956937">
                <text:p>0.956937</text:p>
              </table:table-cell>
              <table:table-cell office:value-type="float" office:value="0.956937">
                <text:p>0.956937</text:p>
              </table:table-cell>
              <table:table-cell office:value-type="float" office:value="0.954697">
                <text:p>0.9546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9589">
                <text:p>0.959589</text:p>
              </table:table-cell>
              <table:table-cell office:value-type="float" office:value="0.95999">
                <text:p>0.95999</text:p>
              </table:table-cell>
              <table:table-cell office:value-type="float" office:value="0.95328">
                <text:p>0.95328</text:p>
              </table:table-cell>
              <table:table-cell office:value-type="float" office:value="0.95328">
                <text:p>0.95328</text:p>
              </table:table-cell>
              <table:table-cell office:value-type="float" office:value="0.956353">
                <text:p>0.956353</text:p>
              </table:table-cell>
              <table:table-cell office:value-type="float" office:value="0.956353">
                <text:p>0.956353</text:p>
              </table:table-cell>
              <table:table-cell office:value-type="float" office:value="0.956029">
                <text:p>0.956029</text:p>
              </table:table-cell>
              <table:table-cell office:value-type="float" office:value="0.960927">
                <text:p>0.960927</text:p>
              </table:table-cell>
              <table:table-cell office:value-type="float" office:value="0.960927">
                <text:p>0.960927</text:p>
              </table:table-cell>
              <table:table-cell office:value-type="float" office:value="0.960107">
                <text:p>0.960107</text:p>
              </table:table-cell>
              <table:table-cell office:value-type="float" office:value="0.957577">
                <text:p>0.957577</text:p>
              </table:table-cell>
              <table:table-cell office:value-type="float" office:value="0.957577">
                <text:p>0.957577</text:p>
              </table:table-cell>
              <table:table-cell office:value-type="float" office:value="0.957777">
                <text:p>0.957777</text:p>
              </table:table-cell>
              <table:table-cell office:value-type="float" office:value="0.957777">
                <text:p>0.957777</text:p>
              </table:table-cell>
              <table:table-cell office:value-type="float" office:value="0.963437">
                <text:p>0.963437</text:p>
              </table:table-cell>
              <table:table-cell office:value-type="float" office:value="0.963438">
                <text:p>0.963438</text:p>
              </table:table-cell>
              <table:table-cell office:value-type="float" office:value="0.963438">
                <text:p>0.963438</text:p>
              </table:table-cell>
              <table:table-cell office:value-type="float" office:value="0.969331">
                <text:p>0.969331</text:p>
              </table:table-cell>
              <table:table-cell office:value-type="float" office:value="0.963645">
                <text:p>0.963645</text:p>
              </table:table-cell>
              <table:table-cell office:value-type="float" office:value="0.963645">
                <text:p>0.963645</text:p>
              </table:table-cell>
              <table:table-cell office:value-type="float" office:value="0.955826">
                <text:p>0.955826</text:p>
              </table:table-cell>
              <table:table-cell office:value-type="float" office:value="0.970174">
                <text:p>0.970174</text:p>
              </table:table-cell>
              <table:table-cell office:value-type="float" office:value="0.958306">
                <text:p>0.958306</text:p>
              </table:table-cell>
              <table:table-cell office:value-type="float" office:value="0.958306">
                <text:p>0.958306</text:p>
              </table:table-cell>
              <table:table-cell office:value-type="float" office:value="0.957721">
                <text:p>0.957721</text:p>
              </table:table-cell>
              <table:table-cell office:value-type="float" office:value="0.964764">
                <text:p>0.964764</text:p>
              </table:table-cell>
              <table:table-cell office:value-type="float" office:value="0.964764">
                <text:p>0.964764</text:p>
              </table:table-cell>
              <table:table-cell office:value-type="float" office:value="0.957592">
                <text:p>0.957592</text:p>
              </table:table-cell>
              <table:table-cell office:value-type="float" office:value="0.957592">
                <text:p>0.957592</text:p>
              </table:table-cell>
              <table:table-cell office:value-type="float" office:value="0.955188">
                <text:p>0.955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58766">
                <text:p>0.958766</text:p>
              </table:table-cell>
              <table:table-cell office:value-type="float" office:value="0.959487">
                <text:p>0.959487</text:p>
              </table:table-cell>
              <table:table-cell office:value-type="float" office:value="0.953831">
                <text:p>0.953831</text:p>
              </table:table-cell>
              <table:table-cell office:value-type="float" office:value="0.953831">
                <text:p>0.953831</text:p>
              </table:table-cell>
              <table:table-cell office:value-type="float" office:value="0.956265">
                <text:p>0.956265</text:p>
              </table:table-cell>
              <table:table-cell office:value-type="float" office:value="0.956265">
                <text:p>0.956265</text:p>
              </table:table-cell>
              <table:table-cell office:value-type="float" office:value="0.956105">
                <text:p>0.956105</text:p>
              </table:table-cell>
              <table:table-cell office:value-type="float" office:value="0.961251">
                <text:p>0.961251</text:p>
              </table:table-cell>
              <table:table-cell office:value-type="float" office:value="0.961251">
                <text:p>0.961251</text:p>
              </table:table-cell>
              <table:table-cell office:value-type="float" office:value="0.959662">
                <text:p>0.959662</text:p>
              </table:table-cell>
              <table:table-cell office:value-type="float" office:value="0.957685">
                <text:p>0.957685</text:p>
              </table:table-cell>
              <table:table-cell office:value-type="float" office:value="0.957685">
                <text:p>0.957685</text:p>
              </table:table-cell>
              <table:table-cell office:value-type="float" office:value="0.957922">
                <text:p>0.957922</text:p>
              </table:table-cell>
              <table:table-cell office:value-type="float" office:value="0.957922">
                <text:p>0.957922</text:p>
              </table:table-cell>
              <table:table-cell office:value-type="float" office:value="0.962589">
                <text:p>0.962589</text:p>
              </table:table-cell>
              <table:table-cell office:value-type="float" office:value="0.963123">
                <text:p>0.963123</text:p>
              </table:table-cell>
              <table:table-cell office:value-type="float" office:value="0.963123">
                <text:p>0.963123</text:p>
              </table:table-cell>
              <table:table-cell office:value-type="float" office:value="0.969107">
                <text:p>0.969107</text:p>
              </table:table-cell>
              <table:table-cell office:value-type="float" office:value="0.964291">
                <text:p>0.964291</text:p>
              </table:table-cell>
              <table:table-cell office:value-type="float" office:value="0.964291">
                <text:p>0.964291</text:p>
              </table:table-cell>
              <table:table-cell office:value-type="float" office:value="0.956629">
                <text:p>0.956629</text:p>
              </table:table-cell>
              <table:table-cell office:value-type="float" office:value="0.969889">
                <text:p>0.969889</text:p>
              </table:table-cell>
              <table:table-cell office:value-type="float" office:value="0.95898">
                <text:p>0.95898</text:p>
              </table:table-cell>
              <table:table-cell office:value-type="float" office:value="0.95898">
                <text:p>0.95898</text:p>
              </table:table-cell>
              <table:table-cell office:value-type="float" office:value="0.956932">
                <text:p>0.956932</text:p>
              </table:table-cell>
              <table:table-cell office:value-type="float" office:value="0.964637">
                <text:p>0.964637</text:p>
              </table:table-cell>
              <table:table-cell office:value-type="float" office:value="0.964637">
                <text:p>0.964637</text:p>
              </table:table-cell>
              <table:table-cell office:value-type="float" office:value="0.958902">
                <text:p>0.958902</text:p>
              </table:table-cell>
              <table:table-cell office:value-type="float" office:value="0.958902">
                <text:p>0.958902</text:p>
              </table:table-cell>
              <table:table-cell office:value-type="float" office:value="0.955566">
                <text:p>0.955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8163">
                <text:p>0.958163</text:p>
              </table:table-cell>
              <table:table-cell office:value-type="float" office:value="0.95992">
                <text:p>0.95992</text:p>
              </table:table-cell>
              <table:table-cell office:value-type="float" office:value="0.953812">
                <text:p>0.953812</text:p>
              </table:table-cell>
              <table:table-cell office:value-type="float" office:value="0.953812">
                <text:p>0.953812</text:p>
              </table:table-cell>
              <table:table-cell office:value-type="float" office:value="0.956711">
                <text:p>0.956711</text:p>
              </table:table-cell>
              <table:table-cell office:value-type="float" office:value="0.956711">
                <text:p>0.956711</text:p>
              </table:table-cell>
              <table:table-cell office:value-type="float" office:value="0.955082">
                <text:p>0.955082</text:p>
              </table:table-cell>
              <table:table-cell office:value-type="float" office:value="0.96161">
                <text:p>0.96161</text:p>
              </table:table-cell>
              <table:table-cell office:value-type="float" office:value="0.96161">
                <text:p>0.96161</text:p>
              </table:table-cell>
              <table:table-cell office:value-type="float" office:value="0.959394">
                <text:p>0.959394</text:p>
              </table:table-cell>
              <table:table-cell office:value-type="float" office:value="0.958007">
                <text:p>0.958007</text:p>
              </table:table-cell>
              <table:table-cell office:value-type="float" office:value="0.958007">
                <text:p>0.958007</text:p>
              </table:table-cell>
              <table:table-cell office:value-type="float" office:value="0.958653">
                <text:p>0.958653</text:p>
              </table:table-cell>
              <table:table-cell office:value-type="float" office:value="0.958653">
                <text:p>0.958653</text:p>
              </table:table-cell>
              <table:table-cell office:value-type="float" office:value="0.963132">
                <text:p>0.963132</text:p>
              </table:table-cell>
              <table:table-cell office:value-type="float" office:value="0.962105">
                <text:p>0.962105</text:p>
              </table:table-cell>
              <table:table-cell office:value-type="float" office:value="0.962105">
                <text:p>0.962105</text:p>
              </table:table-cell>
              <table:table-cell office:value-type="float" office:value="0.970059">
                <text:p>0.970059</text:p>
              </table:table-cell>
              <table:table-cell office:value-type="float" office:value="0.964496">
                <text:p>0.964496</text:p>
              </table:table-cell>
              <table:table-cell office:value-type="float" office:value="0.964496">
                <text:p>0.964496</text:p>
              </table:table-cell>
              <table:table-cell office:value-type="float" office:value="0.956631">
                <text:p>0.956631</text:p>
              </table:table-cell>
              <table:table-cell office:value-type="float" office:value="0.969943">
                <text:p>0.969943</text:p>
              </table:table-cell>
              <table:table-cell office:value-type="float" office:value="0.958634">
                <text:p>0.958634</text:p>
              </table:table-cell>
              <table:table-cell office:value-type="float" office:value="0.958634">
                <text:p>0.958634</text:p>
              </table:table-cell>
              <table:table-cell office:value-type="float" office:value="0.956999">
                <text:p>0.956999</text:p>
              </table:table-cell>
              <table:table-cell office:value-type="float" office:value="0.964414">
                <text:p>0.964414</text:p>
              </table:table-cell>
              <table:table-cell office:value-type="float" office:value="0.964414">
                <text:p>0.964414</text:p>
              </table:table-cell>
              <table:table-cell office:value-type="float" office:value="0.958888">
                <text:p>0.958888</text:p>
              </table:table-cell>
              <table:table-cell office:value-type="float" office:value="0.958888">
                <text:p>0.958888</text:p>
              </table:table-cell>
              <table:table-cell office:value-type="float" office:value="0.955322">
                <text:p>0.9553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8235">
                <text:p>0.958235</text:p>
              </table:table-cell>
              <table:table-cell office:value-type="float" office:value="0.959967">
                <text:p>0.959967</text:p>
              </table:table-cell>
              <table:table-cell office:value-type="float" office:value="0.954308">
                <text:p>0.954308</text:p>
              </table:table-cell>
              <table:table-cell office:value-type="float" office:value="0.954308">
                <text:p>0.954308</text:p>
              </table:table-cell>
              <table:table-cell office:value-type="float" office:value="0.956072">
                <text:p>0.956072</text:p>
              </table:table-cell>
              <table:table-cell office:value-type="float" office:value="0.956072">
                <text:p>0.956072</text:p>
              </table:table-cell>
              <table:table-cell office:value-type="float" office:value="0.955657">
                <text:p>0.955657</text:p>
              </table:table-cell>
              <table:table-cell office:value-type="float" office:value="0.96091">
                <text:p>0.96091</text:p>
              </table:table-cell>
              <table:table-cell office:value-type="float" office:value="0.96091">
                <text:p>0.96091</text:p>
              </table:table-cell>
              <table:table-cell office:value-type="float" office:value="0.959141">
                <text:p>0.959141</text:p>
              </table:table-cell>
              <table:table-cell office:value-type="float" office:value="0.958803">
                <text:p>0.958803</text:p>
              </table:table-cell>
              <table:table-cell office:value-type="float" office:value="0.958803">
                <text:p>0.958803</text:p>
              </table:table-cell>
              <table:table-cell office:value-type="float" office:value="0.958174">
                <text:p>0.958174</text:p>
              </table:table-cell>
              <table:table-cell office:value-type="float" office:value="0.958174">
                <text:p>0.958174</text:p>
              </table:table-cell>
              <table:table-cell office:value-type="float" office:value="0.962582">
                <text:p>0.962582</text:p>
              </table:table-cell>
              <table:table-cell office:value-type="float" office:value="0.96174">
                <text:p>0.96174</text:p>
              </table:table-cell>
              <table:table-cell office:value-type="float" office:value="0.96174">
                <text:p>0.96174</text:p>
              </table:table-cell>
              <table:table-cell office:value-type="float" office:value="0.96938">
                <text:p>0.96938</text:p>
              </table:table-cell>
              <table:table-cell office:value-type="float" office:value="0.964857">
                <text:p>0.964857</text:p>
              </table:table-cell>
              <table:table-cell office:value-type="float" office:value="0.964857">
                <text:p>0.964857</text:p>
              </table:table-cell>
              <table:table-cell office:value-type="float" office:value="0.956849">
                <text:p>0.956849</text:p>
              </table:table-cell>
              <table:table-cell office:value-type="float" office:value="0.96986">
                <text:p>0.96986</text:p>
              </table:table-cell>
              <table:table-cell office:value-type="float" office:value="0.958382">
                <text:p>0.958382</text:p>
              </table:table-cell>
              <table:table-cell office:value-type="float" office:value="0.958382">
                <text:p>0.958382</text:p>
              </table:table-cell>
              <table:table-cell office:value-type="float" office:value="0.956259">
                <text:p>0.956259</text:p>
              </table:table-cell>
              <table:table-cell office:value-type="float" office:value="0.963824">
                <text:p>0.963824</text:p>
              </table:table-cell>
              <table:table-cell office:value-type="float" office:value="0.963824">
                <text:p>0.963824</text:p>
              </table:table-cell>
              <table:table-cell office:value-type="float" office:value="0.95868">
                <text:p>0.95868</text:p>
              </table:table-cell>
              <table:table-cell office:value-type="float" office:value="0.95868">
                <text:p>0.95868</text:p>
              </table:table-cell>
              <table:table-cell office:value-type="float" office:value="0.955242">
                <text:p>0.9552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59165">
                <text:p>0.959165</text:p>
              </table:table-cell>
              <table:table-cell office:value-type="float" office:value="0.959867">
                <text:p>0.959867</text:p>
              </table:table-cell>
              <table:table-cell office:value-type="float" office:value="0.954544">
                <text:p>0.954544</text:p>
              </table:table-cell>
              <table:table-cell office:value-type="float" office:value="0.954544">
                <text:p>0.954544</text:p>
              </table:table-cell>
              <table:table-cell office:value-type="float" office:value="0.955898">
                <text:p>0.955898</text:p>
              </table:table-cell>
              <table:table-cell office:value-type="float" office:value="0.955898">
                <text:p>0.955898</text:p>
              </table:table-cell>
              <table:table-cell office:value-type="float" office:value="0.956175">
                <text:p>0.956175</text:p>
              </table:table-cell>
              <table:table-cell office:value-type="float" office:value="0.961014">
                <text:p>0.961014</text:p>
              </table:table-cell>
              <table:table-cell office:value-type="float" office:value="0.961014">
                <text:p>0.961014</text:p>
              </table:table-cell>
              <table:table-cell office:value-type="float" office:value="0.958794">
                <text:p>0.958794</text:p>
              </table:table-cell>
              <table:table-cell office:value-type="float" office:value="0.958778">
                <text:p>0.958778</text:p>
              </table:table-cell>
              <table:table-cell office:value-type="float" office:value="0.958778">
                <text:p>0.958778</text:p>
              </table:table-cell>
              <table:table-cell office:value-type="float" office:value="0.957814">
                <text:p>0.957814</text:p>
              </table:table-cell>
              <table:table-cell office:value-type="float" office:value="0.957814">
                <text:p>0.957814</text:p>
              </table:table-cell>
              <table:table-cell office:value-type="float" office:value="0.962346">
                <text:p>0.962346</text:p>
              </table:table-cell>
              <table:table-cell office:value-type="float" office:value="0.961582">
                <text:p>0.961582</text:p>
              </table:table-cell>
              <table:table-cell office:value-type="float" office:value="0.961582">
                <text:p>0.961582</text:p>
              </table:table-cell>
              <table:table-cell office:value-type="float" office:value="0.969652">
                <text:p>0.969652</text:p>
              </table:table-cell>
              <table:table-cell office:value-type="float" office:value="0.964782">
                <text:p>0.964782</text:p>
              </table:table-cell>
              <table:table-cell office:value-type="float" office:value="0.964782">
                <text:p>0.964782</text:p>
              </table:table-cell>
              <table:table-cell office:value-type="float" office:value="0.957049">
                <text:p>0.957049</text:p>
              </table:table-cell>
              <table:table-cell office:value-type="float" office:value="0.970189">
                <text:p>0.970189</text:p>
              </table:table-cell>
              <table:table-cell office:value-type="float" office:value="0.958657">
                <text:p>0.958657</text:p>
              </table:table-cell>
              <table:table-cell office:value-type="float" office:value="0.958657">
                <text:p>0.958657</text:p>
              </table:table-cell>
              <table:table-cell office:value-type="float" office:value="0.955434">
                <text:p>0.955434</text:p>
              </table:table-cell>
              <table:table-cell office:value-type="float" office:value="0.963188">
                <text:p>0.963188</text:p>
              </table:table-cell>
              <table:table-cell office:value-type="float" office:value="0.963188">
                <text:p>0.963188</text:p>
              </table:table-cell>
              <table:table-cell office:value-type="float" office:value="0.959494">
                <text:p>0.959494</text:p>
              </table:table-cell>
              <table:table-cell office:value-type="float" office:value="0.959494">
                <text:p>0.959494</text:p>
              </table:table-cell>
              <table:table-cell office:value-type="float" office:value="0.955256">
                <text:p>0.955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5952">
                <text:p>0.95952</text:p>
              </table:table-cell>
              <table:table-cell office:value-type="float" office:value="0.960785">
                <text:p>0.960785</text:p>
              </table:table-cell>
              <table:table-cell office:value-type="float" office:value="0.954321">
                <text:p>0.954321</text:p>
              </table:table-cell>
              <table:table-cell office:value-type="float" office:value="0.954321">
                <text:p>0.954321</text:p>
              </table:table-cell>
              <table:table-cell office:value-type="float" office:value="0.956333">
                <text:p>0.956333</text:p>
              </table:table-cell>
              <table:table-cell office:value-type="float" office:value="0.956333">
                <text:p>0.956333</text:p>
              </table:table-cell>
              <table:table-cell office:value-type="float" office:value="0.956219">
                <text:p>0.956219</text:p>
              </table:table-cell>
              <table:table-cell office:value-type="float" office:value="0.960692">
                <text:p>0.960692</text:p>
              </table:table-cell>
              <table:table-cell office:value-type="float" office:value="0.960692">
                <text:p>0.960692</text:p>
              </table:table-cell>
              <table:table-cell office:value-type="float" office:value="0.958554">
                <text:p>0.958554</text:p>
              </table:table-cell>
              <table:table-cell office:value-type="float" office:value="0.958778">
                <text:p>0.958778</text:p>
              </table:table-cell>
              <table:table-cell office:value-type="float" office:value="0.958778">
                <text:p>0.958778</text:p>
              </table:table-cell>
              <table:table-cell office:value-type="float" office:value="0.957572">
                <text:p>0.957572</text:p>
              </table:table-cell>
              <table:table-cell office:value-type="float" office:value="0.957572">
                <text:p>0.957572</text:p>
              </table:table-cell>
              <table:table-cell office:value-type="float" office:value="0.962388">
                <text:p>0.962388</text:p>
              </table:table-cell>
              <table:table-cell office:value-type="float" office:value="0.96234">
                <text:p>0.96234</text:p>
              </table:table-cell>
              <table:table-cell office:value-type="float" office:value="0.96234">
                <text:p>0.96234</text:p>
              </table:table-cell>
              <table:table-cell office:value-type="float" office:value="0.969461">
                <text:p>0.969461</text:p>
              </table:table-cell>
              <table:table-cell office:value-type="float" office:value="0.964731">
                <text:p>0.964731</text:p>
              </table:table-cell>
              <table:table-cell office:value-type="float" office:value="0.964731">
                <text:p>0.964731</text:p>
              </table:table-cell>
              <table:table-cell office:value-type="float" office:value="0.957364">
                <text:p>0.957364</text:p>
              </table:table-cell>
              <table:table-cell office:value-type="float" office:value="0.969615">
                <text:p>0.969615</text:p>
              </table:table-cell>
              <table:table-cell office:value-type="float" office:value="0.95825">
                <text:p>0.95825</text:p>
              </table:table-cell>
              <table:table-cell office:value-type="float" office:value="0.95825">
                <text:p>0.95825</text:p>
              </table:table-cell>
              <table:table-cell office:value-type="float" office:value="0.955349">
                <text:p>0.955349</text:p>
              </table:table-cell>
              <table:table-cell office:value-type="float" office:value="0.963135">
                <text:p>0.963135</text:p>
              </table:table-cell>
              <table:table-cell office:value-type="float" office:value="0.963135">
                <text:p>0.963135</text:p>
              </table:table-cell>
              <table:table-cell office:value-type="float" office:value="0.959072">
                <text:p>0.959072</text:p>
              </table:table-cell>
              <table:table-cell office:value-type="float" office:value="0.959072">
                <text:p>0.959072</text:p>
              </table:table-cell>
              <table:table-cell office:value-type="float" office:value="0.955286">
                <text:p>0.9552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59414">
                <text:p>0.959414</text:p>
              </table:table-cell>
              <table:table-cell office:value-type="float" office:value="0.960505">
                <text:p>0.960505</text:p>
              </table:table-cell>
              <table:table-cell office:value-type="float" office:value="0.953577">
                <text:p>0.953577</text:p>
              </table:table-cell>
              <table:table-cell office:value-type="float" office:value="0.953577">
                <text:p>0.953577</text:p>
              </table:table-cell>
              <table:table-cell office:value-type="float" office:value="0.956">
                <text:p>0.956</text:p>
              </table:table-cell>
              <table:table-cell office:value-type="float" office:value="0.956">
                <text:p>0.956</text:p>
              </table:table-cell>
              <table:table-cell office:value-type="float" office:value="0.956057">
                <text:p>0.956057</text:p>
              </table:table-cell>
              <table:table-cell office:value-type="float" office:value="0.960707">
                <text:p>0.960707</text:p>
              </table:table-cell>
              <table:table-cell office:value-type="float" office:value="0.960707">
                <text:p>0.960707</text:p>
              </table:table-cell>
              <table:table-cell office:value-type="float" office:value="0.958755">
                <text:p>0.958755</text:p>
              </table:table-cell>
              <table:table-cell office:value-type="float" office:value="0.959225">
                <text:p>0.959225</text:p>
              </table:table-cell>
              <table:table-cell office:value-type="float" office:value="0.959225">
                <text:p>0.959225</text:p>
              </table:table-cell>
              <table:table-cell office:value-type="float" office:value="0.957419">
                <text:p>0.957419</text:p>
              </table:table-cell>
              <table:table-cell office:value-type="float" office:value="0.957419">
                <text:p>0.957419</text:p>
              </table:table-cell>
              <table:table-cell office:value-type="float" office:value="0.96291">
                <text:p>0.96291</text:p>
              </table:table-cell>
              <table:table-cell office:value-type="float" office:value="0.962374">
                <text:p>0.962374</text:p>
              </table:table-cell>
              <table:table-cell office:value-type="float" office:value="0.962374">
                <text:p>0.962374</text:p>
              </table:table-cell>
              <table:table-cell office:value-type="float" office:value="0.969371">
                <text:p>0.969371</text:p>
              </table:table-cell>
              <table:table-cell office:value-type="float" office:value="0.964626">
                <text:p>0.964626</text:p>
              </table:table-cell>
              <table:table-cell office:value-type="float" office:value="0.964626">
                <text:p>0.964626</text:p>
              </table:table-cell>
              <table:table-cell office:value-type="float" office:value="0.957626">
                <text:p>0.957626</text:p>
              </table:table-cell>
              <table:table-cell office:value-type="float" office:value="0.969731">
                <text:p>0.969731</text:p>
              </table:table-cell>
              <table:table-cell office:value-type="float" office:value="0.957729">
                <text:p>0.957729</text:p>
              </table:table-cell>
              <table:table-cell office:value-type="float" office:value="0.957729">
                <text:p>0.957729</text:p>
              </table:table-cell>
              <table:table-cell office:value-type="float" office:value="0.954767">
                <text:p>0.954767</text:p>
              </table:table-cell>
              <table:table-cell office:value-type="float" office:value="0.963302">
                <text:p>0.963302</text:p>
              </table:table-cell>
              <table:table-cell office:value-type="float" office:value="0.963302">
                <text:p>0.963302</text:p>
              </table:table-cell>
              <table:table-cell office:value-type="float" office:value="0.959574">
                <text:p>0.959574</text:p>
              </table:table-cell>
              <table:table-cell office:value-type="float" office:value="0.959574">
                <text:p>0.959574</text:p>
              </table:table-cell>
              <table:table-cell office:value-type="float" office:value="0.95526">
                <text:p>0.955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60051">
                <text:p>0.960051</text:p>
              </table:table-cell>
              <table:table-cell office:value-type="float" office:value="0.960401">
                <text:p>0.960401</text:p>
              </table:table-cell>
              <table:table-cell office:value-type="float" office:value="0.954557">
                <text:p>0.954557</text:p>
              </table:table-cell>
              <table:table-cell office:value-type="float" office:value="0.954557">
                <text:p>0.954557</text:p>
              </table:table-cell>
              <table:table-cell office:value-type="float" office:value="0.956586">
                <text:p>0.956586</text:p>
              </table:table-cell>
              <table:table-cell office:value-type="float" office:value="0.956586">
                <text:p>0.956586</text:p>
              </table:table-cell>
              <table:table-cell office:value-type="float" office:value="0.956222">
                <text:p>0.956222</text:p>
              </table:table-cell>
              <table:table-cell office:value-type="float" office:value="0.960701">
                <text:p>0.960701</text:p>
              </table:table-cell>
              <table:table-cell office:value-type="float" office:value="0.960701">
                <text:p>0.960701</text:p>
              </table:table-cell>
              <table:table-cell office:value-type="float" office:value="0.958238">
                <text:p>0.958238</text:p>
              </table:table-cell>
              <table:table-cell office:value-type="float" office:value="0.959568">
                <text:p>0.959568</text:p>
              </table:table-cell>
              <table:table-cell office:value-type="float" office:value="0.959568">
                <text:p>0.959568</text:p>
              </table:table-cell>
              <table:table-cell office:value-type="float" office:value="0.957493">
                <text:p>0.957493</text:p>
              </table:table-cell>
              <table:table-cell office:value-type="float" office:value="0.957493">
                <text:p>0.957493</text:p>
              </table:table-cell>
              <table:table-cell office:value-type="float" office:value="0.963155">
                <text:p>0.963155</text:p>
              </table:table-cell>
              <table:table-cell office:value-type="float" office:value="0.962585">
                <text:p>0.962585</text:p>
              </table:table-cell>
              <table:table-cell office:value-type="float" office:value="0.962585">
                <text:p>0.962585</text:p>
              </table:table-cell>
              <table:table-cell office:value-type="float" office:value="0.969633">
                <text:p>0.969633</text:p>
              </table:table-cell>
              <table:table-cell office:value-type="float" office:value="0.964308">
                <text:p>0.964308</text:p>
              </table:table-cell>
              <table:table-cell office:value-type="float" office:value="0.964308">
                <text:p>0.964308</text:p>
              </table:table-cell>
              <table:table-cell office:value-type="float" office:value="0.957368">
                <text:p>0.957368</text:p>
              </table:table-cell>
              <table:table-cell office:value-type="float" office:value="0.969428">
                <text:p>0.969428</text:p>
              </table:table-cell>
              <table:table-cell office:value-type="float" office:value="0.958096">
                <text:p>0.958096</text:p>
              </table:table-cell>
              <table:table-cell office:value-type="float" office:value="0.958096">
                <text:p>0.958096</text:p>
              </table:table-cell>
              <table:table-cell office:value-type="float" office:value="0.955021">
                <text:p>0.955021</text:p>
              </table:table-cell>
              <table:table-cell office:value-type="float" office:value="0.963996">
                <text:p>0.963996</text:p>
              </table:table-cell>
              <table:table-cell office:value-type="float" office:value="0.963996">
                <text:p>0.963996</text:p>
              </table:table-cell>
              <table:table-cell office:value-type="float" office:value="0.959467">
                <text:p>0.959467</text:p>
              </table:table-cell>
              <table:table-cell office:value-type="float" office:value="0.959467">
                <text:p>0.959467</text:p>
              </table:table-cell>
              <table:table-cell office:value-type="float" office:value="0.954477">
                <text:p>0.9544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6.2$MacOSX_X86_64 LibreOffice_project/c28ca90fd6e1a19e189fc16c05f8f8924961e12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45" chart:maximum="1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001cm" svg:height="20.001cm" xlink:href=".." xlink:type="simple" chart:class="chart:line" chart:style-name="ch1">
        <chart:plot-area chart:style-name="ch2" table:cell-range-address="'High Volatility'.A1:'High Volatility'.AD100" svg:x="0.5cm" svg:y="0.4cm" svg:width="24.001cm" svg:height="19.201cm">
          <chart:coordinate-region svg:x="1.492cm" svg:y="0.4cm" svg:width="22.872cm" svg:height="18.2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High Volatility'.A1:'High Volatility'.A100" chart:class="chart:line">
            <chart:data-point chart:repeated="100"/>
          </chart:series>
          <chart:series chart:style-name="ch7" chart:values-cell-range-address="'High Volatility'.B1:'High Volatility'.B100" chart:class="chart:line">
            <chart:data-point chart:repeated="100"/>
          </chart:series>
          <chart:series chart:style-name="ch8" chart:values-cell-range-address="'High Volatility'.C1:'High Volatility'.C100" chart:class="chart:line">
            <chart:data-point chart:repeated="100"/>
          </chart:series>
          <chart:series chart:style-name="ch9" chart:values-cell-range-address="'High Volatility'.D1:'High Volatility'.D100" chart:class="chart:line">
            <chart:data-point chart:repeated="100"/>
          </chart:series>
          <chart:series chart:style-name="ch10" chart:values-cell-range-address="'High Volatility'.E1:'High Volatility'.E100" chart:class="chart:line">
            <chart:data-point chart:repeated="100"/>
          </chart:series>
          <chart:series chart:style-name="ch11" chart:values-cell-range-address="'High Volatility'.F1:'High Volatility'.F100" chart:class="chart:line">
            <chart:data-point chart:repeated="100"/>
          </chart:series>
          <chart:series chart:style-name="ch12" chart:values-cell-range-address="'High Volatility'.G1:'High Volatility'.G100" chart:class="chart:line">
            <chart:data-point chart:repeated="100"/>
          </chart:series>
          <chart:series chart:style-name="ch13" chart:values-cell-range-address="'High Volatility'.H1:'High Volatility'.H100" chart:class="chart:line">
            <chart:data-point chart:repeated="100"/>
          </chart:series>
          <chart:series chart:style-name="ch14" chart:values-cell-range-address="'High Volatility'.I1:'High Volatility'.I100" chart:class="chart:line">
            <chart:data-point chart:repeated="100"/>
          </chart:series>
          <chart:series chart:style-name="ch15" chart:values-cell-range-address="'High Volatility'.J1:'High Volatility'.J100" chart:class="chart:line">
            <chart:data-point chart:repeated="100"/>
          </chart:series>
          <chart:series chart:style-name="ch16" chart:values-cell-range-address="'High Volatility'.K1:'High Volatility'.K100" chart:class="chart:line">
            <chart:data-point chart:repeated="100"/>
          </chart:series>
          <chart:series chart:style-name="ch17" chart:values-cell-range-address="'High Volatility'.L1:'High Volatility'.L100" chart:class="chart:line">
            <chart:data-point chart:repeated="100"/>
          </chart:series>
          <chart:series chart:style-name="ch18" chart:values-cell-range-address="'High Volatility'.M1:'High Volatility'.M100" chart:class="chart:line">
            <chart:data-point chart:repeated="100"/>
          </chart:series>
          <chart:series chart:style-name="ch19" chart:values-cell-range-address="'High Volatility'.N1:'High Volatility'.N100" chart:class="chart:line">
            <chart:data-point chart:repeated="100"/>
          </chart:series>
          <chart:series chart:style-name="ch20" chart:values-cell-range-address="'High Volatility'.O1:'High Volatility'.O100" chart:class="chart:line">
            <chart:data-point chart:repeated="100"/>
          </chart:series>
          <chart:series chart:style-name="ch9" chart:values-cell-range-address="'High Volatility'.P1:'High Volatility'.P100" chart:class="chart:line">
            <chart:data-point chart:repeated="100"/>
          </chart:series>
          <chart:series chart:style-name="ch10" chart:values-cell-range-address="'High Volatility'.Q1:'High Volatility'.Q100" chart:class="chart:line">
            <chart:data-point chart:repeated="100"/>
          </chart:series>
          <chart:series chart:style-name="ch11" chart:values-cell-range-address="'High Volatility'.R1:'High Volatility'.R100" chart:class="chart:line">
            <chart:data-point chart:repeated="100"/>
          </chart:series>
          <chart:series chart:style-name="ch12" chart:values-cell-range-address="'High Volatility'.S1:'High Volatility'.S100" chart:class="chart:line">
            <chart:data-point chart:repeated="100"/>
          </chart:series>
          <chart:series chart:style-name="ch13" chart:values-cell-range-address="'High Volatility'.T1:'High Volatility'.T100" chart:class="chart:line">
            <chart:data-point chart:repeated="100"/>
          </chart:series>
          <chart:series chart:style-name="ch14" chart:values-cell-range-address="'High Volatility'.U1:'High Volatility'.U100" chart:class="chart:line">
            <chart:data-point chart:repeated="100"/>
          </chart:series>
          <chart:series chart:style-name="ch15" chart:values-cell-range-address="'High Volatility'.V1:'High Volatility'.V100" chart:class="chart:line">
            <chart:data-point chart:repeated="100"/>
          </chart:series>
          <chart:series chart:style-name="ch16" chart:values-cell-range-address="'High Volatility'.W1:'High Volatility'.W100" chart:class="chart:line">
            <chart:data-point chart:repeated="100"/>
          </chart:series>
          <chart:series chart:style-name="ch17" chart:values-cell-range-address="'High Volatility'.X1:'High Volatility'.X100" chart:class="chart:line">
            <chart:data-point chart:repeated="100"/>
          </chart:series>
          <chart:series chart:style-name="ch18" chart:values-cell-range-address="'High Volatility'.Y1:'High Volatility'.Y100" chart:class="chart:line">
            <chart:data-point chart:repeated="100"/>
          </chart:series>
          <chart:series chart:style-name="ch19" chart:values-cell-range-address="'High Volatility'.Z1:'High Volatility'.Z100" chart:class="chart:line">
            <chart:data-point chart:repeated="100"/>
          </chart:series>
          <chart:series chart:style-name="ch20" chart:values-cell-range-address="'High Volatility'.AA1:'High Volatility'.AA100" chart:class="chart:line">
            <chart:data-point chart:repeated="100"/>
          </chart:series>
          <chart:series chart:style-name="ch9" chart:values-cell-range-address="'High Volatility'.AB1:'High Volatility'.AB100" chart:class="chart:line">
            <chart:data-point chart:repeated="100"/>
          </chart:series>
          <chart:series chart:style-name="ch10" chart:values-cell-range-address="'High Volatility'.AC1:'High Volatility'.AC100" chart:class="chart:line">
            <chart:data-point chart:repeated="100"/>
          </chart:series>
          <chart:series chart:style-name="ch11" chart:values-cell-range-address="'High Volatility'.AD1:'High Volatility'.AD100" chart:class="chart:line">
            <chart:data-point chart:repeated="10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502">
                <text:p>1.14502</text:p>
                <draw:g>
                  <svg:desc>'High Volatility'.A1:'High Volatility'.A100</svg:desc>
                </draw:g>
              </table:table-cell>
              <table:table-cell office:value-type="float" office:value="1.14502">
                <text:p>1.14502</text:p>
                <draw:g>
                  <svg:desc>'High Volatility'.B1:'High Volatility'.B100</svg:desc>
                </draw:g>
              </table:table-cell>
              <table:table-cell office:value-type="float" office:value="1.14502">
                <text:p>1.14502</text:p>
                <draw:g>
                  <svg:desc>'High Volatility'.C1:'High Volatility'.C100</svg:desc>
                </draw:g>
              </table:table-cell>
              <table:table-cell office:value-type="float" office:value="0.89675">
                <text:p>0.89675</text:p>
                <draw:g>
                  <svg:desc>'High Volatility'.D1:'High Volatility'.D100</svg:desc>
                </draw:g>
              </table:table-cell>
              <table:table-cell office:value-type="float" office:value="0.89675">
                <text:p>0.89675</text:p>
                <draw:g>
                  <svg:desc>'High Volatility'.E1:'High Volatility'.E100</svg:desc>
                </draw:g>
              </table:table-cell>
              <table:table-cell office:value-type="float" office:value="1.43695">
                <text:p>1.43695</text:p>
                <draw:g>
                  <svg:desc>'High Volatility'.F1:'High Volatility'.F100</svg:desc>
                </draw:g>
              </table:table-cell>
              <table:table-cell office:value-type="float" office:value="1.43695">
                <text:p>1.43695</text:p>
                <draw:g>
                  <svg:desc>'High Volatility'.G1:'High Volatility'.G100</svg:desc>
                </draw:g>
              </table:table-cell>
              <table:table-cell office:value-type="float" office:value="0.852225">
                <text:p>0.852225</text:p>
                <draw:g>
                  <svg:desc>'High Volatility'.H1:'High Volatility'.H100</svg:desc>
                </draw:g>
              </table:table-cell>
              <table:table-cell office:value-type="float" office:value="0.852225">
                <text:p>0.852225</text:p>
                <draw:g>
                  <svg:desc>'High Volatility'.I1:'High Volatility'.I100</svg:desc>
                </draw:g>
              </table:table-cell>
              <table:table-cell office:value-type="float" office:value="0.852225">
                <text:p>0.852225</text:p>
                <draw:g>
                  <svg:desc>'High Volatility'.J1:'High Volatility'.J100</svg:desc>
                </draw:g>
              </table:table-cell>
              <table:table-cell office:value-type="float" office:value="0.969775">
                <text:p>0.969775</text:p>
                <draw:g>
                  <svg:desc>'High Volatility'.K1:'High Volatility'.K100</svg:desc>
                </draw:g>
              </table:table-cell>
              <table:table-cell office:value-type="float" office:value="0.969775">
                <text:p>0.969775</text:p>
                <draw:g>
                  <svg:desc>'High Volatility'.L1:'High Volatility'.L100</svg:desc>
                </draw:g>
              </table:table-cell>
              <table:table-cell office:value-type="float" office:value="0.712375">
                <text:p>0.712375</text:p>
                <draw:g>
                  <svg:desc>'High Volatility'.M1:'High Volatility'.M100</svg:desc>
                </draw:g>
              </table:table-cell>
              <table:table-cell office:value-type="float" office:value="0.712375">
                <text:p>0.712375</text:p>
                <draw:g>
                  <svg:desc>'High Volatility'.N1:'High Volatility'.N100</svg:desc>
                </draw:g>
              </table:table-cell>
              <table:table-cell office:value-type="float" office:value="0.712375">
                <text:p>0.712375</text:p>
                <draw:g>
                  <svg:desc>'High Volatility'.O1:'High Volatility'.O100</svg:desc>
                </draw:g>
              </table:table-cell>
              <table:table-cell office:value-type="float" office:value="0.5042">
                <text:p>0.5042</text:p>
                <draw:g>
                  <svg:desc>'High Volatility'.P1:'High Volatility'.P100</svg:desc>
                </draw:g>
              </table:table-cell>
              <table:table-cell office:value-type="float" office:value="0.5042">
                <text:p>0.5042</text:p>
                <draw:g>
                  <svg:desc>'High Volatility'.Q1:'High Volatility'.Q100</svg:desc>
                </draw:g>
              </table:table-cell>
              <table:table-cell office:value-type="float" office:value="0.75925">
                <text:p>0.75925</text:p>
                <draw:g>
                  <svg:desc>'High Volatility'.R1:'High Volatility'.R100</svg:desc>
                </draw:g>
              </table:table-cell>
              <table:table-cell office:value-type="float" office:value="0.75925">
                <text:p>0.75925</text:p>
                <draw:g>
                  <svg:desc>'High Volatility'.S1:'High Volatility'.S100</svg:desc>
                </draw:g>
              </table:table-cell>
              <table:table-cell office:value-type="float" office:value="0.75925">
                <text:p>0.75925</text:p>
                <draw:g>
                  <svg:desc>'High Volatility'.T1:'High Volatility'.T100</svg:desc>
                </draw:g>
              </table:table-cell>
              <table:table-cell office:value-type="float" office:value="0.618375">
                <text:p>0.618375</text:p>
                <draw:g>
                  <svg:desc>'High Volatility'.U1:'High Volatility'.U100</svg:desc>
                </draw:g>
              </table:table-cell>
              <table:table-cell office:value-type="float" office:value="0.618375">
                <text:p>0.618375</text:p>
                <draw:g>
                  <svg:desc>'High Volatility'.V1:'High Volatility'.V100</svg:desc>
                </draw:g>
              </table:table-cell>
              <table:table-cell office:value-type="float" office:value="0.746675">
                <text:p>0.746675</text:p>
                <draw:g>
                  <svg:desc>'High Volatility'.W1:'High Volatility'.W100</svg:desc>
                </draw:g>
              </table:table-cell>
              <table:table-cell office:value-type="float" office:value="0.746675">
                <text:p>0.746675</text:p>
                <draw:g>
                  <svg:desc>'High Volatility'.X1:'High Volatility'.X100</svg:desc>
                </draw:g>
              </table:table-cell>
              <table:table-cell office:value-type="float" office:value="0.746675">
                <text:p>0.746675</text:p>
                <draw:g>
                  <svg:desc>'High Volatility'.Y1:'High Volatility'.Y100</svg:desc>
                </draw:g>
              </table:table-cell>
              <table:table-cell office:value-type="float" office:value="0.954175">
                <text:p>0.954175</text:p>
                <draw:g>
                  <svg:desc>'High Volatility'.Z1:'High Volatility'.Z100</svg:desc>
                </draw:g>
              </table:table-cell>
              <table:table-cell office:value-type="float" office:value="0.954175">
                <text:p>0.954175</text:p>
                <draw:g>
                  <svg:desc>'High Volatility'.AA1:'High Volatility'.AA100</svg:desc>
                </draw:g>
              </table:table-cell>
              <table:table-cell office:value-type="float" office:value="0.91135">
                <text:p>0.91135</text:p>
                <draw:g>
                  <svg:desc>'High Volatility'.AB1:'High Volatility'.AB100</svg:desc>
                </draw:g>
              </table:table-cell>
              <table:table-cell office:value-type="float" office:value="0.91135">
                <text:p>0.91135</text:p>
                <draw:g>
                  <svg:desc>'High Volatility'.AC1:'High Volatility'.AC100</svg:desc>
                </draw:g>
              </table:table-cell>
              <table:table-cell office:value-type="float" office:value="1.24935">
                <text:p>1.24935</text:p>
                <draw:g>
                  <svg:desc>'High Volatility'.AD1:'High Volatility'.A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6294">
                <text:p>1.16294</text:p>
              </table:table-cell>
              <table:table-cell office:value-type="float" office:value="1.16294">
                <text:p>1.16294</text:p>
              </table:table-cell>
              <table:table-cell office:value-type="float" office:value="1.16294">
                <text:p>1.16294</text:p>
              </table:table-cell>
              <table:table-cell office:value-type="float" office:value="1.05275">
                <text:p>1.05275</text:p>
              </table:table-cell>
              <table:table-cell office:value-type="float" office:value="1.05275">
                <text:p>1.05275</text:p>
              </table:table-cell>
              <table:table-cell office:value-type="float" office:value="1.10888">
                <text:p>1.10888</text:p>
              </table:table-cell>
              <table:table-cell office:value-type="float" office:value="1.10888">
                <text:p>1.10888</text:p>
              </table:table-cell>
              <table:table-cell office:value-type="float" office:value="0.731725">
                <text:p>0.731725</text:p>
              </table:table-cell>
              <table:table-cell office:value-type="float" office:value="0.731725">
                <text:p>0.731725</text:p>
              </table:table-cell>
              <table:table-cell office:value-type="float" office:value="0.731725">
                <text:p>0.731725</text:p>
              </table:table-cell>
              <table:table-cell office:value-type="float" office:value="0.839263">
                <text:p>0.839263</text:p>
              </table:table-cell>
              <table:table-cell office:value-type="float" office:value="0.839263">
                <text:p>0.839263</text:p>
              </table:table-cell>
              <table:table-cell office:value-type="float" office:value="0.784875">
                <text:p>0.784875</text:p>
              </table:table-cell>
              <table:table-cell office:value-type="float" office:value="0.784875">
                <text:p>0.784875</text:p>
              </table:table-cell>
              <table:table-cell office:value-type="float" office:value="0.784875">
                <text:p>0.784875</text:p>
              </table:table-cell>
              <table:table-cell office:value-type="float" office:value="0.837963">
                <text:p>0.837963</text:p>
              </table:table-cell>
              <table:table-cell office:value-type="float" office:value="0.837963">
                <text:p>0.837963</text:p>
              </table:table-cell>
              <table:table-cell office:value-type="float" office:value="0.783375">
                <text:p>0.783375</text:p>
              </table:table-cell>
              <table:table-cell office:value-type="float" office:value="0.783375">
                <text:p>0.783375</text:p>
              </table:table-cell>
              <table:table-cell office:value-type="float" office:value="0.783375">
                <text:p>0.783375</text:p>
              </table:table-cell>
              <table:table-cell office:value-type="float" office:value="0.800388">
                <text:p>0.800388</text:p>
              </table:table-cell>
              <table:table-cell office:value-type="float" office:value="0.800388">
                <text:p>0.800388</text:p>
              </table:table-cell>
              <table:table-cell office:value-type="float" office:value="0.968725">
                <text:p>0.968725</text:p>
              </table:table-cell>
              <table:table-cell office:value-type="float" office:value="0.968725">
                <text:p>0.968725</text:p>
              </table:table-cell>
              <table:table-cell office:value-type="float" office:value="0.968725">
                <text:p>0.968725</text:p>
              </table:table-cell>
              <table:table-cell office:value-type="float" office:value="0.823237">
                <text:p>0.823237</text:p>
              </table:table-cell>
              <table:table-cell office:value-type="float" office:value="0.823237">
                <text:p>0.823237</text:p>
              </table:table-cell>
              <table:table-cell office:value-type="float" office:value="0.895275">
                <text:p>0.895275</text:p>
              </table:table-cell>
              <table:table-cell office:value-type="float" office:value="0.895275">
                <text:p>0.895275</text:p>
              </table:table-cell>
              <table:table-cell office:value-type="float" office:value="1.02384">
                <text:p>1.02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8293">
                <text:p>1.08293</text:p>
              </table:table-cell>
              <table:table-cell office:value-type="float" office:value="1.08293">
                <text:p>1.08293</text:p>
              </table:table-cell>
              <table:table-cell office:value-type="float" office:value="1.08293">
                <text:p>1.08293</text:p>
              </table:table-cell>
              <table:table-cell office:value-type="float" office:value="0.946667">
                <text:p>0.946667</text:p>
              </table:table-cell>
              <table:table-cell office:value-type="float" office:value="0.946667">
                <text:p>0.946667</text:p>
              </table:table-cell>
              <table:table-cell office:value-type="float" office:value="1.05932">
                <text:p>1.05932</text:p>
              </table:table-cell>
              <table:table-cell office:value-type="float" office:value="1.05932">
                <text:p>1.05932</text:p>
              </table:table-cell>
              <table:table-cell office:value-type="float" office:value="0.770833">
                <text:p>0.770833</text:p>
              </table:table-cell>
              <table:table-cell office:value-type="float" office:value="0.770833">
                <text:p>0.770833</text:p>
              </table:table-cell>
              <table:table-cell office:value-type="float" office:value="0.770833">
                <text:p>0.770833</text:p>
              </table:table-cell>
              <table:table-cell office:value-type="float" office:value="0.825825">
                <text:p>0.825825</text:p>
              </table:table-cell>
              <table:table-cell office:value-type="float" office:value="0.825825">
                <text:p>0.825825</text:p>
              </table:table-cell>
              <table:table-cell office:value-type="float" office:value="0.871908">
                <text:p>0.871908</text:p>
              </table:table-cell>
              <table:table-cell office:value-type="float" office:value="0.871908">
                <text:p>0.871908</text:p>
              </table:table-cell>
              <table:table-cell office:value-type="float" office:value="0.871908">
                <text:p>0.871908</text:p>
              </table:table-cell>
              <table:table-cell office:value-type="float" office:value="0.815158">
                <text:p>0.815158</text:p>
              </table:table-cell>
              <table:table-cell office:value-type="float" office:value="0.815158">
                <text:p>0.815158</text:p>
              </table:table-cell>
              <table:table-cell office:value-type="float" office:value="0.851117">
                <text:p>0.851117</text:p>
              </table:table-cell>
              <table:table-cell office:value-type="float" office:value="0.851117">
                <text:p>0.851117</text:p>
              </table:table-cell>
              <table:table-cell office:value-type="float" office:value="0.851117">
                <text:p>0.851117</text:p>
              </table:table-cell>
              <table:table-cell office:value-type="float" office:value="0.889208">
                <text:p>0.889208</text:p>
              </table:table-cell>
              <table:table-cell office:value-type="float" office:value="0.889208">
                <text:p>0.889208</text:p>
              </table:table-cell>
              <table:table-cell office:value-type="float" office:value="0.884633">
                <text:p>0.884633</text:p>
              </table:table-cell>
              <table:table-cell office:value-type="float" office:value="0.884633">
                <text:p>0.884633</text:p>
              </table:table-cell>
              <table:table-cell office:value-type="float" office:value="0.884633">
                <text:p>0.884633</text:p>
              </table:table-cell>
              <table:table-cell office:value-type="float" office:value="0.805892">
                <text:p>0.805892</text:p>
              </table:table-cell>
              <table:table-cell office:value-type="float" office:value="0.805892">
                <text:p>0.805892</text:p>
              </table:table-cell>
              <table:table-cell office:value-type="float" office:value="0.998292">
                <text:p>0.998292</text:p>
              </table:table-cell>
              <table:table-cell office:value-type="float" office:value="0.998292">
                <text:p>0.998292</text:p>
              </table:table-cell>
              <table:table-cell office:value-type="float" office:value="0.976492">
                <text:p>0.976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2073">
                <text:p>1.02073</text:p>
              </table:table-cell>
              <table:table-cell office:value-type="float" office:value="1.02073">
                <text:p>1.02073</text:p>
              </table:table-cell>
              <table:table-cell office:value-type="float" office:value="1.02073">
                <text:p>1.02073</text:p>
              </table:table-cell>
              <table:table-cell office:value-type="float" office:value="0.907069">
                <text:p>0.907069</text:p>
              </table:table-cell>
              <table:table-cell office:value-type="float" office:value="0.907069">
                <text:p>0.907069</text:p>
              </table:table-cell>
              <table:table-cell office:value-type="float" office:value="1.18732">
                <text:p>1.18732</text:p>
              </table:table-cell>
              <table:table-cell office:value-type="float" office:value="1.18732">
                <text:p>1.18732</text:p>
              </table:table-cell>
              <table:table-cell office:value-type="float" office:value="0.908412">
                <text:p>0.908412</text:p>
              </table:table-cell>
              <table:table-cell office:value-type="float" office:value="0.908412">
                <text:p>0.908412</text:p>
              </table:table-cell>
              <table:table-cell office:value-type="float" office:value="0.908412">
                <text:p>0.908412</text:p>
              </table:table-cell>
              <table:table-cell office:value-type="float" office:value="0.816525">
                <text:p>0.816525</text:p>
              </table:table-cell>
              <table:table-cell office:value-type="float" office:value="0.816525">
                <text:p>0.816525</text:p>
              </table:table-cell>
              <table:table-cell office:value-type="float" office:value="0.930987">
                <text:p>0.930987</text:p>
              </table:table-cell>
              <table:table-cell office:value-type="float" office:value="0.930987">
                <text:p>0.930987</text:p>
              </table:table-cell>
              <table:table-cell office:value-type="float" office:value="0.930987">
                <text:p>0.930987</text:p>
              </table:table-cell>
              <table:table-cell office:value-type="float" office:value="0.8629">
                <text:p>0.8629</text:p>
              </table:table-cell>
              <table:table-cell office:value-type="float" office:value="0.8629">
                <text:p>0.8629</text:p>
              </table:table-cell>
              <table:table-cell office:value-type="float" office:value="0.809881">
                <text:p>0.809881</text:p>
              </table:table-cell>
              <table:table-cell office:value-type="float" office:value="0.809881">
                <text:p>0.809881</text:p>
              </table:table-cell>
              <table:table-cell office:value-type="float" office:value="0.809881">
                <text:p>0.809881</text:p>
              </table:table-cell>
              <table:table-cell office:value-type="float" office:value="0.820562">
                <text:p>0.820562</text:p>
              </table:table-cell>
              <table:table-cell office:value-type="float" office:value="0.820562">
                <text:p>0.820562</text:p>
              </table:table-cell>
              <table:table-cell office:value-type="float" office:value="0.975469">
                <text:p>0.975469</text:p>
              </table:table-cell>
              <table:table-cell office:value-type="float" office:value="0.975469">
                <text:p>0.975469</text:p>
              </table:table-cell>
              <table:table-cell office:value-type="float" office:value="0.975469">
                <text:p>0.975469</text:p>
              </table:table-cell>
              <table:table-cell office:value-type="float" office:value="0.926869">
                <text:p>0.926869</text:p>
              </table:table-cell>
              <table:table-cell office:value-type="float" office:value="0.926869">
                <text:p>0.926869</text:p>
              </table:table-cell>
              <table:table-cell office:value-type="float" office:value="0.97955">
                <text:p>0.97955</text:p>
              </table:table-cell>
              <table:table-cell office:value-type="float" office:value="0.97955">
                <text:p>0.97955</text:p>
              </table:table-cell>
              <table:table-cell office:value-type="float" office:value="1.13745">
                <text:p>1.13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403">
                <text:p>1.03403</text:p>
              </table:table-cell>
              <table:table-cell office:value-type="float" office:value="1.03403">
                <text:p>1.03403</text:p>
              </table:table-cell>
              <table:table-cell office:value-type="float" office:value="1.03403">
                <text:p>1.03403</text:p>
              </table:table-cell>
              <table:table-cell office:value-type="float" office:value="0.85551">
                <text:p>0.85551</text:p>
              </table:table-cell>
              <table:table-cell office:value-type="float" office:value="0.85551">
                <text:p>0.85551</text:p>
              </table:table-cell>
              <table:table-cell office:value-type="float" office:value="1.12294">
                <text:p>1.12294</text:p>
              </table:table-cell>
              <table:table-cell office:value-type="float" office:value="1.12294">
                <text:p>1.12294</text:p>
              </table:table-cell>
              <table:table-cell office:value-type="float" office:value="0.990645">
                <text:p>0.990645</text:p>
              </table:table-cell>
              <table:table-cell office:value-type="float" office:value="0.990645">
                <text:p>0.990645</text:p>
              </table:table-cell>
              <table:table-cell office:value-type="float" office:value="0.990645">
                <text:p>0.990645</text:p>
              </table:table-cell>
              <table:table-cell office:value-type="float" office:value="0.825035">
                <text:p>0.825035</text:p>
              </table:table-cell>
              <table:table-cell office:value-type="float" office:value="0.825035">
                <text:p>0.825035</text:p>
              </table:table-cell>
              <table:table-cell office:value-type="float" office:value="0.91301">
                <text:p>0.91301</text:p>
              </table:table-cell>
              <table:table-cell office:value-type="float" office:value="0.91301">
                <text:p>0.91301</text:p>
              </table:table-cell>
              <table:table-cell office:value-type="float" office:value="0.91301">
                <text:p>0.91301</text:p>
              </table:table-cell>
              <table:table-cell office:value-type="float" office:value="0.847945">
                <text:p>0.847945</text:p>
              </table:table-cell>
              <table:table-cell office:value-type="float" office:value="0.847945">
                <text:p>0.847945</text:p>
              </table:table-cell>
              <table:table-cell office:value-type="float" office:value="0.842095">
                <text:p>0.842095</text:p>
              </table:table-cell>
              <table:table-cell office:value-type="float" office:value="0.842095">
                <text:p>0.842095</text:p>
              </table:table-cell>
              <table:table-cell office:value-type="float" office:value="0.842095">
                <text:p>0.842095</text:p>
              </table:table-cell>
              <table:table-cell office:value-type="float" office:value="0.928435">
                <text:p>0.928435</text:p>
              </table:table-cell>
              <table:table-cell office:value-type="float" office:value="0.928435">
                <text:p>0.928435</text:p>
              </table:table-cell>
              <table:table-cell office:value-type="float" office:value="0.956095">
                <text:p>0.956095</text:p>
              </table:table-cell>
              <table:table-cell office:value-type="float" office:value="0.956095">
                <text:p>0.956095</text:p>
              </table:table-cell>
              <table:table-cell office:value-type="float" office:value="0.956095">
                <text:p>0.956095</text:p>
              </table:table-cell>
              <table:table-cell office:value-type="float" office:value="1.03181">
                <text:p>1.03181</text:p>
              </table:table-cell>
              <table:table-cell office:value-type="float" office:value="1.03181">
                <text:p>1.03181</text:p>
              </table:table-cell>
              <table:table-cell office:value-type="float" office:value="1.06205">
                <text:p>1.06205</text:p>
              </table:table-cell>
              <table:table-cell office:value-type="float" office:value="1.06205">
                <text:p>1.06205</text:p>
              </table:table-cell>
              <table:table-cell office:value-type="float" office:value="1.04461">
                <text:p>1.04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498">
                <text:p>1.00498</text:p>
              </table:table-cell>
              <table:table-cell office:value-type="float" office:value="1.00498">
                <text:p>1.00498</text:p>
              </table:table-cell>
              <table:table-cell office:value-type="float" office:value="1.00498">
                <text:p>1.00498</text:p>
              </table:table-cell>
              <table:table-cell office:value-type="float" office:value="0.829896">
                <text:p>0.829896</text:p>
              </table:table-cell>
              <table:table-cell office:value-type="float" office:value="0.829896">
                <text:p>0.829896</text:p>
              </table:table-cell>
              <table:table-cell office:value-type="float" office:value="1.11082">
                <text:p>1.11082</text:p>
              </table:table-cell>
              <table:table-cell office:value-type="float" office:value="1.11082">
                <text:p>1.11082</text:p>
              </table:table-cell>
              <table:table-cell office:value-type="float" office:value="1.01979">
                <text:p>1.01979</text:p>
              </table:table-cell>
              <table:table-cell office:value-type="float" office:value="1.01979">
                <text:p>1.01979</text:p>
              </table:table-cell>
              <table:table-cell office:value-type="float" office:value="1.01979">
                <text:p>1.01979</text:p>
              </table:table-cell>
              <table:table-cell office:value-type="float" office:value="0.840558">
                <text:p>0.840558</text:p>
              </table:table-cell>
              <table:table-cell office:value-type="float" office:value="0.840558">
                <text:p>0.840558</text:p>
              </table:table-cell>
              <table:table-cell office:value-type="float" office:value="0.964488">
                <text:p>0.964488</text:p>
              </table:table-cell>
              <table:table-cell office:value-type="float" office:value="0.964488">
                <text:p>0.964488</text:p>
              </table:table-cell>
              <table:table-cell office:value-type="float" office:value="0.964488">
                <text:p>0.964488</text:p>
              </table:table-cell>
              <table:table-cell office:value-type="float" office:value="0.894442">
                <text:p>0.894442</text:p>
              </table:table-cell>
              <table:table-cell office:value-type="float" office:value="0.894442">
                <text:p>0.894442</text:p>
              </table:table-cell>
              <table:table-cell office:value-type="float" office:value="0.791708">
                <text:p>0.791708</text:p>
              </table:table-cell>
              <table:table-cell office:value-type="float" office:value="0.791708">
                <text:p>0.791708</text:p>
              </table:table-cell>
              <table:table-cell office:value-type="float" office:value="0.791708">
                <text:p>0.791708</text:p>
              </table:table-cell>
              <table:table-cell office:value-type="float" office:value="0.910129">
                <text:p>0.910129</text:p>
              </table:table-cell>
              <table:table-cell office:value-type="float" office:value="0.910129">
                <text:p>0.910129</text:p>
              </table:table-cell>
              <table:table-cell office:value-type="float" office:value="0.940863">
                <text:p>0.940863</text:p>
              </table:table-cell>
              <table:table-cell office:value-type="float" office:value="0.940863">
                <text:p>0.940863</text:p>
              </table:table-cell>
              <table:table-cell office:value-type="float" office:value="0.940863">
                <text:p>0.940863</text:p>
              </table:table-cell>
              <table:table-cell office:value-type="float" office:value="1.08898">
                <text:p>1.08898</text:p>
              </table:table-cell>
              <table:table-cell office:value-type="float" office:value="1.08898">
                <text:p>1.08898</text:p>
              </table:table-cell>
              <table:table-cell office:value-type="float" office:value="1.10056">
                <text:p>1.10056</text:p>
              </table:table-cell>
              <table:table-cell office:value-type="float" office:value="1.10056">
                <text:p>1.10056</text:p>
              </table:table-cell>
              <table:table-cell office:value-type="float" office:value="1.08593">
                <text:p>1.08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6418">
                <text:p>0.986418</text:p>
              </table:table-cell>
              <table:table-cell office:value-type="float" office:value="0.986418">
                <text:p>0.986418</text:p>
              </table:table-cell>
              <table:table-cell office:value-type="float" office:value="0.986418">
                <text:p>0.986418</text:p>
              </table:table-cell>
              <table:table-cell office:value-type="float" office:value="0.845229">
                <text:p>0.845229</text:p>
              </table:table-cell>
              <table:table-cell office:value-type="float" office:value="0.845229">
                <text:p>0.845229</text:p>
              </table:table-cell>
              <table:table-cell office:value-type="float" office:value="1.1143">
                <text:p>1.1143</text:p>
              </table:table-cell>
              <table:table-cell office:value-type="float" office:value="1.1143">
                <text:p>1.1143</text:p>
              </table:table-cell>
              <table:table-cell office:value-type="float" office:value="1.03513">
                <text:p>1.03513</text:p>
              </table:table-cell>
              <table:table-cell office:value-type="float" office:value="1.03513">
                <text:p>1.03513</text:p>
              </table:table-cell>
              <table:table-cell office:value-type="float" office:value="1.03513">
                <text:p>1.03513</text:p>
              </table:table-cell>
              <table:table-cell office:value-type="float" office:value="0.837004">
                <text:p>0.837004</text:p>
              </table:table-cell>
              <table:table-cell office:value-type="float" office:value="0.837004">
                <text:p>0.837004</text:p>
              </table:table-cell>
              <table:table-cell office:value-type="float" office:value="0.942504">
                <text:p>0.942504</text:p>
              </table:table-cell>
              <table:table-cell office:value-type="float" office:value="0.942504">
                <text:p>0.942504</text:p>
              </table:table-cell>
              <table:table-cell office:value-type="float" office:value="0.942504">
                <text:p>0.942504</text:p>
              </table:table-cell>
              <table:table-cell office:value-type="float" office:value="0.853246">
                <text:p>0.853246</text:p>
              </table:table-cell>
              <table:table-cell office:value-type="float" office:value="0.853246">
                <text:p>0.853246</text:p>
              </table:table-cell>
              <table:table-cell office:value-type="float" office:value="0.812682">
                <text:p>0.812682</text:p>
              </table:table-cell>
              <table:table-cell office:value-type="float" office:value="0.812682">
                <text:p>0.812682</text:p>
              </table:table-cell>
              <table:table-cell office:value-type="float" office:value="0.812682">
                <text:p>0.812682</text:p>
              </table:table-cell>
              <table:table-cell office:value-type="float" office:value="0.86735">
                <text:p>0.86735</text:p>
              </table:table-cell>
              <table:table-cell office:value-type="float" office:value="0.86735">
                <text:p>0.86735</text:p>
              </table:table-cell>
              <table:table-cell office:value-type="float" office:value="0.940782">
                <text:p>0.940782</text:p>
              </table:table-cell>
              <table:table-cell office:value-type="float" office:value="0.940782">
                <text:p>0.940782</text:p>
              </table:table-cell>
              <table:table-cell office:value-type="float" office:value="0.940782">
                <text:p>0.940782</text:p>
              </table:table-cell>
              <table:table-cell office:value-type="float" office:value="1.05809">
                <text:p>1.05809</text:p>
              </table:table-cell>
              <table:table-cell office:value-type="float" office:value="1.05809">
                <text:p>1.05809</text:p>
              </table:table-cell>
              <table:table-cell office:value-type="float" office:value="1.07999">
                <text:p>1.07999</text:p>
              </table:table-cell>
              <table:table-cell office:value-type="float" office:value="1.07999">
                <text:p>1.07999</text:p>
              </table:table-cell>
              <table:table-cell office:value-type="float" office:value="1.03045">
                <text:p>1.03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754">
                <text:p>1.00754</text:p>
              </table:table-cell>
              <table:table-cell office:value-type="float" office:value="1.00754">
                <text:p>1.00754</text:p>
              </table:table-cell>
              <table:table-cell office:value-type="float" office:value="1.00754">
                <text:p>1.00754</text:p>
              </table:table-cell>
              <table:table-cell office:value-type="float" office:value="0.906528">
                <text:p>0.906528</text:p>
              </table:table-cell>
              <table:table-cell office:value-type="float" office:value="0.906528">
                <text:p>0.906528</text:p>
              </table:table-cell>
              <table:table-cell office:value-type="float" office:value="1.09027">
                <text:p>1.09027</text:p>
              </table:table-cell>
              <table:table-cell office:value-type="float" office:value="1.09027">
                <text:p>1.09027</text:p>
              </table:table-cell>
              <table:table-cell office:value-type="float" office:value="0.981591">
                <text:p>0.981591</text:p>
              </table:table-cell>
              <table:table-cell office:value-type="float" office:value="0.981591">
                <text:p>0.981591</text:p>
              </table:table-cell>
              <table:table-cell office:value-type="float" office:value="0.981591">
                <text:p>0.981591</text:p>
              </table:table-cell>
              <table:table-cell office:value-type="float" office:value="0.838337">
                <text:p>0.838337</text:p>
              </table:table-cell>
              <table:table-cell office:value-type="float" office:value="0.838337">
                <text:p>0.838337</text:p>
              </table:table-cell>
              <table:table-cell office:value-type="float" office:value="0.941525">
                <text:p>0.941525</text:p>
              </table:table-cell>
              <table:table-cell office:value-type="float" office:value="0.941525">
                <text:p>0.941525</text:p>
              </table:table-cell>
              <table:table-cell office:value-type="float" office:value="0.941525">
                <text:p>0.941525</text:p>
              </table:table-cell>
              <table:table-cell office:value-type="float" office:value="0.84365">
                <text:p>0.84365</text:p>
              </table:table-cell>
              <table:table-cell office:value-type="float" office:value="0.84365">
                <text:p>0.84365</text:p>
              </table:table-cell>
              <table:table-cell office:value-type="float" office:value="0.806309">
                <text:p>0.806309</text:p>
              </table:table-cell>
              <table:table-cell office:value-type="float" office:value="0.806309">
                <text:p>0.806309</text:p>
              </table:table-cell>
              <table:table-cell office:value-type="float" office:value="0.806309">
                <text:p>0.806309</text:p>
              </table:table-cell>
              <table:table-cell office:value-type="float" office:value="0.86615">
                <text:p>0.86615</text:p>
              </table:table-cell>
              <table:table-cell office:value-type="float" office:value="0.86615">
                <text:p>0.86615</text:p>
              </table:table-cell>
              <table:table-cell office:value-type="float" office:value="0.96195">
                <text:p>0.96195</text:p>
              </table:table-cell>
              <table:table-cell office:value-type="float" office:value="0.96195">
                <text:p>0.96195</text:p>
              </table:table-cell>
              <table:table-cell office:value-type="float" office:value="0.96195">
                <text:p>0.96195</text:p>
              </table:table-cell>
              <table:table-cell office:value-type="float" office:value="1.03452">
                <text:p>1.03452</text:p>
              </table:table-cell>
              <table:table-cell office:value-type="float" office:value="1.03452">
                <text:p>1.03452</text:p>
              </table:table-cell>
              <table:table-cell office:value-type="float" office:value="1.05673">
                <text:p>1.05673</text:p>
              </table:table-cell>
              <table:table-cell office:value-type="float" office:value="1.05673">
                <text:p>1.05673</text:p>
              </table:table-cell>
              <table:table-cell office:value-type="float" office:value="1.01683">
                <text:p>1.01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3134">
                <text:p>1.03134</text:p>
              </table:table-cell>
              <table:table-cell office:value-type="float" office:value="1.03134">
                <text:p>1.03134</text:p>
              </table:table-cell>
              <table:table-cell office:value-type="float" office:value="1.03134">
                <text:p>1.03134</text:p>
              </table:table-cell>
              <table:table-cell office:value-type="float" office:value="0.901119">
                <text:p>0.901119</text:p>
              </table:table-cell>
              <table:table-cell office:value-type="float" office:value="0.901119">
                <text:p>0.901119</text:p>
              </table:table-cell>
              <table:table-cell office:value-type="float" office:value="1.04063">
                <text:p>1.04063</text:p>
              </table:table-cell>
              <table:table-cell office:value-type="float" office:value="1.04063">
                <text:p>1.04063</text:p>
              </table:table-cell>
              <table:table-cell office:value-type="float" office:value="0.95255">
                <text:p>0.95255</text:p>
              </table:table-cell>
              <table:table-cell office:value-type="float" office:value="0.95255">
                <text:p>0.95255</text:p>
              </table:table-cell>
              <table:table-cell office:value-type="float" office:value="0.95255">
                <text:p>0.95255</text:p>
              </table:table-cell>
              <table:table-cell office:value-type="float" office:value="0.855353">
                <text:p>0.855353</text:p>
              </table:table-cell>
              <table:table-cell office:value-type="float" office:value="0.855353">
                <text:p>0.855353</text:p>
              </table:table-cell>
              <table:table-cell office:value-type="float" office:value="0.964181">
                <text:p>0.964181</text:p>
              </table:table-cell>
              <table:table-cell office:value-type="float" office:value="0.964181">
                <text:p>0.964181</text:p>
              </table:table-cell>
              <table:table-cell office:value-type="float" office:value="0.964181">
                <text:p>0.964181</text:p>
              </table:table-cell>
              <table:table-cell office:value-type="float" office:value="0.872683">
                <text:p>0.872683</text:p>
              </table:table-cell>
              <table:table-cell office:value-type="float" office:value="0.872683">
                <text:p>0.872683</text:p>
              </table:table-cell>
              <table:table-cell office:value-type="float" office:value="0.818931">
                <text:p>0.818931</text:p>
              </table:table-cell>
              <table:table-cell office:value-type="float" office:value="0.818931">
                <text:p>0.818931</text:p>
              </table:table-cell>
              <table:table-cell office:value-type="float" office:value="0.818931">
                <text:p>0.818931</text:p>
              </table:table-cell>
              <table:table-cell office:value-type="float" office:value="0.854069">
                <text:p>0.854069</text:p>
              </table:table-cell>
              <table:table-cell office:value-type="float" office:value="0.854069">
                <text:p>0.854069</text:p>
              </table:table-cell>
              <table:table-cell office:value-type="float" office:value="0.926081">
                <text:p>0.926081</text:p>
              </table:table-cell>
              <table:table-cell office:value-type="float" office:value="0.926081">
                <text:p>0.926081</text:p>
              </table:table-cell>
              <table:table-cell office:value-type="float" office:value="0.926081">
                <text:p>0.926081</text:p>
              </table:table-cell>
              <table:table-cell office:value-type="float" office:value="1.00149">
                <text:p>1.00149</text:p>
              </table:table-cell>
              <table:table-cell office:value-type="float" office:value="1.00149">
                <text:p>1.00149</text:p>
              </table:table-cell>
              <table:table-cell office:value-type="float" office:value="1.01801">
                <text:p>1.01801</text:p>
              </table:table-cell>
              <table:table-cell office:value-type="float" office:value="1.01801">
                <text:p>1.01801</text:p>
              </table:table-cell>
              <table:table-cell office:value-type="float" office:value="0.997647">
                <text:p>0.997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718">
                <text:p>1.02718</text:p>
              </table:table-cell>
              <table:table-cell office:value-type="float" office:value="1.02718">
                <text:p>1.02718</text:p>
              </table:table-cell>
              <table:table-cell office:value-type="float" office:value="1.02718">
                <text:p>1.02718</text:p>
              </table:table-cell>
              <table:table-cell office:value-type="float" office:value="0.888933">
                <text:p>0.888933</text:p>
              </table:table-cell>
              <table:table-cell office:value-type="float" office:value="0.888933">
                <text:p>0.888933</text:p>
              </table:table-cell>
              <table:table-cell office:value-type="float" office:value="1.05249">
                <text:p>1.05249</text:p>
              </table:table-cell>
              <table:table-cell office:value-type="float" office:value="1.05249">
                <text:p>1.05249</text:p>
              </table:table-cell>
              <table:table-cell office:value-type="float" office:value="1.00908">
                <text:p>1.00908</text:p>
              </table:table-cell>
              <table:table-cell office:value-type="float" office:value="1.00908">
                <text:p>1.00908</text:p>
              </table:table-cell>
              <table:table-cell office:value-type="float" office:value="1.00908">
                <text:p>1.00908</text:p>
              </table:table-cell>
              <table:table-cell office:value-type="float" office:value="0.832673">
                <text:p>0.832673</text:p>
              </table:table-cell>
              <table:table-cell office:value-type="float" office:value="0.832673">
                <text:p>0.832673</text:p>
              </table:table-cell>
              <table:table-cell office:value-type="float" office:value="0.947638">
                <text:p>0.947638</text:p>
              </table:table-cell>
              <table:table-cell office:value-type="float" office:value="0.947638">
                <text:p>0.947638</text:p>
              </table:table-cell>
              <table:table-cell office:value-type="float" office:value="0.947638">
                <text:p>0.947638</text:p>
              </table:table-cell>
              <table:table-cell office:value-type="float" office:value="0.875687">
                <text:p>0.875687</text:p>
              </table:table-cell>
              <table:table-cell office:value-type="float" office:value="0.875687">
                <text:p>0.875687</text:p>
              </table:table-cell>
              <table:table-cell office:value-type="float" office:value="0.821755">
                <text:p>0.821755</text:p>
              </table:table-cell>
              <table:table-cell office:value-type="float" office:value="0.821755">
                <text:p>0.821755</text:p>
              </table:table-cell>
              <table:table-cell office:value-type="float" office:value="0.821755">
                <text:p>0.821755</text:p>
              </table:table-cell>
              <table:table-cell office:value-type="float" office:value="0.83188">
                <text:p>0.83188</text:p>
              </table:table-cell>
              <table:table-cell office:value-type="float" office:value="0.83188">
                <text:p>0.83188</text:p>
              </table:table-cell>
              <table:table-cell office:value-type="float" office:value="0.960145">
                <text:p>0.960145</text:p>
              </table:table-cell>
              <table:table-cell office:value-type="float" office:value="0.960145">
                <text:p>0.960145</text:p>
              </table:table-cell>
              <table:table-cell office:value-type="float" office:value="0.960145">
                <text:p>0.960145</text:p>
              </table:table-cell>
              <table:table-cell office:value-type="float" office:value="1.01364">
                <text:p>1.01364</text:p>
              </table:table-cell>
              <table:table-cell office:value-type="float" office:value="1.01364">
                <text:p>1.01364</text:p>
              </table:table-cell>
              <table:table-cell office:value-type="float" office:value="1.02477">
                <text:p>1.02477</text:p>
              </table:table-cell>
              <table:table-cell office:value-type="float" office:value="1.02477">
                <text:p>1.02477</text:p>
              </table:table-cell>
              <table:table-cell office:value-type="float" office:value="0.947775">
                <text:p>0.947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235">
                <text:p>1.04235</text:p>
              </table:table-cell>
              <table:table-cell office:value-type="float" office:value="1.04235">
                <text:p>1.04235</text:p>
              </table:table-cell>
              <table:table-cell office:value-type="float" office:value="1.04235">
                <text:p>1.04235</text:p>
              </table:table-cell>
              <table:table-cell office:value-type="float" office:value="0.921134">
                <text:p>0.921134</text:p>
              </table:table-cell>
              <table:table-cell office:value-type="float" office:value="0.921134">
                <text:p>0.921134</text:p>
              </table:table-cell>
              <table:table-cell office:value-type="float" office:value="1.00789">
                <text:p>1.00789</text:p>
              </table:table-cell>
              <table:table-cell office:value-type="float" office:value="1.00789">
                <text:p>1.00789</text:p>
              </table:table-cell>
              <table:table-cell office:value-type="float" office:value="0.967832">
                <text:p>0.967832</text:p>
              </table:table-cell>
              <table:table-cell office:value-type="float" office:value="0.967832">
                <text:p>0.967832</text:p>
              </table:table-cell>
              <table:table-cell office:value-type="float" office:value="0.967832">
                <text:p>0.967832</text:p>
              </table:table-cell>
              <table:table-cell office:value-type="float" office:value="0.833848">
                <text:p>0.833848</text:p>
              </table:table-cell>
              <table:table-cell office:value-type="float" office:value="0.833848">
                <text:p>0.833848</text:p>
              </table:table-cell>
              <table:table-cell office:value-type="float" office:value="0.93723">
                <text:p>0.93723</text:p>
              </table:table-cell>
              <table:table-cell office:value-type="float" office:value="0.93723">
                <text:p>0.93723</text:p>
              </table:table-cell>
              <table:table-cell office:value-type="float" office:value="0.93723">
                <text:p>0.93723</text:p>
              </table:table-cell>
              <table:table-cell office:value-type="float" office:value="0.8845">
                <text:p>0.8845</text:p>
              </table:table-cell>
              <table:table-cell office:value-type="float" office:value="0.8845">
                <text:p>0.8845</text:p>
              </table:table-cell>
              <table:table-cell office:value-type="float" office:value="0.839848">
                <text:p>0.839848</text:p>
              </table:table-cell>
              <table:table-cell office:value-type="float" office:value="0.839848">
                <text:p>0.839848</text:p>
              </table:table-cell>
              <table:table-cell office:value-type="float" office:value="0.839848">
                <text:p>0.839848</text:p>
              </table:table-cell>
              <table:table-cell office:value-type="float" office:value="0.825886">
                <text:p>0.825886</text:p>
              </table:table-cell>
              <table:table-cell office:value-type="float" office:value="0.825886">
                <text:p>0.825886</text:p>
              </table:table-cell>
              <table:table-cell office:value-type="float" office:value="0.946591">
                <text:p>0.946591</text:p>
              </table:table-cell>
              <table:table-cell office:value-type="float" office:value="0.946591">
                <text:p>0.946591</text:p>
              </table:table-cell>
              <table:table-cell office:value-type="float" office:value="0.946591">
                <text:p>0.946591</text:p>
              </table:table-cell>
              <table:table-cell office:value-type="float" office:value="1.0175">
                <text:p>1.0175</text:p>
              </table:table-cell>
              <table:table-cell office:value-type="float" office:value="1.0175">
                <text:p>1.0175</text:p>
              </table:table-cell>
              <table:table-cell office:value-type="float" office:value="1.05681">
                <text:p>1.05681</text:p>
              </table:table-cell>
              <table:table-cell office:value-type="float" office:value="1.05681">
                <text:p>1.05681</text:p>
              </table:table-cell>
              <table:table-cell office:value-type="float" office:value="0.930355">
                <text:p>0.930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7521">
                <text:p>0.997521</text:p>
              </table:table-cell>
              <table:table-cell office:value-type="float" office:value="0.997521">
                <text:p>0.997521</text:p>
              </table:table-cell>
              <table:table-cell office:value-type="float" office:value="0.997521">
                <text:p>0.997521</text:p>
              </table:table-cell>
              <table:table-cell office:value-type="float" office:value="0.904973">
                <text:p>0.904973</text:p>
              </table:table-cell>
              <table:table-cell office:value-type="float" office:value="0.904973">
                <text:p>0.904973</text:p>
              </table:table-cell>
              <table:table-cell office:value-type="float" office:value="1.01249">
                <text:p>1.01249</text:p>
              </table:table-cell>
              <table:table-cell office:value-type="float" office:value="1.01249">
                <text:p>1.01249</text:p>
              </table:table-cell>
              <table:table-cell office:value-type="float" office:value="0.974517">
                <text:p>0.974517</text:p>
              </table:table-cell>
              <table:table-cell office:value-type="float" office:value="0.974517">
                <text:p>0.974517</text:p>
              </table:table-cell>
              <table:table-cell office:value-type="float" office:value="0.974517">
                <text:p>0.974517</text:p>
              </table:table-cell>
              <table:table-cell office:value-type="float" office:value="0.824067">
                <text:p>0.824067</text:p>
              </table:table-cell>
              <table:table-cell office:value-type="float" office:value="0.824067">
                <text:p>0.824067</text:p>
              </table:table-cell>
              <table:table-cell office:value-type="float" office:value="0.951963">
                <text:p>0.951963</text:p>
              </table:table-cell>
              <table:table-cell office:value-type="float" office:value="0.951963">
                <text:p>0.951963</text:p>
              </table:table-cell>
              <table:table-cell office:value-type="float" office:value="0.951963">
                <text:p>0.951963</text:p>
              </table:table-cell>
              <table:table-cell office:value-type="float" office:value="0.879265">
                <text:p>0.879265</text:p>
              </table:table-cell>
              <table:table-cell office:value-type="float" office:value="0.879265">
                <text:p>0.879265</text:p>
              </table:table-cell>
              <table:table-cell office:value-type="float" office:value="0.856627">
                <text:p>0.856627</text:p>
              </table:table-cell>
              <table:table-cell office:value-type="float" office:value="0.856627">
                <text:p>0.856627</text:p>
              </table:table-cell>
              <table:table-cell office:value-type="float" office:value="0.856627">
                <text:p>0.856627</text:p>
              </table:table-cell>
              <table:table-cell office:value-type="float" office:value="0.84761">
                <text:p>0.84761</text:p>
              </table:table-cell>
              <table:table-cell office:value-type="float" office:value="0.84761">
                <text:p>0.84761</text:p>
              </table:table-cell>
              <table:table-cell office:value-type="float" office:value="0.93909">
                <text:p>0.93909</text:p>
              </table:table-cell>
              <table:table-cell office:value-type="float" office:value="0.93909">
                <text:p>0.93909</text:p>
              </table:table-cell>
              <table:table-cell office:value-type="float" office:value="0.93909">
                <text:p>0.93909</text:p>
              </table:table-cell>
              <table:table-cell office:value-type="float" office:value="0.99994">
                <text:p>0.99994</text:p>
              </table:table-cell>
              <table:table-cell office:value-type="float" office:value="0.99994">
                <text:p>0.99994</text:p>
              </table:table-cell>
              <table:table-cell office:value-type="float" office:value="1.07029">
                <text:p>1.07029</text:p>
              </table:table-cell>
              <table:table-cell office:value-type="float" office:value="1.07029">
                <text:p>1.07029</text:p>
              </table:table-cell>
              <table:table-cell office:value-type="float" office:value="0.937971">
                <text:p>0.937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106">
                <text:p>1.02106</text:p>
              </table:table-cell>
              <table:table-cell office:value-type="float" office:value="1.02106">
                <text:p>1.02106</text:p>
              </table:table-cell>
              <table:table-cell office:value-type="float" office:value="1.02106">
                <text:p>1.02106</text:p>
              </table:table-cell>
              <table:table-cell office:value-type="float" office:value="0.891315">
                <text:p>0.891315</text:p>
              </table:table-cell>
              <table:table-cell office:value-type="float" office:value="0.891315">
                <text:p>0.891315</text:p>
              </table:table-cell>
              <table:table-cell office:value-type="float" office:value="1.05345">
                <text:p>1.05345</text:p>
              </table:table-cell>
              <table:table-cell office:value-type="float" office:value="1.05345">
                <text:p>1.05345</text:p>
              </table:table-cell>
              <table:table-cell office:value-type="float" office:value="0.998294">
                <text:p>0.998294</text:p>
              </table:table-cell>
              <table:table-cell office:value-type="float" office:value="0.998294">
                <text:p>0.998294</text:p>
              </table:table-cell>
              <table:table-cell office:value-type="float" office:value="0.998294">
                <text:p>0.998294</text:p>
              </table:table-cell>
              <table:table-cell office:value-type="float" office:value="0.819317">
                <text:p>0.819317</text:p>
              </table:table-cell>
              <table:table-cell office:value-type="float" office:value="0.819317">
                <text:p>0.819317</text:p>
              </table:table-cell>
              <table:table-cell office:value-type="float" office:value="0.967171">
                <text:p>0.967171</text:p>
              </table:table-cell>
              <table:table-cell office:value-type="float" office:value="0.967171">
                <text:p>0.967171</text:p>
              </table:table-cell>
              <table:table-cell office:value-type="float" office:value="0.967171">
                <text:p>0.967171</text:p>
              </table:table-cell>
              <table:table-cell office:value-type="float" office:value="0.873731">
                <text:p>0.873731</text:p>
              </table:table-cell>
              <table:table-cell office:value-type="float" office:value="0.873731">
                <text:p>0.873731</text:p>
              </table:table-cell>
              <table:table-cell office:value-type="float" office:value="0.898688">
                <text:p>0.898688</text:p>
              </table:table-cell>
              <table:table-cell office:value-type="float" office:value="0.898688">
                <text:p>0.898688</text:p>
              </table:table-cell>
              <table:table-cell office:value-type="float" office:value="0.898688">
                <text:p>0.898688</text:p>
              </table:table-cell>
              <table:table-cell office:value-type="float" office:value="0.850392">
                <text:p>0.850392</text:p>
              </table:table-cell>
              <table:table-cell office:value-type="float" office:value="0.850392">
                <text:p>0.850392</text:p>
              </table:table-cell>
              <table:table-cell office:value-type="float" office:value="0.916846">
                <text:p>0.916846</text:p>
              </table:table-cell>
              <table:table-cell office:value-type="float" office:value="0.916846">
                <text:p>0.916846</text:p>
              </table:table-cell>
              <table:table-cell office:value-type="float" office:value="0.916846">
                <text:p>0.916846</text:p>
              </table:table-cell>
              <table:table-cell office:value-type="float" office:value="0.990435">
                <text:p>0.990435</text:p>
              </table:table-cell>
              <table:table-cell office:value-type="float" office:value="0.990435">
                <text:p>0.990435</text:p>
              </table:table-cell>
              <table:table-cell office:value-type="float" office:value="1.06804">
                <text:p>1.06804</text:p>
              </table:table-cell>
              <table:table-cell office:value-type="float" office:value="1.06804">
                <text:p>1.06804</text:p>
              </table:table-cell>
              <table:table-cell office:value-type="float" office:value="0.959783">
                <text:p>0.959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029">
                <text:p>1.03029</text:p>
              </table:table-cell>
              <table:table-cell office:value-type="float" office:value="1.03029">
                <text:p>1.03029</text:p>
              </table:table-cell>
              <table:table-cell office:value-type="float" office:value="1.03029">
                <text:p>1.03029</text:p>
              </table:table-cell>
              <table:table-cell office:value-type="float" office:value="0.892455">
                <text:p>0.892455</text:p>
              </table:table-cell>
              <table:table-cell office:value-type="float" office:value="0.892455">
                <text:p>0.892455</text:p>
              </table:table-cell>
              <table:table-cell office:value-type="float" office:value="1.02756">
                <text:p>1.02756</text:p>
              </table:table-cell>
              <table:table-cell office:value-type="float" office:value="1.02756">
                <text:p>1.02756</text:p>
              </table:table-cell>
              <table:table-cell office:value-type="float" office:value="0.9874">
                <text:p>0.9874</text:p>
              </table:table-cell>
              <table:table-cell office:value-type="float" office:value="0.9874">
                <text:p>0.9874</text:p>
              </table:table-cell>
              <table:table-cell office:value-type="float" office:value="0.9874">
                <text:p>0.9874</text:p>
              </table:table-cell>
              <table:table-cell office:value-type="float" office:value="0.81697">
                <text:p>0.81697</text:p>
              </table:table-cell>
              <table:table-cell office:value-type="float" office:value="0.81697">
                <text:p>0.81697</text:p>
              </table:table-cell>
              <table:table-cell office:value-type="float" office:value="0.947352">
                <text:p>0.947352</text:p>
              </table:table-cell>
              <table:table-cell office:value-type="float" office:value="0.947352">
                <text:p>0.947352</text:p>
              </table:table-cell>
              <table:table-cell office:value-type="float" office:value="0.947352">
                <text:p>0.947352</text:p>
              </table:table-cell>
              <table:table-cell office:value-type="float" office:value="0.862489">
                <text:p>0.862489</text:p>
              </table:table-cell>
              <table:table-cell office:value-type="float" office:value="0.862489">
                <text:p>0.862489</text:p>
              </table:table-cell>
              <table:table-cell office:value-type="float" office:value="0.908839">
                <text:p>0.908839</text:p>
              </table:table-cell>
              <table:table-cell office:value-type="float" office:value="0.908839">
                <text:p>0.908839</text:p>
              </table:table-cell>
              <table:table-cell office:value-type="float" office:value="0.908839">
                <text:p>0.908839</text:p>
              </table:table-cell>
              <table:table-cell office:value-type="float" office:value="0.883796">
                <text:p>0.883796</text:p>
              </table:table-cell>
              <table:table-cell office:value-type="float" office:value="0.883796">
                <text:p>0.883796</text:p>
              </table:table-cell>
              <table:table-cell office:value-type="float" office:value="0.905657">
                <text:p>0.905657</text:p>
              </table:table-cell>
              <table:table-cell office:value-type="float" office:value="0.905657">
                <text:p>0.905657</text:p>
              </table:table-cell>
              <table:table-cell office:value-type="float" office:value="0.905657">
                <text:p>0.905657</text:p>
              </table:table-cell>
              <table:table-cell office:value-type="float" office:value="0.985409">
                <text:p>0.985409</text:p>
              </table:table-cell>
              <table:table-cell office:value-type="float" office:value="0.985409">
                <text:p>0.985409</text:p>
              </table:table-cell>
              <table:table-cell office:value-type="float" office:value="1.05079">
                <text:p>1.05079</text:p>
              </table:table-cell>
              <table:table-cell office:value-type="float" office:value="1.05079">
                <text:p>1.05079</text:p>
              </table:table-cell>
              <table:table-cell office:value-type="float" office:value="0.94147">
                <text:p>0.94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484">
                <text:p>1.02484</text:p>
              </table:table-cell>
              <table:table-cell office:value-type="float" office:value="1.02484">
                <text:p>1.02484</text:p>
              </table:table-cell>
              <table:table-cell office:value-type="float" office:value="1.02484">
                <text:p>1.02484</text:p>
              </table:table-cell>
              <table:table-cell office:value-type="float" office:value="0.898212">
                <text:p>0.898212</text:p>
              </table:table-cell>
              <table:table-cell office:value-type="float" office:value="0.898212">
                <text:p>0.898212</text:p>
              </table:table-cell>
              <table:table-cell office:value-type="float" office:value="1.02486">
                <text:p>1.02486</text:p>
              </table:table-cell>
              <table:table-cell office:value-type="float" office:value="1.02486">
                <text:p>1.02486</text:p>
              </table:table-cell>
              <table:table-cell office:value-type="float" office:value="0.979525">
                <text:p>0.979525</text:p>
              </table:table-cell>
              <table:table-cell office:value-type="float" office:value="0.979525">
                <text:p>0.979525</text:p>
              </table:table-cell>
              <table:table-cell office:value-type="float" office:value="0.979525">
                <text:p>0.979525</text:p>
              </table:table-cell>
              <table:table-cell office:value-type="float" office:value="0.813968">
                <text:p>0.813968</text:p>
              </table:table-cell>
              <table:table-cell office:value-type="float" office:value="0.813968">
                <text:p>0.813968</text:p>
              </table:table-cell>
              <table:table-cell office:value-type="float" office:value="0.937845">
                <text:p>0.937845</text:p>
              </table:table-cell>
              <table:table-cell office:value-type="float" office:value="0.937845">
                <text:p>0.937845</text:p>
              </table:table-cell>
              <table:table-cell office:value-type="float" office:value="0.937845">
                <text:p>0.937845</text:p>
              </table:table-cell>
              <table:table-cell office:value-type="float" office:value="0.883725">
                <text:p>0.883725</text:p>
              </table:table-cell>
              <table:table-cell office:value-type="float" office:value="0.883725">
                <text:p>0.883725</text:p>
              </table:table-cell>
              <table:table-cell office:value-type="float" office:value="0.895782">
                <text:p>0.895782</text:p>
              </table:table-cell>
              <table:table-cell office:value-type="float" office:value="0.895782">
                <text:p>0.895782</text:p>
              </table:table-cell>
              <table:table-cell office:value-type="float" office:value="0.895782">
                <text:p>0.895782</text:p>
              </table:table-cell>
              <table:table-cell office:value-type="float" office:value="0.876898">
                <text:p>0.876898</text:p>
              </table:table-cell>
              <table:table-cell office:value-type="float" office:value="0.876898">
                <text:p>0.876898</text:p>
              </table:table-cell>
              <table:table-cell office:value-type="float" office:value="0.907577">
                <text:p>0.907577</text:p>
              </table:table-cell>
              <table:table-cell office:value-type="float" office:value="0.907577">
                <text:p>0.907577</text:p>
              </table:table-cell>
              <table:table-cell office:value-type="float" office:value="0.907577">
                <text:p>0.907577</text:p>
              </table:table-cell>
              <table:table-cell office:value-type="float" office:value="0.986943">
                <text:p>0.986943</text:p>
              </table:table-cell>
              <table:table-cell office:value-type="float" office:value="0.986943">
                <text:p>0.986943</text:p>
              </table:table-cell>
              <table:table-cell office:value-type="float" office:value="1.05143">
                <text:p>1.05143</text:p>
              </table:table-cell>
              <table:table-cell office:value-type="float" office:value="1.05143">
                <text:p>1.05143</text:p>
              </table:table-cell>
              <table:table-cell office:value-type="float" office:value="0.959015">
                <text:p>0.959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174">
                <text:p>1.00174</text:p>
              </table:table-cell>
              <table:table-cell office:value-type="float" office:value="1.00174">
                <text:p>1.00174</text:p>
              </table:table-cell>
              <table:table-cell office:value-type="float" office:value="1.00174">
                <text:p>1.00174</text:p>
              </table:table-cell>
              <table:table-cell office:value-type="float" office:value="0.900195">
                <text:p>0.900195</text:p>
              </table:table-cell>
              <table:table-cell office:value-type="float" office:value="0.900195">
                <text:p>0.900195</text:p>
              </table:table-cell>
              <table:table-cell office:value-type="float" office:value="1.00925">
                <text:p>1.00925</text:p>
              </table:table-cell>
              <table:table-cell office:value-type="float" office:value="1.00925">
                <text:p>1.00925</text:p>
              </table:table-cell>
              <table:table-cell office:value-type="float" office:value="0.988283">
                <text:p>0.988283</text:p>
              </table:table-cell>
              <table:table-cell office:value-type="float" office:value="0.988283">
                <text:p>0.988283</text:p>
              </table:table-cell>
              <table:table-cell office:value-type="float" office:value="0.988283">
                <text:p>0.988283</text:p>
              </table:table-cell>
              <table:table-cell office:value-type="float" office:value="0.818141">
                <text:p>0.818141</text:p>
              </table:table-cell>
              <table:table-cell office:value-type="float" office:value="0.818141">
                <text:p>0.818141</text:p>
              </table:table-cell>
              <table:table-cell office:value-type="float" office:value="0.91492">
                <text:p>0.91492</text:p>
              </table:table-cell>
              <table:table-cell office:value-type="float" office:value="0.91492">
                <text:p>0.91492</text:p>
              </table:table-cell>
              <table:table-cell office:value-type="float" office:value="0.91492">
                <text:p>0.91492</text:p>
              </table:table-cell>
              <table:table-cell office:value-type="float" office:value="0.88448">
                <text:p>0.88448</text:p>
              </table:table-cell>
              <table:table-cell office:value-type="float" office:value="0.88448">
                <text:p>0.88448</text:p>
              </table:table-cell>
              <table:table-cell office:value-type="float" office:value="0.896763">
                <text:p>0.896763</text:p>
              </table:table-cell>
              <table:table-cell office:value-type="float" office:value="0.896763">
                <text:p>0.896763</text:p>
              </table:table-cell>
              <table:table-cell office:value-type="float" office:value="0.896763">
                <text:p>0.896763</text:p>
              </table:table-cell>
              <table:table-cell office:value-type="float" office:value="0.9038">
                <text:p>0.9038</text:p>
              </table:table-cell>
              <table:table-cell office:value-type="float" office:value="0.9038">
                <text:p>0.9038</text:p>
              </table:table-cell>
              <table:table-cell office:value-type="float" office:value="0.91887">
                <text:p>0.91887</text:p>
              </table:table-cell>
              <table:table-cell office:value-type="float" office:value="0.91887">
                <text:p>0.91887</text:p>
              </table:table-cell>
              <table:table-cell office:value-type="float" office:value="0.91887">
                <text:p>0.91887</text:p>
              </table:table-cell>
              <table:table-cell office:value-type="float" office:value="1.00449">
                <text:p>1.00449</text:p>
              </table:table-cell>
              <table:table-cell office:value-type="float" office:value="1.00449">
                <text:p>1.00449</text:p>
              </table:table-cell>
              <table:table-cell office:value-type="float" office:value="1.06927">
                <text:p>1.06927</text:p>
              </table:table-cell>
              <table:table-cell office:value-type="float" office:value="1.06927">
                <text:p>1.06927</text:p>
              </table:table-cell>
              <table:table-cell office:value-type="float" office:value="0.948859">
                <text:p>0.9488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047">
                <text:p>1.00047</text:p>
              </table:table-cell>
              <table:table-cell office:value-type="float" office:value="1.00047">
                <text:p>1.00047</text:p>
              </table:table-cell>
              <table:table-cell office:value-type="float" office:value="1.00047">
                <text:p>1.00047</text:p>
              </table:table-cell>
              <table:table-cell office:value-type="float" office:value="0.914425">
                <text:p>0.914425</text:p>
              </table:table-cell>
              <table:table-cell office:value-type="float" office:value="0.914425">
                <text:p>0.914425</text:p>
              </table:table-cell>
              <table:table-cell office:value-type="float" office:value="0.997188">
                <text:p>0.997188</text:p>
              </table:table-cell>
              <table:table-cell office:value-type="float" office:value="0.997188">
                <text:p>0.997188</text:p>
              </table:table-cell>
              <table:table-cell office:value-type="float" office:value="0.980651">
                <text:p>0.980651</text:p>
              </table:table-cell>
              <table:table-cell office:value-type="float" office:value="0.980651">
                <text:p>0.980651</text:p>
              </table:table-cell>
              <table:table-cell office:value-type="float" office:value="0.980651">
                <text:p>0.980651</text:p>
              </table:table-cell>
              <table:table-cell office:value-type="float" office:value="0.814157">
                <text:p>0.814157</text:p>
              </table:table-cell>
              <table:table-cell office:value-type="float" office:value="0.814157">
                <text:p>0.814157</text:p>
              </table:table-cell>
              <table:table-cell office:value-type="float" office:value="0.933691">
                <text:p>0.933691</text:p>
              </table:table-cell>
              <table:table-cell office:value-type="float" office:value="0.933691">
                <text:p>0.933691</text:p>
              </table:table-cell>
              <table:table-cell office:value-type="float" office:value="0.933691">
                <text:p>0.933691</text:p>
              </table:table-cell>
              <table:table-cell office:value-type="float" office:value="0.880204">
                <text:p>0.880204</text:p>
              </table:table-cell>
              <table:table-cell office:value-type="float" office:value="0.880204">
                <text:p>0.880204</text:p>
              </table:table-cell>
              <table:table-cell office:value-type="float" office:value="0.905225">
                <text:p>0.905225</text:p>
              </table:table-cell>
              <table:table-cell office:value-type="float" office:value="0.905225">
                <text:p>0.905225</text:p>
              </table:table-cell>
              <table:table-cell office:value-type="float" office:value="0.905225">
                <text:p>0.905225</text:p>
              </table:table-cell>
              <table:table-cell office:value-type="float" office:value="0.892741">
                <text:p>0.892741</text:p>
              </table:table-cell>
              <table:table-cell office:value-type="float" office:value="0.892741">
                <text:p>0.892741</text:p>
              </table:table-cell>
              <table:table-cell office:value-type="float" office:value="0.937391">
                <text:p>0.937391</text:p>
              </table:table-cell>
              <table:table-cell office:value-type="float" office:value="0.937391">
                <text:p>0.937391</text:p>
              </table:table-cell>
              <table:table-cell office:value-type="float" office:value="0.937391">
                <text:p>0.937391</text:p>
              </table:table-cell>
              <table:table-cell office:value-type="float" office:value="1.01444">
                <text:p>1.01444</text:p>
              </table:table-cell>
              <table:table-cell office:value-type="float" office:value="1.01444">
                <text:p>1.01444</text:p>
              </table:table-cell>
              <table:table-cell office:value-type="float" office:value="1.07558">
                <text:p>1.07558</text:p>
              </table:table-cell>
              <table:table-cell office:value-type="float" office:value="1.07558">
                <text:p>1.07558</text:p>
              </table:table-cell>
              <table:table-cell office:value-type="float" office:value="0.958175">
                <text:p>0.958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861">
                <text:p>1.00861</text:p>
              </table:table-cell>
              <table:table-cell office:value-type="float" office:value="1.00861">
                <text:p>1.00861</text:p>
              </table:table-cell>
              <table:table-cell office:value-type="float" office:value="1.00861">
                <text:p>1.00861</text:p>
              </table:table-cell>
              <table:table-cell office:value-type="float" office:value="0.926913">
                <text:p>0.926913</text:p>
              </table:table-cell>
              <table:table-cell office:value-type="float" office:value="0.926913">
                <text:p>0.926913</text:p>
              </table:table-cell>
              <table:table-cell office:value-type="float" office:value="1.02155">
                <text:p>1.02155</text:p>
              </table:table-cell>
              <table:table-cell office:value-type="float" office:value="1.02155">
                <text:p>1.02155</text:p>
              </table:table-cell>
              <table:table-cell office:value-type="float" office:value="0.958275">
                <text:p>0.958275</text:p>
              </table:table-cell>
              <table:table-cell office:value-type="float" office:value="0.958275">
                <text:p>0.958275</text:p>
              </table:table-cell>
              <table:table-cell office:value-type="float" office:value="0.958275">
                <text:p>0.958275</text:p>
              </table:table-cell>
              <table:table-cell office:value-type="float" office:value="0.809635">
                <text:p>0.809635</text:p>
              </table:table-cell>
              <table:table-cell office:value-type="float" office:value="0.809635">
                <text:p>0.809635</text:p>
              </table:table-cell>
              <table:table-cell office:value-type="float" office:value="0.920726">
                <text:p>0.920726</text:p>
              </table:table-cell>
              <table:table-cell office:value-type="float" office:value="0.920726">
                <text:p>0.920726</text:p>
              </table:table-cell>
              <table:table-cell office:value-type="float" office:value="0.920726">
                <text:p>0.920726</text:p>
              </table:table-cell>
              <table:table-cell office:value-type="float" office:value="0.89384">
                <text:p>0.89384</text:p>
              </table:table-cell>
              <table:table-cell office:value-type="float" office:value="0.89384">
                <text:p>0.89384</text:p>
              </table:table-cell>
              <table:table-cell office:value-type="float" office:value="0.913282">
                <text:p>0.913282</text:p>
              </table:table-cell>
              <table:table-cell office:value-type="float" office:value="0.913282">
                <text:p>0.913282</text:p>
              </table:table-cell>
              <table:table-cell office:value-type="float" office:value="0.913282">
                <text:p>0.913282</text:p>
              </table:table-cell>
              <table:table-cell office:value-type="float" office:value="0.892503">
                <text:p>0.892503</text:p>
              </table:table-cell>
              <table:table-cell office:value-type="float" office:value="0.892503">
                <text:p>0.892503</text:p>
              </table:table-cell>
              <table:table-cell office:value-type="float" office:value="0.95854">
                <text:p>0.95854</text:p>
              </table:table-cell>
              <table:table-cell office:value-type="float" office:value="0.95854">
                <text:p>0.95854</text:p>
              </table:table-cell>
              <table:table-cell office:value-type="float" office:value="0.95854">
                <text:p>0.95854</text:p>
              </table:table-cell>
              <table:table-cell office:value-type="float" office:value="1.0311">
                <text:p>1.0311</text:p>
              </table:table-cell>
              <table:table-cell office:value-type="float" office:value="1.0311">
                <text:p>1.0311</text:p>
              </table:table-cell>
              <table:table-cell office:value-type="float" office:value="1.06342">
                <text:p>1.06342</text:p>
              </table:table-cell>
              <table:table-cell office:value-type="float" office:value="1.06342">
                <text:p>1.06342</text:p>
              </table:table-cell>
              <table:table-cell office:value-type="float" office:value="0.955936">
                <text:p>0.955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256">
                <text:p>1.00256</text:p>
              </table:table-cell>
              <table:table-cell office:value-type="float" office:value="1.00256">
                <text:p>1.00256</text:p>
              </table:table-cell>
              <table:table-cell office:value-type="float" office:value="1.00256">
                <text:p>1.00256</text:p>
              </table:table-cell>
              <table:table-cell office:value-type="float" office:value="0.925193">
                <text:p>0.925193</text:p>
              </table:table-cell>
              <table:table-cell office:value-type="float" office:value="0.925193">
                <text:p>0.925193</text:p>
              </table:table-cell>
              <table:table-cell office:value-type="float" office:value="1.00688">
                <text:p>1.00688</text:p>
              </table:table-cell>
              <table:table-cell office:value-type="float" office:value="1.00688">
                <text:p>1.00688</text:p>
              </table:table-cell>
              <table:table-cell office:value-type="float" office:value="0.94752">
                <text:p>0.94752</text:p>
              </table:table-cell>
              <table:table-cell office:value-type="float" office:value="0.94752">
                <text:p>0.94752</text:p>
              </table:table-cell>
              <table:table-cell office:value-type="float" office:value="0.94752">
                <text:p>0.94752</text:p>
              </table:table-cell>
              <table:table-cell office:value-type="float" office:value="0.8125">
                <text:p>0.8125</text:p>
              </table:table-cell>
              <table:table-cell office:value-type="float" office:value="0.8125">
                <text:p>0.8125</text:p>
              </table:table-cell>
              <table:table-cell office:value-type="float" office:value="0.915624">
                <text:p>0.915624</text:p>
              </table:table-cell>
              <table:table-cell office:value-type="float" office:value="0.915624">
                <text:p>0.915624</text:p>
              </table:table-cell>
              <table:table-cell office:value-type="float" office:value="0.915624">
                <text:p>0.915624</text:p>
              </table:table-cell>
              <table:table-cell office:value-type="float" office:value="0.89805">
                <text:p>0.89805</text:p>
              </table:table-cell>
              <table:table-cell office:value-type="float" office:value="0.89805">
                <text:p>0.89805</text:p>
              </table:table-cell>
              <table:table-cell office:value-type="float" office:value="0.906486">
                <text:p>0.906486</text:p>
              </table:table-cell>
              <table:table-cell office:value-type="float" office:value="0.906486">
                <text:p>0.906486</text:p>
              </table:table-cell>
              <table:table-cell office:value-type="float" office:value="0.906486">
                <text:p>0.906486</text:p>
              </table:table-cell>
              <table:table-cell office:value-type="float" office:value="0.918457">
                <text:p>0.918457</text:p>
              </table:table-cell>
              <table:table-cell office:value-type="float" office:value="0.918457">
                <text:p>0.918457</text:p>
              </table:table-cell>
              <table:table-cell office:value-type="float" office:value="0.963629">
                <text:p>0.963629</text:p>
              </table:table-cell>
              <table:table-cell office:value-type="float" office:value="0.963629">
                <text:p>0.963629</text:p>
              </table:table-cell>
              <table:table-cell office:value-type="float" office:value="0.963629">
                <text:p>0.963629</text:p>
              </table:table-cell>
              <table:table-cell office:value-type="float" office:value="1.03171">
                <text:p>1.03171</text:p>
              </table:table-cell>
              <table:table-cell office:value-type="float" office:value="1.03171">
                <text:p>1.03171</text:p>
              </table:table-cell>
              <table:table-cell office:value-type="float" office:value="1.04357">
                <text:p>1.04357</text:p>
              </table:table-cell>
              <table:table-cell office:value-type="float" office:value="1.04357">
                <text:p>1.04357</text:p>
              </table:table-cell>
              <table:table-cell office:value-type="float" office:value="0.953458">
                <text:p>0.9534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562">
                <text:p>1.01562</text:p>
              </table:table-cell>
              <table:table-cell office:value-type="float" office:value="1.01562">
                <text:p>1.01562</text:p>
              </table:table-cell>
              <table:table-cell office:value-type="float" office:value="1.01562">
                <text:p>1.01562</text:p>
              </table:table-cell>
              <table:table-cell office:value-type="float" office:value="0.92212">
                <text:p>0.92212</text:p>
              </table:table-cell>
              <table:table-cell office:value-type="float" office:value="0.92212">
                <text:p>0.92212</text:p>
              </table:table-cell>
              <table:table-cell office:value-type="float" office:value="1.02243">
                <text:p>1.02243</text:p>
              </table:table-cell>
              <table:table-cell office:value-type="float" office:value="1.02243">
                <text:p>1.02243</text:p>
              </table:table-cell>
              <table:table-cell office:value-type="float" office:value="0.935284">
                <text:p>0.935284</text:p>
              </table:table-cell>
              <table:table-cell office:value-type="float" office:value="0.935284">
                <text:p>0.935284</text:p>
              </table:table-cell>
              <table:table-cell office:value-type="float" office:value="0.935284">
                <text:p>0.935284</text:p>
              </table:table-cell>
              <table:table-cell office:value-type="float" office:value="0.812125">
                <text:p>0.812125</text:p>
              </table:table-cell>
              <table:table-cell office:value-type="float" office:value="0.812125">
                <text:p>0.812125</text:p>
              </table:table-cell>
              <table:table-cell office:value-type="float" office:value="0.927085">
                <text:p>0.927085</text:p>
              </table:table-cell>
              <table:table-cell office:value-type="float" office:value="0.927085">
                <text:p>0.927085</text:p>
              </table:table-cell>
              <table:table-cell office:value-type="float" office:value="0.927085">
                <text:p>0.927085</text:p>
              </table:table-cell>
              <table:table-cell office:value-type="float" office:value="0.912104">
                <text:p>0.912104</text:p>
              </table:table-cell>
              <table:table-cell office:value-type="float" office:value="0.912104">
                <text:p>0.912104</text:p>
              </table:table-cell>
              <table:table-cell office:value-type="float" office:value="0.921027">
                <text:p>0.921027</text:p>
              </table:table-cell>
              <table:table-cell office:value-type="float" office:value="0.921027">
                <text:p>0.921027</text:p>
              </table:table-cell>
              <table:table-cell office:value-type="float" office:value="0.921027">
                <text:p>0.921027</text:p>
              </table:table-cell>
              <table:table-cell office:value-type="float" office:value="0.906936">
                <text:p>0.906936</text:p>
              </table:table-cell>
              <table:table-cell office:value-type="float" office:value="0.906936">
                <text:p>0.906936</text:p>
              </table:table-cell>
              <table:table-cell office:value-type="float" office:value="0.978703">
                <text:p>0.978703</text:p>
              </table:table-cell>
              <table:table-cell office:value-type="float" office:value="0.978703">
                <text:p>0.978703</text:p>
              </table:table-cell>
              <table:table-cell office:value-type="float" office:value="0.978703">
                <text:p>0.978703</text:p>
              </table:table-cell>
              <table:table-cell office:value-type="float" office:value="1.05002">
                <text:p>1.05002</text:p>
              </table:table-cell>
              <table:table-cell office:value-type="float" office:value="1.05002">
                <text:p>1.05002</text:p>
              </table:table-cell>
              <table:table-cell office:value-type="float" office:value="1.01792">
                <text:p>1.01792</text:p>
              </table:table-cell>
              <table:table-cell office:value-type="float" office:value="1.01792">
                <text:p>1.01792</text:p>
              </table:table-cell>
              <table:table-cell office:value-type="float" office:value="0.93479">
                <text:p>0.934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7854">
                <text:p>0.997854</text:p>
              </table:table-cell>
              <table:table-cell office:value-type="float" office:value="0.997854">
                <text:p>0.997854</text:p>
              </table:table-cell>
              <table:table-cell office:value-type="float" office:value="0.997854">
                <text:p>0.997854</text:p>
              </table:table-cell>
              <table:table-cell office:value-type="float" office:value="0.932857">
                <text:p>0.932857</text:p>
              </table:table-cell>
              <table:table-cell office:value-type="float" office:value="0.932857">
                <text:p>0.932857</text:p>
              </table:table-cell>
              <table:table-cell office:value-type="float" office:value="1.01516">
                <text:p>1.01516</text:p>
              </table:table-cell>
              <table:table-cell office:value-type="float" office:value="1.01516">
                <text:p>1.01516</text:p>
              </table:table-cell>
              <table:table-cell office:value-type="float" office:value="0.94216">
                <text:p>0.94216</text:p>
              </table:table-cell>
              <table:table-cell office:value-type="float" office:value="0.94216">
                <text:p>0.94216</text:p>
              </table:table-cell>
              <table:table-cell office:value-type="float" office:value="0.94216">
                <text:p>0.94216</text:p>
              </table:table-cell>
              <table:table-cell office:value-type="float" office:value="0.82545">
                <text:p>0.82545</text:p>
              </table:table-cell>
              <table:table-cell office:value-type="float" office:value="0.82545">
                <text:p>0.82545</text:p>
              </table:table-cell>
              <table:table-cell office:value-type="float" office:value="0.917185">
                <text:p>0.917185</text:p>
              </table:table-cell>
              <table:table-cell office:value-type="float" office:value="0.917185">
                <text:p>0.917185</text:p>
              </table:table-cell>
              <table:table-cell office:value-type="float" office:value="0.917185">
                <text:p>0.917185</text:p>
              </table:table-cell>
              <table:table-cell office:value-type="float" office:value="0.941662">
                <text:p>0.941662</text:p>
              </table:table-cell>
              <table:table-cell office:value-type="float" office:value="0.941662">
                <text:p>0.941662</text:p>
              </table:table-cell>
              <table:table-cell office:value-type="float" office:value="0.924515">
                <text:p>0.924515</text:p>
              </table:table-cell>
              <table:table-cell office:value-type="float" office:value="0.924515">
                <text:p>0.924515</text:p>
              </table:table-cell>
              <table:table-cell office:value-type="float" office:value="0.924515">
                <text:p>0.924515</text:p>
              </table:table-cell>
              <table:table-cell office:value-type="float" office:value="0.90459">
                <text:p>0.90459</text:p>
              </table:table-cell>
              <table:table-cell office:value-type="float" office:value="0.90459">
                <text:p>0.90459</text:p>
              </table:table-cell>
              <table:table-cell office:value-type="float" office:value="0.988779">
                <text:p>0.988779</text:p>
              </table:table-cell>
              <table:table-cell office:value-type="float" office:value="0.988779">
                <text:p>0.988779</text:p>
              </table:table-cell>
              <table:table-cell office:value-type="float" office:value="0.988779">
                <text:p>0.988779</text:p>
              </table:table-cell>
              <table:table-cell office:value-type="float" office:value="1.05743">
                <text:p>1.05743</text:p>
              </table:table-cell>
              <table:table-cell office:value-type="float" office:value="1.05743">
                <text:p>1.05743</text:p>
              </table:table-cell>
              <table:table-cell office:value-type="float" office:value="1.00445">
                <text:p>1.00445</text:p>
              </table:table-cell>
              <table:table-cell office:value-type="float" office:value="1.00445">
                <text:p>1.00445</text:p>
              </table:table-cell>
              <table:table-cell office:value-type="float" office:value="0.925299">
                <text:p>0.925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3331">
                <text:p>0.983331</text:p>
              </table:table-cell>
              <table:table-cell office:value-type="float" office:value="0.983331">
                <text:p>0.983331</text:p>
              </table:table-cell>
              <table:table-cell office:value-type="float" office:value="0.983331">
                <text:p>0.983331</text:p>
              </table:table-cell>
              <table:table-cell office:value-type="float" office:value="0.926601">
                <text:p>0.926601</text:p>
              </table:table-cell>
              <table:table-cell office:value-type="float" office:value="0.926601">
                <text:p>0.926601</text:p>
              </table:table-cell>
              <table:table-cell office:value-type="float" office:value="1.01775">
                <text:p>1.01775</text:p>
              </table:table-cell>
              <table:table-cell office:value-type="float" office:value="1.01775">
                <text:p>1.01775</text:p>
              </table:table-cell>
              <table:table-cell office:value-type="float" office:value="0.947869">
                <text:p>0.947869</text:p>
              </table:table-cell>
              <table:table-cell office:value-type="float" office:value="0.947869">
                <text:p>0.947869</text:p>
              </table:table-cell>
              <table:table-cell office:value-type="float" office:value="0.947869">
                <text:p>0.947869</text:p>
              </table:table-cell>
              <table:table-cell office:value-type="float" office:value="0.847864">
                <text:p>0.847864</text:p>
              </table:table-cell>
              <table:table-cell office:value-type="float" office:value="0.847864">
                <text:p>0.847864</text:p>
              </table:table-cell>
              <table:table-cell office:value-type="float" office:value="0.913402">
                <text:p>0.913402</text:p>
              </table:table-cell>
              <table:table-cell office:value-type="float" office:value="0.913402">
                <text:p>0.913402</text:p>
              </table:table-cell>
              <table:table-cell office:value-type="float" office:value="0.913402">
                <text:p>0.913402</text:p>
              </table:table-cell>
              <table:table-cell office:value-type="float" office:value="0.945178">
                <text:p>0.945178</text:p>
              </table:table-cell>
              <table:table-cell office:value-type="float" office:value="0.945178">
                <text:p>0.945178</text:p>
              </table:table-cell>
              <table:table-cell office:value-type="float" office:value="0.91818">
                <text:p>0.91818</text:p>
              </table:table-cell>
              <table:table-cell office:value-type="float" office:value="0.91818">
                <text:p>0.91818</text:p>
              </table:table-cell>
              <table:table-cell office:value-type="float" office:value="0.91818">
                <text:p>0.91818</text:p>
              </table:table-cell>
              <table:table-cell office:value-type="float" office:value="0.926028">
                <text:p>0.926028</text:p>
              </table:table-cell>
              <table:table-cell office:value-type="float" office:value="0.926028">
                <text:p>0.926028</text:p>
              </table:table-cell>
              <table:table-cell office:value-type="float" office:value="0.977624">
                <text:p>0.977624</text:p>
              </table:table-cell>
              <table:table-cell office:value-type="float" office:value="0.977624">
                <text:p>0.977624</text:p>
              </table:table-cell>
              <table:table-cell office:value-type="float" office:value="0.977624">
                <text:p>0.977624</text:p>
              </table:table-cell>
              <table:table-cell office:value-type="float" office:value="1.05323">
                <text:p>1.05323</text:p>
              </table:table-cell>
              <table:table-cell office:value-type="float" office:value="1.05323">
                <text:p>1.05323</text:p>
              </table:table-cell>
              <table:table-cell office:value-type="float" office:value="0.998164">
                <text:p>0.998164</text:p>
              </table:table-cell>
              <table:table-cell office:value-type="float" office:value="0.998164">
                <text:p>0.998164</text:p>
              </table:table-cell>
              <table:table-cell office:value-type="float" office:value="0.924906">
                <text:p>0.924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4421">
                <text:p>0.974421</text:p>
              </table:table-cell>
              <table:table-cell office:value-type="float" office:value="0.974421">
                <text:p>0.974421</text:p>
              </table:table-cell>
              <table:table-cell office:value-type="float" office:value="0.974421">
                <text:p>0.974421</text:p>
              </table:table-cell>
              <table:table-cell office:value-type="float" office:value="0.937714">
                <text:p>0.937714</text:p>
              </table:table-cell>
              <table:table-cell office:value-type="float" office:value="0.937714">
                <text:p>0.937714</text:p>
              </table:table-cell>
              <table:table-cell office:value-type="float" office:value="1.02034">
                <text:p>1.02034</text:p>
              </table:table-cell>
              <table:table-cell office:value-type="float" office:value="1.02034">
                <text:p>1.02034</text:p>
              </table:table-cell>
              <table:table-cell office:value-type="float" office:value="0.9474">
                <text:p>0.9474</text:p>
              </table:table-cell>
              <table:table-cell office:value-type="float" office:value="0.9474">
                <text:p>0.9474</text:p>
              </table:table-cell>
              <table:table-cell office:value-type="float" office:value="0.9474">
                <text:p>0.9474</text:p>
              </table:table-cell>
              <table:table-cell office:value-type="float" office:value="0.864811">
                <text:p>0.864811</text:p>
              </table:table-cell>
              <table:table-cell office:value-type="float" office:value="0.864811">
                <text:p>0.864811</text:p>
              </table:table-cell>
              <table:table-cell office:value-type="float" office:value="0.920543">
                <text:p>0.920543</text:p>
              </table:table-cell>
              <table:table-cell office:value-type="float" office:value="0.920543">
                <text:p>0.920543</text:p>
              </table:table-cell>
              <table:table-cell office:value-type="float" office:value="0.920543">
                <text:p>0.920543</text:p>
              </table:table-cell>
              <table:table-cell office:value-type="float" office:value="0.95695">
                <text:p>0.95695</text:p>
              </table:table-cell>
              <table:table-cell office:value-type="float" office:value="0.95695">
                <text:p>0.95695</text:p>
              </table:table-cell>
              <table:table-cell office:value-type="float" office:value="0.923957">
                <text:p>0.923957</text:p>
              </table:table-cell>
              <table:table-cell office:value-type="float" office:value="0.923957">
                <text:p>0.923957</text:p>
              </table:table-cell>
              <table:table-cell office:value-type="float" office:value="0.923957">
                <text:p>0.923957</text:p>
              </table:table-cell>
              <table:table-cell office:value-type="float" office:value="0.931298">
                <text:p>0.931298</text:p>
              </table:table-cell>
              <table:table-cell office:value-type="float" office:value="0.931298">
                <text:p>0.931298</text:p>
              </table:table-cell>
              <table:table-cell office:value-type="float" office:value="0.986942">
                <text:p>0.986942</text:p>
              </table:table-cell>
              <table:table-cell office:value-type="float" office:value="0.986942">
                <text:p>0.986942</text:p>
              </table:table-cell>
              <table:table-cell office:value-type="float" office:value="0.986942">
                <text:p>0.986942</text:p>
              </table:table-cell>
              <table:table-cell office:value-type="float" office:value="1.03865">
                <text:p>1.03865</text:p>
              </table:table-cell>
              <table:table-cell office:value-type="float" office:value="1.03865">
                <text:p>1.03865</text:p>
              </table:table-cell>
              <table:table-cell office:value-type="float" office:value="0.991363">
                <text:p>0.991363</text:p>
              </table:table-cell>
              <table:table-cell office:value-type="float" office:value="0.991363">
                <text:p>0.991363</text:p>
              </table:table-cell>
              <table:table-cell office:value-type="float" office:value="0.929776">
                <text:p>0.9297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7092">
                <text:p>0.957092</text:p>
              </table:table-cell>
              <table:table-cell office:value-type="float" office:value="0.957092">
                <text:p>0.957092</text:p>
              </table:table-cell>
              <table:table-cell office:value-type="float" office:value="0.957092">
                <text:p>0.957092</text:p>
              </table:table-cell>
              <table:table-cell office:value-type="float" office:value="0.953344">
                <text:p>0.953344</text:p>
              </table:table-cell>
              <table:table-cell office:value-type="float" office:value="0.953344">
                <text:p>0.953344</text:p>
              </table:table-cell>
              <table:table-cell office:value-type="float" office:value="1.00384">
                <text:p>1.00384</text:p>
              </table:table-cell>
              <table:table-cell office:value-type="float" office:value="1.00384">
                <text:p>1.00384</text:p>
              </table:table-cell>
              <table:table-cell office:value-type="float" office:value="0.944081">
                <text:p>0.944081</text:p>
              </table:table-cell>
              <table:table-cell office:value-type="float" office:value="0.944081">
                <text:p>0.944081</text:p>
              </table:table-cell>
              <table:table-cell office:value-type="float" office:value="0.944081">
                <text:p>0.944081</text:p>
              </table:table-cell>
              <table:table-cell office:value-type="float" office:value="0.876537">
                <text:p>0.876537</text:p>
              </table:table-cell>
              <table:table-cell office:value-type="float" office:value="0.876537">
                <text:p>0.876537</text:p>
              </table:table-cell>
              <table:table-cell office:value-type="float" office:value="0.912864">
                <text:p>0.912864</text:p>
              </table:table-cell>
              <table:table-cell office:value-type="float" office:value="0.912864">
                <text:p>0.912864</text:p>
              </table:table-cell>
              <table:table-cell office:value-type="float" office:value="0.912864">
                <text:p>0.912864</text:p>
              </table:table-cell>
              <table:table-cell office:value-type="float" office:value="0.97347">
                <text:p>0.97347</text:p>
              </table:table-cell>
              <table:table-cell office:value-type="float" office:value="0.97347">
                <text:p>0.97347</text:p>
              </table:table-cell>
              <table:table-cell office:value-type="float" office:value="0.940875">
                <text:p>0.940875</text:p>
              </table:table-cell>
              <table:table-cell office:value-type="float" office:value="0.940875">
                <text:p>0.940875</text:p>
              </table:table-cell>
              <table:table-cell office:value-type="float" office:value="0.940875">
                <text:p>0.940875</text:p>
              </table:table-cell>
              <table:table-cell office:value-type="float" office:value="0.944455">
                <text:p>0.944455</text:p>
              </table:table-cell>
              <table:table-cell office:value-type="float" office:value="0.944455">
                <text:p>0.944455</text:p>
              </table:table-cell>
              <table:table-cell office:value-type="float" office:value="0.996315">
                <text:p>0.996315</text:p>
              </table:table-cell>
              <table:table-cell office:value-type="float" office:value="0.996315">
                <text:p>0.996315</text:p>
              </table:table-cell>
              <table:table-cell office:value-type="float" office:value="0.996315">
                <text:p>0.996315</text:p>
              </table:table-cell>
              <table:table-cell office:value-type="float" office:value="1.04187">
                <text:p>1.04187</text:p>
              </table:table-cell>
              <table:table-cell office:value-type="float" office:value="1.04187">
                <text:p>1.04187</text:p>
              </table:table-cell>
              <table:table-cell office:value-type="float" office:value="0.986336">
                <text:p>0.986336</text:p>
              </table:table-cell>
              <table:table-cell office:value-type="float" office:value="0.986336">
                <text:p>0.986336</text:p>
              </table:table-cell>
              <table:table-cell office:value-type="float" office:value="0.926733">
                <text:p>0.926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8234">
                <text:p>0.958234</text:p>
              </table:table-cell>
              <table:table-cell office:value-type="float" office:value="0.958234">
                <text:p>0.958234</text:p>
              </table:table-cell>
              <table:table-cell office:value-type="float" office:value="0.958234">
                <text:p>0.958234</text:p>
              </table:table-cell>
              <table:table-cell office:value-type="float" office:value="0.954042">
                <text:p>0.954042</text:p>
              </table:table-cell>
              <table:table-cell office:value-type="float" office:value="0.954042">
                <text:p>0.954042</text:p>
              </table:table-cell>
              <table:table-cell office:value-type="float" office:value="0.995703">
                <text:p>0.995703</text:p>
              </table:table-cell>
              <table:table-cell office:value-type="float" office:value="0.995703">
                <text:p>0.995703</text:p>
              </table:table-cell>
              <table:table-cell office:value-type="float" office:value="0.932232">
                <text:p>0.932232</text:p>
              </table:table-cell>
              <table:table-cell office:value-type="float" office:value="0.932232">
                <text:p>0.932232</text:p>
              </table:table-cell>
              <table:table-cell office:value-type="float" office:value="0.932232">
                <text:p>0.932232</text:p>
              </table:table-cell>
              <table:table-cell office:value-type="float" office:value="0.887935">
                <text:p>0.887935</text:p>
              </table:table-cell>
              <table:table-cell office:value-type="float" office:value="0.887935">
                <text:p>0.887935</text:p>
              </table:table-cell>
              <table:table-cell office:value-type="float" office:value="0.93847">
                <text:p>0.93847</text:p>
              </table:table-cell>
              <table:table-cell office:value-type="float" office:value="0.93847">
                <text:p>0.93847</text:p>
              </table:table-cell>
              <table:table-cell office:value-type="float" office:value="0.93847">
                <text:p>0.93847</text:p>
              </table:table-cell>
              <table:table-cell office:value-type="float" office:value="0.957499">
                <text:p>0.957499</text:p>
              </table:table-cell>
              <table:table-cell office:value-type="float" office:value="0.957499">
                <text:p>0.957499</text:p>
              </table:table-cell>
              <table:table-cell office:value-type="float" office:value="0.937281">
                <text:p>0.937281</text:p>
              </table:table-cell>
              <table:table-cell office:value-type="float" office:value="0.937281">
                <text:p>0.937281</text:p>
              </table:table-cell>
              <table:table-cell office:value-type="float" office:value="0.937281">
                <text:p>0.937281</text:p>
              </table:table-cell>
              <table:table-cell office:value-type="float" office:value="0.943906">
                <text:p>0.943906</text:p>
              </table:table-cell>
              <table:table-cell office:value-type="float" office:value="0.943906">
                <text:p>0.943906</text:p>
              </table:table-cell>
              <table:table-cell office:value-type="float" office:value="0.985177">
                <text:p>0.985177</text:p>
              </table:table-cell>
              <table:table-cell office:value-type="float" office:value="0.985177">
                <text:p>0.985177</text:p>
              </table:table-cell>
              <table:table-cell office:value-type="float" office:value="0.985177">
                <text:p>0.985177</text:p>
              </table:table-cell>
              <table:table-cell office:value-type="float" office:value="1.02273">
                <text:p>1.02273</text:p>
              </table:table-cell>
              <table:table-cell office:value-type="float" office:value="1.02273">
                <text:p>1.02273</text:p>
              </table:table-cell>
              <table:table-cell office:value-type="float" office:value="0.986684">
                <text:p>0.986684</text:p>
              </table:table-cell>
              <table:table-cell office:value-type="float" office:value="0.986684">
                <text:p>0.986684</text:p>
              </table:table-cell>
              <table:table-cell office:value-type="float" office:value="0.911581">
                <text:p>0.9115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0417">
                <text:p>0.950417</text:p>
              </table:table-cell>
              <table:table-cell office:value-type="float" office:value="0.950417">
                <text:p>0.950417</text:p>
              </table:table-cell>
              <table:table-cell office:value-type="float" office:value="0.950417">
                <text:p>0.950417</text:p>
              </table:table-cell>
              <table:table-cell office:value-type="float" office:value="0.949951">
                <text:p>0.949951</text:p>
              </table:table-cell>
              <table:table-cell office:value-type="float" office:value="0.949951">
                <text:p>0.949951</text:p>
              </table:table-cell>
              <table:table-cell office:value-type="float" office:value="0.998165">
                <text:p>0.998165</text:p>
              </table:table-cell>
              <table:table-cell office:value-type="float" office:value="0.998165">
                <text:p>0.998165</text:p>
              </table:table-cell>
              <table:table-cell office:value-type="float" office:value="0.932983">
                <text:p>0.932983</text:p>
              </table:table-cell>
              <table:table-cell office:value-type="float" office:value="0.932983">
                <text:p>0.932983</text:p>
              </table:table-cell>
              <table:table-cell office:value-type="float" office:value="0.932983">
                <text:p>0.932983</text:p>
              </table:table-cell>
              <table:table-cell office:value-type="float" office:value="0.876905">
                <text:p>0.876905</text:p>
              </table:table-cell>
              <table:table-cell office:value-type="float" office:value="0.876905">
                <text:p>0.876905</text:p>
              </table:table-cell>
              <table:table-cell office:value-type="float" office:value="0.931588">
                <text:p>0.931588</text:p>
              </table:table-cell>
              <table:table-cell office:value-type="float" office:value="0.931588">
                <text:p>0.931588</text:p>
              </table:table-cell>
              <table:table-cell office:value-type="float" office:value="0.931588">
                <text:p>0.931588</text:p>
              </table:table-cell>
              <table:table-cell office:value-type="float" office:value="0.958823">
                <text:p>0.958823</text:p>
              </table:table-cell>
              <table:table-cell office:value-type="float" office:value="0.958823">
                <text:p>0.958823</text:p>
              </table:table-cell>
              <table:table-cell office:value-type="float" office:value="0.935219">
                <text:p>0.935219</text:p>
              </table:table-cell>
              <table:table-cell office:value-type="float" office:value="0.935219">
                <text:p>0.935219</text:p>
              </table:table-cell>
              <table:table-cell office:value-type="float" office:value="0.935219">
                <text:p>0.935219</text:p>
              </table:table-cell>
              <table:table-cell office:value-type="float" office:value="0.94146">
                <text:p>0.94146</text:p>
              </table:table-cell>
              <table:table-cell office:value-type="float" office:value="0.94146">
                <text:p>0.94146</text:p>
              </table:table-cell>
              <table:table-cell office:value-type="float" office:value="0.97653">
                <text:p>0.97653</text:p>
              </table:table-cell>
              <table:table-cell office:value-type="float" office:value="0.97653">
                <text:p>0.97653</text:p>
              </table:table-cell>
              <table:table-cell office:value-type="float" office:value="0.97653">
                <text:p>0.97653</text:p>
              </table:table-cell>
              <table:table-cell office:value-type="float" office:value="1.0094">
                <text:p>1.0094</text:p>
              </table:table-cell>
              <table:table-cell office:value-type="float" office:value="1.0094">
                <text:p>1.0094</text:p>
              </table:table-cell>
              <table:table-cell office:value-type="float" office:value="0.998143">
                <text:p>0.998143</text:p>
              </table:table-cell>
              <table:table-cell office:value-type="float" office:value="0.998143">
                <text:p>0.998143</text:p>
              </table:table-cell>
              <table:table-cell office:value-type="float" office:value="0.923493">
                <text:p>0.9234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8202">
                <text:p>0.948202</text:p>
              </table:table-cell>
              <table:table-cell office:value-type="float" office:value="0.948202">
                <text:p>0.948202</text:p>
              </table:table-cell>
              <table:table-cell office:value-type="float" office:value="0.948202">
                <text:p>0.948202</text:p>
              </table:table-cell>
              <table:table-cell office:value-type="float" office:value="0.938937">
                <text:p>0.938937</text:p>
              </table:table-cell>
              <table:table-cell office:value-type="float" office:value="0.938937">
                <text:p>0.938937</text:p>
              </table:table-cell>
              <table:table-cell office:value-type="float" office:value="0.989885">
                <text:p>0.989885</text:p>
              </table:table-cell>
              <table:table-cell office:value-type="float" office:value="0.989885">
                <text:p>0.989885</text:p>
              </table:table-cell>
              <table:table-cell office:value-type="float" office:value="0.928644">
                <text:p>0.928644</text:p>
              </table:table-cell>
              <table:table-cell office:value-type="float" office:value="0.928644">
                <text:p>0.928644</text:p>
              </table:table-cell>
              <table:table-cell office:value-type="float" office:value="0.928644">
                <text:p>0.928644</text:p>
              </table:table-cell>
              <table:table-cell office:value-type="float" office:value="0.875113">
                <text:p>0.875113</text:p>
              </table:table-cell>
              <table:table-cell office:value-type="float" office:value="0.875113">
                <text:p>0.875113</text:p>
              </table:table-cell>
              <table:table-cell office:value-type="float" office:value="0.922574">
                <text:p>0.922574</text:p>
              </table:table-cell>
              <table:table-cell office:value-type="float" office:value="0.922574">
                <text:p>0.922574</text:p>
              </table:table-cell>
              <table:table-cell office:value-type="float" office:value="0.922574">
                <text:p>0.922574</text:p>
              </table:table-cell>
              <table:table-cell office:value-type="float" office:value="0.946475">
                <text:p>0.946475</text:p>
              </table:table-cell>
              <table:table-cell office:value-type="float" office:value="0.946475">
                <text:p>0.946475</text:p>
              </table:table-cell>
              <table:table-cell office:value-type="float" office:value="0.934293">
                <text:p>0.934293</text:p>
              </table:table-cell>
              <table:table-cell office:value-type="float" office:value="0.934293">
                <text:p>0.934293</text:p>
              </table:table-cell>
              <table:table-cell office:value-type="float" office:value="0.934293">
                <text:p>0.934293</text:p>
              </table:table-cell>
              <table:table-cell office:value-type="float" office:value="0.945593">
                <text:p>0.945593</text:p>
              </table:table-cell>
              <table:table-cell office:value-type="float" office:value="0.945593">
                <text:p>0.945593</text:p>
              </table:table-cell>
              <table:table-cell office:value-type="float" office:value="0.981519">
                <text:p>0.981519</text:p>
              </table:table-cell>
              <table:table-cell office:value-type="float" office:value="0.981519">
                <text:p>0.981519</text:p>
              </table:table-cell>
              <table:table-cell office:value-type="float" office:value="0.981519">
                <text:p>0.981519</text:p>
              </table:table-cell>
              <table:table-cell office:value-type="float" office:value="0.994696">
                <text:p>0.994696</text:p>
              </table:table-cell>
              <table:table-cell office:value-type="float" office:value="0.994696">
                <text:p>0.994696</text:p>
              </table:table-cell>
              <table:table-cell office:value-type="float" office:value="1.00073">
                <text:p>1.00073</text:p>
              </table:table-cell>
              <table:table-cell office:value-type="float" office:value="1.00073">
                <text:p>1.00073</text:p>
              </table:table-cell>
              <table:table-cell office:value-type="float" office:value="0.917519">
                <text:p>0.917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7099">
                <text:p>0.957099</text:p>
              </table:table-cell>
              <table:table-cell office:value-type="float" office:value="0.957099">
                <text:p>0.957099</text:p>
              </table:table-cell>
              <table:table-cell office:value-type="float" office:value="0.957099">
                <text:p>0.957099</text:p>
              </table:table-cell>
              <table:table-cell office:value-type="float" office:value="0.936514">
                <text:p>0.936514</text:p>
              </table:table-cell>
              <table:table-cell office:value-type="float" office:value="0.936514">
                <text:p>0.936514</text:p>
              </table:table-cell>
              <table:table-cell office:value-type="float" office:value="0.989095">
                <text:p>0.989095</text:p>
              </table:table-cell>
              <table:table-cell office:value-type="float" office:value="0.989095">
                <text:p>0.989095</text:p>
              </table:table-cell>
              <table:table-cell office:value-type="float" office:value="0.929466">
                <text:p>0.929466</text:p>
              </table:table-cell>
              <table:table-cell office:value-type="float" office:value="0.929466">
                <text:p>0.929466</text:p>
              </table:table-cell>
              <table:table-cell office:value-type="float" office:value="0.929466">
                <text:p>0.929466</text:p>
              </table:table-cell>
              <table:table-cell office:value-type="float" office:value="0.882599">
                <text:p>0.882599</text:p>
              </table:table-cell>
              <table:table-cell office:value-type="float" office:value="0.882599">
                <text:p>0.882599</text:p>
              </table:table-cell>
              <table:table-cell office:value-type="float" office:value="0.919906">
                <text:p>0.919906</text:p>
              </table:table-cell>
              <table:table-cell office:value-type="float" office:value="0.919906">
                <text:p>0.919906</text:p>
              </table:table-cell>
              <table:table-cell office:value-type="float" office:value="0.919906">
                <text:p>0.919906</text:p>
              </table:table-cell>
              <table:table-cell office:value-type="float" office:value="0.968227">
                <text:p>0.968227</text:p>
              </table:table-cell>
              <table:table-cell office:value-type="float" office:value="0.968227">
                <text:p>0.968227</text:p>
              </table:table-cell>
              <table:table-cell office:value-type="float" office:value="0.944674">
                <text:p>0.944674</text:p>
              </table:table-cell>
              <table:table-cell office:value-type="float" office:value="0.944674">
                <text:p>0.944674</text:p>
              </table:table-cell>
              <table:table-cell office:value-type="float" office:value="0.944674">
                <text:p>0.944674</text:p>
              </table:table-cell>
              <table:table-cell office:value-type="float" office:value="0.935033">
                <text:p>0.935033</text:p>
              </table:table-cell>
              <table:table-cell office:value-type="float" office:value="0.935033">
                <text:p>0.935033</text:p>
              </table:table-cell>
              <table:table-cell office:value-type="float" office:value="0.967157">
                <text:p>0.967157</text:p>
              </table:table-cell>
              <table:table-cell office:value-type="float" office:value="0.967157">
                <text:p>0.967157</text:p>
              </table:table-cell>
              <table:table-cell office:value-type="float" office:value="0.967157">
                <text:p>0.967157</text:p>
              </table:table-cell>
              <table:table-cell office:value-type="float" office:value="0.994521">
                <text:p>0.994521</text:p>
              </table:table-cell>
              <table:table-cell office:value-type="float" office:value="0.994521">
                <text:p>0.994521</text:p>
              </table:table-cell>
              <table:table-cell office:value-type="float" office:value="1.00591">
                <text:p>1.00591</text:p>
              </table:table-cell>
              <table:table-cell office:value-type="float" office:value="1.00591">
                <text:p>1.00591</text:p>
              </table:table-cell>
              <table:table-cell office:value-type="float" office:value="0.911791">
                <text:p>0.9117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0798">
                <text:p>0.950798</text:p>
              </table:table-cell>
              <table:table-cell office:value-type="float" office:value="0.950798">
                <text:p>0.950798</text:p>
              </table:table-cell>
              <table:table-cell office:value-type="float" office:value="0.950798">
                <text:p>0.950798</text:p>
              </table:table-cell>
              <table:table-cell office:value-type="float" office:value="0.931795">
                <text:p>0.931795</text:p>
              </table:table-cell>
              <table:table-cell office:value-type="float" office:value="0.931795">
                <text:p>0.931795</text:p>
              </table:table-cell>
              <table:table-cell office:value-type="float" office:value="1.01432">
                <text:p>1.01432</text:p>
              </table:table-cell>
              <table:table-cell office:value-type="float" office:value="1.01432">
                <text:p>1.01432</text:p>
              </table:table-cell>
              <table:table-cell office:value-type="float" office:value="0.927336">
                <text:p>0.927336</text:p>
              </table:table-cell>
              <table:table-cell office:value-type="float" office:value="0.927336">
                <text:p>0.927336</text:p>
              </table:table-cell>
              <table:table-cell office:value-type="float" office:value="0.927336">
                <text:p>0.927336</text:p>
              </table:table-cell>
              <table:table-cell office:value-type="float" office:value="0.885881">
                <text:p>0.885881</text:p>
              </table:table-cell>
              <table:table-cell office:value-type="float" office:value="0.885881">
                <text:p>0.885881</text:p>
              </table:table-cell>
              <table:table-cell office:value-type="float" office:value="0.930102">
                <text:p>0.930102</text:p>
              </table:table-cell>
              <table:table-cell office:value-type="float" office:value="0.930102">
                <text:p>0.930102</text:p>
              </table:table-cell>
              <table:table-cell office:value-type="float" office:value="0.930102">
                <text:p>0.930102</text:p>
              </table:table-cell>
              <table:table-cell office:value-type="float" office:value="0.978045">
                <text:p>0.978045</text:p>
              </table:table-cell>
              <table:table-cell office:value-type="float" office:value="0.978045">
                <text:p>0.978045</text:p>
              </table:table-cell>
              <table:table-cell office:value-type="float" office:value="0.945118">
                <text:p>0.945118</text:p>
              </table:table-cell>
              <table:table-cell office:value-type="float" office:value="0.945118">
                <text:p>0.945118</text:p>
              </table:table-cell>
              <table:table-cell office:value-type="float" office:value="0.945118">
                <text:p>0.945118</text:p>
              </table:table-cell>
              <table:table-cell office:value-type="float" office:value="0.929632">
                <text:p>0.929632</text:p>
              </table:table-cell>
              <table:table-cell office:value-type="float" office:value="0.929632">
                <text:p>0.929632</text:p>
              </table:table-cell>
              <table:table-cell office:value-type="float" office:value="0.966856">
                <text:p>0.966856</text:p>
              </table:table-cell>
              <table:table-cell office:value-type="float" office:value="0.966856">
                <text:p>0.966856</text:p>
              </table:table-cell>
              <table:table-cell office:value-type="float" office:value="0.966856">
                <text:p>0.966856</text:p>
              </table:table-cell>
              <table:table-cell office:value-type="float" office:value="1.00347">
                <text:p>1.00347</text:p>
              </table:table-cell>
              <table:table-cell office:value-type="float" office:value="1.00347">
                <text:p>1.00347</text:p>
              </table:table-cell>
              <table:table-cell office:value-type="float" office:value="1.00257">
                <text:p>1.00257</text:p>
              </table:table-cell>
              <table:table-cell office:value-type="float" office:value="1.00257">
                <text:p>1.00257</text:p>
              </table:table-cell>
              <table:table-cell office:value-type="float" office:value="0.909165">
                <text:p>0.909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5882">
                <text:p>0.965882</text:p>
              </table:table-cell>
              <table:table-cell office:value-type="float" office:value="0.965882">
                <text:p>0.965882</text:p>
              </table:table-cell>
              <table:table-cell office:value-type="float" office:value="0.965882">
                <text:p>0.965882</text:p>
              </table:table-cell>
              <table:table-cell office:value-type="float" office:value="0.939885">
                <text:p>0.939885</text:p>
              </table:table-cell>
              <table:table-cell office:value-type="float" office:value="0.939885">
                <text:p>0.939885</text:p>
              </table:table-cell>
              <table:table-cell office:value-type="float" office:value="1.01794">
                <text:p>1.01794</text:p>
              </table:table-cell>
              <table:table-cell office:value-type="float" office:value="1.01794">
                <text:p>1.01794</text:p>
              </table:table-cell>
              <table:table-cell office:value-type="float" office:value="0.941835">
                <text:p>0.941835</text:p>
              </table:table-cell>
              <table:table-cell office:value-type="float" office:value="0.941835">
                <text:p>0.941835</text:p>
              </table:table-cell>
              <table:table-cell office:value-type="float" office:value="0.941835">
                <text:p>0.941835</text:p>
              </table:table-cell>
              <table:table-cell office:value-type="float" office:value="0.872228">
                <text:p>0.872228</text:p>
              </table:table-cell>
              <table:table-cell office:value-type="float" office:value="0.872228">
                <text:p>0.872228</text:p>
              </table:table-cell>
              <table:table-cell office:value-type="float" office:value="0.924285">
                <text:p>0.924285</text:p>
              </table:table-cell>
              <table:table-cell office:value-type="float" office:value="0.924285">
                <text:p>0.924285</text:p>
              </table:table-cell>
              <table:table-cell office:value-type="float" office:value="0.924285">
                <text:p>0.924285</text:p>
              </table:table-cell>
              <table:table-cell office:value-type="float" office:value="0.987792">
                <text:p>0.987792</text:p>
              </table:table-cell>
              <table:table-cell office:value-type="float" office:value="0.987792">
                <text:p>0.987792</text:p>
              </table:table-cell>
              <table:table-cell office:value-type="float" office:value="0.930488">
                <text:p>0.930488</text:p>
              </table:table-cell>
              <table:table-cell office:value-type="float" office:value="0.930488">
                <text:p>0.930488</text:p>
              </table:table-cell>
              <table:table-cell office:value-type="float" office:value="0.930488">
                <text:p>0.930488</text:p>
              </table:table-cell>
              <table:table-cell office:value-type="float" office:value="0.929599">
                <text:p>0.929599</text:p>
              </table:table-cell>
              <table:table-cell office:value-type="float" office:value="0.929599">
                <text:p>0.929599</text:p>
              </table:table-cell>
              <table:table-cell office:value-type="float" office:value="0.955699">
                <text:p>0.955699</text:p>
              </table:table-cell>
              <table:table-cell office:value-type="float" office:value="0.955699">
                <text:p>0.955699</text:p>
              </table:table-cell>
              <table:table-cell office:value-type="float" office:value="0.955699">
                <text:p>0.955699</text:p>
              </table:table-cell>
              <table:table-cell office:value-type="float" office:value="1.00115">
                <text:p>1.00115</text:p>
              </table:table-cell>
              <table:table-cell office:value-type="float" office:value="1.00115">
                <text:p>1.00115</text:p>
              </table:table-cell>
              <table:table-cell office:value-type="float" office:value="0.996757">
                <text:p>0.996757</text:p>
              </table:table-cell>
              <table:table-cell office:value-type="float" office:value="0.996757">
                <text:p>0.996757</text:p>
              </table:table-cell>
              <table:table-cell office:value-type="float" office:value="0.919355">
                <text:p>0.919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4905">
                <text:p>0.964905</text:p>
              </table:table-cell>
              <table:table-cell office:value-type="float" office:value="0.964905">
                <text:p>0.964905</text:p>
              </table:table-cell>
              <table:table-cell office:value-type="float" office:value="0.964905">
                <text:p>0.964905</text:p>
              </table:table-cell>
              <table:table-cell office:value-type="float" office:value="0.940248">
                <text:p>0.940248</text:p>
              </table:table-cell>
              <table:table-cell office:value-type="float" office:value="0.940248">
                <text:p>0.940248</text:p>
              </table:table-cell>
              <table:table-cell office:value-type="float" office:value="1.00841">
                <text:p>1.00841</text:p>
              </table:table-cell>
              <table:table-cell office:value-type="float" office:value="1.00841">
                <text:p>1.00841</text:p>
              </table:table-cell>
              <table:table-cell office:value-type="float" office:value="0.961469">
                <text:p>0.961469</text:p>
              </table:table-cell>
              <table:table-cell office:value-type="float" office:value="0.961469">
                <text:p>0.961469</text:p>
              </table:table-cell>
              <table:table-cell office:value-type="float" office:value="0.961469">
                <text:p>0.961469</text:p>
              </table:table-cell>
              <table:table-cell office:value-type="float" office:value="0.879178">
                <text:p>0.879178</text:p>
              </table:table-cell>
              <table:table-cell office:value-type="float" office:value="0.879178">
                <text:p>0.879178</text:p>
              </table:table-cell>
              <table:table-cell office:value-type="float" office:value="0.929331">
                <text:p>0.929331</text:p>
              </table:table-cell>
              <table:table-cell office:value-type="float" office:value="0.929331">
                <text:p>0.929331</text:p>
              </table:table-cell>
              <table:table-cell office:value-type="float" office:value="0.929331">
                <text:p>0.929331</text:p>
              </table:table-cell>
              <table:table-cell office:value-type="float" office:value="0.991757">
                <text:p>0.991757</text:p>
              </table:table-cell>
              <table:table-cell office:value-type="float" office:value="0.991757">
                <text:p>0.991757</text:p>
              </table:table-cell>
              <table:table-cell office:value-type="float" office:value="0.92393">
                <text:p>0.92393</text:p>
              </table:table-cell>
              <table:table-cell office:value-type="float" office:value="0.92393">
                <text:p>0.92393</text:p>
              </table:table-cell>
              <table:table-cell office:value-type="float" office:value="0.92393">
                <text:p>0.92393</text:p>
              </table:table-cell>
              <table:table-cell office:value-type="float" office:value="0.9271">
                <text:p>0.9271</text:p>
              </table:table-cell>
              <table:table-cell office:value-type="float" office:value="0.9271">
                <text:p>0.9271</text:p>
              </table:table-cell>
              <table:table-cell office:value-type="float" office:value="0.94758">
                <text:p>0.94758</text:p>
              </table:table-cell>
              <table:table-cell office:value-type="float" office:value="0.94758">
                <text:p>0.94758</text:p>
              </table:table-cell>
              <table:table-cell office:value-type="float" office:value="0.94758">
                <text:p>0.94758</text:p>
              </table:table-cell>
              <table:table-cell office:value-type="float" office:value="0.997306">
                <text:p>0.997306</text:p>
              </table:table-cell>
              <table:table-cell office:value-type="float" office:value="0.997306">
                <text:p>0.997306</text:p>
              </table:table-cell>
              <table:table-cell office:value-type="float" office:value="0.995366">
                <text:p>0.995366</text:p>
              </table:table-cell>
              <table:table-cell office:value-type="float" office:value="0.995366">
                <text:p>0.995366</text:p>
              </table:table-cell>
              <table:table-cell office:value-type="float" office:value="0.921087">
                <text:p>0.9210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4659">
                <text:p>0.954659</text:p>
              </table:table-cell>
              <table:table-cell office:value-type="float" office:value="0.954659">
                <text:p>0.954659</text:p>
              </table:table-cell>
              <table:table-cell office:value-type="float" office:value="0.954659">
                <text:p>0.954659</text:p>
              </table:table-cell>
              <table:table-cell office:value-type="float" office:value="0.935228">
                <text:p>0.935228</text:p>
              </table:table-cell>
              <table:table-cell office:value-type="float" office:value="0.935228">
                <text:p>0.935228</text:p>
              </table:table-cell>
              <table:table-cell office:value-type="float" office:value="1.00754">
                <text:p>1.00754</text:p>
              </table:table-cell>
              <table:table-cell office:value-type="float" office:value="1.00754">
                <text:p>1.00754</text:p>
              </table:table-cell>
              <table:table-cell office:value-type="float" office:value="0.960632">
                <text:p>0.960632</text:p>
              </table:table-cell>
              <table:table-cell office:value-type="float" office:value="0.960632">
                <text:p>0.960632</text:p>
              </table:table-cell>
              <table:table-cell office:value-type="float" office:value="0.960632">
                <text:p>0.960632</text:p>
              </table:table-cell>
              <table:table-cell office:value-type="float" office:value="0.875784">
                <text:p>0.875784</text:p>
              </table:table-cell>
              <table:table-cell office:value-type="float" office:value="0.875784">
                <text:p>0.875784</text:p>
              </table:table-cell>
              <table:table-cell office:value-type="float" office:value="0.932763">
                <text:p>0.932763</text:p>
              </table:table-cell>
              <table:table-cell office:value-type="float" office:value="0.932763">
                <text:p>0.932763</text:p>
              </table:table-cell>
              <table:table-cell office:value-type="float" office:value="0.932763">
                <text:p>0.932763</text:p>
              </table:table-cell>
              <table:table-cell office:value-type="float" office:value="0.991368">
                <text:p>0.991368</text:p>
              </table:table-cell>
              <table:table-cell office:value-type="float" office:value="0.991368">
                <text:p>0.991368</text:p>
              </table:table-cell>
              <table:table-cell office:value-type="float" office:value="0.928228">
                <text:p>0.928228</text:p>
              </table:table-cell>
              <table:table-cell office:value-type="float" office:value="0.928228">
                <text:p>0.928228</text:p>
              </table:table-cell>
              <table:table-cell office:value-type="float" office:value="0.928228">
                <text:p>0.928228</text:p>
              </table:table-cell>
              <table:table-cell office:value-type="float" office:value="0.922005">
                <text:p>0.922005</text:p>
              </table:table-cell>
              <table:table-cell office:value-type="float" office:value="0.922005">
                <text:p>0.922005</text:p>
              </table:table-cell>
              <table:table-cell office:value-type="float" office:value="0.958566">
                <text:p>0.958566</text:p>
              </table:table-cell>
              <table:table-cell office:value-type="float" office:value="0.958566">
                <text:p>0.958566</text:p>
              </table:table-cell>
              <table:table-cell office:value-type="float" office:value="0.958566">
                <text:p>0.958566</text:p>
              </table:table-cell>
              <table:table-cell office:value-type="float" office:value="0.990579">
                <text:p>0.990579</text:p>
              </table:table-cell>
              <table:table-cell office:value-type="float" office:value="0.990579">
                <text:p>0.990579</text:p>
              </table:table-cell>
              <table:table-cell office:value-type="float" office:value="0.995764">
                <text:p>0.995764</text:p>
              </table:table-cell>
              <table:table-cell office:value-type="float" office:value="0.995764">
                <text:p>0.995764</text:p>
              </table:table-cell>
              <table:table-cell office:value-type="float" office:value="0.911932">
                <text:p>0.911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5248">
                <text:p>0.955248</text:p>
              </table:table-cell>
              <table:table-cell office:value-type="float" office:value="0.955248">
                <text:p>0.955248</text:p>
              </table:table-cell>
              <table:table-cell office:value-type="float" office:value="0.955248">
                <text:p>0.955248</text:p>
              </table:table-cell>
              <table:table-cell office:value-type="float" office:value="0.953382">
                <text:p>0.953382</text:p>
              </table:table-cell>
              <table:table-cell office:value-type="float" office:value="0.953382">
                <text:p>0.953382</text:p>
              </table:table-cell>
              <table:table-cell office:value-type="float" office:value="1.01915">
                <text:p>1.01915</text:p>
              </table:table-cell>
              <table:table-cell office:value-type="float" office:value="1.01915">
                <text:p>1.01915</text:p>
              </table:table-cell>
              <table:table-cell office:value-type="float" office:value="0.967208">
                <text:p>0.967208</text:p>
              </table:table-cell>
              <table:table-cell office:value-type="float" office:value="0.967208">
                <text:p>0.967208</text:p>
              </table:table-cell>
              <table:table-cell office:value-type="float" office:value="0.967208">
                <text:p>0.967208</text:p>
              </table:table-cell>
              <table:table-cell office:value-type="float" office:value="0.885707">
                <text:p>0.885707</text:p>
              </table:table-cell>
              <table:table-cell office:value-type="float" office:value="0.885707">
                <text:p>0.885707</text:p>
              </table:table-cell>
              <table:table-cell office:value-type="float" office:value="0.926039">
                <text:p>0.926039</text:p>
              </table:table-cell>
              <table:table-cell office:value-type="float" office:value="0.926039">
                <text:p>0.926039</text:p>
              </table:table-cell>
              <table:table-cell office:value-type="float" office:value="0.926039">
                <text:p>0.926039</text:p>
              </table:table-cell>
              <table:table-cell office:value-type="float" office:value="0.996858">
                <text:p>0.996858</text:p>
              </table:table-cell>
              <table:table-cell office:value-type="float" office:value="0.996858">
                <text:p>0.996858</text:p>
              </table:table-cell>
              <table:table-cell office:value-type="float" office:value="0.935079">
                <text:p>0.935079</text:p>
              </table:table-cell>
              <table:table-cell office:value-type="float" office:value="0.935079">
                <text:p>0.935079</text:p>
              </table:table-cell>
              <table:table-cell office:value-type="float" office:value="0.935079">
                <text:p>0.935079</text:p>
              </table:table-cell>
              <table:table-cell office:value-type="float" office:value="0.924084">
                <text:p>0.924084</text:p>
              </table:table-cell>
              <table:table-cell office:value-type="float" office:value="0.924084">
                <text:p>0.924084</text:p>
              </table:table-cell>
              <table:table-cell office:value-type="float" office:value="0.946092">
                <text:p>0.946092</text:p>
              </table:table-cell>
              <table:table-cell office:value-type="float" office:value="0.946092">
                <text:p>0.946092</text:p>
              </table:table-cell>
              <table:table-cell office:value-type="float" office:value="0.946092">
                <text:p>0.946092</text:p>
              </table:table-cell>
              <table:table-cell office:value-type="float" office:value="0.975675">
                <text:p>0.975675</text:p>
              </table:table-cell>
              <table:table-cell office:value-type="float" office:value="0.975675">
                <text:p>0.975675</text:p>
              </table:table-cell>
              <table:table-cell office:value-type="float" office:value="0.984402">
                <text:p>0.984402</text:p>
              </table:table-cell>
              <table:table-cell office:value-type="float" office:value="0.984402">
                <text:p>0.984402</text:p>
              </table:table-cell>
              <table:table-cell office:value-type="float" office:value="0.905214">
                <text:p>0.9052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8714">
                <text:p>0.948714</text:p>
              </table:table-cell>
              <table:table-cell office:value-type="float" office:value="0.948714">
                <text:p>0.948714</text:p>
              </table:table-cell>
              <table:table-cell office:value-type="float" office:value="0.948714">
                <text:p>0.948714</text:p>
              </table:table-cell>
              <table:table-cell office:value-type="float" office:value="0.946523">
                <text:p>0.946523</text:p>
              </table:table-cell>
              <table:table-cell office:value-type="float" office:value="0.946523">
                <text:p>0.946523</text:p>
              </table:table-cell>
              <table:table-cell office:value-type="float" office:value="1.01843">
                <text:p>1.01843</text:p>
              </table:table-cell>
              <table:table-cell office:value-type="float" office:value="1.01843">
                <text:p>1.01843</text:p>
              </table:table-cell>
              <table:table-cell office:value-type="float" office:value="0.963095">
                <text:p>0.963095</text:p>
              </table:table-cell>
              <table:table-cell office:value-type="float" office:value="0.963095">
                <text:p>0.963095</text:p>
              </table:table-cell>
              <table:table-cell office:value-type="float" office:value="0.963095">
                <text:p>0.963095</text:p>
              </table:table-cell>
              <table:table-cell office:value-type="float" office:value="0.883444">
                <text:p>0.883444</text:p>
              </table:table-cell>
              <table:table-cell office:value-type="float" office:value="0.883444">
                <text:p>0.883444</text:p>
              </table:table-cell>
              <table:table-cell office:value-type="float" office:value="0.925409">
                <text:p>0.925409</text:p>
              </table:table-cell>
              <table:table-cell office:value-type="float" office:value="0.925409">
                <text:p>0.925409</text:p>
              </table:table-cell>
              <table:table-cell office:value-type="float" office:value="0.925409">
                <text:p>0.925409</text:p>
              </table:table-cell>
              <table:table-cell office:value-type="float" office:value="0.99194">
                <text:p>0.99194</text:p>
              </table:table-cell>
              <table:table-cell office:value-type="float" office:value="0.99194">
                <text:p>0.99194</text:p>
              </table:table-cell>
              <table:table-cell office:value-type="float" office:value="0.943306">
                <text:p>0.943306</text:p>
              </table:table-cell>
              <table:table-cell office:value-type="float" office:value="0.943306">
                <text:p>0.943306</text:p>
              </table:table-cell>
              <table:table-cell office:value-type="float" office:value="0.943306">
                <text:p>0.943306</text:p>
              </table:table-cell>
              <table:table-cell office:value-type="float" office:value="0.917125">
                <text:p>0.917125</text:p>
              </table:table-cell>
              <table:table-cell office:value-type="float" office:value="0.917125">
                <text:p>0.917125</text:p>
              </table:table-cell>
              <table:table-cell office:value-type="float" office:value="0.94633">
                <text:p>0.94633</text:p>
              </table:table-cell>
              <table:table-cell office:value-type="float" office:value="0.94633">
                <text:p>0.94633</text:p>
              </table:table-cell>
              <table:table-cell office:value-type="float" office:value="0.94633">
                <text:p>0.94633</text:p>
              </table:table-cell>
              <table:table-cell office:value-type="float" office:value="0.963632">
                <text:p>0.963632</text:p>
              </table:table-cell>
              <table:table-cell office:value-type="float" office:value="0.963632">
                <text:p>0.963632</text:p>
              </table:table-cell>
              <table:table-cell office:value-type="float" office:value="0.980509">
                <text:p>0.980509</text:p>
              </table:table-cell>
              <table:table-cell office:value-type="float" office:value="0.980509">
                <text:p>0.980509</text:p>
              </table:table-cell>
              <table:table-cell office:value-type="float" office:value="0.905687">
                <text:p>0.9056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1471">
                <text:p>0.951471</text:p>
              </table:table-cell>
              <table:table-cell office:value-type="float" office:value="0.951471">
                <text:p>0.951471</text:p>
              </table:table-cell>
              <table:table-cell office:value-type="float" office:value="0.951471">
                <text:p>0.951471</text:p>
              </table:table-cell>
              <table:table-cell office:value-type="float" office:value="0.943354">
                <text:p>0.943354</text:p>
              </table:table-cell>
              <table:table-cell office:value-type="float" office:value="0.943354">
                <text:p>0.943354</text:p>
              </table:table-cell>
              <table:table-cell office:value-type="float" office:value="1.00659">
                <text:p>1.00659</text:p>
              </table:table-cell>
              <table:table-cell office:value-type="float" office:value="1.00659">
                <text:p>1.00659</text:p>
              </table:table-cell>
              <table:table-cell office:value-type="float" office:value="0.959295">
                <text:p>0.959295</text:p>
              </table:table-cell>
              <table:table-cell office:value-type="float" office:value="0.959295">
                <text:p>0.959295</text:p>
              </table:table-cell>
              <table:table-cell office:value-type="float" office:value="0.959295">
                <text:p>0.959295</text:p>
              </table:table-cell>
              <table:table-cell office:value-type="float" office:value="0.887582">
                <text:p>0.887582</text:p>
              </table:table-cell>
              <table:table-cell office:value-type="float" office:value="0.887582">
                <text:p>0.887582</text:p>
              </table:table-cell>
              <table:table-cell office:value-type="float" office:value="0.922289">
                <text:p>0.922289</text:p>
              </table:table-cell>
              <table:table-cell office:value-type="float" office:value="0.922289">
                <text:p>0.922289</text:p>
              </table:table-cell>
              <table:table-cell office:value-type="float" office:value="0.922289">
                <text:p>0.922289</text:p>
              </table:table-cell>
              <table:table-cell office:value-type="float" office:value="0.980561">
                <text:p>0.980561</text:p>
              </table:table-cell>
              <table:table-cell office:value-type="float" office:value="0.980561">
                <text:p>0.980561</text:p>
              </table:table-cell>
              <table:table-cell office:value-type="float" office:value="0.943183">
                <text:p>0.943183</text:p>
              </table:table-cell>
              <table:table-cell office:value-type="float" office:value="0.943183">
                <text:p>0.943183</text:p>
              </table:table-cell>
              <table:table-cell office:value-type="float" office:value="0.943183">
                <text:p>0.943183</text:p>
              </table:table-cell>
              <table:table-cell office:value-type="float" office:value="0.917074">
                <text:p>0.917074</text:p>
              </table:table-cell>
              <table:table-cell office:value-type="float" office:value="0.917074">
                <text:p>0.917074</text:p>
              </table:table-cell>
              <table:table-cell office:value-type="float" office:value="0.937405">
                <text:p>0.937405</text:p>
              </table:table-cell>
              <table:table-cell office:value-type="float" office:value="0.937405">
                <text:p>0.937405</text:p>
              </table:table-cell>
              <table:table-cell office:value-type="float" office:value="0.937405">
                <text:p>0.937405</text:p>
              </table:table-cell>
              <table:table-cell office:value-type="float" office:value="0.970024">
                <text:p>0.970024</text:p>
              </table:table-cell>
              <table:table-cell office:value-type="float" office:value="0.970024">
                <text:p>0.970024</text:p>
              </table:table-cell>
              <table:table-cell office:value-type="float" office:value="0.990656">
                <text:p>0.990656</text:p>
              </table:table-cell>
              <table:table-cell office:value-type="float" office:value="0.990656">
                <text:p>0.990656</text:p>
              </table:table-cell>
              <table:table-cell office:value-type="float" office:value="0.899734">
                <text:p>0.899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449">
                <text:p>0.95449</text:p>
              </table:table-cell>
              <table:table-cell office:value-type="float" office:value="0.95449">
                <text:p>0.95449</text:p>
              </table:table-cell>
              <table:table-cell office:value-type="float" office:value="0.95449">
                <text:p>0.95449</text:p>
              </table:table-cell>
              <table:table-cell office:value-type="float" office:value="0.948024">
                <text:p>0.948024</text:p>
              </table:table-cell>
              <table:table-cell office:value-type="float" office:value="0.948024">
                <text:p>0.948024</text:p>
              </table:table-cell>
              <table:table-cell office:value-type="float" office:value="1.00564">
                <text:p>1.00564</text:p>
              </table:table-cell>
              <table:table-cell office:value-type="float" office:value="1.00564">
                <text:p>1.00564</text:p>
              </table:table-cell>
              <table:table-cell office:value-type="float" office:value="0.966223">
                <text:p>0.966223</text:p>
              </table:table-cell>
              <table:table-cell office:value-type="float" office:value="0.966223">
                <text:p>0.966223</text:p>
              </table:table-cell>
              <table:table-cell office:value-type="float" office:value="0.966223">
                <text:p>0.966223</text:p>
              </table:table-cell>
              <table:table-cell office:value-type="float" office:value="0.887688">
                <text:p>0.887688</text:p>
              </table:table-cell>
              <table:table-cell office:value-type="float" office:value="0.887688">
                <text:p>0.887688</text:p>
              </table:table-cell>
              <table:table-cell office:value-type="float" office:value="0.915108">
                <text:p>0.915108</text:p>
              </table:table-cell>
              <table:table-cell office:value-type="float" office:value="0.915108">
                <text:p>0.915108</text:p>
              </table:table-cell>
              <table:table-cell office:value-type="float" office:value="0.915108">
                <text:p>0.915108</text:p>
              </table:table-cell>
              <table:table-cell office:value-type="float" office:value="0.975002">
                <text:p>0.975002</text:p>
              </table:table-cell>
              <table:table-cell office:value-type="float" office:value="0.975002">
                <text:p>0.975002</text:p>
              </table:table-cell>
              <table:table-cell office:value-type="float" office:value="0.933629">
                <text:p>0.933629</text:p>
              </table:table-cell>
              <table:table-cell office:value-type="float" office:value="0.933629">
                <text:p>0.933629</text:p>
              </table:table-cell>
              <table:table-cell office:value-type="float" office:value="0.933629">
                <text:p>0.933629</text:p>
              </table:table-cell>
              <table:table-cell office:value-type="float" office:value="0.920752">
                <text:p>0.920752</text:p>
              </table:table-cell>
              <table:table-cell office:value-type="float" office:value="0.920752">
                <text:p>0.920752</text:p>
              </table:table-cell>
              <table:table-cell office:value-type="float" office:value="0.93328">
                <text:p>0.93328</text:p>
              </table:table-cell>
              <table:table-cell office:value-type="float" office:value="0.93328">
                <text:p>0.93328</text:p>
              </table:table-cell>
              <table:table-cell office:value-type="float" office:value="0.93328">
                <text:p>0.93328</text:p>
              </table:table-cell>
              <table:table-cell office:value-type="float" office:value="0.957522">
                <text:p>0.957522</text:p>
              </table:table-cell>
              <table:table-cell office:value-type="float" office:value="0.957522">
                <text:p>0.957522</text:p>
              </table:table-cell>
              <table:table-cell office:value-type="float" office:value="0.978351">
                <text:p>0.978351</text:p>
              </table:table-cell>
              <table:table-cell office:value-type="float" office:value="0.978351">
                <text:p>0.978351</text:p>
              </table:table-cell>
              <table:table-cell office:value-type="float" office:value="0.895971">
                <text:p>0.8959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48878">
                <text:p>0.948878</text:p>
              </table:table-cell>
              <table:table-cell office:value-type="float" office:value="0.948878">
                <text:p>0.948878</text:p>
              </table:table-cell>
              <table:table-cell office:value-type="float" office:value="0.948878">
                <text:p>0.948878</text:p>
              </table:table-cell>
              <table:table-cell office:value-type="float" office:value="0.939466">
                <text:p>0.939466</text:p>
              </table:table-cell>
              <table:table-cell office:value-type="float" office:value="0.939466">
                <text:p>0.939466</text:p>
              </table:table-cell>
              <table:table-cell office:value-type="float" office:value="0.99525">
                <text:p>0.99525</text:p>
              </table:table-cell>
              <table:table-cell office:value-type="float" office:value="0.99525">
                <text:p>0.99525</text:p>
              </table:table-cell>
              <table:table-cell office:value-type="float" office:value="0.980055">
                <text:p>0.980055</text:p>
              </table:table-cell>
              <table:table-cell office:value-type="float" office:value="0.980055">
                <text:p>0.980055</text:p>
              </table:table-cell>
              <table:table-cell office:value-type="float" office:value="0.980055">
                <text:p>0.980055</text:p>
              </table:table-cell>
              <table:table-cell office:value-type="float" office:value="0.887284">
                <text:p>0.887284</text:p>
              </table:table-cell>
              <table:table-cell office:value-type="float" office:value="0.887284">
                <text:p>0.887284</text:p>
              </table:table-cell>
              <table:table-cell office:value-type="float" office:value="0.922078">
                <text:p>0.922078</text:p>
              </table:table-cell>
              <table:table-cell office:value-type="float" office:value="0.922078">
                <text:p>0.922078</text:p>
              </table:table-cell>
              <table:table-cell office:value-type="float" office:value="0.922078">
                <text:p>0.922078</text:p>
              </table:table-cell>
              <table:table-cell office:value-type="float" office:value="0.971493">
                <text:p>0.971493</text:p>
              </table:table-cell>
              <table:table-cell office:value-type="float" office:value="0.971493">
                <text:p>0.971493</text:p>
              </table:table-cell>
              <table:table-cell office:value-type="float" office:value="0.938538">
                <text:p>0.938538</text:p>
              </table:table-cell>
              <table:table-cell office:value-type="float" office:value="0.938538">
                <text:p>0.938538</text:p>
              </table:table-cell>
              <table:table-cell office:value-type="float" office:value="0.938538">
                <text:p>0.938538</text:p>
              </table:table-cell>
              <table:table-cell office:value-type="float" office:value="0.918764">
                <text:p>0.918764</text:p>
              </table:table-cell>
              <table:table-cell office:value-type="float" office:value="0.918764">
                <text:p>0.918764</text:p>
              </table:table-cell>
              <table:table-cell office:value-type="float" office:value="0.92793">
                <text:p>0.92793</text:p>
              </table:table-cell>
              <table:table-cell office:value-type="float" office:value="0.92793">
                <text:p>0.92793</text:p>
              </table:table-cell>
              <table:table-cell office:value-type="float" office:value="0.92793">
                <text:p>0.92793</text:p>
              </table:table-cell>
              <table:table-cell office:value-type="float" office:value="0.954397">
                <text:p>0.954397</text:p>
              </table:table-cell>
              <table:table-cell office:value-type="float" office:value="0.954397">
                <text:p>0.954397</text:p>
              </table:table-cell>
              <table:table-cell office:value-type="float" office:value="0.979779">
                <text:p>0.979779</text:p>
              </table:table-cell>
              <table:table-cell office:value-type="float" office:value="0.979779">
                <text:p>0.979779</text:p>
              </table:table-cell>
              <table:table-cell office:value-type="float" office:value="0.899218">
                <text:p>0.8992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2942">
                <text:p>0.942942</text:p>
              </table:table-cell>
              <table:table-cell office:value-type="float" office:value="0.942942">
                <text:p>0.942942</text:p>
              </table:table-cell>
              <table:table-cell office:value-type="float" office:value="0.942942">
                <text:p>0.942942</text:p>
              </table:table-cell>
              <table:table-cell office:value-type="float" office:value="0.934993">
                <text:p>0.934993</text:p>
              </table:table-cell>
              <table:table-cell office:value-type="float" office:value="0.934993">
                <text:p>0.934993</text:p>
              </table:table-cell>
              <table:table-cell office:value-type="float" office:value="0.987059">
                <text:p>0.987059</text:p>
              </table:table-cell>
              <table:table-cell office:value-type="float" office:value="0.987059">
                <text:p>0.987059</text:p>
              </table:table-cell>
              <table:table-cell office:value-type="float" office:value="0.972234">
                <text:p>0.972234</text:p>
              </table:table-cell>
              <table:table-cell office:value-type="float" office:value="0.972234">
                <text:p>0.972234</text:p>
              </table:table-cell>
              <table:table-cell office:value-type="float" office:value="0.972234">
                <text:p>0.972234</text:p>
              </table:table-cell>
              <table:table-cell office:value-type="float" office:value="0.900367">
                <text:p>0.900367</text:p>
              </table:table-cell>
              <table:table-cell office:value-type="float" office:value="0.900367">
                <text:p>0.900367</text:p>
              </table:table-cell>
              <table:table-cell office:value-type="float" office:value="0.930968">
                <text:p>0.930968</text:p>
              </table:table-cell>
              <table:table-cell office:value-type="float" office:value="0.930968">
                <text:p>0.930968</text:p>
              </table:table-cell>
              <table:table-cell office:value-type="float" office:value="0.930968">
                <text:p>0.930968</text:p>
              </table:table-cell>
              <table:table-cell office:value-type="float" office:value="0.962871">
                <text:p>0.962871</text:p>
              </table:table-cell>
              <table:table-cell office:value-type="float" office:value="0.962871">
                <text:p>0.962871</text:p>
              </table:table-cell>
              <table:table-cell office:value-type="float" office:value="0.942101">
                <text:p>0.942101</text:p>
              </table:table-cell>
              <table:table-cell office:value-type="float" office:value="0.942101">
                <text:p>0.942101</text:p>
              </table:table-cell>
              <table:table-cell office:value-type="float" office:value="0.942101">
                <text:p>0.942101</text:p>
              </table:table-cell>
              <table:table-cell office:value-type="float" office:value="0.926192">
                <text:p>0.926192</text:p>
              </table:table-cell>
              <table:table-cell office:value-type="float" office:value="0.926192">
                <text:p>0.926192</text:p>
              </table:table-cell>
              <table:table-cell office:value-type="float" office:value="0.924141">
                <text:p>0.924141</text:p>
              </table:table-cell>
              <table:table-cell office:value-type="float" office:value="0.924141">
                <text:p>0.924141</text:p>
              </table:table-cell>
              <table:table-cell office:value-type="float" office:value="0.924141">
                <text:p>0.924141</text:p>
              </table:table-cell>
              <table:table-cell office:value-type="float" office:value="0.955061">
                <text:p>0.955061</text:p>
              </table:table-cell>
              <table:table-cell office:value-type="float" office:value="0.955061">
                <text:p>0.955061</text:p>
              </table:table-cell>
              <table:table-cell office:value-type="float" office:value="0.976434">
                <text:p>0.976434</text:p>
              </table:table-cell>
              <table:table-cell office:value-type="float" office:value="0.976434">
                <text:p>0.976434</text:p>
              </table:table-cell>
              <table:table-cell office:value-type="float" office:value="0.909277">
                <text:p>0.9092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42271">
                <text:p>0.942271</text:p>
              </table:table-cell>
              <table:table-cell office:value-type="float" office:value="0.942271">
                <text:p>0.942271</text:p>
              </table:table-cell>
              <table:table-cell office:value-type="float" office:value="0.942271">
                <text:p>0.942271</text:p>
              </table:table-cell>
              <table:table-cell office:value-type="float" office:value="0.929446">
                <text:p>0.929446</text:p>
              </table:table-cell>
              <table:table-cell office:value-type="float" office:value="0.929446">
                <text:p>0.929446</text:p>
              </table:table-cell>
              <table:table-cell office:value-type="float" office:value="0.983524">
                <text:p>0.983524</text:p>
              </table:table-cell>
              <table:table-cell office:value-type="float" office:value="0.983524">
                <text:p>0.983524</text:p>
              </table:table-cell>
              <table:table-cell office:value-type="float" office:value="0.977822">
                <text:p>0.977822</text:p>
              </table:table-cell>
              <table:table-cell office:value-type="float" office:value="0.977822">
                <text:p>0.977822</text:p>
              </table:table-cell>
              <table:table-cell office:value-type="float" office:value="0.977822">
                <text:p>0.977822</text:p>
              </table:table-cell>
              <table:table-cell office:value-type="float" office:value="0.894122">
                <text:p>0.894122</text:p>
              </table:table-cell>
              <table:table-cell office:value-type="float" office:value="0.894122">
                <text:p>0.894122</text:p>
              </table:table-cell>
              <table:table-cell office:value-type="float" office:value="0.919894">
                <text:p>0.919894</text:p>
              </table:table-cell>
              <table:table-cell office:value-type="float" office:value="0.919894">
                <text:p>0.919894</text:p>
              </table:table-cell>
              <table:table-cell office:value-type="float" office:value="0.919894">
                <text:p>0.919894</text:p>
              </table:table-cell>
              <table:table-cell office:value-type="float" office:value="0.957387">
                <text:p>0.957387</text:p>
              </table:table-cell>
              <table:table-cell office:value-type="float" office:value="0.957387">
                <text:p>0.957387</text:p>
              </table:table-cell>
              <table:table-cell office:value-type="float" office:value="0.948106">
                <text:p>0.948106</text:p>
              </table:table-cell>
              <table:table-cell office:value-type="float" office:value="0.948106">
                <text:p>0.948106</text:p>
              </table:table-cell>
              <table:table-cell office:value-type="float" office:value="0.948106">
                <text:p>0.948106</text:p>
              </table:table-cell>
              <table:table-cell office:value-type="float" office:value="0.927133">
                <text:p>0.927133</text:p>
              </table:table-cell>
              <table:table-cell office:value-type="float" office:value="0.927133">
                <text:p>0.927133</text:p>
              </table:table-cell>
              <table:table-cell office:value-type="float" office:value="0.930954">
                <text:p>0.930954</text:p>
              </table:table-cell>
              <table:table-cell office:value-type="float" office:value="0.930954">
                <text:p>0.930954</text:p>
              </table:table-cell>
              <table:table-cell office:value-type="float" office:value="0.930954">
                <text:p>0.930954</text:p>
              </table:table-cell>
              <table:table-cell office:value-type="float" office:value="0.974083">
                <text:p>0.974083</text:p>
              </table:table-cell>
              <table:table-cell office:value-type="float" office:value="0.974083">
                <text:p>0.974083</text:p>
              </table:table-cell>
              <table:table-cell office:value-type="float" office:value="0.976619">
                <text:p>0.976619</text:p>
              </table:table-cell>
              <table:table-cell office:value-type="float" office:value="0.976619">
                <text:p>0.976619</text:p>
              </table:table-cell>
              <table:table-cell office:value-type="float" office:value="0.901629">
                <text:p>0.9016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39298">
                <text:p>0.939298</text:p>
              </table:table-cell>
              <table:table-cell office:value-type="float" office:value="0.939298">
                <text:p>0.939298</text:p>
              </table:table-cell>
              <table:table-cell office:value-type="float" office:value="0.939298">
                <text:p>0.939298</text:p>
              </table:table-cell>
              <table:table-cell office:value-type="float" office:value="0.925662">
                <text:p>0.925662</text:p>
              </table:table-cell>
              <table:table-cell office:value-type="float" office:value="0.925662">
                <text:p>0.925662</text:p>
              </table:table-cell>
              <table:table-cell office:value-type="float" office:value="0.974877">
                <text:p>0.974877</text:p>
              </table:table-cell>
              <table:table-cell office:value-type="float" office:value="0.974877">
                <text:p>0.974877</text:p>
              </table:table-cell>
              <table:table-cell office:value-type="float" office:value="0.970873">
                <text:p>0.970873</text:p>
              </table:table-cell>
              <table:table-cell office:value-type="float" office:value="0.970873">
                <text:p>0.970873</text:p>
              </table:table-cell>
              <table:table-cell office:value-type="float" office:value="0.970873">
                <text:p>0.970873</text:p>
              </table:table-cell>
              <table:table-cell office:value-type="float" office:value="0.885509">
                <text:p>0.885509</text:p>
              </table:table-cell>
              <table:table-cell office:value-type="float" office:value="0.885509">
                <text:p>0.885509</text:p>
              </table:table-cell>
              <table:table-cell office:value-type="float" office:value="0.92512">
                <text:p>0.92512</text:p>
              </table:table-cell>
              <table:table-cell office:value-type="float" office:value="0.92512">
                <text:p>0.92512</text:p>
              </table:table-cell>
              <table:table-cell office:value-type="float" office:value="0.92512">
                <text:p>0.92512</text:p>
              </table:table-cell>
              <table:table-cell office:value-type="float" office:value="0.960919">
                <text:p>0.960919</text:p>
              </table:table-cell>
              <table:table-cell office:value-type="float" office:value="0.960919">
                <text:p>0.960919</text:p>
              </table:table-cell>
              <table:table-cell office:value-type="float" office:value="0.943256">
                <text:p>0.943256</text:p>
              </table:table-cell>
              <table:table-cell office:value-type="float" office:value="0.943256">
                <text:p>0.943256</text:p>
              </table:table-cell>
              <table:table-cell office:value-type="float" office:value="0.943256">
                <text:p>0.943256</text:p>
              </table:table-cell>
              <table:table-cell office:value-type="float" office:value="0.931389">
                <text:p>0.931389</text:p>
              </table:table-cell>
              <table:table-cell office:value-type="float" office:value="0.931389">
                <text:p>0.931389</text:p>
              </table:table-cell>
              <table:table-cell office:value-type="float" office:value="0.929724">
                <text:p>0.929724</text:p>
              </table:table-cell>
              <table:table-cell office:value-type="float" office:value="0.929724">
                <text:p>0.929724</text:p>
              </table:table-cell>
              <table:table-cell office:value-type="float" office:value="0.929724">
                <text:p>0.929724</text:p>
              </table:table-cell>
              <table:table-cell office:value-type="float" office:value="0.971357">
                <text:p>0.971357</text:p>
              </table:table-cell>
              <table:table-cell office:value-type="float" office:value="0.971357">
                <text:p>0.971357</text:p>
              </table:table-cell>
              <table:table-cell office:value-type="float" office:value="0.969688">
                <text:p>0.969688</text:p>
              </table:table-cell>
              <table:table-cell office:value-type="float" office:value="0.969688">
                <text:p>0.969688</text:p>
              </table:table-cell>
              <table:table-cell office:value-type="float" office:value="0.901179">
                <text:p>0.9011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35231">
                <text:p>0.935231</text:p>
              </table:table-cell>
              <table:table-cell office:value-type="float" office:value="0.935231">
                <text:p>0.935231</text:p>
              </table:table-cell>
              <table:table-cell office:value-type="float" office:value="0.935231">
                <text:p>0.935231</text:p>
              </table:table-cell>
              <table:table-cell office:value-type="float" office:value="0.930004">
                <text:p>0.930004</text:p>
              </table:table-cell>
              <table:table-cell office:value-type="float" office:value="0.930004">
                <text:p>0.930004</text:p>
              </table:table-cell>
              <table:table-cell office:value-type="float" office:value="0.980206">
                <text:p>0.980206</text:p>
              </table:table-cell>
              <table:table-cell office:value-type="float" office:value="0.980206">
                <text:p>0.980206</text:p>
              </table:table-cell>
              <table:table-cell office:value-type="float" office:value="0.965021">
                <text:p>0.965021</text:p>
              </table:table-cell>
              <table:table-cell office:value-type="float" office:value="0.965021">
                <text:p>0.965021</text:p>
              </table:table-cell>
              <table:table-cell office:value-type="float" office:value="0.965021">
                <text:p>0.965021</text:p>
              </table:table-cell>
              <table:table-cell office:value-type="float" office:value="0.88392">
                <text:p>0.88392</text:p>
              </table:table-cell>
              <table:table-cell office:value-type="float" office:value="0.88392">
                <text:p>0.88392</text:p>
              </table:table-cell>
              <table:table-cell office:value-type="float" office:value="0.919632">
                <text:p>0.919632</text:p>
              </table:table-cell>
              <table:table-cell office:value-type="float" office:value="0.919632">
                <text:p>0.919632</text:p>
              </table:table-cell>
              <table:table-cell office:value-type="float" office:value="0.919632">
                <text:p>0.919632</text:p>
              </table:table-cell>
              <table:table-cell office:value-type="float" office:value="0.958374">
                <text:p>0.958374</text:p>
              </table:table-cell>
              <table:table-cell office:value-type="float" office:value="0.958374">
                <text:p>0.958374</text:p>
              </table:table-cell>
              <table:table-cell office:value-type="float" office:value="0.952377">
                <text:p>0.952377</text:p>
              </table:table-cell>
              <table:table-cell office:value-type="float" office:value="0.952377">
                <text:p>0.952377</text:p>
              </table:table-cell>
              <table:table-cell office:value-type="float" office:value="0.952377">
                <text:p>0.952377</text:p>
              </table:table-cell>
              <table:table-cell office:value-type="float" office:value="0.934913">
                <text:p>0.934913</text:p>
              </table:table-cell>
              <table:table-cell office:value-type="float" office:value="0.934913">
                <text:p>0.934913</text:p>
              </table:table-cell>
              <table:table-cell office:value-type="float" office:value="0.933177">
                <text:p>0.933177</text:p>
              </table:table-cell>
              <table:table-cell office:value-type="float" office:value="0.933177">
                <text:p>0.933177</text:p>
              </table:table-cell>
              <table:table-cell office:value-type="float" office:value="0.933177">
                <text:p>0.933177</text:p>
              </table:table-cell>
              <table:table-cell office:value-type="float" office:value="0.980434">
                <text:p>0.980434</text:p>
              </table:table-cell>
              <table:table-cell office:value-type="float" office:value="0.980434">
                <text:p>0.980434</text:p>
              </table:table-cell>
              <table:table-cell office:value-type="float" office:value="0.971509">
                <text:p>0.971509</text:p>
              </table:table-cell>
              <table:table-cell office:value-type="float" office:value="0.971509">
                <text:p>0.971509</text:p>
              </table:table-cell>
              <table:table-cell office:value-type="float" office:value="0.907097">
                <text:p>0.9070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31576">
                <text:p>0.931576</text:p>
              </table:table-cell>
              <table:table-cell office:value-type="float" office:value="0.931576">
                <text:p>0.931576</text:p>
              </table:table-cell>
              <table:table-cell office:value-type="float" office:value="0.931576">
                <text:p>0.931576</text:p>
              </table:table-cell>
              <table:table-cell office:value-type="float" office:value="0.941376">
                <text:p>0.941376</text:p>
              </table:table-cell>
              <table:table-cell office:value-type="float" office:value="0.941376">
                <text:p>0.941376</text:p>
              </table:table-cell>
              <table:table-cell office:value-type="float" office:value="0.978993">
                <text:p>0.978993</text:p>
              </table:table-cell>
              <table:table-cell office:value-type="float" office:value="0.978993">
                <text:p>0.978993</text:p>
              </table:table-cell>
              <table:table-cell office:value-type="float" office:value="0.957738">
                <text:p>0.957738</text:p>
              </table:table-cell>
              <table:table-cell office:value-type="float" office:value="0.957738">
                <text:p>0.957738</text:p>
              </table:table-cell>
              <table:table-cell office:value-type="float" office:value="0.957738">
                <text:p>0.957738</text:p>
              </table:table-cell>
              <table:table-cell office:value-type="float" office:value="0.908243">
                <text:p>0.908243</text:p>
              </table:table-cell>
              <table:table-cell office:value-type="float" office:value="0.908243">
                <text:p>0.908243</text:p>
              </table:table-cell>
              <table:table-cell office:value-type="float" office:value="0.920816">
                <text:p>0.920816</text:p>
              </table:table-cell>
              <table:table-cell office:value-type="float" office:value="0.920816">
                <text:p>0.920816</text:p>
              </table:table-cell>
              <table:table-cell office:value-type="float" office:value="0.920816">
                <text:p>0.920816</text:p>
              </table:table-cell>
              <table:table-cell office:value-type="float" office:value="0.959618">
                <text:p>0.959618</text:p>
              </table:table-cell>
              <table:table-cell office:value-type="float" office:value="0.959618">
                <text:p>0.959618</text:p>
              </table:table-cell>
              <table:table-cell office:value-type="float" office:value="0.956305">
                <text:p>0.956305</text:p>
              </table:table-cell>
              <table:table-cell office:value-type="float" office:value="0.956305">
                <text:p>0.956305</text:p>
              </table:table-cell>
              <table:table-cell office:value-type="float" office:value="0.956305">
                <text:p>0.956305</text:p>
              </table:table-cell>
              <table:table-cell office:value-type="float" office:value="0.929559">
                <text:p>0.929559</text:p>
              </table:table-cell>
              <table:table-cell office:value-type="float" office:value="0.929559">
                <text:p>0.929559</text:p>
              </table:table-cell>
              <table:table-cell office:value-type="float" office:value="0.929958">
                <text:p>0.929958</text:p>
              </table:table-cell>
              <table:table-cell office:value-type="float" office:value="0.929958">
                <text:p>0.929958</text:p>
              </table:table-cell>
              <table:table-cell office:value-type="float" office:value="0.929958">
                <text:p>0.929958</text:p>
              </table:table-cell>
              <table:table-cell office:value-type="float" office:value="0.986988">
                <text:p>0.986988</text:p>
              </table:table-cell>
              <table:table-cell office:value-type="float" office:value="0.986988">
                <text:p>0.986988</text:p>
              </table:table-cell>
              <table:table-cell office:value-type="float" office:value="0.971753">
                <text:p>0.971753</text:p>
              </table:table-cell>
              <table:table-cell office:value-type="float" office:value="0.971753">
                <text:p>0.971753</text:p>
              </table:table-cell>
              <table:table-cell office:value-type="float" office:value="0.917411">
                <text:p>0.917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7489">
                <text:p>0.927489</text:p>
              </table:table-cell>
              <table:table-cell office:value-type="float" office:value="0.927489">
                <text:p>0.927489</text:p>
              </table:table-cell>
              <table:table-cell office:value-type="float" office:value="0.927489">
                <text:p>0.927489</text:p>
              </table:table-cell>
              <table:table-cell office:value-type="float" office:value="0.953754">
                <text:p>0.953754</text:p>
              </table:table-cell>
              <table:table-cell office:value-type="float" office:value="0.953754">
                <text:p>0.953754</text:p>
              </table:table-cell>
              <table:table-cell office:value-type="float" office:value="0.987648">
                <text:p>0.987648</text:p>
              </table:table-cell>
              <table:table-cell office:value-type="float" office:value="0.987648">
                <text:p>0.987648</text:p>
              </table:table-cell>
              <table:table-cell office:value-type="float" office:value="0.95559">
                <text:p>0.95559</text:p>
              </table:table-cell>
              <table:table-cell office:value-type="float" office:value="0.95559">
                <text:p>0.95559</text:p>
              </table:table-cell>
              <table:table-cell office:value-type="float" office:value="0.95559">
                <text:p>0.95559</text:p>
              </table:table-cell>
              <table:table-cell office:value-type="float" office:value="0.908153">
                <text:p>0.908153</text:p>
              </table:table-cell>
              <table:table-cell office:value-type="float" office:value="0.908153">
                <text:p>0.908153</text:p>
              </table:table-cell>
              <table:table-cell office:value-type="float" office:value="0.918457">
                <text:p>0.918457</text:p>
              </table:table-cell>
              <table:table-cell office:value-type="float" office:value="0.918457">
                <text:p>0.918457</text:p>
              </table:table-cell>
              <table:table-cell office:value-type="float" office:value="0.918457">
                <text:p>0.918457</text:p>
              </table:table-cell>
              <table:table-cell office:value-type="float" office:value="0.952582">
                <text:p>0.952582</text:p>
              </table:table-cell>
              <table:table-cell office:value-type="float" office:value="0.952582">
                <text:p>0.952582</text:p>
              </table:table-cell>
              <table:table-cell office:value-type="float" office:value="0.949429">
                <text:p>0.949429</text:p>
              </table:table-cell>
              <table:table-cell office:value-type="float" office:value="0.949429">
                <text:p>0.949429</text:p>
              </table:table-cell>
              <table:table-cell office:value-type="float" office:value="0.949429">
                <text:p>0.949429</text:p>
              </table:table-cell>
              <table:table-cell office:value-type="float" office:value="0.925768">
                <text:p>0.925768</text:p>
              </table:table-cell>
              <table:table-cell office:value-type="float" office:value="0.925768">
                <text:p>0.925768</text:p>
              </table:table-cell>
              <table:table-cell office:value-type="float" office:value="0.925777">
                <text:p>0.925777</text:p>
              </table:table-cell>
              <table:table-cell office:value-type="float" office:value="0.925777">
                <text:p>0.925777</text:p>
              </table:table-cell>
              <table:table-cell office:value-type="float" office:value="0.925777">
                <text:p>0.925777</text:p>
              </table:table-cell>
              <table:table-cell office:value-type="float" office:value="0.97852">
                <text:p>0.97852</text:p>
              </table:table-cell>
              <table:table-cell office:value-type="float" office:value="0.97852">
                <text:p>0.97852</text:p>
              </table:table-cell>
              <table:table-cell office:value-type="float" office:value="0.973854">
                <text:p>0.973854</text:p>
              </table:table-cell>
              <table:table-cell office:value-type="float" office:value="0.973854">
                <text:p>0.973854</text:p>
              </table:table-cell>
              <table:table-cell office:value-type="float" office:value="0.911035">
                <text:p>0.911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6358">
                <text:p>0.926358</text:p>
              </table:table-cell>
              <table:table-cell office:value-type="float" office:value="0.926358">
                <text:p>0.926358</text:p>
              </table:table-cell>
              <table:table-cell office:value-type="float" office:value="0.926358">
                <text:p>0.926358</text:p>
              </table:table-cell>
              <table:table-cell office:value-type="float" office:value="0.955498">
                <text:p>0.955498</text:p>
              </table:table-cell>
              <table:table-cell office:value-type="float" office:value="0.955498">
                <text:p>0.955498</text:p>
              </table:table-cell>
              <table:table-cell office:value-type="float" office:value="0.988423">
                <text:p>0.988423</text:p>
              </table:table-cell>
              <table:table-cell office:value-type="float" office:value="0.988423">
                <text:p>0.988423</text:p>
              </table:table-cell>
              <table:table-cell office:value-type="float" office:value="0.962682">
                <text:p>0.962682</text:p>
              </table:table-cell>
              <table:table-cell office:value-type="float" office:value="0.962682">
                <text:p>0.962682</text:p>
              </table:table-cell>
              <table:table-cell office:value-type="float" office:value="0.962682">
                <text:p>0.962682</text:p>
              </table:table-cell>
              <table:table-cell office:value-type="float" office:value="0.915541">
                <text:p>0.915541</text:p>
              </table:table-cell>
              <table:table-cell office:value-type="float" office:value="0.915541">
                <text:p>0.915541</text:p>
              </table:table-cell>
              <table:table-cell office:value-type="float" office:value="0.918822">
                <text:p>0.918822</text:p>
              </table:table-cell>
              <table:table-cell office:value-type="float" office:value="0.918822">
                <text:p>0.918822</text:p>
              </table:table-cell>
              <table:table-cell office:value-type="float" office:value="0.918822">
                <text:p>0.918822</text:p>
              </table:table-cell>
              <table:table-cell office:value-type="float" office:value="0.954445">
                <text:p>0.954445</text:p>
              </table:table-cell>
              <table:table-cell office:value-type="float" office:value="0.954445">
                <text:p>0.954445</text:p>
              </table:table-cell>
              <table:table-cell office:value-type="float" office:value="0.945901">
                <text:p>0.945901</text:p>
              </table:table-cell>
              <table:table-cell office:value-type="float" office:value="0.945901">
                <text:p>0.945901</text:p>
              </table:table-cell>
              <table:table-cell office:value-type="float" office:value="0.945901">
                <text:p>0.945901</text:p>
              </table:table-cell>
              <table:table-cell office:value-type="float" office:value="0.920789">
                <text:p>0.920789</text:p>
              </table:table-cell>
              <table:table-cell office:value-type="float" office:value="0.920789">
                <text:p>0.920789</text:p>
              </table:table-cell>
              <table:table-cell office:value-type="float" office:value="0.92786">
                <text:p>0.92786</text:p>
              </table:table-cell>
              <table:table-cell office:value-type="float" office:value="0.92786">
                <text:p>0.92786</text:p>
              </table:table-cell>
              <table:table-cell office:value-type="float" office:value="0.92786">
                <text:p>0.92786</text:p>
              </table:table-cell>
              <table:table-cell office:value-type="float" office:value="0.975488">
                <text:p>0.975488</text:p>
              </table:table-cell>
              <table:table-cell office:value-type="float" office:value="0.975488">
                <text:p>0.975488</text:p>
              </table:table-cell>
              <table:table-cell office:value-type="float" office:value="0.981416">
                <text:p>0.981416</text:p>
              </table:table-cell>
              <table:table-cell office:value-type="float" office:value="0.981416">
                <text:p>0.981416</text:p>
              </table:table-cell>
              <table:table-cell office:value-type="float" office:value="0.910243">
                <text:p>0.9102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2791">
                <text:p>0.932791</text:p>
              </table:table-cell>
              <table:table-cell office:value-type="float" office:value="0.932791">
                <text:p>0.932791</text:p>
              </table:table-cell>
              <table:table-cell office:value-type="float" office:value="0.932791">
                <text:p>0.932791</text:p>
              </table:table-cell>
              <table:table-cell office:value-type="float" office:value="0.949997">
                <text:p>0.949997</text:p>
              </table:table-cell>
              <table:table-cell office:value-type="float" office:value="0.949997">
                <text:p>0.949997</text:p>
              </table:table-cell>
              <table:table-cell office:value-type="float" office:value="0.982474">
                <text:p>0.982474</text:p>
              </table:table-cell>
              <table:table-cell office:value-type="float" office:value="0.982474">
                <text:p>0.982474</text:p>
              </table:table-cell>
              <table:table-cell office:value-type="float" office:value="0.956203">
                <text:p>0.956203</text:p>
              </table:table-cell>
              <table:table-cell office:value-type="float" office:value="0.956203">
                <text:p>0.956203</text:p>
              </table:table-cell>
              <table:table-cell office:value-type="float" office:value="0.956203">
                <text:p>0.956203</text:p>
              </table:table-cell>
              <table:table-cell office:value-type="float" office:value="0.921458">
                <text:p>0.921458</text:p>
              </table:table-cell>
              <table:table-cell office:value-type="float" office:value="0.921458">
                <text:p>0.921458</text:p>
              </table:table-cell>
              <table:table-cell office:value-type="float" office:value="0.91206">
                <text:p>0.91206</text:p>
              </table:table-cell>
              <table:table-cell office:value-type="float" office:value="0.91206">
                <text:p>0.91206</text:p>
              </table:table-cell>
              <table:table-cell office:value-type="float" office:value="0.91206">
                <text:p>0.91206</text:p>
              </table:table-cell>
              <table:table-cell office:value-type="float" office:value="0.945693">
                <text:p>0.945693</text:p>
              </table:table-cell>
              <table:table-cell office:value-type="float" office:value="0.945693">
                <text:p>0.945693</text:p>
              </table:table-cell>
              <table:table-cell office:value-type="float" office:value="0.941355">
                <text:p>0.941355</text:p>
              </table:table-cell>
              <table:table-cell office:value-type="float" office:value="0.941355">
                <text:p>0.941355</text:p>
              </table:table-cell>
              <table:table-cell office:value-type="float" office:value="0.941355">
                <text:p>0.941355</text:p>
              </table:table-cell>
              <table:table-cell office:value-type="float" office:value="0.913532">
                <text:p>0.913532</text:p>
              </table:table-cell>
              <table:table-cell office:value-type="float" office:value="0.913532">
                <text:p>0.913532</text:p>
              </table:table-cell>
              <table:table-cell office:value-type="float" office:value="0.926673">
                <text:p>0.926673</text:p>
              </table:table-cell>
              <table:table-cell office:value-type="float" office:value="0.926673">
                <text:p>0.926673</text:p>
              </table:table-cell>
              <table:table-cell office:value-type="float" office:value="0.926673">
                <text:p>0.926673</text:p>
              </table:table-cell>
              <table:table-cell office:value-type="float" office:value="0.971403">
                <text:p>0.971403</text:p>
              </table:table-cell>
              <table:table-cell office:value-type="float" office:value="0.971403">
                <text:p>0.971403</text:p>
              </table:table-cell>
              <table:table-cell office:value-type="float" office:value="0.975939">
                <text:p>0.975939</text:p>
              </table:table-cell>
              <table:table-cell office:value-type="float" office:value="0.975939">
                <text:p>0.975939</text:p>
              </table:table-cell>
              <table:table-cell office:value-type="float" office:value="0.923568">
                <text:p>0.9235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8588">
                <text:p>0.928588</text:p>
              </table:table-cell>
              <table:table-cell office:value-type="float" office:value="0.928588">
                <text:p>0.928588</text:p>
              </table:table-cell>
              <table:table-cell office:value-type="float" office:value="0.928588">
                <text:p>0.928588</text:p>
              </table:table-cell>
              <table:table-cell office:value-type="float" office:value="0.949628">
                <text:p>0.949628</text:p>
              </table:table-cell>
              <table:table-cell office:value-type="float" office:value="0.949628">
                <text:p>0.949628</text:p>
              </table:table-cell>
              <table:table-cell office:value-type="float" office:value="0.976102">
                <text:p>0.976102</text:p>
              </table:table-cell>
              <table:table-cell office:value-type="float" office:value="0.976102">
                <text:p>0.976102</text:p>
              </table:table-cell>
              <table:table-cell office:value-type="float" office:value="0.955292">
                <text:p>0.955292</text:p>
              </table:table-cell>
              <table:table-cell office:value-type="float" office:value="0.955292">
                <text:p>0.955292</text:p>
              </table:table-cell>
              <table:table-cell office:value-type="float" office:value="0.955292">
                <text:p>0.955292</text:p>
              </table:table-cell>
              <table:table-cell office:value-type="float" office:value="0.92811">
                <text:p>0.92811</text:p>
              </table:table-cell>
              <table:table-cell office:value-type="float" office:value="0.92811">
                <text:p>0.92811</text:p>
              </table:table-cell>
              <table:table-cell office:value-type="float" office:value="0.911657">
                <text:p>0.911657</text:p>
              </table:table-cell>
              <table:table-cell office:value-type="float" office:value="0.911657">
                <text:p>0.911657</text:p>
              </table:table-cell>
              <table:table-cell office:value-type="float" office:value="0.911657">
                <text:p>0.911657</text:p>
              </table:table-cell>
              <table:table-cell office:value-type="float" office:value="0.943346">
                <text:p>0.943346</text:p>
              </table:table-cell>
              <table:table-cell office:value-type="float" office:value="0.943346">
                <text:p>0.943346</text:p>
              </table:table-cell>
              <table:table-cell office:value-type="float" office:value="0.946184">
                <text:p>0.946184</text:p>
              </table:table-cell>
              <table:table-cell office:value-type="float" office:value="0.946184">
                <text:p>0.946184</text:p>
              </table:table-cell>
              <table:table-cell office:value-type="float" office:value="0.946184">
                <text:p>0.946184</text:p>
              </table:table-cell>
              <table:table-cell office:value-type="float" office:value="0.93164">
                <text:p>0.93164</text:p>
              </table:table-cell>
              <table:table-cell office:value-type="float" office:value="0.93164">
                <text:p>0.93164</text:p>
              </table:table-cell>
              <table:table-cell office:value-type="float" office:value="0.92784">
                <text:p>0.92784</text:p>
              </table:table-cell>
              <table:table-cell office:value-type="float" office:value="0.92784">
                <text:p>0.92784</text:p>
              </table:table-cell>
              <table:table-cell office:value-type="float" office:value="0.92784">
                <text:p>0.92784</text:p>
              </table:table-cell>
              <table:table-cell office:value-type="float" office:value="0.970963">
                <text:p>0.970963</text:p>
              </table:table-cell>
              <table:table-cell office:value-type="float" office:value="0.970963">
                <text:p>0.970963</text:p>
              </table:table-cell>
              <table:table-cell office:value-type="float" office:value="0.985105">
                <text:p>0.985105</text:p>
              </table:table-cell>
              <table:table-cell office:value-type="float" office:value="0.985105">
                <text:p>0.985105</text:p>
              </table:table-cell>
              <table:table-cell office:value-type="float" office:value="0.931115">
                <text:p>0.931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3614">
                <text:p>0.933614</text:p>
              </table:table-cell>
              <table:table-cell office:value-type="float" office:value="0.933614">
                <text:p>0.933614</text:p>
              </table:table-cell>
              <table:table-cell office:value-type="float" office:value="0.933614">
                <text:p>0.933614</text:p>
              </table:table-cell>
              <table:table-cell office:value-type="float" office:value="0.952318">
                <text:p>0.952318</text:p>
              </table:table-cell>
              <table:table-cell office:value-type="float" office:value="0.952318">
                <text:p>0.952318</text:p>
              </table:table-cell>
              <table:table-cell office:value-type="float" office:value="0.97979">
                <text:p>0.97979</text:p>
              </table:table-cell>
              <table:table-cell office:value-type="float" office:value="0.97979">
                <text:p>0.97979</text:p>
              </table:table-cell>
              <table:table-cell office:value-type="float" office:value="0.952582">
                <text:p>0.952582</text:p>
              </table:table-cell>
              <table:table-cell office:value-type="float" office:value="0.952582">
                <text:p>0.952582</text:p>
              </table:table-cell>
              <table:table-cell office:value-type="float" office:value="0.952582">
                <text:p>0.952582</text:p>
              </table:table-cell>
              <table:table-cell office:value-type="float" office:value="0.922344">
                <text:p>0.922344</text:p>
              </table:table-cell>
              <table:table-cell office:value-type="float" office:value="0.922344">
                <text:p>0.922344</text:p>
              </table:table-cell>
              <table:table-cell office:value-type="float" office:value="0.91344">
                <text:p>0.91344</text:p>
              </table:table-cell>
              <table:table-cell office:value-type="float" office:value="0.91344">
                <text:p>0.91344</text:p>
              </table:table-cell>
              <table:table-cell office:value-type="float" office:value="0.91344">
                <text:p>0.91344</text:p>
              </table:table-cell>
              <table:table-cell office:value-type="float" office:value="0.945176">
                <text:p>0.945176</text:p>
              </table:table-cell>
              <table:table-cell office:value-type="float" office:value="0.945176">
                <text:p>0.945176</text:p>
              </table:table-cell>
              <table:table-cell office:value-type="float" office:value="0.95203">
                <text:p>0.95203</text:p>
              </table:table-cell>
              <table:table-cell office:value-type="float" office:value="0.95203">
                <text:p>0.95203</text:p>
              </table:table-cell>
              <table:table-cell office:value-type="float" office:value="0.95203">
                <text:p>0.95203</text:p>
              </table:table-cell>
              <table:table-cell office:value-type="float" office:value="0.94038">
                <text:p>0.94038</text:p>
              </table:table-cell>
              <table:table-cell office:value-type="float" office:value="0.94038">
                <text:p>0.94038</text:p>
              </table:table-cell>
              <table:table-cell office:value-type="float" office:value="0.933588">
                <text:p>0.933588</text:p>
              </table:table-cell>
              <table:table-cell office:value-type="float" office:value="0.933588">
                <text:p>0.933588</text:p>
              </table:table-cell>
              <table:table-cell office:value-type="float" office:value="0.933588">
                <text:p>0.933588</text:p>
              </table:table-cell>
              <table:table-cell office:value-type="float" office:value="0.962399">
                <text:p>0.962399</text:p>
              </table:table-cell>
              <table:table-cell office:value-type="float" office:value="0.962399">
                <text:p>0.962399</text:p>
              </table:table-cell>
              <table:table-cell office:value-type="float" office:value="0.979785">
                <text:p>0.979785</text:p>
              </table:table-cell>
              <table:table-cell office:value-type="float" office:value="0.979785">
                <text:p>0.979785</text:p>
              </table:table-cell>
              <table:table-cell office:value-type="float" office:value="0.930388">
                <text:p>0.9303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2102">
                <text:p>0.932102</text:p>
              </table:table-cell>
              <table:table-cell office:value-type="float" office:value="0.932102">
                <text:p>0.932102</text:p>
              </table:table-cell>
              <table:table-cell office:value-type="float" office:value="0.932102">
                <text:p>0.932102</text:p>
              </table:table-cell>
              <table:table-cell office:value-type="float" office:value="0.94766">
                <text:p>0.94766</text:p>
              </table:table-cell>
              <table:table-cell office:value-type="float" office:value="0.94766">
                <text:p>0.94766</text:p>
              </table:table-cell>
              <table:table-cell office:value-type="float" office:value="0.975456">
                <text:p>0.975456</text:p>
              </table:table-cell>
              <table:table-cell office:value-type="float" office:value="0.975456">
                <text:p>0.975456</text:p>
              </table:table-cell>
              <table:table-cell office:value-type="float" office:value="0.946261">
                <text:p>0.946261</text:p>
              </table:table-cell>
              <table:table-cell office:value-type="float" office:value="0.946261">
                <text:p>0.946261</text:p>
              </table:table-cell>
              <table:table-cell office:value-type="float" office:value="0.946261">
                <text:p>0.946261</text:p>
              </table:table-cell>
              <table:table-cell office:value-type="float" office:value="0.920745">
                <text:p>0.920745</text:p>
              </table:table-cell>
              <table:table-cell office:value-type="float" office:value="0.920745">
                <text:p>0.920745</text:p>
              </table:table-cell>
              <table:table-cell office:value-type="float" office:value="0.912129">
                <text:p>0.912129</text:p>
              </table:table-cell>
              <table:table-cell office:value-type="float" office:value="0.912129">
                <text:p>0.912129</text:p>
              </table:table-cell>
              <table:table-cell office:value-type="float" office:value="0.912129">
                <text:p>0.912129</text:p>
              </table:table-cell>
              <table:table-cell office:value-type="float" office:value="0.951358">
                <text:p>0.951358</text:p>
              </table:table-cell>
              <table:table-cell office:value-type="float" office:value="0.951358">
                <text:p>0.951358</text:p>
              </table:table-cell>
              <table:table-cell office:value-type="float" office:value="0.95263">
                <text:p>0.95263</text:p>
              </table:table-cell>
              <table:table-cell office:value-type="float" office:value="0.95263">
                <text:p>0.95263</text:p>
              </table:table-cell>
              <table:table-cell office:value-type="float" office:value="0.95263">
                <text:p>0.95263</text:p>
              </table:table-cell>
              <table:table-cell office:value-type="float" office:value="0.947496">
                <text:p>0.947496</text:p>
              </table:table-cell>
              <table:table-cell office:value-type="float" office:value="0.947496">
                <text:p>0.947496</text:p>
              </table:table-cell>
              <table:table-cell office:value-type="float" office:value="0.937333">
                <text:p>0.937333</text:p>
              </table:table-cell>
              <table:table-cell office:value-type="float" office:value="0.937333">
                <text:p>0.937333</text:p>
              </table:table-cell>
              <table:table-cell office:value-type="float" office:value="0.937333">
                <text:p>0.937333</text:p>
              </table:table-cell>
              <table:table-cell office:value-type="float" office:value="0.964949">
                <text:p>0.964949</text:p>
              </table:table-cell>
              <table:table-cell office:value-type="float" office:value="0.964949">
                <text:p>0.964949</text:p>
              </table:table-cell>
              <table:table-cell office:value-type="float" office:value="0.989675">
                <text:p>0.989675</text:p>
              </table:table-cell>
              <table:table-cell office:value-type="float" office:value="0.989675">
                <text:p>0.989675</text:p>
              </table:table-cell>
              <table:table-cell office:value-type="float" office:value="0.93639">
                <text:p>0.936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464">
                <text:p>0.93464</text:p>
              </table:table-cell>
              <table:table-cell office:value-type="float" office:value="0.93464">
                <text:p>0.93464</text:p>
              </table:table-cell>
              <table:table-cell office:value-type="float" office:value="0.93464">
                <text:p>0.93464</text:p>
              </table:table-cell>
              <table:table-cell office:value-type="float" office:value="0.945053">
                <text:p>0.945053</text:p>
              </table:table-cell>
              <table:table-cell office:value-type="float" office:value="0.945053">
                <text:p>0.945053</text:p>
              </table:table-cell>
              <table:table-cell office:value-type="float" office:value="0.976832">
                <text:p>0.976832</text:p>
              </table:table-cell>
              <table:table-cell office:value-type="float" office:value="0.976832">
                <text:p>0.976832</text:p>
              </table:table-cell>
              <table:table-cell office:value-type="float" office:value="0.943635">
                <text:p>0.943635</text:p>
              </table:table-cell>
              <table:table-cell office:value-type="float" office:value="0.943635">
                <text:p>0.943635</text:p>
              </table:table-cell>
              <table:table-cell office:value-type="float" office:value="0.943635">
                <text:p>0.943635</text:p>
              </table:table-cell>
              <table:table-cell office:value-type="float" office:value="0.920753">
                <text:p>0.920753</text:p>
              </table:table-cell>
              <table:table-cell office:value-type="float" office:value="0.920753">
                <text:p>0.920753</text:p>
              </table:table-cell>
              <table:table-cell office:value-type="float" office:value="0.912278">
                <text:p>0.912278</text:p>
              </table:table-cell>
              <table:table-cell office:value-type="float" office:value="0.912278">
                <text:p>0.912278</text:p>
              </table:table-cell>
              <table:table-cell office:value-type="float" office:value="0.912278">
                <text:p>0.912278</text:p>
              </table:table-cell>
              <table:table-cell office:value-type="float" office:value="0.94465">
                <text:p>0.94465</text:p>
              </table:table-cell>
              <table:table-cell office:value-type="float" office:value="0.94465">
                <text:p>0.94465</text:p>
              </table:table-cell>
              <table:table-cell office:value-type="float" office:value="0.951821">
                <text:p>0.951821</text:p>
              </table:table-cell>
              <table:table-cell office:value-type="float" office:value="0.951821">
                <text:p>0.951821</text:p>
              </table:table-cell>
              <table:table-cell office:value-type="float" office:value="0.951821">
                <text:p>0.951821</text:p>
              </table:table-cell>
              <table:table-cell office:value-type="float" office:value="0.947281">
                <text:p>0.947281</text:p>
              </table:table-cell>
              <table:table-cell office:value-type="float" office:value="0.947281">
                <text:p>0.947281</text:p>
              </table:table-cell>
              <table:table-cell office:value-type="float" office:value="0.93476">
                <text:p>0.93476</text:p>
              </table:table-cell>
              <table:table-cell office:value-type="float" office:value="0.93476">
                <text:p>0.93476</text:p>
              </table:table-cell>
              <table:table-cell office:value-type="float" office:value="0.93476">
                <text:p>0.93476</text:p>
              </table:table-cell>
              <table:table-cell office:value-type="float" office:value="0.970418">
                <text:p>0.970418</text:p>
              </table:table-cell>
              <table:table-cell office:value-type="float" office:value="0.970418">
                <text:p>0.970418</text:p>
              </table:table-cell>
              <table:table-cell office:value-type="float" office:value="0.989636">
                <text:p>0.989636</text:p>
              </table:table-cell>
              <table:table-cell office:value-type="float" office:value="0.989636">
                <text:p>0.989636</text:p>
              </table:table-cell>
              <table:table-cell office:value-type="float" office:value="0.935476">
                <text:p>0.9354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2087">
                <text:p>0.932087</text:p>
              </table:table-cell>
              <table:table-cell office:value-type="float" office:value="0.932087">
                <text:p>0.932087</text:p>
              </table:table-cell>
              <table:table-cell office:value-type="float" office:value="0.932087">
                <text:p>0.932087</text:p>
              </table:table-cell>
              <table:table-cell office:value-type="float" office:value="0.954557">
                <text:p>0.954557</text:p>
              </table:table-cell>
              <table:table-cell office:value-type="float" office:value="0.954557">
                <text:p>0.954557</text:p>
              </table:table-cell>
              <table:table-cell office:value-type="float" office:value="0.977324">
                <text:p>0.977324</text:p>
              </table:table-cell>
              <table:table-cell office:value-type="float" office:value="0.977324">
                <text:p>0.977324</text:p>
              </table:table-cell>
              <table:table-cell office:value-type="float" office:value="0.946182">
                <text:p>0.946182</text:p>
              </table:table-cell>
              <table:table-cell office:value-type="float" office:value="0.946182">
                <text:p>0.946182</text:p>
              </table:table-cell>
              <table:table-cell office:value-type="float" office:value="0.946182">
                <text:p>0.946182</text:p>
              </table:table-cell>
              <table:table-cell office:value-type="float" office:value="0.924785">
                <text:p>0.924785</text:p>
              </table:table-cell>
              <table:table-cell office:value-type="float" office:value="0.924785">
                <text:p>0.924785</text:p>
              </table:table-cell>
              <table:table-cell office:value-type="float" office:value="0.911602">
                <text:p>0.911602</text:p>
              </table:table-cell>
              <table:table-cell office:value-type="float" office:value="0.911602">
                <text:p>0.911602</text:p>
              </table:table-cell>
              <table:table-cell office:value-type="float" office:value="0.911602">
                <text:p>0.911602</text:p>
              </table:table-cell>
              <table:table-cell office:value-type="float" office:value="0.948036">
                <text:p>0.948036</text:p>
              </table:table-cell>
              <table:table-cell office:value-type="float" office:value="0.948036">
                <text:p>0.948036</text:p>
              </table:table-cell>
              <table:table-cell office:value-type="float" office:value="0.951552">
                <text:p>0.951552</text:p>
              </table:table-cell>
              <table:table-cell office:value-type="float" office:value="0.951552">
                <text:p>0.951552</text:p>
              </table:table-cell>
              <table:table-cell office:value-type="float" office:value="0.951552">
                <text:p>0.951552</text:p>
              </table:table-cell>
              <table:table-cell office:value-type="float" office:value="0.948245">
                <text:p>0.948245</text:p>
              </table:table-cell>
              <table:table-cell office:value-type="float" office:value="0.948245">
                <text:p>0.948245</text:p>
              </table:table-cell>
              <table:table-cell office:value-type="float" office:value="0.947824">
                <text:p>0.947824</text:p>
              </table:table-cell>
              <table:table-cell office:value-type="float" office:value="0.947824">
                <text:p>0.947824</text:p>
              </table:table-cell>
              <table:table-cell office:value-type="float" office:value="0.947824">
                <text:p>0.947824</text:p>
              </table:table-cell>
              <table:table-cell office:value-type="float" office:value="0.966052">
                <text:p>0.966052</text:p>
              </table:table-cell>
              <table:table-cell office:value-type="float" office:value="0.966052">
                <text:p>0.966052</text:p>
              </table:table-cell>
              <table:table-cell office:value-type="float" office:value="0.990251">
                <text:p>0.990251</text:p>
              </table:table-cell>
              <table:table-cell office:value-type="float" office:value="0.990251">
                <text:p>0.990251</text:p>
              </table:table-cell>
              <table:table-cell office:value-type="float" office:value="0.94206">
                <text:p>0.942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2423">
                <text:p>0.932423</text:p>
              </table:table-cell>
              <table:table-cell office:value-type="float" office:value="0.932423">
                <text:p>0.932423</text:p>
              </table:table-cell>
              <table:table-cell office:value-type="float" office:value="0.932423">
                <text:p>0.932423</text:p>
              </table:table-cell>
              <table:table-cell office:value-type="float" office:value="0.958638">
                <text:p>0.958638</text:p>
              </table:table-cell>
              <table:table-cell office:value-type="float" office:value="0.958638">
                <text:p>0.958638</text:p>
              </table:table-cell>
              <table:table-cell office:value-type="float" office:value="0.97193">
                <text:p>0.97193</text:p>
              </table:table-cell>
              <table:table-cell office:value-type="float" office:value="0.97193">
                <text:p>0.97193</text:p>
              </table:table-cell>
              <table:table-cell office:value-type="float" office:value="0.940455">
                <text:p>0.940455</text:p>
              </table:table-cell>
              <table:table-cell office:value-type="float" office:value="0.940455">
                <text:p>0.940455</text:p>
              </table:table-cell>
              <table:table-cell office:value-type="float" office:value="0.940455">
                <text:p>0.940455</text:p>
              </table:table-cell>
              <table:table-cell office:value-type="float" office:value="0.923183">
                <text:p>0.923183</text:p>
              </table:table-cell>
              <table:table-cell office:value-type="float" office:value="0.923183">
                <text:p>0.923183</text:p>
              </table:table-cell>
              <table:table-cell office:value-type="float" office:value="0.910786">
                <text:p>0.910786</text:p>
              </table:table-cell>
              <table:table-cell office:value-type="float" office:value="0.910786">
                <text:p>0.910786</text:p>
              </table:table-cell>
              <table:table-cell office:value-type="float" office:value="0.910786">
                <text:p>0.910786</text:p>
              </table:table-cell>
              <table:table-cell office:value-type="float" office:value="0.941775">
                <text:p>0.941775</text:p>
              </table:table-cell>
              <table:table-cell office:value-type="float" office:value="0.941775">
                <text:p>0.941775</text:p>
              </table:table-cell>
              <table:table-cell office:value-type="float" office:value="0.944846">
                <text:p>0.944846</text:p>
              </table:table-cell>
              <table:table-cell office:value-type="float" office:value="0.944846">
                <text:p>0.944846</text:p>
              </table:table-cell>
              <table:table-cell office:value-type="float" office:value="0.944846">
                <text:p>0.944846</text:p>
              </table:table-cell>
              <table:table-cell office:value-type="float" office:value="0.95039">
                <text:p>0.95039</text:p>
              </table:table-cell>
              <table:table-cell office:value-type="float" office:value="0.95039">
                <text:p>0.95039</text:p>
              </table:table-cell>
              <table:table-cell office:value-type="float" office:value="0.9481">
                <text:p>0.9481</text:p>
              </table:table-cell>
              <table:table-cell office:value-type="float" office:value="0.9481">
                <text:p>0.9481</text:p>
              </table:table-cell>
              <table:table-cell office:value-type="float" office:value="0.9481">
                <text:p>0.9481</text:p>
              </table:table-cell>
              <table:table-cell office:value-type="float" office:value="0.968726">
                <text:p>0.968726</text:p>
              </table:table-cell>
              <table:table-cell office:value-type="float" office:value="0.968726">
                <text:p>0.968726</text:p>
              </table:table-cell>
              <table:table-cell office:value-type="float" office:value="0.991754">
                <text:p>0.991754</text:p>
              </table:table-cell>
              <table:table-cell office:value-type="float" office:value="0.991754">
                <text:p>0.991754</text:p>
              </table:table-cell>
              <table:table-cell office:value-type="float" office:value="0.936784">
                <text:p>0.9367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4289">
                <text:p>0.934289</text:p>
              </table:table-cell>
              <table:table-cell office:value-type="float" office:value="0.934289">
                <text:p>0.934289</text:p>
              </table:table-cell>
              <table:table-cell office:value-type="float" office:value="0.934289">
                <text:p>0.934289</text:p>
              </table:table-cell>
              <table:table-cell office:value-type="float" office:value="0.967018">
                <text:p>0.967018</text:p>
              </table:table-cell>
              <table:table-cell office:value-type="float" office:value="0.967018">
                <text:p>0.967018</text:p>
              </table:table-cell>
              <table:table-cell office:value-type="float" office:value="0.967433">
                <text:p>0.967433</text:p>
              </table:table-cell>
              <table:table-cell office:value-type="float" office:value="0.967433">
                <text:p>0.967433</text:p>
              </table:table-cell>
              <table:table-cell office:value-type="float" office:value="0.936035">
                <text:p>0.936035</text:p>
              </table:table-cell>
              <table:table-cell office:value-type="float" office:value="0.936035">
                <text:p>0.936035</text:p>
              </table:table-cell>
              <table:table-cell office:value-type="float" office:value="0.936035">
                <text:p>0.936035</text:p>
              </table:table-cell>
              <table:table-cell office:value-type="float" office:value="0.925441">
                <text:p>0.925441</text:p>
              </table:table-cell>
              <table:table-cell office:value-type="float" office:value="0.925441">
                <text:p>0.925441</text:p>
              </table:table-cell>
              <table:table-cell office:value-type="float" office:value="0.909121">
                <text:p>0.909121</text:p>
              </table:table-cell>
              <table:table-cell office:value-type="float" office:value="0.909121">
                <text:p>0.909121</text:p>
              </table:table-cell>
              <table:table-cell office:value-type="float" office:value="0.909121">
                <text:p>0.909121</text:p>
              </table:table-cell>
              <table:table-cell office:value-type="float" office:value="0.940823">
                <text:p>0.940823</text:p>
              </table:table-cell>
              <table:table-cell office:value-type="float" office:value="0.940823">
                <text:p>0.940823</text:p>
              </table:table-cell>
              <table:table-cell office:value-type="float" office:value="0.940144">
                <text:p>0.940144</text:p>
              </table:table-cell>
              <table:table-cell office:value-type="float" office:value="0.940144">
                <text:p>0.940144</text:p>
              </table:table-cell>
              <table:table-cell office:value-type="float" office:value="0.940144">
                <text:p>0.940144</text:p>
              </table:table-cell>
              <table:table-cell office:value-type="float" office:value="0.945709">
                <text:p>0.945709</text:p>
              </table:table-cell>
              <table:table-cell office:value-type="float" office:value="0.945709">
                <text:p>0.945709</text:p>
              </table:table-cell>
              <table:table-cell office:value-type="float" office:value="0.95332">
                <text:p>0.95332</text:p>
              </table:table-cell>
              <table:table-cell office:value-type="float" office:value="0.95332">
                <text:p>0.95332</text:p>
              </table:table-cell>
              <table:table-cell office:value-type="float" office:value="0.95332">
                <text:p>0.95332</text:p>
              </table:table-cell>
              <table:table-cell office:value-type="float" office:value="0.963749">
                <text:p>0.963749</text:p>
              </table:table-cell>
              <table:table-cell office:value-type="float" office:value="0.963749">
                <text:p>0.963749</text:p>
              </table:table-cell>
              <table:table-cell office:value-type="float" office:value="0.996838">
                <text:p>0.996838</text:p>
              </table:table-cell>
              <table:table-cell office:value-type="float" office:value="0.996838">
                <text:p>0.996838</text:p>
              </table:table-cell>
              <table:table-cell office:value-type="float" office:value="0.929356">
                <text:p>0.9293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4896">
                <text:p>0.934896</text:p>
              </table:table-cell>
              <table:table-cell office:value-type="float" office:value="0.934896">
                <text:p>0.934896</text:p>
              </table:table-cell>
              <table:table-cell office:value-type="float" office:value="0.934896">
                <text:p>0.934896</text:p>
              </table:table-cell>
              <table:table-cell office:value-type="float" office:value="0.96334">
                <text:p>0.96334</text:p>
              </table:table-cell>
              <table:table-cell office:value-type="float" office:value="0.96334">
                <text:p>0.96334</text:p>
              </table:table-cell>
              <table:table-cell office:value-type="float" office:value="0.968542">
                <text:p>0.968542</text:p>
              </table:table-cell>
              <table:table-cell office:value-type="float" office:value="0.968542">
                <text:p>0.968542</text:p>
              </table:table-cell>
              <table:table-cell office:value-type="float" office:value="0.94247">
                <text:p>0.94247</text:p>
              </table:table-cell>
              <table:table-cell office:value-type="float" office:value="0.94247">
                <text:p>0.94247</text:p>
              </table:table-cell>
              <table:table-cell office:value-type="float" office:value="0.94247">
                <text:p>0.94247</text:p>
              </table:table-cell>
              <table:table-cell office:value-type="float" office:value="0.92378">
                <text:p>0.92378</text:p>
              </table:table-cell>
              <table:table-cell office:value-type="float" office:value="0.92378">
                <text:p>0.92378</text:p>
              </table:table-cell>
              <table:table-cell office:value-type="float" office:value="0.905753">
                <text:p>0.905753</text:p>
              </table:table-cell>
              <table:table-cell office:value-type="float" office:value="0.905753">
                <text:p>0.905753</text:p>
              </table:table-cell>
              <table:table-cell office:value-type="float" office:value="0.905753">
                <text:p>0.905753</text:p>
              </table:table-cell>
              <table:table-cell office:value-type="float" office:value="0.942544">
                <text:p>0.942544</text:p>
              </table:table-cell>
              <table:table-cell office:value-type="float" office:value="0.942544">
                <text:p>0.942544</text:p>
              </table:table-cell>
              <table:table-cell office:value-type="float" office:value="0.940034">
                <text:p>0.940034</text:p>
              </table:table-cell>
              <table:table-cell office:value-type="float" office:value="0.940034">
                <text:p>0.940034</text:p>
              </table:table-cell>
              <table:table-cell office:value-type="float" office:value="0.940034">
                <text:p>0.940034</text:p>
              </table:table-cell>
              <table:table-cell office:value-type="float" office:value="0.948704">
                <text:p>0.948704</text:p>
              </table:table-cell>
              <table:table-cell office:value-type="float" office:value="0.948704">
                <text:p>0.948704</text:p>
              </table:table-cell>
              <table:table-cell office:value-type="float" office:value="0.952309">
                <text:p>0.952309</text:p>
              </table:table-cell>
              <table:table-cell office:value-type="float" office:value="0.952309">
                <text:p>0.952309</text:p>
              </table:table-cell>
              <table:table-cell office:value-type="float" office:value="0.952309">
                <text:p>0.952309</text:p>
              </table:table-cell>
              <table:table-cell office:value-type="float" office:value="0.963659">
                <text:p>0.963659</text:p>
              </table:table-cell>
              <table:table-cell office:value-type="float" office:value="0.963659">
                <text:p>0.963659</text:p>
              </table:table-cell>
              <table:table-cell office:value-type="float" office:value="0.992237">
                <text:p>0.992237</text:p>
              </table:table-cell>
              <table:table-cell office:value-type="float" office:value="0.992237">
                <text:p>0.992237</text:p>
              </table:table-cell>
              <table:table-cell office:value-type="float" office:value="0.932289">
                <text:p>0.9322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2444">
                <text:p>0.932444</text:p>
              </table:table-cell>
              <table:table-cell office:value-type="float" office:value="0.932444">
                <text:p>0.932444</text:p>
              </table:table-cell>
              <table:table-cell office:value-type="float" office:value="0.932444">
                <text:p>0.932444</text:p>
              </table:table-cell>
              <table:table-cell office:value-type="float" office:value="0.965138">
                <text:p>0.965138</text:p>
              </table:table-cell>
              <table:table-cell office:value-type="float" office:value="0.965138">
                <text:p>0.965138</text:p>
              </table:table-cell>
              <table:table-cell office:value-type="float" office:value="0.972388">
                <text:p>0.972388</text:p>
              </table:table-cell>
              <table:table-cell office:value-type="float" office:value="0.972388">
                <text:p>0.972388</text:p>
              </table:table-cell>
              <table:table-cell office:value-type="float" office:value="0.937241">
                <text:p>0.937241</text:p>
              </table:table-cell>
              <table:table-cell office:value-type="float" office:value="0.937241">
                <text:p>0.937241</text:p>
              </table:table-cell>
              <table:table-cell office:value-type="float" office:value="0.937241">
                <text:p>0.937241</text:p>
              </table:table-cell>
              <table:table-cell office:value-type="float" office:value="0.924888">
                <text:p>0.924888</text:p>
              </table:table-cell>
              <table:table-cell office:value-type="float" office:value="0.924888">
                <text:p>0.924888</text:p>
              </table:table-cell>
              <table:table-cell office:value-type="float" office:value="0.912668">
                <text:p>0.912668</text:p>
              </table:table-cell>
              <table:table-cell office:value-type="float" office:value="0.912668">
                <text:p>0.912668</text:p>
              </table:table-cell>
              <table:table-cell office:value-type="float" office:value="0.912668">
                <text:p>0.912668</text:p>
              </table:table-cell>
              <table:table-cell office:value-type="float" office:value="0.941149">
                <text:p>0.941149</text:p>
              </table:table-cell>
              <table:table-cell office:value-type="float" office:value="0.941149">
                <text:p>0.941149</text:p>
              </table:table-cell>
              <table:table-cell office:value-type="float" office:value="0.942164">
                <text:p>0.942164</text:p>
              </table:table-cell>
              <table:table-cell office:value-type="float" office:value="0.942164">
                <text:p>0.942164</text:p>
              </table:table-cell>
              <table:table-cell office:value-type="float" office:value="0.942164">
                <text:p>0.942164</text:p>
              </table:table-cell>
              <table:table-cell office:value-type="float" office:value="0.945668">
                <text:p>0.945668</text:p>
              </table:table-cell>
              <table:table-cell office:value-type="float" office:value="0.945668">
                <text:p>0.945668</text:p>
              </table:table-cell>
              <table:table-cell office:value-type="float" office:value="0.949184">
                <text:p>0.949184</text:p>
              </table:table-cell>
              <table:table-cell office:value-type="float" office:value="0.949184">
                <text:p>0.949184</text:p>
              </table:table-cell>
              <table:table-cell office:value-type="float" office:value="0.949184">
                <text:p>0.949184</text:p>
              </table:table-cell>
              <table:table-cell office:value-type="float" office:value="0.958969">
                <text:p>0.958969</text:p>
              </table:table-cell>
              <table:table-cell office:value-type="float" office:value="0.958969">
                <text:p>0.958969</text:p>
              </table:table-cell>
              <table:table-cell office:value-type="float" office:value="1.00547">
                <text:p>1.00547</text:p>
              </table:table-cell>
              <table:table-cell office:value-type="float" office:value="1.00547">
                <text:p>1.00547</text:p>
              </table:table-cell>
              <table:table-cell office:value-type="float" office:value="0.927322">
                <text:p>0.9273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9742">
                <text:p>0.929742</text:p>
              </table:table-cell>
              <table:table-cell office:value-type="float" office:value="0.929742">
                <text:p>0.929742</text:p>
              </table:table-cell>
              <table:table-cell office:value-type="float" office:value="0.929742">
                <text:p>0.929742</text:p>
              </table:table-cell>
              <table:table-cell office:value-type="float" office:value="0.975194">
                <text:p>0.975194</text:p>
              </table:table-cell>
              <table:table-cell office:value-type="float" office:value="0.975194">
                <text:p>0.975194</text:p>
              </table:table-cell>
              <table:table-cell office:value-type="float" office:value="0.970587">
                <text:p>0.970587</text:p>
              </table:table-cell>
              <table:table-cell office:value-type="float" office:value="0.970587">
                <text:p>0.970587</text:p>
              </table:table-cell>
              <table:table-cell office:value-type="float" office:value="0.931514">
                <text:p>0.931514</text:p>
              </table:table-cell>
              <table:table-cell office:value-type="float" office:value="0.931514">
                <text:p>0.931514</text:p>
              </table:table-cell>
              <table:table-cell office:value-type="float" office:value="0.931514">
                <text:p>0.931514</text:p>
              </table:table-cell>
              <table:table-cell office:value-type="float" office:value="0.92579">
                <text:p>0.92579</text:p>
              </table:table-cell>
              <table:table-cell office:value-type="float" office:value="0.92579">
                <text:p>0.92579</text:p>
              </table:table-cell>
              <table:table-cell office:value-type="float" office:value="0.917947">
                <text:p>0.917947</text:p>
              </table:table-cell>
              <table:table-cell office:value-type="float" office:value="0.917947">
                <text:p>0.917947</text:p>
              </table:table-cell>
              <table:table-cell office:value-type="float" office:value="0.917947">
                <text:p>0.917947</text:p>
              </table:table-cell>
              <table:table-cell office:value-type="float" office:value="0.939251">
                <text:p>0.939251</text:p>
              </table:table-cell>
              <table:table-cell office:value-type="float" office:value="0.939251">
                <text:p>0.939251</text:p>
              </table:table-cell>
              <table:table-cell office:value-type="float" office:value="0.947819">
                <text:p>0.947819</text:p>
              </table:table-cell>
              <table:table-cell office:value-type="float" office:value="0.947819">
                <text:p>0.947819</text:p>
              </table:table-cell>
              <table:table-cell office:value-type="float" office:value="0.947819">
                <text:p>0.947819</text:p>
              </table:table-cell>
              <table:table-cell office:value-type="float" office:value="0.944829">
                <text:p>0.944829</text:p>
              </table:table-cell>
              <table:table-cell office:value-type="float" office:value="0.944829">
                <text:p>0.944829</text:p>
              </table:table-cell>
              <table:table-cell office:value-type="float" office:value="0.9493">
                <text:p>0.9493</text:p>
              </table:table-cell>
              <table:table-cell office:value-type="float" office:value="0.9493">
                <text:p>0.9493</text:p>
              </table:table-cell>
              <table:table-cell office:value-type="float" office:value="0.9493">
                <text:p>0.9493</text:p>
              </table:table-cell>
              <table:table-cell office:value-type="float" office:value="0.966498">
                <text:p>0.966498</text:p>
              </table:table-cell>
              <table:table-cell office:value-type="float" office:value="0.966498">
                <text:p>0.966498</text:p>
              </table:table-cell>
              <table:table-cell office:value-type="float" office:value="0.997108">
                <text:p>0.997108</text:p>
              </table:table-cell>
              <table:table-cell office:value-type="float" office:value="0.997108">
                <text:p>0.997108</text:p>
              </table:table-cell>
              <table:table-cell office:value-type="float" office:value="0.924696">
                <text:p>0.924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7892">
                <text:p>0.927892</text:p>
              </table:table-cell>
              <table:table-cell office:value-type="float" office:value="0.927892">
                <text:p>0.927892</text:p>
              </table:table-cell>
              <table:table-cell office:value-type="float" office:value="0.927892">
                <text:p>0.927892</text:p>
              </table:table-cell>
              <table:table-cell office:value-type="float" office:value="0.976489">
                <text:p>0.976489</text:p>
              </table:table-cell>
              <table:table-cell office:value-type="float" office:value="0.976489">
                <text:p>0.976489</text:p>
              </table:table-cell>
              <table:table-cell office:value-type="float" office:value="0.96741">
                <text:p>0.96741</text:p>
              </table:table-cell>
              <table:table-cell office:value-type="float" office:value="0.96741">
                <text:p>0.96741</text:p>
              </table:table-cell>
              <table:table-cell office:value-type="float" office:value="0.928858">
                <text:p>0.928858</text:p>
              </table:table-cell>
              <table:table-cell office:value-type="float" office:value="0.928858">
                <text:p>0.928858</text:p>
              </table:table-cell>
              <table:table-cell office:value-type="float" office:value="0.928858">
                <text:p>0.928858</text:p>
              </table:table-cell>
              <table:table-cell office:value-type="float" office:value="0.923333">
                <text:p>0.923333</text:p>
              </table:table-cell>
              <table:table-cell office:value-type="float" office:value="0.923333">
                <text:p>0.923333</text:p>
              </table:table-cell>
              <table:table-cell office:value-type="float" office:value="0.92041">
                <text:p>0.92041</text:p>
              </table:table-cell>
              <table:table-cell office:value-type="float" office:value="0.92041">
                <text:p>0.92041</text:p>
              </table:table-cell>
              <table:table-cell office:value-type="float" office:value="0.92041">
                <text:p>0.92041</text:p>
              </table:table-cell>
              <table:table-cell office:value-type="float" office:value="0.940731">
                <text:p>0.940731</text:p>
              </table:table-cell>
              <table:table-cell office:value-type="float" office:value="0.940731">
                <text:p>0.940731</text:p>
              </table:table-cell>
              <table:table-cell office:value-type="float" office:value="0.948391">
                <text:p>0.948391</text:p>
              </table:table-cell>
              <table:table-cell office:value-type="float" office:value="0.948391">
                <text:p>0.948391</text:p>
              </table:table-cell>
              <table:table-cell office:value-type="float" office:value="0.948391">
                <text:p>0.948391</text:p>
              </table:table-cell>
              <table:table-cell office:value-type="float" office:value="0.940383">
                <text:p>0.940383</text:p>
              </table:table-cell>
              <table:table-cell office:value-type="float" office:value="0.940383">
                <text:p>0.940383</text:p>
              </table:table-cell>
              <table:table-cell office:value-type="float" office:value="0.947808">
                <text:p>0.947808</text:p>
              </table:table-cell>
              <table:table-cell office:value-type="float" office:value="0.947808">
                <text:p>0.947808</text:p>
              </table:table-cell>
              <table:table-cell office:value-type="float" office:value="0.947808">
                <text:p>0.947808</text:p>
              </table:table-cell>
              <table:table-cell office:value-type="float" office:value="0.971859">
                <text:p>0.971859</text:p>
              </table:table-cell>
              <table:table-cell office:value-type="float" office:value="0.971859">
                <text:p>0.971859</text:p>
              </table:table-cell>
              <table:table-cell office:value-type="float" office:value="0.991843">
                <text:p>0.991843</text:p>
              </table:table-cell>
              <table:table-cell office:value-type="float" office:value="0.991843">
                <text:p>0.991843</text:p>
              </table:table-cell>
              <table:table-cell office:value-type="float" office:value="0.922729">
                <text:p>0.9227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6727">
                <text:p>0.926727</text:p>
              </table:table-cell>
              <table:table-cell office:value-type="float" office:value="0.926727">
                <text:p>0.926727</text:p>
              </table:table-cell>
              <table:table-cell office:value-type="float" office:value="0.926727">
                <text:p>0.926727</text:p>
              </table:table-cell>
              <table:table-cell office:value-type="float" office:value="0.968155">
                <text:p>0.968155</text:p>
              </table:table-cell>
              <table:table-cell office:value-type="float" office:value="0.968155">
                <text:p>0.968155</text:p>
              </table:table-cell>
              <table:table-cell office:value-type="float" office:value="0.966004">
                <text:p>0.966004</text:p>
              </table:table-cell>
              <table:table-cell office:value-type="float" office:value="0.966004">
                <text:p>0.966004</text:p>
              </table:table-cell>
              <table:table-cell office:value-type="float" office:value="0.926721">
                <text:p>0.926721</text:p>
              </table:table-cell>
              <table:table-cell office:value-type="float" office:value="0.926721">
                <text:p>0.926721</text:p>
              </table:table-cell>
              <table:table-cell office:value-type="float" office:value="0.926721">
                <text:p>0.926721</text:p>
              </table:table-cell>
              <table:table-cell office:value-type="float" office:value="0.919051">
                <text:p>0.919051</text:p>
              </table:table-cell>
              <table:table-cell office:value-type="float" office:value="0.919051">
                <text:p>0.919051</text:p>
              </table:table-cell>
              <table:table-cell office:value-type="float" office:value="0.921446">
                <text:p>0.921446</text:p>
              </table:table-cell>
              <table:table-cell office:value-type="float" office:value="0.921446">
                <text:p>0.921446</text:p>
              </table:table-cell>
              <table:table-cell office:value-type="float" office:value="0.921446">
                <text:p>0.921446</text:p>
              </table:table-cell>
              <table:table-cell office:value-type="float" office:value="0.940234">
                <text:p>0.940234</text:p>
              </table:table-cell>
              <table:table-cell office:value-type="float" office:value="0.940234">
                <text:p>0.940234</text:p>
              </table:table-cell>
              <table:table-cell office:value-type="float" office:value="0.939929">
                <text:p>0.939929</text:p>
              </table:table-cell>
              <table:table-cell office:value-type="float" office:value="0.939929">
                <text:p>0.939929</text:p>
              </table:table-cell>
              <table:table-cell office:value-type="float" office:value="0.939929">
                <text:p>0.939929</text:p>
              </table:table-cell>
              <table:table-cell office:value-type="float" office:value="0.941287">
                <text:p>0.941287</text:p>
              </table:table-cell>
              <table:table-cell office:value-type="float" office:value="0.941287">
                <text:p>0.941287</text:p>
              </table:table-cell>
              <table:table-cell office:value-type="float" office:value="0.949311">
                <text:p>0.949311</text:p>
              </table:table-cell>
              <table:table-cell office:value-type="float" office:value="0.949311">
                <text:p>0.949311</text:p>
              </table:table-cell>
              <table:table-cell office:value-type="float" office:value="0.949311">
                <text:p>0.949311</text:p>
              </table:table-cell>
              <table:table-cell office:value-type="float" office:value="0.968316">
                <text:p>0.968316</text:p>
              </table:table-cell>
              <table:table-cell office:value-type="float" office:value="0.968316">
                <text:p>0.968316</text:p>
              </table:table-cell>
              <table:table-cell office:value-type="float" office:value="1.00088">
                <text:p>1.00088</text:p>
              </table:table-cell>
              <table:table-cell office:value-type="float" office:value="1.00088">
                <text:p>1.00088</text:p>
              </table:table-cell>
              <table:table-cell office:value-type="float" office:value="0.919431">
                <text:p>0.9194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8678">
                <text:p>0.928678</text:p>
              </table:table-cell>
              <table:table-cell office:value-type="float" office:value="0.928678">
                <text:p>0.928678</text:p>
              </table:table-cell>
              <table:table-cell office:value-type="float" office:value="0.928678">
                <text:p>0.928678</text:p>
              </table:table-cell>
              <table:table-cell office:value-type="float" office:value="0.968086">
                <text:p>0.968086</text:p>
              </table:table-cell>
              <table:table-cell office:value-type="float" office:value="0.968086">
                <text:p>0.968086</text:p>
              </table:table-cell>
              <table:table-cell office:value-type="float" office:value="0.967291">
                <text:p>0.967291</text:p>
              </table:table-cell>
              <table:table-cell office:value-type="float" office:value="0.967291">
                <text:p>0.967291</text:p>
              </table:table-cell>
              <table:table-cell office:value-type="float" office:value="0.923895">
                <text:p>0.923895</text:p>
              </table:table-cell>
              <table:table-cell office:value-type="float" office:value="0.923895">
                <text:p>0.923895</text:p>
              </table:table-cell>
              <table:table-cell office:value-type="float" office:value="0.923895">
                <text:p>0.923895</text:p>
              </table:table-cell>
              <table:table-cell office:value-type="float" office:value="0.922186">
                <text:p>0.922186</text:p>
              </table:table-cell>
              <table:table-cell office:value-type="float" office:value="0.922186">
                <text:p>0.922186</text:p>
              </table:table-cell>
              <table:table-cell office:value-type="float" office:value="0.926591">
                <text:p>0.926591</text:p>
              </table:table-cell>
              <table:table-cell office:value-type="float" office:value="0.926591">
                <text:p>0.926591</text:p>
              </table:table-cell>
              <table:table-cell office:value-type="float" office:value="0.926591">
                <text:p>0.926591</text:p>
              </table:table-cell>
              <table:table-cell office:value-type="float" office:value="0.936838">
                <text:p>0.936838</text:p>
              </table:table-cell>
              <table:table-cell office:value-type="float" office:value="0.936838">
                <text:p>0.936838</text:p>
              </table:table-cell>
              <table:table-cell office:value-type="float" office:value="0.936941">
                <text:p>0.936941</text:p>
              </table:table-cell>
              <table:table-cell office:value-type="float" office:value="0.936941">
                <text:p>0.936941</text:p>
              </table:table-cell>
              <table:table-cell office:value-type="float" office:value="0.936941">
                <text:p>0.936941</text:p>
              </table:table-cell>
              <table:table-cell office:value-type="float" office:value="0.944022">
                <text:p>0.944022</text:p>
              </table:table-cell>
              <table:table-cell office:value-type="float" office:value="0.944022">
                <text:p>0.944022</text:p>
              </table:table-cell>
              <table:table-cell office:value-type="float" office:value="0.945243">
                <text:p>0.945243</text:p>
              </table:table-cell>
              <table:table-cell office:value-type="float" office:value="0.945243">
                <text:p>0.945243</text:p>
              </table:table-cell>
              <table:table-cell office:value-type="float" office:value="0.945243">
                <text:p>0.945243</text:p>
              </table:table-cell>
              <table:table-cell office:value-type="float" office:value="0.9617">
                <text:p>0.9617</text:p>
              </table:table-cell>
              <table:table-cell office:value-type="float" office:value="0.9617">
                <text:p>0.9617</text:p>
              </table:table-cell>
              <table:table-cell office:value-type="float" office:value="0.999561">
                <text:p>0.999561</text:p>
              </table:table-cell>
              <table:table-cell office:value-type="float" office:value="0.999561">
                <text:p>0.999561</text:p>
              </table:table-cell>
              <table:table-cell office:value-type="float" office:value="0.915881">
                <text:p>0.9158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2458">
                <text:p>0.922458</text:p>
              </table:table-cell>
              <table:table-cell office:value-type="float" office:value="0.922458">
                <text:p>0.922458</text:p>
              </table:table-cell>
              <table:table-cell office:value-type="float" office:value="0.922458">
                <text:p>0.922458</text:p>
              </table:table-cell>
              <table:table-cell office:value-type="float" office:value="0.965912">
                <text:p>0.965912</text:p>
              </table:table-cell>
              <table:table-cell office:value-type="float" office:value="0.965912">
                <text:p>0.965912</text:p>
              </table:table-cell>
              <table:table-cell office:value-type="float" office:value="0.969596">
                <text:p>0.969596</text:p>
              </table:table-cell>
              <table:table-cell office:value-type="float" office:value="0.969596">
                <text:p>0.969596</text:p>
              </table:table-cell>
              <table:table-cell office:value-type="float" office:value="0.923193">
                <text:p>0.923193</text:p>
              </table:table-cell>
              <table:table-cell office:value-type="float" office:value="0.923193">
                <text:p>0.923193</text:p>
              </table:table-cell>
              <table:table-cell office:value-type="float" office:value="0.923193">
                <text:p>0.923193</text:p>
              </table:table-cell>
              <table:table-cell office:value-type="float" office:value="0.923762">
                <text:p>0.923762</text:p>
              </table:table-cell>
              <table:table-cell office:value-type="float" office:value="0.923762">
                <text:p>0.923762</text:p>
              </table:table-cell>
              <table:table-cell office:value-type="float" office:value="0.927275">
                <text:p>0.927275</text:p>
              </table:table-cell>
              <table:table-cell office:value-type="float" office:value="0.927275">
                <text:p>0.927275</text:p>
              </table:table-cell>
              <table:table-cell office:value-type="float" office:value="0.927275">
                <text:p>0.927275</text:p>
              </table:table-cell>
              <table:table-cell office:value-type="float" office:value="0.942047">
                <text:p>0.942047</text:p>
              </table:table-cell>
              <table:table-cell office:value-type="float" office:value="0.942047">
                <text:p>0.942047</text:p>
              </table:table-cell>
              <table:table-cell office:value-type="float" office:value="0.935142">
                <text:p>0.935142</text:p>
              </table:table-cell>
              <table:table-cell office:value-type="float" office:value="0.935142">
                <text:p>0.935142</text:p>
              </table:table-cell>
              <table:table-cell office:value-type="float" office:value="0.935142">
                <text:p>0.935142</text:p>
              </table:table-cell>
              <table:table-cell office:value-type="float" office:value="0.937647">
                <text:p>0.937647</text:p>
              </table:table-cell>
              <table:table-cell office:value-type="float" office:value="0.937647">
                <text:p>0.937647</text:p>
              </table:table-cell>
              <table:table-cell office:value-type="float" office:value="0.945836">
                <text:p>0.945836</text:p>
              </table:table-cell>
              <table:table-cell office:value-type="float" office:value="0.945836">
                <text:p>0.945836</text:p>
              </table:table-cell>
              <table:table-cell office:value-type="float" office:value="0.945836">
                <text:p>0.945836</text:p>
              </table:table-cell>
              <table:table-cell office:value-type="float" office:value="0.969146">
                <text:p>0.969146</text:p>
              </table:table-cell>
              <table:table-cell office:value-type="float" office:value="0.969146">
                <text:p>0.969146</text:p>
              </table:table-cell>
              <table:table-cell office:value-type="float" office:value="1.00083">
                <text:p>1.00083</text:p>
              </table:table-cell>
              <table:table-cell office:value-type="float" office:value="1.00083">
                <text:p>1.00083</text:p>
              </table:table-cell>
              <table:table-cell office:value-type="float" office:value="0.919092">
                <text:p>0.9190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374">
                <text:p>0.92374</text:p>
              </table:table-cell>
              <table:table-cell office:value-type="float" office:value="0.92374">
                <text:p>0.92374</text:p>
              </table:table-cell>
              <table:table-cell office:value-type="float" office:value="0.92374">
                <text:p>0.92374</text:p>
              </table:table-cell>
              <table:table-cell office:value-type="float" office:value="0.964416">
                <text:p>0.964416</text:p>
              </table:table-cell>
              <table:table-cell office:value-type="float" office:value="0.964416">
                <text:p>0.964416</text:p>
              </table:table-cell>
              <table:table-cell office:value-type="float" office:value="0.970946">
                <text:p>0.970946</text:p>
              </table:table-cell>
              <table:table-cell office:value-type="float" office:value="0.970946">
                <text:p>0.970946</text:p>
              </table:table-cell>
              <table:table-cell office:value-type="float" office:value="0.923179">
                <text:p>0.923179</text:p>
              </table:table-cell>
              <table:table-cell office:value-type="float" office:value="0.923179">
                <text:p>0.923179</text:p>
              </table:table-cell>
              <table:table-cell office:value-type="float" office:value="0.923179">
                <text:p>0.923179</text:p>
              </table:table-cell>
              <table:table-cell office:value-type="float" office:value="0.928894">
                <text:p>0.928894</text:p>
              </table:table-cell>
              <table:table-cell office:value-type="float" office:value="0.928894">
                <text:p>0.928894</text:p>
              </table:table-cell>
              <table:table-cell office:value-type="float" office:value="0.928645">
                <text:p>0.928645</text:p>
              </table:table-cell>
              <table:table-cell office:value-type="float" office:value="0.928645">
                <text:p>0.928645</text:p>
              </table:table-cell>
              <table:table-cell office:value-type="float" office:value="0.928645">
                <text:p>0.928645</text:p>
              </table:table-cell>
              <table:table-cell office:value-type="float" office:value="0.941423">
                <text:p>0.941423</text:p>
              </table:table-cell>
              <table:table-cell office:value-type="float" office:value="0.941423">
                <text:p>0.941423</text:p>
              </table:table-cell>
              <table:table-cell office:value-type="float" office:value="0.943858">
                <text:p>0.943858</text:p>
              </table:table-cell>
              <table:table-cell office:value-type="float" office:value="0.943858">
                <text:p>0.943858</text:p>
              </table:table-cell>
              <table:table-cell office:value-type="float" office:value="0.943858">
                <text:p>0.943858</text:p>
              </table:table-cell>
              <table:table-cell office:value-type="float" office:value="0.940682">
                <text:p>0.940682</text:p>
              </table:table-cell>
              <table:table-cell office:value-type="float" office:value="0.940682">
                <text:p>0.940682</text:p>
              </table:table-cell>
              <table:table-cell office:value-type="float" office:value="0.942017">
                <text:p>0.942017</text:p>
              </table:table-cell>
              <table:table-cell office:value-type="float" office:value="0.942017">
                <text:p>0.942017</text:p>
              </table:table-cell>
              <table:table-cell office:value-type="float" office:value="0.942017">
                <text:p>0.942017</text:p>
              </table:table-cell>
              <table:table-cell office:value-type="float" office:value="0.973013">
                <text:p>0.973013</text:p>
              </table:table-cell>
              <table:table-cell office:value-type="float" office:value="0.973013">
                <text:p>0.973013</text:p>
              </table:table-cell>
              <table:table-cell office:value-type="float" office:value="1.00572">
                <text:p>1.00572</text:p>
              </table:table-cell>
              <table:table-cell office:value-type="float" office:value="1.00572">
                <text:p>1.00572</text:p>
              </table:table-cell>
              <table:table-cell office:value-type="float" office:value="0.914308">
                <text:p>0.914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2251">
                <text:p>0.922251</text:p>
              </table:table-cell>
              <table:table-cell office:value-type="float" office:value="0.922251">
                <text:p>0.922251</text:p>
              </table:table-cell>
              <table:table-cell office:value-type="float" office:value="0.922251">
                <text:p>0.922251</text:p>
              </table:table-cell>
              <table:table-cell office:value-type="float" office:value="0.963749">
                <text:p>0.963749</text:p>
              </table:table-cell>
              <table:table-cell office:value-type="float" office:value="0.963749">
                <text:p>0.963749</text:p>
              </table:table-cell>
              <table:table-cell office:value-type="float" office:value="0.967361">
                <text:p>0.967361</text:p>
              </table:table-cell>
              <table:table-cell office:value-type="float" office:value="0.967361">
                <text:p>0.967361</text:p>
              </table:table-cell>
              <table:table-cell office:value-type="float" office:value="0.919739">
                <text:p>0.919739</text:p>
              </table:table-cell>
              <table:table-cell office:value-type="float" office:value="0.919739">
                <text:p>0.919739</text:p>
              </table:table-cell>
              <table:table-cell office:value-type="float" office:value="0.919739">
                <text:p>0.919739</text:p>
              </table:table-cell>
              <table:table-cell office:value-type="float" office:value="0.927004">
                <text:p>0.927004</text:p>
              </table:table-cell>
              <table:table-cell office:value-type="float" office:value="0.927004">
                <text:p>0.927004</text:p>
              </table:table-cell>
              <table:table-cell office:value-type="float" office:value="0.928165">
                <text:p>0.928165</text:p>
              </table:table-cell>
              <table:table-cell office:value-type="float" office:value="0.928165">
                <text:p>0.928165</text:p>
              </table:table-cell>
              <table:table-cell office:value-type="float" office:value="0.928165">
                <text:p>0.928165</text:p>
              </table:table-cell>
              <table:table-cell office:value-type="float" office:value="0.938702">
                <text:p>0.938702</text:p>
              </table:table-cell>
              <table:table-cell office:value-type="float" office:value="0.938702">
                <text:p>0.938702</text:p>
              </table:table-cell>
              <table:table-cell office:value-type="float" office:value="0.951239">
                <text:p>0.951239</text:p>
              </table:table-cell>
              <table:table-cell office:value-type="float" office:value="0.951239">
                <text:p>0.951239</text:p>
              </table:table-cell>
              <table:table-cell office:value-type="float" office:value="0.951239">
                <text:p>0.951239</text:p>
              </table:table-cell>
              <table:table-cell office:value-type="float" office:value="0.946346">
                <text:p>0.946346</text:p>
              </table:table-cell>
              <table:table-cell office:value-type="float" office:value="0.946346">
                <text:p>0.946346</text:p>
              </table:table-cell>
              <table:table-cell office:value-type="float" office:value="0.941416">
                <text:p>0.941416</text:p>
              </table:table-cell>
              <table:table-cell office:value-type="float" office:value="0.941416">
                <text:p>0.941416</text:p>
              </table:table-cell>
              <table:table-cell office:value-type="float" office:value="0.941416">
                <text:p>0.941416</text:p>
              </table:table-cell>
              <table:table-cell office:value-type="float" office:value="0.96808">
                <text:p>0.96808</text:p>
              </table:table-cell>
              <table:table-cell office:value-type="float" office:value="0.96808">
                <text:p>0.96808</text:p>
              </table:table-cell>
              <table:table-cell office:value-type="float" office:value="1.00003">
                <text:p>1.00003</text:p>
              </table:table-cell>
              <table:table-cell office:value-type="float" office:value="1.00003">
                <text:p>1.00003</text:p>
              </table:table-cell>
              <table:table-cell office:value-type="float" office:value="0.911173">
                <text:p>0.911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6177">
                <text:p>0.916177</text:p>
              </table:table-cell>
              <table:table-cell office:value-type="float" office:value="0.916177">
                <text:p>0.916177</text:p>
              </table:table-cell>
              <table:table-cell office:value-type="float" office:value="0.916177">
                <text:p>0.916177</text:p>
              </table:table-cell>
              <table:table-cell office:value-type="float" office:value="0.965228">
                <text:p>0.965228</text:p>
              </table:table-cell>
              <table:table-cell office:value-type="float" office:value="0.965228">
                <text:p>0.965228</text:p>
              </table:table-cell>
              <table:table-cell office:value-type="float" office:value="0.967923">
                <text:p>0.967923</text:p>
              </table:table-cell>
              <table:table-cell office:value-type="float" office:value="0.967923">
                <text:p>0.967923</text:p>
              </table:table-cell>
              <table:table-cell office:value-type="float" office:value="0.913734">
                <text:p>0.913734</text:p>
              </table:table-cell>
              <table:table-cell office:value-type="float" office:value="0.913734">
                <text:p>0.913734</text:p>
              </table:table-cell>
              <table:table-cell office:value-type="float" office:value="0.913734">
                <text:p>0.913734</text:p>
              </table:table-cell>
              <table:table-cell office:value-type="float" office:value="0.929958">
                <text:p>0.929958</text:p>
              </table:table-cell>
              <table:table-cell office:value-type="float" office:value="0.929958">
                <text:p>0.929958</text:p>
              </table:table-cell>
              <table:table-cell office:value-type="float" office:value="0.931527">
                <text:p>0.931527</text:p>
              </table:table-cell>
              <table:table-cell office:value-type="float" office:value="0.931527">
                <text:p>0.931527</text:p>
              </table:table-cell>
              <table:table-cell office:value-type="float" office:value="0.931527">
                <text:p>0.931527</text:p>
              </table:table-cell>
              <table:table-cell office:value-type="float" office:value="0.938704">
                <text:p>0.938704</text:p>
              </table:table-cell>
              <table:table-cell office:value-type="float" office:value="0.938704">
                <text:p>0.938704</text:p>
              </table:table-cell>
              <table:table-cell office:value-type="float" office:value="0.959059">
                <text:p>0.959059</text:p>
              </table:table-cell>
              <table:table-cell office:value-type="float" office:value="0.959059">
                <text:p>0.959059</text:p>
              </table:table-cell>
              <table:table-cell office:value-type="float" office:value="0.959059">
                <text:p>0.959059</text:p>
              </table:table-cell>
              <table:table-cell office:value-type="float" office:value="0.939524">
                <text:p>0.939524</text:p>
              </table:table-cell>
              <table:table-cell office:value-type="float" office:value="0.939524">
                <text:p>0.939524</text:p>
              </table:table-cell>
              <table:table-cell office:value-type="float" office:value="0.944366">
                <text:p>0.944366</text:p>
              </table:table-cell>
              <table:table-cell office:value-type="float" office:value="0.944366">
                <text:p>0.944366</text:p>
              </table:table-cell>
              <table:table-cell office:value-type="float" office:value="0.944366">
                <text:p>0.944366</text:p>
              </table:table-cell>
              <table:table-cell office:value-type="float" office:value="0.96795">
                <text:p>0.96795</text:p>
              </table:table-cell>
              <table:table-cell office:value-type="float" office:value="0.96795">
                <text:p>0.96795</text:p>
              </table:table-cell>
              <table:table-cell office:value-type="float" office:value="0.997586">
                <text:p>0.997586</text:p>
              </table:table-cell>
              <table:table-cell office:value-type="float" office:value="0.997586">
                <text:p>0.997586</text:p>
              </table:table-cell>
              <table:table-cell office:value-type="float" office:value="0.910085">
                <text:p>0.9100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0478">
                <text:p>0.910478</text:p>
              </table:table-cell>
              <table:table-cell office:value-type="float" office:value="0.910478">
                <text:p>0.910478</text:p>
              </table:table-cell>
              <table:table-cell office:value-type="float" office:value="0.910478">
                <text:p>0.910478</text:p>
              </table:table-cell>
              <table:table-cell office:value-type="float" office:value="0.964876">
                <text:p>0.964876</text:p>
              </table:table-cell>
              <table:table-cell office:value-type="float" office:value="0.964876">
                <text:p>0.964876</text:p>
              </table:table-cell>
              <table:table-cell office:value-type="float" office:value="0.964977">
                <text:p>0.964977</text:p>
              </table:table-cell>
              <table:table-cell office:value-type="float" office:value="0.964977">
                <text:p>0.964977</text:p>
              </table:table-cell>
              <table:table-cell office:value-type="float" office:value="0.91676">
                <text:p>0.91676</text:p>
              </table:table-cell>
              <table:table-cell office:value-type="float" office:value="0.91676">
                <text:p>0.91676</text:p>
              </table:table-cell>
              <table:table-cell office:value-type="float" office:value="0.91676">
                <text:p>0.91676</text:p>
              </table:table-cell>
              <table:table-cell office:value-type="float" office:value="0.929452">
                <text:p>0.929452</text:p>
              </table:table-cell>
              <table:table-cell office:value-type="float" office:value="0.929452">
                <text:p>0.929452</text:p>
              </table:table-cell>
              <table:table-cell office:value-type="float" office:value="0.9355">
                <text:p>0.9355</text:p>
              </table:table-cell>
              <table:table-cell office:value-type="float" office:value="0.9355">
                <text:p>0.9355</text:p>
              </table:table-cell>
              <table:table-cell office:value-type="float" office:value="0.9355">
                <text:p>0.9355</text:p>
              </table:table-cell>
              <table:table-cell office:value-type="float" office:value="0.940603">
                <text:p>0.940603</text:p>
              </table:table-cell>
              <table:table-cell office:value-type="float" office:value="0.940603">
                <text:p>0.940603</text:p>
              </table:table-cell>
              <table:table-cell office:value-type="float" office:value="0.956887">
                <text:p>0.956887</text:p>
              </table:table-cell>
              <table:table-cell office:value-type="float" office:value="0.956887">
                <text:p>0.956887</text:p>
              </table:table-cell>
              <table:table-cell office:value-type="float" office:value="0.956887">
                <text:p>0.956887</text:p>
              </table:table-cell>
              <table:table-cell office:value-type="float" office:value="0.944639">
                <text:p>0.944639</text:p>
              </table:table-cell>
              <table:table-cell office:value-type="float" office:value="0.944639">
                <text:p>0.944639</text:p>
              </table:table-cell>
              <table:table-cell office:value-type="float" office:value="0.940877">
                <text:p>0.940877</text:p>
              </table:table-cell>
              <table:table-cell office:value-type="float" office:value="0.940877">
                <text:p>0.940877</text:p>
              </table:table-cell>
              <table:table-cell office:value-type="float" office:value="0.940877">
                <text:p>0.940877</text:p>
              </table:table-cell>
              <table:table-cell office:value-type="float" office:value="0.968006">
                <text:p>0.968006</text:p>
              </table:table-cell>
              <table:table-cell office:value-type="float" office:value="0.968006">
                <text:p>0.968006</text:p>
              </table:table-cell>
              <table:table-cell office:value-type="float" office:value="0.995874">
                <text:p>0.995874</text:p>
              </table:table-cell>
              <table:table-cell office:value-type="float" office:value="0.995874">
                <text:p>0.995874</text:p>
              </table:table-cell>
              <table:table-cell office:value-type="float" office:value="0.910479">
                <text:p>0.9104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7565">
                <text:p>0.917565</text:p>
              </table:table-cell>
              <table:table-cell office:value-type="float" office:value="0.917565">
                <text:p>0.917565</text:p>
              </table:table-cell>
              <table:table-cell office:value-type="float" office:value="0.917565">
                <text:p>0.917565</text:p>
              </table:table-cell>
              <table:table-cell office:value-type="float" office:value="0.964122">
                <text:p>0.964122</text:p>
              </table:table-cell>
              <table:table-cell office:value-type="float" office:value="0.964122">
                <text:p>0.964122</text:p>
              </table:table-cell>
              <table:table-cell office:value-type="float" office:value="0.971936">
                <text:p>0.971936</text:p>
              </table:table-cell>
              <table:table-cell office:value-type="float" office:value="0.971936">
                <text:p>0.971936</text:p>
              </table:table-cell>
              <table:table-cell office:value-type="float" office:value="0.912473">
                <text:p>0.912473</text:p>
              </table:table-cell>
              <table:table-cell office:value-type="float" office:value="0.912473">
                <text:p>0.912473</text:p>
              </table:table-cell>
              <table:table-cell office:value-type="float" office:value="0.912473">
                <text:p>0.912473</text:p>
              </table:table-cell>
              <table:table-cell office:value-type="float" office:value="0.925605">
                <text:p>0.925605</text:p>
              </table:table-cell>
              <table:table-cell office:value-type="float" office:value="0.925605">
                <text:p>0.925605</text:p>
              </table:table-cell>
              <table:table-cell office:value-type="float" office:value="0.935084">
                <text:p>0.935084</text:p>
              </table:table-cell>
              <table:table-cell office:value-type="float" office:value="0.935084">
                <text:p>0.935084</text:p>
              </table:table-cell>
              <table:table-cell office:value-type="float" office:value="0.935084">
                <text:p>0.935084</text:p>
              </table:table-cell>
              <table:table-cell office:value-type="float" office:value="0.941339">
                <text:p>0.941339</text:p>
              </table:table-cell>
              <table:table-cell office:value-type="float" office:value="0.941339">
                <text:p>0.941339</text:p>
              </table:table-cell>
              <table:table-cell office:value-type="float" office:value="0.959545">
                <text:p>0.959545</text:p>
              </table:table-cell>
              <table:table-cell office:value-type="float" office:value="0.959545">
                <text:p>0.959545</text:p>
              </table:table-cell>
              <table:table-cell office:value-type="float" office:value="0.959545">
                <text:p>0.959545</text:p>
              </table:table-cell>
              <table:table-cell office:value-type="float" office:value="0.942521">
                <text:p>0.942521</text:p>
              </table:table-cell>
              <table:table-cell office:value-type="float" office:value="0.942521">
                <text:p>0.942521</text:p>
              </table:table-cell>
              <table:table-cell office:value-type="float" office:value="0.937447">
                <text:p>0.937447</text:p>
              </table:table-cell>
              <table:table-cell office:value-type="float" office:value="0.937447">
                <text:p>0.937447</text:p>
              </table:table-cell>
              <table:table-cell office:value-type="float" office:value="0.937447">
                <text:p>0.937447</text:p>
              </table:table-cell>
              <table:table-cell office:value-type="float" office:value="0.963192">
                <text:p>0.963192</text:p>
              </table:table-cell>
              <table:table-cell office:value-type="float" office:value="0.963192">
                <text:p>0.963192</text:p>
              </table:table-cell>
              <table:table-cell office:value-type="float" office:value="0.995977">
                <text:p>0.995977</text:p>
              </table:table-cell>
              <table:table-cell office:value-type="float" office:value="0.995977">
                <text:p>0.995977</text:p>
              </table:table-cell>
              <table:table-cell office:value-type="float" office:value="0.919405">
                <text:p>0.919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5036">
                <text:p>0.915036</text:p>
              </table:table-cell>
              <table:table-cell office:value-type="float" office:value="0.915036">
                <text:p>0.915036</text:p>
              </table:table-cell>
              <table:table-cell office:value-type="float" office:value="0.915036">
                <text:p>0.915036</text:p>
              </table:table-cell>
              <table:table-cell office:value-type="float" office:value="0.960782">
                <text:p>0.960782</text:p>
              </table:table-cell>
              <table:table-cell office:value-type="float" office:value="0.960782">
                <text:p>0.960782</text:p>
              </table:table-cell>
              <table:table-cell office:value-type="float" office:value="0.97438">
                <text:p>0.97438</text:p>
              </table:table-cell>
              <table:table-cell office:value-type="float" office:value="0.97438">
                <text:p>0.97438</text:p>
              </table:table-cell>
              <table:table-cell office:value-type="float" office:value="0.909979">
                <text:p>0.909979</text:p>
              </table:table-cell>
              <table:table-cell office:value-type="float" office:value="0.909979">
                <text:p>0.909979</text:p>
              </table:table-cell>
              <table:table-cell office:value-type="float" office:value="0.909979">
                <text:p>0.909979</text:p>
              </table:table-cell>
              <table:table-cell office:value-type="float" office:value="0.927472">
                <text:p>0.927472</text:p>
              </table:table-cell>
              <table:table-cell office:value-type="float" office:value="0.927472">
                <text:p>0.927472</text:p>
              </table:table-cell>
              <table:table-cell office:value-type="float" office:value="0.932207">
                <text:p>0.932207</text:p>
              </table:table-cell>
              <table:table-cell office:value-type="float" office:value="0.932207">
                <text:p>0.932207</text:p>
              </table:table-cell>
              <table:table-cell office:value-type="float" office:value="0.932207">
                <text:p>0.932207</text:p>
              </table:table-cell>
              <table:table-cell office:value-type="float" office:value="0.939307">
                <text:p>0.939307</text:p>
              </table:table-cell>
              <table:table-cell office:value-type="float" office:value="0.939307">
                <text:p>0.939307</text:p>
              </table:table-cell>
              <table:table-cell office:value-type="float" office:value="0.954336">
                <text:p>0.954336</text:p>
              </table:table-cell>
              <table:table-cell office:value-type="float" office:value="0.954336">
                <text:p>0.954336</text:p>
              </table:table-cell>
              <table:table-cell office:value-type="float" office:value="0.954336">
                <text:p>0.954336</text:p>
              </table:table-cell>
              <table:table-cell office:value-type="float" office:value="0.939337">
                <text:p>0.939337</text:p>
              </table:table-cell>
              <table:table-cell office:value-type="float" office:value="0.939337">
                <text:p>0.939337</text:p>
              </table:table-cell>
              <table:table-cell office:value-type="float" office:value="0.93961">
                <text:p>0.93961</text:p>
              </table:table-cell>
              <table:table-cell office:value-type="float" office:value="0.93961">
                <text:p>0.93961</text:p>
              </table:table-cell>
              <table:table-cell office:value-type="float" office:value="0.93961">
                <text:p>0.93961</text:p>
              </table:table-cell>
              <table:table-cell office:value-type="float" office:value="0.964097">
                <text:p>0.964097</text:p>
              </table:table-cell>
              <table:table-cell office:value-type="float" office:value="0.964097">
                <text:p>0.964097</text:p>
              </table:table-cell>
              <table:table-cell office:value-type="float" office:value="0.993333">
                <text:p>0.993333</text:p>
              </table:table-cell>
              <table:table-cell office:value-type="float" office:value="0.993333">
                <text:p>0.993333</text:p>
              </table:table-cell>
              <table:table-cell office:value-type="float" office:value="0.919927">
                <text:p>0.9199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51">
                <text:p>0.9151</text:p>
              </table:table-cell>
              <table:table-cell office:value-type="float" office:value="0.9151">
                <text:p>0.9151</text:p>
              </table:table-cell>
              <table:table-cell office:value-type="float" office:value="0.9151">
                <text:p>0.9151</text:p>
              </table:table-cell>
              <table:table-cell office:value-type="float" office:value="0.95809">
                <text:p>0.95809</text:p>
              </table:table-cell>
              <table:table-cell office:value-type="float" office:value="0.95809">
                <text:p>0.95809</text:p>
              </table:table-cell>
              <table:table-cell office:value-type="float" office:value="0.975285">
                <text:p>0.975285</text:p>
              </table:table-cell>
              <table:table-cell office:value-type="float" office:value="0.975285">
                <text:p>0.975285</text:p>
              </table:table-cell>
              <table:table-cell office:value-type="float" office:value="0.918637">
                <text:p>0.918637</text:p>
              </table:table-cell>
              <table:table-cell office:value-type="float" office:value="0.918637">
                <text:p>0.918637</text:p>
              </table:table-cell>
              <table:table-cell office:value-type="float" office:value="0.918637">
                <text:p>0.918637</text:p>
              </table:table-cell>
              <table:table-cell office:value-type="float" office:value="0.932456">
                <text:p>0.932456</text:p>
              </table:table-cell>
              <table:table-cell office:value-type="float" office:value="0.932456">
                <text:p>0.932456</text:p>
              </table:table-cell>
              <table:table-cell office:value-type="float" office:value="0.932638">
                <text:p>0.932638</text:p>
              </table:table-cell>
              <table:table-cell office:value-type="float" office:value="0.932638">
                <text:p>0.932638</text:p>
              </table:table-cell>
              <table:table-cell office:value-type="float" office:value="0.932638">
                <text:p>0.932638</text:p>
              </table:table-cell>
              <table:table-cell office:value-type="float" office:value="0.938392">
                <text:p>0.938392</text:p>
              </table:table-cell>
              <table:table-cell office:value-type="float" office:value="0.938392">
                <text:p>0.938392</text:p>
              </table:table-cell>
              <table:table-cell office:value-type="float" office:value="0.949602">
                <text:p>0.949602</text:p>
              </table:table-cell>
              <table:table-cell office:value-type="float" office:value="0.949602">
                <text:p>0.949602</text:p>
              </table:table-cell>
              <table:table-cell office:value-type="float" office:value="0.949602">
                <text:p>0.949602</text:p>
              </table:table-cell>
              <table:table-cell office:value-type="float" office:value="0.942817">
                <text:p>0.942817</text:p>
              </table:table-cell>
              <table:table-cell office:value-type="float" office:value="0.942817">
                <text:p>0.942817</text:p>
              </table:table-cell>
              <table:table-cell office:value-type="float" office:value="0.9429">
                <text:p>0.9429</text:p>
              </table:table-cell>
              <table:table-cell office:value-type="float" office:value="0.9429">
                <text:p>0.9429</text:p>
              </table:table-cell>
              <table:table-cell office:value-type="float" office:value="0.9429">
                <text:p>0.9429</text:p>
              </table:table-cell>
              <table:table-cell office:value-type="float" office:value="0.962965">
                <text:p>0.962965</text:p>
              </table:table-cell>
              <table:table-cell office:value-type="float" office:value="0.962965">
                <text:p>0.962965</text:p>
              </table:table-cell>
              <table:table-cell office:value-type="float" office:value="0.99021">
                <text:p>0.99021</text:p>
              </table:table-cell>
              <table:table-cell office:value-type="float" office:value="0.99021">
                <text:p>0.99021</text:p>
              </table:table-cell>
              <table:table-cell office:value-type="float" office:value="0.919984">
                <text:p>0.9199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12145">
                <text:p>0.912145</text:p>
              </table:table-cell>
              <table:table-cell office:value-type="float" office:value="0.912145">
                <text:p>0.912145</text:p>
              </table:table-cell>
              <table:table-cell office:value-type="float" office:value="0.912145">
                <text:p>0.912145</text:p>
              </table:table-cell>
              <table:table-cell office:value-type="float" office:value="0.957269">
                <text:p>0.957269</text:p>
              </table:table-cell>
              <table:table-cell office:value-type="float" office:value="0.957269">
                <text:p>0.957269</text:p>
              </table:table-cell>
              <table:table-cell office:value-type="float" office:value="0.975836">
                <text:p>0.975836</text:p>
              </table:table-cell>
              <table:table-cell office:value-type="float" office:value="0.975836">
                <text:p>0.975836</text:p>
              </table:table-cell>
              <table:table-cell office:value-type="float" office:value="0.922216">
                <text:p>0.922216</text:p>
              </table:table-cell>
              <table:table-cell office:value-type="float" office:value="0.922216">
                <text:p>0.922216</text:p>
              </table:table-cell>
              <table:table-cell office:value-type="float" office:value="0.922216">
                <text:p>0.922216</text:p>
              </table:table-cell>
              <table:table-cell office:value-type="float" office:value="0.931526">
                <text:p>0.931526</text:p>
              </table:table-cell>
              <table:table-cell office:value-type="float" office:value="0.931526">
                <text:p>0.931526</text:p>
              </table:table-cell>
              <table:table-cell office:value-type="float" office:value="0.932321">
                <text:p>0.932321</text:p>
              </table:table-cell>
              <table:table-cell office:value-type="float" office:value="0.932321">
                <text:p>0.932321</text:p>
              </table:table-cell>
              <table:table-cell office:value-type="float" office:value="0.932321">
                <text:p>0.932321</text:p>
              </table:table-cell>
              <table:table-cell office:value-type="float" office:value="0.934889">
                <text:p>0.934889</text:p>
              </table:table-cell>
              <table:table-cell office:value-type="float" office:value="0.934889">
                <text:p>0.934889</text:p>
              </table:table-cell>
              <table:table-cell office:value-type="float" office:value="0.948526">
                <text:p>0.948526</text:p>
              </table:table-cell>
              <table:table-cell office:value-type="float" office:value="0.948526">
                <text:p>0.948526</text:p>
              </table:table-cell>
              <table:table-cell office:value-type="float" office:value="0.948526">
                <text:p>0.948526</text:p>
              </table:table-cell>
              <table:table-cell office:value-type="float" office:value="0.939932">
                <text:p>0.939932</text:p>
              </table:table-cell>
              <table:table-cell office:value-type="float" office:value="0.939932">
                <text:p>0.939932</text:p>
              </table:table-cell>
              <table:table-cell office:value-type="float" office:value="0.941725">
                <text:p>0.941725</text:p>
              </table:table-cell>
              <table:table-cell office:value-type="float" office:value="0.941725">
                <text:p>0.941725</text:p>
              </table:table-cell>
              <table:table-cell office:value-type="float" office:value="0.941725">
                <text:p>0.941725</text:p>
              </table:table-cell>
              <table:table-cell office:value-type="float" office:value="0.964331">
                <text:p>0.964331</text:p>
              </table:table-cell>
              <table:table-cell office:value-type="float" office:value="0.964331">
                <text:p>0.964331</text:p>
              </table:table-cell>
              <table:table-cell office:value-type="float" office:value="0.986906">
                <text:p>0.986906</text:p>
              </table:table-cell>
              <table:table-cell office:value-type="float" office:value="0.986906">
                <text:p>0.986906</text:p>
              </table:table-cell>
              <table:table-cell office:value-type="float" office:value="0.918687">
                <text:p>0.9186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2171">
                <text:p>0.92171</text:p>
              </table:table-cell>
              <table:table-cell office:value-type="float" office:value="0.92171">
                <text:p>0.92171</text:p>
              </table:table-cell>
              <table:table-cell office:value-type="float" office:value="0.92171">
                <text:p>0.92171</text:p>
              </table:table-cell>
              <table:table-cell office:value-type="float" office:value="0.960473">
                <text:p>0.960473</text:p>
              </table:table-cell>
              <table:table-cell office:value-type="float" office:value="0.960473">
                <text:p>0.960473</text:p>
              </table:table-cell>
              <table:table-cell office:value-type="float" office:value="0.978357">
                <text:p>0.978357</text:p>
              </table:table-cell>
              <table:table-cell office:value-type="float" office:value="0.978357">
                <text:p>0.978357</text:p>
              </table:table-cell>
              <table:table-cell office:value-type="float" office:value="0.928098">
                <text:p>0.928098</text:p>
              </table:table-cell>
              <table:table-cell office:value-type="float" office:value="0.928098">
                <text:p>0.928098</text:p>
              </table:table-cell>
              <table:table-cell office:value-type="float" office:value="0.928098">
                <text:p>0.928098</text:p>
              </table:table-cell>
              <table:table-cell office:value-type="float" office:value="0.934007">
                <text:p>0.934007</text:p>
              </table:table-cell>
              <table:table-cell office:value-type="float" office:value="0.934007">
                <text:p>0.934007</text:p>
              </table:table-cell>
              <table:table-cell office:value-type="float" office:value="0.933502">
                <text:p>0.933502</text:p>
              </table:table-cell>
              <table:table-cell office:value-type="float" office:value="0.933502">
                <text:p>0.933502</text:p>
              </table:table-cell>
              <table:table-cell office:value-type="float" office:value="0.933502">
                <text:p>0.933502</text:p>
              </table:table-cell>
              <table:table-cell office:value-type="float" office:value="0.934119">
                <text:p>0.934119</text:p>
              </table:table-cell>
              <table:table-cell office:value-type="float" office:value="0.934119">
                <text:p>0.934119</text:p>
              </table:table-cell>
              <table:table-cell office:value-type="float" office:value="0.949029">
                <text:p>0.949029</text:p>
              </table:table-cell>
              <table:table-cell office:value-type="float" office:value="0.949029">
                <text:p>0.949029</text:p>
              </table:table-cell>
              <table:table-cell office:value-type="float" office:value="0.949029">
                <text:p>0.949029</text:p>
              </table:table-cell>
              <table:table-cell office:value-type="float" office:value="0.937333">
                <text:p>0.937333</text:p>
              </table:table-cell>
              <table:table-cell office:value-type="float" office:value="0.937333">
                <text:p>0.937333</text:p>
              </table:table-cell>
              <table:table-cell office:value-type="float" office:value="0.940507">
                <text:p>0.940507</text:p>
              </table:table-cell>
              <table:table-cell office:value-type="float" office:value="0.940507">
                <text:p>0.940507</text:p>
              </table:table-cell>
              <table:table-cell office:value-type="float" office:value="0.940507">
                <text:p>0.940507</text:p>
              </table:table-cell>
              <table:table-cell office:value-type="float" office:value="0.960622">
                <text:p>0.960622</text:p>
              </table:table-cell>
              <table:table-cell office:value-type="float" office:value="0.960622">
                <text:p>0.960622</text:p>
              </table:table-cell>
              <table:table-cell office:value-type="float" office:value="0.988103">
                <text:p>0.988103</text:p>
              </table:table-cell>
              <table:table-cell office:value-type="float" office:value="0.988103">
                <text:p>0.988103</text:p>
              </table:table-cell>
              <table:table-cell office:value-type="float" office:value="0.916798">
                <text:p>0.9167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22953">
                <text:p>0.922953</text:p>
              </table:table-cell>
              <table:table-cell office:value-type="float" office:value="0.922953">
                <text:p>0.922953</text:p>
              </table:table-cell>
              <table:table-cell office:value-type="float" office:value="0.922953">
                <text:p>0.922953</text:p>
              </table:table-cell>
              <table:table-cell office:value-type="float" office:value="0.959337">
                <text:p>0.959337</text:p>
              </table:table-cell>
              <table:table-cell office:value-type="float" office:value="0.959337">
                <text:p>0.959337</text:p>
              </table:table-cell>
              <table:table-cell office:value-type="float" office:value="0.977521">
                <text:p>0.977521</text:p>
              </table:table-cell>
              <table:table-cell office:value-type="float" office:value="0.977521">
                <text:p>0.977521</text:p>
              </table:table-cell>
              <table:table-cell office:value-type="float" office:value="0.933135">
                <text:p>0.933135</text:p>
              </table:table-cell>
              <table:table-cell office:value-type="float" office:value="0.933135">
                <text:p>0.933135</text:p>
              </table:table-cell>
              <table:table-cell office:value-type="float" office:value="0.933135">
                <text:p>0.933135</text:p>
              </table:table-cell>
              <table:table-cell office:value-type="float" office:value="0.932572">
                <text:p>0.932572</text:p>
              </table:table-cell>
              <table:table-cell office:value-type="float" office:value="0.932572">
                <text:p>0.932572</text:p>
              </table:table-cell>
              <table:table-cell office:value-type="float" office:value="0.929415">
                <text:p>0.929415</text:p>
              </table:table-cell>
              <table:table-cell office:value-type="float" office:value="0.929415">
                <text:p>0.929415</text:p>
              </table:table-cell>
              <table:table-cell office:value-type="float" office:value="0.929415">
                <text:p>0.929415</text:p>
              </table:table-cell>
              <table:table-cell office:value-type="float" office:value="0.932662">
                <text:p>0.932662</text:p>
              </table:table-cell>
              <table:table-cell office:value-type="float" office:value="0.932662">
                <text:p>0.932662</text:p>
              </table:table-cell>
              <table:table-cell office:value-type="float" office:value="0.959852">
                <text:p>0.959852</text:p>
              </table:table-cell>
              <table:table-cell office:value-type="float" office:value="0.959852">
                <text:p>0.959852</text:p>
              </table:table-cell>
              <table:table-cell office:value-type="float" office:value="0.959852">
                <text:p>0.959852</text:p>
              </table:table-cell>
              <table:table-cell office:value-type="float" office:value="0.936598">
                <text:p>0.936598</text:p>
              </table:table-cell>
              <table:table-cell office:value-type="float" office:value="0.936598">
                <text:p>0.936598</text:p>
              </table:table-cell>
              <table:table-cell office:value-type="float" office:value="0.939386">
                <text:p>0.939386</text:p>
              </table:table-cell>
              <table:table-cell office:value-type="float" office:value="0.939386">
                <text:p>0.939386</text:p>
              </table:table-cell>
              <table:table-cell office:value-type="float" office:value="0.939386">
                <text:p>0.939386</text:p>
              </table:table-cell>
              <table:table-cell office:value-type="float" office:value="0.960942">
                <text:p>0.960942</text:p>
              </table:table-cell>
              <table:table-cell office:value-type="float" office:value="0.960942">
                <text:p>0.960942</text:p>
              </table:table-cell>
              <table:table-cell office:value-type="float" office:value="0.987621">
                <text:p>0.987621</text:p>
              </table:table-cell>
              <table:table-cell office:value-type="float" office:value="0.987621">
                <text:p>0.987621</text:p>
              </table:table-cell>
              <table:table-cell office:value-type="float" office:value="0.915987">
                <text:p>0.9159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21695">
                <text:p>0.921695</text:p>
              </table:table-cell>
              <table:table-cell office:value-type="float" office:value="0.921695">
                <text:p>0.921695</text:p>
              </table:table-cell>
              <table:table-cell office:value-type="float" office:value="0.921695">
                <text:p>0.921695</text:p>
              </table:table-cell>
              <table:table-cell office:value-type="float" office:value="0.962221">
                <text:p>0.962221</text:p>
              </table:table-cell>
              <table:table-cell office:value-type="float" office:value="0.962221">
                <text:p>0.962221</text:p>
              </table:table-cell>
              <table:table-cell office:value-type="float" office:value="0.979691">
                <text:p>0.979691</text:p>
              </table:table-cell>
              <table:table-cell office:value-type="float" office:value="0.979691">
                <text:p>0.979691</text:p>
              </table:table-cell>
              <table:table-cell office:value-type="float" office:value="0.938337">
                <text:p>0.938337</text:p>
              </table:table-cell>
              <table:table-cell office:value-type="float" office:value="0.938337">
                <text:p>0.938337</text:p>
              </table:table-cell>
              <table:table-cell office:value-type="float" office:value="0.938337">
                <text:p>0.938337</text:p>
              </table:table-cell>
              <table:table-cell office:value-type="float" office:value="0.928956">
                <text:p>0.928956</text:p>
              </table:table-cell>
              <table:table-cell office:value-type="float" office:value="0.928956">
                <text:p>0.928956</text:p>
              </table:table-cell>
              <table:table-cell office:value-type="float" office:value="0.928234">
                <text:p>0.928234</text:p>
              </table:table-cell>
              <table:table-cell office:value-type="float" office:value="0.928234">
                <text:p>0.928234</text:p>
              </table:table-cell>
              <table:table-cell office:value-type="float" office:value="0.928234">
                <text:p>0.928234</text:p>
              </table:table-cell>
              <table:table-cell office:value-type="float" office:value="0.931305">
                <text:p>0.931305</text:p>
              </table:table-cell>
              <table:table-cell office:value-type="float" office:value="0.931305">
                <text:p>0.931305</text:p>
              </table:table-cell>
              <table:table-cell office:value-type="float" office:value="0.955936">
                <text:p>0.955936</text:p>
              </table:table-cell>
              <table:table-cell office:value-type="float" office:value="0.955936">
                <text:p>0.955936</text:p>
              </table:table-cell>
              <table:table-cell office:value-type="float" office:value="0.955936">
                <text:p>0.955936</text:p>
              </table:table-cell>
              <table:table-cell office:value-type="float" office:value="0.937705">
                <text:p>0.937705</text:p>
              </table:table-cell>
              <table:table-cell office:value-type="float" office:value="0.937705">
                <text:p>0.937705</text:p>
              </table:table-cell>
              <table:table-cell office:value-type="float" office:value="0.933633">
                <text:p>0.933633</text:p>
              </table:table-cell>
              <table:table-cell office:value-type="float" office:value="0.933633">
                <text:p>0.933633</text:p>
              </table:table-cell>
              <table:table-cell office:value-type="float" office:value="0.933633">
                <text:p>0.933633</text:p>
              </table:table-cell>
              <table:table-cell office:value-type="float" office:value="0.959108">
                <text:p>0.959108</text:p>
              </table:table-cell>
              <table:table-cell office:value-type="float" office:value="0.959108">
                <text:p>0.959108</text:p>
              </table:table-cell>
              <table:table-cell office:value-type="float" office:value="0.986538">
                <text:p>0.986538</text:p>
              </table:table-cell>
              <table:table-cell office:value-type="float" office:value="0.986538">
                <text:p>0.986538</text:p>
              </table:table-cell>
              <table:table-cell office:value-type="float" office:value="0.911551">
                <text:p>0.9115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18676">
                <text:p>0.918676</text:p>
              </table:table-cell>
              <table:table-cell office:value-type="float" office:value="0.918676">
                <text:p>0.918676</text:p>
              </table:table-cell>
              <table:table-cell office:value-type="float" office:value="0.918676">
                <text:p>0.918676</text:p>
              </table:table-cell>
              <table:table-cell office:value-type="float" office:value="0.962095">
                <text:p>0.962095</text:p>
              </table:table-cell>
              <table:table-cell office:value-type="float" office:value="0.962095">
                <text:p>0.962095</text:p>
              </table:table-cell>
              <table:table-cell office:value-type="float" office:value="0.982054">
                <text:p>0.982054</text:p>
              </table:table-cell>
              <table:table-cell office:value-type="float" office:value="0.982054">
                <text:p>0.982054</text:p>
              </table:table-cell>
              <table:table-cell office:value-type="float" office:value="0.941102">
                <text:p>0.941102</text:p>
              </table:table-cell>
              <table:table-cell office:value-type="float" office:value="0.941102">
                <text:p>0.941102</text:p>
              </table:table-cell>
              <table:table-cell office:value-type="float" office:value="0.941102">
                <text:p>0.941102</text:p>
              </table:table-cell>
              <table:table-cell office:value-type="float" office:value="0.928066">
                <text:p>0.928066</text:p>
              </table:table-cell>
              <table:table-cell office:value-type="float" office:value="0.928066">
                <text:p>0.928066</text:p>
              </table:table-cell>
              <table:table-cell office:value-type="float" office:value="0.936743">
                <text:p>0.936743</text:p>
              </table:table-cell>
              <table:table-cell office:value-type="float" office:value="0.936743">
                <text:p>0.936743</text:p>
              </table:table-cell>
              <table:table-cell office:value-type="float" office:value="0.936743">
                <text:p>0.936743</text:p>
              </table:table-cell>
              <table:table-cell office:value-type="float" office:value="0.931761">
                <text:p>0.931761</text:p>
              </table:table-cell>
              <table:table-cell office:value-type="float" office:value="0.931761">
                <text:p>0.931761</text:p>
              </table:table-cell>
              <table:table-cell office:value-type="float" office:value="0.952861">
                <text:p>0.952861</text:p>
              </table:table-cell>
              <table:table-cell office:value-type="float" office:value="0.952861">
                <text:p>0.952861</text:p>
              </table:table-cell>
              <table:table-cell office:value-type="float" office:value="0.952861">
                <text:p>0.952861</text:p>
              </table:table-cell>
              <table:table-cell office:value-type="float" office:value="0.945127">
                <text:p>0.945127</text:p>
              </table:table-cell>
              <table:table-cell office:value-type="float" office:value="0.945127">
                <text:p>0.945127</text:p>
              </table:table-cell>
              <table:table-cell office:value-type="float" office:value="0.932937">
                <text:p>0.932937</text:p>
              </table:table-cell>
              <table:table-cell office:value-type="float" office:value="0.932937">
                <text:p>0.932937</text:p>
              </table:table-cell>
              <table:table-cell office:value-type="float" office:value="0.932937">
                <text:p>0.932937</text:p>
              </table:table-cell>
              <table:table-cell office:value-type="float" office:value="0.955421">
                <text:p>0.955421</text:p>
              </table:table-cell>
              <table:table-cell office:value-type="float" office:value="0.955421">
                <text:p>0.955421</text:p>
              </table:table-cell>
              <table:table-cell office:value-type="float" office:value="0.984009">
                <text:p>0.984009</text:p>
              </table:table-cell>
              <table:table-cell office:value-type="float" office:value="0.984009">
                <text:p>0.984009</text:p>
              </table:table-cell>
              <table:table-cell office:value-type="float" office:value="0.912887">
                <text:p>0.9128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3851">
                <text:p>0.923851</text:p>
              </table:table-cell>
              <table:table-cell office:value-type="float" office:value="0.923851">
                <text:p>0.923851</text:p>
              </table:table-cell>
              <table:table-cell office:value-type="float" office:value="0.923851">
                <text:p>0.923851</text:p>
              </table:table-cell>
              <table:table-cell office:value-type="float" office:value="0.95855">
                <text:p>0.95855</text:p>
              </table:table-cell>
              <table:table-cell office:value-type="float" office:value="0.95855">
                <text:p>0.95855</text:p>
              </table:table-cell>
              <table:table-cell office:value-type="float" office:value="0.979933">
                <text:p>0.979933</text:p>
              </table:table-cell>
              <table:table-cell office:value-type="float" office:value="0.979933">
                <text:p>0.979933</text:p>
              </table:table-cell>
              <table:table-cell office:value-type="float" office:value="0.950345">
                <text:p>0.950345</text:p>
              </table:table-cell>
              <table:table-cell office:value-type="float" office:value="0.950345">
                <text:p>0.950345</text:p>
              </table:table-cell>
              <table:table-cell office:value-type="float" office:value="0.950345">
                <text:p>0.950345</text:p>
              </table:table-cell>
              <table:table-cell office:value-type="float" office:value="0.926524">
                <text:p>0.926524</text:p>
              </table:table-cell>
              <table:table-cell office:value-type="float" office:value="0.926524">
                <text:p>0.926524</text:p>
              </table:table-cell>
              <table:table-cell office:value-type="float" office:value="0.943216">
                <text:p>0.943216</text:p>
              </table:table-cell>
              <table:table-cell office:value-type="float" office:value="0.943216">
                <text:p>0.943216</text:p>
              </table:table-cell>
              <table:table-cell office:value-type="float" office:value="0.943216">
                <text:p>0.943216</text:p>
              </table:table-cell>
              <table:table-cell office:value-type="float" office:value="0.933905">
                <text:p>0.933905</text:p>
              </table:table-cell>
              <table:table-cell office:value-type="float" office:value="0.933905">
                <text:p>0.933905</text:p>
              </table:table-cell>
              <table:table-cell office:value-type="float" office:value="0.955175">
                <text:p>0.955175</text:p>
              </table:table-cell>
              <table:table-cell office:value-type="float" office:value="0.955175">
                <text:p>0.955175</text:p>
              </table:table-cell>
              <table:table-cell office:value-type="float" office:value="0.955175">
                <text:p>0.955175</text:p>
              </table:table-cell>
              <table:table-cell office:value-type="float" office:value="0.941758">
                <text:p>0.941758</text:p>
              </table:table-cell>
              <table:table-cell office:value-type="float" office:value="0.941758">
                <text:p>0.941758</text:p>
              </table:table-cell>
              <table:table-cell office:value-type="float" office:value="0.933823">
                <text:p>0.933823</text:p>
              </table:table-cell>
              <table:table-cell office:value-type="float" office:value="0.933823">
                <text:p>0.933823</text:p>
              </table:table-cell>
              <table:table-cell office:value-type="float" office:value="0.933823">
                <text:p>0.933823</text:p>
              </table:table-cell>
              <table:table-cell office:value-type="float" office:value="0.963033">
                <text:p>0.963033</text:p>
              </table:table-cell>
              <table:table-cell office:value-type="float" office:value="0.963033">
                <text:p>0.963033</text:p>
              </table:table-cell>
              <table:table-cell office:value-type="float" office:value="0.981776">
                <text:p>0.981776</text:p>
              </table:table-cell>
              <table:table-cell office:value-type="float" office:value="0.981776">
                <text:p>0.981776</text:p>
              </table:table-cell>
              <table:table-cell office:value-type="float" office:value="0.912102">
                <text:p>0.912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23587">
                <text:p>0.923587</text:p>
              </table:table-cell>
              <table:table-cell office:value-type="float" office:value="0.923587">
                <text:p>0.923587</text:p>
              </table:table-cell>
              <table:table-cell office:value-type="float" office:value="0.923587">
                <text:p>0.923587</text:p>
              </table:table-cell>
              <table:table-cell office:value-type="float" office:value="0.965277">
                <text:p>0.965277</text:p>
              </table:table-cell>
              <table:table-cell office:value-type="float" office:value="0.965277">
                <text:p>0.965277</text:p>
              </table:table-cell>
              <table:table-cell office:value-type="float" office:value="0.979159">
                <text:p>0.979159</text:p>
              </table:table-cell>
              <table:table-cell office:value-type="float" office:value="0.979159">
                <text:p>0.979159</text:p>
              </table:table-cell>
              <table:table-cell office:value-type="float" office:value="0.950115">
                <text:p>0.950115</text:p>
              </table:table-cell>
              <table:table-cell office:value-type="float" office:value="0.950115">
                <text:p>0.950115</text:p>
              </table:table-cell>
              <table:table-cell office:value-type="float" office:value="0.950115">
                <text:p>0.950115</text:p>
              </table:table-cell>
              <table:table-cell office:value-type="float" office:value="0.923968">
                <text:p>0.923968</text:p>
              </table:table-cell>
              <table:table-cell office:value-type="float" office:value="0.923968">
                <text:p>0.923968</text:p>
              </table:table-cell>
              <table:table-cell office:value-type="float" office:value="0.940106">
                <text:p>0.940106</text:p>
              </table:table-cell>
              <table:table-cell office:value-type="float" office:value="0.940106">
                <text:p>0.940106</text:p>
              </table:table-cell>
              <table:table-cell office:value-type="float" office:value="0.940106">
                <text:p>0.940106</text:p>
              </table:table-cell>
              <table:table-cell office:value-type="float" office:value="0.930957">
                <text:p>0.930957</text:p>
              </table:table-cell>
              <table:table-cell office:value-type="float" office:value="0.930957">
                <text:p>0.930957</text:p>
              </table:table-cell>
              <table:table-cell office:value-type="float" office:value="0.959255">
                <text:p>0.959255</text:p>
              </table:table-cell>
              <table:table-cell office:value-type="float" office:value="0.959255">
                <text:p>0.959255</text:p>
              </table:table-cell>
              <table:table-cell office:value-type="float" office:value="0.959255">
                <text:p>0.959255</text:p>
              </table:table-cell>
              <table:table-cell office:value-type="float" office:value="0.942174">
                <text:p>0.942174</text:p>
              </table:table-cell>
              <table:table-cell office:value-type="float" office:value="0.942174">
                <text:p>0.942174</text:p>
              </table:table-cell>
              <table:table-cell office:value-type="float" office:value="0.93319">
                <text:p>0.93319</text:p>
              </table:table-cell>
              <table:table-cell office:value-type="float" office:value="0.93319">
                <text:p>0.93319</text:p>
              </table:table-cell>
              <table:table-cell office:value-type="float" office:value="0.93319">
                <text:p>0.93319</text:p>
              </table:table-cell>
              <table:table-cell office:value-type="float" office:value="0.960597">
                <text:p>0.960597</text:p>
              </table:table-cell>
              <table:table-cell office:value-type="float" office:value="0.960597">
                <text:p>0.960597</text:p>
              </table:table-cell>
              <table:table-cell office:value-type="float" office:value="0.98558">
                <text:p>0.98558</text:p>
              </table:table-cell>
              <table:table-cell office:value-type="float" office:value="0.98558">
                <text:p>0.98558</text:p>
              </table:table-cell>
              <table:table-cell office:value-type="float" office:value="0.918262">
                <text:p>0.9182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23487">
                <text:p>0.923487</text:p>
              </table:table-cell>
              <table:table-cell office:value-type="float" office:value="0.923487">
                <text:p>0.923487</text:p>
              </table:table-cell>
              <table:table-cell office:value-type="float" office:value="0.923487">
                <text:p>0.923487</text:p>
              </table:table-cell>
              <table:table-cell office:value-type="float" office:value="0.962688">
                <text:p>0.962688</text:p>
              </table:table-cell>
              <table:table-cell office:value-type="float" office:value="0.962688">
                <text:p>0.962688</text:p>
              </table:table-cell>
              <table:table-cell office:value-type="float" office:value="0.976416">
                <text:p>0.976416</text:p>
              </table:table-cell>
              <table:table-cell office:value-type="float" office:value="0.976416">
                <text:p>0.976416</text:p>
              </table:table-cell>
              <table:table-cell office:value-type="float" office:value="0.949052">
                <text:p>0.949052</text:p>
              </table:table-cell>
              <table:table-cell office:value-type="float" office:value="0.949052">
                <text:p>0.949052</text:p>
              </table:table-cell>
              <table:table-cell office:value-type="float" office:value="0.949052">
                <text:p>0.949052</text:p>
              </table:table-cell>
              <table:table-cell office:value-type="float" office:value="0.925058">
                <text:p>0.925058</text:p>
              </table:table-cell>
              <table:table-cell office:value-type="float" office:value="0.925058">
                <text:p>0.925058</text:p>
              </table:table-cell>
              <table:table-cell office:value-type="float" office:value="0.940097">
                <text:p>0.940097</text:p>
              </table:table-cell>
              <table:table-cell office:value-type="float" office:value="0.940097">
                <text:p>0.940097</text:p>
              </table:table-cell>
              <table:table-cell office:value-type="float" office:value="0.940097">
                <text:p>0.940097</text:p>
              </table:table-cell>
              <table:table-cell office:value-type="float" office:value="0.929805">
                <text:p>0.929805</text:p>
              </table:table-cell>
              <table:table-cell office:value-type="float" office:value="0.929805">
                <text:p>0.929805</text:p>
              </table:table-cell>
              <table:table-cell office:value-type="float" office:value="0.961845">
                <text:p>0.961845</text:p>
              </table:table-cell>
              <table:table-cell office:value-type="float" office:value="0.961845">
                <text:p>0.961845</text:p>
              </table:table-cell>
              <table:table-cell office:value-type="float" office:value="0.961845">
                <text:p>0.961845</text:p>
              </table:table-cell>
              <table:table-cell office:value-type="float" office:value="0.943114">
                <text:p>0.943114</text:p>
              </table:table-cell>
              <table:table-cell office:value-type="float" office:value="0.943114">
                <text:p>0.943114</text:p>
              </table:table-cell>
              <table:table-cell office:value-type="float" office:value="0.933149">
                <text:p>0.933149</text:p>
              </table:table-cell>
              <table:table-cell office:value-type="float" office:value="0.933149">
                <text:p>0.933149</text:p>
              </table:table-cell>
              <table:table-cell office:value-type="float" office:value="0.933149">
                <text:p>0.933149</text:p>
              </table:table-cell>
              <table:table-cell office:value-type="float" office:value="0.958619">
                <text:p>0.958619</text:p>
              </table:table-cell>
              <table:table-cell office:value-type="float" office:value="0.958619">
                <text:p>0.958619</text:p>
              </table:table-cell>
              <table:table-cell office:value-type="float" office:value="0.986628">
                <text:p>0.986628</text:p>
              </table:table-cell>
              <table:table-cell office:value-type="float" office:value="0.986628">
                <text:p>0.986628</text:p>
              </table:table-cell>
              <table:table-cell office:value-type="float" office:value="0.922232">
                <text:p>0.922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4472">
                <text:p>0.924472</text:p>
              </table:table-cell>
              <table:table-cell office:value-type="float" office:value="0.924472">
                <text:p>0.924472</text:p>
              </table:table-cell>
              <table:table-cell office:value-type="float" office:value="0.924472">
                <text:p>0.924472</text:p>
              </table:table-cell>
              <table:table-cell office:value-type="float" office:value="0.963065">
                <text:p>0.963065</text:p>
              </table:table-cell>
              <table:table-cell office:value-type="float" office:value="0.963065">
                <text:p>0.963065</text:p>
              </table:table-cell>
              <table:table-cell office:value-type="float" office:value="0.977829">
                <text:p>0.977829</text:p>
              </table:table-cell>
              <table:table-cell office:value-type="float" office:value="0.977829">
                <text:p>0.977829</text:p>
              </table:table-cell>
              <table:table-cell office:value-type="float" office:value="0.952223">
                <text:p>0.952223</text:p>
              </table:table-cell>
              <table:table-cell office:value-type="float" office:value="0.952223">
                <text:p>0.952223</text:p>
              </table:table-cell>
              <table:table-cell office:value-type="float" office:value="0.952223">
                <text:p>0.952223</text:p>
              </table:table-cell>
              <table:table-cell office:value-type="float" office:value="0.924665">
                <text:p>0.924665</text:p>
              </table:table-cell>
              <table:table-cell office:value-type="float" office:value="0.924665">
                <text:p>0.924665</text:p>
              </table:table-cell>
              <table:table-cell office:value-type="float" office:value="0.944899">
                <text:p>0.944899</text:p>
              </table:table-cell>
              <table:table-cell office:value-type="float" office:value="0.944899">
                <text:p>0.944899</text:p>
              </table:table-cell>
              <table:table-cell office:value-type="float" office:value="0.944899">
                <text:p>0.944899</text:p>
              </table:table-cell>
              <table:table-cell office:value-type="float" office:value="0.930284">
                <text:p>0.930284</text:p>
              </table:table-cell>
              <table:table-cell office:value-type="float" office:value="0.930284">
                <text:p>0.930284</text:p>
              </table:table-cell>
              <table:table-cell office:value-type="float" office:value="0.967767">
                <text:p>0.967767</text:p>
              </table:table-cell>
              <table:table-cell office:value-type="float" office:value="0.967767">
                <text:p>0.967767</text:p>
              </table:table-cell>
              <table:table-cell office:value-type="float" office:value="0.967767">
                <text:p>0.967767</text:p>
              </table:table-cell>
              <table:table-cell office:value-type="float" office:value="0.944362">
                <text:p>0.944362</text:p>
              </table:table-cell>
              <table:table-cell office:value-type="float" office:value="0.944362">
                <text:p>0.944362</text:p>
              </table:table-cell>
              <table:table-cell office:value-type="float" office:value="0.935223">
                <text:p>0.935223</text:p>
              </table:table-cell>
              <table:table-cell office:value-type="float" office:value="0.935223">
                <text:p>0.935223</text:p>
              </table:table-cell>
              <table:table-cell office:value-type="float" office:value="0.935223">
                <text:p>0.935223</text:p>
              </table:table-cell>
              <table:table-cell office:value-type="float" office:value="0.965388">
                <text:p>0.965388</text:p>
              </table:table-cell>
              <table:table-cell office:value-type="float" office:value="0.965388">
                <text:p>0.965388</text:p>
              </table:table-cell>
              <table:table-cell office:value-type="float" office:value="0.986166">
                <text:p>0.986166</text:p>
              </table:table-cell>
              <table:table-cell office:value-type="float" office:value="0.986166">
                <text:p>0.986166</text:p>
              </table:table-cell>
              <table:table-cell office:value-type="float" office:value="0.92137">
                <text:p>0.921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21494">
                <text:p>0.921494</text:p>
              </table:table-cell>
              <table:table-cell office:value-type="float" office:value="0.921494">
                <text:p>0.921494</text:p>
              </table:table-cell>
              <table:table-cell office:value-type="float" office:value="0.921494">
                <text:p>0.921494</text:p>
              </table:table-cell>
              <table:table-cell office:value-type="float" office:value="0.962774">
                <text:p>0.962774</text:p>
              </table:table-cell>
              <table:table-cell office:value-type="float" office:value="0.962774">
                <text:p>0.962774</text:p>
              </table:table-cell>
              <table:table-cell office:value-type="float" office:value="0.975649">
                <text:p>0.975649</text:p>
              </table:table-cell>
              <table:table-cell office:value-type="float" office:value="0.975649">
                <text:p>0.975649</text:p>
              </table:table-cell>
              <table:table-cell office:value-type="float" office:value="0.953218">
                <text:p>0.953218</text:p>
              </table:table-cell>
              <table:table-cell office:value-type="float" office:value="0.953218">
                <text:p>0.953218</text:p>
              </table:table-cell>
              <table:table-cell office:value-type="float" office:value="0.953218">
                <text:p>0.953218</text:p>
              </table:table-cell>
              <table:table-cell office:value-type="float" office:value="0.92465">
                <text:p>0.92465</text:p>
              </table:table-cell>
              <table:table-cell office:value-type="float" office:value="0.92465">
                <text:p>0.92465</text:p>
              </table:table-cell>
              <table:table-cell office:value-type="float" office:value="0.941408">
                <text:p>0.941408</text:p>
              </table:table-cell>
              <table:table-cell office:value-type="float" office:value="0.941408">
                <text:p>0.941408</text:p>
              </table:table-cell>
              <table:table-cell office:value-type="float" office:value="0.941408">
                <text:p>0.941408</text:p>
              </table:table-cell>
              <table:table-cell office:value-type="float" office:value="0.926902">
                <text:p>0.926902</text:p>
              </table:table-cell>
              <table:table-cell office:value-type="float" office:value="0.926902">
                <text:p>0.926902</text:p>
              </table:table-cell>
              <table:table-cell office:value-type="float" office:value="0.96698">
                <text:p>0.96698</text:p>
              </table:table-cell>
              <table:table-cell office:value-type="float" office:value="0.96698">
                <text:p>0.96698</text:p>
              </table:table-cell>
              <table:table-cell office:value-type="float" office:value="0.96698">
                <text:p>0.96698</text:p>
              </table:table-cell>
              <table:table-cell office:value-type="float" office:value="0.944322">
                <text:p>0.944322</text:p>
              </table:table-cell>
              <table:table-cell office:value-type="float" office:value="0.944322">
                <text:p>0.944322</text:p>
              </table:table-cell>
              <table:table-cell office:value-type="float" office:value="0.94173">
                <text:p>0.94173</text:p>
              </table:table-cell>
              <table:table-cell office:value-type="float" office:value="0.94173">
                <text:p>0.94173</text:p>
              </table:table-cell>
              <table:table-cell office:value-type="float" office:value="0.94173">
                <text:p>0.94173</text:p>
              </table:table-cell>
              <table:table-cell office:value-type="float" office:value="0.960694">
                <text:p>0.960694</text:p>
              </table:table-cell>
              <table:table-cell office:value-type="float" office:value="0.960694">
                <text:p>0.960694</text:p>
              </table:table-cell>
              <table:table-cell office:value-type="float" office:value="0.986193">
                <text:p>0.986193</text:p>
              </table:table-cell>
              <table:table-cell office:value-type="float" office:value="0.986193">
                <text:p>0.986193</text:p>
              </table:table-cell>
              <table:table-cell office:value-type="float" office:value="0.924038">
                <text:p>0.9240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23046">
                <text:p>0.923046</text:p>
              </table:table-cell>
              <table:table-cell office:value-type="float" office:value="0.923046">
                <text:p>0.923046</text:p>
              </table:table-cell>
              <table:table-cell office:value-type="float" office:value="0.923046">
                <text:p>0.923046</text:p>
              </table:table-cell>
              <table:table-cell office:value-type="float" office:value="0.964597">
                <text:p>0.964597</text:p>
              </table:table-cell>
              <table:table-cell office:value-type="float" office:value="0.964597">
                <text:p>0.964597</text:p>
              </table:table-cell>
              <table:table-cell office:value-type="float" office:value="0.969862">
                <text:p>0.969862</text:p>
              </table:table-cell>
              <table:table-cell office:value-type="float" office:value="0.969862">
                <text:p>0.969862</text:p>
              </table:table-cell>
              <table:table-cell office:value-type="float" office:value="0.956664">
                <text:p>0.956664</text:p>
              </table:table-cell>
              <table:table-cell office:value-type="float" office:value="0.956664">
                <text:p>0.956664</text:p>
              </table:table-cell>
              <table:table-cell office:value-type="float" office:value="0.956664">
                <text:p>0.956664</text:p>
              </table:table-cell>
              <table:table-cell office:value-type="float" office:value="0.925251">
                <text:p>0.925251</text:p>
              </table:table-cell>
              <table:table-cell office:value-type="float" office:value="0.925251">
                <text:p>0.925251</text:p>
              </table:table-cell>
              <table:table-cell office:value-type="float" office:value="0.939115">
                <text:p>0.939115</text:p>
              </table:table-cell>
              <table:table-cell office:value-type="float" office:value="0.939115">
                <text:p>0.939115</text:p>
              </table:table-cell>
              <table:table-cell office:value-type="float" office:value="0.939115">
                <text:p>0.939115</text:p>
              </table:table-cell>
              <table:table-cell office:value-type="float" office:value="0.92812">
                <text:p>0.92812</text:p>
              </table:table-cell>
              <table:table-cell office:value-type="float" office:value="0.92812">
                <text:p>0.92812</text:p>
              </table:table-cell>
              <table:table-cell office:value-type="float" office:value="0.964815">
                <text:p>0.964815</text:p>
              </table:table-cell>
              <table:table-cell office:value-type="float" office:value="0.964815">
                <text:p>0.964815</text:p>
              </table:table-cell>
              <table:table-cell office:value-type="float" office:value="0.964815">
                <text:p>0.964815</text:p>
              </table:table-cell>
              <table:table-cell office:value-type="float" office:value="0.943672">
                <text:p>0.943672</text:p>
              </table:table-cell>
              <table:table-cell office:value-type="float" office:value="0.943672">
                <text:p>0.943672</text:p>
              </table:table-cell>
              <table:table-cell office:value-type="float" office:value="0.941958">
                <text:p>0.941958</text:p>
              </table:table-cell>
              <table:table-cell office:value-type="float" office:value="0.941958">
                <text:p>0.941958</text:p>
              </table:table-cell>
              <table:table-cell office:value-type="float" office:value="0.941958">
                <text:p>0.941958</text:p>
              </table:table-cell>
              <table:table-cell office:value-type="float" office:value="0.961748">
                <text:p>0.961748</text:p>
              </table:table-cell>
              <table:table-cell office:value-type="float" office:value="0.961748">
                <text:p>0.961748</text:p>
              </table:table-cell>
              <table:table-cell office:value-type="float" office:value="0.986818">
                <text:p>0.986818</text:p>
              </table:table-cell>
              <table:table-cell office:value-type="float" office:value="0.986818">
                <text:p>0.986818</text:p>
              </table:table-cell>
              <table:table-cell office:value-type="float" office:value="0.924572">
                <text:p>0.9245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26034">
                <text:p>0.926034</text:p>
              </table:table-cell>
              <table:table-cell office:value-type="float" office:value="0.926034">
                <text:p>0.926034</text:p>
              </table:table-cell>
              <table:table-cell office:value-type="float" office:value="0.926034">
                <text:p>0.926034</text:p>
              </table:table-cell>
              <table:table-cell office:value-type="float" office:value="0.968272">
                <text:p>0.968272</text:p>
              </table:table-cell>
              <table:table-cell office:value-type="float" office:value="0.968272">
                <text:p>0.968272</text:p>
              </table:table-cell>
              <table:table-cell office:value-type="float" office:value="0.969658">
                <text:p>0.969658</text:p>
              </table:table-cell>
              <table:table-cell office:value-type="float" office:value="0.969658">
                <text:p>0.969658</text:p>
              </table:table-cell>
              <table:table-cell office:value-type="float" office:value="0.951189">
                <text:p>0.951189</text:p>
              </table:table-cell>
              <table:table-cell office:value-type="float" office:value="0.951189">
                <text:p>0.951189</text:p>
              </table:table-cell>
              <table:table-cell office:value-type="float" office:value="0.951189">
                <text:p>0.951189</text:p>
              </table:table-cell>
              <table:table-cell office:value-type="float" office:value="0.924407">
                <text:p>0.924407</text:p>
              </table:table-cell>
              <table:table-cell office:value-type="float" office:value="0.924407">
                <text:p>0.924407</text:p>
              </table:table-cell>
              <table:table-cell office:value-type="float" office:value="0.934546">
                <text:p>0.934546</text:p>
              </table:table-cell>
              <table:table-cell office:value-type="float" office:value="0.934546">
                <text:p>0.934546</text:p>
              </table:table-cell>
              <table:table-cell office:value-type="float" office:value="0.934546">
                <text:p>0.934546</text:p>
              </table:table-cell>
              <table:table-cell office:value-type="float" office:value="0.926146">
                <text:p>0.926146</text:p>
              </table:table-cell>
              <table:table-cell office:value-type="float" office:value="0.926146">
                <text:p>0.926146</text:p>
              </table:table-cell>
              <table:table-cell office:value-type="float" office:value="0.964002">
                <text:p>0.964002</text:p>
              </table:table-cell>
              <table:table-cell office:value-type="float" office:value="0.964002">
                <text:p>0.964002</text:p>
              </table:table-cell>
              <table:table-cell office:value-type="float" office:value="0.964002">
                <text:p>0.964002</text:p>
              </table:table-cell>
              <table:table-cell office:value-type="float" office:value="0.939037">
                <text:p>0.939037</text:p>
              </table:table-cell>
              <table:table-cell office:value-type="float" office:value="0.939037">
                <text:p>0.939037</text:p>
              </table:table-cell>
              <table:table-cell office:value-type="float" office:value="0.947375">
                <text:p>0.947375</text:p>
              </table:table-cell>
              <table:table-cell office:value-type="float" office:value="0.947375">
                <text:p>0.947375</text:p>
              </table:table-cell>
              <table:table-cell office:value-type="float" office:value="0.947375">
                <text:p>0.947375</text:p>
              </table:table-cell>
              <table:table-cell office:value-type="float" office:value="0.964667">
                <text:p>0.964667</text:p>
              </table:table-cell>
              <table:table-cell office:value-type="float" office:value="0.964667">
                <text:p>0.964667</text:p>
              </table:table-cell>
              <table:table-cell office:value-type="float" office:value="0.984434">
                <text:p>0.984434</text:p>
              </table:table-cell>
              <table:table-cell office:value-type="float" office:value="0.984434">
                <text:p>0.984434</text:p>
              </table:table-cell>
              <table:table-cell office:value-type="float" office:value="0.92627">
                <text:p>0.926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1075">
                <text:p>0.931075</text:p>
              </table:table-cell>
              <table:table-cell office:value-type="float" office:value="0.931075">
                <text:p>0.931075</text:p>
              </table:table-cell>
              <table:table-cell office:value-type="float" office:value="0.931075">
                <text:p>0.931075</text:p>
              </table:table-cell>
              <table:table-cell office:value-type="float" office:value="0.965426">
                <text:p>0.965426</text:p>
              </table:table-cell>
              <table:table-cell office:value-type="float" office:value="0.965426">
                <text:p>0.965426</text:p>
              </table:table-cell>
              <table:table-cell office:value-type="float" office:value="0.972515">
                <text:p>0.972515</text:p>
              </table:table-cell>
              <table:table-cell office:value-type="float" office:value="0.972515">
                <text:p>0.972515</text:p>
              </table:table-cell>
              <table:table-cell office:value-type="float" office:value="0.953505">
                <text:p>0.953505</text:p>
              </table:table-cell>
              <table:table-cell office:value-type="float" office:value="0.953505">
                <text:p>0.953505</text:p>
              </table:table-cell>
              <table:table-cell office:value-type="float" office:value="0.953505">
                <text:p>0.953505</text:p>
              </table:table-cell>
              <table:table-cell office:value-type="float" office:value="0.923796">
                <text:p>0.923796</text:p>
              </table:table-cell>
              <table:table-cell office:value-type="float" office:value="0.923796">
                <text:p>0.923796</text:p>
              </table:table-cell>
              <table:table-cell office:value-type="float" office:value="0.93177">
                <text:p>0.93177</text:p>
              </table:table-cell>
              <table:table-cell office:value-type="float" office:value="0.93177">
                <text:p>0.93177</text:p>
              </table:table-cell>
              <table:table-cell office:value-type="float" office:value="0.93177">
                <text:p>0.93177</text:p>
              </table:table-cell>
              <table:table-cell office:value-type="float" office:value="0.927372">
                <text:p>0.927372</text:p>
              </table:table-cell>
              <table:table-cell office:value-type="float" office:value="0.927372">
                <text:p>0.927372</text:p>
              </table:table-cell>
              <table:table-cell office:value-type="float" office:value="0.965509">
                <text:p>0.965509</text:p>
              </table:table-cell>
              <table:table-cell office:value-type="float" office:value="0.965509">
                <text:p>0.965509</text:p>
              </table:table-cell>
              <table:table-cell office:value-type="float" office:value="0.965509">
                <text:p>0.965509</text:p>
              </table:table-cell>
              <table:table-cell office:value-type="float" office:value="0.937197">
                <text:p>0.937197</text:p>
              </table:table-cell>
              <table:table-cell office:value-type="float" office:value="0.937197">
                <text:p>0.937197</text:p>
              </table:table-cell>
              <table:table-cell office:value-type="float" office:value="0.946774">
                <text:p>0.946774</text:p>
              </table:table-cell>
              <table:table-cell office:value-type="float" office:value="0.946774">
                <text:p>0.946774</text:p>
              </table:table-cell>
              <table:table-cell office:value-type="float" office:value="0.946774">
                <text:p>0.946774</text:p>
              </table:table-cell>
              <table:table-cell office:value-type="float" office:value="0.96948">
                <text:p>0.96948</text:p>
              </table:table-cell>
              <table:table-cell office:value-type="float" office:value="0.96948">
                <text:p>0.96948</text:p>
              </table:table-cell>
              <table:table-cell office:value-type="float" office:value="0.984246">
                <text:p>0.984246</text:p>
              </table:table-cell>
              <table:table-cell office:value-type="float" office:value="0.984246">
                <text:p>0.984246</text:p>
              </table:table-cell>
              <table:table-cell office:value-type="float" office:value="0.922274">
                <text:p>0.922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2242">
                <text:p>0.932242</text:p>
              </table:table-cell>
              <table:table-cell office:value-type="float" office:value="0.932242">
                <text:p>0.932242</text:p>
              </table:table-cell>
              <table:table-cell office:value-type="float" office:value="0.932242">
                <text:p>0.932242</text:p>
              </table:table-cell>
              <table:table-cell office:value-type="float" office:value="0.964985">
                <text:p>0.964985</text:p>
              </table:table-cell>
              <table:table-cell office:value-type="float" office:value="0.964985">
                <text:p>0.964985</text:p>
              </table:table-cell>
              <table:table-cell office:value-type="float" office:value="0.970169">
                <text:p>0.970169</text:p>
              </table:table-cell>
              <table:table-cell office:value-type="float" office:value="0.970169">
                <text:p>0.970169</text:p>
              </table:table-cell>
              <table:table-cell office:value-type="float" office:value="0.96155">
                <text:p>0.96155</text:p>
              </table:table-cell>
              <table:table-cell office:value-type="float" office:value="0.96155">
                <text:p>0.96155</text:p>
              </table:table-cell>
              <table:table-cell office:value-type="float" office:value="0.96155">
                <text:p>0.96155</text:p>
              </table:table-cell>
              <table:table-cell office:value-type="float" office:value="0.924747">
                <text:p>0.924747</text:p>
              </table:table-cell>
              <table:table-cell office:value-type="float" office:value="0.924747">
                <text:p>0.924747</text:p>
              </table:table-cell>
              <table:table-cell office:value-type="float" office:value="0.93346">
                <text:p>0.93346</text:p>
              </table:table-cell>
              <table:table-cell office:value-type="float" office:value="0.93346">
                <text:p>0.93346</text:p>
              </table:table-cell>
              <table:table-cell office:value-type="float" office:value="0.93346">
                <text:p>0.93346</text:p>
              </table:table-cell>
              <table:table-cell office:value-type="float" office:value="0.924743">
                <text:p>0.924743</text:p>
              </table:table-cell>
              <table:table-cell office:value-type="float" office:value="0.924743">
                <text:p>0.924743</text:p>
              </table:table-cell>
              <table:table-cell office:value-type="float" office:value="0.970436">
                <text:p>0.970436</text:p>
              </table:table-cell>
              <table:table-cell office:value-type="float" office:value="0.970436">
                <text:p>0.970436</text:p>
              </table:table-cell>
              <table:table-cell office:value-type="float" office:value="0.970436">
                <text:p>0.970436</text:p>
              </table:table-cell>
              <table:table-cell office:value-type="float" office:value="0.940175">
                <text:p>0.940175</text:p>
              </table:table-cell>
              <table:table-cell office:value-type="float" office:value="0.940175">
                <text:p>0.940175</text:p>
              </table:table-cell>
              <table:table-cell office:value-type="float" office:value="0.943203">
                <text:p>0.943203</text:p>
              </table:table-cell>
              <table:table-cell office:value-type="float" office:value="0.943203">
                <text:p>0.943203</text:p>
              </table:table-cell>
              <table:table-cell office:value-type="float" office:value="0.943203">
                <text:p>0.943203</text:p>
              </table:table-cell>
              <table:table-cell office:value-type="float" office:value="0.971506">
                <text:p>0.971506</text:p>
              </table:table-cell>
              <table:table-cell office:value-type="float" office:value="0.971506">
                <text:p>0.971506</text:p>
              </table:table-cell>
              <table:table-cell office:value-type="float" office:value="0.98314">
                <text:p>0.98314</text:p>
              </table:table-cell>
              <table:table-cell office:value-type="float" office:value="0.98314">
                <text:p>0.98314</text:p>
              </table:table-cell>
              <table:table-cell office:value-type="float" office:value="0.919285">
                <text:p>0.9192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3054">
                <text:p>0.933054</text:p>
              </table:table-cell>
              <table:table-cell office:value-type="float" office:value="0.933054">
                <text:p>0.933054</text:p>
              </table:table-cell>
              <table:table-cell office:value-type="float" office:value="0.933054">
                <text:p>0.933054</text:p>
              </table:table-cell>
              <table:table-cell office:value-type="float" office:value="0.962481">
                <text:p>0.962481</text:p>
              </table:table-cell>
              <table:table-cell office:value-type="float" office:value="0.962481">
                <text:p>0.962481</text:p>
              </table:table-cell>
              <table:table-cell office:value-type="float" office:value="0.966142">
                <text:p>0.966142</text:p>
              </table:table-cell>
              <table:table-cell office:value-type="float" office:value="0.966142">
                <text:p>0.966142</text:p>
              </table:table-cell>
              <table:table-cell office:value-type="float" office:value="0.960634">
                <text:p>0.960634</text:p>
              </table:table-cell>
              <table:table-cell office:value-type="float" office:value="0.960634">
                <text:p>0.960634</text:p>
              </table:table-cell>
              <table:table-cell office:value-type="float" office:value="0.960634">
                <text:p>0.960634</text:p>
              </table:table-cell>
              <table:table-cell office:value-type="float" office:value="0.927987">
                <text:p>0.927987</text:p>
              </table:table-cell>
              <table:table-cell office:value-type="float" office:value="0.927987">
                <text:p>0.927987</text:p>
              </table:table-cell>
              <table:table-cell office:value-type="float" office:value="0.932357">
                <text:p>0.932357</text:p>
              </table:table-cell>
              <table:table-cell office:value-type="float" office:value="0.932357">
                <text:p>0.932357</text:p>
              </table:table-cell>
              <table:table-cell office:value-type="float" office:value="0.932357">
                <text:p>0.932357</text:p>
              </table:table-cell>
              <table:table-cell office:value-type="float" office:value="0.931986">
                <text:p>0.931986</text:p>
              </table:table-cell>
              <table:table-cell office:value-type="float" office:value="0.931986">
                <text:p>0.931986</text:p>
              </table:table-cell>
              <table:table-cell office:value-type="float" office:value="0.96735">
                <text:p>0.96735</text:p>
              </table:table-cell>
              <table:table-cell office:value-type="float" office:value="0.96735">
                <text:p>0.96735</text:p>
              </table:table-cell>
              <table:table-cell office:value-type="float" office:value="0.96735">
                <text:p>0.96735</text:p>
              </table:table-cell>
              <table:table-cell office:value-type="float" office:value="0.941486">
                <text:p>0.941486</text:p>
              </table:table-cell>
              <table:table-cell office:value-type="float" office:value="0.941486">
                <text:p>0.941486</text:p>
              </table:table-cell>
              <table:table-cell office:value-type="float" office:value="0.946558">
                <text:p>0.946558</text:p>
              </table:table-cell>
              <table:table-cell office:value-type="float" office:value="0.946558">
                <text:p>0.946558</text:p>
              </table:table-cell>
              <table:table-cell office:value-type="float" office:value="0.946558">
                <text:p>0.946558</text:p>
              </table:table-cell>
              <table:table-cell office:value-type="float" office:value="0.969539">
                <text:p>0.969539</text:p>
              </table:table-cell>
              <table:table-cell office:value-type="float" office:value="0.969539">
                <text:p>0.969539</text:p>
              </table:table-cell>
              <table:table-cell office:value-type="float" office:value="0.983364">
                <text:p>0.983364</text:p>
              </table:table-cell>
              <table:table-cell office:value-type="float" office:value="0.983364">
                <text:p>0.983364</text:p>
              </table:table-cell>
              <table:table-cell office:value-type="float" office:value="0.918701">
                <text:p>0.9187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5005">
                <text:p>0.935005</text:p>
              </table:table-cell>
              <table:table-cell office:value-type="float" office:value="0.935005">
                <text:p>0.935005</text:p>
              </table:table-cell>
              <table:table-cell office:value-type="float" office:value="0.935005">
                <text:p>0.935005</text:p>
              </table:table-cell>
              <table:table-cell office:value-type="float" office:value="0.958681">
                <text:p>0.958681</text:p>
              </table:table-cell>
              <table:table-cell office:value-type="float" office:value="0.958681">
                <text:p>0.958681</text:p>
              </table:table-cell>
              <table:table-cell office:value-type="float" office:value="0.963073">
                <text:p>0.963073</text:p>
              </table:table-cell>
              <table:table-cell office:value-type="float" office:value="0.963073">
                <text:p>0.963073</text:p>
              </table:table-cell>
              <table:table-cell office:value-type="float" office:value="0.9678">
                <text:p>0.9678</text:p>
              </table:table-cell>
              <table:table-cell office:value-type="float" office:value="0.9678">
                <text:p>0.9678</text:p>
              </table:table-cell>
              <table:table-cell office:value-type="float" office:value="0.9678">
                <text:p>0.9678</text:p>
              </table:table-cell>
              <table:table-cell office:value-type="float" office:value="0.928678">
                <text:p>0.928678</text:p>
              </table:table-cell>
              <table:table-cell office:value-type="float" office:value="0.928678">
                <text:p>0.928678</text:p>
              </table:table-cell>
              <table:table-cell office:value-type="float" office:value="0.930457">
                <text:p>0.930457</text:p>
              </table:table-cell>
              <table:table-cell office:value-type="float" office:value="0.930457">
                <text:p>0.930457</text:p>
              </table:table-cell>
              <table:table-cell office:value-type="float" office:value="0.930457">
                <text:p>0.930457</text:p>
              </table:table-cell>
              <table:table-cell office:value-type="float" office:value="0.927414">
                <text:p>0.927414</text:p>
              </table:table-cell>
              <table:table-cell office:value-type="float" office:value="0.927414">
                <text:p>0.927414</text:p>
              </table:table-cell>
              <table:table-cell office:value-type="float" office:value="0.970305">
                <text:p>0.970305</text:p>
              </table:table-cell>
              <table:table-cell office:value-type="float" office:value="0.970305">
                <text:p>0.970305</text:p>
              </table:table-cell>
              <table:table-cell office:value-type="float" office:value="0.970305">
                <text:p>0.970305</text:p>
              </table:table-cell>
              <table:table-cell office:value-type="float" office:value="0.937745">
                <text:p>0.937745</text:p>
              </table:table-cell>
              <table:table-cell office:value-type="float" office:value="0.937745">
                <text:p>0.937745</text:p>
              </table:table-cell>
              <table:table-cell office:value-type="float" office:value="0.945645">
                <text:p>0.945645</text:p>
              </table:table-cell>
              <table:table-cell office:value-type="float" office:value="0.945645">
                <text:p>0.945645</text:p>
              </table:table-cell>
              <table:table-cell office:value-type="float" office:value="0.945645">
                <text:p>0.945645</text:p>
              </table:table-cell>
              <table:table-cell office:value-type="float" office:value="0.973208">
                <text:p>0.973208</text:p>
              </table:table-cell>
              <table:table-cell office:value-type="float" office:value="0.973208">
                <text:p>0.973208</text:p>
              </table:table-cell>
              <table:table-cell office:value-type="float" office:value="0.980589">
                <text:p>0.980589</text:p>
              </table:table-cell>
              <table:table-cell office:value-type="float" office:value="0.980589">
                <text:p>0.980589</text:p>
              </table:table-cell>
              <table:table-cell office:value-type="float" office:value="0.915873">
                <text:p>0.915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8004">
                <text:p>0.938004</text:p>
              </table:table-cell>
              <table:table-cell office:value-type="float" office:value="0.938004">
                <text:p>0.938004</text:p>
              </table:table-cell>
              <table:table-cell office:value-type="float" office:value="0.938004">
                <text:p>0.938004</text:p>
              </table:table-cell>
              <table:table-cell office:value-type="float" office:value="0.960832">
                <text:p>0.960832</text:p>
              </table:table-cell>
              <table:table-cell office:value-type="float" office:value="0.960832">
                <text:p>0.960832</text:p>
              </table:table-cell>
              <table:table-cell office:value-type="float" office:value="0.964147">
                <text:p>0.964147</text:p>
              </table:table-cell>
              <table:table-cell office:value-type="float" office:value="0.964147">
                <text:p>0.964147</text:p>
              </table:table-cell>
              <table:table-cell office:value-type="float" office:value="0.974201">
                <text:p>0.974201</text:p>
              </table:table-cell>
              <table:table-cell office:value-type="float" office:value="0.974201">
                <text:p>0.974201</text:p>
              </table:table-cell>
              <table:table-cell office:value-type="float" office:value="0.974201">
                <text:p>0.974201</text:p>
              </table:table-cell>
              <table:table-cell office:value-type="float" office:value="0.926798">
                <text:p>0.926798</text:p>
              </table:table-cell>
              <table:table-cell office:value-type="float" office:value="0.926798">
                <text:p>0.926798</text:p>
              </table:table-cell>
              <table:table-cell office:value-type="float" office:value="0.930995">
                <text:p>0.930995</text:p>
              </table:table-cell>
              <table:table-cell office:value-type="float" office:value="0.930995">
                <text:p>0.930995</text:p>
              </table:table-cell>
              <table:table-cell office:value-type="float" office:value="0.930995">
                <text:p>0.930995</text:p>
              </table:table-cell>
              <table:table-cell office:value-type="float" office:value="0.926875">
                <text:p>0.926875</text:p>
              </table:table-cell>
              <table:table-cell office:value-type="float" office:value="0.926875">
                <text:p>0.926875</text:p>
              </table:table-cell>
              <table:table-cell office:value-type="float" office:value="0.969894">
                <text:p>0.969894</text:p>
              </table:table-cell>
              <table:table-cell office:value-type="float" office:value="0.969894">
                <text:p>0.969894</text:p>
              </table:table-cell>
              <table:table-cell office:value-type="float" office:value="0.969894">
                <text:p>0.969894</text:p>
              </table:table-cell>
              <table:table-cell office:value-type="float" office:value="0.937565">
                <text:p>0.937565</text:p>
              </table:table-cell>
              <table:table-cell office:value-type="float" office:value="0.937565">
                <text:p>0.937565</text:p>
              </table:table-cell>
              <table:table-cell office:value-type="float" office:value="0.941081">
                <text:p>0.941081</text:p>
              </table:table-cell>
              <table:table-cell office:value-type="float" office:value="0.941081">
                <text:p>0.941081</text:p>
              </table:table-cell>
              <table:table-cell office:value-type="float" office:value="0.941081">
                <text:p>0.941081</text:p>
              </table:table-cell>
              <table:table-cell office:value-type="float" office:value="0.970369">
                <text:p>0.970369</text:p>
              </table:table-cell>
              <table:table-cell office:value-type="float" office:value="0.970369">
                <text:p>0.970369</text:p>
              </table:table-cell>
              <table:table-cell office:value-type="float" office:value="0.983702">
                <text:p>0.983702</text:p>
              </table:table-cell>
              <table:table-cell office:value-type="float" office:value="0.983702">
                <text:p>0.983702</text:p>
              </table:table-cell>
              <table:table-cell office:value-type="float" office:value="0.91811">
                <text:p>0.918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4085">
                <text:p>0.934085</text:p>
              </table:table-cell>
              <table:table-cell office:value-type="float" office:value="0.934085">
                <text:p>0.934085</text:p>
              </table:table-cell>
              <table:table-cell office:value-type="float" office:value="0.934085">
                <text:p>0.934085</text:p>
              </table:table-cell>
              <table:table-cell office:value-type="float" office:value="0.95677">
                <text:p>0.95677</text:p>
              </table:table-cell>
              <table:table-cell office:value-type="float" office:value="0.95677">
                <text:p>0.95677</text:p>
              </table:table-cell>
              <table:table-cell office:value-type="float" office:value="0.962542">
                <text:p>0.962542</text:p>
              </table:table-cell>
              <table:table-cell office:value-type="float" office:value="0.962542">
                <text:p>0.962542</text:p>
              </table:table-cell>
              <table:table-cell office:value-type="float" office:value="0.972036">
                <text:p>0.972036</text:p>
              </table:table-cell>
              <table:table-cell office:value-type="float" office:value="0.972036">
                <text:p>0.972036</text:p>
              </table:table-cell>
              <table:table-cell office:value-type="float" office:value="0.972036">
                <text:p>0.972036</text:p>
              </table:table-cell>
              <table:table-cell office:value-type="float" office:value="0.923021">
                <text:p>0.923021</text:p>
              </table:table-cell>
              <table:table-cell office:value-type="float" office:value="0.923021">
                <text:p>0.923021</text:p>
              </table:table-cell>
              <table:table-cell office:value-type="float" office:value="0.930226">
                <text:p>0.930226</text:p>
              </table:table-cell>
              <table:table-cell office:value-type="float" office:value="0.930226">
                <text:p>0.930226</text:p>
              </table:table-cell>
              <table:table-cell office:value-type="float" office:value="0.930226">
                <text:p>0.930226</text:p>
              </table:table-cell>
              <table:table-cell office:value-type="float" office:value="0.929438">
                <text:p>0.929438</text:p>
              </table:table-cell>
              <table:table-cell office:value-type="float" office:value="0.929438">
                <text:p>0.929438</text:p>
              </table:table-cell>
              <table:table-cell office:value-type="float" office:value="0.968754">
                <text:p>0.968754</text:p>
              </table:table-cell>
              <table:table-cell office:value-type="float" office:value="0.968754">
                <text:p>0.968754</text:p>
              </table:table-cell>
              <table:table-cell office:value-type="float" office:value="0.968754">
                <text:p>0.968754</text:p>
              </table:table-cell>
              <table:table-cell office:value-type="float" office:value="0.939007">
                <text:p>0.939007</text:p>
              </table:table-cell>
              <table:table-cell office:value-type="float" office:value="0.939007">
                <text:p>0.939007</text:p>
              </table:table-cell>
              <table:table-cell office:value-type="float" office:value="0.940736">
                <text:p>0.940736</text:p>
              </table:table-cell>
              <table:table-cell office:value-type="float" office:value="0.940736">
                <text:p>0.940736</text:p>
              </table:table-cell>
              <table:table-cell office:value-type="float" office:value="0.940736">
                <text:p>0.940736</text:p>
              </table:table-cell>
              <table:table-cell office:value-type="float" office:value="0.96578">
                <text:p>0.96578</text:p>
              </table:table-cell>
              <table:table-cell office:value-type="float" office:value="0.96578">
                <text:p>0.96578</text:p>
              </table:table-cell>
              <table:table-cell office:value-type="float" office:value="0.98513">
                <text:p>0.98513</text:p>
              </table:table-cell>
              <table:table-cell office:value-type="float" office:value="0.98513">
                <text:p>0.98513</text:p>
              </table:table-cell>
              <table:table-cell office:value-type="float" office:value="0.923337">
                <text:p>0.923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5333">
                <text:p>0.935333</text:p>
              </table:table-cell>
              <table:table-cell office:value-type="float" office:value="0.935333">
                <text:p>0.935333</text:p>
              </table:table-cell>
              <table:table-cell office:value-type="float" office:value="0.935333">
                <text:p>0.935333</text:p>
              </table:table-cell>
              <table:table-cell office:value-type="float" office:value="0.954349">
                <text:p>0.954349</text:p>
              </table:table-cell>
              <table:table-cell office:value-type="float" office:value="0.954349">
                <text:p>0.954349</text:p>
              </table:table-cell>
              <table:table-cell office:value-type="float" office:value="0.963558">
                <text:p>0.963558</text:p>
              </table:table-cell>
              <table:table-cell office:value-type="float" office:value="0.963558">
                <text:p>0.963558</text:p>
              </table:table-cell>
              <table:table-cell office:value-type="float" office:value="0.972729">
                <text:p>0.972729</text:p>
              </table:table-cell>
              <table:table-cell office:value-type="float" office:value="0.972729">
                <text:p>0.972729</text:p>
              </table:table-cell>
              <table:table-cell office:value-type="float" office:value="0.972729">
                <text:p>0.972729</text:p>
              </table:table-cell>
              <table:table-cell office:value-type="float" office:value="0.929544">
                <text:p>0.929544</text:p>
              </table:table-cell>
              <table:table-cell office:value-type="float" office:value="0.929544">
                <text:p>0.929544</text:p>
              </table:table-cell>
              <table:table-cell office:value-type="float" office:value="0.92727">
                <text:p>0.92727</text:p>
              </table:table-cell>
              <table:table-cell office:value-type="float" office:value="0.92727">
                <text:p>0.92727</text:p>
              </table:table-cell>
              <table:table-cell office:value-type="float" office:value="0.92727">
                <text:p>0.92727</text:p>
              </table:table-cell>
              <table:table-cell office:value-type="float" office:value="0.934945">
                <text:p>0.934945</text:p>
              </table:table-cell>
              <table:table-cell office:value-type="float" office:value="0.934945">
                <text:p>0.934945</text:p>
              </table:table-cell>
              <table:table-cell office:value-type="float" office:value="0.96913">
                <text:p>0.96913</text:p>
              </table:table-cell>
              <table:table-cell office:value-type="float" office:value="0.96913">
                <text:p>0.96913</text:p>
              </table:table-cell>
              <table:table-cell office:value-type="float" office:value="0.96913">
                <text:p>0.96913</text:p>
              </table:table-cell>
              <table:table-cell office:value-type="float" office:value="0.938103">
                <text:p>0.938103</text:p>
              </table:table-cell>
              <table:table-cell office:value-type="float" office:value="0.938103">
                <text:p>0.938103</text:p>
              </table:table-cell>
              <table:table-cell office:value-type="float" office:value="0.941322">
                <text:p>0.941322</text:p>
              </table:table-cell>
              <table:table-cell office:value-type="float" office:value="0.941322">
                <text:p>0.941322</text:p>
              </table:table-cell>
              <table:table-cell office:value-type="float" office:value="0.941322">
                <text:p>0.941322</text:p>
              </table:table-cell>
              <table:table-cell office:value-type="float" office:value="0.966952">
                <text:p>0.966952</text:p>
              </table:table-cell>
              <table:table-cell office:value-type="float" office:value="0.966952">
                <text:p>0.966952</text:p>
              </table:table-cell>
              <table:table-cell office:value-type="float" office:value="0.983057">
                <text:p>0.983057</text:p>
              </table:table-cell>
              <table:table-cell office:value-type="float" office:value="0.983057">
                <text:p>0.983057</text:p>
              </table:table-cell>
              <table:table-cell office:value-type="float" office:value="0.925578">
                <text:p>0.9255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40377">
                <text:p>0.940377</text:p>
              </table:table-cell>
              <table:table-cell office:value-type="float" office:value="0.940377">
                <text:p>0.940377</text:p>
              </table:table-cell>
              <table:table-cell office:value-type="float" office:value="0.940377">
                <text:p>0.940377</text:p>
              </table:table-cell>
              <table:table-cell office:value-type="float" office:value="0.95205">
                <text:p>0.95205</text:p>
              </table:table-cell>
              <table:table-cell office:value-type="float" office:value="0.95205">
                <text:p>0.95205</text:p>
              </table:table-cell>
              <table:table-cell office:value-type="float" office:value="0.965559">
                <text:p>0.965559</text:p>
              </table:table-cell>
              <table:table-cell office:value-type="float" office:value="0.965559">
                <text:p>0.965559</text:p>
              </table:table-cell>
              <table:table-cell office:value-type="float" office:value="0.976442">
                <text:p>0.976442</text:p>
              </table:table-cell>
              <table:table-cell office:value-type="float" office:value="0.976442">
                <text:p>0.976442</text:p>
              </table:table-cell>
              <table:table-cell office:value-type="float" office:value="0.976442">
                <text:p>0.976442</text:p>
              </table:table-cell>
              <table:table-cell office:value-type="float" office:value="0.928416">
                <text:p>0.928416</text:p>
              </table:table-cell>
              <table:table-cell office:value-type="float" office:value="0.928416">
                <text:p>0.928416</text:p>
              </table:table-cell>
              <table:table-cell office:value-type="float" office:value="0.929226">
                <text:p>0.929226</text:p>
              </table:table-cell>
              <table:table-cell office:value-type="float" office:value="0.929226">
                <text:p>0.929226</text:p>
              </table:table-cell>
              <table:table-cell office:value-type="float" office:value="0.929226">
                <text:p>0.929226</text:p>
              </table:table-cell>
              <table:table-cell office:value-type="float" office:value="0.93337">
                <text:p>0.93337</text:p>
              </table:table-cell>
              <table:table-cell office:value-type="float" office:value="0.93337">
                <text:p>0.93337</text:p>
              </table:table-cell>
              <table:table-cell office:value-type="float" office:value="0.969399">
                <text:p>0.969399</text:p>
              </table:table-cell>
              <table:table-cell office:value-type="float" office:value="0.969399">
                <text:p>0.969399</text:p>
              </table:table-cell>
              <table:table-cell office:value-type="float" office:value="0.969399">
                <text:p>0.969399</text:p>
              </table:table-cell>
              <table:table-cell office:value-type="float" office:value="0.935523">
                <text:p>0.935523</text:p>
              </table:table-cell>
              <table:table-cell office:value-type="float" office:value="0.935523">
                <text:p>0.935523</text:p>
              </table:table-cell>
              <table:table-cell office:value-type="float" office:value="0.942823">
                <text:p>0.942823</text:p>
              </table:table-cell>
              <table:table-cell office:value-type="float" office:value="0.942823">
                <text:p>0.942823</text:p>
              </table:table-cell>
              <table:table-cell office:value-type="float" office:value="0.942823">
                <text:p>0.942823</text:p>
              </table:table-cell>
              <table:table-cell office:value-type="float" office:value="0.966086">
                <text:p>0.966086</text:p>
              </table:table-cell>
              <table:table-cell office:value-type="float" office:value="0.966086">
                <text:p>0.966086</text:p>
              </table:table-cell>
              <table:table-cell office:value-type="float" office:value="0.98088">
                <text:p>0.98088</text:p>
              </table:table-cell>
              <table:table-cell office:value-type="float" office:value="0.98088">
                <text:p>0.98088</text:p>
              </table:table-cell>
              <table:table-cell office:value-type="float" office:value="0.926144">
                <text:p>0.9261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7097">
                <text:p>0.937097</text:p>
              </table:table-cell>
              <table:table-cell office:value-type="float" office:value="0.937097">
                <text:p>0.937097</text:p>
              </table:table-cell>
              <table:table-cell office:value-type="float" office:value="0.937097">
                <text:p>0.937097</text:p>
              </table:table-cell>
              <table:table-cell office:value-type="float" office:value="0.95644">
                <text:p>0.95644</text:p>
              </table:table-cell>
              <table:table-cell office:value-type="float" office:value="0.95644">
                <text:p>0.95644</text:p>
              </table:table-cell>
              <table:table-cell office:value-type="float" office:value="0.964219">
                <text:p>0.964219</text:p>
              </table:table-cell>
              <table:table-cell office:value-type="float" office:value="0.964219">
                <text:p>0.964219</text:p>
              </table:table-cell>
              <table:table-cell office:value-type="float" office:value="0.975641">
                <text:p>0.975641</text:p>
              </table:table-cell>
              <table:table-cell office:value-type="float" office:value="0.975641">
                <text:p>0.975641</text:p>
              </table:table-cell>
              <table:table-cell office:value-type="float" office:value="0.975641">
                <text:p>0.975641</text:p>
              </table:table-cell>
              <table:table-cell office:value-type="float" office:value="0.93463">
                <text:p>0.93463</text:p>
              </table:table-cell>
              <table:table-cell office:value-type="float" office:value="0.93463">
                <text:p>0.93463</text:p>
              </table:table-cell>
              <table:table-cell office:value-type="float" office:value="0.92654">
                <text:p>0.92654</text:p>
              </table:table-cell>
              <table:table-cell office:value-type="float" office:value="0.92654">
                <text:p>0.92654</text:p>
              </table:table-cell>
              <table:table-cell office:value-type="float" office:value="0.92654">
                <text:p>0.92654</text:p>
              </table:table-cell>
              <table:table-cell office:value-type="float" office:value="0.93561">
                <text:p>0.93561</text:p>
              </table:table-cell>
              <table:table-cell office:value-type="float" office:value="0.93561">
                <text:p>0.93561</text:p>
              </table:table-cell>
              <table:table-cell office:value-type="float" office:value="0.969713">
                <text:p>0.969713</text:p>
              </table:table-cell>
              <table:table-cell office:value-type="float" office:value="0.969713">
                <text:p>0.969713</text:p>
              </table:table-cell>
              <table:table-cell office:value-type="float" office:value="0.969713">
                <text:p>0.969713</text:p>
              </table:table-cell>
              <table:table-cell office:value-type="float" office:value="0.935991">
                <text:p>0.935991</text:p>
              </table:table-cell>
              <table:table-cell office:value-type="float" office:value="0.935991">
                <text:p>0.935991</text:p>
              </table:table-cell>
              <table:table-cell office:value-type="float" office:value="0.940845">
                <text:p>0.940845</text:p>
              </table:table-cell>
              <table:table-cell office:value-type="float" office:value="0.940845">
                <text:p>0.940845</text:p>
              </table:table-cell>
              <table:table-cell office:value-type="float" office:value="0.940845">
                <text:p>0.940845</text:p>
              </table:table-cell>
              <table:table-cell office:value-type="float" office:value="0.961132">
                <text:p>0.961132</text:p>
              </table:table-cell>
              <table:table-cell office:value-type="float" office:value="0.961132">
                <text:p>0.961132</text:p>
              </table:table-cell>
              <table:table-cell office:value-type="float" office:value="0.978048">
                <text:p>0.978048</text:p>
              </table:table-cell>
              <table:table-cell office:value-type="float" office:value="0.978048">
                <text:p>0.978048</text:p>
              </table:table-cell>
              <table:table-cell office:value-type="float" office:value="0.924841">
                <text:p>0.9248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5148">
                <text:p>0.935148</text:p>
              </table:table-cell>
              <table:table-cell office:value-type="float" office:value="0.935148">
                <text:p>0.935148</text:p>
              </table:table-cell>
              <table:table-cell office:value-type="float" office:value="0.935148">
                <text:p>0.935148</text:p>
              </table:table-cell>
              <table:table-cell office:value-type="float" office:value="0.959741">
                <text:p>0.959741</text:p>
              </table:table-cell>
              <table:table-cell office:value-type="float" office:value="0.959741">
                <text:p>0.959741</text:p>
              </table:table-cell>
              <table:table-cell office:value-type="float" office:value="0.971055">
                <text:p>0.971055</text:p>
              </table:table-cell>
              <table:table-cell office:value-type="float" office:value="0.971055">
                <text:p>0.971055</text:p>
              </table:table-cell>
              <table:table-cell office:value-type="float" office:value="0.976586">
                <text:p>0.976586</text:p>
              </table:table-cell>
              <table:table-cell office:value-type="float" office:value="0.976586">
                <text:p>0.976586</text:p>
              </table:table-cell>
              <table:table-cell office:value-type="float" office:value="0.976586">
                <text:p>0.976586</text:p>
              </table:table-cell>
              <table:table-cell office:value-type="float" office:value="0.931638">
                <text:p>0.931638</text:p>
              </table:table-cell>
              <table:table-cell office:value-type="float" office:value="0.931638">
                <text:p>0.931638</text:p>
              </table:table-cell>
              <table:table-cell office:value-type="float" office:value="0.928885">
                <text:p>0.928885</text:p>
              </table:table-cell>
              <table:table-cell office:value-type="float" office:value="0.928885">
                <text:p>0.928885</text:p>
              </table:table-cell>
              <table:table-cell office:value-type="float" office:value="0.928885">
                <text:p>0.928885</text:p>
              </table:table-cell>
              <table:table-cell office:value-type="float" office:value="0.939402">
                <text:p>0.939402</text:p>
              </table:table-cell>
              <table:table-cell office:value-type="float" office:value="0.939402">
                <text:p>0.939402</text:p>
              </table:table-cell>
              <table:table-cell office:value-type="float" office:value="0.970674">
                <text:p>0.970674</text:p>
              </table:table-cell>
              <table:table-cell office:value-type="float" office:value="0.970674">
                <text:p>0.970674</text:p>
              </table:table-cell>
              <table:table-cell office:value-type="float" office:value="0.970674">
                <text:p>0.970674</text:p>
              </table:table-cell>
              <table:table-cell office:value-type="float" office:value="0.93565">
                <text:p>0.93565</text:p>
              </table:table-cell>
              <table:table-cell office:value-type="float" office:value="0.93565">
                <text:p>0.93565</text:p>
              </table:table-cell>
              <table:table-cell office:value-type="float" office:value="0.939016">
                <text:p>0.939016</text:p>
              </table:table-cell>
              <table:table-cell office:value-type="float" office:value="0.939016">
                <text:p>0.939016</text:p>
              </table:table-cell>
              <table:table-cell office:value-type="float" office:value="0.939016">
                <text:p>0.939016</text:p>
              </table:table-cell>
              <table:table-cell office:value-type="float" office:value="0.959226">
                <text:p>0.959226</text:p>
              </table:table-cell>
              <table:table-cell office:value-type="float" office:value="0.959226">
                <text:p>0.959226</text:p>
              </table:table-cell>
              <table:table-cell office:value-type="float" office:value="0.975065">
                <text:p>0.975065</text:p>
              </table:table-cell>
              <table:table-cell office:value-type="float" office:value="0.975065">
                <text:p>0.975065</text:p>
              </table:table-cell>
              <table:table-cell office:value-type="float" office:value="0.924108">
                <text:p>0.924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5871">
                <text:p>0.935871</text:p>
              </table:table-cell>
              <table:table-cell office:value-type="float" office:value="0.935871">
                <text:p>0.935871</text:p>
              </table:table-cell>
              <table:table-cell office:value-type="float" office:value="0.935871">
                <text:p>0.935871</text:p>
              </table:table-cell>
              <table:table-cell office:value-type="float" office:value="0.957783">
                <text:p>0.957783</text:p>
              </table:table-cell>
              <table:table-cell office:value-type="float" office:value="0.957783">
                <text:p>0.957783</text:p>
              </table:table-cell>
              <table:table-cell office:value-type="float" office:value="0.967446">
                <text:p>0.967446</text:p>
              </table:table-cell>
              <table:table-cell office:value-type="float" office:value="0.967446">
                <text:p>0.967446</text:p>
              </table:table-cell>
              <table:table-cell office:value-type="float" office:value="0.976312">
                <text:p>0.976312</text:p>
              </table:table-cell>
              <table:table-cell office:value-type="float" office:value="0.976312">
                <text:p>0.976312</text:p>
              </table:table-cell>
              <table:table-cell office:value-type="float" office:value="0.976312">
                <text:p>0.976312</text:p>
              </table:table-cell>
              <table:table-cell office:value-type="float" office:value="0.933538">
                <text:p>0.933538</text:p>
              </table:table-cell>
              <table:table-cell office:value-type="float" office:value="0.933538">
                <text:p>0.933538</text:p>
              </table:table-cell>
              <table:table-cell office:value-type="float" office:value="0.933595">
                <text:p>0.933595</text:p>
              </table:table-cell>
              <table:table-cell office:value-type="float" office:value="0.933595">
                <text:p>0.933595</text:p>
              </table:table-cell>
              <table:table-cell office:value-type="float" office:value="0.933595">
                <text:p>0.933595</text:p>
              </table:table-cell>
              <table:table-cell office:value-type="float" office:value="0.936185">
                <text:p>0.936185</text:p>
              </table:table-cell>
              <table:table-cell office:value-type="float" office:value="0.936185">
                <text:p>0.936185</text:p>
              </table:table-cell>
              <table:table-cell office:value-type="float" office:value="0.968811">
                <text:p>0.968811</text:p>
              </table:table-cell>
              <table:table-cell office:value-type="float" office:value="0.968811">
                <text:p>0.968811</text:p>
              </table:table-cell>
              <table:table-cell office:value-type="float" office:value="0.968811">
                <text:p>0.968811</text:p>
              </table:table-cell>
              <table:table-cell office:value-type="float" office:value="0.933535">
                <text:p>0.933535</text:p>
              </table:table-cell>
              <table:table-cell office:value-type="float" office:value="0.933535">
                <text:p>0.933535</text:p>
              </table:table-cell>
              <table:table-cell office:value-type="float" office:value="0.939954">
                <text:p>0.939954</text:p>
              </table:table-cell>
              <table:table-cell office:value-type="float" office:value="0.939954">
                <text:p>0.939954</text:p>
              </table:table-cell>
              <table:table-cell office:value-type="float" office:value="0.939954">
                <text:p>0.939954</text:p>
              </table:table-cell>
              <table:table-cell office:value-type="float" office:value="0.958568">
                <text:p>0.958568</text:p>
              </table:table-cell>
              <table:table-cell office:value-type="float" office:value="0.958568">
                <text:p>0.958568</text:p>
              </table:table-cell>
              <table:table-cell office:value-type="float" office:value="0.971658">
                <text:p>0.971658</text:p>
              </table:table-cell>
              <table:table-cell office:value-type="float" office:value="0.971658">
                <text:p>0.971658</text:p>
              </table:table-cell>
              <table:table-cell office:value-type="float" office:value="0.921461">
                <text:p>0.9214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6312">
                <text:p>0.936312</text:p>
              </table:table-cell>
              <table:table-cell office:value-type="float" office:value="0.936312">
                <text:p>0.936312</text:p>
              </table:table-cell>
              <table:table-cell office:value-type="float" office:value="0.936312">
                <text:p>0.936312</text:p>
              </table:table-cell>
              <table:table-cell office:value-type="float" office:value="0.958141">
                <text:p>0.958141</text:p>
              </table:table-cell>
              <table:table-cell office:value-type="float" office:value="0.958141">
                <text:p>0.958141</text:p>
              </table:table-cell>
              <table:table-cell office:value-type="float" office:value="0.965679">
                <text:p>0.965679</text:p>
              </table:table-cell>
              <table:table-cell office:value-type="float" office:value="0.965679">
                <text:p>0.965679</text:p>
              </table:table-cell>
              <table:table-cell office:value-type="float" office:value="0.97378">
                <text:p>0.97378</text:p>
              </table:table-cell>
              <table:table-cell office:value-type="float" office:value="0.97378">
                <text:p>0.97378</text:p>
              </table:table-cell>
              <table:table-cell office:value-type="float" office:value="0.97378">
                <text:p>0.97378</text:p>
              </table:table-cell>
              <table:table-cell office:value-type="float" office:value="0.933498">
                <text:p>0.933498</text:p>
              </table:table-cell>
              <table:table-cell office:value-type="float" office:value="0.933498">
                <text:p>0.933498</text:p>
              </table:table-cell>
              <table:table-cell office:value-type="float" office:value="0.931725">
                <text:p>0.931725</text:p>
              </table:table-cell>
              <table:table-cell office:value-type="float" office:value="0.931725">
                <text:p>0.931725</text:p>
              </table:table-cell>
              <table:table-cell office:value-type="float" office:value="0.931725">
                <text:p>0.931725</text:p>
              </table:table-cell>
              <table:table-cell office:value-type="float" office:value="0.93481">
                <text:p>0.93481</text:p>
              </table:table-cell>
              <table:table-cell office:value-type="float" office:value="0.93481">
                <text:p>0.93481</text:p>
              </table:table-cell>
              <table:table-cell office:value-type="float" office:value="0.972673">
                <text:p>0.972673</text:p>
              </table:table-cell>
              <table:table-cell office:value-type="float" office:value="0.972673">
                <text:p>0.972673</text:p>
              </table:table-cell>
              <table:table-cell office:value-type="float" office:value="0.972673">
                <text:p>0.972673</text:p>
              </table:table-cell>
              <table:table-cell office:value-type="float" office:value="0.933696">
                <text:p>0.933696</text:p>
              </table:table-cell>
              <table:table-cell office:value-type="float" office:value="0.933696">
                <text:p>0.933696</text:p>
              </table:table-cell>
              <table:table-cell office:value-type="float" office:value="0.939928">
                <text:p>0.939928</text:p>
              </table:table-cell>
              <table:table-cell office:value-type="float" office:value="0.939928">
                <text:p>0.939928</text:p>
              </table:table-cell>
              <table:table-cell office:value-type="float" office:value="0.939928">
                <text:p>0.939928</text:p>
              </table:table-cell>
              <table:table-cell office:value-type="float" office:value="0.960708">
                <text:p>0.960708</text:p>
              </table:table-cell>
              <table:table-cell office:value-type="float" office:value="0.960708">
                <text:p>0.960708</text:p>
              </table:table-cell>
              <table:table-cell office:value-type="float" office:value="0.968189">
                <text:p>0.968189</text:p>
              </table:table-cell>
              <table:table-cell office:value-type="float" office:value="0.968189">
                <text:p>0.968189</text:p>
              </table:table-cell>
              <table:table-cell office:value-type="float" office:value="0.923344">
                <text:p>0.923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57">
                <text:p>0.9357</text:p>
              </table:table-cell>
              <table:table-cell office:value-type="float" office:value="0.9357">
                <text:p>0.9357</text:p>
              </table:table-cell>
              <table:table-cell office:value-type="float" office:value="0.9357">
                <text:p>0.9357</text:p>
              </table:table-cell>
              <table:table-cell office:value-type="float" office:value="0.959314">
                <text:p>0.959314</text:p>
              </table:table-cell>
              <table:table-cell office:value-type="float" office:value="0.959314">
                <text:p>0.959314</text:p>
              </table:table-cell>
              <table:table-cell office:value-type="float" office:value="0.967243">
                <text:p>0.967243</text:p>
              </table:table-cell>
              <table:table-cell office:value-type="float" office:value="0.967243">
                <text:p>0.967243</text:p>
              </table:table-cell>
              <table:table-cell office:value-type="float" office:value="0.97348">
                <text:p>0.97348</text:p>
              </table:table-cell>
              <table:table-cell office:value-type="float" office:value="0.97348">
                <text:p>0.97348</text:p>
              </table:table-cell>
              <table:table-cell office:value-type="float" office:value="0.97348">
                <text:p>0.97348</text:p>
              </table:table-cell>
              <table:table-cell office:value-type="float" office:value="0.93713">
                <text:p>0.93713</text:p>
              </table:table-cell>
              <table:table-cell office:value-type="float" office:value="0.93713">
                <text:p>0.93713</text:p>
              </table:table-cell>
              <table:table-cell office:value-type="float" office:value="0.931459">
                <text:p>0.931459</text:p>
              </table:table-cell>
              <table:table-cell office:value-type="float" office:value="0.931459">
                <text:p>0.931459</text:p>
              </table:table-cell>
              <table:table-cell office:value-type="float" office:value="0.931459">
                <text:p>0.931459</text:p>
              </table:table-cell>
              <table:table-cell office:value-type="float" office:value="0.93508">
                <text:p>0.93508</text:p>
              </table:table-cell>
              <table:table-cell office:value-type="float" office:value="0.93508">
                <text:p>0.93508</text:p>
              </table:table-cell>
              <table:table-cell office:value-type="float" office:value="0.972593">
                <text:p>0.972593</text:p>
              </table:table-cell>
              <table:table-cell office:value-type="float" office:value="0.972593">
                <text:p>0.972593</text:p>
              </table:table-cell>
              <table:table-cell office:value-type="float" office:value="0.972593">
                <text:p>0.972593</text:p>
              </table:table-cell>
              <table:table-cell office:value-type="float" office:value="0.934195">
                <text:p>0.934195</text:p>
              </table:table-cell>
              <table:table-cell office:value-type="float" office:value="0.934195">
                <text:p>0.934195</text:p>
              </table:table-cell>
              <table:table-cell office:value-type="float" office:value="0.937511">
                <text:p>0.937511</text:p>
              </table:table-cell>
              <table:table-cell office:value-type="float" office:value="0.937511">
                <text:p>0.937511</text:p>
              </table:table-cell>
              <table:table-cell office:value-type="float" office:value="0.937511">
                <text:p>0.937511</text:p>
              </table:table-cell>
              <table:table-cell office:value-type="float" office:value="0.957601">
                <text:p>0.957601</text:p>
              </table:table-cell>
              <table:table-cell office:value-type="float" office:value="0.957601">
                <text:p>0.957601</text:p>
              </table:table-cell>
              <table:table-cell office:value-type="float" office:value="0.968986">
                <text:p>0.968986</text:p>
              </table:table-cell>
              <table:table-cell office:value-type="float" office:value="0.968986">
                <text:p>0.968986</text:p>
              </table:table-cell>
              <table:table-cell office:value-type="float" office:value="0.92168">
                <text:p>0.921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5864">
                <text:p>0.935864</text:p>
              </table:table-cell>
              <table:table-cell office:value-type="float" office:value="0.935864">
                <text:p>0.935864</text:p>
              </table:table-cell>
              <table:table-cell office:value-type="float" office:value="0.935864">
                <text:p>0.935864</text:p>
              </table:table-cell>
              <table:table-cell office:value-type="float" office:value="0.958755">
                <text:p>0.958755</text:p>
              </table:table-cell>
              <table:table-cell office:value-type="float" office:value="0.958755">
                <text:p>0.958755</text:p>
              </table:table-cell>
              <table:table-cell office:value-type="float" office:value="0.967668">
                <text:p>0.967668</text:p>
              </table:table-cell>
              <table:table-cell office:value-type="float" office:value="0.967668">
                <text:p>0.967668</text:p>
              </table:table-cell>
              <table:table-cell office:value-type="float" office:value="0.974295">
                <text:p>0.974295</text:p>
              </table:table-cell>
              <table:table-cell office:value-type="float" office:value="0.974295">
                <text:p>0.974295</text:p>
              </table:table-cell>
              <table:table-cell office:value-type="float" office:value="0.974295">
                <text:p>0.974295</text:p>
              </table:table-cell>
              <table:table-cell office:value-type="float" office:value="0.938783">
                <text:p>0.938783</text:p>
              </table:table-cell>
              <table:table-cell office:value-type="float" office:value="0.938783">
                <text:p>0.938783</text:p>
              </table:table-cell>
              <table:table-cell office:value-type="float" office:value="0.930103">
                <text:p>0.930103</text:p>
              </table:table-cell>
              <table:table-cell office:value-type="float" office:value="0.930103">
                <text:p>0.930103</text:p>
              </table:table-cell>
              <table:table-cell office:value-type="float" office:value="0.930103">
                <text:p>0.930103</text:p>
              </table:table-cell>
              <table:table-cell office:value-type="float" office:value="0.932784">
                <text:p>0.932784</text:p>
              </table:table-cell>
              <table:table-cell office:value-type="float" office:value="0.932784">
                <text:p>0.932784</text:p>
              </table:table-cell>
              <table:table-cell office:value-type="float" office:value="0.972739">
                <text:p>0.972739</text:p>
              </table:table-cell>
              <table:table-cell office:value-type="float" office:value="0.972739">
                <text:p>0.972739</text:p>
              </table:table-cell>
              <table:table-cell office:value-type="float" office:value="0.972739">
                <text:p>0.972739</text:p>
              </table:table-cell>
              <table:table-cell office:value-type="float" office:value="0.932039">
                <text:p>0.932039</text:p>
              </table:table-cell>
              <table:table-cell office:value-type="float" office:value="0.932039">
                <text:p>0.932039</text:p>
              </table:table-cell>
              <table:table-cell office:value-type="float" office:value="0.936512">
                <text:p>0.936512</text:p>
              </table:table-cell>
              <table:table-cell office:value-type="float" office:value="0.936512">
                <text:p>0.936512</text:p>
              </table:table-cell>
              <table:table-cell office:value-type="float" office:value="0.936512">
                <text:p>0.936512</text:p>
              </table:table-cell>
              <table:table-cell office:value-type="float" office:value="0.957528">
                <text:p>0.957528</text:p>
              </table:table-cell>
              <table:table-cell office:value-type="float" office:value="0.957528">
                <text:p>0.957528</text:p>
              </table:table-cell>
              <table:table-cell office:value-type="float" office:value="0.969168">
                <text:p>0.969168</text:p>
              </table:table-cell>
              <table:table-cell office:value-type="float" office:value="0.969168">
                <text:p>0.969168</text:p>
              </table:table-cell>
              <table:table-cell office:value-type="float" office:value="0.928643">
                <text:p>0.9286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6052">
                <text:p>0.936052</text:p>
              </table:table-cell>
              <table:table-cell office:value-type="float" office:value="0.936052">
                <text:p>0.936052</text:p>
              </table:table-cell>
              <table:table-cell office:value-type="float" office:value="0.936052">
                <text:p>0.936052</text:p>
              </table:table-cell>
              <table:table-cell office:value-type="float" office:value="0.96031">
                <text:p>0.96031</text:p>
              </table:table-cell>
              <table:table-cell office:value-type="float" office:value="0.96031">
                <text:p>0.96031</text:p>
              </table:table-cell>
              <table:table-cell office:value-type="float" office:value="0.96607">
                <text:p>0.96607</text:p>
              </table:table-cell>
              <table:table-cell office:value-type="float" office:value="0.96607">
                <text:p>0.96607</text:p>
              </table:table-cell>
              <table:table-cell office:value-type="float" office:value="0.975327">
                <text:p>0.975327</text:p>
              </table:table-cell>
              <table:table-cell office:value-type="float" office:value="0.975327">
                <text:p>0.975327</text:p>
              </table:table-cell>
              <table:table-cell office:value-type="float" office:value="0.975327">
                <text:p>0.975327</text:p>
              </table:table-cell>
              <table:table-cell office:value-type="float" office:value="0.940551">
                <text:p>0.940551</text:p>
              </table:table-cell>
              <table:table-cell office:value-type="float" office:value="0.940551">
                <text:p>0.940551</text:p>
              </table:table-cell>
              <table:table-cell office:value-type="float" office:value="0.939976">
                <text:p>0.939976</text:p>
              </table:table-cell>
              <table:table-cell office:value-type="float" office:value="0.939976">
                <text:p>0.939976</text:p>
              </table:table-cell>
              <table:table-cell office:value-type="float" office:value="0.939976">
                <text:p>0.939976</text:p>
              </table:table-cell>
              <table:table-cell office:value-type="float" office:value="0.930181">
                <text:p>0.930181</text:p>
              </table:table-cell>
              <table:table-cell office:value-type="float" office:value="0.930181">
                <text:p>0.930181</text:p>
              </table:table-cell>
              <table:table-cell office:value-type="float" office:value="0.97093">
                <text:p>0.97093</text:p>
              </table:table-cell>
              <table:table-cell office:value-type="float" office:value="0.97093">
                <text:p>0.97093</text:p>
              </table:table-cell>
              <table:table-cell office:value-type="float" office:value="0.97093">
                <text:p>0.97093</text:p>
              </table:table-cell>
              <table:table-cell office:value-type="float" office:value="0.932597">
                <text:p>0.932597</text:p>
              </table:table-cell>
              <table:table-cell office:value-type="float" office:value="0.932597">
                <text:p>0.932597</text:p>
              </table:table-cell>
              <table:table-cell office:value-type="float" office:value="0.937198">
                <text:p>0.937198</text:p>
              </table:table-cell>
              <table:table-cell office:value-type="float" office:value="0.937198">
                <text:p>0.937198</text:p>
              </table:table-cell>
              <table:table-cell office:value-type="float" office:value="0.937198">
                <text:p>0.937198</text:p>
              </table:table-cell>
              <table:table-cell office:value-type="float" office:value="0.957808">
                <text:p>0.957808</text:p>
              </table:table-cell>
              <table:table-cell office:value-type="float" office:value="0.957808">
                <text:p>0.957808</text:p>
              </table:table-cell>
              <table:table-cell office:value-type="float" office:value="0.965526">
                <text:p>0.965526</text:p>
              </table:table-cell>
              <table:table-cell office:value-type="float" office:value="0.965526">
                <text:p>0.965526</text:p>
              </table:table-cell>
              <table:table-cell office:value-type="float" office:value="0.929123">
                <text:p>0.9291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6182">
                <text:p>0.936182</text:p>
              </table:table-cell>
              <table:table-cell office:value-type="float" office:value="0.936182">
                <text:p>0.936182</text:p>
              </table:table-cell>
              <table:table-cell office:value-type="float" office:value="0.936182">
                <text:p>0.936182</text:p>
              </table:table-cell>
              <table:table-cell office:value-type="float" office:value="0.957049">
                <text:p>0.957049</text:p>
              </table:table-cell>
              <table:table-cell office:value-type="float" office:value="0.957049">
                <text:p>0.957049</text:p>
              </table:table-cell>
              <table:table-cell office:value-type="float" office:value="0.967518">
                <text:p>0.967518</text:p>
              </table:table-cell>
              <table:table-cell office:value-type="float" office:value="0.967518">
                <text:p>0.967518</text:p>
              </table:table-cell>
              <table:table-cell office:value-type="float" office:value="0.977116">
                <text:p>0.977116</text:p>
              </table:table-cell>
              <table:table-cell office:value-type="float" office:value="0.977116">
                <text:p>0.977116</text:p>
              </table:table-cell>
              <table:table-cell office:value-type="float" office:value="0.977116">
                <text:p>0.977116</text:p>
              </table:table-cell>
              <table:table-cell office:value-type="float" office:value="0.94115">
                <text:p>0.94115</text:p>
              </table:table-cell>
              <table:table-cell office:value-type="float" office:value="0.94115">
                <text:p>0.94115</text:p>
              </table:table-cell>
              <table:table-cell office:value-type="float" office:value="0.942344">
                <text:p>0.942344</text:p>
              </table:table-cell>
              <table:table-cell office:value-type="float" office:value="0.942344">
                <text:p>0.942344</text:p>
              </table:table-cell>
              <table:table-cell office:value-type="float" office:value="0.942344">
                <text:p>0.942344</text:p>
              </table:table-cell>
              <table:table-cell office:value-type="float" office:value="0.931248">
                <text:p>0.931248</text:p>
              </table:table-cell>
              <table:table-cell office:value-type="float" office:value="0.931248">
                <text:p>0.931248</text:p>
              </table:table-cell>
              <table:table-cell office:value-type="float" office:value="0.97018">
                <text:p>0.97018</text:p>
              </table:table-cell>
              <table:table-cell office:value-type="float" office:value="0.97018">
                <text:p>0.97018</text:p>
              </table:table-cell>
              <table:table-cell office:value-type="float" office:value="0.97018">
                <text:p>0.97018</text:p>
              </table:table-cell>
              <table:table-cell office:value-type="float" office:value="0.936221">
                <text:p>0.936221</text:p>
              </table:table-cell>
              <table:table-cell office:value-type="float" office:value="0.936221">
                <text:p>0.936221</text:p>
              </table:table-cell>
              <table:table-cell office:value-type="float" office:value="0.939964">
                <text:p>0.939964</text:p>
              </table:table-cell>
              <table:table-cell office:value-type="float" office:value="0.939964">
                <text:p>0.939964</text:p>
              </table:table-cell>
              <table:table-cell office:value-type="float" office:value="0.939964">
                <text:p>0.939964</text:p>
              </table:table-cell>
              <table:table-cell office:value-type="float" office:value="0.95564">
                <text:p>0.95564</text:p>
              </table:table-cell>
              <table:table-cell office:value-type="float" office:value="0.95564">
                <text:p>0.95564</text:p>
              </table:table-cell>
              <table:table-cell office:value-type="float" office:value="0.969449">
                <text:p>0.969449</text:p>
              </table:table-cell>
              <table:table-cell office:value-type="float" office:value="0.969449">
                <text:p>0.969449</text:p>
              </table:table-cell>
              <table:table-cell office:value-type="float" office:value="0.928338">
                <text:p>0.9283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1865">
                <text:p>0.941865</text:p>
              </table:table-cell>
              <table:table-cell office:value-type="float" office:value="0.941865">
                <text:p>0.941865</text:p>
              </table:table-cell>
              <table:table-cell office:value-type="float" office:value="0.941865">
                <text:p>0.941865</text:p>
              </table:table-cell>
              <table:table-cell office:value-type="float" office:value="0.954414">
                <text:p>0.954414</text:p>
              </table:table-cell>
              <table:table-cell office:value-type="float" office:value="0.954414">
                <text:p>0.954414</text:p>
              </table:table-cell>
              <table:table-cell office:value-type="float" office:value="0.967952">
                <text:p>0.967952</text:p>
              </table:table-cell>
              <table:table-cell office:value-type="float" office:value="0.967952">
                <text:p>0.967952</text:p>
              </table:table-cell>
              <table:table-cell office:value-type="float" office:value="0.975156">
                <text:p>0.975156</text:p>
              </table:table-cell>
              <table:table-cell office:value-type="float" office:value="0.975156">
                <text:p>0.975156</text:p>
              </table:table-cell>
              <table:table-cell office:value-type="float" office:value="0.975156">
                <text:p>0.975156</text:p>
              </table:table-cell>
              <table:table-cell office:value-type="float" office:value="0.941855">
                <text:p>0.941855</text:p>
              </table:table-cell>
              <table:table-cell office:value-type="float" office:value="0.941855">
                <text:p>0.941855</text:p>
              </table:table-cell>
              <table:table-cell office:value-type="float" office:value="0.938606">
                <text:p>0.938606</text:p>
              </table:table-cell>
              <table:table-cell office:value-type="float" office:value="0.938606">
                <text:p>0.938606</text:p>
              </table:table-cell>
              <table:table-cell office:value-type="float" office:value="0.938606">
                <text:p>0.938606</text:p>
              </table:table-cell>
              <table:table-cell office:value-type="float" office:value="0.932032">
                <text:p>0.932032</text:p>
              </table:table-cell>
              <table:table-cell office:value-type="float" office:value="0.932032">
                <text:p>0.932032</text:p>
              </table:table-cell>
              <table:table-cell office:value-type="float" office:value="0.96741">
                <text:p>0.96741</text:p>
              </table:table-cell>
              <table:table-cell office:value-type="float" office:value="0.96741">
                <text:p>0.96741</text:p>
              </table:table-cell>
              <table:table-cell office:value-type="float" office:value="0.96741">
                <text:p>0.96741</text:p>
              </table:table-cell>
              <table:table-cell office:value-type="float" office:value="0.937156">
                <text:p>0.937156</text:p>
              </table:table-cell>
              <table:table-cell office:value-type="float" office:value="0.937156">
                <text:p>0.937156</text:p>
              </table:table-cell>
              <table:table-cell office:value-type="float" office:value="0.939121">
                <text:p>0.939121</text:p>
              </table:table-cell>
              <table:table-cell office:value-type="float" office:value="0.939121">
                <text:p>0.939121</text:p>
              </table:table-cell>
              <table:table-cell office:value-type="float" office:value="0.939121">
                <text:p>0.939121</text:p>
              </table:table-cell>
              <table:table-cell office:value-type="float" office:value="0.953603">
                <text:p>0.953603</text:p>
              </table:table-cell>
              <table:table-cell office:value-type="float" office:value="0.953603">
                <text:p>0.953603</text:p>
              </table:table-cell>
              <table:table-cell office:value-type="float" office:value="0.966291">
                <text:p>0.966291</text:p>
              </table:table-cell>
              <table:table-cell office:value-type="float" office:value="0.966291">
                <text:p>0.966291</text:p>
              </table:table-cell>
              <table:table-cell office:value-type="float" office:value="0.926939">
                <text:p>0.9269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437">
                <text:p>0.94437</text:p>
              </table:table-cell>
              <table:table-cell office:value-type="float" office:value="0.94437">
                <text:p>0.94437</text:p>
              </table:table-cell>
              <table:table-cell office:value-type="float" office:value="0.94437">
                <text:p>0.94437</text:p>
              </table:table-cell>
              <table:table-cell office:value-type="float" office:value="0.95533">
                <text:p>0.95533</text:p>
              </table:table-cell>
              <table:table-cell office:value-type="float" office:value="0.95533">
                <text:p>0.95533</text:p>
              </table:table-cell>
              <table:table-cell office:value-type="float" office:value="0.968464">
                <text:p>0.968464</text:p>
              </table:table-cell>
              <table:table-cell office:value-type="float" office:value="0.968464">
                <text:p>0.968464</text:p>
              </table:table-cell>
              <table:table-cell office:value-type="float" office:value="0.974761">
                <text:p>0.974761</text:p>
              </table:table-cell>
              <table:table-cell office:value-type="float" office:value="0.974761">
                <text:p>0.974761</text:p>
              </table:table-cell>
              <table:table-cell office:value-type="float" office:value="0.974761">
                <text:p>0.974761</text:p>
              </table:table-cell>
              <table:table-cell office:value-type="float" office:value="0.941437">
                <text:p>0.941437</text:p>
              </table:table-cell>
              <table:table-cell office:value-type="float" office:value="0.941437">
                <text:p>0.941437</text:p>
              </table:table-cell>
              <table:table-cell office:value-type="float" office:value="0.937215">
                <text:p>0.937215</text:p>
              </table:table-cell>
              <table:table-cell office:value-type="float" office:value="0.937215">
                <text:p>0.937215</text:p>
              </table:table-cell>
              <table:table-cell office:value-type="float" office:value="0.937215">
                <text:p>0.937215</text:p>
              </table:table-cell>
              <table:table-cell office:value-type="float" office:value="0.931338">
                <text:p>0.931338</text:p>
              </table:table-cell>
              <table:table-cell office:value-type="float" office:value="0.931338">
                <text:p>0.931338</text:p>
              </table:table-cell>
              <table:table-cell office:value-type="float" office:value="0.965611">
                <text:p>0.965611</text:p>
              </table:table-cell>
              <table:table-cell office:value-type="float" office:value="0.965611">
                <text:p>0.965611</text:p>
              </table:table-cell>
              <table:table-cell office:value-type="float" office:value="0.965611">
                <text:p>0.965611</text:p>
              </table:table-cell>
              <table:table-cell office:value-type="float" office:value="0.943195">
                <text:p>0.943195</text:p>
              </table:table-cell>
              <table:table-cell office:value-type="float" office:value="0.943195">
                <text:p>0.943195</text:p>
              </table:table-cell>
              <table:table-cell office:value-type="float" office:value="0.938216">
                <text:p>0.938216</text:p>
              </table:table-cell>
              <table:table-cell office:value-type="float" office:value="0.938216">
                <text:p>0.938216</text:p>
              </table:table-cell>
              <table:table-cell office:value-type="float" office:value="0.938216">
                <text:p>0.938216</text:p>
              </table:table-cell>
              <table:table-cell office:value-type="float" office:value="0.951781">
                <text:p>0.951781</text:p>
              </table:table-cell>
              <table:table-cell office:value-type="float" office:value="0.951781">
                <text:p>0.951781</text:p>
              </table:table-cell>
              <table:table-cell office:value-type="float" office:value="0.970596">
                <text:p>0.970596</text:p>
              </table:table-cell>
              <table:table-cell office:value-type="float" office:value="0.970596">
                <text:p>0.970596</text:p>
              </table:table-cell>
              <table:table-cell office:value-type="float" office:value="0.928307">
                <text:p>0.9283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6775">
                <text:p>0.946775</text:p>
              </table:table-cell>
              <table:table-cell office:value-type="float" office:value="0.946775">
                <text:p>0.946775</text:p>
              </table:table-cell>
              <table:table-cell office:value-type="float" office:value="0.946775">
                <text:p>0.946775</text:p>
              </table:table-cell>
              <table:table-cell office:value-type="float" office:value="0.954973">
                <text:p>0.954973</text:p>
              </table:table-cell>
              <table:table-cell office:value-type="float" office:value="0.954973">
                <text:p>0.954973</text:p>
              </table:table-cell>
              <table:table-cell office:value-type="float" office:value="0.969688">
                <text:p>0.969688</text:p>
              </table:table-cell>
              <table:table-cell office:value-type="float" office:value="0.969688">
                <text:p>0.969688</text:p>
              </table:table-cell>
              <table:table-cell office:value-type="float" office:value="0.977378">
                <text:p>0.977378</text:p>
              </table:table-cell>
              <table:table-cell office:value-type="float" office:value="0.977378">
                <text:p>0.977378</text:p>
              </table:table-cell>
              <table:table-cell office:value-type="float" office:value="0.977378">
                <text:p>0.977378</text:p>
              </table:table-cell>
              <table:table-cell office:value-type="float" office:value="0.938167">
                <text:p>0.938167</text:p>
              </table:table-cell>
              <table:table-cell office:value-type="float" office:value="0.938167">
                <text:p>0.938167</text:p>
              </table:table-cell>
              <table:table-cell office:value-type="float" office:value="0.9422">
                <text:p>0.9422</text:p>
              </table:table-cell>
              <table:table-cell office:value-type="float" office:value="0.9422">
                <text:p>0.9422</text:p>
              </table:table-cell>
              <table:table-cell office:value-type="float" office:value="0.9422">
                <text:p>0.9422</text:p>
              </table:table-cell>
              <table:table-cell office:value-type="float" office:value="0.932264">
                <text:p>0.932264</text:p>
              </table:table-cell>
              <table:table-cell office:value-type="float" office:value="0.932264">
                <text:p>0.932264</text:p>
              </table:table-cell>
              <table:table-cell office:value-type="float" office:value="0.968606">
                <text:p>0.968606</text:p>
              </table:table-cell>
              <table:table-cell office:value-type="float" office:value="0.968606">
                <text:p>0.968606</text:p>
              </table:table-cell>
              <table:table-cell office:value-type="float" office:value="0.968606">
                <text:p>0.968606</text:p>
              </table:table-cell>
              <table:table-cell office:value-type="float" office:value="0.940321">
                <text:p>0.940321</text:p>
              </table:table-cell>
              <table:table-cell office:value-type="float" office:value="0.940321">
                <text:p>0.940321</text:p>
              </table:table-cell>
              <table:table-cell office:value-type="float" office:value="0.938009">
                <text:p>0.938009</text:p>
              </table:table-cell>
              <table:table-cell office:value-type="float" office:value="0.938009">
                <text:p>0.938009</text:p>
              </table:table-cell>
              <table:table-cell office:value-type="float" office:value="0.938009">
                <text:p>0.938009</text:p>
              </table:table-cell>
              <table:table-cell office:value-type="float" office:value="0.950879">
                <text:p>0.950879</text:p>
              </table:table-cell>
              <table:table-cell office:value-type="float" office:value="0.950879">
                <text:p>0.950879</text:p>
              </table:table-cell>
              <table:table-cell office:value-type="float" office:value="0.971015">
                <text:p>0.971015</text:p>
              </table:table-cell>
              <table:table-cell office:value-type="float" office:value="0.971015">
                <text:p>0.971015</text:p>
              </table:table-cell>
              <table:table-cell office:value-type="float" office:value="0.926213">
                <text:p>0.9262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6278">
                <text:p>0.946278</text:p>
              </table:table-cell>
              <table:table-cell office:value-type="float" office:value="0.946278">
                <text:p>0.946278</text:p>
              </table:table-cell>
              <table:table-cell office:value-type="float" office:value="0.946278">
                <text:p>0.946278</text:p>
              </table:table-cell>
              <table:table-cell office:value-type="float" office:value="0.952149">
                <text:p>0.952149</text:p>
              </table:table-cell>
              <table:table-cell office:value-type="float" office:value="0.952149">
                <text:p>0.952149</text:p>
              </table:table-cell>
              <table:table-cell office:value-type="float" office:value="0.96802">
                <text:p>0.96802</text:p>
              </table:table-cell>
              <table:table-cell office:value-type="float" office:value="0.96802">
                <text:p>0.96802</text:p>
              </table:table-cell>
              <table:table-cell office:value-type="float" office:value="0.976629">
                <text:p>0.976629</text:p>
              </table:table-cell>
              <table:table-cell office:value-type="float" office:value="0.976629">
                <text:p>0.976629</text:p>
              </table:table-cell>
              <table:table-cell office:value-type="float" office:value="0.976629">
                <text:p>0.976629</text:p>
              </table:table-cell>
              <table:table-cell office:value-type="float" office:value="0.937446">
                <text:p>0.937446</text:p>
              </table:table-cell>
              <table:table-cell office:value-type="float" office:value="0.937446">
                <text:p>0.937446</text:p>
              </table:table-cell>
              <table:table-cell office:value-type="float" office:value="0.940865">
                <text:p>0.940865</text:p>
              </table:table-cell>
              <table:table-cell office:value-type="float" office:value="0.940865">
                <text:p>0.940865</text:p>
              </table:table-cell>
              <table:table-cell office:value-type="float" office:value="0.940865">
                <text:p>0.940865</text:p>
              </table:table-cell>
              <table:table-cell office:value-type="float" office:value="0.934031">
                <text:p>0.934031</text:p>
              </table:table-cell>
              <table:table-cell office:value-type="float" office:value="0.934031">
                <text:p>0.934031</text:p>
              </table:table-cell>
              <table:table-cell office:value-type="float" office:value="0.975296">
                <text:p>0.975296</text:p>
              </table:table-cell>
              <table:table-cell office:value-type="float" office:value="0.975296">
                <text:p>0.975296</text:p>
              </table:table-cell>
              <table:table-cell office:value-type="float" office:value="0.975296">
                <text:p>0.975296</text:p>
              </table:table-cell>
              <table:table-cell office:value-type="float" office:value="0.940802">
                <text:p>0.940802</text:p>
              </table:table-cell>
              <table:table-cell office:value-type="float" office:value="0.940802">
                <text:p>0.940802</text:p>
              </table:table-cell>
              <table:table-cell office:value-type="float" office:value="0.938567">
                <text:p>0.938567</text:p>
              </table:table-cell>
              <table:table-cell office:value-type="float" office:value="0.938567">
                <text:p>0.938567</text:p>
              </table:table-cell>
              <table:table-cell office:value-type="float" office:value="0.938567">
                <text:p>0.938567</text:p>
              </table:table-cell>
              <table:table-cell office:value-type="float" office:value="0.951985">
                <text:p>0.951985</text:p>
              </table:table-cell>
              <table:table-cell office:value-type="float" office:value="0.951985">
                <text:p>0.951985</text:p>
              </table:table-cell>
              <table:table-cell office:value-type="float" office:value="0.966857">
                <text:p>0.966857</text:p>
              </table:table-cell>
              <table:table-cell office:value-type="float" office:value="0.966857">
                <text:p>0.966857</text:p>
              </table:table-cell>
              <table:table-cell office:value-type="float" office:value="0.923275">
                <text:p>0.9232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9154">
                <text:p>0.949154</text:p>
              </table:table-cell>
              <table:table-cell office:value-type="float" office:value="0.949154">
                <text:p>0.949154</text:p>
              </table:table-cell>
              <table:table-cell office:value-type="float" office:value="0.949154">
                <text:p>0.949154</text:p>
              </table:table-cell>
              <table:table-cell office:value-type="float" office:value="0.95306">
                <text:p>0.95306</text:p>
              </table:table-cell>
              <table:table-cell office:value-type="float" office:value="0.95306">
                <text:p>0.95306</text:p>
              </table:table-cell>
              <table:table-cell office:value-type="float" office:value="0.96749">
                <text:p>0.96749</text:p>
              </table:table-cell>
              <table:table-cell office:value-type="float" office:value="0.96749">
                <text:p>0.96749</text:p>
              </table:table-cell>
              <table:table-cell office:value-type="float" office:value="0.972455">
                <text:p>0.972455</text:p>
              </table:table-cell>
              <table:table-cell office:value-type="float" office:value="0.972455">
                <text:p>0.972455</text:p>
              </table:table-cell>
              <table:table-cell office:value-type="float" office:value="0.972455">
                <text:p>0.972455</text:p>
              </table:table-cell>
              <table:table-cell office:value-type="float" office:value="0.938734">
                <text:p>0.938734</text:p>
              </table:table-cell>
              <table:table-cell office:value-type="float" office:value="0.938734">
                <text:p>0.938734</text:p>
              </table:table-cell>
              <table:table-cell office:value-type="float" office:value="0.941982">
                <text:p>0.941982</text:p>
              </table:table-cell>
              <table:table-cell office:value-type="float" office:value="0.941982">
                <text:p>0.941982</text:p>
              </table:table-cell>
              <table:table-cell office:value-type="float" office:value="0.941982">
                <text:p>0.941982</text:p>
              </table:table-cell>
              <table:table-cell office:value-type="float" office:value="0.933701">
                <text:p>0.933701</text:p>
              </table:table-cell>
              <table:table-cell office:value-type="float" office:value="0.933701">
                <text:p>0.933701</text:p>
              </table:table-cell>
              <table:table-cell office:value-type="float" office:value="0.973411">
                <text:p>0.973411</text:p>
              </table:table-cell>
              <table:table-cell office:value-type="float" office:value="0.973411">
                <text:p>0.973411</text:p>
              </table:table-cell>
              <table:table-cell office:value-type="float" office:value="0.973411">
                <text:p>0.973411</text:p>
              </table:table-cell>
              <table:table-cell office:value-type="float" office:value="0.940373">
                <text:p>0.940373</text:p>
              </table:table-cell>
              <table:table-cell office:value-type="float" office:value="0.940373">
                <text:p>0.940373</text:p>
              </table:table-cell>
              <table:table-cell office:value-type="float" office:value="0.937279">
                <text:p>0.937279</text:p>
              </table:table-cell>
              <table:table-cell office:value-type="float" office:value="0.937279">
                <text:p>0.937279</text:p>
              </table:table-cell>
              <table:table-cell office:value-type="float" office:value="0.937279">
                <text:p>0.937279</text:p>
              </table:table-cell>
              <table:table-cell office:value-type="float" office:value="0.95487">
                <text:p>0.95487</text:p>
              </table:table-cell>
              <table:table-cell office:value-type="float" office:value="0.95487">
                <text:p>0.95487</text:p>
              </table:table-cell>
              <table:table-cell office:value-type="float" office:value="0.965748">
                <text:p>0.965748</text:p>
              </table:table-cell>
              <table:table-cell office:value-type="float" office:value="0.965748">
                <text:p>0.965748</text:p>
              </table:table-cell>
              <table:table-cell office:value-type="float" office:value="0.923354">
                <text:p>0.9233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47001">
                <text:p>0.947001</text:p>
              </table:table-cell>
              <table:table-cell office:value-type="float" office:value="0.947001">
                <text:p>0.947001</text:p>
              </table:table-cell>
              <table:table-cell office:value-type="float" office:value="0.947001">
                <text:p>0.947001</text:p>
              </table:table-cell>
              <table:table-cell office:value-type="float" office:value="0.950348">
                <text:p>0.950348</text:p>
              </table:table-cell>
              <table:table-cell office:value-type="float" office:value="0.950348">
                <text:p>0.950348</text:p>
              </table:table-cell>
              <table:table-cell office:value-type="float" office:value="0.966539">
                <text:p>0.966539</text:p>
              </table:table-cell>
              <table:table-cell office:value-type="float" office:value="0.966539">
                <text:p>0.966539</text:p>
              </table:table-cell>
              <table:table-cell office:value-type="float" office:value="0.96927">
                <text:p>0.96927</text:p>
              </table:table-cell>
              <table:table-cell office:value-type="float" office:value="0.96927">
                <text:p>0.96927</text:p>
              </table:table-cell>
              <table:table-cell office:value-type="float" office:value="0.96927">
                <text:p>0.96927</text:p>
              </table:table-cell>
              <table:table-cell office:value-type="float" office:value="0.935978">
                <text:p>0.935978</text:p>
              </table:table-cell>
              <table:table-cell office:value-type="float" office:value="0.935978">
                <text:p>0.935978</text:p>
              </table:table-cell>
              <table:table-cell office:value-type="float" office:value="0.940622">
                <text:p>0.940622</text:p>
              </table:table-cell>
              <table:table-cell office:value-type="float" office:value="0.940622">
                <text:p>0.940622</text:p>
              </table:table-cell>
              <table:table-cell office:value-type="float" office:value="0.940622">
                <text:p>0.940622</text:p>
              </table:table-cell>
              <table:table-cell office:value-type="float" office:value="0.937834">
                <text:p>0.937834</text:p>
              </table:table-cell>
              <table:table-cell office:value-type="float" office:value="0.937834">
                <text:p>0.937834</text:p>
              </table:table-cell>
              <table:table-cell office:value-type="float" office:value="0.973236">
                <text:p>0.973236</text:p>
              </table:table-cell>
              <table:table-cell office:value-type="float" office:value="0.973236">
                <text:p>0.973236</text:p>
              </table:table-cell>
              <table:table-cell office:value-type="float" office:value="0.973236">
                <text:p>0.973236</text:p>
              </table:table-cell>
              <table:table-cell office:value-type="float" office:value="0.939579">
                <text:p>0.939579</text:p>
              </table:table-cell>
              <table:table-cell office:value-type="float" office:value="0.939579">
                <text:p>0.939579</text:p>
              </table:table-cell>
              <table:table-cell office:value-type="float" office:value="0.936811">
                <text:p>0.936811</text:p>
              </table:table-cell>
              <table:table-cell office:value-type="float" office:value="0.936811">
                <text:p>0.936811</text:p>
              </table:table-cell>
              <table:table-cell office:value-type="float" office:value="0.936811">
                <text:p>0.936811</text:p>
              </table:table-cell>
              <table:table-cell office:value-type="float" office:value="0.956341">
                <text:p>0.956341</text:p>
              </table:table-cell>
              <table:table-cell office:value-type="float" office:value="0.956341">
                <text:p>0.956341</text:p>
              </table:table-cell>
              <table:table-cell office:value-type="float" office:value="0.966849">
                <text:p>0.966849</text:p>
              </table:table-cell>
              <table:table-cell office:value-type="float" office:value="0.966849">
                <text:p>0.966849</text:p>
              </table:table-cell>
              <table:table-cell office:value-type="float" office:value="0.922527">
                <text:p>0.9225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6.2$MacOSX_X86_64 LibreOffice_project/c28ca90fd6e1a19e189fc16c05f8f8924961e12e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45" chart:maximum="1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9900" draw:fill-color="#0099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001cm" svg:height="20.001cm" xlink:href=".." xlink:type="simple" chart:class="chart:line" chart:style-name="ch1">
        <chart:plot-area chart:style-name="ch2" table:cell-range-address="Positions.A1:Positions.AD100" svg:x="0.5cm" svg:y="0.4cm" svg:width="24.001cm" svg:height="19.201cm">
          <chart:coordinate-region svg:x="1.492cm" svg:y="0.4cm" svg:width="22.872cm" svg:height="18.2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ositions.A1:Positions.A100" chart:class="chart:line">
            <chart:data-point chart:repeated="100"/>
          </chart:series>
          <chart:series chart:style-name="ch7" chart:values-cell-range-address="Positions.B1:Positions.B100" chart:class="chart:line">
            <chart:data-point chart:repeated="100"/>
          </chart:series>
          <chart:series chart:style-name="ch8" chart:values-cell-range-address="Positions.C1:Positions.C100" chart:class="chart:line">
            <chart:data-point chart:repeated="100"/>
          </chart:series>
          <chart:series chart:style-name="ch9" chart:values-cell-range-address="Positions.D1:Positions.D100" chart:class="chart:line">
            <chart:data-point chart:repeated="100"/>
          </chart:series>
          <chart:series chart:style-name="ch10" chart:values-cell-range-address="Positions.E1:Positions.E100" chart:class="chart:line">
            <chart:data-point chart:repeated="100"/>
          </chart:series>
          <chart:series chart:style-name="ch10" chart:values-cell-range-address="Positions.F1:Positions.F100" chart:class="chart:line">
            <chart:data-point chart:repeated="100"/>
          </chart:series>
          <chart:series chart:style-name="ch11" chart:values-cell-range-address="Positions.G1:Positions.G100" chart:class="chart:line">
            <chart:data-point chart:repeated="100"/>
          </chart:series>
          <chart:series chart:style-name="ch12" chart:values-cell-range-address="Positions.H1:Positions.H100" chart:class="chart:line">
            <chart:data-point chart:repeated="100"/>
          </chart:series>
          <chart:series chart:style-name="ch13" chart:values-cell-range-address="Positions.I1:Positions.I100" chart:class="chart:line">
            <chart:data-point chart:repeated="100"/>
          </chart:series>
          <chart:series chart:style-name="ch14" chart:values-cell-range-address="Positions.J1:Positions.J100" chart:class="chart:line">
            <chart:data-point chart:repeated="100"/>
          </chart:series>
          <chart:series chart:style-name="ch15" chart:values-cell-range-address="Positions.K1:Positions.K100" chart:class="chart:line">
            <chart:data-point chart:repeated="100"/>
          </chart:series>
          <chart:series chart:style-name="ch16" chart:values-cell-range-address="Positions.L1:Positions.L100" chart:class="chart:line">
            <chart:data-point chart:repeated="100"/>
          </chart:series>
          <chart:series chart:style-name="ch17" chart:values-cell-range-address="Positions.M1:Positions.M100" chart:class="chart:line">
            <chart:data-point chart:repeated="100"/>
          </chart:series>
          <chart:series chart:style-name="ch18" chart:values-cell-range-address="Positions.N1:Positions.N100" chart:class="chart:line">
            <chart:data-point chart:repeated="100"/>
          </chart:series>
          <chart:series chart:style-name="ch19" chart:values-cell-range-address="Positions.O1:Positions.O100" chart:class="chart:line">
            <chart:data-point chart:repeated="100"/>
          </chart:series>
          <chart:series chart:style-name="ch9" chart:values-cell-range-address="Positions.P1:Positions.P100" chart:class="chart:line">
            <chart:data-point chart:repeated="100"/>
          </chart:series>
          <chart:series chart:style-name="ch20" chart:values-cell-range-address="Positions.Q1:Positions.Q100" chart:class="chart:line">
            <chart:data-point chart:repeated="100"/>
          </chart:series>
          <chart:series chart:style-name="ch10" chart:values-cell-range-address="Positions.R1:Positions.R100" chart:class="chart:line">
            <chart:data-point chart:repeated="100"/>
          </chart:series>
          <chart:series chart:style-name="ch11" chart:values-cell-range-address="Positions.S1:Positions.S100" chart:class="chart:line">
            <chart:data-point chart:repeated="100"/>
          </chart:series>
          <chart:series chart:style-name="ch12" chart:values-cell-range-address="Positions.T1:Positions.T100" chart:class="chart:line">
            <chart:data-point chart:repeated="100"/>
          </chart:series>
          <chart:series chart:style-name="ch13" chart:values-cell-range-address="Positions.U1:Positions.U100" chart:class="chart:line">
            <chart:data-point chart:repeated="100"/>
          </chart:series>
          <chart:series chart:style-name="ch14" chart:values-cell-range-address="Positions.V1:Positions.V100" chart:class="chart:line">
            <chart:data-point chart:repeated="100"/>
          </chart:series>
          <chart:series chart:style-name="ch15" chart:values-cell-range-address="Positions.W1:Positions.W100" chart:class="chart:line">
            <chart:data-point chart:repeated="100"/>
          </chart:series>
          <chart:series chart:style-name="ch16" chart:values-cell-range-address="Positions.X1:Positions.X100" chart:class="chart:line">
            <chart:data-point chart:repeated="100"/>
          </chart:series>
          <chart:series chart:style-name="ch17" chart:values-cell-range-address="Positions.Y1:Positions.Y100" chart:class="chart:line">
            <chart:data-point chart:repeated="100"/>
          </chart:series>
          <chart:series chart:style-name="ch18" chart:values-cell-range-address="Positions.Z1:Positions.Z100" chart:class="chart:line">
            <chart:data-point chart:repeated="100"/>
          </chart:series>
          <chart:series chart:style-name="ch19" chart:values-cell-range-address="Positions.AA1:Positions.AA100" chart:class="chart:line">
            <chart:data-point chart:repeated="100"/>
          </chart:series>
          <chart:series chart:style-name="ch9" chart:values-cell-range-address="Positions.AB1:Positions.AB100" chart:class="chart:line">
            <chart:data-point chart:repeated="100"/>
          </chart:series>
          <chart:series chart:style-name="ch20" chart:values-cell-range-address="Positions.AC1:Positions.AC100" chart:class="chart:line">
            <chart:data-point chart:repeated="100"/>
          </chart:series>
          <chart:series chart:style-name="ch10" chart:values-cell-range-address="Positions.AD1:Positions.AD100" chart:class="chart:line">
            <chart:data-point chart:repeated="10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146">
                <text:p>0.89146</text:p>
                <draw:g>
                  <svg:desc>Positions.A1:Positions.A100</svg:desc>
                </draw:g>
              </table:table-cell>
              <table:table-cell office:value-type="float" office:value="0.96789">
                <text:p>0.96789</text:p>
                <draw:g>
                  <svg:desc>Positions.B1:Positions.B100</svg:desc>
                </draw:g>
              </table:table-cell>
              <table:table-cell office:value-type="float" office:value="0.915775">
                <text:p>0.915775</text:p>
                <draw:g>
                  <svg:desc>Positions.C1:Positions.C100</svg:desc>
                </draw:g>
              </table:table-cell>
              <table:table-cell office:value-type="float" office:value="1.10334">
                <text:p>1.10334</text:p>
                <draw:g>
                  <svg:desc>Positions.D1:Positions.D100</svg:desc>
                </draw:g>
              </table:table-cell>
              <table:table-cell office:value-type="float" office:value="0.5042">
                <text:p>0.5042</text:p>
                <draw:g>
                  <svg:desc>Positions.E1:Positions.E100</svg:desc>
                </draw:g>
              </table:table-cell>
              <table:table-cell office:value-type="float" office:value="1.43695">
                <text:p>1.43695</text:p>
                <draw:g>
                  <svg:desc>Positions.F1:Positions.F100</svg:desc>
                </draw:g>
              </table:table-cell>
              <table:table-cell office:value-type="float" office:value="NaN">
                <text:p>NaN</text:p>
                <draw:g>
                  <svg:desc>Positions.G1:Positions.G100</svg:desc>
                </draw:g>
              </table:table-cell>
              <table:table-cell office:value-type="float" office:value="NaN">
                <text:p>NaN</text:p>
                <draw:g>
                  <svg:desc>Positions.H1:Positions.H100</svg:desc>
                </draw:g>
              </table:table-cell>
              <table:table-cell office:value-type="float" office:value="NaN">
                <text:p>NaN</text:p>
                <draw:g>
                  <svg:desc>Positions.I1:Positions.I100</svg:desc>
                </draw:g>
              </table:table-cell>
              <table:table-cell office:value-type="float" office:value="NaN">
                <text:p>NaN</text:p>
                <draw:g>
                  <svg:desc>Positions.J1:Positions.J100</svg:desc>
                </draw:g>
              </table:table-cell>
              <table:table-cell office:value-type="float" office:value="NaN">
                <text:p>NaN</text:p>
                <draw:g>
                  <svg:desc>Positions.K1:Positions.K100</svg:desc>
                </draw:g>
              </table:table-cell>
              <table:table-cell office:value-type="float" office:value="NaN">
                <text:p>NaN</text:p>
                <draw:g>
                  <svg:desc>Positions.L1:Positions.L100</svg:desc>
                </draw:g>
              </table:table-cell>
              <table:table-cell office:value-type="float" office:value="NaN">
                <text:p>NaN</text:p>
                <draw:g>
                  <svg:desc>Positions.M1:Positions.M100</svg:desc>
                </draw:g>
              </table:table-cell>
              <table:table-cell office:value-type="float" office:value="NaN">
                <text:p>NaN</text:p>
                <draw:g>
                  <svg:desc>Positions.N1:Positions.N100</svg:desc>
                </draw:g>
              </table:table-cell>
              <table:table-cell office:value-type="float" office:value="NaN">
                <text:p>NaN</text:p>
                <draw:g>
                  <svg:desc>Positions.O1:Positions.O100</svg:desc>
                </draw:g>
              </table:table-cell>
              <table:table-cell office:value-type="float" office:value="NaN">
                <text:p>NaN</text:p>
                <draw:g>
                  <svg:desc>Positions.P1:Positions.P100</svg:desc>
                </draw:g>
              </table:table-cell>
              <table:table-cell office:value-type="float" office:value="NaN">
                <text:p>NaN</text:p>
                <draw:g>
                  <svg:desc>Positions.Q1:Positions.Q100</svg:desc>
                </draw:g>
              </table:table-cell>
              <table:table-cell office:value-type="float" office:value="NaN">
                <text:p>NaN</text:p>
                <draw:g>
                  <svg:desc>Positions.R1:Positions.R100</svg:desc>
                </draw:g>
              </table:table-cell>
              <table:table-cell office:value-type="float" office:value="NaN">
                <text:p>NaN</text:p>
                <draw:g>
                  <svg:desc>Positions.S1:Positions.S100</svg:desc>
                </draw:g>
              </table:table-cell>
              <table:table-cell office:value-type="float" office:value="NaN">
                <text:p>NaN</text:p>
                <draw:g>
                  <svg:desc>Positions.T1:Positions.T100</svg:desc>
                </draw:g>
              </table:table-cell>
              <table:table-cell office:value-type="float" office:value="NaN">
                <text:p>NaN</text:p>
                <draw:g>
                  <svg:desc>Positions.U1:Positions.U100</svg:desc>
                </draw:g>
              </table:table-cell>
              <table:table-cell office:value-type="float" office:value="NaN">
                <text:p>NaN</text:p>
                <draw:g>
                  <svg:desc>Positions.V1:Positions.V100</svg:desc>
                </draw:g>
              </table:table-cell>
              <table:table-cell office:value-type="float" office:value="NaN">
                <text:p>NaN</text:p>
                <draw:g>
                  <svg:desc>Positions.W1:Positions.W100</svg:desc>
                </draw:g>
              </table:table-cell>
              <table:table-cell office:value-type="float" office:value="NaN">
                <text:p>NaN</text:p>
                <draw:g>
                  <svg:desc>Positions.X1:Positions.X100</svg:desc>
                </draw:g>
              </table:table-cell>
              <table:table-cell office:value-type="float" office:value="NaN">
                <text:p>NaN</text:p>
                <draw:g>
                  <svg:desc>Positions.Y1:Positions.Y100</svg:desc>
                </draw:g>
              </table:table-cell>
              <table:table-cell office:value-type="float" office:value="NaN">
                <text:p>NaN</text:p>
                <draw:g>
                  <svg:desc>Positions.Z1:Positions.Z100</svg:desc>
                </draw:g>
              </table:table-cell>
              <table:table-cell office:value-type="float" office:value="NaN">
                <text:p>NaN</text:p>
                <draw:g>
                  <svg:desc>Positions.AA1:Positions.AA100</svg:desc>
                </draw:g>
              </table:table-cell>
              <table:table-cell office:value-type="float" office:value="NaN">
                <text:p>NaN</text:p>
                <draw:g>
                  <svg:desc>Positions.AB1:Positions.AB100</svg:desc>
                </draw:g>
              </table:table-cell>
              <table:table-cell office:value-type="float" office:value="NaN">
                <text:p>NaN</text:p>
                <draw:g>
                  <svg:desc>Positions.AC1:Positions.AC100</svg:desc>
                </draw:g>
              </table:table-cell>
              <table:table-cell office:value-type="float" office:value="NaN">
                <text:p>NaN</text:p>
                <draw:g>
                  <svg:desc>Positions.AD1:Positions.A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4145">
                <text:p>0.894145</text:p>
              </table:table-cell>
              <table:table-cell office:value-type="float" office:value="0.978622">
                <text:p>0.978622</text:p>
              </table:table-cell>
              <table:table-cell office:value-type="float" office:value="0.92182">
                <text:p>0.92182</text:p>
              </table:table-cell>
              <table:table-cell office:value-type="float" office:value="1.04402">
                <text:p>1.04402</text:p>
              </table:table-cell>
              <table:table-cell office:value-type="float" office:value="0.731725">
                <text:p>0.731725</text:p>
              </table:table-cell>
              <table:table-cell office:value-type="float" office:value="1.16294">
                <text:p>1.1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6877">
                <text:p>0.906877</text:p>
              </table:table-cell>
              <table:table-cell office:value-type="float" office:value="0.964493">
                <text:p>0.964493</text:p>
              </table:table-cell>
              <table:table-cell office:value-type="float" office:value="0.933142">
                <text:p>0.933142</text:p>
              </table:table-cell>
              <table:table-cell office:value-type="float" office:value="1.03792">
                <text:p>1.03792</text:p>
              </table:table-cell>
              <table:table-cell office:value-type="float" office:value="0.770833">
                <text:p>0.770833</text:p>
              </table:table-cell>
              <table:table-cell office:value-type="float" office:value="1.08293">
                <text:p>1.08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7026">
                <text:p>0.907026</text:p>
              </table:table-cell>
              <table:table-cell office:value-type="float" office:value="0.955098">
                <text:p>0.955098</text:p>
              </table:table-cell>
              <table:table-cell office:value-type="float" office:value="0.934404">
                <text:p>0.934404</text:p>
              </table:table-cell>
              <table:table-cell office:value-type="float" office:value="1.03186">
                <text:p>1.03186</text:p>
              </table:table-cell>
              <table:table-cell office:value-type="float" office:value="0.809881">
                <text:p>0.809881</text:p>
              </table:table-cell>
              <table:table-cell office:value-type="float" office:value="1.18732">
                <text:p>1.18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7743">
                <text:p>0.907743</text:p>
              </table:table-cell>
              <table:table-cell office:value-type="float" office:value="0.951545">
                <text:p>0.951545</text:p>
              </table:table-cell>
              <table:table-cell office:value-type="float" office:value="0.940387">
                <text:p>0.940387</text:p>
              </table:table-cell>
              <table:table-cell office:value-type="float" office:value="1.00502">
                <text:p>1.00502</text:p>
              </table:table-cell>
              <table:table-cell office:value-type="float" office:value="0.825035">
                <text:p>0.825035</text:p>
              </table:table-cell>
              <table:table-cell office:value-type="float" office:value="1.12294">
                <text:p>1.12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0879">
                <text:p>0.910879</text:p>
              </table:table-cell>
              <table:table-cell office:value-type="float" office:value="0.956005">
                <text:p>0.956005</text:p>
              </table:table-cell>
              <table:table-cell office:value-type="float" office:value="0.935502">
                <text:p>0.935502</text:p>
              </table:table-cell>
              <table:table-cell office:value-type="float" office:value="1.00455">
                <text:p>1.00455</text:p>
              </table:table-cell>
              <table:table-cell office:value-type="float" office:value="0.791708">
                <text:p>0.791708</text:p>
              </table:table-cell>
              <table:table-cell office:value-type="float" office:value="1.11082">
                <text:p>1.1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883">
                <text:p>0.90883</text:p>
              </table:table-cell>
              <table:table-cell office:value-type="float" office:value="0.958059">
                <text:p>0.958059</text:p>
              </table:table-cell>
              <table:table-cell office:value-type="float" office:value="0.937847">
                <text:p>0.937847</text:p>
              </table:table-cell>
              <table:table-cell office:value-type="float" office:value="1.00122">
                <text:p>1.00122</text:p>
              </table:table-cell>
              <table:table-cell office:value-type="float" office:value="0.812682">
                <text:p>0.812682</text:p>
              </table:table-cell>
              <table:table-cell office:value-type="float" office:value="1.1143">
                <text:p>1.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4024">
                <text:p>0.914024</text:p>
              </table:table-cell>
              <table:table-cell office:value-type="float" office:value="0.954687">
                <text:p>0.954687</text:p>
              </table:table-cell>
              <table:table-cell office:value-type="float" office:value="0.943152">
                <text:p>0.943152</text:p>
              </table:table-cell>
              <table:table-cell office:value-type="float" office:value="1.00248">
                <text:p>1.00248</text:p>
              </table:table-cell>
              <table:table-cell office:value-type="float" office:value="0.806309">
                <text:p>0.806309</text:p>
              </table:table-cell>
              <table:table-cell office:value-type="float" office:value="1.09027">
                <text:p>1.0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13142">
                <text:p>0.913142</text:p>
              </table:table-cell>
              <table:table-cell office:value-type="float" office:value="0.953392">
                <text:p>0.953392</text:p>
              </table:table-cell>
              <table:table-cell office:value-type="float" office:value="0.944323">
                <text:p>0.944323</text:p>
              </table:table-cell>
              <table:table-cell office:value-type="float" office:value="0.996108">
                <text:p>0.996108</text:p>
              </table:table-cell>
              <table:table-cell office:value-type="float" office:value="0.818931">
                <text:p>0.818931</text:p>
              </table:table-cell>
              <table:table-cell office:value-type="float" office:value="1.04063">
                <text:p>1.0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5303">
                <text:p>0.915303</text:p>
              </table:table-cell>
              <table:table-cell office:value-type="float" office:value="0.950825">
                <text:p>0.950825</text:p>
              </table:table-cell>
              <table:table-cell office:value-type="float" office:value="0.9458">
                <text:p>0.9458</text:p>
              </table:table-cell>
              <table:table-cell office:value-type="float" office:value="0.986479">
                <text:p>0.986479</text:p>
              </table:table-cell>
              <table:table-cell office:value-type="float" office:value="0.821755">
                <text:p>0.821755</text:p>
              </table:table-cell>
              <table:table-cell office:value-type="float" office:value="1.05249">
                <text:p>1.05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401">
                <text:p>0.91401</text:p>
              </table:table-cell>
              <table:table-cell office:value-type="float" office:value="0.949062">
                <text:p>0.949062</text:p>
              </table:table-cell>
              <table:table-cell office:value-type="float" office:value="0.941374">
                <text:p>0.941374</text:p>
              </table:table-cell>
              <table:table-cell office:value-type="float" office:value="0.98806">
                <text:p>0.98806</text:p>
              </table:table-cell>
              <table:table-cell office:value-type="float" office:value="0.825886">
                <text:p>0.825886</text:p>
              </table:table-cell>
              <table:table-cell office:value-type="float" office:value="1.05681">
                <text:p>1.05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1725">
                <text:p>0.911725</text:p>
              </table:table-cell>
              <table:table-cell office:value-type="float" office:value="0.946244">
                <text:p>0.946244</text:p>
              </table:table-cell>
              <table:table-cell office:value-type="float" office:value="0.944964">
                <text:p>0.944964</text:p>
              </table:table-cell>
              <table:table-cell office:value-type="float" office:value="0.984595">
                <text:p>0.984595</text:p>
              </table:table-cell>
              <table:table-cell office:value-type="float" office:value="0.824067">
                <text:p>0.824067</text:p>
              </table:table-cell>
              <table:table-cell office:value-type="float" office:value="1.07029">
                <text:p>1.07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6078">
                <text:p>0.916078</text:p>
              </table:table-cell>
              <table:table-cell office:value-type="float" office:value="0.946417">
                <text:p>0.946417</text:p>
              </table:table-cell>
              <table:table-cell office:value-type="float" office:value="0.946358">
                <text:p>0.946358</text:p>
              </table:table-cell>
              <table:table-cell office:value-type="float" office:value="0.98756">
                <text:p>0.98756</text:p>
              </table:table-cell>
              <table:table-cell office:value-type="float" office:value="0.819317">
                <text:p>0.819317</text:p>
              </table:table-cell>
              <table:table-cell office:value-type="float" office:value="1.06804">
                <text:p>1.06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4477">
                <text:p>0.914477</text:p>
              </table:table-cell>
              <table:table-cell office:value-type="float" office:value="0.94606">
                <text:p>0.94606</text:p>
              </table:table-cell>
              <table:table-cell office:value-type="float" office:value="0.945016">
                <text:p>0.945016</text:p>
              </table:table-cell>
              <table:table-cell office:value-type="float" office:value="0.985131">
                <text:p>0.985131</text:p>
              </table:table-cell>
              <table:table-cell office:value-type="float" office:value="0.81697">
                <text:p>0.81697</text:p>
              </table:table-cell>
              <table:table-cell office:value-type="float" office:value="1.05079">
                <text:p>1.05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2181">
                <text:p>0.912181</text:p>
              </table:table-cell>
              <table:table-cell office:value-type="float" office:value="0.948157">
                <text:p>0.948157</text:p>
              </table:table-cell>
              <table:table-cell office:value-type="float" office:value="0.9435">
                <text:p>0.9435</text:p>
              </table:table-cell>
              <table:table-cell office:value-type="float" office:value="0.984384">
                <text:p>0.984384</text:p>
              </table:table-cell>
              <table:table-cell office:value-type="float" office:value="0.813968">
                <text:p>0.813968</text:p>
              </table:table-cell>
              <table:table-cell office:value-type="float" office:value="1.05143">
                <text:p>1.0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2095">
                <text:p>0.912095</text:p>
              </table:table-cell>
              <table:table-cell office:value-type="float" office:value="0.949509">
                <text:p>0.949509</text:p>
              </table:table-cell>
              <table:table-cell office:value-type="float" office:value="0.946874">
                <text:p>0.946874</text:p>
              </table:table-cell>
              <table:table-cell office:value-type="float" office:value="0.982026">
                <text:p>0.982026</text:p>
              </table:table-cell>
              <table:table-cell office:value-type="float" office:value="0.818141">
                <text:p>0.818141</text:p>
              </table:table-cell>
              <table:table-cell office:value-type="float" office:value="1.06927">
                <text:p>1.0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4519">
                <text:p>0.914519</text:p>
              </table:table-cell>
              <table:table-cell office:value-type="float" office:value="0.946152">
                <text:p>0.946152</text:p>
              </table:table-cell>
              <table:table-cell office:value-type="float" office:value="0.948181">
                <text:p>0.948181</text:p>
              </table:table-cell>
              <table:table-cell office:value-type="float" office:value="0.980629">
                <text:p>0.980629</text:p>
              </table:table-cell>
              <table:table-cell office:value-type="float" office:value="0.814157">
                <text:p>0.814157</text:p>
              </table:table-cell>
              <table:table-cell office:value-type="float" office:value="1.07558">
                <text:p>1.07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14811">
                <text:p>0.914811</text:p>
              </table:table-cell>
              <table:table-cell office:value-type="float" office:value="0.945346">
                <text:p>0.945346</text:p>
              </table:table-cell>
              <table:table-cell office:value-type="float" office:value="0.947865">
                <text:p>0.947865</text:p>
              </table:table-cell>
              <table:table-cell office:value-type="float" office:value="0.983239">
                <text:p>0.983239</text:p>
              </table:table-cell>
              <table:table-cell office:value-type="float" office:value="0.809635">
                <text:p>0.809635</text:p>
              </table:table-cell>
              <table:table-cell office:value-type="float" office:value="1.06342">
                <text:p>1.06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2907">
                <text:p>0.912907</text:p>
              </table:table-cell>
              <table:table-cell office:value-type="float" office:value="0.943823">
                <text:p>0.943823</text:p>
              </table:table-cell>
              <table:table-cell office:value-type="float" office:value="0.949788">
                <text:p>0.949788</text:p>
              </table:table-cell>
              <table:table-cell office:value-type="float" office:value="0.98421">
                <text:p>0.98421</text:p>
              </table:table-cell>
              <table:table-cell office:value-type="float" office:value="0.8125">
                <text:p>0.8125</text:p>
              </table:table-cell>
              <table:table-cell office:value-type="float" office:value="1.04357">
                <text:p>1.04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3128">
                <text:p>0.913128</text:p>
              </table:table-cell>
              <table:table-cell office:value-type="float" office:value="0.946234">
                <text:p>0.946234</text:p>
              </table:table-cell>
              <table:table-cell office:value-type="float" office:value="0.948392">
                <text:p>0.948392</text:p>
              </table:table-cell>
              <table:table-cell office:value-type="float" office:value="0.98228">
                <text:p>0.98228</text:p>
              </table:table-cell>
              <table:table-cell office:value-type="float" office:value="0.812125">
                <text:p>0.812125</text:p>
              </table:table-cell>
              <table:table-cell office:value-type="float" office:value="1.05002">
                <text:p>1.05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16233">
                <text:p>0.916233</text:p>
              </table:table-cell>
              <table:table-cell office:value-type="float" office:value="0.943084">
                <text:p>0.943084</text:p>
              </table:table-cell>
              <table:table-cell office:value-type="float" office:value="0.948222">
                <text:p>0.948222</text:p>
              </table:table-cell>
              <table:table-cell office:value-type="float" office:value="0.978918">
                <text:p>0.978918</text:p>
              </table:table-cell>
              <table:table-cell office:value-type="float" office:value="0.82545">
                <text:p>0.82545</text:p>
              </table:table-cell>
              <table:table-cell office:value-type="float" office:value="1.05743">
                <text:p>1.05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15501">
                <text:p>0.915501</text:p>
              </table:table-cell>
              <table:table-cell office:value-type="float" office:value="0.946037">
                <text:p>0.946037</text:p>
              </table:table-cell>
              <table:table-cell office:value-type="float" office:value="0.950383">
                <text:p>0.950383</text:p>
              </table:table-cell>
              <table:table-cell office:value-type="float" office:value="0.977171">
                <text:p>0.977171</text:p>
              </table:table-cell>
              <table:table-cell office:value-type="float" office:value="0.847864">
                <text:p>0.847864</text:p>
              </table:table-cell>
              <table:table-cell office:value-type="float" office:value="1.05323">
                <text:p>1.0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6765">
                <text:p>0.916765</text:p>
              </table:table-cell>
              <table:table-cell office:value-type="float" office:value="0.947793">
                <text:p>0.947793</text:p>
              </table:table-cell>
              <table:table-cell office:value-type="float" office:value="0.951239">
                <text:p>0.951239</text:p>
              </table:table-cell>
              <table:table-cell office:value-type="float" office:value="0.975683">
                <text:p>0.975683</text:p>
              </table:table-cell>
              <table:table-cell office:value-type="float" office:value="0.864811">
                <text:p>0.864811</text:p>
              </table:table-cell>
              <table:table-cell office:value-type="float" office:value="1.03865">
                <text:p>1.0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16164">
                <text:p>0.916164</text:p>
              </table:table-cell>
              <table:table-cell office:value-type="float" office:value="0.943396">
                <text:p>0.943396</text:p>
              </table:table-cell>
              <table:table-cell office:value-type="float" office:value="0.951726">
                <text:p>0.951726</text:p>
              </table:table-cell>
              <table:table-cell office:value-type="float" office:value="0.976186">
                <text:p>0.976186</text:p>
              </table:table-cell>
              <table:table-cell office:value-type="float" office:value="0.876537">
                <text:p>0.876537</text:p>
              </table:table-cell>
              <table:table-cell office:value-type="float" office:value="1.04187">
                <text:p>1.04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18385">
                <text:p>0.918385</text:p>
              </table:table-cell>
              <table:table-cell office:value-type="float" office:value="0.941413">
                <text:p>0.941413</text:p>
              </table:table-cell>
              <table:table-cell office:value-type="float" office:value="0.951515">
                <text:p>0.951515</text:p>
              </table:table-cell>
              <table:table-cell office:value-type="float" office:value="0.976238">
                <text:p>0.976238</text:p>
              </table:table-cell>
              <table:table-cell office:value-type="float" office:value="0.887935">
                <text:p>0.887935</text:p>
              </table:table-cell>
              <table:table-cell office:value-type="float" office:value="1.02273">
                <text:p>1.0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859">
                <text:p>0.91859</text:p>
              </table:table-cell>
              <table:table-cell office:value-type="float" office:value="0.94205">
                <text:p>0.94205</text:p>
              </table:table-cell>
              <table:table-cell office:value-type="float" office:value="0.950453">
                <text:p>0.950453</text:p>
              </table:table-cell>
              <table:table-cell office:value-type="float" office:value="0.975431">
                <text:p>0.975431</text:p>
              </table:table-cell>
              <table:table-cell office:value-type="float" office:value="0.876905">
                <text:p>0.876905</text:p>
              </table:table-cell>
              <table:table-cell office:value-type="float" office:value="1.0094">
                <text:p>1.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9824">
                <text:p>0.919824</text:p>
              </table:table-cell>
              <table:table-cell office:value-type="float" office:value="0.942901">
                <text:p>0.942901</text:p>
              </table:table-cell>
              <table:table-cell office:value-type="float" office:value="0.950488">
                <text:p>0.950488</text:p>
              </table:table-cell>
              <table:table-cell office:value-type="float" office:value="0.973495">
                <text:p>0.973495</text:p>
              </table:table-cell>
              <table:table-cell office:value-type="float" office:value="0.875113">
                <text:p>0.875113</text:p>
              </table:table-cell>
              <table:table-cell office:value-type="float" office:value="1.00073">
                <text:p>1.00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8663">
                <text:p>0.918663</text:p>
              </table:table-cell>
              <table:table-cell office:value-type="float" office:value="0.942982">
                <text:p>0.942982</text:p>
              </table:table-cell>
              <table:table-cell office:value-type="float" office:value="0.949462">
                <text:p>0.949462</text:p>
              </table:table-cell>
              <table:table-cell office:value-type="float" office:value="0.972986">
                <text:p>0.972986</text:p>
              </table:table-cell>
              <table:table-cell office:value-type="float" office:value="0.882599">
                <text:p>0.882599</text:p>
              </table:table-cell>
              <table:table-cell office:value-type="float" office:value="1.00591">
                <text:p>1.00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18677">
                <text:p>0.918677</text:p>
              </table:table-cell>
              <table:table-cell office:value-type="float" office:value="0.943828">
                <text:p>0.943828</text:p>
              </table:table-cell>
              <table:table-cell office:value-type="float" office:value="0.947704">
                <text:p>0.947704</text:p>
              </table:table-cell>
              <table:table-cell office:value-type="float" office:value="0.973464">
                <text:p>0.973464</text:p>
              </table:table-cell>
              <table:table-cell office:value-type="float" office:value="0.885881">
                <text:p>0.885881</text:p>
              </table:table-cell>
              <table:table-cell office:value-type="float" office:value="1.01432">
                <text:p>1.0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20063">
                <text:p>0.920063</text:p>
              </table:table-cell>
              <table:table-cell office:value-type="float" office:value="0.942867">
                <text:p>0.942867</text:p>
              </table:table-cell>
              <table:table-cell office:value-type="float" office:value="0.948622">
                <text:p>0.948622</text:p>
              </table:table-cell>
              <table:table-cell office:value-type="float" office:value="0.973872">
                <text:p>0.973872</text:p>
              </table:table-cell>
              <table:table-cell office:value-type="float" office:value="0.872228">
                <text:p>0.872228</text:p>
              </table:table-cell>
              <table:table-cell office:value-type="float" office:value="1.01794">
                <text:p>1.0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19341">
                <text:p>0.919341</text:p>
              </table:table-cell>
              <table:table-cell office:value-type="float" office:value="0.941722">
                <text:p>0.941722</text:p>
              </table:table-cell>
              <table:table-cell office:value-type="float" office:value="0.950903">
                <text:p>0.950903</text:p>
              </table:table-cell>
              <table:table-cell office:value-type="float" office:value="0.971467">
                <text:p>0.971467</text:p>
              </table:table-cell>
              <table:table-cell office:value-type="float" office:value="0.879178">
                <text:p>0.879178</text:p>
              </table:table-cell>
              <table:table-cell office:value-type="float" office:value="1.00841">
                <text:p>1.00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19895">
                <text:p>0.919895</text:p>
              </table:table-cell>
              <table:table-cell office:value-type="float" office:value="0.942605">
                <text:p>0.942605</text:p>
              </table:table-cell>
              <table:table-cell office:value-type="float" office:value="0.951168">
                <text:p>0.951168</text:p>
              </table:table-cell>
              <table:table-cell office:value-type="float" office:value="0.972582">
                <text:p>0.972582</text:p>
              </table:table-cell>
              <table:table-cell office:value-type="float" office:value="0.875784">
                <text:p>0.875784</text:p>
              </table:table-cell>
              <table:table-cell office:value-type="float" office:value="1.00754">
                <text:p>1.00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20908">
                <text:p>0.920908</text:p>
              </table:table-cell>
              <table:table-cell office:value-type="float" office:value="0.942494">
                <text:p>0.942494</text:p>
              </table:table-cell>
              <table:table-cell office:value-type="float" office:value="0.951479">
                <text:p>0.951479</text:p>
              </table:table-cell>
              <table:table-cell office:value-type="float" office:value="0.972754">
                <text:p>0.972754</text:p>
              </table:table-cell>
              <table:table-cell office:value-type="float" office:value="0.885707">
                <text:p>0.885707</text:p>
              </table:table-cell>
              <table:table-cell office:value-type="float" office:value="1.01915">
                <text:p>1.0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1566">
                <text:p>0.921566</text:p>
              </table:table-cell>
              <table:table-cell office:value-type="float" office:value="0.943338">
                <text:p>0.943338</text:p>
              </table:table-cell>
              <table:table-cell office:value-type="float" office:value="0.951652">
                <text:p>0.951652</text:p>
              </table:table-cell>
              <table:table-cell office:value-type="float" office:value="0.973392">
                <text:p>0.973392</text:p>
              </table:table-cell>
              <table:table-cell office:value-type="float" office:value="0.883444">
                <text:p>0.883444</text:p>
              </table:table-cell>
              <table:table-cell office:value-type="float" office:value="1.01843">
                <text:p>1.0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23816">
                <text:p>0.923816</text:p>
              </table:table-cell>
              <table:table-cell office:value-type="float" office:value="0.944332">
                <text:p>0.944332</text:p>
              </table:table-cell>
              <table:table-cell office:value-type="float" office:value="0.950901">
                <text:p>0.950901</text:p>
              </table:table-cell>
              <table:table-cell office:value-type="float" office:value="0.972708">
                <text:p>0.972708</text:p>
              </table:table-cell>
              <table:table-cell office:value-type="float" office:value="0.887582">
                <text:p>0.887582</text:p>
              </table:table-cell>
              <table:table-cell office:value-type="float" office:value="1.00659">
                <text:p>1.00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2577">
                <text:p>0.922577</text:p>
              </table:table-cell>
              <table:table-cell office:value-type="float" office:value="0.943689">
                <text:p>0.943689</text:p>
              </table:table-cell>
              <table:table-cell office:value-type="float" office:value="0.951737">
                <text:p>0.951737</text:p>
              </table:table-cell>
              <table:table-cell office:value-type="float" office:value="0.972103">
                <text:p>0.972103</text:p>
              </table:table-cell>
              <table:table-cell office:value-type="float" office:value="0.887688">
                <text:p>0.887688</text:p>
              </table:table-cell>
              <table:table-cell office:value-type="float" office:value="1.00564">
                <text:p>1.00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2993">
                <text:p>0.922993</text:p>
              </table:table-cell>
              <table:table-cell office:value-type="float" office:value="0.943077">
                <text:p>0.943077</text:p>
              </table:table-cell>
              <table:table-cell office:value-type="float" office:value="0.951489">
                <text:p>0.951489</text:p>
              </table:table-cell>
              <table:table-cell office:value-type="float" office:value="0.970566">
                <text:p>0.970566</text:p>
              </table:table-cell>
              <table:table-cell office:value-type="float" office:value="0.887284">
                <text:p>0.887284</text:p>
              </table:table-cell>
              <table:table-cell office:value-type="float" office:value="0.99525">
                <text:p>0.9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2697">
                <text:p>0.922697</text:p>
              </table:table-cell>
              <table:table-cell office:value-type="float" office:value="0.943237">
                <text:p>0.943237</text:p>
              </table:table-cell>
              <table:table-cell office:value-type="float" office:value="0.950623">
                <text:p>0.950623</text:p>
              </table:table-cell>
              <table:table-cell office:value-type="float" office:value="0.972937">
                <text:p>0.972937</text:p>
              </table:table-cell>
              <table:table-cell office:value-type="float" office:value="0.900367">
                <text:p>0.900367</text:p>
              </table:table-cell>
              <table:table-cell office:value-type="float" office:value="0.987059">
                <text:p>0.98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2629">
                <text:p>0.922629</text:p>
              </table:table-cell>
              <table:table-cell office:value-type="float" office:value="0.944158">
                <text:p>0.944158</text:p>
              </table:table-cell>
              <table:table-cell office:value-type="float" office:value="0.949711">
                <text:p>0.949711</text:p>
              </table:table-cell>
              <table:table-cell office:value-type="float" office:value="0.974092">
                <text:p>0.974092</text:p>
              </table:table-cell>
              <table:table-cell office:value-type="float" office:value="0.894122">
                <text:p>0.894122</text:p>
              </table:table-cell>
              <table:table-cell office:value-type="float" office:value="0.983524">
                <text:p>0.98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22025">
                <text:p>0.922025</text:p>
              </table:table-cell>
              <table:table-cell office:value-type="float" office:value="0.943774">
                <text:p>0.943774</text:p>
              </table:table-cell>
              <table:table-cell office:value-type="float" office:value="0.951645">
                <text:p>0.951645</text:p>
              </table:table-cell>
              <table:table-cell office:value-type="float" office:value="0.973757">
                <text:p>0.973757</text:p>
              </table:table-cell>
              <table:table-cell office:value-type="float" office:value="0.885509">
                <text:p>0.885509</text:p>
              </table:table-cell>
              <table:table-cell office:value-type="float" office:value="0.974877">
                <text:p>0.974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2404">
                <text:p>0.922404</text:p>
              </table:table-cell>
              <table:table-cell office:value-type="float" office:value="0.943683">
                <text:p>0.943683</text:p>
              </table:table-cell>
              <table:table-cell office:value-type="float" office:value="0.950995">
                <text:p>0.950995</text:p>
              </table:table-cell>
              <table:table-cell office:value-type="float" office:value="0.973047">
                <text:p>0.973047</text:p>
              </table:table-cell>
              <table:table-cell office:value-type="float" office:value="0.88392">
                <text:p>0.88392</text:p>
              </table:table-cell>
              <table:table-cell office:value-type="float" office:value="0.980434">
                <text:p>0.980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1845">
                <text:p>0.921845</text:p>
              </table:table-cell>
              <table:table-cell office:value-type="float" office:value="0.944575">
                <text:p>0.944575</text:p>
              </table:table-cell>
              <table:table-cell office:value-type="float" office:value="0.95229">
                <text:p>0.95229</text:p>
              </table:table-cell>
              <table:table-cell office:value-type="float" office:value="0.972138">
                <text:p>0.972138</text:p>
              </table:table-cell>
              <table:table-cell office:value-type="float" office:value="0.908243">
                <text:p>0.908243</text:p>
              </table:table-cell>
              <table:table-cell office:value-type="float" office:value="0.986988">
                <text:p>0.986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2971">
                <text:p>0.922971</text:p>
              </table:table-cell>
              <table:table-cell office:value-type="float" office:value="0.942943">
                <text:p>0.942943</text:p>
              </table:table-cell>
              <table:table-cell office:value-type="float" office:value="0.95229">
                <text:p>0.95229</text:p>
              </table:table-cell>
              <table:table-cell office:value-type="float" office:value="0.973922">
                <text:p>0.973922</text:p>
              </table:table-cell>
              <table:table-cell office:value-type="float" office:value="0.908153">
                <text:p>0.908153</text:p>
              </table:table-cell>
              <table:table-cell office:value-type="float" office:value="0.987648">
                <text:p>0.987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2934">
                <text:p>0.922934</text:p>
              </table:table-cell>
              <table:table-cell office:value-type="float" office:value="0.944221">
                <text:p>0.944221</text:p>
              </table:table-cell>
              <table:table-cell office:value-type="float" office:value="0.952433">
                <text:p>0.952433</text:p>
              </table:table-cell>
              <table:table-cell office:value-type="float" office:value="0.974575">
                <text:p>0.974575</text:p>
              </table:table-cell>
              <table:table-cell office:value-type="float" office:value="0.910243">
                <text:p>0.910243</text:p>
              </table:table-cell>
              <table:table-cell office:value-type="float" office:value="0.988423">
                <text:p>0.988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23208">
                <text:p>0.923208</text:p>
              </table:table-cell>
              <table:table-cell office:value-type="float" office:value="0.943872">
                <text:p>0.943872</text:p>
              </table:table-cell>
              <table:table-cell office:value-type="float" office:value="0.951778">
                <text:p>0.951778</text:p>
              </table:table-cell>
              <table:table-cell office:value-type="float" office:value="0.973992">
                <text:p>0.973992</text:p>
              </table:table-cell>
              <table:table-cell office:value-type="float" office:value="0.91206">
                <text:p>0.91206</text:p>
              </table:table-cell>
              <table:table-cell office:value-type="float" office:value="0.982474">
                <text:p>0.98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3867">
                <text:p>0.923867</text:p>
              </table:table-cell>
              <table:table-cell office:value-type="float" office:value="0.943974">
                <text:p>0.943974</text:p>
              </table:table-cell>
              <table:table-cell office:value-type="float" office:value="0.951833">
                <text:p>0.951833</text:p>
              </table:table-cell>
              <table:table-cell office:value-type="float" office:value="0.974411">
                <text:p>0.974411</text:p>
              </table:table-cell>
              <table:table-cell office:value-type="float" office:value="0.911657">
                <text:p>0.911657</text:p>
              </table:table-cell>
              <table:table-cell office:value-type="float" office:value="0.985105">
                <text:p>0.985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4211">
                <text:p>0.924211</text:p>
              </table:table-cell>
              <table:table-cell office:value-type="float" office:value="0.943891">
                <text:p>0.943891</text:p>
              </table:table-cell>
              <table:table-cell office:value-type="float" office:value="0.953269">
                <text:p>0.953269</text:p>
              </table:table-cell>
              <table:table-cell office:value-type="float" office:value="0.976076">
                <text:p>0.976076</text:p>
              </table:table-cell>
              <table:table-cell office:value-type="float" office:value="0.91344">
                <text:p>0.91344</text:p>
              </table:table-cell>
              <table:table-cell office:value-type="float" office:value="0.97979">
                <text:p>0.97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24411">
                <text:p>0.924411</text:p>
              </table:table-cell>
              <table:table-cell office:value-type="float" office:value="0.944075">
                <text:p>0.944075</text:p>
              </table:table-cell>
              <table:table-cell office:value-type="float" office:value="0.952282">
                <text:p>0.952282</text:p>
              </table:table-cell>
              <table:table-cell office:value-type="float" office:value="0.975619">
                <text:p>0.975619</text:p>
              </table:table-cell>
              <table:table-cell office:value-type="float" office:value="0.912129">
                <text:p>0.912129</text:p>
              </table:table-cell>
              <table:table-cell office:value-type="float" office:value="0.989675">
                <text:p>0.98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24759">
                <text:p>0.924759</text:p>
              </table:table-cell>
              <table:table-cell office:value-type="float" office:value="0.945494">
                <text:p>0.945494</text:p>
              </table:table-cell>
              <table:table-cell office:value-type="float" office:value="0.952821">
                <text:p>0.952821</text:p>
              </table:table-cell>
              <table:table-cell office:value-type="float" office:value="0.974715">
                <text:p>0.974715</text:p>
              </table:table-cell>
              <table:table-cell office:value-type="float" office:value="0.912278">
                <text:p>0.912278</text:p>
              </table:table-cell>
              <table:table-cell office:value-type="float" office:value="0.989636">
                <text:p>0.989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24857">
                <text:p>0.924857</text:p>
              </table:table-cell>
              <table:table-cell office:value-type="float" office:value="0.944493">
                <text:p>0.944493</text:p>
              </table:table-cell>
              <table:table-cell office:value-type="float" office:value="0.952927">
                <text:p>0.952927</text:p>
              </table:table-cell>
              <table:table-cell office:value-type="float" office:value="0.974627">
                <text:p>0.974627</text:p>
              </table:table-cell>
              <table:table-cell office:value-type="float" office:value="0.911602">
                <text:p>0.911602</text:p>
              </table:table-cell>
              <table:table-cell office:value-type="float" office:value="0.990251">
                <text:p>0.990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24841">
                <text:p>0.924841</text:p>
              </table:table-cell>
              <table:table-cell office:value-type="float" office:value="0.943726">
                <text:p>0.943726</text:p>
              </table:table-cell>
              <table:table-cell office:value-type="float" office:value="0.952116">
                <text:p>0.952116</text:p>
              </table:table-cell>
              <table:table-cell office:value-type="float" office:value="0.974808">
                <text:p>0.974808</text:p>
              </table:table-cell>
              <table:table-cell office:value-type="float" office:value="0.910786">
                <text:p>0.910786</text:p>
              </table:table-cell>
              <table:table-cell office:value-type="float" office:value="0.991754">
                <text:p>0.99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25748">
                <text:p>0.925748</text:p>
              </table:table-cell>
              <table:table-cell office:value-type="float" office:value="0.94406">
                <text:p>0.94406</text:p>
              </table:table-cell>
              <table:table-cell office:value-type="float" office:value="0.951238">
                <text:p>0.951238</text:p>
              </table:table-cell>
              <table:table-cell office:value-type="float" office:value="0.974721">
                <text:p>0.974721</text:p>
              </table:table-cell>
              <table:table-cell office:value-type="float" office:value="0.909121">
                <text:p>0.909121</text:p>
              </table:table-cell>
              <table:table-cell office:value-type="float" office:value="0.996838">
                <text:p>0.99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26806">
                <text:p>0.926806</text:p>
              </table:table-cell>
              <table:table-cell office:value-type="float" office:value="0.944593">
                <text:p>0.944593</text:p>
              </table:table-cell>
              <table:table-cell office:value-type="float" office:value="0.950481">
                <text:p>0.950481</text:p>
              </table:table-cell>
              <table:table-cell office:value-type="float" office:value="0.976519">
                <text:p>0.976519</text:p>
              </table:table-cell>
              <table:table-cell office:value-type="float" office:value="0.905753">
                <text:p>0.905753</text:p>
              </table:table-cell>
              <table:table-cell office:value-type="float" office:value="0.992237">
                <text:p>0.99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26815">
                <text:p>0.926815</text:p>
              </table:table-cell>
              <table:table-cell office:value-type="float" office:value="0.944867">
                <text:p>0.944867</text:p>
              </table:table-cell>
              <table:table-cell office:value-type="float" office:value="0.950764">
                <text:p>0.950764</text:p>
              </table:table-cell>
              <table:table-cell office:value-type="float" office:value="0.975599">
                <text:p>0.975599</text:p>
              </table:table-cell>
              <table:table-cell office:value-type="float" office:value="0.912668">
                <text:p>0.912668</text:p>
              </table:table-cell>
              <table:table-cell office:value-type="float" office:value="1.00547">
                <text:p>1.0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736">
                <text:p>0.92736</text:p>
              </table:table-cell>
              <table:table-cell office:value-type="float" office:value="0.944969">
                <text:p>0.944969</text:p>
              </table:table-cell>
              <table:table-cell office:value-type="float" office:value="0.951928">
                <text:p>0.951928</text:p>
              </table:table-cell>
              <table:table-cell office:value-type="float" office:value="0.975111">
                <text:p>0.975111</text:p>
              </table:table-cell>
              <table:table-cell office:value-type="float" office:value="0.917947">
                <text:p>0.917947</text:p>
              </table:table-cell>
              <table:table-cell office:value-type="float" office:value="0.997108">
                <text:p>0.99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7191">
                <text:p>0.927191</text:p>
              </table:table-cell>
              <table:table-cell office:value-type="float" office:value="0.945359">
                <text:p>0.945359</text:p>
              </table:table-cell>
              <table:table-cell office:value-type="float" office:value="0.95145">
                <text:p>0.95145</text:p>
              </table:table-cell>
              <table:table-cell office:value-type="float" office:value="0.975648">
                <text:p>0.975648</text:p>
              </table:table-cell>
              <table:table-cell office:value-type="float" office:value="0.92041">
                <text:p>0.92041</text:p>
              </table:table-cell>
              <table:table-cell office:value-type="float" office:value="0.991843">
                <text:p>0.99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7091">
                <text:p>0.927091</text:p>
              </table:table-cell>
              <table:table-cell office:value-type="float" office:value="0.945403">
                <text:p>0.945403</text:p>
              </table:table-cell>
              <table:table-cell office:value-type="float" office:value="0.953229">
                <text:p>0.953229</text:p>
              </table:table-cell>
              <table:table-cell office:value-type="float" office:value="0.97493">
                <text:p>0.97493</text:p>
              </table:table-cell>
              <table:table-cell office:value-type="float" office:value="0.919051">
                <text:p>0.919051</text:p>
              </table:table-cell>
              <table:table-cell office:value-type="float" office:value="1.00088">
                <text:p>1.0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7514">
                <text:p>0.927514</text:p>
              </table:table-cell>
              <table:table-cell office:value-type="float" office:value="0.944805">
                <text:p>0.944805</text:p>
              </table:table-cell>
              <table:table-cell office:value-type="float" office:value="0.953306">
                <text:p>0.953306</text:p>
              </table:table-cell>
              <table:table-cell office:value-type="float" office:value="0.973865">
                <text:p>0.973865</text:p>
              </table:table-cell>
              <table:table-cell office:value-type="float" office:value="0.915881">
                <text:p>0.915881</text:p>
              </table:table-cell>
              <table:table-cell office:value-type="float" office:value="0.999561">
                <text:p>0.999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7244">
                <text:p>0.927244</text:p>
              </table:table-cell>
              <table:table-cell office:value-type="float" office:value="0.94429">
                <text:p>0.94429</text:p>
              </table:table-cell>
              <table:table-cell office:value-type="float" office:value="0.952835">
                <text:p>0.952835</text:p>
              </table:table-cell>
              <table:table-cell office:value-type="float" office:value="0.974109">
                <text:p>0.974109</text:p>
              </table:table-cell>
              <table:table-cell office:value-type="float" office:value="0.919092">
                <text:p>0.919092</text:p>
              </table:table-cell>
              <table:table-cell office:value-type="float" office:value="1.00083">
                <text:p>1.00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759">
                <text:p>0.92759</text:p>
              </table:table-cell>
              <table:table-cell office:value-type="float" office:value="0.943311">
                <text:p>0.943311</text:p>
              </table:table-cell>
              <table:table-cell office:value-type="float" office:value="0.952005">
                <text:p>0.952005</text:p>
              </table:table-cell>
              <table:table-cell office:value-type="float" office:value="0.975355">
                <text:p>0.975355</text:p>
              </table:table-cell>
              <table:table-cell office:value-type="float" office:value="0.914308">
                <text:p>0.914308</text:p>
              </table:table-cell>
              <table:table-cell office:value-type="float" office:value="1.00572">
                <text:p>1.0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7669">
                <text:p>0.927669</text:p>
              </table:table-cell>
              <table:table-cell office:value-type="float" office:value="0.942971">
                <text:p>0.942971</text:p>
              </table:table-cell>
              <table:table-cell office:value-type="float" office:value="0.951155">
                <text:p>0.951155</text:p>
              </table:table-cell>
              <table:table-cell office:value-type="float" office:value="0.975642">
                <text:p>0.975642</text:p>
              </table:table-cell>
              <table:table-cell office:value-type="float" office:value="0.911173">
                <text:p>0.911173</text:p>
              </table:table-cell>
              <table:table-cell office:value-type="float" office:value="1.00003">
                <text:p>1.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27821">
                <text:p>0.927821</text:p>
              </table:table-cell>
              <table:table-cell office:value-type="float" office:value="0.942693">
                <text:p>0.942693</text:p>
              </table:table-cell>
              <table:table-cell office:value-type="float" office:value="0.951248">
                <text:p>0.951248</text:p>
              </table:table-cell>
              <table:table-cell office:value-type="float" office:value="0.975408">
                <text:p>0.975408</text:p>
              </table:table-cell>
              <table:table-cell office:value-type="float" office:value="0.910085">
                <text:p>0.910085</text:p>
              </table:table-cell>
              <table:table-cell office:value-type="float" office:value="0.997586">
                <text:p>0.99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27753">
                <text:p>0.927753</text:p>
              </table:table-cell>
              <table:table-cell office:value-type="float" office:value="0.94259">
                <text:p>0.94259</text:p>
              </table:table-cell>
              <table:table-cell office:value-type="float" office:value="0.951132">
                <text:p>0.951132</text:p>
              </table:table-cell>
              <table:table-cell office:value-type="float" office:value="0.974689">
                <text:p>0.974689</text:p>
              </table:table-cell>
              <table:table-cell office:value-type="float" office:value="0.910478">
                <text:p>0.910478</text:p>
              </table:table-cell>
              <table:table-cell office:value-type="float" office:value="0.995874">
                <text:p>0.995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7653">
                <text:p>0.927653</text:p>
              </table:table-cell>
              <table:table-cell office:value-type="float" office:value="0.94391">
                <text:p>0.94391</text:p>
              </table:table-cell>
              <table:table-cell office:value-type="float" office:value="0.952497">
                <text:p>0.952497</text:p>
              </table:table-cell>
              <table:table-cell office:value-type="float" office:value="0.974638">
                <text:p>0.974638</text:p>
              </table:table-cell>
              <table:table-cell office:value-type="float" office:value="0.912473">
                <text:p>0.912473</text:p>
              </table:table-cell>
              <table:table-cell office:value-type="float" office:value="0.995977">
                <text:p>0.99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27679">
                <text:p>0.927679</text:p>
              </table:table-cell>
              <table:table-cell office:value-type="float" office:value="0.943816">
                <text:p>0.943816</text:p>
              </table:table-cell>
              <table:table-cell office:value-type="float" office:value="0.95236">
                <text:p>0.95236</text:p>
              </table:table-cell>
              <table:table-cell office:value-type="float" office:value="0.974587">
                <text:p>0.974587</text:p>
              </table:table-cell>
              <table:table-cell office:value-type="float" office:value="0.909979">
                <text:p>0.909979</text:p>
              </table:table-cell>
              <table:table-cell office:value-type="float" office:value="0.993333">
                <text:p>0.99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2815">
                <text:p>0.92815</text:p>
              </table:table-cell>
              <table:table-cell office:value-type="float" office:value="0.943645">
                <text:p>0.943645</text:p>
              </table:table-cell>
              <table:table-cell office:value-type="float" office:value="0.952007">
                <text:p>0.952007</text:p>
              </table:table-cell>
              <table:table-cell office:value-type="float" office:value="0.973667">
                <text:p>0.973667</text:p>
              </table:table-cell>
              <table:table-cell office:value-type="float" office:value="0.9151">
                <text:p>0.9151</text:p>
              </table:table-cell>
              <table:table-cell office:value-type="float" office:value="0.99021">
                <text:p>0.99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27946">
                <text:p>0.927946</text:p>
              </table:table-cell>
              <table:table-cell office:value-type="float" office:value="0.943303">
                <text:p>0.943303</text:p>
              </table:table-cell>
              <table:table-cell office:value-type="float" office:value="0.953228">
                <text:p>0.953228</text:p>
              </table:table-cell>
              <table:table-cell office:value-type="float" office:value="0.972594">
                <text:p>0.972594</text:p>
              </table:table-cell>
              <table:table-cell office:value-type="float" office:value="0.912145">
                <text:p>0.912145</text:p>
              </table:table-cell>
              <table:table-cell office:value-type="float" office:value="0.986906">
                <text:p>0.98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27554">
                <text:p>0.927554</text:p>
              </table:table-cell>
              <table:table-cell office:value-type="float" office:value="0.942489">
                <text:p>0.942489</text:p>
              </table:table-cell>
              <table:table-cell office:value-type="float" office:value="0.953345">
                <text:p>0.953345</text:p>
              </table:table-cell>
              <table:table-cell office:value-type="float" office:value="0.972633">
                <text:p>0.972633</text:p>
              </table:table-cell>
              <table:table-cell office:value-type="float" office:value="0.916798">
                <text:p>0.916798</text:p>
              </table:table-cell>
              <table:table-cell office:value-type="float" office:value="0.988103">
                <text:p>0.988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27173">
                <text:p>0.927173</text:p>
              </table:table-cell>
              <table:table-cell office:value-type="float" office:value="0.942411">
                <text:p>0.942411</text:p>
              </table:table-cell>
              <table:table-cell office:value-type="float" office:value="0.953385">
                <text:p>0.953385</text:p>
              </table:table-cell>
              <table:table-cell office:value-type="float" office:value="0.97204">
                <text:p>0.97204</text:p>
              </table:table-cell>
              <table:table-cell office:value-type="float" office:value="0.915987">
                <text:p>0.915987</text:p>
              </table:table-cell>
              <table:table-cell office:value-type="float" office:value="0.987621">
                <text:p>0.987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26887">
                <text:p>0.926887</text:p>
              </table:table-cell>
              <table:table-cell office:value-type="float" office:value="0.942128">
                <text:p>0.942128</text:p>
              </table:table-cell>
              <table:table-cell office:value-type="float" office:value="0.953436">
                <text:p>0.953436</text:p>
              </table:table-cell>
              <table:table-cell office:value-type="float" office:value="0.972613">
                <text:p>0.972613</text:p>
              </table:table-cell>
              <table:table-cell office:value-type="float" office:value="0.911551">
                <text:p>0.911551</text:p>
              </table:table-cell>
              <table:table-cell office:value-type="float" office:value="0.986538">
                <text:p>0.986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27581">
                <text:p>0.927581</text:p>
              </table:table-cell>
              <table:table-cell office:value-type="float" office:value="0.941816">
                <text:p>0.941816</text:p>
              </table:table-cell>
              <table:table-cell office:value-type="float" office:value="0.95301">
                <text:p>0.95301</text:p>
              </table:table-cell>
              <table:table-cell office:value-type="float" office:value="0.972711">
                <text:p>0.972711</text:p>
              </table:table-cell>
              <table:table-cell office:value-type="float" office:value="0.912887">
                <text:p>0.912887</text:p>
              </table:table-cell>
              <table:table-cell office:value-type="float" office:value="0.984009">
                <text:p>0.984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779">
                <text:p>0.92779</text:p>
              </table:table-cell>
              <table:table-cell office:value-type="float" office:value="0.941448">
                <text:p>0.941448</text:p>
              </table:table-cell>
              <table:table-cell office:value-type="float" office:value="0.952349">
                <text:p>0.952349</text:p>
              </table:table-cell>
              <table:table-cell office:value-type="float" office:value="0.973143">
                <text:p>0.973143</text:p>
              </table:table-cell>
              <table:table-cell office:value-type="float" office:value="0.912102">
                <text:p>0.912102</text:p>
              </table:table-cell>
              <table:table-cell office:value-type="float" office:value="0.981776">
                <text:p>0.98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28055">
                <text:p>0.928055</text:p>
              </table:table-cell>
              <table:table-cell office:value-type="float" office:value="0.941783">
                <text:p>0.941783</text:p>
              </table:table-cell>
              <table:table-cell office:value-type="float" office:value="0.953041">
                <text:p>0.953041</text:p>
              </table:table-cell>
              <table:table-cell office:value-type="float" office:value="0.973066">
                <text:p>0.973066</text:p>
              </table:table-cell>
              <table:table-cell office:value-type="float" office:value="0.918262">
                <text:p>0.918262</text:p>
              </table:table-cell>
              <table:table-cell office:value-type="float" office:value="0.98558">
                <text:p>0.9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27972">
                <text:p>0.927972</text:p>
              </table:table-cell>
              <table:table-cell office:value-type="float" office:value="0.941041">
                <text:p>0.941041</text:p>
              </table:table-cell>
              <table:table-cell office:value-type="float" office:value="0.953983">
                <text:p>0.953983</text:p>
              </table:table-cell>
              <table:table-cell office:value-type="float" office:value="0.973965">
                <text:p>0.973965</text:p>
              </table:table-cell>
              <table:table-cell office:value-type="float" office:value="0.922232">
                <text:p>0.922232</text:p>
              </table:table-cell>
              <table:table-cell office:value-type="float" office:value="0.986628">
                <text:p>0.98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7721">
                <text:p>0.927721</text:p>
              </table:table-cell>
              <table:table-cell office:value-type="float" office:value="0.941264">
                <text:p>0.941264</text:p>
              </table:table-cell>
              <table:table-cell office:value-type="float" office:value="0.952775">
                <text:p>0.952775</text:p>
              </table:table-cell>
              <table:table-cell office:value-type="float" office:value="0.972843">
                <text:p>0.972843</text:p>
              </table:table-cell>
              <table:table-cell office:value-type="float" office:value="0.92137">
                <text:p>0.92137</text:p>
              </table:table-cell>
              <table:table-cell office:value-type="float" office:value="0.986166">
                <text:p>0.986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28307">
                <text:p>0.928307</text:p>
              </table:table-cell>
              <table:table-cell office:value-type="float" office:value="0.941838">
                <text:p>0.941838</text:p>
              </table:table-cell>
              <table:table-cell office:value-type="float" office:value="0.952971">
                <text:p>0.952971</text:p>
              </table:table-cell>
              <table:table-cell office:value-type="float" office:value="0.971972">
                <text:p>0.971972</text:p>
              </table:table-cell>
              <table:table-cell office:value-type="float" office:value="0.921494">
                <text:p>0.921494</text:p>
              </table:table-cell>
              <table:table-cell office:value-type="float" office:value="0.986193">
                <text:p>0.98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2879">
                <text:p>0.92879</text:p>
              </table:table-cell>
              <table:table-cell office:value-type="float" office:value="0.941647">
                <text:p>0.941647</text:p>
              </table:table-cell>
              <table:table-cell office:value-type="float" office:value="0.952246">
                <text:p>0.952246</text:p>
              </table:table-cell>
              <table:table-cell office:value-type="float" office:value="0.971451">
                <text:p>0.971451</text:p>
              </table:table-cell>
              <table:table-cell office:value-type="float" office:value="0.923046">
                <text:p>0.923046</text:p>
              </table:table-cell>
              <table:table-cell office:value-type="float" office:value="0.986818">
                <text:p>0.986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28492">
                <text:p>0.928492</text:p>
              </table:table-cell>
              <table:table-cell office:value-type="float" office:value="0.941281">
                <text:p>0.941281</text:p>
              </table:table-cell>
              <table:table-cell office:value-type="float" office:value="0.952494">
                <text:p>0.952494</text:p>
              </table:table-cell>
              <table:table-cell office:value-type="float" office:value="0.971073">
                <text:p>0.971073</text:p>
              </table:table-cell>
              <table:table-cell office:value-type="float" office:value="0.924407">
                <text:p>0.924407</text:p>
              </table:table-cell>
              <table:table-cell office:value-type="float" office:value="0.984434">
                <text:p>0.98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28705">
                <text:p>0.928705</text:p>
              </table:table-cell>
              <table:table-cell office:value-type="float" office:value="0.941017">
                <text:p>0.941017</text:p>
              </table:table-cell>
              <table:table-cell office:value-type="float" office:value="0.953872">
                <text:p>0.953872</text:p>
              </table:table-cell>
              <table:table-cell office:value-type="float" office:value="0.971098">
                <text:p>0.971098</text:p>
              </table:table-cell>
              <table:table-cell office:value-type="float" office:value="0.922274">
                <text:p>0.922274</text:p>
              </table:table-cell>
              <table:table-cell office:value-type="float" office:value="0.984246">
                <text:p>0.984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28971">
                <text:p>0.928971</text:p>
              </table:table-cell>
              <table:table-cell office:value-type="float" office:value="0.941105">
                <text:p>0.941105</text:p>
              </table:table-cell>
              <table:table-cell office:value-type="float" office:value="0.954143">
                <text:p>0.954143</text:p>
              </table:table-cell>
              <table:table-cell office:value-type="float" office:value="0.970824">
                <text:p>0.970824</text:p>
              </table:table-cell>
              <table:table-cell office:value-type="float" office:value="0.919285">
                <text:p>0.919285</text:p>
              </table:table-cell>
              <table:table-cell office:value-type="float" office:value="0.98314">
                <text:p>0.98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29119">
                <text:p>0.929119</text:p>
              </table:table-cell>
              <table:table-cell office:value-type="float" office:value="0.940546">
                <text:p>0.940546</text:p>
              </table:table-cell>
              <table:table-cell office:value-type="float" office:value="0.954246">
                <text:p>0.954246</text:p>
              </table:table-cell>
              <table:table-cell office:value-type="float" office:value="0.970776">
                <text:p>0.970776</text:p>
              </table:table-cell>
              <table:table-cell office:value-type="float" office:value="0.918701">
                <text:p>0.918701</text:p>
              </table:table-cell>
              <table:table-cell office:value-type="float" office:value="0.983364">
                <text:p>0.98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29122">
                <text:p>0.929122</text:p>
              </table:table-cell>
              <table:table-cell office:value-type="float" office:value="0.940569">
                <text:p>0.940569</text:p>
              </table:table-cell>
              <table:table-cell office:value-type="float" office:value="0.954471">
                <text:p>0.954471</text:p>
              </table:table-cell>
              <table:table-cell office:value-type="float" office:value="0.971655">
                <text:p>0.971655</text:p>
              </table:table-cell>
              <table:table-cell office:value-type="float" office:value="0.915873">
                <text:p>0.915873</text:p>
              </table:table-cell>
              <table:table-cell office:value-type="float" office:value="0.980589">
                <text:p>0.98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753">
                <text:p>0.929753</text:p>
              </table:table-cell>
              <table:table-cell office:value-type="float" office:value="0.940376">
                <text:p>0.940376</text:p>
              </table:table-cell>
              <table:table-cell office:value-type="float" office:value="0.954825">
                <text:p>0.954825</text:p>
              </table:table-cell>
              <table:table-cell office:value-type="float" office:value="0.97097">
                <text:p>0.97097</text:p>
              </table:table-cell>
              <table:table-cell office:value-type="float" office:value="0.91811">
                <text:p>0.91811</text:p>
              </table:table-cell>
              <table:table-cell office:value-type="float" office:value="0.983702">
                <text:p>0.983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0158">
                <text:p>0.930158</text:p>
              </table:table-cell>
              <table:table-cell office:value-type="float" office:value="0.940763">
                <text:p>0.940763</text:p>
              </table:table-cell>
              <table:table-cell office:value-type="float" office:value="0.954205">
                <text:p>0.954205</text:p>
              </table:table-cell>
              <table:table-cell office:value-type="float" office:value="0.97039">
                <text:p>0.97039</text:p>
              </table:table-cell>
              <table:table-cell office:value-type="float" office:value="0.923021">
                <text:p>0.923021</text:p>
              </table:table-cell>
              <table:table-cell office:value-type="float" office:value="0.98513">
                <text:p>0.98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29961">
                <text:p>0.929961</text:p>
              </table:table-cell>
              <table:table-cell office:value-type="float" office:value="0.940484">
                <text:p>0.940484</text:p>
              </table:table-cell>
              <table:table-cell office:value-type="float" office:value="0.953978">
                <text:p>0.953978</text:p>
              </table:table-cell>
              <table:table-cell office:value-type="float" office:value="0.970755">
                <text:p>0.970755</text:p>
              </table:table-cell>
              <table:table-cell office:value-type="float" office:value="0.925578">
                <text:p>0.925578</text:p>
              </table:table-cell>
              <table:table-cell office:value-type="float" office:value="0.983057">
                <text:p>0.98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29833">
                <text:p>0.929833</text:p>
              </table:table-cell>
              <table:table-cell office:value-type="float" office:value="0.940234">
                <text:p>0.940234</text:p>
              </table:table-cell>
              <table:table-cell office:value-type="float" office:value="0.953614">
                <text:p>0.953614</text:p>
              </table:table-cell>
              <table:table-cell office:value-type="float" office:value="0.970747">
                <text:p>0.970747</text:p>
              </table:table-cell>
              <table:table-cell office:value-type="float" office:value="0.926144">
                <text:p>0.926144</text:p>
              </table:table-cell>
              <table:table-cell office:value-type="float" office:value="0.98088">
                <text:p>0.98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0046">
                <text:p>0.930046</text:p>
              </table:table-cell>
              <table:table-cell office:value-type="float" office:value="0.940156">
                <text:p>0.940156</text:p>
              </table:table-cell>
              <table:table-cell office:value-type="float" office:value="0.953138">
                <text:p>0.953138</text:p>
              </table:table-cell>
              <table:table-cell office:value-type="float" office:value="0.970807">
                <text:p>0.970807</text:p>
              </table:table-cell>
              <table:table-cell office:value-type="float" office:value="0.924841">
                <text:p>0.924841</text:p>
              </table:table-cell>
              <table:table-cell office:value-type="float" office:value="0.978048">
                <text:p>0.978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0506">
                <text:p>0.930506</text:p>
              </table:table-cell>
              <table:table-cell office:value-type="float" office:value="0.939888">
                <text:p>0.939888</text:p>
              </table:table-cell>
              <table:table-cell office:value-type="float" office:value="0.95343">
                <text:p>0.95343</text:p>
              </table:table-cell>
              <table:table-cell office:value-type="float" office:value="0.970348">
                <text:p>0.970348</text:p>
              </table:table-cell>
              <table:table-cell office:value-type="float" office:value="0.924108">
                <text:p>0.924108</text:p>
              </table:table-cell>
              <table:table-cell office:value-type="float" office:value="0.976586">
                <text:p>0.976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0909">
                <text:p>0.930909</text:p>
              </table:table-cell>
              <table:table-cell office:value-type="float" office:value="0.939837">
                <text:p>0.939837</text:p>
              </table:table-cell>
              <table:table-cell office:value-type="float" office:value="0.953803">
                <text:p>0.953803</text:p>
              </table:table-cell>
              <table:table-cell office:value-type="float" office:value="0.970233">
                <text:p>0.970233</text:p>
              </table:table-cell>
              <table:table-cell office:value-type="float" office:value="0.921461">
                <text:p>0.921461</text:p>
              </table:table-cell>
              <table:table-cell office:value-type="float" office:value="0.976312">
                <text:p>0.97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0762">
                <text:p>0.930762</text:p>
              </table:table-cell>
              <table:table-cell office:value-type="float" office:value="0.939703">
                <text:p>0.939703</text:p>
              </table:table-cell>
              <table:table-cell office:value-type="float" office:value="0.953887">
                <text:p>0.953887</text:p>
              </table:table-cell>
              <table:table-cell office:value-type="float" office:value="0.970371">
                <text:p>0.970371</text:p>
              </table:table-cell>
              <table:table-cell office:value-type="float" office:value="0.923344">
                <text:p>0.923344</text:p>
              </table:table-cell>
              <table:table-cell office:value-type="float" office:value="0.97378">
                <text:p>0.9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1089">
                <text:p>0.931089</text:p>
              </table:table-cell>
              <table:table-cell office:value-type="float" office:value="0.939546">
                <text:p>0.939546</text:p>
              </table:table-cell>
              <table:table-cell office:value-type="float" office:value="0.953317">
                <text:p>0.953317</text:p>
              </table:table-cell>
              <table:table-cell office:value-type="float" office:value="0.970145">
                <text:p>0.970145</text:p>
              </table:table-cell>
              <table:table-cell office:value-type="float" office:value="0.92168">
                <text:p>0.92168</text:p>
              </table:table-cell>
              <table:table-cell office:value-type="float" office:value="0.97348">
                <text:p>0.97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1083">
                <text:p>0.931083</text:p>
              </table:table-cell>
              <table:table-cell office:value-type="float" office:value="0.939854">
                <text:p>0.939854</text:p>
              </table:table-cell>
              <table:table-cell office:value-type="float" office:value="0.953072">
                <text:p>0.953072</text:p>
              </table:table-cell>
              <table:table-cell office:value-type="float" office:value="0.970312">
                <text:p>0.970312</text:p>
              </table:table-cell>
              <table:table-cell office:value-type="float" office:value="0.928643">
                <text:p>0.928643</text:p>
              </table:table-cell>
              <table:table-cell office:value-type="float" office:value="0.974295">
                <text:p>0.97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0783">
                <text:p>0.930783</text:p>
              </table:table-cell>
              <table:table-cell office:value-type="float" office:value="0.939495">
                <text:p>0.939495</text:p>
              </table:table-cell>
              <table:table-cell office:value-type="float" office:value="0.95328">
                <text:p>0.95328</text:p>
              </table:table-cell>
              <table:table-cell office:value-type="float" office:value="0.970174">
                <text:p>0.970174</text:p>
              </table:table-cell>
              <table:table-cell office:value-type="float" office:value="0.929123">
                <text:p>0.929123</text:p>
              </table:table-cell>
              <table:table-cell office:value-type="float" office:value="0.975327">
                <text:p>0.97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868">
                <text:p>0.930868</text:p>
              </table:table-cell>
              <table:table-cell office:value-type="float" office:value="0.939535">
                <text:p>0.939535</text:p>
              </table:table-cell>
              <table:table-cell office:value-type="float" office:value="0.953831">
                <text:p>0.953831</text:p>
              </table:table-cell>
              <table:table-cell office:value-type="float" office:value="0.969889">
                <text:p>0.969889</text:p>
              </table:table-cell>
              <table:table-cell office:value-type="float" office:value="0.928338">
                <text:p>0.928338</text:p>
              </table:table-cell>
              <table:table-cell office:value-type="float" office:value="0.977116">
                <text:p>0.977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1182">
                <text:p>0.931182</text:p>
              </table:table-cell>
              <table:table-cell office:value-type="float" office:value="0.939219">
                <text:p>0.939219</text:p>
              </table:table-cell>
              <table:table-cell office:value-type="float" office:value="0.953812">
                <text:p>0.953812</text:p>
              </table:table-cell>
              <table:table-cell office:value-type="float" office:value="0.970059">
                <text:p>0.970059</text:p>
              </table:table-cell>
              <table:table-cell office:value-type="float" office:value="0.926939">
                <text:p>0.926939</text:p>
              </table:table-cell>
              <table:table-cell office:value-type="float" office:value="0.975156">
                <text:p>0.97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30974">
                <text:p>0.930974</text:p>
              </table:table-cell>
              <table:table-cell office:value-type="float" office:value="0.939143">
                <text:p>0.939143</text:p>
              </table:table-cell>
              <table:table-cell office:value-type="float" office:value="0.954308">
                <text:p>0.954308</text:p>
              </table:table-cell>
              <table:table-cell office:value-type="float" office:value="0.96986">
                <text:p>0.96986</text:p>
              </table:table-cell>
              <table:table-cell office:value-type="float" office:value="0.928307">
                <text:p>0.928307</text:p>
              </table:table-cell>
              <table:table-cell office:value-type="float" office:value="0.974761">
                <text:p>0.974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0819">
                <text:p>0.930819</text:p>
              </table:table-cell>
              <table:table-cell office:value-type="float" office:value="0.939014">
                <text:p>0.939014</text:p>
              </table:table-cell>
              <table:table-cell office:value-type="float" office:value="0.954544">
                <text:p>0.954544</text:p>
              </table:table-cell>
              <table:table-cell office:value-type="float" office:value="0.970189">
                <text:p>0.970189</text:p>
              </table:table-cell>
              <table:table-cell office:value-type="float" office:value="0.926213">
                <text:p>0.926213</text:p>
              </table:table-cell>
              <table:table-cell office:value-type="float" office:value="0.977378">
                <text:p>0.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0914">
                <text:p>0.930914</text:p>
              </table:table-cell>
              <table:table-cell office:value-type="float" office:value="0.938853">
                <text:p>0.938853</text:p>
              </table:table-cell>
              <table:table-cell office:value-type="float" office:value="0.954321">
                <text:p>0.954321</text:p>
              </table:table-cell>
              <table:table-cell office:value-type="float" office:value="0.969615">
                <text:p>0.969615</text:p>
              </table:table-cell>
              <table:table-cell office:value-type="float" office:value="0.923275">
                <text:p>0.923275</text:p>
              </table:table-cell>
              <table:table-cell office:value-type="float" office:value="0.976629">
                <text:p>0.976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1293">
                <text:p>0.931293</text:p>
              </table:table-cell>
              <table:table-cell office:value-type="float" office:value="0.938616">
                <text:p>0.938616</text:p>
              </table:table-cell>
              <table:table-cell office:value-type="float" office:value="0.953577">
                <text:p>0.953577</text:p>
              </table:table-cell>
              <table:table-cell office:value-type="float" office:value="0.969731">
                <text:p>0.969731</text:p>
              </table:table-cell>
              <table:table-cell office:value-type="float" office:value="0.923354">
                <text:p>0.923354</text:p>
              </table:table-cell>
              <table:table-cell office:value-type="float" office:value="0.973411">
                <text:p>0.973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31267">
                <text:p>0.931267</text:p>
              </table:table-cell>
              <table:table-cell office:value-type="float" office:value="0.938582">
                <text:p>0.938582</text:p>
              </table:table-cell>
              <table:table-cell office:value-type="float" office:value="0.954477">
                <text:p>0.954477</text:p>
              </table:table-cell>
              <table:table-cell office:value-type="float" office:value="0.969633">
                <text:p>0.969633</text:p>
              </table:table-cell>
              <table:table-cell office:value-type="float" office:value="0.922527">
                <text:p>0.922527</text:p>
              </table:table-cell>
              <table:table-cell office:value-type="float" office:value="0.973236">
                <text:p>0.973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6.2$MacOSX_X86_64 LibreOffice_project/c28ca90fd6e1a19e189fc16c05f8f8924961e12e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